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7" style:family="text">
      <style:text-properties fo:font-variant="normal" fo:text-transform="none" fo:color="#efefef" style:text-line-through-style="none" style:text-line-through-type="none" fo:letter-spacing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9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4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9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14b5170a-a6b3-4d44-a7e4-aa3f6af4b8dd" office:target-frame-name="psplayer" xlink:show="replace" text:style-name="Internet_20_link" text:visited-style-name="Visited_20_Internet_20_Link"><text:span text:style-name="T16">Course Overview</text:span></text:a></text:h>
      <text:h text:style-name="P3" text:outline-level="3"><text:a xlink:type="simple" xlink:href="https://app.pluralsight.com/course-player?clipId=14b5170a-a6b3-4d44-a7e4-aa3f6af4b8dd" office:target-frame-name="psplayer" xlink:show="replace" text:style-name="Internet_20_link" text:visited-style-name="Visited_20_Internet_20_Link"><text:span text:style-name="T15">Course Overview</text:span></text:a></text:h>
      <text:p text:style-name="P5"><text:a xlink:type="simple" xlink:href="https://app.pluralsight.com/course-player?clipId=14b5170a-a6b3-4d44-a7e4-aa3f6af4b8dd&amp;startTime=0.5" office:target-frame-name="psplayer" xlink:show="replace" text:style-name="Internet_20_link" text:visited-style-name="Visited_20_Internet_20_Link"><text:span text:style-name="T15">Hi everyone.</text:span></text:a><text:span text:style-name="T18"> </text:span><text:a xlink:type="simple" xlink:href="https://app.pluralsight.com/course-player?clipId=14b5170a-a6b3-4d44-a7e4-aa3f6af4b8dd&amp;startTime=2.1363636363636367" office:target-frame-name="psplayer" xlink:show="replace" text:style-name="Internet_20_link" text:visited-style-name="Visited_20_Internet_20_Link"><text:span text:style-name="T15">My name's Dustin Schultz, and welcome to my course Spring Cloud Fundamentals.</text:span></text:a><text:span text:style-name="T18"> </text:span><text:a xlink:type="simple" xlink:href="https://app.pluralsight.com/course-player?clipId=14b5170a-a6b3-4d44-a7e4-aa3f6af4b8dd&amp;startTime=10.700000000000001" office:target-frame-name="psplayer" xlink:show="replace" text:style-name="Internet_20_link" text:visited-style-name="Visited_20_Internet_20_Link"><text:span text:style-name="T15">I've been developing software day in and day out for almost 12 years,</text:span></text:a><text:span text:style-name="T18"> </text:span><text:a xlink:type="simple" xlink:href="https://app.pluralsight.com/course-player?clipId=14b5170a-a6b3-4d44-a7e4-aa3f6af4b8dd&amp;startTime=15.500000000000004" office:target-frame-name="psplayer" xlink:show="replace" text:style-name="Internet_20_link" text:visited-style-name="Visited_20_Internet_20_Link"><text:span text:style-name="T15">and right now is without a doubt one of the best times</text:span></text:a><text:span text:style-name="T18"> </text:span><text:a xlink:type="simple" xlink:href="https://app.pluralsight.com/course-player?clipId=14b5170a-a6b3-4d44-a7e4-aa3f6af4b8dd&amp;startTime=19.699999999999996" office:target-frame-name="psplayer" xlink:show="replace" text:style-name="Internet_20_link" text:visited-style-name="Visited_20_Internet_20_Link"><text:span text:style-name="T15">there is to be a software engineer.</text:span></text:a><text:span text:style-name="T18"> </text:span><text:a xlink:type="simple" xlink:href="https://app.pluralsight.com/course-player?clipId=14b5170a-a6b3-4d44-a7e4-aa3f6af4b8dd&amp;startTime=22.5" office:target-frame-name="psplayer" xlink:show="replace" text:style-name="Internet_20_link" text:visited-style-name="Visited_20_Internet_20_Link"><text:span text:style-name="T15">The cloud, or cloud computing, is truly changing the way we,</text:span></text:a><text:span text:style-name="T18"> </text:span><text:a xlink:type="simple" xlink:href="https://app.pluralsight.com/course-player?clipId=14b5170a-a6b3-4d44-a7e4-aa3f6af4b8dd&amp;startTime=26.5" office:target-frame-name="psplayer" xlink:show="replace" text:style-name="Internet_20_link" text:visited-style-name="Visited_20_Internet_20_Link"><text:span text:style-name="T15">as developers, think about design and develop software.</text:span></text:a><text:span text:style-name="T18"> </text:span><text:a xlink:type="simple" xlink:href="https://app.pluralsight.com/course-player?clipId=14b5170a-a6b3-4d44-a7e4-aa3f6af4b8dd&amp;startTime=30.5" office:target-frame-name="psplayer" xlink:show="replace" text:style-name="Internet_20_link" text:visited-style-name="Visited_20_Internet_20_Link"><text:span text:style-name="T15">And that's where Spring Cloud comes in.</text:span></text:a><text:span text:style-name="T18"> </text:span><text:a xlink:type="simple" xlink:href="https://app.pluralsight.com/course-player?clipId=14b5170a-a6b3-4d44-a7e4-aa3f6af4b8dd&amp;startTime=32.833333333333336" office:target-frame-name="psplayer" xlink:show="replace" text:style-name="Internet_20_link" text:visited-style-name="Visited_20_Internet_20_Link"><text:span text:style-name="T15">Spring Cloud helps you take full advantage of these new paradigms by</text:span></text:a><text:span text:style-name="T18"> </text:span><text:a xlink:type="simple" xlink:href="https://app.pluralsight.com/course-player?clipId=14b5170a-a6b3-4d44-a7e4-aa3f6af4b8dd&amp;startTime=36.83333333333335" office:target-frame-name="psplayer" xlink:show="replace" text:style-name="Internet_20_link" text:visited-style-name="Visited_20_Internet_20_Link"><text:span text:style-name="T15">bringing together the best of Spring Boot with proven cloud strategies to</text:span></text:a><text:span text:style-name="T18"> </text:span><text:a xlink:type="simple" xlink:href="https://app.pluralsight.com/course-player?clipId=14b5170a-a6b3-4d44-a7e4-aa3f6af4b8dd&amp;startTime=41.68181818181817" office:target-frame-name="psplayer" xlink:show="replace" text:style-name="Internet_20_link" text:visited-style-name="Visited_20_Internet_20_Link"><text:span text:style-name="T15">help you design and develop cloud-native applications.</text:span></text:a><text:span text:style-name="T18"> </text:span><text:a xlink:type="simple" xlink:href="https://app.pluralsight.com/course-player?clipId=14b5170a-a6b3-4d44-a7e4-aa3f6af4b8dd&amp;startTime=44.83333333333333" office:target-frame-name="psplayer" xlink:show="replace" text:style-name="Internet_20_link" text:visited-style-name="Visited_20_Internet_20_Link"><text:span text:style-name="T15">Some of the major topics we'll cover include service</text:span></text:a><text:span text:style-name="T18"> </text:span><text:a xlink:type="simple" xlink:href="https://app.pluralsight.com/course-player?clipId=14b5170a-a6b3-4d44-a7e4-aa3f6af4b8dd&amp;startTime=49" office:target-frame-name="psplayer" xlink:show="replace" text:style-name="Internet_20_link" text:visited-style-name="Visited_20_Internet_20_Link"><text:span text:style-name="T15">discovery using Spring Cloud and Netflix Eureka,</text:span></text:a><text:span text:style-name="T18"> </text:span><text:a xlink:type="simple" xlink:href="https://app.pluralsight.com/course-player?clipId=14b5170a-a6b3-4d44-a7e4-aa3f6af4b8dd&amp;startTime=52.5" office:target-frame-name="psplayer" xlink:show="replace" text:style-name="Internet_20_link" text:visited-style-name="Visited_20_Internet_20_Link"><text:span text:style-name="T15">distributed configuration using Spring Cloud Config Server,</text:span></text:a><text:span text:style-name="T18"> </text:span><text:a xlink:type="simple" xlink:href="https://app.pluralsight.com/course-player?clipId=14b5170a-a6b3-4d44-a7e4-aa3f6af4b8dd&amp;startTime=56.5" office:target-frame-name="psplayer" xlink:show="replace" text:style-name="Internet_20_link" text:visited-style-name="Visited_20_Internet_20_Link"><text:span text:style-name="T15">client-side load balancing using Spring Cloud and Netflix Ribbon,</text:span></text:a><text:span text:style-name="T18"> </text:span><text:a xlink:type="simple" xlink:href="https://app.pluralsight.com/course-player?clipId=14b5170a-a6b3-4d44-a7e4-aa3f6af4b8dd&amp;startTime=60.5" office:target-frame-name="psplayer" xlink:show="replace" text:style-name="Internet_20_link" text:visited-style-name="Visited_20_Internet_20_Link"><text:span text:style-name="T15">intelligent routing via a gateway service using Spring Cloud and Netflix Zuul,</text:span></text:a><text:span text:style-name="T18"> </text:span><text:a xlink:type="simple" xlink:href="https://app.pluralsight.com/course-player?clipId=14b5170a-a6b3-4d44-a7e4-aa3f6af4b8dd&amp;startTime=65.5909090909091" office:target-frame-name="psplayer" xlink:show="replace" text:style-name="Internet_20_link" text:visited-style-name="Visited_20_Internet_20_Link"><text:span text:style-name="T15">and fault tolerance using Spring Cloud and Netflix Hystrix.</text:span></text:a><text:span text:style-name="T18"> </text:span><text:a xlink:type="simple" xlink:href="https://app.pluralsight.com/course-player?clipId=14b5170a-a6b3-4d44-a7e4-aa3f6af4b8dd&amp;startTime=70.5" office:target-frame-name="psplayer" xlink:show="replace" text:style-name="Internet_20_link" text:visited-style-name="Visited_20_Internet_20_Link"><text:span text:style-name="T15">By the end of this course,</text:span></text:a><text:span text:style-name="T18"> </text:span><text:a xlink:type="simple" xlink:href="https://app.pluralsight.com/course-player?clipId=14b5170a-a6b3-4d44-a7e4-aa3f6af4b8dd&amp;startTime=71.88461538461536" office:target-frame-name="psplayer" xlink:show="replace" text:style-name="Internet_20_link" text:visited-style-name="Visited_20_Internet_20_Link"><text:span text:style-name="T15">you'll know how to build applications that take full advantage of the cloud.</text:span></text:a><text:span text:style-name="T18"> </text:span><text:a xlink:type="simple" xlink:href="https://app.pluralsight.com/course-player?clipId=14b5170a-a6b3-4d44-a7e4-aa3f6af4b8dd&amp;startTime=75.90000000000003" office:target-frame-name="psplayer" xlink:show="replace" text:style-name="Internet_20_link" text:visited-style-name="Visited_20_Internet_20_Link"><text:span text:style-name="T15">Before beginning the course, you should be familiar with Java,</text:span></text:a><text:span text:style-name="T18"> </text:span><text:a xlink:type="simple" xlink:href="https://app.pluralsight.com/course-player?clipId=14b5170a-a6b3-4d44-a7e4-aa3f6af4b8dd&amp;startTime=79.34615384615384" office:target-frame-name="psplayer" xlink:show="replace" text:style-name="Internet_20_link" text:visited-style-name="Visited_20_Internet_20_Link"><text:span text:style-name="T15">Spring Boot,</text:span></text:a><text:span text:style-name="T18"> </text:span><text:a xlink:type="simple" xlink:href="https://app.pluralsight.com/course-player?clipId=14b5170a-a6b3-4d44-a7e4-aa3f6af4b8dd&amp;startTime=79.96153846153845" office:target-frame-name="psplayer" xlink:show="replace" text:style-name="Internet_20_link" text:visited-style-name="Visited_20_Internet_20_Link"><text:span text:style-name="T15">and have at least an introductory level understanding of microservices.</text:span></text:a><text:span text:style-name="T18"> </text:span><text:a xlink:type="simple" xlink:href="https://app.pluralsight.com/course-player?clipId=14b5170a-a6b3-4d44-a7e4-aa3f6af4b8dd&amp;startTime=84.5" office:target-frame-name="psplayer" xlink:show="replace" text:style-name="Internet_20_link" text:visited-style-name="Visited_20_Internet_20_Link"><text:span text:style-name="T15">I hope you'll join me on this journey to learn Spring Cloud with the Spring Cloud Fundamentals course at Pluralsight.</text:span></text:a></text:p>
      <text:h text:style-name="P1" text:outline-level="2"><text:a xlink:type="simple" xlink:href="https://app.pluralsight.com/course-player?clipId=99e57b7a-751d-477a-9df0-ba131c12404c" office:target-frame-name="psplayer" xlink:show="replace" text:style-name="Internet_20_link" text:visited-style-name="Visited_20_Internet_20_Link"><text:span text:style-name="T15">Getting Familiar with Spring Cloud</text:span></text:a></text:h>
      <text:h text:style-name="P3" text:outline-level="3"><text:a xlink:type="simple" xlink:href="https://app.pluralsight.com/course-player?clipId=99e57b7a-751d-477a-9df0-ba131c12404c" office:target-frame-name="psplayer" xlink:show="replace" text:style-name="Internet_20_link" text:visited-style-name="Visited_20_Internet_20_Link"><text:span text:style-name="T15">Version Check</text:span></text:a></text:h>
      <text:h text:style-name="P3" text:outline-level="3"><text:a xlink:type="simple" xlink:href="https://app.pluralsight.com/course-player?clipId=0e03f518-a3a4-4c65-9006-9378137b8de7" office:target-frame-name="psplayer" xlink:show="replace" text:style-name="Internet_20_link" text:visited-style-name="Visited_20_Internet_20_Link"><text:span text:style-name="T15">The Infamous Cloud</text:span></text:a></text:h>
      <text:p text:style-name="P5"><text:a xlink:type="simple" xlink:href="https://app.pluralsight.com/course-player?clipId=0e03f518-a3a4-4c65-9006-9378137b8de7&amp;startTime=0" office:target-frame-name="psplayer" xlink:show="replace" text:style-name="Internet_20_link" text:visited-style-name="Visited_20_Internet_20_Link"><text:span text:style-name="T15">Hi, and welcome to the course Spring Cloud Fundamentals.</text:span></text:a><text:span text:style-name="T18"> </text:span><text:a xlink:type="simple" xlink:href="https://app.pluralsight.com/course-player?clipId=0e03f518-a3a4-4c65-9006-9378137b8de7&amp;startTime=5" office:target-frame-name="psplayer" xlink:show="replace" text:style-name="Internet_20_link" text:visited-style-name="Visited_20_Internet_20_Link"><text:span text:style-name="T15">My name's Dustin Schultz, and before we begin,</text:span></text:a><text:span text:style-name="T18"> </text:span><text:a xlink:type="simple" xlink:href="https://app.pluralsight.com/course-player?clipId=0e03f518-a3a4-4c65-9006-9378137b8de7&amp;startTime=7.46153846153846" office:target-frame-name="psplayer" xlink:show="replace" text:style-name="Internet_20_link" text:visited-style-name="Visited_20_Internet_20_Link"><text:span text:style-name="T15">let's get a little bit more familiar with what Spring Cloud is.</text:span></text:a><text:span text:style-name="T18"> </text:span><text:a xlink:type="simple" xlink:href="https://app.pluralsight.com/course-player?clipId=0e03f518-a3a4-4c65-9006-9378137b8de7&amp;startTime=13" office:target-frame-name="psplayer" xlink:show="replace" text:style-name="Internet_20_link" text:visited-style-name="Visited_20_Internet_20_Link"><text:span text:style-name="T15">I'm sure you've heard of this infamous thing called the</text:span></text:a><text:span text:style-name="T18"> </text:span><text:a xlink:type="simple" xlink:href="https://app.pluralsight.com/course-player?clipId=0e03f518-a3a4-4c65-9006-9378137b8de7&amp;startTime=16.076923076923084" office:target-frame-name="psplayer" xlink:show="replace" text:style-name="Internet_20_link" text:visited-style-name="Visited_20_Internet_20_Link"><text:span text:style-name="T15">cloud as it's often hyped as this game changer or the sort</text:span></text:a><text:span text:style-name="T18"> </text:span><text:a xlink:type="simple" xlink:href="https://app.pluralsight.com/course-player?clipId=0e03f518-a3a4-4c65-9006-9378137b8de7&amp;startTime=21.5" office:target-frame-name="psplayer" xlink:show="replace" text:style-name="Internet_20_link" text:visited-style-name="Visited_20_Internet_20_Link"><text:span text:style-name="T15">of magical solution to everything.</text:span></text:a><text:span text:style-name="T18"> </text:span><text:a xlink:type="simple" xlink:href="https://app.pluralsight.com/course-player?clipId=0e03f518-a3a4-4c65-9006-9378137b8de7&amp;startTime=24" office:target-frame-name="psplayer" xlink:show="replace" text:style-name="Internet_20_link" text:visited-style-name="Visited_20_Internet_20_Link"><text:span text:style-name="T15">It'll solve all your problems.</text:span></text:a><text:span text:style-name="T18"> </text:span><text:a xlink:type="simple" xlink:href="https://app.pluralsight.com/course-player?clipId=0e03f518-a3a4-4c65-9006-9378137b8de7&amp;startTime=25.15384615384615" office:target-frame-name="psplayer" xlink:show="replace" text:style-name="Internet_20_link" text:visited-style-name="Visited_20_Internet_20_Link"><text:span text:style-name="T15">And with so many things to learn these days,</text:span></text:a><text:span text:style-name="T18"> </text:span><text:a xlink:type="simple" xlink:href="https://app.pluralsight.com/course-player?clipId=0e03f518-a3a4-4c65-9006-9378137b8de7&amp;startTime=27.25" office:target-frame-name="psplayer" xlink:show="replace" text:style-name="Internet_20_link" text:visited-style-name="Visited_20_Internet_20_Link"><text:span text:style-name="T15">it's hard not to ignore a lot of that and just kind of</text:span></text:a><text:span text:style-name="T18"> </text:span><text:a xlink:type="simple" xlink:href="https://app.pluralsight.com/course-player?clipId=0e03f518-a3a4-4c65-9006-9378137b8de7&amp;startTime=30.5" office:target-frame-name="psplayer" xlink:show="replace" text:style-name="Internet_20_link" text:visited-style-name="Visited_20_Internet_20_Link"><text:span text:style-name="T15">brush it off as clever marketing.</text:span></text:a><text:span text:style-name="T18"> </text:span><text:a xlink:type="simple" xlink:href="https://app.pluralsight.com/course-player?clipId=0e03f518-a3a4-4c65-9006-9378137b8de7&amp;startTime=32.599999999999994" office:target-frame-name="psplayer" xlink:show="replace" text:style-name="Internet_20_link" text:visited-style-name="Visited_20_Internet_20_Link"><text:span text:style-name="T15">But now companies and enterprises are finally</text:span></text:a><text:span text:style-name="T18"> </text:span><text:a xlink:type="simple" xlink:href="https://app.pluralsight.com/course-player?clipId=0e03f518-a3a4-4c65-9006-9378137b8de7&amp;startTime=35.38461538461539" office:target-frame-name="psplayer" xlink:show="replace" text:style-name="Internet_20_link" text:visited-style-name="Visited_20_Internet_20_Link"><text:span text:style-name="T15">starting to truly embrace the cloud,</text:span></text:a><text:span text:style-name="T18"> </text:span><text:a xlink:type="simple" xlink:href="https://app.pluralsight.com/course-player?clipId=0e03f518-a3a4-4c65-9006-9378137b8de7&amp;startTime=37.69230769230771" office:target-frame-name="psplayer" xlink:show="replace" text:style-name="Internet_20_link" text:visited-style-name="Visited_20_Internet_20_Link"><text:span text:style-name="T15">and some of that hype is actually becoming a reality.</text:span></text:a><text:span text:style-name="T18"> </text:span><text:a xlink:type="simple" xlink:href="https://app.pluralsight.com/course-player?clipId=0e03f518-a3a4-4c65-9006-9378137b8de7&amp;startTime=41.66666666666666" office:target-frame-name="psplayer" xlink:show="replace" text:style-name="Internet_20_link" text:visited-style-name="Visited_20_Internet_20_Link"><text:span text:style-name="T15">And it's more often the norm to see enterprises and companies</text:span></text:a><text:span text:style-name="T18"> </text:span><text:a xlink:type="simple" xlink:href="https://app.pluralsight.com/course-player?clipId=0e03f518-a3a4-4c65-9006-9378137b8de7&amp;startTime=46.36363636363636" office:target-frame-name="psplayer" xlink:show="replace" text:style-name="Internet_20_link" text:visited-style-name="Visited_20_Internet_20_Link"><text:span text:style-name="T15">using the cloud than it is the exception.</text:span></text:a><text:span text:style-name="T18"> </text:span><text:a xlink:type="simple" xlink:href="https://app.pluralsight.com/course-player?clipId=0e03f518-a3a4-4c65-9006-9378137b8de7&amp;startTime=50" office:target-frame-name="psplayer" xlink:show="replace" text:style-name="Internet_20_link" text:visited-style-name="Visited_20_Internet_20_Link"><text:span text:style-name="T15">As software engineers, I think we have some really exciting times ahead of us.</text:span></text:a><text:span text:style-name="T18"> </text:span><text:a xlink:type="simple" xlink:href="https://app.pluralsight.com/course-player?clipId=0e03f518-a3a4-4c65-9006-9378137b8de7&amp;startTime=54.24999999999999" office:target-frame-name="psplayer" xlink:show="replace" text:style-name="Internet_20_link" text:visited-style-name="Visited_20_Internet_20_Link"><text:span text:style-name="T15">Cloud computing, or the cloud, is really changing the way that we build software.</text:span></text:a><text:span text:style-name="T18"> </text:span><text:a xlink:type="simple" xlink:href="https://app.pluralsight.com/course-player?clipId=0e03f518-a3a4-4c65-9006-9378137b8de7&amp;startTime=60.272727272727266" office:target-frame-name="psplayer" xlink:show="replace" text:style-name="Internet_20_link" text:visited-style-name="Visited_20_Internet_20_Link"><text:span text:style-name="T15">We're moving from using these centralized monoliths to</text:span></text:a><text:span text:style-name="T18"> </text:span><text:a xlink:type="simple" xlink:href="https://app.pluralsight.com/course-player?clipId=0e03f518-a3a4-4c65-9006-9378137b8de7&amp;startTime=64.33333333333333" office:target-frame-name="psplayer" xlink:show="replace" text:style-name="Internet_20_link" text:visited-style-name="Visited_20_Internet_20_Link"><text:span text:style-name="T15">applications which are distributed and use microservices.</text:span></text:a><text:span text:style-name="T18"> </text:span><text:a xlink:type="simple" xlink:href="https://app.pluralsight.com/course-player?clipId=0e03f518-a3a4-4c65-9006-9378137b8de7&amp;startTime=69" office:target-frame-name="psplayer" xlink:show="replace" text:style-name="Internet_20_link" text:visited-style-name="Visited_20_Internet_20_Link"><text:span text:style-name="T15">And not only is the software changing, but the hardware is changing as well.</text:span></text:a><text:span text:style-name="T18"> </text:span><text:a xlink:type="simple" xlink:href="https://app.pluralsight.com/course-player?clipId=0e03f518-a3a4-4c65-9006-9378137b8de7&amp;startTime=74" office:target-frame-name="psplayer" xlink:show="replace" text:style-name="Internet_20_link" text:visited-style-name="Visited_20_Internet_20_Link"><text:span text:style-name="T15">We're moving from this managed and finite resource to this infinite and on demand and self-service resource.</text:span></text:a></text:p>
      <text:h text:style-name="P3" text:outline-level="3"><text:a xlink:type="simple" xlink:href="https://app.pluralsight.com/course-player?clipId=d526d3ee-ee96-4924-a9d3-ab3bc6698f8c" office:target-frame-name="psplayer" xlink:show="replace" text:style-name="Internet_20_link" text:visited-style-name="Visited_20_Internet_20_Link"><text:span text:style-name="T15">New Challenges with the Cloud</text:span></text:a></text:h>
      <text:p text:style-name="P5"><text:a xlink:type="simple" xlink:href="https://app.pluralsight.com/course-player?clipId=d526d3ee-ee96-4924-a9d3-ab3bc6698f8c&amp;startTime=2.1" office:target-frame-name="psplayer" xlink:show="replace" text:style-name="Internet_20_link" text:visited-style-name="Visited_20_Internet_20_Link"><text:span text:style-name="T15">With the cloud, there comes these new challenges.</text:span></text:a><text:span text:style-name="T18"> </text:span><text:a xlink:type="simple" xlink:href="https://app.pluralsight.com/course-player?clipId=d526d3ee-ee96-4924-a9d3-ab3bc6698f8c&amp;startTime=5.1" office:target-frame-name="psplayer" xlink:show="replace" text:style-name="Internet_20_link" text:visited-style-name="Visited_20_Internet_20_Link"><text:span text:style-name="T15">We have to think differently.</text:span></text:a><text:span text:style-name="T18"> </text:span><text:a xlink:type="simple" xlink:href="https://app.pluralsight.com/course-player?clipId=d526d3ee-ee96-4924-a9d3-ab3bc6698f8c&amp;startTime=6.638461538461537" office:target-frame-name="psplayer" xlink:show="replace" text:style-name="Internet_20_link" text:visited-style-name="Visited_20_Internet_20_Link"><text:span text:style-name="T15">Things are not quite as static as we're used to,</text:span></text:a><text:span text:style-name="T18"> </text:span><text:a xlink:type="simple" xlink:href="https://app.pluralsight.com/course-player?clipId=d526d3ee-ee96-4924-a9d3-ab3bc6698f8c&amp;startTime=9.86923076923077" office:target-frame-name="psplayer" xlink:show="replace" text:style-name="Internet_20_link" text:visited-style-name="Visited_20_Internet_20_Link"><text:span text:style-name="T15">and we can't just design and architect and use the same</text:span></text:a><text:span text:style-name="T18"> </text:span><text:a xlink:type="simple" xlink:href="https://app.pluralsight.com/course-player?clipId=d526d3ee-ee96-4924-a9d3-ab3bc6698f8c&amp;startTime=14.1" office:target-frame-name="psplayer" xlink:show="replace" text:style-name="Internet_20_link" text:visited-style-name="Visited_20_Internet_20_Link"><text:span text:style-name="T15">principles or techniques that we're used to.</text:span></text:a><text:span text:style-name="T18"> </text:span><text:a xlink:type="simple" xlink:href="https://app.pluralsight.com/course-player?clipId=d526d3ee-ee96-4924-a9d3-ab3bc6698f8c&amp;startTime=17.1" office:target-frame-name="psplayer" xlink:show="replace" text:style-name="Internet_20_link" text:visited-style-name="Visited_20_Internet_20_Link"><text:span text:style-name="T15">The cloud is this elastic and ephemeral thing.</text:span></text:a><text:span text:style-name="T18"> </text:span><text:a xlink:type="simple" xlink:href="https://app.pluralsight.com/course-player?clipId=d526d3ee-ee96-4924-a9d3-ab3bc6698f8c&amp;startTime=21.1" office:target-frame-name="psplayer" xlink:show="replace" text:style-name="Internet_20_link" text:visited-style-name="Visited_20_Internet_20_Link"><text:span text:style-name="T15">Things can grow and shrink and appear and disappear at any given time.</text:span></text:a><text:span text:style-name="T18"> </text:span><text:a xlink:type="simple" xlink:href="https://app.pluralsight.com/course-player?clipId=d526d3ee-ee96-4924-a9d3-ab3bc6698f8c&amp;startTime=26.1" office:target-frame-name="psplayer" xlink:show="replace" text:style-name="Internet_20_link" text:visited-style-name="Visited_20_Internet_20_Link"><text:span text:style-name="T15">So we have to consider that the cloud is this</text:span></text:a><text:span text:style-name="T18"> </text:span><text:a xlink:type="simple" xlink:href="https://app.pluralsight.com/course-player?clipId=d526d3ee-ee96-4924-a9d3-ab3bc6698f8c&amp;startTime=30.26666666666668" office:target-frame-name="psplayer" xlink:show="replace" text:style-name="Internet_20_link" text:visited-style-name="Visited_20_Internet_20_Link"><text:span text:style-name="T15">ever-changing and constantly evolving thing,</text:span></text:a><text:span text:style-name="T18"> </text:span><text:a xlink:type="simple" xlink:href="https://app.pluralsight.com/course-player?clipId=d526d3ee-ee96-4924-a9d3-ab3bc6698f8c&amp;startTime=32.1" office:target-frame-name="psplayer" xlink:show="replace" text:style-name="Internet_20_link" text:visited-style-name="Visited_20_Internet_20_Link"><text:span text:style-name="T15">whereas we may </text:span></text:a><text:soft-page-break/><text:a xlink:type="simple" xlink:href="https://app.pluralsight.com/course-player?clipId=d526d3ee-ee96-4924-a9d3-ab3bc6698f8c&amp;startTime=32.1" office:target-frame-name="psplayer" xlink:show="replace" text:style-name="Internet_20_link" text:visited-style-name="Visited_20_Internet_20_Link"><text:span text:style-name="T15">be used to something that is a bit more static.</text:span></text:a><text:span text:style-name="T18"> </text:span><text:a xlink:type="simple" xlink:href="https://app.pluralsight.com/course-player?clipId=d526d3ee-ee96-4924-a9d3-ab3bc6698f8c&amp;startTime=37.1" office:target-frame-name="psplayer" xlink:show="replace" text:style-name="Internet_20_link" text:visited-style-name="Visited_20_Internet_20_Link"><text:span text:style-name="T15">We also can't just move our existing applications to the cloud and</text:span></text:a><text:span text:style-name="T18"> </text:span><text:a xlink:type="simple" xlink:href="https://app.pluralsight.com/course-player?clipId=d526d3ee-ee96-4924-a9d3-ab3bc6698f8c&amp;startTime=41.1" office:target-frame-name="psplayer" xlink:show="replace" text:style-name="Internet_20_link" text:visited-style-name="Visited_20_Internet_20_Link"><text:span text:style-name="T15">expect them to be automatically cloud enabled.</text:span></text:a><text:span text:style-name="T18"> </text:span><text:a xlink:type="simple" xlink:href="https://app.pluralsight.com/course-player?clipId=d526d3ee-ee96-4924-a9d3-ab3bc6698f8c&amp;startTime=44.1" office:target-frame-name="psplayer" xlink:show="replace" text:style-name="Internet_20_link" text:visited-style-name="Visited_20_Internet_20_Link"><text:span text:style-name="T15">This is often referred to as the lift and shift migration.</text:span></text:a><text:span text:style-name="T18"> </text:span><text:a xlink:type="simple" xlink:href="https://app.pluralsight.com/course-player?clipId=d526d3ee-ee96-4924-a9d3-ab3bc6698f8c&amp;startTime=49.1" office:target-frame-name="psplayer" xlink:show="replace" text:style-name="Internet_20_link" text:visited-style-name="Visited_20_Internet_20_Link"><text:span text:style-name="T15">And sure we're going to get some benefits by moving to the cloud,</text:span></text:a><text:span text:style-name="T18"> </text:span><text:a xlink:type="simple" xlink:href="https://app.pluralsight.com/course-player?clipId=d526d3ee-ee96-4924-a9d3-ab3bc6698f8c&amp;startTime=52.1" office:target-frame-name="psplayer" xlink:show="replace" text:style-name="Internet_20_link" text:visited-style-name="Visited_20_Internet_20_Link"><text:span text:style-name="T15">but we're not fully utilizing the cloud.</text:span></text:a><text:span text:style-name="T18"> </text:span><text:a xlink:type="simple" xlink:href="https://app.pluralsight.com/course-player?clipId=d526d3ee-ee96-4924-a9d3-ab3bc6698f8c&amp;startTime=55.1" office:target-frame-name="psplayer" xlink:show="replace" text:style-name="Internet_20_link" text:visited-style-name="Visited_20_Internet_20_Link"><text:span text:style-name="T15">In order to fully utilize the cloud, it requires change.</text:span></text:a><text:span text:style-name="T18"> </text:span><text:a xlink:type="simple" xlink:href="https://app.pluralsight.com/course-player?clipId=d526d3ee-ee96-4924-a9d3-ab3bc6698f8c&amp;startTime=60.1" office:target-frame-name="psplayer" xlink:show="replace" text:style-name="Internet_20_link" text:visited-style-name="Visited_20_Internet_20_Link"><text:span text:style-name="T15">And that's where Spring Cloud helps.</text:span></text:a><text:span text:style-name="T18"> </text:span><text:a xlink:type="simple" xlink:href="https://app.pluralsight.com/course-player?clipId=d526d3ee-ee96-4924-a9d3-ab3bc6698f8c&amp;startTime=61.73636363636364" office:target-frame-name="psplayer" xlink:show="replace" text:style-name="Internet_20_link" text:visited-style-name="Visited_20_Internet_20_Link"><text:span text:style-name="T15">Spring Cloud helps you build cloud-native applications.</text:span></text:a><text:span text:style-name="T18"> </text:span><text:a xlink:type="simple" xlink:href="https://app.pluralsight.com/course-player?clipId=d526d3ee-ee96-4924-a9d3-ab3bc6698f8c&amp;startTime=64.21111111111111" office:target-frame-name="psplayer" xlink:show="replace" text:style-name="Internet_20_link" text:visited-style-name="Visited_20_Internet_20_Link"><text:span text:style-name="T15">Now, you're probably asking what is a cloud-native application?</text:span></text:a><text:span text:style-name="T18"> </text:span><text:a xlink:type="simple" xlink:href="https://app.pluralsight.com/course-player?clipId=d526d3ee-ee96-4924-a9d3-ab3bc6698f8c&amp;startTime=70.1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d526d3ee-ee96-4924-a9d3-ab3bc6698f8c&amp;startTime=71.1" office:target-frame-name="psplayer" xlink:show="replace" text:style-name="Internet_20_link" text:visited-style-name="Visited_20_Internet_20_Link"><text:span text:style-name="T15">a cloud-native application means that your application was</text:span></text:a><text:span text:style-name="T18"> </text:span><text:a xlink:type="simple" xlink:href="https://app.pluralsight.com/course-player?clipId=d526d3ee-ee96-4924-a9d3-ab3bc6698f8c&amp;startTime=75.1" office:target-frame-name="psplayer" xlink:show="replace" text:style-name="Internet_20_link" text:visited-style-name="Visited_20_Internet_20_Link"><text:span text:style-name="T15">specifically built and engineered for the cloud.</text:span></text:a><text:span text:style-name="T18"> </text:span><text:a xlink:type="simple" xlink:href="https://app.pluralsight.com/course-player?clipId=d526d3ee-ee96-4924-a9d3-ab3bc6698f8c&amp;startTime=78.1" office:target-frame-name="psplayer" xlink:show="replace" text:style-name="Internet_20_link" text:visited-style-name="Visited_20_Internet_20_Link"><text:span text:style-name="T15">It means your application fully utilizes all of the cloud computing paradigms.</text:span></text:a><text:span text:style-name="T18"> </text:span><text:a xlink:type="simple" xlink:href="https://app.pluralsight.com/course-player?clipId=d526d3ee-ee96-4924-a9d3-ab3bc6698f8c&amp;startTime=85.1" office:target-frame-name="psplayer" xlink:show="replace" text:style-name="Internet_20_link" text:visited-style-name="Visited_20_Internet_20_Link"><text:span text:style-name="T15">Spring Cloud itself is not actually a framework.</text:span></text:a><text:span text:style-name="T18"> </text:span><text:a xlink:type="simple" xlink:href="https://app.pluralsight.com/course-player?clipId=d526d3ee-ee96-4924-a9d3-ab3bc6698f8c&amp;startTime=89.1" office:target-frame-name="psplayer" xlink:show="replace" text:style-name="Internet_20_link" text:visited-style-name="Visited_20_Internet_20_Link"><text:span text:style-name="T15">Loosely speaking,</text:span></text:a><text:span text:style-name="T18"> </text:span><text:a xlink:type="simple" xlink:href="https://app.pluralsight.com/course-player?clipId=d526d3ee-ee96-4924-a9d3-ab3bc6698f8c&amp;startTime=89.82727272727271" office:target-frame-name="psplayer" xlink:show="replace" text:style-name="Internet_20_link" text:visited-style-name="Visited_20_Internet_20_Link"><text:span text:style-name="T15">Spring Cloud is used to describe a number of projects</text:span></text:a><text:span text:style-name="T18"> </text:span><text:a xlink:type="simple" xlink:href="https://app.pluralsight.com/course-player?clipId=d526d3ee-ee96-4924-a9d3-ab3bc6698f8c&amp;startTime=93.6" office:target-frame-name="psplayer" xlink:show="replace" text:style-name="Internet_20_link" text:visited-style-name="Visited_20_Internet_20_Link"><text:span text:style-name="T15">that all fall under the same umbrella.</text:span></text:a><text:span text:style-name="T18"> </text:span><text:a xlink:type="simple" xlink:href="https://app.pluralsight.com/course-player?clipId=d526d3ee-ee96-4924-a9d3-ab3bc6698f8c&amp;startTime=97.1" office:target-frame-name="psplayer" xlink:show="replace" text:style-name="Internet_20_link" text:visited-style-name="Visited_20_Internet_20_Link"><text:span text:style-name="T15">In this course, we'll focus on the fundamentals, which is Spring Cloud Config and Spring Cloud Netflix.</text:span></text:a></text:p>
      <text:h text:style-name="P3" text:outline-level="3"><text:a xlink:type="simple" xlink:href="https://app.pluralsight.com/course-player?clipId=45f4f4e2-f66f-4679-874f-28e74951849b" office:target-frame-name="psplayer" xlink:show="replace" text:style-name="Internet_20_link" text:visited-style-name="Visited_20_Internet_20_Link"><text:span text:style-name="T15">Your Focus for the Course</text:span></text:a></text:h>
      <text:p text:style-name="P5"><text:a xlink:type="simple" xlink:href="https://app.pluralsight.com/course-player?clipId=45f4f4e2-f66f-4679-874f-28e74951849b&amp;startTime=1.661" office:target-frame-name="psplayer" xlink:show="replace" text:style-name="Internet_20_link" text:visited-style-name="Visited_20_Internet_20_Link"><text:span text:style-name="T15">We're going to specifically target a number of key areas.</text:span></text:a><text:span text:style-name="T18"> </text:span><text:a xlink:type="simple" xlink:href="https://app.pluralsight.com/course-player?clipId=45f4f4e2-f66f-4679-874f-28e74951849b&amp;startTime=5.661" office:target-frame-name="psplayer" xlink:show="replace" text:style-name="Internet_20_link" text:visited-style-name="Visited_20_Internet_20_Link"><text:span text:style-name="T15">First, we're going to look at service discovery.</text:span></text:a><text:span text:style-name="T18"> </text:span><text:a xlink:type="simple" xlink:href="https://app.pluralsight.com/course-player?clipId=45f4f4e2-f66f-4679-874f-28e74951849b&amp;startTime=7.661" office:target-frame-name="psplayer" xlink:show="replace" text:style-name="Internet_20_link" text:visited-style-name="Visited_20_Internet_20_Link"><text:span text:style-name="T15">How do you dynamically find your application services in the cloud at runtime?</text:span></text:a><text:span text:style-name="T18"> </text:span><text:a xlink:type="simple" xlink:href="https://app.pluralsight.com/course-player?clipId=45f4f4e2-f66f-4679-874f-28e74951849b&amp;startTime=14.661" office:target-frame-name="psplayer" xlink:show="replace" text:style-name="Internet_20_link" text:visited-style-name="Visited_20_Internet_20_Link"><text:span text:style-name="T15">Then, we'll move on to distributed configuration,</text:span></text:a><text:span text:style-name="T18"> </text:span><text:a xlink:type="simple" xlink:href="https://app.pluralsight.com/course-player?clipId=45f4f4e2-f66f-4679-874f-28e74951849b&amp;startTime=17.206454545454545" office:target-frame-name="psplayer" xlink:show="replace" text:style-name="Internet_20_link" text:visited-style-name="Visited_20_Internet_20_Link"><text:span text:style-name="T15">or how to manage common or service-specific</text:span></text:a><text:span text:style-name="T18"> </text:span><text:a xlink:type="simple" xlink:href="https://app.pluralsight.com/course-player?clipId=45f4f4e2-f66f-4679-874f-28e74951849b&amp;startTime=20.536" office:target-frame-name="psplayer" xlink:show="replace" text:style-name="Internet_20_link" text:visited-style-name="Visited_20_Internet_20_Link"><text:span text:style-name="T15">configuration in a distributed system.</text:span></text:a><text:span text:style-name="T18"> </text:span><text:a xlink:type="simple" xlink:href="https://app.pluralsight.com/course-player?clipId=45f4f4e2-f66f-4679-874f-28e74951849b&amp;startTime=23.661" office:target-frame-name="psplayer" xlink:show="replace" text:style-name="Internet_20_link" text:visited-style-name="Visited_20_Internet_20_Link"><text:span text:style-name="T15">Then, we'll look at intelligent routing,</text:span></text:a><text:span text:style-name="T18"> </text:span><text:a xlink:type="simple" xlink:href="https://app.pluralsight.com/course-player?clipId=45f4f4e2-f66f-4679-874f-28e74951849b&amp;startTime=26.16100000000001" office:target-frame-name="psplayer" xlink:show="replace" text:style-name="Internet_20_link" text:visited-style-name="Visited_20_Internet_20_Link"><text:span text:style-name="T15">or how to make a distributed system look as if it were a single</text:span></text:a><text:span text:style-name="T18"> </text:span><text:a xlink:type="simple" xlink:href="https://app.pluralsight.com/course-player?clipId=45f4f4e2-f66f-4679-874f-28e74951849b&amp;startTime=32.96869230769232" office:target-frame-name="psplayer" xlink:show="replace" text:style-name="Internet_20_link" text:visited-style-name="Visited_20_Internet_20_Link"><text:span text:style-name="T15">cohesive system using Intelligent Routing.</text:span></text:a><text:span text:style-name="T18"> </text:span><text:a xlink:type="simple" xlink:href="https://app.pluralsight.com/course-player?clipId=45f4f4e2-f66f-4679-874f-28e74951849b&amp;startTime=35.661" office:target-frame-name="psplayer" xlink:show="replace" text:style-name="Internet_20_link" text:visited-style-name="Visited_20_Internet_20_Link"><text:span text:style-name="T15">Then, we'll look at client-side load balancing,</text:span></text:a><text:span text:style-name="T18"> </text:span><text:a xlink:type="simple" xlink:href="https://app.pluralsight.com/course-player?clipId=45f4f4e2-f66f-4679-874f-28e74951849b&amp;startTime=38.20645454545457" office:target-frame-name="psplayer" xlink:show="replace" text:style-name="Internet_20_link" text:visited-style-name="Visited_20_Internet_20_Link"><text:span text:style-name="T15">or how you distribute load among several instances of the same service.</text:span></text:a><text:span text:style-name="T18"> </text:span><text:a xlink:type="simple" xlink:href="https://app.pluralsight.com/course-player?clipId=45f4f4e2-f66f-4679-874f-28e74951849b&amp;startTime=44.661" office:target-frame-name="psplayer" xlink:show="replace" text:style-name="Internet_20_link" text:visited-style-name="Visited_20_Internet_20_Link"><text:span text:style-name="T15">And last,</text:span></text:a><text:span text:style-name="T18"> </text:span><text:a xlink:type="simple" xlink:href="https://app.pluralsight.com/course-player?clipId=45f4f4e2-f66f-4679-874f-28e74951849b&amp;startTime=45.23242857142857" office:target-frame-name="psplayer" xlink:show="replace" text:style-name="Internet_20_link" text:visited-style-name="Visited_20_Internet_20_Link"><text:span text:style-name="T15">we'll look at how you can use the circuit breaker pattern to</text:span></text:a><text:span text:style-name="T18"> </text:span><text:a xlink:type="simple" xlink:href="https://app.pluralsight.com/course-player?clipId=45f4f4e2-f66f-4679-874f-28e74951849b&amp;startTime=48.661" office:target-frame-name="psplayer" xlink:show="replace" text:style-name="Internet_20_link" text:visited-style-name="Visited_20_Internet_20_Link"><text:span text:style-name="T15">build fault-tolerant applications in the cloud.</text:span></text:a><text:span text:style-name="T18"> </text:span><text:a xlink:type="simple" xlink:href="https://app.pluralsight.com/course-player?clipId=45f4f4e2-f66f-4679-874f-28e74951849b&amp;startTime=52.661" office:target-frame-name="psplayer" xlink:show="replace" text:style-name="Internet_20_link" text:visited-style-name="Visited_20_Internet_20_Link"><text:span text:style-name="T15">Before we go any further,</text:span></text:a><text:span text:style-name="T18"> </text:span><text:a xlink:type="simple" xlink:href="https://app.pluralsight.com/course-player?clipId=45f4f4e2-f66f-4679-874f-28e74951849b&amp;startTime=54.089571428571425" office:target-frame-name="psplayer" xlink:show="replace" text:style-name="Internet_20_link" text:visited-style-name="Visited_20_Internet_20_Link"><text:span text:style-name="T15">it'll be helpful to open up a new browser window or</text:span></text:a><text:span text:style-name="T18"> </text:span><text:a xlink:type="simple" xlink:href="https://app.pluralsight.com/course-player?clipId=45f4f4e2-f66f-4679-874f-28e74951849b&amp;startTime=58.29736363636364" office:target-frame-name="psplayer" xlink:show="replace" text:style-name="Internet_20_link" text:visited-style-name="Visited_20_Internet_20_Link"><text:span text:style-name="T15">tab and visit my website at dustin.</text:span></text:a><text:span text:style-name="T18"> </text:span><text:a xlink:type="simple" xlink:href="https://app.pluralsight.com/course-player?clipId=45f4f4e2-f66f-4679-874f-28e74951849b&amp;startTime=64.02463636363638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45f4f4e2-f66f-4679-874f-28e74951849b&amp;startTime=64.84281818181819" office:target-frame-name="psplayer" xlink:show="replace" text:style-name="Internet_20_link" text:visited-style-name="Visited_20_Internet_20_Link"><text:span text:style-name="T15">io/ps-scf.</text:span></text:a><text:span text:style-name="T18"> </text:span><text:a xlink:type="simple" xlink:href="https://app.pluralsight.com/course-player?clipId=45f4f4e2-f66f-4679-874f-28e74951849b&amp;startTime=65.661" office:target-frame-name="psplayer" xlink:show="replace" text:style-name="Internet_20_link" text:visited-style-name="Visited_20_Internet_20_Link"><text:span text:style-name="T15">That's Pluralsight Spring Cloud Fundamentals.</text:span></text:a><text:span text:style-name="T18"> </text:span><text:a xlink:type="simple" xlink:href="https://app.pluralsight.com/course-player?clipId=45f4f4e2-f66f-4679-874f-28e74951849b&amp;startTime=68.661" office:target-frame-name="psplayer" xlink:show="replace" text:style-name="Internet_20_link" text:visited-style-name="Visited_20_Internet_20_Link"><text:span text:style-name="T15">And here you're going to find all of the frequently asked questions,</text:span></text:a><text:span text:style-name="T18"> </text:span><text:a xlink:type="simple" xlink:href="https://app.pluralsight.com/course-player?clipId=45f4f4e2-f66f-4679-874f-28e74951849b&amp;startTime=71.661" office:target-frame-name="psplayer" xlink:show="replace" text:style-name="Internet_20_link" text:visited-style-name="Visited_20_Internet_20_Link"><text:span text:style-name="T15">easily clickable links for any additional resources, and any course updates.</text:span></text:a></text:p>
      <text:h text:style-name="P3" text:outline-level="3"><text:a xlink:type="simple" xlink:href="https://app.pluralsight.com/course-player?clipId=4f5cc128-f0e6-4966-96bb-611be6fa0323" office:target-frame-name="psplayer" xlink:show="replace" text:style-name="Internet_20_link" text:visited-style-name="Visited_20_Internet_20_Link"><text:span text:style-name="T15">Prerequisites</text:span></text:a></text:h>
      <text:p text:style-name="P5"><text:a xlink:type="simple" xlink:href="https://app.pluralsight.com/course-player?clipId=4f5cc128-f0e6-4966-96bb-611be6fa0323&amp;startTime=1.894" office:target-frame-name="psplayer" xlink:show="replace" text:style-name="Internet_20_link" text:visited-style-name="Visited_20_Internet_20_Link"><text:span text:style-name="T15">Let's talk prerequisites.</text:span></text:a><text:span text:style-name="T18"> </text:span><text:a xlink:type="simple" xlink:href="https://app.pluralsight.com/course-player?clipId=4f5cc128-f0e6-4966-96bb-611be6fa0323&amp;startTime=3.894" office:target-frame-name="psplayer" xlink:show="replace" text:style-name="Internet_20_link" text:visited-style-name="Visited_20_Internet_20_Link"><text:span text:style-name="T15">I assume that you have a good understanding of Java and particularly Java 8,</text:span></text:a><text:span text:style-name="T18"> </text:span><text:a xlink:type="simple" xlink:href="https://app.pluralsight.com/course-player?clipId=4f5cc128-f0e6-4966-96bb-611be6fa0323&amp;startTime=9.608285714285715" office:target-frame-name="psplayer" xlink:show="replace" text:style-name="Internet_20_link" text:visited-style-name="Visited_20_Internet_20_Link"><text:span text:style-name="T15">as well as a good understanding of Spring Boot as Spring</text:span></text:a><text:span text:style-name="T18"> </text:span><text:a xlink:type="simple" xlink:href="https://app.pluralsight.com/course-player?clipId=4f5cc128-f0e6-4966-96bb-611be6fa0323&amp;startTime=13.53685714285715" office:target-frame-name="psplayer" xlink:show="replace" text:style-name="Internet_20_link" text:visited-style-name="Visited_20_Internet_20_Link"><text:span text:style-name="T15">Cloud is largely built on top of Spring Boot.</text:span></text:a><text:span text:style-name="T18"> </text:span><text:a xlink:type="simple" xlink:href="https://app.pluralsight.com/course-player?clipId=4f5cc128-f0e6-4966-96bb-611be6fa0323&amp;startTime=16.894" office:target-frame-name="psplayer" xlink:show="replace" text:style-name="Internet_20_link" text:visited-style-name="Visited_20_Internet_20_Link"><text:span text:style-name="T15">If you need a refresher on Spring Boot,</text:span></text:a><text:span text:style-name="T18"> </text:span><text:a xlink:type="simple" xlink:href="https://app.pluralsight.com/course-player?clipId=4f5cc128-f0e6-4966-96bb-611be6fa0323&amp;startTime=18.740153846153838" office:target-frame-name="psplayer" xlink:show="replace" text:style-name="Internet_20_link" text:visited-style-name="Visited_20_Internet_20_Link"><text:span text:style-name="T15">there are a couple of excellent courses already on Pluralsight.</text:span></text:a><text:span text:style-name="T18"> </text:span><text:a xlink:type="simple" xlink:href="https://app.pluralsight.com/course-player?clipId=4f5cc128-f0e6-4966-96bb-611be6fa0323&amp;startTime=22.036857142857134" office:target-frame-name="psplayer" xlink:show="replace" text:style-name="Internet_20_link" text:visited-style-name="Visited_20_Internet_20_Link"><text:span text:style-name="T15">The first, Creating Your First Spring Boot Application by Dan Bunker,</text:span></text:a><text:span text:style-name="T18"> </text:span><text:a xlink:type="simple" xlink:href="https://app.pluralsight.com/course-player?clipId=4f5cc128-f0e6-4966-96bb-611be6fa0323&amp;startTime=25.894" office:target-frame-name="psplayer" xlink:show="replace" text:style-name="Internet_20_link" text:visited-style-name="Visited_20_Internet_20_Link"><text:span text:style-name="T15">and the second, my other course, Spring Boot: Efficient Development,</text:span></text:a><text:span text:style-name="T18"> </text:span><text:a xlink:type="simple" xlink:href="https://app.pluralsight.com/course-player?clipId=4f5cc128-f0e6-4966-96bb-611be6fa0323&amp;startTime=29.894" office:target-frame-name="psplayer" xlink:show="replace" text:style-name="Internet_20_link" text:visited-style-name="Visited_20_Internet_20_Link"><text:span text:style-name="T15">Configuration, and Deployment.</text:span></text:a><text:span text:style-name="T18"> </text:span><text:a xlink:type="simple" xlink:href="https://app.pluralsight.com/course-player?clipId=4f5cc128-f0e6-4966-96bb-611be6fa0323&amp;startTime=31.894" office:target-frame-name="psplayer" xlink:show="replace" text:style-name="Internet_20_link" text:visited-style-name="Visited_20_Internet_20_Link"><text:span text:style-name="T15">Last,</text:span></text:a><text:span text:style-name="T18"> </text:span><text:a xlink:type="simple" xlink:href="https://app.pluralsight.com/course-player?clipId=4f5cc128-f0e6-4966-96bb-611be6fa0323&amp;startTime=32.278615384615385" office:target-frame-name="psplayer" xlink:show="replace" text:style-name="Internet_20_link" text:visited-style-name="Visited_20_Internet_20_Link"><text:span text:style-name="T15">I expect that you have at least a knowledge or an understanding of</text:span></text:a><text:span text:style-name="T18"> </text:span><text:a xlink:type="simple" xlink:href="https://app.pluralsight.com/course-player?clipId=4f5cc128-f0e6-4966-96bb-611be6fa0323&amp;startTime=37.693999999999996" office:target-frame-name="psplayer" xlink:show="replace" text:style-name="Internet_20_link" text:visited-style-name="Visited_20_Internet_20_Link"><text:span text:style-name="T15">microservices or service-oriented architectures.</text:span></text:a><text:span text:style-name="T18"> </text:span><text:a xlink:type="simple" xlink:href="https://app.pluralsight.com/course-player?clipId=4f5cc128-f0e6-4966-96bb-611be6fa0323&amp;startTime=40.894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4f5cc128-f0e6-4966-96bb-611be6fa0323&amp;startTime=41.144" office:target-frame-name="psplayer" xlink:show="replace" text:style-name="Internet_20_link" text:visited-style-name="Visited_20_Internet_20_Link"><text:span text:style-name="T15">let's talk about what software you're going to need</text:span></text:a><text:span text:style-name="T18"> </text:span><text:a xlink:type="simple" xlink:href="https://app.pluralsight.com/course-player?clipId=4f5cc128-f0e6-4966-96bb-611be6fa0323&amp;startTime=43.394" office:target-frame-name="psplayer" xlink:show="replace" text:style-name="Internet_20_link" text:visited-style-name="Visited_20_Internet_20_Link"><text:span text:style-name="T15">to be successful in this course.</text:span></text:a><text:span text:style-name="T18"> </text:span><text:a xlink:type="simple" xlink:href="https://app.pluralsight.com/course-player?clipId=4f5cc128-f0e6-4966-96bb-611be6fa0323&amp;startTime=44.98490909090909" office:target-frame-name="psplayer" xlink:show="replace" text:style-name="Internet_20_link" text:visited-style-name="Visited_20_Internet_20_Link"><text:span text:style-name="T15">Of course you're going to need Java, Java 8,</text:span></text:a><text:span text:style-name="T18"> </text:span><text:a xlink:type="simple" xlink:href="https://app.pluralsight.com/course-player?clipId=4f5cc128-f0e6-4966-96bb-611be6fa0323&amp;startTime=47.56066666666667" office:target-frame-name="psplayer" xlink:show="replace" text:style-name="Internet_20_link" text:visited-style-name="Visited_20_Internet_20_Link"><text:span text:style-name="T15">and you'll need Maven, at least Maven 3,</text:span></text:a><text:span text:style-name="T18"> </text:span><text:a xlink:type="simple" xlink:href="https://app.pluralsight.com/course-player?clipId=4f5cc128-f0e6-4966-96bb-611be6fa0323&amp;startTime=50.227333333333355" office:target-frame-name="psplayer" xlink:show="replace" text:style-name="Internet_20_link" text:visited-style-name="Visited_20_Internet_20_Link"><text:span text:style-name="T15">in order to build the Spring Boot applications.</text:span></text:a><text:span text:style-name="T18"> </text:span><text:a xlink:type="simple" xlink:href="https://app.pluralsight.com/course-player?clipId=4f5cc128-f0e6-4966-96bb-611be6fa0323&amp;startTime=52.644" office:target-frame-name="psplayer" xlink:show="replace" text:style-name="Internet_20_link" text:visited-style-name="Visited_20_Internet_20_Link"><text:span text:style-name="T15">And we're going to be doing all of our development using Spring Tool Suite,</text:span></text:a><text:span text:style-name="T18"> </text:span><text:a xlink:type="simple" xlink:href="https://app.pluralsight.com/course-player?clipId=4f5cc128-f0e6-4966-96bb-611be6fa0323&amp;startTime=57.166727272727265" office:target-frame-name="psplayer" xlink:show="replace" text:style-name="Internet_20_link" text:visited-style-name="Visited_20_Internet_20_Link"><text:span text:style-name="T15">or Eclipse STS, as it's called.</text:span></text:a><text:span text:style-name="T18"> </text:span><text:a xlink:type="simple" xlink:href="https://app.pluralsight.com/course-player?clipId=4f5cc128-f0e6-4966-96bb-611be6fa0323&amp;startTime=59.894" office:target-frame-name="psplayer" xlink:show="replace" text:style-name="Internet_20_link" text:visited-style-name="Visited_20_Internet_20_Link"><text:span text:style-name="T15">Make sure you have at least version 3. 8.</text:span></text:a></text:p>
      <text:h text:style-name="P1" text:outline-level="2"><text:soft-page-break/><text:a xlink:type="simple" xlink:href="https://app.pluralsight.com/course-player?clipId=7fb39b91-ee04-4527-bdb1-714ff15367cd" office:target-frame-name="psplayer" xlink:show="replace" text:style-name="Internet_20_link" text:visited-style-name="Visited_20_Internet_20_Link"><text:span text:style-name="T15">Finding Services Using Service Discovery</text:span></text:a></text:h>
      <text:h text:style-name="P3" text:outline-level="3"><text:a xlink:type="simple" xlink:href="https://app.pluralsight.com/course-player?clipId=7fb39b91-ee04-4527-bdb1-714ff15367cd" office:target-frame-name="psplayer" xlink:show="replace" text:style-name="Internet_20_link" text:visited-style-name="Visited_20_Internet_20_Link"><text:span text:style-name="T15">What Is Service Discovery?</text:span></text:a></text:h>
      <text:p text:style-name="P5"><text:a xlink:type="simple" xlink:href="https://app.pluralsight.com/course-player?clipId=7fb39b91-ee04-4527-bdb1-714ff15367cd&amp;startTime=0" office:target-frame-name="psplayer" xlink:show="replace" text:style-name="Internet_20_link" text:visited-style-name="Visited_20_Internet_20_Link"><text:span text:style-name="T15">Hi, I'm Dustin Schultz,</text:span></text:a><text:span text:style-name="T18"> </text:span><text:a xlink:type="simple" xlink:href="https://app.pluralsight.com/course-player?clipId=7fb39b91-ee04-4527-bdb1-714ff15367cd&amp;startTime=1.8461538461538463" office:target-frame-name="psplayer" xlink:show="replace" text:style-name="Internet_20_link" text:visited-style-name="Visited_20_Internet_20_Link"><text:span text:style-name="T15">and in this module we'll look at how service discovery helps you</text:span></text:a><text:span text:style-name="T18"> </text:span><text:a xlink:type="simple" xlink:href="https://app.pluralsight.com/course-player?clipId=7fb39b91-ee04-4527-bdb1-714ff15367cd&amp;startTime=7.799999999999999" office:target-frame-name="psplayer" xlink:show="replace" text:style-name="Internet_20_link" text:visited-style-name="Visited_20_Internet_20_Link"><text:span text:style-name="T15">locate your application services in the cloud.</text:span></text:a><text:span text:style-name="T18"> </text:span><text:a xlink:type="simple" xlink:href="https://app.pluralsight.com/course-player?clipId=7fb39b91-ee04-4527-bdb1-714ff15367cd&amp;startTime=12" office:target-frame-name="psplayer" xlink:show="replace" text:style-name="Internet_20_link" text:visited-style-name="Visited_20_Internet_20_Link"><text:span text:style-name="T15">Let's quickly start off by talking about what this module contains,</text:span></text:a><text:span text:style-name="T18"> </text:span><text:a xlink:type="simple" xlink:href="https://app.pluralsight.com/course-player?clipId=7fb39b91-ee04-4527-bdb1-714ff15367cd&amp;startTime=16" office:target-frame-name="psplayer" xlink:show="replace" text:style-name="Internet_20_link" text:visited-style-name="Visited_20_Internet_20_Link"><text:span text:style-name="T15">and first we're going to look at service discovery.</text:span></text:a><text:span text:style-name="T18"> </text:span><text:a xlink:type="simple" xlink:href="https://app.pluralsight.com/course-player?clipId=7fb39b91-ee04-4527-bdb1-714ff15367cd&amp;startTime=19" office:target-frame-name="psplayer" xlink:show="replace" text:style-name="Internet_20_link" text:visited-style-name="Visited_20_Internet_20_Link"><text:span text:style-name="T15">Obviously this module's about service discovery,</text:span></text:a><text:span text:style-name="T18"> </text:span><text:a xlink:type="simple" xlink:href="https://app.pluralsight.com/course-player?clipId=7fb39b91-ee04-4527-bdb1-714ff15367cd&amp;startTime=20.800000000000004" office:target-frame-name="psplayer" xlink:show="replace" text:style-name="Internet_20_link" text:visited-style-name="Visited_20_Internet_20_Link"><text:span text:style-name="T15">so we'll talk about what it is and why it's important.</text:span></text:a><text:span text:style-name="T18"> </text:span><text:a xlink:type="simple" xlink:href="https://app.pluralsight.com/course-player?clipId=7fb39b91-ee04-4527-bdb1-714ff15367cd&amp;startTime=23.999999999999993" office:target-frame-name="psplayer" xlink:show="replace" text:style-name="Internet_20_link" text:visited-style-name="Visited_20_Internet_20_Link"><text:span text:style-name="T15">Then, we're going to look at how Spring Cloud implements service discovery.</text:span></text:a><text:span text:style-name="T18"> </text:span><text:a xlink:type="simple" xlink:href="https://app.pluralsight.com/course-player?clipId=7fb39b91-ee04-4527-bdb1-714ff15367cd&amp;startTime=28" office:target-frame-name="psplayer" xlink:show="replace" text:style-name="Internet_20_link" text:visited-style-name="Visited_20_Internet_20_Link"><text:span text:style-name="T15">It uses a project from Netflix that was open sourced,</text:span></text:a><text:span text:style-name="T18"> </text:span><text:a xlink:type="simple" xlink:href="https://app.pluralsight.com/course-player?clipId=7fb39b91-ee04-4527-bdb1-714ff15367cd&amp;startTime=33" office:target-frame-name="psplayer" xlink:show="replace" text:style-name="Internet_20_link" text:visited-style-name="Visited_20_Internet_20_Link"><text:span text:style-name="T15">it's called Eureka,</text:span></text:a><text:span text:style-name="T18"> </text:span><text:a xlink:type="simple" xlink:href="https://app.pluralsight.com/course-player?clipId=7fb39b91-ee04-4527-bdb1-714ff15367cd&amp;startTime=33.75" office:target-frame-name="psplayer" xlink:show="replace" text:style-name="Internet_20_link" text:visited-style-name="Visited_20_Internet_20_Link"><text:span text:style-name="T15">and we're going to talk about the Eureka Client and the Eureka Server.</text:span></text:a><text:span text:style-name="T18"> </text:span><text:a xlink:type="simple" xlink:href="https://app.pluralsight.com/course-player?clipId=7fb39b91-ee04-4527-bdb1-714ff15367cd&amp;startTime=37.599999999999994" office:target-frame-name="psplayer" xlink:show="replace" text:style-name="Internet_20_link" text:visited-style-name="Visited_20_Internet_20_Link"><text:span text:style-name="T15">Then, we'll move on to configuration, configuring the Eureka Client,</text:span></text:a><text:span text:style-name="T18"> </text:span><text:a xlink:type="simple" xlink:href="https://app.pluralsight.com/course-player?clipId=7fb39b91-ee04-4527-bdb1-714ff15367cd&amp;startTime=41.599999999999994" office:target-frame-name="psplayer" xlink:show="replace" text:style-name="Internet_20_link" text:visited-style-name="Visited_20_Internet_20_Link"><text:span text:style-name="T15">the Eureka Server,</text:span></text:a><text:span text:style-name="T18"> </text:span><text:a xlink:type="simple" xlink:href="https://app.pluralsight.com/course-player?clipId=7fb39b91-ee04-4527-bdb1-714ff15367cd&amp;startTime=42.79999999999999" office:target-frame-name="psplayer" xlink:show="replace" text:style-name="Internet_20_link" text:visited-style-name="Visited_20_Internet_20_Link"><text:span text:style-name="T15">and the Eureka Instance and how each of those are different and what you</text:span></text:a><text:span text:style-name="T18"> </text:span><text:a xlink:type="simple" xlink:href="https://app.pluralsight.com/course-player?clipId=7fb39b91-ee04-4527-bdb1-714ff15367cd&amp;startTime=47.14285714285713" office:target-frame-name="psplayer" xlink:show="replace" text:style-name="Internet_20_link" text:visited-style-name="Visited_20_Internet_20_Link"><text:span text:style-name="T15">need to do to tweak them or configure them for your needs.</text:span></text:a><text:span text:style-name="T18"> </text:span><text:a xlink:type="simple" xlink:href="https://app.pluralsight.com/course-player?clipId=7fb39b91-ee04-4527-bdb1-714ff15367cd&amp;startTime=51" office:target-frame-name="psplayer" xlink:show="replace" text:style-name="Internet_20_link" text:visited-style-name="Visited_20_Internet_20_Link"><text:span text:style-name="T15">Then, we'll move into health and high availability.</text:span></text:a><text:span text:style-name="T18"> </text:span><text:a xlink:type="simple" xlink:href="https://app.pluralsight.com/course-player?clipId=7fb39b91-ee04-4527-bdb1-714ff15367cd&amp;startTime=54" office:target-frame-name="psplayer" xlink:show="replace" text:style-name="Internet_20_link" text:visited-style-name="Visited_20_Internet_20_Link"><text:span text:style-name="T15">How does the Eureka Server know when your application</text:span></text:a><text:span text:style-name="T18"> </text:span><text:a xlink:type="simple" xlink:href="https://app.pluralsight.com/course-player?clipId=7fb39b91-ee04-4527-bdb1-714ff15367cd&amp;startTime=57.59999999999999" office:target-frame-name="psplayer" xlink:show="replace" text:style-name="Internet_20_link" text:visited-style-name="Visited_20_Internet_20_Link"><text:span text:style-name="T15">is down or when it's unhealthy?</text:span></text:a><text:span text:style-name="T18"> </text:span><text:a xlink:type="simple" xlink:href="https://app.pluralsight.com/course-player?clipId=7fb39b91-ee04-4527-bdb1-714ff15367cd&amp;startTime=60" office:target-frame-name="psplayer" xlink:show="replace" text:style-name="Internet_20_link" text:visited-style-name="Visited_20_Internet_20_Link"><text:span text:style-name="T15">And how do you ensure that the Eureka Server is highly available?</text:span></text:a><text:span text:style-name="T18"> </text:span><text:a xlink:type="simple" xlink:href="https://app.pluralsight.com/course-player?clipId=7fb39b91-ee04-4527-bdb1-714ff15367cd&amp;startTime=65" office:target-frame-name="psplayer" xlink:show="replace" text:style-name="Internet_20_link" text:visited-style-name="Visited_20_Internet_20_Link"><text:span text:style-name="T15">And then we're going to look at the Eureka Dashboard,</text:span></text:a><text:span text:style-name="T18"> </text:span><text:a xlink:type="simple" xlink:href="https://app.pluralsight.com/course-player?clipId=7fb39b91-ee04-4527-bdb1-714ff15367cd&amp;startTime=67.14285714285708" office:target-frame-name="psplayer" xlink:show="replace" text:style-name="Internet_20_link" text:visited-style-name="Visited_20_Internet_20_Link"><text:span text:style-name="T15">which is a nice web UI that shows you all of your registered services,</text:span></text:a><text:span text:style-name="T18"> </text:span><text:a xlink:type="simple" xlink:href="https://app.pluralsight.com/course-player?clipId=7fb39b91-ee04-4527-bdb1-714ff15367cd&amp;startTime=72" office:target-frame-name="psplayer" xlink:show="replace" text:style-name="Internet_20_link" text:visited-style-name="Visited_20_Internet_20_Link"><text:span text:style-name="T15">how many instances there are, and whether they're up or down.</text:span></text:a><text:span text:style-name="T18"> </text:span><text:a xlink:type="simple" xlink:href="https://app.pluralsight.com/course-player?clipId=7fb39b91-ee04-4527-bdb1-714ff15367cd&amp;startTime=76" office:target-frame-name="psplayer" xlink:show="replace" text:style-name="Internet_20_link" text:visited-style-name="Visited_20_Internet_20_Link"><text:span text:style-name="T15">And last, we're going to finish out with how Eureka has specific support for AWS.</text:span></text:a><text:span text:style-name="T18"> </text:span><text:a xlink:type="simple" xlink:href="https://app.pluralsight.com/course-player?clipId=7fb39b91-ee04-4527-bdb1-714ff15367cd&amp;startTime=82" office:target-frame-name="psplayer" xlink:show="replace" text:style-name="Internet_20_link" text:visited-style-name="Visited_20_Internet_20_Link"><text:span text:style-name="T15">Let's get started with the most important question,</text:span></text:a><text:span text:style-name="T18"> </text:span><text:a xlink:type="simple" xlink:href="https://app.pluralsight.com/course-player?clipId=7fb39b91-ee04-4527-bdb1-714ff15367cd&amp;startTime=84.18181818181813" office:target-frame-name="psplayer" xlink:show="replace" text:style-name="Internet_20_link" text:visited-style-name="Visited_20_Internet_20_Link"><text:span text:style-name="T15">what is service discovery and why do we need it?</text:span></text:a><text:span text:style-name="T18"> </text:span><text:a xlink:type="simple" xlink:href="https://app.pluralsight.com/course-player?clipId=7fb39b91-ee04-4527-bdb1-714ff15367cd&amp;startTime=88" office:target-frame-name="psplayer" xlink:show="replace" text:style-name="Internet_20_link" text:visited-style-name="Visited_20_Internet_20_Link"><text:span text:style-name="T15">Remember that the cloud is changing the way that we build software.</text:span></text:a><text:span text:style-name="T18"> </text:span><text:a xlink:type="simple" xlink:href="https://app.pluralsight.com/course-player?clipId=7fb39b91-ee04-4527-bdb1-714ff15367cd&amp;startTime=92" office:target-frame-name="psplayer" xlink:show="replace" text:style-name="Internet_20_link" text:visited-style-name="Visited_20_Internet_20_Link"><text:span text:style-name="T15">We're moving from building these single large applications and instead</text:span></text:a><text:span text:style-name="T18"> </text:span><text:a xlink:type="simple" xlink:href="https://app.pluralsight.com/course-player?clipId=7fb39b91-ee04-4527-bdb1-714ff15367cd&amp;startTime=96" office:target-frame-name="psplayer" xlink:show="replace" text:style-name="Internet_20_link" text:visited-style-name="Visited_20_Internet_20_Link"><text:span text:style-name="T15">breaking them up into smaller and smaller pieces called services.</text:span></text:a><text:span text:style-name="T18"> </text:span><text:a xlink:type="simple" xlink:href="https://app.pluralsight.com/course-player?clipId=7fb39b91-ee04-4527-bdb1-714ff15367cd&amp;startTime=101" office:target-frame-name="psplayer" xlink:show="replace" text:style-name="Internet_20_link" text:visited-style-name="Visited_20_Internet_20_Link"><text:span text:style-name="T15">And each of those individual services can then be</text:span></text:a><text:span text:style-name="T18"> </text:span><text:a xlink:type="simple" xlink:href="https://app.pluralsight.com/course-player?clipId=7fb39b91-ee04-4527-bdb1-714ff15367cd&amp;startTime=103.99999999999996" office:target-frame-name="psplayer" xlink:show="replace" text:style-name="Internet_20_link" text:visited-style-name="Visited_20_Internet_20_Link"><text:span text:style-name="T15">deployed and scaled on their own, and together,</text:span></text:a><text:span text:style-name="T18"> </text:span><text:a xlink:type="simple" xlink:href="https://app.pluralsight.com/course-player?clipId=7fb39b91-ee04-4527-bdb1-714ff15367cd&amp;startTime=107.30769230769234" office:target-frame-name="psplayer" xlink:show="replace" text:style-name="Internet_20_link" text:visited-style-name="Visited_20_Internet_20_Link"><text:span text:style-name="T15">as a whole, they form the overall application.</text:span></text:a><text:span text:style-name="T18"> </text:span><text:a xlink:type="simple" xlink:href="https://app.pluralsight.com/course-player?clipId=7fb39b91-ee04-4527-bdb1-714ff15367cd&amp;startTime=111" office:target-frame-name="psplayer" xlink:show="replace" text:style-name="Internet_20_link" text:visited-style-name="Visited_20_Internet_20_Link"><text:span text:style-name="T15">And herein lies the problem.</text:span></text:a><text:span text:style-name="T18"> </text:span><text:a xlink:type="simple" xlink:href="https://app.pluralsight.com/course-player?clipId=7fb39b91-ee04-4527-bdb1-714ff15367cd&amp;startTime=112.66666666666664" office:target-frame-name="psplayer" xlink:show="replace" text:style-name="Internet_20_link" text:visited-style-name="Visited_20_Internet_20_Link"><text:span text:style-name="T15">How does one service know where another service is at,</text:span></text:a><text:span text:style-name="T18"> </text:span><text:a xlink:type="simple" xlink:href="https://app.pluralsight.com/course-player?clipId=7fb39b91-ee04-4527-bdb1-714ff15367cd&amp;startTime=115.88235294117648" office:target-frame-name="psplayer" xlink:show="replace" text:style-name="Internet_20_link" text:visited-style-name="Visited_20_Internet_20_Link"><text:span text:style-name="T15">its host and its port, so that it can call it and use it?</text:span></text:a><text:span text:style-name="T18"> </text:span><text:a xlink:type="simple" xlink:href="https://app.pluralsight.com/course-player?clipId=7fb39b91-ee04-4527-bdb1-714ff15367cd&amp;startTime=120" office:target-frame-name="psplayer" xlink:show="replace" text:style-name="Internet_20_link" text:visited-style-name="Visited_20_Internet_20_Link"><text:span text:style-name="T15">For starters,</text:span></text:a><text:span text:style-name="T18"> </text:span><text:a xlink:type="simple" xlink:href="https://app.pluralsight.com/course-player?clipId=7fb39b91-ee04-4527-bdb1-714ff15367cd&amp;startTime=120.83333333333334" office:target-frame-name="psplayer" xlink:show="replace" text:style-name="Internet_20_link" text:visited-style-name="Visited_20_Internet_20_Link"><text:span text:style-name="T15">we could simply configure all of our services to know the location</text:span></text:a><text:span text:style-name="T18"> </text:span><text:a xlink:type="simple" xlink:href="https://app.pluralsight.com/course-player?clipId=7fb39b91-ee04-4527-bdb1-714ff15367cd&amp;startTime=125.72727272727272" office:target-frame-name="psplayer" xlink:show="replace" text:style-name="Internet_20_link" text:visited-style-name="Visited_20_Internet_20_Link"><text:span text:style-name="T15">and the port of other services that it calls.</text:span></text:a><text:span text:style-name="T18"> </text:span><text:a xlink:type="simple" xlink:href="https://app.pluralsight.com/course-player?clipId=7fb39b91-ee04-4527-bdb1-714ff15367cd&amp;startTime=129" office:target-frame-name="psplayer" xlink:show="replace" text:style-name="Internet_20_link" text:visited-style-name="Visited_20_Internet_20_Link"><text:span text:style-name="T15">And, depending on our needs, this actually might get us pretty far.</text:span></text:a><text:span text:style-name="T18"> </text:span><text:a xlink:type="simple" xlink:href="https://app.pluralsight.com/course-player?clipId=7fb39b91-ee04-4527-bdb1-714ff15367cd&amp;startTime=133" office:target-frame-name="psplayer" xlink:show="replace" text:style-name="Internet_20_link" text:visited-style-name="Visited_20_Internet_20_Link"><text:span text:style-name="T15">But after a while, we'll learn that there are some problems to this approach.</text:span></text:a><text:span text:style-name="T18"> </text:span><text:a xlink:type="simple" xlink:href="https://app.pluralsight.com/course-player?clipId=7fb39b91-ee04-4527-bdb1-714ff15367cd&amp;startTime=138" office:target-frame-name="psplayer" xlink:show="replace" text:style-name="Internet_20_link" text:visited-style-name="Visited_20_Internet_20_Link"><text:span text:style-name="T15">What if, for example, you had two instances of a particular service?</text:span></text:a><text:span text:style-name="T18"> </text:span><text:a xlink:type="simple" xlink:href="https://app.pluralsight.com/course-player?clipId=7fb39b91-ee04-4527-bdb1-714ff15367cd&amp;startTime=142" office:target-frame-name="psplayer" xlink:show="replace" text:style-name="Internet_20_link" text:visited-style-name="Visited_20_Internet_20_Link"><text:span text:style-name="T15">So, in our example here,</text:span></text:a><text:span text:style-name="T18"> </text:span><text:a xlink:type="simple" xlink:href="https://app.pluralsight.com/course-player?clipId=7fb39b91-ee04-4527-bdb1-714ff15367cd&amp;startTime=143.81818181818187" office:target-frame-name="psplayer" xlink:show="replace" text:style-name="Internet_20_link" text:visited-style-name="Visited_20_Internet_20_Link"><text:span text:style-name="T15">we have Application Service A calling Application Service B.</text:span></text:a><text:span text:style-name="T18"> </text:span><text:a xlink:type="simple" xlink:href="https://app.pluralsight.com/course-player?clipId=7fb39b91-ee04-4527-bdb1-714ff15367cd&amp;startTime=147.3636363636364" office:target-frame-name="psplayer" xlink:show="replace" text:style-name="Internet_20_link" text:visited-style-name="Visited_20_Internet_20_Link"><text:span text:style-name="T15">And if we used configuration,</text:span></text:a><text:span text:style-name="T18"> </text:span><text:a xlink:type="simple" xlink:href="https://app.pluralsight.com/course-player?clipId=7fb39b91-ee04-4527-bdb1-714ff15367cd&amp;startTime=149.63636363636374" office:target-frame-name="psplayer" xlink:show="replace" text:style-name="Internet_20_link" text:visited-style-name="Visited_20_Internet_20_Link"><text:span text:style-name="T15">every time we added or removed a new instance of Application Service B,</text:span></text:a><text:span text:style-name="T18"> </text:span><text:a xlink:type="simple" xlink:href="https://app.pluralsight.com/course-player?clipId=7fb39b91-ee04-4527-bdb1-714ff15367cd&amp;startTime=154.84615384615387" office:target-frame-name="psplayer" xlink:show="replace" text:style-name="Internet_20_link" text:visited-style-name="Visited_20_Internet_20_Link"><text:span text:style-name="T15">we'd have to update that configuration.</text:span></text:a><text:span text:style-name="T18"> </text:span><text:a xlink:type="simple" xlink:href="https://app.pluralsight.com/course-player?clipId=7fb39b91-ee04-4527-bdb1-714ff15367cd&amp;startTime=157.38461538461536" office:target-frame-name="psplayer" xlink:show="replace" text:style-name="Internet_20_link" text:visited-style-name="Visited_20_Internet_20_Link"><text:span text:style-name="T15">And, well, in our example, we only have two instances.</text:span></text:a><text:span text:style-name="T18"> </text:span><text:a xlink:type="simple" xlink:href="https://app.pluralsight.com/course-player?clipId=7fb39b91-ee04-4527-bdb1-714ff15367cd&amp;startTime=162" office:target-frame-name="psplayer" xlink:show="replace" text:style-name="Internet_20_link" text:visited-style-name="Visited_20_Internet_20_Link"><text:span text:style-name="T15">Imagine if you had hundreds of instances.</text:span></text:a><text:span text:style-name="T18"> </text:span><text:a xlink:type="simple" xlink:href="https://app.pluralsight.com/course-player?clipId=7fb39b91-ee04-4527-bdb1-714ff15367cd&amp;startTime=165" office:target-frame-name="psplayer" xlink:show="replace" text:style-name="Internet_20_link" text:visited-style-name="Visited_20_Internet_20_Link"><text:span text:style-name="T15">The configuration management alone would be unsustainable.</text:span></text:a><text:span text:style-name="T18"> </text:span><text:a xlink:type="simple" xlink:href="https://app.pluralsight.com/course-player?clipId=7fb39b91-ee04-4527-bdb1-714ff15367cd&amp;startTime=169" office:target-frame-name="psplayer" xlink:show="replace" text:style-name="Internet_20_link" text:visited-style-name="Visited_20_Internet_20_Link"><text:span text:style-name="T15">Our simple configuration starts to break down even</text:span></text:a><text:span text:style-name="T18"> </text:span><text:a xlink:type="simple" xlink:href="https://app.pluralsight.com/course-player?clipId=7fb39b91-ee04-4527-bdb1-714ff15367cd&amp;startTime=171.66666666666674" office:target-frame-name="psplayer" xlink:show="replace" text:style-name="Internet_20_link" text:visited-style-name="Visited_20_Internet_20_Link"><text:span text:style-name="T15">further as we move to a cloud environment.</text:span></text:a><text:span text:style-name="T18"> </text:span><text:a xlink:type="simple" xlink:href="https://app.pluralsight.com/course-player?clipId=7fb39b91-ee04-4527-bdb1-714ff15367cd&amp;startTime=174.66666666666663" office:target-frame-name="psplayer" xlink:show="replace" text:style-name="Internet_20_link" text:visited-style-name="Visited_20_Internet_20_Link"><text:span text:style-name="T15">In a cloud environment,</text:span></text:a><text:span text:style-name="T18"> </text:span><text:a xlink:type="simple" xlink:href="https://app.pluralsight.com/course-player?clipId=7fb39b91-ee04-4527-bdb1-714ff15367cd&amp;startTime=176.33333333333326" office:target-frame-name="psplayer" xlink:show="replace" text:style-name="Internet_20_link" text:visited-style-name="Visited_20_Internet_20_Link"><text:span text:style-name="T15">you have instances of services that can come and go in response to demand,</text:span></text:a><text:span text:style-name="T18"> </text:span><text:a xlink:type="simple" xlink:href="https://app.pluralsight.com/course-player?clipId=7fb39b91-ee04-4527-bdb1-714ff15367cd&amp;startTime=182.16666666666657" office:target-frame-name="psplayer" xlink:show="replace" text:style-name="Internet_20_link" text:visited-style-name="Visited_20_Internet_20_Link"><text:span text:style-name="T15">for instance.</text:span></text:a><text:span text:style-name="T18"> </text:span><text:a xlink:type="simple" xlink:href="https://app.pluralsight.com/course-player?clipId=7fb39b91-ee04-4527-bdb1-714ff15367cd&amp;startTime=183" office:target-frame-name="psplayer" xlink:show="replace" text:style-name="Internet_20_link" text:visited-style-name="Visited_20_Internet_20_Link"><text:span text:style-name="T15">So, for example, Application Service B starts with two instances,</text:span></text:a><text:span text:style-name="T18"> </text:span><text:a xlink:type="simple" xlink:href="https://app.pluralsight.com/course-player?clipId=7fb39b91-ee04-4527-bdb1-714ff15367cd&amp;startTime=188" office:target-frame-name="psplayer" xlink:show="replace" text:style-name="Internet_20_link" text:visited-style-name="Visited_20_Internet_20_Link"><text:span text:style-name="T15">and consider that maybe you have this huge influx of traffic,</text:span></text:a><text:span text:style-name="T18"> </text:span><text:a xlink:type="simple" xlink:href="https://app.pluralsight.com/course-player?clipId=7fb39b91-ee04-4527-bdb1-714ff15367cd&amp;startTime=192" office:target-frame-name="psplayer" xlink:show="replace" text:style-name="Internet_20_link" text:visited-style-name="Visited_20_Internet_20_Link"><text:span text:style-name="T15">maybe it's a flash sale on your eCommerce website,</text:span></text:a><text:span text:style-name="T18"> </text:span><text:a xlink:type="simple" xlink:href="https://app.pluralsight.com/course-player?clipId=7fb39b91-ee04-4527-bdb1-714ff15367cd&amp;startTime=195.00000000000009" office:target-frame-name="psplayer" xlink:show="replace" text:style-name="Internet_20_link" text:visited-style-name="Visited_20_Internet_20_Link"><text:span text:style-name="T15">and an automated process kicks off and starts two more</text:span></text:a><text:span text:style-name="T18"> </text:span><text:a xlink:type="simple" xlink:href="https://app.pluralsight.com/course-player?clipId=7fb39b91-ee04-4527-bdb1-714ff15367cd&amp;startTime=198.99999999999991" office:target-frame-name="psplayer" xlink:show="replace" text:style-name="Internet_20_link" text:visited-style-name="Visited_20_Internet_20_Link"><text:span text:style-name="T15">instances to handle all of that demand.</text:span></text:a><text:span text:style-name="T18"> </text:span><text:a xlink:type="simple" xlink:href="https://app.pluralsight.com/course-player?clipId=7fb39b91-ee04-4527-bdb1-714ff15367cd&amp;startTime=202" office:target-frame-name="psplayer" xlink:show="replace" text:style-name="Internet_20_link" text:visited-style-name="Visited_20_Internet_20_Link"><text:span text:style-name="T15">Well, if you're using simple configuration,</text:span></text:a><text:span text:style-name="T18"> </text:span><text:a xlink:type="simple" xlink:href="https://app.pluralsight.com/course-player?clipId=7fb39b91-ee04-4527-bdb1-714ff15367cd&amp;startTime=204.7272727272728" office:target-frame-name="psplayer" xlink:show="replace" text:style-name="Internet_20_link" text:visited-style-name="Visited_20_Internet_20_Link"><text:span text:style-name="T15">all of the callers of Application Service B,</text:span></text:a><text:span text:style-name="T18"> </text:span><text:a xlink:type="simple" xlink:href="https://app.pluralsight.com/course-player?clipId=7fb39b91-ee04-4527-bdb1-714ff15367cd&amp;startTime=208.09090909090912" office:target-frame-name="psplayer" xlink:show="replace" text:style-name="Internet_20_link" text:visited-style-name="Visited_20_Internet_20_Link"><text:span text:style-name="T15">such as Application Service A,</text:span></text:a><text:span text:style-name="T18"> </text:span><text:a xlink:type="simple" xlink:href="https://app.pluralsight.com/course-player?clipId=7fb39b91-ee04-4527-bdb1-714ff15367cd&amp;startTime=209.909090909091" office:target-frame-name="psplayer" xlink:show="replace" text:style-name="Internet_20_link" text:visited-style-name="Visited_20_Internet_20_Link"><text:span text:style-name="T15">would not even know about the two new instances that</text:span></text:a><text:span text:style-name="T18"> </text:span><text:a xlink:type="simple" xlink:href="https://app.pluralsight.com/course-player?clipId=7fb39b91-ee04-4527-bdb1-714ff15367cd&amp;startTime=212.99999999999994" office:target-frame-name="psplayer" xlink:show="replace" text:style-name="Internet_20_link" text:visited-style-name="Visited_20_Internet_20_Link"><text:span text:style-name="T15">were added in response to that demand.</text:span></text:a><text:span text:style-name="T18"> </text:span><text:a xlink:type="simple" xlink:href="https://app.pluralsight.com/course-player?clipId=7fb39b91-ee04-4527-bdb1-714ff15367cd&amp;startTime=215" office:target-frame-name="psplayer" xlink:show="replace" text:style-name="Internet_20_link" text:visited-style-name="Visited_20_Internet_20_Link"><text:span text:style-name="T15">As far as they're concerned,</text:span></text:a><text:span text:style-name="T18"> </text:span><text:a xlink:type="simple" xlink:href="https://app.pluralsight.com/course-player?clipId=7fb39b91-ee04-4527-bdb1-714ff15367cd&amp;startTime=216.3636363636364" office:target-frame-name="psplayer" xlink:show="replace" text:style-name="Internet_20_link" text:visited-style-name="Visited_20_Internet_20_Link"><text:span text:style-name="T15">their configuration says that there are only two instances that they know about.</text:span></text:a><text:span text:style-name="T18"> </text:span><text:a xlink:type="simple" xlink:href="https://app.pluralsight.com/course-player?clipId=7fb39b91-ee04-4527-bdb1-714ff15367cd&amp;startTime=221" office:target-frame-name="psplayer" xlink:show="replace" text:style-name="Internet_20_link" text:visited-style-name="Visited_20_Internet_20_Link"><text:span text:style-name="T15">Another thing to consider is that application services will eventually fail.</text:span></text:a><text:span text:style-name="T18"> </text:span><text:a xlink:type="simple" xlink:href="https://app.pluralsight.com/course-player?clipId=7fb39b91-ee04-4527-bdb1-714ff15367cd&amp;startTime=227" office:target-frame-name="psplayer" xlink:show="replace" text:style-name="Internet_20_link" text:visited-style-name="Visited_20_Internet_20_Link"><text:span text:style-name="T15">And regardless of the situation,</text:span></text:a><text:span text:style-name="T18"> </text:span><text:a xlink:type="simple" xlink:href="https://app.pluralsight.com/course-player?clipId=7fb39b91-ee04-4527-bdb1-714ff15367cd&amp;startTime=228.6666666666667" office:target-frame-name="psplayer" xlink:show="replace" text:style-name="Internet_20_link" text:visited-style-name="Visited_20_Internet_20_Link"><text:span text:style-name="T15">whether it's a memory problem or a hardware problem,</text:span></text:a><text:span text:style-name="T18"> </text:span><text:a xlink:type="simple" xlink:href="https://app.pluralsight.com/course-player?clipId=7fb39b91-ee04-4527-bdb1-714ff15367cd&amp;startTime=232.14285714285717" office:target-frame-name="psplayer" xlink:show="replace" text:style-name="Internet_20_link" text:visited-style-name="Visited_20_Internet_20_Link"><text:span text:style-name="T15">if you're using simple configuration,</text:span></text:a><text:span text:style-name="T18"> </text:span><text:a xlink:type="simple" xlink:href="https://app.pluralsight.com/course-player?clipId=7fb39b91-ee04-4527-bdb1-714ff15367cd&amp;startTime=235" office:target-frame-name="psplayer" xlink:show="replace" text:style-name="Internet_20_link" text:visited-style-name="Visited_20_Internet_20_Link"><text:span text:style-name="T15">your services are going to continue to try to send</text:span></text:a><text:span text:style-name="T18"> </text:span><text:a xlink:type="simple" xlink:href="https://app.pluralsight.com/course-player?clipId=7fb39b91-ee04-4527-bdb1-714ff15367cd&amp;startTime=239.00000000000006" office:target-frame-name="psplayer" xlink:show="replace" text:style-name="Internet_20_link" text:visited-style-name="Visited_20_Internet_20_Link"><text:span text:style-name="T15">traffic to those failed instances.</text:span></text:a><text:span text:style-name="T18"> </text:span><text:a xlink:type="simple" xlink:href="https://app.pluralsight.com/course-player?clipId=7fb39b91-ee04-4527-bdb1-714ff15367cd&amp;startTime=241" office:target-frame-name="psplayer" xlink:show="replace" text:style-name="Internet_20_link" text:visited-style-name="Visited_20_Internet_20_Link"><text:span text:style-name="T15">For example here,</text:span></text:a><text:span text:style-name="T18"> </text:span><text:a xlink:type="simple" xlink:href="https://app.pluralsight.com/course-player?clipId=7fb39b91-ee04-4527-bdb1-714ff15367cd&amp;startTime=242.09090909090912" office:target-frame-name="psplayer" xlink:show="replace" text:style-name="Internet_20_link" text:visited-style-name="Visited_20_Internet_20_Link"><text:span text:style-name="T15">we have Application Service B being called by Application Service A,</text:span></text:a><text:span text:style-name="T18"> </text:span><text:a xlink:type="simple" xlink:href="https://app.pluralsight.com/course-player?clipId=7fb39b91-ee04-4527-bdb1-714ff15367cd&amp;startTime=246.5" office:target-frame-name="psplayer" xlink:show="replace" text:style-name="Internet_20_link" text:visited-style-name="Visited_20_Internet_20_Link"><text:span text:style-name="T15">and it has two instances.</text:span></text:a><text:span text:style-name="T18"> </text:span><text:a xlink:type="simple" xlink:href="https://app.pluralsight.com/course-player?clipId=7fb39b91-ee04-4527-bdb1-714ff15367cd&amp;startTime=249" office:target-frame-name="psplayer" xlink:show="replace" text:style-name="Internet_20_link" text:visited-style-name="Visited_20_Internet_20_Link"><text:span text:style-name="T15">And if one of those instances fails,</text:span></text:a><text:span text:style-name="T18"> </text:span><text:a xlink:type="simple" xlink:href="https://app.pluralsight.com/course-player?clipId=7fb39b91-ee04-4527-bdb1-714ff15367cd&amp;startTime=251.3333333333334" office:target-frame-name="psplayer" xlink:show="replace" text:style-name="Internet_20_link" text:visited-style-name="Visited_20_Internet_20_Link"><text:span text:style-name="T15">Application Service A is not going to know the better,</text:span></text:a><text:span text:style-name="T18"> </text:span><text:a xlink:type="simple" xlink:href="https://app.pluralsight.com/course-player?clipId=7fb39b91-ee04-4527-bdb1-714ff15367cd&amp;startTime=254.15384615384613" office:target-frame-name="psplayer" xlink:show="replace" text:style-name="Internet_20_link" text:visited-style-name="Visited_20_Internet_20_Link"><text:span text:style-name="T15">and it's going to continue to send traffic to that failed </text:span></text:a><text:soft-page-break/><text:a xlink:type="simple" xlink:href="https://app.pluralsight.com/course-player?clipId=7fb39b91-ee04-4527-bdb1-714ff15367cd&amp;startTime=254.15384615384613" office:target-frame-name="psplayer" xlink:show="replace" text:style-name="Internet_20_link" text:visited-style-name="Visited_20_Internet_20_Link"><text:span text:style-name="T15">instance.</text:span></text:a><text:span text:style-name="T18"> </text:span><text:a xlink:type="simple" xlink:href="https://app.pluralsight.com/course-player?clipId=7fb39b91-ee04-4527-bdb1-714ff15367cd&amp;startTime=258" office:target-frame-name="psplayer" xlink:show="replace" text:style-name="Internet_20_link" text:visited-style-name="Visited_20_Internet_20_Link"><text:span text:style-name="T15">We need something that is more dynamic.</text:span></text:a><text:span text:style-name="T18"> </text:span><text:a xlink:type="simple" xlink:href="https://app.pluralsight.com/course-player?clipId=7fb39b91-ee04-4527-bdb1-714ff15367cd&amp;startTime=260.9166666666668" office:target-frame-name="psplayer" xlink:show="replace" text:style-name="Internet_20_link" text:visited-style-name="Visited_20_Internet_20_Link"><text:span text:style-name="T15">The simple approach is just far too static.</text:span></text:a><text:span text:style-name="T18"> </text:span><text:a xlink:type="simple" xlink:href="https://app.pluralsight.com/course-player?clipId=7fb39b91-ee04-4527-bdb1-714ff15367cd&amp;startTime=264.0714285714285" office:target-frame-name="psplayer" xlink:show="replace" text:style-name="Internet_20_link" text:visited-style-name="Visited_20_Internet_20_Link"><text:span text:style-name="T15">It's too frozen in time for our needs in the cloud.</text:span></text:a><text:span text:style-name="T18"> </text:span><text:a xlink:type="simple" xlink:href="https://app.pluralsight.com/course-player?clipId=7fb39b91-ee04-4527-bdb1-714ff15367cd&amp;startTime=268" office:target-frame-name="psplayer" xlink:show="replace" text:style-name="Internet_20_link" text:visited-style-name="Visited_20_Internet_20_Link"><text:span text:style-name="T15">That's where service discovery comes into play.</text:span></text:a><text:span text:style-name="T18"> </text:span><text:a xlink:type="simple" xlink:href="https://app.pluralsight.com/course-player?clipId=7fb39b91-ee04-4527-bdb1-714ff15367cd&amp;startTime=271" office:target-frame-name="psplayer" xlink:show="replace" text:style-name="Internet_20_link" text:visited-style-name="Visited_20_Internet_20_Link"><text:span text:style-name="T15">Service discovery typically provides the following types of functionality.</text:span></text:a><text:span text:style-name="T18"> </text:span><text:a xlink:type="simple" xlink:href="https://app.pluralsight.com/course-player?clipId=7fb39b91-ee04-4527-bdb1-714ff15367cd&amp;startTime=275" office:target-frame-name="psplayer" xlink:show="replace" text:style-name="Internet_20_link" text:visited-style-name="Visited_20_Internet_20_Link"><text:span text:style-name="T15">A way for a service to register itself.</text:span></text:a><text:span text:style-name="T18"> </text:span><text:a xlink:type="simple" xlink:href="https://app.pluralsight.com/course-player?clipId=7fb39b91-ee04-4527-bdb1-714ff15367cd&amp;startTime=277.85714285714266" office:target-frame-name="psplayer" xlink:show="replace" text:style-name="Internet_20_link" text:visited-style-name="Visited_20_Internet_20_Link"><text:span text:style-name="T15">And what that means is that when a service comes online it can call out to the</text:span></text:a><text:span text:style-name="T18"> </text:span><text:a xlink:type="simple" xlink:href="https://app.pluralsight.com/course-player?clipId=7fb39b91-ee04-4527-bdb1-714ff15367cd&amp;startTime=284.23076923076894" office:target-frame-name="psplayer" xlink:show="replace" text:style-name="Internet_20_link" text:visited-style-name="Visited_20_Internet_20_Link"><text:span text:style-name="T15">Service Discovery Server and let it know the location and port of its service</text:span></text:a><text:span text:style-name="T18"> </text:span><text:a xlink:type="simple" xlink:href="https://app.pluralsight.com/course-player?clipId=7fb39b91-ee04-4527-bdb1-714ff15367cd&amp;startTime=289.285714285714" office:target-frame-name="psplayer" xlink:show="replace" text:style-name="Internet_20_link" text:visited-style-name="Visited_20_Internet_20_Link"><text:span text:style-name="T15">so that other application services can call it.</text:span></text:a><text:span text:style-name="T18"> </text:span><text:a xlink:type="simple" xlink:href="https://app.pluralsight.com/course-player?clipId=7fb39b91-ee04-4527-bdb1-714ff15367cd&amp;startTime=292.39999999999986" office:target-frame-name="psplayer" xlink:show="replace" text:style-name="Internet_20_link" text:visited-style-name="Visited_20_Internet_20_Link"><text:span text:style-name="T15">For the exact opposite reasons,</text:span></text:a><text:span text:style-name="T18"> </text:span><text:a xlink:type="simple" xlink:href="https://app.pluralsight.com/course-player?clipId=7fb39b91-ee04-4527-bdb1-714ff15367cd&amp;startTime=294.5" office:target-frame-name="psplayer" xlink:show="replace" text:style-name="Internet_20_link" text:visited-style-name="Visited_20_Internet_20_Link"><text:span text:style-name="T15">service discovery provides a way for a service to deregister itself.</text:span></text:a><text:span text:style-name="T18"> </text:span><text:a xlink:type="simple" xlink:href="https://app.pluralsight.com/course-player?clipId=7fb39b91-ee04-4527-bdb1-714ff15367cd&amp;startTime=300" office:target-frame-name="psplayer" xlink:show="replace" text:style-name="Internet_20_link" text:visited-style-name="Visited_20_Internet_20_Link"><text:span text:style-name="T15">So if a service were to shut down or go away temporarily for upgrades,</text:span></text:a><text:span text:style-name="T18"> </text:span><text:a xlink:type="simple" xlink:href="https://app.pluralsight.com/course-player?clipId=7fb39b91-ee04-4527-bdb1-714ff15367cd&amp;startTime=305" office:target-frame-name="psplayer" xlink:show="replace" text:style-name="Internet_20_link" text:visited-style-name="Visited_20_Internet_20_Link"><text:span text:style-name="T15">it would want to let the Service Discovery Server know that</text:span></text:a><text:span text:style-name="T18"> </text:span><text:a xlink:type="simple" xlink:href="https://app.pluralsight.com/course-player?clipId=7fb39b91-ee04-4527-bdb1-714ff15367cd&amp;startTime=308.38461538461553" office:target-frame-name="psplayer" xlink:show="replace" text:style-name="Internet_20_link" text:visited-style-name="Visited_20_Internet_20_Link"><text:span text:style-name="T15">it's no longer available for clients to use.</text:span></text:a><text:span text:style-name="T18"> </text:span><text:a xlink:type="simple" xlink:href="https://app.pluralsight.com/course-player?clipId=7fb39b91-ee04-4527-bdb1-714ff15367cd&amp;startTime=311.66666666666674" office:target-frame-name="psplayer" xlink:show="replace" text:style-name="Internet_20_link" text:visited-style-name="Visited_20_Internet_20_Link"><text:span text:style-name="T15">And, most importantly,</text:span></text:a><text:span text:style-name="T18"> </text:span><text:a xlink:type="simple" xlink:href="https://app.pluralsight.com/course-player?clipId=7fb39b91-ee04-4527-bdb1-714ff15367cd&amp;startTime=313" office:target-frame-name="psplayer" xlink:show="replace" text:style-name="Internet_20_link" text:visited-style-name="Visited_20_Internet_20_Link"><text:span text:style-name="T15">service discovery provides a way for clients to find other services.</text:span></text:a><text:span text:style-name="T18"> </text:span><text:a xlink:type="simple" xlink:href="https://app.pluralsight.com/course-player?clipId=7fb39b91-ee04-4527-bdb1-714ff15367cd&amp;startTime=318" office:target-frame-name="psplayer" xlink:show="replace" text:style-name="Internet_20_link" text:visited-style-name="Visited_20_Internet_20_Link"><text:span text:style-name="T15">And what do I mean by clients?</text:span></text:a><text:span text:style-name="T18"> </text:span><text:a xlink:type="simple" xlink:href="https://app.pluralsight.com/course-player?clipId=7fb39b91-ee04-4527-bdb1-714ff15367cd&amp;startTime=320.6923076923075" office:target-frame-name="psplayer" xlink:show="replace" text:style-name="Internet_20_link" text:visited-style-name="Visited_20_Internet_20_Link"><text:span text:style-name="T15">Well I mean other application services.</text:span></text:a><text:span text:style-name="T18"> </text:span><text:a xlink:type="simple" xlink:href="https://app.pluralsight.com/course-player?clipId=7fb39b91-ee04-4527-bdb1-714ff15367cd&amp;startTime=323" office:target-frame-name="psplayer" xlink:show="replace" text:style-name="Internet_20_link" text:visited-style-name="Visited_20_Internet_20_Link"><text:span text:style-name="T15">So if you're an application service that needs to use another service,</text:span></text:a><text:span text:style-name="T18"> </text:span><text:a xlink:type="simple" xlink:href="https://app.pluralsight.com/course-player?clipId=7fb39b91-ee04-4527-bdb1-714ff15367cd&amp;startTime=328" office:target-frame-name="psplayer" xlink:show="replace" text:style-name="Internet_20_link" text:visited-style-name="Visited_20_Internet_20_Link"><text:span text:style-name="T15">you need to be able to find the location and port of that service,</text:span></text:a><text:span text:style-name="T18"> </text:span><text:a xlink:type="simple" xlink:href="https://app.pluralsight.com/course-player?clipId=7fb39b91-ee04-4527-bdb1-714ff15367cd&amp;startTime=332" office:target-frame-name="psplayer" xlink:show="replace" text:style-name="Internet_20_link" text:visited-style-name="Visited_20_Internet_20_Link"><text:span text:style-name="T15">and you can ask the Service Discovery Server for that information.</text:span></text:a><text:span text:style-name="T18"> </text:span><text:a xlink:type="simple" xlink:href="https://app.pluralsight.com/course-player?clipId=7fb39b91-ee04-4527-bdb1-714ff15367cd&amp;startTime=336" office:target-frame-name="psplayer" xlink:show="replace" text:style-name="Internet_20_link" text:visited-style-name="Visited_20_Internet_20_Link"><text:span text:style-name="T15">Lastly,</text:span></text:a><text:span text:style-name="T18"> </text:span><text:a xlink:type="simple" xlink:href="https://app.pluralsight.com/course-player?clipId=7fb39b91-ee04-4527-bdb1-714ff15367cd&amp;startTime=336.3333333333333" office:target-frame-name="psplayer" xlink:show="replace" text:style-name="Internet_20_link" text:visited-style-name="Visited_20_Internet_20_Link"><text:span text:style-name="T15">service discovery provides a way to check the health of a</text:span></text:a><text:span text:style-name="T18"> </text:span><text:a xlink:type="simple" xlink:href="https://app.pluralsight.com/course-player?clipId=7fb39b91-ee04-4527-bdb1-714ff15367cd&amp;startTime=340" office:target-frame-name="psplayer" xlink:show="replace" text:style-name="Internet_20_link" text:visited-style-name="Visited_20_Internet_20_Link"><text:span text:style-name="T15">service and remove any unhealthy instances.</text:span></text:a><text:span text:style-name="T18"> </text:span><text:a xlink:type="simple" xlink:href="https://app.pluralsight.com/course-player?clipId=7fb39b91-ee04-4527-bdb1-714ff15367cd&amp;startTime=344" office:target-frame-name="psplayer" xlink:show="replace" text:style-name="Internet_20_link" text:visited-style-name="Visited_20_Internet_20_Link"><text:span text:style-name="T15">So each application service would implement a health check,</text:span></text:a><text:span text:style-name="T18"> </text:span><text:a xlink:type="simple" xlink:href="https://app.pluralsight.com/course-player?clipId=7fb39b91-ee04-4527-bdb1-714ff15367cd&amp;startTime=347" office:target-frame-name="psplayer" xlink:show="replace" text:style-name="Internet_20_link" text:visited-style-name="Visited_20_Internet_20_Link"><text:span text:style-name="T15">typically via a REST endpoint,</text:span></text:a><text:span text:style-name="T18"> </text:span><text:a xlink:type="simple" xlink:href="https://app.pluralsight.com/course-player?clipId=7fb39b91-ee04-4527-bdb1-714ff15367cd&amp;startTime=349.2727272727272" office:target-frame-name="psplayer" xlink:show="replace" text:style-name="Internet_20_link" text:visited-style-name="Visited_20_Internet_20_Link"><text:span text:style-name="T15">and then the Service Discovery Server would call that endpoint.</text:span></text:a><text:span text:style-name="T18"> </text:span><text:a xlink:type="simple" xlink:href="https://app.pluralsight.com/course-player?clipId=7fb39b91-ee04-4527-bdb1-714ff15367cd&amp;startTime=353.33333333333326" office:target-frame-name="psplayer" xlink:show="replace" text:style-name="Internet_20_link" text:visited-style-name="Visited_20_Internet_20_Link"><text:span text:style-name="T15">And if the health check were to fail, it would remove that instance from its registry.</text:span></text:a></text:p>
      <text:h text:style-name="P3" text:outline-level="3"><text:a xlink:type="simple" xlink:href="https://app.pluralsight.com/course-player?clipId=b0a3b2b7-f86b-46a9-a815-7740a95b67ce" office:target-frame-name="psplayer" xlink:show="replace" text:style-name="Internet_20_link" text:visited-style-name="Visited_20_Internet_20_Link"><text:span text:style-name="T15">Introducing Spring Cloud Netflix</text:span></text:a></text:h>
      <text:p text:style-name="P5"><text:a xlink:type="simple" xlink:href="https://app.pluralsight.com/course-player?clipId=b0a3b2b7-f86b-46a9-a815-7740a95b67ce&amp;startTime=1.4" office:target-frame-name="psplayer" xlink:show="replace" text:style-name="Internet_20_link" text:visited-style-name="Visited_20_Internet_20_Link"><text:span text:style-name="T15">Now that we have a good understanding of what service</text:span></text:a><text:span text:style-name="T18"> </text:span><text:a xlink:type="simple" xlink:href="https://app.pluralsight.com/course-player?clipId=b0a3b2b7-f86b-46a9-a815-7740a95b67ce&amp;startTime=4.476923076923075" office:target-frame-name="psplayer" xlink:show="replace" text:style-name="Internet_20_link" text:visited-style-name="Visited_20_Internet_20_Link"><text:span text:style-name="T15">discovery is and why it's important,</text:span></text:a><text:span text:style-name="T18"> </text:span><text:a xlink:type="simple" xlink:href="https://app.pluralsight.com/course-player?clipId=b0a3b2b7-f86b-46a9-a815-7740a95b67ce&amp;startTime=6.3999999999999995" office:target-frame-name="psplayer" xlink:show="replace" text:style-name="Internet_20_link" text:visited-style-name="Visited_20_Internet_20_Link"><text:span text:style-name="T15">let's learn how Spring Cloud helps us implement it.</text:span></text:a><text:span text:style-name="T18"> </text:span><text:a xlink:type="simple" xlink:href="https://app.pluralsight.com/course-player?clipId=b0a3b2b7-f86b-46a9-a815-7740a95b67ce&amp;startTime=9.4" office:target-frame-name="psplayer" xlink:show="replace" text:style-name="Internet_20_link" text:visited-style-name="Visited_20_Internet_20_Link"><text:span text:style-name="T15">There are actually several different ways that you can</text:span></text:a><text:span text:style-name="T18"> </text:span><text:a xlink:type="simple" xlink:href="https://app.pluralsight.com/course-player?clipId=b0a3b2b7-f86b-46a9-a815-7740a95b67ce&amp;startTime=12.100000000000007" office:target-frame-name="psplayer" xlink:show="replace" text:style-name="Internet_20_link" text:visited-style-name="Visited_20_Internet_20_Link"><text:span text:style-name="T15">discover services using Spring Cloud.</text:span></text:a><text:span text:style-name="T18"> </text:span><text:a xlink:type="simple" xlink:href="https://app.pluralsight.com/course-player?clipId=b0a3b2b7-f86b-46a9-a815-7740a95b67ce&amp;startTime=14.4" office:target-frame-name="psplayer" xlink:show="replace" text:style-name="Internet_20_link" text:visited-style-name="Visited_20_Internet_20_Link"><text:span text:style-name="T15">There's the Spring Cloud Consul project,</text:span></text:a><text:span text:style-name="T18"> </text:span><text:a xlink:type="simple" xlink:href="https://app.pluralsight.com/course-player?clipId=b0a3b2b7-f86b-46a9-a815-7740a95b67ce&amp;startTime=17.4" office:target-frame-name="psplayer" xlink:show="replace" text:style-name="Internet_20_link" text:visited-style-name="Visited_20_Internet_20_Link"><text:span text:style-name="T15">there's the Spring Cloud Zookeeper project,</text:span></text:a><text:span text:style-name="T18"> </text:span><text:a xlink:type="simple" xlink:href="https://app.pluralsight.com/course-player?clipId=b0a3b2b7-f86b-46a9-a815-7740a95b67ce&amp;startTime=19.79999999999999" office:target-frame-name="psplayer" xlink:show="replace" text:style-name="Internet_20_link" text:visited-style-name="Visited_20_Internet_20_Link"><text:span text:style-name="T15">and there's the Spring Cloud Netflix project.</text:span></text:a><text:span text:style-name="T18"> </text:span><text:a xlink:type="simple" xlink:href="https://app.pluralsight.com/course-player?clipId=b0a3b2b7-f86b-46a9-a815-7740a95b67ce&amp;startTime=22.49090909090909" office:target-frame-name="psplayer" xlink:show="replace" text:style-name="Internet_20_link" text:visited-style-name="Visited_20_Internet_20_Link"><text:span text:style-name="T15">We're going to specifically focus on the last one,</text:span></text:a><text:span text:style-name="T18"> </text:span><text:a xlink:type="simple" xlink:href="https://app.pluralsight.com/course-player?clipId=b0a3b2b7-f86b-46a9-a815-7740a95b67ce&amp;startTime=26.066666666666666" office:target-frame-name="psplayer" xlink:show="replace" text:style-name="Internet_20_link" text:visited-style-name="Visited_20_Internet_20_Link"><text:span text:style-name="T15">the Spring Cloud Netflix project.</text:span></text:a><text:span text:style-name="T18"> </text:span><text:a xlink:type="simple" xlink:href="https://app.pluralsight.com/course-player?clipId=b0a3b2b7-f86b-46a9-a815-7740a95b67ce&amp;startTime=29.4" office:target-frame-name="psplayer" xlink:show="replace" text:style-name="Internet_20_link" text:visited-style-name="Visited_20_Internet_20_Link"><text:span text:style-name="T15">The folks over at Netflix have some serious experience</text:span></text:a><text:span text:style-name="T18"> </text:span><text:a xlink:type="simple" xlink:href="https://app.pluralsight.com/course-player?clipId=b0a3b2b7-f86b-46a9-a815-7740a95b67ce&amp;startTime=32.1" office:target-frame-name="psplayer" xlink:show="replace" text:style-name="Internet_20_link" text:visited-style-name="Visited_20_Internet_20_Link"><text:span text:style-name="T15">building scalable applications in the cloud.</text:span></text:a><text:span text:style-name="T18"> </text:span><text:a xlink:type="simple" xlink:href="https://app.pluralsight.com/course-player?clipId=b0a3b2b7-f86b-46a9-a815-7740a95b67ce&amp;startTime=34.21818181818183" office:target-frame-name="psplayer" xlink:show="replace" text:style-name="Internet_20_link" text:visited-style-name="Visited_20_Internet_20_Link"><text:span text:style-name="T15">And, in fact,</text:span></text:a><text:span text:style-name="T18"> </text:span><text:a xlink:type="simple" xlink:href="https://app.pluralsight.com/course-player?clipId=b0a3b2b7-f86b-46a9-a815-7740a95b67ce&amp;startTime=35.30909090909093" office:target-frame-name="psplayer" xlink:show="replace" text:style-name="Internet_20_link" text:visited-style-name="Visited_20_Internet_20_Link"><text:span text:style-name="T15">you could probably even argue they have some of the largest</text:span></text:a><text:span text:style-name="T18"> </text:span><text:a xlink:type="simple" xlink:href="https://app.pluralsight.com/course-player?clipId=b0a3b2b7-f86b-46a9-a815-7740a95b67ce&amp;startTime=38.86153846153845" office:target-frame-name="psplayer" xlink:show="replace" text:style-name="Internet_20_link" text:visited-style-name="Visited_20_Internet_20_Link"><text:span text:style-name="T15">scalability problems you can imagine.</text:span></text:a><text:span text:style-name="T18"> </text:span><text:a xlink:type="simple" xlink:href="https://app.pluralsight.com/course-player?clipId=b0a3b2b7-f86b-46a9-a815-7740a95b67ce&amp;startTime=40.4" office:target-frame-name="psplayer" xlink:show="replace" text:style-name="Internet_20_link" text:visited-style-name="Visited_20_Internet_20_Link"><text:span text:style-name="T15">And they built some projects internally to handle these problems and</text:span></text:a><text:span text:style-name="T18"> </text:span><text:a xlink:type="simple" xlink:href="https://app.pluralsight.com/course-player?clipId=b0a3b2b7-f86b-46a9-a815-7740a95b67ce&amp;startTime=45.4" office:target-frame-name="psplayer" xlink:show="replace" text:style-name="Internet_20_link" text:visited-style-name="Visited_20_Internet_20_Link"><text:span text:style-name="T15">eventually released them as open source projects.</text:span></text:a><text:span text:style-name="T18"> </text:span><text:a xlink:type="simple" xlink:href="https://app.pluralsight.com/course-player?clipId=b0a3b2b7-f86b-46a9-a815-7740a95b67ce&amp;startTime=48.4" office:target-frame-name="psplayer" xlink:show="replace" text:style-name="Internet_20_link" text:visited-style-name="Visited_20_Internet_20_Link"><text:span text:style-name="T15">The Spring Cloud project took the Netflix open source projects and</text:span></text:a><text:span text:style-name="T18"> </text:span><text:a xlink:type="simple" xlink:href="https://app.pluralsight.com/course-player?clipId=b0a3b2b7-f86b-46a9-a815-7740a95b67ce&amp;startTime=52.4" office:target-frame-name="psplayer" xlink:show="replace" text:style-name="Internet_20_link" text:visited-style-name="Visited_20_Internet_20_Link"><text:span text:style-name="T15">added some Spring and some Spring Boot features.</text:span></text:a><text:span text:style-name="T18"> </text:span><text:a xlink:type="simple" xlink:href="https://app.pluralsight.com/course-player?clipId=b0a3b2b7-f86b-46a9-a815-7740a95b67ce&amp;startTime=56.4" office:target-frame-name="psplayer" xlink:show="replace" text:style-name="Internet_20_link" text:visited-style-name="Visited_20_Internet_20_Link"><text:span text:style-name="T15">They sort of Spring-a-fide it, if you will.</text:span></text:a><text:span text:style-name="T18"> </text:span><text:a xlink:type="simple" xlink:href="https://app.pluralsight.com/course-player?clipId=b0a3b2b7-f86b-46a9-a815-7740a95b67ce&amp;startTime=58.4" office:target-frame-name="psplayer" xlink:show="replace" text:style-name="Internet_20_link" text:visited-style-name="Visited_20_Internet_20_Link"><text:span text:style-name="T15">And what was born out of that was the Spring Cloud Netflix project.</text:span></text:a><text:span text:style-name="T18"> </text:span><text:a xlink:type="simple" xlink:href="https://app.pluralsight.com/course-player?clipId=b0a3b2b7-f86b-46a9-a815-7740a95b67ce&amp;startTime=63.4" office:target-frame-name="psplayer" xlink:show="replace" text:style-name="Internet_20_link" text:visited-style-name="Visited_20_Internet_20_Link"><text:span text:style-name="T15">Similar to the Spring Cloud project,</text:span></text:a><text:span text:style-name="T18"> </text:span><text:a xlink:type="simple" xlink:href="https://app.pluralsight.com/course-player?clipId=b0a3b2b7-f86b-46a9-a815-7740a95b67ce&amp;startTime=65.58181818181816" office:target-frame-name="psplayer" xlink:show="replace" text:style-name="Internet_20_link" text:visited-style-name="Visited_20_Internet_20_Link"><text:span text:style-name="T15">the Spring Cloud Netflix project is not actually a project in and of itself.</text:span></text:a><text:span text:style-name="T18"> </text:span><text:a xlink:type="simple" xlink:href="https://app.pluralsight.com/course-player?clipId=b0a3b2b7-f86b-46a9-a815-7740a95b67ce&amp;startTime=71.4" office:target-frame-name="psplayer" xlink:show="replace" text:style-name="Internet_20_link" text:visited-style-name="Visited_20_Internet_20_Link"><text:span text:style-name="T15">Rather, it's a collection of projects.</text:span></text:a><text:span text:style-name="T18"> </text:span><text:a xlink:type="simple" xlink:href="https://app.pluralsight.com/course-player?clipId=b0a3b2b7-f86b-46a9-a815-7740a95b67ce&amp;startTime=73.80000000000004" office:target-frame-name="psplayer" xlink:show="replace" text:style-name="Internet_20_link" text:visited-style-name="Visited_20_Internet_20_Link"><text:span text:style-name="T15">And for service discovery,</text:span></text:a><text:span text:style-name="T18"> </text:span><text:a xlink:type="simple" xlink:href="https://app.pluralsight.com/course-player?clipId=b0a3b2b7-f86b-46a9-a815-7740a95b67ce&amp;startTime=75.4" office:target-frame-name="psplayer" xlink:show="replace" text:style-name="Internet_20_link" text:visited-style-name="Visited_20_Internet_20_Link"><text:span text:style-name="T15">we're interested in two of those projects: the Spring Cloud Netflix Eureka Server and the Spring Cloud Netflix Eureka Client.</text:span></text:a></text:p>
      <text:h text:style-name="P3" text:outline-level="3"><text:a xlink:type="simple" xlink:href="https://app.pluralsight.com/course-player?clipId=2c48cce5-0b8f-471f-9904-360bcc2a51ad" office:target-frame-name="psplayer" xlink:show="replace" text:style-name="Internet_20_link" text:visited-style-name="Visited_20_Internet_20_Link"><text:span text:style-name="T15">Key Components Involved in Service Discovery</text:span></text:a></text:h>
      <text:p text:style-name="P5"><text:a xlink:type="simple" xlink:href="https://app.pluralsight.com/course-player?clipId=2c48cce5-0b8f-471f-9904-360bcc2a51ad&amp;startTime=2.277" office:target-frame-name="psplayer" xlink:show="replace" text:style-name="Internet_20_link" text:visited-style-name="Visited_20_Internet_20_Link"><text:span text:style-name="T15">Before we dive in to the Spring Cloud Eureka Server and Client,</text:span></text:a><text:span text:style-name="T18"> </text:span><text:a xlink:type="simple" xlink:href="https://app.pluralsight.com/course-player?clipId=2c48cce5-0b8f-471f-9904-360bcc2a51ad&amp;startTime=6.277" office:target-frame-name="psplayer" xlink:show="replace" text:style-name="Internet_20_link" text:visited-style-name="Visited_20_Internet_20_Link"><text:span text:style-name="T15">it's helpful to understand the key components that are involved in</text:span></text:a><text:span text:style-name="T18"> </text:span><text:a xlink:type="simple" xlink:href="https://app.pluralsight.com/course-player?clipId=2c48cce5-0b8f-471f-9904-360bcc2a51ad&amp;startTime=9.277" office:target-frame-name="psplayer" xlink:show="replace" text:style-name="Internet_20_link" text:visited-style-name="Visited_20_Internet_20_Link"><text:span text:style-name="T15">service discovery and how they interact with each other.</text:span></text:a><text:span text:style-name="T18"> </text:span><text:a xlink:type="simple" xlink:href="https://app.pluralsight.com/course-player?clipId=2c48cce5-0b8f-471f-9904-360bcc2a51ad&amp;startTime=13.277" office:target-frame-name="psplayer" xlink:show="replace" text:style-name="Internet_20_link" text:visited-style-name="Visited_20_Internet_20_Link"><text:span text:style-name="T15">At a minimum, there are three components involved in service discovery.</text:span></text:a><text:span text:style-name="T18"> </text:span><text:a xlink:type="simple" xlink:href="https://app.pluralsight.com/course-player?clipId=2c48cce5-0b8f-471f-9904-360bcc2a51ad&amp;startTime=17.277" office:target-frame-name="psplayer" xlink:show="replace" text:style-name="Internet_20_link" text:visited-style-name="Visited_20_Internet_20_Link"><text:span text:style-name="T15">There's the Discovery Server, the application service,</text:span></text:a><text:span text:style-name="T18"> </text:span><text:a xlink:type="simple" xlink:href="https://app.pluralsight.com/course-player?clipId=2c48cce5-0b8f-471f-9904-360bcc2a51ad&amp;startTime=21.731545454545458" office:target-frame-name="psplayer" xlink:show="replace" text:style-name="Internet_20_link" text:visited-style-name="Visited_20_Internet_20_Link"><text:span text:style-name="T15">and the application client.</text:span></text:a><text:span text:style-name="T18"> </text:span><text:a xlink:type="simple" xlink:href="https://app.pluralsight.com/course-player?clipId=2c48cce5-0b8f-471f-9904-360bcc2a51ad&amp;startTime=24.277" office:target-frame-name="psplayer" xlink:show="replace" text:style-name="Internet_20_link" text:visited-style-name="Visited_20_Internet_20_Link"><text:span text:style-name="T15">It's helpful to get a full understanding of how all</text:span></text:a><text:span text:style-name="T18"> </text:span><text:a xlink:type="simple" xlink:href="https://app.pluralsight.com/course-player?clipId=2c48cce5-0b8f-471f-9904-360bcc2a51ad&amp;startTime=26.777" office:target-frame-name="psplayer" xlink:show="replace" text:style-name="Internet_20_link" text:visited-style-name="Visited_20_Internet_20_Link"><text:span text:style-name="T15">the components work together,</text:span></text:a><text:span text:style-name="T18"> </text:span><text:a xlink:type="simple" xlink:href="https://app.pluralsight.com/course-player?clipId=2c48cce5-0b8f-471f-9904-360bcc2a51ad&amp;startTime=27.892384615384614" office:target-frame-name="psplayer" xlink:show="replace" text:style-name="Internet_20_link" text:visited-style-name="Visited_20_Internet_20_Link"><text:span text:style-name="T15">so we'll start by looking at a diagram that shows each component</text:span></text:a><text:span text:style-name="T18"> </text:span><text:a xlink:type="simple" xlink:href="https://app.pluralsight.com/course-player?clipId=2c48cce5-0b8f-471f-9904-360bcc2a51ad&amp;startTime=31.777" office:target-frame-name="psplayer" xlink:show="replace" text:style-name="Internet_20_link" text:visited-style-name="Visited_20_Internet_20_Link"><text:span text:style-name="T15">and its interaction with each other component.</text:span></text:a><text:span text:style-name="T18"> </text:span><text:a xlink:type="simple" xlink:href="https://app.pluralsight.com/course-player?clipId=2c48cce5-0b8f-471f-9904-360bcc2a51ad&amp;startTime=35.277" office:target-frame-name="psplayer" xlink:show="replace" text:style-name="Internet_20_link" text:visited-style-name="Visited_20_Internet_20_Link"><text:span text:style-name="T15">And from there we'll go deeper into each component and see how Spring</text:span></text:a><text:span text:style-name="T18"> </text:span><text:a xlink:type="simple" xlink:href="https://app.pluralsight.com/course-player?clipId=2c48cce5-0b8f-471f-9904-360bcc2a51ad&amp;startTime=39.277" office:target-frame-name="psplayer" xlink:show="replace" text:style-name="Internet_20_link" text:visited-style-name="Visited_20_Internet_20_Link"><text:span text:style-name="T15">Cloud helps us implement that particular component.</text:span></text:a><text:span text:style-name="T18"> </text:span><text:a xlink:type="simple" xlink:href="https://app.pluralsight.com/course-player?clipId=2c48cce5-0b8f-471f-9904-360bcc2a51ad&amp;startTime=42.277" office:target-frame-name="psplayer" xlink:show="replace" text:style-name="Internet_20_link" text:visited-style-name="Visited_20_Internet_20_Link"><text:span text:style-name="T15">The first thing that happens is the application service starts up.</text:span></text:a><text:span text:style-name="T18"> </text:span><text:a xlink:type="simple" xlink:href="https://app.pluralsight.com/course-player?clipId=2c48cce5-0b8f-471f-9904-360bcc2a51ad&amp;startTime=46.277" office:target-frame-name="psplayer" xlink:show="replace" text:style-name="Internet_20_link" text:visited-style-name="Visited_20_Internet_20_Link"><text:span text:style-name="T15">And </text:span></text:a><text:soft-page-break/><text:a xlink:type="simple" xlink:href="https://app.pluralsight.com/course-player?clipId=2c48cce5-0b8f-471f-9904-360bcc2a51ad&amp;startTime=46.277" office:target-frame-name="psplayer" xlink:show="replace" text:style-name="Internet_20_link" text:visited-style-name="Visited_20_Internet_20_Link"><text:span text:style-name="T15">when it starts up, it calls out to the Discovery Server,</text:span></text:a><text:span text:style-name="T18"> </text:span><text:a xlink:type="simple" xlink:href="https://app.pluralsight.com/course-player?clipId=2c48cce5-0b8f-471f-9904-360bcc2a51ad&amp;startTime=49.277" office:target-frame-name="psplayer" xlink:show="replace" text:style-name="Internet_20_link" text:visited-style-name="Visited_20_Internet_20_Link"><text:span text:style-name="T15">and it registers itself.</text:span></text:a><text:span text:style-name="T18"> </text:span><text:a xlink:type="simple" xlink:href="https://app.pluralsight.com/course-player?clipId=2c48cce5-0b8f-471f-9904-360bcc2a51ad&amp;startTime=50.73154545454547" office:target-frame-name="psplayer" xlink:show="replace" text:style-name="Internet_20_link" text:visited-style-name="Visited_20_Internet_20_Link"><text:span text:style-name="T15">And it tells the Discovery Server its location,</text:span></text:a><text:span text:style-name="T18"> </text:span><text:a xlink:type="simple" xlink:href="https://app.pluralsight.com/course-player?clipId=2c48cce5-0b8f-471f-9904-360bcc2a51ad&amp;startTime=53.70557142857143" office:target-frame-name="psplayer" xlink:show="replace" text:style-name="Internet_20_link" text:visited-style-name="Visited_20_Internet_20_Link"><text:span text:style-name="T15">its port, and a service identifier that others can use to find it.</text:span></text:a><text:span text:style-name="T18"> </text:span><text:a xlink:type="simple" xlink:href="https://app.pluralsight.com/course-player?clipId=2c48cce5-0b8f-471f-9904-360bcc2a51ad&amp;startTime=59.277" office:target-frame-name="psplayer" xlink:show="replace" text:style-name="Internet_20_link" text:visited-style-name="Visited_20_Internet_20_Link"><text:span text:style-name="T15">Then at some point later, a client needs to call that application service,</text:span></text:a><text:span text:style-name="T18"> </text:span><text:a xlink:type="simple" xlink:href="https://app.pluralsight.com/course-player?clipId=2c48cce5-0b8f-471f-9904-360bcc2a51ad&amp;startTime=62.66161538461539" office:target-frame-name="psplayer" xlink:show="replace" text:style-name="Internet_20_link" text:visited-style-name="Visited_20_Internet_20_Link"><text:span text:style-name="T15">but it doesn't know the location and the port of the service,</text:span></text:a><text:span text:style-name="T18"> </text:span><text:a xlink:type="simple" xlink:href="https://app.pluralsight.com/course-player?clipId=2c48cce5-0b8f-471f-9904-360bcc2a51ad&amp;startTime=67.277" office:target-frame-name="psplayer" xlink:show="replace" text:style-name="Internet_20_link" text:visited-style-name="Visited_20_Internet_20_Link"><text:span text:style-name="T15">so it needs to ask the Discovery Server.</text:span></text:a><text:span text:style-name="T18"> </text:span><text:a xlink:type="simple" xlink:href="https://app.pluralsight.com/course-player?clipId=2c48cce5-0b8f-471f-9904-360bcc2a51ad&amp;startTime=69.56271428571434" office:target-frame-name="psplayer" xlink:show="replace" text:style-name="Internet_20_link" text:visited-style-name="Visited_20_Internet_20_Link"><text:span text:style-name="T15">It sends out a request to the Discovery Server and</text:span></text:a><text:span text:style-name="T18"> </text:span><text:a xlink:type="simple" xlink:href="https://app.pluralsight.com/course-player?clipId=2c48cce5-0b8f-471f-9904-360bcc2a51ad&amp;startTime=73.49922222222223" office:target-frame-name="psplayer" xlink:show="replace" text:style-name="Internet_20_link" text:visited-style-name="Visited_20_Internet_20_Link"><text:span text:style-name="T15">sends along the service identifier.</text:span></text:a><text:span text:style-name="T18"> </text:span><text:a xlink:type="simple" xlink:href="https://app.pluralsight.com/course-player?clipId=2c48cce5-0b8f-471f-9904-360bcc2a51ad&amp;startTime=76.277" office:target-frame-name="psplayer" xlink:show="replace" text:style-name="Internet_20_link" text:visited-style-name="Visited_20_Internet_20_Link"><text:span text:style-name="T15">And the Discovery Server knows that based on that service</text:span></text:a><text:span text:style-name="T18"> </text:span><text:a xlink:type="simple" xlink:href="https://app.pluralsight.com/course-player?clipId=2c48cce5-0b8f-471f-9904-360bcc2a51ad&amp;startTime=79.9133636363636" office:target-frame-name="psplayer" xlink:show="replace" text:style-name="Internet_20_link" text:visited-style-name="Visited_20_Internet_20_Link"><text:span text:style-name="T15">identifier which service you're asking for,</text:span></text:a><text:span text:style-name="T18"> </text:span><text:a xlink:type="simple" xlink:href="https://app.pluralsight.com/course-player?clipId=2c48cce5-0b8f-471f-9904-360bcc2a51ad&amp;startTime=82.0951818181818" office:target-frame-name="psplayer" xlink:show="replace" text:style-name="Internet_20_link" text:visited-style-name="Visited_20_Internet_20_Link"><text:span text:style-name="T15">and it responds back with the location and the port of that service.</text:span></text:a><text:span text:style-name="T18"> </text:span><text:a xlink:type="simple" xlink:href="https://app.pluralsight.com/course-player?clipId=2c48cce5-0b8f-471f-9904-360bcc2a51ad&amp;startTime=86.6103333333333" office:target-frame-name="psplayer" xlink:show="replace" text:style-name="Internet_20_link" text:visited-style-name="Visited_20_Internet_20_Link"><text:span text:style-name="T15">From there, things proceed as normal,</text:span></text:a><text:span text:style-name="T18"> </text:span><text:a xlink:type="simple" xlink:href="https://app.pluralsight.com/course-player?clipId=2c48cce5-0b8f-471f-9904-360bcc2a51ad&amp;startTime=88.73154545454545" office:target-frame-name="psplayer" xlink:show="replace" text:style-name="Internet_20_link" text:visited-style-name="Visited_20_Internet_20_Link"><text:span text:style-name="T15">and the client can request the service and its location, and the service can respond back with data.</text:span></text:a></text:p>
      <text:h text:style-name="P3" text:outline-level="3"><text:a xlink:type="simple" xlink:href="https://app.pluralsight.com/course-player?clipId=33cb2a65-95b0-44e1-8120-c5c599f69ba3" office:target-frame-name="psplayer" xlink:show="replace" text:style-name="Internet_20_link" text:visited-style-name="Visited_20_Internet_20_Link"><text:span text:style-name="T15">The Discovery Server</text:span></text:a></text:h>
      <text:p text:style-name="P5"><text:a xlink:type="simple" xlink:href="https://app.pluralsight.com/course-player?clipId=33cb2a65-95b0-44e1-8120-c5c599f69ba3&amp;startTime=2" office:target-frame-name="psplayer" xlink:show="replace" text:style-name="Internet_20_link" text:visited-style-name="Visited_20_Internet_20_Link"><text:span text:style-name="T15">We're going deeper with each of the key components in service discovery,</text:span></text:a><text:span text:style-name="T18"> </text:span><text:a xlink:type="simple" xlink:href="https://app.pluralsight.com/course-player?clipId=33cb2a65-95b0-44e1-8120-c5c599f69ba3&amp;startTime=5.644" office:target-frame-name="psplayer" xlink:show="replace" text:style-name="Internet_20_link" text:visited-style-name="Visited_20_Internet_20_Link"><text:span text:style-name="T15">and we're going to start with the Discovery Server.</text:span></text:a><text:span text:style-name="T18"> </text:span><text:a xlink:type="simple" xlink:href="https://app.pluralsight.com/course-player?clipId=33cb2a65-95b0-44e1-8120-c5c599f69ba3&amp;startTime=9.244" office:target-frame-name="psplayer" xlink:show="replace" text:style-name="Internet_20_link" text:visited-style-name="Visited_20_Internet_20_Link"><text:span text:style-name="T15">At its core,</text:span></text:a><text:span text:style-name="T18"> </text:span><text:a xlink:type="simple" xlink:href="https://app.pluralsight.com/course-player?clipId=33cb2a65-95b0-44e1-8120-c5c599f69ba3&amp;startTime=10.529714285714286" office:target-frame-name="psplayer" xlink:show="replace" text:style-name="Internet_20_link" text:visited-style-name="Visited_20_Internet_20_Link"><text:span text:style-name="T15">the Discovery Server is an actively managed registry of service locations.</text:span></text:a><text:span text:style-name="T18"> </text:span><text:a xlink:type="simple" xlink:href="https://app.pluralsight.com/course-player?clipId=33cb2a65-95b0-44e1-8120-c5c599f69ba3&amp;startTime=15.244" office:target-frame-name="psplayer" xlink:show="replace" text:style-name="Internet_20_link" text:visited-style-name="Visited_20_Internet_20_Link"><text:span text:style-name="T15">It is responsible for allowing others to find services and for</text:span></text:a><text:span text:style-name="T18"> </text:span><text:a xlink:type="simple" xlink:href="https://app.pluralsight.com/course-player?clipId=33cb2a65-95b0-44e1-8120-c5c599f69ba3&amp;startTime=19.244" office:target-frame-name="psplayer" xlink:show="replace" text:style-name="Internet_20_link" text:visited-style-name="Visited_20_Internet_20_Link"><text:span text:style-name="T15">services to register and deregister themselves.</text:span></text:a><text:span text:style-name="T18"> </text:span><text:a xlink:type="simple" xlink:href="https://app.pluralsight.com/course-player?clipId=33cb2a65-95b0-44e1-8120-c5c599f69ba3&amp;startTime=23.244" office:target-frame-name="psplayer" xlink:show="replace" text:style-name="Internet_20_link" text:visited-style-name="Visited_20_Internet_20_Link"><text:span text:style-name="T15">It's the source of truth, if you will.</text:span></text:a><text:span text:style-name="T18"> </text:span><text:a xlink:type="simple" xlink:href="https://app.pluralsight.com/course-player?clipId=33cb2a65-95b0-44e1-8120-c5c599f69ba3&amp;startTime=25.705538461538453" office:target-frame-name="psplayer" xlink:show="replace" text:style-name="Internet_20_link" text:visited-style-name="Visited_20_Internet_20_Link"><text:span text:style-name="T15">And you would typically run more than one instance of the Discovery Server as</text:span></text:a><text:span text:style-name="T18"> </text:span><text:a xlink:type="simple" xlink:href="https://app.pluralsight.com/course-player?clipId=33cb2a65-95b0-44e1-8120-c5c599f69ba3&amp;startTime=30.24399999999999" office:target-frame-name="psplayer" xlink:show="replace" text:style-name="Internet_20_link" text:visited-style-name="Visited_20_Internet_20_Link"><text:span text:style-name="T15">it's the key component to locate all the other services.</text:span></text:a><text:span text:style-name="T18"> </text:span><text:a xlink:type="simple" xlink:href="https://app.pluralsight.com/course-player?clipId=33cb2a65-95b0-44e1-8120-c5c599f69ba3&amp;startTime=34.244" office:target-frame-name="psplayer" xlink:show="replace" text:style-name="Internet_20_link" text:visited-style-name="Visited_20_Internet_20_Link"><text:span text:style-name="T15">And if you can't locate the other services,</text:span></text:a><text:span text:style-name="T18"> </text:span><text:a xlink:type="simple" xlink:href="https://app.pluralsight.com/course-player?clipId=33cb2a65-95b0-44e1-8120-c5c599f69ba3&amp;startTime=36.377333333333326" office:target-frame-name="psplayer" xlink:show="replace" text:style-name="Internet_20_link" text:visited-style-name="Visited_20_Internet_20_Link"><text:span text:style-name="T15">then you can't call the other services.</text:span></text:a><text:span text:style-name="T18"> </text:span><text:a xlink:type="simple" xlink:href="https://app.pluralsight.com/course-player?clipId=33cb2a65-95b0-44e1-8120-c5c599f69ba3&amp;startTime=38.244" office:target-frame-name="psplayer" xlink:show="replace" text:style-name="Internet_20_link" text:visited-style-name="Visited_20_Internet_20_Link"><text:span text:style-name="T15">So this is an important piece of the overall architecture.</text:span></text:a><text:span text:style-name="T18"> </text:span><text:a xlink:type="simple" xlink:href="https://app.pluralsight.com/course-player?clipId=33cb2a65-95b0-44e1-8120-c5c599f69ba3&amp;startTime=42.244" office:target-frame-name="psplayer" xlink:show="replace" text:style-name="Internet_20_link" text:visited-style-name="Visited_20_Internet_20_Link"><text:span text:style-name="T15">And you can find the Discovery Server implementation within</text:span></text:a><text:span text:style-name="T18"> </text:span><text:a xlink:type="simple" xlink:href="https://app.pluralsight.com/course-player?clipId=33cb2a65-95b0-44e1-8120-c5c599f69ba3&amp;startTime=44.69854545454546" office:target-frame-name="psplayer" xlink:show="replace" text:style-name="Internet_20_link" text:visited-style-name="Visited_20_Internet_20_Link"><text:span text:style-name="T15">the Spring Cloud Eureka Server project.</text:span></text:a><text:span text:style-name="T18"> </text:span><text:a xlink:type="simple" xlink:href="https://app.pluralsight.com/course-player?clipId=33cb2a65-95b0-44e1-8120-c5c599f69ba3&amp;startTime=48.244" office:target-frame-name="psplayer" xlink:show="replace" text:style-name="Internet_20_link" text:visited-style-name="Visited_20_Internet_20_Link"><text:span text:style-name="T15">Throughout the course, we're going to be doing fairly simple demos,</text:span></text:a><text:span text:style-name="T18"> </text:span><text:a xlink:type="simple" xlink:href="https://app.pluralsight.com/course-player?clipId=33cb2a65-95b0-44e1-8120-c5c599f69ba3&amp;startTime=52.244" office:target-frame-name="psplayer" xlink:show="replace" text:style-name="Internet_20_link" text:visited-style-name="Visited_20_Internet_20_Link"><text:span text:style-name="T15">things that are easy to set up and solidify the concepts.</text:span></text:a><text:span text:style-name="T18"> </text:span><text:a xlink:type="simple" xlink:href="https://app.pluralsight.com/course-player?clipId=33cb2a65-95b0-44e1-8120-c5c599f69ba3&amp;startTime=56.244" office:target-frame-name="psplayer" xlink:show="replace" text:style-name="Internet_20_link" text:visited-style-name="Visited_20_Internet_20_Link"><text:span text:style-name="T15">So in this example,</text:span></text:a><text:span text:style-name="T18"> </text:span><text:a xlink:type="simple" xlink:href="https://app.pluralsight.com/course-player?clipId=33cb2a65-95b0-44e1-8120-c5c599f69ba3&amp;startTime=57.167076923076934" office:target-frame-name="psplayer" xlink:show="replace" text:style-name="Internet_20_link" text:visited-style-name="Visited_20_Internet_20_Link"><text:span text:style-name="T15">we're going to learn how to create a Discovery Server using Spring Cloud.</text:span></text:a><text:span text:style-name="T18"> </text:span><text:a xlink:type="simple" xlink:href="https://app.pluralsight.com/course-player?clipId=33cb2a65-95b0-44e1-8120-c5c599f69ba3&amp;startTime=60.91066666666666" office:target-frame-name="psplayer" xlink:show="replace" text:style-name="Internet_20_link" text:visited-style-name="Visited_20_Internet_20_Link"><text:span text:style-name="T15">And I'll detail out each of the steps,</text:span></text:a><text:span text:style-name="T18"> </text:span><text:a xlink:type="simple" xlink:href="https://app.pluralsight.com/course-player?clipId=33cb2a65-95b0-44e1-8120-c5c599f69ba3&amp;startTime=64.244" office:target-frame-name="psplayer" xlink:show="replace" text:style-name="Internet_20_link" text:visited-style-name="Visited_20_Internet_20_Link"><text:span text:style-name="T15">and then we'll follow up with a real example.</text:span></text:a><text:span text:style-name="T18"> </text:span><text:a xlink:type="simple" xlink:href="https://app.pluralsight.com/course-player?clipId=33cb2a65-95b0-44e1-8120-c5c599f69ba3&amp;startTime=68.244" office:target-frame-name="psplayer" xlink:show="replace" text:style-name="Internet_20_link" text:visited-style-name="Visited_20_Internet_20_Link"><text:span text:style-name="T15">Creating a Discovery Server with the Spring Cloud</text:span></text:a><text:span text:style-name="T18"> </text:span><text:a xlink:type="simple" xlink:href="https://app.pluralsight.com/course-player?clipId=33cb2a65-95b0-44e1-8120-c5c599f69ba3&amp;startTime=71.44400000000005" office:target-frame-name="psplayer" xlink:show="replace" text:style-name="Internet_20_link" text:visited-style-name="Visited_20_Internet_20_Link"><text:span text:style-name="T15">Eureka Server project is very easy.</text:span></text:a><text:span text:style-name="T18"> </text:span><text:a xlink:type="simple" xlink:href="https://app.pluralsight.com/course-player?clipId=33cb2a65-95b0-44e1-8120-c5c599f69ba3&amp;startTime=74.244" office:target-frame-name="psplayer" xlink:show="replace" text:style-name="Internet_20_link" text:visited-style-name="Visited_20_Internet_20_Link"><text:span text:style-name="T15">In fact, it's almost embarrassingly easy.</text:span></text:a><text:span text:style-name="T18"> </text:span><text:a xlink:type="simple" xlink:href="https://app.pluralsight.com/course-player?clipId=33cb2a65-95b0-44e1-8120-c5c599f69ba3&amp;startTime=77.244" office:target-frame-name="psplayer" xlink:show="replace" text:style-name="Internet_20_link" text:visited-style-name="Visited_20_Internet_20_Link"><text:span text:style-name="T15">In your pom.</text:span></text:a><text:span text:style-name="T18"> </text:span><text:a xlink:type="simple" xlink:href="https://app.pluralsight.com/course-player?clipId=33cb2a65-95b0-44e1-8120-c5c599f69ba3&amp;startTime=78.33490909090908" office:target-frame-name="psplayer" xlink:show="replace" text:style-name="Internet_20_link" text:visited-style-name="Visited_20_Internet_20_Link"><text:span text:style-name="T15">xml of your Maven project, in the dependencyManagement section,</text:span></text:a><text:span text:style-name="T18"> </text:span><text:a xlink:type="simple" xlink:href="https://app.pluralsight.com/course-player?clipId=33cb2a65-95b0-44e1-8120-c5c599f69ba3&amp;startTime=82.10114285714286" office:target-frame-name="psplayer" xlink:show="replace" text:style-name="Internet_20_link" text:visited-style-name="Visited_20_Internet_20_Link"><text:span text:style-name="T15">define a new dependency called spring-cloud-dependencies,</text:span></text:a><text:span text:style-name="T18"> </text:span><text:a xlink:type="simple" xlink:href="https://app.pluralsight.com/course-player?clipId=33cb2a65-95b0-44e1-8120-c5c599f69ba3&amp;startTime=87.244" office:target-frame-name="psplayer" xlink:show="replace" text:style-name="Internet_20_link" text:visited-style-name="Visited_20_Internet_20_Link"><text:span text:style-name="T15">and make sure it's of type pom and it has a scope of import.</text:span></text:a><text:span text:style-name="T18"> </text:span><text:a xlink:type="simple" xlink:href="https://app.pluralsight.com/course-player?clipId=33cb2a65-95b0-44e1-8120-c5c599f69ba3&amp;startTime=92.244" office:target-frame-name="psplayer" xlink:show="replace" text:style-name="Internet_20_link" text:visited-style-name="Visited_20_Internet_20_Link"><text:span text:style-name="T15">Still within your pom.</text:span></text:a><text:span text:style-name="T18"> </text:span><text:a xlink:type="simple" xlink:href="https://app.pluralsight.com/course-player?clipId=33cb2a65-95b0-44e1-8120-c5c599f69ba3&amp;startTime=94.46622222222223" office:target-frame-name="psplayer" xlink:show="replace" text:style-name="Internet_20_link" text:visited-style-name="Visited_20_Internet_20_Link"><text:span text:style-name="T15">xml, define a new dependency, spring-cloud-starter-eureka-server.</text:span></text:a><text:span text:style-name="T18"> </text:span><text:a xlink:type="simple" xlink:href="https://app.pluralsight.com/course-player?clipId=33cb2a65-95b0-44e1-8120-c5c599f69ba3&amp;startTime=97.869" office:target-frame-name="psplayer" xlink:show="replace" text:style-name="Internet_20_link" text:visited-style-name="Visited_20_Internet_20_Link"><text:span text:style-name="T15">And be sure to place this within the dependency section</text:span></text:a><text:span text:style-name="T18"> </text:span><text:a xlink:type="simple" xlink:href="https://app.pluralsight.com/course-player?clipId=33cb2a65-95b0-44e1-8120-c5c599f69ba3&amp;startTime=104.119" office:target-frame-name="psplayer" xlink:show="replace" text:style-name="Internet_20_link" text:visited-style-name="Visited_20_Internet_20_Link"><text:span text:style-name="T15">and not within the dependencyManagement.</text:span></text:a><text:span text:style-name="T18"> </text:span><text:a xlink:type="simple" xlink:href="https://app.pluralsight.com/course-player?clipId=33cb2a65-95b0-44e1-8120-c5c599f69ba3&amp;startTime=107.244" office:target-frame-name="psplayer" xlink:show="replace" text:style-name="Internet_20_link" text:visited-style-name="Visited_20_Internet_20_Link"><text:span text:style-name="T15">Within your application.</text:span></text:a><text:span text:style-name="T18"> </text:span><text:a xlink:type="simple" xlink:href="https://app.pluralsight.com/course-player?clipId=33cb2a65-95b0-44e1-8120-c5c599f69ba3&amp;startTime=109.119" office:target-frame-name="psplayer" xlink:show="replace" text:style-name="Internet_20_link" text:visited-style-name="Visited_20_Internet_20_Link"><text:span text:style-name="T15">properties or your application.</text:span></text:a><text:span text:style-name="T18"> </text:span><text:a xlink:type="simple" xlink:href="https://app.pluralsight.com/course-player?clipId=33cb2a65-95b0-44e1-8120-c5c599f69ba3&amp;startTime=111.619" office:target-frame-name="psplayer" xlink:show="replace" text:style-name="Internet_20_link" text:visited-style-name="Visited_20_Internet_20_Link"><text:span text:style-name="T15">yml, define a new property, spring.</text:span></text:a><text:span text:style-name="T18"> </text:span><text:a xlink:type="simple" xlink:href="https://app.pluralsight.com/course-player?clipId=33cb2a65-95b0-44e1-8120-c5c599f69ba3&amp;startTime=115.81542857142854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33cb2a65-95b0-44e1-8120-c5c599f69ba3&amp;startTime=116.52971428571425" office:target-frame-name="psplayer" xlink:show="replace" text:style-name="Internet_20_link" text:visited-style-name="Visited_20_Internet_20_Link"><text:span text:style-name="T15">name.</text:span></text:a><text:span text:style-name="T18"> </text:span><text:a xlink:type="simple" xlink:href="https://app.pluralsight.com/course-player?clipId=33cb2a65-95b0-44e1-8120-c5c599f69ba3&amp;startTime=117.244" office:target-frame-name="psplayer" xlink:show="replace" text:style-name="Internet_20_link" text:visited-style-name="Visited_20_Internet_20_Link"><text:span text:style-name="T15">And you can give this whatever value you want.</text:span></text:a><text:span text:style-name="T18"> </text:span><text:a xlink:type="simple" xlink:href="https://app.pluralsight.com/course-player?clipId=33cb2a65-95b0-44e1-8120-c5c599f69ba3&amp;startTime=120.244" office:target-frame-name="psplayer" xlink:show="replace" text:style-name="Internet_20_link" text:visited-style-name="Visited_20_Internet_20_Link"><text:span text:style-name="T15">In our case here, we're going to use discovery-server.</text:span></text:a><text:span text:style-name="T18"> </text:span><text:a xlink:type="simple" xlink:href="https://app.pluralsight.com/course-player?clipId=33cb2a65-95b0-44e1-8120-c5c599f69ba3&amp;startTime=123.244" office:target-frame-name="psplayer" xlink:show="replace" text:style-name="Internet_20_link" text:visited-style-name="Visited_20_Internet_20_Link"><text:span text:style-name="T15">Then, in your main Application class, you literally define one annotation.</text:span></text:a><text:span text:style-name="T18"> </text:span><text:a xlink:type="simple" xlink:href="https://app.pluralsight.com/course-player?clipId=33cb2a65-95b0-44e1-8120-c5c599f69ba3&amp;startTime=128.244" office:target-frame-name="psplayer" xlink:show="replace" text:style-name="Internet_20_link" text:visited-style-name="Visited_20_Internet_20_Link"><text:span text:style-name="T15">It's @EnableEurekaServer.</text:span></text:a><text:span text:style-name="T18"> </text:span><text:a xlink:type="simple" xlink:href="https://app.pluralsight.com/course-player?clipId=33cb2a65-95b0-44e1-8120-c5c599f69ba3&amp;startTime=129.35511111111109" office:target-frame-name="psplayer" xlink:show="replace" text:style-name="Internet_20_link" text:visited-style-name="Visited_20_Internet_20_Link"><text:span text:style-name="T15">And that's all there is to it.</text:span></text:a><text:span text:style-name="T18"> </text:span><text:a xlink:type="simple" xlink:href="https://app.pluralsight.com/course-player?clipId=33cb2a65-95b0-44e1-8120-c5c599f69ba3&amp;startTime=133.244" office:target-frame-name="psplayer" xlink:show="replace" text:style-name="Internet_20_link" text:visited-style-name="Visited_20_Internet_20_Link"><text:span text:style-name="T15">Once you start this application up, you will having a running instance of a Discovery Server.</text:span></text:a></text:p>
      <text:h text:style-name="P3" text:outline-level="3"><text:a xlink:type="simple" xlink:href="https://app.pluralsight.com/course-player?clipId=50ef8a1d-1b58-4e65-b2ac-96439ae12eae" office:target-frame-name="psplayer" xlink:show="replace" text:style-name="Internet_20_link" text:visited-style-name="Visited_20_Internet_20_Link"><text:span text:style-name="T15">Demo: Setting up a Service Discovery Server</text:span></text:a></text:h>
      <text:p text:style-name="P5"><text:a xlink:type="simple" xlink:href="https://app.pluralsight.com/course-player?clipId=50ef8a1d-1b58-4e65-b2ac-96439ae12eae&amp;startTime=1.944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50ef8a1d-1b58-4e65-b2ac-96439ae12eae&amp;startTime=2.6363076923076925" office:target-frame-name="psplayer" xlink:show="replace" text:style-name="Internet_20_link" text:visited-style-name="Visited_20_Internet_20_Link"><text:span text:style-name="T15">we're going to be creating and starting up our own Service Discovery</text:span></text:a><text:span text:style-name="T18"> </text:span><text:a xlink:type="simple" xlink:href="https://app.pluralsight.com/course-player?clipId=50ef8a1d-1b58-4e65-b2ac-96439ae12eae&amp;startTime=5.944" office:target-frame-name="psplayer" xlink:show="replace" text:style-name="Internet_20_link" text:visited-style-name="Visited_20_Internet_20_Link"><text:span text:style-name="T15">Server using the Spring Cloud Eureka Server project.</text:span></text:a><text:span text:style-name="T18"> </text:span><text:a xlink:type="simple" xlink:href="https://app.pluralsight.com/course-player?clipId=50ef8a1d-1b58-4e65-b2ac-96439ae12eae&amp;startTime=9.944" office:target-frame-name="psplayer" xlink:show="replace" text:style-name="Internet_20_link" text:visited-style-name="Visited_20_Internet_20_Link"><text:span text:style-name="T15">To start things off, let's head over to start.</text:span></text:a><text:span text:style-name="T18"> </text:span><text:a xlink:type="simple" xlink:href="https://app.pluralsight.com/course-player?clipId=50ef8a1d-1b58-4e65-b2ac-96439ae12eae&amp;startTime=14.034909090909096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50ef8a1d-1b58-4e65-b2ac-96439ae12eae&amp;startTime=14.489454545454551" office:target-frame-name="psplayer" xlink:show="replace" text:style-name="Internet_20_link" text:visited-style-name="Visited_20_Internet_20_Link"><text:span text:style-name="T15">io,</text:span></text:a><text:span text:style-name="T18"> </text:span><text:a xlink:type="simple" xlink:href="https://app.pluralsight.com/course-player?clipId=50ef8a1d-1b58-4e65-b2ac-96439ae12eae&amp;startTime=14.944" office:target-frame-name="psplayer" xlink:show="replace" text:style-name="Internet_20_link" text:visited-style-name="Visited_20_Internet_20_Link"><text:span text:style-name="T15">and we're going to use this Spring Initializr to</text:span></text:a><text:span text:style-name="T18"> </text:span><text:a xlink:type="simple" xlink:href="https://app.pluralsight.com/course-player?clipId=50ef8a1d-1b58-4e65-b2ac-96439ae12eae&amp;startTime=18.543999999999993" office:target-frame-name="psplayer" xlink:show="replace" text:style-name="Internet_20_link" text:visited-style-name="Visited_20_Internet_20_Link"><text:span text:style-name="T15">create the stub for our project.</text:span></text:a><text:span text:style-name="T18"> </text:span><text:a xlink:type="simple" xlink:href="https://app.pluralsight.com/course-player?clipId=50ef8a1d-1b58-4e65-b2ac-96439ae12eae&amp;startTime=20.944" office:target-frame-name="psplayer" xlink:show="replace" text:style-name="Internet_20_link" text:visited-style-name="Visited_20_Internet_20_Link"><text:span text:style-name="T15">It's a nice little skeleton creator that saves us a lot of time.</text:span></text:a><text:span text:style-name="T18"> </text:span><text:a xlink:type="simple" xlink:href="https://app.pluralsight.com/course-player?clipId=50ef8a1d-1b58-4e65-b2ac-96439ae12eae&amp;startTime=24.944" office:target-frame-name="psplayer" xlink:show="replace" text:style-name="Internet_20_link" text:visited-style-name="Visited_20_Internet_20_Link"><text:span text:style-name="T15">In the Group section here, I'm going to put io.</text:span></text:a><text:span text:style-name="T18"> </text:span><text:a xlink:type="simple" xlink:href="https://app.pluralsight.com/course-player?clipId=50ef8a1d-1b58-4e65-b2ac-96439ae12eae&amp;startTime=29.944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50ef8a1d-1b58-4e65-b2ac-96439ae12eae&amp;startTime=30.444" office:target-frame-name="psplayer" xlink:show="replace" text:style-name="Internet_20_link" text:visited-style-name="Visited_20_Internet_20_Link"><text:span text:style-name="T15">dustin, and for the Artifact I'm going to call it the discovery-server.</text:span></text:a><text:span text:style-name="T18"> </text:span><text:a xlink:type="simple" xlink:href="https://app.pluralsight.com/course-player?clipId=50ef8a1d-1b58-4e65-b2ac-96439ae12eae&amp;startTime=35.944" office:target-frame-name="psplayer" xlink:show="replace" text:style-name="Internet_20_link" text:visited-style-name="Visited_20_Internet_20_Link"><text:span text:style-name="T15">In the dependencies, I'm going to add the Eureka Server,</text:span></text:a><text:span text:style-name="T18"> </text:span><text:a xlink:type="simple" xlink:href="https://app.pluralsight.com/course-player?clipId=50ef8a1d-1b58-4e65-b2ac-96439ae12eae&amp;startTime=39.79015384615387" office:target-frame-name="psplayer" xlink:show="replace" text:style-name="Internet_20_link" text:visited-style-name="Visited_20_Internet_20_Link"><text:span text:style-name="T15">this is the Discovery Server,</text:span></text:a><text:span text:style-name="T18"> </text:span><text:a xlink:type="simple" xlink:href="https://app.pluralsight.com/course-player?clipId=50ef8a1d-1b58-4e65-b2ac-96439ae12eae&amp;startTime=41.944" office:target-frame-name="psplayer" xlink:show="replace" text:style-name="Internet_20_link" text:visited-style-name="Visited_20_Internet_20_Link"><text:span text:style-name="T15">and I'm also going to add DevTools and the Spring Boot Actuator project.</text:span></text:a><text:span text:style-name="T18"> </text:span><text:a xlink:type="simple" xlink:href="https://app.pluralsight.com/course-player?clipId=50ef8a1d-1b58-4e65-b2ac-96439ae12eae&amp;startTime=48.943999999999996" office:target-frame-name="psplayer" xlink:show="replace" text:style-name="Internet_20_link" text:visited-style-name="Visited_20_Internet_20_Link"><text:span text:style-name="T15">Once you've added all those dependencies, click the Generate Project button.</text:span></text:a><text:span text:style-name="T18"> </text:span><text:a xlink:type="simple" xlink:href="https://app.pluralsight.com/course-player?clipId=50ef8a1d-1b58-4e65-b2ac-96439ae12eae&amp;startTime=54.943999999999996" office:target-frame-name="psplayer" xlink:show="replace" text:style-name="Internet_20_link" text:visited-style-name="Visited_20_Internet_20_Link"><text:span text:style-name="T15">After you click that Generate Project button,</text:span></text:a><text:span text:style-name="T18"> </text:span><text:a xlink:type="simple" xlink:href="https://app.pluralsight.com/course-player?clipId=50ef8a1d-1b58-4e65-b2ac-96439ae12eae&amp;startTime=57.48945454545455" office:target-frame-name="psplayer" xlink:show="replace" text:style-name="Internet_20_link" text:visited-style-name="Visited_20_Internet_20_Link"><text:span text:style-name="T15">it's going to automatically download a zip file for you,</text:span></text:a><text:span text:style-name="T18"> </text:span><text:a xlink:type="simple" xlink:href="https://app.pluralsight.com/course-player?clipId=50ef8a1d-1b58-4e65-b2ac-96439ae12eae&amp;startTime=60.49955555555556" office:target-frame-name="psplayer" xlink:show="replace" text:style-name="Internet_20_link" text:visited-style-name="Visited_20_Internet_20_Link"><text:span text:style-name="T15">and this contains the </text:span></text:a><text:soft-page-break/><text:a xlink:type="simple" xlink:href="https://app.pluralsight.com/course-player?clipId=50ef8a1d-1b58-4e65-b2ac-96439ae12eae&amp;startTime=60.49955555555556" office:target-frame-name="psplayer" xlink:show="replace" text:style-name="Internet_20_link" text:visited-style-name="Visited_20_Internet_20_Link"><text:span text:style-name="T15">stub of our project.</text:span></text:a><text:span text:style-name="T18"> </text:span><text:a xlink:type="simple" xlink:href="https://app.pluralsight.com/course-player?clipId=50ef8a1d-1b58-4e65-b2ac-96439ae12eae&amp;startTime=64.944" office:target-frame-name="psplayer" xlink:show="replace" text:style-name="Internet_20_link" text:visited-style-name="Visited_20_Internet_20_Link"><text:span text:style-name="T15">Go ahead and unzip the downloaded stub project.</text:span></text:a><text:span text:style-name="T18"> </text:span><text:a xlink:type="simple" xlink:href="https://app.pluralsight.com/course-player?clipId=50ef8a1d-1b58-4e65-b2ac-96439ae12eae&amp;startTime=66.944" office:target-frame-name="psplayer" xlink:show="replace" text:style-name="Internet_20_link" text:visited-style-name="Visited_20_Internet_20_Link"><text:span text:style-name="T15">Then we're going to go ahead and open up our IDE and import it.</text:span></text:a><text:span text:style-name="T18"> </text:span><text:a xlink:type="simple" xlink:href="https://app.pluralsight.com/course-player?clipId=50ef8a1d-1b58-4e65-b2ac-96439ae12eae&amp;startTime=71.944" office:target-frame-name="psplayer" xlink:show="replace" text:style-name="Internet_20_link" text:visited-style-name="Visited_20_Internet_20_Link"><text:span text:style-name="T15">I've switched over to my IDE, which is Spring Tool Suite.</text:span></text:a><text:span text:style-name="T18"> </text:span><text:a xlink:type="simple" xlink:href="https://app.pluralsight.com/course-player?clipId=50ef8a1d-1b58-4e65-b2ac-96439ae12eae&amp;startTime=74.944" office:target-frame-name="psplayer" xlink:show="replace" text:style-name="Internet_20_link" text:visited-style-name="Visited_20_Internet_20_Link"><text:span text:style-name="T15">And on the Package Explorer tab in the blank area, right-click and go to Import.</text:span></text:a><text:span text:style-name="T18"> </text:span><text:a xlink:type="simple" xlink:href="https://app.pluralsight.com/course-player?clipId=50ef8a1d-1b58-4e65-b2ac-96439ae12eae&amp;startTime=82.944" office:target-frame-name="psplayer" xlink:show="replace" text:style-name="Internet_20_link" text:visited-style-name="Visited_20_Internet_20_Link"><text:span text:style-name="T15">And you're going to want to filter out the available</text:span></text:a><text:span text:style-name="T18"> </text:span><text:a xlink:type="simple" xlink:href="https://app.pluralsight.com/course-player?clipId=50ef8a1d-1b58-4e65-b2ac-96439ae12eae&amp;startTime=85.25169230769227" office:target-frame-name="psplayer" xlink:show="replace" text:style-name="Internet_20_link" text:visited-style-name="Visited_20_Internet_20_Link"><text:span text:style-name="T15">options by typing in Existing Maven Projects.</text:span></text:a><text:span text:style-name="T18"> </text:span><text:a xlink:type="simple" xlink:href="https://app.pluralsight.com/course-player?clipId=50ef8a1d-1b58-4e65-b2ac-96439ae12eae&amp;startTime=88.48945454545456" office:target-frame-name="psplayer" xlink:show="replace" text:style-name="Internet_20_link" text:visited-style-name="Visited_20_Internet_20_Link"><text:span text:style-name="T15">Go ahead and click that, click Next,</text:span></text:a><text:span text:style-name="T18"> </text:span><text:a xlink:type="simple" xlink:href="https://app.pluralsight.com/course-player?clipId=50ef8a1d-1b58-4e65-b2ac-96439ae12eae&amp;startTime=92.944" office:target-frame-name="psplayer" xlink:show="replace" text:style-name="Internet_20_link" text:visited-style-name="Visited_20_Internet_20_Link"><text:span text:style-name="T15">browse to the location of the unzipped stub project,</text:span></text:a><text:span text:style-name="T18"> </text:span><text:a xlink:type="simple" xlink:href="https://app.pluralsight.com/course-player?clipId=50ef8a1d-1b58-4e65-b2ac-96439ae12eae&amp;startTime=97.444" office:target-frame-name="psplayer" xlink:show="replace" text:style-name="Internet_20_link" text:visited-style-name="Visited_20_Internet_20_Link"><text:span text:style-name="T15">and click Open.</text:span></text:a><text:span text:style-name="T18"> </text:span><text:a xlink:type="simple" xlink:href="https://app.pluralsight.com/course-player?clipId=50ef8a1d-1b58-4e65-b2ac-96439ae12eae&amp;startTime=98.944" office:target-frame-name="psplayer" xlink:show="replace" text:style-name="Internet_20_link" text:visited-style-name="Visited_20_Internet_20_Link"><text:span text:style-name="T15">Underneath the Projects you should see your pom.</text:span></text:a><text:span text:style-name="T18"> </text:span><text:a xlink:type="simple" xlink:href="https://app.pluralsight.com/course-player?clipId=50ef8a1d-1b58-4e65-b2ac-96439ae12eae&amp;startTime=101.61066666666663" office:target-frame-name="psplayer" xlink:show="replace" text:style-name="Internet_20_link" text:visited-style-name="Visited_20_Internet_20_Link"><text:span text:style-name="T15">xml.</text:span></text:a><text:span text:style-name="T18"> </text:span><text:a xlink:type="simple" xlink:href="https://app.pluralsight.com/course-player?clipId=50ef8a1d-1b58-4e65-b2ac-96439ae12eae&amp;startTime=101.944" office:target-frame-name="psplayer" xlink:show="replace" text:style-name="Internet_20_link" text:visited-style-name="Visited_20_Internet_20_Link"><text:span text:style-name="T15">Go ahead and click Finish, and give that a second,</text:span></text:a><text:span text:style-name="T18"> </text:span><text:a xlink:type="simple" xlink:href="https://app.pluralsight.com/course-player?clipId=50ef8a1d-1b58-4e65-b2ac-96439ae12eae&amp;startTime=105.02092307692307" office:target-frame-name="psplayer" xlink:show="replace" text:style-name="Internet_20_link" text:visited-style-name="Visited_20_Internet_20_Link"><text:span text:style-name="T15">and it'll import into the IDE.</text:span></text:a><text:span text:style-name="T18"> </text:span><text:a xlink:type="simple" xlink:href="https://app.pluralsight.com/course-player?clipId=50ef8a1d-1b58-4e65-b2ac-96439ae12eae&amp;startTime=107.19400000000002" office:target-frame-name="psplayer" xlink:show="replace" text:style-name="Internet_20_link" text:visited-style-name="Visited_20_Internet_20_Link"><text:span text:style-name="T15">Once the project is finished importing,</text:span></text:a><text:span text:style-name="T18"> </text:span><text:a xlink:type="simple" xlink:href="https://app.pluralsight.com/course-player?clipId=50ef8a1d-1b58-4e65-b2ac-96439ae12eae&amp;startTime=109.69400000000005" office:target-frame-name="psplayer" xlink:show="replace" text:style-name="Internet_20_link" text:visited-style-name="Visited_20_Internet_20_Link"><text:span text:style-name="T15">go ahead and expand it and open up the main application class.</text:span></text:a><text:span text:style-name="T18"> </text:span><text:a xlink:type="simple" xlink:href="https://app.pluralsight.com/course-player?clipId=50ef8a1d-1b58-4e65-b2ac-96439ae12eae&amp;startTime=113.944" office:target-frame-name="psplayer" xlink:show="replace" text:style-name="Internet_20_link" text:visited-style-name="Visited_20_Internet_20_Link"><text:span text:style-name="T15">It should be called DiscoveryServerApplication,</text:span></text:a><text:span text:style-name="T18"> </text:span><text:a xlink:type="simple" xlink:href="https://app.pluralsight.com/course-player?clipId=50ef8a1d-1b58-4e65-b2ac-96439ae12eae&amp;startTime=115.61066666666665" office:target-frame-name="psplayer" xlink:show="replace" text:style-name="Internet_20_link" text:visited-style-name="Visited_20_Internet_20_Link"><text:span text:style-name="T15">and this is where we're going to add the annotation</text:span></text:a><text:span text:style-name="T18"> </text:span><text:a xlink:type="simple" xlink:href="https://app.pluralsight.com/course-player?clipId=50ef8a1d-1b58-4e65-b2ac-96439ae12eae&amp;startTime=119.67127272727272" office:target-frame-name="psplayer" xlink:show="replace" text:style-name="Internet_20_link" text:visited-style-name="Visited_20_Internet_20_Link"><text:span text:style-name="T15">to enable our Discovery Server.</text:span></text:a><text:span text:style-name="T18"> </text:span><text:a xlink:type="simple" xlink:href="https://app.pluralsight.com/course-player?clipId=50ef8a1d-1b58-4e65-b2ac-96439ae12eae&amp;startTime=121.944" office:target-frame-name="psplayer" xlink:show="replace" text:style-name="Internet_20_link" text:visited-style-name="Visited_20_Internet_20_Link"><text:span text:style-name="T15">So right above this @SpringBootApplication annotation,</text:span></text:a><text:span text:style-name="T18"> </text:span><text:a xlink:type="simple" xlink:href="https://app.pluralsight.com/course-player?clipId=50ef8a1d-1b58-4e65-b2ac-96439ae12eae&amp;startTime=124.34400000000004" office:target-frame-name="psplayer" xlink:show="replace" text:style-name="Internet_20_link" text:visited-style-name="Visited_20_Internet_20_Link"><text:span text:style-name="T15">we can add a new one, @EnableEurekaServer.</text:span></text:a><text:span text:style-name="T18"> </text:span><text:a xlink:type="simple" xlink:href="https://app.pluralsight.com/course-player?clipId=50ef8a1d-1b58-4e65-b2ac-96439ae12eae&amp;startTime=128.569" office:target-frame-name="psplayer" xlink:show="replace" text:style-name="Internet_20_link" text:visited-style-name="Visited_20_Internet_20_Link"><text:span text:style-name="T15">Go ahead and save that.</text:span></text:a><text:span text:style-name="T18"> </text:span><text:a xlink:type="simple" xlink:href="https://app.pluralsight.com/course-player?clipId=50ef8a1d-1b58-4e65-b2ac-96439ae12eae&amp;startTime=132.944" office:target-frame-name="psplayer" xlink:show="replace" text:style-name="Internet_20_link" text:visited-style-name="Visited_20_Internet_20_Link"><text:span text:style-name="T15">We're now ready to start our Service Discovery Server,</text:span></text:a><text:span text:style-name="T18"> </text:span><text:a xlink:type="simple" xlink:href="https://app.pluralsight.com/course-player?clipId=50ef8a1d-1b58-4e65-b2ac-96439ae12eae&amp;startTime=135.71323076923088" office:target-frame-name="psplayer" xlink:show="replace" text:style-name="Internet_20_link" text:visited-style-name="Visited_20_Internet_20_Link"><text:span text:style-name="T15">so go ahead and right-click on the main application class,</text:span></text:a><text:span text:style-name="T18"> </text:span><text:a xlink:type="simple" xlink:href="https://app.pluralsight.com/course-player?clipId=50ef8a1d-1b58-4e65-b2ac-96439ae12eae&amp;startTime=139.12581818181823" office:target-frame-name="psplayer" xlink:show="replace" text:style-name="Internet_20_link" text:visited-style-name="Visited_20_Internet_20_Link"><text:span text:style-name="T15">and go to Run As, and choose Spring Boot App.</text:span></text:a><text:span text:style-name="T18"> </text:span><text:a xlink:type="simple" xlink:href="https://app.pluralsight.com/course-player?clipId=50ef8a1d-1b58-4e65-b2ac-96439ae12eae&amp;startTime=144.44399999999993" office:target-frame-name="psplayer" xlink:show="replace" text:style-name="Internet_20_link" text:visited-style-name="Visited_20_Internet_20_Link"><text:span text:style-name="T15">Once the application has finished loading,</text:span></text:a><text:span text:style-name="T18"> </text:span><text:a xlink:type="simple" xlink:href="https://app.pluralsight.com/course-player?clipId=50ef8a1d-1b58-4e65-b2ac-96439ae12eae&amp;startTime=148.319" office:target-frame-name="psplayer" xlink:show="replace" text:style-name="Internet_20_link" text:visited-style-name="Visited_20_Internet_20_Link"><text:span text:style-name="T15">go ahead and expand the Console widow.</text:span></text:a><text:span text:style-name="T18"> </text:span><text:a xlink:type="simple" xlink:href="https://app.pluralsight.com/course-player?clipId=50ef8a1d-1b58-4e65-b2ac-96439ae12eae&amp;startTime=150.944" office:target-frame-name="psplayer" xlink:show="replace" text:style-name="Internet_20_link" text:visited-style-name="Visited_20_Internet_20_Link"><text:span text:style-name="T15">And you'll notice that there are several exceptions in here.</text:span></text:a><text:span text:style-name="T18"> </text:span><text:a xlink:type="simple" xlink:href="https://app.pluralsight.com/course-player?clipId=50ef8a1d-1b58-4e65-b2ac-96439ae12eae&amp;startTime=154.944" office:target-frame-name="psplayer" xlink:show="replace" text:style-name="Internet_20_link" text:visited-style-name="Visited_20_Internet_20_Link"><text:span text:style-name="T15">Go ahead and stop the application server; otherwise,</text:span></text:a><text:span text:style-name="T18"> </text:span><text:a xlink:type="simple" xlink:href="https://app.pluralsight.com/course-player?clipId=50ef8a1d-1b58-4e65-b2ac-96439ae12eae&amp;startTime=157.12581818181823" office:target-frame-name="psplayer" xlink:show="replace" text:style-name="Internet_20_link" text:visited-style-name="Visited_20_Internet_20_Link"><text:span text:style-name="T15">it will continue to throw those exceptions.</text:span></text:a><text:span text:style-name="T18"> </text:span><text:a xlink:type="simple" xlink:href="https://app.pluralsight.com/course-player?clipId=50ef8a1d-1b58-4e65-b2ac-96439ae12eae&amp;startTime=159.27733333333336" office:target-frame-name="psplayer" xlink:show="replace" text:style-name="Internet_20_link" text:visited-style-name="Visited_20_Internet_20_Link"><text:span text:style-name="T15">Let's scroll up to one of these exceptions and see what the problem is.</text:span></text:a><text:span text:style-name="T18"> </text:span><text:a xlink:type="simple" xlink:href="https://app.pluralsight.com/course-player?clipId=50ef8a1d-1b58-4e65-b2ac-96439ae12eae&amp;startTime=164.7132307692307" office:target-frame-name="psplayer" xlink:show="replace" text:style-name="Internet_20_link" text:visited-style-name="Visited_20_Internet_20_Link"><text:span text:style-name="T15">Cannot execute request on any known server.</text:span></text:a><text:span text:style-name="T18"> </text:span><text:a xlink:type="simple" xlink:href="https://app.pluralsight.com/course-player?clipId=50ef8a1d-1b58-4e65-b2ac-96439ae12eae&amp;startTime=167.944" office:target-frame-name="psplayer" xlink:show="replace" text:style-name="Internet_20_link" text:visited-style-name="Visited_20_Internet_20_Link"><text:span text:style-name="T15">And if you look, it's coming from this DiscoveryClient.</text:span></text:a><text:span text:style-name="T18"> </text:span><text:a xlink:type="simple" xlink:href="https://app.pluralsight.com/course-player?clipId=50ef8a1d-1b58-4e65-b2ac-96439ae12eae&amp;startTime=171.21672727272735" office:target-frame-name="psplayer" xlink:show="replace" text:style-name="Internet_20_link" text:visited-style-name="Visited_20_Internet_20_Link"><text:span text:style-name="T15">register method.</text:span></text:a><text:span text:style-name="T18"> </text:span><text:a xlink:type="simple" xlink:href="https://app.pluralsight.com/course-player?clipId=50ef8a1d-1b58-4e65-b2ac-96439ae12eae&amp;startTime=171.944" office:target-frame-name="psplayer" xlink:show="replace" text:style-name="Internet_20_link" text:visited-style-name="Visited_20_Internet_20_Link"><text:span text:style-name="T15">And what's happening is the Service Discovery Server is starting up,</text:span></text:a><text:span text:style-name="T18"> </text:span><text:a xlink:type="simple" xlink:href="https://app.pluralsight.com/course-player?clipId=50ef8a1d-1b58-4e65-b2ac-96439ae12eae&amp;startTime=176.944" office:target-frame-name="psplayer" xlink:show="replace" text:style-name="Internet_20_link" text:visited-style-name="Visited_20_Internet_20_Link"><text:span text:style-name="T15">and it's trying to register itself with a peer Service Discovery Server.</text:span></text:a><text:span text:style-name="T18"> </text:span><text:a xlink:type="simple" xlink:href="https://app.pluralsight.com/course-player?clipId=50ef8a1d-1b58-4e65-b2ac-96439ae12eae&amp;startTime=182.944" office:target-frame-name="psplayer" xlink:show="replace" text:style-name="Internet_20_link" text:visited-style-name="Visited_20_Internet_20_Link"><text:span text:style-name="T15">And this is mainly for high availability purposes.</text:span></text:a><text:span text:style-name="T18"> </text:span><text:a xlink:type="simple" xlink:href="https://app.pluralsight.com/course-player?clipId=50ef8a1d-1b58-4e65-b2ac-96439ae12eae&amp;startTime=185.944" office:target-frame-name="psplayer" xlink:show="replace" text:style-name="Internet_20_link" text:visited-style-name="Visited_20_Internet_20_Link"><text:span text:style-name="T15">However, when we're running in standalone or development mode,</text:span></text:a><text:span text:style-name="T18"> </text:span><text:a xlink:type="simple" xlink:href="https://app.pluralsight.com/course-player?clipId=50ef8a1d-1b58-4e65-b2ac-96439ae12eae&amp;startTime=189.944" office:target-frame-name="psplayer" xlink:show="replace" text:style-name="Internet_20_link" text:visited-style-name="Visited_20_Internet_20_Link"><text:span text:style-name="T15">it can kind of be a pain to have to set up multiple instances every time.</text:span></text:a><text:span text:style-name="T18"> </text:span><text:a xlink:type="simple" xlink:href="https://app.pluralsight.com/course-player?clipId=50ef8a1d-1b58-4e65-b2ac-96439ae12eae&amp;startTime=193.944" office:target-frame-name="psplayer" xlink:show="replace" text:style-name="Internet_20_link" text:visited-style-name="Visited_20_Internet_20_Link"><text:span text:style-name="T15">So instead,</text:span></text:a><text:span text:style-name="T18"> </text:span><text:a xlink:type="simple" xlink:href="https://app.pluralsight.com/course-player?clipId=50ef8a1d-1b58-4e65-b2ac-96439ae12eae&amp;startTime=194.55938461538463" office:target-frame-name="psplayer" xlink:show="replace" text:style-name="Internet_20_link" text:visited-style-name="Visited_20_Internet_20_Link"><text:span text:style-name="T15">we're going to configure the Eureka Server not to try</text:span></text:a><text:span text:style-name="T18"> </text:span><text:a xlink:type="simple" xlink:href="https://app.pluralsight.com/course-player?clipId=50ef8a1d-1b58-4e65-b2ac-96439ae12eae&amp;startTime=197.63630769230784" office:target-frame-name="psplayer" xlink:show="replace" text:style-name="Internet_20_link" text:visited-style-name="Visited_20_Internet_20_Link"><text:span text:style-name="T15">to register itself with its peers.</text:span></text:a><text:span text:style-name="T18"> </text:span><text:a xlink:type="simple" xlink:href="https://app.pluralsight.com/course-player?clipId=50ef8a1d-1b58-4e65-b2ac-96439ae12eae&amp;startTime=199.6106666666667" office:target-frame-name="psplayer" xlink:show="replace" text:style-name="Internet_20_link" text:visited-style-name="Visited_20_Internet_20_Link"><text:span text:style-name="T15">And you definitely only want to do this is development mode since</text:span></text:a><text:span text:style-name="T18"> </text:span><text:a xlink:type="simple" xlink:href="https://app.pluralsight.com/course-player?clipId=50ef8a1d-1b58-4e65-b2ac-96439ae12eae&amp;startTime=204.02733333333327" office:target-frame-name="psplayer" xlink:show="replace" text:style-name="Internet_20_link" text:visited-style-name="Visited_20_Internet_20_Link"><text:span text:style-name="T15">you want that high availability in production.</text:span></text:a><text:span text:style-name="T18"> </text:span><text:a xlink:type="simple" xlink:href="https://app.pluralsight.com/course-player?clipId=50ef8a1d-1b58-4e65-b2ac-96439ae12eae&amp;startTime=206.944" office:target-frame-name="psplayer" xlink:show="replace" text:style-name="Internet_20_link" text:visited-style-name="Visited_20_Internet_20_Link"><text:span text:style-name="T15">Let's go ahead and close the Console.</text:span></text:a><text:span text:style-name="T18"> </text:span><text:a xlink:type="simple" xlink:href="https://app.pluralsight.com/course-player?clipId=50ef8a1d-1b58-4e65-b2ac-96439ae12eae&amp;startTime=209.2773333333334" office:target-frame-name="psplayer" xlink:show="replace" text:style-name="Internet_20_link" text:visited-style-name="Visited_20_Internet_20_Link"><text:span text:style-name="T15">Then, in the Package Explorer,</text:span></text:a><text:span text:style-name="T18"> </text:span><text:a xlink:type="simple" xlink:href="https://app.pluralsight.com/course-player?clipId=50ef8a1d-1b58-4e65-b2ac-96439ae12eae&amp;startTime=210.944" office:target-frame-name="psplayer" xlink:show="replace" text:style-name="Internet_20_link" text:visited-style-name="Visited_20_Internet_20_Link"><text:span text:style-name="T15">navigate to src/main/resources and open up the application.</text:span></text:a><text:span text:style-name="T18"> </text:span><text:a xlink:type="simple" xlink:href="https://app.pluralsight.com/course-player?clipId=50ef8a1d-1b58-4e65-b2ac-96439ae12eae&amp;startTime=216.27733333333325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50ef8a1d-1b58-4e65-b2ac-96439ae12eae&amp;startTime=216.944" office:target-frame-name="psplayer" xlink:show="replace" text:style-name="Internet_20_link" text:visited-style-name="Visited_20_Internet_20_Link"><text:span text:style-name="T15">The first property we're going to add is actually one that we forgot previously,</text:span></text:a><text:span text:style-name="T18"> </text:span><text:a xlink:type="simple" xlink:href="https://app.pluralsight.com/course-player?clipId=50ef8a1d-1b58-4e65-b2ac-96439ae12eae&amp;startTime=220.64399999999998" office:target-frame-name="psplayer" xlink:show="replace" text:style-name="Internet_20_link" text:visited-style-name="Visited_20_Internet_20_Link"><text:span text:style-name="T15">it's the spring.</text:span></text:a><text:span text:style-name="T18"> </text:span><text:a xlink:type="simple" xlink:href="https://app.pluralsight.com/course-player?clipId=50ef8a1d-1b58-4e65-b2ac-96439ae12eae&amp;startTime=222.74399999999994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50ef8a1d-1b58-4e65-b2ac-96439ae12eae&amp;startTime=223.44399999999993" office:target-frame-name="psplayer" xlink:show="replace" text:style-name="Internet_20_link" text:visited-style-name="Visited_20_Internet_20_Link"><text:span text:style-name="T15">name property, and we're going to set that to discovery-server.</text:span></text:a><text:span text:style-name="T18"> </text:span><text:a xlink:type="simple" xlink:href="https://app.pluralsight.com/course-player?clipId=50ef8a1d-1b58-4e65-b2ac-96439ae12eae&amp;startTime=229.21672727272733" office:target-frame-name="psplayer" xlink:show="replace" text:style-name="Internet_20_link" text:visited-style-name="Visited_20_Internet_20_Link"><text:span text:style-name="T15">The second property we're going to add is a Eureka Client property,</text:span></text:a><text:span text:style-name="T18"> </text:span><text:a xlink:type="simple" xlink:href="https://app.pluralsight.com/course-player?clipId=50ef8a1d-1b58-4e65-b2ac-96439ae12eae&amp;startTime=234.12581818181823" office:target-frame-name="psplayer" xlink:show="replace" text:style-name="Internet_20_link" text:visited-style-name="Visited_20_Internet_20_Link"><text:span text:style-name="T15">so go ahead and type eureka.</text:span></text:a><text:span text:style-name="T18"> </text:span><text:a xlink:type="simple" xlink:href="https://app.pluralsight.com/course-player?clipId=50ef8a1d-1b58-4e65-b2ac-96439ae12eae&amp;startTime=236.944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50ef8a1d-1b58-4e65-b2ac-96439ae12eae&amp;startTime=237.944" office:target-frame-name="psplayer" xlink:show="replace" text:style-name="Internet_20_link" text:visited-style-name="Visited_20_Internet_20_Link"><text:span text:style-name="T15">register-with-eureka.</text:span></text:a><text:span text:style-name="T18"> </text:span><text:a xlink:type="simple" xlink:href="https://app.pluralsight.com/course-player?clipId=50ef8a1d-1b58-4e65-b2ac-96439ae12eae&amp;startTime=238.944" office:target-frame-name="psplayer" xlink:show="replace" text:style-name="Internet_20_link" text:visited-style-name="Visited_20_Internet_20_Link"><text:span text:style-name="T15">And since we're the Discovery Server our self,</text:span></text:a><text:span text:style-name="T18"> </text:span><text:a xlink:type="simple" xlink:href="https://app.pluralsight.com/course-player?clipId=50ef8a1d-1b58-4e65-b2ac-96439ae12eae&amp;startTime=244.94400000000002" office:target-frame-name="psplayer" xlink:show="replace" text:style-name="Internet_20_link" text:visited-style-name="Visited_20_Internet_20_Link"><text:span text:style-name="T15">and we're running in standalone mode,</text:span></text:a><text:span text:style-name="T18"> </text:span><text:a xlink:type="simple" xlink:href="https://app.pluralsight.com/course-player?clipId=50ef8a1d-1b58-4e65-b2ac-96439ae12eae&amp;startTime=246.94400000000007" office:target-frame-name="psplayer" xlink:show="replace" text:style-name="Internet_20_link" text:visited-style-name="Visited_20_Internet_20_Link"><text:span text:style-name="T15">we don't need to register with any other peers</text:span></text:a><text:span text:style-name="T18"> </text:span><text:a xlink:type="simple" xlink:href="https://app.pluralsight.com/course-player?clipId=50ef8a1d-1b58-4e65-b2ac-96439ae12eae&amp;startTime=249.94400000000005" office:target-frame-name="psplayer" xlink:show="replace" text:style-name="Internet_20_link" text:visited-style-name="Visited_20_Internet_20_Link"><text:span text:style-name="T15">because there aren't any other peers.</text:span></text:a><text:span text:style-name="T18"> </text:span><text:a xlink:type="simple" xlink:href="https://app.pluralsight.com/course-player?clipId=50ef8a1d-1b58-4e65-b2ac-96439ae12eae&amp;startTime=251.944" office:target-frame-name="psplayer" xlink:show="replace" text:style-name="Internet_20_link" text:visited-style-name="Visited_20_Internet_20_Link"><text:span text:style-name="T15">So make sure you set that value to false.</text:span></text:a><text:span text:style-name="T18"> </text:span><text:a xlink:type="simple" xlink:href="https://app.pluralsight.com/course-player?clipId=50ef8a1d-1b58-4e65-b2ac-96439ae12eae&amp;startTime=254.94400000000007" office:target-frame-name="psplayer" xlink:show="replace" text:style-name="Internet_20_link" text:visited-style-name="Visited_20_Internet_20_Link"><text:span text:style-name="T15">The next property is also a Eureka Client property, so go ahead and type eureka.</text:span></text:a><text:span text:style-name="T18"> </text:span><text:a xlink:type="simple" xlink:href="https://app.pluralsight.com/course-player?clipId=50ef8a1d-1b58-4e65-b2ac-96439ae12eae&amp;startTime=262.67127272727265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50ef8a1d-1b58-4e65-b2ac-96439ae12eae&amp;startTime=263.3076363636363" office:target-frame-name="psplayer" xlink:show="replace" text:style-name="Internet_20_link" text:visited-style-name="Visited_20_Internet_20_Link"><text:span text:style-name="T15">fetch-registry.</text:span></text:a><text:span text:style-name="T18"> </text:span><text:a xlink:type="simple" xlink:href="https://app.pluralsight.com/course-player?clipId=50ef8a1d-1b58-4e65-b2ac-96439ae12eae&amp;startTime=263.944" office:target-frame-name="psplayer" xlink:show="replace" text:style-name="Internet_20_link" text:visited-style-name="Visited_20_Internet_20_Link"><text:span text:style-name="T15">And this property controls whether or not the Eureka Client</text:span></text:a><text:span text:style-name="T18"> </text:span><text:a xlink:type="simple" xlink:href="https://app.pluralsight.com/course-player?clipId=50ef8a1d-1b58-4e65-b2ac-96439ae12eae&amp;startTime=266.67127272727254" office:target-frame-name="psplayer" xlink:show="replace" text:style-name="Internet_20_link" text:visited-style-name="Visited_20_Internet_20_Link"><text:span text:style-name="T15">would fetch the registry from the Eureka Server,</text:span></text:a><text:span text:style-name="T18"> </text:span><text:a xlink:type="simple" xlink:href="https://app.pluralsight.com/course-player?clipId=50ef8a1d-1b58-4e65-b2ac-96439ae12eae&amp;startTime=269.6363076923075" office:target-frame-name="psplayer" xlink:show="replace" text:style-name="Internet_20_link" text:visited-style-name="Visited_20_Internet_20_Link"><text:span text:style-name="T15">and since we are the only Eureka Server,</text:span></text:a><text:span text:style-name="T18"> </text:span><text:a xlink:type="simple" xlink:href="https://app.pluralsight.com/course-player?clipId=50ef8a1d-1b58-4e65-b2ac-96439ae12eae&amp;startTime=272.54400000000004" office:target-frame-name="psplayer" xlink:show="replace" text:style-name="Internet_20_link" text:visited-style-name="Visited_20_Internet_20_Link"><text:span text:style-name="T15">there's nothing else to fetch from anybody else,</text:span></text:a><text:span text:style-name="T18"> </text:span><text:a xlink:type="simple" xlink:href="https://app.pluralsight.com/course-player?clipId=50ef8a1d-1b58-4e65-b2ac-96439ae12eae&amp;startTime=274.944" office:target-frame-name="psplayer" xlink:show="replace" text:style-name="Internet_20_link" text:visited-style-name="Visited_20_Internet_20_Link"><text:span text:style-name="T15">so we'll set this to false.</text:span></text:a><text:span text:style-name="T18"> </text:span><text:a xlink:type="simple" xlink:href="https://app.pluralsight.com/course-player?clipId=50ef8a1d-1b58-4e65-b2ac-96439ae12eae&amp;startTime=277.086857142857" office:target-frame-name="psplayer" xlink:show="replace" text:style-name="Internet_20_link" text:visited-style-name="Visited_20_Internet_20_Link"><text:span text:style-name="T15">And the last property we're going to add is the server.</text:span></text:a><text:span text:style-name="T18"> </text:span><text:a xlink:type="simple" xlink:href="https://app.pluralsight.com/course-player?clipId=50ef8a1d-1b58-4e65-b2ac-96439ae12eae&amp;startTime=281.14399999999995" office:target-frame-name="psplayer" xlink:show="replace" text:style-name="Internet_20_link" text:visited-style-name="Visited_20_Internet_20_Link"><text:span text:style-name="T15">port, and we're going to set that to a value of 8761,</text:span></text:a><text:span text:style-name="T18"> </text:span><text:a xlink:type="simple" xlink:href="https://app.pluralsight.com/course-player?clipId=50ef8a1d-1b58-4e65-b2ac-96439ae12eae&amp;startTime=285.944" office:target-frame-name="psplayer" xlink:show="replace" text:style-name="Internet_20_link" text:visited-style-name="Visited_20_Internet_20_Link"><text:span text:style-name="T15">which is the default port for Eureka Discovery Server.</text:span></text:a><text:span text:style-name="T18"> </text:span><text:a xlink:type="simple" xlink:href="https://app.pluralsight.com/course-player?clipId=50ef8a1d-1b58-4e65-b2ac-96439ae12eae&amp;startTime=289.944" office:target-frame-name="psplayer" xlink:show="replace" text:style-name="Internet_20_link" text:visited-style-name="Visited_20_Internet_20_Link"><text:span text:style-name="T15">Once you get those properties in place, head over to the main application class,</text:span></text:a><text:span text:style-name="T18"> </text:span><text:a xlink:type="simple" xlink:href="https://app.pluralsight.com/course-player?clipId=50ef8a1d-1b58-4e65-b2ac-96439ae12eae&amp;startTime=293.48246153846156" office:target-frame-name="psplayer" xlink:show="replace" text:style-name="Internet_20_link" text:visited-style-name="Visited_20_Internet_20_Link"><text:span text:style-name="T15">right-click on it, and go to Run As Spring Boot App.</text:span></text:a><text:span text:style-name="T18"> </text:span><text:a xlink:type="simple" xlink:href="https://app.pluralsight.com/course-player?clipId=50ef8a1d-1b58-4e65-b2ac-96439ae12eae&amp;startTime=301.944" office:target-frame-name="psplayer" xlink:show="replace" text:style-name="Internet_20_link" text:visited-style-name="Visited_20_Internet_20_Link"><text:span text:style-name="T15">When your app finishes starting up, expand the console,</text:span></text:a><text:span text:style-name="T18"> </text:span><text:a xlink:type="simple" xlink:href="https://app.pluralsight.com/course-player?clipId=50ef8a1d-1b58-4e65-b2ac-96439ae12eae&amp;startTime=304.194" office:target-frame-name="psplayer" xlink:show="replace" text:style-name="Internet_20_link" text:visited-style-name="Visited_20_Internet_20_Link"><text:span text:style-name="T15">and you'll see that it started the Eureka Server</text:span></text:a><text:span text:style-name="T18"> </text:span><text:a xlink:type="simple" xlink:href="https://app.pluralsight.com/course-player?clipId=50ef8a1d-1b58-4e65-b2ac-96439ae12eae&amp;startTime=307.71323076923073" office:target-frame-name="psplayer" xlink:show="replace" text:style-name="Internet_20_link" text:visited-style-name="Visited_20_Internet_20_Link"><text:span text:style-name="T15">and it changed its status to UP. So you now have a running Service Discovery Server.</text:span></text:a></text:p>
      <text:h text:style-name="P3" text:outline-level="3"><text:a xlink:type="simple" xlink:href="https://app.pluralsight.com/course-player?clipId=17607612-ad26-402f-aabc-b4116463a70d" office:target-frame-name="psplayer" xlink:show="replace" text:style-name="Internet_20_link" text:visited-style-name="Visited_20_Internet_20_Link"><text:span text:style-name="T15">The Application Service</text:span></text:a></text:h>
      <text:p text:style-name="P5"><text:a xlink:type="simple" xlink:href="https://app.pluralsight.com/course-player?clipId=17607612-ad26-402f-aabc-b4116463a70d&amp;startTime=2.044" office:target-frame-name="psplayer" xlink:show="replace" text:style-name="Internet_20_link" text:visited-style-name="Visited_20_Internet_20_Link"><text:span text:style-name="T15">Remember that we're diving into each of the components of service discovery,</text:span></text:a><text:span text:style-name="T18"> </text:span><text:a xlink:type="simple" xlink:href="https://app.pluralsight.com/course-player?clipId=17607612-ad26-402f-aabc-b4116463a70d&amp;startTime=5.498545454545455" office:target-frame-name="psplayer" xlink:show="replace" text:style-name="Internet_20_link" text:visited-style-name="Visited_20_Internet_20_Link"><text:span text:style-name="T15">and the next on our list is the application service.</text:span></text:a><text:span text:style-name="T18"> </text:span><text:a xlink:type="simple" xlink:href="https://app.pluralsight.com/course-player?clipId=17607612-ad26-402f-aabc-b4116463a70d&amp;startTime=10.044" office:target-frame-name="psplayer" xlink:show="replace" text:style-name="Internet_20_link" text:visited-style-name="Visited_20_Internet_20_Link"><text:span text:style-name="T15">This is whatever is providing the functionality.</text:span></text:a><text:span text:style-name="T18"> </text:span><text:a xlink:type="simple" xlink:href="https://app.pluralsight.com/course-player?clipId=17607612-ad26-402f-aabc-b4116463a70d&amp;startTime=13.044" office:target-frame-name="psplayer" xlink:show="replace" text:style-name="Internet_20_link" text:visited-style-name="Visited_20_Internet_20_Link"><text:span text:style-name="T15">It's the thing that's receiving the requests from</text:span></text:a><text:span text:style-name="T18"> </text:span><text:a xlink:type="simple" xlink:href="https://app.pluralsight.com/course-player?clipId=17607612-ad26-402f-aabc-b4116463a70d&amp;startTime=17.044" office:target-frame-name="psplayer" xlink:show="replace" text:style-name="Internet_20_link" text:visited-style-name="Visited_20_Internet_20_Link"><text:span text:style-name="T15">clients and returning responses.</text:span></text:a><text:span text:style-name="T18"> </text:span><text:a xlink:type="simple" xlink:href="https://app.pluralsight.com/course-player?clipId=17607612-ad26-402f-aabc-b4116463a70d&amp;startTime=19.044" office:target-frame-name="psplayer" xlink:show="replace" text:style-name="Internet_20_link" text:visited-style-name="Visited_20_Internet_20_Link"><text:span text:style-name="T15">And it's a dependency of other services.</text:span></text:a><text:span text:style-name="T18"> </text:span><text:a xlink:type="simple" xlink:href="https://app.pluralsight.com/course-player?clipId=17607612-ad26-402f-aabc-b4116463a70d&amp;startTime=21.377333333333326" office:target-frame-name="psplayer" xlink:show="replace" text:style-name="Internet_20_link" text:visited-style-name="Visited_20_Internet_20_Link"><text:span text:style-name="T15">So other services depend on its functionality to perform their functionality.</text:span></text:a><text:span text:style-name="T18"> </text:span><text:a xlink:type="simple" xlink:href="https://app.pluralsight.com/course-player?clipId=17607612-ad26-402f-aabc-b4116463a70d&amp;startTime=27.044" office:target-frame-name="psplayer" xlink:show="replace" text:style-name="Internet_20_link" text:visited-style-name="Visited_20_Internet_20_Link"><text:span text:style-name="T15">You would typically run one or more instances of the application service.</text:span></text:a><text:span text:style-name="T18"> </text:span><text:a xlink:type="simple" xlink:href="https://app.pluralsight.com/course-player?clipId=17607612-ad26-402f-aabc-b4116463a70d&amp;startTime=32.044" office:target-frame-name="psplayer" xlink:show="replace" text:style-name="Internet_20_link" text:visited-style-name="Visited_20_Internet_20_Link"><text:span text:style-name="T15">The </text:span></text:a><text:soft-page-break/><text:a xlink:type="simple" xlink:href="https://app.pluralsight.com/course-player?clipId=17607612-ad26-402f-aabc-b4116463a70d&amp;startTime=32.044" office:target-frame-name="psplayer" xlink:show="replace" text:style-name="Internet_20_link" text:visited-style-name="Visited_20_Internet_20_Link"><text:span text:style-name="T15">application service is a user of the discovery client.</text:span></text:a><text:span text:style-name="T18"> </text:span><text:a xlink:type="simple" xlink:href="https://app.pluralsight.com/course-player?clipId=17607612-ad26-402f-aabc-b4116463a70d&amp;startTime=35.044" office:target-frame-name="psplayer" xlink:show="replace" text:style-name="Internet_20_link" text:visited-style-name="Visited_20_Internet_20_Link"><text:span text:style-name="T15">It's going to use that client to call out to the Discovery</text:span></text:a><text:span text:style-name="T18"> </text:span><text:a xlink:type="simple" xlink:href="https://app.pluralsight.com/course-player?clipId=17607612-ad26-402f-aabc-b4116463a70d&amp;startTime=38.47257142857141" office:target-frame-name="psplayer" xlink:show="replace" text:style-name="Internet_20_link" text:visited-style-name="Visited_20_Internet_20_Link"><text:span text:style-name="T15">Server and register and deregister itself.</text:span></text:a><text:span text:style-name="T18"> </text:span><text:a xlink:type="simple" xlink:href="https://app.pluralsight.com/course-player?clipId=17607612-ad26-402f-aabc-b4116463a70d&amp;startTime=42.044" office:target-frame-name="psplayer" xlink:show="replace" text:style-name="Internet_20_link" text:visited-style-name="Visited_20_Internet_20_Link"><text:span text:style-name="T15">Just like we did for the Service Discovery Server,</text:span></text:a><text:span text:style-name="T18"> </text:span><text:a xlink:type="simple" xlink:href="https://app.pluralsight.com/course-player?clipId=17607612-ad26-402f-aabc-b4116463a70d&amp;startTime=45.04400000000002" office:target-frame-name="psplayer" xlink:show="replace" text:style-name="Internet_20_link" text:visited-style-name="Visited_20_Internet_20_Link"><text:span text:style-name="T15">we're going to detail out the steps needed to add a</text:span></text:a><text:span text:style-name="T18"> </text:span><text:a xlink:type="simple" xlink:href="https://app.pluralsight.com/course-player?clipId=17607612-ad26-402f-aabc-b4116463a70d&amp;startTime=48.50553846153845" office:target-frame-name="psplayer" xlink:show="replace" text:style-name="Internet_20_link" text:visited-style-name="Visited_20_Internet_20_Link"><text:span text:style-name="T15">Eureka Client to an application service,</text:span></text:a><text:span text:style-name="T18"> </text:span><text:a xlink:type="simple" xlink:href="https://app.pluralsight.com/course-player?clipId=17607612-ad26-402f-aabc-b4116463a70d&amp;startTime=50.544" office:target-frame-name="psplayer" xlink:show="replace" text:style-name="Internet_20_link" text:visited-style-name="Visited_20_Internet_20_Link"><text:span text:style-name="T15">and then we'll actually create one ourselves.</text:span></text:a><text:span text:style-name="T18"> </text:span><text:a xlink:type="simple" xlink:href="https://app.pluralsight.com/course-player?clipId=17607612-ad26-402f-aabc-b4116463a70d&amp;startTime=54.044" office:target-frame-name="psplayer" xlink:show="replace" text:style-name="Internet_20_link" text:visited-style-name="Visited_20_Internet_20_Link"><text:span text:style-name="T15">In the pom.</text:span></text:a><text:span text:style-name="T18"> </text:span><text:a xlink:type="simple" xlink:href="https://app.pluralsight.com/course-player?clipId=17607612-ad26-402f-aabc-b4116463a70d&amp;startTime=55.29399999999999" office:target-frame-name="psplayer" xlink:show="replace" text:style-name="Internet_20_link" text:visited-style-name="Visited_20_Internet_20_Link"><text:span text:style-name="T15">xml of your Maven project, add a new dependencyManagement section,</text:span></text:a><text:span text:style-name="T18"> </text:span><text:a xlink:type="simple" xlink:href="https://app.pluralsight.com/course-player?clipId=17607612-ad26-402f-aabc-b4116463a70d&amp;startTime=59.744" office:target-frame-name="psplayer" xlink:show="replace" text:style-name="Internet_20_link" text:visited-style-name="Visited_20_Internet_20_Link"><text:span text:style-name="T15">and within there add a new dependency of spring-cloud-dependencies.</text:span></text:a><text:span text:style-name="T18"> </text:span><text:a xlink:type="simple" xlink:href="https://app.pluralsight.com/course-player?clipId=17607612-ad26-402f-aabc-b4116463a70d&amp;startTime=66.044" office:target-frame-name="psplayer" xlink:show="replace" text:style-name="Internet_20_link" text:visited-style-name="Visited_20_Internet_20_Link"><text:span text:style-name="T15">Again, make sure it's of type pom and of scope import.</text:span></text:a><text:span text:style-name="T18"> </text:span><text:a xlink:type="simple" xlink:href="https://app.pluralsight.com/course-player?clipId=17607612-ad26-402f-aabc-b4116463a70d&amp;startTime=70.044" office:target-frame-name="psplayer" xlink:show="replace" text:style-name="Internet_20_link" text:visited-style-name="Visited_20_Internet_20_Link"><text:span text:style-name="T15">Still within the pom.</text:span></text:a><text:span text:style-name="T18"> </text:span><text:a xlink:type="simple" xlink:href="https://app.pluralsight.com/course-player?clipId=17607612-ad26-402f-aabc-b4116463a70d&amp;startTime=71.71066666666668" office:target-frame-name="psplayer" xlink:show="replace" text:style-name="Internet_20_link" text:visited-style-name="Visited_20_Internet_20_Link"><text:span text:style-name="T15">xml, add a new dependency within the dependencies elements,</text:span></text:a><text:span text:style-name="T18"> </text:span><text:a xlink:type="simple" xlink:href="https://app.pluralsight.com/course-player?clipId=17607612-ad26-402f-aabc-b4116463a70d&amp;startTime=75.90114285714286" office:target-frame-name="psplayer" xlink:show="replace" text:style-name="Internet_20_link" text:visited-style-name="Visited_20_Internet_20_Link"><text:span text:style-name="T15">and this one is called spring-cloud-starter-eureka.</text:span></text:a><text:span text:style-name="T18"> </text:span><text:a xlink:type="simple" xlink:href="https://app.pluralsight.com/course-player?clipId=17607612-ad26-402f-aabc-b4116463a70d&amp;startTime=81.044" office:target-frame-name="psplayer" xlink:show="replace" text:style-name="Internet_20_link" text:visited-style-name="Visited_20_Internet_20_Link"><text:span text:style-name="T15">Then in your application.</text:span></text:a><text:span text:style-name="T18"> </text:span><text:a xlink:type="simple" xlink:href="https://app.pluralsight.com/course-player?clipId=17607612-ad26-402f-aabc-b4116463a70d&amp;startTime=82.82177777777777" office:target-frame-name="psplayer" xlink:show="replace" text:style-name="Internet_20_link" text:visited-style-name="Visited_20_Internet_20_Link"><text:span text:style-name="T15">properties or your application.</text:span></text:a><text:span text:style-name="T18"> </text:span><text:a xlink:type="simple" xlink:href="https://app.pluralsight.com/course-player?clipId=17607612-ad26-402f-aabc-b4116463a70d&amp;startTime=84.59955555555554" office:target-frame-name="psplayer" xlink:show="replace" text:style-name="Internet_20_link" text:visited-style-name="Visited_20_Internet_20_Link"><text:span text:style-name="T15">yml, add two new properties.</text:span></text:a><text:span text:style-name="T18"> </text:span><text:a xlink:type="simple" xlink:href="https://app.pluralsight.com/course-player?clipId=17607612-ad26-402f-aabc-b4116463a70d&amp;startTime=86.37733333333331" office:target-frame-name="psplayer" xlink:show="replace" text:style-name="Internet_20_link" text:visited-style-name="Visited_20_Internet_20_Link"><text:span text:style-name="T15">The first property is the spring.</text:span></text:a><text:span text:style-name="T18"> </text:span><text:a xlink:type="simple" xlink:href="https://app.pluralsight.com/course-player?clipId=17607612-ad26-402f-aabc-b4116463a70d&amp;startTime=88.49854545454545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17607612-ad26-402f-aabc-b4116463a70d&amp;startTime=88.9530909090909" office:target-frame-name="psplayer" xlink:show="replace" text:style-name="Internet_20_link" text:visited-style-name="Visited_20_Internet_20_Link"><text:span text:style-name="T15">name property, and again you can set this to whatever value you want.</text:span></text:a><text:span text:style-name="T18"> </text:span><text:a xlink:type="simple" xlink:href="https://app.pluralsight.com/course-player?clipId=17607612-ad26-402f-aabc-b4116463a70d&amp;startTime=94.64400000000002" office:target-frame-name="psplayer" xlink:show="replace" text:style-name="Internet_20_link" text:visited-style-name="Visited_20_Internet_20_Link"><text:span text:style-name="T15">In our case, we'll use service.</text:span></text:a><text:span text:style-name="T18"> </text:span><text:a xlink:type="simple" xlink:href="https://app.pluralsight.com/course-player?clipId=17607612-ad26-402f-aabc-b4116463a70d&amp;startTime=97.044" office:target-frame-name="psplayer" xlink:show="replace" text:style-name="Internet_20_link" text:visited-style-name="Visited_20_Internet_20_Link"><text:span text:style-name="T15">The second property tells the application service where</text:span></text:a><text:span text:style-name="T18"> </text:span><text:a xlink:type="simple" xlink:href="https://app.pluralsight.com/course-player?clipId=17607612-ad26-402f-aabc-b4116463a70d&amp;startTime=100.24400000000004" office:target-frame-name="psplayer" xlink:show="replace" text:style-name="Internet_20_link" text:visited-style-name="Visited_20_Internet_20_Link"><text:span text:style-name="T15">the Service Discovery Server is located,</text:span></text:a><text:span text:style-name="T18"> </text:span><text:a xlink:type="simple" xlink:href="https://app.pluralsight.com/course-player?clipId=17607612-ad26-402f-aabc-b4116463a70d&amp;startTime=103.58945454545456" office:target-frame-name="psplayer" xlink:show="replace" text:style-name="Internet_20_link" text:visited-style-name="Visited_20_Internet_20_Link"><text:span text:style-name="T15">and it's the eureka.</text:span></text:a><text:span text:style-name="T18"> </text:span><text:a xlink:type="simple" xlink:href="https://app.pluralsight.com/course-player?clipId=17607612-ad26-402f-aabc-b4116463a70d&amp;startTime=106.13490909090912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17607612-ad26-402f-aabc-b4116463a70d&amp;startTime=106.77127272727276" office:target-frame-name="psplayer" xlink:show="replace" text:style-name="Internet_20_link" text:visited-style-name="Visited_20_Internet_20_Link"><text:span text:style-name="T15">defaultZone property.</text:span></text:a><text:span text:style-name="T18"> </text:span><text:a xlink:type="simple" xlink:href="https://app.pluralsight.com/course-player?clipId=17607612-ad26-402f-aabc-b4116463a70d&amp;startTime=108.044" office:target-frame-name="psplayer" xlink:show="replace" text:style-name="Internet_20_link" text:visited-style-name="Visited_20_Internet_20_Link"><text:span text:style-name="T15">And you can see we set that to localhost,</text:span></text:a><text:span text:style-name="T18"> </text:span><text:a xlink:type="simple" xlink:href="https://app.pluralsight.com/course-player?clipId=17607612-ad26-402f-aabc-b4116463a70d&amp;startTime=110.81323076923076" office:target-frame-name="psplayer" xlink:show="replace" text:style-name="Internet_20_link" text:visited-style-name="Visited_20_Internet_20_Link"><text:span text:style-name="T15">but in a production configuration you'd obviously set that to</text:span></text:a><text:span text:style-name="T18"> </text:span><text:a xlink:type="simple" xlink:href="https://app.pluralsight.com/course-player?clipId=17607612-ad26-402f-aabc-b4116463a70d&amp;startTime=114.04399999999997" office:target-frame-name="psplayer" xlink:show="replace" text:style-name="Internet_20_link" text:visited-style-name="Visited_20_Internet_20_Link"><text:span text:style-name="T15">wherever your Service Discovery Server was located.</text:span></text:a><text:span text:style-name="T18"> </text:span><text:a xlink:type="simple" xlink:href="https://app.pluralsight.com/course-player?clipId=17607612-ad26-402f-aabc-b4116463a70d&amp;startTime=116.82177777777777" office:target-frame-name="psplayer" xlink:show="replace" text:style-name="Internet_20_link" text:visited-style-name="Visited_20_Internet_20_Link"><text:span text:style-name="T15">If you're wondering what the defaultZone piece is of the property,</text:span></text:a><text:span text:style-name="T18"> </text:span><text:a xlink:type="simple" xlink:href="https://app.pluralsight.com/course-player?clipId=17607612-ad26-402f-aabc-b4116463a70d&amp;startTime=121.54400000000003" office:target-frame-name="psplayer" xlink:show="replace" text:style-name="Internet_20_link" text:visited-style-name="Visited_20_Internet_20_Link"><text:span text:style-name="T15">don't worry about it for now.</text:span></text:a><text:span text:style-name="T18"> </text:span><text:a xlink:type="simple" xlink:href="https://app.pluralsight.com/course-player?clipId=17607612-ad26-402f-aabc-b4116463a70d&amp;startTime=124.044" office:target-frame-name="psplayer" xlink:show="replace" text:style-name="Internet_20_link" text:visited-style-name="Visited_20_Internet_20_Link"><text:span text:style-name="T15">We'll explain more about that in the AWS support section.</text:span></text:a><text:span text:style-name="T18"> </text:span><text:a xlink:type="simple" xlink:href="https://app.pluralsight.com/course-player?clipId=17607612-ad26-402f-aabc-b4116463a70d&amp;startTime=129.044" office:target-frame-name="psplayer" xlink:show="replace" text:style-name="Internet_20_link" text:visited-style-name="Visited_20_Internet_20_Link"><text:span text:style-name="T15">And then in your main Application class of your application service,</text:span></text:a><text:span text:style-name="T18"> </text:span><text:a xlink:type="simple" xlink:href="https://app.pluralsight.com/course-player?clipId=17607612-ad26-402f-aabc-b4116463a70d&amp;startTime=133.044" office:target-frame-name="psplayer" xlink:show="replace" text:style-name="Internet_20_link" text:visited-style-name="Visited_20_Internet_20_Link"><text:span text:style-name="T15">you add one annotation.</text:span></text:a><text:span text:style-name="T18"> </text:span><text:a xlink:type="simple" xlink:href="https://app.pluralsight.com/course-player?clipId=17607612-ad26-402f-aabc-b4116463a70d&amp;startTime=135.26622222222218" office:target-frame-name="psplayer" xlink:show="replace" text:style-name="Internet_20_link" text:visited-style-name="Visited_20_Internet_20_Link"><text:span text:style-name="T15">Again, it's just one annotation.</text:span></text:a><text:span text:style-name="T18"> </text:span><text:a xlink:type="simple" xlink:href="https://app.pluralsight.com/course-player?clipId=17607612-ad26-402f-aabc-b4116463a70d&amp;startTime=138.044" office:target-frame-name="psplayer" xlink:show="replace" text:style-name="Internet_20_link" text:visited-style-name="Visited_20_Internet_20_Link"><text:span text:style-name="T15">The Spring Cloud guys have made it so easy for us.</text:span></text:a><text:span text:style-name="T18"> </text:span><text:a xlink:type="simple" xlink:href="https://app.pluralsight.com/course-player?clipId=17607612-ad26-402f-aabc-b4116463a70d&amp;startTime=141.044" office:target-frame-name="psplayer" xlink:show="replace" text:style-name="Internet_20_link" text:visited-style-name="Visited_20_Internet_20_Link"><text:span text:style-name="T15">And that is the @EnableDiscoveryClient annotation.</text:span></text:a><text:span text:style-name="T18"> </text:span><text:a xlink:type="simple" xlink:href="https://app.pluralsight.com/course-player?clipId=17607612-ad26-402f-aabc-b4116463a70d&amp;startTime=146.044" office:target-frame-name="psplayer" xlink:show="replace" text:style-name="Internet_20_link" text:visited-style-name="Visited_20_Internet_20_Link"><text:span text:style-name="T15">And what this does is it makes our application service</text:span></text:a><text:span text:style-name="T18"> </text:span><text:a xlink:type="simple" xlink:href="https://app.pluralsight.com/course-player?clipId=17607612-ad26-402f-aabc-b4116463a70d&amp;startTime=150.21066666666658" office:target-frame-name="psplayer" xlink:show="replace" text:style-name="Internet_20_link" text:visited-style-name="Visited_20_Internet_20_Link"><text:span text:style-name="T15">register itself with the Discovery Server, and then other services can find it.</text:span></text:a></text:p>
      <text:h text:style-name="P3" text:outline-level="3"><text:a xlink:type="simple" xlink:href="https://app.pluralsight.com/course-player?clipId=e6e5826f-aaeb-41a0-a14c-89f2a2b2adc5" office:target-frame-name="psplayer" xlink:show="replace" text:style-name="Internet_20_link" text:visited-style-name="Visited_20_Internet_20_Link"><text:span text:style-name="T15">Demo: Making an Application Service Discoverable</text:span></text:a></text:h>
      <text:p text:style-name="P5"><text:a xlink:type="simple" xlink:href="https://app.pluralsight.com/course-player?clipId=e6e5826f-aaeb-41a0-a14c-89f2a2b2adc5&amp;startTime=1.611" office:target-frame-name="psplayer" xlink:show="replace" text:style-name="Internet_20_link" text:visited-style-name="Visited_20_Internet_20_Link"><text:span text:style-name="T15">We'll use the Spring Initializr again to create our application service,</text:span></text:a><text:span text:style-name="T18"> </text:span><text:a xlink:type="simple" xlink:href="https://app.pluralsight.com/course-player?clipId=e6e5826f-aaeb-41a0-a14c-89f2a2b2adc5&amp;startTime=6.065545454545455" office:target-frame-name="psplayer" xlink:show="replace" text:style-name="Internet_20_link" text:visited-style-name="Visited_20_Internet_20_Link"><text:span text:style-name="T15">so go ahead and head over to start.</text:span></text:a><text:span text:style-name="T18"> </text:span><text:a xlink:type="simple" xlink:href="https://app.pluralsight.com/course-player?clipId=e6e5826f-aaeb-41a0-a14c-89f2a2b2adc5&amp;startTime=9.701909090909094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e6e5826f-aaeb-41a0-a14c-89f2a2b2adc5&amp;startTime=10.15645454545455" office:target-frame-name="psplayer" xlink:show="replace" text:style-name="Internet_20_link" text:visited-style-name="Visited_20_Internet_20_Link"><text:span text:style-name="T15">io.</text:span></text:a><text:span text:style-name="T18"> </text:span><text:a xlink:type="simple" xlink:href="https://app.pluralsight.com/course-player?clipId=e6e5826f-aaeb-41a0-a14c-89f2a2b2adc5&amp;startTime=10.611" office:target-frame-name="psplayer" xlink:show="replace" text:style-name="Internet_20_link" text:visited-style-name="Visited_20_Internet_20_Link"><text:span text:style-name="T15">And in the Group here you're going to put io.</text:span></text:a><text:span text:style-name="T18"> </text:span><text:a xlink:type="simple" xlink:href="https://app.pluralsight.com/course-player?clipId=e6e5826f-aaeb-41a0-a14c-89f2a2b2adc5&amp;startTime=15.611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e6e5826f-aaeb-41a0-a14c-89f2a2b2adc5&amp;startTime=16.111" office:target-frame-name="psplayer" xlink:show="replace" text:style-name="Internet_20_link" text:visited-style-name="Visited_20_Internet_20_Link"><text:span text:style-name="T15">dustin, and we'll give the Artifact name service.</text:span></text:a><text:span text:style-name="T18"> </text:span><text:a xlink:type="simple" xlink:href="https://app.pluralsight.com/course-player?clipId=e6e5826f-aaeb-41a0-a14c-89f2a2b2adc5&amp;startTime=18.944333333333326" office:target-frame-name="psplayer" xlink:show="replace" text:style-name="Internet_20_link" text:visited-style-name="Visited_20_Internet_20_Link"><text:span text:style-name="T15">And you'll have pretty much the same dependencies,</text:span></text:a><text:span text:style-name="T18"> </text:span><text:a xlink:type="simple" xlink:href="https://app.pluralsight.com/course-player?clipId=e6e5826f-aaeb-41a0-a14c-89f2a2b2adc5&amp;startTime=21.610999999999997" office:target-frame-name="psplayer" xlink:show="replace" text:style-name="Internet_20_link" text:visited-style-name="Visited_20_Internet_20_Link"><text:span text:style-name="T15">but this time you'll want to do the Eureka Discovery</text:span></text:a><text:span text:style-name="T18"> </text:span><text:a xlink:type="simple" xlink:href="https://app.pluralsight.com/course-player?clipId=e6e5826f-aaeb-41a0-a14c-89f2a2b2adc5&amp;startTime=25.111" office:target-frame-name="psplayer" xlink:show="replace" text:style-name="Internet_20_link" text:visited-style-name="Visited_20_Internet_20_Link"><text:span text:style-name="T15">dependency instead of the Eureka Server dependency.</text:span></text:a><text:span text:style-name="T18"> </text:span><text:a xlink:type="simple" xlink:href="https://app.pluralsight.com/course-player?clipId=e6e5826f-aaeb-41a0-a14c-89f2a2b2adc5&amp;startTime=28.611" office:target-frame-name="psplayer" xlink:show="replace" text:style-name="Internet_20_link" text:visited-style-name="Visited_20_Internet_20_Link"><text:span text:style-name="T15">And you can go ahead and add DevTools and the Actuator.</text:span></text:a><text:span text:style-name="T18"> </text:span><text:a xlink:type="simple" xlink:href="https://app.pluralsight.com/course-player?clipId=e6e5826f-aaeb-41a0-a14c-89f2a2b2adc5&amp;startTime=33.611" office:target-frame-name="psplayer" xlink:show="replace" text:style-name="Internet_20_link" text:visited-style-name="Visited_20_Internet_20_Link"><text:span text:style-name="T15">Go ahead and click Generate Project.</text:span></text:a><text:span text:style-name="T18"> </text:span><text:a xlink:type="simple" xlink:href="https://app.pluralsight.com/course-player?clipId=e6e5826f-aaeb-41a0-a14c-89f2a2b2adc5&amp;startTime=36.01099999999999" office:target-frame-name="psplayer" xlink:show="replace" text:style-name="Internet_20_link" text:visited-style-name="Visited_20_Internet_20_Link"><text:span text:style-name="T15">It'll automatically create and download a zip file for you.</text:span></text:a><text:span text:style-name="T18"> </text:span><text:a xlink:type="simple" xlink:href="https://app.pluralsight.com/course-player?clipId=e6e5826f-aaeb-41a0-a14c-89f2a2b2adc5&amp;startTime=39.91869230769232" office:target-frame-name="psplayer" xlink:show="replace" text:style-name="Internet_20_link" text:visited-style-name="Visited_20_Internet_20_Link"><text:span text:style-name="T15">Go ahead and unzip that zip file, and we'll import that into our IDE.</text:span></text:a><text:span text:style-name="T18"> </text:span><text:a xlink:type="simple" xlink:href="https://app.pluralsight.com/course-player?clipId=e6e5826f-aaeb-41a0-a14c-89f2a2b2adc5&amp;startTime=45.611" office:target-frame-name="psplayer" xlink:show="replace" text:style-name="Internet_20_link" text:visited-style-name="Visited_20_Internet_20_Link"><text:span text:style-name="T15">And we're back in Spring Tool Suite.</text:span></text:a><text:span text:style-name="T18"> </text:span><text:a xlink:type="simple" xlink:href="https://app.pluralsight.com/course-player?clipId=e6e5826f-aaeb-41a0-a14c-89f2a2b2adc5&amp;startTime=47.94433333333335" office:target-frame-name="psplayer" xlink:show="replace" text:style-name="Internet_20_link" text:visited-style-name="Visited_20_Internet_20_Link"><text:span text:style-name="T15">In the Package Explorer tab, right-click and go to Import.</text:span></text:a><text:span text:style-name="T18"> </text:span><text:a xlink:type="simple" xlink:href="https://app.pluralsight.com/course-player?clipId=e6e5826f-aaeb-41a0-a14c-89f2a2b2adc5&amp;startTime=51.75385714285715" office:target-frame-name="psplayer" xlink:show="replace" text:style-name="Internet_20_link" text:visited-style-name="Visited_20_Internet_20_Link"><text:span text:style-name="T15">And again, we want to do Existing Maven Projects.</text:span></text:a><text:span text:style-name="T18"> </text:span><text:a xlink:type="simple" xlink:href="https://app.pluralsight.com/course-player?clipId=e6e5826f-aaeb-41a0-a14c-89f2a2b2adc5&amp;startTime=55.611" office:target-frame-name="psplayer" xlink:show="replace" text:style-name="Internet_20_link" text:visited-style-name="Visited_20_Internet_20_Link"><text:span text:style-name="T15">Click Next, browse to the location of our unzipped file, and click Open.</text:span></text:a><text:span text:style-name="T18"> </text:span><text:a xlink:type="simple" xlink:href="https://app.pluralsight.com/course-player?clipId=e6e5826f-aaeb-41a0-a14c-89f2a2b2adc5&amp;startTime=61.611" office:target-frame-name="psplayer" xlink:show="replace" text:style-name="Internet_20_link" text:visited-style-name="Visited_20_Internet_20_Link"><text:span text:style-name="T15">You should see the pom.</text:span></text:a><text:span text:style-name="T18"> </text:span><text:a xlink:type="simple" xlink:href="https://app.pluralsight.com/course-player?clipId=e6e5826f-aaeb-41a0-a14c-89f2a2b2adc5&amp;startTime=63.61099999999999" office:target-frame-name="psplayer" xlink:show="replace" text:style-name="Internet_20_link" text:visited-style-name="Visited_20_Internet_20_Link"><text:span text:style-name="T15">xml underneath the Projects heading, and click Finish to finish the import.</text:span></text:a><text:span text:style-name="T18"> </text:span><text:a xlink:type="simple" xlink:href="https://app.pluralsight.com/course-player?clipId=e6e5826f-aaeb-41a0-a14c-89f2a2b2adc5&amp;startTime=67.52009090909087" office:target-frame-name="psplayer" xlink:show="replace" text:style-name="Internet_20_link" text:visited-style-name="Visited_20_Internet_20_Link"><text:span text:style-name="T15">That'll take a second, and once that's finished,</text:span></text:a><text:span text:style-name="T18"> </text:span><text:a xlink:type="simple" xlink:href="https://app.pluralsight.com/course-player?clipId=e6e5826f-aaeb-41a0-a14c-89f2a2b2adc5&amp;startTime=70.79281818181819" office:target-frame-name="psplayer" xlink:show="replace" text:style-name="Internet_20_link" text:visited-style-name="Visited_20_Internet_20_Link"><text:span text:style-name="T15">expand the service and go to src/main/java and open</text:span></text:a><text:span text:style-name="T18"> </text:span><text:a xlink:type="simple" xlink:href="https://app.pluralsight.com/course-player?clipId=e6e5826f-aaeb-41a0-a14c-89f2a2b2adc5&amp;startTime=75.33827272727272" office:target-frame-name="psplayer" xlink:show="replace" text:style-name="Internet_20_link" text:visited-style-name="Visited_20_Internet_20_Link"><text:span text:style-name="T15">up the main application class.</text:span></text:a><text:span text:style-name="T18"> </text:span><text:a xlink:type="simple" xlink:href="https://app.pluralsight.com/course-player?clipId=e6e5826f-aaeb-41a0-a14c-89f2a2b2adc5&amp;startTime=77.15645454545452" office:target-frame-name="psplayer" xlink:show="replace" text:style-name="Internet_20_link" text:visited-style-name="Visited_20_Internet_20_Link"><text:span text:style-name="T15">Within the main application class, called ServiceApplication,</text:span></text:a><text:span text:style-name="T18"> </text:span><text:a xlink:type="simple" xlink:href="https://app.pluralsight.com/course-player?clipId=e6e5826f-aaeb-41a0-a14c-89f2a2b2adc5&amp;startTime=82.11100000000002" office:target-frame-name="psplayer" xlink:show="replace" text:style-name="Internet_20_link" text:visited-style-name="Visited_20_Internet_20_Link"><text:span text:style-name="T15">we'll add @EnableDiscoveryClient.</text:span></text:a><text:span text:style-name="T18"> </text:span><text:a xlink:type="simple" xlink:href="https://app.pluralsight.com/course-player?clipId=e6e5826f-aaeb-41a0-a14c-89f2a2b2adc5&amp;startTime=85.611" office:target-frame-name="psplayer" xlink:show="replace" text:style-name="Internet_20_link" text:visited-style-name="Visited_20_Internet_20_Link"><text:span text:style-name="T15">And this is what's going to turn our service application</text:span></text:a><text:span text:style-name="T18"> </text:span><text:a xlink:type="simple" xlink:href="https://app.pluralsight.com/course-player?clipId=e6e5826f-aaeb-41a0-a14c-89f2a2b2adc5&amp;startTime=89.45715384615387" office:target-frame-name="psplayer" xlink:show="replace" text:style-name="Internet_20_link" text:visited-style-name="Visited_20_Internet_20_Link"><text:span text:style-name="T15">into a client of the Discovery Server,</text:span></text:a><text:span text:style-name="T18"> </text:span><text:a xlink:type="simple" xlink:href="https://app.pluralsight.com/course-player?clipId=e6e5826f-aaeb-41a0-a14c-89f2a2b2adc5&amp;startTime=91.84176923076923" office:target-frame-name="psplayer" xlink:show="replace" text:style-name="Internet_20_link" text:visited-style-name="Visited_20_Internet_20_Link"><text:span text:style-name="T15">and it's going to cause it to register with the</text:span></text:a><text:span text:style-name="T18"> </text:span><text:a xlink:type="simple" xlink:href="https://app.pluralsight.com/course-player?clipId=e6e5826f-aaeb-41a0-a14c-89f2a2b2adc5&amp;startTime=95.03957142857143" office:target-frame-name="psplayer" xlink:show="replace" text:style-name="Internet_20_link" text:visited-style-name="Visited_20_Internet_20_Link"><text:span text:style-name="T15">Discovery Server when it starts up.</text:span></text:a><text:span text:style-name="T18"> </text:span><text:a xlink:type="simple" xlink:href="https://app.pluralsight.com/course-player?clipId=e6e5826f-aaeb-41a0-a14c-89f2a2b2adc5&amp;startTime=97.611" office:target-frame-name="psplayer" xlink:show="replace" text:style-name="Internet_20_link" text:visited-style-name="Visited_20_Internet_20_Link"><text:span text:style-name="T15">Underneath the SpringBootApplication annotation,</text:span></text:a><text:span text:style-name="T18"> </text:span><text:a xlink:type="simple" xlink:href="https://app.pluralsight.com/course-player?clipId=e6e5826f-aaeb-41a0-a14c-89f2a2b2adc5&amp;startTime=100.72211111111109" office:target-frame-name="psplayer" xlink:show="replace" text:style-name="Internet_20_link" text:visited-style-name="Visited_20_Internet_20_Link"><text:span text:style-name="T15">add a new annotation, @RestController.</text:span></text:a><text:span text:style-name="T18"> </text:span><text:a xlink:type="simple" xlink:href="https://app.pluralsight.com/course-player?clipId=e6e5826f-aaeb-41a0-a14c-89f2a2b2adc5&amp;startTime=104.611" office:target-frame-name="psplayer" xlink:show="replace" text:style-name="Internet_20_link" text:visited-style-name="Visited_20_Internet_20_Link"><text:span text:style-name="T15">And remember that we're doing quick and easy demos to solidify the concepts,</text:span></text:a><text:span text:style-name="T18"> </text:span><text:a xlink:type="simple" xlink:href="https://app.pluralsight.com/course-player?clipId=e6e5826f-aaeb-41a0-a14c-89f2a2b2adc5&amp;startTime=107.94433333333333" office:target-frame-name="psplayer" xlink:show="replace" text:style-name="Internet_20_link" text:visited-style-name="Visited_20_Internet_20_Link"><text:span text:style-name="T15">and some of the things that we're using here are definitely not best practices,</text:span></text:a><text:span text:style-name="T18"> </text:span><text:a xlink:type="simple" xlink:href="https://app.pluralsight.com/course-player?clipId=e6e5826f-aaeb-41a0-a14c-89f2a2b2adc5&amp;startTime=112.86100000000002" office:target-frame-name="psplayer" xlink:show="replace" text:style-name="Internet_20_link" text:visited-style-name="Visited_20_Internet_20_Link"><text:span text:style-name="T15">and you shouldn't use them in your regular applications.</text:span></text:a><text:span text:style-name="T18"> </text:span><text:a xlink:type="simple" xlink:href="https://app.pluralsight.com/course-player?clipId=e6e5826f-aaeb-41a0-a14c-89f2a2b2adc5&amp;startTime=116.611" office:target-frame-name="psplayer" xlink:show="replace" text:style-name="Internet_20_link" text:visited-style-name="Visited_20_Internet_20_Link"><text:span text:style-name="T15">So, for instance,</text:span></text:a><text:span text:style-name="T18"> </text:span><text:a xlink:type="simple" xlink:href="https://app.pluralsight.com/course-player?clipId=e6e5826f-aaeb-41a0-a14c-89f2a2b2adc5&amp;startTime=117.81100000000002" office:target-frame-name="psplayer" xlink:show="replace" text:style-name="Internet_20_link" text:visited-style-name="Visited_20_Internet_20_Link"><text:span text:style-name="T15">you wouldn't typically put an @RestController on your main application class,</text:span></text:a><text:span text:style-name="T18"> </text:span><text:a xlink:type="simple" xlink:href="https://app.pluralsight.com/course-player?clipId=e6e5826f-aaeb-41a0-a14c-89f2a2b2adc5&amp;startTime=122.06554545454544" office:target-frame-name="psplayer" xlink:show="replace" text:style-name="Internet_20_link" text:visited-style-name="Visited_20_Internet_20_Link"><text:span text:style-name="T15">but since we're using this to quickly demo something,</text:span></text:a><text:span text:style-name="T18"> </text:span><text:a xlink:type="simple" xlink:href="https://app.pluralsight.com/course-player?clipId=e6e5826f-aaeb-41a0-a14c-89f2a2b2adc5&amp;startTime=125.411" office:target-frame-name="psplayer" xlink:show="replace" text:style-name="Internet_20_link" text:visited-style-name="Visited_20_Internet_20_Link"><text:span text:style-name="T15">it's okay.</text:span></text:a><text:span text:style-name="T18"> </text:span><text:a xlink:type="simple" xlink:href="https://app.pluralsight.com/course-player?clipId=e6e5826f-aaeb-41a0-a14c-89f2a2b2adc5&amp;startTime=126.21100000000001" office:target-frame-name="psplayer" xlink:show="replace" text:style-name="Internet_20_link" text:visited-style-name="Visited_20_Internet_20_Link"><text:span text:style-name="T15">Let's add a new method here, public String message.</text:span></text:a><text:span text:style-name="T18"> </text:span><text:a xlink:type="simple" xlink:href="https://app.pluralsight.com/course-player?clipId=e6e5826f-aaeb-41a0-a14c-89f2a2b2adc5&amp;startTime=130.71099999999996" office:target-frame-name="psplayer" xlink:show="replace" text:style-name="Internet_20_link" text:visited-style-name="Visited_20_Internet_20_Link"><text:span text:style-name="T15">And we're going to return a message.</text:span></text:a><text:span text:style-name="T18"> </text:span><text:a xlink:type="simple" xlink:href="https://app.pluralsight.com/course-player?clipId=e6e5826f-aaeb-41a0-a14c-89f2a2b2adc5&amp;startTime=135.611" office:target-frame-name="psplayer" xlink:show="replace" text:style-name="Internet_20_link" text:visited-style-name="Visited_20_Internet_20_Link"><text:span text:style-name="T15">And we're going to want to annotate this with @RequestMapping,</text:span></text:a><text:span text:style-name="T18"> </text:span><text:a xlink:type="simple" xlink:href="https://app.pluralsight.com/course-player?clipId=e6e5826f-aaeb-41a0-a14c-89f2a2b2adc5&amp;startTime=139.611" office:target-frame-name="psplayer" xlink:show="replace" text:style-name="Internet_20_link" text:visited-style-name="Visited_20_Internet_20_Link"><text:span text:style-name="T15">and we'll just make this the root.</text:span></text:a><text:span text:style-name="T18"> </text:span><text:a xlink:type="simple" xlink:href="https://app.pluralsight.com/course-player?clipId=e6e5826f-aaeb-41a0-a14c-89f2a2b2adc5&amp;startTime=141.47766666666675" office:target-frame-name="psplayer" xlink:show="replace" text:style-name="Internet_20_link" text:visited-style-name="Visited_20_Internet_20_Link"><text:span text:style-name="T15">And the plan is to be able to start multiple</text:span></text:a><text:span text:style-name="T18"> </text:span><text:a xlink:type="simple" xlink:href="https://app.pluralsight.com/course-player?clipId=e6e5826f-aaeb-41a0-a14c-89f2a2b2adc5&amp;startTime=144.75385714285716" office:target-frame-name="psplayer" xlink:show="replace" text:style-name="Internet_20_link" text:visited-style-name="Visited_20_Internet_20_Link"><text:span text:style-name="T15">instances of this service application.</text:span></text:a><text:span text:style-name="T18"> </text:span><text:a xlink:type="simple" xlink:href="https://app.pluralsight.com/course-player?clipId=e6e5826f-aaeb-41a0-a14c-89f2a2b2adc5&amp;startTime=147.611" office:target-frame-name="psplayer" xlink:show="replace" text:style-name="Internet_20_link" text:visited-style-name="Visited_20_Internet_20_Link"><text:span text:style-name="T15">So we're going to add a property here called private String instance.</text:span></text:a><text:span text:style-name="T18"> </text:span><text:a xlink:type="simple" xlink:href="https://app.pluralsight.com/course-player?clipId=e6e5826f-aaeb-41a0-a14c-89f2a2b2adc5&amp;startTime=151.611" office:target-frame-name="psplayer" xlink:show="replace" text:style-name="Internet_20_link" text:visited-style-name="Visited_20_Internet_20_Link"><text:span text:style-name="T15">And we're going to annotate this with @Value,</text:span></text:a><text:span text:style-name="T18"> </text:span><text:a xlink:type="simple" xlink:href="https://app.pluralsight.com/course-player?clipId=e6e5826f-aaeb-41a0-a14c-89f2a2b2adc5&amp;startTime=154.07253846153856" office:target-frame-name="psplayer" xlink:show="replace" text:style-name="Internet_20_link" text:visited-style-name="Visited_20_Internet_20_Link"><text:span text:style-name="T15">and we're </text:span></text:a><text:soft-page-break/><text:a xlink:type="simple" xlink:href="https://app.pluralsight.com/course-player?clipId=e6e5826f-aaeb-41a0-a14c-89f2a2b2adc5&amp;startTime=154.07253846153856" office:target-frame-name="psplayer" xlink:show="replace" text:style-name="Internet_20_link" text:visited-style-name="Visited_20_Internet_20_Link"><text:span text:style-name="T15">going to pass in a placeholder of service.</text:span></text:a><text:span text:style-name="T18"> </text:span><text:a xlink:type="simple" xlink:href="https://app.pluralsight.com/course-player?clipId=e6e5826f-aaeb-41a0-a14c-89f2a2b2adc5&amp;startTime=161.32528571428568" office:target-frame-name="psplayer" xlink:show="replace" text:style-name="Internet_20_link" text:visited-style-name="Visited_20_Internet_20_Link"><text:span text:style-name="T15">instance.</text:span></text:a><text:span text:style-name="T18"> </text:span><text:a xlink:type="simple" xlink:href="https://app.pluralsight.com/course-player?clipId=e6e5826f-aaeb-41a0-a14c-89f2a2b2adc5&amp;startTime=162.46814285714282" office:target-frame-name="psplayer" xlink:show="replace" text:style-name="Internet_20_link" text:visited-style-name="Visited_20_Internet_20_Link"><text:span text:style-name="T15">name.</text:span></text:a><text:span text:style-name="T18"> </text:span><text:a xlink:type="simple" xlink:href="https://app.pluralsight.com/course-player?clipId=e6e5826f-aaeb-41a0-a14c-89f2a2b2adc5&amp;startTime=163.611" office:target-frame-name="psplayer" xlink:show="replace" text:style-name="Internet_20_link" text:visited-style-name="Visited_20_Internet_20_Link"><text:span text:style-name="T15">Go ahead and save that,</text:span></text:a><text:span text:style-name="T18"> </text:span><text:a xlink:type="simple" xlink:href="https://app.pluralsight.com/course-player?clipId=e6e5826f-aaeb-41a0-a14c-89f2a2b2adc5&amp;startTime=166.736" office:target-frame-name="psplayer" xlink:show="replace" text:style-name="Internet_20_link" text:visited-style-name="Visited_20_Internet_20_Link"><text:span text:style-name="T15">and then in your message return "Hello from " + instance;.</text:span></text:a><text:span text:style-name="T18"> </text:span><text:a xlink:type="simple" xlink:href="https://app.pluralsight.com/course-player?clipId=e6e5826f-aaeb-41a0-a14c-89f2a2b2adc5&amp;startTime=173.611" office:target-frame-name="psplayer" xlink:show="replace" text:style-name="Internet_20_link" text:visited-style-name="Visited_20_Internet_20_Link"><text:span text:style-name="T15">Under src/main/resources, open up the application.</text:span></text:a><text:span text:style-name="T18"> </text:span><text:a xlink:type="simple" xlink:href="https://app.pluralsight.com/course-player?clipId=e6e5826f-aaeb-41a0-a14c-89f2a2b2adc5&amp;startTime=176.27766666666673" office:target-frame-name="psplayer" xlink:show="replace" text:style-name="Internet_20_link" text:visited-style-name="Visited_20_Internet_20_Link"><text:span text:style-name="T15">properties and give this a spring.</text:span></text:a><text:span text:style-name="T18"> </text:span><text:a xlink:type="simple" xlink:href="https://app.pluralsight.com/course-player?clipId=e6e5826f-aaeb-41a0-a14c-89f2a2b2adc5&amp;startTime=180.311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e6e5826f-aaeb-41a0-a14c-89f2a2b2adc5&amp;startTime=181.211" office:target-frame-name="psplayer" xlink:show="replace" text:style-name="Internet_20_link" text:visited-style-name="Visited_20_Internet_20_Link"><text:span text:style-name="T15">name.</text:span></text:a><text:span text:style-name="T18"> </text:span><text:a xlink:type="simple" xlink:href="https://app.pluralsight.com/course-player?clipId=e6e5826f-aaeb-41a0-a14c-89f2a2b2adc5&amp;startTime=182.11100000000002" office:target-frame-name="psplayer" xlink:show="replace" text:style-name="Internet_20_link" text:visited-style-name="Visited_20_Internet_20_Link"><text:span text:style-name="T15">And we'll call this service.</text:span></text:a><text:span text:style-name="T18"> </text:span><text:a xlink:type="simple" xlink:href="https://app.pluralsight.com/course-player?clipId=e6e5826f-aaeb-41a0-a14c-89f2a2b2adc5&amp;startTime=186.611" office:target-frame-name="psplayer" xlink:show="replace" text:style-name="Internet_20_link" text:visited-style-name="Visited_20_Internet_20_Link"><text:span text:style-name="T15">And we're going to add one more property,</text:span></text:a><text:span text:style-name="T18"> </text:span><text:a xlink:type="simple" xlink:href="https://app.pluralsight.com/course-player?clipId=e6e5826f-aaeb-41a0-a14c-89f2a2b2adc5&amp;startTime=188.4571538461538" office:target-frame-name="psplayer" xlink:show="replace" text:style-name="Internet_20_link" text:visited-style-name="Visited_20_Internet_20_Link"><text:span text:style-name="T15">and that's the location of the Discovery Server.</text:span></text:a><text:span text:style-name="T18"> </text:span><text:a xlink:type="simple" xlink:href="https://app.pluralsight.com/course-player?clipId=e6e5826f-aaeb-41a0-a14c-89f2a2b2adc5&amp;startTime=191.71099999999996" office:target-frame-name="psplayer" xlink:show="replace" text:style-name="Internet_20_link" text:visited-style-name="Visited_20_Internet_20_Link"><text:span text:style-name="T15">So you can type eureka.</text:span></text:a><text:span text:style-name="T18"> </text:span><text:a xlink:type="simple" xlink:href="https://app.pluralsight.com/course-player?clipId=e6e5826f-aaeb-41a0-a14c-89f2a2b2adc5&amp;startTime=195.2109999999999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e6e5826f-aaeb-41a0-a14c-89f2a2b2adc5&amp;startTime=195.9109999999999" office:target-frame-name="psplayer" xlink:show="replace" text:style-name="Internet_20_link" text:visited-style-name="Visited_20_Internet_20_Link"><text:span text:style-name="T15">service-url.</text:span></text:a><text:span text:style-name="T18"> </text:span><text:a xlink:type="simple" xlink:href="https://app.pluralsight.com/course-player?clipId=e6e5826f-aaeb-41a0-a14c-89f2a2b2adc5&amp;startTime=196.611" office:target-frame-name="psplayer" xlink:show="replace" text:style-name="Internet_20_link" text:visited-style-name="Visited_20_Internet_20_Link"><text:span text:style-name="T15">And after the service-url, you typically put a zone,</text:span></text:a><text:span text:style-name="T18"> </text:span><text:a xlink:type="simple" xlink:href="https://app.pluralsight.com/course-player?clipId=e6e5826f-aaeb-41a0-a14c-89f2a2b2adc5&amp;startTime=199.61100000000008" office:target-frame-name="psplayer" xlink:show="replace" text:style-name="Internet_20_link" text:visited-style-name="Visited_20_Internet_20_Link"><text:span text:style-name="T15">and there's a default zone which we'll use.</text:span></text:a><text:span text:style-name="T18"> </text:span><text:a xlink:type="simple" xlink:href="https://app.pluralsight.com/course-player?clipId=e6e5826f-aaeb-41a0-a14c-89f2a2b2adc5&amp;startTime=203.736" office:target-frame-name="psplayer" xlink:show="replace" text:style-name="Internet_20_link" text:visited-style-name="Visited_20_Internet_20_Link"><text:span text:style-name="T15">It's called defaultZone.</text:span></text:a><text:span text:style-name="T18"> </text:span><text:a xlink:type="simple" xlink:href="https://app.pluralsight.com/course-player?clipId=e6e5826f-aaeb-41a0-a14c-89f2a2b2adc5&amp;startTime=205.611" office:target-frame-name="psplayer" xlink:show="replace" text:style-name="Internet_20_link" text:visited-style-name="Visited_20_Internet_20_Link"><text:span text:style-name="T15">And then we're going to set that to the location of</text:span></text:a><text:span text:style-name="T18"> </text:span><text:a xlink:type="simple" xlink:href="https://app.pluralsight.com/course-player?clipId=e6e5826f-aaeb-41a0-a14c-89f2a2b2adc5&amp;startTime=207.30330769230775" office:target-frame-name="psplayer" xlink:show="replace" text:style-name="Internet_20_link" text:visited-style-name="Visited_20_Internet_20_Link"><text:span text:style-name="T15">our Service Discovery Server, so http://localhost:8761/eureka.</text:span></text:a><text:span text:style-name="T18"> </text:span><text:a xlink:type="simple" xlink:href="https://app.pluralsight.com/course-player?clipId=e6e5826f-aaeb-41a0-a14c-89f2a2b2adc5&amp;startTime=217.611" office:target-frame-name="psplayer" xlink:show="replace" text:style-name="Internet_20_link" text:visited-style-name="Visited_20_Internet_20_Link"><text:span text:style-name="T15">Since we're going to be running more than one</text:span></text:a><text:span text:style-name="T18"> </text:span><text:a xlink:type="simple" xlink:href="https://app.pluralsight.com/course-player?clipId=e6e5826f-aaeb-41a0-a14c-89f2a2b2adc5&amp;startTime=219.68792307692303" office:target-frame-name="psplayer" xlink:show="replace" text:style-name="Internet_20_link" text:visited-style-name="Visited_20_Internet_20_Link"><text:span text:style-name="T15">instance of our service application,</text:span></text:a><text:span text:style-name="T18"> </text:span><text:a xlink:type="simple" xlink:href="https://app.pluralsight.com/course-player?clipId=e6e5826f-aaeb-41a0-a14c-89f2a2b2adc5&amp;startTime=220.94433333333333" office:target-frame-name="psplayer" xlink:show="replace" text:style-name="Internet_20_link" text:visited-style-name="Visited_20_Internet_20_Link"><text:span text:style-name="T15">we have to set up some run configuration so that each instance runs on</text:span></text:a><text:span text:style-name="T18"> </text:span><text:a xlink:type="simple" xlink:href="https://app.pluralsight.com/course-player?clipId=e6e5826f-aaeb-41a0-a14c-89f2a2b2adc5&amp;startTime=225.86099999999996" office:target-frame-name="psplayer" xlink:show="replace" text:style-name="Internet_20_link" text:visited-style-name="Visited_20_Internet_20_Link"><text:span text:style-name="T15">a different port and has a different instance name.</text:span></text:a><text:span text:style-name="T18"> </text:span><text:a xlink:type="simple" xlink:href="https://app.pluralsight.com/course-player?clipId=e6e5826f-aaeb-41a0-a14c-89f2a2b2adc5&amp;startTime=229.611" office:target-frame-name="psplayer" xlink:show="replace" text:style-name="Internet_20_link" text:visited-style-name="Visited_20_Internet_20_Link"><text:span text:style-name="T15">Right-click on your main service application class,</text:span></text:a><text:span text:style-name="T18"> </text:span><text:a xlink:type="simple" xlink:href="https://app.pluralsight.com/course-player?clipId=e6e5826f-aaeb-41a0-a14c-89f2a2b2adc5&amp;startTime=232.1564545454546" office:target-frame-name="psplayer" xlink:show="replace" text:style-name="Internet_20_link" text:visited-style-name="Visited_20_Internet_20_Link"><text:span text:style-name="T15">go to Run As, and go to Run Configurations.</text:span></text:a><text:span text:style-name="T18"> </text:span><text:a xlink:type="simple" xlink:href="https://app.pluralsight.com/course-player?clipId=e6e5826f-aaeb-41a0-a14c-89f2a2b2adc5&amp;startTime=235.42918181818186" office:target-frame-name="psplayer" xlink:show="replace" text:style-name="Internet_20_link" text:visited-style-name="Visited_20_Internet_20_Link"><text:span text:style-name="T15">Highlight the Spring Boot App section and click New.</text:span></text:a><text:span text:style-name="T18"> </text:span><text:a xlink:type="simple" xlink:href="https://app.pluralsight.com/course-player?clipId=e6e5826f-aaeb-41a0-a14c-89f2a2b2adc5&amp;startTime=238.9746363636364" office:target-frame-name="psplayer" xlink:show="replace" text:style-name="Internet_20_link" text:visited-style-name="Visited_20_Internet_20_Link"><text:span text:style-name="T15">And under Project we're going to do service,</text:span></text:a><text:span text:style-name="T18"> </text:span><text:a xlink:type="simple" xlink:href="https://app.pluralsight.com/course-player?clipId=e6e5826f-aaeb-41a0-a14c-89f2a2b2adc5&amp;startTime=242.611" office:target-frame-name="psplayer" xlink:show="replace" text:style-name="Internet_20_link" text:visited-style-name="Visited_20_Internet_20_Link"><text:span text:style-name="T15">and under Main type we're going to do io.</text:span></text:a><text:span text:style-name="T18"> </text:span><text:a xlink:type="simple" xlink:href="https://app.pluralsight.com/course-player?clipId=e6e5826f-aaeb-41a0-a14c-89f2a2b2adc5&amp;startTime=250.8609999999999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e6e5826f-aaeb-41a0-a14c-89f2a2b2adc5&amp;startTime=251.77766666666656" office:target-frame-name="psplayer" xlink:show="replace" text:style-name="Internet_20_link" text:visited-style-name="Visited_20_Internet_20_Link"><text:span text:style-name="T15">dustin.</text:span></text:a><text:span text:style-name="T18"> </text:span><text:a xlink:type="simple" xlink:href="https://app.pluralsight.com/course-player?clipId=e6e5826f-aaeb-41a0-a14c-89f2a2b2adc5&amp;startTime=252.69433333333322" office:target-frame-name="psplayer" xlink:show="replace" text:style-name="Internet_20_link" text:visited-style-name="Visited_20_Internet_20_Link"><text:span text:style-name="T15">ServiceApplication.</text:span></text:a><text:span text:style-name="T18"> </text:span><text:a xlink:type="simple" xlink:href="https://app.pluralsight.com/course-player?clipId=e6e5826f-aaeb-41a0-a14c-89f2a2b2adc5&amp;startTime=253.611" office:target-frame-name="psplayer" xlink:show="replace" text:style-name="Internet_20_link" text:visited-style-name="Visited_20_Internet_20_Link"><text:span text:style-name="T15">And under the Override properties section, we're going to add server.</text:span></text:a><text:span text:style-name="T18"> </text:span><text:a xlink:type="simple" xlink:href="https://app.pluralsight.com/course-player?clipId=e6e5826f-aaeb-41a0-a14c-89f2a2b2adc5&amp;startTime=256.361" office:target-frame-name="psplayer" xlink:show="replace" text:style-name="Internet_20_link" text:visited-style-name="Visited_20_Internet_20_Link"><text:span text:style-name="T15">port, and were going to give this a value of 8081.</text:span></text:a><text:span text:style-name="T18"> </text:span><text:a xlink:type="simple" xlink:href="https://app.pluralsight.com/course-player?clipId=e6e5826f-aaeb-41a0-a14c-89f2a2b2adc5&amp;startTime=264.611" office:target-frame-name="psplayer" xlink:show="replace" text:style-name="Internet_20_link" text:visited-style-name="Visited_20_Internet_20_Link"><text:span text:style-name="T15">And then we're also going to name our instance, so service.</text:span></text:a><text:span text:style-name="T18"> </text:span><text:a xlink:type="simple" xlink:href="https://app.pluralsight.com/course-player?clipId=e6e5826f-aaeb-41a0-a14c-89f2a2b2adc5&amp;startTime=268.84176923076893" office:target-frame-name="psplayer" xlink:show="replace" text:style-name="Internet_20_link" text:visited-style-name="Visited_20_Internet_20_Link"><text:span text:style-name="T15">instance.</text:span></text:a><text:span text:style-name="T18"> </text:span><text:a xlink:type="simple" xlink:href="https://app.pluralsight.com/course-player?clipId=e6e5826f-aaeb-41a0-a14c-89f2a2b2adc5&amp;startTime=269.2263846153843" office:target-frame-name="psplayer" xlink:show="replace" text:style-name="Internet_20_link" text:visited-style-name="Visited_20_Internet_20_Link"><text:span text:style-name="T15">name.</text:span></text:a><text:span text:style-name="T18"> </text:span><text:a xlink:type="simple" xlink:href="https://app.pluralsight.com/course-player?clipId=e6e5826f-aaeb-41a0-a14c-89f2a2b2adc5&amp;startTime=269.611" office:target-frame-name="psplayer" xlink:show="replace" text:style-name="Internet_20_link" text:visited-style-name="Visited_20_Internet_20_Link"><text:span text:style-name="T15">That's the property that we came up with.</text:span></text:a><text:span text:style-name="T18"> </text:span><text:a xlink:type="simple" xlink:href="https://app.pluralsight.com/course-player?clipId=e6e5826f-aaeb-41a0-a14c-89f2a2b2adc5&amp;startTime=273.03957142857155" office:target-frame-name="psplayer" xlink:show="replace" text:style-name="Internet_20_link" text:visited-style-name="Visited_20_Internet_20_Link"><text:span text:style-name="T15">And we'll call this instance 1.</text:span></text:a><text:span text:style-name="T18"> </text:span><text:a xlink:type="simple" xlink:href="https://app.pluralsight.com/course-player?clipId=e6e5826f-aaeb-41a0-a14c-89f2a2b2adc5&amp;startTime=275.611" office:target-frame-name="psplayer" xlink:show="replace" text:style-name="Internet_20_link" text:visited-style-name="Visited_20_Internet_20_Link"><text:span text:style-name="T15">And don't forget to name your instance, so we'll call this instance 1.</text:span></text:a><text:span text:style-name="T18"> </text:span><text:a xlink:type="simple" xlink:href="https://app.pluralsight.com/course-player?clipId=e6e5826f-aaeb-41a0-a14c-89f2a2b2adc5&amp;startTime=280.611" office:target-frame-name="psplayer" xlink:show="replace" text:style-name="Internet_20_link" text:visited-style-name="Visited_20_Internet_20_Link"><text:span text:style-name="T15">And then we're going to copy this run configuration</text:span></text:a><text:span text:style-name="T18"> </text:span><text:a xlink:type="simple" xlink:href="https://app.pluralsight.com/course-player?clipId=e6e5826f-aaeb-41a0-a14c-89f2a2b2adc5&amp;startTime=283.1824285714285" office:target-frame-name="psplayer" xlink:show="replace" text:style-name="Internet_20_link" text:visited-style-name="Visited_20_Internet_20_Link"><text:span text:style-name="T15">to create our second instance.</text:span></text:a><text:span text:style-name="T18"> </text:span><text:a xlink:type="simple" xlink:href="https://app.pluralsight.com/course-player?clipId=e6e5826f-aaeb-41a0-a14c-89f2a2b2adc5&amp;startTime=284.611" office:target-frame-name="psplayer" xlink:show="replace" text:style-name="Internet_20_link" text:visited-style-name="Visited_20_Internet_20_Link"><text:span text:style-name="T15">So if you come over here to the Duplicate button,</text:span></text:a><text:span text:style-name="T18"> </text:span><text:a xlink:type="simple" xlink:href="https://app.pluralsight.com/course-player?clipId=e6e5826f-aaeb-41a0-a14c-89f2a2b2adc5&amp;startTime=287.94433333333313" office:target-frame-name="psplayer" xlink:show="replace" text:style-name="Internet_20_link" text:visited-style-name="Visited_20_Internet_20_Link"><text:span text:style-name="T15">click that, give it a new name of instance 2.</text:span></text:a><text:span text:style-name="T18"> </text:span><text:a xlink:type="simple" xlink:href="https://app.pluralsight.com/course-player?clipId=e6e5826f-aaeb-41a0-a14c-89f2a2b2adc5&amp;startTime=291.2776666666665" office:target-frame-name="psplayer" xlink:show="replace" text:style-name="Internet_20_link" text:visited-style-name="Visited_20_Internet_20_Link"><text:span text:style-name="T15">We're going to change the port to 8082 and the instance to 2.</text:span></text:a><text:span text:style-name="T18"> </text:span><text:a xlink:type="simple" xlink:href="https://app.pluralsight.com/course-player?clipId=e6e5826f-aaeb-41a0-a14c-89f2a2b2adc5&amp;startTime=298.52009090909087" office:target-frame-name="psplayer" xlink:show="replace" text:style-name="Internet_20_link" text:visited-style-name="Visited_20_Internet_20_Link"><text:span text:style-name="T15">Click Apply, and close that.</text:span></text:a><text:span text:style-name="T18"> </text:span><text:a xlink:type="simple" xlink:href="https://app.pluralsight.com/course-player?clipId=e6e5826f-aaeb-41a0-a14c-89f2a2b2adc5&amp;startTime=302.611" office:target-frame-name="psplayer" xlink:show="replace" text:style-name="Internet_20_link" text:visited-style-name="Visited_20_Internet_20_Link"><text:span text:style-name="T15">Before we start the instances of our service application,</text:span></text:a><text:span text:style-name="T18"> </text:span><text:a xlink:type="simple" xlink:href="https://app.pluralsight.com/course-player?clipId=e6e5826f-aaeb-41a0-a14c-89f2a2b2adc5&amp;startTime=304.861" office:target-frame-name="psplayer" xlink:show="replace" text:style-name="Internet_20_link" text:visited-style-name="Visited_20_Internet_20_Link"><text:span text:style-name="T15">we need to start the Discovery Server so they can register themselves.</text:span></text:a><text:span text:style-name="T18"> </text:span><text:a xlink:type="simple" xlink:href="https://app.pluralsight.com/course-player?clipId=e6e5826f-aaeb-41a0-a14c-89f2a2b2adc5&amp;startTime=309.611" office:target-frame-name="psplayer" xlink:show="replace" text:style-name="Internet_20_link" text:visited-style-name="Visited_20_Internet_20_Link"><text:span text:style-name="T15">So go ahead and expand the discovery-server,</text:span></text:a><text:span text:style-name="T18"> </text:span><text:a xlink:type="simple" xlink:href="https://app.pluralsight.com/course-player?clipId=e6e5826f-aaeb-41a0-a14c-89f2a2b2adc5&amp;startTime=311.52009090909075" office:target-frame-name="psplayer" xlink:show="replace" text:style-name="Internet_20_link" text:visited-style-name="Visited_20_Internet_20_Link"><text:span text:style-name="T15">right-click on the main application class,</text:span></text:a><text:span text:style-name="T18"> </text:span><text:a xlink:type="simple" xlink:href="https://app.pluralsight.com/course-player?clipId=e6e5826f-aaeb-41a0-a14c-89f2a2b2adc5&amp;startTime=314.01099999999997" office:target-frame-name="psplayer" xlink:show="replace" text:style-name="Internet_20_link" text:visited-style-name="Visited_20_Internet_20_Link"><text:span text:style-name="T15">and go to Run As Spring Boot App.</text:span></text:a><text:span text:style-name="T18"> </text:span><text:a xlink:type="simple" xlink:href="https://app.pluralsight.com/course-player?clipId=e6e5826f-aaeb-41a0-a14c-89f2a2b2adc5&amp;startTime=319.611" office:target-frame-name="psplayer" xlink:show="replace" text:style-name="Internet_20_link" text:visited-style-name="Visited_20_Internet_20_Link"><text:span text:style-name="T15">Once the Service Discovery Server is started up,</text:span></text:a><text:span text:style-name="T18"> </text:span><text:a xlink:type="simple" xlink:href="https://app.pluralsight.com/course-player?clipId=e6e5826f-aaeb-41a0-a14c-89f2a2b2adc5&amp;startTime=322.2776666666665" office:target-frame-name="psplayer" xlink:show="replace" text:style-name="Internet_20_link" text:visited-style-name="Visited_20_Internet_20_Link"><text:span text:style-name="T15">we can start up our application instances.</text:span></text:a><text:span text:style-name="T18"> </text:span><text:a xlink:type="simple" xlink:href="https://app.pluralsight.com/course-player?clipId=e6e5826f-aaeb-41a0-a14c-89f2a2b2adc5&amp;startTime=324.611" office:target-frame-name="psplayer" xlink:show="replace" text:style-name="Internet_20_link" text:visited-style-name="Visited_20_Internet_20_Link"><text:span text:style-name="T15">So come down to the main ServiceApplication class,</text:span></text:a><text:span text:style-name="T18"> </text:span><text:a xlink:type="simple" xlink:href="https://app.pluralsight.com/course-player?clipId=e6e5826f-aaeb-41a0-a14c-89f2a2b2adc5&amp;startTime=327.2776666666665" office:target-frame-name="psplayer" xlink:show="replace" text:style-name="Internet_20_link" text:visited-style-name="Visited_20_Internet_20_Link"><text:span text:style-name="T15">right-click, Run As, and go to the Run Configurations.</text:span></text:a><text:span text:style-name="T18"> </text:span><text:a xlink:type="simple" xlink:href="https://app.pluralsight.com/course-player?clipId=e6e5826f-aaeb-41a0-a14c-89f2a2b2adc5&amp;startTime=333.32528571428577" office:target-frame-name="psplayer" xlink:show="replace" text:style-name="Internet_20_link" text:visited-style-name="Visited_20_Internet_20_Link"><text:span text:style-name="T15">Highlight instance 1 and click Run.</text:span></text:a><text:span text:style-name="T18"> </text:span><text:a xlink:type="simple" xlink:href="https://app.pluralsight.com/course-player?clipId=e6e5826f-aaeb-41a0-a14c-89f2a2b2adc5&amp;startTime=337.611" office:target-frame-name="psplayer" xlink:show="replace" text:style-name="Internet_20_link" text:visited-style-name="Visited_20_Internet_20_Link"><text:span text:style-name="T15">And you can do the same thing for instance 2.</text:span></text:a><text:span text:style-name="T18"> </text:span><text:a xlink:type="simple" xlink:href="https://app.pluralsight.com/course-player?clipId=e6e5826f-aaeb-41a0-a14c-89f2a2b2adc5&amp;startTime=339.611" office:target-frame-name="psplayer" xlink:show="replace" text:style-name="Internet_20_link" text:visited-style-name="Visited_20_Internet_20_Link"><text:span text:style-name="T15">So right-click on the ServiceApplication,</text:span></text:a><text:span text:style-name="T18"> </text:span><text:a xlink:type="simple" xlink:href="https://app.pluralsight.com/course-player?clipId=e6e5826f-aaeb-41a0-a14c-89f2a2b2adc5&amp;startTime=342.9443333333334" office:target-frame-name="psplayer" xlink:show="replace" text:style-name="Internet_20_link" text:visited-style-name="Visited_20_Internet_20_Link"><text:span text:style-name="T15">Run As, Run Configurations, highlight instance 2,</text:span></text:a><text:span text:style-name="T18"> </text:span><text:a xlink:type="simple" xlink:href="https://app.pluralsight.com/course-player?clipId=e6e5826f-aaeb-41a0-a14c-89f2a2b2adc5&amp;startTime=347.22638461538463" office:target-frame-name="psplayer" xlink:show="replace" text:style-name="Internet_20_link" text:visited-style-name="Visited_20_Internet_20_Link"><text:span text:style-name="T15">and click Run.</text:span></text:a><text:span text:style-name="T18"> </text:span><text:a xlink:type="simple" xlink:href="https://app.pluralsight.com/course-player?clipId=e6e5826f-aaeb-41a0-a14c-89f2a2b2adc5&amp;startTime=348.8417692307693" office:target-frame-name="psplayer" xlink:show="replace" text:style-name="Internet_20_link" text:visited-style-name="Visited_20_Internet_20_Link"><text:span text:style-name="T15">You can look at each of the instances by clicking this drop-down over here.</text:span></text:a><text:span text:style-name="T18"> </text:span><text:a xlink:type="simple" xlink:href="https://app.pluralsight.com/course-player?clipId=e6e5826f-aaeb-41a0-a14c-89f2a2b2adc5&amp;startTime=355.611" office:target-frame-name="psplayer" xlink:show="replace" text:style-name="Internet_20_link" text:visited-style-name="Visited_20_Internet_20_Link"><text:span text:style-name="T15">And you can see that we have the discovery-server started,</text:span></text:a><text:span text:style-name="T18"> </text:span><text:a xlink:type="simple" xlink:href="https://app.pluralsight.com/course-player?clipId=e6e5826f-aaeb-41a0-a14c-89f2a2b2adc5&amp;startTime=358.611" office:target-frame-name="psplayer" xlink:show="replace" text:style-name="Internet_20_link" text:visited-style-name="Visited_20_Internet_20_Link"><text:span text:style-name="T15">the instance 1 started, and instance 2 started.</text:span></text:a><text:span text:style-name="T18"> </text:span><text:a xlink:type="simple" xlink:href="https://app.pluralsight.com/course-player?clipId=e6e5826f-aaeb-41a0-a14c-89f2a2b2adc5&amp;startTime=360.611" office:target-frame-name="psplayer" xlink:show="replace" text:style-name="Internet_20_link" text:visited-style-name="Visited_20_Internet_20_Link"><text:span text:style-name="T15">And we're currently looking at instance 2.</text:span></text:a><text:span text:style-name="T18"> </text:span><text:a xlink:type="simple" xlink:href="https://app.pluralsight.com/course-player?clipId=e6e5826f-aaeb-41a0-a14c-89f2a2b2adc5&amp;startTime=363.611" office:target-frame-name="psplayer" xlink:show="replace" text:style-name="Internet_20_link" text:visited-style-name="Visited_20_Internet_20_Link"><text:span text:style-name="T15">So if we expand out the Console, scroll over,</text:span></text:a><text:span text:style-name="T18"> </text:span><text:a xlink:type="simple" xlink:href="https://app.pluralsight.com/course-player?clipId=e6e5826f-aaeb-41a0-a14c-89f2a2b2adc5&amp;startTime=366.6109999999998" office:target-frame-name="psplayer" xlink:show="replace" text:style-name="Internet_20_link" text:visited-style-name="Visited_20_Internet_20_Link"><text:span text:style-name="T15">and we can see that our application successfully</text:span></text:a><text:span text:style-name="T18"> </text:span><text:a xlink:type="simple" xlink:href="https://app.pluralsight.com/course-player?clipId=e6e5826f-aaeb-41a0-a14c-89f2a2b2adc5&amp;startTime=369.361" office:target-frame-name="psplayer" xlink:show="replace" text:style-name="Internet_20_link" text:visited-style-name="Visited_20_Internet_20_Link"><text:span text:style-name="T15">registered itself with the Discovery Server.</text:span></text:a><text:span text:style-name="T18"> </text:span><text:a xlink:type="simple" xlink:href="https://app.pluralsight.com/course-player?clipId=e6e5826f-aaeb-41a0-a14c-89f2a2b2adc5&amp;startTime=371.611" office:target-frame-name="psplayer" xlink:show="replace" text:style-name="Internet_20_link" text:visited-style-name="Visited_20_Internet_20_Link"><text:span text:style-name="T15">It says registering service, and it has a registration status of 204.</text:span></text:a><text:span text:style-name="T18"> </text:span><text:a xlink:type="simple" xlink:href="https://app.pluralsight.com/course-player?clipId=e6e5826f-aaeb-41a0-a14c-89f2a2b2adc5&amp;startTime=376.611" office:target-frame-name="psplayer" xlink:show="replace" text:style-name="Internet_20_link" text:visited-style-name="Visited_20_Internet_20_Link"><text:span text:style-name="T15">And we can go look at the other instance,</text:span></text:a><text:span text:style-name="T18"> </text:span><text:a xlink:type="simple" xlink:href="https://app.pluralsight.com/course-player?clipId=e6e5826f-aaeb-41a0-a14c-89f2a2b2adc5&amp;startTime=380.76484615384607" office:target-frame-name="psplayer" xlink:show="replace" text:style-name="Internet_20_link" text:visited-style-name="Visited_20_Internet_20_Link"><text:span text:style-name="T15">instance 1, scroll over, and we can see the same thing,</text:span></text:a><text:span text:style-name="T18"> </text:span><text:a xlink:type="simple" xlink:href="https://app.pluralsight.com/course-player?clipId=e6e5826f-aaeb-41a0-a14c-89f2a2b2adc5&amp;startTime=384.361" office:target-frame-name="psplayer" xlink:show="replace" text:style-name="Internet_20_link" text:visited-style-name="Visited_20_Internet_20_Link"><text:span text:style-name="T15">registering service and a registration status of 204.</text:span></text:a><text:span text:style-name="T18"> </text:span><text:a xlink:type="simple" xlink:href="https://app.pluralsight.com/course-player?clipId=e6e5826f-aaeb-41a0-a14c-89f2a2b2adc5&amp;startTime=387.111" office:target-frame-name="psplayer" xlink:show="replace" text:style-name="Internet_20_link" text:visited-style-name="Visited_20_Internet_20_Link"><text:span text:style-name="T15">And then if you go look at the discovery-server,</text:span></text:a><text:span text:style-name="T18"> </text:span><text:a xlink:type="simple" xlink:href="https://app.pluralsight.com/course-player?clipId=e6e5826f-aaeb-41a0-a14c-89f2a2b2adc5&amp;startTime=391.611" office:target-frame-name="psplayer" xlink:show="replace" text:style-name="Internet_20_link" text:visited-style-name="Visited_20_Internet_20_Link"><text:span text:style-name="T15">and you'll see several requests in there for our service application to register itself with the Service Discovery Server.</text:span></text:a></text:p>
      <text:h text:style-name="P3" text:outline-level="3"><text:a xlink:type="simple" xlink:href="https://app.pluralsight.com/course-player?clipId=c1fd7ebc-4f0e-4f0c-90e2-1673e4155d05" office:target-frame-name="psplayer" xlink:show="replace" text:style-name="Internet_20_link" text:visited-style-name="Visited_20_Internet_20_Link"><text:span text:style-name="T15">The Application Client</text:span></text:a></text:h>
      <text:p text:style-name="P5"><text:a xlink:type="simple" xlink:href="https://app.pluralsight.com/course-player?clipId=c1fd7ebc-4f0e-4f0c-90e2-1673e4155d05&amp;startTime=1.611" office:target-frame-name="psplayer" xlink:show="replace" text:style-name="Internet_20_link" text:visited-style-name="Visited_20_Internet_20_Link"><text:span text:style-name="T15">Let's continue with our deep dive of the components</text:span></text:a><text:span text:style-name="T18"> </text:span><text:a xlink:type="simple" xlink:href="https://app.pluralsight.com/course-player?clipId=c1fd7ebc-4f0e-4f0c-90e2-1673e4155d05&amp;startTime=5.072538461538462" office:target-frame-name="psplayer" xlink:show="replace" text:style-name="Internet_20_link" text:visited-style-name="Visited_20_Internet_20_Link"><text:span text:style-name="T15">involved in service discovery.</text:span></text:a><text:span text:style-name="T18"> </text:span><text:a xlink:type="simple" xlink:href="https://app.pluralsight.com/course-player?clipId=c1fd7ebc-4f0e-4f0c-90e2-1673e4155d05&amp;startTime=6.611" office:target-frame-name="psplayer" xlink:show="replace" text:style-name="Internet_20_link" text:visited-style-name="Visited_20_Internet_20_Link"><text:span text:style-name="T15">Up next is the application client.</text:span></text:a><text:span text:style-name="T18"> </text:span><text:a xlink:type="simple" xlink:href="https://app.pluralsight.com/course-player?clipId=c1fd7ebc-4f0e-4f0c-90e2-1673e4155d05&amp;startTime=9.338272727272729" office:target-frame-name="psplayer" xlink:show="replace" text:style-name="Internet_20_link" text:visited-style-name="Visited_20_Internet_20_Link"><text:span text:style-name="T15">The application client is the piece that would call out to</text:span></text:a><text:span text:style-name="T18"> </text:span><text:a xlink:type="simple" xlink:href="https://app.pluralsight.com/course-player?clipId=c1fd7ebc-4f0e-4f0c-90e2-1673e4155d05&amp;startTime=13.79281818181818" office:target-frame-name="psplayer" xlink:show="replace" text:style-name="Internet_20_link" text:visited-style-name="Visited_20_Internet_20_Link"><text:span text:style-name="T15">another application service to implement some piece of</text:span></text:a><text:span text:style-name="T18"> </text:span><text:a xlink:type="simple" xlink:href="https://app.pluralsight.com/course-player?clipId=c1fd7ebc-4f0e-4f0c-90e2-1673e4155d05&amp;startTime=16.896714285714282" office:target-frame-name="psplayer" xlink:show="replace" text:style-name="Internet_20_link" text:visited-style-name="Visited_20_Internet_20_Link"><text:span text:style-name="T15">functionality in its service.</text:span></text:a><text:span text:style-name="T18"> </text:span><text:a xlink:type="simple" xlink:href="https://app.pluralsight.com/course-player?clipId=c1fd7ebc-4f0e-4f0c-90e2-1673e4155d05&amp;startTime=18.611" office:target-frame-name="psplayer" xlink:show="replace" text:style-name="Internet_20_link" text:visited-style-name="Visited_20_Internet_20_Link"><text:span text:style-name="T15">It's the issuer of requests, and it depends on other services.</text:span></text:a><text:span text:style-name="T18"> </text:span><text:a xlink:type="simple" xlink:href="https://app.pluralsight.com/course-player?clipId=c1fd7ebc-4f0e-4f0c-90e2-1673e4155d05&amp;startTime=22.611" office:target-frame-name="psplayer" xlink:show="replace" text:style-name="Internet_20_link" text:visited-style-name="Visited_20_Internet_20_Link"><text:span text:style-name="T15">And similar to the application service,</text:span></text:a><text:span text:style-name="T18"> </text:span><text:a xlink:type="simple" xlink:href="https://app.pluralsight.com/course-player?clipId=c1fd7ebc-4f0e-4f0c-90e2-1673e4155d05&amp;startTime=24.79281818181818" office:target-frame-name="psplayer" xlink:show="replace" text:style-name="Internet_20_link" text:visited-style-name="Visited_20_Internet_20_Link"><text:span text:style-name="T15">the application client is also a user of the discovery client,</text:span></text:a><text:span text:style-name="T18"> </text:span><text:a xlink:type="simple" xlink:href="https://app.pluralsight.com/course-player?clipId=c1fd7ebc-4f0e-4f0c-90e2-1673e4155d05&amp;startTime=28.486" office:target-frame-name="psplayer" xlink:show="replace" text:style-name="Internet_20_link" text:visited-style-name="Visited_20_Internet_20_Link"><text:span text:style-name="T15">but it uses the discovery client in a different way.</text:span></text:a><text:span text:style-name="T18"> </text:span><text:a xlink:type="simple" xlink:href="https://app.pluralsight.com/course-player?clipId=c1fd7ebc-4f0e-4f0c-90e2-1673e4155d05&amp;startTime=31.611" office:target-frame-name="psplayer" xlink:show="replace" text:style-name="Internet_20_link" text:visited-style-name="Visited_20_Internet_20_Link"><text:span text:style-name="T15">It doesn't use it to register or deregister anything.</text:span></text:a><text:span text:style-name="T18"> </text:span><text:a xlink:type="simple" xlink:href="https://app.pluralsight.com/course-player?clipId=c1fd7ebc-4f0e-4f0c-90e2-1673e4155d05&amp;startTime=34.611" office:target-frame-name="psplayer" xlink:show="replace" text:style-name="Internet_20_link" text:visited-style-name="Visited_20_Internet_20_Link"><text:span text:style-name="T15">It uses it to find service locations.</text:span></text:a><text:span text:style-name="T18"> </text:span><text:a xlink:type="simple" xlink:href="https://app.pluralsight.com/course-player?clipId=c1fd7ebc-4f0e-4f0c-90e2-1673e4155d05&amp;startTime=37.79281818181817" office:target-frame-name="psplayer" xlink:show="replace" text:style-name="Internet_20_link" text:visited-style-name="Visited_20_Internet_20_Link"><text:span text:style-name="T15">Just to be clear,</text:span></text:a><text:span text:style-name="T18"> </text:span><text:a xlink:type="simple" xlink:href="https://app.pluralsight.com/course-player?clipId=c1fd7ebc-4f0e-4f0c-90e2-1673e4155d05&amp;startTime=39.611" office:target-frame-name="psplayer" xlink:show="replace" text:style-name="Internet_20_link" text:visited-style-name="Visited_20_Internet_20_Link"><text:span text:style-name="T15">it's perfectly reasonable for an application to be both a service and a client.</text:span></text:a><text:span text:style-name="T18"> </text:span><text:a xlink:type="simple" xlink:href="https://app.pluralsight.com/course-player?clipId=c1fd7ebc-4f0e-4f0c-90e2-1673e4155d05&amp;startTime=45.611" office:target-frame-name="psplayer" xlink:show="replace" text:style-name="Internet_20_link" text:visited-style-name="Visited_20_Internet_20_Link"><text:span text:style-name="T15">An application can be a service, which provides services to others,</text:span></text:a><text:span text:style-name="T18"> </text:span><text:a xlink:type="simple" xlink:href="https://app.pluralsight.com/course-player?clipId=c1fd7ebc-4f0e-4f0c-90e2-1673e4155d05&amp;startTime=49.611" office:target-frame-name="psplayer" xlink:show="replace" text:style-name="Internet_20_link" text:visited-style-name="Visited_20_Internet_20_Link"><text:span text:style-name="T15">and at the same time can be a client, which depends on other services.</text:span></text:a><text:span text:style-name="T18"> </text:span><text:a xlink:type="simple" xlink:href="https://app.pluralsight.com/course-player?clipId=c1fd7ebc-4f0e-4f0c-90e2-1673e4155d05&amp;startTime=54.611" office:target-frame-name="psplayer" xlink:show="replace" text:style-name="Internet_20_link" text:visited-style-name="Visited_20_Internet_20_Link"><text:span text:style-name="T15">What we're referring to here is if the </text:span></text:a><text:soft-page-break/><text:a xlink:type="simple" xlink:href="https://app.pluralsight.com/course-player?clipId=c1fd7ebc-4f0e-4f0c-90e2-1673e4155d05&amp;startTime=54.611" office:target-frame-name="psplayer" xlink:show="replace" text:style-name="Internet_20_link" text:visited-style-name="Visited_20_Internet_20_Link"><text:span text:style-name="T15">application was</text:span></text:a><text:span text:style-name="T18"> </text:span><text:a xlink:type="simple" xlink:href="https://app.pluralsight.com/course-player?clipId=c1fd7ebc-4f0e-4f0c-90e2-1673e4155d05&amp;startTime=57.68792307692306" office:target-frame-name="psplayer" xlink:show="replace" text:style-name="Internet_20_link" text:visited-style-name="Visited_20_Internet_20_Link"><text:span text:style-name="T15">just a client and it wasn't a service.</text:span></text:a><text:span text:style-name="T18"> </text:span><text:a xlink:type="simple" xlink:href="https://app.pluralsight.com/course-player?clipId=c1fd7ebc-4f0e-4f0c-90e2-1673e4155d05&amp;startTime=60.611" office:target-frame-name="psplayer" xlink:show="replace" text:style-name="Internet_20_link" text:visited-style-name="Visited_20_Internet_20_Link"><text:span text:style-name="T15">The steps involved to set up a client are quite similar to</text:span></text:a><text:span text:style-name="T18"> </text:span><text:a xlink:type="simple" xlink:href="https://app.pluralsight.com/course-player?clipId=c1fd7ebc-4f0e-4f0c-90e2-1673e4155d05&amp;startTime=64.03957142857142" office:target-frame-name="psplayer" xlink:show="replace" text:style-name="Internet_20_link" text:visited-style-name="Visited_20_Internet_20_Link"><text:span text:style-name="T15">the steps involved to set up a service.</text:span></text:a><text:span text:style-name="T18"> </text:span><text:a xlink:type="simple" xlink:href="https://app.pluralsight.com/course-player?clipId=c1fd7ebc-4f0e-4f0c-90e2-1673e4155d05&amp;startTime=66.41099999999999" office:target-frame-name="psplayer" xlink:show="replace" text:style-name="Internet_20_link" text:visited-style-name="Visited_20_Internet_20_Link"><text:span text:style-name="T15">You add this dependencyManagement section with the spring-cloud-dependencies,</text:span></text:a><text:span text:style-name="T18"> </text:span><text:a xlink:type="simple" xlink:href="https://app.pluralsight.com/course-player?clipId=c1fd7ebc-4f0e-4f0c-90e2-1673e4155d05&amp;startTime=69.83322222222223" office:target-frame-name="psplayer" xlink:show="replace" text:style-name="Internet_20_link" text:visited-style-name="Visited_20_Internet_20_Link"><text:span text:style-name="T15">and you add a dependency for spring-cloud-starter-eureka.</text:span></text:a><text:span text:style-name="T18"> </text:span><text:a xlink:type="simple" xlink:href="https://app.pluralsight.com/course-player?clipId=c1fd7ebc-4f0e-4f0c-90e2-1673e4155d05&amp;startTime=74.27766666666666" office:target-frame-name="psplayer" xlink:show="replace" text:style-name="Internet_20_link" text:visited-style-name="Visited_20_Internet_20_Link"><text:span text:style-name="T15">The differences between an application client and an</text:span></text:a><text:span text:style-name="T18"> </text:span><text:a xlink:type="simple" xlink:href="https://app.pluralsight.com/course-player?clipId=c1fd7ebc-4f0e-4f0c-90e2-1673e4155d05&amp;startTime=79.611" office:target-frame-name="psplayer" xlink:show="replace" text:style-name="Internet_20_link" text:visited-style-name="Visited_20_Internet_20_Link"><text:span text:style-name="T15">application service come in the configuration.</text:span></text:a><text:span text:style-name="T18"> </text:span><text:a xlink:type="simple" xlink:href="https://app.pluralsight.com/course-player?clipId=c1fd7ebc-4f0e-4f0c-90e2-1673e4155d05&amp;startTime=82.611" office:target-frame-name="psplayer" xlink:show="replace" text:style-name="Internet_20_link" text:visited-style-name="Visited_20_Internet_20_Link"><text:span text:style-name="T15">We have the same two properties that we used within the application service,</text:span></text:a><text:span text:style-name="T18"> </text:span><text:a xlink:type="simple" xlink:href="https://app.pluralsight.com/course-player?clipId=c1fd7ebc-4f0e-4f0c-90e2-1673e4155d05&amp;startTime=87.02766666666668" office:target-frame-name="psplayer" xlink:show="replace" text:style-name="Internet_20_link" text:visited-style-name="Visited_20_Internet_20_Link"><text:span text:style-name="T15">the spring.</text:span></text:a><text:span text:style-name="T18"> </text:span><text:a xlink:type="simple" xlink:href="https://app.pluralsight.com/course-player?clipId=c1fd7ebc-4f0e-4f0c-90e2-1673e4155d05&amp;startTime=87.86100000000002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c1fd7ebc-4f0e-4f0c-90e2-1673e4155d05&amp;startTime=88.27766666666669" office:target-frame-name="psplayer" xlink:show="replace" text:style-name="Internet_20_link" text:visited-style-name="Visited_20_Internet_20_Link"><text:span text:style-name="T15">name, except this time we set it to client, and the eureka.</text:span></text:a><text:span text:style-name="T18"> </text:span><text:a xlink:type="simple" xlink:href="https://app.pluralsight.com/course-player?clipId=c1fd7ebc-4f0e-4f0c-90e2-1673e4155d05&amp;startTime=93.27766666666669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c1fd7ebc-4f0e-4f0c-90e2-1673e4155d05&amp;startTime=93.69433333333336" office:target-frame-name="psplayer" xlink:show="replace" text:style-name="Internet_20_link" text:visited-style-name="Visited_20_Internet_20_Link"><text:span text:style-name="T15">defaultZone so that it can know the location of the Service Discovery Server.</text:span></text:a><text:span text:style-name="T18"> </text:span><text:a xlink:type="simple" xlink:href="https://app.pluralsight.com/course-player?clipId=c1fd7ebc-4f0e-4f0c-90e2-1673e4155d05&amp;startTime=98.79281818181816" office:target-frame-name="psplayer" xlink:show="replace" text:style-name="Internet_20_link" text:visited-style-name="Visited_20_Internet_20_Link"><text:span text:style-name="T15">And since we're a client,</text:span></text:a><text:span text:style-name="T18"> </text:span><text:a xlink:type="simple" xlink:href="https://app.pluralsight.com/course-player?clipId=c1fd7ebc-4f0e-4f0c-90e2-1673e4155d05&amp;startTime=100.611" office:target-frame-name="psplayer" xlink:show="replace" text:style-name="Internet_20_link" text:visited-style-name="Visited_20_Internet_20_Link"><text:span text:style-name="T15">we're not interested in registering with the Discovery Server</text:span></text:a><text:span text:style-name="T18"> </text:span><text:a xlink:type="simple" xlink:href="https://app.pluralsight.com/course-player?clipId=c1fd7ebc-4f0e-4f0c-90e2-1673e4155d05&amp;startTime=104.21100000000006" office:target-frame-name="psplayer" xlink:show="replace" text:style-name="Internet_20_link" text:visited-style-name="Visited_20_Internet_20_Link"><text:span text:style-name="T15">because we don't need anybody to discover us.</text:span></text:a><text:span text:style-name="T18"> </text:span><text:a xlink:type="simple" xlink:href="https://app.pluralsight.com/course-player?clipId=c1fd7ebc-4f0e-4f0c-90e2-1673e4155d05&amp;startTime=107.30330769230771" office:target-frame-name="psplayer" xlink:show="replace" text:style-name="Internet_20_link" text:visited-style-name="Visited_20_Internet_20_Link"><text:span text:style-name="T15">We're just interested in discovering others.</text:span></text:a><text:span text:style-name="T18"> </text:span><text:a xlink:type="simple" xlink:href="https://app.pluralsight.com/course-player?clipId=c1fd7ebc-4f0e-4f0c-90e2-1673e4155d05&amp;startTime=109.611" office:target-frame-name="psplayer" xlink:show="replace" text:style-name="Internet_20_link" text:visited-style-name="Visited_20_Internet_20_Link"><text:span text:style-name="T15">So you set that value to false.</text:span></text:a><text:span text:style-name="T18"> </text:span><text:a xlink:type="simple" xlink:href="https://app.pluralsight.com/course-player?clipId=c1fd7ebc-4f0e-4f0c-90e2-1673e4155d05&amp;startTime=112.11100000000003" office:target-frame-name="psplayer" xlink:show="replace" text:style-name="Internet_20_link" text:visited-style-name="Visited_20_Internet_20_Link"><text:span text:style-name="T15">Just like we did with the application service,</text:span></text:a><text:span text:style-name="T18"> </text:span><text:a xlink:type="simple" xlink:href="https://app.pluralsight.com/course-player?clipId=c1fd7ebc-4f0e-4f0c-90e2-1673e4155d05&amp;startTime=115.05544444444445" office:target-frame-name="psplayer" xlink:show="replace" text:style-name="Internet_20_link" text:visited-style-name="Visited_20_Internet_20_Link"><text:span text:style-name="T15">we'll add the @EnableDiscoveryClient annotation to our main</text:span></text:a><text:span text:style-name="T18"> </text:span><text:a xlink:type="simple" xlink:href="https://app.pluralsight.com/course-player?clipId=c1fd7ebc-4f0e-4f0c-90e2-1673e4155d05&amp;startTime=118.611" office:target-frame-name="psplayer" xlink:show="replace" text:style-name="Internet_20_link" text:visited-style-name="Visited_20_Internet_20_Link"><text:span text:style-name="T15">Application class in our application client.</text:span></text:a><text:span text:style-name="T18"> </text:span><text:a xlink:type="simple" xlink:href="https://app.pluralsight.com/course-player?clipId=c1fd7ebc-4f0e-4f0c-90e2-1673e4155d05&amp;startTime=122.611" office:target-frame-name="psplayer" xlink:show="replace" text:style-name="Internet_20_link" text:visited-style-name="Visited_20_Internet_20_Link"><text:span text:style-name="T15">And then to actually discover services, we have two different options.</text:span></text:a><text:span text:style-name="T18"> </text:span><text:a xlink:type="simple" xlink:href="https://app.pluralsight.com/course-player?clipId=c1fd7ebc-4f0e-4f0c-90e2-1673e4155d05&amp;startTime=126.611" office:target-frame-name="psplayer" xlink:show="replace" text:style-name="Internet_20_link" text:visited-style-name="Visited_20_Internet_20_Link"><text:span text:style-name="T15">We can inject the EurekaClient or we can inject the DiscoveryClient.</text:span></text:a><text:span text:style-name="T18"> </text:span><text:a xlink:type="simple" xlink:href="https://app.pluralsight.com/course-player?clipId=c1fd7ebc-4f0e-4f0c-90e2-1673e4155d05&amp;startTime=130.611" office:target-frame-name="psplayer" xlink:show="replace" text:style-name="Internet_20_link" text:visited-style-name="Visited_20_Internet_20_Link"><text:span text:style-name="T15">And just to be clear,</text:span></text:a><text:span text:style-name="T18"> </text:span><text:a xlink:type="simple" xlink:href="https://app.pluralsight.com/course-player?clipId=c1fd7ebc-4f0e-4f0c-90e2-1673e4155d05&amp;startTime=132.1494615384616" office:target-frame-name="psplayer" xlink:show="replace" text:style-name="Internet_20_link" text:visited-style-name="Visited_20_Internet_20_Link"><text:span text:style-name="T15">this is the Spring DiscoveryClient and not the Netflix DiscoveryClient.</text:span></text:a><text:span text:style-name="T18"> </text:span><text:a xlink:type="simple" xlink:href="https://app.pluralsight.com/course-player?clipId=c1fd7ebc-4f0e-4f0c-90e2-1673e4155d05&amp;startTime=138.611" office:target-frame-name="psplayer" xlink:show="replace" text:style-name="Internet_20_link" text:visited-style-name="Visited_20_Internet_20_Link"><text:span text:style-name="T15">The first option is using the EurekaClient,</text:span></text:a><text:span text:style-name="T18"> </text:span><text:a xlink:type="simple" xlink:href="https://app.pluralsight.com/course-player?clipId=c1fd7ebc-4f0e-4f0c-90e2-1673e4155d05&amp;startTime=142.61100000000008" office:target-frame-name="psplayer" xlink:show="replace" text:style-name="Internet_20_link" text:visited-style-name="Visited_20_Internet_20_Link"><text:span text:style-name="T15">and the EurekaClient has a method, getNextServerFromEureka.</text:span></text:a><text:span text:style-name="T18"> </text:span><text:a xlink:type="simple" xlink:href="https://app.pluralsight.com/course-player?clipId=c1fd7ebc-4f0e-4f0c-90e2-1673e4155d05&amp;startTime=146.611" office:target-frame-name="psplayer" xlink:show="replace" text:style-name="Internet_20_link" text:visited-style-name="Visited_20_Internet_20_Link"><text:span text:style-name="T15">And that'll pick the next instance in a round-robin</text:span></text:a><text:span text:style-name="T18"> </text:span><text:a xlink:type="simple" xlink:href="https://app.pluralsight.com/course-player?clipId=c1fd7ebc-4f0e-4f0c-90e2-1673e4155d05&amp;startTime=150.46814285714274" office:target-frame-name="psplayer" xlink:show="replace" text:style-name="Internet_20_link" text:visited-style-name="Visited_20_Internet_20_Link"><text:span text:style-name="T15">fashion from the Discovery Server.</text:span></text:a><text:span text:style-name="T18"> </text:span><text:a xlink:type="simple" xlink:href="https://app.pluralsight.com/course-player?clipId=c1fd7ebc-4f0e-4f0c-90e2-1673e4155d05&amp;startTime=152.611" office:target-frame-name="psplayer" xlink:show="replace" text:style-name="Internet_20_link" text:visited-style-name="Visited_20_Internet_20_Link"><text:span text:style-name="T15">And its first argument is a virtual host name or a service ID to call.</text:span></text:a><text:span text:style-name="T18"> </text:span><text:a xlink:type="simple" xlink:href="https://app.pluralsight.com/course-player?clipId=c1fd7ebc-4f0e-4f0c-90e2-1673e4155d05&amp;startTime=157.611" office:target-frame-name="psplayer" xlink:show="replace" text:style-name="Internet_20_link" text:visited-style-name="Visited_20_Internet_20_Link"><text:span text:style-name="T15">And this is the same as the spring.</text:span></text:a><text:span text:style-name="T18"> </text:span><text:a xlink:type="simple" xlink:href="https://app.pluralsight.com/course-player?clipId=c1fd7ebc-4f0e-4f0c-90e2-1673e4155d05&amp;startTime=161.611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c1fd7ebc-4f0e-4f0c-90e2-1673e4155d05&amp;startTime=162.111" office:target-frame-name="psplayer" xlink:show="replace" text:style-name="Internet_20_link" text:visited-style-name="Visited_20_Internet_20_Link"><text:span text:style-name="T15">name property that we've used in our service application.</text:span></text:a><text:span text:style-name="T18"> </text:span><text:a xlink:type="simple" xlink:href="https://app.pluralsight.com/course-player?clipId=c1fd7ebc-4f0e-4f0c-90e2-1673e4155d05&amp;startTime=165.79281818181823" office:target-frame-name="psplayer" xlink:show="replace" text:style-name="Internet_20_link" text:visited-style-name="Visited_20_Internet_20_Link"><text:span text:style-name="T15">And the second argument is whether or not this is a secure request.</text:span></text:a><text:span text:style-name="T18"> </text:span><text:a xlink:type="simple" xlink:href="https://app.pluralsight.com/course-player?clipId=c1fd7ebc-4f0e-4f0c-90e2-1673e4155d05&amp;startTime=169.8967142857142" office:target-frame-name="psplayer" xlink:show="replace" text:style-name="Internet_20_link" text:visited-style-name="Visited_20_Internet_20_Link"><text:span text:style-name="T15">Once we get a reference to the instance info, we can call instance.</text:span></text:a><text:span text:style-name="T18"> </text:span><text:a xlink:type="simple" xlink:href="https://app.pluralsight.com/course-player?clipId=c1fd7ebc-4f0e-4f0c-90e2-1673e4155d05&amp;startTime=175.986" office:target-frame-name="psplayer" xlink:show="replace" text:style-name="Internet_20_link" text:visited-style-name="Visited_20_Internet_20_Link"><text:span text:style-name="T15">getHomePageUrl,</text:span></text:a><text:span text:style-name="T18"> </text:span><text:a xlink:type="simple" xlink:href="https://app.pluralsight.com/course-player?clipId=c1fd7ebc-4f0e-4f0c-90e2-1673e4155d05&amp;startTime=176.611" office:target-frame-name="psplayer" xlink:show="replace" text:style-name="Internet_20_link" text:visited-style-name="Visited_20_Internet_20_Link"><text:span text:style-name="T15">and that'll give us the base URL that we can use with</text:span></text:a><text:span text:style-name="T18"> </text:span><text:a xlink:type="simple" xlink:href="https://app.pluralsight.com/course-player?clipId=c1fd7ebc-4f0e-4f0c-90e2-1673e4155d05&amp;startTime=180.03957142857132" office:target-frame-name="psplayer" xlink:show="replace" text:style-name="Internet_20_link" text:visited-style-name="Visited_20_Internet_20_Link"><text:span text:style-name="T15">our RestTemplate to call the service.</text:span></text:a><text:span text:style-name="T18"> </text:span><text:a xlink:type="simple" xlink:href="https://app.pluralsight.com/course-player?clipId=c1fd7ebc-4f0e-4f0c-90e2-1673e4155d05&amp;startTime=183.611" office:target-frame-name="psplayer" xlink:show="replace" text:style-name="Internet_20_link" text:visited-style-name="Visited_20_Internet_20_Link"><text:span text:style-name="T15">The second option is to use the Spring DiscoveryClient,</text:span></text:a><text:span text:style-name="T18"> </text:span><text:a xlink:type="simple" xlink:href="https://app.pluralsight.com/course-player?clipId=c1fd7ebc-4f0e-4f0c-90e2-1673e4155d05&amp;startTime=186.38023076923088" office:target-frame-name="psplayer" xlink:show="replace" text:style-name="Internet_20_link" text:visited-style-name="Visited_20_Internet_20_Link"><text:span text:style-name="T15">and it has a method called getInstances,</text:span></text:a><text:span text:style-name="T18"> </text:span><text:a xlink:type="simple" xlink:href="https://app.pluralsight.com/course-player?clipId=c1fd7ebc-4f0e-4f0c-90e2-1673e4155d05&amp;startTime=189.27766666666662" office:target-frame-name="psplayer" xlink:show="replace" text:style-name="Internet_20_link" text:visited-style-name="Visited_20_Internet_20_Link"><text:span text:style-name="T15">which returns you all service instances for a given service ID.</text:span></text:a><text:span text:style-name="T18"> </text:span><text:a xlink:type="simple" xlink:href="https://app.pluralsight.com/course-player?clipId=c1fd7ebc-4f0e-4f0c-90e2-1673e4155d05&amp;startTime=194.1494615384616" office:target-frame-name="psplayer" xlink:show="replace" text:style-name="Internet_20_link" text:visited-style-name="Visited_20_Internet_20_Link"><text:span text:style-name="T15">So that first argument is the same first argument</text:span></text:a><text:span text:style-name="T18"> </text:span><text:a xlink:type="simple" xlink:href="https://app.pluralsight.com/course-player?clipId=c1fd7ebc-4f0e-4f0c-90e2-1673e4155d05&amp;startTime=196.861" office:target-frame-name="psplayer" xlink:show="replace" text:style-name="Internet_20_link" text:visited-style-name="Visited_20_Internet_20_Link"><text:span text:style-name="T15">that we saw in the EurekaClient,</text:span></text:a><text:span text:style-name="T18"> </text:span><text:a xlink:type="simple" xlink:href="https://app.pluralsight.com/course-player?clipId=c1fd7ebc-4f0e-4f0c-90e2-1673e4155d05&amp;startTime=198.361" office:target-frame-name="psplayer" xlink:show="replace" text:style-name="Internet_20_link" text:visited-style-name="Visited_20_Internet_20_Link"><text:span text:style-name="T15">which is a virtual hostname or a service ID of the service you want to call.</text:span></text:a><text:span text:style-name="T18"> </text:span><text:a xlink:type="simple" xlink:href="https://app.pluralsight.com/course-player?clipId=c1fd7ebc-4f0e-4f0c-90e2-1673e4155d05&amp;startTime=203.611" office:target-frame-name="psplayer" xlink:show="replace" text:style-name="Internet_20_link" text:visited-style-name="Visited_20_Internet_20_Link"><text:span text:style-name="T15">And once you have a list of instances, you can get one of those instances,</text:span></text:a><text:span text:style-name="T18"> </text:span><text:a xlink:type="simple" xlink:href="https://app.pluralsight.com/course-player?clipId=c1fd7ebc-4f0e-4f0c-90e2-1673e4155d05&amp;startTime=206.94433333333333" office:target-frame-name="psplayer" xlink:show="replace" text:style-name="Internet_20_link" text:visited-style-name="Visited_20_Internet_20_Link"><text:span text:style-name="T15">and you can get the URI, turn it into a string, and that's your base URL that you would use in your RestTemplate.</text:span></text:a></text:p>
      <text:h text:style-name="P3" text:outline-level="3"><text:a xlink:type="simple" xlink:href="https://app.pluralsight.com/course-player?clipId=2f95b962-e2f5-4059-8b3a-1bc724e13d06" office:target-frame-name="psplayer" xlink:show="replace" text:style-name="Internet_20_link" text:visited-style-name="Visited_20_Internet_20_Link"><text:span text:style-name="T15">Demo: Finding and Calling Services as an Application Client</text:span></text:a></text:h>
      <text:p text:style-name="P5"><text:a xlink:type="simple" xlink:href="https://app.pluralsight.com/course-player?clipId=2f95b962-e2f5-4059-8b3a-1bc724e13d06&amp;startTime=1.411" office:target-frame-name="psplayer" xlink:show="replace" text:style-name="Internet_20_link" text:visited-style-name="Visited_20_Internet_20_Link"><text:span text:style-name="T15">In order to create our client, we're going to again start off at start.</text:span></text:a><text:span text:style-name="T18"> </text:span><text:a xlink:type="simple" xlink:href="https://app.pluralsight.com/course-player?clipId=2f95b962-e2f5-4059-8b3a-1bc724e13d06&amp;startTime=7.536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2f95b962-e2f5-4059-8b3a-1bc724e13d06&amp;startTime=7.9735" office:target-frame-name="psplayer" xlink:show="replace" text:style-name="Internet_20_link" text:visited-style-name="Visited_20_Internet_20_Link"><text:span text:style-name="T15">io.</text:span></text:a><text:span text:style-name="T18"> </text:span><text:a xlink:type="simple" xlink:href="https://app.pluralsight.com/course-player?clipId=2f95b962-e2f5-4059-8b3a-1bc724e13d06&amp;startTime=8.411" office:target-frame-name="psplayer" xlink:show="replace" text:style-name="Internet_20_link" text:visited-style-name="Visited_20_Internet_20_Link"><text:span text:style-name="T15">And we're going to give it a group ID, the same one, so io.</text:span></text:a><text:span text:style-name="T18"> </text:span><text:a xlink:type="simple" xlink:href="https://app.pluralsight.com/course-player?clipId=2f95b962-e2f5-4059-8b3a-1bc724e13d06&amp;startTime=12.610999999999999" office:target-frame-name="psplayer" xlink:show="replace" text:style-name="Internet_20_link" text:visited-style-name="Visited_20_Internet_20_Link"><text:span text:style-name="T15">shultz.</text:span></text:a><text:span text:style-name="T18"> </text:span><text:a xlink:type="simple" xlink:href="https://app.pluralsight.com/course-player?clipId=2f95b962-e2f5-4059-8b3a-1bc724e13d06&amp;startTime=13.210999999999999" office:target-frame-name="psplayer" xlink:show="replace" text:style-name="Internet_20_link" text:visited-style-name="Visited_20_Internet_20_Link"><text:span text:style-name="T15">dustin, and we'll make the Artifact client.</text:span></text:a><text:span text:style-name="T18"> </text:span><text:a xlink:type="simple" xlink:href="https://app.pluralsight.com/course-player?clipId=2f95b962-e2f5-4059-8b3a-1bc724e13d06&amp;startTime=17.411" office:target-frame-name="psplayer" xlink:show="replace" text:style-name="Internet_20_link" text:visited-style-name="Visited_20_Internet_20_Link"><text:span text:style-name="T15">And it will have the exact same dependencies that we</text:span></text:a><text:span text:style-name="T18"> </text:span><text:a xlink:type="simple" xlink:href="https://app.pluralsight.com/course-player?clipId=2f95b962-e2f5-4059-8b3a-1bc724e13d06&amp;startTime=20.744333333333323" office:target-frame-name="psplayer" xlink:show="replace" text:style-name="Internet_20_link" text:visited-style-name="Visited_20_Internet_20_Link"><text:span text:style-name="T15">used in the application service.</text:span></text:a><text:span text:style-name="T18"> </text:span><text:a xlink:type="simple" xlink:href="https://app.pluralsight.com/course-player?clipId=2f95b962-e2f5-4059-8b3a-1bc724e13d06&amp;startTime=22.411" office:target-frame-name="psplayer" xlink:show="replace" text:style-name="Internet_20_link" text:visited-style-name="Visited_20_Internet_20_Link"><text:span text:style-name="T15">So we want Eureka Discovery, want DevTools, and we want the Actuator.</text:span></text:a><text:span text:style-name="T18"> </text:span><text:a xlink:type="simple" xlink:href="https://app.pluralsight.com/course-player?clipId=2f95b962-e2f5-4059-8b3a-1bc724e13d06&amp;startTime=29.411" office:target-frame-name="psplayer" xlink:show="replace" text:style-name="Internet_20_link" text:visited-style-name="Visited_20_Internet_20_Link"><text:span text:style-name="T15">Click Generate Project.</text:span></text:a><text:span text:style-name="T18"> </text:span><text:a xlink:type="simple" xlink:href="https://app.pluralsight.com/course-player?clipId=2f95b962-e2f5-4059-8b3a-1bc724e13d06&amp;startTime=30.50190909090909" office:target-frame-name="psplayer" xlink:show="replace" text:style-name="Internet_20_link" text:visited-style-name="Visited_20_Internet_20_Link"><text:span text:style-name="T15">That'll automatically create and download a zip file.</text:span></text:a><text:span text:style-name="T18"> </text:span><text:a xlink:type="simple" xlink:href="https://app.pluralsight.com/course-player?clipId=2f95b962-e2f5-4059-8b3a-1bc724e13d06&amp;startTime=33.411" office:target-frame-name="psplayer" xlink:show="replace" text:style-name="Internet_20_link" text:visited-style-name="Visited_20_Internet_20_Link"><text:span text:style-name="T15">Go ahead and unzip that file, and we'll import that into our IDE.</text:span></text:a><text:span text:style-name="T18"> </text:span><text:a xlink:type="simple" xlink:href="https://app.pluralsight.com/course-player?clipId=2f95b962-e2f5-4059-8b3a-1bc724e13d06&amp;startTime=38.411" office:target-frame-name="psplayer" xlink:show="replace" text:style-name="Internet_20_link" text:visited-style-name="Visited_20_Internet_20_Link"><text:span text:style-name="T15">Within Spring Tool Suite in the Package Explorer area,</text:span></text:a><text:span text:style-name="T18"> </text:span><text:a xlink:type="simple" xlink:href="https://app.pluralsight.com/course-player?clipId=2f95b962-e2f5-4059-8b3a-1bc724e13d06&amp;startTime=41.411" office:target-frame-name="psplayer" xlink:show="replace" text:style-name="Internet_20_link" text:visited-style-name="Visited_20_Internet_20_Link"><text:span text:style-name="T15">right-click in the empty area, go to Import,</text:span></text:a><text:span text:style-name="T18"> </text:span><text:a xlink:type="simple" xlink:href="https://app.pluralsight.com/course-player?clipId=2f95b962-e2f5-4059-8b3a-1bc724e13d06&amp;startTime=44.320090909090936" office:target-frame-name="psplayer" xlink:show="replace" text:style-name="Internet_20_link" text:visited-style-name="Visited_20_Internet_20_Link"><text:span text:style-name="T15">choose Existing Maven Projects, browse to the location of your unzipped file,</text:span></text:a><text:span text:style-name="T18"> </text:span><text:a xlink:type="simple" xlink:href="https://app.pluralsight.com/course-player?clipId=2f95b962-e2f5-4059-8b3a-1bc724e13d06&amp;startTime=50.411" office:target-frame-name="psplayer" xlink:show="replace" text:style-name="Internet_20_link" text:visited-style-name="Visited_20_Internet_20_Link"><text:span text:style-name="T15">ensure that the pom.</text:span></text:a><text:span text:style-name="T18"> </text:span><text:a xlink:type="simple" xlink:href="https://app.pluralsight.com/course-player?clipId=2f95b962-e2f5-4059-8b3a-1bc724e13d06&amp;startTime=51.86554545454547" office:target-frame-name="psplayer" xlink:show="replace" text:style-name="Internet_20_link" text:visited-style-name="Visited_20_Internet_20_Link"><text:span text:style-name="T15">xml shows up under the Projects heading, and click Finish to import.</text:span></text:a><text:span text:style-name="T18"> </text:span><text:a xlink:type="simple" xlink:href="https://app.pluralsight.com/course-player?clipId=2f95b962-e2f5-4059-8b3a-1bc724e13d06&amp;startTime=56.07766666666668" office:target-frame-name="psplayer" xlink:show="replace" text:style-name="Internet_20_link" text:visited-style-name="Visited_20_Internet_20_Link"><text:span text:style-name="T15">Expand the client project, and go to src/main/java,</text:span></text:a><text:span text:style-name="T18"> </text:span><text:a xlink:type="simple" xlink:href="https://app.pluralsight.com/course-player?clipId=2f95b962-e2f5-4059-8b3a-1bc724e13d06&amp;startTime=59.036" office:target-frame-name="psplayer" xlink:show="replace" text:style-name="Internet_20_link" text:visited-style-name="Visited_20_Internet_20_Link"><text:span text:style-name="T15">and open up the main application class.</text:span></text:a><text:span text:style-name="T18"> </text:span><text:a xlink:type="simple" xlink:href="https://app.pluralsight.com/course-player?clipId=2f95b962-e2f5-4059-8b3a-1bc724e13d06&amp;startTime=63.411" office:target-frame-name="psplayer" xlink:show="replace" text:style-name="Internet_20_link" text:visited-style-name="Visited_20_Internet_20_Link"><text:span text:style-name="T15">In the main application class, add a new annotation, @EnableDiscoveryClient.</text:span></text:a><text:span text:style-name="T18"> </text:span><text:a xlink:type="simple" xlink:href="https://app.pluralsight.com/course-player?clipId=2f95b962-e2f5-4059-8b3a-1bc724e13d06&amp;startTime=70.411" office:target-frame-name="psplayer" xlink:show="replace" text:style-name="Internet_20_link" text:visited-style-name="Visited_20_Internet_20_Link"><text:span text:style-name="T15">We'll also add a @RestController annotation,</text:span></text:a><text:span text:style-name="T18"> </text:span><text:a xlink:type="simple" xlink:href="https://app.pluralsight.com/course-player?clipId=2f95b962-e2f5-4059-8b3a-1bc724e13d06&amp;startTime=73.13827272727272" office:target-frame-name="psplayer" xlink:show="replace" text:style-name="Internet_20_link" text:visited-style-name="Visited_20_Internet_20_Link"><text:span text:style-name="T15">and we'll add a handler method, public String callService.</text:span></text:a><text:span text:style-name="T18"> </text:span><text:a xlink:type="simple" xlink:href="https://app.pluralsight.com/course-player?clipId=2f95b962-e2f5-4059-8b3a-1bc724e13d06&amp;startTime=79.411" office:target-frame-name="psplayer" xlink:show="replace" text:style-name="Internet_20_link" text:visited-style-name="Visited_20_Internet_20_Link"><text:span text:style-name="T15">And we'll give this an @RequestMapping, and we'll map this to root.</text:span></text:a><text:span text:style-name="T18"> </text:span><text:a xlink:type="simple" xlink:href="https://app.pluralsight.com/course-player?clipId=2f95b962-e2f5-4059-8b3a-1bc724e13d06&amp;startTime=88.411" office:target-frame-name="psplayer" xlink:show="replace" text:style-name="Internet_20_link" text:visited-style-name="Visited_20_Internet_20_Link"><text:span text:style-name="T15">Then we'll want to autowire in our DiscoveryClient or our EurekaClient.</text:span></text:a><text:span text:style-name="T18"> </text:span><text:a xlink:type="simple" xlink:href="https://app.pluralsight.com/course-player?clipId=2f95b962-e2f5-4059-8b3a-1bc724e13d06&amp;startTime=93.411" office:target-frame-name="psplayer" xlink:show="replace" text:style-name="Internet_20_link" text:visited-style-name="Visited_20_Internet_20_Link"><text:span text:style-name="T15">We'll use the EurekaClient, so private EurekaClient.</text:span></text:a><text:span text:style-name="T18"> </text:span><text:a xlink:type="simple" xlink:href="https://app.pluralsight.com/course-player?clipId=2f95b962-e2f5-4059-8b3a-1bc724e13d06&amp;startTime=98.411" office:target-frame-name="psplayer" xlink:show="replace" text:style-name="Internet_20_link" text:visited-style-name="Visited_20_Internet_20_Link"><text:span text:style-name="T15">We'll call it client.</text:span></text:a><text:span text:style-name="T18"> </text:span><text:a xlink:type="simple" xlink:href="https://app.pluralsight.com/course-player?clipId=2f95b962-e2f5-4059-8b3a-1bc724e13d06&amp;startTime=100.411" office:target-frame-name="psplayer" xlink:show="replace" text:style-name="Internet_20_link" text:visited-style-name="Visited_20_Internet_20_Link"><text:span text:style-name="T15">And we'll use @Autowired.</text:span></text:a><text:span text:style-name="T18"> </text:span><text:a xlink:type="simple" xlink:href="https://app.pluralsight.com/course-player?clipId=2f95b962-e2f5-4059-8b3a-1bc724e13d06&amp;startTime=102.411" office:target-frame-name="psplayer" xlink:show="replace" text:style-name="Internet_20_link" text:visited-style-name="Visited_20_Internet_20_Link"><text:span text:style-name="T15">You can also use @Inject.</text:span></text:a><text:span text:style-name="T18"> </text:span><text:a xlink:type="simple" xlink:href="https://app.pluralsight.com/course-player?clipId=2f95b962-e2f5-4059-8b3a-1bc724e13d06&amp;startTime=103.56484615384613" office:target-frame-name="psplayer" xlink:show="replace" text:style-name="Internet_20_link" text:visited-style-name="Visited_20_Internet_20_Link"><text:span text:style-name="T15">And we'll also need a RestTemplate so we can actually call the service,</text:span></text:a><text:span text:style-name="T18"> </text:span><text:a xlink:type="simple" xlink:href="https://app.pluralsight.com/course-player?clipId=2f95b962-e2f5-4059-8b3a-1bc724e13d06&amp;startTime=107.63322222222222" office:target-frame-name="psplayer" xlink:show="replace" text:style-name="Internet_20_link" text:visited-style-name="Visited_20_Internet_20_Link"><text:span text:style-name="T15">so we'll say private RestTemplateBuilder,</text:span></text:a><text:span text:style-name="T18"> </text:span><text:a xlink:type="simple" xlink:href="https://app.pluralsight.com/course-player?clipId=2f95b962-e2f5-4059-8b3a-1bc724e13d06&amp;startTime=110.12528571428571" office:target-frame-name="psplayer" xlink:show="replace" text:style-name="Internet_20_link" text:visited-style-name="Visited_20_Internet_20_Link"><text:span text:style-name="T15">and we'll call this a restTemplateBuilder.</text:span></text:a><text:span text:style-name="T18"> </text:span><text:a xlink:type="simple" xlink:href="https://app.pluralsight.com/course-player?clipId=2f95b962-e2f5-4059-8b3a-1bc724e13d06&amp;startTime=114.411" office:target-frame-name="psplayer" xlink:show="replace" text:style-name="Internet_20_link" text:visited-style-name="Visited_20_Internet_20_Link"><text:span text:style-name="T15">We will autowire that as well.</text:span></text:a><text:span text:style-name="T18"> </text:span><text:a xlink:type="simple" xlink:href="https://app.pluralsight.com/course-player?clipId=2f95b962-e2f5-4059-8b3a-1bc724e13d06&amp;startTime=118.22918181818184" office:target-frame-name="psplayer" xlink:show="replace" text:style-name="Internet_20_link" text:visited-style-name="Visited_20_Internet_20_Link"><text:span text:style-name="T15">And within our callService method,</text:span></text:a><text:span text:style-name="T18"> </text:span><text:a xlink:type="simple" xlink:href="https://app.pluralsight.com/course-player?clipId=2f95b962-e2f5-4059-8b3a-1bc724e13d06&amp;startTime=121.411" office:target-frame-name="psplayer" xlink:show="replace" text:style-name="Internet_20_link" text:visited-style-name="Visited_20_Internet_20_Link"><text:span text:style-name="T15">we'll create a new RestTemplate </text:span></text:a><text:soft-page-break/><text:a xlink:type="simple" xlink:href="https://app.pluralsight.com/course-player?clipId=2f95b962-e2f5-4059-8b3a-1bc724e13d06&amp;startTime=121.411" office:target-frame-name="psplayer" xlink:show="replace" text:style-name="Internet_20_link" text:visited-style-name="Visited_20_Internet_20_Link"><text:span text:style-name="T15">using the RestTemplateBuilder,</text:span></text:a><text:span text:style-name="T18"> </text:span><text:a xlink:type="simple" xlink:href="https://app.pluralsight.com/course-player?clipId=2f95b962-e2f5-4059-8b3a-1bc724e13d06&amp;startTime=124.411" office:target-frame-name="psplayer" xlink:show="replace" text:style-name="Internet_20_link" text:visited-style-name="Visited_20_Internet_20_Link"><text:span text:style-name="T15">so RestTemplate restTemplate = restTemplateBuilder.</text:span></text:a><text:span text:style-name="T18"> </text:span><text:a xlink:type="simple" xlink:href="https://app.pluralsight.com/course-player?clipId=2f95b962-e2f5-4059-8b3a-1bc724e13d06&amp;startTime=130.24433333333334" office:target-frame-name="psplayer" xlink:show="replace" text:style-name="Internet_20_link" text:visited-style-name="Visited_20_Internet_20_Link"><text:span text:style-name="T15">build.</text:span></text:a><text:span text:style-name="T18"> </text:span><text:a xlink:type="simple" xlink:href="https://app.pluralsight.com/course-player?clipId=2f95b962-e2f5-4059-8b3a-1bc724e13d06&amp;startTime=131.411" office:target-frame-name="psplayer" xlink:show="replace" text:style-name="Internet_20_link" text:visited-style-name="Visited_20_Internet_20_Link"><text:span text:style-name="T15">And then we're going to use the client to fetch our service URLs, so client.</text:span></text:a><text:span text:style-name="T18"> </text:span><text:a xlink:type="simple" xlink:href="https://app.pluralsight.com/course-player?clipId=2f95b962-e2f5-4059-8b3a-1bc724e13d06&amp;startTime=139.8485" office:target-frame-name="psplayer" xlink:show="replace" text:style-name="Internet_20_link" text:visited-style-name="Visited_20_Internet_20_Link"><text:span text:style-name="T15">getNextServerFromEureka.</text:span></text:a><text:span text:style-name="T18"> </text:span><text:a xlink:type="simple" xlink:href="https://app.pluralsight.com/course-player?clipId=2f95b962-e2f5-4059-8b3a-1bc724e13d06&amp;startTime=140.411" office:target-frame-name="psplayer" xlink:show="replace" text:style-name="Internet_20_link" text:visited-style-name="Visited_20_Internet_20_Link"><text:span text:style-name="T15">And the virtualHostname, remember we called our spring.</text:span></text:a><text:span text:style-name="T18"> </text:span><text:a xlink:type="simple" xlink:href="https://app.pluralsight.com/course-player?clipId=2f95b962-e2f5-4059-8b3a-1bc724e13d06&amp;startTime=143.86554545454547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2f95b962-e2f5-4059-8b3a-1bc724e13d06&amp;startTime=144.32009090909094" office:target-frame-name="psplayer" xlink:show="replace" text:style-name="Internet_20_link" text:visited-style-name="Visited_20_Internet_20_Link"><text:span text:style-name="T15">name of our service.</text:span></text:a><text:span text:style-name="T18"> </text:span><text:a xlink:type="simple" xlink:href="https://app.pluralsight.com/course-player?clipId=2f95b962-e2f5-4059-8b3a-1bc724e13d06&amp;startTime=146.1382727272728" office:target-frame-name="psplayer" xlink:show="replace" text:style-name="Internet_20_link" text:visited-style-name="Visited_20_Internet_20_Link"><text:span text:style-name="T15">We just called it service.</text:span></text:a><text:span text:style-name="T18"> </text:span><text:a xlink:type="simple" xlink:href="https://app.pluralsight.com/course-player?clipId=2f95b962-e2f5-4059-8b3a-1bc724e13d06&amp;startTime=148.411" office:target-frame-name="psplayer" xlink:show="replace" text:style-name="Internet_20_link" text:visited-style-name="Visited_20_Internet_20_Link"><text:span text:style-name="T15">And it's going to be a non-secure request, so put false.</text:span></text:a><text:span text:style-name="T18"> </text:span><text:a xlink:type="simple" xlink:href="https://app.pluralsight.com/course-player?clipId=2f95b962-e2f5-4059-8b3a-1bc724e13d06&amp;startTime=152.411" office:target-frame-name="psplayer" xlink:show="replace" text:style-name="Internet_20_link" text:visited-style-name="Visited_20_Internet_20_Link"><text:span text:style-name="T15">And this returns an InstanceInfo, which we'll call instanceInfo.</text:span></text:a><text:span text:style-name="T18"> </text:span><text:a xlink:type="simple" xlink:href="https://app.pluralsight.com/course-player?clipId=2f95b962-e2f5-4059-8b3a-1bc724e13d06&amp;startTime=159.411" office:target-frame-name="psplayer" xlink:show="replace" text:style-name="Internet_20_link" text:visited-style-name="Visited_20_Internet_20_Link"><text:span text:style-name="T15">And then we can get the base URL and call the RestTemplate,</text:span></text:a><text:span text:style-name="T18"> </text:span><text:a xlink:type="simple" xlink:href="https://app.pluralsight.com/course-player?clipId=2f95b962-e2f5-4059-8b3a-1bc724e13d06&amp;startTime=163.411" office:target-frame-name="psplayer" xlink:show="replace" text:style-name="Internet_20_link" text:visited-style-name="Visited_20_Internet_20_Link"><text:span text:style-name="T15">so String baseUrl = instanceInfo.</text:span></text:a><text:span text:style-name="T18"> </text:span><text:a xlink:type="simple" xlink:href="https://app.pluralsight.com/course-player?clipId=2f95b962-e2f5-4059-8b3a-1bc724e13d06&amp;startTime=169.2443333333333" office:target-frame-name="psplayer" xlink:show="replace" text:style-name="Internet_20_link" text:visited-style-name="Visited_20_Internet_20_Link"><text:span text:style-name="T15">getHomePageUrl.</text:span></text:a><text:span text:style-name="T18"> </text:span><text:a xlink:type="simple" xlink:href="https://app.pluralsight.com/course-player?clipId=2f95b962-e2f5-4059-8b3a-1bc724e13d06&amp;startTime=170.411" office:target-frame-name="psplayer" xlink:show="replace" text:style-name="Internet_20_link" text:visited-style-name="Visited_20_Internet_20_Link"><text:span text:style-name="T15">And then we'll use the RestTemplate to call the service.</text:span></text:a><text:span text:style-name="T18"> </text:span><text:a xlink:type="simple" xlink:href="https://app.pluralsight.com/course-player?clipId=2f95b962-e2f5-4059-8b3a-1bc724e13d06&amp;startTime=174.411" office:target-frame-name="psplayer" xlink:show="replace" text:style-name="Internet_20_link" text:visited-style-name="Visited_20_Internet_20_Link"><text:span text:style-name="T15">So the RestTemplate returns ResponseEntity of String.</text:span></text:a><text:span text:style-name="T18"> </text:span><text:a xlink:type="simple" xlink:href="https://app.pluralsight.com/course-player?clipId=2f95b962-e2f5-4059-8b3a-1bc724e13d06&amp;startTime=179.411" office:target-frame-name="psplayer" xlink:show="replace" text:style-name="Internet_20_link" text:visited-style-name="Visited_20_Internet_20_Link"><text:span text:style-name="T15">We'll call that response, and we'll say restTemplate.</text:span></text:a><text:span text:style-name="T18"> </text:span><text:a xlink:type="simple" xlink:href="https://app.pluralsight.com/course-player?clipId=2f95b962-e2f5-4059-8b3a-1bc724e13d06&amp;startTime=185.63322222222217" office:target-frame-name="psplayer" xlink:show="replace" text:style-name="Internet_20_link" text:visited-style-name="Visited_20_Internet_20_Link"><text:span text:style-name="T15">exchange.</text:span></text:a><text:span text:style-name="T18"> </text:span><text:a xlink:type="simple" xlink:href="https://app.pluralsight.com/course-player?clipId=2f95b962-e2f5-4059-8b3a-1bc724e13d06&amp;startTime=186.411" office:target-frame-name="psplayer" xlink:show="replace" text:style-name="Internet_20_link" text:visited-style-name="Visited_20_Internet_20_Link"><text:span text:style-name="T15">And we'll pass at the baseUrl and HttpMethod of GET.</text:span></text:a><text:span text:style-name="T18"> </text:span><text:a xlink:type="simple" xlink:href="https://app.pluralsight.com/course-player?clipId=2f95b962-e2f5-4059-8b3a-1bc724e13d06&amp;startTime=194.411" office:target-frame-name="psplayer" xlink:show="replace" text:style-name="Internet_20_link" text:visited-style-name="Visited_20_Internet_20_Link"><text:span text:style-name="T15">We don't have any request bodies, so we'll do the requestEntity as null,</text:span></text:a><text:span text:style-name="T18"> </text:span><text:a xlink:type="simple" xlink:href="https://app.pluralsight.com/course-player?clipId=2f95b962-e2f5-4059-8b3a-1bc724e13d06&amp;startTime=197.95645454545453" office:target-frame-name="psplayer" xlink:show="replace" text:style-name="Internet_20_link" text:visited-style-name="Visited_20_Internet_20_Link"><text:span text:style-name="T15">the responseType as String, and we don't have any uriVariables either,</text:span></text:a><text:span text:style-name="T18"> </text:span><text:a xlink:type="simple" xlink:href="https://app.pluralsight.com/course-player?clipId=2f95b962-e2f5-4059-8b3a-1bc724e13d06&amp;startTime=203.85544444444446" office:target-frame-name="psplayer" xlink:show="replace" text:style-name="Internet_20_link" text:visited-style-name="Visited_20_Internet_20_Link"><text:span text:style-name="T15">so we'll just get rid of that parameter.</text:span></text:a><text:span text:style-name="T18"> </text:span><text:a xlink:type="simple" xlink:href="https://app.pluralsight.com/course-player?clipId=2f95b962-e2f5-4059-8b3a-1bc724e13d06&amp;startTime=207.411" office:target-frame-name="psplayer" xlink:show="replace" text:style-name="Internet_20_link" text:visited-style-name="Visited_20_Internet_20_Link"><text:span text:style-name="T15">And let's just go over this again before we finish up here.</text:span></text:a><text:span text:style-name="T18"> </text:span><text:a xlink:type="simple" xlink:href="https://app.pluralsight.com/course-player?clipId=2f95b962-e2f5-4059-8b3a-1bc724e13d06&amp;startTime=210.411" office:target-frame-name="psplayer" xlink:show="replace" text:style-name="Internet_20_link" text:visited-style-name="Visited_20_Internet_20_Link"><text:span text:style-name="T15">So the EurekaClient is calling out to the Discovery Server,</text:span></text:a><text:span text:style-name="T18"> </text:span><text:a xlink:type="simple" xlink:href="https://app.pluralsight.com/course-player?clipId=2f95b962-e2f5-4059-8b3a-1bc724e13d06&amp;startTime=214.411" office:target-frame-name="psplayer" xlink:show="replace" text:style-name="Internet_20_link" text:visited-style-name="Visited_20_Internet_20_Link"><text:span text:style-name="T15">and it's getting information about a service ID called service,</text:span></text:a><text:span text:style-name="T18"> </text:span><text:a xlink:type="simple" xlink:href="https://app.pluralsight.com/course-player?clipId=2f95b962-e2f5-4059-8b3a-1bc724e13d06&amp;startTime=219.411" office:target-frame-name="psplayer" xlink:show="replace" text:style-name="Internet_20_link" text:visited-style-name="Visited_20_Internet_20_Link"><text:span text:style-name="T15">and it's returning it back to us as an instanceInfo.</text:span></text:a><text:span text:style-name="T18"> </text:span><text:a xlink:type="simple" xlink:href="https://app.pluralsight.com/course-player?clipId=2f95b962-e2f5-4059-8b3a-1bc724e13d06&amp;startTime=223.411" office:target-frame-name="psplayer" xlink:show="replace" text:style-name="Internet_20_link" text:visited-style-name="Visited_20_Internet_20_Link"><text:span text:style-name="T15">And then from that instanceInfo, we're getting the HomePageUrl,</text:span></text:a><text:span text:style-name="T18"> </text:span><text:a xlink:type="simple" xlink:href="https://app.pluralsight.com/course-player?clipId=2f95b962-e2f5-4059-8b3a-1bc724e13d06&amp;startTime=226.411" office:target-frame-name="psplayer" xlink:show="replace" text:style-name="Internet_20_link" text:visited-style-name="Visited_20_Internet_20_Link"><text:span text:style-name="T15">which is the base URL of our service,</text:span></text:a><text:span text:style-name="T18"> </text:span><text:a xlink:type="simple" xlink:href="https://app.pluralsight.com/course-player?clipId=2f95b962-e2f5-4059-8b3a-1bc724e13d06&amp;startTime=228.87253846153857" office:target-frame-name="psplayer" xlink:show="replace" text:style-name="Internet_20_link" text:visited-style-name="Visited_20_Internet_20_Link"><text:span text:style-name="T15">and then we're using our restTemplate to call that service,</text:span></text:a><text:span text:style-name="T18"> </text:span><text:a xlink:type="simple" xlink:href="https://app.pluralsight.com/course-player?clipId=2f95b962-e2f5-4059-8b3a-1bc724e13d06&amp;startTime=231.91100000000006" office:target-frame-name="psplayer" xlink:show="replace" text:style-name="Internet_20_link" text:visited-style-name="Visited_20_Internet_20_Link"><text:span text:style-name="T15">specifically a GET on that service, and it returns a string back to us.</text:span></text:a><text:span text:style-name="T18"> </text:span><text:a xlink:type="simple" xlink:href="https://app.pluralsight.com/course-player?clipId=2f95b962-e2f5-4059-8b3a-1bc724e13d06&amp;startTime=236.411" office:target-frame-name="psplayer" xlink:show="replace" text:style-name="Internet_20_link" text:visited-style-name="Visited_20_Internet_20_Link"><text:span text:style-name="T15">And then we're just going to return that response, so response.</text:span></text:a><text:span text:style-name="T18"> </text:span><text:a xlink:type="simple" xlink:href="https://app.pluralsight.com/course-player?clipId=2f95b962-e2f5-4059-8b3a-1bc724e13d06&amp;startTime=240.99433333333323" office:target-frame-name="psplayer" xlink:show="replace" text:style-name="Internet_20_link" text:visited-style-name="Visited_20_Internet_20_Link"><text:span text:style-name="T15">getBody.</text:span></text:a><text:span text:style-name="T18"> </text:span><text:a xlink:type="simple" xlink:href="https://app.pluralsight.com/course-player?clipId=2f95b962-e2f5-4059-8b3a-1bc724e13d06&amp;startTime=241.411" office:target-frame-name="psplayer" xlink:show="replace" text:style-name="Internet_20_link" text:visited-style-name="Visited_20_Internet_20_Link"><text:span text:style-name="T15">Next, we need to configure our application client.</text:span></text:a><text:span text:style-name="T18"> </text:span><text:a xlink:type="simple" xlink:href="https://app.pluralsight.com/course-player?clipId=2f95b962-e2f5-4059-8b3a-1bc724e13d06&amp;startTime=243.411" office:target-frame-name="psplayer" xlink:show="replace" text:style-name="Internet_20_link" text:visited-style-name="Visited_20_Internet_20_Link"><text:span text:style-name="T15">So head over to the src/main/resources and open up the application.</text:span></text:a><text:span text:style-name="T18"> </text:span><text:a xlink:type="simple" xlink:href="https://app.pluralsight.com/course-player?clipId=2f95b962-e2f5-4059-8b3a-1bc724e13d06&amp;startTime=247.211" office:target-frame-name="psplayer" xlink:show="replace" text:style-name="Internet_20_link" text:visited-style-name="Visited_20_Internet_20_Link"><text:span text:style-name="T15">properties, and we'll add the standard spring.</text:span></text:a><text:span text:style-name="T18"> </text:span><text:a xlink:type="simple" xlink:href="https://app.pluralsight.com/course-player?clipId=2f95b962-e2f5-4059-8b3a-1bc724e13d06&amp;startTime=252.8110000000001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2f95b962-e2f5-4059-8b3a-1bc724e13d06&amp;startTime=253.6110000000001" office:target-frame-name="psplayer" xlink:show="replace" text:style-name="Internet_20_link" text:visited-style-name="Visited_20_Internet_20_Link"><text:span text:style-name="T15">name.</text:span></text:a><text:span text:style-name="T18"> </text:span><text:a xlink:type="simple" xlink:href="https://app.pluralsight.com/course-player?clipId=2f95b962-e2f5-4059-8b3a-1bc724e13d06&amp;startTime=254.411" office:target-frame-name="psplayer" xlink:show="replace" text:style-name="Internet_20_link" text:visited-style-name="Visited_20_Internet_20_Link"><text:span text:style-name="T15">We'll call this client.</text:span></text:a><text:span text:style-name="T18"> </text:span><text:a xlink:type="simple" xlink:href="https://app.pluralsight.com/course-player?clipId=2f95b962-e2f5-4059-8b3a-1bc724e13d06&amp;startTime=255.3340769230769" office:target-frame-name="psplayer" xlink:show="replace" text:style-name="Internet_20_link" text:visited-style-name="Visited_20_Internet_20_Link"><text:span text:style-name="T15">And then we're going to paste in the service URL so we don't have to type it,</text:span></text:a><text:span text:style-name="T18"> </text:span><text:a xlink:type="simple" xlink:href="https://app.pluralsight.com/course-player?clipId=2f95b962-e2f5-4059-8b3a-1bc724e13d06&amp;startTime=259.1252857142858" office:target-frame-name="psplayer" xlink:show="replace" text:style-name="Internet_20_link" text:visited-style-name="Visited_20_Internet_20_Link"><text:span text:style-name="T15">and then we're going to do eureka.</text:span></text:a><text:span text:style-name="T18"> </text:span><text:a xlink:type="simple" xlink:href="https://app.pluralsight.com/course-player?clipId=2f95b962-e2f5-4059-8b3a-1bc724e13d06&amp;startTime=261.111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2f95b962-e2f5-4059-8b3a-1bc724e13d06&amp;startTime=261.811" office:target-frame-name="psplayer" xlink:show="replace" text:style-name="Internet_20_link" text:visited-style-name="Visited_20_Internet_20_Link"><text:span text:style-name="T15">register-with-eureka.</text:span></text:a><text:span text:style-name="T18"> </text:span><text:a xlink:type="simple" xlink:href="https://app.pluralsight.com/course-player?clipId=2f95b962-e2f5-4059-8b3a-1bc724e13d06&amp;startTime=262.51099999999997" office:target-frame-name="psplayer" xlink:show="replace" text:style-name="Internet_20_link" text:visited-style-name="Visited_20_Internet_20_Link"><text:span text:style-name="T15">We're going to set that to false.</text:span></text:a><text:span text:style-name="T18"> </text:span><text:a xlink:type="simple" xlink:href="https://app.pluralsight.com/course-player?clipId=2f95b962-e2f5-4059-8b3a-1bc724e13d06&amp;startTime=267.411" office:target-frame-name="psplayer" xlink:show="replace" text:style-name="Internet_20_link" text:visited-style-name="Visited_20_Internet_20_Link"><text:span text:style-name="T15">Remember, we're a client,</text:span></text:a><text:span text:style-name="T18"> </text:span><text:a xlink:type="simple" xlink:href="https://app.pluralsight.com/course-player?clipId=2f95b962-e2f5-4059-8b3a-1bc724e13d06&amp;startTime=268.411" office:target-frame-name="psplayer" xlink:show="replace" text:style-name="Internet_20_link" text:visited-style-name="Visited_20_Internet_20_Link"><text:span text:style-name="T15">and we don't need to register with Eureka because we</text:span></text:a><text:span text:style-name="T18"> </text:span><text:a xlink:type="simple" xlink:href="https://app.pluralsight.com/course-player?clipId=2f95b962-e2f5-4059-8b3a-1bc724e13d06&amp;startTime=271.161" office:target-frame-name="psplayer" xlink:show="replace" text:style-name="Internet_20_link" text:visited-style-name="Visited_20_Internet_20_Link"><text:span text:style-name="T15">don't need anybody to discover us.</text:span></text:a><text:span text:style-name="T18"> </text:span><text:a xlink:type="simple" xlink:href="https://app.pluralsight.com/course-player?clipId=2f95b962-e2f5-4059-8b3a-1bc724e13d06&amp;startTime=273.411" office:target-frame-name="psplayer" xlink:show="replace" text:style-name="Internet_20_link" text:visited-style-name="Visited_20_Internet_20_Link"><text:span text:style-name="T15">Now, before we start our application client,</text:span></text:a><text:span text:style-name="T18"> </text:span><text:a xlink:type="simple" xlink:href="https://app.pluralsight.com/course-player?clipId=2f95b962-e2f5-4059-8b3a-1bc724e13d06&amp;startTime=275.7443333333332" office:target-frame-name="psplayer" xlink:show="replace" text:style-name="Internet_20_link" text:visited-style-name="Visited_20_Internet_20_Link"><text:span text:style-name="T15">we need to start the Discovery Server and each of</text:span></text:a><text:span text:style-name="T18"> </text:span><text:a xlink:type="simple" xlink:href="https://app.pluralsight.com/course-player?clipId=2f95b962-e2f5-4059-8b3a-1bc724e13d06&amp;startTime=280.1887777777777" office:target-frame-name="psplayer" xlink:show="replace" text:style-name="Internet_20_link" text:visited-style-name="Visited_20_Internet_20_Link"><text:span text:style-name="T15">the application service instances, and in that particular order.</text:span></text:a><text:span text:style-name="T18"> </text:span><text:a xlink:type="simple" xlink:href="https://app.pluralsight.com/course-player?clipId=2f95b962-e2f5-4059-8b3a-1bc724e13d06&amp;startTime=283.77463636363626" office:target-frame-name="psplayer" xlink:show="replace" text:style-name="Internet_20_link" text:visited-style-name="Visited_20_Internet_20_Link"><text:span text:style-name="T15">So, if you've been following along, those should be in your run history.</text:span></text:a><text:span text:style-name="T18"> </text:span><text:a xlink:type="simple" xlink:href="https://app.pluralsight.com/course-player?clipId=2f95b962-e2f5-4059-8b3a-1bc724e13d06&amp;startTime=286.8109999999999" office:target-frame-name="psplayer" xlink:show="replace" text:style-name="Internet_20_link" text:visited-style-name="Visited_20_Internet_20_Link"><text:span text:style-name="T15">So you can come up here to this drop-down and choose</text:span></text:a><text:span text:style-name="T18"> </text:span><text:a xlink:type="simple" xlink:href="https://app.pluralsight.com/course-player?clipId=2f95b962-e2f5-4059-8b3a-1bc724e13d06&amp;startTime=289.61099999999993" office:target-frame-name="psplayer" xlink:show="replace" text:style-name="Internet_20_link" text:visited-style-name="Visited_20_Internet_20_Link"><text:span text:style-name="T15">each of those to start those up.</text:span></text:a><text:span text:style-name="T18"> </text:span><text:a xlink:type="simple" xlink:href="https://app.pluralsight.com/course-player?clipId=2f95b962-e2f5-4059-8b3a-1bc724e13d06&amp;startTime=292.411" office:target-frame-name="psplayer" xlink:show="replace" text:style-name="Internet_20_link" text:visited-style-name="Visited_20_Internet_20_Link"><text:span text:style-name="T15">I fast-forwarded to the point where we have all of those started up.</text:span></text:a><text:span text:style-name="T18"> </text:span><text:a xlink:type="simple" xlink:href="https://app.pluralsight.com/course-player?clipId=2f95b962-e2f5-4059-8b3a-1bc724e13d06&amp;startTime=295.411" office:target-frame-name="psplayer" xlink:show="replace" text:style-name="Internet_20_link" text:visited-style-name="Visited_20_Internet_20_Link"><text:span text:style-name="T15">And just to confirm, we'll check the drop-down here,</text:span></text:a><text:span text:style-name="T18"> </text:span><text:a xlink:type="simple" xlink:href="https://app.pluralsight.com/course-player?clipId=2f95b962-e2f5-4059-8b3a-1bc724e13d06&amp;startTime=297.48792307692304" office:target-frame-name="psplayer" xlink:show="replace" text:style-name="Internet_20_link" text:visited-style-name="Visited_20_Internet_20_Link"><text:span text:style-name="T15">and we can see that we have the discovery-server running,</text:span></text:a><text:span text:style-name="T18"> </text:span><text:a xlink:type="simple" xlink:href="https://app.pluralsight.com/course-player?clipId=2f95b962-e2f5-4059-8b3a-1bc724e13d06&amp;startTime=300.59281818181825" office:target-frame-name="psplayer" xlink:show="replace" text:style-name="Internet_20_link" text:visited-style-name="Visited_20_Internet_20_Link"><text:span text:style-name="T15">and instance 1 of the service application,</text:span></text:a><text:span text:style-name="T18"> </text:span><text:a xlink:type="simple" xlink:href="https://app.pluralsight.com/course-player?clipId=2f95b962-e2f5-4059-8b3a-1bc724e13d06&amp;startTime=303.411" office:target-frame-name="psplayer" xlink:show="replace" text:style-name="Internet_20_link" text:visited-style-name="Visited_20_Internet_20_Link"><text:span text:style-name="T15">and instance 2.</text:span></text:a><text:span text:style-name="T18"> </text:span><text:a xlink:type="simple" xlink:href="https://app.pluralsight.com/course-player?clipId=2f95b962-e2f5-4059-8b3a-1bc724e13d06&amp;startTime=304.911" office:target-frame-name="psplayer" xlink:show="replace" text:style-name="Internet_20_link" text:visited-style-name="Visited_20_Internet_20_Link"><text:span text:style-name="T15">So now we're ready to start our client application.</text:span></text:a><text:span text:style-name="T18"> </text:span><text:a xlink:type="simple" xlink:href="https://app.pluralsight.com/course-player?clipId=2f95b962-e2f5-4059-8b3a-1bc724e13d06&amp;startTime=309.411" office:target-frame-name="psplayer" xlink:show="replace" text:style-name="Internet_20_link" text:visited-style-name="Visited_20_Internet_20_Link"><text:span text:style-name="T15">We can right-click on the main application class,</text:span></text:a><text:span text:style-name="T18"> </text:span><text:a xlink:type="simple" xlink:href="https://app.pluralsight.com/course-player?clipId=2f95b962-e2f5-4059-8b3a-1bc724e13d06&amp;startTime=312.0776666666665" office:target-frame-name="psplayer" xlink:show="replace" text:style-name="Internet_20_link" text:visited-style-name="Visited_20_Internet_20_Link"><text:span text:style-name="T15">go to Run As, and choose Spring Boot App.</text:span></text:a><text:span text:style-name="T18"> </text:span><text:a xlink:type="simple" xlink:href="https://app.pluralsight.com/course-player?clipId=2f95b962-e2f5-4059-8b3a-1bc724e13d06&amp;startTime=317.411" office:target-frame-name="psplayer" xlink:show="replace" text:style-name="Internet_20_link" text:visited-style-name="Visited_20_Internet_20_Link"><text:span text:style-name="T15">Fire up a web browser and visit localhost:8080.</text:span></text:a><text:span text:style-name="T18"> </text:span><text:a xlink:type="simple" xlink:href="https://app.pluralsight.com/course-player?clipId=2f95b962-e2f5-4059-8b3a-1bc724e13d06&amp;startTime=321.411" office:target-frame-name="psplayer" xlink:show="replace" text:style-name="Internet_20_link" text:visited-style-name="Visited_20_Internet_20_Link"><text:span text:style-name="T15">Hit Enter, and you should see a response from the client.</text:span></text:a><text:span text:style-name="T18"> </text:span><text:a xlink:type="simple" xlink:href="https://app.pluralsight.com/course-player?clipId=2f95b962-e2f5-4059-8b3a-1bc724e13d06&amp;startTime=324.411" office:target-frame-name="psplayer" xlink:show="replace" text:style-name="Internet_20_link" text:visited-style-name="Visited_20_Internet_20_Link"><text:span text:style-name="T15">And it'll say Hello from instance 1.</text:span></text:a><text:span text:style-name="T18"> </text:span><text:a xlink:type="simple" xlink:href="https://app.pluralsight.com/course-player?clipId=2f95b962-e2f5-4059-8b3a-1bc724e13d06&amp;startTime=327.3276666666668" office:target-frame-name="psplayer" xlink:show="replace" text:style-name="Internet_20_link" text:visited-style-name="Visited_20_Internet_20_Link"><text:span text:style-name="T15">And if you refresh it, it'll say Hello from instance 2.</text:span></text:a><text:span text:style-name="T18"> </text:span><text:a xlink:type="simple" xlink:href="https://app.pluralsight.com/course-player?clipId=2f95b962-e2f5-4059-8b3a-1bc724e13d06&amp;startTime=331.12528571428567" office:target-frame-name="psplayer" xlink:show="replace" text:style-name="Internet_20_link" text:visited-style-name="Visited_20_Internet_20_Link"><text:span text:style-name="T15">And we can continue to do that over and over,</text:span></text:a><text:span text:style-name="T18"> </text:span><text:a xlink:type="simple" xlink:href="https://app.pluralsight.com/course-player?clipId=2f95b962-e2f5-4059-8b3a-1bc724e13d06&amp;startTime=333.87253846153845" office:target-frame-name="psplayer" xlink:show="replace" text:style-name="Internet_20_link" text:visited-style-name="Visited_20_Internet_20_Link"><text:span text:style-name="T15">and each time we can see that it's getting a different instance from the Eureka registry.</text:span></text:a></text:p>
      <text:h text:style-name="P3" text:outline-level="3"><text:a xlink:type="simple" xlink:href="https://app.pluralsight.com/course-player?clipId=a89d5d61-3533-48b8-97db-89198fea3fc8" office:target-frame-name="psplayer" xlink:show="replace" text:style-name="Internet_20_link" text:visited-style-name="Visited_20_Internet_20_Link"><text:span text:style-name="T15">Spring Cloud Eureka Dashboard</text:span></text:a></text:h>
      <text:p text:style-name="P5"><text:a xlink:type="simple" xlink:href="https://app.pluralsight.com/course-player?clipId=a89d5d61-3533-48b8-97db-89198fea3fc8&amp;startTime=2.311" office:target-frame-name="psplayer" xlink:show="replace" text:style-name="Internet_20_link" text:visited-style-name="Visited_20_Internet_20_Link"><text:span text:style-name="T15">One of the really useful things that the Spring Cloud</text:span></text:a><text:span text:style-name="T18"> </text:span><text:a xlink:type="simple" xlink:href="https://app.pluralsight.com/course-player?clipId=a89d5d61-3533-48b8-97db-89198fea3fc8&amp;startTime=4.811" office:target-frame-name="psplayer" xlink:show="replace" text:style-name="Internet_20_link" text:visited-style-name="Visited_20_Internet_20_Link"><text:span text:style-name="T15">Eureka Server provides is a dashboard.</text:span></text:a><text:span text:style-name="T18"> </text:span><text:a xlink:type="simple" xlink:href="https://app.pluralsight.com/course-player?clipId=a89d5d61-3533-48b8-97db-89198fea3fc8&amp;startTime=7.311" office:target-frame-name="psplayer" xlink:show="replace" text:style-name="Internet_20_link" text:visited-style-name="Visited_20_Internet_20_Link"><text:span text:style-name="T15">It's enabled by default, and it's a web-based dashboard.</text:span></text:a><text:span text:style-name="T18"> </text:span><text:a xlink:type="simple" xlink:href="https://app.pluralsight.com/course-player?clipId=a89d5d61-3533-48b8-97db-89198fea3fc8&amp;startTime=11.311" office:target-frame-name="psplayer" xlink:show="replace" text:style-name="Internet_20_link" text:visited-style-name="Visited_20_Internet_20_Link"><text:span text:style-name="T15">And it displays a bunch of useful information,</text:span></text:a><text:span text:style-name="T18"> </text:span><text:a xlink:type="simple" xlink:href="https://app.pluralsight.com/course-player?clipId=a89d5d61-3533-48b8-97db-89198fea3fc8&amp;startTime=13.772538461538467" office:target-frame-name="psplayer" xlink:show="replace" text:style-name="Internet_20_link" text:visited-style-name="Visited_20_Internet_20_Link"><text:span text:style-name="T15">like whether or not a service is up or down and how</text:span></text:a><text:span text:style-name="T18"> </text:span><text:a xlink:type="simple" xlink:href="https://app.pluralsight.com/course-player?clipId=a89d5d61-3533-48b8-97db-89198fea3fc8&amp;startTime=18.541769230769223" office:target-frame-name="psplayer" xlink:show="replace" text:style-name="Internet_20_link" text:visited-style-name="Visited_20_Internet_20_Link"><text:span text:style-name="T15">many instances of it are registered.</text:span></text:a><text:span text:style-name="T18"> </text:span><text:a xlink:type="simple" xlink:href="https://app.pluralsight.com/course-player?clipId=a89d5d61-3533-48b8-97db-89198fea3fc8&amp;startTime=21.311" office:target-frame-name="psplayer" xlink:show="replace" text:style-name="Internet_20_link" text:visited-style-name="Visited_20_Internet_20_Link"><text:span text:style-name="T15">If you still have the demo running from our last demo,</text:span></text:a><text:span text:style-name="T18"> </text:span><text:a xlink:type="simple" xlink:href="https://app.pluralsight.com/course-player?clipId=a89d5d61-3533-48b8-97db-89198fea3fc8&amp;startTime=23.66814285714287" office:target-frame-name="psplayer" xlink:show="replace" text:style-name="Internet_20_link" text:visited-style-name="Visited_20_Internet_20_Link"><text:span text:style-name="T15">fire up a browser and visit localhost:8761.</text:span></text:a><text:span text:style-name="T18"> </text:span><text:a xlink:type="simple" xlink:href="https://app.pluralsight.com/course-player?clipId=a89d5d61-3533-48b8-97db-89198fea3fc8&amp;startTime=26.97766666666667" office:target-frame-name="psplayer" xlink:show="replace" text:style-name="Internet_20_link" text:visited-style-name="Visited_20_Internet_20_Link"><text:span text:style-name="T15">You'll be presented with this Spring Eureka Dashboard,</text:span></text:a><text:span text:style-name="T18"> </text:span><text:a xlink:type="simple" xlink:href="https://app.pluralsight.com/course-player?clipId=a89d5d61-3533-48b8-97db-89198fea3fc8&amp;startTime=31.561000000000003" office:target-frame-name="psplayer" xlink:show="replace" text:style-name="Internet_20_link" text:visited-style-name="Visited_20_Internet_20_Link"><text:span text:style-name="T15">and let's go through each of these sections here.</text:span></text:a><text:span text:style-name="T18"> </text:span><text:a xlink:type="simple" xlink:href="https://app.pluralsight.com/course-player?clipId=a89d5d61-3533-48b8-97db-89198fea3fc8&amp;startTime=35.311" office:target-frame-name="psplayer" xlink:show="replace" text:style-name="Internet_20_link" text:visited-style-name="Visited_20_Internet_20_Link"><text:span text:style-name="T15">So first we have the System Status,</text:span></text:a><text:span text:style-name="T18"> </text:span><text:a xlink:type="simple" xlink:href="https://app.pluralsight.com/course-player?clipId=a89d5d61-3533-48b8-97db-89198fea3fc8&amp;startTime=37.31099999999999" office:target-frame-name="psplayer" xlink:show="replace" text:style-name="Internet_20_link" text:visited-style-name="Visited_20_Internet_20_Link"><text:span text:style-name="T15">and it tells you things like the current time,</text:span></text:a><text:span text:style-name="T18"> </text:span><text:a xlink:type="simple" xlink:href="https://app.pluralsight.com/course-player?clipId=a89d5d61-3533-48b8-97db-89198fea3fc8&amp;startTime=40.16814285714286" office:target-frame-name="psplayer" xlink:show="replace" text:style-name="Internet_20_link" text:visited-style-name="Visited_20_Internet_20_Link"><text:span text:style-name="T15">the uptime, and how many renewals have happened in the last minute.</text:span></text:a><text:span text:style-name="T18"> </text:span><text:a xlink:type="simple" xlink:href="https://app.pluralsight.com/course-player?clipId=a89d5d61-3533-48b8-97db-89198fea3fc8&amp;startTime=45.311" office:target-frame-name="psplayer" xlink:show="replace" text:style-name="Internet_20_link" text:visited-style-name="Visited_20_Internet_20_Link"><text:span text:style-name="T15">The DS Replicas, or the Discovery Server Replica section,</text:span></text:a><text:span text:style-name="T18"> </text:span><text:a xlink:type="simple" xlink:href="https://app.pluralsight.com/course-player?clipId=a89d5d61-3533-48b8-97db-89198fea3fc8&amp;startTime=50.311" office:target-frame-name="psplayer" xlink:show="replace" text:style-name="Internet_20_link" text:visited-style-name="Visited_20_Internet_20_Link"><text:span text:style-name="T15">shows you all of the peer instances of Eureka Servers.</text:span></text:a><text:span text:style-name="T18"> </text:span><text:a xlink:type="simple" xlink:href="https://app.pluralsight.com/course-player?clipId=a89d5d61-3533-48b8-97db-89198fea3fc8&amp;startTime=54.311" office:target-frame-name="psplayer" xlink:show="replace" text:style-name="Internet_20_link" text:visited-style-name="Visited_20_Internet_20_Link"><text:span text:style-name="T15">So if we had more than one instance running,</text:span></text:a><text:span text:style-name="T18"> </text:span><text:a xlink:type="simple" xlink:href="https://app.pluralsight.com/course-player?clipId=a89d5d61-3533-48b8-97db-89198fea3fc8&amp;startTime=56.88242857142856" office:target-frame-name="psplayer" xlink:show="replace" text:style-name="Internet_20_link" text:visited-style-name="Visited_20_Internet_20_Link"><text:span text:style-name="T15">we would see each of those instances listed here.</text:span></text:a><text:span text:style-name="T18"> </text:span><text:a xlink:type="simple" xlink:href="https://app.pluralsight.com/course-player?clipId=a89d5d61-3533-48b8-97db-89198fea3fc8&amp;startTime=59.76554545454547" office:target-frame-name="psplayer" xlink:show="replace" text:style-name="Internet_20_link" text:visited-style-name="Visited_20_Internet_20_Link"><text:span text:style-name="T15">But since we've only got one instance, we just see </text:span></text:a><text:soft-page-break/><text:a xlink:type="simple" xlink:href="https://app.pluralsight.com/course-player?clipId=a89d5d61-3533-48b8-97db-89198fea3fc8&amp;startTime=59.76554545454547" office:target-frame-name="psplayer" xlink:show="replace" text:style-name="Internet_20_link" text:visited-style-name="Visited_20_Internet_20_Link"><text:span text:style-name="T15">localhost.</text:span></text:a><text:span text:style-name="T18"> </text:span><text:a xlink:type="simple" xlink:href="https://app.pluralsight.com/course-player?clipId=a89d5d61-3533-48b8-97db-89198fea3fc8&amp;startTime=63.97766666666666" office:target-frame-name="psplayer" xlink:show="replace" text:style-name="Internet_20_link" text:visited-style-name="Visited_20_Internet_20_Link"><text:span text:style-name="T15">The next section is probably the most useful section as it shows you</text:span></text:a><text:span text:style-name="T18"> </text:span><text:a xlink:type="simple" xlink:href="https://app.pluralsight.com/course-player?clipId=a89d5d61-3533-48b8-97db-89198fea3fc8&amp;startTime=68.97766666666665" office:target-frame-name="psplayer" xlink:show="replace" text:style-name="Internet_20_link" text:visited-style-name="Visited_20_Internet_20_Link"><text:span text:style-name="T15">what instances are currently registered with Eureka.</text:span></text:a><text:span text:style-name="T18"> </text:span><text:a xlink:type="simple" xlink:href="https://app.pluralsight.com/course-player?clipId=a89d5d61-3533-48b8-97db-89198fea3fc8&amp;startTime=71.311" office:target-frame-name="psplayer" xlink:show="replace" text:style-name="Internet_20_link" text:visited-style-name="Visited_20_Internet_20_Link"><text:span text:style-name="T15">And we have here the service ID under the Application heading, which is SERVICE.</text:span></text:a><text:span text:style-name="T18"> </text:span><text:a xlink:type="simple" xlink:href="https://app.pluralsight.com/course-player?clipId=a89d5d61-3533-48b8-97db-89198fea3fc8&amp;startTime=76.97766666666668" office:target-frame-name="psplayer" xlink:show="replace" text:style-name="Internet_20_link" text:visited-style-name="Visited_20_Internet_20_Link"><text:span text:style-name="T15">AMI is for Amazon Machine Image.</text:span></text:a><text:span text:style-name="T18"> </text:span><text:a xlink:type="simple" xlink:href="https://app.pluralsight.com/course-player?clipId=a89d5d61-3533-48b8-97db-89198fea3fc8&amp;startTime=80.311" office:target-frame-name="psplayer" xlink:show="replace" text:style-name="Internet_20_link" text:visited-style-name="Visited_20_Internet_20_Link"><text:span text:style-name="T15">We're not running in Amazon, so that's n/a.</text:span></text:a><text:span text:style-name="T18"> </text:span><text:a xlink:type="simple" xlink:href="https://app.pluralsight.com/course-player?clipId=a89d5d61-3533-48b8-97db-89198fea3fc8&amp;startTime=83.311" office:target-frame-name="psplayer" xlink:show="replace" text:style-name="Internet_20_link" text:visited-style-name="Visited_20_Internet_20_Link"><text:span text:style-name="T15">And Availability Zones, there are two, and both of those instances are UP.</text:span></text:a><text:span text:style-name="T18"> </text:span><text:a xlink:type="simple" xlink:href="https://app.pluralsight.com/course-player?clipId=a89d5d61-3533-48b8-97db-89198fea3fc8&amp;startTime=89.311" office:target-frame-name="psplayer" xlink:show="replace" text:style-name="Internet_20_link" text:visited-style-name="Visited_20_Internet_20_Link"><text:span text:style-name="T15">You can see the 2 next to the UP,</text:span></text:a><text:span text:style-name="T18"> </text:span><text:a xlink:type="simple" xlink:href="https://app.pluralsight.com/course-player?clipId=a89d5d61-3533-48b8-97db-89198fea3fc8&amp;startTime=91.11100000000003" office:target-frame-name="psplayer" xlink:show="replace" text:style-name="Internet_20_link" text:visited-style-name="Visited_20_Internet_20_Link"><text:span text:style-name="T15">which indicates that there are two instances of this particular service,</text:span></text:a><text:span text:style-name="T18"> </text:span><text:a xlink:type="simple" xlink:href="https://app.pluralsight.com/course-player?clipId=a89d5d61-3533-48b8-97db-89198fea3fc8&amp;startTime=94.58372727272727" office:target-frame-name="psplayer" xlink:show="replace" text:style-name="Internet_20_link" text:visited-style-name="Visited_20_Internet_20_Link"><text:span text:style-name="T15">and both of them are UP.</text:span></text:a><text:span text:style-name="T18"> </text:span><text:a xlink:type="simple" xlink:href="https://app.pluralsight.com/course-player?clipId=a89d5d61-3533-48b8-97db-89198fea3fc8&amp;startTime=97.311" office:target-frame-name="psplayer" xlink:show="replace" text:style-name="Internet_20_link" text:visited-style-name="Visited_20_Internet_20_Link"><text:span text:style-name="T15">And right next to that you can see both of those instances,</text:span></text:a><text:span text:style-name="T18"> </text:span><text:a xlink:type="simple" xlink:href="https://app.pluralsight.com/course-player?clipId=a89d5d61-3533-48b8-97db-89198fea3fc8&amp;startTime=100.311" office:target-frame-name="psplayer" xlink:show="replace" text:style-name="Internet_20_link" text:visited-style-name="Visited_20_Internet_20_Link"><text:span text:style-name="T15">one of them running on 8082 and one of them running on 8081.</text:span></text:a><text:span text:style-name="T18"> </text:span><text:a xlink:type="simple" xlink:href="https://app.pluralsight.com/course-player?clipId=a89d5d61-3533-48b8-97db-89198fea3fc8&amp;startTime=105.311" office:target-frame-name="psplayer" xlink:show="replace" text:style-name="Internet_20_link" text:visited-style-name="Visited_20_Internet_20_Link"><text:span text:style-name="T15">The next section, the General Info section,</text:span></text:a><text:span text:style-name="T18"> </text:span><text:a xlink:type="simple" xlink:href="https://app.pluralsight.com/course-player?clipId=a89d5d61-3533-48b8-97db-89198fea3fc8&amp;startTime=107.22009090909087" office:target-frame-name="psplayer" xlink:show="replace" text:style-name="Internet_20_link" text:visited-style-name="Visited_20_Internet_20_Link"><text:span text:style-name="T15">just gives you information about the particular machine that you're running on.</text:span></text:a><text:span text:style-name="T18"> </text:span><text:a xlink:type="simple" xlink:href="https://app.pluralsight.com/course-player?clipId=a89d5d61-3533-48b8-97db-89198fea3fc8&amp;startTime=111.311" office:target-frame-name="psplayer" xlink:show="replace" text:style-name="Internet_20_link" text:visited-style-name="Visited_20_Internet_20_Link"><text:span text:style-name="T15">So it tells you things like the number of CPUs and the available memory.</text:span></text:a><text:span text:style-name="T18"> </text:span><text:a xlink:type="simple" xlink:href="https://app.pluralsight.com/course-player?clipId=a89d5d61-3533-48b8-97db-89198fea3fc8&amp;startTime=116.311" office:target-frame-name="psplayer" xlink:show="replace" text:style-name="Internet_20_link" text:visited-style-name="Visited_20_Internet_20_Link"><text:span text:style-name="T15">And the last part, the Instance Info,</text:span></text:a><text:span text:style-name="T18"> </text:span><text:a xlink:type="simple" xlink:href="https://app.pluralsight.com/course-player?clipId=a89d5d61-3533-48b8-97db-89198fea3fc8&amp;startTime=118.64433333333331" office:target-frame-name="psplayer" xlink:show="replace" text:style-name="Internet_20_link" text:visited-style-name="Visited_20_Internet_20_Link"><text:span text:style-name="T15">gives you information about this particular running instance, so things like its IP address or whether or not it's up or down.</text:span></text:a></text:p>
      <text:h text:style-name="P3" text:outline-level="3"><text:a xlink:type="simple" xlink:href="https://app.pluralsight.com/course-player?clipId=00e76d39-2881-46e9-b38a-cc5e79476f90" office:target-frame-name="psplayer" xlink:show="replace" text:style-name="Internet_20_link" text:visited-style-name="Visited_20_Internet_20_Link"><text:span text:style-name="T15">Configuration</text:span></text:a></text:h>
      <text:p text:style-name="P5"><text:a xlink:type="simple" xlink:href="https://app.pluralsight.com/course-player?clipId=00e76d39-2881-46e9-b38a-cc5e79476f90&amp;startTime=1" office:target-frame-name="psplayer" xlink:show="replace" text:style-name="Internet_20_link" text:visited-style-name="Visited_20_Internet_20_Link"><text:span text:style-name="T15">There are several different areas where you can configure Spring Cloud Eureka.</text:span></text:a><text:span text:style-name="T18"> </text:span><text:a xlink:type="simple" xlink:href="https://app.pluralsight.com/course-player?clipId=00e76d39-2881-46e9-b38a-cc5e79476f90&amp;startTime=5.911" office:target-frame-name="psplayer" xlink:show="replace" text:style-name="Internet_20_link" text:visited-style-name="Visited_20_Internet_20_Link"><text:span text:style-name="T15">We'll take a look at the three main areas.</text:span></text:a><text:span text:style-name="T18"> </text:span><text:a xlink:type="simple" xlink:href="https://app.pluralsight.com/course-player?clipId=00e76d39-2881-46e9-b38a-cc5e79476f90&amp;startTime=8.911" office:target-frame-name="psplayer" xlink:show="replace" text:style-name="Internet_20_link" text:visited-style-name="Visited_20_Internet_20_Link"><text:span text:style-name="T15">The first is the eureka.</text:span></text:a><text:span text:style-name="T18"> </text:span><text:a xlink:type="simple" xlink:href="https://app.pluralsight.com/course-player?clipId=00e76d39-2881-46e9-b38a-cc5e79476f90&amp;startTime=11.218692307692308" office:target-frame-name="psplayer" xlink:show="replace" text:style-name="Internet_20_link" text:visited-style-name="Visited_20_Internet_20_Link"><text:span text:style-name="T15">server prefix, the second is the eureka.</text:span></text:a><text:span text:style-name="T18"> </text:span><text:a xlink:type="simple" xlink:href="https://app.pluralsight.com/course-player?clipId=00e76d39-2881-46e9-b38a-cc5e79476f90&amp;startTime=14.44946153846154" office:target-frame-name="psplayer" xlink:show="replace" text:style-name="Internet_20_link" text:visited-style-name="Visited_20_Internet_20_Link"><text:span text:style-name="T15">client prefix, and the third is the eureka.</text:span></text:a><text:span text:style-name="T18"> </text:span><text:a xlink:type="simple" xlink:href="https://app.pluralsight.com/course-player?clipId=00e76d39-2881-46e9-b38a-cc5e79476f90&amp;startTime=18.02211111111111" office:target-frame-name="psplayer" xlink:show="replace" text:style-name="Internet_20_link" text:visited-style-name="Visited_20_Internet_20_Link"><text:span text:style-name="T15">instance prefix.</text:span></text:a><text:span text:style-name="T18"> </text:span><text:a xlink:type="simple" xlink:href="https://app.pluralsight.com/course-player?clipId=00e76d39-2881-46e9-b38a-cc5e79476f90&amp;startTime=18.911" office:target-frame-name="psplayer" xlink:show="replace" text:style-name="Internet_20_link" text:visited-style-name="Visited_20_Internet_20_Link"><text:span text:style-name="T15">Let's go into more detail into each of these areas of configuration.</text:span></text:a><text:span text:style-name="T18"> </text:span><text:a xlink:type="simple" xlink:href="https://app.pluralsight.com/course-player?clipId=00e76d39-2881-46e9-b38a-cc5e79476f90&amp;startTime=23.911" office:target-frame-name="psplayer" xlink:show="replace" text:style-name="Internet_20_link" text:visited-style-name="Visited_20_Internet_20_Link"><text:span text:style-name="T15">The first one is the Eureka Server Configuration,</text:span></text:a><text:span text:style-name="T18"> </text:span><text:a xlink:type="simple" xlink:href="https://app.pluralsight.com/course-player?clipId=00e76d39-2881-46e9-b38a-cc5e79476f90&amp;startTime=26.820090909090908" office:target-frame-name="psplayer" xlink:show="replace" text:style-name="Internet_20_link" text:visited-style-name="Visited_20_Internet_20_Link"><text:span text:style-name="T15">and that's all configuration under the eureka.</text:span></text:a><text:span text:style-name="T18"> </text:span><text:a xlink:type="simple" xlink:href="https://app.pluralsight.com/course-player?clipId=00e76d39-2881-46e9-b38a-cc5e79476f90&amp;startTime=30.577666666666673" office:target-frame-name="psplayer" xlink:show="replace" text:style-name="Internet_20_link" text:visited-style-name="Visited_20_Internet_20_Link"><text:span text:style-name="T15">server prefix.</text:span></text:a><text:span text:style-name="T18"> </text:span><text:a xlink:type="simple" xlink:href="https://app.pluralsight.com/course-player?clipId=00e76d39-2881-46e9-b38a-cc5e79476f90&amp;startTime=31.911" office:target-frame-name="psplayer" xlink:show="replace" text:style-name="Internet_20_link" text:visited-style-name="Visited_20_Internet_20_Link"><text:span text:style-name="T15">And this is going to control everything that's related</text:span></text:a><text:span text:style-name="T18"> </text:span><text:a xlink:type="simple" xlink:href="https://app.pluralsight.com/course-player?clipId=00e76d39-2881-46e9-b38a-cc5e79476f90&amp;startTime=35.1837272727273" office:target-frame-name="psplayer" xlink:show="replace" text:style-name="Internet_20_link" text:visited-style-name="Visited_20_Internet_20_Link"><text:span text:style-name="T15">to configuring the Discovery Server.</text:span></text:a><text:span text:style-name="T18"> </text:span><text:a xlink:type="simple" xlink:href="https://app.pluralsight.com/course-player?clipId=00e76d39-2881-46e9-b38a-cc5e79476f90&amp;startTime=36.81099999999999" office:target-frame-name="psplayer" xlink:show="replace" text:style-name="Internet_20_link" text:visited-style-name="Visited_20_Internet_20_Link"><text:span text:style-name="T15">The second one is the Eureka Client Configuration,</text:span></text:a><text:span text:style-name="T18"> </text:span><text:a xlink:type="simple" xlink:href="https://app.pluralsight.com/course-player?clipId=00e76d39-2881-46e9-b38a-cc5e79476f90&amp;startTime=39.511" office:target-frame-name="psplayer" xlink:show="replace" text:style-name="Internet_20_link" text:visited-style-name="Visited_20_Internet_20_Link"><text:span text:style-name="T15">and that's all configuration under the eureka.</text:span></text:a><text:span text:style-name="T18"> </text:span><text:a xlink:type="simple" xlink:href="https://app.pluralsight.com/course-player?clipId=00e76d39-2881-46e9-b38a-cc5e79476f90&amp;startTime=43.71100000000001" office:target-frame-name="psplayer" xlink:show="replace" text:style-name="Internet_20_link" text:visited-style-name="Visited_20_Internet_20_Link"><text:span text:style-name="T15">client prefix.</text:span></text:a><text:span text:style-name="T18"> </text:span><text:a xlink:type="simple" xlink:href="https://app.pluralsight.com/course-player?clipId=00e76d39-2881-46e9-b38a-cc5e79476f90&amp;startTime=44.911" office:target-frame-name="psplayer" xlink:show="replace" text:style-name="Internet_20_link" text:visited-style-name="Visited_20_Internet_20_Link"><text:span text:style-name="T15">And this is responsible for controlling how the discovery</text:span></text:a><text:span text:style-name="T18"> </text:span><text:a xlink:type="simple" xlink:href="https://app.pluralsight.com/course-player?clipId=00e76d39-2881-46e9-b38a-cc5e79476f90&amp;startTime=48.51099999999999" office:target-frame-name="psplayer" xlink:show="replace" text:style-name="Internet_20_link" text:visited-style-name="Visited_20_Internet_20_Link"><text:span text:style-name="T15">client interacts with the Discovery Server.</text:span></text:a><text:span text:style-name="T18"> </text:span><text:a xlink:type="simple" xlink:href="https://app.pluralsight.com/course-player?clipId=00e76d39-2881-46e9-b38a-cc5e79476f90&amp;startTime=50.729181818181836" office:target-frame-name="psplayer" xlink:show="replace" text:style-name="Internet_20_link" text:visited-style-name="Visited_20_Internet_20_Link"><text:span text:style-name="T15">So for instance, you have things like the eureka.</text:span></text:a><text:span text:style-name="T18"> </text:span><text:a xlink:type="simple" xlink:href="https://app.pluralsight.com/course-player?clipId=00e76d39-2881-46e9-b38a-cc5e79476f90&amp;startTime=56.51100000000001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00e76d39-2881-46e9-b38a-cc5e79476f90&amp;startTime=57.71100000000001" office:target-frame-name="psplayer" xlink:show="replace" text:style-name="Internet_20_link" text:visited-style-name="Visited_20_Internet_20_Link"><text:span text:style-name="T15">eureka-server-connect-timeout-seconds.</text:span></text:a><text:span text:style-name="T18"> </text:span><text:a xlink:type="simple" xlink:href="https://app.pluralsight.com/course-player?clipId=00e76d39-2881-46e9-b38a-cc5e79476f90&amp;startTime=58.911" office:target-frame-name="psplayer" xlink:show="replace" text:style-name="Internet_20_link" text:visited-style-name="Visited_20_Internet_20_Link"><text:span text:style-name="T15">This would control how long the client waits to connect to</text:span></text:a><text:span text:style-name="T18"> </text:span><text:a xlink:type="simple" xlink:href="https://app.pluralsight.com/course-player?clipId=00e76d39-2881-46e9-b38a-cc5e79476f90&amp;startTime=62.295615384615374" office:target-frame-name="psplayer" xlink:show="replace" text:style-name="Internet_20_link" text:visited-style-name="Visited_20_Internet_20_Link"><text:span text:style-name="T15">the Eureka Server before it times out.</text:span></text:a><text:span text:style-name="T18"> </text:span><text:a xlink:type="simple" xlink:href="https://app.pluralsight.com/course-player?clipId=00e76d39-2881-46e9-b38a-cc5e79476f90&amp;startTime=64.99433333333334" office:target-frame-name="psplayer" xlink:show="replace" text:style-name="Internet_20_link" text:visited-style-name="Visited_20_Internet_20_Link"><text:span text:style-name="T15">The third area of configuration is the Eureka Instance,</text:span></text:a><text:span text:style-name="T18"> </text:span><text:a xlink:type="simple" xlink:href="https://app.pluralsight.com/course-player?clipId=00e76d39-2881-46e9-b38a-cc5e79476f90&amp;startTime=69.0019090909091" office:target-frame-name="psplayer" xlink:show="replace" text:style-name="Internet_20_link" text:visited-style-name="Visited_20_Internet_20_Link"><text:span text:style-name="T15">and that's all configuration under the eureka.</text:span></text:a><text:span text:style-name="T18"> </text:span><text:a xlink:type="simple" xlink:href="https://app.pluralsight.com/course-player?clipId=00e76d39-2881-46e9-b38a-cc5e79476f90&amp;startTime=72.82009090909092" office:target-frame-name="psplayer" xlink:show="replace" text:style-name="Internet_20_link" text:visited-style-name="Visited_20_Internet_20_Link"><text:span text:style-name="T15">instance prefix.</text:span></text:a><text:span text:style-name="T18"> </text:span><text:a xlink:type="simple" xlink:href="https://app.pluralsight.com/course-player?clipId=00e76d39-2881-46e9-b38a-cc5e79476f90&amp;startTime=73.911" office:target-frame-name="psplayer" xlink:show="replace" text:style-name="Internet_20_link" text:visited-style-name="Visited_20_Internet_20_Link"><text:span text:style-name="T15">And a Eureka Instance is anything that registers itself with the</text:span></text:a><text:span text:style-name="T18"> </text:span><text:a xlink:type="simple" xlink:href="https://app.pluralsight.com/course-player?clipId=00e76d39-2881-46e9-b38a-cc5e79476f90&amp;startTime=78.911" office:target-frame-name="psplayer" xlink:show="replace" text:style-name="Internet_20_link" text:visited-style-name="Visited_20_Internet_20_Link"><text:span text:style-name="T15">Eureka Server so that it can be discovered by others.</text:span></text:a><text:span text:style-name="T18"> </text:span><text:a xlink:type="simple" xlink:href="https://app.pluralsight.com/course-player?clipId=00e76d39-2881-46e9-b38a-cc5e79476f90&amp;startTime=81.911" office:target-frame-name="psplayer" xlink:show="replace" text:style-name="Internet_20_link" text:visited-style-name="Visited_20_Internet_20_Link"><text:span text:style-name="T15">The properties under the eureka.</text:span></text:a><text:span text:style-name="T18"> </text:span><text:a xlink:type="simple" xlink:href="https://app.pluralsight.com/course-player?clipId=00e76d39-2881-46e9-b38a-cc5e79476f90&amp;startTime=83.91100000000003" office:target-frame-name="psplayer" xlink:show="replace" text:style-name="Internet_20_link" text:visited-style-name="Visited_20_Internet_20_Link"><text:span text:style-name="T15">instance prefix control how the instance registers</text:span></text:a><text:span text:style-name="T18"> </text:span><text:a xlink:type="simple" xlink:href="https://app.pluralsight.com/course-player?clipId=00e76d39-2881-46e9-b38a-cc5e79476f90&amp;startTime=87.05385714285714" office:target-frame-name="psplayer" xlink:show="replace" text:style-name="Internet_20_link" text:visited-style-name="Visited_20_Internet_20_Link"><text:span text:style-name="T15">itself with the Eureka Server.</text:span></text:a><text:span text:style-name="T18"> </text:span><text:a xlink:type="simple" xlink:href="https://app.pluralsight.com/course-player?clipId=00e76d39-2881-46e9-b38a-cc5e79476f90&amp;startTime=89.911" office:target-frame-name="psplayer" xlink:show="replace" text:style-name="Internet_20_link" text:visited-style-name="Visited_20_Internet_20_Link"><text:span text:style-name="T15">So for instance, you have things like the eureka.</text:span></text:a><text:span text:style-name="T18"> </text:span><text:a xlink:type="simple" xlink:href="https://app.pluralsight.com/course-player?clipId=00e76d39-2881-46e9-b38a-cc5e79476f90&amp;startTime=92.91099999999996" office:target-frame-name="psplayer" xlink:show="replace" text:style-name="Internet_20_link" text:visited-style-name="Visited_20_Internet_20_Link"><text:span text:style-name="T15">hostname or the eureka.</text:span></text:a><text:span text:style-name="T18"> </text:span><text:a xlink:type="simple" xlink:href="https://app.pluralsight.com/course-player?clipId=00e76d39-2881-46e9-b38a-cc5e79476f90&amp;startTime=94.35544444444444" office:target-frame-name="psplayer" xlink:show="replace" text:style-name="Internet_20_link" text:visited-style-name="Visited_20_Internet_20_Link"><text:span text:style-name="T15">health-check-url, and the instance could be configured with custom values there, and that's how it would register with the Eureka Server.</text:span></text:a></text:p>
      <text:h text:style-name="P3" text:outline-level="3"><text:a xlink:type="simple" xlink:href="https://app.pluralsight.com/course-player?clipId=3fbb377a-cef6-4d17-9497-94fc368e82d9" office:target-frame-name="psplayer" xlink:show="replace" text:style-name="Internet_20_link" text:visited-style-name="Visited_20_Internet_20_Link"><text:span text:style-name="T15">Health and High Availability</text:span></text:a></text:h>
      <text:p text:style-name="P5"><text:a xlink:type="simple" xlink:href="https://app.pluralsight.com/course-player?clipId=3fbb377a-cef6-4d17-9497-94fc368e82d9&amp;startTime=2.111" office:target-frame-name="psplayer" xlink:show="replace" text:style-name="Internet_20_link" text:visited-style-name="Visited_20_Internet_20_Link"><text:span text:style-name="T15">The Spring Cloud Eureka Server also has some additional</text:span></text:a><text:span text:style-name="T18"> </text:span><text:a xlink:type="simple" xlink:href="https://app.pluralsight.com/course-player?clipId=3fbb377a-cef6-4d17-9497-94fc368e82d9&amp;startTime=4.810999999999999" office:target-frame-name="psplayer" xlink:show="replace" text:style-name="Internet_20_link" text:visited-style-name="Visited_20_Internet_20_Link"><text:span text:style-name="T15">features around health and high availability.</text:span></text:a><text:span text:style-name="T18"> </text:span><text:a xlink:type="simple" xlink:href="https://app.pluralsight.com/course-player?clipId=3fbb377a-cef6-4d17-9497-94fc368e82d9&amp;startTime=7.333222222222223" office:target-frame-name="psplayer" xlink:show="replace" text:style-name="Internet_20_link" text:visited-style-name="Visited_20_Internet_20_Link"><text:span text:style-name="T15">It's constantly ensuring that the application services that it's returning</text:span></text:a><text:span text:style-name="T18"> </text:span><text:a xlink:type="simple" xlink:href="https://app.pluralsight.com/course-player?clipId=3fbb377a-cef6-4d17-9497-94fc368e82d9&amp;startTime=11.511000000000003" office:target-frame-name="psplayer" xlink:show="replace" text:style-name="Internet_20_link" text:visited-style-name="Visited_20_Internet_20_Link"><text:span text:style-name="T15">or handing back to clients are healthy and available.</text:span></text:a><text:span text:style-name="T18"> </text:span><text:a xlink:type="simple" xlink:href="https://app.pluralsight.com/course-player?clipId=3fbb377a-cef6-4d17-9497-94fc368e82d9&amp;startTime=14.77766666666667" office:target-frame-name="psplayer" xlink:show="replace" text:style-name="Internet_20_link" text:visited-style-name="Visited_20_Internet_20_Link"><text:span text:style-name="T15">And it also ensures that in the event that the Discovery Server goes down,</text:span></text:a><text:span text:style-name="T18"> </text:span><text:a xlink:type="simple" xlink:href="https://app.pluralsight.com/course-player?clipId=3fbb377a-cef6-4d17-9497-94fc368e82d9&amp;startTime=20.292818181818173" office:target-frame-name="psplayer" xlink:show="replace" text:style-name="Internet_20_link" text:visited-style-name="Visited_20_Internet_20_Link"><text:span text:style-name="T15">all clients can still continue to operate.</text:span></text:a><text:span text:style-name="T18"> </text:span><text:a xlink:type="simple" xlink:href="https://app.pluralsight.com/course-player?clipId=3fbb377a-cef6-4d17-9497-94fc368e82d9&amp;startTime=23.111" office:target-frame-name="psplayer" xlink:show="replace" text:style-name="Internet_20_link" text:visited-style-name="Visited_20_Internet_20_Link"><text:span text:style-name="T15">Like I mentioned,</text:span></text:a><text:span text:style-name="T18"> </text:span><text:a xlink:type="simple" xlink:href="https://app.pluralsight.com/course-player?clipId=3fbb377a-cef6-4d17-9497-94fc368e82d9&amp;startTime=24.20190909090909" office:target-frame-name="psplayer" xlink:show="replace" text:style-name="Internet_20_link" text:visited-style-name="Visited_20_Internet_20_Link"><text:span text:style-name="T15">the Eureka Server is constantly concerned with the health of the</text:span></text:a><text:span text:style-name="T18"> </text:span><text:a xlink:type="simple" xlink:href="https://app.pluralsight.com/course-player?clipId=3fbb377a-cef6-4d17-9497-94fc368e82d9&amp;startTime=28.47463636363636" office:target-frame-name="psplayer" xlink:show="replace" text:style-name="Internet_20_link" text:visited-style-name="Visited_20_Internet_20_Link"><text:span text:style-name="T15">application services that it's handing out to clients.</text:span></text:a><text:span text:style-name="T18"> </text:span><text:a xlink:type="simple" xlink:href="https://app.pluralsight.com/course-player?clipId=3fbb377a-cef6-4d17-9497-94fc368e82d9&amp;startTime=32.111" office:target-frame-name="psplayer" xlink:show="replace" text:style-name="Internet_20_link" text:visited-style-name="Visited_20_Internet_20_Link"><text:span text:style-name="T15">And it assesses that health, at least by default,</text:span></text:a><text:span text:style-name="T18"> </text:span><text:a xlink:type="simple" xlink:href="https://app.pluralsight.com/course-player?clipId=3fbb377a-cef6-4d17-9497-94fc368e82d9&amp;startTime=35.11100000000002" office:target-frame-name="psplayer" xlink:show="replace" text:style-name="Internet_20_link" text:visited-style-name="Visited_20_Internet_20_Link"><text:span text:style-name="T15">by sending the clients a heartbeat every 30 seconds.</text:span></text:a><text:span text:style-name="T18"> </text:span><text:a xlink:type="simple" xlink:href="https://app.pluralsight.com/course-player?clipId=3fbb377a-cef6-4d17-9497-94fc368e82d9&amp;startTime=38.61099999999998" office:target-frame-name="psplayer" xlink:show="replace" text:style-name="Internet_20_link" text:visited-style-name="Visited_20_Internet_20_Link"><text:span text:style-name="T15">And if it doesn't hear back from that heartbeat after 90 seconds,</text:span></text:a><text:span text:style-name="T18"> </text:span><text:a xlink:type="simple" xlink:href="https://app.pluralsight.com/course-player?clipId=3fbb377a-cef6-4d17-9497-94fc368e82d9&amp;startTime=43.61099999999998" office:target-frame-name="psplayer" xlink:show="replace" text:style-name="Internet_20_link" text:visited-style-name="Visited_20_Internet_20_Link"><text:span text:style-name="T15">it removes it from the registry.</text:span></text:a><text:span text:style-name="T18"> </text:span><text:a xlink:type="simple" xlink:href="https://app.pluralsight.com/course-player?clipId=3fbb377a-cef6-4d17-9497-94fc368e82d9&amp;startTime=46.111" office:target-frame-name="psplayer" xlink:show="replace" text:style-name="Internet_20_link" text:visited-style-name="Visited_20_Internet_20_Link"><text:span text:style-name="T15">Sending a heartbeat is the default configuration,</text:span></text:a><text:span text:style-name="T18"> </text:span><text:a xlink:type="simple" xlink:href="https://app.pluralsight.com/course-player?clipId=3fbb377a-cef6-4d17-9497-94fc368e82d9&amp;startTime=48.02009090909091" office:target-frame-name="psplayer" xlink:show="replace" text:style-name="Internet_20_link" text:visited-style-name="Visited_20_Internet_20_Link"><text:span text:style-name="T15">but you can also configure the Eureka Server to hit an endpoint,</text:span></text:a><text:span text:style-name="T18"> </text:span><text:a xlink:type="simple" xlink:href="https://app.pluralsight.com/course-player?clipId=3fbb377a-cef6-4d17-9497-94fc368e82d9&amp;startTime=53.111" office:target-frame-name="psplayer" xlink:show="replace" text:style-name="Internet_20_link" text:visited-style-name="Visited_20_Internet_20_Link"><text:span text:style-name="T15">such as the /health endpoint that comes with Spring Boot Actuator.</text:span></text:a><text:span text:style-name="T18"> </text:span><text:a xlink:type="simple" xlink:href="https://app.pluralsight.com/course-player?clipId=3fbb377a-cef6-4d17-9497-94fc368e82d9&amp;startTime=58.111" office:target-frame-name="psplayer" xlink:show="replace" text:style-name="Internet_20_link" text:visited-style-name="Visited_20_Internet_20_Link"><text:span text:style-name="T15">Eureka was built with high availability in mind,</text:span></text:a><text:span text:style-name="T18"> </text:span><text:a xlink:type="simple" xlink:href="https://app.pluralsight.com/course-player?clipId=3fbb377a-cef6-4d17-9497-94fc368e82d9&amp;startTime=59.957153846153865" office:target-frame-name="psplayer" xlink:show="replace" text:style-name="Internet_20_link" text:visited-style-name="Visited_20_Internet_20_Link"><text:span text:style-name="T15">and one of the ways that it achieves that is when a client requests</text:span></text:a><text:span text:style-name="T18"> </text:span><text:a xlink:type="simple" xlink:href="https://app.pluralsight.com/course-player?clipId=3fbb377a-cef6-4d17-9497-94fc368e82d9&amp;startTime=64.86099999999999" office:target-frame-name="psplayer" xlink:show="replace" text:style-name="Internet_20_link" text:visited-style-name="Visited_20_Internet_20_Link"><text:span text:style-name="T15">a service location from the Discovery Server,</text:span></text:a><text:span text:style-name="T18"> </text:span><text:a xlink:type="simple" xlink:href="https://app.pluralsight.com/course-player?clipId=3fbb377a-cef6-4d17-9497-94fc368e82d9&amp;startTime=67.56554545454544" office:target-frame-name="psplayer" xlink:show="replace" text:style-name="Internet_20_link" text:visited-style-name="Visited_20_Internet_20_Link"><text:span text:style-name="T15">the Discovery Server actually sends back a copy of the registry.</text:span></text:a><text:span text:style-name="T18"> </text:span><text:a xlink:type="simple" xlink:href="https://app.pluralsight.com/course-player?clipId=3fbb377a-cef6-4d17-9497-94fc368e82d9&amp;startTime=71.34176923076923" office:target-frame-name="psplayer" xlink:show="replace" text:style-name="Internet_20_link" text:visited-style-name="Visited_20_Internet_20_Link"><text:span text:style-name="T15">And what ends up </text:span></text:a><text:soft-page-break/><text:a xlink:type="simple" xlink:href="https://app.pluralsight.com/course-player?clipId=3fbb377a-cef6-4d17-9497-94fc368e82d9&amp;startTime=71.34176923076923" office:target-frame-name="psplayer" xlink:show="replace" text:style-name="Internet_20_link" text:visited-style-name="Visited_20_Internet_20_Link"><text:span text:style-name="T15">happening is the registry gets</text:span></text:a><text:span text:style-name="T18"> </text:span><text:a xlink:type="simple" xlink:href="https://app.pluralsight.com/course-player?clipId=3fbb377a-cef6-4d17-9497-94fc368e82d9&amp;startTime=74.111" office:target-frame-name="psplayer" xlink:show="replace" text:style-name="Internet_20_link" text:visited-style-name="Visited_20_Internet_20_Link"><text:span text:style-name="T15">distributed across all of the clients.</text:span></text:a><text:span text:style-name="T18"> </text:span><text:a xlink:type="simple" xlink:href="https://app.pluralsight.com/course-player?clipId=3fbb377a-cef6-4d17-9497-94fc368e82d9&amp;startTime=76.83827272727272" office:target-frame-name="psplayer" xlink:show="replace" text:style-name="Internet_20_link" text:visited-style-name="Visited_20_Internet_20_Link"><text:span text:style-name="T15">And if the Service Discovery Server goes down,</text:span></text:a><text:span text:style-name="T18"> </text:span><text:a xlink:type="simple" xlink:href="https://app.pluralsight.com/course-player?clipId=3fbb377a-cef6-4d17-9497-94fc368e82d9&amp;startTime=80.44433333333333" office:target-frame-name="psplayer" xlink:show="replace" text:style-name="Internet_20_link" text:visited-style-name="Visited_20_Internet_20_Link"><text:span text:style-name="T15">those clients can continue to operate.</text:span></text:a><text:span text:style-name="T18"> </text:span><text:a xlink:type="simple" xlink:href="https://app.pluralsight.com/course-player?clipId=3fbb377a-cef6-4d17-9497-94fc368e82d9&amp;startTime=83.111" office:target-frame-name="psplayer" xlink:show="replace" text:style-name="Internet_20_link" text:visited-style-name="Visited_20_Internet_20_Link"><text:span text:style-name="T15">You're probably thinking well wait though.</text:span></text:a><text:span text:style-name="T18"> </text:span><text:a xlink:type="simple" xlink:href="https://app.pluralsight.com/course-player?clipId=3fbb377a-cef6-4d17-9497-94fc368e82d9&amp;startTime=85.111" office:target-frame-name="psplayer" xlink:show="replace" text:style-name="Internet_20_link" text:visited-style-name="Visited_20_Internet_20_Link"><text:span text:style-name="T15">What if the Discovery Server has new information or</text:span></text:a><text:span text:style-name="T18"> </text:span><text:a xlink:type="simple" xlink:href="https://app.pluralsight.com/course-player?clipId=3fbb377a-cef6-4d17-9497-94fc368e82d9&amp;startTime=88.86100000000005" office:target-frame-name="psplayer" xlink:show="replace" text:style-name="Internet_20_link" text:visited-style-name="Visited_20_Internet_20_Link"><text:span text:style-name="T15">one of the services goes down?</text:span></text:a><text:span text:style-name="T18"> </text:span><text:a xlink:type="simple" xlink:href="https://app.pluralsight.com/course-player?clipId=3fbb377a-cef6-4d17-9497-94fc368e82d9&amp;startTime=91.4956153846154" office:target-frame-name="psplayer" xlink:show="replace" text:style-name="Internet_20_link" text:visited-style-name="Visited_20_Internet_20_Link"><text:span text:style-name="T15">Well, the client has to renew its lease or fetch a new registry every so often,</text:span></text:a><text:span text:style-name="T18"> </text:span><text:a xlink:type="simple" xlink:href="https://app.pluralsight.com/course-player?clipId=3fbb377a-cef6-4d17-9497-94fc368e82d9&amp;startTime=98.25385714285717" office:target-frame-name="psplayer" xlink:show="replace" text:style-name="Internet_20_link" text:visited-style-name="Visited_20_Internet_20_Link"><text:span text:style-name="T15">and it does so by fetching deltas to update its registry.</text:span></text:a><text:span text:style-name="T18"> </text:span><text:a xlink:type="simple" xlink:href="https://app.pluralsight.com/course-player?clipId=3fbb377a-cef6-4d17-9497-94fc368e82d9&amp;startTime=102.36100000000002" office:target-frame-name="psplayer" xlink:show="replace" text:style-name="Internet_20_link" text:visited-style-name="Visited_20_Internet_20_Link"><text:span text:style-name="T15">So it's pretty smart about not fetching the full registry again and only getting the changes.</text:span></text:a></text:p>
      <text:h text:style-name="P3" text:outline-level="3"><text:a xlink:type="simple" xlink:href="https://app.pluralsight.com/course-player?clipId=789cde5e-351d-4519-8b73-23363e7a1f15" office:target-frame-name="psplayer" xlink:show="replace" text:style-name="Internet_20_link" text:visited-style-name="Visited_20_Internet_20_Link"><text:span text:style-name="T15">AWS Support</text:span></text:a></text:h>
      <text:p text:style-name="P5"><text:a xlink:type="simple" xlink:href="https://app.pluralsight.com/course-player?clipId=789cde5e-351d-4519-8b73-23363e7a1f15&amp;startTime=1.678" office:target-frame-name="psplayer" xlink:show="replace" text:style-name="Internet_20_link" text:visited-style-name="Visited_20_Internet_20_Link"><text:span text:style-name="T15">It's well known that Netflix is a heavy user of AWS.</text:span></text:a><text:span text:style-name="T18"> </text:span><text:a xlink:type="simple" xlink:href="https://app.pluralsight.com/course-player?clipId=789cde5e-351d-4519-8b73-23363e7a1f15&amp;startTime=5.678" office:target-frame-name="psplayer" xlink:show="replace" text:style-name="Internet_20_link" text:visited-style-name="Visited_20_Internet_20_Link"><text:span text:style-name="T15">And given that Eureka was born at Netflix,</text:span></text:a><text:span text:style-name="T18"> </text:span><text:a xlink:type="simple" xlink:href="https://app.pluralsight.com/course-player?clipId=789cde5e-351d-4519-8b73-23363e7a1f15&amp;startTime=8.13953846153846" office:target-frame-name="psplayer" xlink:show="replace" text:style-name="Internet_20_link" text:visited-style-name="Visited_20_Internet_20_Link"><text:span text:style-name="T15">it's only fitting that it includes AWS support.</text:span></text:a><text:span text:style-name="T18"> </text:span><text:a xlink:type="simple" xlink:href="https://app.pluralsight.com/course-player?clipId=789cde5e-351d-4519-8b73-23363e7a1f15&amp;startTime=10.76890909090909" office:target-frame-name="psplayer" xlink:show="replace" text:style-name="Internet_20_link" text:visited-style-name="Visited_20_Internet_20_Link"><text:span text:style-name="T15">Let's take a look at the various support,</text:span></text:a><text:span text:style-name="T18"> </text:span><text:a xlink:type="simple" xlink:href="https://app.pluralsight.com/course-player?clipId=789cde5e-351d-4519-8b73-23363e7a1f15&amp;startTime=13.678" office:target-frame-name="psplayer" xlink:show="replace" text:style-name="Internet_20_link" text:visited-style-name="Visited_20_Internet_20_Link"><text:span text:style-name="T15">as well as a typical deployment architecture.</text:span></text:a><text:span text:style-name="T18"> </text:span><text:a xlink:type="simple" xlink:href="https://app.pluralsight.com/course-player?clipId=789cde5e-351d-4519-8b73-23363e7a1f15&amp;startTime=17.678" office:target-frame-name="psplayer" xlink:show="replace" text:style-name="Internet_20_link" text:visited-style-name="Visited_20_Internet_20_Link"><text:span text:style-name="T15">When an application that's using the Eureka Client starts up,</text:span></text:a><text:span text:style-name="T18"> </text:span><text:a xlink:type="simple" xlink:href="https://app.pluralsight.com/course-player?clipId=789cde5e-351d-4519-8b73-23363e7a1f15&amp;startTime=20.678" office:target-frame-name="psplayer" xlink:show="replace" text:style-name="Internet_20_link" text:visited-style-name="Visited_20_Internet_20_Link"><text:span text:style-name="T15">it checks to see if it's running on an AWS instance.</text:span></text:a><text:span text:style-name="T18"> </text:span><text:a xlink:type="simple" xlink:href="https://app.pluralsight.com/course-player?clipId=789cde5e-351d-4519-8b73-23363e7a1f15&amp;startTime=24.678" office:target-frame-name="psplayer" xlink:show="replace" text:style-name="Internet_20_link" text:visited-style-name="Visited_20_Internet_20_Link"><text:span text:style-name="T15">If it is,</text:span></text:a><text:span text:style-name="T18"> </text:span><text:a xlink:type="simple" xlink:href="https://app.pluralsight.com/course-player?clipId=789cde5e-351d-4519-8b73-23363e7a1f15&amp;startTime=25.60107692307692" office:target-frame-name="psplayer" xlink:show="replace" text:style-name="Internet_20_link" text:visited-style-name="Visited_20_Internet_20_Link"><text:span text:style-name="T15">it calls out to the local metadata service and retrieves</text:span></text:a><text:span text:style-name="T18"> </text:span><text:a xlink:type="simple" xlink:href="https://app.pluralsight.com/course-player?clipId=789cde5e-351d-4519-8b73-23363e7a1f15&amp;startTime=28.678" office:target-frame-name="psplayer" xlink:show="replace" text:style-name="Internet_20_link" text:visited-style-name="Visited_20_Internet_20_Link"><text:span text:style-name="T15">some metadata about that instance.</text:span></text:a><text:span text:style-name="T18"> </text:span><text:a xlink:type="simple" xlink:href="https://app.pluralsight.com/course-player?clipId=789cde5e-351d-4519-8b73-23363e7a1f15&amp;startTime=30.041636363636368" office:target-frame-name="psplayer" xlink:show="replace" text:style-name="Internet_20_link" text:visited-style-name="Visited_20_Internet_20_Link"><text:span text:style-name="T15">And it gets things that are specific to AWS,</text:span></text:a><text:span text:style-name="T18"> </text:span><text:a xlink:type="simple" xlink:href="https://app.pluralsight.com/course-player?clipId=789cde5e-351d-4519-8b73-23363e7a1f15&amp;startTime=33.178" office:target-frame-name="psplayer" xlink:show="replace" text:style-name="Internet_20_link" text:visited-style-name="Visited_20_Internet_20_Link"><text:span text:style-name="T15">such as the Amazon Machine Image that's running or what</text:span></text:a><text:span text:style-name="T18"> </text:span><text:a xlink:type="simple" xlink:href="https://app.pluralsight.com/course-player?clipId=789cde5e-351d-4519-8b73-23363e7a1f15&amp;startTime=37.985692307692304" office:target-frame-name="psplayer" xlink:show="replace" text:style-name="Internet_20_link" text:visited-style-name="Visited_20_Internet_20_Link"><text:span text:style-name="T15">region it's running in or what zone.</text:span></text:a><text:span text:style-name="T18"> </text:span><text:a xlink:type="simple" xlink:href="https://app.pluralsight.com/course-player?clipId=789cde5e-351d-4519-8b73-23363e7a1f15&amp;startTime=40.13953846153845" office:target-frame-name="psplayer" xlink:show="replace" text:style-name="Internet_20_link" text:visited-style-name="Visited_20_Internet_20_Link"><text:span text:style-name="T15">And then it sends that information up to the Discovery Server when it registers.</text:span></text:a><text:span text:style-name="T18"> </text:span><text:a xlink:type="simple" xlink:href="https://app.pluralsight.com/course-player?clipId=789cde5e-351d-4519-8b73-23363e7a1f15&amp;startTime=45.678" office:target-frame-name="psplayer" xlink:show="replace" text:style-name="Internet_20_link" text:visited-style-name="Visited_20_Internet_20_Link"><text:span text:style-name="T15">Given the fact that things can change so often in AWS,</text:span></text:a><text:span text:style-name="T18"> </text:span><text:a xlink:type="simple" xlink:href="https://app.pluralsight.com/course-player?clipId=789cde5e-351d-4519-8b73-23363e7a1f15&amp;startTime=49.678" office:target-frame-name="psplayer" xlink:show="replace" text:style-name="Internet_20_link" text:visited-style-name="Visited_20_Internet_20_Link"><text:span text:style-name="T15">it's important that the Discovery Server be located at a well-known location.</text:span></text:a><text:span text:style-name="T18"> </text:span><text:a xlink:type="simple" xlink:href="https://app.pluralsight.com/course-player?clipId=789cde5e-351d-4519-8b73-23363e7a1f15&amp;startTime=54.678" office:target-frame-name="psplayer" xlink:show="replace" text:style-name="Internet_20_link" text:visited-style-name="Visited_20_Internet_20_Link"><text:span text:style-name="T15">So Eureka adds support for Elastic IP binding.</text:span></text:a><text:span text:style-name="T18"> </text:span><text:a xlink:type="simple" xlink:href="https://app.pluralsight.com/course-player?clipId=789cde5e-351d-4519-8b73-23363e7a1f15&amp;startTime=58.678" office:target-frame-name="psplayer" xlink:show="replace" text:style-name="Internet_20_link" text:visited-style-name="Visited_20_Internet_20_Link"><text:span text:style-name="T15">When a Eureka Server starts up and it notices that it's running in AWS,</text:span></text:a><text:span text:style-name="T18"> </text:span><text:a xlink:type="simple" xlink:href="https://app.pluralsight.com/course-player?clipId=789cde5e-351d-4519-8b73-23363e7a1f15&amp;startTime=63.01133333333333" office:target-frame-name="psplayer" xlink:show="replace" text:style-name="Internet_20_link" text:visited-style-name="Visited_20_Internet_20_Link"><text:span text:style-name="T15">it'll try to bind to the next available Elastic IP so</text:span></text:a><text:span text:style-name="T18"> </text:span><text:a xlink:type="simple" xlink:href="https://app.pluralsight.com/course-player?clipId=789cde5e-351d-4519-8b73-23363e7a1f15&amp;startTime=66.67799999999997" office:target-frame-name="psplayer" xlink:show="replace" text:style-name="Internet_20_link" text:visited-style-name="Visited_20_Internet_20_Link"><text:span text:style-name="T15">that it has a static or well-known IP.</text:span></text:a><text:span text:style-name="T18"> </text:span><text:a xlink:type="simple" xlink:href="https://app.pluralsight.com/course-player?clipId=789cde5e-351d-4519-8b73-23363e7a1f15&amp;startTime=69.98569230769233" office:target-frame-name="psplayer" xlink:show="replace" text:style-name="Internet_20_link" text:visited-style-name="Visited_20_Internet_20_Link"><text:span text:style-name="T15">The Eureka Client is also zone aware with a preference for</text:span></text:a><text:span text:style-name="T18"> </text:span><text:a xlink:type="simple" xlink:href="https://app.pluralsight.com/course-player?clipId=789cde5e-351d-4519-8b73-23363e7a1f15&amp;startTime=74.57799999999999" office:target-frame-name="psplayer" xlink:show="replace" text:style-name="Internet_20_link" text:visited-style-name="Visited_20_Internet_20_Link"><text:span text:style-name="T15">the zone that it's currently running in.</text:span></text:a><text:span text:style-name="T18"> </text:span><text:a xlink:type="simple" xlink:href="https://app.pluralsight.com/course-player?clipId=789cde5e-351d-4519-8b73-23363e7a1f15&amp;startTime=76.678" office:target-frame-name="psplayer" xlink:show="replace" text:style-name="Internet_20_link" text:visited-style-name="Visited_20_Internet_20_Link"><text:span text:style-name="T15">So it'll try to contact the Discovery Server in its current zone,</text:span></text:a><text:span text:style-name="T18"> </text:span><text:a xlink:type="simple" xlink:href="https://app.pluralsight.com/course-player?clipId=789cde5e-351d-4519-8b73-23363e7a1f15&amp;startTime=82.678" office:target-frame-name="psplayer" xlink:show="replace" text:style-name="Internet_20_link" text:visited-style-name="Visited_20_Internet_20_Link"><text:span text:style-name="T15">and if it can't reach one,</text:span></text:a><text:span text:style-name="T18"> </text:span><text:a xlink:type="simple" xlink:href="https://app.pluralsight.com/course-player?clipId=789cde5e-351d-4519-8b73-23363e7a1f15&amp;startTime=84.178" office:target-frame-name="psplayer" xlink:show="replace" text:style-name="Internet_20_link" text:visited-style-name="Visited_20_Internet_20_Link"><text:span text:style-name="T15">it'll try the next zone and try to find the next available Discovery Server.</text:span></text:a><text:span text:style-name="T18"> </text:span><text:a xlink:type="simple" xlink:href="https://app.pluralsight.com/course-player?clipId=789cde5e-351d-4519-8b73-23363e7a1f15&amp;startTime=88.678" office:target-frame-name="psplayer" xlink:show="replace" text:style-name="Internet_20_link" text:visited-style-name="Visited_20_Internet_20_Link"><text:span text:style-name="T15">And last,</text:span></text:a><text:span text:style-name="T18"> </text:span><text:a xlink:type="simple" xlink:href="https://app.pluralsight.com/course-player?clipId=789cde5e-351d-4519-8b73-23363e7a1f15&amp;startTime=89.678" office:target-frame-name="psplayer" xlink:show="replace" text:style-name="Internet_20_link" text:visited-style-name="Visited_20_Internet_20_Link"><text:span text:style-name="T15">you can configure the Eureka Client to fetch the</text:span></text:a><text:span text:style-name="T18"> </text:span><text:a xlink:type="simple" xlink:href="https://app.pluralsight.com/course-player?clipId=789cde5e-351d-4519-8b73-23363e7a1f15&amp;startTime=94.67799999999997" office:target-frame-name="psplayer" xlink:show="replace" text:style-name="Internet_20_link" text:visited-style-name="Visited_20_Internet_20_Link"><text:span text:style-name="T15">registry of different remote regions.</text:span></text:a><text:span text:style-name="T18"> </text:span><text:a xlink:type="simple" xlink:href="https://app.pluralsight.com/course-player?clipId=789cde5e-351d-4519-8b73-23363e7a1f15&amp;startTime=97.678" office:target-frame-name="psplayer" xlink:show="replace" text:style-name="Internet_20_link" text:visited-style-name="Visited_20_Internet_20_Link"><text:span text:style-name="T15">In order to utilize the AWS support,</text:span></text:a><text:span text:style-name="T18"> </text:span><text:a xlink:type="simple" xlink:href="https://app.pluralsight.com/course-player?clipId=789cde5e-351d-4519-8b73-23363e7a1f15&amp;startTime=100.47800000000004" office:target-frame-name="psplayer" xlink:show="replace" text:style-name="Internet_20_link" text:visited-style-name="Visited_20_Internet_20_Link"><text:span text:style-name="T15">it requires a little bit of extra configuration.</text:span></text:a><text:span text:style-name="T18"> </text:span><text:a xlink:type="simple" xlink:href="https://app.pluralsight.com/course-player?clipId=789cde5e-351d-4519-8b73-23363e7a1f15&amp;startTime=103.678" office:target-frame-name="psplayer" xlink:show="replace" text:style-name="Internet_20_link" text:visited-style-name="Visited_20_Internet_20_Link"><text:span text:style-name="T15">In your @Configuration class,</text:span></text:a><text:span text:style-name="T18"> </text:span><text:a xlink:type="simple" xlink:href="https://app.pluralsight.com/course-player?clipId=789cde5e-351d-4519-8b73-23363e7a1f15&amp;startTime=105.01133333333331" office:target-frame-name="psplayer" xlink:show="replace" text:style-name="Internet_20_link" text:visited-style-name="Visited_20_Internet_20_Link"><text:span text:style-name="T15">you define a new method that returns a EurekaInstanceConfigBean,</text:span></text:a><text:span text:style-name="T18"> </text:span><text:a xlink:type="simple" xlink:href="https://app.pluralsight.com/course-player?clipId=789cde5e-351d-4519-8b73-23363e7a1f15&amp;startTime=108.3922857142857" office:target-frame-name="psplayer" xlink:show="replace" text:style-name="Internet_20_link" text:visited-style-name="Visited_20_Internet_20_Link"><text:span text:style-name="T15">and you annotate that with @Bean.</text:span></text:a><text:span text:style-name="T18"> </text:span><text:a xlink:type="simple" xlink:href="https://app.pluralsight.com/course-player?clipId=789cde5e-351d-4519-8b73-23363e7a1f15&amp;startTime=112.678" office:target-frame-name="psplayer" xlink:show="replace" text:style-name="Internet_20_link" text:visited-style-name="Visited_20_Internet_20_Link"><text:span text:style-name="T15">And within the method, you create a new EurekaInstanceConfigBean.</text:span></text:a><text:span text:style-name="T18"> </text:span><text:a xlink:type="simple" xlink:href="https://app.pluralsight.com/course-player?clipId=789cde5e-351d-4519-8b73-23363e7a1f15&amp;startTime=117.678" office:target-frame-name="psplayer" xlink:show="replace" text:style-name="Internet_20_link" text:visited-style-name="Visited_20_Internet_20_Link"><text:span text:style-name="T15">Then you create an AmazonInfo object using the AmazonInfo.</text:span></text:a><text:span text:style-name="T18"> </text:span><text:a xlink:type="simple" xlink:href="https://app.pluralsight.com/course-player?clipId=789cde5e-351d-4519-8b73-23363e7a1f15&amp;startTime=122.178" office:target-frame-name="psplayer" xlink:show="replace" text:style-name="Internet_20_link" text:visited-style-name="Visited_20_Internet_20_Link"><text:span text:style-name="T15">Builder,</text:span></text:a><text:span text:style-name="T18"> </text:span><text:a xlink:type="simple" xlink:href="https://app.pluralsight.com/course-player?clipId=789cde5e-351d-4519-8b73-23363e7a1f15&amp;startTime=122.678" office:target-frame-name="psplayer" xlink:show="replace" text:style-name="Internet_20_link" text:visited-style-name="Visited_20_Internet_20_Link"><text:span text:style-name="T15">and you set the DataCenterInfo on the EurekaInstanceConfigBean</text:span></text:a><text:span text:style-name="T18"> </text:span><text:a xlink:type="simple" xlink:href="https://app.pluralsight.com/course-player?clipId=789cde5e-351d-4519-8b73-23363e7a1f15&amp;startTime=126.678" office:target-frame-name="psplayer" xlink:show="replace" text:style-name="Internet_20_link" text:visited-style-name="Visited_20_Internet_20_Link"><text:span text:style-name="T15">to that AmazonInfo and then return that bean.</text:span></text:a><text:span text:style-name="T18"> </text:span><text:a xlink:type="simple" xlink:href="https://app.pluralsight.com/course-player?clipId=789cde5e-351d-4519-8b73-23363e7a1f15&amp;startTime=131.678" office:target-frame-name="psplayer" xlink:show="replace" text:style-name="Internet_20_link" text:visited-style-name="Visited_20_Internet_20_Link"><text:span text:style-name="T15">If you were to go and look at the source of the AmazonInfo class,</text:span></text:a><text:span text:style-name="T18"> </text:span><text:a xlink:type="simple" xlink:href="https://app.pluralsight.com/course-player?clipId=789cde5e-351d-4519-8b73-23363e7a1f15&amp;startTime=135.678" office:target-frame-name="psplayer" xlink:show="replace" text:style-name="Internet_20_link" text:visited-style-name="Visited_20_Internet_20_Link"><text:span text:style-name="T15">you would see that it's utilizing the local metadata service</text:span></text:a><text:span text:style-name="T18"> </text:span><text:a xlink:type="simple" xlink:href="https://app.pluralsight.com/course-player?clipId=789cde5e-351d-4519-8b73-23363e7a1f15&amp;startTime=139.01133333333343" office:target-frame-name="psplayer" xlink:show="replace" text:style-name="Internet_20_link" text:visited-style-name="Visited_20_Internet_20_Link"><text:span text:style-name="T15">to fill in all of the instance information.</text:span></text:a><text:span text:style-name="T18"> </text:span><text:a xlink:type="simple" xlink:href="https://app.pluralsight.com/course-player?clipId=789cde5e-351d-4519-8b73-23363e7a1f15&amp;startTime=142.678" office:target-frame-name="psplayer" xlink:show="replace" text:style-name="Internet_20_link" text:visited-style-name="Visited_20_Internet_20_Link"><text:span text:style-name="T15">In addition to the configuration in your @Configuration class,</text:span></text:a><text:span text:style-name="T18"> </text:span><text:a xlink:type="simple" xlink:href="https://app.pluralsight.com/course-player?clipId=789cde5e-351d-4519-8b73-23363e7a1f15&amp;startTime=145.678" office:target-frame-name="psplayer" xlink:show="replace" text:style-name="Internet_20_link" text:visited-style-name="Visited_20_Internet_20_Link"><text:span text:style-name="T15">there's also some additional configuration in your application.</text:span></text:a><text:span text:style-name="T18"> </text:span><text:a xlink:type="simple" xlink:href="https://app.pluralsight.com/course-player?clipId=789cde5e-351d-4519-8b73-23363e7a1f15&amp;startTime=149.23355555555554" office:target-frame-name="psplayer" xlink:show="replace" text:style-name="Internet_20_link" text:visited-style-name="Visited_20_Internet_20_Link"><text:span text:style-name="T15">properties, and that's around configuring the availability zones.</text:span></text:a><text:span text:style-name="T18"> </text:span><text:a xlink:type="simple" xlink:href="https://app.pluralsight.com/course-player?clipId=789cde5e-351d-4519-8b73-23363e7a1f15&amp;startTime=153.678" office:target-frame-name="psplayer" xlink:show="replace" text:style-name="Internet_20_link" text:visited-style-name="Visited_20_Internet_20_Link"><text:span text:style-name="T15">The property is the eureka.</text:span></text:a><text:span text:style-name="T18"> </text:span><text:a xlink:type="simple" xlink:href="https://app.pluralsight.com/course-player?clipId=789cde5e-351d-4519-8b73-23363e7a1f15&amp;startTime=156.178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789cde5e-351d-4519-8b73-23363e7a1f15&amp;startTime=156.678" office:target-frame-name="psplayer" xlink:show="replace" text:style-name="Internet_20_link" text:visited-style-name="Visited_20_Internet_20_Link"><text:span text:style-name="T15">availability-zones property, and the pattern is eureka.</text:span></text:a><text:span text:style-name="T18"> </text:span><text:a xlink:type="simple" xlink:href="https://app.pluralsight.com/course-player?clipId=789cde5e-351d-4519-8b73-23363e7a1f15&amp;startTime=161.428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789cde5e-351d-4519-8b73-23363e7a1f15&amp;startTime=162.178" office:target-frame-name="psplayer" xlink:show="replace" text:style-name="Internet_20_link" text:visited-style-name="Visited_20_Internet_20_Link"><text:span text:style-name="T15">availability-zones.</text:span></text:a><text:span text:style-name="T18"> </text:span><text:a xlink:type="simple" xlink:href="https://app.pluralsight.com/course-player?clipId=789cde5e-351d-4519-8b73-23363e7a1f15&amp;startTime=162.928" office:target-frame-name="psplayer" xlink:show="replace" text:style-name="Internet_20_link" text:visited-style-name="Visited_20_Internet_20_Link"><text:span text:style-name="T15">region, and then that's equal to a comma-separated list of availability zones.</text:span></text:a><text:span text:style-name="T18"> </text:span><text:a xlink:type="simple" xlink:href="https://app.pluralsight.com/course-player?clipId=789cde5e-351d-4519-8b73-23363e7a1f15&amp;startTime=168.678" office:target-frame-name="psplayer" xlink:show="replace" text:style-name="Internet_20_link" text:visited-style-name="Visited_20_Internet_20_Link"><text:span text:style-name="T15">So for example,</text:span></text:a><text:span text:style-name="T18"> </text:span><text:a xlink:type="simple" xlink:href="https://app.pluralsight.com/course-player?clipId=789cde5e-351d-4519-8b73-23363e7a1f15&amp;startTime=169.37030769230768" office:target-frame-name="psplayer" xlink:show="replace" text:style-name="Internet_20_link" text:visited-style-name="Visited_20_Internet_20_Link"><text:span text:style-name="T15">if you have the following where you have one Discovery Server in the us-east-1b</text:span></text:a><text:span text:style-name="T18"> </text:span><text:a xlink:type="simple" xlink:href="https://app.pluralsight.com/course-player?clipId=789cde5e-351d-4519-8b73-23363e7a1f15&amp;startTime=173.49618181818187" office:target-frame-name="psplayer" xlink:show="replace" text:style-name="Internet_20_link" text:visited-style-name="Visited_20_Internet_20_Link"><text:span text:style-name="T15">zone and another Discovery Server in the us-east-1e zone,</text:span></text:a><text:span text:style-name="T18"> </text:span><text:a xlink:type="simple" xlink:href="https://app.pluralsight.com/course-player?clipId=789cde5e-351d-4519-8b73-23363e7a1f15&amp;startTime=177.878" office:target-frame-name="psplayer" xlink:show="replace" text:style-name="Internet_20_link" text:visited-style-name="Visited_20_Internet_20_Link"><text:span text:style-name="T15">you would set up your property as follows: eureka.</text:span></text:a><text:span text:style-name="T18"> </text:span><text:a xlink:type="simple" xlink:href="https://app.pluralsight.com/course-player?clipId=789cde5e-351d-4519-8b73-23363e7a1f15&amp;startTime=183.23355555555554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789cde5e-351d-4519-8b73-23363e7a1f15&amp;startTime=183.78911111111108" office:target-frame-name="psplayer" xlink:show="replace" text:style-name="Internet_20_link" text:visited-style-name="Visited_20_Internet_20_Link"><text:span text:style-name="T15">availability-zones, and then the region is us-east-1,</text:span></text:a><text:span text:style-name="T18"> </text:span><text:a xlink:type="simple" xlink:href="https://app.pluralsight.com/course-player?clipId=789cde5e-351d-4519-8b73-23363e7a1f15&amp;startTime=187.678" office:target-frame-name="psplayer" xlink:show="replace" text:style-name="Internet_20_link" text:visited-style-name="Visited_20_Internet_20_Link"><text:span text:style-name="T15">and then you would set the comma-separated list of us-east-1b and us-east-1e.</text:span></text:a><text:span text:style-name="T18"> </text:span><text:a xlink:type="simple" xlink:href="https://app.pluralsight.com/course-player?clipId=789cde5e-351d-4519-8b73-23363e7a1f15&amp;startTime=193.678" office:target-frame-name="psplayer" xlink:show="replace" text:style-name="Internet_20_link" text:visited-style-name="Visited_20_Internet_20_Link"><text:span text:style-name="T15">Similar configuration is required in the application.</text:span></text:a><text:span text:style-name="T18"> </text:span><text:a xlink:type="simple" xlink:href="https://app.pluralsight.com/course-player?clipId=789cde5e-351d-4519-8b73-23363e7a1f15&amp;startTime=196.7891111111112" office:target-frame-name="psplayer" xlink:show="replace" text:style-name="Internet_20_link" text:visited-style-name="Visited_20_Internet_20_Link"><text:span text:style-name="T15">properties for your service URLs.</text:span></text:a><text:span text:style-name="T18"> </text:span><text:a xlink:type="simple" xlink:href="https://app.pluralsight.com/course-player?clipId=789cde5e-351d-4519-8b73-23363e7a1f15&amp;startTime=199.58709090909088" office:target-frame-name="psplayer" xlink:show="replace" text:style-name="Internet_20_link" text:visited-style-name="Visited_20_Internet_20_Link"><text:span text:style-name="T15">The property is the eureka.</text:span></text:a><text:span text:style-name="T18"> </text:span><text:a xlink:type="simple" xlink:href="https://app.pluralsight.com/course-player?clipId=789cde5e-351d-4519-8b73-23363e7a1f15&amp;startTime=202.768909090909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789cde5e-351d-4519-8b73-23363e7a1f15&amp;startTime=203.40527272727263" office:target-frame-name="psplayer" xlink:show="replace" text:style-name="Internet_20_link" text:visited-style-name="Visited_20_Internet_20_Link"><text:span text:style-name="T15">service-url.</text:span></text:a><text:span text:style-name="T18"> </text:span><text:a xlink:type="simple" xlink:href="https://app.pluralsight.com/course-player?clipId=789cde5e-351d-4519-8b73-23363e7a1f15&amp;startTime=204.04163636363626" office:target-frame-name="psplayer" xlink:show="replace" text:style-name="Internet_20_link" text:visited-style-name="Visited_20_Internet_20_Link"><text:span text:style-name="T15">zone property,</text:span></text:a><text:span text:style-name="T18"> </text:span><text:a xlink:type="simple" xlink:href="https://app.pluralsight.com/course-player?clipId=789cde5e-351d-4519-8b73-23363e7a1f15&amp;startTime=205.21646153846154" office:target-frame-name="psplayer" xlink:show="replace" text:style-name="Internet_20_link" text:visited-style-name="Visited_20_Internet_20_Link"><text:span text:style-name="T15">and you set that to the HTTP address of the Eureka</text:span></text:a><text:span text:style-name="T18"> </text:span><text:a xlink:type="simple" xlink:href="https://app.pluralsight.com/course-player?clipId=789cde5e-351d-4519-8b73-23363e7a1f15&amp;startTime=211.13953846153856" office:target-frame-name="psplayer" xlink:show="replace" text:style-name="Internet_20_link" text:visited-style-name="Visited_20_Internet_20_Link"><text:span text:style-name="T15">Instance that's bound to an Elastic IP.</text:span></text:a><text:span text:style-name="T18"> </text:span><text:a xlink:type="simple" xlink:href="https://app.pluralsight.com/course-player?clipId=789cde5e-351d-4519-8b73-23363e7a1f15&amp;startTime=213.27800000000008" office:target-frame-name="psplayer" xlink:show="replace" text:style-name="Internet_20_link" text:visited-style-name="Visited_20_Internet_20_Link"><text:span text:style-name="T15">And you want to make sure, at least as of version 1.</text:span></text:a><text:span text:style-name="T18"> </text:span><text:a xlink:type="simple" xlink:href="https://app.pluralsight.com/course-player?clipId=789cde5e-351d-4519-8b73-23363e7a1f15&amp;startTime=216.67800000000003" office:target-frame-name="psplayer" xlink:show="replace" text:style-name="Internet_20_link" text:visited-style-name="Visited_20_Internet_20_Link"><text:span text:style-name="T15">4,</text:span></text:a><text:span text:style-name="T18"> </text:span><text:a xlink:type="simple" xlink:href="https://app.pluralsight.com/course-player?clipId=789cde5e-351d-4519-8b73-23363e7a1f15&amp;startTime=217.01133333333337" office:target-frame-name="psplayer" xlink:show="replace" text:style-name="Internet_20_link" text:visited-style-name="Visited_20_Internet_20_Link"><text:span text:style-name="T15">to use the Elastic IP DNS name as the code is specifically aware of</text:span></text:a><text:span text:style-name="T18"> </text:span><text:a xlink:type="simple" xlink:href="https://app.pluralsight.com/course-player?clipId=789cde5e-351d-4519-8b73-23363e7a1f15&amp;startTime=222.178" office:target-frame-name="psplayer" xlink:show="replace" text:style-name="Internet_20_link" text:visited-style-name="Visited_20_Internet_20_Link"><text:span text:style-name="T15">the pattern that Elastic IPs use for DNS names,</text:span></text:a><text:span text:style-name="T18"> </text:span><text:a xlink:type="simple" xlink:href="https://app.pluralsight.com/course-player?clipId=789cde5e-351d-4519-8b73-23363e7a1f15&amp;startTime=226.678" office:target-frame-name="psplayer" xlink:show="replace" text:style-name="Internet_20_link" text:visited-style-name="Visited_20_Internet_20_Link"><text:span text:style-name="T15">and it's looking for that specific pattern to</text:span></text:a><text:span text:style-name="T18"> </text:span><text:a xlink:type="simple" xlink:href="https://app.pluralsight.com/course-player?clipId=789cde5e-351d-4519-8b73-23363e7a1f15&amp;startTime=229.34466666666674" office:target-frame-name="psplayer" xlink:show="replace" text:style-name="Internet_20_link" text:visited-style-name="Visited_20_Internet_20_Link"><text:span text:style-name="T15">recognize if it's using an Elastic IP.</text:span></text:a><text:span text:style-name="T18"> </text:span><text:a xlink:type="simple" xlink:href="https://app.pluralsight.com/course-player?clipId=789cde5e-351d-4519-8b73-23363e7a1f15&amp;startTime=231.67800000000003" office:target-frame-name="psplayer" xlink:show="replace" text:style-name="Internet_20_link" text:visited-style-name="Visited_20_Internet_20_Link"><text:span text:style-name="T15">If, for instance, we had the following Elastic IPs allocated to us,</text:span></text:a><text:span text:style-name="T18"> </text:span><text:a xlink:type="simple" xlink:href="https://app.pluralsight.com/course-player?clipId=789cde5e-351d-4519-8b73-23363e7a1f15&amp;startTime=235.87800000000001" office:target-frame-name="psplayer" xlink:show="replace" text:style-name="Internet_20_link" text:visited-style-name="Visited_20_Internet_20_Link"><text:span text:style-name="T15">we could configure our application.</text:span></text:a><text:span text:style-name="T18"> </text:span><text:a xlink:type="simple" xlink:href="https://app.pluralsight.com/course-player?clipId=789cde5e-351d-4519-8b73-23363e7a1f15&amp;startTime=237.87800000000004" office:target-frame-name="psplayer" xlink:show="replace" text:style-name="Internet_20_link" text:visited-style-name="Visited_20_Internet_20_Link"><text:span text:style-name="T15">properties as follows: with the first one being the us-east-1b zone</text:span></text:a><text:span text:style-name="T18"> </text:span><text:a xlink:type="simple" xlink:href="https://app.pluralsight.com/course-player?clipId=789cde5e-351d-4519-8b73-23363e7a1f15&amp;startTime=243.178" office:target-frame-name="psplayer" xlink:show="replace" text:style-name="Internet_20_link" text:visited-style-name="Visited_20_Internet_20_Link"><text:span text:style-name="T15">and then second one being the us-east-1e zone.</text:span></text:a><text:span text:style-name="T18"> </text:span><text:a xlink:type="simple" xlink:href="https://app.pluralsight.com/course-player?clipId=789cde5e-351d-4519-8b73-23363e7a1f15&amp;startTime=246.60107692307693" office:target-frame-name="psplayer" xlink:show="replace" text:style-name="Internet_20_link" text:visited-style-name="Visited_20_Internet_20_Link"><text:span text:style-name="T15">And if you'll notice,</text:span></text:a><text:span text:style-name="T18"> </text:span><text:a xlink:type="simple" xlink:href="https://app.pluralsight.com/course-player?clipId=789cde5e-351d-4519-8b73-23363e7a1f15&amp;startTime=248.13953846153848" office:target-frame-name="psplayer" xlink:show="replace" text:style-name="Internet_20_link" text:visited-style-name="Visited_20_Internet_20_Link"><text:span text:style-name="T15">each of those is set </text:span></text:a><text:soft-page-break/><text:a xlink:type="simple" xlink:href="https://app.pluralsight.com/course-player?clipId=789cde5e-351d-4519-8b73-23363e7a1f15&amp;startTime=248.13953846153848" office:target-frame-name="psplayer" xlink:show="replace" text:style-name="Internet_20_link" text:visited-style-name="Visited_20_Internet_20_Link"><text:span text:style-name="T15">to the Elastic IP DNS name for the HTTP address.</text:span></text:a><text:span text:style-name="T18"> </text:span><text:a xlink:type="simple" xlink:href="https://app.pluralsight.com/course-player?clipId=789cde5e-351d-4519-8b73-23363e7a1f15&amp;startTime=256.678" office:target-frame-name="psplayer" xlink:show="replace" text:style-name="Internet_20_link" text:visited-style-name="Visited_20_Internet_20_Link"><text:span text:style-name="T15">Following along with the previous screenshots of the AWS</text:span></text:a><text:span text:style-name="T18"> </text:span><text:a xlink:type="simple" xlink:href="https://app.pluralsight.com/course-player?clipId=789cde5e-351d-4519-8b73-23363e7a1f15&amp;startTime=259.95072727272736" office:target-frame-name="psplayer" xlink:show="replace" text:style-name="Internet_20_link" text:visited-style-name="Visited_20_Internet_20_Link"><text:span text:style-name="T15">console and how we configured everything,</text:span></text:a><text:span text:style-name="T18"> </text:span><text:a xlink:type="simple" xlink:href="https://app.pluralsight.com/course-player?clipId=789cde5e-351d-4519-8b73-23363e7a1f15&amp;startTime=262.01133333333325" office:target-frame-name="psplayer" xlink:show="replace" text:style-name="Internet_20_link" text:visited-style-name="Visited_20_Internet_20_Link"><text:span text:style-name="T15">if you were to load up your Eureka Dashboard after setting all of that up,</text:span></text:a><text:span text:style-name="T18"> </text:span><text:a xlink:type="simple" xlink:href="https://app.pluralsight.com/course-player?clipId=789cde5e-351d-4519-8b73-23363e7a1f15&amp;startTime=266.428" office:target-frame-name="psplayer" xlink:show="replace" text:style-name="Internet_20_link" text:visited-style-name="Visited_20_Internet_20_Link"><text:span text:style-name="T15">it would look like this.</text:span></text:a><text:span text:style-name="T18"> </text:span><text:a xlink:type="simple" xlink:href="https://app.pluralsight.com/course-player?clipId=789cde5e-351d-4519-8b73-23363e7a1f15&amp;startTime=267.678" office:target-frame-name="psplayer" xlink:show="replace" text:style-name="Internet_20_link" text:visited-style-name="Visited_20_Internet_20_Link"><text:span text:style-name="T15">You would have two instances under your DS Replicas,</text:span></text:a><text:span text:style-name="T18"> </text:span><text:a xlink:type="simple" xlink:href="https://app.pluralsight.com/course-player?clipId=789cde5e-351d-4519-8b73-23363e7a1f15&amp;startTime=270.6779999999998" office:target-frame-name="psplayer" xlink:show="replace" text:style-name="Internet_20_link" text:visited-style-name="Visited_20_Internet_20_Link"><text:span text:style-name="T15">and then you would have two instances of Discovery Servers,</text:span></text:a><text:span text:style-name="T18"> </text:span><text:a xlink:type="simple" xlink:href="https://app.pluralsight.com/course-player?clipId=789cde5e-351d-4519-8b73-23363e7a1f15&amp;startTime=274.47799999999984" office:target-frame-name="psplayer" xlink:show="replace" text:style-name="Internet_20_link" text:visited-style-name="Visited_20_Internet_20_Link"><text:span text:style-name="T15">each in their respective availability zones.</text:span></text:a><text:span text:style-name="T18"> </text:span><text:a xlink:type="simple" xlink:href="https://app.pluralsight.com/course-player?clipId=789cde5e-351d-4519-8b73-23363e7a1f15&amp;startTime=277.678" office:target-frame-name="psplayer" xlink:show="replace" text:style-name="Internet_20_link" text:visited-style-name="Visited_20_Internet_20_Link"><text:span text:style-name="T15">Likewise,</text:span></text:a><text:span text:style-name="T18"> </text:span><text:a xlink:type="simple" xlink:href="https://app.pluralsight.com/course-player?clipId=789cde5e-351d-4519-8b73-23363e7a1f15&amp;startTime=277.9087692307692" office:target-frame-name="psplayer" xlink:show="replace" text:style-name="Internet_20_link" text:visited-style-name="Visited_20_Internet_20_Link"><text:span text:style-name="T15">you'd be able to pull up the dashboard on each of</text:span></text:a><text:span text:style-name="T18"> </text:span><text:a xlink:type="simple" xlink:href="https://app.pluralsight.com/course-player?clipId=789cde5e-351d-4519-8b73-23363e7a1f15&amp;startTime=280.4472307692307" office:target-frame-name="psplayer" xlink:show="replace" text:style-name="Internet_20_link" text:visited-style-name="Visited_20_Internet_20_Link"><text:span text:style-name="T15">those Discovery Server instances, and you'd find AWS-specific metadata filled in,</text:span></text:a><text:span text:style-name="T18"> </text:span><text:a xlink:type="simple" xlink:href="https://app.pluralsight.com/course-player?clipId=789cde5e-351d-4519-8b73-23363e7a1f15&amp;startTime=286.7689090909091" office:target-frame-name="psplayer" xlink:show="replace" text:style-name="Internet_20_link" text:visited-style-name="Visited_20_Internet_20_Link"><text:span text:style-name="T15">like the instance-type or the ami-id or the instance-id.</text:span></text:a><text:span text:style-name="T18"> </text:span><text:a xlink:type="simple" xlink:href="https://app.pluralsight.com/course-player?clipId=789cde5e-351d-4519-8b73-23363e7a1f15&amp;startTime=291.678" office:target-frame-name="psplayer" xlink:show="replace" text:style-name="Internet_20_link" text:visited-style-name="Visited_20_Internet_20_Link"><text:span text:style-name="T15">Now that we have an understanding of the AWS support that exists in Eureka,</text:span></text:a><text:span text:style-name="T18"> </text:span><text:a xlink:type="simple" xlink:href="https://app.pluralsight.com/course-player?clipId=789cde5e-351d-4519-8b73-23363e7a1f15&amp;startTime=296.12244444444445" office:target-frame-name="psplayer" xlink:show="replace" text:style-name="Internet_20_link" text:visited-style-name="Visited_20_Internet_20_Link"><text:span text:style-name="T15">let's take a look at a deployment architecture.</text:span></text:a><text:span text:style-name="T18"> </text:span><text:a xlink:type="simple" xlink:href="https://app.pluralsight.com/course-player?clipId=789cde5e-351d-4519-8b73-23363e7a1f15&amp;startTime=299.678" office:target-frame-name="psplayer" xlink:show="replace" text:style-name="Internet_20_link" text:visited-style-name="Visited_20_Internet_20_Link"><text:span text:style-name="T15">Typically you would have one or more Discovery</text:span></text:a><text:span text:style-name="T18"> </text:span><text:a xlink:type="simple" xlink:href="https://app.pluralsight.com/course-player?clipId=789cde5e-351d-4519-8b73-23363e7a1f15&amp;startTime=302.587090909091" office:target-frame-name="psplayer" xlink:show="replace" text:style-name="Internet_20_link" text:visited-style-name="Visited_20_Internet_20_Link"><text:span text:style-name="T15">Servers per each availability zone,</text:span></text:a><text:span text:style-name="T18"> </text:span><text:a xlink:type="simple" xlink:href="https://app.pluralsight.com/course-player?clipId=789cde5e-351d-4519-8b73-23363e7a1f15&amp;startTime=304.5668888888889" office:target-frame-name="psplayer" xlink:show="replace" text:style-name="Internet_20_link" text:visited-style-name="Visited_20_Internet_20_Link"><text:span text:style-name="T15">and then you'd have multiple availability zones.</text:span></text:a><text:span text:style-name="T18"> </text:span><text:a xlink:type="simple" xlink:href="https://app.pluralsight.com/course-player?clipId=789cde5e-351d-4519-8b73-23363e7a1f15&amp;startTime=307.678" office:target-frame-name="psplayer" xlink:show="replace" text:style-name="Internet_20_link" text:visited-style-name="Visited_20_Internet_20_Link"><text:span text:style-name="T15">And within each of those zones,</text:span></text:a><text:span text:style-name="T18"> </text:span><text:a xlink:type="simple" xlink:href="https://app.pluralsight.com/course-player?clipId=789cde5e-351d-4519-8b73-23363e7a1f15&amp;startTime=309.820857142857" office:target-frame-name="psplayer" xlink:show="replace" text:style-name="Internet_20_link" text:visited-style-name="Visited_20_Internet_20_Link"><text:span text:style-name="T15">you would have one Elastic IP for each of the Discovery Servers.</text:span></text:a><text:span text:style-name="T18"> </text:span><text:a xlink:type="simple" xlink:href="https://app.pluralsight.com/course-player?clipId=789cde5e-351d-4519-8b73-23363e7a1f15&amp;startTime=313.768909090909" office:target-frame-name="psplayer" xlink:show="replace" text:style-name="Internet_20_link" text:visited-style-name="Visited_20_Internet_20_Link"><text:span text:style-name="T15">Then you would typically have an auto scaling group set up that evenly distributes those Discovery Servers across the availability zones.</text:span></text:a></text:p>
      <text:h text:style-name="P3" text:outline-level="3"><text:a xlink:type="simple" xlink:href="https://app.pluralsight.com/course-player?clipId=14a84066-711a-4a9e-bdcb-253c064ceee5" office:target-frame-name="psplayer" xlink:show="replace" text:style-name="Internet_20_link" text:visited-style-name="Visited_20_Internet_20_Link"><text:span text:style-name="T15">Summary</text:span></text:a></text:h>
      <text:p text:style-name="P5"><text:a xlink:type="simple" xlink:href="https://app.pluralsight.com/course-player?clipId=14a84066-711a-4a9e-bdcb-253c064ceee5&amp;startTime=1.667" office:target-frame-name="psplayer" xlink:show="replace" text:style-name="Internet_20_link" text:visited-style-name="Visited_20_Internet_20_Link"><text:span text:style-name="T15">We've reached the end of this module, so let's quickly go over what we learned.</text:span></text:a><text:span text:style-name="T18"> </text:span><text:a xlink:type="simple" xlink:href="https://app.pluralsight.com/course-player?clipId=14a84066-711a-4a9e-bdcb-253c064ceee5&amp;startTime=5.667" office:target-frame-name="psplayer" xlink:show="replace" text:style-name="Internet_20_link" text:visited-style-name="Visited_20_Internet_20_Link"><text:span text:style-name="T15">We started off by taking a look at what service</text:span></text:a><text:span text:style-name="T18"> </text:span><text:a xlink:type="simple" xlink:href="https://app.pluralsight.com/course-player?clipId=14a84066-711a-4a9e-bdcb-253c064ceee5&amp;startTime=8.792" office:target-frame-name="psplayer" xlink:show="replace" text:style-name="Internet_20_link" text:visited-style-name="Visited_20_Internet_20_Link"><text:span text:style-name="T15">discovery is and why it's important.</text:span></text:a><text:span text:style-name="T18"> </text:span><text:a xlink:type="simple" xlink:href="https://app.pluralsight.com/course-player?clipId=14a84066-711a-4a9e-bdcb-253c064ceee5&amp;startTime=10.667" office:target-frame-name="psplayer" xlink:show="replace" text:style-name="Internet_20_link" text:visited-style-name="Visited_20_Internet_20_Link"><text:span text:style-name="T15">Then we learned how to use the Spring Cloud Eureka Client to discover</text:span></text:a><text:span text:style-name="T18"> </text:span><text:a xlink:type="simple" xlink:href="https://app.pluralsight.com/course-player?clipId=14a84066-711a-4a9e-bdcb-253c064ceee5&amp;startTime=14.667" office:target-frame-name="psplayer" xlink:show="replace" text:style-name="Internet_20_link" text:visited-style-name="Visited_20_Internet_20_Link"><text:span text:style-name="T15">services and the Spring Cloud Eureka Server to store a registry of</text:span></text:a><text:span text:style-name="T18"> </text:span><text:a xlink:type="simple" xlink:href="https://app.pluralsight.com/course-player?clipId=14a84066-711a-4a9e-bdcb-253c064ceee5&amp;startTime=19.667" office:target-frame-name="psplayer" xlink:show="replace" text:style-name="Internet_20_link" text:visited-style-name="Visited_20_Internet_20_Link"><text:span text:style-name="T15">services so that others could discover them.</text:span></text:a><text:span text:style-name="T18"> </text:span><text:a xlink:type="simple" xlink:href="https://app.pluralsight.com/course-player?clipId=14a84066-711a-4a9e-bdcb-253c064ceee5&amp;startTime=22.667" office:target-frame-name="psplayer" xlink:show="replace" text:style-name="Internet_20_link" text:visited-style-name="Visited_20_Internet_20_Link"><text:span text:style-name="T15">Then we took a quick look at the Spring Cloud Eureka Dashboard and</text:span></text:a><text:span text:style-name="T18"> </text:span><text:a xlink:type="simple" xlink:href="https://app.pluralsight.com/course-player?clipId=14a84066-711a-4a9e-bdcb-253c064ceee5&amp;startTime=26.667" office:target-frame-name="psplayer" xlink:show="replace" text:style-name="Internet_20_link" text:visited-style-name="Visited_20_Internet_20_Link"><text:span text:style-name="T15">saw an insight into the Spring Cloud Eureka Server.</text:span></text:a><text:span text:style-name="T18"> </text:span><text:a xlink:type="simple" xlink:href="https://app.pluralsight.com/course-player?clipId=14a84066-711a-4a9e-bdcb-253c064ceee5&amp;startTime=29.667" office:target-frame-name="psplayer" xlink:show="replace" text:style-name="Internet_20_link" text:visited-style-name="Visited_20_Internet_20_Link"><text:span text:style-name="T15">From there, we talked about health checks,</text:span></text:a><text:span text:style-name="T18"> </text:span><text:a xlink:type="simple" xlink:href="https://app.pluralsight.com/course-player?clipId=14a84066-711a-4a9e-bdcb-253c064ceee5&amp;startTime=32.7781111111111" office:target-frame-name="psplayer" xlink:show="replace" text:style-name="Internet_20_link" text:visited-style-name="Visited_20_Internet_20_Link"><text:span text:style-name="T15">high availability, and configuring Spring Cloud Eureka. And we finished off by looking at the AWS specific support.</text:span></text:a></text:p>
      <text:h text:style-name="P1" text:outline-level="2"><text:a xlink:type="simple" xlink:href="https://app.pluralsight.com/course-player?clipId=67274c6c-f8cb-4ef5-9f9e-8dda90684810" office:target-frame-name="psplayer" xlink:show="replace" text:style-name="Internet_20_link" text:visited-style-name="Visited_20_Internet_20_Link"><text:span text:style-name="T15">Configuring Services Using Distributed Configuration</text:span></text:a></text:h>
      <text:h text:style-name="P3" text:outline-level="3"><text:a xlink:type="simple" xlink:href="https://app.pluralsight.com/course-player?clipId=67274c6c-f8cb-4ef5-9f9e-8dda90684810" office:target-frame-name="psplayer" xlink:show="replace" text:style-name="Internet_20_link" text:visited-style-name="Visited_20_Internet_20_Link"><text:span text:style-name="T15">What Is a Configuration Server?</text:span></text:a></text:h>
      <text:p text:style-name="P5"><text:a xlink:type="simple" xlink:href="https://app.pluralsight.com/course-player?clipId=67274c6c-f8cb-4ef5-9f9e-8dda90684810&amp;startTime=0" office:target-frame-name="psplayer" xlink:show="replace" text:style-name="Internet_20_link" text:visited-style-name="Visited_20_Internet_20_Link"><text:span text:style-name="T15">Hi everyone, my name's Dustin Schultz,</text:span></text:a><text:span text:style-name="T18"> </text:span><text:a xlink:type="simple" xlink:href="https://app.pluralsight.com/course-player?clipId=67274c6c-f8cb-4ef5-9f9e-8dda90684810&amp;startTime=2.5" office:target-frame-name="psplayer" xlink:show="replace" text:style-name="Internet_20_link" text:visited-style-name="Visited_20_Internet_20_Link"><text:span text:style-name="T15">and in this module we'll talk about managing your application</text:span></text:a><text:span text:style-name="T18"> </text:span><text:a xlink:type="simple" xlink:href="https://app.pluralsight.com/course-player?clipId=67274c6c-f8cb-4ef5-9f9e-8dda90684810&amp;startTime=6.777777777777779" office:target-frame-name="psplayer" xlink:show="replace" text:style-name="Internet_20_link" text:visited-style-name="Visited_20_Internet_20_Link"><text:span text:style-name="T15">configuration in a distributed system like the cloud.</text:span></text:a><text:span text:style-name="T18"> </text:span><text:a xlink:type="simple" xlink:href="https://app.pluralsight.com/course-player?clipId=67274c6c-f8cb-4ef5-9f9e-8dda90684810&amp;startTime=11" office:target-frame-name="psplayer" xlink:show="replace" text:style-name="Internet_20_link" text:visited-style-name="Visited_20_Internet_20_Link"><text:span text:style-name="T15">We'll jump right in with configuration in a distributed system and why its</text:span></text:a><text:span text:style-name="T18"> </text:span><text:a xlink:type="simple" xlink:href="https://app.pluralsight.com/course-player?clipId=67274c6c-f8cb-4ef5-9f9e-8dda90684810&amp;startTime=15.444444444444445" office:target-frame-name="psplayer" xlink:show="replace" text:style-name="Internet_20_link" text:visited-style-name="Visited_20_Internet_20_Link"><text:span text:style-name="T15">different and more challenging than a non-distributed system,</text:span></text:a><text:span text:style-name="T18"> </text:span><text:a xlink:type="simple" xlink:href="https://app.pluralsight.com/course-player?clipId=67274c6c-f8cb-4ef5-9f9e-8dda90684810&amp;startTime=19" office:target-frame-name="psplayer" xlink:show="replace" text:style-name="Internet_20_link" text:visited-style-name="Visited_20_Internet_20_Link"><text:span text:style-name="T15">and more importantly, why we need this thing called a Configuration Server.</text:span></text:a><text:span text:style-name="T18"> </text:span><text:a xlink:type="simple" xlink:href="https://app.pluralsight.com/course-player?clipId=67274c6c-f8cb-4ef5-9f9e-8dda90684810&amp;startTime=24" office:target-frame-name="psplayer" xlink:show="replace" text:style-name="Internet_20_link" text:visited-style-name="Visited_20_Internet_20_Link"><text:span text:style-name="T15">From there,</text:span></text:a><text:span text:style-name="T18"> </text:span><text:a xlink:type="simple" xlink:href="https://app.pluralsight.com/course-player?clipId=67274c6c-f8cb-4ef5-9f9e-8dda90684810&amp;startTime=24.5" office:target-frame-name="psplayer" xlink:show="replace" text:style-name="Internet_20_link" text:visited-style-name="Visited_20_Internet_20_Link"><text:span text:style-name="T15">we'll dive into the details behind the way Spring Cloud implements a</text:span></text:a><text:span text:style-name="T18"> </text:span><text:a xlink:type="simple" xlink:href="https://app.pluralsight.com/course-player?clipId=67274c6c-f8cb-4ef5-9f9e-8dda90684810&amp;startTime=28.200000000000003" office:target-frame-name="psplayer" xlink:show="replace" text:style-name="Internet_20_link" text:visited-style-name="Visited_20_Internet_20_Link"><text:span text:style-name="T15">Configuration Server with the Spring Cloud Config Server.</text:span></text:a><text:span text:style-name="T18"> </text:span><text:a xlink:type="simple" xlink:href="https://app.pluralsight.com/course-player?clipId=67274c6c-f8cb-4ef5-9f9e-8dda90684810&amp;startTime=33" office:target-frame-name="psplayer" xlink:show="replace" text:style-name="Internet_20_link" text:visited-style-name="Visited_20_Internet_20_Link"><text:span text:style-name="T15">And we'll see how you can set up a Config Client and a Config</text:span></text:a><text:span text:style-name="T18"> </text:span><text:a xlink:type="simple" xlink:href="https://app.pluralsight.com/course-player?clipId=67274c6c-f8cb-4ef5-9f9e-8dda90684810&amp;startTime=36.73333333333332" office:target-frame-name="psplayer" xlink:show="replace" text:style-name="Internet_20_link" text:visited-style-name="Visited_20_Internet_20_Link"><text:span text:style-name="T15">Server and get them talking to each other.</text:span></text:a><text:span text:style-name="T18"> </text:span><text:a xlink:type="simple" xlink:href="https://app.pluralsight.com/course-player?clipId=67274c6c-f8cb-4ef5-9f9e-8dda90684810&amp;startTime=38.615384615384635" office:target-frame-name="psplayer" xlink:show="replace" text:style-name="Internet_20_link" text:visited-style-name="Visited_20_Internet_20_Link"><text:span text:style-name="T15">We'll also quickly go over the various back-end storing</text:span></text:a><text:span text:style-name="T18"> </text:span><text:a xlink:type="simple" xlink:href="https://app.pluralsight.com/course-player?clipId=67274c6c-f8cb-4ef5-9f9e-8dda90684810&amp;startTime=41.33333333333333" office:target-frame-name="psplayer" xlink:show="replace" text:style-name="Internet_20_link" text:visited-style-name="Visited_20_Internet_20_Link"><text:span text:style-name="T15">options for Spring Cloud Config Server,</text:span></text:a><text:span text:style-name="T18"> </text:span><text:a xlink:type="simple" xlink:href="https://app.pluralsight.com/course-player?clipId=67274c6c-f8cb-4ef5-9f9e-8dda90684810&amp;startTime=44" office:target-frame-name="psplayer" xlink:show="replace" text:style-name="Internet_20_link" text:visited-style-name="Visited_20_Internet_20_Link"><text:span text:style-name="T15">such as a Git repository or an SVN repository.</text:span></text:a><text:span text:style-name="T18"> </text:span><text:a xlink:type="simple" xlink:href="https://app.pluralsight.com/course-player?clipId=67274c6c-f8cb-4ef5-9f9e-8dda90684810&amp;startTime=49" office:target-frame-name="psplayer" xlink:show="replace" text:style-name="Internet_20_link" text:visited-style-name="Visited_20_Internet_20_Link"><text:span text:style-name="T15">Next, and one of the things that I think is the coolest,</text:span></text:a><text:span text:style-name="T18"> </text:span><text:a xlink:type="simple" xlink:href="https://app.pluralsight.com/course-player?clipId=67274c6c-f8cb-4ef5-9f9e-8dda90684810&amp;startTime=52" office:target-frame-name="psplayer" xlink:show="replace" text:style-name="Internet_20_link" text:visited-style-name="Visited_20_Internet_20_Link"><text:span text:style-name="T15">we'll learn how to update our configuration on the fly</text:span></text:a><text:span text:style-name="T18"> </text:span><text:a xlink:type="simple" xlink:href="https://app.pluralsight.com/course-player?clipId=67274c6c-f8cb-4ef5-9f9e-8dda90684810&amp;startTime=54.5" office:target-frame-name="psplayer" xlink:show="replace" text:style-name="Internet_20_link" text:visited-style-name="Visited_20_Internet_20_Link"><text:span text:style-name="T15">without ever restarting our application server.</text:span></text:a><text:span text:style-name="T18"> </text:span><text:a xlink:type="simple" xlink:href="https://app.pluralsight.com/course-player?clipId=67274c6c-f8cb-4ef5-9f9e-8dda90684810&amp;startTime=56.45454545454547" office:target-frame-name="psplayer" xlink:show="replace" text:style-name="Internet_20_link" text:visited-style-name="Visited_20_Internet_20_Link"><text:span text:style-name="T15">And we'll do that with a variety of methods including the Spring Cloud Actuator,</text:span></text:a><text:span text:style-name="T18"> </text:span><text:a xlink:type="simple" xlink:href="https://app.pluralsight.com/course-player?clipId=67274c6c-f8cb-4ef5-9f9e-8dda90684810&amp;startTime=62.5" office:target-frame-name="psplayer" xlink:show="replace" text:style-name="Internet_20_link" text:visited-style-name="Visited_20_Internet_20_Link"><text:span text:style-name="T15">Spring Cloud Bus, and the Spring Cloud Monitor projects.</text:span></text:a><text:span text:style-name="T18"> </text:span><text:a xlink:type="simple" xlink:href="https://app.pluralsight.com/course-player?clipId=67274c6c-f8cb-4ef5-9f9e-8dda90684810&amp;startTime=66.18181818181816" office:target-frame-name="psplayer" xlink:show="replace" text:style-name="Internet_20_link" text:visited-style-name="Visited_20_Internet_20_Link"><text:span text:style-name="T15">Then we'll also learn about the @RefreshScope annotation</text:span></text:a><text:span text:style-name="T18"> </text:span><text:a xlink:type="simple" xlink:href="https://app.pluralsight.com/course-player?clipId=67274c6c-f8cb-4ef5-9f9e-8dda90684810&amp;startTime=69.25000000000001" office:target-frame-name="psplayer" xlink:show="replace" text:style-name="Internet_20_link" text:visited-style-name="Visited_20_Internet_20_Link"><text:span text:style-name="T15">and why it's needed and where to use it.</text:span></text:a><text:span text:style-name="T18"> </text:span><text:a xlink:type="simple" xlink:href="https://app.pluralsight.com/course-player?clipId=67274c6c-f8cb-4ef5-9f9e-8dda90684810&amp;startTime=73" office:target-frame-name="psplayer" xlink:show="replace" text:style-name="Internet_20_link" text:visited-style-name="Visited_20_Internet_20_Link"><text:span text:style-name="T15">We'll finish out the module on a section about retrieving</text:span></text:a><text:span text:style-name="T18"> </text:span><text:a xlink:type="simple" xlink:href="https://app.pluralsight.com/course-player?clipId=67274c6c-f8cb-4ef5-9f9e-8dda90684810&amp;startTime=77.16666666666671" office:target-frame-name="psplayer" xlink:show="replace" text:style-name="Internet_20_link" text:visited-style-name="Visited_20_Internet_20_Link"><text:span text:style-name="T15">and storing your sensitive configuration values using</text:span></text:a><text:span text:style-name="T18"> </text:span><text:a xlink:type="simple" xlink:href="https://app.pluralsight.com/course-player?clipId=67274c6c-f8cb-4ef5-9f9e-8dda90684810&amp;startTime=81.33333333333336" office:target-frame-name="psplayer" xlink:show="replace" text:style-name="Internet_20_link" text:visited-style-name="Visited_20_Internet_20_Link"><text:span text:style-name="T15">symmetric and asymmetric encryption.</text:span></text:a><text:span text:style-name="T18"> </text:span><text:a xlink:type="simple" xlink:href="https://app.pluralsight.com/course-player?clipId=67274c6c-f8cb-4ef5-9f9e-8dda90684810&amp;startTime=84" office:target-frame-name="psplayer" xlink:show="replace" text:style-name="Internet_20_link" text:visited-style-name="Visited_20_Internet_20_Link"><text:span text:style-name="T15">So,</text:span></text:a><text:span text:style-name="T18"> </text:span><text:a xlink:type="simple" xlink:href="https://app.pluralsight.com/course-player?clipId=67274c6c-f8cb-4ef5-9f9e-8dda90684810&amp;startTime=84.41666666666667" office:target-frame-name="psplayer" xlink:show="replace" text:style-name="Internet_20_link" text:visited-style-name="Visited_20_Internet_20_Link"><text:span text:style-name="T15">what exactly is so different about managing the configuration in a</text:span></text:a><text:span text:style-name="T18"> </text:span><text:a xlink:type="simple" xlink:href="https://app.pluralsight.com/course-player?clipId=67274c6c-f8cb-4ef5-9f9e-8dda90684810&amp;startTime=89" office:target-frame-name="psplayer" xlink:show="replace" text:style-name="Internet_20_link" text:visited-style-name="Visited_20_Internet_20_Link"><text:span text:style-name="T15">cloud-native application versus a non-cloud-native application?</text:span></text:a><text:span text:style-name="T18"> </text:span><text:a xlink:type="simple" xlink:href="https://app.pluralsight.com/course-player?clipId=67274c6c-f8cb-4ef5-9f9e-8dda90684810&amp;startTime=94" office:target-frame-name="psplayer" xlink:show="replace" text:style-name="Internet_20_link" text:visited-style-name="Visited_20_Internet_20_Link"><text:span text:style-name="T15">The answer to that stems from the fact that a cloud-native</text:span></text:a><text:span text:style-name="T18"> </text:span><text:a xlink:type="simple" xlink:href="https://app.pluralsight.com/course-player?clipId=67274c6c-f8cb-4ef5-9f9e-8dda90684810&amp;startTime=96.75" office:target-frame-name="psplayer" xlink:show="replace" text:style-name="Internet_20_link" text:visited-style-name="Visited_20_Internet_20_Link"><text:span text:style-name="T15">application is a distributed system and </text:span></text:a><text:soft-page-break/><text:a xlink:type="simple" xlink:href="https://app.pluralsight.com/course-player?clipId=67274c6c-f8cb-4ef5-9f9e-8dda90684810&amp;startTime=96.75" office:target-frame-name="psplayer" xlink:show="replace" text:style-name="Internet_20_link" text:visited-style-name="Visited_20_Internet_20_Link"><text:span text:style-name="T15">non-cloud-native</text:span></text:a><text:span text:style-name="T18"> </text:span><text:a xlink:type="simple" xlink:href="https://app.pluralsight.com/course-player?clipId=67274c6c-f8cb-4ef5-9f9e-8dda90684810&amp;startTime=100.59999999999997" office:target-frame-name="psplayer" xlink:show="replace" text:style-name="Internet_20_link" text:visited-style-name="Visited_20_Internet_20_Link"><text:span text:style-name="T15">applications are not distributed.</text:span></text:a><text:span text:style-name="T18"> </text:span><text:a xlink:type="simple" xlink:href="https://app.pluralsight.com/course-player?clipId=67274c6c-f8cb-4ef5-9f9e-8dda90684810&amp;startTime=103" office:target-frame-name="psplayer" xlink:show="replace" text:style-name="Internet_20_link" text:visited-style-name="Visited_20_Internet_20_Link"><text:span text:style-name="T15">And in a non-distributed application,</text:span></text:a><text:span text:style-name="T18"> </text:span><text:a xlink:type="simple" xlink:href="https://app.pluralsight.com/course-player?clipId=67274c6c-f8cb-4ef5-9f9e-8dda90684810&amp;startTime=105.00000000000003" office:target-frame-name="psplayer" xlink:show="replace" text:style-name="Internet_20_link" text:visited-style-name="Visited_20_Internet_20_Link"><text:span text:style-name="T15">you typically only have a handful of configuration files.</text:span></text:a><text:span text:style-name="T18"> </text:span><text:a xlink:type="simple" xlink:href="https://app.pluralsight.com/course-player?clipId=67274c6c-f8cb-4ef5-9f9e-8dda90684810&amp;startTime=109.22222222222223" office:target-frame-name="psplayer" xlink:show="replace" text:style-name="Internet_20_link" text:visited-style-name="Visited_20_Internet_20_Link"><text:span text:style-name="T15">It's often a one-to-one relationship between a system and its configuration.</text:span></text:a><text:span text:style-name="T18"> </text:span><text:a xlink:type="simple" xlink:href="https://app.pluralsight.com/course-player?clipId=67274c6c-f8cb-4ef5-9f9e-8dda90684810&amp;startTime=113.99999999999997" office:target-frame-name="psplayer" xlink:show="replace" text:style-name="Internet_20_link" text:visited-style-name="Visited_20_Internet_20_Link"><text:span text:style-name="T15">And as you move to a distributed system, that configuration explodes.</text:span></text:a><text:span text:style-name="T18"> </text:span><text:a xlink:type="simple" xlink:href="https://app.pluralsight.com/course-player?clipId=67274c6c-f8cb-4ef5-9f9e-8dda90684810&amp;startTime=120" office:target-frame-name="psplayer" xlink:show="replace" text:style-name="Internet_20_link" text:visited-style-name="Visited_20_Internet_20_Link"><text:span text:style-name="T15">You go from having one or more to many,</text:span></text:a><text:span text:style-name="T18"> </text:span><text:a xlink:type="simple" xlink:href="https://app.pluralsight.com/course-player?clipId=67274c6c-f8cb-4ef5-9f9e-8dda90684810&amp;startTime=124.5" office:target-frame-name="psplayer" xlink:show="replace" text:style-name="Internet_20_link" text:visited-style-name="Visited_20_Internet_20_Link"><text:span text:style-name="T15">many configuration files because you have many,</text:span></text:a><text:span text:style-name="T18"> </text:span><text:a xlink:type="simple" xlink:href="https://app.pluralsight.com/course-player?clipId=67274c6c-f8cb-4ef5-9f9e-8dda90684810&amp;startTime=127.42857142857144" office:target-frame-name="psplayer" xlink:show="replace" text:style-name="Internet_20_link" text:visited-style-name="Visited_20_Internet_20_Link"><text:span text:style-name="T15">many systems that make up one system as a whole.</text:span></text:a><text:span text:style-name="T18"> </text:span><text:a xlink:type="simple" xlink:href="https://app.pluralsight.com/course-player?clipId=67274c6c-f8cb-4ef5-9f9e-8dda90684810&amp;startTime=131" office:target-frame-name="psplayer" xlink:show="replace" text:style-name="Internet_20_link" text:visited-style-name="Visited_20_Internet_20_Link"><text:span text:style-name="T15">For instance, if you're using microservices,</text:span></text:a><text:span text:style-name="T18"> </text:span><text:a xlink:type="simple" xlink:href="https://app.pluralsight.com/course-player?clipId=67274c6c-f8cb-4ef5-9f9e-8dda90684810&amp;startTime=132.80000000000007" office:target-frame-name="psplayer" xlink:show="replace" text:style-name="Internet_20_link" text:visited-style-name="Visited_20_Internet_20_Link"><text:span text:style-name="T15">each one of your individual microservices that composed your overall</text:span></text:a><text:span text:style-name="T18"> </text:span><text:a xlink:type="simple" xlink:href="https://app.pluralsight.com/course-player?clipId=67274c6c-f8cb-4ef5-9f9e-8dda90684810&amp;startTime=137.75" office:target-frame-name="psplayer" xlink:show="replace" text:style-name="Internet_20_link" text:visited-style-name="Visited_20_Internet_20_Link"><text:span text:style-name="T15">application would have its own configuration file.</text:span></text:a><text:span text:style-name="T18"> </text:span><text:a xlink:type="simple" xlink:href="https://app.pluralsight.com/course-player?clipId=67274c6c-f8cb-4ef5-9f9e-8dda90684810&amp;startTime=142" office:target-frame-name="psplayer" xlink:show="replace" text:style-name="Internet_20_link" text:visited-style-name="Visited_20_Internet_20_Link"><text:span text:style-name="T15">You might be thinking no problem Dustin.</text:span></text:a><text:span text:style-name="T18"> </text:span><text:a xlink:type="simple" xlink:href="https://app.pluralsight.com/course-player?clipId=67274c6c-f8cb-4ef5-9f9e-8dda90684810&amp;startTime=143.39999999999992" office:target-frame-name="psplayer" xlink:show="replace" text:style-name="Internet_20_link" text:visited-style-name="Visited_20_Internet_20_Link"><text:span text:style-name="T15">We've got this.</text:span></text:a><text:span text:style-name="T18"> </text:span><text:a xlink:type="simple" xlink:href="https://app.pluralsight.com/course-player?clipId=67274c6c-f8cb-4ef5-9f9e-8dda90684810&amp;startTime=144" office:target-frame-name="psplayer" xlink:show="replace" text:style-name="Internet_20_link" text:visited-style-name="Visited_20_Internet_20_Link"><text:span text:style-name="T15">That's why they make configuration tools like Puppet and</text:span></text:a><text:span text:style-name="T18"> </text:span><text:a xlink:type="simple" xlink:href="https://app.pluralsight.com/course-player?clipId=67274c6c-f8cb-4ef5-9f9e-8dda90684810&amp;startTime=148.0909090909092" office:target-frame-name="psplayer" xlink:show="replace" text:style-name="Internet_20_link" text:visited-style-name="Visited_20_Internet_20_Link"><text:span text:style-name="T15">Chef for managing configuration in many,</text:span></text:a><text:span text:style-name="T18"> </text:span><text:a xlink:type="simple" xlink:href="https://app.pluralsight.com/course-player?clipId=67274c6c-f8cb-4ef5-9f9e-8dda90684810&amp;startTime=151.28571428571433" office:target-frame-name="psplayer" xlink:show="replace" text:style-name="Internet_20_link" text:visited-style-name="Visited_20_Internet_20_Link"><text:span text:style-name="T15">many systems, right?</text:span></text:a><text:span text:style-name="T18"> </text:span><text:a xlink:type="simple" xlink:href="https://app.pluralsight.com/course-player?clipId=67274c6c-f8cb-4ef5-9f9e-8dda90684810&amp;startTime=153" office:target-frame-name="psplayer" xlink:show="replace" text:style-name="Internet_20_link" text:visited-style-name="Visited_20_Internet_20_Link"><text:span text:style-name="T15">Well, it'll work, but it's not ideal for the cloud.</text:span></text:a><text:span text:style-name="T18"> </text:span><text:a xlink:type="simple" xlink:href="https://app.pluralsight.com/course-player?clipId=67274c6c-f8cb-4ef5-9f9e-8dda90684810&amp;startTime=157" office:target-frame-name="psplayer" xlink:show="replace" text:style-name="Internet_20_link" text:visited-style-name="Visited_20_Internet_20_Link"><text:span text:style-name="T15">Let's talk about some of the issues that you would face with</text:span></text:a><text:span text:style-name="T18"> </text:span><text:a xlink:type="simple" xlink:href="https://app.pluralsight.com/course-player?clipId=67274c6c-f8cb-4ef5-9f9e-8dda90684810&amp;startTime=159.57142857142867" office:target-frame-name="psplayer" xlink:show="replace" text:style-name="Internet_20_link" text:visited-style-name="Visited_20_Internet_20_Link"><text:span text:style-name="T15">using a typical configuration management system.</text:span></text:a><text:span text:style-name="T18"> </text:span><text:a xlink:type="simple" xlink:href="https://app.pluralsight.com/course-player?clipId=67274c6c-f8cb-4ef5-9f9e-8dda90684810&amp;startTime=161.77777777777783" office:target-frame-name="psplayer" xlink:show="replace" text:style-name="Internet_20_link" text:visited-style-name="Visited_20_Internet_20_Link"><text:span text:style-name="T15">The first is that it's typically deployment oriented.</text:span></text:a><text:span text:style-name="T18"> </text:span><text:a xlink:type="simple" xlink:href="https://app.pluralsight.com/course-player?clipId=67274c6c-f8cb-4ef5-9f9e-8dda90684810&amp;startTime=165.09090909090912" office:target-frame-name="psplayer" xlink:show="replace" text:style-name="Internet_20_link" text:visited-style-name="Visited_20_Internet_20_Link"><text:span text:style-name="T15">And that means that any time you want to make a configuration change,</text:span></text:a><text:span text:style-name="T18"> </text:span><text:a xlink:type="simple" xlink:href="https://app.pluralsight.com/course-player?clipId=67274c6c-f8cb-4ef5-9f9e-8dda90684810&amp;startTime=169.92307692307693" office:target-frame-name="psplayer" xlink:show="replace" text:style-name="Internet_20_link" text:visited-style-name="Visited_20_Internet_20_Link"><text:span text:style-name="T15">you have to kick off a new deployment so that the configuration is modified.</text:span></text:a><text:span text:style-name="T18"> </text:span><text:a xlink:type="simple" xlink:href="https://app.pluralsight.com/course-player?clipId=67274c6c-f8cb-4ef5-9f9e-8dda90684810&amp;startTime=175.40000000000003" office:target-frame-name="psplayer" xlink:show="replace" text:style-name="Internet_20_link" text:visited-style-name="Visited_20_Internet_20_Link"><text:span text:style-name="T15">And typically the application is then usually restarted.</text:span></text:a><text:span text:style-name="T18"> </text:span><text:a xlink:type="simple" xlink:href="https://app.pluralsight.com/course-player?clipId=67274c6c-f8cb-4ef5-9f9e-8dda90684810&amp;startTime=178" office:target-frame-name="psplayer" xlink:show="replace" text:style-name="Internet_20_link" text:visited-style-name="Visited_20_Internet_20_Link"><text:span text:style-name="T15">What if, for instance,</text:span></text:a><text:span text:style-name="T18"> </text:span><text:a xlink:type="simple" xlink:href="https://app.pluralsight.com/course-player?clipId=67274c6c-f8cb-4ef5-9f9e-8dda90684810&amp;startTime=179" office:target-frame-name="psplayer" xlink:show="replace" text:style-name="Internet_20_link" text:visited-style-name="Visited_20_Internet_20_Link"><text:span text:style-name="T15">you needed to make a temporary logging configuration change to debug an issue?</text:span></text:a><text:span text:style-name="T18"> </text:span><text:a xlink:type="simple" xlink:href="https://app.pluralsight.com/course-player?clipId=67274c6c-f8cb-4ef5-9f9e-8dda90684810&amp;startTime=185" office:target-frame-name="psplayer" xlink:show="replace" text:style-name="Internet_20_link" text:visited-style-name="Visited_20_Internet_20_Link"><text:span text:style-name="T15">Kicking off a whole new deployment and restarting applications is a</text:span></text:a><text:span text:style-name="T18"> </text:span><text:a xlink:type="simple" xlink:href="https://app.pluralsight.com/course-player?clipId=67274c6c-f8cb-4ef5-9f9e-8dda90684810&amp;startTime=189" office:target-frame-name="psplayer" xlink:show="replace" text:style-name="Internet_20_link" text:visited-style-name="Visited_20_Internet_20_Link"><text:span text:style-name="T15">pretty heavy process just for a temporary change.</text:span></text:a><text:span text:style-name="T18"> </text:span><text:a xlink:type="simple" xlink:href="https://app.pluralsight.com/course-player?clipId=67274c6c-f8cb-4ef5-9f9e-8dda90684810&amp;startTime=192" office:target-frame-name="psplayer" xlink:show="replace" text:style-name="Internet_20_link" text:visited-style-name="Visited_20_Internet_20_Link"><text:span text:style-name="T15">Another issue that you would encounter is the way in which</text:span></text:a><text:span text:style-name="T18"> </text:span><text:a xlink:type="simple" xlink:href="https://app.pluralsight.com/course-player?clipId=67274c6c-f8cb-4ef5-9f9e-8dda90684810&amp;startTime=195" office:target-frame-name="psplayer" xlink:show="replace" text:style-name="Internet_20_link" text:visited-style-name="Visited_20_Internet_20_Link"><text:span text:style-name="T15">configuration changes make it to the application servers.</text:span></text:a><text:span text:style-name="T18"> </text:span><text:a xlink:type="simple" xlink:href="https://app.pluralsight.com/course-player?clipId=67274c6c-f8cb-4ef5-9f9e-8dda90684810&amp;startTime=200" office:target-frame-name="psplayer" xlink:show="replace" text:style-name="Internet_20_link" text:visited-style-name="Visited_20_Internet_20_Link"><text:span text:style-name="T15">And that's via a push.</text:span></text:a><text:span text:style-name="T18"> </text:span><text:a xlink:type="simple" xlink:href="https://app.pluralsight.com/course-player?clipId=67274c6c-f8cb-4ef5-9f9e-8dda90684810&amp;startTime=202.00000000000003" office:target-frame-name="psplayer" xlink:show="replace" text:style-name="Internet_20_link" text:visited-style-name="Visited_20_Internet_20_Link"><text:span text:style-name="T15">Pushing application configuration to servers in a cloud</text:span></text:a><text:span text:style-name="T18"> </text:span><text:a xlink:type="simple" xlink:href="https://app.pluralsight.com/course-player?clipId=67274c6c-f8cb-4ef5-9f9e-8dda90684810&amp;startTime=205.33333333333337" office:target-frame-name="psplayer" xlink:show="replace" text:style-name="Internet_20_link" text:visited-style-name="Visited_20_Internet_20_Link"><text:span text:style-name="T15">environment is usually not dynamic enough.</text:span></text:a><text:span text:style-name="T18"> </text:span><text:a xlink:type="simple" xlink:href="https://app.pluralsight.com/course-player?clipId=67274c6c-f8cb-4ef5-9f9e-8dda90684810&amp;startTime=208" office:target-frame-name="psplayer" xlink:show="replace" text:style-name="Internet_20_link" text:visited-style-name="Visited_20_Internet_20_Link"><text:span text:style-name="T15">And by that, I mean it needs to know where to push the configuration to.</text:span></text:a><text:span text:style-name="T18"> </text:span><text:a xlink:type="simple" xlink:href="https://app.pluralsight.com/course-player?clipId=67274c6c-f8cb-4ef5-9f9e-8dda90684810&amp;startTime=213" office:target-frame-name="psplayer" xlink:show="replace" text:style-name="Internet_20_link" text:visited-style-name="Visited_20_Internet_20_Link"><text:span text:style-name="T15">And in the cloud that's usually not a straightforward answer as application</text:span></text:a><text:span text:style-name="T18"> </text:span><text:a xlink:type="simple" xlink:href="https://app.pluralsight.com/course-player?clipId=67274c6c-f8cb-4ef5-9f9e-8dda90684810&amp;startTime=217.5" office:target-frame-name="psplayer" xlink:show="replace" text:style-name="Internet_20_link" text:visited-style-name="Visited_20_Internet_20_Link"><text:span text:style-name="T15">instances can come and go at any given point in time.</text:span></text:a><text:span text:style-name="T18"> </text:span><text:a xlink:type="simple" xlink:href="https://app.pluralsight.com/course-player?clipId=67274c6c-f8cb-4ef5-9f9e-8dda90684810&amp;startTime=223" office:target-frame-name="psplayer" xlink:show="replace" text:style-name="Internet_20_link" text:visited-style-name="Visited_20_Internet_20_Link"><text:span text:style-name="T15">When you push configuration,</text:span></text:a><text:span text:style-name="T18"> </text:span><text:a xlink:type="simple" xlink:href="https://app.pluralsight.com/course-player?clipId=67274c6c-f8cb-4ef5-9f9e-8dda90684810&amp;startTime=224" office:target-frame-name="psplayer" xlink:show="replace" text:style-name="Internet_20_link" text:visited-style-name="Visited_20_Internet_20_Link"><text:span text:style-name="T15">you run the risk of missing a newly started instance that,</text:span></text:a><text:span text:style-name="T18"> </text:span><text:a xlink:type="simple" xlink:href="https://app.pluralsight.com/course-player?clipId=67274c6c-f8cb-4ef5-9f9e-8dda90684810&amp;startTime=227.3636363636364" office:target-frame-name="psplayer" xlink:show="replace" text:style-name="Internet_20_link" text:visited-style-name="Visited_20_Internet_20_Link"><text:span text:style-name="T15">for instance,</text:span></text:a><text:span text:style-name="T18"> </text:span><text:a xlink:type="simple" xlink:href="https://app.pluralsight.com/course-player?clipId=67274c6c-f8cb-4ef5-9f9e-8dda90684810&amp;startTime=228.27272727272734" office:target-frame-name="psplayer" xlink:show="replace" text:style-name="Internet_20_link" text:visited-style-name="Visited_20_Internet_20_Link"><text:span text:style-name="T15">came online as a result of auto scaling during a high-traffic period.</text:span></text:a><text:span text:style-name="T18"> </text:span><text:a xlink:type="simple" xlink:href="https://app.pluralsight.com/course-player?clipId=67274c6c-f8cb-4ef5-9f9e-8dda90684810&amp;startTime=234" office:target-frame-name="psplayer" xlink:show="replace" text:style-name="Internet_20_link" text:visited-style-name="Visited_20_Internet_20_Link"><text:span text:style-name="T15">Okay, so no problem.</text:span></text:a><text:span text:style-name="T18"> </text:span><text:a xlink:type="simple" xlink:href="https://app.pluralsight.com/course-player?clipId=67274c6c-f8cb-4ef5-9f9e-8dda90684810&amp;startTime=235.42857142857144" office:target-frame-name="psplayer" xlink:show="replace" text:style-name="Internet_20_link" text:visited-style-name="Visited_20_Internet_20_Link"><text:span text:style-name="T15">If push doesn't work, we can just use pull, right?</text:span></text:a><text:span text:style-name="T18"> </text:span><text:a xlink:type="simple" xlink:href="https://app.pluralsight.com/course-player?clipId=67274c6c-f8cb-4ef5-9f9e-8dda90684810&amp;startTime=239" office:target-frame-name="psplayer" xlink:show="replace" text:style-name="Internet_20_link" text:visited-style-name="Visited_20_Internet_20_Link"><text:span text:style-name="T15">Well, that has problems too.</text:span></text:a><text:span text:style-name="T18"> </text:span><text:a xlink:type="simple" xlink:href="https://app.pluralsight.com/course-player?clipId=67274c6c-f8cb-4ef5-9f9e-8dda90684810&amp;startTime=240.6666666666667" office:target-frame-name="psplayer" xlink:show="replace" text:style-name="Internet_20_link" text:visited-style-name="Visited_20_Internet_20_Link"><text:span text:style-name="T15">When you pull configuration,</text:span></text:a><text:span text:style-name="T18"> </text:span><text:a xlink:type="simple" xlink:href="https://app.pluralsight.com/course-player?clipId=67274c6c-f8cb-4ef5-9f9e-8dda90684810&amp;startTime=242" office:target-frame-name="psplayer" xlink:show="replace" text:style-name="Internet_20_link" text:visited-style-name="Visited_20_Internet_20_Link"><text:span text:style-name="T15">you typically use a pulling mechanism where you check</text:span></text:a><text:span text:style-name="T18"> </text:span><text:a xlink:type="simple" xlink:href="https://app.pluralsight.com/course-player?clipId=67274c6c-f8cb-4ef5-9f9e-8dda90684810&amp;startTime=246.9090909090908" office:target-frame-name="psplayer" xlink:show="replace" text:style-name="Internet_20_link" text:visited-style-name="Visited_20_Internet_20_Link"><text:span text:style-name="T15">for changes every x number of minutes, and if there are changes,</text:span></text:a><text:span text:style-name="T18"> </text:span><text:a xlink:type="simple" xlink:href="https://app.pluralsight.com/course-player?clipId=67274c6c-f8cb-4ef5-9f9e-8dda90684810&amp;startTime=250.30769230769226" office:target-frame-name="psplayer" xlink:show="replace" text:style-name="Internet_20_link" text:visited-style-name="Visited_20_Internet_20_Link"><text:span text:style-name="T15">then you pull those changes down.</text:span></text:a><text:span text:style-name="T18"> </text:span><text:a xlink:type="simple" xlink:href="https://app.pluralsight.com/course-player?clipId=67274c6c-f8cb-4ef5-9f9e-8dda90684810&amp;startTime=252.24999999999997" office:target-frame-name="psplayer" xlink:show="replace" text:style-name="Internet_20_link" text:visited-style-name="Visited_20_Internet_20_Link"><text:span text:style-name="T15">And that introduces latency from the time that we change our</text:span></text:a><text:span text:style-name="T18"> </text:span><text:a xlink:type="simple" xlink:href="https://app.pluralsight.com/course-player?clipId=67274c6c-f8cb-4ef5-9f9e-8dda90684810&amp;startTime=256.72727272727275" office:target-frame-name="psplayer" xlink:show="replace" text:style-name="Internet_20_link" text:visited-style-name="Visited_20_Internet_20_Link"><text:span text:style-name="T15">configuration to the time that it actually takes effect.</text:span></text:a><text:span text:style-name="T18"> </text:span><text:a xlink:type="simple" xlink:href="https://app.pluralsight.com/course-player?clipId=67274c6c-f8cb-4ef5-9f9e-8dda90684810&amp;startTime=260" office:target-frame-name="psplayer" xlink:show="replace" text:style-name="Internet_20_link" text:visited-style-name="Visited_20_Internet_20_Link"><text:span text:style-name="T15">Well, if configuration management tooling doesn't solve our problem,</text:span></text:a><text:span text:style-name="T18"> </text:span><text:a xlink:type="simple" xlink:href="https://app.pluralsight.com/course-player?clipId=67274c6c-f8cb-4ef5-9f9e-8dda90684810&amp;startTime=264" office:target-frame-name="psplayer" xlink:show="replace" text:style-name="Internet_20_link" text:visited-style-name="Visited_20_Internet_20_Link"><text:span text:style-name="T15">then what exactly does?</text:span></text:a><text:span text:style-name="T18"> </text:span><text:a xlink:type="simple" xlink:href="https://app.pluralsight.com/course-player?clipId=67274c6c-f8cb-4ef5-9f9e-8dda90684810&amp;startTime=265.42857142857133" office:target-frame-name="psplayer" xlink:show="replace" text:style-name="Internet_20_link" text:visited-style-name="Visited_20_Internet_20_Link"><text:span text:style-name="T15">The answer to that is something called a Configuration Server.</text:span></text:a><text:span text:style-name="T18"> </text:span><text:a xlink:type="simple" xlink:href="https://app.pluralsight.com/course-player?clipId=67274c6c-f8cb-4ef5-9f9e-8dda90684810&amp;startTime=269" office:target-frame-name="psplayer" xlink:show="replace" text:style-name="Internet_20_link" text:visited-style-name="Visited_20_Internet_20_Link"><text:span text:style-name="T15">Or, to be more specific, an Application Configuration Server.</text:span></text:a><text:span text:style-name="T18"> </text:span><text:a xlink:type="simple" xlink:href="https://app.pluralsight.com/course-player?clipId=67274c6c-f8cb-4ef5-9f9e-8dda90684810&amp;startTime=274" office:target-frame-name="psplayer" xlink:show="replace" text:style-name="Internet_20_link" text:visited-style-name="Visited_20_Internet_20_Link"><text:span text:style-name="T15">An Application Configuration Server is a dedicated,</text:span></text:a><text:span text:style-name="T18"> </text:span><text:a xlink:type="simple" xlink:href="https://app.pluralsight.com/course-player?clipId=67274c6c-f8cb-4ef5-9f9e-8dda90684810&amp;startTime=277.5" office:target-frame-name="psplayer" xlink:show="replace" text:style-name="Internet_20_link" text:visited-style-name="Visited_20_Internet_20_Link"><text:span text:style-name="T15">dynamic, and centralized key/value store for storing your configuration.</text:span></text:a><text:span text:style-name="T18"> </text:span><text:a xlink:type="simple" xlink:href="https://app.pluralsight.com/course-player?clipId=67274c6c-f8cb-4ef5-9f9e-8dda90684810&amp;startTime=283" office:target-frame-name="psplayer" xlink:show="replace" text:style-name="Internet_20_link" text:visited-style-name="Visited_20_Internet_20_Link"><text:span text:style-name="T15">And it could be distributed or non-distributed.</text:span></text:a><text:span text:style-name="T18"> </text:span><text:a xlink:type="simple" xlink:href="https://app.pluralsight.com/course-player?clipId=67274c6c-f8cb-4ef5-9f9e-8dda90684810&amp;startTime=286" office:target-frame-name="psplayer" xlink:show="replace" text:style-name="Internet_20_link" text:visited-style-name="Visited_20_Internet_20_Link"><text:span text:style-name="T15">And similar to configuration management,</text:span></text:a><text:span text:style-name="T18"> </text:span><text:a xlink:type="simple" xlink:href="https://app.pluralsight.com/course-player?clipId=67274c6c-f8cb-4ef5-9f9e-8dda90684810&amp;startTime=288.2222222222223" office:target-frame-name="psplayer" xlink:show="replace" text:style-name="Internet_20_link" text:visited-style-name="Visited_20_Internet_20_Link"><text:span text:style-name="T15">it's the authoritative source for all configuration.</text:span></text:a><text:span text:style-name="T18"> </text:span><text:a xlink:type="simple" xlink:href="https://app.pluralsight.com/course-player?clipId=67274c6c-f8cb-4ef5-9f9e-8dda90684810&amp;startTime=291.33333333333337" office:target-frame-name="psplayer" xlink:show="replace" text:style-name="Internet_20_link" text:visited-style-name="Visited_20_Internet_20_Link"><text:span text:style-name="T15">It provides things like auditing and versioning,</text:span></text:a><text:span text:style-name="T18"> </text:span><text:a xlink:type="simple" xlink:href="https://app.pluralsight.com/course-player?clipId=67274c6c-f8cb-4ef5-9f9e-8dda90684810&amp;startTime=294.3636363636364" office:target-frame-name="psplayer" xlink:show="replace" text:style-name="Internet_20_link" text:visited-style-name="Visited_20_Internet_20_Link"><text:span text:style-name="T15">and it also has cryptography support so that you can encrypt or decrypt those sensitive configuration values.</text:span></text:a></text:p>
      <text:h text:style-name="P3" text:outline-level="3"><text:a xlink:type="simple" xlink:href="https://app.pluralsight.com/course-player?clipId=6cfc01d4-1e7b-4661-8534-aa602e3b12aa" office:target-frame-name="psplayer" xlink:show="replace" text:style-name="Internet_20_link" text:visited-style-name="Visited_20_Internet_20_Link"><text:span text:style-name="T15">Introducing Spring Cloud Config Server</text:span></text:a></text:h>
      <text:p text:style-name="P5"><text:a xlink:type="simple" xlink:href="https://app.pluralsight.com/course-player?clipId=6cfc01d4-1e7b-4661-8534-aa602e3b12aa&amp;startTime=1.733" office:target-frame-name="psplayer" xlink:show="replace" text:style-name="Internet_20_link" text:visited-style-name="Visited_20_Internet_20_Link"><text:span text:style-name="T15">Managing your application configuration with help from</text:span></text:a><text:span text:style-name="T18"> </text:span><text:a xlink:type="simple" xlink:href="https://app.pluralsight.com/course-player?clipId=6cfc01d4-1e7b-4661-8534-aa602e3b12aa&amp;startTime=4.533" office:target-frame-name="psplayer" xlink:show="replace" text:style-name="Internet_20_link" text:visited-style-name="Visited_20_Internet_20_Link"><text:span text:style-name="T15">Spring Cloud is really quite easy.</text:span></text:a><text:span text:style-name="T18"> </text:span><text:a xlink:type="simple" xlink:href="https://app.pluralsight.com/course-player?clipId=6cfc01d4-1e7b-4661-8534-aa602e3b12aa&amp;startTime=7.733" office:target-frame-name="psplayer" xlink:show="replace" text:style-name="Internet_20_link" text:visited-style-name="Visited_20_Internet_20_Link"><text:span text:style-name="T15">By default,</text:span></text:a><text:span text:style-name="T18"> </text:span><text:a xlink:type="simple" xlink:href="https://app.pluralsight.com/course-player?clipId=6cfc01d4-1e7b-4661-8534-aa602e3b12aa&amp;startTime=8.278454545454546" office:target-frame-name="psplayer" xlink:show="replace" text:style-name="Internet_20_link" text:visited-style-name="Visited_20_Internet_20_Link"><text:span text:style-name="T15">Spring Cloud provides you with several different ways to implement a</text:span></text:a><text:span text:style-name="T18"> </text:span><text:a xlink:type="simple" xlink:href="https://app.pluralsight.com/course-player?clipId=6cfc01d4-1e7b-4661-8534-aa602e3b12aa&amp;startTime=11.64209090909091" office:target-frame-name="psplayer" xlink:show="replace" text:style-name="Internet_20_link" text:visited-style-name="Visited_20_Internet_20_Link"><text:span text:style-name="T15">Configuration Server with almost no work on your part.</text:span></text:a><text:span text:style-name="T18"> </text:span><text:a xlink:type="simple" xlink:href="https://app.pluralsight.com/course-player?clipId=6cfc01d4-1e7b-4661-8534-aa602e3b12aa&amp;startTime=15.733" office:target-frame-name="psplayer" xlink:show="replace" text:style-name="Internet_20_link" text:visited-style-name="Visited_20_Internet_20_Link"><text:span text:style-name="T15">The first two options, Spring Cloud Consul and Spring Cloud Zookeeper,</text:span></text:a><text:span text:style-name="T18"> </text:span><text:a xlink:type="simple" xlink:href="https://app.pluralsight.com/course-player?clipId=6cfc01d4-1e7b-4661-8534-aa602e3b12aa&amp;startTime=19.733" office:target-frame-name="psplayer" xlink:show="replace" text:style-name="Internet_20_link" text:visited-style-name="Visited_20_Internet_20_Link"><text:span text:style-name="T15">are integrations with third party applications,</text:span></text:a><text:span text:style-name="T18"> </text:span><text:a xlink:type="simple" xlink:href="https://app.pluralsight.com/course-player?clipId=6cfc01d4-1e7b-4661-8534-aa602e3b12aa&amp;startTime=23.932999999999996" office:target-frame-name="psplayer" xlink:show="replace" text:style-name="Internet_20_link" text:visited-style-name="Visited_20_Internet_20_Link"><text:span text:style-name="T15">Consul and Zookeeper, respectively.</text:span></text:a><text:span text:style-name="T18"> </text:span><text:a xlink:type="simple" xlink:href="https://app.pluralsight.com/course-player?clipId=6cfc01d4-1e7b-4661-8534-aa602e3b12aa&amp;startTime=26.733" office:target-frame-name="psplayer" xlink:show="replace" text:style-name="Internet_20_link" text:visited-style-name="Visited_20_Internet_20_Link"><text:span text:style-name="T15">You may or may not be familiar with Consul and Zookeeper,</text:span></text:a><text:span text:style-name="T18"> </text:span><text:a xlink:type="simple" xlink:href="https://app.pluralsight.com/course-player?clipId=6cfc01d4-1e7b-4661-8534-aa602e3b12aa&amp;startTime=29.875857142857132" office:target-frame-name="psplayer" xlink:show="replace" text:style-name="Internet_20_link" text:visited-style-name="Visited_20_Internet_20_Link"><text:span text:style-name="T15">and in case you're not,</text:span></text:a><text:span text:style-name="T18"> </text:span><text:a xlink:type="simple" xlink:href="https://app.pluralsight.com/course-player?clipId=6cfc01d4-1e7b-4661-8534-aa602e3b12aa&amp;startTime=31.399666666666665" office:target-frame-name="psplayer" xlink:show="replace" text:style-name="Internet_20_link" text:visited-style-name="Visited_20_Internet_20_Link"><text:span text:style-name="T15">it's important to note that neither of them is just a Configuration Server.</text:span></text:a><text:span text:style-name="T18"> </text:span><text:a xlink:type="simple" xlink:href="https://app.pluralsight.com/course-player?clipId=6cfc01d4-1e7b-4661-8534-aa602e3b12aa&amp;startTime=35.733" office:target-frame-name="psplayer" xlink:show="replace" text:style-name="Internet_20_link" text:visited-style-name="Visited_20_Internet_20_Link"><text:span text:style-name="T15">Both are commonly utilized for other purposes like service discovery.</text:span></text:a><text:span text:style-name="T18"> </text:span><text:a xlink:type="simple" xlink:href="https://app.pluralsight.com/course-player?clipId=6cfc01d4-1e7b-4661-8534-aa602e3b12aa&amp;startTime=40.733" office:target-frame-name="psplayer" xlink:show="replace" text:style-name="Internet_20_link" text:visited-style-name="Visited_20_Internet_20_Link"><text:span text:style-name="T15">The third option, Spring Cloud Config Server,</text:span></text:a><text:span text:style-name="T18"> </text:span><text:a xlink:type="simple" xlink:href="https://app.pluralsight.com/course-player?clipId=6cfc01d4-1e7b-4661-8534-aa602e3b12aa&amp;startTime=43.53299999999999" office:target-frame-name="psplayer" xlink:show="replace" text:style-name="Internet_20_link" text:visited-style-name="Visited_20_Internet_20_Link"><text:span text:style-name="T15">is an implementation that was built by the Spring Cloud team.</text:span></text:a><text:span text:style-name="T18"> </text:span><text:a xlink:type="simple" xlink:href="https://app.pluralsight.com/course-player?clipId=6cfc01d4-1e7b-4661-8534-aa602e3b12aa&amp;startTime=47.59014285714283" office:target-frame-name="psplayer" xlink:show="replace" text:style-name="Internet_20_link" text:visited-style-name="Visited_20_Internet_20_Link"><text:span text:style-name="T15">And it has one sole purpose, and that's to be a Configuration Server.</text:span></text:a><text:span text:style-name="T18"> </text:span><text:a xlink:type="simple" xlink:href="https://app.pluralsight.com/course-player?clipId=6cfc01d4-1e7b-4661-8534-aa602e3b12aa&amp;startTime=52.91481818181817" office:target-frame-name="psplayer" xlink:show="replace" text:style-name="Internet_20_link" text:visited-style-name="Visited_20_Internet_20_Link"><text:span text:style-name="T15">We'll focus specifically on this </text:span></text:a><text:soft-page-break/><text:a xlink:type="simple" xlink:href="https://app.pluralsight.com/course-player?clipId=6cfc01d4-1e7b-4661-8534-aa602e3b12aa&amp;startTime=52.91481818181817" office:target-frame-name="psplayer" xlink:show="replace" text:style-name="Internet_20_link" text:visited-style-name="Visited_20_Internet_20_Link"><text:span text:style-name="T15">option,</text:span></text:a><text:span text:style-name="T18"> </text:span><text:a xlink:type="simple" xlink:href="https://app.pluralsight.com/course-player?clipId=6cfc01d4-1e7b-4661-8534-aa602e3b12aa&amp;startTime=55.34838461538461" office:target-frame-name="psplayer" xlink:show="replace" text:style-name="Internet_20_link" text:visited-style-name="Visited_20_Internet_20_Link"><text:span text:style-name="T15">but it should be pretty easy to utilize the others once you</text:span></text:a><text:span text:style-name="T18"> </text:span><text:a xlink:type="simple" xlink:href="https://app.pluralsight.com/course-player?clipId=6cfc01d4-1e7b-4661-8534-aa602e3b12aa&amp;startTime=59.108" office:target-frame-name="psplayer" xlink:show="replace" text:style-name="Internet_20_link" text:visited-style-name="Visited_20_Internet_20_Link"><text:span text:style-name="T15">have a firm understanding of the concepts.</text:span></text:a><text:span text:style-name="T18"> </text:span><text:a xlink:type="simple" xlink:href="https://app.pluralsight.com/course-player?clipId=6cfc01d4-1e7b-4661-8534-aa602e3b12aa&amp;startTime=61.733" office:target-frame-name="psplayer" xlink:show="replace" text:style-name="Internet_20_link" text:visited-style-name="Visited_20_Internet_20_Link"><text:span text:style-name="T15">In addition to including the implementation of the Spring Cloud Config Server,</text:span></text:a><text:span text:style-name="T18"> </text:span><text:a xlink:type="simple" xlink:href="https://app.pluralsight.com/course-player?clipId=6cfc01d4-1e7b-4661-8534-aa602e3b12aa&amp;startTime=67.17744444444445" office:target-frame-name="psplayer" xlink:show="replace" text:style-name="Internet_20_link" text:visited-style-name="Visited_20_Internet_20_Link"><text:span text:style-name="T15">the Spring Cloud Config project also includes client-side support</text:span></text:a><text:span text:style-name="T18"> </text:span><text:a xlink:type="simple" xlink:href="https://app.pluralsight.com/course-player?clipId=6cfc01d4-1e7b-4661-8534-aa602e3b12aa&amp;startTime=71.233" office:target-frame-name="psplayer" xlink:show="replace" text:style-name="Internet_20_link" text:visited-style-name="Visited_20_Internet_20_Link"><text:span text:style-name="T15">for connecting and interacting with the server.</text:span></text:a><text:span text:style-name="T18"> </text:span><text:a xlink:type="simple" xlink:href="https://app.pluralsight.com/course-player?clipId=6cfc01d4-1e7b-4661-8534-aa602e3b12aa&amp;startTime=74.733" office:target-frame-name="psplayer" xlink:show="replace" text:style-name="Internet_20_link" text:visited-style-name="Visited_20_Internet_20_Link"><text:span text:style-name="T15">The Config Client, which is usually imbedded in your application,</text:span></text:a><text:span text:style-name="T18"> </text:span><text:a xlink:type="simple" xlink:href="https://app.pluralsight.com/course-player?clipId=6cfc01d4-1e7b-4661-8534-aa602e3b12aa&amp;startTime=77.733" office:target-frame-name="psplayer" xlink:show="replace" text:style-name="Internet_20_link" text:visited-style-name="Visited_20_Internet_20_Link"><text:span text:style-name="T15">fits perfectly into Spring's Environment abstraction.</text:span></text:a><text:span text:style-name="T18"> </text:span><text:a xlink:type="simple" xlink:href="https://app.pluralsight.com/course-player?clipId=6cfc01d4-1e7b-4661-8534-aa602e3b12aa&amp;startTime=82.733" office:target-frame-name="psplayer" xlink:show="replace" text:style-name="Internet_20_link" text:visited-style-name="Visited_20_Internet_20_Link"><text:span text:style-name="T15">And that means that all the ways that you're already familiar with getting</text:span></text:a><text:span text:style-name="T18"> </text:span><text:a xlink:type="simple" xlink:href="https://app.pluralsight.com/course-player?clipId=6cfc01d4-1e7b-4661-8534-aa602e3b12aa&amp;startTime=86.09663636363636" office:target-frame-name="psplayer" xlink:show="replace" text:style-name="Internet_20_link" text:visited-style-name="Visited_20_Internet_20_Link"><text:span text:style-name="T15">access to configuration can be used to get access to configuration that</text:span></text:a><text:span text:style-name="T18"> </text:span><text:a xlink:type="simple" xlink:href="https://app.pluralsight.com/course-player?clipId=6cfc01d4-1e7b-4661-8534-aa602e3b12aa&amp;startTime=90.483" office:target-frame-name="psplayer" xlink:show="replace" text:style-name="Internet_20_link" text:visited-style-name="Visited_20_Internet_20_Link"><text:span text:style-name="T15">was retrieved from the Configuration Server.</text:span></text:a><text:span text:style-name="T18"> </text:span><text:a xlink:type="simple" xlink:href="https://app.pluralsight.com/course-player?clipId=6cfc01d4-1e7b-4661-8534-aa602e3b12aa&amp;startTime=92.733" office:target-frame-name="psplayer" xlink:show="replace" text:style-name="Internet_20_link" text:visited-style-name="Visited_20_Internet_20_Link"><text:span text:style-name="T15">The Config Server is usually a standalone application,</text:span></text:a><text:span text:style-name="T18"> </text:span><text:a xlink:type="simple" xlink:href="https://app.pluralsight.com/course-player?clipId=6cfc01d4-1e7b-4661-8534-aa602e3b12aa&amp;startTime=96.36936363636363" office:target-frame-name="psplayer" xlink:show="replace" text:style-name="Internet_20_link" text:visited-style-name="Visited_20_Internet_20_Link"><text:span text:style-name="T15">and it also fits perfectly into one of the Spring framework abstractions,</text:span></text:a><text:span text:style-name="T18"> </text:span><text:a xlink:type="simple" xlink:href="https://app.pluralsight.com/course-player?clipId=6cfc01d4-1e7b-4661-8534-aa602e3b12aa&amp;startTime=101.733" office:target-frame-name="psplayer" xlink:show="replace" text:style-name="Internet_20_link" text:visited-style-name="Visited_20_Internet_20_Link"><text:span text:style-name="T15">and that's the PropertySource abstraction.</text:span></text:a><text:span text:style-name="T18"> </text:span><text:a xlink:type="simple" xlink:href="https://app.pluralsight.com/course-player?clipId=6cfc01d4-1e7b-4661-8534-aa602e3b12aa&amp;startTime=104.733" office:target-frame-name="psplayer" xlink:show="replace" text:style-name="Internet_20_link" text:visited-style-name="Visited_20_Internet_20_Link"><text:span text:style-name="T15">So, if you're not familiar with the PropertySource abstraction,</text:span></text:a><text:span text:style-name="T18"> </text:span><text:a xlink:type="simple" xlink:href="https://app.pluralsight.com/course-player?clipId=6cfc01d4-1e7b-4661-8534-aa602e3b12aa&amp;startTime=107.733" office:target-frame-name="psplayer" xlink:show="replace" text:style-name="Internet_20_link" text:visited-style-name="Visited_20_Internet_20_Link"><text:span text:style-name="T15">you've probably actually already used it.</text:span></text:a><text:span text:style-name="T18"> </text:span><text:a xlink:type="simple" xlink:href="https://app.pluralsight.com/course-player?clipId=6cfc01d4-1e7b-4661-8534-aa602e3b12aa&amp;startTime=109.983" office:target-frame-name="psplayer" xlink:show="replace" text:style-name="Internet_20_link" text:visited-style-name="Visited_20_Internet_20_Link"><text:span text:style-name="T15">For instance,</text:span></text:a><text:span text:style-name="T18"> </text:span><text:a xlink:type="simple" xlink:href="https://app.pluralsight.com/course-player?clipId=6cfc01d4-1e7b-4661-8534-aa602e3b12aa&amp;startTime=110.733" office:target-frame-name="psplayer" xlink:show="replace" text:style-name="Internet_20_link" text:visited-style-name="Visited_20_Internet_20_Link"><text:span text:style-name="T15">if you've ever referred to a properties file in your</text:span></text:a><text:span text:style-name="T18"> </text:span><text:a xlink:type="simple" xlink:href="https://app.pluralsight.com/course-player?clipId=6cfc01d4-1e7b-4661-8534-aa602e3b12aa&amp;startTime=114.3693636363636" office:target-frame-name="psplayer" xlink:show="replace" text:style-name="Internet_20_link" text:visited-style-name="Visited_20_Internet_20_Link"><text:span text:style-name="T15">application using the classpath prefix,</text:span></text:a><text:span text:style-name="T18"> </text:span><text:a xlink:type="simple" xlink:href="https://app.pluralsight.com/course-player?clipId=6cfc01d4-1e7b-4661-8534-aa602e3b12aa&amp;startTime=116.91481818181819" office:target-frame-name="psplayer" xlink:show="replace" text:style-name="Internet_20_link" text:visited-style-name="Visited_20_Internet_20_Link"><text:span text:style-name="T15">then you've already used the PropertySource abstraction.</text:span></text:a><text:span text:style-name="T18"> </text:span><text:a xlink:type="simple" xlink:href="https://app.pluralsight.com/course-player?clipId=6cfc01d4-1e7b-4661-8534-aa602e3b12aa&amp;startTime=120.733" office:target-frame-name="psplayer" xlink:show="replace" text:style-name="Internet_20_link" text:visited-style-name="Visited_20_Internet_20_Link"><text:span text:style-name="T15">And all of the configuration that comes from the</text:span></text:a><text:span text:style-name="T18"> </text:span><text:a xlink:type="simple" xlink:href="https://app.pluralsight.com/course-player?clipId=6cfc01d4-1e7b-4661-8534-aa602e3b12aa&amp;startTime=124.82390909090908" office:target-frame-name="psplayer" xlink:show="replace" text:style-name="Internet_20_link" text:visited-style-name="Visited_20_Internet_20_Link"><text:span text:style-name="T15">Configuration Server is just another property source. It's a property source that's remote.</text:span></text:a></text:p>
      <text:h text:style-name="P3" text:outline-level="3"><text:a xlink:type="simple" xlink:href="https://app.pluralsight.com/course-player?clipId=8ca95f85-9eec-4965-b441-69daf9df2dd8" office:target-frame-name="psplayer" xlink:show="replace" text:style-name="Internet_20_link" text:visited-style-name="Visited_20_Internet_20_Link"><text:span text:style-name="T15">Using the Spring Cloud Config Server</text:span></text:a></text:h>
      <text:p text:style-name="P5"><text:a xlink:type="simple" xlink:href="https://app.pluralsight.com/course-player?clipId=8ca95f85-9eec-4965-b441-69daf9df2dd8&amp;startTime=2.133" office:target-frame-name="psplayer" xlink:show="replace" text:style-name="Internet_20_link" text:visited-style-name="Visited_20_Internet_20_Link"><text:span text:style-name="T15">As we've already discussed,</text:span></text:a><text:span text:style-name="T18"> </text:span><text:a xlink:type="simple" xlink:href="https://app.pluralsight.com/course-player?clipId=8ca95f85-9eec-4965-b441-69daf9df2dd8&amp;startTime=3.587545454545455" office:target-frame-name="psplayer" xlink:show="replace" text:style-name="Internet_20_link" text:visited-style-name="Visited_20_Internet_20_Link"><text:span text:style-name="T15">the Spring Cloud Config Server is an implementation of a Configuration Server.</text:span></text:a><text:span text:style-name="T18"> </text:span><text:a xlink:type="simple" xlink:href="https://app.pluralsight.com/course-player?clipId=8ca95f85-9eec-4965-b441-69daf9df2dd8&amp;startTime=7.951181818181817" office:target-frame-name="psplayer" xlink:show="replace" text:style-name="Internet_20_link" text:visited-style-name="Visited_20_Internet_20_Link"><text:span text:style-name="T15">Let's take a deeper look at the functionality that it</text:span></text:a><text:span text:style-name="T18"> </text:span><text:a xlink:type="simple" xlink:href="https://app.pluralsight.com/course-player?clipId=8ca95f85-9eec-4965-b441-69daf9df2dd8&amp;startTime=11.466333333333335" office:target-frame-name="psplayer" xlink:show="replace" text:style-name="Internet_20_link" text:visited-style-name="Visited_20_Internet_20_Link"><text:span text:style-name="T15">provides and how to get one set up.</text:span></text:a><text:span text:style-name="T18"> </text:span><text:a xlink:type="simple" xlink:href="https://app.pluralsight.com/course-player?clipId=8ca95f85-9eec-4965-b441-69daf9df2dd8&amp;startTime=14.133" office:target-frame-name="psplayer" xlink:show="replace" text:style-name="Internet_20_link" text:visited-style-name="Visited_20_Internet_20_Link"><text:span text:style-name="T15">At its core, the Config Server is just another web application,</text:span></text:a><text:span text:style-name="T18"> </text:span><text:a xlink:type="simple" xlink:href="https://app.pluralsight.com/course-player?clipId=8ca95f85-9eec-4965-b441-69daf9df2dd8&amp;startTime=18.133" office:target-frame-name="psplayer" xlink:show="replace" text:style-name="Internet_20_link" text:visited-style-name="Visited_20_Internet_20_Link"><text:span text:style-name="T15">and it provides a REST-based interface for accessing your configuration files.</text:span></text:a><text:span text:style-name="T18"> </text:span><text:a xlink:type="simple" xlink:href="https://app.pluralsight.com/course-player?clipId=8ca95f85-9eec-4965-b441-69daf9df2dd8&amp;startTime=24.133" office:target-frame-name="psplayer" xlink:show="replace" text:style-name="Internet_20_link" text:visited-style-name="Visited_20_Internet_20_Link"><text:span text:style-name="T15">So you set up your configuration files, you name them appropriately,</text:span></text:a><text:span text:style-name="T18"> </text:span><text:a xlink:type="simple" xlink:href="https://app.pluralsight.com/course-player?clipId=8ca95f85-9eec-4965-b441-69daf9df2dd8&amp;startTime=27.133" office:target-frame-name="psplayer" xlink:show="replace" text:style-name="Internet_20_link" text:visited-style-name="Visited_20_Internet_20_Link"><text:span text:style-name="T15">and then you tell the Configuration Server where they're located,</text:span></text:a><text:span text:style-name="T18"> </text:span><text:a xlink:type="simple" xlink:href="https://app.pluralsight.com/course-player?clipId=8ca95f85-9eec-4965-b441-69daf9df2dd8&amp;startTime=30.133" office:target-frame-name="psplayer" xlink:show="replace" text:style-name="Internet_20_link" text:visited-style-name="Visited_20_Internet_20_Link"><text:span text:style-name="T15">and it'll serve them up for you.</text:span></text:a><text:span text:style-name="T18"> </text:span><text:a xlink:type="simple" xlink:href="https://app.pluralsight.com/course-player?clipId=8ca95f85-9eec-4965-b441-69daf9df2dd8&amp;startTime=32.132999999999996" office:target-frame-name="psplayer" xlink:show="replace" text:style-name="Internet_20_link" text:visited-style-name="Visited_20_Internet_20_Link"><text:span text:style-name="T15">It's important to point out that the Config Server does not</text:span></text:a><text:span text:style-name="T18"> </text:span><text:a xlink:type="simple" xlink:href="https://app.pluralsight.com/course-player?clipId=8ca95f85-9eec-4965-b441-69daf9df2dd8&amp;startTime=35.910777777777774" office:target-frame-name="psplayer" xlink:show="replace" text:style-name="Internet_20_link" text:visited-style-name="Visited_20_Internet_20_Link"><text:span text:style-name="T15">facilitate writing any configuration files,</text:span></text:a><text:span text:style-name="T18"> </text:span><text:a xlink:type="simple" xlink:href="https://app.pluralsight.com/course-player?clipId=8ca95f85-9eec-4965-b441-69daf9df2dd8&amp;startTime=38.133" office:target-frame-name="psplayer" xlink:show="replace" text:style-name="Internet_20_link" text:visited-style-name="Visited_20_Internet_20_Link"><text:span text:style-name="T15">and it's only mainly concerned with serving those configuration files.</text:span></text:a><text:span text:style-name="T18"> </text:span><text:a xlink:type="simple" xlink:href="https://app.pluralsight.com/course-player?clipId=8ca95f85-9eec-4965-b441-69daf9df2dd8&amp;startTime=43.133" office:target-frame-name="psplayer" xlink:show="replace" text:style-name="Internet_20_link" text:visited-style-name="Visited_20_Internet_20_Link"><text:span text:style-name="T15">It has support for various output formats,</text:span></text:a><text:span text:style-name="T18"> </text:span><text:a xlink:type="simple" xlink:href="https://app.pluralsight.com/course-player?clipId=8ca95f85-9eec-4965-b441-69daf9df2dd8&amp;startTime=46.04966666666665" office:target-frame-name="psplayer" xlink:show="replace" text:style-name="Internet_20_link" text:visited-style-name="Visited_20_Internet_20_Link"><text:span text:style-name="T15">and the default is JSON, but it also supports properties and YAML.</text:span></text:a><text:span text:style-name="T18"> </text:span><text:a xlink:type="simple" xlink:href="https://app.pluralsight.com/course-player?clipId=8ca95f85-9eec-4965-b441-69daf9df2dd8&amp;startTime=50.67845454545457" office:target-frame-name="psplayer" xlink:show="replace" text:style-name="Internet_20_link" text:visited-style-name="Visited_20_Internet_20_Link"><text:span text:style-name="T15">The Config Server doesn't need a database to store the configuration,</text:span></text:a><text:span text:style-name="T18"> </text:span><text:a xlink:type="simple" xlink:href="https://app.pluralsight.com/course-player?clipId=8ca95f85-9eec-4965-b441-69daf9df2dd8&amp;startTime=55.04966666666665" office:target-frame-name="psplayer" xlink:show="replace" text:style-name="Internet_20_link" text:visited-style-name="Visited_20_Internet_20_Link"><text:span text:style-name="T15">and instead it has support for retrieving and reading your</text:span></text:a><text:span text:style-name="T18"> </text:span><text:a xlink:type="simple" xlink:href="https://app.pluralsight.com/course-player?clipId=8ca95f85-9eec-4965-b441-69daf9df2dd8&amp;startTime=59.35522222222222" office:target-frame-name="psplayer" xlink:show="replace" text:style-name="Internet_20_link" text:visited-style-name="Visited_20_Internet_20_Link"><text:span text:style-name="T15">configuration files from several different back-end</text:span></text:a><text:span text:style-name="T18"> </text:span><text:a xlink:type="simple" xlink:href="https://app.pluralsight.com/course-player?clipId=8ca95f85-9eec-4965-b441-69daf9df2dd8&amp;startTime=62.02188888888889" office:target-frame-name="psplayer" xlink:show="replace" text:style-name="Internet_20_link" text:visited-style-name="Visited_20_Internet_20_Link"><text:span text:style-name="T15">storage configurations like Git, which is the default,</text:span></text:a><text:span text:style-name="T18"> </text:span><text:a xlink:type="simple" xlink:href="https://app.pluralsight.com/course-player?clipId=8ca95f85-9eec-4965-b441-69daf9df2dd8&amp;startTime=65.57744444444444" office:target-frame-name="psplayer" xlink:show="replace" text:style-name="Internet_20_link" text:visited-style-name="Visited_20_Internet_20_Link"><text:span text:style-name="T15">or SVN, or just the plain old filesystem.</text:span></text:a><text:span text:style-name="T18"> </text:span><text:a xlink:type="simple" xlink:href="https://app.pluralsight.com/course-player?clipId=8ca95f85-9eec-4965-b441-69daf9df2dd8&amp;startTime=69.133" office:target-frame-name="psplayer" xlink:show="replace" text:style-name="Internet_20_link" text:visited-style-name="Visited_20_Internet_20_Link"><text:span text:style-name="T15">Another nice feature that the Configuration Server supports is</text:span></text:a><text:span text:style-name="T18"> </text:span><text:a xlink:type="simple" xlink:href="https://app.pluralsight.com/course-player?clipId=8ca95f85-9eec-4965-b441-69daf9df2dd8&amp;startTime=73.22390909090907" office:target-frame-name="psplayer" xlink:show="replace" text:style-name="Internet_20_link" text:visited-style-name="Visited_20_Internet_20_Link"><text:span text:style-name="T15">it has some notion of configuration scopes.</text:span></text:a><text:span text:style-name="T18"> </text:span><text:a xlink:type="simple" xlink:href="https://app.pluralsight.com/course-player?clipId=8ca95f85-9eec-4965-b441-69daf9df2dd8&amp;startTime=76.05607692307693" office:target-frame-name="psplayer" xlink:show="replace" text:style-name="Internet_20_link" text:visited-style-name="Visited_20_Internet_20_Link"><text:span text:style-name="T15">And what I mean by that is that you can define global</text:span></text:a><text:span text:style-name="T18"> </text:span><text:a xlink:type="simple" xlink:href="https://app.pluralsight.com/course-player?clipId=8ca95f85-9eec-4965-b441-69daf9df2dd8&amp;startTime=81.133" office:target-frame-name="psplayer" xlink:show="replace" text:style-name="Internet_20_link" text:visited-style-name="Visited_20_Internet_20_Link"><text:span text:style-name="T15">configuration that applies to all applications,</text:span></text:a><text:span text:style-name="T18"> </text:span><text:a xlink:type="simple" xlink:href="https://app.pluralsight.com/course-player?clipId=8ca95f85-9eec-4965-b441-69daf9df2dd8&amp;startTime=84.133" office:target-frame-name="psplayer" xlink:show="replace" text:style-name="Internet_20_link" text:visited-style-name="Visited_20_Internet_20_Link"><text:span text:style-name="T15">as well as application-specific configuration or</text:span></text:a><text:span text:style-name="T18"> </text:span><text:a xlink:type="simple" xlink:href="https://app.pluralsight.com/course-player?clipId=8ca95f85-9eec-4965-b441-69daf9df2dd8&amp;startTime=88.33300000000001" office:target-frame-name="psplayer" xlink:show="replace" text:style-name="Internet_20_link" text:visited-style-name="Visited_20_Internet_20_Link"><text:span text:style-name="T15">Spring Profile specific configuration.</text:span></text:a><text:span text:style-name="T18"> </text:span><text:a xlink:type="simple" xlink:href="https://app.pluralsight.com/course-player?clipId=8ca95f85-9eec-4965-b441-69daf9df2dd8&amp;startTime=91.133" office:target-frame-name="psplayer" xlink:show="replace" text:style-name="Internet_20_link" text:visited-style-name="Visited_20_Internet_20_Link"><text:span text:style-name="T15">Using the Spring Cloud Config Server, like Spring Cloud's other servers,</text:span></text:a><text:span text:style-name="T18"> </text:span><text:a xlink:type="simple" xlink:href="https://app.pluralsight.com/course-player?clipId=8ca95f85-9eec-4965-b441-69daf9df2dd8&amp;startTime=95.59453846153846" office:target-frame-name="psplayer" xlink:show="replace" text:style-name="Internet_20_link" text:visited-style-name="Visited_20_Internet_20_Link"><text:span text:style-name="T15">is very, very easy.</text:span></text:a><text:span text:style-name="T18"> </text:span><text:a xlink:type="simple" xlink:href="https://app.pluralsight.com/course-player?clipId=8ca95f85-9eec-4965-b441-69daf9df2dd8&amp;startTime=97.44069230769233" office:target-frame-name="psplayer" xlink:show="replace" text:style-name="Internet_20_link" text:visited-style-name="Visited_20_Internet_20_Link"><text:span text:style-name="T15">First, in your pom.</text:span></text:a><text:span text:style-name="T18"> </text:span><text:a xlink:type="simple" xlink:href="https://app.pluralsight.com/course-player?clipId=8ca95f85-9eec-4965-b441-69daf9df2dd8&amp;startTime=99.2868461538462" office:target-frame-name="psplayer" xlink:show="replace" text:style-name="Internet_20_link" text:visited-style-name="Visited_20_Internet_20_Link"><text:span text:style-name="T15">xml,</text:span></text:a><text:span text:style-name="T18"> </text:span><text:a xlink:type="simple" xlink:href="https://app.pluralsight.com/course-player?clipId=8ca95f85-9eec-4965-b441-69daf9df2dd8&amp;startTime=99.74838461538467" office:target-frame-name="psplayer" xlink:show="replace" text:style-name="Internet_20_link" text:visited-style-name="Visited_20_Internet_20_Link"><text:span text:style-name="T15">make sure that you have the spring-cloud-dependencies defined</text:span></text:a><text:span text:style-name="T18"> </text:span><text:a xlink:type="simple" xlink:href="https://app.pluralsight.com/course-player?clipId=8ca95f85-9eec-4965-b441-69daf9df2dd8&amp;startTime=105.02188888888885" office:target-frame-name="psplayer" xlink:show="replace" text:style-name="Internet_20_link" text:visited-style-name="Visited_20_Internet_20_Link"><text:span text:style-name="T15">within your dependencyManagement section.</text:span></text:a><text:span text:style-name="T18"> </text:span><text:a xlink:type="simple" xlink:href="https://app.pluralsight.com/course-player?clipId=8ca95f85-9eec-4965-b441-69daf9df2dd8&amp;startTime=108.133" office:target-frame-name="psplayer" xlink:show="replace" text:style-name="Internet_20_link" text:visited-style-name="Visited_20_Internet_20_Link"><text:span text:style-name="T15">Then, still in your pom.</text:span></text:a><text:span text:style-name="T18"> </text:span><text:a xlink:type="simple" xlink:href="https://app.pluralsight.com/course-player?clipId=8ca95f85-9eec-4965-b441-69daf9df2dd8&amp;startTime=110.05607692307693" office:target-frame-name="psplayer" xlink:show="replace" text:style-name="Internet_20_link" text:visited-style-name="Visited_20_Internet_20_Link"><text:span text:style-name="T15">xml, in the dependency section,</text:span></text:a><text:span text:style-name="T18"> </text:span><text:a xlink:type="simple" xlink:href="https://app.pluralsight.com/course-player?clipId=8ca95f85-9eec-4965-b441-69daf9df2dd8&amp;startTime=111.97915384615386" office:target-frame-name="psplayer" xlink:show="replace" text:style-name="Internet_20_link" text:visited-style-name="Visited_20_Internet_20_Link"><text:span text:style-name="T15">define a new dependency on spring-cloud-config-server.</text:span></text:a><text:span text:style-name="T18"> </text:span><text:a xlink:type="simple" xlink:href="https://app.pluralsight.com/course-player?clipId=8ca95f85-9eec-4965-b441-69daf9df2dd8&amp;startTime=115.383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8ca95f85-9eec-4965-b441-69daf9df2dd8&amp;startTime=116.133" office:target-frame-name="psplayer" xlink:show="replace" text:style-name="Internet_20_link" text:visited-style-name="Visited_20_Internet_20_Link"><text:span text:style-name="T15">create a folder to store all of your configuration that you</text:span></text:a><text:span text:style-name="T18"> </text:span><text:a xlink:type="simple" xlink:href="https://app.pluralsight.com/course-player?clipId=8ca95f85-9eec-4965-b441-69daf9df2dd8&amp;startTime=121.67845454545451" office:target-frame-name="psplayer" xlink:show="replace" text:style-name="Internet_20_link" text:visited-style-name="Visited_20_Internet_20_Link"><text:span text:style-name="T15">want the Configuration Server to serve up.</text:span></text:a><text:span text:style-name="T18"> </text:span><text:a xlink:type="simple" xlink:href="https://app.pluralsight.com/course-player?clipId=8ca95f85-9eec-4965-b441-69daf9df2dd8&amp;startTime=124.38300000000001" office:target-frame-name="psplayer" xlink:show="replace" text:style-name="Internet_20_link" text:visited-style-name="Visited_20_Internet_20_Link"><text:span text:style-name="T15">And in that folder you can optionally create an application.</text:span></text:a><text:span text:style-name="T18"> </text:span><text:a xlink:type="simple" xlink:href="https://app.pluralsight.com/course-player?clipId=8ca95f85-9eec-4965-b441-69daf9df2dd8&amp;startTime=128.758" office:target-frame-name="psplayer" xlink:show="replace" text:style-name="Internet_20_link" text:visited-style-name="Visited_20_Internet_20_Link"><text:span text:style-name="T15">properties file or an application.</text:span></text:a><text:span text:style-name="T18"> </text:span><text:a xlink:type="simple" xlink:href="https://app.pluralsight.com/course-player?clipId=8ca95f85-9eec-4965-b441-69daf9df2dd8&amp;startTime=131.883" office:target-frame-name="psplayer" xlink:show="replace" text:style-name="Internet_20_link" text:visited-style-name="Visited_20_Internet_20_Link"><text:span text:style-name="T15">yml file.</text:span></text:a><text:span text:style-name="T18"> </text:span><text:a xlink:type="simple" xlink:href="https://app.pluralsight.com/course-player?clipId=8ca95f85-9eec-4965-b441-69daf9df2dd8&amp;startTime=133.133" office:target-frame-name="psplayer" xlink:show="replace" text:style-name="Internet_20_link" text:visited-style-name="Visited_20_Internet_20_Link"><text:span text:style-name="T15">And this file is for a global configuration that should apply to all</text:span></text:a><text:span text:style-name="T18"> </text:span><text:a xlink:type="simple" xlink:href="https://app.pluralsight.com/course-player?clipId=8ca95f85-9eec-4965-b441-69daf9df2dd8&amp;startTime=137.133" office:target-frame-name="psplayer" xlink:show="replace" text:style-name="Internet_20_link" text:visited-style-name="Visited_20_Internet_20_Link"><text:span text:style-name="T15">applications and not any one specific application.</text:span></text:a><text:span text:style-name="T18"> </text:span><text:a xlink:type="simple" xlink:href="https://app.pluralsight.com/course-player?clipId=8ca95f85-9eec-4965-b441-69daf9df2dd8&amp;startTime=142.133" office:target-frame-name="psplayer" xlink:show="replace" text:style-name="Internet_20_link" text:visited-style-name="Visited_20_Internet_20_Link"><text:span text:style-name="T15">An example of that would be something like your database</text:span></text:a><text:span text:style-name="T18"> </text:span><text:a xlink:type="simple" xlink:href="https://app.pluralsight.com/course-player?clipId=8ca95f85-9eec-4965-b441-69daf9df2dd8&amp;startTime=144.86027272727281" office:target-frame-name="psplayer" xlink:show="replace" text:style-name="Internet_20_link" text:visited-style-name="Visited_20_Internet_20_Link"><text:span text:style-name="T15">configuration that is shared across all of your applications.</text:span></text:a><text:span text:style-name="T18"> </text:span><text:a xlink:type="simple" xlink:href="https://app.pluralsight.com/course-player?clipId=8ca95f85-9eec-4965-b441-69daf9df2dd8&amp;startTime=149.133" office:target-frame-name="psplayer" xlink:show="replace" text:style-name="Internet_20_link" text:visited-style-name="Visited_20_Internet_20_Link"><text:span text:style-name="T15">You would put it in this application.</text:span></text:a><text:span text:style-name="T18"> </text:span><text:a xlink:type="simple" xlink:href="https://app.pluralsight.com/course-player?clipId=8ca95f85-9eec-4965-b441-69daf9df2dd8&amp;startTime=151.4663333333334" office:target-frame-name="psplayer" xlink:show="replace" text:style-name="Internet_20_link" text:visited-style-name="Visited_20_Internet_20_Link"><text:span text:style-name="T15">properties or application.</text:span></text:a><text:span text:style-name="T18"> </text:span><text:a xlink:type="simple" xlink:href="https://app.pluralsight.com/course-player?clipId=8ca95f85-9eec-4965-b441-69daf9df2dd8&amp;startTime=152.46633333333344" office:target-frame-name="psplayer" xlink:show="replace" text:style-name="Internet_20_link" text:visited-style-name="Visited_20_Internet_20_Link"><text:span text:style-name="T15">yml file.</text:span></text:a><text:span text:style-name="T18"> </text:span><text:a xlink:type="simple" xlink:href="https://app.pluralsight.com/course-player?clipId=8ca95f85-9eec-4965-b441-69daf9df2dd8&amp;startTime=153.133" office:target-frame-name="psplayer" xlink:show="replace" text:style-name="Internet_20_link" text:visited-style-name="Visited_20_Internet_20_Link"><text:span text:style-name="T15">Next you add application and profile-specific</text:span></text:a><text:span text:style-name="T18"> </text:span><text:a xlink:type="simple" xlink:href="https://app.pluralsight.com/course-player?clipId=8ca95f85-9eec-4965-b441-69daf9df2dd8&amp;startTime=156.46633333333327" office:target-frame-name="psplayer" xlink:show="replace" text:style-name="Internet_20_link" text:visited-style-name="Visited_20_Internet_20_Link"><text:span text:style-name="T15">configuration files in this folder,</text:span></text:a><text:span text:style-name="T18"> </text:span><text:a xlink:type="simple" xlink:href="https://app.pluralsight.com/course-player?clipId=8ca95f85-9eec-4965-b441-69daf9df2dd8&amp;startTime=158.90223076923078" office:target-frame-name="psplayer" xlink:show="replace" text:style-name="Internet_20_link" text:visited-style-name="Visited_20_Internet_20_Link"><text:span text:style-name="T15">and you can put them in either properties or YAML format.</text:span></text:a><text:span text:style-name="T18"> </text:span><text:a xlink:type="simple" xlink:href="https://app.pluralsight.com/course-player?clipId=8ca95f85-9eec-4965-b441-69daf9df2dd8&amp;startTime=163.133" office:target-frame-name="psplayer" xlink:show="replace" text:style-name="Internet_20_link" text:visited-style-name="Visited_20_Internet_20_Link"><text:span text:style-name="T15">And you use a special naming pattern for the file name,</text:span></text:a><text:span text:style-name="T18"> </text:span><text:a xlink:type="simple" xlink:href="https://app.pluralsight.com/course-player?clipId=8ca95f85-9eec-4965-b441-69daf9df2dd8&amp;startTime=167.8472857142856" office:target-frame-name="psplayer" xlink:show="replace" text:style-name="Internet_20_link" text:visited-style-name="Visited_20_Internet_20_Link"><text:span text:style-name="T15">and that's the application-profile.</text:span></text:a><text:span text:style-name="T18"> </text:span><text:a xlink:type="simple" xlink:href="https://app.pluralsight.com/course-player?clipId=8ca95f85-9eec-4965-b441-69daf9df2dd8&amp;startTime=169.91077777777778" office:target-frame-name="psplayer" xlink:show="replace" text:style-name="Internet_20_link" text:visited-style-name="Visited_20_Internet_20_Link"><text:span text:style-name="T15">extension where application is the name of your application and profile is the</text:span></text:a><text:span text:style-name="T18"> </text:span><text:a xlink:type="simple" xlink:href="https://app.pluralsight.com/course-player?clipId=8ca95f85-9eec-4965-b441-69daf9df2dd8&amp;startTime=178.82530769230775" office:target-frame-name="psplayer" xlink:show="replace" text:style-name="Internet_20_link" text:visited-style-name="Visited_20_Internet_20_Link"><text:span text:style-name="T15">Spring Profile that should apply for that configuration.</text:span></text:a><text:span text:style-name="T18"> </text:span><text:a xlink:type="simple" xlink:href="https://app.pluralsight.com/course-player?clipId=8ca95f85-9eec-4965-b441-69daf9df2dd8&amp;startTime=183.133" office:target-frame-name="psplayer" xlink:show="replace" text:style-name="Internet_20_link" text:visited-style-name="Visited_20_Internet_20_Link"><text:span text:style-name="T15">If you're not using a Spring Profile,</text:span></text:a><text:span text:style-name="T18"> </text:span><text:a xlink:type="simple" xlink:href="https://app.pluralsight.com/course-player?clipId=8ca95f85-9eec-4965-b441-69daf9df2dd8&amp;startTime=185.4663333333334" office:target-frame-name="psplayer" xlink:show="replace" text:style-name="Internet_20_link" text:visited-style-name="Visited_20_Internet_20_Link"><text:span text:style-name="T15">you can omit the -profile section of the file name</text:span></text:a><text:span text:style-name="T18"> </text:span><text:a xlink:type="simple" xlink:href="https://app.pluralsight.com/course-player?clipId=8ca95f85-9eec-4965-b441-69daf9df2dd8&amp;startTime=189.44069230769227" office:target-frame-name="psplayer" xlink:show="replace" text:style-name="Internet_20_link" text:visited-style-name="Visited_20_Internet_20_Link"><text:span text:style-name="T15">and just use the application name.</text:span></text:a><text:span text:style-name="T18"> </text:span><text:a xlink:type="simple" xlink:href="https://app.pluralsight.com/course-player?clipId=8ca95f85-9eec-4965-b441-69daf9df2dd8&amp;startTime=192.209923076923" office:target-frame-name="psplayer" xlink:show="replace" text:style-name="Internet_20_link" text:visited-style-name="Visited_20_Internet_20_Link"><text:span text:style-name="T15">file extension.</text:span></text:a><text:span text:style-name="T18"> </text:span><text:a xlink:type="simple" xlink:href="https://app.pluralsight.com/course-player?clipId=8ca95f85-9eec-4965-b441-69daf9df2dd8&amp;startTime=193.133" office:target-frame-name="psplayer" xlink:show="replace" text:style-name="Internet_20_link" text:visited-style-name="Visited_20_Internet_20_Link"><text:span text:style-name="T15">Next you would run git init within your folder that</text:span></text:a><text:span text:style-name="T18"> </text:span><text:a xlink:type="simple" xlink:href="https://app.pluralsight.com/course-player?clipId=8ca95f85-9eec-4965-b441-69daf9df2dd8&amp;startTime=196.20992307692322" office:target-frame-name="psplayer" xlink:show="replace" text:style-name="Internet_20_link" text:visited-style-name="Visited_20_Internet_20_Link"><text:span text:style-name="T15">contains all of your configuration files.</text:span></text:a><text:span text:style-name="T18"> </text:span><text:a xlink:type="simple" xlink:href="https://app.pluralsight.com/course-player?clipId=8ca95f85-9eec-4965-b441-69daf9df2dd8&amp;startTime=198.03300000000004" office:target-frame-name="psplayer" xlink:show="replace" text:style-name="Internet_20_link" text:visited-style-name="Visited_20_Internet_20_Link"><text:span text:style-name="T15">And this example assumes that you're using the default back-end </text:span></text:a><text:soft-page-break/><text:a xlink:type="simple" xlink:href="https://app.pluralsight.com/course-player?clipId=8ca95f85-9eec-4965-b441-69daf9df2dd8&amp;startTime=198.03300000000004" office:target-frame-name="psplayer" xlink:show="replace" text:style-name="Internet_20_link" text:visited-style-name="Visited_20_Internet_20_Link"><text:span text:style-name="T15">storage,</text:span></text:a><text:span text:style-name="T18"> </text:span><text:a xlink:type="simple" xlink:href="https://app.pluralsight.com/course-player?clipId=8ca95f85-9eec-4965-b441-69daf9df2dd8&amp;startTime=201.84728571428568" office:target-frame-name="psplayer" xlink:show="replace" text:style-name="Internet_20_link" text:visited-style-name="Visited_20_Internet_20_Link"><text:span text:style-name="T15">which is Git.</text:span></text:a><text:span text:style-name="T18"> </text:span><text:a xlink:type="simple" xlink:href="https://app.pluralsight.com/course-player?clipId=8ca95f85-9eec-4965-b441-69daf9df2dd8&amp;startTime=203.133" office:target-frame-name="psplayer" xlink:show="replace" text:style-name="Internet_20_link" text:visited-style-name="Visited_20_Internet_20_Link"><text:span text:style-name="T15">And from there you would git add your configuration files,</text:span></text:a><text:span text:style-name="T18"> </text:span><text:a xlink:type="simple" xlink:href="https://app.pluralsight.com/course-player?clipId=8ca95f85-9eec-4965-b441-69daf9df2dd8&amp;startTime=206.133" office:target-frame-name="psplayer" xlink:show="replace" text:style-name="Internet_20_link" text:visited-style-name="Visited_20_Internet_20_Link"><text:span text:style-name="T15">git commit them, and then the last step,</text:span></text:a><text:span text:style-name="T18"> </text:span><text:a xlink:type="simple" xlink:href="https://app.pluralsight.com/course-player?clipId=8ca95f85-9eec-4965-b441-69daf9df2dd8&amp;startTime=209.76936363636375" office:target-frame-name="psplayer" xlink:show="replace" text:style-name="Internet_20_link" text:visited-style-name="Visited_20_Internet_20_Link"><text:span text:style-name="T15">which is optional, but highly recommended,</text:span></text:a><text:span text:style-name="T18"> </text:span><text:a xlink:type="simple" xlink:href="https://app.pluralsight.com/course-player?clipId=8ca95f85-9eec-4965-b441-69daf9df2dd8&amp;startTime=212.51761538461537" office:target-frame-name="psplayer" xlink:show="replace" text:style-name="Internet_20_link" text:visited-style-name="Visited_20_Internet_20_Link"><text:span text:style-name="T15">is to set up a remote Git repository and git push the</text:span></text:a><text:span text:style-name="T18"> </text:span><text:a xlink:type="simple" xlink:href="https://app.pluralsight.com/course-player?clipId=8ca95f85-9eec-4965-b441-69daf9df2dd8&amp;startTime=218.383" office:target-frame-name="psplayer" xlink:show="replace" text:style-name="Internet_20_link" text:visited-style-name="Visited_20_Internet_20_Link"><text:span text:style-name="T15">configuration up to the remote repository.</text:span></text:a><text:span text:style-name="T18"> </text:span><text:a xlink:type="simple" xlink:href="https://app.pluralsight.com/course-player?clipId=8ca95f85-9eec-4965-b441-69daf9df2dd8&amp;startTime=222.133" office:target-frame-name="psplayer" xlink:show="replace" text:style-name="Internet_20_link" text:visited-style-name="Visited_20_Internet_20_Link"><text:span text:style-name="T15">Now we need to configure the actual Configuration Server itself.</text:span></text:a><text:span text:style-name="T18"> </text:span><text:a xlink:type="simple" xlink:href="https://app.pluralsight.com/course-player?clipId=8ca95f85-9eec-4965-b441-69daf9df2dd8&amp;startTime=226.133" office:target-frame-name="psplayer" xlink:show="replace" text:style-name="Internet_20_link" text:visited-style-name="Visited_20_Internet_20_Link"><text:span text:style-name="T15">Now don't confuse this with the configuration files that</text:span></text:a><text:span text:style-name="T18"> </text:span><text:a xlink:type="simple" xlink:href="https://app.pluralsight.com/course-player?clipId=8ca95f85-9eec-4965-b441-69daf9df2dd8&amp;startTime=228.8330000000001" office:target-frame-name="psplayer" xlink:show="replace" text:style-name="Internet_20_link" text:visited-style-name="Visited_20_Internet_20_Link"><text:span text:style-name="T15">the Configuration Server will be serving.</text:span></text:a><text:span text:style-name="T18"> </text:span><text:a xlink:type="simple" xlink:href="https://app.pluralsight.com/course-player?clipId=8ca95f85-9eec-4965-b441-69daf9df2dd8&amp;startTime=231.3552222222223" office:target-frame-name="psplayer" xlink:show="replace" text:style-name="Internet_20_link" text:visited-style-name="Visited_20_Internet_20_Link"><text:span text:style-name="T15">This is the application configuration for the actual Configuration Server.</text:span></text:a><text:span text:style-name="T18"> </text:span><text:a xlink:type="simple" xlink:href="https://app.pluralsight.com/course-player?clipId=8ca95f85-9eec-4965-b441-69daf9df2dd8&amp;startTime=237.133" office:target-frame-name="psplayer" xlink:show="replace" text:style-name="Internet_20_link" text:visited-style-name="Visited_20_Internet_20_Link"><text:span text:style-name="T15">In the Config Server's application.</text:span></text:a><text:span text:style-name="T18"> </text:span><text:a xlink:type="simple" xlink:href="https://app.pluralsight.com/course-player?clipId=8ca95f85-9eec-4965-b441-69daf9df2dd8&amp;startTime=239.13300000000004" office:target-frame-name="psplayer" xlink:show="replace" text:style-name="Internet_20_link" text:visited-style-name="Visited_20_Internet_20_Link"><text:span text:style-name="T15">properties file, you specify the server.</text:span></text:a><text:span text:style-name="T18"> </text:span><text:a xlink:type="simple" xlink:href="https://app.pluralsight.com/course-player?clipId=8ca95f85-9eec-4965-b441-69daf9df2dd8&amp;startTime=241.57744444444447" office:target-frame-name="psplayer" xlink:show="replace" text:style-name="Internet_20_link" text:visited-style-name="Visited_20_Internet_20_Link"><text:span text:style-name="T15">port property and give that the value 8888.</text:span></text:a><text:span text:style-name="T18"> </text:span><text:a xlink:type="simple" xlink:href="https://app.pluralsight.com/course-player?clipId=8ca95f85-9eec-4965-b441-69daf9df2dd8&amp;startTime=245.133" office:target-frame-name="psplayer" xlink:show="replace" text:style-name="Internet_20_link" text:visited-style-name="Visited_20_Internet_20_Link"><text:span text:style-name="T15">This isn't required,</text:span></text:a><text:span text:style-name="T18"> </text:span><text:a xlink:type="simple" xlink:href="https://app.pluralsight.com/course-player?clipId=8ca95f85-9eec-4965-b441-69daf9df2dd8&amp;startTime=246.22390909090913" office:target-frame-name="psplayer" xlink:show="replace" text:style-name="Internet_20_link" text:visited-style-name="Visited_20_Internet_20_Link"><text:span text:style-name="T15">but that port is the conventional port that's used for the Configuration Server.</text:span></text:a><text:span text:style-name="T18"> </text:span><text:a xlink:type="simple" xlink:href="https://app.pluralsight.com/course-player?clipId=8ca95f85-9eec-4965-b441-69daf9df2dd8&amp;startTime=250.95118181818188" office:target-frame-name="psplayer" xlink:show="replace" text:style-name="Internet_20_link" text:visited-style-name="Visited_20_Internet_20_Link"><text:span text:style-name="T15">Then you need to configure the location of the Git repository that contains</text:span></text:a><text:span text:style-name="T18"> </text:span><text:a xlink:type="simple" xlink:href="https://app.pluralsight.com/course-player?clipId=8ca95f85-9eec-4965-b441-69daf9df2dd8&amp;startTime=255.67845454545463" office:target-frame-name="psplayer" xlink:show="replace" text:style-name="Internet_20_link" text:visited-style-name="Visited_20_Internet_20_Link"><text:span text:style-name="T15">all of the configuration files that the server will serve.</text:span></text:a><text:span text:style-name="T18"> </text:span><text:a xlink:type="simple" xlink:href="https://app.pluralsight.com/course-player?clipId=8ca95f85-9eec-4965-b441-69daf9df2dd8&amp;startTime=258.9791538461539" office:target-frame-name="psplayer" xlink:show="replace" text:style-name="Internet_20_link" text:visited-style-name="Visited_20_Internet_20_Link"><text:span text:style-name="T15">And you do that by specifying the property spring.</text:span></text:a><text:span text:style-name="T18"> </text:span><text:a xlink:type="simple" xlink:href="https://app.pluralsight.com/course-player?clipId=8ca95f85-9eec-4965-b441-69daf9df2dd8&amp;startTime=262.36376923076926" office:target-frame-name="psplayer" xlink:show="replace" text:style-name="Internet_20_link" text:visited-style-name="Visited_20_Internet_20_Link"><text:span text:style-name="T15">cloud.</text:span></text:a><text:span text:style-name="T18"> </text:span><text:a xlink:type="simple" xlink:href="https://app.pluralsight.com/course-player?clipId=8ca95f85-9eec-4965-b441-69daf9df2dd8&amp;startTime=262.9791538461539" office:target-frame-name="psplayer" xlink:show="replace" text:style-name="Internet_20_link" text:visited-style-name="Visited_20_Internet_20_Link"><text:span text:style-name="T15">config.</text:span></text:a><text:span text:style-name="T18"> </text:span><text:a xlink:type="simple" xlink:href="https://app.pluralsight.com/course-player?clipId=8ca95f85-9eec-4965-b441-69daf9df2dd8&amp;startTime=263.59453846153855" office:target-frame-name="psplayer" xlink:show="replace" text:style-name="Internet_20_link" text:visited-style-name="Visited_20_Internet_20_Link"><text:span text:style-name="T15">server.</text:span></text:a><text:span text:style-name="T18"> </text:span><text:a xlink:type="simple" xlink:href="https://app.pluralsight.com/course-player?clipId=8ca95f85-9eec-4965-b441-69daf9df2dd8&amp;startTime=264.2099230769232" office:target-frame-name="psplayer" xlink:show="replace" text:style-name="Internet_20_link" text:visited-style-name="Visited_20_Internet_20_Link"><text:span text:style-name="T15">git.</text:span></text:a><text:span text:style-name="T18"> </text:span><text:a xlink:type="simple" xlink:href="https://app.pluralsight.com/course-player?clipId=8ca95f85-9eec-4965-b441-69daf9df2dd8&amp;startTime=264.82530769230783" office:target-frame-name="psplayer" xlink:show="replace" text:style-name="Internet_20_link" text:visited-style-name="Visited_20_Internet_20_Link"><text:span text:style-name="T15">uri, and then you set that to the location of the Git repository.</text:span></text:a><text:span text:style-name="T18"> </text:span><text:a xlink:type="simple" xlink:href="https://app.pluralsight.com/course-player?clipId=8ca95f85-9eec-4965-b441-69daf9df2dd8&amp;startTime=271.44069230769213" office:target-frame-name="psplayer" xlink:show="replace" text:style-name="Internet_20_link" text:visited-style-name="Visited_20_Internet_20_Link"><text:span text:style-name="T15">Now if you'd uploaded that to a remote repository,</text:span></text:a><text:span text:style-name="T18"> </text:span><text:a xlink:type="simple" xlink:href="https://app.pluralsight.com/course-player?clipId=8ca95f85-9eec-4965-b441-69daf9df2dd8&amp;startTime=275.04209090909086" office:target-frame-name="psplayer" xlink:show="replace" text:style-name="Internet_20_link" text:visited-style-name="Visited_20_Internet_20_Link"><text:span text:style-name="T15">this would be the clone URL of your repository.</text:span></text:a><text:span text:style-name="T18"> </text:span><text:a xlink:type="simple" xlink:href="https://app.pluralsight.com/course-player?clipId=8ca95f85-9eec-4965-b441-69daf9df2dd8&amp;startTime=279.133" office:target-frame-name="psplayer" xlink:show="replace" text:style-name="Internet_20_link" text:visited-style-name="Visited_20_Internet_20_Link"><text:span text:style-name="T15">If you prefer to use YAML files for your configuration,</text:span></text:a><text:span text:style-name="T18"> </text:span><text:a xlink:type="simple" xlink:href="https://app.pluralsight.com/course-player?clipId=8ca95f85-9eec-4965-b441-69daf9df2dd8&amp;startTime=282.133" office:target-frame-name="psplayer" xlink:show="replace" text:style-name="Internet_20_link" text:visited-style-name="Visited_20_Internet_20_Link"><text:span text:style-name="T15">I've included the equivalent application.</text:span></text:a><text:span text:style-name="T18"> </text:span><text:a xlink:type="simple" xlink:href="https://app.pluralsight.com/course-player?clipId=8ca95f85-9eec-4965-b441-69daf9df2dd8&amp;startTime=284.633" office:target-frame-name="psplayer" xlink:show="replace" text:style-name="Internet_20_link" text:visited-style-name="Visited_20_Internet_20_Link"><text:span text:style-name="T15">yml.</text:span></text:a><text:span text:style-name="T18"> </text:span><text:a xlink:type="simple" xlink:href="https://app.pluralsight.com/course-player?clipId=8ca95f85-9eec-4965-b441-69daf9df2dd8&amp;startTime=285.133" office:target-frame-name="psplayer" xlink:show="replace" text:style-name="Internet_20_link" text:visited-style-name="Visited_20_Internet_20_Link"><text:span text:style-name="T15">The next step is to add the @EnableConfigServer</text:span></text:a><text:span text:style-name="T18"> </text:span><text:a xlink:type="simple" xlink:href="https://app.pluralsight.com/course-player?clipId=8ca95f85-9eec-4965-b441-69daf9df2dd8&amp;startTime=288.7693636363635" office:target-frame-name="psplayer" xlink:show="replace" text:style-name="Internet_20_link" text:visited-style-name="Visited_20_Internet_20_Link"><text:span text:style-name="T15">annotation to your main Application class.</text:span></text:a><text:span text:style-name="T18"> </text:span><text:a xlink:type="simple" xlink:href="https://app.pluralsight.com/course-player?clipId=8ca95f85-9eec-4965-b441-69daf9df2dd8&amp;startTime=291.1329999999999" office:target-frame-name="psplayer" xlink:show="replace" text:style-name="Internet_20_link" text:visited-style-name="Visited_20_Internet_20_Link"><text:span text:style-name="T15">And while you're in here,</text:span></text:a><text:span text:style-name="T18"> </text:span><text:a xlink:type="simple" xlink:href="https://app.pluralsight.com/course-player?clipId=8ca95f85-9eec-4965-b441-69daf9df2dd8&amp;startTime=292.7996666666665" office:target-frame-name="psplayer" xlink:show="replace" text:style-name="Internet_20_link" text:visited-style-name="Visited_20_Internet_20_Link"><text:span text:style-name="T15">if you wanted your Configuration Server to be</text:span></text:a><text:span text:style-name="T18"> </text:span><text:a xlink:type="simple" xlink:href="https://app.pluralsight.com/course-player?clipId=8ca95f85-9eec-4965-b441-69daf9df2dd8&amp;startTime=296.633" office:target-frame-name="psplayer" xlink:show="replace" text:style-name="Internet_20_link" text:visited-style-name="Visited_20_Internet_20_Link"><text:span text:style-name="T15">discoverable via service discovery, you could add the Eureka Client dependencies,</text:span></text:a><text:span text:style-name="T18"> </text:span><text:a xlink:type="simple" xlink:href="https://app.pluralsight.com/course-player?clipId=8ca95f85-9eec-4965-b441-69daf9df2dd8&amp;startTime=301.9329999999998" office:target-frame-name="psplayer" xlink:show="replace" text:style-name="Internet_20_link" text:visited-style-name="Visited_20_Internet_20_Link"><text:span text:style-name="T15">configure the service discovery URL,</text:span></text:a><text:span text:style-name="T18"> </text:span><text:a xlink:type="simple" xlink:href="https://app.pluralsight.com/course-player?clipId=8ca95f85-9eec-4965-b441-69daf9df2dd8&amp;startTime=304.5615714285714" office:target-frame-name="psplayer" xlink:show="replace" text:style-name="Internet_20_link" text:visited-style-name="Visited_20_Internet_20_Link"><text:span text:style-name="T15">and add the @EnableDiscoveryClient annotation,</text:span></text:a><text:span text:style-name="T18"> </text:span><text:a xlink:type="simple" xlink:href="https://app.pluralsight.com/course-player?clipId=8ca95f85-9eec-4965-b441-69daf9df2dd8&amp;startTime=308.133" office:target-frame-name="psplayer" xlink:show="replace" text:style-name="Internet_20_link" text:visited-style-name="Visited_20_Internet_20_Link"><text:span text:style-name="T15">and then clients would be able to discover the Configuration Server.</text:span></text:a><text:span text:style-name="T18"> </text:span><text:a xlink:type="simple" xlink:href="https://app.pluralsight.com/course-player?clipId=8ca95f85-9eec-4965-b441-69daf9df2dd8&amp;startTime=313.133" office:target-frame-name="psplayer" xlink:show="replace" text:style-name="Internet_20_link" text:visited-style-name="Visited_20_Internet_20_Link"><text:span text:style-name="T15">The last step is to ensure that your Configuration</text:span></text:a><text:span text:style-name="T18"> </text:span><text:a xlink:type="simple" xlink:href="https://app.pluralsight.com/course-player?clipId=8ca95f85-9eec-4965-b441-69daf9df2dd8&amp;startTime=315.7044285714285" office:target-frame-name="psplayer" xlink:show="replace" text:style-name="Internet_20_link" text:visited-style-name="Visited_20_Internet_20_Link"><text:span text:style-name="T15">Server is set up in a secure fashion.</text:span></text:a><text:span text:style-name="T18"> </text:span><text:a xlink:type="simple" xlink:href="https://app.pluralsight.com/course-player?clipId=8ca95f85-9eec-4965-b441-69daf9df2dd8&amp;startTime=318.3329999999999" office:target-frame-name="psplayer" xlink:show="replace" text:style-name="Internet_20_link" text:visited-style-name="Visited_20_Internet_20_Link"><text:span text:style-name="T15">And it's very easy to do that using the Spring Security library.</text:span></text:a><text:span text:style-name="T18"> </text:span><text:a xlink:type="simple" xlink:href="https://app.pluralsight.com/course-player?clipId=8ca95f85-9eec-4965-b441-69daf9df2dd8&amp;startTime=323.133" office:target-frame-name="psplayer" xlink:show="replace" text:style-name="Internet_20_link" text:visited-style-name="Visited_20_Internet_20_Link"><text:span text:style-name="T15">And any of the methods that are supported in Spring Security are also supported in securing your Configuration Server.</text:span></text:a></text:p>
      <text:h text:style-name="P3" text:outline-level="3"><text:a xlink:type="simple" xlink:href="https://app.pluralsight.com/course-player?clipId=4c0f451d-fb56-4fb2-93a5-1d84c981c286" office:target-frame-name="psplayer" xlink:show="replace" text:style-name="Internet_20_link" text:visited-style-name="Visited_20_Internet_20_Link"><text:span text:style-name="T15">Config Server REST Support: Parameters</text:span></text:a></text:h>
      <text:p text:style-name="P5"><text:a xlink:type="simple" xlink:href="https://app.pluralsight.com/course-player?clipId=4c0f451d-fb56-4fb2-93a5-1d84c981c286&amp;startTime=2.1" office:target-frame-name="psplayer" xlink:show="replace" text:style-name="Internet_20_link" text:visited-style-name="Visited_20_Internet_20_Link"><text:span text:style-name="T15">Typically when you're interacting with the Config Server's REST endpoints,</text:span></text:a><text:span text:style-name="T18"> </text:span><text:a xlink:type="simple" xlink:href="https://app.pluralsight.com/course-player?clipId=4c0f451d-fb56-4fb2-93a5-1d84c981c286&amp;startTime=5.6" office:target-frame-name="psplayer" xlink:show="replace" text:style-name="Internet_20_link" text:visited-style-name="Visited_20_Internet_20_Link"><text:span text:style-name="T15">you're doing so using the Config Client; however,</text:span></text:a><text:span text:style-name="T18"> </text:span><text:a xlink:type="simple" xlink:href="https://app.pluralsight.com/course-player?clipId=4c0f451d-fb56-4fb2-93a5-1d84c981c286&amp;startTime=9.6" office:target-frame-name="psplayer" xlink:show="replace" text:style-name="Internet_20_link" text:visited-style-name="Visited_20_Internet_20_Link"><text:span text:style-name="T15">it's useful to understand the available endpoints,</text:span></text:a><text:span text:style-name="T18"> </text:span><text:a xlink:type="simple" xlink:href="https://app.pluralsight.com/course-player?clipId=4c0f451d-fb56-4fb2-93a5-1d84c981c286&amp;startTime=13.1" office:target-frame-name="psplayer" xlink:show="replace" text:style-name="Internet_20_link" text:visited-style-name="Visited_20_Internet_20_Link"><text:span text:style-name="T15">at least for debugging purposes and also if you want</text:span></text:a><text:span text:style-name="T18"> </text:span><text:a xlink:type="simple" xlink:href="https://app.pluralsight.com/course-player?clipId=4c0f451d-fb56-4fb2-93a5-1d84c981c286&amp;startTime=16.225" office:target-frame-name="psplayer" xlink:show="replace" text:style-name="Internet_20_link" text:visited-style-name="Visited_20_Internet_20_Link"><text:span text:style-name="T15">to use it in another language.</text:span></text:a><text:span text:style-name="T18"> </text:span><text:a xlink:type="simple" xlink:href="https://app.pluralsight.com/course-player?clipId=4c0f451d-fb56-4fb2-93a5-1d84c981c286&amp;startTime=18.1" office:target-frame-name="psplayer" xlink:show="replace" text:style-name="Internet_20_link" text:visited-style-name="Visited_20_Internet_20_Link"><text:span text:style-name="T15">Each of the available REST endpoints on the Config</text:span></text:a><text:span text:style-name="T18"> </text:span><text:a xlink:type="simple" xlink:href="https://app.pluralsight.com/course-player?clipId=4c0f451d-fb56-4fb2-93a5-1d84c981c286&amp;startTime=21.850000000000012" office:target-frame-name="psplayer" xlink:show="replace" text:style-name="Internet_20_link" text:visited-style-name="Visited_20_Internet_20_Link"><text:span text:style-name="T15">Server share a common set of parameters.</text:span></text:a><text:span text:style-name="T18"> </text:span><text:a xlink:type="simple" xlink:href="https://app.pluralsight.com/course-player?clipId=4c0f451d-fb56-4fb2-93a5-1d84c981c286&amp;startTime=24.699999999999996" office:target-frame-name="psplayer" xlink:show="replace" text:style-name="Internet_20_link" text:visited-style-name="Visited_20_Internet_20_Link"><text:span text:style-name="T15">And the values of those parameters influence the configuration that's returned.</text:span></text:a><text:span text:style-name="T18"> </text:span><text:a xlink:type="simple" xlink:href="https://app.pluralsight.com/course-player?clipId=4c0f451d-fb56-4fb2-93a5-1d84c981c286&amp;startTime=30.1" office:target-frame-name="psplayer" xlink:show="replace" text:style-name="Internet_20_link" text:visited-style-name="Visited_20_Internet_20_Link"><text:span text:style-name="T15">The first parameter is the application parameter.</text:span></text:a><text:span text:style-name="T18"> </text:span><text:a xlink:type="simple" xlink:href="https://app.pluralsight.com/course-player?clipId=4c0f451d-fb56-4fb2-93a5-1d84c981c286&amp;startTime=34.1" office:target-frame-name="psplayer" xlink:show="replace" text:style-name="Internet_20_link" text:visited-style-name="Visited_20_Internet_20_Link"><text:span text:style-name="T15">And if you're utilizing the Spring Cloud Config Client,</text:span></text:a><text:span text:style-name="T18"> </text:span><text:a xlink:type="simple" xlink:href="https://app.pluralsight.com/course-player?clipId=4c0f451d-fb56-4fb2-93a5-1d84c981c286&amp;startTime=37.10000000000002" office:target-frame-name="psplayer" xlink:show="replace" text:style-name="Internet_20_link" text:visited-style-name="Visited_20_Internet_20_Link"><text:span text:style-name="T15">it uses the value from the spring.</text:span></text:a><text:span text:style-name="T18"> </text:span><text:a xlink:type="simple" xlink:href="https://app.pluralsight.com/course-player?clipId=4c0f451d-fb56-4fb2-93a5-1d84c981c286&amp;startTime=39.76666666666666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4c0f451d-fb56-4fb2-93a5-1d84c981c286&amp;startTime=40.18333333333332" office:target-frame-name="psplayer" xlink:show="replace" text:style-name="Internet_20_link" text:visited-style-name="Visited_20_Internet_20_Link"><text:span text:style-name="T15">name property to fill in the value for that application parameter.</text:span></text:a><text:span text:style-name="T18"> </text:span><text:a xlink:type="simple" xlink:href="https://app.pluralsight.com/course-player?clipId=4c0f451d-fb56-4fb2-93a5-1d84c981c286&amp;startTime=44.918181818181814" office:target-frame-name="psplayer" xlink:show="replace" text:style-name="Internet_20_link" text:visited-style-name="Visited_20_Internet_20_Link"><text:span text:style-name="T15">The next parameter is the profile parameter.</text:span></text:a><text:span text:style-name="T18"> </text:span><text:a xlink:type="simple" xlink:href="https://app.pluralsight.com/course-player?clipId=4c0f451d-fb56-4fb2-93a5-1d84c981c286&amp;startTime=48.1" office:target-frame-name="psplayer" xlink:show="replace" text:style-name="Internet_20_link" text:visited-style-name="Visited_20_Internet_20_Link"><text:span text:style-name="T15">And again, if you're using the Spring Cloud Config Client,</text:span></text:a><text:span text:style-name="T18"> </text:span><text:a xlink:type="simple" xlink:href="https://app.pluralsight.com/course-player?clipId=4c0f451d-fb56-4fb2-93a5-1d84c981c286&amp;startTime=52.1" office:target-frame-name="psplayer" xlink:show="replace" text:style-name="Internet_20_link" text:visited-style-name="Visited_20_Internet_20_Link"><text:span text:style-name="T15">it's going to pull the value from the spring.</text:span></text:a><text:span text:style-name="T18"> </text:span><text:a xlink:type="simple" xlink:href="https://app.pluralsight.com/course-player?clipId=4c0f451d-fb56-4fb2-93a5-1d84c981c286&amp;startTime=56.6" office:target-frame-name="psplayer" xlink:show="replace" text:style-name="Internet_20_link" text:visited-style-name="Visited_20_Internet_20_Link"><text:span text:style-name="T15">profiles.</text:span></text:a><text:span text:style-name="T18"> </text:span><text:a xlink:type="simple" xlink:href="https://app.pluralsight.com/course-player?clipId=4c0f451d-fb56-4fb2-93a5-1d84c981c286&amp;startTime=57.1" office:target-frame-name="psplayer" xlink:show="replace" text:style-name="Internet_20_link" text:visited-style-name="Visited_20_Internet_20_Link"><text:span text:style-name="T15">active property to fill in the value for that profile parameter.</text:span></text:a><text:span text:style-name="T18"> </text:span><text:a xlink:type="simple" xlink:href="https://app.pluralsight.com/course-player?clipId=4c0f451d-fb56-4fb2-93a5-1d84c981c286&amp;startTime=61.1" office:target-frame-name="psplayer" xlink:show="replace" text:style-name="Internet_20_link" text:visited-style-name="Visited_20_Internet_20_Link"><text:span text:style-name="T15">So this translates into the active Spring Profile.</text:span></text:a><text:span text:style-name="T18"> </text:span><text:a xlink:type="simple" xlink:href="https://app.pluralsight.com/course-player?clipId=4c0f451d-fb56-4fb2-93a5-1d84c981c286&amp;startTime=65.1" office:target-frame-name="psplayer" xlink:show="replace" text:style-name="Internet_20_link" text:visited-style-name="Visited_20_Internet_20_Link"><text:span text:style-name="T15">The last parameter, the label parameter,</text:span></text:a><text:span text:style-name="T18"> </text:span><text:a xlink:type="simple" xlink:href="https://app.pluralsight.com/course-player?clipId=4c0f451d-fb56-4fb2-93a5-1d84c981c286&amp;startTime=67.28181818181815" office:target-frame-name="psplayer" xlink:show="replace" text:style-name="Internet_20_link" text:visited-style-name="Visited_20_Internet_20_Link"><text:span text:style-name="T15">is a feature for grouping your configuration files</text:span></text:a><text:span text:style-name="T18"> </text:span><text:a xlink:type="simple" xlink:href="https://app.pluralsight.com/course-player?clipId=4c0f451d-fb56-4fb2-93a5-1d84c981c286&amp;startTime=71.10000000000001" office:target-frame-name="psplayer" xlink:show="replace" text:style-name="Internet_20_link" text:visited-style-name="Visited_20_Internet_20_Link"><text:span text:style-name="T15">into kind of arbitrary named sets.</text:span></text:a><text:span text:style-name="T18"> </text:span><text:a xlink:type="simple" xlink:href="https://app.pluralsight.com/course-player?clipId=4c0f451d-fb56-4fb2-93a5-1d84c981c286&amp;startTime=75.1" office:target-frame-name="psplayer" xlink:show="replace" text:style-name="Internet_20_link" text:visited-style-name="Visited_20_Internet_20_Link"><text:span text:style-name="T15">And that could mean different things depending on the back-end you're using.</text:span></text:a><text:span text:style-name="T18"> </text:span><text:a xlink:type="simple" xlink:href="https://app.pluralsight.com/course-player?clipId=4c0f451d-fb56-4fb2-93a5-1d84c981c286&amp;startTime=79.1" office:target-frame-name="psplayer" xlink:show="replace" text:style-name="Internet_20_link" text:visited-style-name="Visited_20_Internet_20_Link"><text:span text:style-name="T15">So for instance, if you're using Git as a back-end,</text:span></text:a><text:span text:style-name="T18"> </text:span><text:a xlink:type="simple" xlink:href="https://app.pluralsight.com/course-player?clipId=4c0f451d-fb56-4fb2-93a5-1d84c981c286&amp;startTime=83.1" office:target-frame-name="psplayer" xlink:show="replace" text:style-name="Internet_20_link" text:visited-style-name="Visited_20_Internet_20_Link"><text:span text:style-name="T15">the label translates to the Git branch.</text:span></text:a><text:span text:style-name="T18"> </text:span><text:a xlink:type="simple" xlink:href="https://app.pluralsight.com/course-player?clipId=4c0f451d-fb56-4fb2-93a5-1d84c981c286&amp;startTime=86.10000000000001" office:target-frame-name="psplayer" xlink:show="replace" text:style-name="Internet_20_link" text:visited-style-name="Visited_20_Internet_20_Link"><text:span text:style-name="T15">Now take a second to look at each of these endpoint parameters,</text:span></text:a><text:span text:style-name="T18"> </text:span><text:a xlink:type="simple" xlink:href="https://app.pluralsight.com/course-player?clipId=4c0f451d-fb56-4fb2-93a5-1d84c981c286&amp;startTime=90.9181818181818" office:target-frame-name="psplayer" xlink:show="replace" text:style-name="Internet_20_link" text:visited-style-name="Visited_20_Internet_20_Link"><text:span text:style-name="T15">and consider them as a whole,</text:span></text:a><text:span text:style-name="T18"> </text:span><text:a xlink:type="simple" xlink:href="https://app.pluralsight.com/course-player?clipId=4c0f451d-fb56-4fb2-93a5-1d84c981c286&amp;startTime=93.1" office:target-frame-name="psplayer" xlink:show="replace" text:style-name="Internet_20_link" text:visited-style-name="Visited_20_Internet_20_Link"><text:span text:style-name="T15">and think about how you might combine one or two or all of them together to identify a particular configuration.</text:span></text:a></text:p>
      <text:h text:style-name="P3" text:outline-level="3"><text:a xlink:type="simple" xlink:href="https://app.pluralsight.com/course-player?clipId=0ba39936-5b97-4543-8aba-de7658e0c0b6" office:target-frame-name="psplayer" xlink:show="replace" text:style-name="Internet_20_link" text:visited-style-name="Visited_20_Internet_20_Link"><text:span text:style-name="T15">Config Server REST Support: Endpoints</text:span></text:a></text:h>
      <text:p text:style-name="P5"><text:a xlink:type="simple" xlink:href="https://app.pluralsight.com/course-player?clipId=0ba39936-5b97-4543-8aba-de7658e0c0b6&amp;startTime=1.8" office:target-frame-name="psplayer" xlink:show="replace" text:style-name="Internet_20_link" text:visited-style-name="Visited_20_Internet_20_Link"><text:span text:style-name="T15">By now we should have a good understanding of the purpose of each of the</text:span></text:a><text:span text:style-name="T18"> </text:span><text:a xlink:type="simple" xlink:href="https://app.pluralsight.com/course-player?clipId=0ba39936-5b97-4543-8aba-de7658e0c0b6&amp;startTime=5.3" office:target-frame-name="psplayer" xlink:show="replace" text:style-name="Internet_20_link" text:visited-style-name="Visited_20_Internet_20_Link"><text:span text:style-name="T15">path-based parameters that are involved in the REST endpoints.</text:span></text:a><text:span text:style-name="T18"> </text:span><text:a xlink:type="simple" xlink:href="https://app.pluralsight.com/course-player?clipId=0ba39936-5b97-4543-8aba-de7658e0c0b6&amp;startTime=9.8" office:target-frame-name="psplayer" xlink:show="replace" text:style-name="Internet_20_link" text:visited-style-name="Visited_20_Internet_20_Link"><text:span text:style-name="T15">Let's take a look at the actual REST services themselves.</text:span></text:a><text:span text:style-name="T18"> </text:span><text:a xlink:type="simple" xlink:href="https://app.pluralsight.com/course-player?clipId=0ba39936-5b97-4543-8aba-de7658e0c0b6&amp;startTime=12.8" office:target-frame-name="psplayer" xlink:show="replace" text:style-name="Internet_20_link" text:visited-style-name="Visited_20_Internet_20_Link"><text:span text:style-name="T15">The first endpoint takes up to three of the parameters</text:span></text:a><text:span text:style-name="T18"> </text:span><text:a xlink:type="simple" xlink:href="https://app.pluralsight.com/course-player?clipId=0ba39936-5b97-4543-8aba-de7658e0c0b6&amp;startTime=15.3" office:target-frame-name="psplayer" xlink:show="replace" text:style-name="Internet_20_link" text:visited-style-name="Visited_20_Internet_20_Link"><text:span text:style-name="T15">that we discussed </text:span></text:a><text:soft-page-break/><text:a xlink:type="simple" xlink:href="https://app.pluralsight.com/course-player?clipId=0ba39936-5b97-4543-8aba-de7658e0c0b6&amp;startTime=15.3" office:target-frame-name="psplayer" xlink:show="replace" text:style-name="Internet_20_link" text:visited-style-name="Visited_20_Internet_20_Link"><text:span text:style-name="T15">with the third, the label parameter,</text:span></text:a><text:span text:style-name="T18"> </text:span><text:a xlink:type="simple" xlink:href="https://app.pluralsight.com/course-player?clipId=0ba39936-5b97-4543-8aba-de7658e0c0b6&amp;startTime=19.6888888888889" office:target-frame-name="psplayer" xlink:show="replace" text:style-name="Internet_20_link" text:visited-style-name="Visited_20_Internet_20_Link"><text:span text:style-name="T15">being optional.</text:span></text:a><text:span text:style-name="T18"> </text:span><text:a xlink:type="simple" xlink:href="https://app.pluralsight.com/course-player?clipId=0ba39936-5b97-4543-8aba-de7658e0c0b6&amp;startTime=20.8" office:target-frame-name="psplayer" xlink:show="replace" text:style-name="Internet_20_link" text:visited-style-name="Visited_20_Internet_20_Link"><text:span text:style-name="T15">Let's take a look at a couple of examples that can</text:span></text:a><text:span text:style-name="T18"> </text:span><text:a xlink:type="simple" xlink:href="https://app.pluralsight.com/course-player?clipId=0ba39936-5b97-4543-8aba-de7658e0c0b6&amp;startTime=24.035294117647048" office:target-frame-name="psplayer" xlink:show="replace" text:style-name="Internet_20_link" text:visited-style-name="Visited_20_Internet_20_Link"><text:span text:style-name="T15">make this a bit more concrete.</text:span></text:a><text:span text:style-name="T18"> </text:span><text:a xlink:type="simple" xlink:href="https://app.pluralsight.com/course-player?clipId=0ba39936-5b97-4543-8aba-de7658e0c0b6&amp;startTime=25.8" office:target-frame-name="psplayer" xlink:show="replace" text:style-name="Internet_20_link" text:visited-style-name="Visited_20_Internet_20_Link"><text:span text:style-name="T15">The first example is /myapp/dev/master.</text:span></text:a><text:span text:style-name="T18"> </text:span><text:a xlink:type="simple" xlink:href="https://app.pluralsight.com/course-player?clipId=0ba39936-5b97-4543-8aba-de7658e0c0b6&amp;startTime=29.800000000000004" office:target-frame-name="psplayer" xlink:show="replace" text:style-name="Internet_20_link" text:visited-style-name="Visited_20_Internet_20_Link"><text:span text:style-name="T15">And myapp is the application name, dev is the Spring Profile,</text:span></text:a><text:span text:style-name="T18"> </text:span><text:a xlink:type="simple" xlink:href="https://app.pluralsight.com/course-player?clipId=0ba39936-5b97-4543-8aba-de7658e0c0b6&amp;startTime=36.29999999999998" office:target-frame-name="psplayer" xlink:show="replace" text:style-name="Internet_20_link" text:visited-style-name="Visited_20_Internet_20_Link"><text:span text:style-name="T15">and master is the Git branch, which translates into the label.</text:span></text:a><text:span text:style-name="T18"> </text:span><text:a xlink:type="simple" xlink:href="https://app.pluralsight.com/course-player?clipId=0ba39936-5b97-4543-8aba-de7658e0c0b6&amp;startTime=40.61818181818183" office:target-frame-name="psplayer" xlink:show="replace" text:style-name="Internet_20_link" text:visited-style-name="Visited_20_Internet_20_Link"><text:span text:style-name="T15">We have another example where it's slightly different than the first example.</text:span></text:a><text:span text:style-name="T18"> </text:span><text:a xlink:type="simple" xlink:href="https://app.pluralsight.com/course-player?clipId=0ba39936-5b97-4543-8aba-de7658e0c0b6&amp;startTime=45.8" office:target-frame-name="psplayer" xlink:show="replace" text:style-name="Internet_20_link" text:visited-style-name="Visited_20_Internet_20_Link"><text:span text:style-name="T15">You have myapp as the application, that's the same,</text:span></text:a><text:span text:style-name="T18"> </text:span><text:a xlink:type="simple" xlink:href="https://app.pluralsight.com/course-player?clipId=0ba39936-5b97-4543-8aba-de7658e0c0b6&amp;startTime=48.56923076923076" office:target-frame-name="psplayer" xlink:show="replace" text:style-name="Internet_20_link" text:visited-style-name="Visited_20_Internet_20_Link"><text:span text:style-name="T15">but you have a different profile, and that's the prod profile.</text:span></text:a><text:span text:style-name="T18"> </text:span><text:a xlink:type="simple" xlink:href="https://app.pluralsight.com/course-player?clipId=0ba39936-5b97-4543-8aba-de7658e0c0b6&amp;startTime=52.8" office:target-frame-name="psplayer" xlink:show="replace" text:style-name="Internet_20_link" text:visited-style-name="Visited_20_Internet_20_Link"><text:span text:style-name="T15">And you also have a different label, which is the v2 Git branch.</text:span></text:a><text:span text:style-name="T18"> </text:span><text:a xlink:type="simple" xlink:href="https://app.pluralsight.com/course-player?clipId=0ba39936-5b97-4543-8aba-de7658e0c0b6&amp;startTime=58.8" office:target-frame-name="psplayer" xlink:show="replace" text:style-name="Internet_20_link" text:visited-style-name="Visited_20_Internet_20_Link"><text:span text:style-name="T15">Now the last example is kind of important.</text:span></text:a><text:span text:style-name="T18"> </text:span><text:a xlink:type="simple" xlink:href="https://app.pluralsight.com/course-player?clipId=0ba39936-5b97-4543-8aba-de7658e0c0b6&amp;startTime=61.8" office:target-frame-name="psplayer" xlink:show="replace" text:style-name="Internet_20_link" text:visited-style-name="Visited_20_Internet_20_Link"><text:span text:style-name="T15">We've got two parameters that are required,</text:span></text:a><text:span text:style-name="T18"> </text:span><text:a xlink:type="simple" xlink:href="https://app.pluralsight.com/course-player?clipId=0ba39936-5b97-4543-8aba-de7658e0c0b6&amp;startTime=65.99999999999999" office:target-frame-name="psplayer" xlink:show="replace" text:style-name="Internet_20_link" text:visited-style-name="Visited_20_Internet_20_Link"><text:span text:style-name="T15">the application parameter and the profile parameter.</text:span></text:a><text:span text:style-name="T18"> </text:span><text:a xlink:type="simple" xlink:href="https://app.pluralsight.com/course-player?clipId=0ba39936-5b97-4543-8aba-de7658e0c0b6&amp;startTime=69.25454545454544" office:target-frame-name="psplayer" xlink:show="replace" text:style-name="Internet_20_link" text:visited-style-name="Visited_20_Internet_20_Link"><text:span text:style-name="T15">And then that label parameter is optional.</text:span></text:a><text:span text:style-name="T18"> </text:span><text:a xlink:type="simple" xlink:href="https://app.pluralsight.com/course-player?clipId=0ba39936-5b97-4543-8aba-de7658e0c0b6&amp;startTime=71.8" office:target-frame-name="psplayer" xlink:show="replace" text:style-name="Internet_20_link" text:visited-style-name="Visited_20_Internet_20_Link"><text:span text:style-name="T15">And when you use Spring and you don't set an active profile,</text:span></text:a><text:span text:style-name="T18"> </text:span><text:a xlink:type="simple" xlink:href="https://app.pluralsight.com/course-player?clipId=0ba39936-5b97-4543-8aba-de7658e0c0b6&amp;startTime=75.8" office:target-frame-name="psplayer" xlink:show="replace" text:style-name="Internet_20_link" text:visited-style-name="Visited_20_Internet_20_Link"><text:span text:style-name="T15">you might not know, but it sets one for you,</text:span></text:a><text:span text:style-name="T18"> </text:span><text:a xlink:type="simple" xlink:href="https://app.pluralsight.com/course-player?clipId=0ba39936-5b97-4543-8aba-de7658e0c0b6&amp;startTime=78.65714285714292" office:target-frame-name="psplayer" xlink:show="replace" text:style-name="Internet_20_link" text:visited-style-name="Visited_20_Internet_20_Link"><text:span text:style-name="T15">and it's called default.</text:span></text:a><text:span text:style-name="T18"> </text:span><text:a xlink:type="simple" xlink:href="https://app.pluralsight.com/course-player?clipId=0ba39936-5b97-4543-8aba-de7658e0c0b6&amp;startTime=79.8" office:target-frame-name="psplayer" xlink:show="replace" text:style-name="Internet_20_link" text:visited-style-name="Visited_20_Internet_20_Link"><text:span text:style-name="T15">So if you were wanting to get access to the configuration that</text:span></text:a><text:span text:style-name="T18"> </text:span><text:a xlink:type="simple" xlink:href="https://app.pluralsight.com/course-player?clipId=0ba39936-5b97-4543-8aba-de7658e0c0b6&amp;startTime=83.49230769230768" office:target-frame-name="psplayer" xlink:show="replace" text:style-name="Internet_20_link" text:visited-style-name="Visited_20_Internet_20_Link"><text:span text:style-name="T15">didn't apply to any particular Spring Profile,</text:span></text:a><text:span text:style-name="T18"> </text:span><text:a xlink:type="simple" xlink:href="https://app.pluralsight.com/course-player?clipId=0ba39936-5b97-4543-8aba-de7658e0c0b6&amp;startTime=85.98181818181816" office:target-frame-name="psplayer" xlink:show="replace" text:style-name="Internet_20_link" text:visited-style-name="Visited_20_Internet_20_Link"><text:span text:style-name="T15">you would give it your application name and then the value default.</text:span></text:a><text:span text:style-name="T18"> </text:span><text:a xlink:type="simple" xlink:href="https://app.pluralsight.com/course-player?clipId=0ba39936-5b97-4543-8aba-de7658e0c0b6&amp;startTime=91.8" office:target-frame-name="psplayer" xlink:show="replace" text:style-name="Internet_20_link" text:visited-style-name="Visited_20_Internet_20_Link"><text:span text:style-name="T15">The next endpoint utilizes only two of the three parameters that we discussed,</text:span></text:a><text:span text:style-name="T18"> </text:span><text:a xlink:type="simple" xlink:href="https://app.pluralsight.com/course-player?clipId=0ba39936-5b97-4543-8aba-de7658e0c0b6&amp;startTime=95.425" office:target-frame-name="psplayer" xlink:show="replace" text:style-name="Internet_20_link" text:visited-style-name="Visited_20_Internet_20_Link"><text:span text:style-name="T15">the application parameter and the profile parameter.</text:span></text:a><text:span text:style-name="T18"> </text:span><text:a xlink:type="simple" xlink:href="https://app.pluralsight.com/course-player?clipId=0ba39936-5b97-4543-8aba-de7658e0c0b6&amp;startTime=99.8" office:target-frame-name="psplayer" xlink:show="replace" text:style-name="Internet_20_link" text:visited-style-name="Visited_20_Internet_20_Link"><text:span text:style-name="T15">It allows you to request either YAML or properties files,</text:span></text:a><text:span text:style-name="T18"> </text:span><text:a xlink:type="simple" xlink:href="https://app.pluralsight.com/course-player?clipId=0ba39936-5b97-4543-8aba-de7658e0c0b6&amp;startTime=103.8" office:target-frame-name="psplayer" xlink:show="replace" text:style-name="Internet_20_link" text:visited-style-name="Visited_20_Internet_20_Link"><text:span text:style-name="T15">and it doesn't necessarily matter what the source file is.</text:span></text:a><text:span text:style-name="T18"> </text:span><text:a xlink:type="simple" xlink:href="https://app.pluralsight.com/course-player?clipId=0ba39936-5b97-4543-8aba-de7658e0c0b6&amp;startTime=106.8" office:target-frame-name="psplayer" xlink:show="replace" text:style-name="Internet_20_link" text:visited-style-name="Visited_20_Internet_20_Link"><text:span text:style-name="T15">So, for instance, if you had a source file in the YAML format,</text:span></text:a><text:span text:style-name="T18"> </text:span><text:a xlink:type="simple" xlink:href="https://app.pluralsight.com/course-player?clipId=0ba39936-5b97-4543-8aba-de7658e0c0b6&amp;startTime=111.8" office:target-frame-name="psplayer" xlink:show="replace" text:style-name="Internet_20_link" text:visited-style-name="Visited_20_Internet_20_Link"><text:span text:style-name="T15">you could still request it in the properties format,</text:span></text:a><text:span text:style-name="T18"> </text:span><text:a xlink:type="simple" xlink:href="https://app.pluralsight.com/course-player?clipId=0ba39936-5b97-4543-8aba-de7658e0c0b6&amp;startTime=114.05" office:target-frame-name="psplayer" xlink:show="replace" text:style-name="Internet_20_link" text:visited-style-name="Visited_20_Internet_20_Link"><text:span text:style-name="T15">and it would automatically convert it for you.</text:span></text:a><text:span text:style-name="T18"> </text:span><text:a xlink:type="simple" xlink:href="https://app.pluralsight.com/course-player?clipId=0ba39936-5b97-4543-8aba-de7658e0c0b6&amp;startTime=116.80000000000003" office:target-frame-name="psplayer" xlink:show="replace" text:style-name="Internet_20_link" text:visited-style-name="Visited_20_Internet_20_Link"><text:span text:style-name="T15">The examples are very straightforward.</text:span></text:a><text:span text:style-name="T18"> </text:span><text:a xlink:type="simple" xlink:href="https://app.pluralsight.com/course-player?clipId=0ba39936-5b97-4543-8aba-de7658e0c0b6&amp;startTime=118.8" office:target-frame-name="psplayer" xlink:show="replace" text:style-name="Internet_20_link" text:visited-style-name="Visited_20_Internet_20_Link"><text:span text:style-name="T15">You have something like /myapp-dev.</text:span></text:a><text:span text:style-name="T18"> </text:span><text:a xlink:type="simple" xlink:href="https://app.pluralsight.com/course-player?clipId=0ba39936-5b97-4543-8aba-de7658e0c0b6&amp;startTime=122.89090909090906" office:target-frame-name="psplayer" xlink:show="replace" text:style-name="Internet_20_link" text:visited-style-name="Visited_20_Internet_20_Link"><text:span text:style-name="T15">yml or something like /myapp-prod.</text:span></text:a><text:span text:style-name="T18"> </text:span><text:a xlink:type="simple" xlink:href="https://app.pluralsight.com/course-player?clipId=0ba39936-5b97-4543-8aba-de7658e0c0b6&amp;startTime=126.98181818181813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0ba39936-5b97-4543-8aba-de7658e0c0b6&amp;startTime=127.8" office:target-frame-name="psplayer" xlink:show="replace" text:style-name="Internet_20_link" text:visited-style-name="Visited_20_Internet_20_Link"><text:span text:style-name="T15">And just like the last endpoint, you have to have a profile,</text:span></text:a><text:span text:style-name="T18"> </text:span><text:a xlink:type="simple" xlink:href="https://app.pluralsight.com/course-player?clipId=0ba39936-5b97-4543-8aba-de7658e0c0b6&amp;startTime=131.8" office:target-frame-name="psplayer" xlink:show="replace" text:style-name="Internet_20_link" text:visited-style-name="Visited_20_Internet_20_Link"><text:span text:style-name="T15">so you could have something like /myapp-default.</text:span></text:a><text:span text:style-name="T18"> </text:span><text:a xlink:type="simple" xlink:href="https://app.pluralsight.com/course-player?clipId=0ba39936-5b97-4543-8aba-de7658e0c0b6&amp;startTime=137.05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0ba39936-5b97-4543-8aba-de7658e0c0b6&amp;startTime=137.8" office:target-frame-name="psplayer" xlink:show="replace" text:style-name="Internet_20_link" text:visited-style-name="Visited_20_Internet_20_Link"><text:span text:style-name="T15">The last REST endpoint is very similar to the one we just looked at</text:span></text:a><text:span text:style-name="T18"> </text:span><text:a xlink:type="simple" xlink:href="https://app.pluralsight.com/course-player?clipId=0ba39936-5b97-4543-8aba-de7658e0c0b6&amp;startTime=141.8" office:target-frame-name="psplayer" xlink:show="replace" text:style-name="Internet_20_link" text:visited-style-name="Visited_20_Internet_20_Link"><text:span text:style-name="T15">with the exception that you have to specify a label.</text:span></text:a><text:span text:style-name="T18"> </text:span><text:a xlink:type="simple" xlink:href="https://app.pluralsight.com/course-player?clipId=0ba39936-5b97-4543-8aba-de7658e0c0b6&amp;startTime=144.8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0ba39936-5b97-4543-8aba-de7658e0c0b6&amp;startTime=145.72307692307692" office:target-frame-name="psplayer" xlink:show="replace" text:style-name="Internet_20_link" text:visited-style-name="Visited_20_Internet_20_Link"><text:span text:style-name="T15">they can be equivalent if the label you specified is master as the</text:span></text:a><text:span text:style-name="T18"> </text:span><text:a xlink:type="simple" xlink:href="https://app.pluralsight.com/course-player?clipId=0ba39936-5b97-4543-8aba-de7658e0c0b6&amp;startTime=151.52727272727276" office:target-frame-name="psplayer" xlink:show="replace" text:style-name="Internet_20_link" text:visited-style-name="Visited_20_Internet_20_Link"><text:span text:style-name="T15">previous endpoint always assumes that the label is master.</text:span></text:a><text:span text:style-name="T18"> </text:span><text:a xlink:type="simple" xlink:href="https://app.pluralsight.com/course-player?clipId=0ba39936-5b97-4543-8aba-de7658e0c0b6&amp;startTime=154.8" office:target-frame-name="psplayer" xlink:show="replace" text:style-name="Internet_20_link" text:visited-style-name="Visited_20_Internet_20_Link"><text:span text:style-name="T15">Just like the other examples, it's pretty straightforward.</text:span></text:a><text:span text:style-name="T18"> </text:span><text:a xlink:type="simple" xlink:href="https://app.pluralsight.com/course-player?clipId=0ba39936-5b97-4543-8aba-de7658e0c0b6&amp;startTime=157.8" office:target-frame-name="psplayer" xlink:show="replace" text:style-name="Internet_20_link" text:visited-style-name="Visited_20_Internet_20_Link"><text:span text:style-name="T15">Here's an example where we have /master/myapp-dev.</text:span></text:a><text:span text:style-name="T18"> </text:span><text:a xlink:type="simple" xlink:href="https://app.pluralsight.com/course-player?clipId=0ba39936-5b97-4543-8aba-de7658e0c0b6&amp;startTime=162.2545454545454" office:target-frame-name="psplayer" xlink:show="replace" text:style-name="Internet_20_link" text:visited-style-name="Visited_20_Internet_20_Link"><text:span text:style-name="T15">yml where master is the label, myapp is the application,</text:span></text:a><text:span text:style-name="T18"> </text:span><text:a xlink:type="simple" xlink:href="https://app.pluralsight.com/course-player?clipId=0ba39936-5b97-4543-8aba-de7658e0c0b6&amp;startTime=167.8" office:target-frame-name="psplayer" xlink:show="replace" text:style-name="Internet_20_link" text:visited-style-name="Visited_20_Internet_20_Link"><text:span text:style-name="T15">dev is the profile,</text:span></text:a><text:span text:style-name="T18"> </text:span><text:a xlink:type="simple" xlink:href="https://app.pluralsight.com/course-player?clipId=0ba39936-5b97-4543-8aba-de7658e0c0b6&amp;startTime=169.8" office:target-frame-name="psplayer" xlink:show="replace" text:style-name="Internet_20_link" text:visited-style-name="Visited_20_Internet_20_Link"><text:span text:style-name="T15">and you've chosen to use a YAML extension so you'll get it back in YAML format.</text:span></text:a><text:span text:style-name="T18"> </text:span><text:a xlink:type="simple" xlink:href="https://app.pluralsight.com/course-player?clipId=0ba39936-5b97-4543-8aba-de7658e0c0b6&amp;startTime=174.8" office:target-frame-name="psplayer" xlink:show="replace" text:style-name="Internet_20_link" text:visited-style-name="Visited_20_Internet_20_Link"><text:span text:style-name="T15">And a very similar one, except this time it is a v2 for the label or the branch,</text:span></text:a><text:span text:style-name="T18"> </text:span><text:a xlink:type="simple" xlink:href="https://app.pluralsight.com/course-player?clipId=0ba39936-5b97-4543-8aba-de7658e0c0b6&amp;startTime=181.07272727272726" office:target-frame-name="psplayer" xlink:show="replace" text:style-name="Internet_20_link" text:visited-style-name="Visited_20_Internet_20_Link"><text:span text:style-name="T15">the Git branch, and myapp-prod, the same application name,</text:span></text:a><text:span text:style-name="T18"> </text:span><text:a xlink:type="simple" xlink:href="https://app.pluralsight.com/course-player?clipId=0ba39936-5b97-4543-8aba-de7658e0c0b6&amp;startTime=186.8" office:target-frame-name="psplayer" xlink:show="replace" text:style-name="Internet_20_link" text:visited-style-name="Visited_20_Internet_20_Link"><text:span text:style-name="T15">with prod being a different profile.</text:span></text:a><text:span text:style-name="T18"> </text:span><text:a xlink:type="simple" xlink:href="https://app.pluralsight.com/course-player?clipId=0ba39936-5b97-4543-8aba-de7658e0c0b6&amp;startTime=188.3" office:target-frame-name="psplayer" xlink:show="replace" text:style-name="Internet_20_link" text:visited-style-name="Visited_20_Internet_20_Link"><text:span text:style-name="T15">And this time you've requested a properties format so</text:span></text:a><text:span text:style-name="T18"> </text:span><text:a xlink:type="simple" xlink:href="https://app.pluralsight.com/course-player?clipId=0ba39936-5b97-4543-8aba-de7658e0c0b6&amp;startTime=190.925" office:target-frame-name="psplayer" xlink:show="replace" text:style-name="Internet_20_link" text:visited-style-name="Visited_20_Internet_20_Link"><text:span text:style-name="T15">it'd be returned in properties.</text:span></text:a><text:span text:style-name="T18"> </text:span><text:a xlink:type="simple" xlink:href="https://app.pluralsight.com/course-player?clipId=0ba39936-5b97-4543-8aba-de7658e0c0b6&amp;startTime=192.8" office:target-frame-name="psplayer" xlink:show="replace" text:style-name="Internet_20_link" text:visited-style-name="Visited_20_Internet_20_Link"><text:span text:style-name="T15">And the last example is a lot like the first example where you</text:span></text:a><text:span text:style-name="T18"> </text:span><text:a xlink:type="simple" xlink:href="https://app.pluralsight.com/course-player?clipId=0ba39936-5b97-4543-8aba-de7658e0c0b6&amp;startTime=197.4428571428572" office:target-frame-name="psplayer" xlink:show="replace" text:style-name="Internet_20_link" text:visited-style-name="Visited_20_Internet_20_Link"><text:span text:style-name="T15">have /master/myapp- and then the profile.</text:span></text:a><text:span text:style-name="T18"> </text:span><text:a xlink:type="simple" xlink:href="https://app.pluralsight.com/course-player?clipId=0ba39936-5b97-4543-8aba-de7658e0c0b6&amp;startTime=200.52727272727267" office:target-frame-name="psplayer" xlink:show="replace" text:style-name="Internet_20_link" text:visited-style-name="Visited_20_Internet_20_Link"><text:span text:style-name="T15">And since the profile is a required value,</text:span></text:a><text:span text:style-name="T18"> </text:span><text:a xlink:type="simple" xlink:href="https://app.pluralsight.com/course-player?clipId=0ba39936-5b97-4543-8aba-de7658e0c0b6&amp;startTime=204.63333333333333" office:target-frame-name="psplayer" xlink:show="replace" text:style-name="Internet_20_link" text:visited-style-name="Visited_20_Internet_20_Link"><text:span text:style-name="T15">remember we need to use the value default to represent that default profile, and then you're requesting it in the properties format.</text:span></text:a></text:p>
      <text:h text:style-name="P3" text:outline-level="3"><text:a xlink:type="simple" xlink:href="https://app.pluralsight.com/course-player?clipId=7649e123-e004-46f3-9bdc-91e53067c6e8" office:target-frame-name="psplayer" xlink:show="replace" text:style-name="Internet_20_link" text:visited-style-name="Visited_20_Internet_20_Link"><text:span text:style-name="T15">Demo: Setting up a Configuration Server</text:span></text:a></text:h>
      <text:p text:style-name="P5"><text:a xlink:type="simple" xlink:href="https://app.pluralsight.com/course-player?clipId=7649e123-e004-46f3-9bdc-91e53067c6e8&amp;startTime=2.2" office:target-frame-name="psplayer" xlink:show="replace" text:style-name="Internet_20_link" text:visited-style-name="Visited_20_Internet_20_Link"><text:span text:style-name="T15">In this demo, we're going to be building and starting up our own Config Server.</text:span></text:a><text:span text:style-name="T18"> </text:span><text:a xlink:type="simple" xlink:href="https://app.pluralsight.com/course-player?clipId=7649e123-e004-46f3-9bdc-91e53067c6e8&amp;startTime=6.2" office:target-frame-name="psplayer" xlink:show="replace" text:style-name="Internet_20_link" text:visited-style-name="Visited_20_Internet_20_Link"><text:span text:style-name="T15">So the easiest way to get started is to head over to start.</text:span></text:a><text:span text:style-name="T18"> </text:span><text:a xlink:type="simple" xlink:href="https://app.pluralsight.com/course-player?clipId=7649e123-e004-46f3-9bdc-91e53067c6e8&amp;startTime=12.266666666666667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7649e123-e004-46f3-9bdc-91e53067c6e8&amp;startTime=12.733333333333334" office:target-frame-name="psplayer" xlink:show="replace" text:style-name="Internet_20_link" text:visited-style-name="Visited_20_Internet_20_Link"><text:span text:style-name="T15">io.</text:span></text:a><text:span text:style-name="T18"> </text:span><text:a xlink:type="simple" xlink:href="https://app.pluralsight.com/course-player?clipId=7649e123-e004-46f3-9bdc-91e53067c6e8&amp;startTime=13.2" office:target-frame-name="psplayer" xlink:show="replace" text:style-name="Internet_20_link" text:visited-style-name="Visited_20_Internet_20_Link"><text:span text:style-name="T15">For the Group ID we'll use io.</text:span></text:a><text:span text:style-name="T18"> </text:span><text:a xlink:type="simple" xlink:href="https://app.pluralsight.com/course-player?clipId=7649e123-e004-46f3-9bdc-91e53067c6e8&amp;startTime=16.31111111111111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7649e123-e004-46f3-9bdc-91e53067c6e8&amp;startTime=16.755555555555553" office:target-frame-name="psplayer" xlink:show="replace" text:style-name="Internet_20_link" text:visited-style-name="Visited_20_Internet_20_Link"><text:span text:style-name="T15">dustin.</text:span></text:a><text:span text:style-name="T18"> </text:span><text:a xlink:type="simple" xlink:href="https://app.pluralsight.com/course-player?clipId=7649e123-e004-46f3-9bdc-91e53067c6e8&amp;startTime=17.2" office:target-frame-name="psplayer" xlink:show="replace" text:style-name="Internet_20_link" text:visited-style-name="Visited_20_Internet_20_Link"><text:span text:style-name="T15">For the Artifact we'll use config-server.</text:span></text:a><text:span text:style-name="T18"> </text:span><text:a xlink:type="simple" xlink:href="https://app.pluralsight.com/course-player?clipId=7649e123-e004-46f3-9bdc-91e53067c6e8&amp;startTime=19.866666666666656" office:target-frame-name="psplayer" xlink:show="replace" text:style-name="Internet_20_link" text:visited-style-name="Visited_20_Internet_20_Link"><text:span text:style-name="T15">For the dependencies, we'll add the Config Server dependency,</text:span></text:a><text:span text:style-name="T18"> </text:span><text:a xlink:type="simple" xlink:href="https://app.pluralsight.com/course-player?clipId=7649e123-e004-46f3-9bdc-91e53067c6e8&amp;startTime=23.700000000000006" office:target-frame-name="psplayer" xlink:show="replace" text:style-name="Internet_20_link" text:visited-style-name="Visited_20_Internet_20_Link"><text:span text:style-name="T15">and then we'll also add the Eureka Discovery dependency.</text:span></text:a><text:span text:style-name="T18"> </text:span><text:a xlink:type="simple" xlink:href="https://app.pluralsight.com/course-player?clipId=7649e123-e004-46f3-9bdc-91e53067c6e8&amp;startTime=27.533333333333328" office:target-frame-name="psplayer" xlink:show="replace" text:style-name="Internet_20_link" text:visited-style-name="Visited_20_Internet_20_Link"><text:span text:style-name="T15">Now this is an optional dependency,</text:span></text:a><text:span text:style-name="T18"> </text:span><text:a xlink:type="simple" xlink:href="https://app.pluralsight.com/course-player?clipId=7649e123-e004-46f3-9bdc-91e53067c6e8&amp;startTime=30.2" office:target-frame-name="psplayer" xlink:show="replace" text:style-name="Internet_20_link" text:visited-style-name="Visited_20_Internet_20_Link"><text:span text:style-name="T15">but it will allow our Config Server to register itself with the</text:span></text:a><text:span text:style-name="T18"> </text:span><text:a xlink:type="simple" xlink:href="https://app.pluralsight.com/course-player?clipId=7649e123-e004-46f3-9bdc-91e53067c6e8&amp;startTime=35.2" office:target-frame-name="psplayer" xlink:show="replace" text:style-name="Internet_20_link" text:visited-style-name="Visited_20_Internet_20_Link"><text:span text:style-name="T15">Discovery Server so that Config Clients can find it.</text:span></text:a><text:span text:style-name="T18"> </text:span><text:a xlink:type="simple" xlink:href="https://app.pluralsight.com/course-player?clipId=7649e123-e004-46f3-9bdc-91e53067c6e8&amp;startTime=38.2" office:target-frame-name="psplayer" xlink:show="replace" text:style-name="Internet_20_link" text:visited-style-name="Visited_20_Internet_20_Link"><text:span text:style-name="T15">And last, we'll use the Actuator dependency.</text:span></text:a><text:span text:style-name="T18"> </text:span><text:a xlink:type="simple" xlink:href="https://app.pluralsight.com/course-player?clipId=7649e123-e004-46f3-9bdc-91e53067c6e8&amp;startTime=42.2" office:target-frame-name="psplayer" xlink:show="replace" text:style-name="Internet_20_link" text:visited-style-name="Visited_20_Internet_20_Link"><text:span text:style-name="T15">Once you've got everything selected, go ahead and click Generate Project.</text:span></text:a><text:span text:style-name="T18"> </text:span><text:a xlink:type="simple" xlink:href="https://app.pluralsight.com/course-player?clipId=7649e123-e004-46f3-9bdc-91e53067c6e8&amp;startTime=46.2" office:target-frame-name="psplayer" xlink:show="replace" text:style-name="Internet_20_link" text:visited-style-name="Visited_20_Internet_20_Link"><text:span text:style-name="T15">That will create a zip file, and go ahead and unzip that,</text:span></text:a><text:span text:style-name="T18"> </text:span><text:a xlink:type="simple" xlink:href="https://app.pluralsight.com/course-player?clipId=7649e123-e004-46f3-9bdc-91e53067c6e8&amp;startTime=50.2" office:target-frame-name="psplayer" xlink:show="replace" text:style-name="Internet_20_link" text:visited-style-name="Visited_20_Internet_20_Link"><text:span text:style-name="T15">and head over to your IDE.</text:span></text:a><text:span text:style-name="T18"> </text:span><text:a xlink:type="simple" xlink:href="https://app.pluralsight.com/course-player?clipId=7649e123-e004-46f3-9bdc-91e53067c6e8&amp;startTime=53.2" office:target-frame-name="psplayer" xlink:show="replace" text:style-name="Internet_20_link" text:visited-style-name="Visited_20_Internet_20_Link"><text:span text:style-name="T15">Within Eclipse, or STS, right-click on the empty Package area,</text:span></text:a><text:span text:style-name="T18"> </text:span><text:a xlink:type="simple" xlink:href="https://app.pluralsight.com/course-player?clipId=7649e123-e004-46f3-9bdc-91e53067c6e8&amp;startTime=57.2" office:target-frame-name="psplayer" xlink:show="replace" text:style-name="Internet_20_link" text:visited-style-name="Visited_20_Internet_20_Link"><text:span text:style-name="T15">go to Import, search for Existing Maven Projects,</text:span></text:a><text:span text:style-name="T18"> </text:span><text:a xlink:type="simple" xlink:href="https://app.pluralsight.com/course-player?clipId=7649e123-e004-46f3-9bdc-91e53067c6e8&amp;startTime=63.59999999999998" office:target-frame-name="psplayer" xlink:show="replace" text:style-name="Internet_20_link" text:visited-style-name="Visited_20_Internet_20_Link"><text:span text:style-name="T15">select it, click Next, browse to the location of the downloaded zip file,</text:span></text:a><text:span text:style-name="T18"> </text:span><text:a xlink:type="simple" xlink:href="https://app.pluralsight.com/course-player?clipId=7649e123-e004-46f3-9bdc-91e53067c6e8&amp;startTime=69.2" office:target-frame-name="psplayer" xlink:show="replace" text:style-name="Internet_20_link" text:visited-style-name="Visited_20_Internet_20_Link"><text:span text:style-name="T15">so mine's in Downloads, config-server, open that,</text:span></text:a><text:span text:style-name="T18"> </text:span><text:a xlink:type="simple" xlink:href="https://app.pluralsight.com/course-player?clipId=7649e123-e004-46f3-9bdc-91e53067c6e8&amp;startTime=73.01818181818183" office:target-frame-name="psplayer" xlink:show="replace" text:style-name="Internet_20_link" text:visited-style-name="Visited_20_Internet_20_Link"><text:span text:style-name="T15">and click Finish to finish importing it.</text:span></text:a><text:span text:style-name="T18"> </text:span><text:a xlink:type="simple" xlink:href="https://app.pluralsight.com/course-player?clipId=7649e123-e004-46f3-9bdc-91e53067c6e8&amp;startTime=76.7" office:target-frame-name="psplayer" xlink:show="replace" text:style-name="Internet_20_link" text:visited-style-name="Visited_20_Internet_20_Link"><text:span text:style-name="T15">Expand the config-server project and navigate to the main application class.</text:span></text:a><text:span text:style-name="T18"> </text:span><text:a xlink:type="simple" xlink:href="https://app.pluralsight.com/course-player?clipId=7649e123-e004-46f3-9bdc-91e53067c6e8&amp;startTime=81.97777777777777" office:target-frame-name="psplayer" xlink:show="replace" text:style-name="Internet_20_link" text:visited-style-name="Visited_20_Internet_20_Link"><text:span text:style-name="T15">Within the main application class, add the @EnableConfigServer annotation.</text:span></text:a><text:span text:style-name="T18"> </text:span><text:a xlink:type="simple" xlink:href="https://app.pluralsight.com/course-player?clipId=7649e123-e004-46f3-9bdc-91e53067c6e8&amp;startTime=87.00000000000001" office:target-frame-name="psplayer" xlink:show="replace" text:style-name="Internet_20_link" text:visited-style-name="Visited_20_Internet_20_Link"><text:span text:style-name="T15">Save that and close that file.</text:span></text:a><text:span text:style-name="T18"> </text:span><text:a xlink:type="simple" xlink:href="https://app.pluralsight.com/course-player?clipId=7649e123-e004-46f3-9bdc-91e53067c6e8&amp;startTime=91.2" office:target-frame-name="psplayer" xlink:show="replace" text:style-name="Internet_20_link" text:visited-style-name="Visited_20_Internet_20_Link"><text:span text:style-name="T15">Next, expand the </text:span></text:a><text:soft-page-break/><text:a xlink:type="simple" xlink:href="https://app.pluralsight.com/course-player?clipId=7649e123-e004-46f3-9bdc-91e53067c6e8&amp;startTime=91.2" office:target-frame-name="psplayer" xlink:show="replace" text:style-name="Internet_20_link" text:visited-style-name="Visited_20_Internet_20_Link"><text:span text:style-name="T15">src/main/resources folder and open up the application.</text:span></text:a><text:span text:style-name="T18"> </text:span><text:a xlink:type="simple" xlink:href="https://app.pluralsight.com/course-player?clipId=7649e123-e004-46f3-9bdc-91e53067c6e8&amp;startTime=96.65454545454547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7649e123-e004-46f3-9bdc-91e53067c6e8&amp;startTime=97.2" office:target-frame-name="psplayer" xlink:show="replace" text:style-name="Internet_20_link" text:visited-style-name="Visited_20_Internet_20_Link"><text:span text:style-name="T15">Within the application.</text:span></text:a><text:span text:style-name="T18"> </text:span><text:a xlink:type="simple" xlink:href="https://app.pluralsight.com/course-player?clipId=7649e123-e004-46f3-9bdc-91e53067c6e8&amp;startTime=98.56363636363636" office:target-frame-name="psplayer" xlink:show="replace" text:style-name="Internet_20_link" text:visited-style-name="Visited_20_Internet_20_Link"><text:span text:style-name="T15">properties, add a server.</text:span></text:a><text:span text:style-name="T18"> </text:span><text:a xlink:type="simple" xlink:href="https://app.pluralsight.com/course-player?clipId=7649e123-e004-46f3-9bdc-91e53067c6e8&amp;startTime=100.38181818181818" office:target-frame-name="psplayer" xlink:show="replace" text:style-name="Internet_20_link" text:visited-style-name="Visited_20_Internet_20_Link"><text:span text:style-name="T15">port property and set that equal to 8888.</text:span></text:a><text:span text:style-name="T18"> </text:span><text:a xlink:type="simple" xlink:href="https://app.pluralsight.com/course-player?clipId=7649e123-e004-46f3-9bdc-91e53067c6e8&amp;startTime=104.35384615384613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7649e123-e004-46f3-9bdc-91e53067c6e8&amp;startTime=104.89230769230767" office:target-frame-name="psplayer" xlink:show="replace" text:style-name="Internet_20_link" text:visited-style-name="Visited_20_Internet_20_Link"><text:span text:style-name="T15">we need to configure the Config Server to know where the</text:span></text:a><text:span text:style-name="T18"> </text:span><text:a xlink:type="simple" xlink:href="https://app.pluralsight.com/course-player?clipId=7649e123-e004-46f3-9bdc-91e53067c6e8&amp;startTime=110.91428571428571" office:target-frame-name="psplayer" xlink:show="replace" text:style-name="Internet_20_link" text:visited-style-name="Visited_20_Internet_20_Link"><text:span text:style-name="T15">configuration repository is located.</text:span></text:a><text:span text:style-name="T18"> </text:span><text:a xlink:type="simple" xlink:href="https://app.pluralsight.com/course-player?clipId=7649e123-e004-46f3-9bdc-91e53067c6e8&amp;startTime=113.2" office:target-frame-name="psplayer" xlink:show="replace" text:style-name="Internet_20_link" text:visited-style-name="Visited_20_Internet_20_Link"><text:span text:style-name="T15">So we'll say spring.</text:span></text:a><text:span text:style-name="T18"> </text:span><text:a xlink:type="simple" xlink:href="https://app.pluralsight.com/course-player?clipId=7649e123-e004-46f3-9bdc-91e53067c6e8&amp;startTime=115.48571428571428" office:target-frame-name="psplayer" xlink:show="replace" text:style-name="Internet_20_link" text:visited-style-name="Visited_20_Internet_20_Link"><text:span text:style-name="T15">cloud.</text:span></text:a><text:span text:style-name="T18"> </text:span><text:a xlink:type="simple" xlink:href="https://app.pluralsight.com/course-player?clipId=7649e123-e004-46f3-9bdc-91e53067c6e8&amp;startTime=116.05714285714285" office:target-frame-name="psplayer" xlink:show="replace" text:style-name="Internet_20_link" text:visited-style-name="Visited_20_Internet_20_Link"><text:span text:style-name="T15">config.</text:span></text:a><text:span text:style-name="T18"> </text:span><text:a xlink:type="simple" xlink:href="https://app.pluralsight.com/course-player?clipId=7649e123-e004-46f3-9bdc-91e53067c6e8&amp;startTime=116.62857142857142" office:target-frame-name="psplayer" xlink:show="replace" text:style-name="Internet_20_link" text:visited-style-name="Visited_20_Internet_20_Link"><text:span text:style-name="T15">server.</text:span></text:a><text:span text:style-name="T18"> </text:span><text:a xlink:type="simple" xlink:href="https://app.pluralsight.com/course-player?clipId=7649e123-e004-46f3-9bdc-91e53067c6e8&amp;startTime=117.19999999999999" office:target-frame-name="psplayer" xlink:show="replace" text:style-name="Internet_20_link" text:visited-style-name="Visited_20_Internet_20_Link"><text:span text:style-name="T15">git, we're going to use a Git repository,. uri,</text:span></text:a><text:span text:style-name="T18"> </text:span><text:a xlink:type="simple" xlink:href="https://app.pluralsight.com/course-player?clipId=7649e123-e004-46f3-9bdc-91e53067c6e8&amp;startTime=122.27692307692307" office:target-frame-name="psplayer" xlink:show="replace" text:style-name="Internet_20_link" text:visited-style-name="Visited_20_Internet_20_Link"><text:span text:style-name="T15">and then we're going to set that to a config repository.</text:span></text:a><text:span text:style-name="T18"> </text:span><text:a xlink:type="simple" xlink:href="https://app.pluralsight.com/course-player?clipId=7649e123-e004-46f3-9bdc-91e53067c6e8&amp;startTime=128.2" office:target-frame-name="psplayer" xlink:show="replace" text:style-name="Internet_20_link" text:visited-style-name="Visited_20_Internet_20_Link"><text:span text:style-name="T15">Normally you would set this to the location of your</text:span></text:a><text:span text:style-name="T18"> </text:span><text:a xlink:type="simple" xlink:href="https://app.pluralsight.com/course-player?clipId=7649e123-e004-46f3-9bdc-91e53067c6e8&amp;startTime=130.7" office:target-frame-name="psplayer" xlink:show="replace" text:style-name="Internet_20_link" text:visited-style-name="Visited_20_Internet_20_Link"><text:span text:style-name="T15">own configuration repository,</text:span></text:a><text:span text:style-name="T18"> </text:span><text:a xlink:type="simple" xlink:href="https://app.pluralsight.com/course-player?clipId=7649e123-e004-46f3-9bdc-91e53067c6e8&amp;startTime=131.6" office:target-frame-name="psplayer" xlink:show="replace" text:style-name="Internet_20_link" text:visited-style-name="Visited_20_Internet_20_Link"><text:span text:style-name="T15">but for this demo we're going to use a prebuilt one that's on GitHub.</text:span></text:a><text:span text:style-name="T18"> </text:span><text:a xlink:type="simple" xlink:href="https://app.pluralsight.com/course-player?clipId=7649e123-e004-46f3-9bdc-91e53067c6e8&amp;startTime=137.2" office:target-frame-name="psplayer" xlink:show="replace" text:style-name="Internet_20_link" text:visited-style-name="Visited_20_Internet_20_Link"><text:span text:style-name="T15">So go ahead and open up a browser.</text:span></text:a><text:span text:style-name="T18"> </text:span><text:a xlink:type="simple" xlink:href="https://app.pluralsight.com/course-player?clipId=7649e123-e004-46f3-9bdc-91e53067c6e8&amp;startTime=140.2" office:target-frame-name="psplayer" xlink:show="replace" text:style-name="Internet_20_link" text:visited-style-name="Visited_20_Internet_20_Link"><text:span text:style-name="T15">In the address bar, type github.</text:span></text:a><text:span text:style-name="T18"> </text:span><text:a xlink:type="simple" xlink:href="https://app.pluralsight.com/course-player?clipId=7649e123-e004-46f3-9bdc-91e53067c6e8&amp;startTime=151.34285714285716" office:target-frame-name="psplayer" xlink:show="replace" text:style-name="Internet_20_link" text:visited-style-name="Visited_20_Internet_20_Link"><text:span text:style-name="T15">com/dustinschultz/scf-config-repository.</text:span></text:a><text:span text:style-name="T18"> </text:span><text:a xlink:type="simple" xlink:href="https://app.pluralsight.com/course-player?clipId=7649e123-e004-46f3-9bdc-91e53067c6e8&amp;startTime=153.2" office:target-frame-name="psplayer" xlink:show="replace" text:style-name="Internet_20_link" text:visited-style-name="Visited_20_Internet_20_Link"><text:span text:style-name="T15">We're going to be forking this repository,</text:span></text:a><text:span text:style-name="T18"> </text:span><text:a xlink:type="simple" xlink:href="https://app.pluralsight.com/course-player?clipId=7649e123-e004-46f3-9bdc-91e53067c6e8&amp;startTime=154.95" office:target-frame-name="psplayer" xlink:show="replace" text:style-name="Internet_20_link" text:visited-style-name="Visited_20_Internet_20_Link"><text:span text:style-name="T15">which means we're going to be creating a local copy in our own GitHub account.</text:span></text:a><text:span text:style-name="T18"> </text:span><text:a xlink:type="simple" xlink:href="https://app.pluralsight.com/course-player?clipId=7649e123-e004-46f3-9bdc-91e53067c6e8&amp;startTime=160.2" office:target-frame-name="psplayer" xlink:show="replace" text:style-name="Internet_20_link" text:visited-style-name="Visited_20_Internet_20_Link"><text:span text:style-name="T15">And that requires that you have your own GitHub account.</text:span></text:a><text:span text:style-name="T18"> </text:span><text:a xlink:type="simple" xlink:href="https://app.pluralsight.com/course-player?clipId=7649e123-e004-46f3-9bdc-91e53067c6e8&amp;startTime=163.2" office:target-frame-name="psplayer" xlink:show="replace" text:style-name="Internet_20_link" text:visited-style-name="Visited_20_Internet_20_Link"><text:span text:style-name="T15">So if you don't already, make sure that you sign up for one.</text:span></text:a><text:span text:style-name="T18"> </text:span><text:a xlink:type="simple" xlink:href="https://app.pluralsight.com/course-player?clipId=7649e123-e004-46f3-9bdc-91e53067c6e8&amp;startTime=166.2" office:target-frame-name="psplayer" xlink:show="replace" text:style-name="Internet_20_link" text:visited-style-name="Visited_20_Internet_20_Link"><text:span text:style-name="T15">And if you do, make sure you sign in.</text:span></text:a><text:span text:style-name="T18"> </text:span><text:a xlink:type="simple" xlink:href="https://app.pluralsight.com/course-player?clipId=7649e123-e004-46f3-9bdc-91e53067c6e8&amp;startTime=168.7714285714285" office:target-frame-name="psplayer" xlink:show="replace" text:style-name="Internet_20_link" text:visited-style-name="Visited_20_Internet_20_Link"><text:span text:style-name="T15">Once you're all signed in, click the Fork button in the top right corner,</text:span></text:a><text:span text:style-name="T18"> </text:span><text:a xlink:type="simple" xlink:href="https://app.pluralsight.com/course-player?clipId=7649e123-e004-46f3-9bdc-91e53067c6e8&amp;startTime=172.96923076923088" office:target-frame-name="psplayer" xlink:show="replace" text:style-name="Internet_20_link" text:visited-style-name="Visited_20_Internet_20_Link"><text:span text:style-name="T15">and that'll create a fork for you.</text:span></text:a><text:span text:style-name="T18"> </text:span><text:a xlink:type="simple" xlink:href="https://app.pluralsight.com/course-player?clipId=7649e123-e004-46f3-9bdc-91e53067c6e8&amp;startTime=175.20000000000002" office:target-frame-name="psplayer" xlink:show="replace" text:style-name="Internet_20_link" text:visited-style-name="Visited_20_Internet_20_Link"><text:span text:style-name="T15">Once you've got your fork created,</text:span></text:a><text:span text:style-name="T18"> </text:span><text:a xlink:type="simple" xlink:href="https://app.pluralsight.com/course-player?clipId=7649e123-e004-46f3-9bdc-91e53067c6e8&amp;startTime=177.20000000000007" office:target-frame-name="psplayer" xlink:show="replace" text:style-name="Internet_20_link" text:visited-style-name="Visited_20_Internet_20_Link"><text:span text:style-name="T15">it'll look very similar to the unforked version,</text:span></text:a><text:span text:style-name="T18"> </text:span><text:a xlink:type="simple" xlink:href="https://app.pluralsight.com/course-player?clipId=7649e123-e004-46f3-9bdc-91e53067c6e8&amp;startTime=180.47272727272733" office:target-frame-name="psplayer" xlink:show="replace" text:style-name="Internet_20_link" text:visited-style-name="Visited_20_Internet_20_Link"><text:span text:style-name="T15">but underneath the repository name at the top it'll say forked</text:span></text:a><text:span text:style-name="T18"> </text:span><text:a xlink:type="simple" xlink:href="https://app.pluralsight.com/course-player?clipId=7649e123-e004-46f3-9bdc-91e53067c6e8&amp;startTime=187.4857142857143" office:target-frame-name="psplayer" xlink:show="replace" text:style-name="Internet_20_link" text:visited-style-name="Visited_20_Internet_20_Link"><text:span text:style-name="T15">from dustinschultz/scf-config-repository.</text:span></text:a><text:span text:style-name="T18"> </text:span><text:a xlink:type="simple" xlink:href="https://app.pluralsight.com/course-player?clipId=7649e123-e004-46f3-9bdc-91e53067c6e8&amp;startTime=189.2" office:target-frame-name="psplayer" xlink:show="replace" text:style-name="Internet_20_link" text:visited-style-name="Visited_20_Internet_20_Link"><text:span text:style-name="T15">Next we want to grab the clone URL, so head over to this green button,</text:span></text:a><text:span text:style-name="T18"> </text:span><text:a xlink:type="simple" xlink:href="https://app.pluralsight.com/course-player?clipId=7649e123-e004-46f3-9bdc-91e53067c6e8&amp;startTime=194.2" office:target-frame-name="psplayer" xlink:show="replace" text:style-name="Internet_20_link" text:visited-style-name="Visited_20_Internet_20_Link"><text:span text:style-name="T15">click it, and copy the clone URL to your clipboard,</text:span></text:a><text:span text:style-name="T18"> </text:span><text:a xlink:type="simple" xlink:href="https://app.pluralsight.com/course-player?clipId=7649e123-e004-46f3-9bdc-91e53067c6e8&amp;startTime=197.05714285714276" office:target-frame-name="psplayer" xlink:show="replace" text:style-name="Internet_20_link" text:visited-style-name="Visited_20_Internet_20_Link"><text:span text:style-name="T15">and head back over to your IDE.</text:span></text:a><text:span text:style-name="T18"> </text:span><text:a xlink:type="simple" xlink:href="https://app.pluralsight.com/course-player?clipId=7649e123-e004-46f3-9bdc-91e53067c6e8&amp;startTime=200.2" office:target-frame-name="psplayer" xlink:show="replace" text:style-name="Internet_20_link" text:visited-style-name="Visited_20_Internet_20_Link"><text:span text:style-name="T15">Back in Eclipse, or STS, we want access to the Git repository's view.</text:span></text:a><text:span text:style-name="T18"> </text:span><text:a xlink:type="simple" xlink:href="https://app.pluralsight.com/course-player?clipId=7649e123-e004-46f3-9bdc-91e53067c6e8&amp;startTime=205.2" office:target-frame-name="psplayer" xlink:show="replace" text:style-name="Internet_20_link" text:visited-style-name="Visited_20_Internet_20_Link"><text:span text:style-name="T15">And you can do that by going to Window, Show View,</text:span></text:a><text:span text:style-name="T18"> </text:span><text:a xlink:type="simple" xlink:href="https://app.pluralsight.com/course-player?clipId=7649e123-e004-46f3-9bdc-91e53067c6e8&amp;startTime=209.78333333333322" office:target-frame-name="psplayer" xlink:show="replace" text:style-name="Internet_20_link" text:visited-style-name="Visited_20_Internet_20_Link"><text:span text:style-name="T15">Other, and choose Git Repositories.</text:span></text:a><text:span text:style-name="T18"> </text:span><text:a xlink:type="simple" xlink:href="https://app.pluralsight.com/course-player?clipId=7649e123-e004-46f3-9bdc-91e53067c6e8&amp;startTime=212.42222222222216" office:target-frame-name="psplayer" xlink:show="replace" text:style-name="Internet_20_link" text:visited-style-name="Visited_20_Internet_20_Link"><text:span text:style-name="T15">Within the Git Repositories view,</text:span></text:a><text:span text:style-name="T18"> </text:span><text:a xlink:type="simple" xlink:href="https://app.pluralsight.com/course-player?clipId=7649e123-e004-46f3-9bdc-91e53067c6e8&amp;startTime=215.2" office:target-frame-name="psplayer" xlink:show="replace" text:style-name="Internet_20_link" text:visited-style-name="Visited_20_Internet_20_Link"><text:span text:style-name="T15">click on the link that says Clone a Git repository.</text:span></text:a><text:span text:style-name="T18"> </text:span><text:a xlink:type="simple" xlink:href="https://app.pluralsight.com/course-player?clipId=7649e123-e004-46f3-9bdc-91e53067c6e8&amp;startTime=219.2" office:target-frame-name="psplayer" xlink:show="replace" text:style-name="Internet_20_link" text:visited-style-name="Visited_20_Internet_20_Link"><text:span text:style-name="T15">It'll pop up a new window.</text:span></text:a><text:span text:style-name="T18"> </text:span><text:a xlink:type="simple" xlink:href="https://app.pluralsight.com/course-player?clipId=7649e123-e004-46f3-9bdc-91e53067c6e8&amp;startTime=221.20000000000005" office:target-frame-name="psplayer" xlink:show="replace" text:style-name="Internet_20_link" text:visited-style-name="Visited_20_Internet_20_Link"><text:span text:style-name="T15">Choose Clone URI.</text:span></text:a><text:span text:style-name="T18"> </text:span><text:a xlink:type="simple" xlink:href="https://app.pluralsight.com/course-player?clipId=7649e123-e004-46f3-9bdc-91e53067c6e8&amp;startTime=222.2" office:target-frame-name="psplayer" xlink:show="replace" text:style-name="Internet_20_link" text:visited-style-name="Visited_20_Internet_20_Link"><text:span text:style-name="T15">Hit Next.</text:span></text:a><text:span text:style-name="T18"> </text:span><text:a xlink:type="simple" xlink:href="https://app.pluralsight.com/course-player?clipId=7649e123-e004-46f3-9bdc-91e53067c6e8&amp;startTime=223.0888888888889" office:target-frame-name="psplayer" xlink:show="replace" text:style-name="Internet_20_link" text:visited-style-name="Visited_20_Internet_20_Link"><text:span text:style-name="T15">Since we copied it to our clipboard,</text:span></text:a><text:span text:style-name="T18"> </text:span><text:a xlink:type="simple" xlink:href="https://app.pluralsight.com/course-player?clipId=7649e123-e004-46f3-9bdc-91e53067c6e8&amp;startTime=226.2" office:target-frame-name="psplayer" xlink:show="replace" text:style-name="Internet_20_link" text:visited-style-name="Visited_20_Internet_20_Link"><text:span text:style-name="T15">it should automatically show up in the URI section with the host</text:span></text:a><text:span text:style-name="T18"> </text:span><text:a xlink:type="simple" xlink:href="https://app.pluralsight.com/course-player?clipId=7649e123-e004-46f3-9bdc-91e53067c6e8&amp;startTime=229.89230769230784" office:target-frame-name="psplayer" xlink:show="replace" text:style-name="Internet_20_link" text:visited-style-name="Visited_20_Internet_20_Link"><text:span text:style-name="T15">and the repository path filled in as well.</text:span></text:a><text:span text:style-name="T18"> </text:span><text:a xlink:type="simple" xlink:href="https://app.pluralsight.com/course-player?clipId=7649e123-e004-46f3-9bdc-91e53067c6e8&amp;startTime=232.35384615384623" office:target-frame-name="psplayer" xlink:show="replace" text:style-name="Internet_20_link" text:visited-style-name="Visited_20_Internet_20_Link"><text:span text:style-name="T15">If it's not, just pasted in that clone URL that we copied into the URI.</text:span></text:a><text:span text:style-name="T18"> </text:span><text:a xlink:type="simple" xlink:href="https://app.pluralsight.com/course-player?clipId=7649e123-e004-46f3-9bdc-91e53067c6e8&amp;startTime=237.2" office:target-frame-name="psplayer" xlink:show="replace" text:style-name="Internet_20_link" text:visited-style-name="Visited_20_Internet_20_Link"><text:span text:style-name="T15">Go ahead and click Next, choose the master branch, and click Finish.</text:span></text:a><text:span text:style-name="T18"> </text:span><text:a xlink:type="simple" xlink:href="https://app.pluralsight.com/course-player?clipId=7649e123-e004-46f3-9bdc-91e53067c6e8&amp;startTime=244.2" office:target-frame-name="psplayer" xlink:show="replace" text:style-name="Internet_20_link" text:visited-style-name="Visited_20_Internet_20_Link"><text:span text:style-name="T15">Since we still have the clone URL on our clipboard,</text:span></text:a><text:span text:style-name="T18"> </text:span><text:a xlink:type="simple" xlink:href="https://app.pluralsight.com/course-player?clipId=7649e123-e004-46f3-9bdc-91e53067c6e8&amp;startTime=247.05714285714276" office:target-frame-name="psplayer" xlink:show="replace" text:style-name="Internet_20_link" text:visited-style-name="Visited_20_Internet_20_Link"><text:span text:style-name="T15">let's set up the Config Server's Git URL by clicking in the application.</text:span></text:a><text:span text:style-name="T18"> </text:span><text:a xlink:type="simple" xlink:href="https://app.pluralsight.com/course-player?clipId=7649e123-e004-46f3-9bdc-91e53067c6e8&amp;startTime=251.47272727272735" office:target-frame-name="psplayer" xlink:show="replace" text:style-name="Internet_20_link" text:visited-style-name="Visited_20_Internet_20_Link"><text:span text:style-name="T15">properties and pasting in that value.</text:span></text:a><text:span text:style-name="T18"> </text:span><text:a xlink:type="simple" xlink:href="https://app.pluralsight.com/course-player?clipId=7649e123-e004-46f3-9bdc-91e53067c6e8&amp;startTime=253.43076923076927" office:target-frame-name="psplayer" xlink:show="replace" text:style-name="Internet_20_link" text:visited-style-name="Visited_20_Internet_20_Link"><text:span text:style-name="T15">Make sure you save that, and then you can close that file.</text:span></text:a><text:span text:style-name="T18"> </text:span><text:a xlink:type="simple" xlink:href="https://app.pluralsight.com/course-player?clipId=7649e123-e004-46f3-9bdc-91e53067c6e8&amp;startTime=257.19999999999993" office:target-frame-name="psplayer" xlink:show="replace" text:style-name="Internet_20_link" text:visited-style-name="Visited_20_Internet_20_Link"><text:span text:style-name="T15">Head back over to the Git Repositories view and expand the repository.</text:span></text:a><text:span text:style-name="T18"> </text:span><text:a xlink:type="simple" xlink:href="https://app.pluralsight.com/course-player?clipId=7649e123-e004-46f3-9bdc-91e53067c6e8&amp;startTime=261.94999999999993" office:target-frame-name="psplayer" xlink:show="replace" text:style-name="Internet_20_link" text:visited-style-name="Visited_20_Internet_20_Link"><text:span text:style-name="T15">Right-click on the Working Tree and choose Import Projects.</text:span></text:a><text:span text:style-name="T18"> </text:span><text:a xlink:type="simple" xlink:href="https://app.pluralsight.com/course-player?clipId=7649e123-e004-46f3-9bdc-91e53067c6e8&amp;startTime=267.2" office:target-frame-name="psplayer" xlink:show="replace" text:style-name="Internet_20_link" text:visited-style-name="Visited_20_Internet_20_Link"><text:span text:style-name="T15">A new dialog box will pop up, and just click Finish.</text:span></text:a><text:span text:style-name="T18"> </text:span><text:a xlink:type="simple" xlink:href="https://app.pluralsight.com/course-player?clipId=7649e123-e004-46f3-9bdc-91e53067c6e8&amp;startTime=270.2" office:target-frame-name="psplayer" xlink:show="replace" text:style-name="Internet_20_link" text:visited-style-name="Visited_20_Internet_20_Link"><text:span text:style-name="T15">In the Package Explorer, expand the config repository project,</text:span></text:a><text:span text:style-name="T18"> </text:span><text:a xlink:type="simple" xlink:href="https://app.pluralsight.com/course-player?clipId=7649e123-e004-46f3-9bdc-91e53067c6e8&amp;startTime=274.2" office:target-frame-name="psplayer" xlink:show="replace" text:style-name="Internet_20_link" text:visited-style-name="Visited_20_Internet_20_Link"><text:span text:style-name="T15">and you'll notice that there are three configuration files.</text:span></text:a><text:span text:style-name="T18"> </text:span><text:a xlink:type="simple" xlink:href="https://app.pluralsight.com/course-player?clipId=7649e123-e004-46f3-9bdc-91e53067c6e8&amp;startTime=277.2" office:target-frame-name="psplayer" xlink:show="replace" text:style-name="Internet_20_link" text:visited-style-name="Visited_20_Internet_20_Link"><text:span text:style-name="T15">Let's take a look at the first configuration file, the application.</text:span></text:a><text:span text:style-name="T18"> </text:span><text:a xlink:type="simple" xlink:href="https://app.pluralsight.com/course-player?clipId=7649e123-e004-46f3-9bdc-91e53067c6e8&amp;startTime=280.86666666666645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7649e123-e004-46f3-9bdc-91e53067c6e8&amp;startTime=281.2" office:target-frame-name="psplayer" xlink:show="replace" text:style-name="Internet_20_link" text:visited-style-name="Visited_20_Internet_20_Link"><text:span text:style-name="T15">This is where all of the global configuration goes.</text:span></text:a><text:span text:style-name="T18"> </text:span><text:a xlink:type="simple" xlink:href="https://app.pluralsight.com/course-player?clipId=7649e123-e004-46f3-9bdc-91e53067c6e8&amp;startTime=284.2" office:target-frame-name="psplayer" xlink:show="replace" text:style-name="Internet_20_link" text:visited-style-name="Visited_20_Internet_20_Link"><text:span text:style-name="T15">The application.</text:span></text:a><text:span text:style-name="T18"> </text:span><text:a xlink:type="simple" xlink:href="https://app.pluralsight.com/course-player?clipId=7649e123-e004-46f3-9bdc-91e53067c6e8&amp;startTime=285.2" office:target-frame-name="psplayer" xlink:show="replace" text:style-name="Internet_20_link" text:visited-style-name="Visited_20_Internet_20_Link"><text:span text:style-name="T15">properties applies to any application that asks for</text:span></text:a><text:span text:style-name="T18"> </text:span><text:a xlink:type="simple" xlink:href="https://app.pluralsight.com/course-player?clipId=7649e123-e004-46f3-9bdc-91e53067c6e8&amp;startTime=289.2" office:target-frame-name="psplayer" xlink:show="replace" text:style-name="Internet_20_link" text:visited-style-name="Visited_20_Internet_20_Link"><text:span text:style-name="T15">configuration from the Config Server.</text:span></text:a><text:span text:style-name="T18"> </text:span><text:a xlink:type="simple" xlink:href="https://app.pluralsight.com/course-player?clipId=7649e123-e004-46f3-9bdc-91e53067c6e8&amp;startTime=291.4222222222223" office:target-frame-name="psplayer" xlink:show="replace" text:style-name="Internet_20_link" text:visited-style-name="Visited_20_Internet_20_Link"><text:span text:style-name="T15">Next, open up the config-client-app.</text:span></text:a><text:span text:style-name="T18"> </text:span><text:a xlink:type="simple" xlink:href="https://app.pluralsight.com/course-player?clipId=7649e123-e004-46f3-9bdc-91e53067c6e8&amp;startTime=293.64444444444445" office:target-frame-name="psplayer" xlink:show="replace" text:style-name="Internet_20_link" text:visited-style-name="Visited_20_Internet_20_Link"><text:span text:style-name="T15">properties file,</text:span></text:a><text:span text:style-name="T18"> </text:span><text:a xlink:type="simple" xlink:href="https://app.pluralsight.com/course-player?clipId=7649e123-e004-46f3-9bdc-91e53067c6e8&amp;startTime=294.53333333333336" office:target-frame-name="psplayer" xlink:show="replace" text:style-name="Internet_20_link" text:visited-style-name="Visited_20_Internet_20_Link"><text:span text:style-name="T15">and note that this is an application-specific configuration file.</text:span></text:a><text:span text:style-name="T18"> </text:span><text:a xlink:type="simple" xlink:href="https://app.pluralsight.com/course-player?clipId=7649e123-e004-46f3-9bdc-91e53067c6e8&amp;startTime=298.8666666666666" office:target-frame-name="psplayer" xlink:show="replace" text:style-name="Internet_20_link" text:visited-style-name="Visited_20_Internet_20_Link"><text:span text:style-name="T15">So this would only apply to an application named config-client-app.</text:span></text:a><text:span text:style-name="T18"> </text:span><text:a xlink:type="simple" xlink:href="https://app.pluralsight.com/course-player?clipId=7649e123-e004-46f3-9bdc-91e53067c6e8&amp;startTime=304.2" office:target-frame-name="psplayer" xlink:show="replace" text:style-name="Internet_20_link" text:visited-style-name="Visited_20_Internet_20_Link"><text:span text:style-name="T15">When we demo the Spring Cloud Config Client,</text:span></text:a><text:span text:style-name="T18"> </text:span><text:a xlink:type="simple" xlink:href="https://app.pluralsight.com/course-player?clipId=7649e123-e004-46f3-9bdc-91e53067c6e8&amp;startTime=308.2" office:target-frame-name="psplayer" xlink:show="replace" text:style-name="Internet_20_link" text:visited-style-name="Visited_20_Internet_20_Link"><text:span text:style-name="T15">we'll configure the Spring application name of that project</text:span></text:a><text:span text:style-name="T18"> </text:span><text:a xlink:type="simple" xlink:href="https://app.pluralsight.com/course-player?clipId=7649e123-e004-46f3-9bdc-91e53067c6e8&amp;startTime=312.7" office:target-frame-name="psplayer" xlink:show="replace" text:style-name="Internet_20_link" text:visited-style-name="Visited_20_Internet_20_Link"><text:span text:style-name="T15">to be the config-client-app so that this configuration only</text:span></text:a><text:span text:style-name="T18"> </text:span><text:a xlink:type="simple" xlink:href="https://app.pluralsight.com/course-player?clipId=7649e123-e004-46f3-9bdc-91e53067c6e8&amp;startTime=317.2" office:target-frame-name="psplayer" xlink:show="replace" text:style-name="Internet_20_link" text:visited-style-name="Visited_20_Internet_20_Link"><text:span text:style-name="T15">applies to that application.</text:span></text:a><text:span text:style-name="T18"> </text:span><text:a xlink:type="simple" xlink:href="https://app.pluralsight.com/course-player?clipId=7649e123-e004-46f3-9bdc-91e53067c6e8&amp;startTime=319.01818181818174" office:target-frame-name="psplayer" xlink:show="replace" text:style-name="Internet_20_link" text:visited-style-name="Visited_20_Internet_20_Link"><text:span text:style-name="T15">Go ahead and open up the last configuration file, the config-client-app-prod.</text:span></text:a><text:span text:style-name="T18"> </text:span><text:a xlink:type="simple" xlink:href="https://app.pluralsight.com/course-player?clipId=7649e123-e004-46f3-9bdc-91e53067c6e8&amp;startTime=326.2" office:target-frame-name="psplayer" xlink:show="replace" text:style-name="Internet_20_link" text:visited-style-name="Visited_20_Internet_20_Link"><text:span text:style-name="T15">properties file.</text:span></text:a><text:span text:style-name="T18"> </text:span><text:a xlink:type="simple" xlink:href="https://app.pluralsight.com/course-player?clipId=7649e123-e004-46f3-9bdc-91e53067c6e8&amp;startTime=328.2" office:target-frame-name="psplayer" xlink:show="replace" text:style-name="Internet_20_link" text:visited-style-name="Visited_20_Internet_20_Link"><text:span text:style-name="T15">And this configuration file is similar to the one we just looked at.</text:span></text:a><text:span text:style-name="T18"> </text:span><text:a xlink:type="simple" xlink:href="https://app.pluralsight.com/course-player?clipId=7649e123-e004-46f3-9bdc-91e53067c6e8&amp;startTime=331.2" office:target-frame-name="psplayer" xlink:show="replace" text:style-name="Internet_20_link" text:visited-style-name="Visited_20_Internet_20_Link"><text:span text:style-name="T15">And it would apply to the same application,</text:span></text:a><text:span text:style-name="T18"> </text:span><text:a xlink:type="simple" xlink:href="https://app.pluralsight.com/course-player?clipId=7649e123-e004-46f3-9bdc-91e53067c6e8&amp;startTime=334.27692307692286" office:target-frame-name="psplayer" xlink:show="replace" text:style-name="Internet_20_link" text:visited-style-name="Visited_20_Internet_20_Link"><text:span text:style-name="T15">but instead it would only apply to the application if the application</text:span></text:a><text:span text:style-name="T18"> </text:span><text:a xlink:type="simple" xlink:href="https://app.pluralsight.com/course-player?clipId=7649e123-e004-46f3-9bdc-91e53067c6e8&amp;startTime=338.10909090909075" office:target-frame-name="psplayer" xlink:show="replace" text:style-name="Internet_20_link" text:visited-style-name="Visited_20_Internet_20_Link"><text:span text:style-name="T15">was running with the Spring Profile named prod.</text:span></text:a><text:span text:style-name="T18"> </text:span><text:a xlink:type="simple" xlink:href="https://app.pluralsight.com/course-player?clipId=7649e123-e004-46f3-9bdc-91e53067c6e8&amp;startTime=341.2" office:target-frame-name="psplayer" xlink:show="replace" text:style-name="Internet_20_link" text:visited-style-name="Visited_20_Internet_20_Link"><text:span text:style-name="T15">Let's close all of these configuration files and</text:span></text:a><text:span text:style-name="T18"> </text:span><text:a xlink:type="simple" xlink:href="https://app.pluralsight.com/course-player?clipId=7649e123-e004-46f3-9bdc-91e53067c6e8&amp;startTime=345.3428571428571" office:target-frame-name="psplayer" xlink:show="replace" text:style-name="Internet_20_link" text:visited-style-name="Visited_20_Internet_20_Link"><text:span text:style-name="T15">start up our Configuration Server.</text:span></text:a><text:span text:style-name="T18"> </text:span><text:a xlink:type="simple" xlink:href="https://app.pluralsight.com/course-player?clipId=7649e123-e004-46f3-9bdc-91e53067c6e8&amp;startTime=348.2" office:target-frame-name="psplayer" xlink:show="replace" text:style-name="Internet_20_link" text:visited-style-name="Visited_20_Internet_20_Link"><text:span text:style-name="T15">So go over here to the config-server, expand it,</text:span></text:a><text:span text:style-name="T18"> </text:span><text:a xlink:type="simple" xlink:href="https://app.pluralsight.com/course-player?clipId=7649e123-e004-46f3-9bdc-91e53067c6e8&amp;startTime=350.45" office:target-frame-name="psplayer" xlink:show="replace" text:style-name="Internet_20_link" text:visited-style-name="Visited_20_Internet_20_Link"><text:span text:style-name="T15">find the main application class, right-click on it,</text:span></text:a><text:span text:style-name="T18"> </text:span><text:a xlink:type="simple" xlink:href="https://app.pluralsight.com/course-player?clipId=7649e123-e004-46f3-9bdc-91e53067c6e8&amp;startTime=354.6615384615384" office:target-frame-name="psplayer" xlink:show="replace" text:style-name="Internet_20_link" text:visited-style-name="Visited_20_Internet_20_Link"><text:span text:style-name="T15">and go to Run As Spring Boot App.</text:span></text:a><text:span text:style-name="T18"> </text:span><text:a xlink:type="simple" xlink:href="https://app.pluralsight.com/course-player?clipId=7649e123-e004-46f3-9bdc-91e53067c6e8&amp;startTime=360.2" office:target-frame-name="psplayer" xlink:show="replace" text:style-name="Internet_20_link" text:visited-style-name="Visited_20_Internet_20_Link"><text:span text:style-name="T15">Once the Configuration Server is started,</text:span></text:a><text:span text:style-name="T18"> </text:span><text:a xlink:type="simple" xlink:href="https://app.pluralsight.com/course-player?clipId=7649e123-e004-46f3-9bdc-91e53067c6e8&amp;startTime=361.7" office:target-frame-name="psplayer" xlink:show="replace" text:style-name="Internet_20_link" text:visited-style-name="Visited_20_Internet_20_Link"><text:span text:style-name="T15">let's open up a browser and hit some of the REST endpoints.</text:span></text:a><text:span text:style-name="T18"> </text:span><text:a xlink:type="simple" xlink:href="https://app.pluralsight.com/course-player?clipId=7649e123-e004-46f3-9bdc-91e53067c6e8&amp;startTime=366.2" office:target-frame-name="psplayer" xlink:show="replace" text:style-name="Internet_20_link" text:visited-style-name="Visited_20_Internet_20_Link"><text:span text:style-name="T15">Once you've got your browser open, visit localhost:8888/.</text:span></text:a><text:span text:style-name="T18"> </text:span><text:a xlink:type="simple" xlink:href="https://app.pluralsight.com/course-player?clipId=7649e123-e004-46f3-9bdc-91e53067c6e8&amp;startTime=372.2" office:target-frame-name="psplayer" xlink:show="replace" text:style-name="Internet_20_link" text:visited-style-name="Visited_20_Internet_20_Link"><text:span text:style-name="T15">And then remember that it's the application name/profile/label,</text:span></text:a><text:span text:style-name="T18"> </text:span><text:a xlink:type="simple" xlink:href="https://app.pluralsight.com/course-player?clipId=7649e123-e004-46f3-9bdc-91e53067c6e8&amp;startTime=377.2" office:target-frame-name="psplayer" xlink:show="replace" text:style-name="Internet_20_link" text:visited-style-name="Visited_20_Internet_20_Link"><text:span text:style-name="T15">so application name will be config-client-app.</text:span></text:a><text:span text:style-name="T18"> </text:span><text:a xlink:type="simple" xlink:href="https://app.pluralsight.com/course-player?clipId=7649e123-e004-46f3-9bdc-91e53067c6e8&amp;startTime=383.2" office:target-frame-name="psplayer" xlink:show="replace" text:style-name="Internet_20_link" text:visited-style-name="Visited_20_Internet_20_Link"><text:span text:style-name="T15">And remember that the profile parameter is a required parameter,</text:span></text:a><text:span text:style-name="T18"> </text:span><text:a xlink:type="simple" xlink:href="https://app.pluralsight.com/course-player?clipId=7649e123-e004-46f3-9bdc-91e53067c6e8&amp;startTime=387.2" office:target-frame-name="psplayer" xlink:show="replace" text:style-name="Internet_20_link" text:visited-style-name="Visited_20_Internet_20_Link"><text:span text:style-name="T15">so if we want to see the default configuration for the</text:span></text:a><text:span text:style-name="T18"> </text:span><text:a xlink:type="simple" xlink:href="https://app.pluralsight.com/course-player?clipId=7649e123-e004-46f3-9bdc-91e53067c6e8&amp;startTime=391.43076923076893" office:target-frame-name="psplayer" xlink:show="replace" text:style-name="Internet_20_link" text:visited-style-name="Visited_20_Internet_20_Link"><text:span text:style-name="T15">Config Client app without any Spring Profile,</text:span></text:a><text:span text:style-name="T18"> </text:span><text:a xlink:type="simple" xlink:href="https://app.pluralsight.com/course-player?clipId=7649e123-e004-46f3-9bdc-91e53067c6e8&amp;startTime=394.7" office:target-frame-name="psplayer" xlink:show="replace" text:style-name="Internet_20_link" text:visited-style-name="Visited_20_Internet_20_Link"><text:span text:style-name="T15">we use the value default as the default profile.</text:span></text:a><text:span text:style-name="T18"> </text:span><text:a xlink:type="simple" xlink:href="https://app.pluralsight.com/course-player?clipId=7649e123-e004-46f3-9bdc-91e53067c6e8&amp;startTime=399.2" office:target-frame-name="psplayer" xlink:show="replace" text:style-name="Internet_20_link" text:visited-style-name="Visited_20_Internet_20_Link"><text:span text:style-name="T15">The default return format is in JSON,</text:span></text:a><text:span text:style-name="T18"> </text:span><text:a xlink:type="simple" xlink:href="https://app.pluralsight.com/course-player?clipId=7649e123-e004-46f3-9bdc-91e53067c6e8&amp;startTime=401.35384615384623" office:target-frame-name="psplayer" xlink:show="replace" text:style-name="Internet_20_link" text:visited-style-name="Visited_20_Internet_20_Link"><text:span text:style-name="T15">and the important points of this are the property sources.</text:span></text:a><text:span text:style-name="T18"> </text:span><text:a xlink:type="simple" xlink:href="https://app.pluralsight.com/course-player?clipId=7649e123-e004-46f3-9bdc-91e53067c6e8&amp;startTime=405.01818181818174" office:target-frame-name="psplayer" xlink:show="replace" text:style-name="Internet_20_link" text:visited-style-name="Visited_20_Internet_20_Link"><text:span text:style-name="T15">Notice that the bottom property source is the application.</text:span></text:a><text:span text:style-name="T18"> </text:span><text:a xlink:type="simple" xlink:href="https://app.pluralsight.com/course-player?clipId=7649e123-e004-46f3-9bdc-91e53067c6e8&amp;startTime=409.3111111111111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7649e123-e004-46f3-9bdc-91e53067c6e8&amp;startTime=409.8666666666666" office:target-frame-name="psplayer" xlink:show="replace" text:style-name="Internet_20_link" text:visited-style-name="Visited_20_Internet_20_Link"><text:span text:style-name="T15">That's the global properties that applies to every application.</text:span></text:a><text:span text:style-name="T18"> </text:span><text:a xlink:type="simple" xlink:href="https://app.pluralsight.com/course-player?clipId=7649e123-e004-46f3-9bdc-91e53067c6e8&amp;startTime=414.3999999999999" office:target-frame-name="psplayer" xlink:show="replace" text:style-name="Internet_20_link" text:visited-style-name="Visited_20_Internet_20_Link"><text:span text:style-name="T15">And then </text:span></text:a><text:soft-page-break/><text:a xlink:type="simple" xlink:href="https://app.pluralsight.com/course-player?clipId=7649e123-e004-46f3-9bdc-91e53067c6e8&amp;startTime=414.3999999999999" office:target-frame-name="psplayer" xlink:show="replace" text:style-name="Internet_20_link" text:visited-style-name="Visited_20_Internet_20_Link"><text:span text:style-name="T15">the property source above that,</text:span></text:a><text:span text:style-name="T18"> </text:span><text:a xlink:type="simple" xlink:href="https://app.pluralsight.com/course-player?clipId=7649e123-e004-46f3-9bdc-91e53067c6e8&amp;startTime=417.2" office:target-frame-name="psplayer" xlink:show="replace" text:style-name="Internet_20_link" text:visited-style-name="Visited_20_Internet_20_Link"><text:span text:style-name="T15">which overrides any of the global property sources,</text:span></text:a><text:span text:style-name="T18"> </text:span><text:a xlink:type="simple" xlink:href="https://app.pluralsight.com/course-player?clipId=7649e123-e004-46f3-9bdc-91e53067c6e8&amp;startTime=421.2" office:target-frame-name="psplayer" xlink:show="replace" text:style-name="Internet_20_link" text:visited-style-name="Visited_20_Internet_20_Link"><text:span text:style-name="T15">is the config-clien-app.</text:span></text:a><text:span text:style-name="T18"> </text:span><text:a xlink:type="simple" xlink:href="https://app.pluralsight.com/course-player?clipId=7649e123-e004-46f3-9bdc-91e53067c6e8&amp;startTime=422.5636363636363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7649e123-e004-46f3-9bdc-91e53067c6e8&amp;startTime=423.01818181818174" office:target-frame-name="psplayer" xlink:show="replace" text:style-name="Internet_20_link" text:visited-style-name="Visited_20_Internet_20_Link"><text:span text:style-name="T15">If we modify the URL and replace default with prod,</text:span></text:a><text:span text:style-name="T18"> </text:span><text:a xlink:type="simple" xlink:href="https://app.pluralsight.com/course-player?clipId=7649e123-e004-46f3-9bdc-91e53067c6e8&amp;startTime=427.1" office:target-frame-name="psplayer" xlink:show="replace" text:style-name="Internet_20_link" text:visited-style-name="Visited_20_Internet_20_Link"><text:span text:style-name="T15">we'll see that it brings in the config-client-app-prod.</text:span></text:a><text:span text:style-name="T18"> </text:span><text:a xlink:type="simple" xlink:href="https://app.pluralsight.com/course-player?clipId=7649e123-e004-46f3-9bdc-91e53067c6e8&amp;startTime=429.95" office:target-frame-name="psplayer" xlink:show="replace" text:style-name="Internet_20_link" text:visited-style-name="Visited_20_Internet_20_Link"><text:span text:style-name="T15">properties file, which overrides all of the property sources below it.</text:span></text:a><text:span text:style-name="T18"> </text:span><text:a xlink:type="simple" xlink:href="https://app.pluralsight.com/course-player?clipId=7649e123-e004-46f3-9bdc-91e53067c6e8&amp;startTime=436.86666666666673" office:target-frame-name="psplayer" xlink:show="replace" text:style-name="Internet_20_link" text:visited-style-name="Visited_20_Internet_20_Link"><text:span text:style-name="T15">Don't forget that we also have a couple other endpoints,</text:span></text:a><text:span text:style-name="T18"> </text:span><text:a xlink:type="simple" xlink:href="https://app.pluralsight.com/course-player?clipId=7649e123-e004-46f3-9bdc-91e53067c6e8&amp;startTime=441.10909090909087" office:target-frame-name="psplayer" xlink:show="replace" text:style-name="Internet_20_link" text:visited-style-name="Visited_20_Internet_20_Link"><text:span text:style-name="T15">like an endpoint to request the.</text:span></text:a><text:span text:style-name="T18"> </text:span><text:a xlink:type="simple" xlink:href="https://app.pluralsight.com/course-player?clipId=7649e123-e004-46f3-9bdc-91e53067c6e8&amp;startTime=443.8363636363635" office:target-frame-name="psplayer" xlink:show="replace" text:style-name="Internet_20_link" text:visited-style-name="Visited_20_Internet_20_Link"><text:span text:style-name="T15">properties file or the.</text:span></text:a><text:span text:style-name="T18"> </text:span><text:a xlink:type="simple" xlink:href="https://app.pluralsight.com/course-player?clipId=7649e123-e004-46f3-9bdc-91e53067c6e8&amp;startTime=445.5125" office:target-frame-name="psplayer" xlink:show="replace" text:style-name="Internet_20_link" text:visited-style-name="Visited_20_Internet_20_Link"><text:span text:style-name="T15">yml file.</text:span></text:a><text:span text:style-name="T18"> </text:span><text:a xlink:type="simple" xlink:href="https://app.pluralsight.com/course-player?clipId=7649e123-e004-46f3-9bdc-91e53067c6e8&amp;startTime=446.1375" office:target-frame-name="psplayer" xlink:show="replace" text:style-name="Internet_20_link" text:visited-style-name="Visited_20_Internet_20_Link"><text:span text:style-name="T15">So if we go up here, we take out /prod and we replace it with.</text:span></text:a><text:span text:style-name="T18"> </text:span><text:a xlink:type="simple" xlink:href="https://app.pluralsight.com/course-player?clipId=7649e123-e004-46f3-9bdc-91e53067c6e8&amp;startTime=451.2" office:target-frame-name="psplayer" xlink:show="replace" text:style-name="Internet_20_link" text:visited-style-name="Visited_20_Internet_20_Link"><text:span text:style-name="T15">properties, we'll see that it returns back a properties file.</text:span></text:a><text:span text:style-name="T18"> </text:span><text:a xlink:type="simple" xlink:href="https://app.pluralsight.com/course-player?clipId=7649e123-e004-46f3-9bdc-91e53067c6e8&amp;startTime=456.2" office:target-frame-name="psplayer" xlink:show="replace" text:style-name="Internet_20_link" text:visited-style-name="Visited_20_Internet_20_Link"><text:span text:style-name="T15">And you'll see that it's actually applied all of the property</text:span></text:a><text:span text:style-name="T18"> </text:span><text:a xlink:type="simple" xlink:href="https://app.pluralsight.com/course-player?clipId=7649e123-e004-46f3-9bdc-91e53067c6e8&amp;startTime=458.95" office:target-frame-name="psplayer" xlink:show="replace" text:style-name="Internet_20_link" text:visited-style-name="Visited_20_Internet_20_Link"><text:span text:style-name="T15">sources in the order which take precedence.</text:span></text:a><text:span text:style-name="T18"> </text:span><text:a xlink:type="simple" xlink:href="https://app.pluralsight.com/course-player?clipId=7649e123-e004-46f3-9bdc-91e53067c6e8&amp;startTime=461.59999999999985" office:target-frame-name="psplayer" xlink:show="replace" text:style-name="Internet_20_link" text:visited-style-name="Visited_20_Internet_20_Link"><text:span text:style-name="T15">So you see that some.</text:span></text:a><text:span text:style-name="T18"> </text:span><text:a xlink:type="simple" xlink:href="https://app.pluralsight.com/course-player?clipId=7649e123-e004-46f3-9bdc-91e53067c6e8&amp;startTime=463.6545454545454" office:target-frame-name="psplayer" xlink:show="replace" text:style-name="Internet_20_link" text:visited-style-name="Visited_20_Internet_20_Link"><text:span text:style-name="T15">other.</text:span></text:a><text:span text:style-name="T18"> </text:span><text:a xlink:type="simple" xlink:href="https://app.pluralsight.com/course-player?clipId=7649e123-e004-46f3-9bdc-91e53067c6e8&amp;startTime=464.10909090909087" office:target-frame-name="psplayer" xlink:show="replace" text:style-name="Internet_20_link" text:visited-style-name="Visited_20_Internet_20_Link"><text:span text:style-name="T15">property is still global, but some.</text:span></text:a><text:span text:style-name="T18"> </text:span><text:a xlink:type="simple" xlink:href="https://app.pluralsight.com/course-player?clipId=7649e123-e004-46f3-9bdc-91e53067c6e8&amp;startTime=466.8363636363635" office:target-frame-name="psplayer" xlink:show="replace" text:style-name="Internet_20_link" text:visited-style-name="Visited_20_Internet_20_Link"><text:span text:style-name="T15">property was overridden by the app specific overridden value.</text:span></text:a><text:span text:style-name="T18"> </text:span><text:a xlink:type="simple" xlink:href="https://app.pluralsight.com/course-player?clipId=7649e123-e004-46f3-9bdc-91e53067c6e8&amp;startTime=470.59999999999985" office:target-frame-name="psplayer" xlink:show="replace" text:style-name="Internet_20_link" text:visited-style-name="Visited_20_Internet_20_Link"><text:span text:style-name="T15">And you can do the same thing with YAML.</text:span></text:a><text:span text:style-name="T18"> </text:span><text:a xlink:type="simple" xlink:href="https://app.pluralsight.com/course-player?clipId=7649e123-e004-46f3-9bdc-91e53067c6e8&amp;startTime=474.2" office:target-frame-name="psplayer" xlink:show="replace" text:style-name="Internet_20_link" text:visited-style-name="Visited_20_Internet_20_Link"><text:span text:style-name="T15">It will actually convert the source.</text:span></text:a><text:span text:style-name="T18"> </text:span><text:a xlink:type="simple" xlink:href="https://app.pluralsight.com/course-player?clipId=7649e123-e004-46f3-9bdc-91e53067c6e8&amp;startTime=476.9692307692307" office:target-frame-name="psplayer" xlink:show="replace" text:style-name="Internet_20_link" text:visited-style-name="Visited_20_Internet_20_Link"><text:span text:style-name="T15">properties files into YAML format for you.</text:span></text:a><text:span text:style-name="T18"> </text:span><text:a xlink:type="simple" xlink:href="https://app.pluralsight.com/course-player?clipId=7649e123-e004-46f3-9bdc-91e53067c6e8&amp;startTime=480.2" office:target-frame-name="psplayer" xlink:show="replace" text:style-name="Internet_20_link" text:visited-style-name="Visited_20_Internet_20_Link"><text:span text:style-name="T15">So instead of.</text:span></text:a><text:span text:style-name="T18"> </text:span><text:a xlink:type="simple" xlink:href="https://app.pluralsight.com/course-player?clipId=7649e123-e004-46f3-9bdc-91e53067c6e8&amp;startTime=481.45000000000005" office:target-frame-name="psplayer" xlink:show="replace" text:style-name="Internet_20_link" text:visited-style-name="Visited_20_Internet_20_Link"><text:span text:style-name="T15">properties, we'll replace this with.</text:span></text:a><text:span text:style-name="T18"> </text:span><text:a xlink:type="simple" xlink:href="https://app.pluralsight.com/course-player?clipId=7649e123-e004-46f3-9bdc-91e53067c6e8&amp;startTime=483.5333333333335" office:target-frame-name="psplayer" xlink:show="replace" text:style-name="Internet_20_link" text:visited-style-name="Visited_20_Internet_20_Link"><text:span text:style-name="T15">yml, and we hit Return, and you can see that it output the same configuration in YAML format.</text:span></text:a></text:p>
      <text:h text:style-name="P3" text:outline-level="3"><text:a xlink:type="simple" xlink:href="https://app.pluralsight.com/course-player?clipId=0b1ab241-61f6-4a71-8dd2-3cf33f2e4d37" office:target-frame-name="psplayer" xlink:show="replace" text:style-name="Internet_20_link" text:visited-style-name="Visited_20_Internet_20_Link"><text:span text:style-name="T15">Using the Spring Cloud Config Client</text:span></text:a></text:h>
      <text:p text:style-name="P5"><text:a xlink:type="simple" xlink:href="https://app.pluralsight.com/course-player?clipId=0b1ab241-61f6-4a71-8dd2-3cf33f2e4d37&amp;startTime=2.133" office:target-frame-name="psplayer" xlink:show="replace" text:style-name="Internet_20_link" text:visited-style-name="Visited_20_Internet_20_Link"><text:span text:style-name="T15">Now that we've seen how the Spring Cloud Config Server</text:span></text:a><text:span text:style-name="T18"> </text:span><text:a xlink:type="simple" xlink:href="https://app.pluralsight.com/course-player?clipId=0b1ab241-61f6-4a71-8dd2-3cf33f2e4d37&amp;startTime=4.440692307692308" office:target-frame-name="psplayer" xlink:show="replace" text:style-name="Internet_20_link" text:visited-style-name="Visited_20_Internet_20_Link"><text:span text:style-name="T15">works and how to get one set up, let's look at the other end of the equation,</text:span></text:a><text:span text:style-name="T18"> </text:span><text:a xlink:type="simple" xlink:href="https://app.pluralsight.com/course-player?clipId=0b1ab241-61f6-4a71-8dd2-3cf33f2e4d37&amp;startTime=9.508" office:target-frame-name="psplayer" xlink:show="replace" text:style-name="Internet_20_link" text:visited-style-name="Visited_20_Internet_20_Link"><text:span text:style-name="T15">the Client.</text:span></text:a><text:span text:style-name="T18"> </text:span><text:a xlink:type="simple" xlink:href="https://app.pluralsight.com/course-player?clipId=0b1ab241-61f6-4a71-8dd2-3cf33f2e4d37&amp;startTime=10.133" office:target-frame-name="psplayer" xlink:show="replace" text:style-name="Internet_20_link" text:visited-style-name="Visited_20_Internet_20_Link"><text:span text:style-name="T15">At its core,</text:span></text:a><text:span text:style-name="T18"> </text:span><text:a xlink:type="simple" xlink:href="https://app.pluralsight.com/course-player?clipId=0b1ab241-61f6-4a71-8dd2-3cf33f2e4d37&amp;startTime=11.223909090909089" office:target-frame-name="psplayer" xlink:show="replace" text:style-name="Internet_20_link" text:visited-style-name="Visited_20_Internet_20_Link"><text:span text:style-name="T15">the Config Client is responsible for bootstrapping and</text:span></text:a><text:span text:style-name="T18"> </text:span><text:a xlink:type="simple" xlink:href="https://app.pluralsight.com/course-player?clipId=0b1ab241-61f6-4a71-8dd2-3cf33f2e4d37&amp;startTime=14.133" office:target-frame-name="psplayer" xlink:show="replace" text:style-name="Internet_20_link" text:visited-style-name="Visited_20_Internet_20_Link"><text:span text:style-name="T15">fetching application configuration.</text:span></text:a><text:span text:style-name="T18"> </text:span><text:a xlink:type="simple" xlink:href="https://app.pluralsight.com/course-player?clipId=0b1ab241-61f6-4a71-8dd2-3cf33f2e4d37&amp;startTime=17.133" office:target-frame-name="psplayer" xlink:show="replace" text:style-name="Internet_20_link" text:visited-style-name="Visited_20_Internet_20_Link"><text:span text:style-name="T15">So what do I mean when I say that the Config Client is responsible</text:span></text:a><text:span text:style-name="T18"> </text:span><text:a xlink:type="simple" xlink:href="https://app.pluralsight.com/course-player?clipId=0b1ab241-61f6-4a71-8dd2-3cf33f2e4d37&amp;startTime=20.86633333333332" office:target-frame-name="psplayer" xlink:show="replace" text:style-name="Internet_20_link" text:visited-style-name="Visited_20_Internet_20_Link"><text:span text:style-name="T15">for bootstrapping application configuration?</text:span></text:a><text:span text:style-name="T18"> </text:span><text:a xlink:type="simple" xlink:href="https://app.pluralsight.com/course-player?clipId=0b1ab241-61f6-4a71-8dd2-3cf33f2e4d37&amp;startTime=22.847285714285718" office:target-frame-name="psplayer" xlink:show="replace" text:style-name="Internet_20_link" text:visited-style-name="Visited_20_Internet_20_Link"><text:span text:style-name="T15">Well, when a Spring application starts up,</text:span></text:a><text:span text:style-name="T18"> </text:span><text:a xlink:type="simple" xlink:href="https://app.pluralsight.com/course-player?clipId=0b1ab241-61f6-4a71-8dd2-3cf33f2e4d37&amp;startTime=26.332999999999995" office:target-frame-name="psplayer" xlink:show="replace" text:style-name="Internet_20_link" text:visited-style-name="Visited_20_Internet_20_Link"><text:span text:style-name="T15">it needs to resolve its property sources.</text:span></text:a><text:span text:style-name="T18"> </text:span><text:a xlink:type="simple" xlink:href="https://app.pluralsight.com/course-player?clipId=0b1ab241-61f6-4a71-8dd2-3cf33f2e4d37&amp;startTime=29.133" office:target-frame-name="psplayer" xlink:show="replace" text:style-name="Internet_20_link" text:visited-style-name="Visited_20_Internet_20_Link"><text:span text:style-name="T15">And it needs to do that very early on in the startup process.</text:span></text:a><text:span text:style-name="T18"> </text:span><text:a xlink:type="simple" xlink:href="https://app.pluralsight.com/course-player?clipId=0b1ab241-61f6-4a71-8dd2-3cf33f2e4d37&amp;startTime=33.133" office:target-frame-name="psplayer" xlink:show="replace" text:style-name="Internet_20_link" text:visited-style-name="Visited_20_Internet_20_Link"><text:span text:style-name="T15">Some of the reasons for that are things like your property placeholders.</text:span></text:a><text:span text:style-name="T18"> </text:span><text:a xlink:type="simple" xlink:href="https://app.pluralsight.com/course-player?clipId=0b1ab241-61f6-4a71-8dd2-3cf33f2e4d37&amp;startTime=37.133" office:target-frame-name="psplayer" xlink:show="replace" text:style-name="Internet_20_link" text:visited-style-name="Visited_20_Internet_20_Link"><text:span text:style-name="T15">When you resolve those,</text:span></text:a><text:span text:style-name="T18"> </text:span><text:a xlink:type="simple" xlink:href="https://app.pluralsight.com/course-player?clipId=0b1ab241-61f6-4a71-8dd2-3cf33f2e4d37&amp;startTime=38.133" office:target-frame-name="psplayer" xlink:show="replace" text:style-name="Internet_20_link" text:visited-style-name="Visited_20_Internet_20_Link"><text:span text:style-name="T15">it needs to actually have the values to resolve the placeholders.</text:span></text:a><text:span text:style-name="T18"> </text:span><text:a xlink:type="simple" xlink:href="https://app.pluralsight.com/course-player?clipId=0b1ab241-61f6-4a71-8dd2-3cf33f2e4d37&amp;startTime=41.333" office:target-frame-name="psplayer" xlink:show="replace" text:style-name="Internet_20_link" text:visited-style-name="Visited_20_Internet_20_Link"><text:span text:style-name="T15">And since the configuration lives on the Configuration Server,</text:span></text:a><text:span text:style-name="T18"> </text:span><text:a xlink:type="simple" xlink:href="https://app.pluralsight.com/course-player?clipId=0b1ab241-61f6-4a71-8dd2-3cf33f2e4d37&amp;startTime=45.04209090909091" office:target-frame-name="psplayer" xlink:show="replace" text:style-name="Internet_20_link" text:visited-style-name="Visited_20_Internet_20_Link"><text:span text:style-name="T15">that means that the Config Client needs to fetch the</text:span></text:a><text:span text:style-name="T18"> </text:span><text:a xlink:type="simple" xlink:href="https://app.pluralsight.com/course-player?clipId=0b1ab241-61f6-4a71-8dd2-3cf33f2e4d37&amp;startTime=49.758" office:target-frame-name="psplayer" xlink:show="replace" text:style-name="Internet_20_link" text:visited-style-name="Visited_20_Internet_20_Link"><text:span text:style-name="T15">application configuration before the Spring application</text:span></text:a><text:span text:style-name="T18"> </text:span><text:a xlink:type="simple" xlink:href="https://app.pluralsight.com/course-player?clipId=0b1ab241-61f6-4a71-8dd2-3cf33f2e4d37&amp;startTime=53.508" office:target-frame-name="psplayer" xlink:show="replace" text:style-name="Internet_20_link" text:visited-style-name="Visited_20_Internet_20_Link"><text:span text:style-name="T15">context has even technically started.</text:span></text:a><text:span text:style-name="T18"> </text:span><text:a xlink:type="simple" xlink:href="https://app.pluralsight.com/course-player?clipId=0b1ab241-61f6-4a71-8dd2-3cf33f2e4d37&amp;startTime=55.58754545454547" office:target-frame-name="psplayer" xlink:show="replace" text:style-name="Internet_20_link" text:visited-style-name="Visited_20_Internet_20_Link"><text:span text:style-name="T15">If it waited until the application was fully started,</text:span></text:a><text:span text:style-name="T18"> </text:span><text:a xlink:type="simple" xlink:href="https://app.pluralsight.com/course-player?clipId=0b1ab241-61f6-4a71-8dd2-3cf33f2e4d37&amp;startTime=58.933" office:target-frame-name="psplayer" xlink:show="replace" text:style-name="Internet_20_link" text:visited-style-name="Visited_20_Internet_20_Link"><text:span text:style-name="T15">it would be too late in the process.</text:span></text:a><text:span text:style-name="T18"> </text:span><text:a xlink:type="simple" xlink:href="https://app.pluralsight.com/course-player?clipId=0b1ab241-61f6-4a71-8dd2-3cf33f2e4d37&amp;startTime=62.133" office:target-frame-name="psplayer" xlink:show="replace" text:style-name="Internet_20_link" text:visited-style-name="Visited_20_Internet_20_Link"><text:span text:style-name="T15">There are two different ways that you can get the Config Client</text:span></text:a><text:span text:style-name="T18"> </text:span><text:a xlink:type="simple" xlink:href="https://app.pluralsight.com/course-player?clipId=0b1ab241-61f6-4a71-8dd2-3cf33f2e4d37&amp;startTime=65.82530769230769" office:target-frame-name="psplayer" xlink:show="replace" text:style-name="Internet_20_link" text:visited-style-name="Visited_20_Internet_20_Link"><text:span text:style-name="T15">to bootstrap your application properties,</text:span></text:a><text:span text:style-name="T18"> </text:span><text:a xlink:type="simple" xlink:href="https://app.pluralsight.com/course-player?clipId=0b1ab241-61f6-4a71-8dd2-3cf33f2e4d37&amp;startTime=67.73300000000002" office:target-frame-name="psplayer" xlink:show="replace" text:style-name="Internet_20_link" text:visited-style-name="Visited_20_Internet_20_Link"><text:span text:style-name="T15">and they both use a special file called the bootstrap.</text:span></text:a><text:span text:style-name="T18"> </text:span><text:a xlink:type="simple" xlink:href="https://app.pluralsight.com/course-player?clipId=0b1ab241-61f6-4a71-8dd2-3cf33f2e4d37&amp;startTime=72.79966666666668" office:target-frame-name="psplayer" xlink:show="replace" text:style-name="Internet_20_link" text:visited-style-name="Visited_20_Internet_20_Link"><text:span text:style-name="T15">properties or the bootstrap.</text:span></text:a><text:span text:style-name="T18"> </text:span><text:a xlink:type="simple" xlink:href="https://app.pluralsight.com/course-player?clipId=0b1ab241-61f6-4a71-8dd2-3cf33f2e4d37&amp;startTime=75.46633333333337" office:target-frame-name="psplayer" xlink:show="replace" text:style-name="Internet_20_link" text:visited-style-name="Visited_20_Internet_20_Link"><text:span text:style-name="T15">yml.</text:span></text:a><text:span text:style-name="T18"> </text:span><text:a xlink:type="simple" xlink:href="https://app.pluralsight.com/course-player?clipId=0b1ab241-61f6-4a71-8dd2-3cf33f2e4d37&amp;startTime=76.133" office:target-frame-name="psplayer" xlink:show="replace" text:style-name="Internet_20_link" text:visited-style-name="Visited_20_Internet_20_Link"><text:span text:style-name="T15">The first way is Config First, and you do that by configuring a bootstrap.</text:span></text:a><text:span text:style-name="T18"> </text:span><text:a xlink:type="simple" xlink:href="https://app.pluralsight.com/course-player?clipId=0b1ab241-61f6-4a71-8dd2-3cf33f2e4d37&amp;startTime=81.67845454545454" office:target-frame-name="psplayer" xlink:show="replace" text:style-name="Internet_20_link" text:visited-style-name="Visited_20_Internet_20_Link"><text:span text:style-name="T15">yml or a bootstrap.</text:span></text:a><text:span text:style-name="T18"> </text:span><text:a xlink:type="simple" xlink:href="https://app.pluralsight.com/course-player?clipId=0b1ab241-61f6-4a71-8dd2-3cf33f2e4d37&amp;startTime=83.86027272727273" office:target-frame-name="psplayer" xlink:show="replace" text:style-name="Internet_20_link" text:visited-style-name="Visited_20_Internet_20_Link"><text:span text:style-name="T15">properties that has the application name,</text:span></text:a><text:span text:style-name="T18"> </text:span><text:a xlink:type="simple" xlink:href="https://app.pluralsight.com/course-player?clipId=0b1ab241-61f6-4a71-8dd2-3cf33f2e4d37&amp;startTime=87.133" office:target-frame-name="psplayer" xlink:show="replace" text:style-name="Internet_20_link" text:visited-style-name="Visited_20_Internet_20_Link"><text:span text:style-name="T15">as well as the URL to the Configuration Server.</text:span></text:a><text:span text:style-name="T18"> </text:span><text:a xlink:type="simple" xlink:href="https://app.pluralsight.com/course-player?clipId=0b1ab241-61f6-4a71-8dd2-3cf33f2e4d37&amp;startTime=92.133" office:target-frame-name="psplayer" xlink:show="replace" text:style-name="Internet_20_link" text:visited-style-name="Visited_20_Internet_20_Link"><text:span text:style-name="T15">The second way is Discovery First, and that's using service discovery.</text:span></text:a><text:span text:style-name="T18"> </text:span><text:a xlink:type="simple" xlink:href="https://app.pluralsight.com/course-player?clipId=0b1ab241-61f6-4a71-8dd2-3cf33f2e4d37&amp;startTime=96.133" office:target-frame-name="psplayer" xlink:show="replace" text:style-name="Internet_20_link" text:visited-style-name="Visited_20_Internet_20_Link"><text:span text:style-name="T15">So you would configure your bootstrap.</text:span></text:a><text:span text:style-name="T18"> </text:span><text:a xlink:type="simple" xlink:href="https://app.pluralsight.com/course-player?clipId=0b1ab241-61f6-4a71-8dd2-3cf33f2e4d37&amp;startTime=98.86027272727272" office:target-frame-name="psplayer" xlink:show="replace" text:style-name="Internet_20_link" text:visited-style-name="Visited_20_Internet_20_Link"><text:span text:style-name="T15">properties or bootstrap.</text:span></text:a><text:span text:style-name="T18"> </text:span><text:a xlink:type="simple" xlink:href="https://app.pluralsight.com/course-player?clipId=0b1ab241-61f6-4a71-8dd2-3cf33f2e4d37&amp;startTime=100.22390909090907" office:target-frame-name="psplayer" xlink:show="replace" text:style-name="Internet_20_link" text:visited-style-name="Visited_20_Internet_20_Link"><text:span text:style-name="T15">yml to have the application name and then the location</text:span></text:a><text:span text:style-name="T18"> </text:span><text:a xlink:type="simple" xlink:href="https://app.pluralsight.com/course-player?clipId=0b1ab241-61f6-4a71-8dd2-3cf33f2e4d37&amp;startTime=105.44069230769226" office:target-frame-name="psplayer" xlink:show="replace" text:style-name="Internet_20_link" text:visited-style-name="Visited_20_Internet_20_Link"><text:span text:style-name="T15">of the Service Discovery Server.</text:span></text:a><text:span text:style-name="T18"> </text:span><text:a xlink:type="simple" xlink:href="https://app.pluralsight.com/course-player?clipId=0b1ab241-61f6-4a71-8dd2-3cf33f2e4d37&amp;startTime=108.133" office:target-frame-name="psplayer" xlink:show="replace" text:style-name="Internet_20_link" text:visited-style-name="Visited_20_Internet_20_Link"><text:span text:style-name="T15">And it would use that to then find the Config Server so</text:span></text:a><text:span text:style-name="T18"> </text:span><text:a xlink:type="simple" xlink:href="https://app.pluralsight.com/course-player?clipId=0b1ab241-61f6-4a71-8dd2-3cf33f2e4d37&amp;startTime=111.33299999999998" office:target-frame-name="psplayer" xlink:show="replace" text:style-name="Internet_20_link" text:visited-style-name="Visited_20_Internet_20_Link"><text:span text:style-name="T15">that it could fetch your configuration.</text:span></text:a><text:span text:style-name="T18"> </text:span><text:a xlink:type="simple" xlink:href="https://app.pluralsight.com/course-player?clipId=0b1ab241-61f6-4a71-8dd2-3cf33f2e4d37&amp;startTime=114.133" office:target-frame-name="psplayer" xlink:show="replace" text:style-name="Internet_20_link" text:visited-style-name="Visited_20_Internet_20_Link"><text:span text:style-name="T15">Setting up an application to use the Spring Cloud Config Client is even</text:span></text:a><text:span text:style-name="T18"> </text:span><text:a xlink:type="simple" xlink:href="https://app.pluralsight.com/course-player?clipId=0b1ab241-61f6-4a71-8dd2-3cf33f2e4d37&amp;startTime=118.533" office:target-frame-name="psplayer" xlink:show="replace" text:style-name="Internet_20_link" text:visited-style-name="Visited_20_Internet_20_Link"><text:span text:style-name="T15">easier than setting up the Spring Cloud Config Server.</text:span></text:a><text:span text:style-name="T18"> </text:span><text:a xlink:type="simple" xlink:href="https://app.pluralsight.com/course-player?clipId=0b1ab241-61f6-4a71-8dd2-3cf33f2e4d37&amp;startTime=122.133" office:target-frame-name="psplayer" xlink:show="replace" text:style-name="Internet_20_link" text:visited-style-name="Visited_20_Internet_20_Link"><text:span text:style-name="T15">In your pom.</text:span></text:a><text:span text:style-name="T18"> </text:span><text:a xlink:type="simple" xlink:href="https://app.pluralsight.com/course-player?clipId=0b1ab241-61f6-4a71-8dd2-3cf33f2e4d37&amp;startTime=123.633" office:target-frame-name="psplayer" xlink:show="replace" text:style-name="Internet_20_link" text:visited-style-name="Visited_20_Internet_20_Link"><text:span text:style-name="T15">xml,</text:span></text:a><text:span text:style-name="T18"> </text:span><text:a xlink:type="simple" xlink:href="https://app.pluralsight.com/course-player?clipId=0b1ab241-61f6-4a71-8dd2-3cf33f2e4d37&amp;startTime=124.133" office:target-frame-name="psplayer" xlink:show="replace" text:style-name="Internet_20_link" text:visited-style-name="Visited_20_Internet_20_Link"><text:span text:style-name="T15">you import the spring-cloud-dependencies within the</text:span></text:a><text:span text:style-name="T18"> </text:span><text:a xlink:type="simple" xlink:href="https://app.pluralsight.com/course-player?clipId=0b1ab241-61f6-4a71-8dd2-3cf33f2e4d37&amp;startTime=127.133" office:target-frame-name="psplayer" xlink:show="replace" text:style-name="Internet_20_link" text:visited-style-name="Visited_20_Internet_20_Link"><text:span text:style-name="T15">dependencyManagement section.</text:span></text:a><text:span text:style-name="T18"> </text:span><text:a xlink:type="simple" xlink:href="https://app.pluralsight.com/course-player?clipId=0b1ab241-61f6-4a71-8dd2-3cf33f2e4d37&amp;startTime=128.56157142857143" office:target-frame-name="psplayer" xlink:show="replace" text:style-name="Internet_20_link" text:visited-style-name="Visited_20_Internet_20_Link"><text:span text:style-name="T15">Then within the dependency section, still within your pom.</text:span></text:a><text:span text:style-name="T18"> </text:span><text:a xlink:type="simple" xlink:href="https://app.pluralsight.com/course-player?clipId=0b1ab241-61f6-4a71-8dd2-3cf33f2e4d37&amp;startTime=135.0420909090909" office:target-frame-name="psplayer" xlink:show="replace" text:style-name="Internet_20_link" text:visited-style-name="Visited_20_Internet_20_Link"><text:span text:style-name="T15">xml, define a new dependency on spring-cloud-config-client.</text:span></text:a><text:span text:style-name="T18"> </text:span><text:a xlink:type="simple" xlink:href="https://app.pluralsight.com/course-player?clipId=0b1ab241-61f6-4a71-8dd2-3cf33f2e4d37&amp;startTime=140.133" office:target-frame-name="psplayer" xlink:show="replace" text:style-name="Internet_20_link" text:visited-style-name="Visited_20_Internet_20_Link"><text:span text:style-name="T15">Then we need to configure how the Config Client</text:span></text:a><text:span text:style-name="T18"> </text:span><text:a xlink:type="simple" xlink:href="https://app.pluralsight.com/course-player?clipId=0b1ab241-61f6-4a71-8dd2-3cf33f2e4d37&amp;startTime=142.9022307692309" office:target-frame-name="psplayer" xlink:show="replace" text:style-name="Internet_20_link" text:visited-style-name="Visited_20_Internet_20_Link"><text:span text:style-name="T15">will bootstrap the configuration.</text:span></text:a><text:span text:style-name="T18"> </text:span><text:a xlink:type="simple" xlink:href="https://app.pluralsight.com/course-player?clipId=0b1ab241-61f6-4a71-8dd2-3cf33f2e4d37&amp;startTime=144.133" office:target-frame-name="psplayer" xlink:show="replace" text:style-name="Internet_20_link" text:visited-style-name="Visited_20_Internet_20_Link"><text:span text:style-name="T15">If you're using Config First, you define a bootstrap.</text:span></text:a><text:span text:style-name="T18"> </text:span><text:a xlink:type="simple" xlink:href="https://app.pluralsight.com/course-player?clipId=0b1ab241-61f6-4a71-8dd2-3cf33f2e4d37&amp;startTime=148.633" office:target-frame-name="psplayer" xlink:show="replace" text:style-name="Internet_20_link" text:visited-style-name="Visited_20_Internet_20_Link"><text:span text:style-name="T15">properties or a bootstrap.</text:span></text:a><text:span text:style-name="T18"> </text:span><text:a xlink:type="simple" xlink:href="https://app.pluralsight.com/course-player?clipId=0b1ab241-61f6-4a71-8dd2-3cf33f2e4d37&amp;startTime=150.633" office:target-frame-name="psplayer" xlink:show="replace" text:style-name="Internet_20_link" text:visited-style-name="Visited_20_Internet_20_Link"><text:span text:style-name="T15">yml.</text:span></text:a><text:span text:style-name="T18"> </text:span><text:a xlink:type="simple" xlink:href="https://app.pluralsight.com/course-player?clipId=0b1ab241-61f6-4a71-8dd2-3cf33f2e4d37&amp;startTime=151.133" office:target-frame-name="psplayer" xlink:show="replace" text:style-name="Internet_20_link" text:visited-style-name="Visited_20_Internet_20_Link"><text:span text:style-name="T15">And you define the spring.</text:span></text:a><text:span text:style-name="T18"> </text:span><text:a xlink:type="simple" xlink:href="https://app.pluralsight.com/course-player?clipId=0b1ab241-61f6-4a71-8dd2-3cf33f2e4d37&amp;startTime=153.633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0b1ab241-61f6-4a71-8dd2-3cf33f2e4d37&amp;startTime=154.133" office:target-frame-name="psplayer" xlink:show="replace" text:style-name="Internet_20_link" text:visited-style-name="Visited_20_Internet_20_Link"><text:span text:style-name="T15">name property, and this is the name of your application.</text:span></text:a><text:span text:style-name="T18"> </text:span><text:a xlink:type="simple" xlink:href="https://app.pluralsight.com/course-player?clipId=0b1ab241-61f6-4a71-8dd2-3cf33f2e4d37&amp;startTime=158.3637692307693" office:target-frame-name="psplayer" xlink:show="replace" text:style-name="Internet_20_link" text:visited-style-name="Visited_20_Internet_20_Link"><text:span text:style-name="T15">It will use this when it calls the Spring Cloud Config Server's REST</text:span></text:a><text:span text:style-name="T18"> </text:span><text:a xlink:type="simple" xlink:href="https://app.pluralsight.com/course-player?clipId=0b1ab241-61f6-4a71-8dd2-3cf33f2e4d37&amp;startTime=163.533" office:target-frame-name="psplayer" xlink:show="replace" text:style-name="Internet_20_link" text:visited-style-name="Visited_20_Internet_20_Link"><text:span text:style-name="T15">services to find the appropriate configuration.</text:span></text:a><text:span text:style-name="T18"> </text:span><text:a xlink:type="simple" xlink:href="https://app.pluralsight.com/course-player?clipId=0b1ab241-61f6-4a71-8dd2-3cf33f2e4d37&amp;startTime=167.133" office:target-frame-name="psplayer" xlink:show="replace" text:style-name="Internet_20_link" text:visited-style-name="Visited_20_Internet_20_Link"><text:span text:style-name="T15">And then the next property is the spring.</text:span></text:a><text:span text:style-name="T18"> </text:span><text:a xlink:type="simple" xlink:href="https://app.pluralsight.com/course-player?clipId=0b1ab241-61f6-4a71-8dd2-3cf33f2e4d37&amp;startTime=171.133" office:target-frame-name="psplayer" xlink:show="replace" text:style-name="Internet_20_link" text:visited-style-name="Visited_20_Internet_20_Link"><text:span text:style-name="T15">cloud.</text:span></text:a><text:span text:style-name="T18"> </text:span><text:a xlink:type="simple" xlink:href="https://app.pluralsight.com/course-player?clipId=0b1ab241-61f6-4a71-8dd2-3cf33f2e4d37&amp;startTime=171.633" office:target-frame-name="psplayer" xlink:show="replace" text:style-name="Internet_20_link" text:visited-style-name="Visited_20_Internet_20_Link"><text:span text:style-name="T15">config.</text:span></text:a><text:span text:style-name="T18"> </text:span><text:a xlink:type="simple" xlink:href="https://app.pluralsight.com/course-player?clipId=0b1ab241-61f6-4a71-8dd2-3cf33f2e4d37&amp;startTime=172.133" office:target-frame-name="psplayer" xlink:show="replace" text:style-name="Internet_20_link" text:visited-style-name="Visited_20_Internet_20_Link"><text:span text:style-name="T15">uri property, and you would set that to the location of your Config Server.</text:span></text:a><text:span text:style-name="T18"> </text:span><text:a xlink:type="simple" xlink:href="https://app.pluralsight.com/course-player?clipId=0b1ab241-61f6-4a71-8dd2-3cf33f2e4d37&amp;startTime=177.133" office:target-frame-name="psplayer" xlink:show="replace" text:style-name="Internet_20_link" text:visited-style-name="Visited_20_Internet_20_Link"><text:span text:style-name="T15">And in this example I've just used localhost here.</text:span></text:a><text:span text:style-name="T18"> </text:span><text:a xlink:type="simple" xlink:href="https://app.pluralsight.com/course-player?clipId=0b1ab241-61f6-4a71-8dd2-3cf33f2e4d37&amp;startTime=180.133" office:target-frame-name="psplayer" xlink:show="replace" text:style-name="Internet_20_link" text:visited-style-name="Visited_20_Internet_20_Link"><text:span text:style-name="T15">If you're using a Discovery First configuration to bootstrap the Config Client,</text:span></text:a><text:span text:style-name="T18"> </text:span><text:a xlink:type="simple" xlink:href="https://app.pluralsight.com/course-player?clipId=0b1ab241-61f6-4a71-8dd2-3cf33f2e4d37&amp;startTime=184.7996666666667" office:target-frame-name="psplayer" xlink:show="replace" text:style-name="Internet_20_link" text:visited-style-name="Visited_20_Internet_20_Link"><text:span text:style-name="T15">the configuration is similar to the one we just looked at,</text:span></text:a><text:span text:style-name="T18"> </text:span><text:a xlink:type="simple" xlink:href="https://app.pluralsight.com/course-player?clipId=0b1ab241-61f6-4a71-8dd2-3cf33f2e4d37&amp;startTime=188.43300000000002" office:target-frame-name="psplayer" xlink:show="replace" text:style-name="Internet_20_link" text:visited-style-name="Visited_20_Internet_20_Link"><text:span text:style-name="T15">but it's slightly different.</text:span></text:a><text:span text:style-name="T18"> </text:span><text:a xlink:type="simple" xlink:href="https://app.pluralsight.com/course-player?clipId=0b1ab241-61f6-4a71-8dd2-3cf33f2e4d37&amp;startTime=189.63300000000007" office:target-frame-name="psplayer" xlink:show="replace" text:style-name="Internet_20_link" text:visited-style-name="Visited_20_Internet_20_Link"><text:span text:style-name="T15">You of course have your bootstrap.</text:span></text:a><text:span text:style-name="T18"> </text:span><text:a xlink:type="simple" xlink:href="https://app.pluralsight.com/course-player?clipId=0b1ab241-61f6-4a71-8dd2-3cf33f2e4d37&amp;startTime=191.58754545454548" office:target-frame-name="psplayer" xlink:show="replace" text:style-name="Internet_20_link" text:visited-style-name="Visited_20_Internet_20_Link"><text:span text:style-name="T15">properties or your bootstrap.</text:span></text:a><text:span text:style-name="T18"> </text:span><text:a xlink:type="simple" xlink:href="https://app.pluralsight.com/course-player?clipId=0b1ab241-61f6-4a71-8dd2-3cf33f2e4d37&amp;startTime=193.40572727272735" office:target-frame-name="psplayer" xlink:show="replace" text:style-name="Internet_20_link" text:visited-style-name="Visited_20_Internet_20_Link"><text:span text:style-name="T15">yml,</text:span></text:a><text:span text:style-name="T18"> </text:span><text:a xlink:type="simple" xlink:href="https://app.pluralsight.com/course-player?clipId=0b1ab241-61f6-4a71-8dd2-3cf33f2e4d37&amp;startTime=193.86027272727281" office:target-frame-name="psplayer" xlink:show="replace" text:style-name="Internet_20_link" text:visited-style-name="Visited_20_Internet_20_Link"><text:span text:style-name="T15">and note that I've only included the differences</text:span></text:a><text:span text:style-name="T18"> </text:span><text:a xlink:type="simple" xlink:href="https://app.pluralsight.com/course-player?clipId=0b1ab241-61f6-4a71-8dd2-3cf33f2e4d37&amp;startTime=197.633" office:target-frame-name="psplayer" xlink:show="replace" text:style-name="Internet_20_link" text:visited-style-name="Visited_20_Internet_20_Link"><text:span text:style-name="T15">between the Config First configuration.</text:span></text:a><text:span text:style-name="T18"> </text:span><text:a xlink:type="simple" xlink:href="https://app.pluralsight.com/course-player?clipId=0b1ab241-61f6-4a71-8dd2-3cf33f2e4d37&amp;startTime=200.133" office:target-frame-name="psplayer" xlink:show="replace" text:style-name="Internet_20_link" text:visited-style-name="Visited_20_Internet_20_Link"><text:span text:style-name="T15">And that's to define the </text:span></text:a><text:soft-page-break/><text:a xlink:type="simple" xlink:href="https://app.pluralsight.com/course-player?clipId=0b1ab241-61f6-4a71-8dd2-3cf33f2e4d37&amp;startTime=200.133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0b1ab241-61f6-4a71-8dd2-3cf33f2e4d37&amp;startTime=203.73299999999998" office:target-frame-name="psplayer" xlink:show="replace" text:style-name="Internet_20_link" text:visited-style-name="Visited_20_Internet_20_Link"><text:span text:style-name="T15">cloud.</text:span></text:a><text:span text:style-name="T18"> </text:span><text:a xlink:type="simple" xlink:href="https://app.pluralsight.com/course-player?clipId=0b1ab241-61f6-4a71-8dd2-3cf33f2e4d37&amp;startTime=204.33299999999997" office:target-frame-name="psplayer" xlink:show="replace" text:style-name="Internet_20_link" text:visited-style-name="Visited_20_Internet_20_Link"><text:span text:style-name="T15">config.</text:span></text:a><text:span text:style-name="T18"> </text:span><text:a xlink:type="simple" xlink:href="https://app.pluralsight.com/course-player?clipId=0b1ab241-61f6-4a71-8dd2-3cf33f2e4d37&amp;startTime=204.93299999999996" office:target-frame-name="psplayer" xlink:show="replace" text:style-name="Internet_20_link" text:visited-style-name="Visited_20_Internet_20_Link"><text:span text:style-name="T15">discovery.</text:span></text:a><text:span text:style-name="T18"> </text:span><text:a xlink:type="simple" xlink:href="https://app.pluralsight.com/course-player?clipId=0b1ab241-61f6-4a71-8dd2-3cf33f2e4d37&amp;startTime=205.53299999999996" office:target-frame-name="psplayer" xlink:show="replace" text:style-name="Internet_20_link" text:visited-style-name="Visited_20_Internet_20_Link"><text:span text:style-name="T15">enabled property and setting that to true.</text:span></text:a><text:span text:style-name="T18"> </text:span><text:a xlink:type="simple" xlink:href="https://app.pluralsight.com/course-player?clipId=0b1ab241-61f6-4a71-8dd2-3cf33f2e4d37&amp;startTime=208.13300000000007" office:target-frame-name="psplayer" xlink:show="replace" text:style-name="Internet_20_link" text:visited-style-name="Visited_20_Internet_20_Link"><text:span text:style-name="T15">And you would define that instead of the location of the Config Server.</text:span></text:a><text:span text:style-name="T18"> </text:span><text:a xlink:type="simple" xlink:href="https://app.pluralsight.com/course-player?clipId=0b1ab241-61f6-4a71-8dd2-3cf33f2e4d37&amp;startTime=212.28684615384626" office:target-frame-name="psplayer" xlink:show="replace" text:style-name="Internet_20_link" text:visited-style-name="Visited_20_Internet_20_Link"><text:span text:style-name="T15">You would also need to make sure that you added your</text:span></text:a><text:span text:style-name="T18"> </text:span><text:a xlink:type="simple" xlink:href="https://app.pluralsight.com/course-player?clipId=0b1ab241-61f6-4a71-8dd2-3cf33f2e4d37&amp;startTime=216.2163333333333" office:target-frame-name="psplayer" xlink:show="replace" text:style-name="Internet_20_link" text:visited-style-name="Visited_20_Internet_20_Link"><text:span text:style-name="T15">Eureka Client dependencies and your pom.</text:span></text:a><text:span text:style-name="T18"> </text:span><text:a xlink:type="simple" xlink:href="https://app.pluralsight.com/course-player?clipId=0b1ab241-61f6-4a71-8dd2-3cf33f2e4d37&amp;startTime=218.71633333333324" office:target-frame-name="psplayer" xlink:show="replace" text:style-name="Internet_20_link" text:visited-style-name="Visited_20_Internet_20_Link"><text:span text:style-name="T15">xml.</text:span></text:a><text:span text:style-name="T18"> </text:span><text:a xlink:type="simple" xlink:href="https://app.pluralsight.com/course-player?clipId=0b1ab241-61f6-4a71-8dd2-3cf33f2e4d37&amp;startTime=219.133" office:target-frame-name="psplayer" xlink:show="replace" text:style-name="Internet_20_link" text:visited-style-name="Visited_20_Internet_20_Link"><text:span text:style-name="T15">And configure the service URL to the Service Discover Server, and then add the @EnableDiscoveryClient annotation.</text:span></text:a></text:p>
      <text:h text:style-name="P3" text:outline-level="3"><text:a xlink:type="simple" xlink:href="https://app.pluralsight.com/course-player?clipId=ba59682e-02ee-4058-bf22-9148a84b2aee" office:target-frame-name="psplayer" xlink:show="replace" text:style-name="Internet_20_link" text:visited-style-name="Visited_20_Internet_20_Link"><text:span text:style-name="T15">Demo: Retrieving Configuration with the Config Client</text:span></text:a></text:h>
      <text:p text:style-name="P5"><text:a xlink:type="simple" xlink:href="https://app.pluralsight.com/course-player?clipId=ba59682e-02ee-4058-bf22-9148a84b2aee&amp;startTime=2.266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ba59682e-02ee-4058-bf22-9148a84b2aee&amp;startTime=3.1231428571428568" office:target-frame-name="psplayer" xlink:show="replace" text:style-name="Internet_20_link" text:visited-style-name="Visited_20_Internet_20_Link"><text:span text:style-name="T15">we'll see how to use the Spring Cloud Config Client to retrieve</text:span></text:a><text:span text:style-name="T18"> </text:span><text:a xlink:type="simple" xlink:href="https://app.pluralsight.com/course-player?clipId=ba59682e-02ee-4058-bf22-9148a84b2aee&amp;startTime=6.766" office:target-frame-name="psplayer" xlink:show="replace" text:style-name="Internet_20_link" text:visited-style-name="Visited_20_Internet_20_Link"><text:span text:style-name="T15">configuration at startup from the Configuration Server.</text:span></text:a><text:span text:style-name="T18"> </text:span><text:a xlink:type="simple" xlink:href="https://app.pluralsight.com/course-player?clipId=ba59682e-02ee-4058-bf22-9148a84b2aee&amp;startTime=10.266" office:target-frame-name="psplayer" xlink:show="replace" text:style-name="Internet_20_link" text:visited-style-name="Visited_20_Internet_20_Link"><text:span text:style-name="T15">To get started, head on over to start.</text:span></text:a><text:span text:style-name="T18"> </text:span><text:a xlink:type="simple" xlink:href="https://app.pluralsight.com/course-player?clipId=ba59682e-02ee-4058-bf22-9148a84b2aee&amp;startTime=15.065999999999997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ba59682e-02ee-4058-bf22-9148a84b2aee&amp;startTime=15.665999999999997" office:target-frame-name="psplayer" xlink:show="replace" text:style-name="Internet_20_link" text:visited-style-name="Visited_20_Internet_20_Link"><text:span text:style-name="T15">io.</text:span></text:a><text:span text:style-name="T18"> </text:span><text:a xlink:type="simple" xlink:href="https://app.pluralsight.com/course-player?clipId=ba59682e-02ee-4058-bf22-9148a84b2aee&amp;startTime=16.266" office:target-frame-name="psplayer" xlink:show="replace" text:style-name="Internet_20_link" text:visited-style-name="Visited_20_Internet_20_Link"><text:span text:style-name="T15">For the Group ID, use io.</text:span></text:a><text:span text:style-name="T18"> </text:span><text:a xlink:type="simple" xlink:href="https://app.pluralsight.com/course-player?clipId=ba59682e-02ee-4058-bf22-9148a84b2aee&amp;startTime=19.266" office:target-frame-name="psplayer" xlink:show="replace" text:style-name="Internet_20_link" text:visited-style-name="Visited_20_Internet_20_Link"><text:span text:style-name="T15">shultz.</text:span></text:a><text:span text:style-name="T18"> </text:span><text:a xlink:type="simple" xlink:href="https://app.pluralsight.com/course-player?clipId=ba59682e-02ee-4058-bf22-9148a84b2aee&amp;startTime=19.766" office:target-frame-name="psplayer" xlink:show="replace" text:style-name="Internet_20_link" text:visited-style-name="Visited_20_Internet_20_Link"><text:span text:style-name="T15">dustin.</text:span></text:a><text:span text:style-name="T18"> </text:span><text:a xlink:type="simple" xlink:href="https://app.pluralsight.com/course-player?clipId=ba59682e-02ee-4058-bf22-9148a84b2aee&amp;startTime=20.266" office:target-frame-name="psplayer" xlink:show="replace" text:style-name="Internet_20_link" text:visited-style-name="Visited_20_Internet_20_Link"><text:span text:style-name="T15">For the Artifact name, use config-client-app.</text:span></text:a><text:span text:style-name="T18"> </text:span><text:a xlink:type="simple" xlink:href="https://app.pluralsight.com/course-player?clipId=ba59682e-02ee-4058-bf22-9148a84b2aee&amp;startTime=23.665999999999997" office:target-frame-name="psplayer" xlink:show="replace" text:style-name="Internet_20_link" text:visited-style-name="Visited_20_Internet_20_Link"><text:span text:style-name="T15">For the dependencies, we're going to want the Config Client,</text:span></text:a><text:span text:style-name="T18"> </text:span><text:a xlink:type="simple" xlink:href="https://app.pluralsight.com/course-player?clipId=ba59682e-02ee-4058-bf22-9148a84b2aee&amp;startTime=30.266" office:target-frame-name="psplayer" xlink:show="replace" text:style-name="Internet_20_link" text:visited-style-name="Visited_20_Internet_20_Link"><text:span text:style-name="T15">of course,</text:span></text:a><text:span text:style-name="T18"> </text:span><text:a xlink:type="simple" xlink:href="https://app.pluralsight.com/course-player?clipId=ba59682e-02ee-4058-bf22-9148a84b2aee&amp;startTime=31.266" office:target-frame-name="psplayer" xlink:show="replace" text:style-name="Internet_20_link" text:visited-style-name="Visited_20_Internet_20_Link"><text:span text:style-name="T15">we're going to want Eureka Discovery so that we can use service</text:span></text:a><text:span text:style-name="T18"> </text:span><text:a xlink:type="simple" xlink:href="https://app.pluralsight.com/course-player?clipId=ba59682e-02ee-4058-bf22-9148a84b2aee&amp;startTime=36.86599999999999" office:target-frame-name="psplayer" xlink:show="replace" text:style-name="Internet_20_link" text:visited-style-name="Visited_20_Internet_20_Link"><text:span text:style-name="T15">discovery to find the Configuration Server,</text:span></text:a><text:span text:style-name="T18"> </text:span><text:a xlink:type="simple" xlink:href="https://app.pluralsight.com/course-player?clipId=ba59682e-02ee-4058-bf22-9148a84b2aee&amp;startTime=39.266" office:target-frame-name="psplayer" xlink:show="replace" text:style-name="Internet_20_link" text:visited-style-name="Visited_20_Internet_20_Link"><text:span text:style-name="T15">and we'll want the Spring Actuator.</text:span></text:a><text:span text:style-name="T18"> </text:span><text:a xlink:type="simple" xlink:href="https://app.pluralsight.com/course-player?clipId=ba59682e-02ee-4058-bf22-9148a84b2aee&amp;startTime=42.266" office:target-frame-name="psplayer" xlink:show="replace" text:style-name="Internet_20_link" text:visited-style-name="Visited_20_Internet_20_Link"><text:span text:style-name="T15">Once you've got everything selected, click the Generate Project button.</text:span></text:a><text:span text:style-name="T18"> </text:span><text:a xlink:type="simple" xlink:href="https://app.pluralsight.com/course-player?clipId=ba59682e-02ee-4058-bf22-9148a84b2aee&amp;startTime=47.266" office:target-frame-name="psplayer" xlink:show="replace" text:style-name="Internet_20_link" text:visited-style-name="Visited_20_Internet_20_Link"><text:span text:style-name="T15">That will generate a zip file.</text:span></text:a><text:span text:style-name="T18"> </text:span><text:a xlink:type="simple" xlink:href="https://app.pluralsight.com/course-player?clipId=ba59682e-02ee-4058-bf22-9148a84b2aee&amp;startTime=48.980285714285706" office:target-frame-name="psplayer" xlink:show="replace" text:style-name="Internet_20_link" text:visited-style-name="Visited_20_Internet_20_Link"><text:span text:style-name="T15">Click on that, unzip it, and head over to your IDE.</text:span></text:a><text:span text:style-name="T18"> </text:span><text:a xlink:type="simple" xlink:href="https://app.pluralsight.com/course-player?clipId=ba59682e-02ee-4058-bf22-9148a84b2aee&amp;startTime=52.62963636363636" office:target-frame-name="psplayer" xlink:show="replace" text:style-name="Internet_20_link" text:visited-style-name="Visited_20_Internet_20_Link"><text:span text:style-name="T15">Within IntelliJ or Eclipse,</text:span></text:a><text:span text:style-name="T18"> </text:span><text:a xlink:type="simple" xlink:href="https://app.pluralsight.com/course-player?clipId=ba59682e-02ee-4058-bf22-9148a84b2aee&amp;startTime=54.44781818181817" office:target-frame-name="psplayer" xlink:show="replace" text:style-name="Internet_20_link" text:visited-style-name="Visited_20_Internet_20_Link"><text:span text:style-name="T15">right-click on the empty area of the Package Explorer,</text:span></text:a><text:span text:style-name="T18"> </text:span><text:a xlink:type="simple" xlink:href="https://app.pluralsight.com/course-player?clipId=ba59682e-02ee-4058-bf22-9148a84b2aee&amp;startTime=59.59933333333332" office:target-frame-name="psplayer" xlink:show="replace" text:style-name="Internet_20_link" text:visited-style-name="Visited_20_Internet_20_Link"><text:span text:style-name="T15">go to Import, search for Existing Maven Projects,</text:span></text:a><text:span text:style-name="T18"> </text:span><text:a xlink:type="simple" xlink:href="https://app.pluralsight.com/course-player?clipId=ba59682e-02ee-4058-bf22-9148a84b2aee&amp;startTime=64.72054545454546" office:target-frame-name="psplayer" xlink:show="replace" text:style-name="Internet_20_link" text:visited-style-name="Visited_20_Internet_20_Link"><text:span text:style-name="T15">choose that, click Next, browse to the location of your downloaded zip file,</text:span></text:a><text:span text:style-name="T18"> </text:span><text:a xlink:type="simple" xlink:href="https://app.pluralsight.com/course-player?clipId=ba59682e-02ee-4058-bf22-9148a84b2aee&amp;startTime=71.59933333333332" office:target-frame-name="psplayer" xlink:show="replace" text:style-name="Internet_20_link" text:visited-style-name="Visited_20_Internet_20_Link"><text:span text:style-name="T15">mine's in Downloads config-client-app, hit Open,</text:span></text:a><text:span text:style-name="T18"> </text:span><text:a xlink:type="simple" xlink:href="https://app.pluralsight.com/course-player?clipId=ba59682e-02ee-4058-bf22-9148a84b2aee&amp;startTime=76.266" office:target-frame-name="psplayer" xlink:show="replace" text:style-name="Internet_20_link" text:visited-style-name="Visited_20_Internet_20_Link"><text:span text:style-name="T15">and click Finish.</text:span></text:a><text:span text:style-name="T18"> </text:span><text:a xlink:type="simple" xlink:href="https://app.pluralsight.com/course-player?clipId=ba59682e-02ee-4058-bf22-9148a84b2aee&amp;startTime=77.26599999999999" office:target-frame-name="psplayer" xlink:show="replace" text:style-name="Internet_20_link" text:visited-style-name="Visited_20_Internet_20_Link"><text:span text:style-name="T15">We're going to be using service discovery to locate the</text:span></text:a><text:span text:style-name="T18"> </text:span><text:a xlink:type="simple" xlink:href="https://app.pluralsight.com/course-player?clipId=ba59682e-02ee-4058-bf22-9148a84b2aee&amp;startTime=80.641" office:target-frame-name="psplayer" xlink:show="replace" text:style-name="Internet_20_link" text:visited-style-name="Visited_20_Internet_20_Link"><text:span text:style-name="T15">Config Server from the Config Client app.</text:span></text:a><text:span text:style-name="T18"> </text:span><text:a xlink:type="simple" xlink:href="https://app.pluralsight.com/course-player?clipId=ba59682e-02ee-4058-bf22-9148a84b2aee&amp;startTime=83.266" office:target-frame-name="psplayer" xlink:show="replace" text:style-name="Internet_20_link" text:visited-style-name="Visited_20_Internet_20_Link"><text:span text:style-name="T15">So if you haven't already completed the Service Discovery module,</text:span></text:a><text:span text:style-name="T18"> </text:span><text:a xlink:type="simple" xlink:href="https://app.pluralsight.com/course-player?clipId=ba59682e-02ee-4058-bf22-9148a84b2aee&amp;startTime=87.266" office:target-frame-name="psplayer" xlink:show="replace" text:style-name="Internet_20_link" text:visited-style-name="Visited_20_Internet_20_Link"><text:span text:style-name="T15">you'll need to clone the Discovery Server and import it into your IDE.</text:span></text:a><text:span text:style-name="T18"> </text:span><text:a xlink:type="simple" xlink:href="https://app.pluralsight.com/course-player?clipId=ba59682e-02ee-4058-bf22-9148a84b2aee&amp;startTime=91.266" office:target-frame-name="psplayer" xlink:show="replace" text:style-name="Internet_20_link" text:visited-style-name="Visited_20_Internet_20_Link"><text:span text:style-name="T15">It's pretty simple.</text:span></text:a><text:span text:style-name="T18"> </text:span><text:a xlink:type="simple" xlink:href="https://app.pluralsight.com/course-player?clipId=ba59682e-02ee-4058-bf22-9148a84b2aee&amp;startTime=92.391" office:target-frame-name="psplayer" xlink:show="replace" text:style-name="Internet_20_link" text:visited-style-name="Visited_20_Internet_20_Link"><text:span text:style-name="T15">We'll quickly walk through it.</text:span></text:a><text:span text:style-name="T18"> </text:span><text:a xlink:type="simple" xlink:href="https://app.pluralsight.com/course-player?clipId=ba59682e-02ee-4058-bf22-9148a84b2aee&amp;startTime=94.266" office:target-frame-name="psplayer" xlink:show="replace" text:style-name="Internet_20_link" text:visited-style-name="Visited_20_Internet_20_Link"><text:span text:style-name="T15">And if you already have it set up, feel free to skip over this part.</text:span></text:a><text:span text:style-name="T18"> </text:span><text:a xlink:type="simple" xlink:href="https://app.pluralsight.com/course-player?clipId=ba59682e-02ee-4058-bf22-9148a84b2aee&amp;startTime=98.266" office:target-frame-name="psplayer" xlink:show="replace" text:style-name="Internet_20_link" text:visited-style-name="Visited_20_Internet_20_Link"><text:span text:style-name="T15">Open up a browser and visit github.</text:span></text:a><text:span text:style-name="T18"> </text:span><text:a xlink:type="simple" xlink:href="https://app.pluralsight.com/course-player?clipId=ba59682e-02ee-4058-bf22-9148a84b2aee&amp;startTime=106.141" office:target-frame-name="psplayer" xlink:show="replace" text:style-name="Internet_20_link" text:visited-style-name="Visited_20_Internet_20_Link"><text:span text:style-name="T15">com/dustinschultz/scf-discovery-server.</text:span></text:a><text:span text:style-name="T18"> </text:span><text:a xlink:type="simple" xlink:href="https://app.pluralsight.com/course-player?clipId=ba59682e-02ee-4058-bf22-9148a84b2aee&amp;startTime=107.266" office:target-frame-name="psplayer" xlink:show="replace" text:style-name="Internet_20_link" text:visited-style-name="Visited_20_Internet_20_Link"><text:span text:style-name="T15">Locate the Clone or download button, and copy the clone URL to your clipboard.</text:span></text:a><text:span text:style-name="T18"> </text:span><text:a xlink:type="simple" xlink:href="https://app.pluralsight.com/course-player?clipId=ba59682e-02ee-4058-bf22-9148a84b2aee&amp;startTime=114.266" office:target-frame-name="psplayer" xlink:show="replace" text:style-name="Internet_20_link" text:visited-style-name="Visited_20_Internet_20_Link"><text:span text:style-name="T15">Back within your IDE, make sure the Git Repositories view is showing.</text:span></text:a><text:span text:style-name="T18"> </text:span><text:a xlink:type="simple" xlink:href="https://app.pluralsight.com/course-player?clipId=ba59682e-02ee-4058-bf22-9148a84b2aee&amp;startTime=118.266" office:target-frame-name="psplayer" xlink:show="replace" text:style-name="Internet_20_link" text:visited-style-name="Visited_20_Internet_20_Link"><text:span text:style-name="T15">Right-click on the empty area of the Git Repositories view,</text:span></text:a><text:span text:style-name="T18"> </text:span><text:a xlink:type="simple" xlink:href="https://app.pluralsight.com/course-player?clipId=ba59682e-02ee-4058-bf22-9148a84b2aee&amp;startTime=122.266" office:target-frame-name="psplayer" xlink:show="replace" text:style-name="Internet_20_link" text:visited-style-name="Visited_20_Internet_20_Link"><text:span text:style-name="T15">and choose Paste Repository Path or URI.</text:span></text:a><text:span text:style-name="T18"> </text:span><text:a xlink:type="simple" xlink:href="https://app.pluralsight.com/course-player?clipId=ba59682e-02ee-4058-bf22-9148a84b2aee&amp;startTime=126.266" office:target-frame-name="psplayer" xlink:show="replace" text:style-name="Internet_20_link" text:visited-style-name="Visited_20_Internet_20_Link"><text:span text:style-name="T15">A new dialog box will pop up.</text:span></text:a><text:span text:style-name="T18"> </text:span><text:a xlink:type="simple" xlink:href="https://app.pluralsight.com/course-player?clipId=ba59682e-02ee-4058-bf22-9148a84b2aee&amp;startTime=128.41984615384615" office:target-frame-name="psplayer" xlink:show="replace" text:style-name="Internet_20_link" text:visited-style-name="Visited_20_Internet_20_Link"><text:span text:style-name="T15">Click Next, choose the master branch, click Next,</text:span></text:a><text:span text:style-name="T18"> </text:span><text:a xlink:type="simple" xlink:href="https://app.pluralsight.com/course-player?clipId=ba59682e-02ee-4058-bf22-9148a84b2aee&amp;startTime=131.066" office:target-frame-name="psplayer" xlink:show="replace" text:style-name="Internet_20_link" text:visited-style-name="Visited_20_Internet_20_Link"><text:span text:style-name="T15">and click Finish to clone the Discovery Server.</text:span></text:a><text:span text:style-name="T18"> </text:span><text:a xlink:type="simple" xlink:href="https://app.pluralsight.com/course-player?clipId=ba59682e-02ee-4058-bf22-9148a84b2aee&amp;startTime=134.266" office:target-frame-name="psplayer" xlink:show="replace" text:style-name="Internet_20_link" text:visited-style-name="Visited_20_Internet_20_Link"><text:span text:style-name="T15">In the Git Repositories view,</text:span></text:a><text:span text:style-name="T18"> </text:span><text:a xlink:type="simple" xlink:href="https://app.pluralsight.com/course-player?clipId=ba59682e-02ee-4058-bf22-9148a84b2aee&amp;startTime=137.0437777777777" office:target-frame-name="psplayer" xlink:show="replace" text:style-name="Internet_20_link" text:visited-style-name="Visited_20_Internet_20_Link"><text:span text:style-name="T15">right-click on the scf-discovery-server repository</text:span></text:a><text:span text:style-name="T18"> </text:span><text:a xlink:type="simple" xlink:href="https://app.pluralsight.com/course-player?clipId=ba59682e-02ee-4058-bf22-9148a84b2aee&amp;startTime=140.09933333333333" office:target-frame-name="psplayer" xlink:show="replace" text:style-name="Internet_20_link" text:visited-style-name="Visited_20_Internet_20_Link"><text:span text:style-name="T15">and choose Import Maven Projects.</text:span></text:a><text:span text:style-name="T18"> </text:span><text:a xlink:type="simple" xlink:href="https://app.pluralsight.com/course-player?clipId=ba59682e-02ee-4058-bf22-9148a84b2aee&amp;startTime=144.266" office:target-frame-name="psplayer" xlink:show="replace" text:style-name="Internet_20_link" text:visited-style-name="Visited_20_Internet_20_Link"><text:span text:style-name="T15">A new dialog box will pop up, and just click Finish.</text:span></text:a><text:span text:style-name="T18"> </text:span><text:a xlink:type="simple" xlink:href="https://app.pluralsight.com/course-player?clipId=ba59682e-02ee-4058-bf22-9148a84b2aee&amp;startTime=148.266" office:target-frame-name="psplayer" xlink:show="replace" text:style-name="Internet_20_link" text:visited-style-name="Visited_20_Internet_20_Link"><text:span text:style-name="T15">Next we need to make a couple of modifications to the Config Server so</text:span></text:a><text:span text:style-name="T18"> </text:span><text:a xlink:type="simple" xlink:href="https://app.pluralsight.com/course-player?clipId=ba59682e-02ee-4058-bf22-9148a84b2aee&amp;startTime=151.266" office:target-frame-name="psplayer" xlink:show="replace" text:style-name="Internet_20_link" text:visited-style-name="Visited_20_Internet_20_Link"><text:span text:style-name="T15">that it will register itself with the Discovery Server.</text:span></text:a><text:span text:style-name="T18"> </text:span><text:a xlink:type="simple" xlink:href="https://app.pluralsight.com/course-player?clipId=ba59682e-02ee-4058-bf22-9148a84b2aee&amp;startTime=155.266" office:target-frame-name="psplayer" xlink:show="replace" text:style-name="Internet_20_link" text:visited-style-name="Visited_20_Internet_20_Link"><text:span text:style-name="T15">Expand the config-server and go to the main application class.</text:span></text:a><text:span text:style-name="T18"> </text:span><text:a xlink:type="simple" xlink:href="https://app.pluralsight.com/course-player?clipId=ba59682e-02ee-4058-bf22-9148a84b2aee&amp;startTime=159.266" office:target-frame-name="psplayer" xlink:show="replace" text:style-name="Internet_20_link" text:visited-style-name="Visited_20_Internet_20_Link"><text:span text:style-name="T15">Underneath the @EnableConfigServer add an @EnableDiscoveryClient annotation.</text:span></text:a><text:span text:style-name="T18"> </text:span><text:a xlink:type="simple" xlink:href="https://app.pluralsight.com/course-player?clipId=ba59682e-02ee-4058-bf22-9148a84b2aee&amp;startTime=167.266" office:target-frame-name="psplayer" xlink:show="replace" text:style-name="Internet_20_link" text:visited-style-name="Visited_20_Internet_20_Link"><text:span text:style-name="T15">Save that, and then open up the application.</text:span></text:a><text:span text:style-name="T18"> </text:span><text:a xlink:type="simple" xlink:href="https://app.pluralsight.com/course-player?clipId=ba59682e-02ee-4058-bf22-9148a84b2aee&amp;startTime=171.93266666666673" office:target-frame-name="psplayer" xlink:show="replace" text:style-name="Internet_20_link" text:visited-style-name="Visited_20_Internet_20_Link"><text:span text:style-name="T15">properties in the src/main/resources.</text:span></text:a><text:span text:style-name="T18"> </text:span><text:a xlink:type="simple" xlink:href="https://app.pluralsight.com/course-player?clipId=ba59682e-02ee-4058-bf22-9148a84b2aee&amp;startTime=174.266" office:target-frame-name="psplayer" xlink:show="replace" text:style-name="Internet_20_link" text:visited-style-name="Visited_20_Internet_20_Link"><text:span text:style-name="T15">We'll add two different properties.</text:span></text:a><text:span text:style-name="T18"> </text:span><text:a xlink:type="simple" xlink:href="https://app.pluralsight.com/course-player?clipId=ba59682e-02ee-4058-bf22-9148a84b2aee&amp;startTime=175.26599999999993" office:target-frame-name="psplayer" xlink:show="replace" text:style-name="Internet_20_link" text:visited-style-name="Visited_20_Internet_20_Link"><text:span text:style-name="T15">The first one is the spring.</text:span></text:a><text:span text:style-name="T18"> </text:span><text:a xlink:type="simple" xlink:href="https://app.pluralsight.com/course-player?clipId=ba59682e-02ee-4058-bf22-9148a84b2aee&amp;startTime=176.84933333333333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ba59682e-02ee-4058-bf22-9148a84b2aee&amp;startTime=177.43266666666668" office:target-frame-name="psplayer" xlink:show="replace" text:style-name="Internet_20_link" text:visited-style-name="Visited_20_Internet_20_Link"><text:span text:style-name="T15">name, and we're going to set that equal to configserver.</text:span></text:a><text:span text:style-name="T18"> </text:span><text:a xlink:type="simple" xlink:href="https://app.pluralsight.com/course-player?clipId=ba59682e-02ee-4058-bf22-9148a84b2aee&amp;startTime=183.266" office:target-frame-name="psplayer" xlink:show="replace" text:style-name="Internet_20_link" text:visited-style-name="Visited_20_Internet_20_Link"><text:span text:style-name="T15">No spaces.</text:span></text:a><text:span text:style-name="T18"> </text:span><text:a xlink:type="simple" xlink:href="https://app.pluralsight.com/course-player?clipId=ba59682e-02ee-4058-bf22-9148a84b2aee&amp;startTime=183.83742857142855" office:target-frame-name="psplayer" xlink:show="replace" text:style-name="Internet_20_link" text:visited-style-name="Visited_20_Internet_20_Link"><text:span text:style-name="T15">And then we also want to set the location of the Discovery</text:span></text:a><text:span text:style-name="T18"> </text:span><text:a xlink:type="simple" xlink:href="https://app.pluralsight.com/course-player?clipId=ba59682e-02ee-4058-bf22-9148a84b2aee&amp;startTime=187.266" office:target-frame-name="psplayer" xlink:show="replace" text:style-name="Internet_20_link" text:visited-style-name="Visited_20_Internet_20_Link"><text:span text:style-name="T15">Server so it knows where to register itself.</text:span></text:a><text:span text:style-name="T18"> </text:span><text:a xlink:type="simple" xlink:href="https://app.pluralsight.com/course-player?clipId=ba59682e-02ee-4058-bf22-9148a84b2aee&amp;startTime=190.266" office:target-frame-name="psplayer" xlink:show="replace" text:style-name="Internet_20_link" text:visited-style-name="Visited_20_Internet_20_Link"><text:span text:style-name="T15">So we do eureka.</text:span></text:a><text:span text:style-name="T18"> </text:span><text:a xlink:type="simple" xlink:href="https://app.pluralsight.com/course-player?clipId=ba59682e-02ee-4058-bf22-9148a84b2aee&amp;startTime=195.12314285714288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ba59682e-02ee-4058-bf22-9148a84b2aee&amp;startTime=196.3374285714286" office:target-frame-name="psplayer" xlink:show="replace" text:style-name="Internet_20_link" text:visited-style-name="Visited_20_Internet_20_Link"><text:span text:style-name="T15">server-url.</text:span></text:a><text:span text:style-name="T18"> </text:span><text:a xlink:type="simple" xlink:href="https://app.pluralsight.com/course-player?clipId=ba59682e-02ee-4058-bf22-9148a84b2aee&amp;startTime=197.55171428571433" office:target-frame-name="psplayer" xlink:show="replace" text:style-name="Internet_20_link" text:visited-style-name="Visited_20_Internet_20_Link"><text:span text:style-name="T15">defaultZone, and then we set that to localhost:8761/eureka.</text:span></text:a><text:span text:style-name="T18"> </text:span><text:a xlink:type="simple" xlink:href="https://app.pluralsight.com/course-player?clipId=ba59682e-02ee-4058-bf22-9148a84b2aee&amp;startTime=207.266" office:target-frame-name="psplayer" xlink:show="replace" text:style-name="Internet_20_link" text:visited-style-name="Visited_20_Internet_20_Link"><text:span text:style-name="T15">Next, expand the config-client-app project,</text:span></text:a><text:span text:style-name="T18"> </text:span><text:a xlink:type="simple" xlink:href="https://app.pluralsight.com/course-player?clipId=ba59682e-02ee-4058-bf22-9148a84b2aee&amp;startTime=209.766" office:target-frame-name="psplayer" xlink:show="replace" text:style-name="Internet_20_link" text:visited-style-name="Visited_20_Internet_20_Link"><text:span text:style-name="T15">and open up the main application class.</text:span></text:a><text:span text:style-name="T18"> </text:span><text:a xlink:type="simple" xlink:href="https://app.pluralsight.com/course-player?clipId=ba59682e-02ee-4058-bf22-9148a84b2aee&amp;startTime=213.266" office:target-frame-name="psplayer" xlink:show="replace" text:style-name="Internet_20_link" text:visited-style-name="Visited_20_Internet_20_Link"><text:span text:style-name="T15">Remember that there's no special annotation that we need to add</text:span></text:a><text:span text:style-name="T18"> </text:span><text:a xlink:type="simple" xlink:href="https://app.pluralsight.com/course-player?clipId=ba59682e-02ee-4058-bf22-9148a84b2aee&amp;startTime=216.016" office:target-frame-name="psplayer" xlink:show="replace" text:style-name="Internet_20_link" text:visited-style-name="Visited_20_Internet_20_Link"><text:span text:style-name="T15">for the Config Client to get its configuration.</text:span></text:a><text:span text:style-name="T18"> </text:span><text:a xlink:type="simple" xlink:href="https://app.pluralsight.com/course-player?clipId=ba59682e-02ee-4058-bf22-9148a84b2aee&amp;startTime=220.266" office:target-frame-name="psplayer" xlink:show="replace" text:style-name="Internet_20_link" text:visited-style-name="Visited_20_Internet_20_Link"><text:span text:style-name="T15">As long as the libraries are on the class path and the setup is correct,</text:span></text:a><text:span text:style-name="T18"> </text:span><text:a xlink:type="simple" xlink:href="https://app.pluralsight.com/course-player?clipId=ba59682e-02ee-4058-bf22-9148a84b2aee&amp;startTime=223.65061538461538" office:target-frame-name="psplayer" xlink:show="replace" text:style-name="Internet_20_link" text:visited-style-name="Visited_20_Internet_20_Link"><text:span text:style-name="T15">it should be able to find the configuration from the Configuration Server.</text:span></text:a><text:span text:style-name="T18"> </text:span><text:a xlink:type="simple" xlink:href="https://app.pluralsight.com/course-player?clipId=ba59682e-02ee-4058-bf22-9148a84b2aee&amp;startTime=228.266" office:target-frame-name="psplayer" xlink:show="replace" text:style-name="Internet_20_link" text:visited-style-name="Visited_20_Internet_20_Link"><text:span text:style-name="T15">However, we do want to participate in service discovery,</text:span></text:a><text:span text:style-name="T18"> </text:span><text:a xlink:type="simple" xlink:href="https://app.pluralsight.com/course-player?clipId=ba59682e-02ee-4058-bf22-9148a84b2aee&amp;startTime=231.26600000000008" office:target-frame-name="psplayer" xlink:show="replace" text:style-name="Internet_20_link" text:visited-style-name="Visited_20_Internet_20_Link"><text:span text:style-name="T15">so let's add the @EnableDiscoveryClient annotation.</text:span></text:a><text:span text:style-name="T18"> </text:span><text:a xlink:type="simple" xlink:href="https://app.pluralsight.com/course-player?clipId=ba59682e-02ee-4058-bf22-9148a84b2aee&amp;startTime=234.516" office:target-frame-name="psplayer" xlink:show="replace" text:style-name="Internet_20_link" text:visited-style-name="Visited_20_Internet_20_Link"><text:span text:style-name="T15">Go ahead and save that.</text:span></text:a><text:span text:style-name="T18"> </text:span><text:a xlink:type="simple" xlink:href="https://app.pluralsight.com/course-player?clipId=ba59682e-02ee-4058-bf22-9148a84b2aee&amp;startTime=238.266" office:target-frame-name="psplayer" xlink:show="replace" text:style-name="Internet_20_link" text:visited-style-name="Visited_20_Internet_20_Link"><text:span text:style-name="T15">Next let's create a new class.</text:span></text:a><text:span text:style-name="T18"> </text:span><text:a xlink:type="simple" xlink:href="https://app.pluralsight.com/course-player?clipId=ba59682e-02ee-4058-bf22-9148a84b2aee&amp;startTime=240.40885714285716" office:target-frame-name="psplayer" xlink:show="replace" text:style-name="Internet_20_link" text:visited-style-name="Visited_20_Internet_20_Link"><text:span text:style-name="T15">So New, Class,</text:span></text:a><text:span text:style-name="T18"> </text:span><text:a xlink:type="simple" xlink:href="https://app.pluralsight.com/course-player?clipId=ba59682e-02ee-4058-bf22-9148a84b2aee&amp;startTime=241.48028571428574" office:target-frame-name="psplayer" xlink:show="replace" text:style-name="Internet_20_link" text:visited-style-name="Visited_20_Internet_20_Link"><text:span text:style-name="T15">and we're going to call this class the ConfigClientAppConfiguration class.</text:span></text:a><text:span text:style-name="T18"> </text:span><text:a xlink:type="simple" xlink:href="https://app.pluralsight.com/course-player?clipId=ba59682e-02ee-4058-bf22-9148a84b2aee&amp;startTime=250.266" office:target-frame-name="psplayer" xlink:show="replace" text:style-name="Internet_20_link" text:visited-style-name="Visited_20_Internet_20_Link"><text:span text:style-name="T15">Go ahead and click Finish.</text:span></text:a><text:span text:style-name="T18"> </text:span><text:a xlink:type="simple" xlink:href="https://app.pluralsight.com/course-player?clipId=ba59682e-02ee-4058-bf22-9148a84b2aee&amp;startTime=251.9326666666667" office:target-frame-name="psplayer" xlink:show="replace" text:style-name="Internet_20_link" text:visited-style-name="Visited_20_Internet_20_Link"><text:span text:style-name="T15">Let's go ahead and annotate this with @Component and</text:span></text:a><text:span text:style-name="T18"> </text:span><text:a xlink:type="simple" xlink:href="https://app.pluralsight.com/course-player?clipId=ba59682e-02ee-4058-bf22-9148a84b2aee&amp;startTime=257.766" office:target-frame-name="psplayer" xlink:show="replace" text:style-name="Internet_20_link" text:visited-style-name="Visited_20_Internet_20_Link"><text:span text:style-name="T15">also @ConfigurationProperties.</text:span></text:a><text:span text:style-name="T18"> </text:span><text:a xlink:type="simple" xlink:href="https://app.pluralsight.com/course-player?clipId=ba59682e-02ee-4058-bf22-9148a84b2aee&amp;startTime=261.266" office:target-frame-name="psplayer" xlink:show="replace" text:style-name="Internet_20_link" text:visited-style-name="Visited_20_Internet_20_Link"><text:span text:style-name="T15">And we're going to give this a prefix equal to some.</text:span></text:a><text:span text:style-name="T18"> </text:span><text:a xlink:type="simple" xlink:href="https://app.pluralsight.com/course-player?clipId=ba59682e-02ee-4058-bf22-9148a84b2aee&amp;startTime=265.266" office:target-frame-name="psplayer" xlink:show="replace" text:style-name="Internet_20_link" text:visited-style-name="Visited_20_Internet_20_Link"><text:span text:style-name="T15">This ConfigurationProperties is going to represent</text:span></text:a><text:span text:style-name="T18"> </text:span><text:a xlink:type="simple" xlink:href="https://app.pluralsight.com/course-player?clipId=ba59682e-02ee-4058-bf22-9148a84b2aee&amp;startTime=269.26600000000013" office:target-frame-name="psplayer" xlink:show="replace" text:style-name="Internet_20_link" text:visited-style-name="Visited_20_Internet_20_Link"><text:span text:style-name="T15">our property that's named some.</text:span></text:a><text:span text:style-name="T18"> </text:span><text:a xlink:type="simple" xlink:href="https://app.pluralsight.com/course-player?clipId=ba59682e-02ee-4058-bf22-9148a84b2aee&amp;startTime=272.59933333333356" office:target-frame-name="psplayer" xlink:show="replace" text:style-name="Internet_20_link" text:visited-style-name="Visited_20_Internet_20_Link"><text:span text:style-name="T15">property.</text:span></text:a><text:span text:style-name="T18"> </text:span><text:a xlink:type="simple" xlink:href="https://app.pluralsight.com/course-player?clipId=ba59682e-02ee-4058-bf22-9148a84b2aee&amp;startTime=273.266" office:target-frame-name="psplayer" xlink:show="replace" text:style-name="Internet_20_link" text:visited-style-name="Visited_20_Internet_20_Link"><text:span text:style-name="T15">We'll have an instance variable that is a string, so private String.</text:span></text:a><text:span text:style-name="T18"> </text:span><text:a xlink:type="simple" xlink:href="https://app.pluralsight.com/course-player?clipId=ba59682e-02ee-4058-bf22-9148a84b2aee&amp;startTime=277.266" office:target-frame-name="psplayer" xlink:show="replace" text:style-name="Internet_20_link" text:visited-style-name="Visited_20_Internet_20_Link"><text:span text:style-name="T15">And the name of it is called property, again, to represent some.</text:span></text:a><text:span text:style-name="T18"> </text:span><text:a xlink:type="simple" xlink:href="https://app.pluralsight.com/course-player?clipId=ba59682e-02ee-4058-bf22-9148a84b2aee&amp;startTime=282.80446153846145" office:target-frame-name="psplayer" xlink:show="replace" text:style-name="Internet_20_link" text:visited-style-name="Visited_20_Internet_20_Link"><text:span text:style-name="T15">property.</text:span></text:a><text:span text:style-name="T18"> </text:span><text:a xlink:type="simple" xlink:href="https://app.pluralsight.com/course-player?clipId=ba59682e-02ee-4058-bf22-9148a84b2aee&amp;startTime=283.266" office:target-frame-name="psplayer" xlink:show="replace" text:style-name="Internet_20_link" text:visited-style-name="Visited_20_Internet_20_Link"><text:span text:style-name="T15">And make sure that you don't forget the getters </text:span></text:a><text:soft-page-break/><text:a xlink:type="simple" xlink:href="https://app.pluralsight.com/course-player?clipId=ba59682e-02ee-4058-bf22-9148a84b2aee&amp;startTime=283.266" office:target-frame-name="psplayer" xlink:show="replace" text:style-name="Internet_20_link" text:visited-style-name="Visited_20_Internet_20_Link"><text:span text:style-name="T15">and setters.</text:span></text:a><text:span text:style-name="T18"> </text:span><text:a xlink:type="simple" xlink:href="https://app.pluralsight.com/course-player?clipId=ba59682e-02ee-4058-bf22-9148a84b2aee&amp;startTime=286.266" office:target-frame-name="psplayer" xlink:show="replace" text:style-name="Internet_20_link" text:visited-style-name="Visited_20_Internet_20_Link"><text:span text:style-name="T15">You can do that by going to Source, Generate Getters and Setters,</text:span></text:a><text:span text:style-name="T18"> </text:span><text:a xlink:type="simple" xlink:href="https://app.pluralsight.com/course-player?clipId=ba59682e-02ee-4058-bf22-9148a84b2aee&amp;startTime=289.266" office:target-frame-name="psplayer" xlink:show="replace" text:style-name="Internet_20_link" text:visited-style-name="Visited_20_Internet_20_Link"><text:span text:style-name="T15">choose the property, click OK, and save that file.</text:span></text:a><text:span text:style-name="T18"> </text:span><text:a xlink:type="simple" xlink:href="https://app.pluralsight.com/course-player?clipId=ba59682e-02ee-4058-bf22-9148a84b2aee&amp;startTime=295.266" office:target-frame-name="psplayer" xlink:show="replace" text:style-name="Internet_20_link" text:visited-style-name="Visited_20_Internet_20_Link"><text:span text:style-name="T15">Head back to the main application class,</text:span></text:a><text:span text:style-name="T18"> </text:span><text:a xlink:type="simple" xlink:href="https://app.pluralsight.com/course-player?clipId=ba59682e-02ee-4058-bf22-9148a84b2aee&amp;startTime=297.81145454545464" office:target-frame-name="psplayer" xlink:show="replace" text:style-name="Internet_20_link" text:visited-style-name="Visited_20_Internet_20_Link"><text:span text:style-name="T15">and let's autowire our configuration properties class.</text:span></text:a><text:span text:style-name="T18"> </text:span><text:a xlink:type="simple" xlink:href="https://app.pluralsight.com/course-player?clipId=ba59682e-02ee-4058-bf22-9148a84b2aee&amp;startTime=300.35690909090914" office:target-frame-name="psplayer" xlink:show="replace" text:style-name="Internet_20_link" text:visited-style-name="Visited_20_Internet_20_Link"><text:span text:style-name="T15">So go in here, we're going to do private ConfigClientAppConfiguration,</text:span></text:a><text:span text:style-name="T18"> </text:span><text:a xlink:type="simple" xlink:href="https://app.pluralsight.com/course-player?clipId=ba59682e-02ee-4058-bf22-9148a84b2aee&amp;startTime=305.266" office:target-frame-name="psplayer" xlink:show="replace" text:style-name="Internet_20_link" text:visited-style-name="Visited_20_Internet_20_Link"><text:span text:style-name="T15">and we'll call this properties.</text:span></text:a><text:span text:style-name="T18"> </text:span><text:a xlink:type="simple" xlink:href="https://app.pluralsight.com/course-player?clipId=ba59682e-02ee-4058-bf22-9148a84b2aee&amp;startTime=310.266" office:target-frame-name="psplayer" xlink:show="replace" text:style-name="Internet_20_link" text:visited-style-name="Visited_20_Internet_20_Link"><text:span text:style-name="T15">And we'll @Autowired it.</text:span></text:a><text:span text:style-name="T18"> </text:span><text:a xlink:type="simple" xlink:href="https://app.pluralsight.com/course-player?clipId=ba59682e-02ee-4058-bf22-9148a84b2aee&amp;startTime=313.066" office:target-frame-name="psplayer" xlink:show="replace" text:style-name="Internet_20_link" text:visited-style-name="Visited_20_Internet_20_Link"><text:span text:style-name="T15">You could also use @Inject here.</text:span></text:a><text:span text:style-name="T18"> </text:span><text:a xlink:type="simple" xlink:href="https://app.pluralsight.com/course-player?clipId=ba59682e-02ee-4058-bf22-9148a84b2aee&amp;startTime=317.266" office:target-frame-name="psplayer" xlink:show="replace" text:style-name="Internet_20_link" text:visited-style-name="Visited_20_Internet_20_Link"><text:span text:style-name="T15">We'll add another instance variable, private String someOtherProperty,</text:span></text:a><text:span text:style-name="T18"> </text:span><text:a xlink:type="simple" xlink:href="https://app.pluralsight.com/course-player?clipId=ba59682e-02ee-4058-bf22-9148a84b2aee&amp;startTime=324.266" office:target-frame-name="psplayer" xlink:show="replace" text:style-name="Internet_20_link" text:visited-style-name="Visited_20_Internet_20_Link"><text:span text:style-name="T15">and we're going to give this an @Value annotation.</text:span></text:a><text:span text:style-name="T18"> </text:span><text:a xlink:type="simple" xlink:href="https://app.pluralsight.com/course-player?clipId=ba59682e-02ee-4058-bf22-9148a84b2aee&amp;startTime=328.266" office:target-frame-name="psplayer" xlink:show="replace" text:style-name="Internet_20_link" text:visited-style-name="Visited_20_Internet_20_Link"><text:span text:style-name="T15">And we're going to use the placeholder format to</text:span></text:a><text:span text:style-name="T18"> </text:span><text:a xlink:type="simple" xlink:href="https://app.pluralsight.com/course-player?clipId=ba59682e-02ee-4058-bf22-9148a84b2aee&amp;startTime=331.5387272727274" office:target-frame-name="psplayer" xlink:show="replace" text:style-name="Internet_20_link" text:visited-style-name="Visited_20_Internet_20_Link"><text:span text:style-name="T15">inject the someOtherProperty value, so $ curly some.</text:span></text:a><text:span text:style-name="T18"> </text:span><text:a xlink:type="simple" xlink:href="https://app.pluralsight.com/course-player?clipId=ba59682e-02ee-4058-bf22-9148a84b2aee&amp;startTime=337.1750909090909" office:target-frame-name="psplayer" xlink:show="replace" text:style-name="Internet_20_link" text:visited-style-name="Visited_20_Internet_20_Link"><text:span text:style-name="T15">other.</text:span></text:a><text:span text:style-name="T18"> </text:span><text:a xlink:type="simple" xlink:href="https://app.pluralsight.com/course-player?clipId=ba59682e-02ee-4058-bf22-9148a84b2aee&amp;startTime=337.9932727272727" office:target-frame-name="psplayer" xlink:show="replace" text:style-name="Internet_20_link" text:visited-style-name="Visited_20_Internet_20_Link"><text:span text:style-name="T15">property and end curly.</text:span></text:a><text:span text:style-name="T18"> </text:span><text:a xlink:type="simple" xlink:href="https://app.pluralsight.com/course-player?clipId=ba59682e-02ee-4058-bf22-9148a84b2aee&amp;startTime=341.266" office:target-frame-name="psplayer" xlink:show="replace" text:style-name="Internet_20_link" text:visited-style-name="Visited_20_Internet_20_Link"><text:span text:style-name="T15">Now we're going to add an @RestController annotation</text:span></text:a><text:span text:style-name="T18"> </text:span><text:a xlink:type="simple" xlink:href="https://app.pluralsight.com/course-player?clipId=ba59682e-02ee-4058-bf22-9148a84b2aee&amp;startTime=344.3429230769229" office:target-frame-name="psplayer" xlink:show="replace" text:style-name="Internet_20_link" text:visited-style-name="Visited_20_Internet_20_Link"><text:span text:style-name="T15">to the main application class.</text:span></text:a><text:span text:style-name="T18"> </text:span><text:a xlink:type="simple" xlink:href="https://app.pluralsight.com/course-player?clipId=ba59682e-02ee-4058-bf22-9148a84b2aee&amp;startTime=346.266" office:target-frame-name="psplayer" xlink:show="replace" text:style-name="Internet_20_link" text:visited-style-name="Visited_20_Internet_20_Link"><text:span text:style-name="T15">So come up here underneath the @EnableDiscoveryClient,</text:span></text:a><text:span text:style-name="T18"> </text:span><text:a xlink:type="simple" xlink:href="https://app.pluralsight.com/course-player?clipId=ba59682e-02ee-4058-bf22-9148a84b2aee&amp;startTime=350.266" office:target-frame-name="psplayer" xlink:show="replace" text:style-name="Internet_20_link" text:visited-style-name="Visited_20_Internet_20_Link"><text:span text:style-name="T15">and you're going to do @RestController.</text:span></text:a><text:span text:style-name="T18"> </text:span><text:a xlink:type="simple" xlink:href="https://app.pluralsight.com/course-player?clipId=ba59682e-02ee-4058-bf22-9148a84b2aee&amp;startTime=352.99327272727265" office:target-frame-name="psplayer" xlink:show="replace" text:style-name="Internet_20_link" text:visited-style-name="Visited_20_Internet_20_Link"><text:span text:style-name="T15">Go ahead and save that.</text:span></text:a><text:span text:style-name="T18"> </text:span><text:a xlink:type="simple" xlink:href="https://app.pluralsight.com/course-player?clipId=ba59682e-02ee-4058-bf22-9148a84b2aee&amp;startTime=355.266" office:target-frame-name="psplayer" xlink:show="replace" text:style-name="Internet_20_link" text:visited-style-name="Visited_20_Internet_20_Link"><text:span text:style-name="T15">And note that you normally wouldn't put a REST controller</text:span></text:a><text:span text:style-name="T18"> </text:span><text:a xlink:type="simple" xlink:href="https://app.pluralsight.com/course-player?clipId=ba59682e-02ee-4058-bf22-9148a84b2aee&amp;startTime=358.3429230769232" office:target-frame-name="psplayer" xlink:show="replace" text:style-name="Internet_20_link" text:visited-style-name="Visited_20_Internet_20_Link"><text:span text:style-name="T15">on your main application class; however,</text:span></text:a><text:span text:style-name="T18"> </text:span><text:a xlink:type="simple" xlink:href="https://app.pluralsight.com/course-player?clipId=ba59682e-02ee-4058-bf22-9148a84b2aee&amp;startTime=360.46599999999995" office:target-frame-name="psplayer" xlink:show="replace" text:style-name="Internet_20_link" text:visited-style-name="Visited_20_Internet_20_Link"><text:span text:style-name="T15">since we're just demoing here and we're trying to solidify some concepts,</text:span></text:a><text:span text:style-name="T18"> </text:span><text:a xlink:type="simple" xlink:href="https://app.pluralsight.com/course-player?clipId=ba59682e-02ee-4058-bf22-9148a84b2aee&amp;startTime=365.4882222222223" office:target-frame-name="psplayer" xlink:show="replace" text:style-name="Internet_20_link" text:visited-style-name="Visited_20_Internet_20_Link"><text:span text:style-name="T15">it's okay for now.</text:span></text:a><text:span text:style-name="T18"> </text:span><text:a xlink:type="simple" xlink:href="https://app.pluralsight.com/course-player?clipId=ba59682e-02ee-4058-bf22-9148a84b2aee&amp;startTime=367.266" office:target-frame-name="psplayer" xlink:show="replace" text:style-name="Internet_20_link" text:visited-style-name="Visited_20_Internet_20_Link"><text:span text:style-name="T15">We also need to add the handler method, so come down here under main,</text:span></text:a><text:span text:style-name="T18"> </text:span><text:a xlink:type="simple" xlink:href="https://app.pluralsight.com/course-player?clipId=ba59682e-02ee-4058-bf22-9148a84b2aee&amp;startTime=372.266" office:target-frame-name="psplayer" xlink:show="replace" text:style-name="Internet_20_link" text:visited-style-name="Visited_20_Internet_20_Link"><text:span text:style-name="T15">do public String printConfig.</text:span></text:a><text:span text:style-name="T18"> </text:span><text:a xlink:type="simple" xlink:href="https://app.pluralsight.com/course-player?clipId=ba59682e-02ee-4058-bf22-9148a84b2aee&amp;startTime=375.95830769230764" office:target-frame-name="psplayer" xlink:show="replace" text:style-name="Internet_20_link" text:visited-style-name="Visited_20_Internet_20_Link"><text:span text:style-name="T15">And then we're going to annotate this with @RequestMapping.</text:span></text:a><text:span text:style-name="T18"> </text:span><text:a xlink:type="simple" xlink:href="https://app.pluralsight.com/course-player?clipId=ba59682e-02ee-4058-bf22-9148a84b2aee&amp;startTime=384.266" office:target-frame-name="psplayer" xlink:show="replace" text:style-name="Internet_20_link" text:visited-style-name="Visited_20_Internet_20_Link"><text:span text:style-name="T15">In the body of the method,</text:span></text:a><text:span text:style-name="T18"> </text:span><text:a xlink:type="simple" xlink:href="https://app.pluralsight.com/course-player?clipId=ba59682e-02ee-4058-bf22-9148a84b2aee&amp;startTime=385.55171428571435" office:target-frame-name="psplayer" xlink:show="replace" text:style-name="Internet_20_link" text:visited-style-name="Visited_20_Internet_20_Link"><text:span text:style-name="T15">we're going to construct a string that has the values of</text:span></text:a><text:span text:style-name="T18"> </text:span><text:a xlink:type="simple" xlink:href="https://app.pluralsight.com/course-player?clipId=ba59682e-02ee-4058-bf22-9148a84b2aee&amp;startTime=388.62963636363634" office:target-frame-name="psplayer" xlink:show="replace" text:style-name="Internet_20_link" text:visited-style-name="Visited_20_Internet_20_Link"><text:span text:style-name="T15">each of the configuration properties that were retrieved</text:span></text:a><text:span text:style-name="T18"> </text:span><text:a xlink:type="simple" xlink:href="https://app.pluralsight.com/course-player?clipId=ba59682e-02ee-4058-bf22-9148a84b2aee&amp;startTime=392.266" office:target-frame-name="psplayer" xlink:show="replace" text:style-name="Internet_20_link" text:visited-style-name="Visited_20_Internet_20_Link"><text:span text:style-name="T15">from the Configuration Server.</text:span></text:a><text:span text:style-name="T18"> </text:span><text:a xlink:type="simple" xlink:href="https://app.pluralsight.com/course-player?clipId=ba59682e-02ee-4058-bf22-9148a84b2aee&amp;startTime=393.356909090909" office:target-frame-name="psplayer" xlink:show="replace" text:style-name="Internet_20_link" text:visited-style-name="Visited_20_Internet_20_Link"><text:span text:style-name="T15">So we're going to need a string builder,</text:span></text:a><text:span text:style-name="T18"> </text:span><text:a xlink:type="simple" xlink:href="https://app.pluralsight.com/course-player?clipId=ba59682e-02ee-4058-bf22-9148a84b2aee&amp;startTime=396.12314285714285" office:target-frame-name="psplayer" xlink:show="replace" text:style-name="Internet_20_link" text:visited-style-name="Visited_20_Internet_20_Link"><text:span text:style-name="T15">so StringBuilder sb = new StringBuilder.</text:span></text:a><text:span text:style-name="T18"> </text:span><text:a xlink:type="simple" xlink:href="https://app.pluralsight.com/course-player?clipId=ba59682e-02ee-4058-bf22-9148a84b2aee&amp;startTime=401.266" office:target-frame-name="psplayer" xlink:show="replace" text:style-name="Internet_20_link" text:visited-style-name="Visited_20_Internet_20_Link"><text:span text:style-name="T15">And then we're going to say sb.</text:span></text:a><text:span text:style-name="T18"> </text:span><text:a xlink:type="simple" xlink:href="https://app.pluralsight.com/course-player?clipId=ba59682e-02ee-4058-bf22-9148a84b2aee&amp;startTime=403.26599999999996" office:target-frame-name="psplayer" xlink:show="replace" text:style-name="Internet_20_link" text:visited-style-name="Visited_20_Internet_20_Link"><text:span text:style-name="T15">append.</text:span></text:a><text:span text:style-name="T18"> </text:span><text:a xlink:type="simple" xlink:href="https://app.pluralsight.com/course-player?clipId=ba59682e-02ee-4058-bf22-9148a84b2aee&amp;startTime=403.55171428571424" office:target-frame-name="psplayer" xlink:show="replace" text:style-name="Internet_20_link" text:visited-style-name="Visited_20_Internet_20_Link"><text:span text:style-name="T15">And then we're going to get the first value, which is properties.</text:span></text:a><text:span text:style-name="T18"> </text:span><text:a xlink:type="simple" xlink:href="https://app.pluralsight.com/course-player?clipId=ba59682e-02ee-4058-bf22-9148a84b2aee&amp;startTime=409.55171428571435" office:target-frame-name="psplayer" xlink:show="replace" text:style-name="Internet_20_link" text:visited-style-name="Visited_20_Internet_20_Link"><text:span text:style-name="T15">getProperty.</text:span></text:a><text:span text:style-name="T18"> </text:span><text:a xlink:type="simple" xlink:href="https://app.pluralsight.com/course-player?clipId=ba59682e-02ee-4058-bf22-9148a84b2aee&amp;startTime=410.266" office:target-frame-name="psplayer" xlink:show="replace" text:style-name="Internet_20_link" text:visited-style-name="Visited_20_Internet_20_Link"><text:span text:style-name="T15">And then we're going to separate it with a double pipe, so sb.</text:span></text:a><text:span text:style-name="T18"> </text:span><text:a xlink:type="simple" xlink:href="https://app.pluralsight.com/course-player?clipId=ba59682e-02ee-4058-bf22-9148a84b2aee&amp;startTime=415.8374285714288" office:target-frame-name="psplayer" xlink:show="replace" text:style-name="Internet_20_link" text:visited-style-name="Visited_20_Internet_20_Link"><text:span text:style-name="T15">append, space, ||, space, and then sb.</text:span></text:a><text:span text:style-name="T18"> </text:span><text:a xlink:type="simple" xlink:href="https://app.pluralsight.com/course-player?clipId=ba59682e-02ee-4058-bf22-9148a84b2aee&amp;startTime=422.266" office:target-frame-name="psplayer" xlink:show="replace" text:style-name="Internet_20_link" text:visited-style-name="Visited_20_Internet_20_Link"><text:span text:style-name="T15">append the someOtherProperty value.</text:span></text:a><text:span text:style-name="T18"> </text:span><text:a xlink:type="simple" xlink:href="https://app.pluralsight.com/course-player?clipId=ba59682e-02ee-4058-bf22-9148a84b2aee&amp;startTime=426.266" office:target-frame-name="psplayer" xlink:show="replace" text:style-name="Internet_20_link" text:visited-style-name="Visited_20_Internet_20_Link"><text:span text:style-name="T15">And last, we want to return sb.</text:span></text:a><text:span text:style-name="T18"> </text:span><text:a xlink:type="simple" xlink:href="https://app.pluralsight.com/course-player?clipId=ba59682e-02ee-4058-bf22-9148a84b2aee&amp;startTime=428.9583076923075" office:target-frame-name="psplayer" xlink:show="replace" text:style-name="Internet_20_link" text:visited-style-name="Visited_20_Internet_20_Link"><text:span text:style-name="T15">toString.</text:span></text:a><text:span text:style-name="T18"> </text:span><text:a xlink:type="simple" xlink:href="https://app.pluralsight.com/course-player?clipId=ba59682e-02ee-4058-bf22-9148a84b2aee&amp;startTime=429.3429230769229" office:target-frame-name="psplayer" xlink:show="replace" text:style-name="Internet_20_link" text:visited-style-name="Visited_20_Internet_20_Link"><text:span text:style-name="T15">Next, let's go ahead and close both of these files.</text:span></text:a><text:span text:style-name="T18"> </text:span><text:a xlink:type="simple" xlink:href="https://app.pluralsight.com/course-player?clipId=ba59682e-02ee-4058-bf22-9148a84b2aee&amp;startTime=434.04377777777773" office:target-frame-name="psplayer" xlink:show="replace" text:style-name="Internet_20_link" text:visited-style-name="Visited_20_Internet_20_Link"><text:span text:style-name="T15">And within the src/main/resources, create a new file called bootstrap.</text:span></text:a><text:span text:style-name="T18"> </text:span><text:a xlink:type="simple" xlink:href="https://app.pluralsight.com/course-player?clipId=ba59682e-02ee-4058-bf22-9148a84b2aee&amp;startTime=440.55171428571435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ba59682e-02ee-4058-bf22-9148a84b2aee&amp;startTime=441.266" office:target-frame-name="psplayer" xlink:show="replace" text:style-name="Internet_20_link" text:visited-style-name="Visited_20_Internet_20_Link"><text:span text:style-name="T15">Within the bootstrap.</text:span></text:a><text:span text:style-name="T18"> </text:span><text:a xlink:type="simple" xlink:href="https://app.pluralsight.com/course-player?clipId=ba59682e-02ee-4058-bf22-9148a84b2aee&amp;startTime=442.93266666666665" office:target-frame-name="psplayer" xlink:show="replace" text:style-name="Internet_20_link" text:visited-style-name="Visited_20_Internet_20_Link"><text:span text:style-name="T15">properties, set the spring.</text:span></text:a><text:span text:style-name="T18"> </text:span><text:a xlink:type="simple" xlink:href="https://app.pluralsight.com/course-player?clipId=ba59682e-02ee-4058-bf22-9148a84b2aee&amp;startTime=445.1548888888888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ba59682e-02ee-4058-bf22-9148a84b2aee&amp;startTime=445.71044444444436" office:target-frame-name="psplayer" xlink:show="replace" text:style-name="Internet_20_link" text:visited-style-name="Visited_20_Internet_20_Link"><text:span text:style-name="T15">name property to the value config-client-app.</text:span></text:a><text:span text:style-name="T18"> </text:span><text:a xlink:type="simple" xlink:href="https://app.pluralsight.com/course-player?clipId=ba59682e-02ee-4058-bf22-9148a84b2aee&amp;startTime=449.76599999999996" office:target-frame-name="psplayer" xlink:show="replace" text:style-name="Internet_20_link" text:visited-style-name="Visited_20_Internet_20_Link"><text:span text:style-name="T15">Then we're going to set another property which tells the Config Client</text:span></text:a><text:span text:style-name="T18"> </text:span><text:a xlink:type="simple" xlink:href="https://app.pluralsight.com/course-player?clipId=ba59682e-02ee-4058-bf22-9148a84b2aee&amp;startTime=456.4478181818181" office:target-frame-name="psplayer" xlink:show="replace" text:style-name="Internet_20_link" text:visited-style-name="Visited_20_Internet_20_Link"><text:span text:style-name="T15">to find the Config Server via service discovery,</text:span></text:a><text:span text:style-name="T18"> </text:span><text:a xlink:type="simple" xlink:href="https://app.pluralsight.com/course-player?clipId=ba59682e-02ee-4058-bf22-9148a84b2aee&amp;startTime=462.6660000000001" office:target-frame-name="psplayer" xlink:show="replace" text:style-name="Internet_20_link" text:visited-style-name="Visited_20_Internet_20_Link"><text:span text:style-name="T15">so spring.</text:span></text:a><text:span text:style-name="T18"> </text:span><text:a xlink:type="simple" xlink:href="https://app.pluralsight.com/course-player?clipId=ba59682e-02ee-4058-bf22-9148a84b2aee&amp;startTime=464.86600000000016" office:target-frame-name="psplayer" xlink:show="replace" text:style-name="Internet_20_link" text:visited-style-name="Visited_20_Internet_20_Link"><text:span text:style-name="T15">cloud.</text:span></text:a><text:span text:style-name="T18"> </text:span><text:a xlink:type="simple" xlink:href="https://app.pluralsight.com/course-player?clipId=ba59682e-02ee-4058-bf22-9148a84b2aee&amp;startTime=465.9660000000002" office:target-frame-name="psplayer" xlink:show="replace" text:style-name="Internet_20_link" text:visited-style-name="Visited_20_Internet_20_Link"><text:span text:style-name="T15">config.</text:span></text:a><text:span text:style-name="T18"> </text:span><text:a xlink:type="simple" xlink:href="https://app.pluralsight.com/course-player?clipId=ba59682e-02ee-4058-bf22-9148a84b2aee&amp;startTime=467.0660000000002" office:target-frame-name="psplayer" xlink:show="replace" text:style-name="Internet_20_link" text:visited-style-name="Visited_20_Internet_20_Link"><text:span text:style-name="T15">discovery.</text:span></text:a><text:span text:style-name="T18"> </text:span><text:a xlink:type="simple" xlink:href="https://app.pluralsight.com/course-player?clipId=ba59682e-02ee-4058-bf22-9148a84b2aee&amp;startTime=468.1660000000002" office:target-frame-name="psplayer" xlink:show="replace" text:style-name="Internet_20_link" text:visited-style-name="Visited_20_Internet_20_Link"><text:span text:style-name="T15">enabled=true.</text:span></text:a><text:span text:style-name="T18"> </text:span><text:a xlink:type="simple" xlink:href="https://app.pluralsight.com/course-player?clipId=ba59682e-02ee-4058-bf22-9148a84b2aee&amp;startTime=469.266" office:target-frame-name="psplayer" xlink:show="replace" text:style-name="Internet_20_link" text:visited-style-name="Visited_20_Internet_20_Link"><text:span text:style-name="T15">We have one last property to set,</text:span></text:a><text:span text:style-name="T18"> </text:span><text:a xlink:type="simple" xlink:href="https://app.pluralsight.com/course-player?clipId=ba59682e-02ee-4058-bf22-9148a84b2aee&amp;startTime=471.5993333333332" office:target-frame-name="psplayer" xlink:show="replace" text:style-name="Internet_20_link" text:visited-style-name="Visited_20_Internet_20_Link"><text:span text:style-name="T15">and that's the location of the Discovery Server.</text:span></text:a><text:span text:style-name="T18"> </text:span><text:a xlink:type="simple" xlink:href="https://app.pluralsight.com/course-player?clipId=ba59682e-02ee-4058-bf22-9148a84b2aee&amp;startTime=474.266" office:target-frame-name="psplayer" xlink:show="replace" text:style-name="Internet_20_link" text:visited-style-name="Visited_20_Internet_20_Link"><text:span text:style-name="T15">We've already configured that in the Config Server,</text:span></text:a><text:span text:style-name="T18"> </text:span><text:a xlink:type="simple" xlink:href="https://app.pluralsight.com/course-player?clipId=ba59682e-02ee-4058-bf22-9148a84b2aee&amp;startTime=476.266" office:target-frame-name="psplayer" xlink:show="replace" text:style-name="Internet_20_link" text:visited-style-name="Visited_20_Internet_20_Link"><text:span text:style-name="T15">so if you want, you can open up the application.</text:span></text:a><text:span text:style-name="T18"> </text:span><text:a xlink:type="simple" xlink:href="https://app.pluralsight.com/course-player?clipId=ba59682e-02ee-4058-bf22-9148a84b2aee&amp;startTime=479.6659999999999" office:target-frame-name="psplayer" xlink:show="replace" text:style-name="Internet_20_link" text:visited-style-name="Visited_20_Internet_20_Link"><text:span text:style-name="T15">properties from the config-server, copy the eureka.</text:span></text:a><text:span text:style-name="T18"> </text:span><text:a xlink:type="simple" xlink:href="https://app.pluralsight.com/course-player?clipId=ba59682e-02ee-4058-bf22-9148a84b2aee&amp;startTime=482.88138461538466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ba59682e-02ee-4058-bf22-9148a84b2aee&amp;startTime=483.4198461538462" office:target-frame-name="psplayer" xlink:show="replace" text:style-name="Internet_20_link" text:visited-style-name="Visited_20_Internet_20_Link"><text:span text:style-name="T15">server URL, and paste that into your bootstrap.</text:span></text:a><text:span text:style-name="T18"> </text:span><text:a xlink:type="simple" xlink:href="https://app.pluralsight.com/course-player?clipId=ba59682e-02ee-4058-bf22-9148a84b2aee&amp;startTime=487.7275384615386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ba59682e-02ee-4058-bf22-9148a84b2aee&amp;startTime=488.266" office:target-frame-name="psplayer" xlink:show="replace" text:style-name="Internet_20_link" text:visited-style-name="Visited_20_Internet_20_Link"><text:span text:style-name="T15">We can close all of the configuration files and minimize all of the projects.</text:span></text:a><text:span text:style-name="T18"> </text:span><text:a xlink:type="simple" xlink:href="https://app.pluralsight.com/course-player?clipId=ba59682e-02ee-4058-bf22-9148a84b2aee&amp;startTime=493.266" office:target-frame-name="psplayer" xlink:show="replace" text:style-name="Internet_20_link" text:visited-style-name="Visited_20_Internet_20_Link"><text:span text:style-name="T15">We're now ready to start running the applications.</text:span></text:a><text:span text:style-name="T18"> </text:span><text:a xlink:type="simple" xlink:href="https://app.pluralsight.com/course-player?clipId=ba59682e-02ee-4058-bf22-9148a84b2aee&amp;startTime=497.266" office:target-frame-name="psplayer" xlink:show="replace" text:style-name="Internet_20_link" text:visited-style-name="Visited_20_Internet_20_Link"><text:span text:style-name="T15">We'll start by starting the Discovery Server.</text:span></text:a><text:span text:style-name="T18"> </text:span><text:a xlink:type="simple" xlink:href="https://app.pluralsight.com/course-player?clipId=ba59682e-02ee-4058-bf22-9148a84b2aee&amp;startTime=500.266" office:target-frame-name="psplayer" xlink:show="replace" text:style-name="Internet_20_link" text:visited-style-name="Visited_20_Internet_20_Link"><text:span text:style-name="T15">Navigate to the main application class of the Discovery Server,</text:span></text:a><text:span text:style-name="T18"> </text:span><text:a xlink:type="simple" xlink:href="https://app.pluralsight.com/course-player?clipId=ba59682e-02ee-4058-bf22-9148a84b2aee&amp;startTime=504.266" office:target-frame-name="psplayer" xlink:show="replace" text:style-name="Internet_20_link" text:visited-style-name="Visited_20_Internet_20_Link"><text:span text:style-name="T15">right-click on it, Run As Spring Boot App.</text:span></text:a><text:span text:style-name="T18"> </text:span><text:a xlink:type="simple" xlink:href="https://app.pluralsight.com/course-player?clipId=ba59682e-02ee-4058-bf22-9148a84b2aee&amp;startTime=508.266" office:target-frame-name="psplayer" xlink:show="replace" text:style-name="Internet_20_link" text:visited-style-name="Visited_20_Internet_20_Link"><text:span text:style-name="T15">Once the Discovery Server's started, we'll start the Configuration Server next.</text:span></text:a><text:span text:style-name="T18"> </text:span><text:a xlink:type="simple" xlink:href="https://app.pluralsight.com/course-player?clipId=ba59682e-02ee-4058-bf22-9148a84b2aee&amp;startTime=512.266" office:target-frame-name="psplayer" xlink:show="replace" text:style-name="Internet_20_link" text:visited-style-name="Visited_20_Internet_20_Link"><text:span text:style-name="T15">Go to the main application class of the Config Server,</text:span></text:a><text:span text:style-name="T18"> </text:span><text:a xlink:type="simple" xlink:href="https://app.pluralsight.com/course-player?clipId=ba59682e-02ee-4058-bf22-9148a84b2aee&amp;startTime=515.266" office:target-frame-name="psplayer" xlink:show="replace" text:style-name="Internet_20_link" text:visited-style-name="Visited_20_Internet_20_Link"><text:span text:style-name="T15">right-click on it, Run As Spring Boot App.</text:span></text:a><text:span text:style-name="T18"> </text:span><text:a xlink:type="simple" xlink:href="https://app.pluralsight.com/course-player?clipId=ba59682e-02ee-4058-bf22-9148a84b2aee&amp;startTime=521.266" office:target-frame-name="psplayer" xlink:show="replace" text:style-name="Internet_20_link" text:visited-style-name="Visited_20_Internet_20_Link"><text:span text:style-name="T15">And last, we'll start the Config Client.</text:span></text:a><text:span text:style-name="T18"> </text:span><text:a xlink:type="simple" xlink:href="https://app.pluralsight.com/course-player?clipId=ba59682e-02ee-4058-bf22-9148a84b2aee&amp;startTime=523.016" office:target-frame-name="psplayer" xlink:show="replace" text:style-name="Internet_20_link" text:visited-style-name="Visited_20_Internet_20_Link"><text:span text:style-name="T15">So go to the main application of the Config Client,</text:span></text:a><text:span text:style-name="T18"> </text:span><text:a xlink:type="simple" xlink:href="https://app.pluralsight.com/course-player?clipId=ba59682e-02ee-4058-bf22-9148a84b2aee&amp;startTime=526.766" office:target-frame-name="psplayer" xlink:show="replace" text:style-name="Internet_20_link" text:visited-style-name="Visited_20_Internet_20_Link"><text:span text:style-name="T15">right-click on it, and Run As Spring Boot App.</text:span></text:a><text:span text:style-name="T18"> </text:span><text:a xlink:type="simple" xlink:href="https://app.pluralsight.com/course-player?clipId=ba59682e-02ee-4058-bf22-9148a84b2aee&amp;startTime=531.266" office:target-frame-name="psplayer" xlink:show="replace" text:style-name="Internet_20_link" text:visited-style-name="Visited_20_Internet_20_Link"><text:span text:style-name="T15">If you expand the console and scroll up,</text:span></text:a><text:span text:style-name="T18"> </text:span><text:a xlink:type="simple" xlink:href="https://app.pluralsight.com/course-player?clipId=ba59682e-02ee-4058-bf22-9148a84b2aee&amp;startTime=534.3429230769228" office:target-frame-name="psplayer" xlink:show="replace" text:style-name="Internet_20_link" text:visited-style-name="Visited_20_Internet_20_Link"><text:span text:style-name="T15">you'll see that it fetched the configuration from the Configuration Server.</text:span></text:a><text:span text:style-name="T18"> </text:span><text:a xlink:type="simple" xlink:href="https://app.pluralsight.com/course-player?clipId=ba59682e-02ee-4058-bf22-9148a84b2aee&amp;startTime=539.266" office:target-frame-name="psplayer" xlink:show="replace" text:style-name="Internet_20_link" text:visited-style-name="Visited_20_Internet_20_Link"><text:span text:style-name="T15">So let's open up a browser and visit the Config Client app and see</text:span></text:a><text:span text:style-name="T18"> </text:span><text:a xlink:type="simple" xlink:href="https://app.pluralsight.com/course-player?clipId=ba59682e-02ee-4058-bf22-9148a84b2aee&amp;startTime=543.266" office:target-frame-name="psplayer" xlink:show="replace" text:style-name="Internet_20_link" text:visited-style-name="Visited_20_Internet_20_Link"><text:span text:style-name="T15">that it resolved those configuration values.</text:span></text:a><text:span text:style-name="T18"> </text:span><text:a xlink:type="simple" xlink:href="https://app.pluralsight.com/course-player?clipId=ba59682e-02ee-4058-bf22-9148a84b2aee&amp;startTime=546.266" office:target-frame-name="psplayer" xlink:show="replace" text:style-name="Internet_20_link" text:visited-style-name="Visited_20_Internet_20_Link"><text:span text:style-name="T15">In your browser, visit localhost:8080,</text:span></text:a><text:span text:style-name="T18"> </text:span><text:a xlink:type="simple" xlink:href="https://app.pluralsight.com/course-player?clipId=ba59682e-02ee-4058-bf22-9148a84b2aee&amp;startTime=548.766" office:target-frame-name="psplayer" xlink:show="replace" text:style-name="Internet_20_link" text:visited-style-name="Visited_20_Internet_20_Link"><text:span text:style-name="T15">and you'll see that it's resolved the configuration values.</text:span></text:a><text:span text:style-name="T18"> </text:span><text:a xlink:type="simple" xlink:href="https://app.pluralsight.com/course-player?clipId=ba59682e-02ee-4058-bf22-9148a84b2aee&amp;startTime=552.8659999999999" office:target-frame-name="psplayer" xlink:show="replace" text:style-name="Internet_20_link" text:visited-style-name="Visited_20_Internet_20_Link"><text:span text:style-name="T15">The first one, the app specific overridden value is the value from the some.</text:span></text:a><text:span text:style-name="T18"> </text:span><text:a xlink:type="simple" xlink:href="https://app.pluralsight.com/course-player?clipId=ba59682e-02ee-4058-bf22-9148a84b2aee&amp;startTime=560.0660000000001" office:target-frame-name="psplayer" xlink:show="replace" text:style-name="Internet_20_link" text:visited-style-name="Visited_20_Internet_20_Link"><text:span text:style-name="T15">property property.</text:span></text:a><text:span text:style-name="T18"> </text:span><text:a xlink:type="simple" xlink:href="https://app.pluralsight.com/course-player?clipId=ba59682e-02ee-4058-bf22-9148a84b2aee&amp;startTime=561.266" office:target-frame-name="psplayer" xlink:show="replace" text:style-name="Internet_20_link" text:visited-style-name="Visited_20_Internet_20_Link"><text:span text:style-name="T15">And remember we set that to this app specific overridden</text:span></text:a><text:span text:style-name="T18"> </text:span><text:a xlink:type="simple" xlink:href="https://app.pluralsight.com/course-player?clipId=ba59682e-02ee-4058-bf22-9148a84b2aee&amp;startTime=565.1121538461535" office:target-frame-name="psplayer" xlink:show="replace" text:style-name="Internet_20_link" text:visited-style-name="Visited_20_Internet_20_Link"><text:span text:style-name="T15">value in the Config Client configuration.</text:span></text:a><text:span text:style-name="T18"> </text:span><text:a xlink:type="simple" xlink:href="https://app.pluralsight.com/course-player?clipId=ba59682e-02ee-4058-bf22-9148a84b2aee&amp;startTime=567.766" office:target-frame-name="psplayer" xlink:show="replace" text:style-name="Internet_20_link" text:visited-style-name="Visited_20_Internet_20_Link"><text:span text:style-name="T15">And then the next property, separated by the ||,</text:span></text:a><text:span text:style-name="T18"> </text:span><text:a xlink:type="simple" xlink:href="https://app.pluralsight.com/course-player?clipId=ba59682e-02ee-4058-bf22-9148a84b2aee&amp;startTime=571.9326666666665" office:target-frame-name="psplayer" xlink:show="replace" text:style-name="Internet_20_link" text:visited-style-name="Visited_20_Internet_20_Link"><text:span text:style-name="T15">the global, is coming from the global properties,</text:span></text:a><text:span text:style-name="T18"> </text:span><text:a xlink:type="simple" xlink:href="https://app.pluralsight.com/course-player?clipId=ba59682e-02ee-4058-bf22-9148a84b2aee&amp;startTime=575.266" office:target-frame-name="psplayer" xlink:show="replace" text:style-name="Internet_20_link" text:visited-style-name="Visited_20_Internet_20_Link"><text:span text:style-name="T15">the application. properties.</text:span></text:a></text:p>
      <text:h text:style-name="P3" text:outline-level="3"><text:a xlink:type="simple" xlink:href="https://app.pluralsight.com/course-player?clipId=061e75c8-3dd9-48ca-a45c-015131b1af7c" office:target-frame-name="psplayer" xlink:show="replace" text:style-name="Internet_20_link" text:visited-style-name="Visited_20_Internet_20_Link"><text:span text:style-name="T15">Updating Configuration at Runtime</text:span></text:a></text:h>
      <text:p text:style-name="P5"><text:a xlink:type="simple" xlink:href="https://app.pluralsight.com/course-player?clipId=061e75c8-3dd9-48ca-a45c-015131b1af7c&amp;startTime=2.166" office:target-frame-name="psplayer" xlink:show="replace" text:style-name="Internet_20_link" text:visited-style-name="Visited_20_Internet_20_Link"><text:span text:style-name="T15">Updating configuration at runtime is easily one of</text:span></text:a><text:span text:style-name="T18"> </text:span><text:a xlink:type="simple" xlink:href="https://app.pluralsight.com/course-player?clipId=061e75c8-3dd9-48ca-a45c-015131b1af7c&amp;startTime=5.075090909090909" office:target-frame-name="psplayer" xlink:show="replace" text:style-name="Internet_20_link" text:visited-style-name="Visited_20_Internet_20_Link"><text:span text:style-name="T15">the best features of Spring Cloud.</text:span></text:a><text:span text:style-name="T18"> </text:span><text:a xlink:type="simple" xlink:href="https://app.pluralsight.com/course-player?clipId=061e75c8-3dd9-48ca-a45c-015131b1af7c&amp;startTime=8.166" office:target-frame-name="psplayer" xlink:show="replace" text:style-name="Internet_20_link" text:visited-style-name="Visited_20_Internet_20_Link"><text:span text:style-name="T15">With it, you can do things like refresh your @ConfigurationProperties at runtime.</text:span></text:a><text:span text:style-name="T18"> </text:span><text:a xlink:type="simple" xlink:href="https://app.pluralsight.com/course-player?clipId=061e75c8-3dd9-48ca-a45c-015131b1af7c&amp;startTime=13.166" office:target-frame-name="psplayer" xlink:show="replace" text:style-name="Internet_20_link" text:visited-style-name="Visited_20_Internet_20_Link"><text:span text:style-name="T15">You can also use it to </text:span></text:a><text:soft-page-break/><text:a xlink:type="simple" xlink:href="https://app.pluralsight.com/course-player?clipId=061e75c8-3dd9-48ca-a45c-015131b1af7c&amp;startTime=13.166" office:target-frame-name="psplayer" xlink:show="replace" text:style-name="Internet_20_link" text:visited-style-name="Visited_20_Internet_20_Link"><text:span text:style-name="T15">update the logging levels on any piece of code.</text:span></text:a><text:span text:style-name="T18"> </text:span><text:a xlink:type="simple" xlink:href="https://app.pluralsight.com/course-player?clipId=061e75c8-3dd9-48ca-a45c-015131b1af7c&amp;startTime=17.166" office:target-frame-name="psplayer" xlink:show="replace" text:style-name="Internet_20_link" text:visited-style-name="Visited_20_Internet_20_Link"><text:span text:style-name="T15">And the changes happen almost instantaneously.</text:span></text:a><text:span text:style-name="T18"> </text:span><text:a xlink:type="simple" xlink:href="https://app.pluralsight.com/course-player?clipId=061e75c8-3dd9-48ca-a45c-015131b1af7c&amp;startTime=20.166" office:target-frame-name="psplayer" xlink:show="replace" text:style-name="Internet_20_link" text:visited-style-name="Visited_20_Internet_20_Link"><text:span text:style-name="T15">And the best part is that you can do all of this</text:span></text:a><text:span text:style-name="T18"> </text:span><text:a xlink:type="simple" xlink:href="https://app.pluralsight.com/course-player?clipId=061e75c8-3dd9-48ca-a45c-015131b1af7c&amp;startTime=23.594571428571417" office:target-frame-name="psplayer" xlink:show="replace" text:style-name="Internet_20_link" text:visited-style-name="Visited_20_Internet_20_Link"><text:span text:style-name="T15">without ever restarting your application.</text:span></text:a><text:span text:style-name="T18"> </text:span><text:a xlink:type="simple" xlink:href="https://app.pluralsight.com/course-player?clipId=061e75c8-3dd9-48ca-a45c-015131b1af7c&amp;startTime=26.166" office:target-frame-name="psplayer" xlink:show="replace" text:style-name="Internet_20_link" text:visited-style-name="Visited_20_Internet_20_Link"><text:span text:style-name="T15">So how do you do it?</text:span></text:a><text:span text:style-name="T18"> </text:span><text:a xlink:type="simple" xlink:href="https://app.pluralsight.com/course-player?clipId=061e75c8-3dd9-48ca-a45c-015131b1af7c&amp;startTime=27.88028571428571" office:target-frame-name="psplayer" xlink:show="replace" text:style-name="Internet_20_link" text:visited-style-name="Visited_20_Internet_20_Link"><text:span text:style-name="T15">Well, the first step is updating your configuration.</text:span></text:a><text:span text:style-name="T18"> </text:span><text:a xlink:type="simple" xlink:href="https://app.pluralsight.com/course-player?clipId=061e75c8-3dd9-48ca-a45c-015131b1af7c&amp;startTime=30.166" office:target-frame-name="psplayer" xlink:show="replace" text:style-name="Internet_20_link" text:visited-style-name="Visited_20_Internet_20_Link"><text:span text:style-name="T15">And you do that by cloning the configuration repository</text:span></text:a><text:span text:style-name="T18"> </text:span><text:a xlink:type="simple" xlink:href="https://app.pluralsight.com/course-player?clipId=061e75c8-3dd9-48ca-a45c-015131b1af7c&amp;startTime=34.25690909090908" office:target-frame-name="psplayer" xlink:show="replace" text:style-name="Internet_20_link" text:visited-style-name="Visited_20_Internet_20_Link"><text:span text:style-name="T15">that your Config Server is looking at, make your changes,</text:span></text:a><text:span text:style-name="T18"> </text:span><text:a xlink:type="simple" xlink:href="https://app.pluralsight.com/course-player?clipId=061e75c8-3dd9-48ca-a45c-015131b1af7c&amp;startTime=38.49933333333331" office:target-frame-name="psplayer" xlink:show="replace" text:style-name="Internet_20_link" text:visited-style-name="Visited_20_Internet_20_Link"><text:span text:style-name="T15">and then git add, git commit,</text:span></text:a><text:span text:style-name="T18"> </text:span><text:a xlink:type="simple" xlink:href="https://app.pluralsight.com/course-player?clipId=061e75c8-3dd9-48ca-a45c-015131b1af7c&amp;startTime=40.999333333333325" office:target-frame-name="psplayer" xlink:show="replace" text:style-name="Internet_20_link" text:visited-style-name="Visited_20_Internet_20_Link"><text:span text:style-name="T15">and git push your changes up to the configuration repository.</text:span></text:a><text:span text:style-name="T18"> </text:span><text:a xlink:type="simple" xlink:href="https://app.pluralsight.com/course-player?clipId=061e75c8-3dd9-48ca-a45c-015131b1af7c&amp;startTime=45.166" office:target-frame-name="psplayer" xlink:show="replace" text:style-name="Internet_20_link" text:visited-style-name="Visited_20_Internet_20_Link"><text:span text:style-name="T15">From there,</text:span></text:a><text:span text:style-name="T18"> </text:span><text:a xlink:type="simple" xlink:href="https://app.pluralsight.com/course-player?clipId=061e75c8-3dd9-48ca-a45c-015131b1af7c&amp;startTime=45.89327272727273" office:target-frame-name="psplayer" xlink:show="replace" text:style-name="Internet_20_link" text:visited-style-name="Visited_20_Internet_20_Link"><text:span text:style-name="T15">there are several different ways that the</text:span></text:a><text:span text:style-name="T18"> </text:span><text:a xlink:type="simple" xlink:href="https://app.pluralsight.com/course-player?clipId=061e75c8-3dd9-48ca-a45c-015131b1af7c&amp;startTime=48.4387272727273" office:target-frame-name="psplayer" xlink:show="replace" text:style-name="Internet_20_link" text:visited-style-name="Visited_20_Internet_20_Link"><text:span text:style-name="T15">application gets the new configuration, both manually and automatically.</text:span></text:a><text:span text:style-name="T18"> </text:span><text:a xlink:type="simple" xlink:href="https://app.pluralsight.com/course-player?clipId=061e75c8-3dd9-48ca-a45c-015131b1af7c&amp;startTime=53.166" office:target-frame-name="psplayer" xlink:show="replace" text:style-name="Internet_20_link" text:visited-style-name="Visited_20_Internet_20_Link"><text:span text:style-name="T15">The first way is manually,</text:span></text:a><text:span text:style-name="T18"> </text:span><text:a xlink:type="simple" xlink:href="https://app.pluralsight.com/course-player?clipId=061e75c8-3dd9-48ca-a45c-015131b1af7c&amp;startTime=55.24933333333332" office:target-frame-name="psplayer" xlink:show="replace" text:style-name="Internet_20_link" text:visited-style-name="Visited_20_Internet_20_Link"><text:span text:style-name="T15">and that's by calling the refresh endpoint that's</text:span></text:a><text:span text:style-name="T18"> </text:span><text:a xlink:type="simple" xlink:href="https://app.pluralsight.com/course-player?clipId=061e75c8-3dd9-48ca-a45c-015131b1af7c&amp;startTime=58.737428571428566" office:target-frame-name="psplayer" xlink:show="replace" text:style-name="Internet_20_link" text:visited-style-name="Visited_20_Internet_20_Link"><text:span text:style-name="T15">included in the Spring Actuator project.</text:span></text:a><text:span text:style-name="T18"> </text:span><text:a xlink:type="simple" xlink:href="https://app.pluralsight.com/course-player?clipId=061e75c8-3dd9-48ca-a45c-015131b1af7c&amp;startTime=62.166" office:target-frame-name="psplayer" xlink:show="replace" text:style-name="Internet_20_link" text:visited-style-name="Visited_20_Internet_20_Link"><text:span text:style-name="T15">And just to be clear,</text:span></text:a><text:span text:style-name="T18"> </text:span><text:a xlink:type="simple" xlink:href="https://app.pluralsight.com/course-player?clipId=061e75c8-3dd9-48ca-a45c-015131b1af7c&amp;startTime=63.59457142857142" office:target-frame-name="psplayer" xlink:show="replace" text:style-name="Internet_20_link" text:visited-style-name="Visited_20_Internet_20_Link"><text:span text:style-name="T15">you would need to do that for every individual service</text:span></text:a><text:span text:style-name="T18"> </text:span><text:a xlink:type="simple" xlink:href="https://app.pluralsight.com/course-player?clipId=061e75c8-3dd9-48ca-a45c-015131b1af7c&amp;startTime=66.83266666666667" office:target-frame-name="psplayer" xlink:show="replace" text:style-name="Internet_20_link" text:visited-style-name="Visited_20_Internet_20_Link"><text:span text:style-name="T15">that needs its configuration updated.</text:span></text:a><text:span text:style-name="T18"> </text:span><text:a xlink:type="simple" xlink:href="https://app.pluralsight.com/course-player?clipId=061e75c8-3dd9-48ca-a45c-015131b1af7c&amp;startTime=70.166" office:target-frame-name="psplayer" xlink:show="replace" text:style-name="Internet_20_link" text:visited-style-name="Visited_20_Internet_20_Link"><text:span text:style-name="T15">The second way is a combination of both manual and automatic.</text:span></text:a><text:span text:style-name="T18"> </text:span><text:a xlink:type="simple" xlink:href="https://app.pluralsight.com/course-player?clipId=061e75c8-3dd9-48ca-a45c-015131b1af7c&amp;startTime=74.166" office:target-frame-name="psplayer" xlink:show="replace" text:style-name="Internet_20_link" text:visited-style-name="Visited_20_Internet_20_Link"><text:span text:style-name="T15">And you can imagine that if you had a lot of servers,</text:span></text:a><text:span text:style-name="T18"> </text:span><text:a xlink:type="simple" xlink:href="https://app.pluralsight.com/course-player?clipId=061e75c8-3dd9-48ca-a45c-015131b1af7c&amp;startTime=79.166" office:target-frame-name="psplayer" xlink:show="replace" text:style-name="Internet_20_link" text:visited-style-name="Visited_20_Internet_20_Link"><text:span text:style-name="T15">calling the refresh endpoint on each of them manually</text:span></text:a><text:span text:style-name="T18"> </text:span><text:a xlink:type="simple" xlink:href="https://app.pluralsight.com/course-player?clipId=061e75c8-3dd9-48ca-a45c-015131b1af7c&amp;startTime=82.16599999999995" office:target-frame-name="psplayer" xlink:show="replace" text:style-name="Internet_20_link" text:visited-style-name="Visited_20_Internet_20_Link"><text:span text:style-name="T15">could be a pretty painful process.</text:span></text:a><text:span text:style-name="T18"> </text:span><text:a xlink:type="simple" xlink:href="https://app.pluralsight.com/course-player?clipId=061e75c8-3dd9-48ca-a45c-015131b1af7c&amp;startTime=84.52963636363636" office:target-frame-name="psplayer" xlink:show="replace" text:style-name="Internet_20_link" text:visited-style-name="Visited_20_Internet_20_Link"><text:span text:style-name="T15">Instead, if each of the applications were to subscribe to an event,</text:span></text:a><text:span text:style-name="T18"> </text:span><text:a xlink:type="simple" xlink:href="https://app.pluralsight.com/course-player?clipId=061e75c8-3dd9-48ca-a45c-015131b1af7c&amp;startTime=90.38822222222223" office:target-frame-name="psplayer" xlink:show="replace" text:style-name="Internet_20_link" text:visited-style-name="Visited_20_Internet_20_Link"><text:span text:style-name="T15">and you were to call the bus/refresh endpoint,</text:span></text:a><text:span text:style-name="T18"> </text:span><text:a xlink:type="simple" xlink:href="https://app.pluralsight.com/course-player?clipId=061e75c8-3dd9-48ca-a45c-015131b1af7c&amp;startTime=94.41600000000001" office:target-frame-name="psplayer" xlink:show="replace" text:style-name="Internet_20_link" text:visited-style-name="Visited_20_Internet_20_Link"><text:span text:style-name="T15">Spring Cloud Bus would send out a message to all of the subscribers</text:span></text:a><text:span text:style-name="T18"> </text:span><text:a xlink:type="simple" xlink:href="https://app.pluralsight.com/course-player?clipId=061e75c8-3dd9-48ca-a45c-015131b1af7c&amp;startTime=99.88028571428572" office:target-frame-name="psplayer" xlink:show="replace" text:style-name="Internet_20_link" text:visited-style-name="Visited_20_Internet_20_Link"><text:span text:style-name="T15">indicating to them that they need to refresh their configuration.</text:span></text:a><text:span text:style-name="T18"> </text:span><text:a xlink:type="simple" xlink:href="https://app.pluralsight.com/course-player?clipId=061e75c8-3dd9-48ca-a45c-015131b1af7c&amp;startTime=104.166" office:target-frame-name="psplayer" xlink:show="replace" text:style-name="Internet_20_link" text:visited-style-name="Visited_20_Internet_20_Link"><text:span text:style-name="T15">Now note that there isn't any sort of intelligence in</text:span></text:a><text:span text:style-name="T18"> </text:span><text:a xlink:type="simple" xlink:href="https://app.pluralsight.com/course-player?clipId=061e75c8-3dd9-48ca-a45c-015131b1af7c&amp;startTime=106.47369230769226" office:target-frame-name="psplayer" xlink:show="replace" text:style-name="Internet_20_link" text:visited-style-name="Visited_20_Internet_20_Link"><text:span text:style-name="T15">whether or not the configuration changed.</text:span></text:a><text:span text:style-name="T18"> </text:span><text:a xlink:type="simple" xlink:href="https://app.pluralsight.com/course-player?clipId=061e75c8-3dd9-48ca-a45c-015131b1af7c&amp;startTime=109.16600000000001" office:target-frame-name="psplayer" xlink:show="replace" text:style-name="Internet_20_link" text:visited-style-name="Visited_20_Internet_20_Link"><text:span text:style-name="T15">Every subscriber goes and gets its new configuration regardless.</text:span></text:a><text:span text:style-name="T18"> </text:span><text:a xlink:type="simple" xlink:href="https://app.pluralsight.com/course-player?clipId=061e75c8-3dd9-48ca-a45c-015131b1af7c&amp;startTime=115.166" office:target-frame-name="psplayer" xlink:show="replace" text:style-name="Internet_20_link" text:visited-style-name="Visited_20_Internet_20_Link"><text:span text:style-name="T15">The third way is just like the second except for it</text:span></text:a><text:span text:style-name="T18"> </text:span><text:a xlink:type="simple" xlink:href="https://app.pluralsight.com/course-player?clipId=061e75c8-3dd9-48ca-a45c-015131b1af7c&amp;startTime=119.291" office:target-frame-name="psplayer" xlink:show="replace" text:style-name="Internet_20_link" text:visited-style-name="Visited_20_Internet_20_Link"><text:span text:style-name="T15">adds a level of intelligence.</text:span></text:a><text:span text:style-name="T18"> </text:span><text:a xlink:type="simple" xlink:href="https://app.pluralsight.com/course-player?clipId=061e75c8-3dd9-48ca-a45c-015131b1af7c&amp;startTime=121.166" office:target-frame-name="psplayer" xlink:show="replace" text:style-name="Internet_20_link" text:visited-style-name="Visited_20_Internet_20_Link"><text:span text:style-name="T15">And the way it does that is you hook it up into your virgin control system,</text:span></text:a><text:span text:style-name="T18"> </text:span><text:a xlink:type="simple" xlink:href="https://app.pluralsight.com/course-player?clipId=061e75c8-3dd9-48ca-a45c-015131b1af7c&amp;startTime=125.59457142857143" office:target-frame-name="psplayer" xlink:show="replace" text:style-name="Internet_20_link" text:visited-style-name="Visited_20_Internet_20_Link"><text:span text:style-name="T15">like Git, and any time you make a commit,</text:span></text:a><text:span text:style-name="T18"> </text:span><text:a xlink:type="simple" xlink:href="https://app.pluralsight.com/course-player?clipId=061e75c8-3dd9-48ca-a45c-015131b1af7c&amp;startTime=129.45171428571425" office:target-frame-name="psplayer" xlink:show="replace" text:style-name="Internet_20_link" text:visited-style-name="Visited_20_Internet_20_Link"><text:span text:style-name="T15">the changeset of the commit is posted to a monitor endpoint,</text:span></text:a><text:span text:style-name="T18"> </text:span><text:a xlink:type="simple" xlink:href="https://app.pluralsight.com/course-player?clipId=061e75c8-3dd9-48ca-a45c-015131b1af7c&amp;startTime=134.666" office:target-frame-name="psplayer" xlink:show="replace" text:style-name="Internet_20_link" text:visited-style-name="Visited_20_Internet_20_Link"><text:span text:style-name="T15">and then that monitor endpoint can determine which services</text:span></text:a><text:span text:style-name="T18"> </text:span><text:a xlink:type="simple" xlink:href="https://app.pluralsight.com/course-player?clipId=061e75c8-3dd9-48ca-a45c-015131b1af7c&amp;startTime=139.166" office:target-frame-name="psplayer" xlink:show="replace" text:style-name="Internet_20_link" text:visited-style-name="Visited_20_Internet_20_Link"><text:span text:style-name="T15">need to have their configuration updated.</text:span></text:a><text:span text:style-name="T18"> </text:span><text:a xlink:type="simple" xlink:href="https://app.pluralsight.com/course-player?clipId=061e75c8-3dd9-48ca-a45c-015131b1af7c&amp;startTime=142.166" office:target-frame-name="psplayer" xlink:show="replace" text:style-name="Internet_20_link" text:visited-style-name="Visited_20_Internet_20_Link"><text:span text:style-name="T15">So let's visualize this.</text:span></text:a><text:span text:style-name="T18"> </text:span><text:a xlink:type="simple" xlink:href="https://app.pluralsight.com/course-player?clipId=061e75c8-3dd9-48ca-a45c-015131b1af7c&amp;startTime=143.49933333333337" office:target-frame-name="psplayer" xlink:show="replace" text:style-name="Internet_20_link" text:visited-style-name="Visited_20_Internet_20_Link"><text:span text:style-name="T15">Imagine that you made a commit to some configuration,</text:span></text:a><text:span text:style-name="T18"> </text:span><text:a xlink:type="simple" xlink:href="https://app.pluralsight.com/course-player?clipId=061e75c8-3dd9-48ca-a45c-015131b1af7c&amp;startTime=146.766" office:target-frame-name="psplayer" xlink:show="replace" text:style-name="Internet_20_link" text:visited-style-name="Visited_20_Internet_20_Link"><text:span text:style-name="T15">and you pushed that up to the configuration repository.</text:span></text:a><text:span text:style-name="T18"> </text:span><text:a xlink:type="simple" xlink:href="https://app.pluralsight.com/course-player?clipId=061e75c8-3dd9-48ca-a45c-015131b1af7c&amp;startTime=152.166" office:target-frame-name="psplayer" xlink:show="replace" text:style-name="Internet_20_link" text:visited-style-name="Visited_20_Internet_20_Link"><text:span text:style-name="T15">And the repository knows what changed,</text:span></text:a><text:span text:style-name="T18"> </text:span><text:a xlink:type="simple" xlink:href="https://app.pluralsight.com/course-player?clipId=061e75c8-3dd9-48ca-a45c-015131b1af7c&amp;startTime=154.66599999999994" office:target-frame-name="psplayer" xlink:show="replace" text:style-name="Internet_20_link" text:visited-style-name="Visited_20_Internet_20_Link"><text:span text:style-name="T15">and it sent that changeset to the monitor endpoint,</text:span></text:a><text:span text:style-name="T18"> </text:span><text:a xlink:type="simple" xlink:href="https://app.pluralsight.com/course-player?clipId=061e75c8-3dd9-48ca-a45c-015131b1af7c&amp;startTime=158.16600000000003" office:target-frame-name="psplayer" xlink:show="replace" text:style-name="Internet_20_link" text:visited-style-name="Visited_20_Internet_20_Link"><text:span text:style-name="T15">and then it decided that it only needed to notify two of the</text:span></text:a><text:span text:style-name="T18"> </text:span><text:a xlink:type="simple" xlink:href="https://app.pluralsight.com/course-player?clipId=061e75c8-3dd9-48ca-a45c-015131b1af7c&amp;startTime=163.96599999999995" office:target-frame-name="psplayer" xlink:show="replace" text:style-name="Internet_20_link" text:visited-style-name="Visited_20_Internet_20_Link"><text:span text:style-name="T15">three applications to update their configuration.</text:span></text:a><text:span text:style-name="T18"> </text:span><text:a xlink:type="simple" xlink:href="https://app.pluralsight.com/course-player?clipId=061e75c8-3dd9-48ca-a45c-015131b1af7c&amp;startTime=168.166" office:target-frame-name="psplayer" xlink:show="replace" text:style-name="Internet_20_link" text:visited-style-name="Visited_20_Internet_20_Link"><text:span text:style-name="T15">Regardless of which method you chose to notify your</text:span></text:a><text:span text:style-name="T18"> </text:span><text:a xlink:type="simple" xlink:href="https://app.pluralsight.com/course-player?clipId=061e75c8-3dd9-48ca-a45c-015131b1af7c&amp;startTime=171.43872727272736" office:target-frame-name="psplayer" xlink:show="replace" text:style-name="Internet_20_link" text:visited-style-name="Visited_20_Internet_20_Link"><text:span text:style-name="T15">applications about configuration updates,</text:span></text:a><text:span text:style-name="T18"> </text:span><text:a xlink:type="simple" xlink:href="https://app.pluralsight.com/course-player?clipId=061e75c8-3dd9-48ca-a45c-015131b1af7c&amp;startTime=173.166" office:target-frame-name="psplayer" xlink:show="replace" text:style-name="Internet_20_link" text:visited-style-name="Visited_20_Internet_20_Link"><text:span text:style-name="T15">there's one last step.</text:span></text:a><text:span text:style-name="T18"> </text:span><text:a xlink:type="simple" xlink:href="https://app.pluralsight.com/course-player?clipId=061e75c8-3dd9-48ca-a45c-015131b1af7c&amp;startTime=175.166" office:target-frame-name="psplayer" xlink:show="replace" text:style-name="Internet_20_link" text:visited-style-name="Visited_20_Internet_20_Link"><text:span text:style-name="T15">And that is to celebrate.</text:span></text:a><text:span text:style-name="T18"> </text:span><text:a xlink:type="simple" xlink:href="https://app.pluralsight.com/course-player?clipId=061e75c8-3dd9-48ca-a45c-015131b1af7c&amp;startTime=176.8326666666667" office:target-frame-name="psplayer" xlink:show="replace" text:style-name="Internet_20_link" text:visited-style-name="Visited_20_Internet_20_Link"><text:span text:style-name="T15">You can brag to your colleagues about making configuration changes on</text:span></text:a><text:span text:style-name="T18"> </text:span><text:a xlink:type="simple" xlink:href="https://app.pluralsight.com/course-player?clipId=061e75c8-3dd9-48ca-a45c-015131b1af7c&amp;startTime=180.98418181818187" office:target-frame-name="psplayer" xlink:show="replace" text:style-name="Internet_20_link" text:visited-style-name="Visited_20_Internet_20_Link"><text:span text:style-name="T15">the fly without ever restarting your application.</text:span></text:a><text:span text:style-name="T18"> </text:span><text:a xlink:type="simple" xlink:href="https://app.pluralsight.com/course-player?clipId=061e75c8-3dd9-48ca-a45c-015131b1af7c&amp;startTime=184.166" office:target-frame-name="psplayer" xlink:show="replace" text:style-name="Internet_20_link" text:visited-style-name="Visited_20_Internet_20_Link"><text:span text:style-name="T15">And you can do it all at once or even all automatically.</text:span></text:a><text:span text:style-name="T18"> </text:span><text:a xlink:type="simple" xlink:href="https://app.pluralsight.com/course-player?clipId=061e75c8-3dd9-48ca-a45c-015131b1af7c&amp;startTime=189.166" office:target-frame-name="psplayer" xlink:show="replace" text:style-name="Internet_20_link" text:visited-style-name="Visited_20_Internet_20_Link"><text:span text:style-name="T15">And last, since you used Git,</text:span></text:a><text:span text:style-name="T18"> </text:span><text:a xlink:type="simple" xlink:href="https://app.pluralsight.com/course-player?clipId=061e75c8-3dd9-48ca-a45c-015131b1af7c&amp;startTime=191.041" office:target-frame-name="psplayer" xlink:show="replace" text:style-name="Internet_20_link" text:visited-style-name="Visited_20_Internet_20_Link"><text:span text:style-name="T15">you have a full audit log of all of the changes that you've made to your configuration.</text:span></text:a></text:p>
      <text:h text:style-name="P3" text:outline-level="3"><text:a xlink:type="simple" xlink:href="https://app.pluralsight.com/course-player?clipId=97830382-6f88-4576-b09c-c85732ffe5b8" office:target-frame-name="psplayer" xlink:show="replace" text:style-name="Internet_20_link" text:visited-style-name="Visited_20_Internet_20_Link"><text:span text:style-name="T15">Utilizing the @RefreshScope Annotation</text:span></text:a></text:h>
      <text:p text:style-name="P5"><text:a xlink:type="simple" xlink:href="https://app.pluralsight.com/course-player?clipId=97830382-6f88-4576-b09c-c85732ffe5b8&amp;startTime=1.999" office:target-frame-name="psplayer" xlink:show="replace" text:style-name="Internet_20_link" text:visited-style-name="Visited_20_Internet_20_Link"><text:span text:style-name="T15">We've already talked about how @ConfigurationProperties and logging</text:span></text:a><text:span text:style-name="T18"> </text:span><text:a xlink:type="simple" xlink:href="https://app.pluralsight.com/course-player?clipId=97830382-6f88-4576-b09c-c85732ffe5b8&amp;startTime=5.999" office:target-frame-name="psplayer" xlink:show="replace" text:style-name="Internet_20_link" text:visited-style-name="Visited_20_Internet_20_Link"><text:span text:style-name="T15">levels will be updated when configuration is refreshed,</text:span></text:a><text:span text:style-name="T18"> </text:span><text:a xlink:type="simple" xlink:href="https://app.pluralsight.com/course-player?clipId=97830382-6f88-4576-b09c-c85732ffe5b8&amp;startTime=9.999" office:target-frame-name="psplayer" xlink:show="replace" text:style-name="Internet_20_link" text:visited-style-name="Visited_20_Internet_20_Link"><text:span text:style-name="T15">but unfortunately that doesn't cover all of the use cases.</text:span></text:a><text:span text:style-name="T18"> </text:span><text:a xlink:type="simple" xlink:href="https://app.pluralsight.com/course-player?clipId=97830382-6f88-4576-b09c-c85732ffe5b8&amp;startTime=13.999" office:target-frame-name="psplayer" xlink:show="replace" text:style-name="Internet_20_link" text:visited-style-name="Visited_20_Internet_20_Link"><text:span text:style-name="T15">Anything that gets its value only at initialization time,</text:span></text:a><text:span text:style-name="T18"> </text:span><text:a xlink:type="simple" xlink:href="https://app.pluralsight.com/course-player?clipId=97830382-6f88-4576-b09c-c85732ffe5b8&amp;startTime=17.999" office:target-frame-name="psplayer" xlink:show="replace" text:style-name="Internet_20_link" text:visited-style-name="Visited_20_Internet_20_Link"><text:span text:style-name="T15">like an @Bean or an @Value, will not be automatically refreshed like the others.</text:span></text:a><text:span text:style-name="T18"> </text:span><text:a xlink:type="simple" xlink:href="https://app.pluralsight.com/course-player?clipId=97830382-6f88-4576-b09c-c85732ffe5b8&amp;startTime=24.999" office:target-frame-name="psplayer" xlink:show="replace" text:style-name="Internet_20_link" text:visited-style-name="Visited_20_Internet_20_Link"><text:span text:style-name="T15">To understand this a little bit better, it helps to see an example.</text:span></text:a><text:span text:style-name="T18"> </text:span><text:a xlink:type="simple" xlink:href="https://app.pluralsight.com/course-player?clipId=97830382-6f88-4576-b09c-c85732ffe5b8&amp;startTime=28.999" office:target-frame-name="psplayer" xlink:show="replace" text:style-name="Internet_20_link" text:visited-style-name="Visited_20_Internet_20_Link"><text:span text:style-name="T15">Suppose you have an @Configuration class,</text:span></text:a><text:span text:style-name="T18"> </text:span><text:a xlink:type="simple" xlink:href="https://app.pluralsight.com/course-player?clipId=97830382-6f88-4576-b09c-c85732ffe5b8&amp;startTime=32.42757142857143" office:target-frame-name="psplayer" xlink:show="replace" text:style-name="Internet_20_link" text:visited-style-name="Visited_20_Internet_20_Link"><text:span text:style-name="T15">and it declares a new bean called FooService.</text:span></text:a><text:span text:style-name="T18"> </text:span><text:a xlink:type="simple" xlink:href="https://app.pluralsight.com/course-player?clipId=97830382-6f88-4576-b09c-c85732ffe5b8&amp;startTime=36.999" office:target-frame-name="psplayer" xlink:show="replace" text:style-name="Internet_20_link" text:visited-style-name="Visited_20_Internet_20_Link"><text:span text:style-name="T15">And to construct FooService,</text:span></text:a><text:span text:style-name="T18"> </text:span><text:a xlink:type="simple" xlink:href="https://app.pluralsight.com/course-player?clipId=97830382-6f88-4576-b09c-c85732ffe5b8&amp;startTime=38.332333333333345" office:target-frame-name="psplayer" xlink:show="replace" text:style-name="Internet_20_link" text:visited-style-name="Visited_20_Internet_20_Link"><text:span text:style-name="T15">you need to give it a configuration value from FooProperties,</text:span></text:a><text:span text:style-name="T18"> </text:span><text:a xlink:type="simple" xlink:href="https://app.pluralsight.com/course-player?clipId=97830382-6f88-4576-b09c-c85732ffe5b8&amp;startTime=41.999" office:target-frame-name="psplayer" xlink:show="replace" text:style-name="Internet_20_link" text:visited-style-name="Visited_20_Internet_20_Link"><text:span text:style-name="T15">which is an argument to the bean method.</text:span></text:a><text:span text:style-name="T18"> </text:span><text:a xlink:type="simple" xlink:href="https://app.pluralsight.com/course-player?clipId=97830382-6f88-4576-b09c-c85732ffe5b8&amp;startTime=45.999" office:target-frame-name="psplayer" xlink:show="replace" text:style-name="Internet_20_link" text:visited-style-name="Visited_20_Internet_20_Link"><text:span text:style-name="T15">And FooProperties is an @Configuration class.</text:span></text:a><text:span text:style-name="T18"> </text:span><text:a xlink:type="simple" xlink:href="https://app.pluralsight.com/course-player?clipId=97830382-6f88-4576-b09c-c85732ffe5b8&amp;startTime=49.999" office:target-frame-name="psplayer" xlink:show="replace" text:style-name="Internet_20_link" text:visited-style-name="Visited_20_Internet_20_Link"><text:span text:style-name="T15">Then you make some configuration changes to the</text:span></text:a><text:span text:style-name="T18"> </text:span><text:a xlink:type="simple" xlink:href="https://app.pluralsight.com/course-player?clipId=97830382-6f88-4576-b09c-c85732ffe5b8&amp;startTime=52.90809090909094" office:target-frame-name="psplayer" xlink:show="replace" text:style-name="Internet_20_link" text:visited-style-name="Visited_20_Internet_20_Link"><text:span text:style-name="T15">properties that are bound to FooProperties,</text:span></text:a><text:span text:style-name="T18"> </text:span><text:a xlink:type="simple" xlink:href="https://app.pluralsight.com/course-player?clipId=97830382-6f88-4576-b09c-c85732ffe5b8&amp;startTime=55.61438461538462" office:target-frame-name="psplayer" xlink:show="replace" text:style-name="Internet_20_link" text:visited-style-name="Visited_20_Internet_20_Link"><text:span text:style-name="T15">and you issue a POST request to the refresh endpoint.</text:span></text:a><text:span text:style-name="T18"> </text:span><text:a xlink:type="simple" xlink:href="https://app.pluralsight.com/course-player?clipId=97830382-6f88-4576-b09c-c85732ffe5b8&amp;startTime=60.999" office:target-frame-name="psplayer" xlink:show="replace" text:style-name="Internet_20_link" text:visited-style-name="Visited_20_Internet_20_Link"><text:span text:style-name="T15">If you were to look at FooService at this point,</text:span></text:a><text:span text:style-name="T18"> </text:span><text:a xlink:type="simple" xlink:href="https://app.pluralsight.com/course-player?clipId=97830382-6f88-4576-b09c-c85732ffe5b8&amp;startTime=64.07592307692308" office:target-frame-name="psplayer" xlink:show="replace" text:style-name="Internet_20_link" text:visited-style-name="Visited_20_Internet_20_Link"><text:span text:style-name="T15">even though you called refresh,</text:span></text:a><text:span text:style-name="T18"> </text:span><text:a xlink:type="simple" xlink:href="https://app.pluralsight.com/course-player?clipId=97830382-6f88-4576-b09c-c85732ffe5b8&amp;startTime=65.9080909090909" office:target-frame-name="psplayer" xlink:show="replace" text:style-name="Internet_20_link" text:visited-style-name="Visited_20_Internet_20_Link"><text:span text:style-name="T15">it would actually still have the old configuration value.</text:span></text:a><text:span text:style-name="T18"> </text:span><text:a xlink:type="simple" xlink:href="https://app.pluralsight.com/course-player?clipId=97830382-6f88-4576-b09c-c85732ffe5b8&amp;startTime=69.999" office:target-frame-name="psplayer" xlink:show="replace" text:style-name="Internet_20_link" text:visited-style-name="Visited_20_Internet_20_Link"><text:span text:style-name="T15">And that's because it only gets its configuration during initialization.</text:span></text:a><text:span text:style-name="T18"> </text:span><text:a xlink:type="simple" xlink:href="https://app.pluralsight.com/course-player?clipId=97830382-6f88-4576-b09c-c85732ffe5b8&amp;startTime=74.999" office:target-frame-name="psplayer" xlink:show="replace" text:style-name="Internet_20_link" text:visited-style-name="Visited_20_Internet_20_Link"><text:span text:style-name="T15">Here's another example.</text:span></text:a><text:span text:style-name="T18"> </text:span><text:a xlink:type="simple" xlink:href="https://app.pluralsight.com/course-player?clipId=97830382-6f88-4576-b09c-c85732ffe5b8&amp;startTime=76.66566666666667" office:target-frame-name="psplayer" xlink:show="replace" text:style-name="Internet_20_link" text:visited-style-name="Visited_20_Internet_20_Link"><text:span text:style-name="T15">Again, we have an @Configuration class,</text:span></text:a><text:span text:style-name="T18"> </text:span><text:a xlink:type="simple" xlink:href="https://app.pluralsight.com/course-player?clipId=97830382-6f88-4576-b09c-c85732ffe5b8&amp;startTime=79.999" office:target-frame-name="psplayer" xlink:show="replace" text:style-name="Internet_20_link" text:visited-style-name="Visited_20_Internet_20_Link"><text:span text:style-name="T15">and this time we have an @Value annotation that has some</text:span></text:a><text:span text:style-name="T18"> </text:span><text:a xlink:type="simple" xlink:href="https://app.pluralsight.com/course-player?clipId=97830382-6f88-4576-b09c-c85732ffe5b8&amp;startTime=84.58233333333338" office:target-frame-name="psplayer" xlink:show="replace" text:style-name="Internet_20_link" text:visited-style-name="Visited_20_Internet_20_Link"><text:span text:style-name="T15">configuration that needs to be injected.</text:span></text:a><text:span text:style-name="T18"> </text:span><text:a xlink:type="simple" xlink:href="https://app.pluralsight.com/course-player?clipId=97830382-6f88-4576-b09c-c85732ffe5b8&amp;startTime=86.66566666666664" office:target-frame-name="psplayer" xlink:show="replace" text:style-name="Internet_20_link" text:visited-style-name="Visited_20_Internet_20_Link"><text:span text:style-name="T15">And we'll use that configuration as a constructor</text:span></text:a><text:span text:style-name="T18"> </text:span><text:a xlink:type="simple" xlink:href="https://app.pluralsight.com/course-player?clipId=97830382-6f88-4576-b09c-c85732ffe5b8&amp;startTime=89.7132857142857" office:target-frame-name="psplayer" xlink:show="replace" text:style-name="Internet_20_link" text:visited-style-name="Visited_20_Internet_20_Link"><text:span text:style-name="T15">argument to construct the FooService bean.</text:span></text:a><text:span text:style-name="T18"> </text:span><text:a xlink:type="simple" xlink:href="https://app.pluralsight.com/course-player?clipId=97830382-6f88-4576-b09c-c85732ffe5b8&amp;startTime=93.999" office:target-frame-name="psplayer" xlink:show="replace" text:style-name="Internet_20_link" text:visited-style-name="Visited_20_Internet_20_Link"><text:span text:style-name="T15">So we go through the same process; we update some configuration,</text:span></text:a><text:span text:style-name="T18"> </text:span><text:a xlink:type="simple" xlink:href="https://app.pluralsight.com/course-player?clipId=97830382-6f88-4576-b09c-c85732ffe5b8&amp;startTime=97.999" office:target-frame-name="psplayer" xlink:show="replace" text:style-name="Internet_20_link" text:visited-style-name="Visited_20_Internet_20_Link"><text:span text:style-name="T15">we POST to the refresh </text:span></text:a><text:soft-page-break/><text:a xlink:type="simple" xlink:href="https://app.pluralsight.com/course-player?clipId=97830382-6f88-4576-b09c-c85732ffe5b8&amp;startTime=97.999" office:target-frame-name="psplayer" xlink:show="replace" text:style-name="Internet_20_link" text:visited-style-name="Visited_20_Internet_20_Link"><text:span text:style-name="T15">endpoint,</text:span></text:a><text:span text:style-name="T18"> </text:span><text:a xlink:type="simple" xlink:href="https://app.pluralsight.com/course-player?clipId=97830382-6f88-4576-b09c-c85732ffe5b8&amp;startTime=100.49900000000002" office:target-frame-name="psplayer" xlink:show="replace" text:style-name="Internet_20_link" text:visited-style-name="Visited_20_Internet_20_Link"><text:span text:style-name="T15">and again we realize that our configuration value is still the old value.</text:span></text:a><text:span text:style-name="T18"> </text:span><text:a xlink:type="simple" xlink:href="https://app.pluralsight.com/course-player?clipId=97830382-6f88-4576-b09c-c85732ffe5b8&amp;startTime=105.999" office:target-frame-name="psplayer" xlink:show="replace" text:style-name="Internet_20_link" text:visited-style-name="Visited_20_Internet_20_Link"><text:span text:style-name="T15">It did not get updated.</text:span></text:a><text:span text:style-name="T18"> </text:span><text:a xlink:type="simple" xlink:href="https://app.pluralsight.com/course-player?clipId=97830382-6f88-4576-b09c-c85732ffe5b8&amp;startTime=107.999" office:target-frame-name="psplayer" xlink:show="replace" text:style-name="Internet_20_link" text:visited-style-name="Visited_20_Internet_20_Link"><text:span text:style-name="T15">By now you have to be wondering how do I refresh an @Bean or an @Value</text:span></text:a><text:span text:style-name="T18"> </text:span><text:a xlink:type="simple" xlink:href="https://app.pluralsight.com/course-player?clipId=97830382-6f88-4576-b09c-c85732ffe5b8&amp;startTime=113.999" office:target-frame-name="psplayer" xlink:show="replace" text:style-name="Internet_20_link" text:visited-style-name="Visited_20_Internet_20_Link"><text:span text:style-name="T15">that only gets its configuration during initialization?</text:span></text:a><text:span text:style-name="T18"> </text:span><text:a xlink:type="simple" xlink:href="https://app.pluralsight.com/course-player?clipId=97830382-6f88-4576-b09c-c85732ffe5b8&amp;startTime=117.999" office:target-frame-name="psplayer" xlink:show="replace" text:style-name="Internet_20_link" text:visited-style-name="Visited_20_Internet_20_Link"><text:span text:style-name="T15">And the answer to that is with the @RefreshScope annotation.</text:span></text:a><text:span text:style-name="T18"> </text:span><text:a xlink:type="simple" xlink:href="https://app.pluralsight.com/course-player?clipId=97830382-6f88-4576-b09c-c85732ffe5b8&amp;startTime=122.999" office:target-frame-name="psplayer" xlink:show="replace" text:style-name="Internet_20_link" text:visited-style-name="Visited_20_Internet_20_Link"><text:span text:style-name="T15">Let's go back to our first example and see how and where we</text:span></text:a><text:span text:style-name="T18"> </text:span><text:a xlink:type="simple" xlink:href="https://app.pluralsight.com/course-player?clipId=97830382-6f88-4576-b09c-c85732ffe5b8&amp;startTime=125.7847142857142" office:target-frame-name="psplayer" xlink:show="replace" text:style-name="Internet_20_link" text:visited-style-name="Visited_20_Internet_20_Link"><text:span text:style-name="T15">utilize the @RefreshScope annotation.</text:span></text:a><text:span text:style-name="T18"> </text:span><text:a xlink:type="simple" xlink:href="https://app.pluralsight.com/course-player?clipId=97830382-6f88-4576-b09c-c85732ffe5b8&amp;startTime=128.57042857142858" office:target-frame-name="psplayer" xlink:show="replace" text:style-name="Internet_20_link" text:visited-style-name="Visited_20_Internet_20_Link"><text:span text:style-name="T15">In your @Configuration class,</text:span></text:a><text:span text:style-name="T18"> </text:span><text:a xlink:type="simple" xlink:href="https://app.pluralsight.com/course-player?clipId=97830382-6f88-4576-b09c-c85732ffe5b8&amp;startTime=131.999" office:target-frame-name="psplayer" xlink:show="replace" text:style-name="Internet_20_link" text:visited-style-name="Visited_20_Internet_20_Link"><text:span text:style-name="T15">all you need to do is add the @RefreshScope annotation to your @Bean.</text:span></text:a><text:span text:style-name="T18"> </text:span><text:a xlink:type="simple" xlink:href="https://app.pluralsight.com/course-player?clipId=97830382-6f88-4576-b09c-c85732ffe5b8&amp;startTime=136.999" office:target-frame-name="psplayer" xlink:show="replace" text:style-name="Internet_20_link" text:visited-style-name="Visited_20_Internet_20_Link"><text:span text:style-name="T15">And once you POST to the refresh endpoint,</text:span></text:a><text:span text:style-name="T18"> </text:span><text:a xlink:type="simple" xlink:href="https://app.pluralsight.com/course-player?clipId=97830382-6f88-4576-b09c-c85732ffe5b8&amp;startTime=140.0759230769231" office:target-frame-name="psplayer" xlink:show="replace" text:style-name="Internet_20_link" text:visited-style-name="Visited_20_Internet_20_Link"><text:span text:style-name="T15">FooService will now see the latest configuration value.</text:span></text:a><text:span text:style-name="T18"> </text:span><text:a xlink:type="simple" xlink:href="https://app.pluralsight.com/course-player?clipId=97830382-6f88-4576-b09c-c85732ffe5b8&amp;startTime=143.66566666666662" office:target-frame-name="psplayer" xlink:show="replace" text:style-name="Internet_20_link" text:visited-style-name="Visited_20_Internet_20_Link"><text:span text:style-name="T15">RefreshScope works just like it sounds.</text:span></text:a><text:span text:style-name="T18"> </text:span><text:a xlink:type="simple" xlink:href="https://app.pluralsight.com/course-player?clipId=97830382-6f88-4576-b09c-c85732ffe5b8&amp;startTime=146.999" office:target-frame-name="psplayer" xlink:show="replace" text:style-name="Internet_20_link" text:visited-style-name="Visited_20_Internet_20_Link"><text:span text:style-name="T15">It's a hint to Spring that this @Bean or this @Value should be included in the scope of the refresh.</text:span></text:a></text:p>
      <text:h text:style-name="P3" text:outline-level="3"><text:a xlink:type="simple" xlink:href="https://app.pluralsight.com/course-player?clipId=41fe5176-9d3b-4895-81e4-648c2bcba636" office:target-frame-name="psplayer" xlink:show="replace" text:style-name="Internet_20_link" text:visited-style-name="Visited_20_Internet_20_Link"><text:span text:style-name="T15">Demo: Refresh Configuration Without Restarting Your App</text:span></text:a></text:h>
      <text:p text:style-name="P5"><text:a xlink:type="simple" xlink:href="https://app.pluralsight.com/course-player?clipId=41fe5176-9d3b-4895-81e4-648c2bcba636&amp;startTime=1.366" office:target-frame-name="psplayer" xlink:show="replace" text:style-name="Internet_20_link" text:visited-style-name="Visited_20_Internet_20_Link"><text:span text:style-name="T15">In this demo, we'll learn how to refresh our configuration at runtime,</text:span></text:a><text:span text:style-name="T18"> </text:span><text:a xlink:type="simple" xlink:href="https://app.pluralsight.com/course-player?clipId=41fe5176-9d3b-4895-81e4-648c2bcba636&amp;startTime=6.366" office:target-frame-name="psplayer" xlink:show="replace" text:style-name="Internet_20_link" text:visited-style-name="Visited_20_Internet_20_Link"><text:span text:style-name="T15">as well as how to use the @RefreshScope annotation.</text:span></text:a><text:span text:style-name="T18"> </text:span><text:a xlink:type="simple" xlink:href="https://app.pluralsight.com/course-player?clipId=41fe5176-9d3b-4895-81e4-648c2bcba636&amp;startTime=10.366" office:target-frame-name="psplayer" xlink:show="replace" text:style-name="Internet_20_link" text:visited-style-name="Visited_20_Internet_20_Link"><text:span text:style-name="T15">Before we get started with the demo,</text:span></text:a><text:span text:style-name="T18"> </text:span><text:a xlink:type="simple" xlink:href="https://app.pluralsight.com/course-player?clipId=41fe5176-9d3b-4895-81e4-648c2bcba636&amp;startTime=11.865999999999994" office:target-frame-name="psplayer" xlink:show="replace" text:style-name="Internet_20_link" text:visited-style-name="Visited_20_Internet_20_Link"><text:span text:style-name="T15">make sure that you have a tool called Postman installed.</text:span></text:a><text:span text:style-name="T18"> </text:span><text:a xlink:type="simple" xlink:href="https://app.pluralsight.com/course-player?clipId=41fe5176-9d3b-4895-81e4-648c2bcba636&amp;startTime=15.212153846153845" office:target-frame-name="psplayer" xlink:show="replace" text:style-name="Internet_20_link" text:visited-style-name="Visited_20_Internet_20_Link"><text:span text:style-name="T15">You can get it by going to www.</text:span></text:a><text:span text:style-name="T18"> </text:span><text:a xlink:type="simple" xlink:href="https://app.pluralsight.com/course-player?clipId=41fe5176-9d3b-4895-81e4-648c2bcba636&amp;startTime=20.135230769230777" office:target-frame-name="psplayer" xlink:show="replace" text:style-name="Internet_20_link" text:visited-style-name="Visited_20_Internet_20_Link"><text:span text:style-name="T15">getpostman.</text:span></text:a><text:span text:style-name="T18"> </text:span><text:a xlink:type="simple" xlink:href="https://app.pluralsight.com/course-player?clipId=41fe5176-9d3b-4895-81e4-648c2bcba636&amp;startTime=20.750615384615394" office:target-frame-name="psplayer" xlink:show="replace" text:style-name="Internet_20_link" text:visited-style-name="Visited_20_Internet_20_Link"><text:span text:style-name="T15">com.</text:span></text:a><text:span text:style-name="T18"> </text:span><text:a xlink:type="simple" xlink:href="https://app.pluralsight.com/course-player?clipId=41fe5176-9d3b-4895-81e4-648c2bcba636&amp;startTime=21.366" office:target-frame-name="psplayer" xlink:show="replace" text:style-name="Internet_20_link" text:visited-style-name="Visited_20_Internet_20_Link"><text:span text:style-name="T15">And we'll use this tool to call the REST endpoints.</text:span></text:a><text:span text:style-name="T18"> </text:span><text:a xlink:type="simple" xlink:href="https://app.pluralsight.com/course-player?clipId=41fe5176-9d3b-4895-81e4-648c2bcba636&amp;startTime=25.366" office:target-frame-name="psplayer" xlink:show="replace" text:style-name="Internet_20_link" text:visited-style-name="Visited_20_Internet_20_Link"><text:span text:style-name="T15">It's a nice little REST client.</text:span></text:a><text:span text:style-name="T18"> </text:span><text:a xlink:type="simple" xlink:href="https://app.pluralsight.com/course-player?clipId=41fe5176-9d3b-4895-81e4-648c2bcba636&amp;startTime=27.366" office:target-frame-name="psplayer" xlink:show="replace" text:style-name="Internet_20_link" text:visited-style-name="Visited_20_Internet_20_Link"><text:span text:style-name="T15">The first thing we'll do is start all of our applications,</text:span></text:a><text:span text:style-name="T18"> </text:span><text:a xlink:type="simple" xlink:href="https://app.pluralsight.com/course-player?clipId=41fe5176-9d3b-4895-81e4-648c2bcba636&amp;startTime=31.366" office:target-frame-name="psplayer" xlink:show="replace" text:style-name="Internet_20_link" text:visited-style-name="Visited_20_Internet_20_Link"><text:span text:style-name="T15">so go ahead and start the Discovery Server,</text:span></text:a><text:span text:style-name="T18"> </text:span><text:a xlink:type="simple" xlink:href="https://app.pluralsight.com/course-player?clipId=41fe5176-9d3b-4895-81e4-648c2bcba636&amp;startTime=34.27509090909093" office:target-frame-name="psplayer" xlink:show="replace" text:style-name="Internet_20_link" text:visited-style-name="Visited_20_Internet_20_Link"><text:span text:style-name="T15">the Config Server, and the Config Client app.</text:span></text:a><text:span text:style-name="T18"> </text:span><text:a xlink:type="simple" xlink:href="https://app.pluralsight.com/course-player?clipId=41fe5176-9d3b-4895-81e4-648c2bcba636&amp;startTime=36.79457142857142" office:target-frame-name="psplayer" xlink:show="replace" text:style-name="Internet_20_link" text:visited-style-name="Visited_20_Internet_20_Link"><text:span text:style-name="T15">I fast forwarded to the point where all of the applications are started.</text:span></text:a><text:span text:style-name="T18"> </text:span><text:a xlink:type="simple" xlink:href="https://app.pluralsight.com/course-player?clipId=41fe5176-9d3b-4895-81e4-648c2bcba636&amp;startTime=40.45690909090909" office:target-frame-name="psplayer" xlink:show="replace" text:style-name="Internet_20_link" text:visited-style-name="Visited_20_Internet_20_Link"><text:span text:style-name="T15">Now remember that you need to start them in the correct order.</text:span></text:a><text:span text:style-name="T18"> </text:span><text:a xlink:type="simple" xlink:href="https://app.pluralsight.com/course-player?clipId=41fe5176-9d3b-4895-81e4-648c2bcba636&amp;startTime=44.36599999999999" office:target-frame-name="psplayer" xlink:show="replace" text:style-name="Internet_20_link" text:visited-style-name="Visited_20_Internet_20_Link"><text:span text:style-name="T15">So the Discovery Server first, then the Config Server,</text:span></text:a><text:span text:style-name="T18"> </text:span><text:a xlink:type="simple" xlink:href="https://app.pluralsight.com/course-player?clipId=41fe5176-9d3b-4895-81e4-648c2bcba636&amp;startTime=47.69933333333334" office:target-frame-name="psplayer" xlink:show="replace" text:style-name="Internet_20_link" text:visited-style-name="Visited_20_Internet_20_Link"><text:span text:style-name="T15">then the Config Client app.</text:span></text:a><text:span text:style-name="T18"> </text:span><text:a xlink:type="simple" xlink:href="https://app.pluralsight.com/course-player?clipId=41fe5176-9d3b-4895-81e4-648c2bcba636&amp;startTime=49.366" office:target-frame-name="psplayer" xlink:show="replace" text:style-name="Internet_20_link" text:visited-style-name="Visited_20_Internet_20_Link"><text:span text:style-name="T15">So if you have any problems with starting them,</text:span></text:a><text:span text:style-name="T18"> </text:span><text:a xlink:type="simple" xlink:href="https://app.pluralsight.com/course-player?clipId=41fe5176-9d3b-4895-81e4-648c2bcba636&amp;startTime=51.4429230769231" office:target-frame-name="psplayer" xlink:show="replace" text:style-name="Internet_20_link" text:visited-style-name="Visited_20_Internet_20_Link"><text:span text:style-name="T15">make sure that you start them in that order.</text:span></text:a><text:span text:style-name="T18"> </text:span><text:a xlink:type="simple" xlink:href="https://app.pluralsight.com/course-player?clipId=41fe5176-9d3b-4895-81e4-648c2bcba636&amp;startTime=54.366" office:target-frame-name="psplayer" xlink:show="replace" text:style-name="Internet_20_link" text:visited-style-name="Visited_20_Internet_20_Link"><text:span text:style-name="T15">Open up a browser and visit localhost:8080.</text:span></text:a><text:span text:style-name="T18"> </text:span><text:a xlink:type="simple" xlink:href="https://app.pluralsight.com/course-player?clipId=41fe5176-9d3b-4895-81e4-648c2bcba636&amp;startTime=58.366" office:target-frame-name="psplayer" xlink:show="replace" text:style-name="Internet_20_link" text:visited-style-name="Visited_20_Internet_20_Link"><text:span text:style-name="T15">And you'll see the configuration values that got</text:span></text:a><text:span text:style-name="T18"> </text:span><text:a xlink:type="simple" xlink:href="https://app.pluralsight.com/course-player?clipId=41fe5176-9d3b-4895-81e4-648c2bcba636&amp;startTime=61.442923076923094" office:target-frame-name="psplayer" xlink:show="replace" text:style-name="Internet_20_link" text:visited-style-name="Visited_20_Internet_20_Link"><text:span text:style-name="T15">resolved from the Configuration Server.</text:span></text:a><text:span text:style-name="T18"> </text:span><text:a xlink:type="simple" xlink:href="https://app.pluralsight.com/course-player?clipId=41fe5176-9d3b-4895-81e4-648c2bcba636&amp;startTime=63.366" office:target-frame-name="psplayer" xlink:show="replace" text:style-name="Internet_20_link" text:visited-style-name="Visited_20_Internet_20_Link"><text:span text:style-name="T15">Now, we want to update each of these values,</text:span></text:a><text:span text:style-name="T18"> </text:span><text:a xlink:type="simple" xlink:href="https://app.pluralsight.com/course-player?clipId=41fe5176-9d3b-4895-81e4-648c2bcba636&amp;startTime=65.29457142857139" office:target-frame-name="psplayer" xlink:show="replace" text:style-name="Internet_20_link" text:visited-style-name="Visited_20_Internet_20_Link"><text:span text:style-name="T15">so we're going to update the first one, the app specific overridden value,</text:span></text:a><text:span text:style-name="T18"> </text:span><text:a xlink:type="simple" xlink:href="https://app.pluralsight.com/course-player?clipId=41fe5176-9d3b-4895-81e4-648c2bcba636&amp;startTime=69.69933333333337" office:target-frame-name="psplayer" xlink:show="replace" text:style-name="Internet_20_link" text:visited-style-name="Visited_20_Internet_20_Link"><text:span text:style-name="T15">and the global one.</text:span></text:a><text:span text:style-name="T18"> </text:span><text:a xlink:type="simple" xlink:href="https://app.pluralsight.com/course-player?clipId=41fe5176-9d3b-4895-81e4-648c2bcba636&amp;startTime=71.366" office:target-frame-name="psplayer" xlink:show="replace" text:style-name="Internet_20_link" text:visited-style-name="Visited_20_Internet_20_Link"><text:span text:style-name="T15">So, head back to the IDE.</text:span></text:a><text:span text:style-name="T18"> </text:span><text:a xlink:type="simple" xlink:href="https://app.pluralsight.com/course-player?clipId=41fe5176-9d3b-4895-81e4-648c2bcba636&amp;startTime=74.366" office:target-frame-name="psplayer" xlink:show="replace" text:style-name="Internet_20_link" text:visited-style-name="Visited_20_Internet_20_Link"><text:span text:style-name="T15">Back in the IDE, expand the scf-config-repository project,</text:span></text:a><text:span text:style-name="T18"> </text:span><text:a xlink:type="simple" xlink:href="https://app.pluralsight.com/course-player?clipId=41fe5176-9d3b-4895-81e4-648c2bcba636&amp;startTime=78.00236363636363" office:target-frame-name="psplayer" xlink:show="replace" text:style-name="Internet_20_link" text:visited-style-name="Visited_20_Internet_20_Link"><text:span text:style-name="T15">and open up the config-client-app.</text:span></text:a><text:span text:style-name="T18"> </text:span><text:a xlink:type="simple" xlink:href="https://app.pluralsight.com/course-player?clipId=41fe5176-9d3b-4895-81e4-648c2bcba636&amp;startTime=80.366" office:target-frame-name="psplayer" xlink:show="replace" text:style-name="Internet_20_link" text:visited-style-name="Visited_20_Internet_20_Link"><text:span text:style-name="T15">properties file.</text:span></text:a><text:span text:style-name="T18"> </text:span><text:a xlink:type="simple" xlink:href="https://app.pluralsight.com/course-player?clipId=41fe5176-9d3b-4895-81e4-648c2bcba636&amp;startTime=81.366" office:target-frame-name="psplayer" xlink:show="replace" text:style-name="Internet_20_link" text:visited-style-name="Visited_20_Internet_20_Link"><text:span text:style-name="T15">And we're going to change this from the app specific overridden value to coffee.</text:span></text:a><text:span text:style-name="T18"> </text:span><text:a xlink:type="simple" xlink:href="https://app.pluralsight.com/course-player?clipId=41fe5176-9d3b-4895-81e4-648c2bcba636&amp;startTime=89.366" office:target-frame-name="psplayer" xlink:show="replace" text:style-name="Internet_20_link" text:visited-style-name="Visited_20_Internet_20_Link"><text:span text:style-name="T15">And then we're also going to set the other one.</text:span></text:a><text:span text:style-name="T18"> </text:span><text:a xlink:type="simple" xlink:href="https://app.pluralsight.com/course-player?clipId=41fe5176-9d3b-4895-81e4-648c2bcba636&amp;startTime=91.366" office:target-frame-name="psplayer" xlink:show="replace" text:style-name="Internet_20_link" text:visited-style-name="Visited_20_Internet_20_Link"><text:span text:style-name="T15">We're going to override the some.</text:span></text:a><text:span text:style-name="T18"> </text:span><text:a xlink:type="simple" xlink:href="https://app.pluralsight.com/course-player?clipId=41fe5176-9d3b-4895-81e4-648c2bcba636&amp;startTime=93.86600000000003" office:target-frame-name="psplayer" xlink:show="replace" text:style-name="Internet_20_link" text:visited-style-name="Visited_20_Internet_20_Link"><text:span text:style-name="T15">other.</text:span></text:a><text:span text:style-name="T18"> </text:span><text:a xlink:type="simple" xlink:href="https://app.pluralsight.com/course-player?clipId=41fe5176-9d3b-4895-81e4-648c2bcba636&amp;startTime=94.2826666666667" office:target-frame-name="psplayer" xlink:show="replace" text:style-name="Internet_20_link" text:visited-style-name="Visited_20_Internet_20_Link"><text:span text:style-name="T15">property, and we're going to say is good.</text:span></text:a><text:span text:style-name="T18"> </text:span><text:a xlink:type="simple" xlink:href="https://app.pluralsight.com/course-player?clipId=41fe5176-9d3b-4895-81e4-648c2bcba636&amp;startTime=98.00236363636364" office:target-frame-name="psplayer" xlink:show="replace" text:style-name="Internet_20_link" text:visited-style-name="Visited_20_Internet_20_Link"><text:span text:style-name="T15">Go ahead and save those.</text:span></text:a><text:span text:style-name="T18"> </text:span><text:a xlink:type="simple" xlink:href="https://app.pluralsight.com/course-player?clipId=41fe5176-9d3b-4895-81e4-648c2bcba636&amp;startTime=100.72963636363637" office:target-frame-name="psplayer" xlink:show="replace" text:style-name="Internet_20_link" text:visited-style-name="Visited_20_Internet_20_Link"><text:span text:style-name="T15">Close that file.</text:span></text:a><text:span text:style-name="T18"> </text:span><text:a xlink:type="simple" xlink:href="https://app.pluralsight.com/course-player?clipId=41fe5176-9d3b-4895-81e4-648c2bcba636&amp;startTime=102.366" office:target-frame-name="psplayer" xlink:show="replace" text:style-name="Internet_20_link" text:visited-style-name="Visited_20_Internet_20_Link"><text:span text:style-name="T15">And then we're going to commit those changes,</text:span></text:a><text:span text:style-name="T18"> </text:span><text:a xlink:type="simple" xlink:href="https://app.pluralsight.com/course-player?clipId=41fe5176-9d3b-4895-81e4-648c2bcba636&amp;startTime=104.366" office:target-frame-name="psplayer" xlink:show="replace" text:style-name="Internet_20_link" text:visited-style-name="Visited_20_Internet_20_Link"><text:span text:style-name="T15">so right-click on the scf-config-repository,</text:span></text:a><text:span text:style-name="T18"> </text:span><text:a xlink:type="simple" xlink:href="https://app.pluralsight.com/course-player?clipId=41fe5176-9d3b-4895-81e4-648c2bcba636&amp;startTime=106.00236363636364" office:target-frame-name="psplayer" xlink:show="replace" text:style-name="Internet_20_link" text:visited-style-name="Visited_20_Internet_20_Link"><text:span text:style-name="T15">go to Team, go to Commit, type in a commit message,</text:span></text:a><text:span text:style-name="T18"> </text:span><text:a xlink:type="simple" xlink:href="https://app.pluralsight.com/course-player?clipId=41fe5176-9d3b-4895-81e4-648c2bcba636&amp;startTime=113.14377777777777" office:target-frame-name="psplayer" xlink:show="replace" text:style-name="Internet_20_link" text:visited-style-name="Visited_20_Internet_20_Link"><text:span text:style-name="T15">Updating configuration, and click the Commit and Push.</text:span></text:a><text:span text:style-name="T18"> </text:span><text:a xlink:type="simple" xlink:href="https://app.pluralsight.com/course-player?clipId=41fe5176-9d3b-4895-81e4-648c2bcba636&amp;startTime=119.366" office:target-frame-name="psplayer" xlink:show="replace" text:style-name="Internet_20_link" text:visited-style-name="Visited_20_Internet_20_Link"><text:span text:style-name="T15">And it'll pop up a new dialog showing you that it pushed those changes.</text:span></text:a><text:span text:style-name="T18"> </text:span><text:a xlink:type="simple" xlink:href="https://app.pluralsight.com/course-player?clipId=41fe5176-9d3b-4895-81e4-648c2bcba636&amp;startTime=122.366" office:target-frame-name="psplayer" xlink:show="replace" text:style-name="Internet_20_link" text:visited-style-name="Visited_20_Internet_20_Link"><text:span text:style-name="T15">Just go ahead and click OK.</text:span></text:a><text:span text:style-name="T18"> </text:span><text:a xlink:type="simple" xlink:href="https://app.pluralsight.com/course-player?clipId=41fe5176-9d3b-4895-81e4-648c2bcba636&amp;startTime=124.241" office:target-frame-name="psplayer" xlink:show="replace" text:style-name="Internet_20_link" text:visited-style-name="Visited_20_Internet_20_Link"><text:span text:style-name="T15">And you can exit out of that Git Staging view.</text:span></text:a><text:span text:style-name="T18"> </text:span><text:a xlink:type="simple" xlink:href="https://app.pluralsight.com/course-player?clipId=41fe5176-9d3b-4895-81e4-648c2bcba636&amp;startTime=127.366" office:target-frame-name="psplayer" xlink:show="replace" text:style-name="Internet_20_link" text:visited-style-name="Visited_20_Internet_20_Link"><text:span text:style-name="T15">So now we've updated the configuration,</text:span></text:a><text:span text:style-name="T18"> </text:span><text:a xlink:type="simple" xlink:href="https://app.pluralsight.com/course-player?clipId=41fe5176-9d3b-4895-81e4-648c2bcba636&amp;startTime=129.50885714285715" office:target-frame-name="psplayer" xlink:show="replace" text:style-name="Internet_20_link" text:visited-style-name="Visited_20_Internet_20_Link"><text:span text:style-name="T15">and we've pushed it to the configuration repository.</text:span></text:a><text:span text:style-name="T18"> </text:span><text:a xlink:type="simple" xlink:href="https://app.pluralsight.com/course-player?clipId=41fe5176-9d3b-4895-81e4-648c2bcba636&amp;startTime=132.366" office:target-frame-name="psplayer" xlink:show="replace" text:style-name="Internet_20_link" text:visited-style-name="Visited_20_Internet_20_Link"><text:span text:style-name="T15">And if you go back to your browser and you refresh the page,</text:span></text:a><text:span text:style-name="T18"> </text:span><text:a xlink:type="simple" xlink:href="https://app.pluralsight.com/course-player?clipId=41fe5176-9d3b-4895-81e4-648c2bcba636&amp;startTime=135.366" office:target-frame-name="psplayer" xlink:show="replace" text:style-name="Internet_20_link" text:visited-style-name="Visited_20_Internet_20_Link"><text:span text:style-name="T15">the value should still be the old values.</text:span></text:a><text:span text:style-name="T18"> </text:span><text:a xlink:type="simple" xlink:href="https://app.pluralsight.com/course-player?clipId=41fe5176-9d3b-4895-81e4-648c2bcba636&amp;startTime=138.69933333333327" office:target-frame-name="psplayer" xlink:show="replace" text:style-name="Internet_20_link" text:visited-style-name="Visited_20_Internet_20_Link"><text:span text:style-name="T15">We haven't explicitly asked the application to refresh its configuration.</text:span></text:a><text:span text:style-name="T18"> </text:span><text:a xlink:type="simple" xlink:href="https://app.pluralsight.com/course-player?clipId=41fe5176-9d3b-4895-81e4-648c2bcba636&amp;startTime=143.366" office:target-frame-name="psplayer" xlink:show="replace" text:style-name="Internet_20_link" text:visited-style-name="Visited_20_Internet_20_Link"><text:span text:style-name="T15">In order to do that, start up the Postman application,</text:span></text:a><text:span text:style-name="T18"> </text:span><text:a xlink:type="simple" xlink:href="https://app.pluralsight.com/course-player?clipId=41fe5176-9d3b-4895-81e4-648c2bcba636&amp;startTime=146.93742857142863" office:target-frame-name="psplayer" xlink:show="replace" text:style-name="Internet_20_link" text:visited-style-name="Visited_20_Internet_20_Link"><text:span text:style-name="T15">and on the New Tab where it says GET, click that drop-down and choose POST.</text:span></text:a><text:span text:style-name="T18"> </text:span><text:a xlink:type="simple" xlink:href="https://app.pluralsight.com/course-player?clipId=41fe5176-9d3b-4895-81e4-648c2bcba636&amp;startTime=152.366" office:target-frame-name="psplayer" xlink:show="replace" text:style-name="Internet_20_link" text:visited-style-name="Visited_20_Internet_20_Link"><text:span text:style-name="T15">Then in the request URL type http://localhost:8080/refresh.</text:span></text:a><text:span text:style-name="T18"> </text:span><text:a xlink:type="simple" xlink:href="https://app.pluralsight.com/course-player?clipId=41fe5176-9d3b-4895-81e4-648c2bcba636&amp;startTime=160.366" office:target-frame-name="psplayer" xlink:show="replace" text:style-name="Internet_20_link" text:visited-style-name="Visited_20_Internet_20_Link"><text:span text:style-name="T15">Once you've got that typed in, hit Send,</text:span></text:a><text:span text:style-name="T18"> </text:span><text:a xlink:type="simple" xlink:href="https://app.pluralsight.com/course-player?clipId=41fe5176-9d3b-4895-81e4-648c2bcba636&amp;startTime=162.82753846153858" office:target-frame-name="psplayer" xlink:show="replace" text:style-name="Internet_20_link" text:visited-style-name="Visited_20_Internet_20_Link"><text:span text:style-name="T15">and the server will respond back with all of the properties that changed.</text:span></text:a><text:span text:style-name="T18"> </text:span><text:a xlink:type="simple" xlink:href="https://app.pluralsight.com/course-player?clipId=41fe5176-9d3b-4895-81e4-648c2bcba636&amp;startTime=167.366" office:target-frame-name="psplayer" xlink:show="replace" text:style-name="Internet_20_link" text:visited-style-name="Visited_20_Internet_20_Link"><text:span text:style-name="T15">So there's an internal property that it has called the config.</text:span></text:a><text:span text:style-name="T18"> </text:span><text:a xlink:type="simple" xlink:href="https://app.pluralsight.com/course-player?clipId=41fe5176-9d3b-4895-81e4-648c2bcba636&amp;startTime=171.69933333333336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41fe5176-9d3b-4895-81e4-648c2bcba636&amp;startTime=172.0326666666667" office:target-frame-name="psplayer" xlink:show="replace" text:style-name="Internet_20_link" text:visited-style-name="Visited_20_Internet_20_Link"><text:span text:style-name="T15">verion, as well as the two other properties that we changed, the some.</text:span></text:a><text:span text:style-name="T18"> </text:span><text:a xlink:type="simple" xlink:href="https://app.pluralsight.com/course-player?clipId=41fe5176-9d3b-4895-81e4-648c2bcba636&amp;startTime=177.03266666666664" office:target-frame-name="psplayer" xlink:show="replace" text:style-name="Internet_20_link" text:visited-style-name="Visited_20_Internet_20_Link"><text:span text:style-name="T15">other.</text:span></text:a><text:span text:style-name="T18"> </text:span><text:a xlink:type="simple" xlink:href="https://app.pluralsight.com/course-player?clipId=41fe5176-9d3b-4895-81e4-648c2bcba636&amp;startTime=177.58822222222219" office:target-frame-name="psplayer" xlink:show="replace" text:style-name="Internet_20_link" text:visited-style-name="Visited_20_Internet_20_Link"><text:span text:style-name="T15">property and the some.</text:span></text:a><text:span text:style-name="T18"> </text:span><text:a xlink:type="simple" xlink:href="https://app.pluralsight.com/course-player?clipId=41fe5176-9d3b-4895-81e4-648c2bcba636&amp;startTime=179.81044444444436" office:target-frame-name="psplayer" xlink:show="replace" text:style-name="Internet_20_link" text:visited-style-name="Visited_20_Internet_20_Link"><text:span text:style-name="T15">property.</text:span></text:a><text:span text:style-name="T18"> </text:span><text:a xlink:type="simple" xlink:href="https://app.pluralsight.com/course-player?clipId=41fe5176-9d3b-4895-81e4-648c2bcba636&amp;startTime=180.366" office:target-frame-name="psplayer" xlink:show="replace" text:style-name="Internet_20_link" text:visited-style-name="Visited_20_Internet_20_Link"><text:span text:style-name="T15">Head back to your browser and refresh the page.</text:span></text:a><text:span text:style-name="T18"> </text:span><text:a xlink:type="simple" xlink:href="https://app.pluralsight.com/course-player?clipId=41fe5176-9d3b-4895-81e4-648c2bcba636&amp;startTime=183.366" office:target-frame-name="psplayer" xlink:show="replace" text:style-name="Internet_20_link" text:visited-style-name="Visited_20_Internet_20_Link"><text:span text:style-name="T15">And ooh, that's interesting.</text:span></text:a><text:span text:style-name="T18"> </text:span><text:a xlink:type="simple" xlink:href="https://app.pluralsight.com/course-player?clipId=41fe5176-9d3b-4895-81e4-648c2bcba636&amp;startTime=185.366" office:target-frame-name="psplayer" xlink:show="replace" text:style-name="Internet_20_link" text:visited-style-name="Visited_20_Internet_20_Link"><text:span text:style-name="T15">The first value refreshed for us, we got the coffee value that we set in,</text:span></text:a><text:span text:style-name="T18"> </text:span><text:a xlink:type="simple" xlink:href="https://app.pluralsight.com/course-player?clipId=41fe5176-9d3b-4895-81e4-648c2bcba636&amp;startTime=190.76600000000013" office:target-frame-name="psplayer" xlink:show="replace" text:style-name="Internet_20_link" text:visited-style-name="Visited_20_Internet_20_Link"><text:span text:style-name="T15">but the second value is still pointing to the global configuration value.</text:span></text:a><text:span text:style-name="T18"> </text:span><text:a xlink:type="simple" xlink:href="https://app.pluralsight.com/course-player?clipId=41fe5176-9d3b-4895-81e4-648c2bcba636&amp;startTime=196.366" office:target-frame-name="psplayer" xlink:show="replace" text:style-name="Internet_20_link" text:visited-style-name="Visited_20_Internet_20_Link"><text:span text:style-name="T15">And the reason for that is that the second value is</text:span></text:a><text:span text:style-name="T18"> </text:span><text:a xlink:type="simple" xlink:href="https://app.pluralsight.com/course-player?clipId=41fe5176-9d3b-4895-81e4-648c2bcba636&amp;startTime=200.59676923076927" office:target-frame-name="psplayer" xlink:show="replace" text:style-name="Internet_20_link" text:visited-style-name="Visited_20_Internet_20_Link"><text:span text:style-name="T15">retrieved using the @Value annotation,</text:span></text:a><text:span text:style-name="T18"> </text:span><text:a xlink:type="simple" xlink:href="https://app.pluralsight.com/course-player?clipId=41fe5176-9d3b-4895-81e4-648c2bcba636&amp;startTime=203.36599999999999" office:target-frame-name="psplayer" xlink:show="replace" text:style-name="Internet_20_link" text:visited-style-name="Visited_20_Internet_20_Link"><text:span text:style-name="T15">and @Value annotations are not automatically refreshed</text:span></text:a><text:span text:style-name="T18"> </text:span><text:a xlink:type="simple" xlink:href="https://app.pluralsight.com/course-player?clipId=41fe5176-9d3b-4895-81e4-648c2bcba636&amp;startTime=207.79457142857143" office:target-frame-name="psplayer" xlink:show="replace" text:style-name="Internet_20_link" text:visited-style-name="Visited_20_Internet_20_Link"><text:span text:style-name="T15">when you call the refresh endpoint.</text:span></text:a><text:span text:style-name="T18"> </text:span><text:a xlink:type="simple" xlink:href="https://app.pluralsight.com/course-player?clipId=41fe5176-9d3b-4895-81e4-648c2bcba636&amp;startTime=210.366" office:target-frame-name="psplayer" xlink:show="replace" text:style-name="Internet_20_link" text:visited-style-name="Visited_20_Internet_20_Link"><text:span text:style-name="T15">So we can fix that with the @RefreshScope annotation.</text:span></text:a><text:span text:style-name="T18"> </text:span><text:a xlink:type="simple" xlink:href="https://app.pluralsight.com/course-player?clipId=41fe5176-9d3b-4895-81e4-648c2bcba636&amp;startTime=215.366" office:target-frame-name="psplayer" xlink:show="replace" text:style-name="Internet_20_link" text:visited-style-name="Visited_20_Internet_20_Link"><text:span text:style-name="T15">Back within the IDE, stop the Config Client app.</text:span></text:a><text:span text:style-name="T18"> </text:span><text:a xlink:type="simple" xlink:href="https://app.pluralsight.com/course-player?clipId=41fe5176-9d3b-4895-81e4-648c2bcba636&amp;startTime=219.366" office:target-frame-name="psplayer" xlink:show="replace" text:style-name="Internet_20_link" text:visited-style-name="Visited_20_Internet_20_Link"><text:span text:style-name="T15">Then in the main application class, let's find the someOtherProperty.</text:span></text:a><text:span text:style-name="T18"> </text:span><text:a xlink:type="simple" xlink:href="https://app.pluralsight.com/course-player?clipId=41fe5176-9d3b-4895-81e4-648c2bcba636&amp;startTime=224.366" office:target-frame-name="psplayer" xlink:show="replace" text:style-name="Internet_20_link" text:visited-style-name="Visited_20_Internet_20_Link"><text:span text:style-name="T15">So we have here the @Value annotation </text:span></text:a><text:soft-page-break/><text:a xlink:type="simple" xlink:href="https://app.pluralsight.com/course-player?clipId=41fe5176-9d3b-4895-81e4-648c2bcba636&amp;startTime=224.366" office:target-frame-name="psplayer" xlink:show="replace" text:style-name="Internet_20_link" text:visited-style-name="Visited_20_Internet_20_Link"><text:span text:style-name="T15">that gets the some.</text:span></text:a><text:span text:style-name="T18"> </text:span><text:a xlink:type="simple" xlink:href="https://app.pluralsight.com/course-player?clipId=41fe5176-9d3b-4895-81e4-648c2bcba636&amp;startTime=228.2945714285715" office:target-frame-name="psplayer" xlink:show="replace" text:style-name="Internet_20_link" text:visited-style-name="Visited_20_Internet_20_Link"><text:span text:style-name="T15">other.</text:span></text:a><text:span text:style-name="T18"> </text:span><text:a xlink:type="simple" xlink:href="https://app.pluralsight.com/course-player?clipId=41fe5176-9d3b-4895-81e4-648c2bcba636&amp;startTime=228.65171428571435" office:target-frame-name="psplayer" xlink:show="replace" text:style-name="Internet_20_link" text:visited-style-name="Visited_20_Internet_20_Link"><text:span text:style-name="T15">property value.</text:span></text:a><text:span text:style-name="T18"> </text:span><text:a xlink:type="simple" xlink:href="https://app.pluralsight.com/course-player?clipId=41fe5176-9d3b-4895-81e4-648c2bcba636&amp;startTime=229.366" office:target-frame-name="psplayer" xlink:show="replace" text:style-name="Internet_20_link" text:visited-style-name="Visited_20_Internet_20_Link"><text:span text:style-name="T15">So to fix our problem of the @Value annotation not updating,</text:span></text:a><text:span text:style-name="T18"> </text:span><text:a xlink:type="simple" xlink:href="https://app.pluralsight.com/course-player?clipId=41fe5176-9d3b-4895-81e4-648c2bcba636&amp;startTime=233.366" office:target-frame-name="psplayer" xlink:show="replace" text:style-name="Internet_20_link" text:visited-style-name="Visited_20_Internet_20_Link"><text:span text:style-name="T15">let's add the @RefreshScope to the main application class.</text:span></text:a><text:span text:style-name="T18"> </text:span><text:a xlink:type="simple" xlink:href="https://app.pluralsight.com/course-player?clipId=41fe5176-9d3b-4895-81e4-648c2bcba636&amp;startTime=237.366" office:target-frame-name="psplayer" xlink:show="replace" text:style-name="Internet_20_link" text:visited-style-name="Visited_20_Internet_20_Link"><text:span text:style-name="T15">So you type @RefreshScope.</text:span></text:a><text:span text:style-name="T18"> </text:span><text:a xlink:type="simple" xlink:href="https://app.pluralsight.com/course-player?clipId=41fe5176-9d3b-4895-81e4-648c2bcba636&amp;startTime=240.13523076923073" office:target-frame-name="psplayer" xlink:show="replace" text:style-name="Internet_20_link" text:visited-style-name="Visited_20_Internet_20_Link"><text:span text:style-name="T15">Go ahead and save that and restart the application.</text:span></text:a><text:span text:style-name="T18"> </text:span><text:a xlink:type="simple" xlink:href="https://app.pluralsight.com/course-player?clipId=41fe5176-9d3b-4895-81e4-648c2bcba636&amp;startTime=246.366" office:target-frame-name="psplayer" xlink:show="replace" text:style-name="Internet_20_link" text:visited-style-name="Visited_20_Internet_20_Link"><text:span text:style-name="T15">Now since we restarted the application,</text:span></text:a><text:span text:style-name="T18"> </text:span><text:a xlink:type="simple" xlink:href="https://app.pluralsight.com/course-player?clipId=41fe5176-9d3b-4895-81e4-648c2bcba636&amp;startTime=248.76600000000005" office:target-frame-name="psplayer" xlink:show="replace" text:style-name="Internet_20_link" text:visited-style-name="Visited_20_Internet_20_Link"><text:span text:style-name="T15">the application's going to fetch the latest</text:span></text:a><text:span text:style-name="T18"> </text:span><text:a xlink:type="simple" xlink:href="https://app.pluralsight.com/course-player?clipId=41fe5176-9d3b-4895-81e4-648c2bcba636&amp;startTime=251.36600000000004" office:target-frame-name="psplayer" xlink:show="replace" text:style-name="Internet_20_link" text:visited-style-name="Visited_20_Internet_20_Link"><text:span text:style-name="T15">configuration values when it starts up.</text:span></text:a><text:span text:style-name="T18"> </text:span><text:a xlink:type="simple" xlink:href="https://app.pluralsight.com/course-player?clipId=41fe5176-9d3b-4895-81e4-648c2bcba636&amp;startTime=253.366" office:target-frame-name="psplayer" xlink:show="replace" text:style-name="Internet_20_link" text:visited-style-name="Visited_20_Internet_20_Link"><text:span text:style-name="T15">So we won't actually be demonstrating the use of @RefreshScope</text:span></text:a><text:span text:style-name="T18"> </text:span><text:a xlink:type="simple" xlink:href="https://app.pluralsight.com/course-player?clipId=41fe5176-9d3b-4895-81e4-648c2bcba636&amp;startTime=257.0023636363637" office:target-frame-name="psplayer" xlink:show="replace" text:style-name="Internet_20_link" text:visited-style-name="Visited_20_Internet_20_Link"><text:span text:style-name="T15">because it's going to get the latest value regardless.</text:span></text:a><text:span text:style-name="T18"> </text:span><text:a xlink:type="simple" xlink:href="https://app.pluralsight.com/course-player?clipId=41fe5176-9d3b-4895-81e4-648c2bcba636&amp;startTime=261.366" office:target-frame-name="psplayer" xlink:show="replace" text:style-name="Internet_20_link" text:visited-style-name="Visited_20_Internet_20_Link"><text:span text:style-name="T15">And so what we need to do is we need to update the value again.</text:span></text:a><text:span text:style-name="T18"> </text:span><text:a xlink:type="simple" xlink:href="https://app.pluralsight.com/course-player?clipId=41fe5176-9d3b-4895-81e4-648c2bcba636&amp;startTime=265.366" office:target-frame-name="psplayer" xlink:show="replace" text:style-name="Internet_20_link" text:visited-style-name="Visited_20_Internet_20_Link"><text:span text:style-name="T15">So go ahead and open up the config-client-app, and change this some.</text:span></text:a><text:span text:style-name="T18"> </text:span><text:a xlink:type="simple" xlink:href="https://app.pluralsight.com/course-player?clipId=41fe5176-9d3b-4895-81e4-648c2bcba636&amp;startTime=270.03266666666667" office:target-frame-name="psplayer" xlink:show="replace" text:style-name="Internet_20_link" text:visited-style-name="Visited_20_Internet_20_Link"><text:span text:style-name="T15">other.</text:span></text:a><text:span text:style-name="T18"> </text:span><text:a xlink:type="simple" xlink:href="https://app.pluralsight.com/course-player?clipId=41fe5176-9d3b-4895-81e4-648c2bcba636&amp;startTime=270.69933333333336" office:target-frame-name="psplayer" xlink:show="replace" text:style-name="Internet_20_link" text:visited-style-name="Visited_20_Internet_20_Link"><text:span text:style-name="T15">property to is really good.</text:span></text:a><text:span text:style-name="T18"> </text:span><text:a xlink:type="simple" xlink:href="https://app.pluralsight.com/course-player?clipId=41fe5176-9d3b-4895-81e4-648c2bcba636&amp;startTime=274.0326666666668" office:target-frame-name="psplayer" xlink:show="replace" text:style-name="Internet_20_link" text:visited-style-name="Visited_20_Internet_20_Link"><text:span text:style-name="T15">Save that, close that file out, and again commit that up to the Git repository.</text:span></text:a><text:span text:style-name="T18"> </text:span><text:a xlink:type="simple" xlink:href="https://app.pluralsight.com/course-player?clipId=41fe5176-9d3b-4895-81e4-648c2bcba636&amp;startTime=281.366" office:target-frame-name="psplayer" xlink:show="replace" text:style-name="Internet_20_link" text:visited-style-name="Visited_20_Internet_20_Link"><text:span text:style-name="T15">So Team, Commit, updating configuration again,</text:span></text:a><text:span text:style-name="T18"> </text:span><text:a xlink:type="simple" xlink:href="https://app.pluralsight.com/course-player?clipId=41fe5176-9d3b-4895-81e4-648c2bcba636&amp;startTime=285.5659999999999" office:target-frame-name="psplayer" xlink:show="replace" text:style-name="Internet_20_link" text:visited-style-name="Visited_20_Internet_20_Link"><text:span text:style-name="T15">and click the Commit and Push button.</text:span></text:a><text:span text:style-name="T18"> </text:span><text:a xlink:type="simple" xlink:href="https://app.pluralsight.com/course-player?clipId=41fe5176-9d3b-4895-81e4-648c2bcba636&amp;startTime=289.866" office:target-frame-name="psplayer" xlink:show="replace" text:style-name="Internet_20_link" text:visited-style-name="Visited_20_Internet_20_Link"><text:span text:style-name="T15">You can exit the Git Staging view.</text:span></text:a><text:span text:style-name="T18"> </text:span><text:a xlink:type="simple" xlink:href="https://app.pluralsight.com/course-player?clipId=41fe5176-9d3b-4895-81e4-648c2bcba636&amp;startTime=293.366" office:target-frame-name="psplayer" xlink:show="replace" text:style-name="Internet_20_link" text:visited-style-name="Visited_20_Internet_20_Link"><text:span text:style-name="T15">And head back to your browser and refresh the page.</text:span></text:a><text:span text:style-name="T18"> </text:span><text:a xlink:type="simple" xlink:href="https://app.pluralsight.com/course-player?clipId=41fe5176-9d3b-4895-81e4-648c2bcba636&amp;startTime=296.366" office:target-frame-name="psplayer" xlink:show="replace" text:style-name="Internet_20_link" text:visited-style-name="Visited_20_Internet_20_Link"><text:span text:style-name="T15">As you can see, it says coffee is good.</text:span></text:a><text:span text:style-name="T18"> </text:span><text:a xlink:type="simple" xlink:href="https://app.pluralsight.com/course-player?clipId=41fe5176-9d3b-4895-81e4-648c2bcba636&amp;startTime=299.1785" office:target-frame-name="psplayer" xlink:show="replace" text:style-name="Internet_20_link" text:visited-style-name="Visited_20_Internet_20_Link"><text:span text:style-name="T15">And is good is the value that it retrieved on start up.</text:span></text:a><text:span text:style-name="T18"> </text:span><text:a xlink:type="simple" xlink:href="https://app.pluralsight.com/course-player?clipId=41fe5176-9d3b-4895-81e4-648c2bcba636&amp;startTime=303.2890769230768" office:target-frame-name="psplayer" xlink:show="replace" text:style-name="Internet_20_link" text:visited-style-name="Visited_20_Internet_20_Link"><text:span text:style-name="T15">But once we refresh this with the refresh scope now added,</text:span></text:a><text:span text:style-name="T18"> </text:span><text:a xlink:type="simple" xlink:href="https://app.pluralsight.com/course-player?clipId=41fe5176-9d3b-4895-81e4-648c2bcba636&amp;startTime=307.75061538461534" office:target-frame-name="psplayer" xlink:show="replace" text:style-name="Internet_20_link" text:visited-style-name="Visited_20_Internet_20_Link"><text:span text:style-name="T15">it will fetch the latest value for that @Value annotation.</text:span></text:a><text:span text:style-name="T18"> </text:span><text:a xlink:type="simple" xlink:href="https://app.pluralsight.com/course-player?clipId=41fe5176-9d3b-4895-81e4-648c2bcba636&amp;startTime=312.366" office:target-frame-name="psplayer" xlink:show="replace" text:style-name="Internet_20_link" text:visited-style-name="Visited_20_Internet_20_Link"><text:span text:style-name="T15">So go ahead and open up Postman, hit the refresh endpoint,</text:span></text:a><text:span text:style-name="T18"> </text:span><text:a xlink:type="simple" xlink:href="https://app.pluralsight.com/course-player?clipId=41fe5176-9d3b-4895-81e4-648c2bcba636&amp;startTime=315.7945714285713" office:target-frame-name="psplayer" xlink:show="replace" text:style-name="Internet_20_link" text:visited-style-name="Visited_20_Internet_20_Link"><text:span text:style-name="T15">and you can see it changed the some.</text:span></text:a><text:span text:style-name="T18"> </text:span><text:a xlink:type="simple" xlink:href="https://app.pluralsight.com/course-player?clipId=41fe5176-9d3b-4895-81e4-648c2bcba636&amp;startTime=318.651714285714" office:target-frame-name="psplayer" xlink:show="replace" text:style-name="Internet_20_link" text:visited-style-name="Visited_20_Internet_20_Link"><text:span text:style-name="T15">other.</text:span></text:a><text:span text:style-name="T18"> </text:span><text:a xlink:type="simple" xlink:href="https://app.pluralsight.com/course-player?clipId=41fe5176-9d3b-4895-81e4-648c2bcba636&amp;startTime=319.0088571428568" office:target-frame-name="psplayer" xlink:show="replace" text:style-name="Internet_20_link" text:visited-style-name="Visited_20_Internet_20_Link"><text:span text:style-name="T15">property.</text:span></text:a><text:span text:style-name="T18"> </text:span><text:a xlink:type="simple" xlink:href="https://app.pluralsight.com/course-player?clipId=41fe5176-9d3b-4895-81e4-648c2bcba636&amp;startTime=319.366" office:target-frame-name="psplayer" xlink:show="replace" text:style-name="Internet_20_link" text:visited-style-name="Visited_20_Internet_20_Link"><text:span text:style-name="T15">Head back to the browser, and refresh that page.</text:span></text:a><text:span text:style-name="T18"> </text:span><text:a xlink:type="simple" xlink:href="https://app.pluralsight.com/course-player?clipId=41fe5176-9d3b-4895-81e4-648c2bcba636&amp;startTime=321.59676923076927" office:target-frame-name="psplayer" xlink:show="replace" text:style-name="Internet_20_link" text:visited-style-name="Visited_20_Internet_20_Link"><text:span text:style-name="T15">And you can see that it changed our property this time from is good to is really good.</text:span></text:a></text:p>
      <text:h text:style-name="P3" text:outline-level="3"><text:a xlink:type="simple" xlink:href="https://app.pluralsight.com/course-player?clipId=27c9c360-72ef-492f-80c7-9d8f8797f282" office:target-frame-name="psplayer" xlink:show="replace" text:style-name="Internet_20_link" text:visited-style-name="Visited_20_Internet_20_Link"><text:span text:style-name="T15">Encrypting and Decrypting Sensitive Configuration</text:span></text:a></text:h>
      <text:p text:style-name="P5"><text:a xlink:type="simple" xlink:href="https://app.pluralsight.com/course-player?clipId=27c9c360-72ef-492f-80c7-9d8f8797f282&amp;startTime=1.499" office:target-frame-name="psplayer" xlink:show="replace" text:style-name="Internet_20_link" text:visited-style-name="Visited_20_Internet_20_Link"><text:span text:style-name="T15">Spring Cloud Config Server also provides additional useful</text:span></text:a><text:span text:style-name="T18"> </text:span><text:a xlink:type="simple" xlink:href="https://app.pluralsight.com/course-player?clipId=27c9c360-72ef-492f-80c7-9d8f8797f282&amp;startTime=5.499" office:target-frame-name="psplayer" xlink:show="replace" text:style-name="Internet_20_link" text:visited-style-name="Visited_20_Internet_20_Link"><text:span text:style-name="T15">functionality for encrypting and decrypting your configuration.</text:span></text:a><text:span text:style-name="T18"> </text:span><text:a xlink:type="simple" xlink:href="https://app.pluralsight.com/course-player?clipId=27c9c360-72ef-492f-80c7-9d8f8797f282&amp;startTime=10.499" office:target-frame-name="psplayer" xlink:show="replace" text:style-name="Internet_20_link" text:visited-style-name="Visited_20_Internet_20_Link"><text:span text:style-name="T15">It has support for several different features.</text:span></text:a><text:span text:style-name="T18"> </text:span><text:a xlink:type="simple" xlink:href="https://app.pluralsight.com/course-player?clipId=27c9c360-72ef-492f-80c7-9d8f8797f282&amp;startTime=13.499" office:target-frame-name="psplayer" xlink:show="replace" text:style-name="Internet_20_link" text:visited-style-name="Visited_20_Internet_20_Link"><text:span text:style-name="T15">It supports encrypted configuration at rest or in-flight.</text:span></text:a><text:span text:style-name="T18"> </text:span><text:a xlink:type="simple" xlink:href="https://app.pluralsight.com/course-player?clipId=27c9c360-72ef-492f-80c7-9d8f8797f282&amp;startTime=17.499" office:target-frame-name="psplayer" xlink:show="replace" text:style-name="Internet_20_link" text:visited-style-name="Visited_20_Internet_20_Link"><text:span text:style-name="T15">And at rest,</text:span></text:a><text:span text:style-name="T18"> </text:span><text:a xlink:type="simple" xlink:href="https://app.pluralsight.com/course-player?clipId=27c9c360-72ef-492f-80c7-9d8f8797f282&amp;startTime=18.58990909090909" office:target-frame-name="psplayer" xlink:show="replace" text:style-name="Internet_20_link" text:visited-style-name="Visited_20_Internet_20_Link"><text:span text:style-name="T15">that simply just means that your configuration is</text:span></text:a><text:span text:style-name="T18"> </text:span><text:a xlink:type="simple" xlink:href="https://app.pluralsight.com/course-player?clipId=27c9c360-72ef-492f-80c7-9d8f8797f282&amp;startTime=21.499" office:target-frame-name="psplayer" xlink:show="replace" text:style-name="Internet_20_link" text:visited-style-name="Visited_20_Internet_20_Link"><text:span text:style-name="T15">encrypted when it's stored on disc.</text:span></text:a><text:span text:style-name="T18"> </text:span><text:a xlink:type="simple" xlink:href="https://app.pluralsight.com/course-player?clipId=27c9c360-72ef-492f-80c7-9d8f8797f282&amp;startTime=23.68081818181818" office:target-frame-name="psplayer" xlink:show="replace" text:style-name="Internet_20_link" text:visited-style-name="Visited_20_Internet_20_Link"><text:span text:style-name="T15">And in-flight means that it's encrypted as it travels between</text:span></text:a><text:span text:style-name="T18"> </text:span><text:a xlink:type="simple" xlink:href="https://app.pluralsight.com/course-player?clipId=27c9c360-72ef-492f-80c7-9d8f8797f282&amp;startTime=27.582333333333338" office:target-frame-name="psplayer" xlink:show="replace" text:style-name="Internet_20_link" text:visited-style-name="Visited_20_Internet_20_Link"><text:span text:style-name="T15">the Config Server and the Config Client.</text:span></text:a><text:span text:style-name="T18"> </text:span><text:a xlink:type="simple" xlink:href="https://app.pluralsight.com/course-player?clipId=27c9c360-72ef-492f-80c7-9d8f8797f282&amp;startTime=30.499" office:target-frame-name="psplayer" xlink:show="replace" text:style-name="Internet_20_link" text:visited-style-name="Visited_20_Internet_20_Link"><text:span text:style-name="T15">It has utility endpoints for encrypting and decrypting your configuration.</text:span></text:a><text:span text:style-name="T18"> </text:span><text:a xlink:type="simple" xlink:href="https://app.pluralsight.com/course-player?clipId=27c9c360-72ef-492f-80c7-9d8f8797f282&amp;startTime=35.499" office:target-frame-name="psplayer" xlink:show="replace" text:style-name="Internet_20_link" text:visited-style-name="Visited_20_Internet_20_Link"><text:span text:style-name="T15">And one really important thing to point out is that by default</text:span></text:a><text:span text:style-name="T18"> </text:span><text:a xlink:type="simple" xlink:href="https://app.pluralsight.com/course-player?clipId=27c9c360-72ef-492f-80c7-9d8f8797f282&amp;startTime=40.114384615384644" office:target-frame-name="psplayer" xlink:show="replace" text:style-name="Internet_20_link" text:visited-style-name="Visited_20_Internet_20_Link"><text:span text:style-name="T15">neither of these endpoints are secured unless you configure</text:span></text:a><text:span text:style-name="T18"> </text:span><text:a xlink:type="simple" xlink:href="https://app.pluralsight.com/course-player?clipId=27c9c360-72ef-492f-80c7-9d8f8797f282&amp;startTime=44.19130769230768" office:target-frame-name="psplayer" xlink:show="replace" text:style-name="Internet_20_link" text:visited-style-name="Visited_20_Internet_20_Link"><text:span text:style-name="T15">security for your Configuration Server.</text:span></text:a><text:span text:style-name="T18"> </text:span><text:a xlink:type="simple" xlink:href="https://app.pluralsight.com/course-player?clipId=27c9c360-72ef-492f-80c7-9d8f8797f282&amp;startTime=46.499" office:target-frame-name="psplayer" xlink:show="replace" text:style-name="Internet_20_link" text:visited-style-name="Visited_20_Internet_20_Link"><text:span text:style-name="T15">And we've already talked about how to secure your Config Server.</text:span></text:a><text:span text:style-name="T18"> </text:span><text:a xlink:type="simple" xlink:href="https://app.pluralsight.com/course-player?clipId=27c9c360-72ef-492f-80c7-9d8f8797f282&amp;startTime=50.499" office:target-frame-name="psplayer" xlink:show="replace" text:style-name="Internet_20_link" text:visited-style-name="Visited_20_Internet_20_Link"><text:span text:style-name="T15">And remember that any of the methods that are supported by Spring</text:span></text:a><text:span text:style-name="T18"> </text:span><text:a xlink:type="simple" xlink:href="https://app.pluralsight.com/course-player?clipId=27c9c360-72ef-492f-80c7-9d8f8797f282&amp;startTime=53.499" office:target-frame-name="psplayer" xlink:show="replace" text:style-name="Internet_20_link" text:visited-style-name="Visited_20_Internet_20_Link"><text:span text:style-name="T15">Security will also work for securing your Config Server.</text:span></text:a><text:span text:style-name="T18"> </text:span><text:a xlink:type="simple" xlink:href="https://app.pluralsight.com/course-player?clipId=27c9c360-72ef-492f-80c7-9d8f8797f282&amp;startTime=58.499" office:target-frame-name="psplayer" xlink:show="replace" text:style-name="Internet_20_link" text:visited-style-name="Visited_20_Internet_20_Link"><text:span text:style-name="T15">And last,</text:span></text:a><text:span text:style-name="T18"> </text:span><text:a xlink:type="simple" xlink:href="https://app.pluralsight.com/course-player?clipId=27c9c360-72ef-492f-80c7-9d8f8797f282&amp;startTime=59.40809090909091" office:target-frame-name="psplayer" xlink:show="replace" text:style-name="Internet_20_link" text:visited-style-name="Visited_20_Internet_20_Link"><text:span text:style-name="T15">it has support for encrypting and decrypting using</text:span></text:a><text:span text:style-name="T18"> </text:span><text:a xlink:type="simple" xlink:href="https://app.pluralsight.com/course-player?clipId=27c9c360-72ef-492f-80c7-9d8f8797f282&amp;startTime=63.044454545454535" office:target-frame-name="psplayer" xlink:show="replace" text:style-name="Internet_20_link" text:visited-style-name="Visited_20_Internet_20_Link"><text:span text:style-name="T15">either symmetric or asymmetric keys.</text:span></text:a><text:span text:style-name="T18"> </text:span><text:a xlink:type="simple" xlink:href="https://app.pluralsight.com/course-player?clipId=27c9c360-72ef-492f-80c7-9d8f8797f282&amp;startTime=64.95354545454545" office:target-frame-name="psplayer" xlink:show="replace" text:style-name="Internet_20_link" text:visited-style-name="Visited_20_Internet_20_Link"><text:span text:style-name="T15">So you can choose whatever works best for your situation.</text:span></text:a><text:span text:style-name="T18"> </text:span><text:a xlink:type="simple" xlink:href="https://app.pluralsight.com/course-player?clipId=27c9c360-72ef-492f-80c7-9d8f8797f282&amp;startTime=70.499" office:target-frame-name="psplayer" xlink:show="replace" text:style-name="Internet_20_link" text:visited-style-name="Visited_20_Internet_20_Link"><text:span text:style-name="T15">Before we get into the details on encrypting and decrypting configuration,</text:span></text:a><text:span text:style-name="T18"> </text:span><text:a xlink:type="simple" xlink:href="https://app.pluralsight.com/course-player?clipId=27c9c360-72ef-492f-80c7-9d8f8797f282&amp;startTime=73.96053846153846" office:target-frame-name="psplayer" xlink:show="replace" text:style-name="Internet_20_link" text:visited-style-name="Visited_20_Internet_20_Link"><text:span text:style-name="T15">I thought it would be useful to see how encrypted configuration looks.</text:span></text:a><text:span text:style-name="T18"> </text:span><text:a xlink:type="simple" xlink:href="https://app.pluralsight.com/course-player?clipId=27c9c360-72ef-492f-80c7-9d8f8797f282&amp;startTime=79.499" office:target-frame-name="psplayer" xlink:show="replace" text:style-name="Internet_20_link" text:visited-style-name="Visited_20_Internet_20_Link"><text:span text:style-name="T15">I've included both an application.</text:span></text:a><text:span text:style-name="T18"> </text:span><text:a xlink:type="simple" xlink:href="https://app.pluralsight.com/course-player?clipId=27c9c360-72ef-492f-80c7-9d8f8797f282&amp;startTime=81.999" office:target-frame-name="psplayer" xlink:show="replace" text:style-name="Internet_20_link" text:visited-style-name="Visited_20_Internet_20_Link"><text:span text:style-name="T15">properties and an application.</text:span></text:a><text:span text:style-name="T18"> </text:span><text:a xlink:type="simple" xlink:href="https://app.pluralsight.com/course-player?clipId=27c9c360-72ef-492f-80c7-9d8f8797f282&amp;startTime=83.999" office:target-frame-name="psplayer" xlink:show="replace" text:style-name="Internet_20_link" text:visited-style-name="Visited_20_Internet_20_Link"><text:span text:style-name="T15">yml.</text:span></text:a><text:span text:style-name="T18"> </text:span><text:a xlink:type="simple" xlink:href="https://app.pluralsight.com/course-player?clipId=27c9c360-72ef-492f-80c7-9d8f8797f282&amp;startTime=84.499" office:target-frame-name="psplayer" xlink:show="replace" text:style-name="Internet_20_link" text:visited-style-name="Visited_20_Internet_20_Link"><text:span text:style-name="T15">And they both have the same encrypted database password.</text:span></text:a><text:span text:style-name="T18"> </text:span><text:a xlink:type="simple" xlink:href="https://app.pluralsight.com/course-player?clipId=27c9c360-72ef-492f-80c7-9d8f8797f282&amp;startTime=89.499" office:target-frame-name="psplayer" xlink:show="replace" text:style-name="Internet_20_link" text:visited-style-name="Visited_20_Internet_20_Link"><text:span text:style-name="T15">Notice that before the random letters and numbers</text:span></text:a><text:span text:style-name="T18"> </text:span><text:a xlink:type="simple" xlink:href="https://app.pluralsight.com/course-player?clipId=27c9c360-72ef-492f-80c7-9d8f8797f282&amp;startTime=92.40809090909087" office:target-frame-name="psplayer" xlink:show="replace" text:style-name="Internet_20_link" text:visited-style-name="Visited_20_Internet_20_Link"><text:span text:style-name="T15">there's a special value of cipher, and it's surrounded by curly braces.</text:span></text:a><text:span text:style-name="T18"> </text:span><text:a xlink:type="simple" xlink:href="https://app.pluralsight.com/course-player?clipId=27c9c360-72ef-492f-80c7-9d8f8797f282&amp;startTime=98.499" office:target-frame-name="psplayer" xlink:show="replace" text:style-name="Internet_20_link" text:visited-style-name="Visited_20_Internet_20_Link"><text:span text:style-name="T15">This is what denotes that the real value is an encrypted value.</text:span></text:a><text:span text:style-name="T18"> </text:span><text:a xlink:type="simple" xlink:href="https://app.pluralsight.com/course-player?clipId=27c9c360-72ef-492f-80c7-9d8f8797f282&amp;startTime=103.499" office:target-frame-name="psplayer" xlink:show="replace" text:style-name="Internet_20_link" text:visited-style-name="Visited_20_Internet_20_Link"><text:span text:style-name="T15">And notice that there's one minor difference in the application.</text:span></text:a><text:span text:style-name="T18"> </text:span><text:a xlink:type="simple" xlink:href="https://app.pluralsight.com/course-player?clipId=27c9c360-72ef-492f-80c7-9d8f8797f282&amp;startTime=107.13536363636359" office:target-frame-name="psplayer" xlink:show="replace" text:style-name="Internet_20_link" text:visited-style-name="Visited_20_Internet_20_Link"><text:span text:style-name="T15">yml versus the properties.</text:span></text:a><text:span text:style-name="T18"> </text:span><text:a xlink:type="simple" xlink:href="https://app.pluralsight.com/course-player?clipId=27c9c360-72ef-492f-80c7-9d8f8797f282&amp;startTime=108.86263636363635" office:target-frame-name="psplayer" xlink:show="replace" text:style-name="Internet_20_link" text:visited-style-name="Visited_20_Internet_20_Link"><text:span text:style-name="T15">The YAML file requires us to surround the value in single quotes,</text:span></text:a><text:span text:style-name="T18"> </text:span><text:a xlink:type="simple" xlink:href="https://app.pluralsight.com/course-player?clipId=27c9c360-72ef-492f-80c7-9d8f8797f282&amp;startTime=114.499" office:target-frame-name="psplayer" xlink:show="replace" text:style-name="Internet_20_link" text:visited-style-name="Visited_20_Internet_20_Link"><text:span text:style-name="T15">whereas the properties file does not.</text:span></text:a><text:span text:style-name="T18"> </text:span><text:a xlink:type="simple" xlink:href="https://app.pluralsight.com/course-player?clipId=27c9c360-72ef-492f-80c7-9d8f8797f282&amp;startTime=117.499" office:target-frame-name="psplayer" xlink:show="replace" text:style-name="Internet_20_link" text:visited-style-name="Visited_20_Internet_20_Link"><text:span text:style-name="T15">Now that you've seen what encrypted configuration looks like,</text:span></text:a><text:span text:style-name="T18"> </text:span><text:a xlink:type="simple" xlink:href="https://app.pluralsight.com/course-player?clipId=27c9c360-72ef-492f-80c7-9d8f8797f282&amp;startTime=120.499" office:target-frame-name="psplayer" xlink:show="replace" text:style-name="Internet_20_link" text:visited-style-name="Visited_20_Internet_20_Link"><text:span text:style-name="T15">you're probably wondering at what point is the configuration decrypted?</text:span></text:a><text:span text:style-name="T18"> </text:span><text:a xlink:type="simple" xlink:href="https://app.pluralsight.com/course-player?clipId=27c9c360-72ef-492f-80c7-9d8f8797f282&amp;startTime=125.499" office:target-frame-name="psplayer" xlink:show="replace" text:style-name="Internet_20_link" text:visited-style-name="Visited_20_Internet_20_Link"><text:span text:style-name="T15">And there are two different options.</text:span></text:a><text:span text:style-name="T18"> </text:span><text:a xlink:type="simple" xlink:href="https://app.pluralsight.com/course-player?clipId=27c9c360-72ef-492f-80c7-9d8f8797f282&amp;startTime=127.13536363636359" office:target-frame-name="psplayer" xlink:show="replace" text:style-name="Internet_20_link" text:visited-style-name="Visited_20_Internet_20_Link"><text:span text:style-name="T15">The first option is upon request, and that's at the Configuration Server.</text:span></text:a><text:span text:style-name="T18"> </text:span><text:a xlink:type="simple" xlink:href="https://app.pluralsight.com/course-player?clipId=27c9c360-72ef-492f-80c7-9d8f8797f282&amp;startTime=132.499" office:target-frame-name="psplayer" xlink:show="replace" text:style-name="Internet_20_link" text:visited-style-name="Visited_20_Internet_20_Link"><text:span text:style-name="T15">So you make a request for configuration for a specific application,</text:span></text:a><text:span text:style-name="T18"> </text:span><text:a xlink:type="simple" xlink:href="https://app.pluralsight.com/course-player?clipId=27c9c360-72ef-492f-80c7-9d8f8797f282&amp;startTime=137.499" office:target-frame-name="psplayer" xlink:show="replace" text:style-name="Internet_20_link" text:visited-style-name="Visited_20_Internet_20_Link"><text:span text:style-name="T15">and the Config Server decrypts the values in the</text:span></text:a><text:span text:style-name="T18"> </text:span><text:a xlink:type="simple" xlink:href="https://app.pluralsight.com/course-player?clipId=27c9c360-72ef-492f-80c7-9d8f8797f282&amp;startTime=140.77172727272736" office:target-frame-name="psplayer" xlink:show="replace" text:style-name="Internet_20_link" text:visited-style-name="Visited_20_Internet_20_Link"><text:span text:style-name="T15">configuration before sending it back.</text:span></text:a><text:span text:style-name="T18"> </text:span><text:a xlink:type="simple" xlink:href="https://app.pluralsight.com/course-player?clipId=27c9c360-72ef-492f-80c7-9d8f8797f282&amp;startTime=142.49900000000002" office:target-frame-name="psplayer" xlink:show="replace" text:style-name="Internet_20_link" text:visited-style-name="Visited_20_Internet_20_Link"><text:span text:style-name="T15">You'd only want to use this if the connection between your</text:span></text:a><text:span text:style-name="T18"> </text:span><text:a xlink:type="simple" xlink:href="https://app.pluralsight.com/course-player?clipId=27c9c360-72ef-492f-80c7-9d8f8797f282&amp;startTime=146.499" office:target-frame-name="psplayer" xlink:show="replace" text:style-name="Internet_20_link" text:visited-style-name="Visited_20_Internet_20_Link"><text:span text:style-name="T15">Config Server and your Config Client is secure.</text:span></text:a><text:span text:style-name="T18"> </text:span><text:a xlink:type="simple" xlink:href="https://app.pluralsight.com/course-player?clipId=27c9c360-72ef-492f-80c7-9d8f8797f282&amp;startTime=150.499" office:target-frame-name="psplayer" xlink:show="replace" text:style-name="Internet_20_link" text:visited-style-name="Visited_20_Internet_20_Link"><text:span text:style-name="T15">If it's not,</text:span></text:a><text:span text:style-name="T18"> </text:span><text:a xlink:type="simple" xlink:href="https://app.pluralsight.com/course-player?clipId=27c9c360-72ef-492f-80c7-9d8f8797f282&amp;startTime=151.249" office:target-frame-name="psplayer" xlink:show="replace" text:style-name="Internet_20_link" text:visited-style-name="Visited_20_Internet_20_Link"><text:span text:style-name="T15">you can utilize the second option that decrypts the value's client side.</text:span></text:a><text:span text:style-name="T18"> </text:span><text:a xlink:type="simple" xlink:href="https://app.pluralsight.com/course-player?clipId=27c9c360-72ef-492f-80c7-9d8f8797f282&amp;startTime=154.74899999999997" office:target-frame-name="psplayer" xlink:show="replace" text:style-name="Internet_20_link" text:visited-style-name="Visited_20_Internet_20_Link"><text:span text:style-name="T15">And this is exactly opposite of the first option.</text:span></text:a><text:span text:style-name="T18"> </text:span><text:a xlink:type="simple" xlink:href="https://app.pluralsight.com/course-player?clipId=27c9c360-72ef-492f-80c7-9d8f8797f282&amp;startTime=158.499" office:target-frame-name="psplayer" xlink:show="replace" text:style-name="Internet_20_link" text:visited-style-name="Visited_20_Internet_20_Link"><text:span text:style-name="T15">Instead of decrypting the values before sending them back,</text:span></text:a><text:span text:style-name="T18"> </text:span><text:a xlink:type="simple" xlink:href="https://app.pluralsight.com/course-player?clipId=27c9c360-72ef-492f-80c7-9d8f8797f282&amp;startTime=162.499" office:target-frame-name="psplayer" xlink:show="replace" text:style-name="Internet_20_link" text:visited-style-name="Visited_20_Internet_20_Link"><text:span text:style-name="T15">the Config Server sends them in encrypted format,</text:span></text:a><text:span text:style-name="T18"> </text:span><text:a xlink:type="simple" xlink:href="https://app.pluralsight.com/course-player?clipId=27c9c360-72ef-492f-80c7-9d8f8797f282&amp;startTime=165.16566666666674" office:target-frame-name="psplayer" xlink:show="replace" text:style-name="Internet_20_link" text:visited-style-name="Visited_20_Internet_20_Link"><text:span text:style-name="T15">and the client is responsible for decrypting them.</text:span></text:a><text:span text:style-name="T18"> </text:span><text:a xlink:type="simple" xlink:href="https://app.pluralsight.com/course-player?clipId=27c9c360-72ef-492f-80c7-9d8f8797f282&amp;startTime=168.31718181818187" office:target-frame-name="psplayer" xlink:show="replace" text:style-name="Internet_20_link" text:visited-style-name="Visited_20_Internet_20_Link"><text:span text:style-name="T15">Note that the default way is the first option, upon request.</text:span></text:a><text:span text:style-name="T18"> </text:span><text:a xlink:type="simple" xlink:href="https://app.pluralsight.com/course-player?clipId=27c9c360-72ef-492f-80c7-9d8f8797f282&amp;startTime=173.03746153846154" office:target-frame-name="psplayer" xlink:show="replace" text:style-name="Internet_20_link" text:visited-style-name="Visited_20_Internet_20_Link"><text:span text:style-name="T15">And if you want the client to decrypt the configuration,</text:span></text:a><text:span text:style-name="T18"> </text:span><text:a xlink:type="simple" xlink:href="https://app.pluralsight.com/course-player?clipId=27c9c360-72ef-492f-80c7-9d8f8797f282&amp;startTime=176.86263636363637" office:target-frame-name="psplayer" xlink:show="replace" text:style-name="Internet_20_link" text:visited-style-name="Visited_20_Internet_20_Link"><text:span text:style-name="T15">you have to set a property on </text:span></text:a><text:soft-page-break/><text:a xlink:type="simple" xlink:href="https://app.pluralsight.com/course-player?clipId=27c9c360-72ef-492f-80c7-9d8f8797f282&amp;startTime=176.86263636363637" office:target-frame-name="psplayer" xlink:show="replace" text:style-name="Internet_20_link" text:visited-style-name="Visited_20_Internet_20_Link"><text:span text:style-name="T15">the Config Server,</text:span></text:a><text:span text:style-name="T18"> </text:span><text:a xlink:type="simple" xlink:href="https://app.pluralsight.com/course-player?clipId=27c9c360-72ef-492f-80c7-9d8f8797f282&amp;startTime=180.499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27c9c360-72ef-492f-80c7-9d8f8797f282&amp;startTime=181.13536363636362" office:target-frame-name="psplayer" xlink:show="replace" text:style-name="Internet_20_link" text:visited-style-name="Visited_20_Internet_20_Link"><text:span text:style-name="T15">cloud.</text:span></text:a><text:span text:style-name="T18"> </text:span><text:a xlink:type="simple" xlink:href="https://app.pluralsight.com/course-player?clipId=27c9c360-72ef-492f-80c7-9d8f8797f282&amp;startTime=181.77172727272725" office:target-frame-name="psplayer" xlink:show="replace" text:style-name="Internet_20_link" text:visited-style-name="Visited_20_Internet_20_Link"><text:span text:style-name="T15">config.</text:span></text:a><text:span text:style-name="T18"> </text:span><text:a xlink:type="simple" xlink:href="https://app.pluralsight.com/course-player?clipId=27c9c360-72ef-492f-80c7-9d8f8797f282&amp;startTime=182.40809090909087" office:target-frame-name="psplayer" xlink:show="replace" text:style-name="Internet_20_link" text:visited-style-name="Visited_20_Internet_20_Link"><text:span text:style-name="T15">server.</text:span></text:a><text:span text:style-name="T18"> </text:span><text:a xlink:type="simple" xlink:href="https://app.pluralsight.com/course-player?clipId=27c9c360-72ef-492f-80c7-9d8f8797f282&amp;startTime=183.0444545454545" office:target-frame-name="psplayer" xlink:show="replace" text:style-name="Internet_20_link" text:visited-style-name="Visited_20_Internet_20_Link"><text:span text:style-name="T15">encrypt.</text:span></text:a><text:span text:style-name="T18"> </text:span><text:a xlink:type="simple" xlink:href="https://app.pluralsight.com/course-player?clipId=27c9c360-72ef-492f-80c7-9d8f8797f282&amp;startTime=183.68081818181813" office:target-frame-name="psplayer" xlink:show="replace" text:style-name="Internet_20_link" text:visited-style-name="Visited_20_Internet_20_Link"><text:span text:style-name="T15">enabled, that's a big one, =false.</text:span></text:a><text:span text:style-name="T18"> </text:span><text:a xlink:type="simple" xlink:href="https://app.pluralsight.com/course-player?clipId=27c9c360-72ef-492f-80c7-9d8f8797f282&amp;startTime=187.499" office:target-frame-name="psplayer" xlink:show="replace" text:style-name="Internet_20_link" text:visited-style-name="Visited_20_Internet_20_Link"><text:span text:style-name="T15">And that will tell the Config Server not to decrypt the values before sending them back to the client.</text:span></text:a></text:p>
      <text:h text:style-name="P3" text:outline-level="3"><text:a xlink:type="simple" xlink:href="https://app.pluralsight.com/course-player?clipId=6095cd63-44b4-407b-88b9-60bd78b2c640" office:target-frame-name="psplayer" xlink:show="replace" text:style-name="Internet_20_link" text:visited-style-name="Visited_20_Internet_20_Link"><text:span text:style-name="T15">Using the Encryption and Decryption Support</text:span></text:a></text:h>
      <text:p text:style-name="P5"><text:a xlink:type="simple" xlink:href="https://app.pluralsight.com/course-player?clipId=6095cd63-44b4-407b-88b9-60bd78b2c640&amp;startTime=1" office:target-frame-name="psplayer" xlink:show="replace" text:style-name="Internet_20_link" text:visited-style-name="Visited_20_Internet_20_Link"><text:span text:style-name="T15">Before we get into the details about configuring our Configuration</text:span></text:a><text:span text:style-name="T18"> </text:span><text:a xlink:type="simple" xlink:href="https://app.pluralsight.com/course-player?clipId=6095cd63-44b4-407b-88b9-60bd78b2c640&amp;startTime=5.966" office:target-frame-name="psplayer" xlink:show="replace" text:style-name="Internet_20_link" text:visited-style-name="Visited_20_Internet_20_Link"><text:span text:style-name="T15">Server for encryption and decryption support,</text:span></text:a><text:span text:style-name="T18"> </text:span><text:a xlink:type="simple" xlink:href="https://app.pluralsight.com/course-player?clipId=6095cd63-44b4-407b-88b9-60bd78b2c640&amp;startTime=8.693272727272726" office:target-frame-name="psplayer" xlink:show="replace" text:style-name="Internet_20_link" text:visited-style-name="Visited_20_Internet_20_Link"><text:span text:style-name="T15">note that it assumes we have the Java Cryptography Extension installed,</text:span></text:a><text:span text:style-name="T18"> </text:span><text:a xlink:type="simple" xlink:href="https://app.pluralsight.com/course-player?clipId=6095cd63-44b4-407b-88b9-60bd78b2c640&amp;startTime=14.299333333333331" office:target-frame-name="psplayer" xlink:show="replace" text:style-name="Internet_20_link" text:visited-style-name="Visited_20_Internet_20_Link"><text:span text:style-name="T15">or commonly referred to as JCE.</text:span></text:a><text:span text:style-name="T18"> </text:span><text:a xlink:type="simple" xlink:href="https://app.pluralsight.com/course-player?clipId=6095cd63-44b4-407b-88b9-60bd78b2c640&amp;startTime=17.11984615384615" office:target-frame-name="psplayer" xlink:show="replace" text:style-name="Internet_20_link" text:visited-style-name="Visited_20_Internet_20_Link"><text:span text:style-name="T15">And if you've never installed JCE or you just can't remember how to do it,</text:span></text:a><text:span text:style-name="T18"> </text:span><text:a xlink:type="simple" xlink:href="https://app.pluralsight.com/course-player?clipId=6095cd63-44b4-407b-88b9-60bd78b2c640&amp;startTime=22.216" office:target-frame-name="psplayer" xlink:show="replace" text:style-name="Internet_20_link" text:visited-style-name="Visited_20_Internet_20_Link"><text:span text:style-name="T15">I've detailed the instructions out on the course page at my website at dustin.</text:span></text:a><text:span text:style-name="T18"> </text:span><text:a xlink:type="simple" xlink:href="https://app.pluralsight.com/course-player?clipId=6095cd63-44b4-407b-88b9-60bd78b2c640&amp;startTime=30.966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6095cd63-44b4-407b-88b9-60bd78b2c640&amp;startTime=31.966" office:target-frame-name="psplayer" xlink:show="replace" text:style-name="Internet_20_link" text:visited-style-name="Visited_20_Internet_20_Link"><text:span text:style-name="T15">io/ps-scf.</text:span></text:a><text:span text:style-name="T18"> </text:span><text:a xlink:type="simple" xlink:href="https://app.pluralsight.com/course-player?clipId=6095cd63-44b4-407b-88b9-60bd78b2c640&amp;startTime=32.966" office:target-frame-name="psplayer" xlink:show="replace" text:style-name="Internet_20_link" text:visited-style-name="Visited_20_Internet_20_Link"><text:span text:style-name="T15">That's Pluralsight Spring Cloud Fundamentals.</text:span></text:a><text:span text:style-name="T18"> </text:span><text:a xlink:type="simple" xlink:href="https://app.pluralsight.com/course-player?clipId=6095cd63-44b4-407b-88b9-60bd78b2c640&amp;startTime=35.966" office:target-frame-name="psplayer" xlink:show="replace" text:style-name="Internet_20_link" text:visited-style-name="Visited_20_Internet_20_Link"><text:span text:style-name="T15">The first step to encrypting your configuration is to choose the key type,</text:span></text:a><text:span text:style-name="T18"> </text:span><text:a xlink:type="simple" xlink:href="https://app.pluralsight.com/course-player?clipId=6095cd63-44b4-407b-88b9-60bd78b2c640&amp;startTime=40.52155555555556" office:target-frame-name="psplayer" xlink:show="replace" text:style-name="Internet_20_link" text:visited-style-name="Visited_20_Internet_20_Link"><text:span text:style-name="T15">and that could be either symmetric or asymmetric.</text:span></text:a><text:span text:style-name="T18"> </text:span><text:a xlink:type="simple" xlink:href="https://app.pluralsight.com/course-player?clipId=6095cd63-44b4-407b-88b9-60bd78b2c640&amp;startTime=44.966" office:target-frame-name="psplayer" xlink:show="replace" text:style-name="Internet_20_link" text:visited-style-name="Visited_20_Internet_20_Link"><text:span text:style-name="T15">And typically symmetric keys are easier to use,</text:span></text:a><text:span text:style-name="T18"> </text:span><text:a xlink:type="simple" xlink:href="https://app.pluralsight.com/course-player?clipId=6095cd63-44b4-407b-88b9-60bd78b2c640&amp;startTime=48.394571428571446" office:target-frame-name="psplayer" xlink:show="replace" text:style-name="Internet_20_link" text:visited-style-name="Visited_20_Internet_20_Link"><text:span text:style-name="T15">but less secure than asymmetric keys.</text:span></text:a><text:span text:style-name="T18"> </text:span><text:a xlink:type="simple" xlink:href="https://app.pluralsight.com/course-player?clipId=6095cd63-44b4-407b-88b9-60bd78b2c640&amp;startTime=50.966" office:target-frame-name="psplayer" xlink:show="replace" text:style-name="Internet_20_link" text:visited-style-name="Visited_20_Internet_20_Link"><text:span text:style-name="T15">And you can choose whatever works best for your situation.</text:span></text:a><text:span text:style-name="T18"> </text:span><text:a xlink:type="simple" xlink:href="https://app.pluralsight.com/course-player?clipId=6095cd63-44b4-407b-88b9-60bd78b2c640&amp;startTime=55" office:target-frame-name="psplayer" xlink:show="replace" text:style-name="Internet_20_link" text:visited-style-name="Visited_20_Internet_20_Link"><text:span text:style-name="T15">Step two, if you're using a symmetric key, is to configure the encryption key.</text:span></text:a><text:span text:style-name="T18"> </text:span><text:a xlink:type="simple" xlink:href="https://app.pluralsight.com/course-player?clipId=6095cd63-44b4-407b-88b9-60bd78b2c640&amp;startTime=60.966" office:target-frame-name="psplayer" xlink:show="replace" text:style-name="Internet_20_link" text:visited-style-name="Visited_20_Internet_20_Link"><text:span text:style-name="T15">And you can do that in the application.</text:span></text:a><text:span text:style-name="T18"> </text:span><text:a xlink:type="simple" xlink:href="https://app.pluralsight.com/course-player?clipId=6095cd63-44b4-407b-88b9-60bd78b2c640&amp;startTime=64.04292307692309" office:target-frame-name="psplayer" xlink:show="replace" text:style-name="Internet_20_link" text:visited-style-name="Visited_20_Internet_20_Link"><text:span text:style-name="T15">properties or the application.</text:span></text:a><text:span text:style-name="T18"> </text:span><text:a xlink:type="simple" xlink:href="https://app.pluralsight.com/course-player?clipId=6095cd63-44b4-407b-88b9-60bd78b2c640&amp;startTime=65.58138461538464" office:target-frame-name="psplayer" xlink:show="replace" text:style-name="Internet_20_link" text:visited-style-name="Visited_20_Internet_20_Link"><text:span text:style-name="T15">yml.</text:span></text:a><text:span text:style-name="T18"> </text:span><text:a xlink:type="simple" xlink:href="https://app.pluralsight.com/course-player?clipId=6095cd63-44b4-407b-88b9-60bd78b2c640&amp;startTime=65.966" office:target-frame-name="psplayer" xlink:show="replace" text:style-name="Internet_20_link" text:visited-style-name="Visited_20_Internet_20_Link"><text:span text:style-name="T15">And the property that is set is encrypt.</text:span></text:a><text:span text:style-name="T18"> </text:span><text:a xlink:type="simple" xlink:href="https://app.pluralsight.com/course-player?clipId=6095cd63-44b4-407b-88b9-60bd78b2c640&amp;startTime=69.52155555555554" office:target-frame-name="psplayer" xlink:show="replace" text:style-name="Internet_20_link" text:visited-style-name="Visited_20_Internet_20_Link"><text:span text:style-name="T15">key.</text:span></text:a><text:span text:style-name="T18"> </text:span><text:a xlink:type="simple" xlink:href="https://app.pluralsight.com/course-player?clipId=6095cd63-44b4-407b-88b9-60bd78b2c640&amp;startTime=69.966" office:target-frame-name="psplayer" xlink:show="replace" text:style-name="Internet_20_link" text:visited-style-name="Visited_20_Internet_20_Link"><text:span text:style-name="T15">And you would set that to the secret value you'll</text:span></text:a><text:span text:style-name="T18"> </text:span><text:a xlink:type="simple" xlink:href="https://app.pluralsight.com/course-player?clipId=6095cd63-44b4-407b-88b9-60bd78b2c640&amp;startTime=73.96600000000005" office:target-frame-name="psplayer" xlink:show="replace" text:style-name="Internet_20_link" text:visited-style-name="Visited_20_Internet_20_Link"><text:span text:style-name="T15">use to encrypt your configuration.</text:span></text:a><text:span text:style-name="T18"> </text:span><text:a xlink:type="simple" xlink:href="https://app.pluralsight.com/course-player?clipId=6095cd63-44b4-407b-88b9-60bd78b2c640&amp;startTime=75.966" office:target-frame-name="psplayer" xlink:show="replace" text:style-name="Internet_20_link" text:visited-style-name="Visited_20_Internet_20_Link"><text:span text:style-name="T15">Step two, if you're using asymmetric keys, can be done in two different ways.</text:span></text:a><text:span text:style-name="T18"> </text:span><text:a xlink:type="simple" xlink:href="https://app.pluralsight.com/course-player?clipId=6095cd63-44b4-407b-88b9-60bd78b2c640&amp;startTime=80.966" office:target-frame-name="psplayer" xlink:show="replace" text:style-name="Internet_20_link" text:visited-style-name="Visited_20_Internet_20_Link"><text:span text:style-name="T15">The first way is to set the value of the encrypt.</text:span></text:a><text:span text:style-name="T18"> </text:span><text:a xlink:type="simple" xlink:href="https://app.pluralsight.com/course-player?clipId=6095cd63-44b4-407b-88b9-60bd78b2c640&amp;startTime=85.36600000000006" office:target-frame-name="psplayer" xlink:show="replace" text:style-name="Internet_20_link" text:visited-style-name="Visited_20_Internet_20_Link"><text:span text:style-name="T15">key property in the application.</text:span></text:a><text:span text:style-name="T18"> </text:span><text:a xlink:type="simple" xlink:href="https://app.pluralsight.com/course-player?clipId=6095cd63-44b4-407b-88b9-60bd78b2c640&amp;startTime=87.966" office:target-frame-name="psplayer" xlink:show="replace" text:style-name="Internet_20_link" text:visited-style-name="Visited_20_Internet_20_Link"><text:span text:style-name="T15">properties or the application.</text:span></text:a><text:span text:style-name="T18"> </text:span><text:a xlink:type="simple" xlink:href="https://app.pluralsight.com/course-player?clipId=6095cd63-44b4-407b-88b9-60bd78b2c640&amp;startTime=91.966" office:target-frame-name="psplayer" xlink:show="replace" text:style-name="Internet_20_link" text:visited-style-name="Visited_20_Internet_20_Link"><text:span text:style-name="T15">yml as a pem_encoded_key_as_text.</text:span></text:a><text:span text:style-name="T18"> </text:span><text:a xlink:type="simple" xlink:href="https://app.pluralsight.com/course-player?clipId=6095cd63-44b4-407b-88b9-60bd78b2c640&amp;startTime=95.966" office:target-frame-name="psplayer" xlink:show="replace" text:style-name="Internet_20_link" text:visited-style-name="Visited_20_Internet_20_Link"><text:span text:style-name="T15">And the PEM encoded key would contain both the public and the private key.</text:span></text:a><text:span text:style-name="T18"> </text:span><text:a xlink:type="simple" xlink:href="https://app.pluralsight.com/course-player?clipId=6095cd63-44b4-407b-88b9-60bd78b2c640&amp;startTime=101.966" office:target-frame-name="psplayer" xlink:show="replace" text:style-name="Internet_20_link" text:visited-style-name="Visited_20_Internet_20_Link"><text:span text:style-name="T15">The second way, if you're using asymmetric keys, is to use the Java KeyStore.</text:span></text:a><text:span text:style-name="T18"> </text:span><text:a xlink:type="simple" xlink:href="https://app.pluralsight.com/course-player?clipId=6095cd63-44b4-407b-88b9-60bd78b2c640&amp;startTime=107.966" office:target-frame-name="psplayer" xlink:show="replace" text:style-name="Internet_20_link" text:visited-style-name="Visited_20_Internet_20_Link"><text:span text:style-name="T15">Once you've created or imported your public and private</text:span></text:a><text:span text:style-name="T18"> </text:span><text:a xlink:type="simple" xlink:href="https://app.pluralsight.com/course-player?clipId=6095cd63-44b4-407b-88b9-60bd78b2c640&amp;startTime=110.96599999999995" office:target-frame-name="psplayer" xlink:show="replace" text:style-name="Internet_20_link" text:visited-style-name="Visited_20_Internet_20_Link"><text:span text:style-name="T15">key into an existing or new keystore,</text:span></text:a><text:span text:style-name="T18"> </text:span><text:a xlink:type="simple" xlink:href="https://app.pluralsight.com/course-player?clipId=6095cd63-44b4-407b-88b9-60bd78b2c640&amp;startTime=113.7841818181818" office:target-frame-name="psplayer" xlink:show="replace" text:style-name="Internet_20_link" text:visited-style-name="Visited_20_Internet_20_Link"><text:span text:style-name="T15">you simply configure the location of the keystore,</text:span></text:a><text:span text:style-name="T18"> </text:span><text:a xlink:type="simple" xlink:href="https://app.pluralsight.com/course-player?clipId=6095cd63-44b4-407b-88b9-60bd78b2c640&amp;startTime=117.38266666666667" office:target-frame-name="psplayer" xlink:show="replace" text:style-name="Internet_20_link" text:visited-style-name="Visited_20_Internet_20_Link"><text:span text:style-name="T15">the password to the keystore,</text:span></text:a><text:span text:style-name="T18"> </text:span><text:a xlink:type="simple" xlink:href="https://app.pluralsight.com/course-player?clipId=6095cd63-44b4-407b-88b9-60bd78b2c640&amp;startTime=119.46600000000002" office:target-frame-name="psplayer" xlink:show="replace" text:style-name="Internet_20_link" text:visited-style-name="Visited_20_Internet_20_Link"><text:span text:style-name="T15">and the name of the alias that you chose when creating or</text:span></text:a><text:span text:style-name="T18"> </text:span><text:a xlink:type="simple" xlink:href="https://app.pluralsight.com/course-player?clipId=6095cd63-44b4-407b-88b9-60bd78b2c640&amp;startTime=124.46600000000002" office:target-frame-name="psplayer" xlink:show="replace" text:style-name="Internet_20_link" text:visited-style-name="Visited_20_Internet_20_Link"><text:span text:style-name="T15">importing the key into the keystore.</text:span></text:a><text:span text:style-name="T18"> </text:span><text:a xlink:type="simple" xlink:href="https://app.pluralsight.com/course-player?clipId=6095cd63-44b4-407b-88b9-60bd78b2c640&amp;startTime=126.966" office:target-frame-name="psplayer" xlink:show="replace" text:style-name="Internet_20_link" text:visited-style-name="Visited_20_Internet_20_Link"><text:span text:style-name="T15">And you can do that in the application.</text:span></text:a><text:span text:style-name="T18"> </text:span><text:a xlink:type="simple" xlink:href="https://app.pluralsight.com/course-player?clipId=6095cd63-44b4-407b-88b9-60bd78b2c640&amp;startTime=129.87509090909094" office:target-frame-name="psplayer" xlink:show="replace" text:style-name="Internet_20_link" text:visited-style-name="Visited_20_Internet_20_Link"><text:span text:style-name="T15">properties, of course, or in the application. yml.</text:span></text:a></text:p>
      <text:h text:style-name="P3" text:outline-level="3"><text:a xlink:type="simple" xlink:href="https://app.pluralsight.com/course-player?clipId=6d0f26f1-88de-4e19-89c9-5ac7061b8dbe" office:target-frame-name="psplayer" xlink:show="replace" text:style-name="Internet_20_link" text:visited-style-name="Visited_20_Internet_20_Link"><text:span text:style-name="T15">Encrypt and Decrypt REST Endpoints</text:span></text:a></text:h>
      <text:p text:style-name="P5"><text:a xlink:type="simple" xlink:href="https://app.pluralsight.com/course-player?clipId=6d0f26f1-88de-4e19-89c9-5ac7061b8dbe&amp;startTime=2.133" office:target-frame-name="psplayer" xlink:show="replace" text:style-name="Internet_20_link" text:visited-style-name="Visited_20_Internet_20_Link"><text:span text:style-name="T15">Once you have your Config Server all set up for cryptography,</text:span></text:a><text:span text:style-name="T18"> </text:span><text:a xlink:type="simple" xlink:href="https://app.pluralsight.com/course-player?clipId=6d0f26f1-88de-4e19-89c9-5ac7061b8dbe&amp;startTime=5.133" office:target-frame-name="psplayer" xlink:show="replace" text:style-name="Internet_20_link" text:visited-style-name="Visited_20_Internet_20_Link"><text:span text:style-name="T15">you can utilize some of the utility REST endpoints to encrypt and decrypt</text:span></text:a><text:span text:style-name="T18"> </text:span><text:a xlink:type="simple" xlink:href="https://app.pluralsight.com/course-player?clipId=6d0f26f1-88de-4e19-89c9-5ac7061b8dbe&amp;startTime=10.549666666666665" office:target-frame-name="psplayer" xlink:show="replace" text:style-name="Internet_20_link" text:visited-style-name="Visited_20_Internet_20_Link"><text:span text:style-name="T15">values that you will put or take out of your configuration.</text:span></text:a><text:span text:style-name="T18"> </text:span><text:a xlink:type="simple" xlink:href="https://app.pluralsight.com/course-player?clipId=6d0f26f1-88de-4e19-89c9-5ac7061b8dbe&amp;startTime=15.133" office:target-frame-name="psplayer" xlink:show="replace" text:style-name="Internet_20_link" text:visited-style-name="Visited_20_Internet_20_Link"><text:span text:style-name="T15">Both of the endpoints are really, really easy to use.</text:span></text:a><text:span text:style-name="T18"> </text:span><text:a xlink:type="simple" xlink:href="https://app.pluralsight.com/course-player?clipId=6d0f26f1-88de-4e19-89c9-5ac7061b8dbe&amp;startTime=18.133" office:target-frame-name="psplayer" xlink:show="replace" text:style-name="Internet_20_link" text:visited-style-name="Visited_20_Internet_20_Link"><text:span text:style-name="T15">The first one is the encrypt endpoint,</text:span></text:a><text:span text:style-name="T18"> </text:span><text:a xlink:type="simple" xlink:href="https://app.pluralsight.com/course-player?clipId=6d0f26f1-88de-4e19-89c9-5ac7061b8dbe&amp;startTime=20.825307692307682" office:target-frame-name="psplayer" xlink:show="replace" text:style-name="Internet_20_link" text:visited-style-name="Visited_20_Internet_20_Link"><text:span text:style-name="T15">and you'd use this to generate the encrypted values</text:span></text:a><text:span text:style-name="T18"> </text:span><text:a xlink:type="simple" xlink:href="https://app.pluralsight.com/course-player?clipId=6d0f26f1-88de-4e19-89c9-5ac7061b8dbe&amp;startTime=24.466333333333328" office:target-frame-name="psplayer" xlink:show="replace" text:style-name="Internet_20_link" text:visited-style-name="Visited_20_Internet_20_Link"><text:span text:style-name="T15">that you'll use in your configuration.</text:span></text:a><text:span text:style-name="T18"> </text:span><text:a xlink:type="simple" xlink:href="https://app.pluralsight.com/course-player?clipId=6d0f26f1-88de-4e19-89c9-5ac7061b8dbe&amp;startTime=27.133" office:target-frame-name="psplayer" xlink:show="replace" text:style-name="Internet_20_link" text:visited-style-name="Visited_20_Internet_20_Link"><text:span text:style-name="T15">And it's really simple to use, like I said.</text:span></text:a><text:span text:style-name="T18"> </text:span><text:a xlink:type="simple" xlink:href="https://app.pluralsight.com/course-player?clipId=6d0f26f1-88de-4e19-89c9-5ac7061b8dbe&amp;startTime=30.133" office:target-frame-name="psplayer" xlink:show="replace" text:style-name="Internet_20_link" text:visited-style-name="Visited_20_Internet_20_Link"><text:span text:style-name="T15">All you do is send a POST request to the /encrypt endpoint,</text:span></text:a><text:span text:style-name="T18"> </text:span><text:a xlink:type="simple" xlink:href="https://app.pluralsight.com/course-player?clipId=6d0f26f1-88de-4e19-89c9-5ac7061b8dbe&amp;startTime=35.133" office:target-frame-name="psplayer" xlink:show="replace" text:style-name="Internet_20_link" text:visited-style-name="Visited_20_Internet_20_Link"><text:span text:style-name="T15">and you pass the value that you want to encrypt as the body of the request.</text:span></text:a><text:span text:style-name="T18"> </text:span><text:a xlink:type="simple" xlink:href="https://app.pluralsight.com/course-player?clipId=6d0f26f1-88de-4e19-89c9-5ac7061b8dbe&amp;startTime=40.133" office:target-frame-name="psplayer" xlink:show="replace" text:style-name="Internet_20_link" text:visited-style-name="Visited_20_Internet_20_Link"><text:span text:style-name="T15">The Config Server will use its configured key,</text:span></text:a><text:span text:style-name="T18"> </text:span><text:a xlink:type="simple" xlink:href="https://app.pluralsight.com/course-player?clipId=6d0f26f1-88de-4e19-89c9-5ac7061b8dbe&amp;startTime=42.79966666666669" office:target-frame-name="psplayer" xlink:show="replace" text:style-name="Internet_20_link" text:visited-style-name="Visited_20_Internet_20_Link"><text:span text:style-name="T15">either the symmetric or the asymmetric key,</text:span></text:a><text:span text:style-name="T18"> </text:span><text:a xlink:type="simple" xlink:href="https://app.pluralsight.com/course-player?clipId=6d0f26f1-88de-4e19-89c9-5ac7061b8dbe&amp;startTime=45.418714285714294" office:target-frame-name="psplayer" xlink:show="replace" text:style-name="Internet_20_link" text:visited-style-name="Visited_20_Internet_20_Link"><text:span text:style-name="T15">to encrypt that value.</text:span></text:a><text:span text:style-name="T18"> </text:span><text:a xlink:type="simple" xlink:href="https://app.pluralsight.com/course-player?clipId=6d0f26f1-88de-4e19-89c9-5ac7061b8dbe&amp;startTime=47.133" office:target-frame-name="psplayer" xlink:show="replace" text:style-name="Internet_20_link" text:visited-style-name="Visited_20_Internet_20_Link"><text:span text:style-name="T15">And again, I can't stress this enough,</text:span></text:a><text:span text:style-name="T18"> </text:span><text:a xlink:type="simple" xlink:href="https://app.pluralsight.com/course-player?clipId=6d0f26f1-88de-4e19-89c9-5ac7061b8dbe&amp;startTime=49.82530769230771" office:target-frame-name="psplayer" xlink:show="replace" text:style-name="Internet_20_link" text:visited-style-name="Visited_20_Internet_20_Link"><text:span text:style-name="T15">make sure that this endpoint is secure using Spring</text:span></text:a><text:span text:style-name="T18"> </text:span><text:a xlink:type="simple" xlink:href="https://app.pluralsight.com/course-player?clipId=6d0f26f1-88de-4e19-89c9-5ac7061b8dbe&amp;startTime=53.633" office:target-frame-name="psplayer" xlink:show="replace" text:style-name="Internet_20_link" text:visited-style-name="Visited_20_Internet_20_Link"><text:span text:style-name="T15">Security or any other means to ensure that this endpoint is</text:span></text:a><text:span text:style-name="T18"> </text:span><text:a xlink:type="simple" xlink:href="https://app.pluralsight.com/course-player?clipId=6d0f26f1-88de-4e19-89c9-5ac7061b8dbe&amp;startTime=59.56157142857143" office:target-frame-name="psplayer" xlink:show="replace" text:style-name="Internet_20_link" text:visited-style-name="Visited_20_Internet_20_Link"><text:span text:style-name="T15">only accessed by authorized users.</text:span></text:a><text:span text:style-name="T18"> </text:span><text:a xlink:type="simple" xlink:href="https://app.pluralsight.com/course-player?clipId=6d0f26f1-88de-4e19-89c9-5ac7061b8dbe&amp;startTime=63.133" office:target-frame-name="psplayer" xlink:show="replace" text:style-name="Internet_20_link" text:visited-style-name="Visited_20_Internet_20_Link"><text:span text:style-name="T15">The decrypt endpoint is literally almost identical to the encrypt</text:span></text:a><text:span text:style-name="T18"> </text:span><text:a xlink:type="simple" xlink:href="https://app.pluralsight.com/course-player?clipId=6d0f26f1-88de-4e19-89c9-5ac7061b8dbe&amp;startTime=67.133" office:target-frame-name="psplayer" xlink:show="replace" text:style-name="Internet_20_link" text:visited-style-name="Visited_20_Internet_20_Link"><text:span text:style-name="T15">endpoint with the exception of the name and the inputs.</text:span></text:a><text:span text:style-name="T18"> </text:span><text:a xlink:type="simple" xlink:href="https://app.pluralsight.com/course-player?clipId=6d0f26f1-88de-4e19-89c9-5ac7061b8dbe&amp;startTime=71.133" office:target-frame-name="psplayer" xlink:show="replace" text:style-name="Internet_20_link" text:visited-style-name="Visited_20_Internet_20_Link"><text:span text:style-name="T15">And you'd mainly use this for debugging purposes.</text:span></text:a><text:span text:style-name="T18"> </text:span><text:a xlink:type="simple" xlink:href="https://app.pluralsight.com/course-player?clipId=6d0f26f1-88de-4e19-89c9-5ac7061b8dbe&amp;startTime=74.133" office:target-frame-name="psplayer" xlink:show="replace" text:style-name="Internet_20_link" text:visited-style-name="Visited_20_Internet_20_Link"><text:span text:style-name="T15">So to decrypt a value, you would POST to /decrypt,</text:span></text:a><text:span text:style-name="T18"> </text:span><text:a xlink:type="simple" xlink:href="https://app.pluralsight.com/course-player?clipId=6d0f26f1-88de-4e19-89c9-5ac7061b8dbe&amp;startTime=77.70442857142861" office:target-frame-name="psplayer" xlink:show="replace" text:style-name="Internet_20_link" text:visited-style-name="Visited_20_Internet_20_Link"><text:span text:style-name="T15">and you would send the encrypted value as the body of the request, and it would return to you the unencrypted value.</text:span></text:a></text:p>
      <text:h text:style-name="P3" text:outline-level="3"><text:soft-page-break/><text:a xlink:type="simple" xlink:href="https://app.pluralsight.com/course-player?clipId=70c4b3db-9a16-4499-a5be-80dd9cf0f49c" office:target-frame-name="psplayer" xlink:show="replace" text:style-name="Internet_20_link" text:visited-style-name="Visited_20_Internet_20_Link"><text:span text:style-name="T15">Summary</text:span></text:a></text:h>
      <text:p text:style-name="P5"><text:a xlink:type="simple" xlink:href="https://app.pluralsight.com/course-player?clipId=70c4b3db-9a16-4499-a5be-80dd9cf0f49c&amp;startTime=1.233" office:target-frame-name="psplayer" xlink:show="replace" text:style-name="Internet_20_link" text:visited-style-name="Visited_20_Internet_20_Link"><text:span text:style-name="T15">We've reached the end of this module,</text:span></text:a><text:span text:style-name="T18"> </text:span><text:a xlink:type="simple" xlink:href="https://app.pluralsight.com/course-player?clipId=70c4b3db-9a16-4499-a5be-80dd9cf0f49c&amp;startTime=3.232999999999999" office:target-frame-name="psplayer" xlink:show="replace" text:style-name="Internet_20_link" text:visited-style-name="Visited_20_Internet_20_Link"><text:span text:style-name="T15">so let's take a moment to review what we've learned.</text:span></text:a><text:span text:style-name="T18"> </text:span><text:a xlink:type="simple" xlink:href="https://app.pluralsight.com/course-player?clipId=70c4b3db-9a16-4499-a5be-80dd9cf0f49c&amp;startTime=6.232999999999999" office:target-frame-name="psplayer" xlink:show="replace" text:style-name="Internet_20_link" text:visited-style-name="Visited_20_Internet_20_Link"><text:span text:style-name="T15">We've covered a lot of topics.</text:span></text:a><text:span text:style-name="T18"> </text:span><text:a xlink:type="simple" xlink:href="https://app.pluralsight.com/course-player?clipId=70c4b3db-9a16-4499-a5be-80dd9cf0f49c&amp;startTime=8.233" office:target-frame-name="psplayer" xlink:show="replace" text:style-name="Internet_20_link" text:visited-style-name="Visited_20_Internet_20_Link"><text:span text:style-name="T15">We first talked about the need for a Configuration Server in a</text:span></text:a><text:span text:style-name="T18"> </text:span><text:a xlink:type="simple" xlink:href="https://app.pluralsight.com/course-player?clipId=70c4b3db-9a16-4499-a5be-80dd9cf0f49c&amp;startTime=11.00223076923076" office:target-frame-name="psplayer" xlink:show="replace" text:style-name="Internet_20_link" text:visited-style-name="Visited_20_Internet_20_Link"><text:span text:style-name="T15">cloud environment to manage the explosion of configuration that</text:span></text:a><text:span text:style-name="T18"> </text:span><text:a xlink:type="simple" xlink:href="https://app.pluralsight.com/course-player?clipId=70c4b3db-9a16-4499-a5be-80dd9cf0f49c&amp;startTime=14.433000000000003" office:target-frame-name="psplayer" xlink:show="replace" text:style-name="Internet_20_link" text:visited-style-name="Visited_20_Internet_20_Link"><text:span text:style-name="T15">comes with managing a distributed system.</text:span></text:a><text:span text:style-name="T18"> </text:span><text:a xlink:type="simple" xlink:href="https://app.pluralsight.com/course-player?clipId=70c4b3db-9a16-4499-a5be-80dd9cf0f49c&amp;startTime=16.323909090909094" office:target-frame-name="psplayer" xlink:show="replace" text:style-name="Internet_20_link" text:visited-style-name="Visited_20_Internet_20_Link"><text:span text:style-name="T15">Then,</text:span></text:a><text:span text:style-name="T18"> </text:span><text:a xlink:type="simple" xlink:href="https://app.pluralsight.com/course-player?clipId=70c4b3db-9a16-4499-a5be-80dd9cf0f49c&amp;startTime=16.596636363636367" office:target-frame-name="psplayer" xlink:show="replace" text:style-name="Internet_20_link" text:visited-style-name="Visited_20_Internet_20_Link"><text:span text:style-name="T15">we saw how to configure the Spring Cloud Config Server to serve</text:span></text:a><text:span text:style-name="T18"> </text:span><text:a xlink:type="simple" xlink:href="https://app.pluralsight.com/course-player?clipId=70c4b3db-9a16-4499-a5be-80dd9cf0f49c&amp;startTime=20.733000000000008" office:target-frame-name="psplayer" xlink:show="replace" text:style-name="Internet_20_link" text:visited-style-name="Visited_20_Internet_20_Link"><text:span text:style-name="T15">our configuration files and how to use the Spring Cloud Config</text:span></text:a><text:span text:style-name="T18"> </text:span><text:a xlink:type="simple" xlink:href="https://app.pluralsight.com/course-player?clipId=70c4b3db-9a16-4499-a5be-80dd9cf0f49c&amp;startTime=25.505727272727267" office:target-frame-name="psplayer" xlink:show="replace" text:style-name="Internet_20_link" text:visited-style-name="Visited_20_Internet_20_Link"><text:span text:style-name="T15">Client along with the bootstrap.</text:span></text:a><text:span text:style-name="T18"> </text:span><text:a xlink:type="simple" xlink:href="https://app.pluralsight.com/course-player?clipId=70c4b3db-9a16-4499-a5be-80dd9cf0f49c&amp;startTime=27.778454545454533" office:target-frame-name="psplayer" xlink:show="replace" text:style-name="Internet_20_link" text:visited-style-name="Visited_20_Internet_20_Link"><text:span text:style-name="T15">properties or the bootstrap.</text:span></text:a><text:span text:style-name="T18"> </text:span><text:a xlink:type="simple" xlink:href="https://app.pluralsight.com/course-player?clipId=70c4b3db-9a16-4499-a5be-80dd9cf0f49c&amp;startTime=29.86936363636364" office:target-frame-name="psplayer" xlink:show="replace" text:style-name="Internet_20_link" text:visited-style-name="Visited_20_Internet_20_Link"><text:span text:style-name="T15">yml to retrieve the configuration during application initialization.</text:span></text:a><text:span text:style-name="T18"> </text:span><text:a xlink:type="simple" xlink:href="https://app.pluralsight.com/course-player?clipId=70c4b3db-9a16-4499-a5be-80dd9cf0f49c&amp;startTime=34.233" office:target-frame-name="psplayer" xlink:show="replace" text:style-name="Internet_20_link" text:visited-style-name="Visited_20_Internet_20_Link"><text:span text:style-name="T15">After that,</text:span></text:a><text:span text:style-name="T18"> </text:span><text:a xlink:type="simple" xlink:href="https://app.pluralsight.com/course-player?clipId=70c4b3db-9a16-4499-a5be-80dd9cf0f49c&amp;startTime=34.84838461538461" office:target-frame-name="psplayer" xlink:show="replace" text:style-name="Internet_20_link" text:visited-style-name="Visited_20_Internet_20_Link"><text:span text:style-name="T15">we saw how we could brag to our colleagues about updating</text:span></text:a><text:span text:style-name="T18"> </text:span><text:a xlink:type="simple" xlink:href="https://app.pluralsight.com/course-player?clipId=70c4b3db-9a16-4499-a5be-80dd9cf0f49c&amp;startTime=38.233" office:target-frame-name="psplayer" xlink:show="replace" text:style-name="Internet_20_link" text:visited-style-name="Visited_20_Internet_20_Link"><text:span text:style-name="T15">our configuration at runtime without ever needing to</text:span></text:a><text:span text:style-name="T18"> </text:span><text:a xlink:type="simple" xlink:href="https://app.pluralsight.com/course-player?clipId=70c4b3db-9a16-4499-a5be-80dd9cf0f49c&amp;startTime=41.56633333333331" office:target-frame-name="psplayer" xlink:show="replace" text:style-name="Internet_20_link" text:visited-style-name="Visited_20_Internet_20_Link"><text:span text:style-name="T15">restart our application server.</text:span></text:a><text:span text:style-name="T18"> </text:span><text:a xlink:type="simple" xlink:href="https://app.pluralsight.com/course-player?clipId=70c4b3db-9a16-4499-a5be-80dd9cf0f49c&amp;startTime=43.233" office:target-frame-name="psplayer" xlink:show="replace" text:style-name="Internet_20_link" text:visited-style-name="Visited_20_Internet_20_Link"><text:span text:style-name="T15">We also saw what gets automatically refreshed and what</text:span></text:a><text:span text:style-name="T18"> </text:span><text:a xlink:type="simple" xlink:href="https://app.pluralsight.com/course-player?clipId=70c4b3db-9a16-4499-a5be-80dd9cf0f49c&amp;startTime=46.5057272727273" office:target-frame-name="psplayer" xlink:show="replace" text:style-name="Internet_20_link" text:visited-style-name="Visited_20_Internet_20_Link"><text:span text:style-name="T15">requires an @RefreshScope annotation.</text:span></text:a><text:span text:style-name="T18"> </text:span><text:a xlink:type="simple" xlink:href="https://app.pluralsight.com/course-player?clipId=70c4b3db-9a16-4499-a5be-80dd9cf0f49c&amp;startTime=48.1420909090909" office:target-frame-name="psplayer" xlink:show="replace" text:style-name="Internet_20_link" text:visited-style-name="Visited_20_Internet_20_Link"><text:span text:style-name="T15">And last,</text:span></text:a><text:span text:style-name="T18"> </text:span><text:a xlink:type="simple" xlink:href="https://app.pluralsight.com/course-player?clipId=70c4b3db-9a16-4499-a5be-80dd9cf0f49c&amp;startTime=49.05118181818181" office:target-frame-name="psplayer" xlink:show="replace" text:style-name="Internet_20_link" text:visited-style-name="Visited_20_Internet_20_Link"><text:span text:style-name="T15">we finished out the module with a section on how to utilize the encryption and decryption support within Spring Cloud Config.</text:span></text:a></text:p>
      <text:h text:style-name="P1" text:outline-level="2"><text:a xlink:type="simple" xlink:href="https://app.pluralsight.com/course-player?clipId=e6c8a254-8637-47e6-b2c6-5be123bf58ee" office:target-frame-name="psplayer" xlink:show="replace" text:style-name="Internet_20_link" text:visited-style-name="Visited_20_Internet_20_Link"><text:span text:style-name="T15">Mapping Services Using Intelligent Routing</text:span></text:a></text:h>
      <text:h text:style-name="P3" text:outline-level="3"><text:a xlink:type="simple" xlink:href="https://app.pluralsight.com/course-player?clipId=e6c8a254-8637-47e6-b2c6-5be123bf58ee" office:target-frame-name="psplayer" xlink:show="replace" text:style-name="Internet_20_link" text:visited-style-name="Visited_20_Internet_20_Link"><text:span text:style-name="T15">What Is Intelligent Routing?</text:span></text:a></text:h>
      <text:p text:style-name="P5"><text:a xlink:type="simple" xlink:href="https://app.pluralsight.com/course-player?clipId=e6c8a254-8637-47e6-b2c6-5be123bf58ee&amp;startTime=0" office:target-frame-name="psplayer" xlink:show="replace" text:style-name="Internet_20_link" text:visited-style-name="Visited_20_Internet_20_Link"><text:span text:style-name="T15">Hi, my name's Dustin Schultz,</text:span></text:a><text:span text:style-name="T18"> </text:span><text:a xlink:type="simple" xlink:href="https://app.pluralsight.com/course-player?clipId=e6c8a254-8637-47e6-b2c6-5be123bf58ee&amp;startTime=1.9230769230769231" office:target-frame-name="psplayer" xlink:show="replace" text:style-name="Internet_20_link" text:visited-style-name="Visited_20_Internet_20_Link"><text:span text:style-name="T15">and in this module we'll learn how to map our services in</text:span></text:a><text:span text:style-name="T18"> </text:span><text:a xlink:type="simple" xlink:href="https://app.pluralsight.com/course-player?clipId=e6c8a254-8637-47e6-b2c6-5be123bf58ee&amp;startTime=7.666666666666668" office:target-frame-name="psplayer" xlink:show="replace" text:style-name="Internet_20_link" text:visited-style-name="Visited_20_Internet_20_Link"><text:span text:style-name="T15">the cloud using Intelligent Routing.</text:span></text:a><text:span text:style-name="T18"> </text:span><text:a xlink:type="simple" xlink:href="https://app.pluralsight.com/course-player?clipId=e6c8a254-8637-47e6-b2c6-5be123bf58ee&amp;startTime=11" office:target-frame-name="psplayer" xlink:show="replace" text:style-name="Internet_20_link" text:visited-style-name="Visited_20_Internet_20_Link"><text:span text:style-name="T15">We'll begin by talking about what Intelligent Routing is</text:span></text:a><text:span text:style-name="T18"> </text:span><text:a xlink:type="simple" xlink:href="https://app.pluralsight.com/course-player?clipId=e6c8a254-8637-47e6-b2c6-5be123bf58ee&amp;startTime=13.45454545454546" office:target-frame-name="psplayer" xlink:show="replace" text:style-name="Internet_20_link" text:visited-style-name="Visited_20_Internet_20_Link"><text:span text:style-name="T15">and what problem it solves for us.</text:span></text:a><text:span text:style-name="T18"> </text:span><text:a xlink:type="simple" xlink:href="https://app.pluralsight.com/course-player?clipId=e6c8a254-8637-47e6-b2c6-5be123bf58ee&amp;startTime=15.66666666666667" office:target-frame-name="psplayer" xlink:show="replace" text:style-name="Internet_20_link" text:visited-style-name="Visited_20_Internet_20_Link"><text:span text:style-name="T15">Then we'll introduce Netflix Zuul as part of the Spring Cloud Netflix project.</text:span></text:a><text:span text:style-name="T18"> </text:span><text:a xlink:type="simple" xlink:href="https://app.pluralsight.com/course-player?clipId=e6c8a254-8637-47e6-b2c6-5be123bf58ee&amp;startTime=19.714285714285708" office:target-frame-name="psplayer" xlink:show="replace" text:style-name="Internet_20_link" text:visited-style-name="Visited_20_Internet_20_Link"><text:span text:style-name="T15">And we'll see how to set up a proxy server,</text:span></text:a><text:span text:style-name="T18"> </text:span><text:a xlink:type="simple" xlink:href="https://app.pluralsight.com/course-player?clipId=e6c8a254-8637-47e6-b2c6-5be123bf58ee&amp;startTime=22.92307692307692" office:target-frame-name="psplayer" xlink:show="replace" text:style-name="Internet_20_link" text:visited-style-name="Visited_20_Internet_20_Link"><text:span text:style-name="T15">how to configure different routes, and how to set up filtering.</text:span></text:a><text:span text:style-name="T18"> </text:span><text:a xlink:type="simple" xlink:href="https://app.pluralsight.com/course-player?clipId=e6c8a254-8637-47e6-b2c6-5be123bf58ee&amp;startTime=28" office:target-frame-name="psplayer" xlink:show="replace" text:style-name="Internet_20_link" text:visited-style-name="Visited_20_Internet_20_Link"><text:span text:style-name="T15">Remember that in order to be as dynamic and as scalable as possible,</text:span></text:a><text:span text:style-name="T18"> </text:span><text:a xlink:type="simple" xlink:href="https://app.pluralsight.com/course-player?clipId=e6c8a254-8637-47e6-b2c6-5be123bf58ee&amp;startTime=32" office:target-frame-name="psplayer" xlink:show="replace" text:style-name="Internet_20_link" text:visited-style-name="Visited_20_Internet_20_Link"><text:span text:style-name="T15">a cloud-native system is made up of individually deployable services,</text:span></text:a><text:span text:style-name="T18"> </text:span><text:a xlink:type="simple" xlink:href="https://app.pluralsight.com/course-player?clipId=e6c8a254-8637-47e6-b2c6-5be123bf58ee&amp;startTime=37" office:target-frame-name="psplayer" xlink:show="replace" text:style-name="Internet_20_link" text:visited-style-name="Visited_20_Internet_20_Link"><text:span text:style-name="T15">which together, as a whole, form an overall system.</text:span></text:a><text:span text:style-name="T18"> </text:span><text:a xlink:type="simple" xlink:href="https://app.pluralsight.com/course-player?clipId=e6c8a254-8637-47e6-b2c6-5be123bf58ee&amp;startTime=41" office:target-frame-name="psplayer" xlink:show="replace" text:style-name="Internet_20_link" text:visited-style-name="Visited_20_Internet_20_Link"><text:span text:style-name="T15">With that comes some challenges though.</text:span></text:a><text:span text:style-name="T18"> </text:span><text:a xlink:type="simple" xlink:href="https://app.pluralsight.com/course-player?clipId=e6c8a254-8637-47e6-b2c6-5be123bf58ee&amp;startTime=42.79999999999998" office:target-frame-name="psplayer" xlink:show="replace" text:style-name="Internet_20_link" text:visited-style-name="Visited_20_Internet_20_Link"><text:span text:style-name="T15">Each of the individual services may be running on a different port,</text:span></text:a><text:span text:style-name="T18"> </text:span><text:a xlink:type="simple" xlink:href="https://app.pluralsight.com/course-player?clipId=e6c8a254-8637-47e6-b2c6-5be123bf58ee&amp;startTime=46.909090909090935" office:target-frame-name="psplayer" xlink:show="replace" text:style-name="Internet_20_link" text:visited-style-name="Visited_20_Internet_20_Link"><text:span text:style-name="T15">a different address, or a combination of both.</text:span></text:a><text:span text:style-name="T18"> </text:span><text:a xlink:type="simple" xlink:href="https://app.pluralsight.com/course-player?clipId=e6c8a254-8637-47e6-b2c6-5be123bf58ee&amp;startTime=49.818181818181834" office:target-frame-name="psplayer" xlink:show="replace" text:style-name="Internet_20_link" text:visited-style-name="Visited_20_Internet_20_Link"><text:span text:style-name="T15">And they'll also likely have different paths and</text:span></text:a><text:span text:style-name="T18"> </text:span><text:a xlink:type="simple" xlink:href="https://app.pluralsight.com/course-player?clipId=e6c8a254-8637-47e6-b2c6-5be123bf58ee&amp;startTime=53.14285714285714" office:target-frame-name="psplayer" xlink:show="replace" text:style-name="Internet_20_link" text:visited-style-name="Visited_20_Internet_20_Link"><text:span text:style-name="T15">different APIs to interact with.</text:span></text:a><text:span text:style-name="T18"> </text:span><text:a xlink:type="simple" xlink:href="https://app.pluralsight.com/course-player?clipId=e6c8a254-8637-47e6-b2c6-5be123bf58ee&amp;startTime=56" office:target-frame-name="psplayer" xlink:show="replace" text:style-name="Internet_20_link" text:visited-style-name="Visited_20_Internet_20_Link"><text:span text:style-name="T15">And as a user or a client of those services,</text:span></text:a><text:span text:style-name="T18"> </text:span><text:a xlink:type="simple" xlink:href="https://app.pluralsight.com/course-player?clipId=e6c8a254-8637-47e6-b2c6-5be123bf58ee&amp;startTime=59.125" office:target-frame-name="psplayer" xlink:show="replace" text:style-name="Internet_20_link" text:visited-style-name="Visited_20_Internet_20_Link"><text:span text:style-name="T15">such as a mobile app or a web app,</text:span></text:a><text:span text:style-name="T18"> </text:span><text:a xlink:type="simple" xlink:href="https://app.pluralsight.com/course-player?clipId=e6c8a254-8637-47e6-b2c6-5be123bf58ee&amp;startTime=62.199999999999996" office:target-frame-name="psplayer" xlink:show="replace" text:style-name="Internet_20_link" text:visited-style-name="Visited_20_Internet_20_Link"><text:span text:style-name="T15">interacting with each of the individual services,</text:span></text:a><text:span text:style-name="T18"> </text:span><text:a xlink:type="simple" xlink:href="https://app.pluralsight.com/course-player?clipId=e6c8a254-8637-47e6-b2c6-5be123bf58ee&amp;startTime=65" office:target-frame-name="psplayer" xlink:show="replace" text:style-name="Internet_20_link" text:visited-style-name="Visited_20_Internet_20_Link"><text:span text:style-name="T15">which could easily be in the double or triple digits,</text:span></text:a><text:span text:style-name="T18"> </text:span><text:a xlink:type="simple" xlink:href="https://app.pluralsight.com/course-player?clipId=e6c8a254-8637-47e6-b2c6-5be123bf58ee&amp;startTime=68.57142857142861" office:target-frame-name="psplayer" xlink:show="replace" text:style-name="Internet_20_link" text:visited-style-name="Visited_20_Internet_20_Link"><text:span text:style-name="T15">would be a nightmare.</text:span></text:a><text:span text:style-name="T18"> </text:span><text:a xlink:type="simple" xlink:href="https://app.pluralsight.com/course-player?clipId=e6c8a254-8637-47e6-b2c6-5be123bf58ee&amp;startTime=70" office:target-frame-name="psplayer" xlink:show="replace" text:style-name="Internet_20_link" text:visited-style-name="Visited_20_Internet_20_Link"><text:span text:style-name="T15">Instead,</text:span></text:a><text:span text:style-name="T18"> </text:span><text:a xlink:type="simple" xlink:href="https://app.pluralsight.com/course-player?clipId=e6c8a254-8637-47e6-b2c6-5be123bf58ee&amp;startTime=70.45454545454545" office:target-frame-name="psplayer" xlink:show="replace" text:style-name="Internet_20_link" text:visited-style-name="Visited_20_Internet_20_Link"><text:span text:style-name="T15">we can use Intelligent Routing to make our application</text:span></text:a><text:span text:style-name="T18"> </text:span><text:a xlink:type="simple" xlink:href="https://app.pluralsight.com/course-player?clipId=e6c8a254-8637-47e6-b2c6-5be123bf58ee&amp;startTime=74.54545454545453" office:target-frame-name="psplayer" xlink:show="replace" text:style-name="Internet_20_link" text:visited-style-name="Visited_20_Internet_20_Link"><text:span text:style-name="T15">appear as if it were a single system.</text:span></text:a><text:span text:style-name="T18"> </text:span><text:a xlink:type="simple" xlink:href="https://app.pluralsight.com/course-player?clipId=e6c8a254-8637-47e6-b2c6-5be123bf58ee&amp;startTime=77.69230769230771" office:target-frame-name="psplayer" xlink:show="replace" text:style-name="Internet_20_link" text:visited-style-name="Visited_20_Internet_20_Link"><text:span text:style-name="T15">Similar to how a completed puzzle appears as if it were a whole, but it's made up of several different individual pieces.</text:span></text:a></text:p>
      <text:h text:style-name="P3" text:outline-level="3"><text:a xlink:type="simple" xlink:href="https://app.pluralsight.com/course-player?clipId=5e10cfc1-0b9f-419a-9c42-8cd9db91ea9b" office:target-frame-name="psplayer" xlink:show="replace" text:style-name="Internet_20_link" text:visited-style-name="Visited_20_Internet_20_Link"><text:span text:style-name="T15">Intelligent Routing via a Gateway Service</text:span></text:a></text:h>
      <text:p text:style-name="P5"><text:a xlink:type="simple" xlink:href="https://app.pluralsight.com/course-player?clipId=5e10cfc1-0b9f-419a-9c42-8cd9db91ea9b&amp;startTime=2.275" office:target-frame-name="psplayer" xlink:show="replace" text:style-name="Internet_20_link" text:visited-style-name="Visited_20_Internet_20_Link"><text:span text:style-name="T15">Routing is typically implemented via something called a gateway service,</text:span></text:a><text:span text:style-name="T18"> </text:span><text:a xlink:type="simple" xlink:href="https://app.pluralsight.com/course-player?clipId=5e10cfc1-0b9f-419a-9c42-8cd9db91ea9b&amp;startTime=6.675000000000001" office:target-frame-name="psplayer" xlink:show="replace" text:style-name="Internet_20_link" text:visited-style-name="Visited_20_Internet_20_Link"><text:span text:style-name="T15">or an API Gateway.</text:span></text:a><text:span text:style-name="T18"> </text:span><text:a xlink:type="simple" xlink:href="https://app.pluralsight.com/course-player?clipId=5e10cfc1-0b9f-419a-9c42-8cd9db91ea9b&amp;startTime=8.275" office:target-frame-name="psplayer" xlink:show="replace" text:style-name="Internet_20_link" text:visited-style-name="Visited_20_Internet_20_Link"><text:span text:style-name="T15">And an API Gateway, or a gateway service,</text:span></text:a><text:span text:style-name="T18"> </text:span><text:a xlink:type="simple" xlink:href="https://app.pluralsight.com/course-player?clipId=5e10cfc1-0b9f-419a-9c42-8cd9db91ea9b&amp;startTime=11.967307692307694" office:target-frame-name="psplayer" xlink:show="replace" text:style-name="Internet_20_link" text:visited-style-name="Visited_20_Internet_20_Link"><text:span text:style-name="T15">is defined as the single point of entry for all clients.</text:span></text:a><text:span text:style-name="T18"> </text:span><text:a xlink:type="simple" xlink:href="https://app.pluralsight.com/course-player?clipId=5e10cfc1-0b9f-419a-9c42-8cd9db91ea9b&amp;startTime=17.275" office:target-frame-name="psplayer" xlink:show="replace" text:style-name="Internet_20_link" text:visited-style-name="Visited_20_Internet_20_Link"><text:span text:style-name="T15">So in many ways the gateway service is a lot like the front door to our system.</text:span></text:a><text:span text:style-name="T18"> </text:span><text:a xlink:type="simple" xlink:href="https://app.pluralsight.com/course-player?clipId=5e10cfc1-0b9f-419a-9c42-8cd9db91ea9b&amp;startTime=22.275" office:target-frame-name="psplayer" xlink:show="replace" text:style-name="Internet_20_link" text:visited-style-name="Visited_20_Internet_20_Link"><text:span text:style-name="T15">And each of the individual services is then located behind this door,</text:span></text:a><text:span text:style-name="T18"> </text:span><text:a xlink:type="simple" xlink:href="https://app.pluralsight.com/course-player?clipId=5e10cfc1-0b9f-419a-9c42-8cd9db91ea9b&amp;startTime=27.275" office:target-frame-name="psplayer" xlink:show="replace" text:style-name="Internet_20_link" text:visited-style-name="Visited_20_Internet_20_Link"><text:span text:style-name="T15">and all the requests must enter through it.</text:span></text:a><text:span text:style-name="T18"> </text:span><text:a xlink:type="simple" xlink:href="https://app.pluralsight.com/course-player?clipId=5e10cfc1-0b9f-419a-9c42-8cd9db91ea9b&amp;startTime=30.275" office:target-frame-name="psplayer" xlink:show="replace" text:style-name="Internet_20_link" text:visited-style-name="Visited_20_Internet_20_Link"><text:span text:style-name="T15">A gateway service not only provides dynamic routing and delivery,</text:span></text:a><text:span text:style-name="T18"> </text:span><text:a xlink:type="simple" xlink:href="https://app.pluralsight.com/course-player?clipId=5e10cfc1-0b9f-419a-9c42-8cd9db91ea9b&amp;startTime=35.275" office:target-frame-name="psplayer" xlink:show="replace" text:style-name="Internet_20_link" text:visited-style-name="Visited_20_Internet_20_Link"><text:span text:style-name="T15">which means at runtime it can decide where it should route a</text:span></text:a><text:span text:style-name="T18"> </text:span><text:a xlink:type="simple" xlink:href="https://app.pluralsight.com/course-player?clipId=5e10cfc1-0b9f-419a-9c42-8cd9db91ea9b&amp;startTime=38.96730769230768" office:target-frame-name="psplayer" xlink:show="replace" text:style-name="Internet_20_link" text:visited-style-name="Visited_20_Internet_20_Link"><text:span text:style-name="T15">request and if it should even route a request at all,</text:span></text:a><text:span text:style-name="T18"> </text:span><text:a xlink:type="simple" xlink:href="https://app.pluralsight.com/course-player?clipId=5e10cfc1-0b9f-419a-9c42-8cd9db91ea9b&amp;startTime=41.941666666666656" office:target-frame-name="psplayer" xlink:show="replace" text:style-name="Internet_20_link" text:visited-style-name="Visited_20_Internet_20_Link"><text:span text:style-name="T15">but it also provides an array of other functionalities.</text:span></text:a><text:span text:style-name="T18"> </text:span><text:a xlink:type="simple" xlink:href="https://app.pluralsight.com/course-player?clipId=5e10cfc1-0b9f-419a-9c42-8cd9db91ea9b&amp;startTime=45.275" office:target-frame-name="psplayer" xlink:show="replace" text:style-name="Internet_20_link" text:visited-style-name="Visited_20_Internet_20_Link"><text:span text:style-name="T15">One of those pieces of functionality is security.</text:span></text:a><text:span text:style-name="T18"> </text:span><text:a xlink:type="simple" xlink:href="https://app.pluralsight.com/course-player?clipId=5e10cfc1-0b9f-419a-9c42-8cd9db91ea9b&amp;startTime=49.275" office:target-frame-name="psplayer" xlink:show="replace" text:style-name="Internet_20_link" text:visited-style-name="Visited_20_Internet_20_Link"><text:span text:style-name="T15">It provides the ability to authenticate all of the incoming requests,</text:span></text:a><text:span text:style-name="T18"> </text:span><text:a xlink:type="simple" xlink:href="https://app.pluralsight.com/course-player?clipId=5e10cfc1-0b9f-419a-9c42-8cd9db91ea9b&amp;startTime=54.275" office:target-frame-name="psplayer" xlink:show="replace" text:style-name="Internet_20_link" text:visited-style-name="Visited_20_Internet_20_Link"><text:span text:style-name="T15">as well as filter out any sort of illegitimate or bad request.</text:span></text:a><text:span text:style-name="T18"> </text:span><text:a xlink:type="simple" xlink:href="https://app.pluralsight.com/course-player?clipId=5e10cfc1-0b9f-419a-9c42-8cd9db91ea9b&amp;startTime=59.275" office:target-frame-name="psplayer" xlink:show="replace" text:style-name="Internet_20_link" text:visited-style-name="Visited_20_Internet_20_Link"><text:span text:style-name="T15">And it's actually a really good candidate for providing</text:span></text:a><text:span text:style-name="T18"> </text:span><text:a xlink:type="simple" xlink:href="https://app.pluralsight.com/course-player?clipId=5e10cfc1-0b9f-419a-9c42-8cd9db91ea9b&amp;startTime=62.5477272727273" office:target-frame-name="psplayer" xlink:show="replace" text:style-name="Internet_20_link" text:visited-style-name="Visited_20_Internet_20_Link"><text:span text:style-name="T15">auditing and logging of requests since all of the requests</text:span></text:a><text:span text:style-name="T18"> </text:span><text:a xlink:type="simple" xlink:href="https://app.pluralsight.com/course-player?clipId=5e10cfc1-0b9f-419a-9c42-8cd9db91ea9b&amp;startTime=66.35192307692309" office:target-frame-name="psplayer" xlink:show="replace" text:style-name="Internet_20_link" text:visited-style-name="Visited_20_Internet_20_Link"><text:span text:style-name="T15">must enter through the gateway.</text:span></text:a><text:span text:style-name="T18"> </text:span><text:a xlink:type="simple" xlink:href="https://app.pluralsight.com/course-player?clipId=5e10cfc1-0b9f-419a-9c42-8cd9db91ea9b&amp;startTime=68.275" office:target-frame-name="psplayer" xlink:show="replace" text:style-name="Internet_20_link" text:visited-style-name="Visited_20_Internet_20_Link"><text:span text:style-name="T15">It also provides something called request enhancement,</text:span></text:a><text:span text:style-name="T18"> </text:span><text:a xlink:type="simple" xlink:href="https://app.pluralsight.com/course-player?clipId=5e10cfc1-0b9f-419a-9c42-8cd9db91ea9b&amp;startTime=70.82045454545452" office:target-frame-name="psplayer" xlink:show="replace" text:style-name="Internet_20_link" text:visited-style-name="Visited_20_Internet_20_Link"><text:span text:style-name="T15">which is just a </text:span></text:a><text:soft-page-break/><text:a xlink:type="simple" xlink:href="https://app.pluralsight.com/course-player?clipId=5e10cfc1-0b9f-419a-9c42-8cd9db91ea9b&amp;startTime=70.82045454545452" office:target-frame-name="psplayer" xlink:show="replace" text:style-name="Internet_20_link" text:visited-style-name="Visited_20_Internet_20_Link"><text:span text:style-name="T15">fancy way of saying that it can add</text:span></text:a><text:span text:style-name="T18"> </text:span><text:a xlink:type="simple" xlink:href="https://app.pluralsight.com/course-player?clipId=5e10cfc1-0b9f-419a-9c42-8cd9db91ea9b&amp;startTime=74.275" office:target-frame-name="psplayer" xlink:show="replace" text:style-name="Internet_20_link" text:visited-style-name="Visited_20_Internet_20_Link"><text:span text:style-name="T15">additional information to the request, or enrich the request,</text:span></text:a><text:span text:style-name="T18"> </text:span><text:a xlink:type="simple" xlink:href="https://app.pluralsight.com/course-player?clipId=5e10cfc1-0b9f-419a-9c42-8cd9db91ea9b&amp;startTime=77.775" office:target-frame-name="psplayer" xlink:show="replace" text:style-name="Internet_20_link" text:visited-style-name="Visited_20_Internet_20_Link"><text:span text:style-name="T15">if you will.</text:span></text:a><text:span text:style-name="T18"> </text:span><text:a xlink:type="simple" xlink:href="https://app.pluralsight.com/course-player?clipId=5e10cfc1-0b9f-419a-9c42-8cd9db91ea9b&amp;startTime=79.275" office:target-frame-name="psplayer" xlink:show="replace" text:style-name="Internet_20_link" text:visited-style-name="Visited_20_Internet_20_Link"><text:span text:style-name="T15">A concrete example of this is the way Netflix uses their gateway.</text:span></text:a><text:span text:style-name="T18"> </text:span><text:a xlink:type="simple" xlink:href="https://app.pluralsight.com/course-player?clipId=5e10cfc1-0b9f-419a-9c42-8cd9db91ea9b&amp;startTime=83.275" office:target-frame-name="psplayer" xlink:show="replace" text:style-name="Internet_20_link" text:visited-style-name="Visited_20_Internet_20_Link"><text:span text:style-name="T15">They use their gateway service to do a geolocation</text:span></text:a><text:span text:style-name="T18"> </text:span><text:a xlink:type="simple" xlink:href="https://app.pluralsight.com/course-player?clipId=5e10cfc1-0b9f-419a-9c42-8cd9db91ea9b&amp;startTime=86.27499999999996" office:target-frame-name="psplayer" xlink:show="replace" text:style-name="Internet_20_link" text:visited-style-name="Visited_20_Internet_20_Link"><text:span text:style-name="T15">lookup for all incoming requests,</text:span></text:a><text:span text:style-name="T18"> </text:span><text:a xlink:type="simple" xlink:href="https://app.pluralsight.com/course-player?clipId=5e10cfc1-0b9f-419a-9c42-8cd9db91ea9b&amp;startTime=88.275" office:target-frame-name="psplayer" xlink:show="replace" text:style-name="Internet_20_link" text:visited-style-name="Visited_20_Internet_20_Link"><text:span text:style-name="T15">and they add that additional information as an additional request header</text:span></text:a><text:span text:style-name="T18"> </text:span><text:a xlink:type="simple" xlink:href="https://app.pluralsight.com/course-player?clipId=5e10cfc1-0b9f-419a-9c42-8cd9db91ea9b&amp;startTime=93.63863636363637" office:target-frame-name="psplayer" xlink:show="replace" text:style-name="Internet_20_link" text:visited-style-name="Visited_20_Internet_20_Link"><text:span text:style-name="T15">so that it's available for all downstream services.</text:span></text:a><text:span text:style-name="T18"> </text:span><text:a xlink:type="simple" xlink:href="https://app.pluralsight.com/course-player?clipId=5e10cfc1-0b9f-419a-9c42-8cd9db91ea9b&amp;startTime=97.275" office:target-frame-name="psplayer" xlink:show="replace" text:style-name="Internet_20_link" text:visited-style-name="Visited_20_Internet_20_Link"><text:span text:style-name="T15">The gateway service can also act as a load balancer for the</text:span></text:a><text:span text:style-name="T18"> </text:span><text:a xlink:type="simple" xlink:href="https://app.pluralsight.com/course-player?clipId=5e10cfc1-0b9f-419a-9c42-8cd9db91ea9b&amp;startTime=100.96730769230768" office:target-frame-name="psplayer" xlink:show="replace" text:style-name="Internet_20_link" text:visited-style-name="Visited_20_Internet_20_Link"><text:span text:style-name="T15">individual services that are behind it.</text:span></text:a><text:span text:style-name="T18"> </text:span><text:a xlink:type="simple" xlink:href="https://app.pluralsight.com/course-player?clipId=5e10cfc1-0b9f-419a-9c42-8cd9db91ea9b&amp;startTime=103.27500000000003" office:target-frame-name="psplayer" xlink:show="replace" text:style-name="Internet_20_link" text:visited-style-name="Visited_20_Internet_20_Link"><text:span text:style-name="T15">Another interesting feature of the gateway service is the ability</text:span></text:a><text:span text:style-name="T18"> </text:span><text:a xlink:type="simple" xlink:href="https://app.pluralsight.com/course-player?clipId=5e10cfc1-0b9f-419a-9c42-8cd9db91ea9b&amp;startTime=107.35833333333336" office:target-frame-name="psplayer" xlink:show="replace" text:style-name="Internet_20_link" text:visited-style-name="Visited_20_Internet_20_Link"><text:span text:style-name="T15">to provide different APIs for different clients.</text:span></text:a><text:span text:style-name="T18"> </text:span><text:a xlink:type="simple" xlink:href="https://app.pluralsight.com/course-player?clipId=5e10cfc1-0b9f-419a-9c42-8cd9db91ea9b&amp;startTime=110.275" office:target-frame-name="psplayer" xlink:show="replace" text:style-name="Internet_20_link" text:visited-style-name="Visited_20_Internet_20_Link"><text:span text:style-name="T15">APIs are not a one-size-fits-all kind of thing,</text:span></text:a><text:span text:style-name="T18"> </text:span><text:a xlink:type="simple" xlink:href="https://app.pluralsight.com/course-player?clipId=5e10cfc1-0b9f-419a-9c42-8cd9db91ea9b&amp;startTime=113.18409090909088" office:target-frame-name="psplayer" xlink:show="replace" text:style-name="Internet_20_link" text:visited-style-name="Visited_20_Internet_20_Link"><text:span text:style-name="T15">and different clients, such as web clients or mobile clients,</text:span></text:a><text:span text:style-name="T18"> </text:span><text:a xlink:type="simple" xlink:href="https://app.pluralsight.com/course-player?clipId=5e10cfc1-0b9f-419a-9c42-8cd9db91ea9b&amp;startTime=116.96730769230771" office:target-frame-name="psplayer" xlink:show="replace" text:style-name="Internet_20_link" text:visited-style-name="Visited_20_Internet_20_Link"><text:span text:style-name="T15">have different needs in the way they call your APIs.</text:span></text:a><text:span text:style-name="T18"> </text:span><text:a xlink:type="simple" xlink:href="https://app.pluralsight.com/course-player?clipId=5e10cfc1-0b9f-419a-9c42-8cd9db91ea9b&amp;startTime=120.70357142857145" office:target-frame-name="psplayer" xlink:show="replace" text:style-name="Internet_20_link" text:visited-style-name="Visited_20_Internet_20_Link"><text:span text:style-name="T15">So, for instance,</text:span></text:a><text:span text:style-name="T18"> </text:span><text:a xlink:type="simple" xlink:href="https://app.pluralsight.com/course-player?clipId=5e10cfc1-0b9f-419a-9c42-8cd9db91ea9b&amp;startTime=121.77500000000003" office:target-frame-name="psplayer" xlink:show="replace" text:style-name="Internet_20_link" text:visited-style-name="Visited_20_Internet_20_Link"><text:span text:style-name="T15">it may be okay for a web client to interact with several</text:span></text:a><text:span text:style-name="T18"> </text:span><text:a xlink:type="simple" xlink:href="https://app.pluralsight.com/course-player?clipId=5e10cfc1-0b9f-419a-9c42-8cd9db91ea9b&amp;startTime=126.0931818181818" office:target-frame-name="psplayer" xlink:show="replace" text:style-name="Internet_20_link" text:visited-style-name="Visited_20_Internet_20_Link"><text:span text:style-name="T15">endpoints to accomplish some piece of functionality,</text:span></text:a><text:span text:style-name="T18"> </text:span><text:a xlink:type="simple" xlink:href="https://app.pluralsight.com/course-player?clipId=5e10cfc1-0b9f-419a-9c42-8cd9db91ea9b&amp;startTime=128.62708333333333" office:target-frame-name="psplayer" xlink:show="replace" text:style-name="Internet_20_link" text:visited-style-name="Visited_20_Internet_20_Link"><text:span text:style-name="T15">but the same may not be true for a mobile client, which may be better served with just a single endpoint.</text:span></text:a></text:p>
      <text:h text:style-name="P3" text:outline-level="3"><text:a xlink:type="simple" xlink:href="https://app.pluralsight.com/course-player?clipId=6ad6de79-35b6-4bc1-b634-15509cd38eaf" office:target-frame-name="psplayer" xlink:show="replace" text:style-name="Internet_20_link" text:visited-style-name="Visited_20_Internet_20_Link"><text:span text:style-name="T15">Using Netflix Zuul with Spring Cloud</text:span></text:a></text:h>
      <text:p text:style-name="P5"><text:a xlink:type="simple" xlink:href="https://app.pluralsight.com/course-player?clipId=6ad6de79-35b6-4bc1-b634-15509cd38eaf&amp;startTime=2" office:target-frame-name="psplayer" xlink:show="replace" text:style-name="Internet_20_link" text:visited-style-name="Visited_20_Internet_20_Link"><text:span text:style-name="T15">Intelligent Routing is implemented using a combination of</text:span></text:a><text:span text:style-name="T18"> </text:span><text:a xlink:type="simple" xlink:href="https://app.pluralsight.com/course-player?clipId=6ad6de79-35b6-4bc1-b634-15509cd38eaf&amp;startTime=5.7136" office:target-frame-name="psplayer" xlink:show="replace" text:style-name="Internet_20_link" text:visited-style-name="Visited_20_Internet_20_Link"><text:span text:style-name="T15">Spring Cloud and a project from Netflix.</text:span></text:a><text:span text:style-name="T18"> </text:span><text:a xlink:type="simple" xlink:href="https://app.pluralsight.com/course-player?clipId=6ad6de79-35b6-4bc1-b634-15509cd38eaf&amp;startTime=9.642" office:target-frame-name="psplayer" xlink:show="replace" text:style-name="Internet_20_link" text:visited-style-name="Visited_20_Internet_20_Link"><text:span text:style-name="T15">The project is called Netflix Zuul, and it's pronounced zool,</text:span></text:a><text:span text:style-name="T18"> </text:span><text:a xlink:type="simple" xlink:href="https://app.pluralsight.com/course-player?clipId=6ad6de79-35b6-4bc1-b634-15509cd38eaf&amp;startTime=13.642" office:target-frame-name="psplayer" xlink:show="replace" text:style-name="Internet_20_link" text:visited-style-name="Visited_20_Internet_20_Link"><text:span text:style-name="T15">which rhymes with the word tool.</text:span></text:a><text:span text:style-name="T18"> </text:span><text:a xlink:type="simple" xlink:href="https://app.pluralsight.com/course-player?clipId=6ad6de79-35b6-4bc1-b634-15509cd38eaf&amp;startTime=15.642" office:target-frame-name="psplayer" xlink:show="replace" text:style-name="Internet_20_link" text:visited-style-name="Visited_20_Internet_20_Link"><text:span text:style-name="T15">The project page for the Netflix Zuul project defines it as a</text:span></text:a><text:span text:style-name="T18"> </text:span><text:a xlink:type="simple" xlink:href="https://app.pluralsight.com/course-player?clipId=6ad6de79-35b6-4bc1-b634-15509cd38eaf&amp;startTime=20.2573846153846" office:target-frame-name="psplayer" xlink:show="replace" text:style-name="Internet_20_link" text:visited-style-name="Visited_20_Internet_20_Link"><text:span text:style-name="T15">gateway service that provides dynamic routing,</text:span></text:a><text:span text:style-name="T18"> </text:span><text:a xlink:type="simple" xlink:href="https://app.pluralsight.com/course-player?clipId=6ad6de79-35b6-4bc1-b634-15509cd38eaf&amp;startTime=24.213428571428576" office:target-frame-name="psplayer" xlink:show="replace" text:style-name="Internet_20_link" text:visited-style-name="Visited_20_Internet_20_Link"><text:span text:style-name="T15">monitoring, resiliency, security, and more.</text:span></text:a><text:span text:style-name="T18"> </text:span><text:a xlink:type="simple" xlink:href="https://app.pluralsight.com/course-player?clipId=6ad6de79-35b6-4bc1-b634-15509cd38eaf&amp;startTime=26.79584615384615" office:target-frame-name="psplayer" xlink:show="replace" text:style-name="Internet_20_link" text:visited-style-name="Visited_20_Internet_20_Link"><text:span text:style-name="T15">And the name Zuul is actually a pretty good name as Zuul refers to a fictional,</text:span></text:a><text:span text:style-name="T18"> </text:span><text:a xlink:type="simple" xlink:href="https://app.pluralsight.com/course-player?clipId=6ad6de79-35b6-4bc1-b634-15509cd38eaf&amp;startTime=32.82381818181819" office:target-frame-name="psplayer" xlink:show="replace" text:style-name="Internet_20_link" text:visited-style-name="Visited_20_Internet_20_Link"><text:span text:style-name="T15">monster-like character in the movie Ghostbusters that's the</text:span></text:a><text:span text:style-name="T18"> </text:span><text:a xlink:type="simple" xlink:href="https://app.pluralsight.com/course-player?clipId=6ad6de79-35b6-4bc1-b634-15509cd38eaf&amp;startTime=36.39200000000001" office:target-frame-name="psplayer" xlink:show="replace" text:style-name="Internet_20_link" text:visited-style-name="Visited_20_Internet_20_Link"><text:span text:style-name="T15">gatekeeper just like a gateway service is the gatekeeper.</text:span></text:a><text:span text:style-name="T18"> </text:span><text:a xlink:type="simple" xlink:href="https://app.pluralsight.com/course-player?clipId=6ad6de79-35b6-4bc1-b634-15509cd38eaf&amp;startTime=41.642" office:target-frame-name="psplayer" xlink:show="replace" text:style-name="Internet_20_link" text:visited-style-name="Visited_20_Internet_20_Link"><text:span text:style-name="T15">We'll talk about how you go about adding Spring</text:span></text:a><text:span text:style-name="T18"> </text:span><text:a xlink:type="simple" xlink:href="https://app.pluralsight.com/course-player?clipId=6ad6de79-35b6-4bc1-b634-15509cd38eaf&amp;startTime=44.41123076923076" office:target-frame-name="psplayer" xlink:show="replace" text:style-name="Internet_20_link" text:visited-style-name="Visited_20_Internet_20_Link"><text:span text:style-name="T15">Cloud and Netflix Zuul to a project, and then we'll follow up with a live demo.</text:span></text:a><text:span text:style-name="T18"> </text:span><text:a xlink:type="simple" xlink:href="https://app.pluralsight.com/course-player?clipId=6ad6de79-35b6-4bc1-b634-15509cd38eaf&amp;startTime=49.642" office:target-frame-name="psplayer" xlink:show="replace" text:style-name="Internet_20_link" text:visited-style-name="Visited_20_Internet_20_Link"><text:span text:style-name="T15">Just like all of the other Spring Cloud projects,</text:span></text:a><text:span text:style-name="T18"> </text:span><text:a xlink:type="simple" xlink:href="https://app.pluralsight.com/course-player?clipId=6ad6de79-35b6-4bc1-b634-15509cd38eaf&amp;startTime=51.892" office:target-frame-name="psplayer" xlink:show="replace" text:style-name="Internet_20_link" text:visited-style-name="Visited_20_Internet_20_Link"><text:span text:style-name="T15">adding Spring Cloud and Netflix Zuul to your project is really,</text:span></text:a><text:span text:style-name="T18"> </text:span><text:a xlink:type="simple" xlink:href="https://app.pluralsight.com/course-player?clipId=6ad6de79-35b6-4bc1-b634-15509cd38eaf&amp;startTime=56.642" office:target-frame-name="psplayer" xlink:show="replace" text:style-name="Internet_20_link" text:visited-style-name="Visited_20_Internet_20_Link"><text:span text:style-name="T15">really easy.</text:span></text:a><text:span text:style-name="T18"> </text:span><text:a xlink:type="simple" xlink:href="https://app.pluralsight.com/course-player?clipId=6ad6de79-35b6-4bc1-b634-15509cd38eaf&amp;startTime=57.642" office:target-frame-name="psplayer" xlink:show="replace" text:style-name="Internet_20_link" text:visited-style-name="Visited_20_Internet_20_Link"><text:span text:style-name="T15">In the dependencyManagement section of the pom.</text:span></text:a><text:span text:style-name="T18"> </text:span><text:a xlink:type="simple" xlink:href="https://app.pluralsight.com/course-player?clipId=6ad6de79-35b6-4bc1-b634-15509cd38eaf&amp;startTime=60.823818181818176" office:target-frame-name="psplayer" xlink:show="replace" text:style-name="Internet_20_link" text:visited-style-name="Visited_20_Internet_20_Link"><text:span text:style-name="T15">xml, define a new dependency with a scope of import on spring-cloud-dependencies.</text:span></text:a><text:span text:style-name="T18"> </text:span><text:a xlink:type="simple" xlink:href="https://app.pluralsight.com/course-player?clipId=6ad6de79-35b6-4bc1-b634-15509cd38eaf&amp;startTime=68.642" office:target-frame-name="psplayer" xlink:show="replace" text:style-name="Internet_20_link" text:visited-style-name="Visited_20_Internet_20_Link"><text:span text:style-name="T15">And still within the pom.</text:span></text:a><text:span text:style-name="T18"> </text:span><text:a xlink:type="simple" xlink:href="https://app.pluralsight.com/course-player?clipId=6ad6de79-35b6-4bc1-b634-15509cd38eaf&amp;startTime=70.30866666666664" office:target-frame-name="psplayer" xlink:show="replace" text:style-name="Internet_20_link" text:visited-style-name="Visited_20_Internet_20_Link"><text:span text:style-name="T15">xml,</text:span></text:a><text:span text:style-name="T18"> </text:span><text:a xlink:type="simple" xlink:href="https://app.pluralsight.com/course-player?clipId=6ad6de79-35b6-4bc1-b634-15509cd38eaf&amp;startTime=70.64199999999997" office:target-frame-name="psplayer" xlink:show="replace" text:style-name="Internet_20_link" text:visited-style-name="Visited_20_Internet_20_Link"><text:span text:style-name="T15">define a new dependency in the dependency section on spring-cloud-starter-zuul.</text:span></text:a><text:span text:style-name="T18"> </text:span><text:a xlink:type="simple" xlink:href="https://app.pluralsight.com/course-player?clipId=6ad6de79-35b6-4bc1-b634-15509cd38eaf&amp;startTime=76.642" office:target-frame-name="psplayer" xlink:show="replace" text:style-name="Internet_20_link" text:visited-style-name="Visited_20_Internet_20_Link"><text:span text:style-name="T15">Then, in your main Application class, add the @EnableZuulProxy annotation,</text:span></text:a><text:span text:style-name="T18"> </text:span><text:a xlink:type="simple" xlink:href="https://app.pluralsight.com/course-player?clipId=6ad6de79-35b6-4bc1-b634-15509cd38eaf&amp;startTime=82.042" office:target-frame-name="psplayer" xlink:show="replace" text:style-name="Internet_20_link" text:visited-style-name="Visited_20_Internet_20_Link"><text:span text:style-name="T15">and this is the annotation that turns your application into the gateway service.</text:span></text:a><text:span text:style-name="T18"> </text:span><text:a xlink:type="simple" xlink:href="https://app.pluralsight.com/course-player?clipId=6ad6de79-35b6-4bc1-b634-15509cd38eaf&amp;startTime=87.642" office:target-frame-name="psplayer" xlink:show="replace" text:style-name="Internet_20_link" text:visited-style-name="Visited_20_Internet_20_Link"><text:span text:style-name="T15">From a configuration standpoint, you have two different options.</text:span></text:a><text:span text:style-name="T18"> </text:span><text:a xlink:type="simple" xlink:href="https://app.pluralsight.com/course-player?clipId=6ad6de79-35b6-4bc1-b634-15509cd38eaf&amp;startTime=90.642" office:target-frame-name="psplayer" xlink:show="replace" text:style-name="Internet_20_link" text:visited-style-name="Visited_20_Internet_20_Link"><text:span text:style-name="T15">You can configure your gateway service to use service discovery or</text:span></text:a><text:span text:style-name="T18"> </text:span><text:a xlink:type="simple" xlink:href="https://app.pluralsight.com/course-player?clipId=6ad6de79-35b6-4bc1-b634-15509cd38eaf&amp;startTime=94.30866666666661" office:target-frame-name="psplayer" xlink:show="replace" text:style-name="Internet_20_link" text:visited-style-name="Visited_20_Internet_20_Link"><text:span text:style-name="T15">you can configure it without service discovery.</text:span></text:a><text:span text:style-name="T18"> </text:span><text:a xlink:type="simple" xlink:href="https://app.pluralsight.com/course-player?clipId=6ad6de79-35b6-4bc1-b634-15509cd38eaf&amp;startTime=97.642" office:target-frame-name="psplayer" xlink:show="replace" text:style-name="Internet_20_link" text:visited-style-name="Visited_20_Internet_20_Link"><text:span text:style-name="T15">If you're using service discovery,</text:span></text:a><text:span text:style-name="T18"> </text:span><text:a xlink:type="simple" xlink:href="https://app.pluralsight.com/course-player?clipId=6ad6de79-35b6-4bc1-b634-15509cd38eaf&amp;startTime=99.4601818181818" office:target-frame-name="psplayer" xlink:show="replace" text:style-name="Internet_20_link" text:visited-style-name="Visited_20_Internet_20_Link"><text:span text:style-name="T15">define the usual parameters for the name of the application and</text:span></text:a><text:span text:style-name="T18"> </text:span><text:a xlink:type="simple" xlink:href="https://app.pluralsight.com/course-player?clipId=6ad6de79-35b6-4bc1-b634-15509cd38eaf&amp;startTime=103.72533333333335" office:target-frame-name="psplayer" xlink:show="replace" text:style-name="Internet_20_link" text:visited-style-name="Visited_20_Internet_20_Link"><text:span text:style-name="T15">the location of the Service Discovery Server.</text:span></text:a><text:span text:style-name="T18"> </text:span><text:a xlink:type="simple" xlink:href="https://app.pluralsight.com/course-player?clipId=6ad6de79-35b6-4bc1-b634-15509cd38eaf&amp;startTime=106.642" office:target-frame-name="psplayer" xlink:show="replace" text:style-name="Internet_20_link" text:visited-style-name="Visited_20_Internet_20_Link"><text:span text:style-name="T15">If you're not using service discovery, you still define the application name,</text:span></text:a><text:span text:style-name="T18"> </text:span><text:a xlink:type="simple" xlink:href="https://app.pluralsight.com/course-player?clipId=6ad6de79-35b6-4bc1-b634-15509cd38eaf&amp;startTime=111.09654545454546" office:target-frame-name="psplayer" xlink:show="replace" text:style-name="Internet_20_link" text:visited-style-name="Visited_20_Internet_20_Link"><text:span text:style-name="T15">and you add an additional parameter, ribbon.</text:span></text:a><text:span text:style-name="T18"> </text:span><text:a xlink:type="simple" xlink:href="https://app.pluralsight.com/course-player?clipId=6ad6de79-35b6-4bc1-b634-15509cd38eaf&amp;startTime=116.1874545454546" office:target-frame-name="psplayer" xlink:show="replace" text:style-name="Internet_20_link" text:visited-style-name="Visited_20_Internet_20_Link"><text:span text:style-name="T15">eureka.</text:span></text:a><text:span text:style-name="T18"> </text:span><text:a xlink:type="simple" xlink:href="https://app.pluralsight.com/course-player?clipId=6ad6de79-35b6-4bc1-b634-15509cd38eaf&amp;startTime=116.91472727272733" office:target-frame-name="psplayer" xlink:show="replace" text:style-name="Internet_20_link" text:visited-style-name="Visited_20_Internet_20_Link"><text:span text:style-name="T15">enabled=false.</text:span></text:a><text:span text:style-name="T18"> </text:span><text:a xlink:type="simple" xlink:href="https://app.pluralsight.com/course-player?clipId=6ad6de79-35b6-4bc1-b634-15509cd38eaf&amp;startTime=117.642" office:target-frame-name="psplayer" xlink:show="replace" text:style-name="Internet_20_link" text:visited-style-name="Visited_20_Internet_20_Link"><text:span text:style-name="T15">Remember how I mentioned that the gateway service can serve</text:span></text:a><text:span text:style-name="T18"> </text:span><text:a xlink:type="simple" xlink:href="https://app.pluralsight.com/course-player?clipId=6ad6de79-35b6-4bc1-b634-15509cd38eaf&amp;startTime=120.71892307692306" office:target-frame-name="psplayer" xlink:show="replace" text:style-name="Internet_20_link" text:visited-style-name="Visited_20_Internet_20_Link"><text:span text:style-name="T15">as a load balancer for your services?</text:span></text:a><text:span text:style-name="T18"> </text:span><text:a xlink:type="simple" xlink:href="https://app.pluralsight.com/course-player?clipId=6ad6de79-35b6-4bc1-b634-15509cd38eaf&amp;startTime=123.09654545454543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6ad6de79-35b6-4bc1-b634-15509cd38eaf&amp;startTime=123.4601818181818" office:target-frame-name="psplayer" xlink:show="replace" text:style-name="Internet_20_link" text:visited-style-name="Visited_20_Internet_20_Link"><text:span text:style-name="T15">the name of the client-side load balancer project from Netflix is called Ribbon.</text:span></text:a><text:span text:style-name="T18"> </text:span><text:a xlink:type="simple" xlink:href="https://app.pluralsight.com/course-player?clipId=6ad6de79-35b6-4bc1-b634-15509cd38eaf&amp;startTime=128.642" office:target-frame-name="psplayer" xlink:show="replace" text:style-name="Internet_20_link" text:visited-style-name="Visited_20_Internet_20_Link"><text:span text:style-name="T15">And we'll get into more details about what Ribbon is in the module on client-side load balancing.</text:span></text:a></text:p>
      <text:h text:style-name="P3" text:outline-level="3"><text:a xlink:type="simple" xlink:href="https://app.pluralsight.com/course-player?clipId=a0e417fc-df19-4fdd-a658-921f3587a095" office:target-frame-name="psplayer" xlink:show="replace" text:style-name="Internet_20_link" text:visited-style-name="Visited_20_Internet_20_Link"><text:span text:style-name="T15">Configuring Routes in Netflix Zuul</text:span></text:a></text:h>
      <text:p text:style-name="P5"><text:a xlink:type="simple" xlink:href="https://app.pluralsight.com/course-player?clipId=a0e417fc-df19-4fdd-a658-921f3587a095&amp;startTime=2.009" office:target-frame-name="psplayer" xlink:show="replace" text:style-name="Internet_20_link" text:visited-style-name="Visited_20_Internet_20_Link"><text:span text:style-name="T15">Once you have everything configured,</text:span></text:a><text:span text:style-name="T18"> </text:span><text:a xlink:type="simple" xlink:href="https://app.pluralsight.com/course-player?clipId=a0e417fc-df19-4fdd-a658-921f3587a095&amp;startTime=3.259" office:target-frame-name="psplayer" xlink:show="replace" text:style-name="Internet_20_link" text:visited-style-name="Visited_20_Internet_20_Link"><text:span text:style-name="T15">the next step is to define how Zuul should route requests.</text:span></text:a><text:span text:style-name="T18"> </text:span><text:a xlink:type="simple" xlink:href="https://app.pluralsight.com/course-player?clipId=a0e417fc-df19-4fdd-a658-921f3587a095&amp;startTime=7.009" office:target-frame-name="psplayer" xlink:show="replace" text:style-name="Internet_20_link" text:visited-style-name="Visited_20_Internet_20_Link"><text:span text:style-name="T15">The default routing behavior when Zuul is set up using service</text:span></text:a><text:span text:style-name="T18"> </text:span><text:a xlink:type="simple" xlink:href="https://app.pluralsight.com/course-player?clipId=a0e417fc-df19-4fdd-a658-921f3587a095&amp;startTime=11.009" office:target-frame-name="psplayer" xlink:show="replace" text:style-name="Internet_20_link" text:visited-style-name="Visited_20_Internet_20_Link"><text:span text:style-name="T15">discovery is to route requests by service name.</text:span></text:a><text:span text:style-name="T18"> </text:span><text:a xlink:type="simple" xlink:href="https://app.pluralsight.com/course-player?clipId=a0e417fc-df19-4fdd-a658-921f3587a095&amp;startTime=15.009" office:target-frame-name="psplayer" xlink:show="replace" text:style-name="Internet_20_link" text:visited-style-name="Visited_20_Internet_20_Link"><text:span text:style-name="T15">So for example, if you requested /foo,</text:span></text:a><text:span text:style-name="T18"> </text:span><text:a xlink:type="simple" xlink:href="https://app.pluralsight.com/course-player?clipId=a0e417fc-df19-4fdd-a658-921f3587a095&amp;startTime=18.190818181818177" office:target-frame-name="psplayer" xlink:show="replace" text:style-name="Internet_20_link" text:visited-style-name="Visited_20_Internet_20_Link"><text:span text:style-name="T15">Zuul would use service discovery to find the service with a name</text:span></text:a><text:span text:style-name="T18"> </text:span><text:a xlink:type="simple" xlink:href="https://app.pluralsight.com/course-player?clipId=a0e417fc-df19-4fdd-a658-921f3587a095&amp;startTime=22.86614285714286" office:target-frame-name="psplayer" xlink:show="replace" text:style-name="Internet_20_link" text:visited-style-name="Visited_20_Internet_20_Link"><text:span text:style-name="T15">of foo and send that request to that service.</text:span></text:a><text:span text:style-name="T18"> </text:span><text:a xlink:type="simple" xlink:href="https://app.pluralsight.com/course-player?clipId=a0e417fc-df19-4fdd-a658-921f3587a095&amp;startTime=26.09990909090909" office:target-frame-name="psplayer" xlink:show="replace" text:style-name="Internet_20_link" text:visited-style-name="Visited_20_Internet_20_Link"><text:span text:style-name="T15">Here's another example.</text:span></text:a><text:span text:style-name="T18"> </text:span><text:a xlink:type="simple" xlink:href="https://app.pluralsight.com/course-player?clipId=a0e417fc-df19-4fdd-a658-921f3587a095&amp;startTime=27.19081818181818" office:target-frame-name="psplayer" xlink:show="replace" text:style-name="Internet_20_link" text:visited-style-name="Visited_20_Internet_20_Link"><text:span text:style-name="T15">If you were to request /categories/1,</text:span></text:a><text:span text:style-name="T18"> </text:span><text:a xlink:type="simple" xlink:href="https://app.pluralsight.com/course-player?clipId=a0e417fc-df19-4fdd-a658-921f3587a095&amp;startTime=29.609" office:target-frame-name="psplayer" xlink:show="replace" text:style-name="Internet_20_link" text:visited-style-name="Visited_20_Internet_20_Link"><text:span text:style-name="T15">Zuul would locate the service with the name categories,</text:span></text:a><text:span text:style-name="T18"> </text:span><text:a xlink:type="simple" xlink:href="https://app.pluralsight.com/course-player?clipId=a0e417fc-df19-4fdd-a658-921f3587a095&amp;startTime=35.009" office:target-frame-name="psplayer" xlink:show="replace" text:style-name="Internet_20_link" text:visited-style-name="Visited_20_Internet_20_Link"><text:span text:style-name="T15">and it would send the /1 request to that service.</text:span></text:a><text:span text:style-name="T18"> </text:span><text:a xlink:type="simple" xlink:href="https://app.pluralsight.com/course-player?clipId=a0e417fc-df19-4fdd-a658-921f3587a095&amp;startTime=39.009" office:target-frame-name="psplayer" xlink:show="replace" text:style-name="Internet_20_link" text:visited-style-name="Visited_20_Internet_20_Link"><text:span text:style-name="T15">By default, the prefix is stripped from the request,</text:span></text:a><text:span text:style-name="T18"> </text:span><text:a xlink:type="simple" xlink:href="https://app.pluralsight.com/course-player?clipId=a0e417fc-df19-4fdd-a658-921f3587a095&amp;startTime=42.75899999999998" office:target-frame-name="psplayer" xlink:show="replace" text:style-name="Internet_20_link" text:visited-style-name="Visited_20_Internet_20_Link"><text:span text:style-name="T15">so the service actually only gets the /1 part of the request.</text:span></text:a><text:span text:style-name="T18"> </text:span><text:a xlink:type="simple" xlink:href="https://app.pluralsight.com/course-player?clipId=a0e417fc-df19-4fdd-a658-921f3587a095&amp;startTime=47.009" office:target-frame-name="psplayer" xlink:show="replace" text:style-name="Internet_20_link" text:visited-style-name="Visited_20_Internet_20_Link"><text:span text:style-name="T15">If you </text:span></text:a><text:soft-page-break/><text:a xlink:type="simple" xlink:href="https://app.pluralsight.com/course-player?clipId=a0e417fc-df19-4fdd-a658-921f3587a095&amp;startTime=47.009" office:target-frame-name="psplayer" xlink:show="replace" text:style-name="Internet_20_link" text:visited-style-name="Visited_20_Internet_20_Link"><text:span text:style-name="T15">wanted it to send the full request,</text:span></text:a><text:span text:style-name="T18"> </text:span><text:a xlink:type="simple" xlink:href="https://app.pluralsight.com/course-player?clipId=a0e417fc-df19-4fdd-a658-921f3587a095&amp;startTime=51.09990909090908" office:target-frame-name="psplayer" xlink:show="replace" text:style-name="Internet_20_link" text:visited-style-name="Visited_20_Internet_20_Link"><text:span text:style-name="T15">the /categories/1, you could set the property zuul.</text:span></text:a><text:span text:style-name="T18"> </text:span><text:a xlink:type="simple" xlink:href="https://app.pluralsight.com/course-player?clipId=a0e417fc-df19-4fdd-a658-921f3587a095&amp;startTime=54.508999999999986" office:target-frame-name="psplayer" xlink:show="replace" text:style-name="Internet_20_link" text:visited-style-name="Visited_20_Internet_20_Link"><text:span text:style-name="T15">stripPrefix to false, and the service would get the request /categories/1.</text:span></text:a><text:span text:style-name="T18"> </text:span><text:a xlink:type="simple" xlink:href="https://app.pluralsight.com/course-player?clipId=a0e417fc-df19-4fdd-a658-921f3587a095&amp;startTime=59.28172727272727" office:target-frame-name="psplayer" xlink:show="replace" text:style-name="Internet_20_link" text:visited-style-name="Visited_20_Internet_20_Link"><text:span text:style-name="T15">Also note that all services are added by default,</text:span></text:a><text:span text:style-name="T18"> </text:span><text:a xlink:type="simple" xlink:href="https://app.pluralsight.com/course-player?clipId=a0e417fc-df19-4fdd-a658-921f3587a095&amp;startTime=63.64536363636364" office:target-frame-name="psplayer" xlink:show="replace" text:style-name="Internet_20_link" text:visited-style-name="Visited_20_Internet_20_Link"><text:span text:style-name="T15">so you'll want to use the zuul.</text:span></text:a><text:span text:style-name="T18"> </text:span><text:a xlink:type="simple" xlink:href="https://app.pluralsight.com/course-player?clipId=a0e417fc-df19-4fdd-a658-921f3587a095&amp;startTime=67.46354545454547" office:target-frame-name="psplayer" xlink:show="replace" text:style-name="Internet_20_link" text:visited-style-name="Visited_20_Internet_20_Link"><text:span text:style-name="T15">ignoredServices, and you could set that to a pattern to ignore specific services.</text:span></text:a><text:span text:style-name="T18"> </text:span><text:a xlink:type="simple" xlink:href="https://app.pluralsight.com/course-player?clipId=a0e417fc-df19-4fdd-a658-921f3587a095&amp;startTime=73.009" office:target-frame-name="psplayer" xlink:show="replace" text:style-name="Internet_20_link" text:visited-style-name="Visited_20_Internet_20_Link"><text:span text:style-name="T15">In addition to the default configuration,</text:span></text:a><text:span text:style-name="T18"> </text:span><text:a xlink:type="simple" xlink:href="https://app.pluralsight.com/course-player?clipId=a0e417fc-df19-4fdd-a658-921f3587a095&amp;startTime=74.6453636363636" office:target-frame-name="psplayer" xlink:show="replace" text:style-name="Internet_20_link" text:visited-style-name="Visited_20_Internet_20_Link"><text:span text:style-name="T15">you can also define more precise configuration for specific services.</text:span></text:a><text:span text:style-name="T18"> </text:span><text:a xlink:type="simple" xlink:href="https://app.pluralsight.com/course-player?clipId=a0e417fc-df19-4fdd-a658-921f3587a095&amp;startTime=80.009" office:target-frame-name="psplayer" xlink:show="replace" text:style-name="Internet_20_link" text:visited-style-name="Visited_20_Internet_20_Link"><text:span text:style-name="T15">First you define the path with the zuul.</text:span></text:a><text:span text:style-name="T18"> </text:span><text:a xlink:type="simple" xlink:href="https://app.pluralsight.com/course-player?clipId=a0e417fc-df19-4fdd-a658-921f3587a095&amp;startTime=84.37263636363637" office:target-frame-name="psplayer" xlink:show="replace" text:style-name="Internet_20_link" text:visited-style-name="Visited_20_Internet_20_Link"><text:span text:style-name="T15">routes.</text:span></text:a><text:span text:style-name="T18"> </text:span><text:a xlink:type="simple" xlink:href="https://app.pluralsight.com/course-player?clipId=a0e417fc-df19-4fdd-a658-921f3587a095&amp;startTime=84.91809090909092" office:target-frame-name="psplayer" xlink:show="replace" text:style-name="Internet_20_link" text:visited-style-name="Visited_20_Internet_20_Link"><text:span text:style-name="T15">route_name.</text:span></text:a><text:span text:style-name="T18"> </text:span><text:a xlink:type="simple" xlink:href="https://app.pluralsight.com/course-player?clipId=a0e417fc-df19-4fdd-a658-921f3587a095&amp;startTime=85.46354545454547" office:target-frame-name="psplayer" xlink:show="replace" text:style-name="Internet_20_link" text:visited-style-name="Visited_20_Internet_20_Link"><text:span text:style-name="T15">path property where the route name can be anything you want.</text:span></text:a><text:span text:style-name="T18"> </text:span><text:a xlink:type="simple" xlink:href="https://app.pluralsight.com/course-player?clipId=a0e417fc-df19-4fdd-a658-921f3587a095&amp;startTime=91.009" office:target-frame-name="psplayer" xlink:show="replace" text:style-name="Internet_20_link" text:visited-style-name="Visited_20_Internet_20_Link"><text:span text:style-name="T15">And the path is defined as a path that's using the Ant-style matchers.</text:span></text:a><text:span text:style-name="T18"> </text:span><text:a xlink:type="simple" xlink:href="https://app.pluralsight.com/course-player?clipId=a0e417fc-df19-4fdd-a658-921f3587a095&amp;startTime=97.009" office:target-frame-name="psplayer" xlink:show="replace" text:style-name="Internet_20_link" text:visited-style-name="Visited_20_Internet_20_Link"><text:span text:style-name="T15">Then you define the same property prefix,</text:span></text:a><text:span text:style-name="T18"> </text:span><text:a xlink:type="simple" xlink:href="https://app.pluralsight.com/course-player?clipId=a0e417fc-df19-4fdd-a658-921f3587a095&amp;startTime=99.9256666666667" office:target-frame-name="psplayer" xlink:show="replace" text:style-name="Internet_20_link" text:visited-style-name="Visited_20_Internet_20_Link"><text:span text:style-name="T15">but end it with service_id instead of path.</text:span></text:a><text:span text:style-name="T18"> </text:span><text:a xlink:type="simple" xlink:href="https://app.pluralsight.com/course-player?clipId=a0e417fc-df19-4fdd-a658-921f3587a095&amp;startTime=103.25900000000001" office:target-frame-name="psplayer" xlink:show="replace" text:style-name="Internet_20_link" text:visited-style-name="Visited_20_Internet_20_Link"><text:span text:style-name="T15">And the service ID is the service identifier that Zuul will look for</text:span></text:a><text:span text:style-name="T18"> </text:span><text:a xlink:type="simple" xlink:href="https://app.pluralsight.com/course-player?clipId=a0e417fc-df19-4fdd-a658-921f3587a095&amp;startTime=108.82718181818181" office:target-frame-name="psplayer" xlink:show="replace" text:style-name="Internet_20_link" text:visited-style-name="Visited_20_Internet_20_Link"><text:span text:style-name="T15">when discovering the service via service discovery.</text:span></text:a><text:span text:style-name="T18"> </text:span><text:a xlink:type="simple" xlink:href="https://app.pluralsight.com/course-player?clipId=a0e417fc-df19-4fdd-a658-921f3587a095&amp;startTime=112.009" office:target-frame-name="psplayer" xlink:show="replace" text:style-name="Internet_20_link" text:visited-style-name="Visited_20_Internet_20_Link"><text:span text:style-name="T15">You'll also need to set the zuul.</text:span></text:a><text:span text:style-name="T18"> </text:span><text:a xlink:type="simple" xlink:href="https://app.pluralsight.com/course-player?clipId=a0e417fc-df19-4fdd-a658-921f3587a095&amp;startTime=114.55445454545452" office:target-frame-name="psplayer" xlink:show="replace" text:style-name="Internet_20_link" text:visited-style-name="Visited_20_Internet_20_Link"><text:span text:style-name="T15">ignored-services property so that Zuul doesn't try to</text:span></text:a><text:span text:style-name="T18"> </text:span><text:a xlink:type="simple" xlink:href="https://app.pluralsight.com/course-player?clipId=a0e417fc-df19-4fdd-a658-921f3587a095&amp;startTime=117.67566666666669" office:target-frame-name="psplayer" xlink:show="replace" text:style-name="Internet_20_link" text:visited-style-name="Visited_20_Internet_20_Link"><text:span text:style-name="T15">automatically add a route for that service ID.</text:span></text:a><text:span text:style-name="T18"> </text:span><text:a xlink:type="simple" xlink:href="https://app.pluralsight.com/course-player?clipId=a0e417fc-df19-4fdd-a658-921f3587a095&amp;startTime=121.009" office:target-frame-name="psplayer" xlink:show="replace" text:style-name="Internet_20_link" text:visited-style-name="Visited_20_Internet_20_Link"><text:span text:style-name="T15">The configuration for when you're not using service discovery</text:span></text:a><text:span text:style-name="T18"> </text:span><text:a xlink:type="simple" xlink:href="https://app.pluralsight.com/course-player?clipId=a0e417fc-df19-4fdd-a658-921f3587a095&amp;startTime=124.60900000000005" office:target-frame-name="psplayer" xlink:show="replace" text:style-name="Internet_20_link" text:visited-style-name="Visited_20_Internet_20_Link"><text:span text:style-name="T15">is actually pretty similar to when you are.</text:span></text:a><text:span text:style-name="T18"> </text:span><text:a xlink:type="simple" xlink:href="https://app.pluralsight.com/course-player?clipId=a0e417fc-df19-4fdd-a658-921f3587a095&amp;startTime=127.55445454545452" office:target-frame-name="psplayer" xlink:show="replace" text:style-name="Internet_20_link" text:visited-style-name="Visited_20_Internet_20_Link"><text:span text:style-name="T15">You define the path, just like you did in the previous configuration,</text:span></text:a><text:span text:style-name="T18"> </text:span><text:a xlink:type="simple" xlink:href="https://app.pluralsight.com/course-player?clipId=a0e417fc-df19-4fdd-a658-921f3587a095&amp;startTime=131.67566666666673" office:target-frame-name="psplayer" xlink:show="replace" text:style-name="Internet_20_link" text:visited-style-name="Visited_20_Internet_20_Link"><text:span text:style-name="T15">and then instead of defining a service ID, you simply define the URL to the service.</text:span></text:a></text:p>
      <text:h text:style-name="P3" text:outline-level="3"><text:a xlink:type="simple" xlink:href="https://app.pluralsight.com/course-player?clipId=bbede2e4-1721-4339-9f1f-48d8d6d20e48" office:target-frame-name="psplayer" xlink:show="replace" text:style-name="Internet_20_link" text:visited-style-name="Visited_20_Internet_20_Link"><text:span text:style-name="T15">Demo: Using Netflix Zuul as an Intelligent Router</text:span></text:a></text:h>
      <text:p text:style-name="P5"><text:a xlink:type="simple" xlink:href="https://app.pluralsight.com/course-player?clipId=bbede2e4-1721-4339-9f1f-48d8d6d20e48&amp;startTime=2.142" office:target-frame-name="psplayer" xlink:show="replace" text:style-name="Internet_20_link" text:visited-style-name="Visited_20_Internet_20_Link"><text:span text:style-name="T15">Head on over to start.</text:span></text:a><text:span text:style-name="T18"> </text:span><text:a xlink:type="simple" xlink:href="https://app.pluralsight.com/course-player?clipId=bbede2e4-1721-4339-9f1f-48d8d6d20e48&amp;startTime=4.065076923076923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bbede2e4-1721-4339-9f1f-48d8d6d20e48&amp;startTime=4.449692307692308" office:target-frame-name="psplayer" xlink:show="replace" text:style-name="Internet_20_link" text:visited-style-name="Visited_20_Internet_20_Link"><text:span text:style-name="T15">io, and we're going to create three different projects here.</text:span></text:a><text:span text:style-name="T18"> </text:span><text:a xlink:type="simple" xlink:href="https://app.pluralsight.com/course-player?clipId=bbede2e4-1721-4339-9f1f-48d8d6d20e48&amp;startTime=8.642" office:target-frame-name="psplayer" xlink:show="replace" text:style-name="Internet_20_link" text:visited-style-name="Visited_20_Internet_20_Link"><text:span text:style-name="T15">So for the Group ID do io.</text:span></text:a><text:span text:style-name="T18"> </text:span><text:a xlink:type="simple" xlink:href="https://app.pluralsight.com/course-player?clipId=bbede2e4-1721-4339-9f1f-48d8d6d20e48&amp;startTime=12.142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bbede2e4-1721-4339-9f1f-48d8d6d20e48&amp;startTime=12.642" office:target-frame-name="psplayer" xlink:show="replace" text:style-name="Internet_20_link" text:visited-style-name="Visited_20_Internet_20_Link"><text:span text:style-name="T15">dustin, and for the Artifact, the first one we're going to create,</text:span></text:a><text:span text:style-name="T18"> </text:span><text:a xlink:type="simple" xlink:href="https://app.pluralsight.com/course-player?clipId=bbede2e4-1721-4339-9f1f-48d8d6d20e48&amp;startTime=16.142" office:target-frame-name="psplayer" xlink:show="replace" text:style-name="Internet_20_link" text:visited-style-name="Visited_20_Internet_20_Link"><text:span text:style-name="T15">we're going to say gateway-service.</text:span></text:a><text:span text:style-name="T18"> </text:span><text:a xlink:type="simple" xlink:href="https://app.pluralsight.com/course-player?clipId=bbede2e4-1721-4339-9f1f-48d8d6d20e48&amp;startTime=18.642" office:target-frame-name="psplayer" xlink:show="replace" text:style-name="Internet_20_link" text:visited-style-name="Visited_20_Internet_20_Link"><text:span text:style-name="T15">For the dependencies, we'll want to add Zuul,</text:span></text:a><text:span text:style-name="T18"> </text:span><text:a xlink:type="simple" xlink:href="https://app.pluralsight.com/course-player?clipId=bbede2e4-1721-4339-9f1f-48d8d6d20e48&amp;startTime=21.927714285714288" office:target-frame-name="psplayer" xlink:show="replace" text:style-name="Internet_20_link" text:visited-style-name="Visited_20_Internet_20_Link"><text:span text:style-name="T15">and then we'll also want to add Eureka Discovery.</text:span></text:a><text:span text:style-name="T18"> </text:span><text:a xlink:type="simple" xlink:href="https://app.pluralsight.com/course-player?clipId=bbede2e4-1721-4339-9f1f-48d8d6d20e48&amp;startTime=25.142" office:target-frame-name="psplayer" xlink:show="replace" text:style-name="Internet_20_link" text:visited-style-name="Visited_20_Internet_20_Link"><text:span text:style-name="T15">And once you're finished there, go ahead and click Generate Project,</text:span></text:a><text:span text:style-name="T18"> </text:span><text:a xlink:type="simple" xlink:href="https://app.pluralsight.com/course-player?clipId=bbede2e4-1721-4339-9f1f-48d8d6d20e48&amp;startTime=28.142" office:target-frame-name="psplayer" xlink:show="replace" text:style-name="Internet_20_link" text:visited-style-name="Visited_20_Internet_20_Link"><text:span text:style-name="T15">and that will create a zip file for you.</text:span></text:a><text:span text:style-name="T18"> </text:span><text:a xlink:type="simple" xlink:href="https://app.pluralsight.com/course-player?clipId=bbede2e4-1721-4339-9f1f-48d8d6d20e48&amp;startTime=31.14199999999999" office:target-frame-name="psplayer" xlink:show="replace" text:style-name="Internet_20_link" text:visited-style-name="Visited_20_Internet_20_Link"><text:span text:style-name="T15">And still on the same page,</text:span></text:a><text:span text:style-name="T18"> </text:span><text:a xlink:type="simple" xlink:href="https://app.pluralsight.com/course-player?clipId=bbede2e4-1721-4339-9f1f-48d8d6d20e48&amp;startTime=33.142" office:target-frame-name="psplayer" xlink:show="replace" text:style-name="Internet_20_link" text:visited-style-name="Visited_20_Internet_20_Link"><text:span text:style-name="T15">clear the dependencies and change the Artifact to hello-service.</text:span></text:a><text:span text:style-name="T18"> </text:span><text:a xlink:type="simple" xlink:href="https://app.pluralsight.com/course-player?clipId=bbede2e4-1721-4339-9f1f-48d8d6d20e48&amp;startTime=40.142" office:target-frame-name="psplayer" xlink:show="replace" text:style-name="Internet_20_link" text:visited-style-name="Visited_20_Internet_20_Link"><text:span text:style-name="T15">And for the dependencies, we'll want to add Web and Eureka Discovery.</text:span></text:a><text:span text:style-name="T18"> </text:span><text:a xlink:type="simple" xlink:href="https://app.pluralsight.com/course-player?clipId=bbede2e4-1721-4339-9f1f-48d8d6d20e48&amp;startTime=45.142" office:target-frame-name="psplayer" xlink:show="replace" text:style-name="Internet_20_link" text:visited-style-name="Visited_20_Internet_20_Link"><text:span text:style-name="T15">Go ahead and click Generate Project, and that will create a hello-service.</text:span></text:a><text:span text:style-name="T18"> </text:span><text:a xlink:type="simple" xlink:href="https://app.pluralsight.com/course-player?clipId=bbede2e4-1721-4339-9f1f-48d8d6d20e48&amp;startTime=49.757384615384645" office:target-frame-name="psplayer" xlink:show="replace" text:style-name="Internet_20_link" text:visited-style-name="Visited_20_Internet_20_Link"><text:span text:style-name="T15">zip.</text:span></text:a><text:span text:style-name="T18"> </text:span><text:a xlink:type="simple" xlink:href="https://app.pluralsight.com/course-player?clipId=bbede2e4-1721-4339-9f1f-48d8d6d20e48&amp;startTime=50.142" office:target-frame-name="psplayer" xlink:show="replace" text:style-name="Internet_20_link" text:visited-style-name="Visited_20_Internet_20_Link"><text:span text:style-name="T15">And leave everything the same, but change this from hello to goodbye.</text:span></text:a><text:span text:style-name="T18"> </text:span><text:a xlink:type="simple" xlink:href="https://app.pluralsight.com/course-player?clipId=bbede2e4-1721-4339-9f1f-48d8d6d20e48&amp;startTime=56.142" office:target-frame-name="psplayer" xlink:show="replace" text:style-name="Internet_20_link" text:visited-style-name="Visited_20_Internet_20_Link"><text:span text:style-name="T15">So we're going to have a hello and a goodbye-service.</text:span></text:a><text:span text:style-name="T18"> </text:span><text:a xlink:type="simple" xlink:href="https://app.pluralsight.com/course-player?clipId=bbede2e4-1721-4339-9f1f-48d8d6d20e48&amp;startTime=58.142" office:target-frame-name="psplayer" xlink:show="replace" text:style-name="Internet_20_link" text:visited-style-name="Visited_20_Internet_20_Link"><text:span text:style-name="T15">And click Generate Project.</text:span></text:a><text:span text:style-name="T18"> </text:span><text:a xlink:type="simple" xlink:href="https://app.pluralsight.com/course-player?clipId=bbede2e4-1721-4339-9f1f-48d8d6d20e48&amp;startTime=59.68046153846155" office:target-frame-name="psplayer" xlink:show="replace" text:style-name="Internet_20_link" text:visited-style-name="Visited_20_Internet_20_Link"><text:span text:style-name="T15">Go ahead and unzip all of those zip files and head over to your IDE.</text:span></text:a><text:span text:style-name="T18"> </text:span><text:a xlink:type="simple" xlink:href="https://app.pluralsight.com/course-player?clipId=bbede2e4-1721-4339-9f1f-48d8d6d20e48&amp;startTime=65.142" office:target-frame-name="psplayer" xlink:show="replace" text:style-name="Internet_20_link" text:visited-style-name="Visited_20_Internet_20_Link"><text:span text:style-name="T15">Within your IDE, right-click on the empty space in the Package Explorer,</text:span></text:a><text:span text:style-name="T18"> </text:span><text:a xlink:type="simple" xlink:href="https://app.pluralsight.com/course-player?clipId=bbede2e4-1721-4339-9f1f-48d8d6d20e48&amp;startTime=69.642" office:target-frame-name="psplayer" xlink:show="replace" text:style-name="Internet_20_link" text:visited-style-name="Visited_20_Internet_20_Link"><text:span text:style-name="T15">and go to Import, and choose Existing Maven Projects.</text:span></text:a><text:span text:style-name="T18"> </text:span><text:a xlink:type="simple" xlink:href="https://app.pluralsight.com/course-player?clipId=bbede2e4-1721-4339-9f1f-48d8d6d20e48&amp;startTime=74.142" office:target-frame-name="psplayer" xlink:show="replace" text:style-name="Internet_20_link" text:visited-style-name="Visited_20_Internet_20_Link"><text:span text:style-name="T15">Navigate to the location of the downloaded zip files,</text:span></text:a><text:span text:style-name="T18"> </text:span><text:a xlink:type="simple" xlink:href="https://app.pluralsight.com/course-player?clipId=bbede2e4-1721-4339-9f1f-48d8d6d20e48&amp;startTime=77.89200000000004" office:target-frame-name="psplayer" xlink:show="replace" text:style-name="Internet_20_link" text:visited-style-name="Visited_20_Internet_20_Link"><text:span text:style-name="T15">we'll use the gateway-service first, and click Open,</text:span></text:a><text:span text:style-name="T18"> </text:span><text:a xlink:type="simple" xlink:href="https://app.pluralsight.com/course-player?clipId=bbede2e4-1721-4339-9f1f-48d8d6d20e48&amp;startTime=81.642" office:target-frame-name="psplayer" xlink:show="replace" text:style-name="Internet_20_link" text:visited-style-name="Visited_20_Internet_20_Link"><text:span text:style-name="T15">and click Finish.</text:span></text:a><text:span text:style-name="T18"> </text:span><text:a xlink:type="simple" xlink:href="https://app.pluralsight.com/course-player?clipId=bbede2e4-1721-4339-9f1f-48d8d6d20e48&amp;startTime=83.142" office:target-frame-name="psplayer" xlink:show="replace" text:style-name="Internet_20_link" text:visited-style-name="Visited_20_Internet_20_Link"><text:span text:style-name="T15">And that imports the project into our IDE,</text:span></text:a><text:span text:style-name="T18"> </text:span><text:a xlink:type="simple" xlink:href="https://app.pluralsight.com/course-player?clipId=bbede2e4-1721-4339-9f1f-48d8d6d20e48&amp;startTime=85.42771428571433" office:target-frame-name="psplayer" xlink:show="replace" text:style-name="Internet_20_link" text:visited-style-name="Visited_20_Internet_20_Link"><text:span text:style-name="T15">and you'll need to do the same for the other two services.</text:span></text:a><text:span text:style-name="T18"> </text:span><text:a xlink:type="simple" xlink:href="https://app.pluralsight.com/course-player?clipId=bbede2e4-1721-4339-9f1f-48d8d6d20e48&amp;startTime=89.44969230769232" office:target-frame-name="psplayer" xlink:show="replace" text:style-name="Internet_20_link" text:visited-style-name="Visited_20_Internet_20_Link"><text:span text:style-name="T15">I fast forwarded to the point where I have all of the services imported.</text:span></text:a><text:span text:style-name="T18"> </text:span><text:a xlink:type="simple" xlink:href="https://app.pluralsight.com/course-player?clipId=bbede2e4-1721-4339-9f1f-48d8d6d20e48&amp;startTime=93.75738461538458" office:target-frame-name="psplayer" xlink:show="replace" text:style-name="Internet_20_link" text:visited-style-name="Visited_20_Internet_20_Link"><text:span text:style-name="T15">We're also going to need the Service Discovery Server,</text:span></text:a><text:span text:style-name="T18"> </text:span><text:a xlink:type="simple" xlink:href="https://app.pluralsight.com/course-player?clipId=bbede2e4-1721-4339-9f1f-48d8d6d20e48&amp;startTime=96.23290909090908" office:target-frame-name="psplayer" xlink:show="replace" text:style-name="Internet_20_link" text:visited-style-name="Visited_20_Internet_20_Link"><text:span text:style-name="T15">so if you don't already have that imported into your IDE</text:span></text:a><text:span text:style-name="T18"> </text:span><text:a xlink:type="simple" xlink:href="https://app.pluralsight.com/course-player?clipId=bbede2e4-1721-4339-9f1f-48d8d6d20e48&amp;startTime=100.23290909090908" office:target-frame-name="psplayer" xlink:show="replace" text:style-name="Internet_20_link" text:visited-style-name="Visited_20_Internet_20_Link"><text:span text:style-name="T15">from completing the previous modules,</text:span></text:a><text:span text:style-name="T18"> </text:span><text:a xlink:type="simple" xlink:href="https://app.pluralsight.com/course-player?clipId=bbede2e4-1721-4339-9f1f-48d8d6d20e48&amp;startTime=102.05109090909087" office:target-frame-name="psplayer" xlink:show="replace" text:style-name="Internet_20_link" text:visited-style-name="Visited_20_Internet_20_Link"><text:span text:style-name="T15">I'll quickly show you how you can import it.</text:span></text:a><text:span text:style-name="T18"> </text:span><text:a xlink:type="simple" xlink:href="https://app.pluralsight.com/course-player?clipId=bbede2e4-1721-4339-9f1f-48d8d6d20e48&amp;startTime=104.85628571428575" office:target-frame-name="psplayer" xlink:show="replace" text:style-name="Internet_20_link" text:visited-style-name="Visited_20_Internet_20_Link"><text:span text:style-name="T15">Go ahead and right-click on the empty area of the Package Explorer,</text:span></text:a><text:span text:style-name="T18"> </text:span><text:a xlink:type="simple" xlink:href="https://app.pluralsight.com/course-player?clipId=bbede2e4-1721-4339-9f1f-48d8d6d20e48&amp;startTime=108.59654545454543" office:target-frame-name="psplayer" xlink:show="replace" text:style-name="Internet_20_link" text:visited-style-name="Visited_20_Internet_20_Link"><text:span text:style-name="T15">and go to New, and choose Other.</text:span></text:a><text:span text:style-name="T18"> </text:span><text:a xlink:type="simple" xlink:href="https://app.pluralsight.com/course-player?clipId=bbede2e4-1721-4339-9f1f-48d8d6d20e48&amp;startTime=111.142" office:target-frame-name="psplayer" xlink:show="replace" text:style-name="Internet_20_link" text:visited-style-name="Visited_20_Internet_20_Link"><text:span text:style-name="T15">In the textbox, go ahead and start typing maven,</text:span></text:a><text:span text:style-name="T18"> </text:span><text:a xlink:type="simple" xlink:href="https://app.pluralsight.com/course-player?clipId=bbede2e4-1721-4339-9f1f-48d8d6d20e48&amp;startTime=113.91123076923076" office:target-frame-name="psplayer" xlink:show="replace" text:style-name="Internet_20_link" text:visited-style-name="Visited_20_Internet_20_Link"><text:span text:style-name="T15">and choose the option that says Check out Maven Projects from SCM.</text:span></text:a><text:span text:style-name="T18"> </text:span><text:a xlink:type="simple" xlink:href="https://app.pluralsight.com/course-player?clipId=bbede2e4-1721-4339-9f1f-48d8d6d20e48&amp;startTime=119.142" office:target-frame-name="psplayer" xlink:show="replace" text:style-name="Internet_20_link" text:visited-style-name="Visited_20_Internet_20_Link"><text:span text:style-name="T15">Click Next.</text:span></text:a><text:span text:style-name="T18"> </text:span><text:a xlink:type="simple" xlink:href="https://app.pluralsight.com/course-player?clipId=bbede2e4-1721-4339-9f1f-48d8d6d20e48&amp;startTime=119.80866666666665" office:target-frame-name="psplayer" xlink:show="replace" text:style-name="Internet_20_link" text:visited-style-name="Visited_20_Internet_20_Link"><text:span text:style-name="T15">We'll need to grab the git clone URL from GitHub,</text:span></text:a><text:span text:style-name="T18"> </text:span><text:a xlink:type="simple" xlink:href="https://app.pluralsight.com/course-player?clipId=bbede2e4-1721-4339-9f1f-48d8d6d20e48&amp;startTime=123.142" office:target-frame-name="psplayer" xlink:show="replace" text:style-name="Internet_20_link" text:visited-style-name="Visited_20_Internet_20_Link"><text:span text:style-name="T15">so go ahead and fire up a browser and visit github.</text:span></text:a><text:span text:style-name="T18"> </text:span><text:a xlink:type="simple" xlink:href="https://app.pluralsight.com/course-player?clipId=bbede2e4-1721-4339-9f1f-48d8d6d20e48&amp;startTime=132.892" office:target-frame-name="psplayer" xlink:show="replace" text:style-name="Internet_20_link" text:visited-style-name="Visited_20_Internet_20_Link"><text:span text:style-name="T15">com/dustinschultz/scf-discovery-server.</text:span></text:a><text:span text:style-name="T18"> </text:span><text:a xlink:type="simple" xlink:href="https://app.pluralsight.com/course-player?clipId=bbede2e4-1721-4339-9f1f-48d8d6d20e48&amp;startTime=134.142" office:target-frame-name="psplayer" xlink:show="replace" text:style-name="Internet_20_link" text:visited-style-name="Visited_20_Internet_20_Link"><text:span text:style-name="T15">On the GitHub page, locate the Clone or download button,</text:span></text:a><text:span text:style-name="T18"> </text:span><text:a xlink:type="simple" xlink:href="https://app.pluralsight.com/course-player?clipId=bbede2e4-1721-4339-9f1f-48d8d6d20e48&amp;startTime=138.30866666666657" office:target-frame-name="psplayer" xlink:show="replace" text:style-name="Internet_20_link" text:visited-style-name="Visited_20_Internet_20_Link"><text:span text:style-name="T15">click it, and highlight the clone URL.</text:span></text:a><text:span text:style-name="T18"> </text:span><text:a xlink:type="simple" xlink:href="https://app.pluralsight.com/course-player?clipId=bbede2e4-1721-4339-9f1f-48d8d6d20e48&amp;startTime=140.8086666666667" office:target-frame-name="psplayer" xlink:show="replace" text:style-name="Internet_20_link" text:visited-style-name="Visited_20_Internet_20_Link"><text:span text:style-name="T15">Copy that to your clipboard and head back to the IDE.</text:span></text:a><text:span text:style-name="T18"> </text:span><text:a xlink:type="simple" xlink:href="https://app.pluralsight.com/course-player?clipId=bbede2e4-1721-4339-9f1f-48d8d6d20e48&amp;startTime=145.142" office:target-frame-name="psplayer" xlink:show="replace" text:style-name="Internet_20_link" text:visited-style-name="Visited_20_Internet_20_Link"><text:span text:style-name="T15">In the textbox under the SCM URL, go ahead and paste that and click Next,</text:span></text:a><text:span text:style-name="T18"> </text:span><text:a xlink:type="simple" xlink:href="https://app.pluralsight.com/course-player?clipId=bbede2e4-1721-4339-9f1f-48d8d6d20e48&amp;startTime=149.52661538461538" office:target-frame-name="psplayer" xlink:show="replace" text:style-name="Internet_20_link" text:visited-style-name="Visited_20_Internet_20_Link"><text:span text:style-name="T15">and click Finish.</text:span></text:a><text:span text:style-name="T18"> </text:span><text:a xlink:type="simple" xlink:href="https://app.pluralsight.com/course-player?clipId=bbede2e4-1721-4339-9f1f-48d8d6d20e48&amp;startTime=150.68046153846154" office:target-frame-name="psplayer" xlink:show="replace" text:style-name="Internet_20_link" text:visited-style-name="Visited_20_Internet_20_Link"><text:span text:style-name="T15">We now have everything we need to get started.</text:span></text:a><text:span text:style-name="T18"> </text:span><text:a xlink:type="simple" xlink:href="https://app.pluralsight.com/course-player?clipId=bbede2e4-1721-4339-9f1f-48d8d6d20e48&amp;startTime=154.142" office:target-frame-name="psplayer" xlink:show="replace" text:style-name="Internet_20_link" text:visited-style-name="Visited_20_Internet_20_Link"><text:span text:style-name="T15">Go ahead and expand the gateway-service project,</text:span></text:a><text:span text:style-name="T18"> </text:span><text:a xlink:type="simple" xlink:href="https://app.pluralsight.com/course-player?clipId=bbede2e4-1721-4339-9f1f-48d8d6d20e48&amp;startTime=157.37276923076917" office:target-frame-name="psplayer" xlink:show="replace" text:style-name="Internet_20_link" text:visited-style-name="Visited_20_Internet_20_Link"><text:span text:style-name="T15">and locate the main application class.</text:span></text:a><text:span text:style-name="T18"> </text:span><text:a xlink:type="simple" xlink:href="https://app.pluralsight.com/course-player?clipId=bbede2e4-1721-4339-9f1f-48d8d6d20e48&amp;startTime=160.142" office:target-frame-name="psplayer" xlink:show="replace" text:style-name="Internet_20_link" text:visited-style-name="Visited_20_Internet_20_Link"><text:span text:style-name="T15">In the main application class, we're going to add two annotations.</text:span></text:a><text:span text:style-name="T18"> </text:span><text:a xlink:type="simple" xlink:href="https://app.pluralsight.com/course-player?clipId=bbede2e4-1721-4339-9f1f-48d8d6d20e48&amp;startTime=164.142" office:target-frame-name="psplayer" xlink:show="replace" text:style-name="Internet_20_link" text:visited-style-name="Visited_20_Internet_20_Link"><text:span text:style-name="T15">The first one is the @EnableZuulProxy annotation,</text:span></text:a><text:span text:style-name="T18"> </text:span><text:a xlink:type="simple" xlink:href="https://app.pluralsight.com/course-player?clipId=bbede2e4-1721-4339-9f1f-48d8d6d20e48&amp;startTime=167.96018181818172" office:target-frame-name="psplayer" xlink:show="replace" text:style-name="Internet_20_link" text:visited-style-name="Visited_20_Internet_20_Link"><text:span text:style-name="T15">and the second one is the @EnableDiscoveryClient annotation.</text:span></text:a><text:span text:style-name="T18"> </text:span><text:a xlink:type="simple" xlink:href="https://app.pluralsight.com/course-player?clipId=bbede2e4-1721-4339-9f1f-48d8d6d20e48&amp;startTime=173.25311111111108" office:target-frame-name="psplayer" xlink:show="replace" text:style-name="Internet_20_link" text:visited-style-name="Visited_20_Internet_20_Link"><text:span text:style-name="T15">Next, we'll open up the application.</text:span></text:a><text:span text:style-name="T18"> </text:span><text:a xlink:type="simple" xlink:href="https://app.pluralsight.com/course-player?clipId=bbede2e4-1721-4339-9f1f-48d8d6d20e48&amp;startTime=177.542" office:target-frame-name="psplayer" xlink:show="replace" text:style-name="Internet_20_link" text:visited-style-name="Visited_20_Internet_20_Link"><text:span text:style-name="T15">properties and configure the properties for the gateway service.</text:span></text:a><text:span text:style-name="T18"> </text:span><text:a xlink:type="simple" xlink:href="https://app.pluralsight.com/course-player?clipId=bbede2e4-1721-4339-9f1f-48d8d6d20e48&amp;startTime=181.142" office:target-frame-name="psplayer" xlink:show="replace" text:style-name="Internet_20_link" text:visited-style-name="Visited_20_Internet_20_Link"><text:span text:style-name="T15">So go ahead and expand src/main/resources and open the application.</text:span></text:a><text:span text:style-name="T18"> </text:span><text:a xlink:type="simple" xlink:href="https://app.pluralsight.com/course-player?clipId=bbede2e4-1721-4339-9f1f-48d8d6d20e48&amp;startTime=186.59654545454532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bbede2e4-1721-4339-9f1f-48d8d6d20e48&amp;startTime=187.142" office:target-frame-name="psplayer" xlink:show="replace" text:style-name="Internet_20_link" text:visited-style-name="Visited_20_Internet_20_Link"><text:span text:style-name="T15">The first property we're going to add is the spring.</text:span></text:a><text:span text:style-name="T18"> </text:span><text:a xlink:type="simple" xlink:href="https://app.pluralsight.com/course-player?clipId=bbede2e4-1721-4339-9f1f-48d8d6d20e48&amp;startTime=191.30866666666657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bbede2e4-1721-4339-9f1f-48d8d6d20e48&amp;startTime=191.72533333333323" office:target-frame-name="psplayer" xlink:show="replace" text:style-name="Internet_20_link" text:visited-style-name="Visited_20_Internet_20_Link"><text:span text:style-name="T15">name property, and we're going to set that to </text:span></text:a><text:soft-page-break/><text:a xlink:type="simple" xlink:href="https://app.pluralsight.com/course-player?clipId=bbede2e4-1721-4339-9f1f-48d8d6d20e48&amp;startTime=191.72533333333323" office:target-frame-name="psplayer" xlink:show="replace" text:style-name="Internet_20_link" text:visited-style-name="Visited_20_Internet_20_Link"><text:span text:style-name="T15">gateway-service.</text:span></text:a><text:span text:style-name="T18"> </text:span><text:a xlink:type="simple" xlink:href="https://app.pluralsight.com/course-player?clipId=bbede2e4-1721-4339-9f1f-48d8d6d20e48&amp;startTime=197.142" office:target-frame-name="psplayer" xlink:show="replace" text:style-name="Internet_20_link" text:visited-style-name="Visited_20_Internet_20_Link"><text:span text:style-name="T15">And then the other property we'll need is the location</text:span></text:a><text:span text:style-name="T18"> </text:span><text:a xlink:type="simple" xlink:href="https://app.pluralsight.com/course-player?clipId=bbede2e4-1721-4339-9f1f-48d8d6d20e48&amp;startTime=200.47533333333342" office:target-frame-name="psplayer" xlink:show="replace" text:style-name="Internet_20_link" text:visited-style-name="Visited_20_Internet_20_Link"><text:span text:style-name="T15">of the Service Discovery Server.</text:span></text:a><text:span text:style-name="T18"> </text:span><text:a xlink:type="simple" xlink:href="https://app.pluralsight.com/course-player?clipId=bbede2e4-1721-4339-9f1f-48d8d6d20e48&amp;startTime=202.142" office:target-frame-name="psplayer" xlink:show="replace" text:style-name="Internet_20_link" text:visited-style-name="Visited_20_Internet_20_Link"><text:span text:style-name="T15">So we'll say eureka.</text:span></text:a><text:span text:style-name="T18"> </text:span><text:a xlink:type="simple" xlink:href="https://app.pluralsight.com/course-player?clipId=bbede2e4-1721-4339-9f1f-48d8d6d20e48&amp;startTime=205.05109090909087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bbede2e4-1721-4339-9f1f-48d8d6d20e48&amp;startTime=205.7783636363636" office:target-frame-name="psplayer" xlink:show="replace" text:style-name="Internet_20_link" text:visited-style-name="Visited_20_Internet_20_Link"><text:span text:style-name="T15">service-url.</text:span></text:a><text:span text:style-name="T18"> </text:span><text:a xlink:type="simple" xlink:href="https://app.pluralsight.com/course-player?clipId=bbede2e4-1721-4339-9f1f-48d8d6d20e48&amp;startTime=206.5056363636363" office:target-frame-name="psplayer" xlink:show="replace" text:style-name="Internet_20_link" text:visited-style-name="Visited_20_Internet_20_Link"><text:span text:style-name="T15">defaultZone, and then we'll set that to localhost:8761/eureka.</text:span></text:a><text:span text:style-name="T18"> </text:span><text:a xlink:type="simple" xlink:href="https://app.pluralsight.com/course-player?clipId=bbede2e4-1721-4339-9f1f-48d8d6d20e48&amp;startTime=212.32381818181815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bbede2e4-1721-4339-9f1f-48d8d6d20e48&amp;startTime=213.05109090909087" office:target-frame-name="psplayer" xlink:show="replace" text:style-name="Internet_20_link" text:visited-style-name="Visited_20_Internet_20_Link"><text:span text:style-name="T15">you can go ahead and close both of those files and</text:span></text:a><text:span text:style-name="T18"> </text:span><text:a xlink:type="simple" xlink:href="https://app.pluralsight.com/course-player?clipId=bbede2e4-1721-4339-9f1f-48d8d6d20e48&amp;startTime=220.142" office:target-frame-name="psplayer" xlink:show="replace" text:style-name="Internet_20_link" text:visited-style-name="Visited_20_Internet_20_Link"><text:span text:style-name="T15">minimize the gateway-service project.</text:span></text:a><text:span text:style-name="T18"> </text:span><text:a xlink:type="simple" xlink:href="https://app.pluralsight.com/course-player?clipId=bbede2e4-1721-4339-9f1f-48d8d6d20e48&amp;startTime=222.142" office:target-frame-name="psplayer" xlink:show="replace" text:style-name="Internet_20_link" text:visited-style-name="Visited_20_Internet_20_Link"><text:span text:style-name="T15">Next, we're going to open up the hello-service project,</text:span></text:a><text:span text:style-name="T18"> </text:span><text:a xlink:type="simple" xlink:href="https://app.pluralsight.com/course-player?clipId=bbede2e4-1721-4339-9f1f-48d8d6d20e48&amp;startTime=225.14200000000008" office:target-frame-name="psplayer" xlink:show="replace" text:style-name="Internet_20_link" text:visited-style-name="Visited_20_Internet_20_Link"><text:span text:style-name="T15">so go ahead and expand that, and open up the main application class.</text:span></text:a><text:span text:style-name="T18"> </text:span><text:a xlink:type="simple" xlink:href="https://app.pluralsight.com/course-player?clipId=bbede2e4-1721-4339-9f1f-48d8d6d20e48&amp;startTime=229.142" office:target-frame-name="psplayer" xlink:show="replace" text:style-name="Internet_20_link" text:visited-style-name="Visited_20_Internet_20_Link"><text:span text:style-name="T15">In the main application class,</text:span></text:a><text:span text:style-name="T18"> </text:span><text:a xlink:type="simple" xlink:href="https://app.pluralsight.com/course-player?clipId=bbede2e4-1721-4339-9f1f-48d8d6d20e48&amp;startTime=230.64200000000005" office:target-frame-name="psplayer" xlink:show="replace" text:style-name="Internet_20_link" text:visited-style-name="Visited_20_Internet_20_Link"><text:span text:style-name="T15">we're going to add the @EnableDiscoveryClient annotation,</text:span></text:a><text:span text:style-name="T18"> </text:span><text:a xlink:type="simple" xlink:href="https://app.pluralsight.com/course-player?clipId=bbede2e4-1721-4339-9f1f-48d8d6d20e48&amp;startTime=233.23290909090906" office:target-frame-name="psplayer" xlink:show="replace" text:style-name="Internet_20_link" text:visited-style-name="Visited_20_Internet_20_Link"><text:span text:style-name="T15">and we're also going to make this a RestController.</text:span></text:a><text:span text:style-name="T18"> </text:span><text:a xlink:type="simple" xlink:href="https://app.pluralsight.com/course-player?clipId=bbede2e4-1721-4339-9f1f-48d8d6d20e48&amp;startTime=238.142" office:target-frame-name="psplayer" xlink:show="replace" text:style-name="Internet_20_link" text:visited-style-name="Visited_20_Internet_20_Link"><text:span text:style-name="T15">Now this is normally a bad idea if you were to do this in a real application,</text:span></text:a><text:span text:style-name="T18"> </text:span><text:a xlink:type="simple" xlink:href="https://app.pluralsight.com/course-player?clipId=bbede2e4-1721-4339-9f1f-48d8d6d20e48&amp;startTime=242.55866666666665" office:target-frame-name="psplayer" xlink:show="replace" text:style-name="Internet_20_link" text:visited-style-name="Visited_20_Internet_20_Link"><text:span text:style-name="T15">but we're just doing this as a simple example so it's okay for now.</text:span></text:a><text:span text:style-name="T18"> </text:span><text:a xlink:type="simple" xlink:href="https://app.pluralsight.com/course-player?clipId=bbede2e4-1721-4339-9f1f-48d8d6d20e48&amp;startTime=248.642" office:target-frame-name="psplayer" xlink:show="replace" text:style-name="Internet_20_link" text:visited-style-name="Visited_20_Internet_20_Link"><text:span text:style-name="T15">So we'll go ahead and add @RestController.</text:span></text:a><text:span text:style-name="T18"> </text:span><text:a xlink:type="simple" xlink:href="https://app.pluralsight.com/course-player?clipId=bbede2e4-1721-4339-9f1f-48d8d6d20e48&amp;startTime=252.142" office:target-frame-name="psplayer" xlink:show="replace" text:style-name="Internet_20_link" text:visited-style-name="Visited_20_Internet_20_Link"><text:span text:style-name="T15">Go ahead and save that.</text:span></text:a><text:span text:style-name="T18"> </text:span><text:a xlink:type="simple" xlink:href="https://app.pluralsight.com/course-player?clipId=bbede2e4-1721-4339-9f1f-48d8d6d20e48&amp;startTime=253.8086666666667" office:target-frame-name="psplayer" xlink:show="replace" text:style-name="Internet_20_link" text:visited-style-name="Visited_20_Internet_20_Link"><text:span text:style-name="T15">And then we'll need a handler method, so public String hello.</text:span></text:a><text:span text:style-name="T18"> </text:span><text:a xlink:type="simple" xlink:href="https://app.pluralsight.com/course-player?clipId=bbede2e4-1721-4339-9f1f-48d8d6d20e48&amp;startTime=259.47533333333325" office:target-frame-name="psplayer" xlink:show="replace" text:style-name="Internet_20_link" text:visited-style-name="Visited_20_Internet_20_Link"><text:span text:style-name="T15">And this is just going to return Hello!, and we'll</text:span></text:a><text:span text:style-name="T18"> </text:span><text:a xlink:type="simple" xlink:href="https://app.pluralsight.com/course-player?clipId=bbede2e4-1721-4339-9f1f-48d8d6d20e48&amp;startTime=267.8086666666666" office:target-frame-name="psplayer" xlink:show="replace" text:style-name="Internet_20_link" text:visited-style-name="Visited_20_Internet_20_Link"><text:span text:style-name="T15">annotate this with @RequestMapping.</text:span></text:a><text:span text:style-name="T18"> </text:span><text:a xlink:type="simple" xlink:href="https://app.pluralsight.com/course-player?clipId=bbede2e4-1721-4339-9f1f-48d8d6d20e48&amp;startTime=271.142" office:target-frame-name="psplayer" xlink:show="replace" text:style-name="Internet_20_link" text:visited-style-name="Visited_20_Internet_20_Link"><text:span text:style-name="T15">Now we need to configure our hello-service application,</text:span></text:a><text:span text:style-name="T18"> </text:span><text:a xlink:type="simple" xlink:href="https://app.pluralsight.com/course-player?clipId=bbede2e4-1721-4339-9f1f-48d8d6d20e48&amp;startTime=273.323818181818" office:target-frame-name="psplayer" xlink:show="replace" text:style-name="Internet_20_link" text:visited-style-name="Visited_20_Internet_20_Link"><text:span text:style-name="T15">so go ahead and open up src/main/resources and open up the application.</text:span></text:a><text:span text:style-name="T18"> </text:span><text:a xlink:type="simple" xlink:href="https://app.pluralsight.com/course-player?clipId=bbede2e4-1721-4339-9f1f-48d8d6d20e48&amp;startTime=279.5420000000002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bbede2e4-1721-4339-9f1f-48d8d6d20e48&amp;startTime=280.142" office:target-frame-name="psplayer" xlink:show="replace" text:style-name="Internet_20_link" text:visited-style-name="Visited_20_Internet_20_Link"><text:span text:style-name="T15">In the application.</text:span></text:a><text:span text:style-name="T18"> </text:span><text:a xlink:type="simple" xlink:href="https://app.pluralsight.com/course-player?clipId=bbede2e4-1721-4339-9f1f-48d8d6d20e48&amp;startTime=280.96018181818175" office:target-frame-name="psplayer" xlink:show="replace" text:style-name="Internet_20_link" text:visited-style-name="Visited_20_Internet_20_Link"><text:span text:style-name="T15">properties, the first property we'll set is the spring.</text:span></text:a><text:span text:style-name="T18"> </text:span><text:a xlink:type="simple" xlink:href="https://app.pluralsight.com/course-player?clipId=bbede2e4-1721-4339-9f1f-48d8d6d20e48&amp;startTime=283.8086666666667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bbede2e4-1721-4339-9f1f-48d8d6d20e48&amp;startTime=284.47533333333337" office:target-frame-name="psplayer" xlink:show="replace" text:style-name="Internet_20_link" text:visited-style-name="Visited_20_Internet_20_Link"><text:span text:style-name="T15">name, and we'll set this to hello.</text:span></text:a><text:span text:style-name="T18"> </text:span><text:a xlink:type="simple" xlink:href="https://app.pluralsight.com/course-player?clipId=bbede2e4-1721-4339-9f1f-48d8d6d20e48&amp;startTime=289.142" office:target-frame-name="psplayer" xlink:show="replace" text:style-name="Internet_20_link" text:visited-style-name="Visited_20_Internet_20_Link"><text:span text:style-name="T15">And we're also going to set the server port.</text:span></text:a><text:span text:style-name="T18"> </text:span><text:a xlink:type="simple" xlink:href="https://app.pluralsight.com/course-player?clipId=bbede2e4-1721-4339-9f1f-48d8d6d20e48&amp;startTime=291.142" office:target-frame-name="psplayer" xlink:show="replace" text:style-name="Internet_20_link" text:visited-style-name="Visited_20_Internet_20_Link"><text:span text:style-name="T15">Since we have multiple applications running at the same time,</text:span></text:a><text:span text:style-name="T18"> </text:span><text:a xlink:type="simple" xlink:href="https://app.pluralsight.com/course-player?clipId=bbede2e4-1721-4339-9f1f-48d8d6d20e48&amp;startTime=294.142" office:target-frame-name="psplayer" xlink:show="replace" text:style-name="Internet_20_link" text:visited-style-name="Visited_20_Internet_20_Link"><text:span text:style-name="T15">we don't want their ports to conflict.</text:span></text:a><text:span text:style-name="T18"> </text:span><text:a xlink:type="simple" xlink:href="https://app.pluralsight.com/course-player?clipId=bbede2e4-1721-4339-9f1f-48d8d6d20e48&amp;startTime=296.4753333333332" office:target-frame-name="psplayer" xlink:show="replace" text:style-name="Internet_20_link" text:visited-style-name="Visited_20_Internet_20_Link"><text:span text:style-name="T15">So we'll say server.</text:span></text:a><text:span text:style-name="T18"> </text:span><text:a xlink:type="simple" xlink:href="https://app.pluralsight.com/course-player?clipId=bbede2e4-1721-4339-9f1f-48d8d6d20e48&amp;startTime=297.80866666666645" office:target-frame-name="psplayer" xlink:show="replace" text:style-name="Internet_20_link" text:visited-style-name="Visited_20_Internet_20_Link"><text:span text:style-name="T15">port, and we'll set this to 1111.</text:span></text:a><text:span text:style-name="T18"> </text:span><text:a xlink:type="simple" xlink:href="https://app.pluralsight.com/course-player?clipId=bbede2e4-1721-4339-9f1f-48d8d6d20e48&amp;startTime=301.41472727272736" office:target-frame-name="psplayer" xlink:show="replace" text:style-name="Internet_20_link" text:visited-style-name="Visited_20_Internet_20_Link"><text:span text:style-name="T15">Go ahead and save that.</text:span></text:a><text:span text:style-name="T18"> </text:span><text:a xlink:type="simple" xlink:href="https://app.pluralsight.com/course-player?clipId=bbede2e4-1721-4339-9f1f-48d8d6d20e48&amp;startTime=304.142" office:target-frame-name="psplayer" xlink:show="replace" text:style-name="Internet_20_link" text:visited-style-name="Visited_20_Internet_20_Link"><text:span text:style-name="T15">And then the last property is setting the location</text:span></text:a><text:span text:style-name="T18"> </text:span><text:a xlink:type="simple" xlink:href="https://app.pluralsight.com/course-player?clipId=bbede2e4-1721-4339-9f1f-48d8d6d20e48&amp;startTime=307.3562857142855" office:target-frame-name="psplayer" xlink:show="replace" text:style-name="Internet_20_link" text:visited-style-name="Visited_20_Internet_20_Link"><text:span text:style-name="T15">of the Service Discovery Server.</text:span></text:a><text:span text:style-name="T18"> </text:span><text:a xlink:type="simple" xlink:href="https://app.pluralsight.com/course-player?clipId=bbede2e4-1721-4339-9f1f-48d8d6d20e48&amp;startTime=309.142" office:target-frame-name="psplayer" xlink:show="replace" text:style-name="Internet_20_link" text:visited-style-name="Visited_20_Internet_20_Link"><text:span text:style-name="T15">And we can go ahead and just copy that from the gateway service.</text:span></text:a><text:span text:style-name="T18"> </text:span><text:a xlink:type="simple" xlink:href="https://app.pluralsight.com/course-player?clipId=bbede2e4-1721-4339-9f1f-48d8d6d20e48&amp;startTime=313.142" office:target-frame-name="psplayer" xlink:show="replace" text:style-name="Internet_20_link" text:visited-style-name="Visited_20_Internet_20_Link"><text:span text:style-name="T15">So open up the application.</text:span></text:a><text:span text:style-name="T18"> </text:span><text:a xlink:type="simple" xlink:href="https://app.pluralsight.com/course-player?clipId=bbede2e4-1721-4339-9f1f-48d8d6d20e48&amp;startTime=315.1419999999999" office:target-frame-name="psplayer" xlink:show="replace" text:style-name="Internet_20_link" text:visited-style-name="Visited_20_Internet_20_Link"><text:span text:style-name="T15">properties from the gateway service,</text:span></text:a><text:span text:style-name="T18"> </text:span><text:a xlink:type="simple" xlink:href="https://app.pluralsight.com/course-player?clipId=bbede2e4-1721-4339-9f1f-48d8d6d20e48&amp;startTime=317.142" office:target-frame-name="psplayer" xlink:show="replace" text:style-name="Internet_20_link" text:visited-style-name="Visited_20_Internet_20_Link"><text:span text:style-name="T15">copy the configuration value that's setting the</text:span></text:a><text:span text:style-name="T18"> </text:span><text:a xlink:type="simple" xlink:href="https://app.pluralsight.com/course-player?clipId=bbede2e4-1721-4339-9f1f-48d8d6d20e48&amp;startTime=319.2420000000001" office:target-frame-name="psplayer" xlink:show="replace" text:style-name="Internet_20_link" text:visited-style-name="Visited_20_Internet_20_Link"><text:span text:style-name="T15">location of the Service Discovery Server,</text:span></text:a><text:span text:style-name="T18"> </text:span><text:a xlink:type="simple" xlink:href="https://app.pluralsight.com/course-player?clipId=bbede2e4-1721-4339-9f1f-48d8d6d20e48&amp;startTime=321.52661538461535" office:target-frame-name="psplayer" xlink:show="replace" text:style-name="Internet_20_link" text:visited-style-name="Visited_20_Internet_20_Link"><text:span text:style-name="T15">close that, and then paste that into your application.</text:span></text:a><text:span text:style-name="T18"> </text:span><text:a xlink:type="simple" xlink:href="https://app.pluralsight.com/course-player?clipId=bbede2e4-1721-4339-9f1f-48d8d6d20e48&amp;startTime=325.68046153846143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bbede2e4-1721-4339-9f1f-48d8d6d20e48&amp;startTime=326.142" office:target-frame-name="psplayer" xlink:show="replace" text:style-name="Internet_20_link" text:visited-style-name="Visited_20_Internet_20_Link"><text:span text:style-name="T15">You're going to repeat basically the same process for the</text:span></text:a><text:span text:style-name="T18"> </text:span><text:a xlink:type="simple" xlink:href="https://app.pluralsight.com/course-player?clipId=bbede2e4-1721-4339-9f1f-48d8d6d20e48&amp;startTime=328.142" office:target-frame-name="psplayer" xlink:show="replace" text:style-name="Internet_20_link" text:visited-style-name="Visited_20_Internet_20_Link"><text:span text:style-name="T15">goodbye-service except for all of the locations that it</text:span></text:a><text:span text:style-name="T18"> </text:span><text:a xlink:type="simple" xlink:href="https://app.pluralsight.com/course-player?clipId=bbede2e4-1721-4339-9f1f-48d8d6d20e48&amp;startTime=332.23290909090895" office:target-frame-name="psplayer" xlink:show="replace" text:style-name="Internet_20_link" text:visited-style-name="Visited_20_Internet_20_Link"><text:span text:style-name="T15">says hello will be goodbye.</text:span></text:a><text:span text:style-name="T18"> </text:span><text:a xlink:type="simple" xlink:href="https://app.pluralsight.com/course-player?clipId=bbede2e4-1721-4339-9f1f-48d8d6d20e48&amp;startTime=334.4545" office:target-frame-name="psplayer" xlink:show="replace" text:style-name="Internet_20_link" text:visited-style-name="Visited_20_Internet_20_Link"><text:span text:style-name="T15">And instead of using all 1s for the port, we'll use all 2s.</text:span></text:a><text:span text:style-name="T18"> </text:span><text:a xlink:type="simple" xlink:href="https://app.pluralsight.com/course-player?clipId=bbede2e4-1721-4339-9f1f-48d8d6d20e48&amp;startTime=340.142" office:target-frame-name="psplayer" xlink:show="replace" text:style-name="Internet_20_link" text:visited-style-name="Visited_20_Internet_20_Link"><text:span text:style-name="T15">I fast forwarded to the completed goodbye-service,</text:span></text:a><text:span text:style-name="T18"> </text:span><text:a xlink:type="simple" xlink:href="https://app.pluralsight.com/course-player?clipId=bbede2e4-1721-4339-9f1f-48d8d6d20e48&amp;startTime=342.6874545454546" office:target-frame-name="psplayer" xlink:show="replace" text:style-name="Internet_20_link" text:visited-style-name="Visited_20_Internet_20_Link"><text:span text:style-name="T15">so let's take a look at the main application class.</text:span></text:a><text:span text:style-name="T18"> </text:span><text:a xlink:type="simple" xlink:href="https://app.pluralsight.com/course-player?clipId=bbede2e4-1721-4339-9f1f-48d8d6d20e48&amp;startTime=347.142" office:target-frame-name="psplayer" xlink:show="replace" text:style-name="Internet_20_link" text:visited-style-name="Visited_20_Internet_20_Link"><text:span text:style-name="T15">We have the @EnableDiscoveryClient annotation and</text:span></text:a><text:span text:style-name="T18"> </text:span><text:a xlink:type="simple" xlink:href="https://app.pluralsight.com/course-player?clipId=bbede2e4-1721-4339-9f1f-48d8d6d20e48&amp;startTime=349.94199999999995" office:target-frame-name="psplayer" xlink:show="replace" text:style-name="Internet_20_link" text:visited-style-name="Visited_20_Internet_20_Link"><text:span text:style-name="T15">the @RestController annotation, and then we have one handler method,</text:span></text:a><text:span text:style-name="T18"> </text:span><text:a xlink:type="simple" xlink:href="https://app.pluralsight.com/course-player?clipId=bbede2e4-1721-4339-9f1f-48d8d6d20e48&amp;startTime=354.2329090909091" office:target-frame-name="psplayer" xlink:show="replace" text:style-name="Internet_20_link" text:visited-style-name="Visited_20_Internet_20_Link"><text:span text:style-name="T15">which is goodbye, and it's annotated with the @RequestMapping.</text:span></text:a><text:span text:style-name="T18"> </text:span><text:a xlink:type="simple" xlink:href="https://app.pluralsight.com/course-player?clipId=bbede2e4-1721-4339-9f1f-48d8d6d20e48&amp;startTime=359.142" office:target-frame-name="psplayer" xlink:show="replace" text:style-name="Internet_20_link" text:visited-style-name="Visited_20_Internet_20_Link"><text:span text:style-name="T15">In the application.</text:span></text:a><text:span text:style-name="T18"> </text:span><text:a xlink:type="simple" xlink:href="https://app.pluralsight.com/course-player?clipId=bbede2e4-1721-4339-9f1f-48d8d6d20e48&amp;startTime=360.5056363636363" office:target-frame-name="psplayer" xlink:show="replace" text:style-name="Internet_20_link" text:visited-style-name="Visited_20_Internet_20_Link"><text:span text:style-name="T15">properties, we have the spring.</text:span></text:a><text:span text:style-name="T18"> </text:span><text:a xlink:type="simple" xlink:href="https://app.pluralsight.com/course-player?clipId=bbede2e4-1721-4339-9f1f-48d8d6d20e48&amp;startTime=362.7783636363635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bbede2e4-1721-4339-9f1f-48d8d6d20e48&amp;startTime=363.23290909090895" office:target-frame-name="psplayer" xlink:show="replace" text:style-name="Internet_20_link" text:visited-style-name="Visited_20_Internet_20_Link"><text:span text:style-name="T15">name set to goodbye and the server.</text:span></text:a><text:span text:style-name="T18"> </text:span><text:a xlink:type="simple" xlink:href="https://app.pluralsight.com/course-player?clipId=bbede2e4-1721-4339-9f1f-48d8d6d20e48&amp;startTime=366.642" office:target-frame-name="psplayer" xlink:show="replace" text:style-name="Internet_20_link" text:visited-style-name="Visited_20_Internet_20_Link"><text:span text:style-name="T15">port set to all 2s.</text:span></text:a><text:span text:style-name="T18"> </text:span><text:a xlink:type="simple" xlink:href="https://app.pluralsight.com/course-player?clipId=bbede2e4-1721-4339-9f1f-48d8d6d20e48&amp;startTime=369.142" office:target-frame-name="psplayer" xlink:show="replace" text:style-name="Internet_20_link" text:visited-style-name="Visited_20_Internet_20_Link"><text:span text:style-name="T15">And then the configuration for the Service Discovery Server is exactly the same.</text:span></text:a><text:span text:style-name="T18"> </text:span><text:a xlink:type="simple" xlink:href="https://app.pluralsight.com/course-player?clipId=bbede2e4-1721-4339-9f1f-48d8d6d20e48&amp;startTime=374.142" office:target-frame-name="psplayer" xlink:show="replace" text:style-name="Internet_20_link" text:visited-style-name="Visited_20_Internet_20_Link"><text:span text:style-name="T15">We're now ready to start up all of the applications and try them out.</text:span></text:a><text:span text:style-name="T18"> </text:span><text:a xlink:type="simple" xlink:href="https://app.pluralsight.com/course-player?clipId=bbede2e4-1721-4339-9f1f-48d8d6d20e48&amp;startTime=378.142" office:target-frame-name="psplayer" xlink:show="replace" text:style-name="Internet_20_link" text:visited-style-name="Visited_20_Internet_20_Link"><text:span text:style-name="T15">So go ahead and close these files and collapse the goodbye-service.</text:span></text:a><text:span text:style-name="T18"> </text:span><text:a xlink:type="simple" xlink:href="https://app.pluralsight.com/course-player?clipId=bbede2e4-1721-4339-9f1f-48d8d6d20e48&amp;startTime=383.142" office:target-frame-name="psplayer" xlink:show="replace" text:style-name="Internet_20_link" text:visited-style-name="Visited_20_Internet_20_Link"><text:span text:style-name="T15">Open up the discovery-server service as this is the</text:span></text:a><text:span text:style-name="T18"> </text:span><text:a xlink:type="simple" xlink:href="https://app.pluralsight.com/course-player?clipId=bbede2e4-1721-4339-9f1f-48d8d6d20e48&amp;startTime=385.9112307692309" office:target-frame-name="psplayer" xlink:show="replace" text:style-name="Internet_20_link" text:visited-style-name="Visited_20_Internet_20_Link"><text:span text:style-name="T15">first application we'll start.</text:span></text:a><text:span text:style-name="T18"> </text:span><text:a xlink:type="simple" xlink:href="https://app.pluralsight.com/course-player?clipId=bbede2e4-1721-4339-9f1f-48d8d6d20e48&amp;startTime=387.142" office:target-frame-name="psplayer" xlink:show="replace" text:style-name="Internet_20_link" text:visited-style-name="Visited_20_Internet_20_Link"><text:span text:style-name="T15">So right-click on that, go to Run As, choose Spring Boot App.</text:span></text:a><text:span text:style-name="T18"> </text:span><text:a xlink:type="simple" xlink:href="https://app.pluralsight.com/course-player?clipId=bbede2e4-1721-4339-9f1f-48d8d6d20e48&amp;startTime=392.142" office:target-frame-name="psplayer" xlink:show="replace" text:style-name="Internet_20_link" text:visited-style-name="Visited_20_Internet_20_Link"><text:span text:style-name="T15">After that, we'll go ahead and start the gateway service,</text:span></text:a><text:span text:style-name="T18"> </text:span><text:a xlink:type="simple" xlink:href="https://app.pluralsight.com/course-player?clipId=bbede2e4-1721-4339-9f1f-48d8d6d20e48&amp;startTime=395.142" office:target-frame-name="psplayer" xlink:show="replace" text:style-name="Internet_20_link" text:visited-style-name="Visited_20_Internet_20_Link"><text:span text:style-name="T15">so right-click on the main application of the gateway service,</text:span></text:a><text:span text:style-name="T18"> </text:span><text:a xlink:type="simple" xlink:href="https://app.pluralsight.com/course-player?clipId=bbede2e4-1721-4339-9f1f-48d8d6d20e48&amp;startTime=399.142" office:target-frame-name="psplayer" xlink:show="replace" text:style-name="Internet_20_link" text:visited-style-name="Visited_20_Internet_20_Link"><text:span text:style-name="T15">go to Run As, Spring Boot App.</text:span></text:a><text:span text:style-name="T18"> </text:span><text:a xlink:type="simple" xlink:href="https://app.pluralsight.com/course-player?clipId=bbede2e4-1721-4339-9f1f-48d8d6d20e48&amp;startTime=401.29584615384624" office:target-frame-name="psplayer" xlink:show="replace" text:style-name="Internet_20_link" text:visited-style-name="Visited_20_Internet_20_Link"><text:span text:style-name="T15">And then we can start the goodbye-service next,</text:span></text:a><text:span text:style-name="T18"> </text:span><text:a xlink:type="simple" xlink:href="https://app.pluralsight.com/course-player?clipId=bbede2e4-1721-4339-9f1f-48d8d6d20e48&amp;startTime=404.142" office:target-frame-name="psplayer" xlink:show="replace" text:style-name="Internet_20_link" text:visited-style-name="Visited_20_Internet_20_Link"><text:span text:style-name="T15">so expand the goodbye-service, and right-click on the main application class,</text:span></text:a><text:span text:style-name="T18"> </text:span><text:a xlink:type="simple" xlink:href="https://app.pluralsight.com/course-player?clipId=bbede2e4-1721-4339-9f1f-48d8d6d20e48&amp;startTime=409.642" office:target-frame-name="psplayer" xlink:show="replace" text:style-name="Internet_20_link" text:visited-style-name="Visited_20_Internet_20_Link"><text:span text:style-name="T15">Run As, Spring Boot App.</text:span></text:a><text:span text:style-name="T18"> </text:span><text:a xlink:type="simple" xlink:href="https://app.pluralsight.com/course-player?clipId=bbede2e4-1721-4339-9f1f-48d8d6d20e48&amp;startTime=412.142" office:target-frame-name="psplayer" xlink:show="replace" text:style-name="Internet_20_link" text:visited-style-name="Visited_20_Internet_20_Link"><text:span text:style-name="T15">And last, we can start the hello-service application,</text:span></text:a><text:span text:style-name="T18"> </text:span><text:a xlink:type="simple" xlink:href="https://app.pluralsight.com/course-player?clipId=bbede2e4-1721-4339-9f1f-48d8d6d20e48&amp;startTime=415.142" office:target-frame-name="psplayer" xlink:show="replace" text:style-name="Internet_20_link" text:visited-style-name="Visited_20_Internet_20_Link"><text:span text:style-name="T15">so right-click on its main application class,</text:span></text:a><text:span text:style-name="T18"> </text:span><text:a xlink:type="simple" xlink:href="https://app.pluralsight.com/course-player?clipId=bbede2e4-1721-4339-9f1f-48d8d6d20e48&amp;startTime=418.642" office:target-frame-name="psplayer" xlink:show="replace" text:style-name="Internet_20_link" text:visited-style-name="Visited_20_Internet_20_Link"><text:span text:style-name="T15">Run As, Spring Boot App.</text:span></text:a><text:span text:style-name="T18"> </text:span><text:a xlink:type="simple" xlink:href="https://app.pluralsight.com/course-player?clipId=bbede2e4-1721-4339-9f1f-48d8d6d20e48&amp;startTime=421.142" office:target-frame-name="psplayer" xlink:show="replace" text:style-name="Internet_20_link" text:visited-style-name="Visited_20_Internet_20_Link"><text:span text:style-name="T15">And just to confirm that you have all of the applications started,</text:span></text:a><text:span text:style-name="T18"> </text:span><text:a xlink:type="simple" xlink:href="https://app.pluralsight.com/course-player?clipId=bbede2e4-1721-4339-9f1f-48d8d6d20e48&amp;startTime=425.142" office:target-frame-name="psplayer" xlink:show="replace" text:style-name="Internet_20_link" text:visited-style-name="Visited_20_Internet_20_Link"><text:span text:style-name="T15">you can click this little drop-down arrow,</text:span></text:a><text:span text:style-name="T18"> </text:span><text:a xlink:type="simple" xlink:href="https://app.pluralsight.com/course-player?clipId=bbede2e4-1721-4339-9f1f-48d8d6d20e48&amp;startTime=427.29584615384624" office:target-frame-name="psplayer" xlink:show="replace" text:style-name="Internet_20_link" text:visited-style-name="Visited_20_Internet_20_Link"><text:span text:style-name="T15">and you'll see each of the individual services that you have running.</text:span></text:a><text:span text:style-name="T18"> </text:span><text:a xlink:type="simple" xlink:href="https://app.pluralsight.com/course-player?clipId=bbede2e4-1721-4339-9f1f-48d8d6d20e48&amp;startTime=432.142" office:target-frame-name="psplayer" xlink:show="replace" text:style-name="Internet_20_link" text:visited-style-name="Visited_20_Internet_20_Link"><text:span text:style-name="T15">Let's open up a browser and try things out.</text:span></text:a><text:span text:style-name="T18"> </text:span><text:a xlink:type="simple" xlink:href="https://app.pluralsight.com/course-player?clipId=bbede2e4-1721-4339-9f1f-48d8d6d20e48&amp;startTime=435.142" office:target-frame-name="psplayer" xlink:show="replace" text:style-name="Internet_20_link" text:visited-style-name="Visited_20_Internet_20_Link"><text:span text:style-name="T15">In your browser, visit localhost:8080/hello.</text:span></text:a><text:span text:style-name="T18"> </text:span><text:a xlink:type="simple" xlink:href="https://app.pluralsight.com/course-player?clipId=bbede2e4-1721-4339-9f1f-48d8d6d20e48&amp;startTime=441.142" office:target-frame-name="psplayer" xlink:show="replace" text:style-name="Internet_20_link" text:visited-style-name="Visited_20_Internet_20_Link"><text:span text:style-name="T15">And, as you can see, it returned the Hello!</text:span></text:a><text:span text:style-name="T18"> </text:span><text:a xlink:type="simple" xlink:href="https://app.pluralsight.com/course-player?clipId=bbede2e4-1721-4339-9f1f-48d8d6d20e48&amp;startTime=443.8420000000001" office:target-frame-name="psplayer" xlink:show="replace" text:style-name="Internet_20_link" text:visited-style-name="Visited_20_Internet_20_Link"><text:span text:style-name="T15">string.</text:span></text:a><text:span text:style-name="T18"> </text:span><text:a xlink:type="simple" xlink:href="https://app.pluralsight.com/course-player?clipId=bbede2e4-1721-4339-9f1f-48d8d6d20e48&amp;startTime=444.142" office:target-frame-name="psplayer" xlink:show="replace" text:style-name="Internet_20_link" text:visited-style-name="Visited_20_Internet_20_Link"><text:span text:style-name="T15">And just to confirm, we'll also hit the goodbye endpoint.</text:span></text:a><text:span text:style-name="T18"> </text:span><text:a xlink:type="simple" xlink:href="https://app.pluralsight.com/course-player?clipId=bbede2e4-1721-4339-9f1f-48d8d6d20e48&amp;startTime=448.142" office:target-frame-name="psplayer" xlink:show="replace" text:style-name="Internet_20_link" text:visited-style-name="Visited_20_Internet_20_Link"><text:span text:style-name="T15">And, as expected, it returned the Goodbye!</text:span></text:a><text:span text:style-name="T18"> </text:span><text:a xlink:type="simple" xlink:href="https://app.pluralsight.com/course-player?clipId=bbede2e4-1721-4339-9f1f-48d8d6d20e48&amp;startTime=450.767" office:target-frame-name="psplayer" xlink:show="replace" text:style-name="Internet_20_link" text:visited-style-name="Visited_20_Internet_20_Link"><text:span text:style-name="T15">string.</text:span></text:a><text:span text:style-name="T18"> </text:span><text:a xlink:type="simple" xlink:href="https://app.pluralsight.com/course-player?clipId=bbede2e4-1721-4339-9f1f-48d8d6d20e48&amp;startTime=451.142" office:target-frame-name="psplayer" xlink:show="replace" text:style-name="Internet_20_link" text:visited-style-name="Visited_20_Internet_20_Link"><text:span text:style-name="T15">Now these examples are very simplistic, but a lot is going on in the background.</text:span></text:a><text:span text:style-name="T18"> </text:span><text:a xlink:type="simple" xlink:href="https://app.pluralsight.com/course-player?clipId=bbede2e4-1721-4339-9f1f-48d8d6d20e48&amp;startTime=457.142" office:target-frame-name="psplayer" xlink:show="replace" text:style-name="Internet_20_link" text:visited-style-name="Visited_20_Internet_20_Link"><text:span text:style-name="T15">When we visited localhost:8080/goodbye,</text:span></text:a><text:span text:style-name="T18"> </text:span><text:a xlink:type="simple" xlink:href="https://app.pluralsight.com/course-player?clipId=bbede2e4-1721-4339-9f1f-48d8d6d20e48&amp;startTime=459.80866666666674" office:target-frame-name="psplayer" xlink:show="replace" text:style-name="Internet_20_link" text:visited-style-name="Visited_20_Internet_20_Link"><text:span text:style-name="T15">the gateway service looked up a service with the name goodbye from the</text:span></text:a><text:span text:style-name="T18"> </text:span><text:a xlink:type="simple" xlink:href="https://app.pluralsight.com/course-player?clipId=bbede2e4-1721-4339-9f1f-48d8d6d20e48&amp;startTime=467.142" office:target-frame-name="psplayer" xlink:show="replace" text:style-name="Internet_20_link" text:visited-style-name="Visited_20_Internet_20_Link"><text:span text:style-name="T15">Service Discovery Server and then proxied the traffic to that service and then proxied the response back to the browser.</text:span></text:a></text:p>
      <text:h text:style-name="P3" text:outline-level="3"><text:soft-page-break/><text:a xlink:type="simple" xlink:href="https://app.pluralsight.com/course-player?clipId=12b91209-09b4-4e74-b519-fd3ed91fa2be" office:target-frame-name="psplayer" xlink:show="replace" text:style-name="Internet_20_link" text:visited-style-name="Visited_20_Internet_20_Link"><text:span text:style-name="T15">Creating Filters with Netflix Zuul &amp; Spring Cloud</text:span></text:a></text:h>
      <text:p text:style-name="P5"><text:a xlink:type="simple" xlink:href="https://app.pluralsight.com/course-player?clipId=12b91209-09b4-4e74-b519-fd3ed91fa2be&amp;startTime=1.909" office:target-frame-name="psplayer" xlink:show="replace" text:style-name="Internet_20_link" text:visited-style-name="Visited_20_Internet_20_Link"><text:span text:style-name="T15">One of the key features in Netflix Zuul is the ability to define filters.</text:span></text:a><text:span text:style-name="T18"> </text:span><text:a xlink:type="simple" xlink:href="https://app.pluralsight.com/course-player?clipId=12b91209-09b4-4e74-b519-fd3ed91fa2be&amp;startTime=6.909" office:target-frame-name="psplayer" xlink:show="replace" text:style-name="Internet_20_link" text:visited-style-name="Visited_20_Internet_20_Link"><text:span text:style-name="T15">Filters allow you to intercept and control the requests and</text:span></text:a><text:span text:style-name="T18"> </text:span><text:a xlink:type="simple" xlink:href="https://app.pluralsight.com/course-player?clipId=12b91209-09b4-4e74-b519-fd3ed91fa2be&amp;startTime=11.45445454545455" office:target-frame-name="psplayer" xlink:show="replace" text:style-name="Internet_20_link" text:visited-style-name="Visited_20_Internet_20_Link"><text:span text:style-name="T15">the responses that pass through the gateway.</text:span></text:a><text:span text:style-name="T18"> </text:span><text:a xlink:type="simple" xlink:href="https://app.pluralsight.com/course-player?clipId=12b91209-09b4-4e74-b519-fd3ed91fa2be&amp;startTime=14.909" office:target-frame-name="psplayer" xlink:show="replace" text:style-name="Internet_20_link" text:visited-style-name="Visited_20_Internet_20_Link"><text:span text:style-name="T15">Zuul has support for several different types of filters.</text:span></text:a><text:span text:style-name="T18"> </text:span><text:a xlink:type="simple" xlink:href="https://app.pluralsight.com/course-player?clipId=12b91209-09b4-4e74-b519-fd3ed91fa2be&amp;startTime=17.909" office:target-frame-name="psplayer" xlink:show="replace" text:style-name="Internet_20_link" text:visited-style-name="Visited_20_Internet_20_Link"><text:span text:style-name="T15">The first one is the pre type filter,</text:span></text:a><text:span text:style-name="T18"> </text:span><text:a xlink:type="simple" xlink:href="https://app.pluralsight.com/course-player?clipId=12b91209-09b4-4e74-b519-fd3ed91fa2be&amp;startTime=20.985923076923065" office:target-frame-name="psplayer" xlink:show="replace" text:style-name="Internet_20_link" text:visited-style-name="Visited_20_Internet_20_Link"><text:span text:style-name="T15">which is executed before the request is routed.</text:span></text:a><text:span text:style-name="T18"> </text:span><text:a xlink:type="simple" xlink:href="https://app.pluralsight.com/course-player?clipId=12b91209-09b4-4e74-b519-fd3ed91fa2be&amp;startTime=24.159000000000002" office:target-frame-name="psplayer" xlink:show="replace" text:style-name="Internet_20_link" text:visited-style-name="Visited_20_Internet_20_Link"><text:span text:style-name="T15">Next comes the route type filter,</text:span></text:a><text:span text:style-name="T18"> </text:span><text:a xlink:type="simple" xlink:href="https://app.pluralsight.com/course-player?clipId=12b91209-09b4-4e74-b519-fd3ed91fa2be&amp;startTime=26.65900000000001" office:target-frame-name="psplayer" xlink:show="replace" text:style-name="Internet_20_link" text:visited-style-name="Visited_20_Internet_20_Link"><text:span text:style-name="T15">which allows you to direct the request in any way you want.</text:span></text:a><text:span text:style-name="T18"> </text:span><text:a xlink:type="simple" xlink:href="https://app.pluralsight.com/course-player?clipId=12b91209-09b4-4e74-b519-fd3ed91fa2be&amp;startTime=31.123285714285718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12b91209-09b4-4e74-b519-fd3ed91fa2be&amp;startTime=31.837571428571433" office:target-frame-name="psplayer" xlink:show="replace" text:style-name="Internet_20_link" text:visited-style-name="Visited_20_Internet_20_Link"><text:span text:style-name="T15">earlier when we defined the @EnableZuulProxy</text:span></text:a><text:span text:style-name="T18"> </text:span><text:a xlink:type="simple" xlink:href="https://app.pluralsight.com/course-player?clipId=12b91209-09b4-4e74-b519-fd3ed91fa2be&amp;startTime=34.90899999999999" office:target-frame-name="psplayer" xlink:show="replace" text:style-name="Internet_20_link" text:visited-style-name="Visited_20_Internet_20_Link"><text:span text:style-name="T15">annotation on the main application class,</text:span></text:a><text:span text:style-name="T18"> </text:span><text:a xlink:type="simple" xlink:href="https://app.pluralsight.com/course-player?clipId=12b91209-09b4-4e74-b519-fd3ed91fa2be&amp;startTime=38.909" office:target-frame-name="psplayer" xlink:show="replace" text:style-name="Internet_20_link" text:visited-style-name="Visited_20_Internet_20_Link"><text:span text:style-name="T15">we were telling Spring to set up some predefined route filters</text:span></text:a><text:span text:style-name="T18"> </text:span><text:a xlink:type="simple" xlink:href="https://app.pluralsight.com/course-player?clipId=12b91209-09b4-4e74-b519-fd3ed91fa2be&amp;startTime=43.492333333333306" office:target-frame-name="psplayer" xlink:show="replace" text:style-name="Internet_20_link" text:visited-style-name="Visited_20_Internet_20_Link"><text:span text:style-name="T15">to proxy our request to back-end services.</text:span></text:a><text:span text:style-name="T18"> </text:span><text:a xlink:type="simple" xlink:href="https://app.pluralsight.com/course-player?clipId=12b91209-09b4-4e74-b519-fd3ed91fa2be&amp;startTime=46.63627272727272" office:target-frame-name="psplayer" xlink:show="replace" text:style-name="Internet_20_link" text:visited-style-name="Visited_20_Internet_20_Link"><text:span text:style-name="T15">After route comes the post filters, and,</text:span></text:a><text:span text:style-name="T18"> </text:span><text:a xlink:type="simple" xlink:href="https://app.pluralsight.com/course-player?clipId=12b91209-09b4-4e74-b519-fd3ed91fa2be&amp;startTime=49.818090909090905" office:target-frame-name="psplayer" xlink:show="replace" text:style-name="Internet_20_link" text:visited-style-name="Visited_20_Internet_20_Link"><text:span text:style-name="T15">as the name suggests, these filters are executed after the request is routed.</text:span></text:a><text:span text:style-name="T18"> </text:span><text:a xlink:type="simple" xlink:href="https://app.pluralsight.com/course-player?clipId=12b91209-09b4-4e74-b519-fd3ed91fa2be&amp;startTime=55.139769230769225" office:target-frame-name="psplayer" xlink:show="replace" text:style-name="Internet_20_link" text:visited-style-name="Visited_20_Internet_20_Link"><text:span text:style-name="T15">And the last one is the error filter type.</text:span></text:a><text:span text:style-name="T18"> </text:span><text:a xlink:type="simple" xlink:href="https://app.pluralsight.com/course-player?clipId=12b91209-09b4-4e74-b519-fd3ed91fa2be&amp;startTime=57.909" office:target-frame-name="psplayer" xlink:show="replace" text:style-name="Internet_20_link" text:visited-style-name="Visited_20_Internet_20_Link"><text:span text:style-name="T15">The error filter type is responsible for handling when</text:span></text:a><text:span text:style-name="T18"> </text:span><text:a xlink:type="simple" xlink:href="https://app.pluralsight.com/course-player?clipId=12b91209-09b4-4e74-b519-fd3ed91fa2be&amp;startTime=61.65899999999998" office:target-frame-name="psplayer" xlink:show="replace" text:style-name="Internet_20_link" text:visited-style-name="Visited_20_Internet_20_Link"><text:span text:style-name="T15">any of the previous filter types, the pre,</text:span></text:a><text:span text:style-name="T18"> </text:span><text:a xlink:type="simple" xlink:href="https://app.pluralsight.com/course-player?clipId=12b91209-09b4-4e74-b519-fd3ed91fa2be&amp;startTime=65.409" office:target-frame-name="psplayer" xlink:show="replace" text:style-name="Internet_20_link" text:visited-style-name="Visited_20_Internet_20_Link"><text:span text:style-name="T15">route, or posts, results in an error.</text:span></text:a><text:span text:style-name="T18"> </text:span><text:a xlink:type="simple" xlink:href="https://app.pluralsight.com/course-player?clipId=12b91209-09b4-4e74-b519-fd3ed91fa2be&amp;startTime=68.909" office:target-frame-name="psplayer" xlink:show="replace" text:style-name="Internet_20_link" text:visited-style-name="Visited_20_Internet_20_Link"><text:span text:style-name="T15">To define a Zuul filter, you simply extend and implement the ZuulFilter class.</text:span></text:a><text:span text:style-name="T18"> </text:span><text:a xlink:type="simple" xlink:href="https://app.pluralsight.com/course-player?clipId=12b91209-09b4-4e74-b519-fd3ed91fa2be&amp;startTime=74.909" office:target-frame-name="psplayer" xlink:show="replace" text:style-name="Internet_20_link" text:visited-style-name="Visited_20_Internet_20_Link"><text:span text:style-name="T15">And there are four different methods to implement.</text:span></text:a><text:span text:style-name="T18"> </text:span><text:a xlink:type="simple" xlink:href="https://app.pluralsight.com/course-player?clipId=12b91209-09b4-4e74-b519-fd3ed91fa2be&amp;startTime=77.909" office:target-frame-name="psplayer" xlink:show="replace" text:style-name="Internet_20_link" text:visited-style-name="Visited_20_Internet_20_Link"><text:span text:style-name="T15">The first is the run method, and this is where the main logic of the filter goes.</text:span></text:a><text:span text:style-name="T18"> </text:span><text:a xlink:type="simple" xlink:href="https://app.pluralsight.com/course-player?clipId=12b91209-09b4-4e74-b519-fd3ed91fa2be&amp;startTime=83.909" office:target-frame-name="psplayer" xlink:show="replace" text:style-name="Internet_20_link" text:visited-style-name="Visited_20_Internet_20_Link"><text:span text:style-name="T15">Note that it returns an object,</text:span></text:a><text:span text:style-name="T18"> </text:span><text:a xlink:type="simple" xlink:href="https://app.pluralsight.com/course-player?clipId=12b91209-09b4-4e74-b519-fd3ed91fa2be&amp;startTime=86.63627272727273" office:target-frame-name="psplayer" xlink:show="replace" text:style-name="Internet_20_link" text:visited-style-name="Visited_20_Internet_20_Link"><text:span text:style-name="T15">but the current implementation ignores it so you can just</text:span></text:a><text:span text:style-name="T18"> </text:span><text:a xlink:type="simple" xlink:href="https://app.pluralsight.com/course-player?clipId=12b91209-09b4-4e74-b519-fd3ed91fa2be&amp;startTime=90.7271818181818" office:target-frame-name="psplayer" xlink:show="replace" text:style-name="Internet_20_link" text:visited-style-name="Visited_20_Internet_20_Link"><text:span text:style-name="T15">simply return null from this method.</text:span></text:a><text:span text:style-name="T18"> </text:span><text:a xlink:type="simple" xlink:href="https://app.pluralsight.com/course-player?clipId=12b91209-09b4-4e74-b519-fd3ed91fa2be&amp;startTime=92.909" office:target-frame-name="psplayer" xlink:show="replace" text:style-name="Internet_20_link" text:visited-style-name="Visited_20_Internet_20_Link"><text:span text:style-name="T15">The next method is the shouldFilter method,</text:span></text:a><text:span text:style-name="T18"> </text:span><text:a xlink:type="simple" xlink:href="https://app.pluralsight.com/course-player?clipId=12b91209-09b4-4e74-b519-fd3ed91fa2be&amp;startTime=95.2423333333333" office:target-frame-name="psplayer" xlink:show="replace" text:style-name="Internet_20_link" text:visited-style-name="Visited_20_Internet_20_Link"><text:span text:style-name="T15">and, as the name suggests,</text:span></text:a><text:span text:style-name="T18"> </text:span><text:a xlink:type="simple" xlink:href="https://app.pluralsight.com/course-player?clipId=12b91209-09b4-4e74-b519-fd3ed91fa2be&amp;startTime=96.909" office:target-frame-name="psplayer" xlink:show="replace" text:style-name="Internet_20_link" text:visited-style-name="Visited_20_Internet_20_Link"><text:span text:style-name="T15">this method allows you to return true or false indicating</text:span></text:a><text:span text:style-name="T18"> </text:span><text:a xlink:type="simple" xlink:href="https://app.pluralsight.com/course-player?clipId=12b91209-09b4-4e74-b519-fd3ed91fa2be&amp;startTime=101.07566666666672" office:target-frame-name="psplayer" xlink:show="replace" text:style-name="Internet_20_link" text:visited-style-name="Visited_20_Internet_20_Link"><text:span text:style-name="T15">whether or not the filter should be ran.</text:span></text:a><text:span text:style-name="T18"> </text:span><text:a xlink:type="simple" xlink:href="https://app.pluralsight.com/course-player?clipId=12b91209-09b4-4e74-b519-fd3ed91fa2be&amp;startTime=103.90899999999998" office:target-frame-name="psplayer" xlink:show="replace" text:style-name="Internet_20_link" text:visited-style-name="Visited_20_Internet_20_Link"><text:span text:style-name="T15">The third method is the filterType method,</text:span></text:a><text:span text:style-name="T18"> </text:span><text:a xlink:type="simple" xlink:href="https://app.pluralsight.com/course-player?clipId=12b91209-09b4-4e74-b519-fd3ed91fa2be&amp;startTime=106.409" office:target-frame-name="psplayer" xlink:show="replace" text:style-name="Internet_20_link" text:visited-style-name="Visited_20_Internet_20_Link"><text:span text:style-name="T15">and here you can define one of the four predefined values,</text:span></text:a><text:span text:style-name="T18"> </text:span><text:a xlink:type="simple" xlink:href="https://app.pluralsight.com/course-player?clipId=12b91209-09b4-4e74-b519-fd3ed91fa2be&amp;startTime=111.909" office:target-frame-name="psplayer" xlink:show="replace" text:style-name="Internet_20_link" text:visited-style-name="Visited_20_Internet_20_Link"><text:span text:style-name="T15">either pre, route, post, or error.</text:span></text:a><text:span text:style-name="T18"> </text:span><text:a xlink:type="simple" xlink:href="https://app.pluralsight.com/course-player?clipId=12b91209-09b4-4e74-b519-fd3ed91fa2be&amp;startTime=114.909" office:target-frame-name="psplayer" xlink:show="replace" text:style-name="Internet_20_link" text:visited-style-name="Visited_20_Internet_20_Link"><text:span text:style-name="T15">The last method is the filterOrder method,</text:span></text:a><text:span text:style-name="T18"> </text:span><text:a xlink:type="simple" xlink:href="https://app.pluralsight.com/course-player?clipId=12b91209-09b4-4e74-b519-fd3ed91fa2be&amp;startTime=118.37053846153847" office:target-frame-name="psplayer" xlink:show="replace" text:style-name="Internet_20_link" text:visited-style-name="Visited_20_Internet_20_Link"><text:span text:style-name="T15">and this allows you to control the execution of your Zuul filters.</text:span></text:a><text:span text:style-name="T18"> </text:span><text:a xlink:type="simple" xlink:href="https://app.pluralsight.com/course-player?clipId=12b91209-09b4-4e74-b519-fd3ed91fa2be&amp;startTime=123.909" office:target-frame-name="psplayer" xlink:show="replace" text:style-name="Internet_20_link" text:visited-style-name="Visited_20_Internet_20_Link"><text:span text:style-name="T15">The RequestContext is an object that's responsible for holding the request,</text:span></text:a><text:span text:style-name="T18"> </text:span><text:a xlink:type="simple" xlink:href="https://app.pluralsight.com/course-player?clipId=12b91209-09b4-4e74-b519-fd3ed91fa2be&amp;startTime=129.32566666666665" office:target-frame-name="psplayer" xlink:show="replace" text:style-name="Internet_20_link" text:visited-style-name="Visited_20_Internet_20_Link"><text:span text:style-name="T15">the response,</text:span></text:a><text:span text:style-name="T18"> </text:span><text:a xlink:type="simple" xlink:href="https://app.pluralsight.com/course-player?clipId=12b91209-09b4-4e74-b519-fd3ed91fa2be&amp;startTime=130.15899999999996" office:target-frame-name="psplayer" xlink:show="replace" text:style-name="Internet_20_link" text:visited-style-name="Visited_20_Internet_20_Link"><text:span text:style-name="T15">and any state or data information that needs to be</text:span></text:a><text:span text:style-name="T18"> </text:span><text:a xlink:type="simple" xlink:href="https://app.pluralsight.com/course-player?clipId=12b91209-09b4-4e74-b519-fd3ed91fa2be&amp;startTime=134.26614285714285" office:target-frame-name="psplayer" xlink:show="replace" text:style-name="Internet_20_link" text:visited-style-name="Visited_20_Internet_20_Link"><text:span text:style-name="T15">shared between all of the filters.</text:span></text:a><text:span text:style-name="T18"> </text:span><text:a xlink:type="simple" xlink:href="https://app.pluralsight.com/course-player?clipId=12b91209-09b4-4e74-b519-fd3ed91fa2be&amp;startTime=136.40900000000002" office:target-frame-name="psplayer" xlink:show="replace" text:style-name="Internet_20_link" text:visited-style-name="Visited_20_Internet_20_Link"><text:span text:style-name="T15">So you'd use it to get access to the HttpServletRequest or Response,</text:span></text:a><text:span text:style-name="T18"> </text:span><text:a xlink:type="simple" xlink:href="https://app.pluralsight.com/course-player?clipId=12b91209-09b4-4e74-b519-fd3ed91fa2be&amp;startTime=141.409" office:target-frame-name="psplayer" xlink:show="replace" text:style-name="Internet_20_link" text:visited-style-name="Visited_20_Internet_20_Link"><text:span text:style-name="T15">as well as use it to set or get data for or from other filters.</text:span></text:a><text:span text:style-name="T18"> </text:span><text:a xlink:type="simple" xlink:href="https://app.pluralsight.com/course-player?clipId=12b91209-09b4-4e74-b519-fd3ed91fa2be&amp;startTime=148.909" office:target-frame-name="psplayer" xlink:show="replace" text:style-name="Internet_20_link" text:visited-style-name="Visited_20_Internet_20_Link"><text:span text:style-name="T15">The RequestContext is unique to every request and only</text:span></text:a><text:span text:style-name="T18"> </text:span><text:a xlink:type="simple" xlink:href="https://app.pluralsight.com/course-player?clipId=12b91209-09b4-4e74-b519-fd3ed91fa2be&amp;startTime=153.24233333333336" office:target-frame-name="psplayer" xlink:show="replace" text:style-name="Internet_20_link" text:visited-style-name="Visited_20_Internet_20_Link"><text:span text:style-name="T15">lasts the duration of the request.</text:span></text:a><text:span text:style-name="T18"> </text:span><text:a xlink:type="simple" xlink:href="https://app.pluralsight.com/course-player?clipId=12b91209-09b4-4e74-b519-fd3ed91fa2be&amp;startTime=155.909" office:target-frame-name="psplayer" xlink:show="replace" text:style-name="Internet_20_link" text:visited-style-name="Visited_20_Internet_20_Link"><text:span text:style-name="T15">Once you've defined and implemented your Zuul filter,</text:span></text:a><text:span text:style-name="T18"> </text:span><text:a xlink:type="simple" xlink:href="https://app.pluralsight.com/course-player?clipId=12b91209-09b4-4e74-b519-fd3ed91fa2be&amp;startTime=157.909" office:target-frame-name="psplayer" xlink:show="replace" text:style-name="Internet_20_link" text:visited-style-name="Visited_20_Internet_20_Link"><text:span text:style-name="T15">you need to tell Spring about it.</text:span></text:a><text:span text:style-name="T18"> </text:span><text:a xlink:type="simple" xlink:href="https://app.pluralsight.com/course-player?clipId=12b91209-09b4-4e74-b519-fd3ed91fa2be&amp;startTime=160.2726363636364" office:target-frame-name="psplayer" xlink:show="replace" text:style-name="Internet_20_link" text:visited-style-name="Visited_20_Internet_20_Link"><text:span text:style-name="T15">In your @Configuration class,</text:span></text:a><text:span text:style-name="T18"> </text:span><text:a xlink:type="simple" xlink:href="https://app.pluralsight.com/course-player?clipId=12b91209-09b4-4e74-b519-fd3ed91fa2be&amp;startTime=162.09081818181826" office:target-frame-name="psplayer" xlink:show="replace" text:style-name="Internet_20_link" text:visited-style-name="Visited_20_Internet_20_Link"><text:span text:style-name="T15">create a method that returns the Zuul filter and annotate it with @Bean. Spring Cloud Netflix will pick up and add any beans of type ZuulFilter to Zuul.</text:span></text:a></text:p>
      <text:h text:style-name="P3" text:outline-level="3"><text:a xlink:type="simple" xlink:href="https://app.pluralsight.com/course-player?clipId=a98e1463-d581-4d62-a937-b7edf5f8d67f" office:target-frame-name="psplayer" xlink:show="replace" text:style-name="Internet_20_link" text:visited-style-name="Visited_20_Internet_20_Link"><text:span text:style-name="T15">Demo: Creating and Using a ZuulFilter</text:span></text:a></text:h>
      <text:p text:style-name="P5"><text:a xlink:type="simple" xlink:href="https://app.pluralsight.com/course-player?clipId=a98e1463-d581-4d62-a937-b7edf5f8d67f&amp;startTime=1.842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a98e1463-d581-4d62-a937-b7edf5f8d67f&amp;startTime=2.699142857142857" office:target-frame-name="psplayer" xlink:show="replace" text:style-name="Internet_20_link" text:visited-style-name="Visited_20_Internet_20_Link"><text:span text:style-name="T15">we'll learn how to implement a Zuul filter to add an</text:span></text:a><text:span text:style-name="T18"> </text:span><text:a xlink:type="simple" xlink:href="https://app.pluralsight.com/course-player?clipId=a98e1463-d581-4d62-a937-b7edf5f8d67f&amp;startTime=5.842" office:target-frame-name="psplayer" xlink:show="replace" text:style-name="Internet_20_link" text:visited-style-name="Visited_20_Internet_20_Link"><text:span text:style-name="T15">additional header to the incoming request so that it's</text:span></text:a><text:span text:style-name="T18"> </text:span><text:a xlink:type="simple" xlink:href="https://app.pluralsight.com/course-player?clipId=a98e1463-d581-4d62-a937-b7edf5f8d67f&amp;startTime=9.932909090909094" office:target-frame-name="psplayer" xlink:show="replace" text:style-name="Internet_20_link" text:visited-style-name="Visited_20_Internet_20_Link"><text:span text:style-name="T15">available for downstream services to consume.</text:span></text:a><text:span text:style-name="T18"> </text:span><text:a xlink:type="simple" xlink:href="https://app.pluralsight.com/course-player?clipId=a98e1463-d581-4d62-a937-b7edf5f8d67f&amp;startTime=12.175333333333336" office:target-frame-name="psplayer" xlink:show="replace" text:style-name="Internet_20_link" text:visited-style-name="Visited_20_Internet_20_Link"><text:span text:style-name="T15">We'll start from where we left off in the previous demo.</text:span></text:a><text:span text:style-name="T18"> </text:span><text:a xlink:type="simple" xlink:href="https://app.pluralsight.com/course-player?clipId=a98e1463-d581-4d62-a937-b7edf5f8d67f&amp;startTime=15.93290909090909" office:target-frame-name="psplayer" xlink:show="replace" text:style-name="Internet_20_link" text:visited-style-name="Visited_20_Internet_20_Link"><text:span text:style-name="T15">And remember that we had four different services.</text:span></text:a><text:span text:style-name="T18"> </text:span><text:a xlink:type="simple" xlink:href="https://app.pluralsight.com/course-player?clipId=a98e1463-d581-4d62-a937-b7edf5f8d67f&amp;startTime=18.842" office:target-frame-name="psplayer" xlink:show="replace" text:style-name="Internet_20_link" text:visited-style-name="Visited_20_Internet_20_Link"><text:span text:style-name="T15">We had the discovery-server that was doing service discovery,</text:span></text:a><text:span text:style-name="T18"> </text:span><text:a xlink:type="simple" xlink:href="https://app.pluralsight.com/course-player?clipId=a98e1463-d581-4d62-a937-b7edf5f8d67f&amp;startTime=22.842" office:target-frame-name="psplayer" xlink:show="replace" text:style-name="Internet_20_link" text:visited-style-name="Visited_20_Internet_20_Link"><text:span text:style-name="T15">we had the gateway-service, which was our edge service,</text:span></text:a><text:span text:style-name="T18"> </text:span><text:a xlink:type="simple" xlink:href="https://app.pluralsight.com/course-player?clipId=a98e1463-d581-4d62-a937-b7edf5f8d67f&amp;startTime=25.092" office:target-frame-name="psplayer" xlink:show="replace" text:style-name="Internet_20_link" text:visited-style-name="Visited_20_Internet_20_Link"><text:span text:style-name="T15">and then we had two application services,</text:span></text:a><text:span text:style-name="T18"> </text:span><text:a xlink:type="simple" xlink:href="https://app.pluralsight.com/course-player?clipId=a98e1463-d581-4d62-a937-b7edf5f8d67f&amp;startTime=28.064222222222227" office:target-frame-name="psplayer" xlink:show="replace" text:style-name="Internet_20_link" text:visited-style-name="Visited_20_Internet_20_Link"><text:span text:style-name="T15">the goodbye-service and the hello-service.</text:span></text:a><text:span text:style-name="T18"> </text:span><text:a xlink:type="simple" xlink:href="https://app.pluralsight.com/course-player?clipId=a98e1463-d581-4d62-a937-b7edf5f8d67f&amp;startTime=30.842" office:target-frame-name="psplayer" xlink:show="replace" text:style-name="Internet_20_link" text:visited-style-name="Visited_20_Internet_20_Link"><text:span text:style-name="T15">Since we're building a filter, we'll start off in the gateway-service.</text:span></text:a><text:span text:style-name="T18"> </text:span><text:a xlink:type="simple" xlink:href="https://app.pluralsight.com/course-player?clipId=a98e1463-d581-4d62-a937-b7edf5f8d67f&amp;startTime=34.842" office:target-frame-name="psplayer" xlink:show="replace" text:style-name="Internet_20_link" text:visited-style-name="Visited_20_Internet_20_Link"><text:span text:style-name="T15">So go ahead and expand the gateway-service and create a new package.</text:span></text:a><text:span text:style-name="T18"> </text:span><text:a xlink:type="simple" xlink:href="https://app.pluralsight.com/course-player?clipId=a98e1463-d581-4d62-a937-b7edf5f8d67f&amp;startTime=39.842" office:target-frame-name="psplayer" xlink:show="replace" text:style-name="Internet_20_link" text:visited-style-name="Visited_20_Internet_20_Link"><text:span text:style-name="T15">So go ahead and New, Package, and we'll call this io.</text:span></text:a><text:span text:style-name="T18"> </text:span><text:a xlink:type="simple" xlink:href="https://app.pluralsight.com/course-player?clipId=a98e1463-d581-4d62-a937-b7edf5f8d67f&amp;startTime=46.12771428571426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a98e1463-d581-4d62-a937-b7edf5f8d67f&amp;startTime=46.69914285714283" office:target-frame-name="psplayer" xlink:show="replace" text:style-name="Internet_20_link" text:visited-style-name="Visited_20_Internet_20_Link"><text:span text:style-name="T15">dustin.</text:span></text:a><text:span text:style-name="T18"> </text:span><text:a xlink:type="simple" xlink:href="https://app.pluralsight.com/course-player?clipId=a98e1463-d581-4d62-a937-b7edf5f8d67f&amp;startTime=47.2705714285714" office:target-frame-name="psplayer" xlink:show="replace" text:style-name="Internet_20_link" text:visited-style-name="Visited_20_Internet_20_Link"><text:span text:style-name="T15">filters.</text:span></text:a><text:span text:style-name="T18"> </text:span><text:a xlink:type="simple" xlink:href="https://app.pluralsight.com/course-player?clipId=a98e1463-d581-4d62-a937-b7edf5f8d67f&amp;startTime=47.842" office:target-frame-name="psplayer" xlink:show="replace" text:style-name="Internet_20_link" text:visited-style-name="Visited_20_Internet_20_Link"><text:span text:style-name="T15">And within that new package create a new class,</text:span></text:a><text:span text:style-name="T18"> </text:span><text:a xlink:type="simple" xlink:href="https://app.pluralsight.com/course-player?clipId=a98e1463-d581-4d62-a937-b7edf5f8d67f&amp;startTime=51.59199999999998" office:target-frame-name="psplayer" xlink:show="replace" text:style-name="Internet_20_link" text:visited-style-name="Visited_20_Internet_20_Link"><text:span text:style-name="T15">so New, Class, and we'll call this AddRequestHeaderFilter.</text:span></text:a><text:span text:style-name="T18"> </text:span><text:a xlink:type="simple" xlink:href="https://app.pluralsight.com/course-player?clipId=a98e1463-d581-4d62-a937-b7edf5f8d67f&amp;startTime=58.842" office:target-frame-name="psplayer" xlink:show="replace" text:style-name="Internet_20_link" text:visited-style-name="Visited_20_Internet_20_Link"><text:span text:style-name="T15">And remember that we have to extend the ZuulFilter class,</text:span></text:a><text:span text:style-name="T18"> </text:span><text:a xlink:type="simple" xlink:href="https://app.pluralsight.com/course-player?clipId=a98e1463-d581-4d62-a937-b7edf5f8d67f&amp;startTime=62.842" office:target-frame-name="psplayer" xlink:show="replace" text:style-name="Internet_20_link" text:visited-style-name="Visited_20_Internet_20_Link"><text:span text:style-name="T15">so the superclass for our class will be ZuulFilter.</text:span></text:a><text:span text:style-name="T18"> </text:span><text:a xlink:type="simple" xlink:href="https://app.pluralsight.com/course-player?clipId=a98e1463-d581-4d62-a937-b7edf5f8d67f&amp;startTime=68.842" office:target-frame-name="psplayer" xlink:show="replace" text:style-name="Internet_20_link" text:visited-style-name="Visited_20_Internet_20_Link"><text:span text:style-name="T15">For the first method, the shouldFilter method,</text:span></text:a><text:span text:style-name="T18"> </text:span><text:a xlink:type="simple" xlink:href="https://app.pluralsight.com/course-player?clipId=a98e1463-d581-4d62-a937-b7edf5f8d67f&amp;startTime=70.75109090909086" office:target-frame-name="psplayer" xlink:show="replace" text:style-name="Internet_20_link" text:visited-style-name="Visited_20_Internet_20_Link"><text:span text:style-name="T15">let's go ahead and change that from return false to return true.</text:span></text:a><text:span text:style-name="T18"> </text:span><text:a xlink:type="simple" xlink:href="https://app.pluralsight.com/course-player?clipId=a98e1463-d581-4d62-a937-b7edf5f8d67f&amp;startTime=75.842" office:target-frame-name="psplayer" xlink:show="replace" text:style-name="Internet_20_link" text:visited-style-name="Visited_20_Internet_20_Link"><text:span text:style-name="T15">We're always going to apply this filter.</text:span></text:a><text:span text:style-name="T18"> </text:span><text:a xlink:type="simple" xlink:href="https://app.pluralsight.com/course-player?clipId=a98e1463-d581-4d62-a937-b7edf5f8d67f&amp;startTime=77.45738461538458" office:target-frame-name="psplayer" xlink:show="replace" text:style-name="Internet_20_link" text:visited-style-name="Visited_20_Internet_20_Link"><text:span text:style-name="T15">And let's skip over the run method for right now and go down to the filterType.</text:span></text:a><text:span text:style-name="T18"> </text:span><text:a xlink:type="simple" xlink:href="https://app.pluralsight.com/course-player?clipId=a98e1463-d581-4d62-a937-b7edf5f8d67f&amp;startTime=81.842" office:target-frame-name="psplayer" xlink:show="replace" text:style-name="Internet_20_link" text:visited-style-name="Visited_20_Internet_20_Link"><text:span text:style-name="T15">And this particular filter we're going to create a pre filter,</text:span></text:a><text:span text:style-name="T18"> </text:span><text:a xlink:type="simple" xlink:href="https://app.pluralsight.com/course-player?clipId=a98e1463-d581-4d62-a937-b7edf5f8d67f&amp;startTime=86.842" office:target-frame-name="psplayer" xlink:show="replace" text:style-name="Internet_20_link" text:visited-style-name="Visited_20_Internet_20_Link"><text:span text:style-name="T15">so we can say return pre.</text:span></text:a><text:span text:style-name="T18"> </text:span><text:a xlink:type="simple" xlink:href="https://app.pluralsight.com/course-player?clipId=a98e1463-d581-4d62-a937-b7edf5f8d67f&amp;startTime=88.98485714285717" office:target-frame-name="psplayer" xlink:show="replace" text:style-name="Internet_20_link" text:visited-style-name="Visited_20_Internet_20_Link"><text:span text:style-name="T15">And then for the filterOrder, return 0 is okay,</text:span></text:a><text:span text:style-name="T18"> </text:span><text:a xlink:type="simple" xlink:href="https://app.pluralsight.com/course-player?clipId=a98e1463-d581-4d62-a937-b7edf5f8d67f&amp;startTime=92.0562857142857" office:target-frame-name="psplayer" xlink:show="replace" text:style-name="Internet_20_link" text:visited-style-name="Visited_20_Internet_20_Link"><text:span text:style-name="T15">so we'll just leave that the same.</text:span></text:a><text:span text:style-name="T18"> </text:span><text:a xlink:type="simple" xlink:href="https://app.pluralsight.com/course-player?clipId=a98e1463-d581-4d62-a937-b7edf5f8d67f&amp;startTime=93.55628571428566" office:target-frame-name="psplayer" xlink:show="replace" text:style-name="Internet_20_link" text:visited-style-name="Visited_20_Internet_20_Link"><text:span text:style-name="T15">In order to get access to the request to add headers to it,</text:span></text:a><text:span text:style-name="T18"> </text:span><text:a xlink:type="simple" xlink:href="https://app.pluralsight.com/course-player?clipId=a98e1463-d581-4d62-a937-b7edf5f8d67f&amp;startTime=97.64200000000004" office:target-frame-name="psplayer" xlink:show="replace" text:style-name="Internet_20_link" text:visited-style-name="Visited_20_Internet_20_Link"><text:span text:style-name="T15">we need to get access to the RequestContext.</text:span></text:a><text:span text:style-name="T18"> </text:span><text:a xlink:type="simple" xlink:href="https://app.pluralsight.com/course-player?clipId=a98e1463-d581-4d62-a937-b7edf5f8d67f&amp;startTime=100.842" office:target-frame-name="psplayer" xlink:show="replace" text:style-name="Internet_20_link" text:visited-style-name="Visited_20_Internet_20_Link"><text:span text:style-name="T15">So let's clear this TODO and say RequestContext ctx = </text:span></text:a><text:soft-page-break/><text:a xlink:type="simple" xlink:href="https://app.pluralsight.com/course-player?clipId=a98e1463-d581-4d62-a937-b7edf5f8d67f&amp;startTime=100.842" office:target-frame-name="psplayer" xlink:show="replace" text:style-name="Internet_20_link" text:visited-style-name="Visited_20_Internet_20_Link"><text:span text:style-name="T15">RequestContext.</text:span></text:a><text:span text:style-name="T18"> </text:span><text:a xlink:type="simple" xlink:href="https://app.pluralsight.com/course-player?clipId=a98e1463-d581-4d62-a937-b7edf5f8d67f&amp;startTime=109.092" office:target-frame-name="psplayer" xlink:show="replace" text:style-name="Internet_20_link" text:visited-style-name="Visited_20_Internet_20_Link"><text:span text:style-name="T15">getCurrentContext.</text:span></text:a><text:span text:style-name="T18"> </text:span><text:a xlink:type="simple" xlink:href="https://app.pluralsight.com/course-player?clipId=a98e1463-d581-4d62-a937-b7edf5f8d67f&amp;startTime=109.842" office:target-frame-name="psplayer" xlink:show="replace" text:style-name="Internet_20_link" text:visited-style-name="Visited_20_Internet_20_Link"><text:span text:style-name="T15">And within the RequestContext there's the addZuulRequestHeader method.</text:span></text:a><text:span text:style-name="T18"> </text:span><text:a xlink:type="simple" xlink:href="https://app.pluralsight.com/course-player?clipId=a98e1463-d581-4d62-a937-b7edf5f8d67f&amp;startTime=115.842" office:target-frame-name="psplayer" xlink:show="replace" text:style-name="Internet_20_link" text:visited-style-name="Visited_20_Internet_20_Link"><text:span text:style-name="T15">And image that our use case is to add the location of the incoming request,</text:span></text:a><text:span text:style-name="T18"> </text:span><text:a xlink:type="simple" xlink:href="https://app.pluralsight.com/course-player?clipId=a98e1463-d581-4d62-a937-b7edf5f8d67f&amp;startTime=121.41342857142857" office:target-frame-name="psplayer" xlink:show="replace" text:style-name="Internet_20_link" text:visited-style-name="Visited_20_Internet_20_Link"><text:span text:style-name="T15">so we'll name this header x-location.</text:span></text:a><text:span text:style-name="T18"> </text:span><text:a xlink:type="simple" xlink:href="https://app.pluralsight.com/course-player?clipId=a98e1463-d581-4d62-a937-b7edf5f8d67f&amp;startTime=124.842" office:target-frame-name="psplayer" xlink:show="replace" text:style-name="Internet_20_link" text:visited-style-name="Visited_20_Internet_20_Link"><text:span text:style-name="T15">And we're going to mock this; we'll say that every request comes from USA.</text:span></text:a><text:span text:style-name="T18"> </text:span><text:a xlink:type="simple" xlink:href="https://app.pluralsight.com/course-player?clipId=a98e1463-d581-4d62-a937-b7edf5f8d67f&amp;startTime=130.842" office:target-frame-name="psplayer" xlink:show="replace" text:style-name="Internet_20_link" text:visited-style-name="Visited_20_Internet_20_Link"><text:span text:style-name="T15">And then last,</text:span></text:a><text:span text:style-name="T18"> </text:span><text:a xlink:type="simple" xlink:href="https://app.pluralsight.com/course-player?clipId=a98e1463-d581-4d62-a937-b7edf5f8d67f&amp;startTime=131.76507692307698" office:target-frame-name="psplayer" xlink:show="replace" text:style-name="Internet_20_link" text:visited-style-name="Visited_20_Internet_20_Link"><text:span text:style-name="T15">remember that the return value is not actually used</text:span></text:a><text:span text:style-name="T18"> </text:span><text:a xlink:type="simple" xlink:href="https://app.pluralsight.com/course-player?clipId=a98e1463-d581-4d62-a937-b7edf5f8d67f&amp;startTime=134.53430769230786" office:target-frame-name="psplayer" xlink:show="replace" text:style-name="Internet_20_link" text:visited-style-name="Visited_20_Internet_20_Link"><text:span text:style-name="T15">in the current implementation,</text:span></text:a><text:span text:style-name="T18"> </text:span><text:a xlink:type="simple" xlink:href="https://app.pluralsight.com/course-player?clipId=a98e1463-d581-4d62-a937-b7edf5f8d67f&amp;startTime=135.9134285714286" office:target-frame-name="psplayer" xlink:show="replace" text:style-name="Internet_20_link" text:visited-style-name="Visited_20_Internet_20_Link"><text:span text:style-name="T15">so returning null is going to be okay for our purposes.</text:span></text:a><text:span text:style-name="T18"> </text:span><text:a xlink:type="simple" xlink:href="https://app.pluralsight.com/course-player?clipId=a98e1463-d581-4d62-a937-b7edf5f8d67f&amp;startTime=139.842" office:target-frame-name="psplayer" xlink:show="replace" text:style-name="Internet_20_link" text:visited-style-name="Visited_20_Internet_20_Link"><text:span text:style-name="T15">Let's close this file and open up our main application class.</text:span></text:a><text:span text:style-name="T18"> </text:span><text:a xlink:type="simple" xlink:href="https://app.pluralsight.com/course-player?clipId=a98e1463-d581-4d62-a937-b7edf5f8d67f&amp;startTime=143.842" office:target-frame-name="psplayer" xlink:show="replace" text:style-name="Internet_20_link" text:visited-style-name="Visited_20_Internet_20_Link"><text:span text:style-name="T15">And within our main application class, we'll annotate this with @Configuration.</text:span></text:a><text:span text:style-name="T18"> </text:span><text:a xlink:type="simple" xlink:href="https://app.pluralsight.com/course-player?clipId=a98e1463-d581-4d62-a937-b7edf5f8d67f&amp;startTime=150.842" office:target-frame-name="psplayer" xlink:show="replace" text:style-name="Internet_20_link" text:visited-style-name="Visited_20_Internet_20_Link"><text:span text:style-name="T15">And then we're going to want to define the</text:span></text:a><text:span text:style-name="T18"> </text:span><text:a xlink:type="simple" xlink:href="https://app.pluralsight.com/course-player?clipId=a98e1463-d581-4d62-a937-b7edf5f8d67f&amp;startTime=154.11472727272738" office:target-frame-name="psplayer" xlink:show="replace" text:style-name="Internet_20_link" text:visited-style-name="Visited_20_Internet_20_Link"><text:span text:style-name="T15">AddRequestHeaderFilter as an @Bean here,</text:span></text:a><text:span text:style-name="T18"> </text:span><text:a xlink:type="simple" xlink:href="https://app.pluralsight.com/course-player?clipId=a98e1463-d581-4d62-a937-b7edf5f8d67f&amp;startTime=158.217" office:target-frame-name="psplayer" xlink:show="replace" text:style-name="Internet_20_link" text:visited-style-name="Visited_20_Internet_20_Link"><text:span text:style-name="T15">so we'll say public AddRequestHeaderFilter,</text:span></text:a><text:span text:style-name="T18"> </text:span><text:a xlink:type="simple" xlink:href="https://app.pluralsight.com/course-player?clipId=a98e1463-d581-4d62-a937-b7edf5f8d67f&amp;startTime=163.842" office:target-frame-name="psplayer" xlink:show="replace" text:style-name="Internet_20_link" text:visited-style-name="Visited_20_Internet_20_Link"><text:span text:style-name="T15">and we're going to return a new AddRequestHeaderFilter.</text:span></text:a><text:span text:style-name="T18"> </text:span><text:a xlink:type="simple" xlink:href="https://app.pluralsight.com/course-player?clipId=a98e1463-d581-4d62-a937-b7edf5f8d67f&amp;startTime=168.842" office:target-frame-name="psplayer" xlink:show="replace" text:style-name="Internet_20_link" text:visited-style-name="Visited_20_Internet_20_Link"><text:span text:style-name="T15">And again, make sure we annotate this with @Bean.</text:span></text:a><text:span text:style-name="T18"> </text:span><text:a xlink:type="simple" xlink:href="https://app.pluralsight.com/course-player?clipId=a98e1463-d581-4d62-a937-b7edf5f8d67f&amp;startTime=172.842" office:target-frame-name="psplayer" xlink:show="replace" text:style-name="Internet_20_link" text:visited-style-name="Visited_20_Internet_20_Link"><text:span text:style-name="T15">And that's all the changes that we need to make to the gateway-service,</text:span></text:a><text:span text:style-name="T18"> </text:span><text:a xlink:type="simple" xlink:href="https://app.pluralsight.com/course-player?clipId=a98e1463-d581-4d62-a937-b7edf5f8d67f&amp;startTime=175.342" office:target-frame-name="psplayer" xlink:show="replace" text:style-name="Internet_20_link" text:visited-style-name="Visited_20_Internet_20_Link"><text:span text:style-name="T15">so let's go ahead and close this and collapse the gateway-service.</text:span></text:a><text:span text:style-name="T18"> </text:span><text:a xlink:type="simple" xlink:href="https://app.pluralsight.com/course-player?clipId=a98e1463-d581-4d62-a937-b7edf5f8d67f&amp;startTime=180.842" office:target-frame-name="psplayer" xlink:show="replace" text:style-name="Internet_20_link" text:visited-style-name="Visited_20_Internet_20_Link"><text:span text:style-name="T15">And then let's go ahead and open up the hello-service and</text:span></text:a><text:span text:style-name="T18"> </text:span><text:a xlink:type="simple" xlink:href="https://app.pluralsight.com/course-player?clipId=a98e1463-d581-4d62-a937-b7edf5f8d67f&amp;startTime=183.19914285714296" office:target-frame-name="psplayer" xlink:show="replace" text:style-name="Internet_20_link" text:visited-style-name="Visited_20_Internet_20_Link"><text:span text:style-name="T15">open up the main application class.</text:span></text:a><text:span text:style-name="T18"> </text:span><text:a xlink:type="simple" xlink:href="https://app.pluralsight.com/course-player?clipId=a98e1463-d581-4d62-a937-b7edf5f8d67f&amp;startTime=184.9134285714286" office:target-frame-name="psplayer" xlink:show="replace" text:style-name="Internet_20_link" text:visited-style-name="Visited_20_Internet_20_Link"><text:span text:style-name="T15">In our handler method, we're going to add a new parameter.</text:span></text:a><text:span text:style-name="T18"> </text:span><text:a xlink:type="simple" xlink:href="https://app.pluralsight.com/course-player?clipId=a98e1463-d581-4d62-a937-b7edf5f8d67f&amp;startTime=188.842" office:target-frame-name="psplayer" xlink:show="replace" text:style-name="Internet_20_link" text:visited-style-name="Visited_20_Internet_20_Link"><text:span text:style-name="T15">We're going to say String location.</text:span></text:a><text:span text:style-name="T18"> </text:span><text:a xlink:type="simple" xlink:href="https://app.pluralsight.com/course-player?clipId=a98e1463-d581-4d62-a937-b7edf5f8d67f&amp;startTime=190.84200000000007" office:target-frame-name="psplayer" xlink:show="replace" text:style-name="Internet_20_link" text:visited-style-name="Visited_20_Internet_20_Link"><text:span text:style-name="T15">And we're going to annotate this with @RequestHeader,</text:span></text:a><text:span text:style-name="T18"> </text:span><text:a xlink:type="simple" xlink:href="https://app.pluralsight.com/course-player?clipId=a98e1463-d581-4d62-a937-b7edf5f8d67f&amp;startTime=193.76507692307692" office:target-frame-name="psplayer" xlink:show="replace" text:style-name="Internet_20_link" text:visited-style-name="Visited_20_Internet_20_Link"><text:span text:style-name="T15">and then we're going to give it the name of that request header</text:span></text:a><text:span text:style-name="T18"> </text:span><text:a xlink:type="simple" xlink:href="https://app.pluralsight.com/course-player?clipId=a98e1463-d581-4d62-a937-b7edf5f8d67f&amp;startTime=199.64200000000002" office:target-frame-name="psplayer" xlink:show="replace" text:style-name="Internet_20_link" text:visited-style-name="Visited_20_Internet_20_Link"><text:span text:style-name="T15">that the gateway-service is adding to the request,</text:span></text:a><text:span text:style-name="T18"> </text:span><text:a xlink:type="simple" xlink:href="https://app.pluralsight.com/course-player?clipId=a98e1463-d581-4d62-a937-b7edf5f8d67f&amp;startTime=202.842" office:target-frame-name="psplayer" xlink:show="replace" text:style-name="Internet_20_link" text:visited-style-name="Visited_20_Internet_20_Link"><text:span text:style-name="T15">which is x-location.</text:span></text:a><text:span text:style-name="T18"> </text:span><text:a xlink:type="simple" xlink:href="https://app.pluralsight.com/course-player?clipId=a98e1463-d581-4d62-a937-b7edf5f8d67f&amp;startTime=204.59200000000004" office:target-frame-name="psplayer" xlink:show="replace" text:style-name="Internet_20_link" text:visited-style-name="Visited_20_Internet_20_Link"><text:span text:style-name="T15">And then we'll modify the string to say Hello from location,</text:span></text:a><text:span text:style-name="T18"> </text:span><text:a xlink:type="simple" xlink:href="https://app.pluralsight.com/course-player?clipId=a98e1463-d581-4d62-a937-b7edf5f8d67f&amp;startTime=211.592" office:target-frame-name="psplayer" xlink:show="replace" text:style-name="Internet_20_link" text:visited-style-name="Visited_20_Internet_20_Link"><text:span text:style-name="T15">and go ahead and save that.</text:span></text:a><text:span text:style-name="T18"> </text:span><text:a xlink:type="simple" xlink:href="https://app.pluralsight.com/course-player?clipId=a98e1463-d581-4d62-a937-b7edf5f8d67f&amp;startTime=216.842" office:target-frame-name="psplayer" xlink:show="replace" text:style-name="Internet_20_link" text:visited-style-name="Visited_20_Internet_20_Link"><text:span text:style-name="T15">And that's all the changes that we need to make to</text:span></text:a><text:span text:style-name="T18"> </text:span><text:a xlink:type="simple" xlink:href="https://app.pluralsight.com/course-player?clipId=a98e1463-d581-4d62-a937-b7edf5f8d67f&amp;startTime=219.592" office:target-frame-name="psplayer" xlink:show="replace" text:style-name="Internet_20_link" text:visited-style-name="Visited_20_Internet_20_Link"><text:span text:style-name="T15">our application for this demo.</text:span></text:a><text:span text:style-name="T18"> </text:span><text:a xlink:type="simple" xlink:href="https://app.pluralsight.com/course-player?clipId=a98e1463-d581-4d62-a937-b7edf5f8d67f&amp;startTime=220.842" office:target-frame-name="psplayer" xlink:show="replace" text:style-name="Internet_20_link" text:visited-style-name="Visited_20_Internet_20_Link"><text:span text:style-name="T15">So we can go ahead and close this and minimize the hello-service,</text:span></text:a><text:span text:style-name="T18"> </text:span><text:a xlink:type="simple" xlink:href="https://app.pluralsight.com/course-player?clipId=a98e1463-d581-4d62-a937-b7edf5f8d67f&amp;startTime=224.842" office:target-frame-name="psplayer" xlink:show="replace" text:style-name="Internet_20_link" text:visited-style-name="Visited_20_Internet_20_Link"><text:span text:style-name="T15">and we're ready to start things up.</text:span></text:a><text:span text:style-name="T18"> </text:span><text:a xlink:type="simple" xlink:href="https://app.pluralsight.com/course-player?clipId=a98e1463-d581-4d62-a937-b7edf5f8d67f&amp;startTime=227.1753333333334" office:target-frame-name="psplayer" xlink:show="replace" text:style-name="Internet_20_link" text:visited-style-name="Visited_20_Internet_20_Link"><text:span text:style-name="T15">So we'll want to start the discovery-server first.</text:span></text:a><text:span text:style-name="T18"> </text:span><text:a xlink:type="simple" xlink:href="https://app.pluralsight.com/course-player?clipId=a98e1463-d581-4d62-a937-b7edf5f8d67f&amp;startTime=229.842" office:target-frame-name="psplayer" xlink:show="replace" text:style-name="Internet_20_link" text:visited-style-name="Visited_20_Internet_20_Link"><text:span text:style-name="T15">So expand the discovery-server, locate the main application class,</text:span></text:a><text:span text:style-name="T18"> </text:span><text:a xlink:type="simple" xlink:href="https://app.pluralsight.com/course-player?clipId=a98e1463-d581-4d62-a937-b7edf5f8d67f&amp;startTime=233.842" office:target-frame-name="psplayer" xlink:show="replace" text:style-name="Internet_20_link" text:visited-style-name="Visited_20_Internet_20_Link"><text:span text:style-name="T15">right-click, Run As, Spring Boot App.</text:span></text:a><text:span text:style-name="T18"> </text:span><text:a xlink:type="simple" xlink:href="https://app.pluralsight.com/course-player?clipId=a98e1463-d581-4d62-a937-b7edf5f8d67f&amp;startTime=237.1147272727272" office:target-frame-name="psplayer" xlink:show="replace" text:style-name="Internet_20_link" text:visited-style-name="Visited_20_Internet_20_Link"><text:span text:style-name="T15">After that, we'll start the gateway-service,</text:span></text:a><text:span text:style-name="T18"> </text:span><text:a xlink:type="simple" xlink:href="https://app.pluralsight.com/course-player?clipId=a98e1463-d581-4d62-a937-b7edf5f8d67f&amp;startTime=240.342" office:target-frame-name="psplayer" xlink:show="replace" text:style-name="Internet_20_link" text:visited-style-name="Visited_20_Internet_20_Link"><text:span text:style-name="T15">so collapse that and open the gateway-service,</text:span></text:a><text:span text:style-name="T18"> </text:span><text:a xlink:type="simple" xlink:href="https://app.pluralsight.com/course-player?clipId=a98e1463-d581-4d62-a937-b7edf5f8d67f&amp;startTime=243.842" office:target-frame-name="psplayer" xlink:show="replace" text:style-name="Internet_20_link" text:visited-style-name="Visited_20_Internet_20_Link"><text:span text:style-name="T15">highlight the main application class, Run As,</text:span></text:a><text:span text:style-name="T18"> </text:span><text:a xlink:type="simple" xlink:href="https://app.pluralsight.com/course-player?clipId=a98e1463-d581-4d62-a937-b7edf5f8d67f&amp;startTime=247.342" office:target-frame-name="psplayer" xlink:show="replace" text:style-name="Internet_20_link" text:visited-style-name="Visited_20_Internet_20_Link"><text:span text:style-name="T15">Spring Boot App.</text:span></text:a><text:span text:style-name="T18"> </text:span><text:a xlink:type="simple" xlink:href="https://app.pluralsight.com/course-player?clipId=a98e1463-d581-4d62-a937-b7edf5f8d67f&amp;startTime=248.842" office:target-frame-name="psplayer" xlink:show="replace" text:style-name="Internet_20_link" text:visited-style-name="Visited_20_Internet_20_Link"><text:span text:style-name="T15">And then last, let's start up the hello-service.</text:span></text:a><text:span text:style-name="T18"> </text:span><text:a xlink:type="simple" xlink:href="https://app.pluralsight.com/course-player?clipId=a98e1463-d581-4d62-a937-b7edf5f8d67f&amp;startTime=250.842" office:target-frame-name="psplayer" xlink:show="replace" text:style-name="Internet_20_link" text:visited-style-name="Visited_20_Internet_20_Link"><text:span text:style-name="T15">So collapse the gateway-service, head over to the hello-service,</text:span></text:a><text:span text:style-name="T18"> </text:span><text:a xlink:type="simple" xlink:href="https://app.pluralsight.com/course-player?clipId=a98e1463-d581-4d62-a937-b7edf5f8d67f&amp;startTime=254.842" office:target-frame-name="psplayer" xlink:show="replace" text:style-name="Internet_20_link" text:visited-style-name="Visited_20_Internet_20_Link"><text:span text:style-name="T15">right-click, Run As, Spring Boot App.</text:span></text:a><text:span text:style-name="T18"> </text:span><text:a xlink:type="simple" xlink:href="https://app.pluralsight.com/course-player?clipId=a98e1463-d581-4d62-a937-b7edf5f8d67f&amp;startTime=259.842" office:target-frame-name="psplayer" xlink:show="replace" text:style-name="Internet_20_link" text:visited-style-name="Visited_20_Internet_20_Link"><text:span text:style-name="T15">Next, start up your browser and visit localhost:8080/hello.</text:span></text:a><text:span text:style-name="T18"> </text:span><text:a xlink:type="simple" xlink:href="https://app.pluralsight.com/course-player?clipId=a98e1463-d581-4d62-a937-b7edf5f8d67f&amp;startTime=265.842" office:target-frame-name="psplayer" xlink:show="replace" text:style-name="Internet_20_link" text:visited-style-name="Visited_20_Internet_20_Link"><text:span text:style-name="T15">And there we have it.</text:span></text:a><text:span text:style-name="T18"> </text:span><text:a xlink:type="simple" xlink:href="https://app.pluralsight.com/course-player?clipId=a98e1463-d581-4d62-a937-b7edf5f8d67f&amp;startTime=267.17533333333324" office:target-frame-name="psplayer" xlink:show="replace" text:style-name="Internet_20_link" text:visited-style-name="Visited_20_Internet_20_Link"><text:span text:style-name="T15">We have the Hello and then we have the USA,</text:span></text:a><text:span text:style-name="T18"> </text:span><text:a xlink:type="simple" xlink:href="https://app.pluralsight.com/course-player?clipId=a98e1463-d581-4d62-a937-b7edf5f8d67f&amp;startTime=269.842" office:target-frame-name="psplayer" xlink:show="replace" text:style-name="Internet_20_link" text:visited-style-name="Visited_20_Internet_20_Link"><text:span text:style-name="T15">which came from the gateway-service, which added it as a request header,</text:span></text:a><text:span text:style-name="T18"> </text:span><text:a xlink:type="simple" xlink:href="https://app.pluralsight.com/course-player?clipId=a98e1463-d581-4d62-a937-b7edf5f8d67f&amp;startTime=274.342" office:target-frame-name="psplayer" xlink:show="replace" text:style-name="Internet_20_link" text:visited-style-name="Visited_20_Internet_20_Link"><text:span text:style-name="T15">which the hello-service then consumed and appended to it's Hello string to come out with the string Hello from USA!</text:span></text:a></text:p>
      <text:h text:style-name="P3" text:outline-level="3"><text:a xlink:type="simple" xlink:href="https://app.pluralsight.com/course-player?clipId=0324a511-5d2f-495d-b037-863fc426942e" office:target-frame-name="psplayer" xlink:show="replace" text:style-name="Internet_20_link" text:visited-style-name="Visited_20_Internet_20_Link"><text:span text:style-name="T15">Summary</text:span></text:a></text:h>
      <text:p text:style-name="P5"><text:a xlink:type="simple" xlink:href="https://app.pluralsight.com/course-player?clipId=0324a511-5d2f-495d-b037-863fc426942e&amp;startTime=1.475" office:target-frame-name="psplayer" xlink:show="replace" text:style-name="Internet_20_link" text:visited-style-name="Visited_20_Internet_20_Link"><text:span text:style-name="T15">We've now completed the module,</text:span></text:a><text:span text:style-name="T18"> </text:span><text:a xlink:type="simple" xlink:href="https://app.pluralsight.com/course-player?clipId=0324a511-5d2f-495d-b037-863fc426942e&amp;startTime=3.013461538461538" office:target-frame-name="psplayer" xlink:show="replace" text:style-name="Internet_20_link" text:visited-style-name="Visited_20_Internet_20_Link"><text:span text:style-name="T15">so let's take a quick moment to recap what we've learned.</text:span></text:a><text:span text:style-name="T18"> </text:span><text:a xlink:type="simple" xlink:href="https://app.pluralsight.com/course-player?clipId=0324a511-5d2f-495d-b037-863fc426942e&amp;startTime=6.56590909090909" office:target-frame-name="psplayer" xlink:show="replace" text:style-name="Internet_20_link" text:visited-style-name="Visited_20_Internet_20_Link"><text:span text:style-name="T15">First,</text:span></text:a><text:span text:style-name="T18"> </text:span><text:a xlink:type="simple" xlink:href="https://app.pluralsight.com/course-player?clipId=0324a511-5d2f-495d-b037-863fc426942e&amp;startTime=6.929545454545453" office:target-frame-name="psplayer" xlink:show="replace" text:style-name="Internet_20_link" text:visited-style-name="Visited_20_Internet_20_Link"><text:span text:style-name="T15">we looked at the reasons why Intelligent Routing is needed in</text:span></text:a><text:span text:style-name="T18"> </text:span><text:a xlink:type="simple" xlink:href="https://app.pluralsight.com/course-player?clipId=0324a511-5d2f-495d-b037-863fc426942e&amp;startTime=10.929545454545453" office:target-frame-name="psplayer" xlink:show="replace" text:style-name="Internet_20_link" text:visited-style-name="Visited_20_Internet_20_Link"><text:span text:style-name="T15">the first place and why it's important.</text:span></text:a><text:span text:style-name="T18"> </text:span><text:a xlink:type="simple" xlink:href="https://app.pluralsight.com/course-player?clipId=0324a511-5d2f-495d-b037-863fc426942e&amp;startTime=13.475" office:target-frame-name="psplayer" xlink:show="replace" text:style-name="Internet_20_link" text:visited-style-name="Visited_20_Internet_20_Link"><text:span text:style-name="T15">Then we looked at how routing is implemented via an API Gateway,</text:span></text:a><text:span text:style-name="T18"> </text:span><text:a xlink:type="simple" xlink:href="https://app.pluralsight.com/course-player?clipId=0324a511-5d2f-495d-b037-863fc426942e&amp;startTime=18.475" office:target-frame-name="psplayer" xlink:show="replace" text:style-name="Internet_20_link" text:visited-style-name="Visited_20_Internet_20_Link"><text:span text:style-name="T15">or a gateway service.</text:span></text:a><text:span text:style-name="T18"> </text:span><text:a xlink:type="simple" xlink:href="https://app.pluralsight.com/course-player?clipId=0324a511-5d2f-495d-b037-863fc426942e&amp;startTime=19.80833333333333" office:target-frame-name="psplayer" xlink:show="replace" text:style-name="Internet_20_link" text:visited-style-name="Visited_20_Internet_20_Link"><text:span text:style-name="T15">And last,</text:span></text:a><text:span text:style-name="T18"> </text:span><text:a xlink:type="simple" xlink:href="https://app.pluralsight.com/course-player?clipId=0324a511-5d2f-495d-b037-863fc426942e&amp;startTime=20.474999999999994" office:target-frame-name="psplayer" xlink:show="replace" text:style-name="Internet_20_link" text:visited-style-name="Visited_20_Internet_20_Link"><text:span text:style-name="T15">we saw how we can use Netflix Zuul as a gateway service to route and filter our requests and responses to and from back-end services.</text:span></text:a></text:p>
      <text:h text:style-name="P1" text:outline-level="2"><text:a xlink:type="simple" xlink:href="https://app.pluralsight.com/course-player?clipId=1c19c33f-4224-41b3-b7a1-29a39ec540b2" office:target-frame-name="psplayer" xlink:show="replace" text:style-name="Internet_20_link" text:visited-style-name="Visited_20_Internet_20_Link"><text:span text:style-name="T15">Calling Services Using Client-side Load Balancing</text:span></text:a></text:h>
      <text:h text:style-name="P3" text:outline-level="3"><text:a xlink:type="simple" xlink:href="https://app.pluralsight.com/course-player?clipId=1c19c33f-4224-41b3-b7a1-29a39ec540b2" office:target-frame-name="psplayer" xlink:show="replace" text:style-name="Internet_20_link" text:visited-style-name="Visited_20_Internet_20_Link"><text:span text:style-name="T15">Module Introduction</text:span></text:a></text:h>
      <text:p text:style-name="P5"><text:a xlink:type="simple" xlink:href="https://app.pluralsight.com/course-player?clipId=1c19c33f-4224-41b3-b7a1-29a39ec540b2&amp;startTime=0" office:target-frame-name="psplayer" xlink:show="replace" text:style-name="Internet_20_link" text:visited-style-name="Visited_20_Internet_20_Link"><text:span text:style-name="T15">Hi, my name's Dustin Schultz,</text:span></text:a><text:span text:style-name="T18"> </text:span><text:a xlink:type="simple" xlink:href="https://app.pluralsight.com/course-player?clipId=1c19c33f-4224-41b3-b7a1-29a39ec540b2&amp;startTime=1.9230769230769231" office:target-frame-name="psplayer" xlink:show="replace" text:style-name="Internet_20_link" text:visited-style-name="Visited_20_Internet_20_Link"><text:span text:style-name="T15">and in this module we'll learn how to utilize client-side</text:span></text:a><text:span text:style-name="T18"> </text:span><text:a xlink:type="simple" xlink:href="https://app.pluralsight.com/course-player?clipId=1c19c33f-4224-41b3-b7a1-29a39ec540b2&amp;startTime=5.800000000000001" office:target-frame-name="psplayer" xlink:show="replace" text:style-name="Internet_20_link" text:visited-style-name="Visited_20_Internet_20_Link"><text:span text:style-name="T15">load balancing to distribute the workload of a service in</text:span></text:a><text:span text:style-name="T18"> </text:span><text:a xlink:type="simple" xlink:href="https://app.pluralsight.com/course-player?clipId=1c19c33f-4224-41b3-b7a1-29a39ec540b2&amp;startTime=10.600000000000001" office:target-frame-name="psplayer" xlink:show="replace" text:style-name="Internet_20_link" text:visited-style-name="Visited_20_Internet_20_Link"><text:span text:style-name="T15">a cloud-native application.</text:span></text:a><text:span text:style-name="T18"> </text:span><text:a xlink:type="simple" xlink:href="https://app.pluralsight.com/course-player?clipId=1c19c33f-4224-41b3-b7a1-29a39ec540b2&amp;startTime=13" office:target-frame-name="psplayer" xlink:show="replace" text:style-name="Internet_20_link" text:visited-style-name="Visited_20_Internet_20_Link"><text:span text:style-name="T15">We'll start off with what is load balancing,</text:span></text:a><text:span text:style-name="T18"> </text:span><text:a xlink:type="simple" xlink:href="https://app.pluralsight.com/course-player?clipId=1c19c33f-4224-41b3-b7a1-29a39ec540b2&amp;startTime=15.461538461538467" office:target-frame-name="psplayer" xlink:show="replace" text:style-name="Internet_20_link" text:visited-style-name="Visited_20_Internet_20_Link"><text:span text:style-name="T15">and what role does it play in a cloud-native application?</text:span></text:a><text:span text:style-name="T18"> </text:span><text:a xlink:type="simple" xlink:href="https://app.pluralsight.com/course-player?clipId=1c19c33f-4224-41b3-b7a1-29a39ec540b2&amp;startTime=18.999999999999993" office:target-frame-name="psplayer" xlink:show="replace" text:style-name="Internet_20_link" text:visited-style-name="Visited_20_Internet_20_Link"><text:span text:style-name="T15">Then we'll talk about traditional server-side load balancing,</text:span></text:a><text:span text:style-name="T18"> </text:span><text:a xlink:type="simple" xlink:href="https://app.pluralsight.com/course-player?clipId=1c19c33f-4224-41b3-b7a1-29a39ec540b2&amp;startTime=22.66666666666667" office:target-frame-name="psplayer" xlink:show="replace" text:style-name="Internet_20_link" text:visited-style-name="Visited_20_Internet_20_Link"><text:span text:style-name="T15">which you're probably already familiar with.</text:span></text:a><text:span text:style-name="T18"> </text:span><text:a xlink:type="simple" xlink:href="https://app.pluralsight.com/course-player?clipId=1c19c33f-4224-41b3-b7a1-29a39ec540b2&amp;startTime=26" office:target-frame-name="psplayer" xlink:show="replace" text:style-name="Internet_20_link" text:visited-style-name="Visited_20_Internet_20_Link"><text:span text:style-name="T15">Then we'll introduce client-side load balancing,</text:span></text:a><text:span text:style-name="T18"> </text:span><text:a xlink:type="simple" xlink:href="https://app.pluralsight.com/course-player?clipId=1c19c33f-4224-41b3-b7a1-29a39ec540b2&amp;startTime=27.999999999999993" office:target-frame-name="psplayer" xlink:show="replace" text:style-name="Internet_20_link" text:visited-style-name="Visited_20_Internet_20_Link"><text:span text:style-name="T15">what it is and how it differs from server-</text:span></text:a><text:soft-page-break/><text:a xlink:type="simple" xlink:href="https://app.pluralsight.com/course-player?clipId=1c19c33f-4224-41b3-b7a1-29a39ec540b2&amp;startTime=27.999999999999993" office:target-frame-name="psplayer" xlink:show="replace" text:style-name="Internet_20_link" text:visited-style-name="Visited_20_Internet_20_Link"><text:span text:style-name="T15">side load balancing.</text:span></text:a><text:span text:style-name="T18"> </text:span><text:a xlink:type="simple" xlink:href="https://app.pluralsight.com/course-player?clipId=1c19c33f-4224-41b3-b7a1-29a39ec540b2&amp;startTime=32.222222222222214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1c19c33f-4224-41b3-b7a1-29a39ec540b2&amp;startTime=32.66666666666666" office:target-frame-name="psplayer" xlink:show="replace" text:style-name="Internet_20_link" text:visited-style-name="Visited_20_Internet_20_Link"><text:span text:style-name="T15">we'll introduce Netflix Ribbon and how we can utilize it with Spring</text:span></text:a><text:span text:style-name="T18"> </text:span><text:a xlink:type="simple" xlink:href="https://app.pluralsight.com/course-player?clipId=1c19c33f-4224-41b3-b7a1-29a39ec540b2&amp;startTime=37.00000000000002" office:target-frame-name="psplayer" xlink:show="replace" text:style-name="Internet_20_link" text:visited-style-name="Visited_20_Internet_20_Link"><text:span text:style-name="T15">Cloud to implement client-side load balancing.</text:span></text:a><text:span text:style-name="T18"> </text:span><text:a xlink:type="simple" xlink:href="https://app.pluralsight.com/course-player?clipId=1c19c33f-4224-41b3-b7a1-29a39ec540b2&amp;startTime=39.0909090909091" office:target-frame-name="psplayer" xlink:show="replace" text:style-name="Internet_20_link" text:visited-style-name="Visited_20_Internet_20_Link"><text:span text:style-name="T15">We'll learn how to implement it with and without service</text:span></text:a><text:span text:style-name="T18"> </text:span><text:a xlink:type="simple" xlink:href="https://app.pluralsight.com/course-player?clipId=1c19c33f-4224-41b3-b7a1-29a39ec540b2&amp;startTime=43.14285714285714" office:target-frame-name="psplayer" xlink:show="replace" text:style-name="Internet_20_link" text:visited-style-name="Visited_20_Internet_20_Link"><text:span text:style-name="T15">discovery using two new annotations: the @LoadBalanced</text:span></text:a><text:span text:style-name="T18"> </text:span><text:a xlink:type="simple" xlink:href="https://app.pluralsight.com/course-player?clipId=1c19c33f-4224-41b3-b7a1-29a39ec540b2&amp;startTime=47.71428571428571" office:target-frame-name="psplayer" xlink:show="replace" text:style-name="Internet_20_link" text:visited-style-name="Visited_20_Internet_20_Link"><text:span text:style-name="T15">annotation and the @RibbonClient annotation.</text:span></text:a><text:span text:style-name="T18"> </text:span><text:a xlink:type="simple" xlink:href="https://app.pluralsight.com/course-player?clipId=1c19c33f-4224-41b3-b7a1-29a39ec540b2&amp;startTime=52" office:target-frame-name="psplayer" xlink:show="replace" text:style-name="Internet_20_link" text:visited-style-name="Visited_20_Internet_20_Link"><text:span text:style-name="T15">We'll finish off the module with a section on how to customize</text:span></text:a><text:span text:style-name="T18"> </text:span><text:a xlink:type="simple" xlink:href="https://app.pluralsight.com/course-player?clipId=1c19c33f-4224-41b3-b7a1-29a39ec540b2&amp;startTime=55" office:target-frame-name="psplayer" xlink:show="replace" text:style-name="Internet_20_link" text:visited-style-name="Visited_20_Internet_20_Link"><text:span text:style-name="T15">Ribbon's configuration for things like different load balancing</text:span></text:a><text:span text:style-name="T18"> </text:span><text:a xlink:type="simple" xlink:href="https://app.pluralsight.com/course-player?clipId=1c19c33f-4224-41b3-b7a1-29a39ec540b2&amp;startTime=59" office:target-frame-name="psplayer" xlink:show="replace" text:style-name="Internet_20_link" text:visited-style-name="Visited_20_Internet_20_Link"><text:span text:style-name="T15">algorithms or different ways to check the health of a service before sending a request to it.</text:span></text:a></text:p>
      <text:h text:style-name="P3" text:outline-level="3"><text:a xlink:type="simple" xlink:href="https://app.pluralsight.com/course-player?clipId=2191aef2-ef7f-4023-8182-ffd4dd16aee4" office:target-frame-name="psplayer" xlink:show="replace" text:style-name="Internet_20_link" text:visited-style-name="Visited_20_Internet_20_Link"><text:span text:style-name="T15">Client-side vs. Server-side Load Balancing</text:span></text:a></text:h>
      <text:p text:style-name="P5"><text:a xlink:type="simple" xlink:href="https://app.pluralsight.com/course-player?clipId=2191aef2-ef7f-4023-8182-ffd4dd16aee4&amp;startTime=1.8" office:target-frame-name="psplayer" xlink:show="replace" text:style-name="Internet_20_link" text:visited-style-name="Visited_20_Internet_20_Link"><text:span text:style-name="T15">So what is load balancing?</text:span></text:a><text:span text:style-name="T18"> </text:span><text:a xlink:type="simple" xlink:href="https://app.pluralsight.com/course-player?clipId=2191aef2-ef7f-4023-8182-ffd4dd16aee4&amp;startTime=3.8" office:target-frame-name="psplayer" xlink:show="replace" text:style-name="Internet_20_link" text:visited-style-name="Visited_20_Internet_20_Link"><text:span text:style-name="T15">Simply put,</text:span></text:a><text:span text:style-name="T18"> </text:span><text:a xlink:type="simple" xlink:href="https://app.pluralsight.com/course-player?clipId=2191aef2-ef7f-4023-8182-ffd4dd16aee4&amp;startTime=4.3" office:target-frame-name="psplayer" xlink:show="replace" text:style-name="Internet_20_link" text:visited-style-name="Visited_20_Internet_20_Link"><text:span text:style-name="T15">load balancing is a way to improve the distribution of</text:span></text:a><text:span text:style-name="T18"> </text:span><text:a xlink:type="simple" xlink:href="https://app.pluralsight.com/course-player?clipId=2191aef2-ef7f-4023-8182-ffd4dd16aee4&amp;startTime=6.8" office:target-frame-name="psplayer" xlink:show="replace" text:style-name="Internet_20_link" text:visited-style-name="Visited_20_Internet_20_Link"><text:span text:style-name="T15">workload across multiple computing resources.</text:span></text:a><text:span text:style-name="T18"> </text:span><text:a xlink:type="simple" xlink:href="https://app.pluralsight.com/course-player?clipId=2191aef2-ef7f-4023-8182-ffd4dd16aee4&amp;startTime=10.8" office:target-frame-name="psplayer" xlink:show="replace" text:style-name="Internet_20_link" text:visited-style-name="Visited_20_Internet_20_Link"><text:span text:style-name="T15">And you probably already knew that,</text:span></text:a><text:span text:style-name="T18"> </text:span><text:a xlink:type="simple" xlink:href="https://app.pluralsight.com/course-player?clipId=2191aef2-ef7f-4023-8182-ffd4dd16aee4&amp;startTime=12.800000000000004" office:target-frame-name="psplayer" xlink:show="replace" text:style-name="Internet_20_link" text:visited-style-name="Visited_20_Internet_20_Link"><text:span text:style-name="T15">so the more important question is what role does load</text:span></text:a><text:span text:style-name="T18"> </text:span><text:a xlink:type="simple" xlink:href="https://app.pluralsight.com/course-player?clipId=2191aef2-ef7f-4023-8182-ffd4dd16aee4&amp;startTime=16.8" office:target-frame-name="psplayer" xlink:show="replace" text:style-name="Internet_20_link" text:visited-style-name="Visited_20_Internet_20_Link"><text:span text:style-name="T15">balancing play in a cloud-native architecture?</text:span></text:a><text:span text:style-name="T18"> </text:span><text:a xlink:type="simple" xlink:href="https://app.pluralsight.com/course-player?clipId=2191aef2-ef7f-4023-8182-ffd4dd16aee4&amp;startTime=19.8" office:target-frame-name="psplayer" xlink:show="replace" text:style-name="Internet_20_link" text:visited-style-name="Visited_20_Internet_20_Link"><text:span text:style-name="T15">And the answer to that is actually a very important one,</text:span></text:a><text:span text:style-name="T18"> </text:span><text:a xlink:type="simple" xlink:href="https://app.pluralsight.com/course-player?clipId=2191aef2-ef7f-4023-8182-ffd4dd16aee4&amp;startTime=22.8" office:target-frame-name="psplayer" xlink:show="replace" text:style-name="Internet_20_link" text:visited-style-name="Visited_20_Internet_20_Link"><text:span text:style-name="T15">probably even more important than in a non-cloud-native architecture.</text:span></text:a><text:span text:style-name="T18"> </text:span><text:a xlink:type="simple" xlink:href="https://app.pluralsight.com/course-player?clipId=2191aef2-ef7f-4023-8182-ffd4dd16aee4&amp;startTime=26.8" office:target-frame-name="psplayer" xlink:show="replace" text:style-name="Internet_20_link" text:visited-style-name="Visited_20_Internet_20_Link"><text:span text:style-name="T15">And the reason for that becomes clearer when you look at</text:span></text:a><text:span text:style-name="T18"> </text:span><text:a xlink:type="simple" xlink:href="https://app.pluralsight.com/course-player?clipId=2191aef2-ef7f-4023-8182-ffd4dd16aee4&amp;startTime=29.55" office:target-frame-name="psplayer" xlink:show="replace" text:style-name="Internet_20_link" text:visited-style-name="Visited_20_Internet_20_Link"><text:span text:style-name="T15">the differences in the architecture.</text:span></text:a><text:span text:style-name="T18"> </text:span><text:a xlink:type="simple" xlink:href="https://app.pluralsight.com/course-player?clipId=2191aef2-ef7f-4023-8182-ffd4dd16aee4&amp;startTime=32.8" office:target-frame-name="psplayer" xlink:show="replace" text:style-name="Internet_20_link" text:visited-style-name="Visited_20_Internet_20_Link"><text:span text:style-name="T15">In a non-cloud-native application,</text:span></text:a><text:span text:style-name="T18"> </text:span><text:a xlink:type="simple" xlink:href="https://app.pluralsight.com/course-player?clipId=2191aef2-ef7f-4023-8182-ffd4dd16aee4&amp;startTime=34.13333333333334" office:target-frame-name="psplayer" xlink:show="replace" text:style-name="Internet_20_link" text:visited-style-name="Visited_20_Internet_20_Link"><text:span text:style-name="T15">you go from having multiple instances of a single application</text:span></text:a><text:span text:style-name="T18"> </text:span><text:a xlink:type="simple" xlink:href="https://app.pluralsight.com/course-player?clipId=2191aef2-ef7f-4023-8182-ffd4dd16aee4&amp;startTime=38.07272727272726" office:target-frame-name="psplayer" xlink:show="replace" text:style-name="Internet_20_link" text:visited-style-name="Visited_20_Internet_20_Link"><text:span text:style-name="T15">with a single load balancer to multiple services with multiple</text:span></text:a><text:span text:style-name="T18"> </text:span><text:a xlink:type="simple" xlink:href="https://app.pluralsight.com/course-player?clipId=2191aef2-ef7f-4023-8182-ffd4dd16aee4&amp;startTime=43.466666666666654" office:target-frame-name="psplayer" xlink:show="replace" text:style-name="Internet_20_link" text:visited-style-name="Visited_20_Internet_20_Link"><text:span text:style-name="T15">instances and multiple load balancers.</text:span></text:a><text:span text:style-name="T18"> </text:span><text:a xlink:type="simple" xlink:href="https://app.pluralsight.com/course-player?clipId=2191aef2-ef7f-4023-8182-ffd4dd16aee4&amp;startTime=46.8" office:target-frame-name="psplayer" xlink:show="replace" text:style-name="Internet_20_link" text:visited-style-name="Visited_20_Internet_20_Link"><text:span text:style-name="T15">And you can start to see the importance of a load balancer</text:span></text:a><text:span text:style-name="T18"> </text:span><text:a xlink:type="simple" xlink:href="https://app.pluralsight.com/course-player?clipId=2191aef2-ef7f-4023-8182-ffd4dd16aee4&amp;startTime=49.20000000000003" office:target-frame-name="psplayer" xlink:show="replace" text:style-name="Internet_20_link" text:visited-style-name="Visited_20_Internet_20_Link"><text:span text:style-name="T15">just by the sheer number of load balancers that we need in</text:span></text:a><text:span text:style-name="T18"> </text:span><text:a xlink:type="simple" xlink:href="https://app.pluralsight.com/course-player?clipId=2191aef2-ef7f-4023-8182-ffd4dd16aee4&amp;startTime=54.3" office:target-frame-name="psplayer" xlink:show="replace" text:style-name="Internet_20_link" text:visited-style-name="Visited_20_Internet_20_Link"><text:span text:style-name="T15">a cloud-native application.</text:span></text:a><text:span text:style-name="T18"> </text:span><text:a xlink:type="simple" xlink:href="https://app.pluralsight.com/course-player?clipId=2191aef2-ef7f-4023-8182-ffd4dd16aee4&amp;startTime=55.8" office:target-frame-name="psplayer" xlink:show="replace" text:style-name="Internet_20_link" text:visited-style-name="Visited_20_Internet_20_Link"><text:span text:style-name="T15">There are typically two different types of load balancers.</text:span></text:a><text:span text:style-name="T18"> </text:span><text:a xlink:type="simple" xlink:href="https://app.pluralsight.com/course-player?clipId=2191aef2-ef7f-4023-8182-ffd4dd16aee4&amp;startTime=57.8" office:target-frame-name="psplayer" xlink:show="replace" text:style-name="Internet_20_link" text:visited-style-name="Visited_20_Internet_20_Link"><text:span text:style-name="T15">There's the server-side load balancer where the server is</text:span></text:a><text:span text:style-name="T18"> </text:span><text:a xlink:type="simple" xlink:href="https://app.pluralsight.com/course-player?clipId=2191aef2-ef7f-4023-8182-ffd4dd16aee4&amp;startTime=61.399999999999984" office:target-frame-name="psplayer" xlink:show="replace" text:style-name="Internet_20_link" text:visited-style-name="Visited_20_Internet_20_Link"><text:span text:style-name="T15">responsible for the distribution of the load,</text:span></text:a><text:span text:style-name="T18"> </text:span><text:a xlink:type="simple" xlink:href="https://app.pluralsight.com/course-player?clipId=2191aef2-ef7f-4023-8182-ffd4dd16aee4&amp;startTime=63.9818181818182" office:target-frame-name="psplayer" xlink:show="replace" text:style-name="Internet_20_link" text:visited-style-name="Visited_20_Internet_20_Link"><text:span text:style-name="T15">and there's the client-side load balancer where the caller is</text:span></text:a><text:span text:style-name="T18"> </text:span><text:a xlink:type="simple" xlink:href="https://app.pluralsight.com/course-player?clipId=2191aef2-ef7f-4023-8182-ffd4dd16aee4&amp;startTime=67.46666666666664" office:target-frame-name="psplayer" xlink:show="replace" text:style-name="Internet_20_link" text:visited-style-name="Visited_20_Internet_20_Link"><text:span text:style-name="T15">responsible for the distribution of the load.</text:span></text:a><text:span text:style-name="T18"> </text:span><text:a xlink:type="simple" xlink:href="https://app.pluralsight.com/course-player?clipId=2191aef2-ef7f-4023-8182-ffd4dd16aee4&amp;startTime=69.8" office:target-frame-name="psplayer" xlink:show="replace" text:style-name="Internet_20_link" text:visited-style-name="Visited_20_Internet_20_Link"><text:span text:style-name="T15">Let's take a look at each of these in a bit more detail.</text:span></text:a><text:span text:style-name="T18"> </text:span><text:a xlink:type="simple" xlink:href="https://app.pluralsight.com/course-player?clipId=2191aef2-ef7f-4023-8182-ffd4dd16aee4&amp;startTime=73.8" office:target-frame-name="psplayer" xlink:show="replace" text:style-name="Internet_20_link" text:visited-style-name="Visited_20_Internet_20_Link"><text:span text:style-name="T15">With server-side load balancing,</text:span></text:a><text:span text:style-name="T18"> </text:span><text:a xlink:type="simple" xlink:href="https://app.pluralsight.com/course-player?clipId=2191aef2-ef7f-4023-8182-ffd4dd16aee4&amp;startTime=75.40000000000002" office:target-frame-name="psplayer" xlink:show="replace" text:style-name="Internet_20_link" text:visited-style-name="Visited_20_Internet_20_Link"><text:span text:style-name="T15">a request to another service doesn't go directly to the service itself</text:span></text:a><text:span text:style-name="T18"> </text:span><text:a xlink:type="simple" xlink:href="https://app.pluralsight.com/course-player?clipId=2191aef2-ef7f-4023-8182-ffd4dd16aee4&amp;startTime=79.64615384615384" office:target-frame-name="psplayer" xlink:show="replace" text:style-name="Internet_20_link" text:visited-style-name="Visited_20_Internet_20_Link"><text:span text:style-name="T15">and instead goes to a server in front of the service,</text:span></text:a><text:span text:style-name="T18"> </text:span><text:a xlink:type="simple" xlink:href="https://app.pluralsight.com/course-player?clipId=2191aef2-ef7f-4023-8182-ffd4dd16aee4&amp;startTime=83.25454545454544" office:target-frame-name="psplayer" xlink:show="replace" text:style-name="Internet_20_link" text:visited-style-name="Visited_20_Internet_20_Link"><text:span text:style-name="T15">which then decides which of the multiple instances</text:span></text:a><text:span text:style-name="T18"> </text:span><text:a xlink:type="simple" xlink:href="https://app.pluralsight.com/course-player?clipId=2191aef2-ef7f-4023-8182-ffd4dd16aee4&amp;startTime=86.22857142857143" office:target-frame-name="psplayer" xlink:show="replace" text:style-name="Internet_20_link" text:visited-style-name="Visited_20_Internet_20_Link"><text:span text:style-name="T15">it should forward the request to.</text:span></text:a><text:span text:style-name="T18"> </text:span><text:a xlink:type="simple" xlink:href="https://app.pluralsight.com/course-player?clipId=2191aef2-ef7f-4023-8182-ffd4dd16aee4&amp;startTime=88.8" office:target-frame-name="psplayer" xlink:show="replace" text:style-name="Internet_20_link" text:visited-style-name="Visited_20_Internet_20_Link"><text:span text:style-name="T15">With client-side load balancing, there is no intermediary.</text:span></text:a><text:span text:style-name="T18"> </text:span><text:a xlink:type="simple" xlink:href="https://app.pluralsight.com/course-player?clipId=2191aef2-ef7f-4023-8182-ffd4dd16aee4&amp;startTime=91.8" office:target-frame-name="psplayer" xlink:show="replace" text:style-name="Internet_20_link" text:visited-style-name="Visited_20_Internet_20_Link"><text:span text:style-name="T15">The client, or the caller of the service,</text:span></text:a><text:span text:style-name="T18"> </text:span><text:a xlink:type="simple" xlink:href="https://app.pluralsight.com/course-player?clipId=2191aef2-ef7f-4023-8182-ffd4dd16aee4&amp;startTime=94.08571428571433" office:target-frame-name="psplayer" xlink:show="replace" text:style-name="Internet_20_link" text:visited-style-name="Visited_20_Internet_20_Link"><text:span text:style-name="T15">is aware of all of the instances of a service via a</text:span></text:a><text:span text:style-name="T18"> </text:span><text:a xlink:type="simple" xlink:href="https://app.pluralsight.com/course-player?clipId=2191aef2-ef7f-4023-8182-ffd4dd16aee4&amp;startTime=98.52727272727272" office:target-frame-name="psplayer" xlink:show="replace" text:style-name="Internet_20_link" text:visited-style-name="Visited_20_Internet_20_Link"><text:span text:style-name="T15">known list or service discovery.</text:span></text:a><text:span text:style-name="T18"> </text:span><text:a xlink:type="simple" xlink:href="https://app.pluralsight.com/course-player?clipId=2191aef2-ef7f-4023-8182-ffd4dd16aee4&amp;startTime=100.8" office:target-frame-name="psplayer" xlink:show="replace" text:style-name="Internet_20_link" text:visited-style-name="Visited_20_Internet_20_Link"><text:span text:style-name="T15">And the client is then responsible for deciding which of the</text:span></text:a><text:span text:style-name="T18"> </text:span><text:a xlink:type="simple" xlink:href="https://app.pluralsight.com/course-player?clipId=2191aef2-ef7f-4023-8182-ffd4dd16aee4&amp;startTime=104.46666666666661" office:target-frame-name="psplayer" xlink:show="replace" text:style-name="Internet_20_link" text:visited-style-name="Visited_20_Internet_20_Link"><text:span text:style-name="T15">multiple instances it should send the request to.</text:span></text:a><text:span text:style-name="T18"> </text:span><text:a xlink:type="simple" xlink:href="https://app.pluralsight.com/course-player?clipId=2191aef2-ef7f-4023-8182-ffd4dd16aee4&amp;startTime=107.8" office:target-frame-name="psplayer" xlink:show="replace" text:style-name="Internet_20_link" text:visited-style-name="Visited_20_Internet_20_Link"><text:span text:style-name="T15">To solidify our understanding of server-side versus client-side load balancing,</text:span></text:a><text:span text:style-name="T18"> </text:span><text:a xlink:type="simple" xlink:href="https://app.pluralsight.com/course-player?clipId=2191aef2-ef7f-4023-8182-ffd4dd16aee4&amp;startTime=111.2" office:target-frame-name="psplayer" xlink:show="replace" text:style-name="Internet_20_link" text:visited-style-name="Visited_20_Internet_20_Link"><text:span text:style-name="T15">let's look at each of them side by side.</text:span></text:a><text:span text:style-name="T18"> </text:span><text:a xlink:type="simple" xlink:href="https://app.pluralsight.com/course-player?clipId=2191aef2-ef7f-4023-8182-ffd4dd16aee4&amp;startTime=114.8" office:target-frame-name="psplayer" xlink:show="replace" text:style-name="Internet_20_link" text:visited-style-name="Visited_20_Internet_20_Link"><text:span text:style-name="T15">With server-side load balancing, the server obviously distributes the request,</text:span></text:a><text:span text:style-name="T18"> </text:span><text:a xlink:type="simple" xlink:href="https://app.pluralsight.com/course-player?clipId=2191aef2-ef7f-4023-8182-ffd4dd16aee4&amp;startTime=119.13333333333333" office:target-frame-name="psplayer" xlink:show="replace" text:style-name="Internet_20_link" text:visited-style-name="Visited_20_Internet_20_Link"><text:span text:style-name="T15">and with client-side load balancing,</text:span></text:a><text:span text:style-name="T18"> </text:span><text:a xlink:type="simple" xlink:href="https://app.pluralsight.com/course-player?clipId=2191aef2-ef7f-4023-8182-ffd4dd16aee4&amp;startTime=120.79999999999997" office:target-frame-name="psplayer" xlink:show="replace" text:style-name="Internet_20_link" text:visited-style-name="Visited_20_Internet_20_Link"><text:span text:style-name="T15">the client obviously distributes the request.</text:span></text:a><text:span text:style-name="T18"> </text:span><text:a xlink:type="simple" xlink:href="https://app.pluralsight.com/course-player?clipId=2191aef2-ef7f-4023-8182-ffd4dd16aee4&amp;startTime=123.3" office:target-frame-name="psplayer" xlink:show="replace" text:style-name="Internet_20_link" text:visited-style-name="Visited_20_Internet_20_Link"><text:span text:style-name="T15">Server-side load balancing is typically hardware based,</text:span></text:a><text:span text:style-name="T18"> </text:span><text:a xlink:type="simple" xlink:href="https://app.pluralsight.com/course-player?clipId=2191aef2-ef7f-4023-8182-ffd4dd16aee4&amp;startTime=126.68888888888888" office:target-frame-name="psplayer" xlink:show="replace" text:style-name="Internet_20_link" text:visited-style-name="Visited_20_Internet_20_Link"><text:span text:style-name="T15">but it can also be software based.</text:span></text:a><text:span text:style-name="T18"> </text:span><text:a xlink:type="simple" xlink:href="https://app.pluralsight.com/course-player?clipId=2191aef2-ef7f-4023-8182-ffd4dd16aee4&amp;startTime=129.8" office:target-frame-name="psplayer" xlink:show="replace" text:style-name="Internet_20_link" text:visited-style-name="Visited_20_Internet_20_Link"><text:span text:style-name="T15">Client-side load balancing, on the other hand, is software based.</text:span></text:a><text:span text:style-name="T18"> </text:span><text:a xlink:type="simple" xlink:href="https://app.pluralsight.com/course-player?clipId=2191aef2-ef7f-4023-8182-ffd4dd16aee4&amp;startTime=133.8" office:target-frame-name="psplayer" xlink:show="replace" text:style-name="Internet_20_link" text:visited-style-name="Visited_20_Internet_20_Link"><text:span text:style-name="T15">You incur an extra hop with server-side load balancing since</text:span></text:a><text:span text:style-name="T18"> </text:span><text:a xlink:type="simple" xlink:href="https://app.pluralsight.com/course-player?clipId=2191aef2-ef7f-4023-8182-ffd4dd16aee4&amp;startTime=136.52727272727282" office:target-frame-name="psplayer" xlink:show="replace" text:style-name="Internet_20_link" text:visited-style-name="Visited_20_Internet_20_Link"><text:span text:style-name="T15">the request doesn't go directly to the service and has to go</text:span></text:a><text:span text:style-name="T18"> </text:span><text:a xlink:type="simple" xlink:href="https://app.pluralsight.com/course-player?clipId=2191aef2-ef7f-4023-8182-ffd4dd16aee4&amp;startTime=140.46666666666678" office:target-frame-name="psplayer" xlink:show="replace" text:style-name="Internet_20_link" text:visited-style-name="Visited_20_Internet_20_Link"><text:span text:style-name="T15">through an intermediary first.</text:span></text:a><text:span text:style-name="T18"> </text:span><text:a xlink:type="simple" xlink:href="https://app.pluralsight.com/course-player?clipId=2191aef2-ef7f-4023-8182-ffd4dd16aee4&amp;startTime=141.8" office:target-frame-name="psplayer" xlink:show="replace" text:style-name="Internet_20_link" text:visited-style-name="Visited_20_Internet_20_Link"><text:span text:style-name="T15">Whereas with client-side load balancing,</text:span></text:a><text:span text:style-name="T18"> </text:span><text:a xlink:type="simple" xlink:href="https://app.pluralsight.com/course-player?clipId=2191aef2-ef7f-4023-8182-ffd4dd16aee4&amp;startTime=143.30000000000007" office:target-frame-name="psplayer" xlink:show="replace" text:style-name="Internet_20_link" text:visited-style-name="Visited_20_Internet_20_Link"><text:span text:style-name="T15">you don't incur any extra hops once you know the location of the services.</text:span></text:a><text:span text:style-name="T18"> </text:span><text:a xlink:type="simple" xlink:href="https://app.pluralsight.com/course-player?clipId=2191aef2-ef7f-4023-8182-ffd4dd16aee4&amp;startTime=148.8" office:target-frame-name="psplayer" xlink:show="replace" text:style-name="Internet_20_link" text:visited-style-name="Visited_20_Internet_20_Link"><text:span text:style-name="T15">Both server-side and client-side load balancing have support</text:span></text:a><text:span text:style-name="T18"> </text:span><text:a xlink:type="simple" xlink:href="https://app.pluralsight.com/course-player?clipId=2191aef2-ef7f-4023-8182-ffd4dd16aee4&amp;startTime=151.46666666666675" office:target-frame-name="psplayer" xlink:show="replace" text:style-name="Internet_20_link" text:visited-style-name="Visited_20_Internet_20_Link"><text:span text:style-name="T15">for various load balancing algorithms.</text:span></text:a><text:span text:style-name="T18"> </text:span><text:a xlink:type="simple" xlink:href="https://app.pluralsight.com/course-player?clipId=2191aef2-ef7f-4023-8182-ffd4dd16aee4&amp;startTime=153.8" office:target-frame-name="psplayer" xlink:show="replace" text:style-name="Internet_20_link" text:visited-style-name="Visited_20_Internet_20_Link"><text:span text:style-name="T15">With server-side load balancing,</text:span></text:a><text:span text:style-name="T18"> </text:span><text:a xlink:type="simple" xlink:href="https://app.pluralsight.com/course-player?clipId=2191aef2-ef7f-4023-8182-ffd4dd16aee4&amp;startTime=155.8" office:target-frame-name="psplayer" xlink:show="replace" text:style-name="Internet_20_link" text:visited-style-name="Visited_20_Internet_20_Link"><text:span text:style-name="T15">the actual load balancing happens outside of the request process,</text:span></text:a><text:span text:style-name="T18"> </text:span><text:a xlink:type="simple" xlink:href="https://app.pluralsight.com/course-player?clipId=2191aef2-ef7f-4023-8182-ffd4dd16aee4&amp;startTime=159.8" office:target-frame-name="psplayer" xlink:show="replace" text:style-name="Internet_20_link" text:visited-style-name="Visited_20_Internet_20_Link"><text:span text:style-name="T15">whereas with client-side load balancing,</text:span></text:a><text:span text:style-name="T18"> </text:span><text:a xlink:type="simple" xlink:href="https://app.pluralsight.com/course-player?clipId=2191aef2-ef7f-4023-8182-ffd4dd16aee4&amp;startTime=162.0222222222223" office:target-frame-name="psplayer" xlink:show="replace" text:style-name="Internet_20_link" text:visited-style-name="Visited_20_Internet_20_Link"><text:span text:style-name="T15">the actual load balancing happens within the request process.</text:span></text:a><text:span text:style-name="T18"> </text:span><text:a xlink:type="simple" xlink:href="https://app.pluralsight.com/course-player?clipId=2191aef2-ef7f-4023-8182-ffd4dd16aee4&amp;startTime=166.0222222222223" office:target-frame-name="psplayer" xlink:show="replace" text:style-name="Internet_20_link" text:visited-style-name="Visited_20_Internet_20_Link"><text:span text:style-name="T15">And lastly, server-side load balancing can be either centralized or distributed,</text:span></text:a><text:span text:style-name="T18"> </text:span><text:a xlink:type="simple" xlink:href="https://app.pluralsight.com/course-player?clipId=2191aef2-ef7f-4023-8182-ffd4dd16aee4&amp;startTime=171.8" office:target-frame-name="psplayer" xlink:show="replace" text:style-name="Internet_20_link" text:visited-style-name="Visited_20_Internet_20_Link"><text:span text:style-name="T15">whereas client-side load balancing is typically distributed.</text:span></text:a><text:span text:style-name="T18"> </text:span><text:a xlink:type="simple" xlink:href="https://app.pluralsight.com/course-player?clipId=2191aef2-ef7f-4023-8182-ffd4dd16aee4&amp;startTime=175.8" office:target-frame-name="psplayer" xlink:show="replace" text:style-name="Internet_20_link" text:visited-style-name="Visited_20_Internet_20_Link"><text:span text:style-name="T15">Given all of these differences,</text:span></text:a><text:span text:style-name="T18"> </text:span><text:a xlink:type="simple" xlink:href="https://app.pluralsight.com/course-player?clipId=2191aef2-ef7f-4023-8182-ffd4dd16aee4&amp;startTime=177.30000000000007" office:target-frame-name="psplayer" xlink:show="replace" text:style-name="Internet_20_link" text:visited-style-name="Visited_20_Internet_20_Link"><text:span text:style-name="T15">it's clear that client-side load balancing is a natural fit for cloud-native architectures.</text:span></text:a></text:p>
      <text:h text:style-name="P3" text:outline-level="3"><text:soft-page-break/><text:a xlink:type="simple" xlink:href="https://app.pluralsight.com/course-player?clipId=33d392d0-81bd-4571-a96a-6d289f1a52fc" office:target-frame-name="psplayer" xlink:show="replace" text:style-name="Internet_20_link" text:visited-style-name="Visited_20_Internet_20_Link"><text:span text:style-name="T15">Getting Started with Spring Cloud and Netflix Ribbon</text:span></text:a></text:h>
      <text:p text:style-name="P5"><text:a xlink:type="simple" xlink:href="https://app.pluralsight.com/course-player?clipId=33d392d0-81bd-4571-a96a-6d289f1a52fc&amp;startTime=0" office:target-frame-name="psplayer" xlink:show="replace" text:style-name="Internet_20_link" text:visited-style-name="Visited_20_Internet_20_Link"><text:span text:style-name="T15">We've set the stage for client-side load balancing.</text:span></text:a><text:span text:style-name="T18"> </text:span><text:a xlink:type="simple" xlink:href="https://app.pluralsight.com/course-player?clipId=33d392d0-81bd-4571-a96a-6d289f1a52fc&amp;startTime=5.033" office:target-frame-name="psplayer" xlink:show="replace" text:style-name="Internet_20_link" text:visited-style-name="Visited_20_Internet_20_Link"><text:span text:style-name="T15">Now let's talk about how to actually implement it with Spring Cloud.</text:span></text:a><text:span text:style-name="T18"> </text:span><text:a xlink:type="simple" xlink:href="https://app.pluralsight.com/course-player?clipId=33d392d0-81bd-4571-a96a-6d289f1a52fc&amp;startTime=10.033" office:target-frame-name="psplayer" xlink:show="replace" text:style-name="Internet_20_link" text:visited-style-name="Visited_20_Internet_20_Link"><text:span text:style-name="T15">As I mentioned in the introduction to this module,</text:span></text:a><text:span text:style-name="T18"> </text:span><text:a xlink:type="simple" xlink:href="https://app.pluralsight.com/course-player?clipId=33d392d0-81bd-4571-a96a-6d289f1a52fc&amp;startTime=12.109923076923069" office:target-frame-name="psplayer" xlink:show="replace" text:style-name="Internet_20_link" text:visited-style-name="Visited_20_Internet_20_Link"><text:span text:style-name="T15">we'll use a library called Netflix Ribbon to</text:span></text:a><text:span text:style-name="T18"> </text:span><text:a xlink:type="simple" xlink:href="https://app.pluralsight.com/course-player?clipId=33d392d0-81bd-4571-a96a-6d289f1a52fc&amp;startTime=14.533" office:target-frame-name="psplayer" xlink:show="replace" text:style-name="Internet_20_link" text:visited-style-name="Visited_20_Internet_20_Link"><text:span text:style-name="T15">implement client-side load balancing.</text:span></text:a><text:span text:style-name="T18"> </text:span><text:a xlink:type="simple" xlink:href="https://app.pluralsight.com/course-player?clipId=33d392d0-81bd-4571-a96a-6d289f1a52fc&amp;startTime=16.033" office:target-frame-name="psplayer" xlink:show="replace" text:style-name="Internet_20_link" text:visited-style-name="Visited_20_Internet_20_Link"><text:span text:style-name="T15">And Netflix Ribbon is an Inter Process Communication library</text:span></text:a><text:span text:style-name="T18"> </text:span><text:a xlink:type="simple" xlink:href="https://app.pluralsight.com/course-player?clipId=33d392d0-81bd-4571-a96a-6d289f1a52fc&amp;startTime=19.30572727272727" office:target-frame-name="psplayer" xlink:show="replace" text:style-name="Internet_20_link" text:visited-style-name="Visited_20_Internet_20_Link"><text:span text:style-name="T15">that has built-in software load balancers.</text:span></text:a><text:span text:style-name="T18"> </text:span><text:a xlink:type="simple" xlink:href="https://app.pluralsight.com/course-player?clipId=33d392d0-81bd-4571-a96a-6d289f1a52fc&amp;startTime=23.033" office:target-frame-name="psplayer" xlink:show="replace" text:style-name="Internet_20_link" text:visited-style-name="Visited_20_Internet_20_Link"><text:span text:style-name="T15">Spring Cloud adds full integration with Netflix</text:span></text:a><text:span text:style-name="T18"> </text:span><text:a xlink:type="simple" xlink:href="https://app.pluralsight.com/course-player?clipId=33d392d0-81bd-4571-a96a-6d289f1a52fc&amp;startTime=27.116333333333326" office:target-frame-name="psplayer" xlink:show="replace" text:style-name="Internet_20_link" text:visited-style-name="Visited_20_Internet_20_Link"><text:span text:style-name="T15">Ribbon to Spring's RestTemplate class.</text:span></text:a><text:span text:style-name="T18"> </text:span><text:a xlink:type="simple" xlink:href="https://app.pluralsight.com/course-player?clipId=33d392d0-81bd-4571-a96a-6d289f1a52fc&amp;startTime=30.033" office:target-frame-name="psplayer" xlink:show="replace" text:style-name="Internet_20_link" text:visited-style-name="Visited_20_Internet_20_Link"><text:span text:style-name="T15">And we'll go into detail about what this exactly means,</text:span></text:a><text:span text:style-name="T18"> </text:span><text:a xlink:type="simple" xlink:href="https://app.pluralsight.com/course-player?clipId=33d392d0-81bd-4571-a96a-6d289f1a52fc&amp;startTime=33.10992307692307" office:target-frame-name="psplayer" xlink:show="replace" text:style-name="Internet_20_link" text:visited-style-name="Visited_20_Internet_20_Link"><text:span text:style-name="T15">but in essence our RestTemplate will now understand how to balance</text:span></text:a><text:span text:style-name="T18"> </text:span><text:a xlink:type="simple" xlink:href="https://app.pluralsight.com/course-player?clipId=33d392d0-81bd-4571-a96a-6d289f1a52fc&amp;startTime=38.033" office:target-frame-name="psplayer" xlink:show="replace" text:style-name="Internet_20_link" text:visited-style-name="Visited_20_Internet_20_Link"><text:span text:style-name="T15">requests across multiple instances of a service.</text:span></text:a><text:span text:style-name="T18"> </text:span><text:a xlink:type="simple" xlink:href="https://app.pluralsight.com/course-player?clipId=33d392d0-81bd-4571-a96a-6d289f1a52fc&amp;startTime=40.851181818181836" office:target-frame-name="psplayer" xlink:show="replace" text:style-name="Internet_20_link" text:visited-style-name="Visited_20_Internet_20_Link"><text:span text:style-name="T15">Spring Cloud also adds features that make it really easy to declare different</text:span></text:a><text:span text:style-name="T18"> </text:span><text:a xlink:type="simple" xlink:href="https://app.pluralsight.com/course-player?clipId=33d392d0-81bd-4571-a96a-6d289f1a52fc&amp;startTime=45.57845454545457" office:target-frame-name="psplayer" xlink:show="replace" text:style-name="Internet_20_link" text:visited-style-name="Visited_20_Internet_20_Link"><text:span text:style-name="T15">types of load balancing algorithms and availability checks.</text:span></text:a><text:span text:style-name="T18"> </text:span><text:a xlink:type="simple" xlink:href="https://app.pluralsight.com/course-player?clipId=33d392d0-81bd-4571-a96a-6d289f1a52fc&amp;startTime=51.033" office:target-frame-name="psplayer" xlink:show="replace" text:style-name="Internet_20_link" text:visited-style-name="Visited_20_Internet_20_Link"><text:span text:style-name="T15">Next, let's talk about how to use Spring Cloud and Netflix Ribbon.</text:span></text:a><text:span text:style-name="T18"> </text:span><text:a xlink:type="simple" xlink:href="https://app.pluralsight.com/course-player?clipId=33d392d0-81bd-4571-a96a-6d289f1a52fc&amp;startTime=54.033" office:target-frame-name="psplayer" xlink:show="replace" text:style-name="Internet_20_link" text:visited-style-name="Visited_20_Internet_20_Link"><text:span text:style-name="T15">And before we get started, just a quick note.</text:span></text:a><text:span text:style-name="T18"> </text:span><text:a xlink:type="simple" xlink:href="https://app.pluralsight.com/course-player?clipId=33d392d0-81bd-4571-a96a-6d289f1a52fc&amp;startTime=57.033" office:target-frame-name="psplayer" xlink:show="replace" text:style-name="Internet_20_link" text:visited-style-name="Visited_20_Internet_20_Link"><text:span text:style-name="T15">In each of these sections I'll explain all of the</text:span></text:a><text:span text:style-name="T18"> </text:span><text:a xlink:type="simple" xlink:href="https://app.pluralsight.com/course-player?clipId=33d392d0-81bd-4571-a96a-6d289f1a52fc&amp;startTime=60.10992307692307" office:target-frame-name="psplayer" xlink:show="replace" text:style-name="Internet_20_link" text:visited-style-name="Visited_20_Internet_20_Link"><text:span text:style-name="T15">steps necessary to kind of get going,</text:span></text:a><text:span text:style-name="T18"> </text:span><text:a xlink:type="simple" xlink:href="https://app.pluralsight.com/course-player?clipId=33d392d0-81bd-4571-a96a-6d289f1a52fc&amp;startTime=62.366333333333344" office:target-frame-name="psplayer" xlink:show="replace" text:style-name="Internet_20_link" text:visited-style-name="Visited_20_Internet_20_Link"><text:span text:style-name="T15">and then at the end we'll walk through a demo where you can follow along.</text:span></text:a><text:span text:style-name="T18"> </text:span><text:a xlink:type="simple" xlink:href="https://app.pluralsight.com/course-player?clipId=33d392d0-81bd-4571-a96a-6d289f1a52fc&amp;startTime=67.48754545454544" office:target-frame-name="psplayer" xlink:show="replace" text:style-name="Internet_20_link" text:visited-style-name="Visited_20_Internet_20_Link"><text:span text:style-name="T15">Using Netflix Ribbon with Spring Cloud is extremely easy,</text:span></text:a><text:span text:style-name="T18"> </text:span><text:a xlink:type="simple" xlink:href="https://app.pluralsight.com/course-player?clipId=33d392d0-81bd-4571-a96a-6d289f1a52fc&amp;startTime=70.76027272727272" office:target-frame-name="psplayer" xlink:show="replace" text:style-name="Internet_20_link" text:visited-style-name="Visited_20_Internet_20_Link"><text:span text:style-name="T15">just like all of the other Spring Cloud projects.</text:span></text:a><text:span text:style-name="T18"> </text:span><text:a xlink:type="simple" xlink:href="https://app.pluralsight.com/course-player?clipId=33d392d0-81bd-4571-a96a-6d289f1a52fc&amp;startTime=74.033" office:target-frame-name="psplayer" xlink:show="replace" text:style-name="Internet_20_link" text:visited-style-name="Visited_20_Internet_20_Link"><text:span text:style-name="T15">In your dependencyManagement section of your pom.</text:span></text:a><text:span text:style-name="T18"> </text:span><text:a xlink:type="simple" xlink:href="https://app.pluralsight.com/course-player?clipId=33d392d0-81bd-4571-a96a-6d289f1a52fc&amp;startTime=76.57845454545452" office:target-frame-name="psplayer" xlink:show="replace" text:style-name="Internet_20_link" text:visited-style-name="Visited_20_Internet_20_Link"><text:span text:style-name="T15">xml, define a new dependency on spring-cloud-dependencies.</text:span></text:a><text:span text:style-name="T18"> </text:span><text:a xlink:type="simple" xlink:href="https://app.pluralsight.com/course-player?clipId=33d392d0-81bd-4571-a96a-6d289f1a52fc&amp;startTime=79.69966666666667" office:target-frame-name="psplayer" xlink:show="replace" text:style-name="Internet_20_link" text:visited-style-name="Visited_20_Internet_20_Link"><text:span text:style-name="T15">And make sure that it's of type pom and has a scope of import.</text:span></text:a><text:span text:style-name="T18"> </text:span><text:a xlink:type="simple" xlink:href="https://app.pluralsight.com/course-player?clipId=33d392d0-81bd-4571-a96a-6d289f1a52fc&amp;startTime=86.1099230769231" office:target-frame-name="psplayer" xlink:show="replace" text:style-name="Internet_20_link" text:visited-style-name="Visited_20_Internet_20_Link"><text:span text:style-name="T15">Still within your pom.</text:span></text:a><text:span text:style-name="T18"> </text:span><text:a xlink:type="simple" xlink:href="https://app.pluralsight.com/course-player?clipId=33d392d0-81bd-4571-a96a-6d289f1a52fc&amp;startTime=87.64838461538464" office:target-frame-name="psplayer" xlink:show="replace" text:style-name="Internet_20_link" text:visited-style-name="Visited_20_Internet_20_Link"><text:span text:style-name="T15">xml, in the dependency section,</text:span></text:a><text:span text:style-name="T18"> </text:span><text:a xlink:type="simple" xlink:href="https://app.pluralsight.com/course-player?clipId=33d392d0-81bd-4571-a96a-6d289f1a52fc&amp;startTime=90.43299999999998" office:target-frame-name="psplayer" xlink:show="replace" text:style-name="Internet_20_link" text:visited-style-name="Visited_20_Internet_20_Link"><text:span text:style-name="T15">define a new dependency on spring-cloud-starter-ribbon.</text:span></text:a><text:span text:style-name="T18"> </text:span><text:a xlink:type="simple" xlink:href="https://app.pluralsight.com/course-player?clipId=33d392d0-81bd-4571-a96a-6d289f1a52fc&amp;startTime=94.033" office:target-frame-name="psplayer" xlink:show="replace" text:style-name="Internet_20_link" text:visited-style-name="Visited_20_Internet_20_Link"><text:span text:style-name="T15">Spring Cloud's Netflix Ribbon support adds two new annotations.</text:span></text:a><text:span text:style-name="T18"> </text:span><text:a xlink:type="simple" xlink:href="https://app.pluralsight.com/course-player?clipId=33d392d0-81bd-4571-a96a-6d289f1a52fc&amp;startTime=99.033" office:target-frame-name="psplayer" xlink:show="replace" text:style-name="Internet_20_link" text:visited-style-name="Visited_20_Internet_20_Link"><text:span text:style-name="T15">The first one is the @LoadBalanced annotation,</text:span></text:a><text:span text:style-name="T18"> </text:span><text:a xlink:type="simple" xlink:href="https://app.pluralsight.com/course-player?clipId=33d392d0-81bd-4571-a96a-6d289f1a52fc&amp;startTime=101.57845454545452" office:target-frame-name="psplayer" xlink:show="replace" text:style-name="Internet_20_link" text:visited-style-name="Visited_20_Internet_20_Link"><text:span text:style-name="T15">and this annotation is used when you're creating a RestTemplate.</text:span></text:a><text:span text:style-name="T18"> </text:span><text:a xlink:type="simple" xlink:href="https://app.pluralsight.com/course-player?clipId=33d392d0-81bd-4571-a96a-6d289f1a52fc&amp;startTime=105.53300000000003" office:target-frame-name="psplayer" xlink:show="replace" text:style-name="Internet_20_link" text:visited-style-name="Visited_20_Internet_20_Link"><text:span text:style-name="T15">And it's used to mark that that RestTemplate should be a load balanced</text:span></text:a><text:span text:style-name="T18"> </text:span><text:a xlink:type="simple" xlink:href="https://app.pluralsight.com/course-player?clipId=33d392d0-81bd-4571-a96a-6d289f1a52fc&amp;startTime=110.57845454545452" office:target-frame-name="psplayer" xlink:show="replace" text:style-name="Internet_20_link" text:visited-style-name="Visited_20_Internet_20_Link"><text:span text:style-name="T15">RestTemplate as opposed to just a standard RestTemplate.</text:span></text:a><text:span text:style-name="T18"> </text:span><text:a xlink:type="simple" xlink:href="https://app.pluralsight.com/course-player?clipId=33d392d0-81bd-4571-a96a-6d289f1a52fc&amp;startTime=113.81077777777777" office:target-frame-name="psplayer" xlink:show="replace" text:style-name="Internet_20_link" text:visited-style-name="Visited_20_Internet_20_Link"><text:span text:style-name="T15">The second annotation is the @RibbonClient annotation,</text:span></text:a><text:span text:style-name="T18"> </text:span><text:a xlink:type="simple" xlink:href="https://app.pluralsight.com/course-player?clipId=33d392d0-81bd-4571-a96a-6d289f1a52fc&amp;startTime=117.23299999999999" office:target-frame-name="psplayer" xlink:show="replace" text:style-name="Internet_20_link" text:visited-style-name="Visited_20_Internet_20_Link"><text:span text:style-name="T15">and this annotation is mainly for configuration purposes.</text:span></text:a><text:span text:style-name="T18"> </text:span><text:a xlink:type="simple" xlink:href="https://app.pluralsight.com/course-player?clipId=33d392d0-81bd-4571-a96a-6d289f1a52fc&amp;startTime=122.033" office:target-frame-name="psplayer" xlink:show="replace" text:style-name="Internet_20_link" text:visited-style-name="Visited_20_Internet_20_Link"><text:span text:style-name="T15">You would use it to configure a custom Ribbon client,</text:span></text:a><text:span text:style-name="T18"> </text:span><text:a xlink:type="simple" xlink:href="https://app.pluralsight.com/course-player?clipId=33d392d0-81bd-4571-a96a-6d289f1a52fc&amp;startTime=125.60442857142861" office:target-frame-name="psplayer" xlink:show="replace" text:style-name="Internet_20_link" text:visited-style-name="Visited_20_Internet_20_Link"><text:span text:style-name="T15">as well as when you're not using service discovery to</text:span></text:a><text:span text:style-name="T18"> </text:span><text:a xlink:type="simple" xlink:href="https://app.pluralsight.com/course-player?clipId=33d392d0-81bd-4571-a96a-6d289f1a52fc&amp;startTime=129.2665" office:target-frame-name="psplayer" xlink:show="replace" text:style-name="Internet_20_link" text:visited-style-name="Visited_20_Internet_20_Link"><text:span text:style-name="T15">set up an actual Ribbon client. Let's look at how to use the @LoadBalanced annotation first.</text:span></text:a></text:p>
      <text:h text:style-name="P3" text:outline-level="3"><text:a xlink:type="simple" xlink:href="https://app.pluralsight.com/course-player?clipId=b00ff3c5-1796-4271-bf28-0b7ae8e2368c" office:target-frame-name="psplayer" xlink:show="replace" text:style-name="Internet_20_link" text:visited-style-name="Visited_20_Internet_20_Link"><text:span text:style-name="T15">Using the @LoadBalanced Annotation</text:span></text:a></text:h>
      <text:p text:style-name="P5"><text:a xlink:type="simple" xlink:href="https://app.pluralsight.com/course-player?clipId=b00ff3c5-1796-4271-bf28-0b7ae8e2368c&amp;startTime=1.1" office:target-frame-name="psplayer" xlink:show="replace" text:style-name="Internet_20_link" text:visited-style-name="Visited_20_Internet_20_Link"><text:span text:style-name="T15">It's really easy to get started and create a load balanced RestTemplate.</text:span></text:a><text:span text:style-name="T18"> </text:span><text:a xlink:type="simple" xlink:href="https://app.pluralsight.com/course-player?clipId=b00ff3c5-1796-4271-bf28-0b7ae8e2368c&amp;startTime=6.1" office:target-frame-name="psplayer" xlink:show="replace" text:style-name="Internet_20_link" text:visited-style-name="Visited_20_Internet_20_Link"><text:span text:style-name="T15">In your @Configuration class,</text:span></text:a><text:span text:style-name="T18"> </text:span><text:a xlink:type="simple" xlink:href="https://app.pluralsight.com/course-player?clipId=b00ff3c5-1796-4271-bf28-0b7ae8e2368c&amp;startTime=7.554545454545453" office:target-frame-name="psplayer" xlink:show="replace" text:style-name="Internet_20_link" text:visited-style-name="Visited_20_Internet_20_Link"><text:span text:style-name="T15">you define a new method annotated with @Bean that returns a new RestTemplate.</text:span></text:a><text:span text:style-name="T18"> </text:span><text:a xlink:type="simple" xlink:href="https://app.pluralsight.com/course-player?clipId=b00ff3c5-1796-4271-bf28-0b7ae8e2368c&amp;startTime=12.82727272727273" office:target-frame-name="psplayer" xlink:show="replace" text:style-name="Internet_20_link" text:visited-style-name="Visited_20_Internet_20_Link"><text:span text:style-name="T15">Then you annotate that same method with the @LoadBalanced annotation.</text:span></text:a><text:span text:style-name="T18"> </text:span><text:a xlink:type="simple" xlink:href="https://app.pluralsight.com/course-player?clipId=b00ff3c5-1796-4271-bf28-0b7ae8e2368c&amp;startTime=17.372727272727268" office:target-frame-name="psplayer" xlink:show="replace" text:style-name="Internet_20_link" text:visited-style-name="Visited_20_Internet_20_Link"><text:span text:style-name="T15">And what this does is it tells Spring that the</text:span></text:a><text:span text:style-name="T18"> </text:span><text:a xlink:type="simple" xlink:href="https://app.pluralsight.com/course-player?clipId=b00ff3c5-1796-4271-bf28-0b7ae8e2368c&amp;startTime=21.43333333333333" office:target-frame-name="psplayer" xlink:show="replace" text:style-name="Internet_20_link" text:visited-style-name="Visited_20_Internet_20_Link"><text:span text:style-name="T15">RestTemplate should support load balancing.</text:span></text:a><text:span text:style-name="T18"> </text:span><text:a xlink:type="simple" xlink:href="https://app.pluralsight.com/course-player?clipId=b00ff3c5-1796-4271-bf28-0b7ae8e2368c&amp;startTime=23.1" office:target-frame-name="psplayer" xlink:show="replace" text:style-name="Internet_20_link" text:visited-style-name="Visited_20_Internet_20_Link"><text:span text:style-name="T15">And what that means behind the scenes is that the RestTemplate</text:span></text:a><text:span text:style-name="T18"> </text:span><text:a xlink:type="simple" xlink:href="https://app.pluralsight.com/course-player?clipId=b00ff3c5-1796-4271-bf28-0b7ae8e2368c&amp;startTime=25.85" office:target-frame-name="psplayer" xlink:show="replace" text:style-name="Internet_20_link" text:visited-style-name="Visited_20_Internet_20_Link"><text:span text:style-name="T15">that's returned will actually have an interceptor,</text:span></text:a><text:span text:style-name="T18"> </text:span><text:a xlink:type="simple" xlink:href="https://app.pluralsight.com/course-player?clipId=b00ff3c5-1796-4271-bf28-0b7ae8e2368c&amp;startTime=30.10000000000001" office:target-frame-name="psplayer" xlink:show="replace" text:style-name="Internet_20_link" text:visited-style-name="Visited_20_Internet_20_Link"><text:span text:style-name="T15">a RestTemplate interceptor,</text:span></text:a><text:span text:style-name="T18"> </text:span><text:a xlink:type="simple" xlink:href="https://app.pluralsight.com/course-player?clipId=b00ff3c5-1796-4271-bf28-0b7ae8e2368c&amp;startTime=32.1" office:target-frame-name="psplayer" xlink:show="replace" text:style-name="Internet_20_link" text:visited-style-name="Visited_20_Internet_20_Link"><text:span text:style-name="T15">that utilizes the Ribbon load balancer client to actually call our</text:span></text:a><text:span text:style-name="T18"> </text:span><text:a xlink:type="simple" xlink:href="https://app.pluralsight.com/course-player?clipId=b00ff3c5-1796-4271-bf28-0b7ae8e2368c&amp;startTime=37.1" office:target-frame-name="psplayer" xlink:show="replace" text:style-name="Internet_20_link" text:visited-style-name="Visited_20_Internet_20_Link"><text:span text:style-name="T15">services and balance between the different instances.</text:span></text:a><text:span text:style-name="T18"> </text:span><text:a xlink:type="simple" xlink:href="https://app.pluralsight.com/course-player?clipId=b00ff3c5-1796-4271-bf28-0b7ae8e2368c&amp;startTime=41.1" office:target-frame-name="psplayer" xlink:show="replace" text:style-name="Internet_20_link" text:visited-style-name="Visited_20_Internet_20_Link"><text:span text:style-name="T15">And, by default, it'll use a round-robin algorithm for distributing that load.</text:span></text:a><text:span text:style-name="T18"> </text:span><text:a xlink:type="simple" xlink:href="https://app.pluralsight.com/course-player?clipId=b00ff3c5-1796-4271-bf28-0b7ae8e2368c&amp;startTime=47.1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b00ff3c5-1796-4271-bf28-0b7ae8e2368c&amp;startTime=47.35" office:target-frame-name="psplayer" xlink:show="replace" text:style-name="Internet_20_link" text:visited-style-name="Visited_20_Internet_20_Link"><text:span text:style-name="T15">let's look at how you would actually use this load balanced</text:span></text:a><text:span text:style-name="T18"> </text:span><text:a xlink:type="simple" xlink:href="https://app.pluralsight.com/course-player?clipId=b00ff3c5-1796-4271-bf28-0b7ae8e2368c&amp;startTime=50.1" office:target-frame-name="psplayer" xlink:show="replace" text:style-name="Internet_20_link" text:visited-style-name="Visited_20_Internet_20_Link"><text:span text:style-name="T15">RestTemplate if you were trying to call a service and you</text:span></text:a><text:span text:style-name="T18"> </text:span><text:a xlink:type="simple" xlink:href="https://app.pluralsight.com/course-player?clipId=b00ff3c5-1796-4271-bf28-0b7ae8e2368c&amp;startTime=54.499999999999986" office:target-frame-name="psplayer" xlink:show="replace" text:style-name="Internet_20_link" text:visited-style-name="Visited_20_Internet_20_Link"><text:span text:style-name="T15">were using service discovery.</text:span></text:a><text:span text:style-name="T18"> </text:span><text:a xlink:type="simple" xlink:href="https://app.pluralsight.com/course-player?clipId=b00ff3c5-1796-4271-bf28-0b7ae8e2368c&amp;startTime=56.1" office:target-frame-name="psplayer" xlink:show="replace" text:style-name="Internet_20_link" text:visited-style-name="Visited_20_Internet_20_Link"><text:span text:style-name="T15">Suppose you had two instances of a service called my-service running</text:span></text:a><text:span text:style-name="T18"> </text:span><text:a xlink:type="simple" xlink:href="https://app.pluralsight.com/course-player?clipId=b00ff3c5-1796-4271-bf28-0b7ae8e2368c&amp;startTime=60.1" office:target-frame-name="psplayer" xlink:show="replace" text:style-name="Internet_20_link" text:visited-style-name="Visited_20_Internet_20_Link"><text:span text:style-name="T15">on port 9000 on multiple servers at mycompany.</text:span></text:a><text:span text:style-name="T18"> </text:span><text:a xlink:type="simple" xlink:href="https://app.pluralsight.com/course-player?clipId=b00ff3c5-1796-4271-bf28-0b7ae8e2368c&amp;startTime=65.43333333333334" office:target-frame-name="psplayer" xlink:show="replace" text:style-name="Internet_20_link" text:visited-style-name="Visited_20_Internet_20_Link"><text:span text:style-name="T15">com.</text:span></text:a><text:span text:style-name="T18"> </text:span><text:a xlink:type="simple" xlink:href="https://app.pluralsight.com/course-player?clipId=b00ff3c5-1796-4271-bf28-0b7ae8e2368c&amp;startTime=66.1" office:target-frame-name="psplayer" xlink:show="replace" text:style-name="Internet_20_link" text:visited-style-name="Visited_20_Internet_20_Link"><text:span text:style-name="T15">And also suppose that my-service was discoverable via service discovery.</text:span></text:a><text:span text:style-name="T18"> </text:span><text:a xlink:type="simple" xlink:href="https://app.pluralsight.com/course-player?clipId=b00ff3c5-1796-4271-bf28-0b7ae8e2368c&amp;startTime=71.1" office:target-frame-name="psplayer" xlink:show="replace" text:style-name="Internet_20_link" text:visited-style-name="Visited_20_Internet_20_Link"><text:span text:style-name="T15">Instead of passing the mycompany.</text:span></text:a><text:span text:style-name="T18"> </text:span><text:a xlink:type="simple" xlink:href="https://app.pluralsight.com/course-player?clipId=b00ff3c5-1796-4271-bf28-0b7ae8e2368c&amp;startTime=73.18333333333335" office:target-frame-name="psplayer" xlink:show="replace" text:style-name="Internet_20_link" text:visited-style-name="Visited_20_Internet_20_Link"><text:span text:style-name="T15">com URL or IP address to the RestTemplate,</text:span></text:a><text:span text:style-name="T18"> </text:span><text:a xlink:type="simple" xlink:href="https://app.pluralsight.com/course-player?clipId=b00ff3c5-1796-4271-bf28-0b7ae8e2368c&amp;startTime=76.55454545454545" office:target-frame-name="psplayer" xlink:show="replace" text:style-name="Internet_20_link" text:visited-style-name="Visited_20_Internet_20_Link"><text:span text:style-name="T15">you can actually pass a URL that uses a logical</text:span></text:a><text:span text:style-name="T18"> </text:span><text:a xlink:type="simple" xlink:href="https://app.pluralsight.com/course-player?clipId=b00ff3c5-1796-4271-bf28-0b7ae8e2368c&amp;startTime=81.1" office:target-frame-name="psplayer" xlink:show="replace" text:style-name="Internet_20_link" text:visited-style-name="Visited_20_Internet_20_Link"><text:span text:style-name="T15">identifier to represent the service.</text:span></text:a><text:span text:style-name="T18"> </text:span><text:a xlink:type="simple" xlink:href="https://app.pluralsight.com/course-player?clipId=b00ff3c5-1796-4271-bf28-0b7ae8e2368c&amp;startTime=82.9181818181818" office:target-frame-name="psplayer" xlink:show="replace" text:style-name="Internet_20_link" text:visited-style-name="Visited_20_Internet_20_Link"><text:span text:style-name="T15">In this case, we've used the logical identifier my-service.</text:span></text:a><text:span text:style-name="T18"> </text:span><text:a xlink:type="simple" xlink:href="https://app.pluralsight.com/course-player?clipId=b00ff3c5-1796-4271-bf28-0b7ae8e2368c&amp;startTime=86.46363636363635" office:target-frame-name="psplayer" xlink:show="replace" text:style-name="Internet_20_link" text:visited-style-name="Visited_20_Internet_20_Link"><text:span text:style-name="T15">And this is the same name that the service is registered</text:span></text:a><text:span text:style-name="T18"> </text:span><text:a xlink:type="simple" xlink:href="https://app.pluralsight.com/course-player?clipId=b00ff3c5-1796-4271-bf28-0b7ae8e2368c&amp;startTime=91.43333333333332" office:target-frame-name="psplayer" xlink:show="replace" text:style-name="Internet_20_link" text:visited-style-name="Visited_20_Internet_20_Link"><text:span text:style-name="T15">under at the Service Discovery Server.</text:span></text:a><text:span text:style-name="T18"> </text:span><text:a xlink:type="simple" xlink:href="https://app.pluralsight.com/course-player?clipId=b00ff3c5-1796-4271-bf28-0b7ae8e2368c&amp;startTime=94.1" office:target-frame-name="psplayer" xlink:show="replace" text:style-name="Internet_20_link" text:visited-style-name="Visited_20_Internet_20_Link"><text:span text:style-name="T15">And at runtime the RestTemplate will function as the client-side load balancer.</text:span></text:a><text:span text:style-name="T18"> </text:span><text:a xlink:type="simple" xlink:href="https://app.pluralsight.com/course-player?clipId=b00ff3c5-1796-4271-bf28-0b7ae8e2368c&amp;startTime=100.1" office:target-frame-name="psplayer" xlink:show="replace" text:style-name="Internet_20_link" text:visited-style-name="Visited_20_Internet_20_Link"><text:span text:style-name="T15">And it'll use service discovery to resolve the real location of the</text:span></text:a><text:span text:style-name="T18"> </text:span><text:a xlink:type="simple" xlink:href="https://app.pluralsight.com/course-player?clipId=b00ff3c5-1796-4271-bf28-0b7ae8e2368c&amp;startTime=105.1" office:target-frame-name="psplayer" xlink:show="replace" text:style-name="Internet_20_link" text:visited-style-name="Visited_20_Internet_20_Link"><text:span text:style-name="T15">my-service instances and then use the configured load balancing algorithm to distribute the load between them.</text:span></text:a></text:p>
      <text:h text:style-name="P3" text:outline-level="3"><text:soft-page-break/><text:a xlink:type="simple" xlink:href="https://app.pluralsight.com/course-player?clipId=39a09f8a-9580-48ec-87bf-071a2472c4d8" office:target-frame-name="psplayer" xlink:show="replace" text:style-name="Internet_20_link" text:visited-style-name="Visited_20_Internet_20_Link"><text:span text:style-name="T15">Demo: Load Balancing Using Ribbon with Service Discovery</text:span></text:a></text:h>
      <text:p text:style-name="P5"><text:a xlink:type="simple" xlink:href="https://app.pluralsight.com/course-player?clipId=39a09f8a-9580-48ec-87bf-071a2472c4d8&amp;startTime=0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39a09f8a-9580-48ec-87bf-071a2472c4d8&amp;startTime=1.26125" office:target-frame-name="psplayer" xlink:show="replace" text:style-name="Internet_20_link" text:visited-style-name="Visited_20_Internet_20_Link"><text:span text:style-name="T15">we'll set up a Ribbon client that utilizes service discovery and</text:span></text:a><text:span text:style-name="T18"> </text:span><text:a xlink:type="simple" xlink:href="https://app.pluralsight.com/course-player?clipId=39a09f8a-9580-48ec-87bf-071a2472c4d8&amp;startTime=6.045" office:target-frame-name="psplayer" xlink:show="replace" text:style-name="Internet_20_link" text:visited-style-name="Visited_20_Internet_20_Link"><text:span text:style-name="T15">balances requests between multiple instances of a service.</text:span></text:a><text:span text:style-name="T18"> </text:span><text:a xlink:type="simple" xlink:href="https://app.pluralsight.com/course-player?clipId=39a09f8a-9580-48ec-87bf-071a2472c4d8&amp;startTime=10.045" office:target-frame-name="psplayer" xlink:show="replace" text:style-name="Internet_20_link" text:visited-style-name="Visited_20_Internet_20_Link"><text:span text:style-name="T15">Since we'll be using service discovery to locate the instances of the service,</text:span></text:a><text:span text:style-name="T18"> </text:span><text:a xlink:type="simple" xlink:href="https://app.pluralsight.com/course-player?clipId=39a09f8a-9580-48ec-87bf-071a2472c4d8&amp;startTime=14.408636363636363" office:target-frame-name="psplayer" xlink:show="replace" text:style-name="Internet_20_link" text:visited-style-name="Visited_20_Internet_20_Link"><text:span text:style-name="T15">we'll need to have a Service Discovery Server set up.</text:span></text:a><text:span text:style-name="T18"> </text:span><text:a xlink:type="simple" xlink:href="https://app.pluralsight.com/course-player?clipId=39a09f8a-9580-48ec-87bf-071a2472c4d8&amp;startTime=18.045" office:target-frame-name="psplayer" xlink:show="replace" text:style-name="Internet_20_link" text:visited-style-name="Visited_20_Internet_20_Link"><text:span text:style-name="T15">If you've been following along in the previous modules of the course,</text:span></text:a><text:span text:style-name="T18"> </text:span><text:a xlink:type="simple" xlink:href="https://app.pluralsight.com/course-player?clipId=39a09f8a-9580-48ec-87bf-071a2472c4d8&amp;startTime=21.045" office:target-frame-name="psplayer" xlink:show="replace" text:style-name="Internet_20_link" text:visited-style-name="Visited_20_Internet_20_Link"><text:span text:style-name="T15">you should already have the discovery server set up within your IDE.</text:span></text:a><text:span text:style-name="T18"> </text:span><text:a xlink:type="simple" xlink:href="https://app.pluralsight.com/course-player?clipId=39a09f8a-9580-48ec-87bf-071a2472c4d8&amp;startTime=25.045" office:target-frame-name="psplayer" xlink:show="replace" text:style-name="Internet_20_link" text:visited-style-name="Visited_20_Internet_20_Link"><text:span text:style-name="T15">If not, you'll need to grab the project from GitHub at github.</text:span></text:a><text:span text:style-name="T18"> </text:span><text:a xlink:type="simple" xlink:href="https://app.pluralsight.com/course-player?clipId=39a09f8a-9580-48ec-87bf-071a2472c4d8&amp;startTime=29.21166666666667" office:target-frame-name="psplayer" xlink:show="replace" text:style-name="Internet_20_link" text:visited-style-name="Visited_20_Internet_20_Link"><text:span text:style-name="T15">com/dustinschultz/scf-discovery-server, and then import that into your IDE.</text:span></text:a><text:span text:style-name="T18"> </text:span><text:a xlink:type="simple" xlink:href="https://app.pluralsight.com/course-player?clipId=39a09f8a-9580-48ec-87bf-071a2472c4d8&amp;startTime=36.045" office:target-frame-name="psplayer" xlink:show="replace" text:style-name="Internet_20_link" text:visited-style-name="Visited_20_Internet_20_Link"><text:span text:style-name="T15">Once you have the discovery server set up, we're ready to get started.</text:span></text:a><text:span text:style-name="T18"> </text:span><text:a xlink:type="simple" xlink:href="https://app.pluralsight.com/course-player?clipId=39a09f8a-9580-48ec-87bf-071a2472c4d8&amp;startTime=40.045" office:target-frame-name="psplayer" xlink:show="replace" text:style-name="Internet_20_link" text:visited-style-name="Visited_20_Internet_20_Link"><text:span text:style-name="T15">Open up a browser and head over to start.</text:span></text:a><text:span text:style-name="T18"> </text:span><text:a xlink:type="simple" xlink:href="https://app.pluralsight.com/course-player?clipId=39a09f8a-9580-48ec-87bf-071a2472c4d8&amp;startTime=43.3177272727273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39a09f8a-9580-48ec-87bf-071a2472c4d8&amp;startTime=43.68136363636367" office:target-frame-name="psplayer" xlink:show="replace" text:style-name="Internet_20_link" text:visited-style-name="Visited_20_Internet_20_Link"><text:span text:style-name="T15">io.</text:span></text:a><text:span text:style-name="T18"> </text:span><text:a xlink:type="simple" xlink:href="https://app.pluralsight.com/course-player?clipId=39a09f8a-9580-48ec-87bf-071a2472c4d8&amp;startTime=44.045" office:target-frame-name="psplayer" xlink:show="replace" text:style-name="Internet_20_link" text:visited-style-name="Visited_20_Internet_20_Link"><text:span text:style-name="T15">In the Group section, change this to io.</text:span></text:a><text:span text:style-name="T18"> </text:span><text:a xlink:type="simple" xlink:href="https://app.pluralsight.com/course-player?clipId=39a09f8a-9580-48ec-87bf-071a2472c4d8&amp;startTime=48.045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39a09f8a-9580-48ec-87bf-071a2472c4d8&amp;startTime=48.545" office:target-frame-name="psplayer" xlink:show="replace" text:style-name="Internet_20_link" text:visited-style-name="Visited_20_Internet_20_Link"><text:span text:style-name="T15">dustin.</text:span></text:a><text:span text:style-name="T18"> </text:span><text:a xlink:type="simple" xlink:href="https://app.pluralsight.com/course-player?clipId=39a09f8a-9580-48ec-87bf-071a2472c4d8&amp;startTime=49.045" office:target-frame-name="psplayer" xlink:show="replace" text:style-name="Internet_20_link" text:visited-style-name="Visited_20_Internet_20_Link"><text:span text:style-name="T15">And then for the name of the artifact,</text:span></text:a><text:span text:style-name="T18"> </text:span><text:a xlink:type="simple" xlink:href="https://app.pluralsight.com/course-player?clipId=39a09f8a-9580-48ec-87bf-071a2472c4d8&amp;startTime=50.27576923076923" office:target-frame-name="psplayer" xlink:show="replace" text:style-name="Internet_20_link" text:visited-style-name="Visited_20_Internet_20_Link"><text:span text:style-name="T15">we're going to call this ribbon-time-service.</text:span></text:a><text:span text:style-name="T18"> </text:span><text:a xlink:type="simple" xlink:href="https://app.pluralsight.com/course-player?clipId=39a09f8a-9580-48ec-87bf-071a2472c4d8&amp;startTime=51.67" office:target-frame-name="psplayer" xlink:show="replace" text:style-name="Internet_20_link" text:visited-style-name="Visited_20_Internet_20_Link"><text:span text:style-name="T15">In the Dependencies section,</text:span></text:a><text:span text:style-name="T18"> </text:span><text:a xlink:type="simple" xlink:href="https://app.pluralsight.com/course-player?clipId=39a09f8a-9580-48ec-87bf-071a2472c4d8&amp;startTime=54.17" office:target-frame-name="psplayer" xlink:show="replace" text:style-name="Internet_20_link" text:visited-style-name="Visited_20_Internet_20_Link"><text:span text:style-name="T15">add the Web dependency and the Eureka Discovery dependency.</text:span></text:a><text:span text:style-name="T18"> </text:span><text:a xlink:type="simple" xlink:href="https://app.pluralsight.com/course-player?clipId=39a09f8a-9580-48ec-87bf-071a2472c4d8&amp;startTime=60.045" office:target-frame-name="psplayer" xlink:show="replace" text:style-name="Internet_20_link" text:visited-style-name="Visited_20_Internet_20_Link"><text:span text:style-name="T15">Once you have everything filled out, click the Generate Project button,</text:span></text:a><text:span text:style-name="T18"> </text:span><text:a xlink:type="simple" xlink:href="https://app.pluralsight.com/course-player?clipId=39a09f8a-9580-48ec-87bf-071a2472c4d8&amp;startTime=63.345" office:target-frame-name="psplayer" xlink:show="replace" text:style-name="Internet_20_link" text:visited-style-name="Visited_20_Internet_20_Link"><text:span text:style-name="T15">and it'll create and download a zip for you.</text:span></text:a><text:span text:style-name="T18"> </text:span><text:a xlink:type="simple" xlink:href="https://app.pluralsight.com/course-player?clipId=39a09f8a-9580-48ec-87bf-071a2472c4d8&amp;startTime=66.045" office:target-frame-name="psplayer" xlink:show="replace" text:style-name="Internet_20_link" text:visited-style-name="Visited_20_Internet_20_Link"><text:span text:style-name="T15">Still on the SPRING INITIALIZR page,</text:span></text:a><text:span text:style-name="T18"> </text:span><text:a xlink:type="simple" xlink:href="https://app.pluralsight.com/course-player?clipId=39a09f8a-9580-48ec-87bf-071a2472c4d8&amp;startTime=68.22681818181816" office:target-frame-name="psplayer" xlink:show="replace" text:style-name="Internet_20_link" text:visited-style-name="Visited_20_Internet_20_Link"><text:span text:style-name="T15">change the artifact name from ribbon-time-service to ribbon-tie-app.</text:span></text:a><text:span text:style-name="T18"> </text:span><text:a xlink:type="simple" xlink:href="https://app.pluralsight.com/course-player?clipId=39a09f8a-9580-48ec-87bf-071a2472c4d8&amp;startTime=72.18785714285713" office:target-frame-name="psplayer" xlink:show="replace" text:style-name="Internet_20_link" text:visited-style-name="Visited_20_Internet_20_Link"><text:span text:style-name="T15">Then, in the Dependencies section, add a new dependency on Ribbon.</text:span></text:a><text:span text:style-name="T18"> </text:span><text:a xlink:type="simple" xlink:href="https://app.pluralsight.com/course-player?clipId=39a09f8a-9580-48ec-87bf-071a2472c4d8&amp;startTime=78.22681818181817" office:target-frame-name="psplayer" xlink:show="replace" text:style-name="Internet_20_link" text:visited-style-name="Visited_20_Internet_20_Link"><text:span text:style-name="T15">Again, once you have everything filled out,</text:span></text:a><text:span text:style-name="T18"> </text:span><text:a xlink:type="simple" xlink:href="https://app.pluralsight.com/course-player?clipId=39a09f8a-9580-48ec-87bf-071a2472c4d8&amp;startTime=81.17" office:target-frame-name="psplayer" xlink:show="replace" text:style-name="Internet_20_link" text:visited-style-name="Visited_20_Internet_20_Link"><text:span text:style-name="T15">click the Generate Project button, and that'll create and download a zip for you.</text:span></text:a><text:span text:style-name="T18"> </text:span><text:a xlink:type="simple" xlink:href="https://app.pluralsight.com/course-player?clipId=39a09f8a-9580-48ec-87bf-071a2472c4d8&amp;startTime=86.045" office:target-frame-name="psplayer" xlink:show="replace" text:style-name="Internet_20_link" text:visited-style-name="Visited_20_Internet_20_Link"><text:span text:style-name="T15">Unzip both of those zip files and head back to your IDE.</text:span></text:a><text:span text:style-name="T18"> </text:span><text:a xlink:type="simple" xlink:href="https://app.pluralsight.com/course-player?clipId=39a09f8a-9580-48ec-87bf-071a2472c4d8&amp;startTime=90.045" office:target-frame-name="psplayer" xlink:show="replace" text:style-name="Internet_20_link" text:visited-style-name="Visited_20_Internet_20_Link"><text:span text:style-name="T15">I've already imported the ribbon-time-service,</text:span></text:a><text:span text:style-name="T18"> </text:span><text:a xlink:type="simple" xlink:href="https://app.pluralsight.com/course-player?clipId=39a09f8a-9580-48ec-87bf-071a2472c4d8&amp;startTime=91.71166666666664" office:target-frame-name="psplayer" xlink:show="replace" text:style-name="Internet_20_link" text:visited-style-name="Visited_20_Internet_20_Link"><text:span text:style-name="T15">so let's quickly import the ribbon-time-app.</text:span></text:a><text:span text:style-name="T18"> </text:span><text:a xlink:type="simple" xlink:href="https://app.pluralsight.com/course-player?clipId=39a09f8a-9580-48ec-87bf-071a2472c4d8&amp;startTime=93.84500000000001" office:target-frame-name="psplayer" xlink:show="replace" text:style-name="Internet_20_link" text:visited-style-name="Visited_20_Internet_20_Link"><text:span text:style-name="T15">Right-click on the empty area within the Package Explorer,</text:span></text:a><text:span text:style-name="T18"> </text:span><text:a xlink:type="simple" xlink:href="https://app.pluralsight.com/course-player?clipId=39a09f8a-9580-48ec-87bf-071a2472c4d8&amp;startTime=97.645" office:target-frame-name="psplayer" xlink:show="replace" text:style-name="Internet_20_link" text:visited-style-name="Visited_20_Internet_20_Link"><text:span text:style-name="T15">go to Import, choose Existing Maven Projects,</text:span></text:a><text:span text:style-name="T18"> </text:span><text:a xlink:type="simple" xlink:href="https://app.pluralsight.com/course-player?clipId=39a09f8a-9580-48ec-87bf-071a2472c4d8&amp;startTime=101.84499999999996" office:target-frame-name="psplayer" xlink:show="replace" text:style-name="Internet_20_link" text:visited-style-name="Visited_20_Internet_20_Link"><text:span text:style-name="T15">click Next, click Browse, browse to the location of the downloaded zip file,</text:span></text:a><text:span text:style-name="T18"> </text:span><text:a xlink:type="simple" xlink:href="https://app.pluralsight.com/course-player?clipId=39a09f8a-9580-48ec-87bf-071a2472c4d8&amp;startTime=108.045" office:target-frame-name="psplayer" xlink:show="replace" text:style-name="Internet_20_link" text:visited-style-name="Visited_20_Internet_20_Link"><text:span text:style-name="T15">click Open, and click Finish.</text:span></text:a><text:span text:style-name="T18"> </text:span><text:a xlink:type="simple" xlink:href="https://app.pluralsight.com/course-player?clipId=39a09f8a-9580-48ec-87bf-071a2472c4d8&amp;startTime=110.04500000000003" office:target-frame-name="psplayer" xlink:show="replace" text:style-name="Internet_20_link" text:visited-style-name="Visited_20_Internet_20_Link"><text:span text:style-name="T15">We'll work on the ribbon-time-service first,</text:span></text:a><text:span text:style-name="T18"> </text:span><text:a xlink:type="simple" xlink:href="https://app.pluralsight.com/course-player?clipId=39a09f8a-9580-48ec-87bf-071a2472c4d8&amp;startTime=112.46166666666667" office:target-frame-name="psplayer" xlink:show="replace" text:style-name="Internet_20_link" text:visited-style-name="Visited_20_Internet_20_Link"><text:span text:style-name="T15">so expand the project and open up the main application class.</text:span></text:a><text:span text:style-name="T18"> </text:span><text:a xlink:type="simple" xlink:href="https://app.pluralsight.com/course-player?clipId=39a09f8a-9580-48ec-87bf-071a2472c4d8&amp;startTime=117.045" office:target-frame-name="psplayer" xlink:show="replace" text:style-name="Internet_20_link" text:visited-style-name="Visited_20_Internet_20_Link"><text:span text:style-name="T15">Within the main application class, add two annotations,</text:span></text:a><text:span text:style-name="T18"> </text:span><text:a xlink:type="simple" xlink:href="https://app.pluralsight.com/course-player?clipId=39a09f8a-9580-48ec-87bf-071a2472c4d8&amp;startTime=121.045" office:target-frame-name="psplayer" xlink:show="replace" text:style-name="Internet_20_link" text:visited-style-name="Visited_20_Internet_20_Link"><text:span text:style-name="T15">the @RestController annotation and the @EnableDiscoveryClient annotation.</text:span></text:a><text:span text:style-name="T18"> </text:span><text:a xlink:type="simple" xlink:href="https://app.pluralsight.com/course-player?clipId=39a09f8a-9580-48ec-87bf-071a2472c4d8&amp;startTime=128.045" office:target-frame-name="psplayer" xlink:show="replace" text:style-name="Internet_20_link" text:visited-style-name="Visited_20_Internet_20_Link"><text:span text:style-name="T15">Then we need to add one request handler method,</text:span></text:a><text:span text:style-name="T18"> </text:span><text:a xlink:type="simple" xlink:href="https://app.pluralsight.com/course-player?clipId=39a09f8a-9580-48ec-87bf-071a2472c4d8&amp;startTime=129.9735714285715" office:target-frame-name="psplayer" xlink:show="replace" text:style-name="Internet_20_link" text:visited-style-name="Visited_20_Internet_20_Link"><text:span text:style-name="T15">so hit Return a few times and do public String getTime.</text:span></text:a><text:span text:style-name="T18"> </text:span><text:a xlink:type="simple" xlink:href="https://app.pluralsight.com/course-player?clipId=39a09f8a-9580-48ec-87bf-071a2472c4d8&amp;startTime=135.04499999999993" office:target-frame-name="psplayer" xlink:show="replace" text:style-name="Internet_20_link" text:visited-style-name="Visited_20_Internet_20_Link"><text:span text:style-name="T15">And we'll annotate that with a shortcut version @GetMapping,</text:span></text:a><text:span text:style-name="T18"> </text:span><text:a xlink:type="simple" xlink:href="https://app.pluralsight.com/course-player?clipId=39a09f8a-9580-48ec-87bf-071a2472c4d8&amp;startTime=140.545" office:target-frame-name="psplayer" xlink:show="replace" text:style-name="Internet_20_link" text:visited-style-name="Visited_20_Internet_20_Link"><text:span text:style-name="T15">which is just a request mapping that's a GET.</text:span></text:a><text:span text:style-name="T18"> </text:span><text:a xlink:type="simple" xlink:href="https://app.pluralsight.com/course-player?clipId=39a09f8a-9580-48ec-87bf-071a2472c4d8&amp;startTime=145.045" office:target-frame-name="psplayer" xlink:show="replace" text:style-name="Internet_20_link" text:visited-style-name="Visited_20_Internet_20_Link"><text:span text:style-name="T15">Then in the body of the method we'll return The current time is,</text:span></text:a><text:span text:style-name="T18"> </text:span><text:a xlink:type="simple" xlink:href="https://app.pluralsight.com/course-player?clipId=39a09f8a-9580-48ec-87bf-071a2472c4d8&amp;startTime=151.045" office:target-frame-name="psplayer" xlink:show="replace" text:style-name="Internet_20_link" text:visited-style-name="Visited_20_Internet_20_Link"><text:span text:style-name="T15">and we'll construct a new Date object and turn that into a string.</text:span></text:a><text:span text:style-name="T18"> </text:span><text:a xlink:type="simple" xlink:href="https://app.pluralsight.com/course-player?clipId=39a09f8a-9580-48ec-87bf-071a2472c4d8&amp;startTime=156.045" office:target-frame-name="psplayer" xlink:show="replace" text:style-name="Internet_20_link" text:visited-style-name="Visited_20_Internet_20_Link"><text:span text:style-name="T15">For demonstration purposes,</text:span></text:a><text:span text:style-name="T18"> </text:span><text:a xlink:type="simple" xlink:href="https://app.pluralsight.com/course-player?clipId=39a09f8a-9580-48ec-87bf-071a2472c4d8&amp;startTime=156.86318181818183" office:target-frame-name="psplayer" xlink:show="replace" text:style-name="Internet_20_link" text:visited-style-name="Visited_20_Internet_20_Link"><text:span text:style-name="T15">we're going to want to know which instance is responding to the request.</text:span></text:a><text:span text:style-name="T18"> </text:span><text:a xlink:type="simple" xlink:href="https://app.pluralsight.com/course-player?clipId=39a09f8a-9580-48ec-87bf-071a2472c4d8&amp;startTime=160.96807692307692" office:target-frame-name="psplayer" xlink:show="replace" text:style-name="Internet_20_link" text:visited-style-name="Visited_20_Internet_20_Link"><text:span text:style-name="T15">And currently we have no way of telling.</text:span></text:a><text:span text:style-name="T18"> </text:span><text:a xlink:type="simple" xlink:href="https://app.pluralsight.com/course-player?clipId=39a09f8a-9580-48ec-87bf-071a2472c4d8&amp;startTime=164.045" office:target-frame-name="psplayer" xlink:show="replace" text:style-name="Internet_20_link" text:visited-style-name="Visited_20_Internet_20_Link"><text:span text:style-name="T15">We wouldn't be able to tell one from the other.</text:span></text:a><text:span text:style-name="T18"> </text:span><text:a xlink:type="simple" xlink:href="https://app.pluralsight.com/course-player?clipId=39a09f8a-9580-48ec-87bf-071a2472c4d8&amp;startTime=166.045" office:target-frame-name="psplayer" xlink:show="replace" text:style-name="Internet_20_link" text:visited-style-name="Visited_20_Internet_20_Link"><text:span text:style-name="T15">So we're going to make one addition to the response.</text:span></text:a><text:span text:style-name="T18"> </text:span><text:a xlink:type="simple" xlink:href="https://app.pluralsight.com/course-player?clipId=39a09f8a-9580-48ec-87bf-071a2472c4d8&amp;startTime=169.045" office:target-frame-name="psplayer" xlink:show="replace" text:style-name="Internet_20_link" text:visited-style-name="Visited_20_Internet_20_Link"><text:span text:style-name="T15">So we're going to say + answered by service running on,</text:span></text:a><text:span text:style-name="T18"> </text:span><text:a xlink:type="simple" xlink:href="https://app.pluralsight.com/course-player?clipId=39a09f8a-9580-48ec-87bf-071a2472c4d8&amp;startTime=175.3307142857144" office:target-frame-name="psplayer" xlink:show="replace" text:style-name="Internet_20_link" text:visited-style-name="Visited_20_Internet_20_Link"><text:span text:style-name="T15">and then we'll have a port variable, and then we'll close that parenthesis.</text:span></text:a><text:span text:style-name="T18"> </text:span><text:a xlink:type="simple" xlink:href="https://app.pluralsight.com/course-player?clipId=39a09f8a-9580-48ec-87bf-071a2472c4d8&amp;startTime=181.045" office:target-frame-name="psplayer" xlink:show="replace" text:style-name="Internet_20_link" text:visited-style-name="Visited_20_Internet_20_Link"><text:span text:style-name="T15">And since each of our services has to be running on a different port,</text:span></text:a><text:span text:style-name="T18"> </text:span><text:a xlink:type="simple" xlink:href="https://app.pluralsight.com/course-player?clipId=39a09f8a-9580-48ec-87bf-071a2472c4d8&amp;startTime=184.045" office:target-frame-name="psplayer" xlink:show="replace" text:style-name="Internet_20_link" text:visited-style-name="Visited_20_Internet_20_Link"><text:span text:style-name="T15">we can tell each one of them apart.</text:span></text:a><text:span text:style-name="T18"> </text:span><text:a xlink:type="simple" xlink:href="https://app.pluralsight.com/course-player?clipId=39a09f8a-9580-48ec-87bf-071a2472c4d8&amp;startTime=185.75928571428577" office:target-frame-name="psplayer" xlink:show="replace" text:style-name="Internet_20_link" text:visited-style-name="Visited_20_Internet_20_Link"><text:span text:style-name="T15">So let's make sure that we actually define that port variable.</text:span></text:a><text:span text:style-name="T18"> </text:span><text:a xlink:type="simple" xlink:href="https://app.pluralsight.com/course-player?clipId=39a09f8a-9580-48ec-87bf-071a2472c4d8&amp;startTime=189.12833333333327" office:target-frame-name="psplayer" xlink:show="replace" text:style-name="Internet_20_link" text:visited-style-name="Visited_20_Internet_20_Link"><text:span text:style-name="T15">Come up here and add a private int port,</text:span></text:a><text:span text:style-name="T18"> </text:span><text:a xlink:type="simple" xlink:href="https://app.pluralsight.com/course-player?clipId=39a09f8a-9580-48ec-87bf-071a2472c4d8&amp;startTime=193.045" office:target-frame-name="psplayer" xlink:show="replace" text:style-name="Internet_20_link" text:visited-style-name="Visited_20_Internet_20_Link"><text:span text:style-name="T15">and then we'll annotate this with @Value annotation.</text:span></text:a><text:span text:style-name="T18"> </text:span><text:a xlink:type="simple" xlink:href="https://app.pluralsight.com/course-player?clipId=39a09f8a-9580-48ec-87bf-071a2472c4d8&amp;startTime=197.045" office:target-frame-name="psplayer" xlink:show="replace" text:style-name="Internet_20_link" text:visited-style-name="Visited_20_Internet_20_Link"><text:span text:style-name="T15">And we'll inject this with the server.</text:span></text:a><text:span text:style-name="T18"> </text:span><text:a xlink:type="simple" xlink:href="https://app.pluralsight.com/course-player?clipId=39a09f8a-9580-48ec-87bf-071a2472c4d8&amp;startTime=200.9338888888888" office:target-frame-name="psplayer" xlink:show="replace" text:style-name="Internet_20_link" text:visited-style-name="Visited_20_Internet_20_Link"><text:span text:style-name="T15">port variable.</text:span></text:a><text:span text:style-name="T18"> </text:span><text:a xlink:type="simple" xlink:href="https://app.pluralsight.com/course-player?clipId=39a09f8a-9580-48ec-87bf-071a2472c4d8&amp;startTime=202.045" office:target-frame-name="psplayer" xlink:show="replace" text:style-name="Internet_20_link" text:visited-style-name="Visited_20_Internet_20_Link"><text:span text:style-name="T15">And before we fire this up,</text:span></text:a><text:span text:style-name="T18"> </text:span><text:a xlink:type="simple" xlink:href="https://app.pluralsight.com/course-player?clipId=39a09f8a-9580-48ec-87bf-071a2472c4d8&amp;startTime=203.42961538461535" office:target-frame-name="psplayer" xlink:show="replace" text:style-name="Internet_20_link" text:visited-style-name="Visited_20_Internet_20_Link"><text:span text:style-name="T15">we need to configure a few properties within our application.</text:span></text:a><text:span text:style-name="T18"> </text:span><text:a xlink:type="simple" xlink:href="https://app.pluralsight.com/course-player?clipId=39a09f8a-9580-48ec-87bf-071a2472c4d8&amp;startTime=206.1359090909091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39a09f8a-9580-48ec-87bf-071a2472c4d8&amp;startTime=206.49954545454548" office:target-frame-name="psplayer" xlink:show="replace" text:style-name="Internet_20_link" text:visited-style-name="Visited_20_Internet_20_Link"><text:span text:style-name="T15">So go ahead and close that and open up</text:span></text:a><text:span text:style-name="T18"> </text:span><text:a xlink:type="simple" xlink:href="https://app.pluralsight.com/course-player?clipId=39a09f8a-9580-48ec-87bf-071a2472c4d8&amp;startTime=210.24499999999998" office:target-frame-name="psplayer" xlink:show="replace" text:style-name="Internet_20_link" text:visited-style-name="Visited_20_Internet_20_Link"><text:span text:style-name="T15">src/main/resources and open up the application.</text:span></text:a><text:span text:style-name="T18"> </text:span><text:a xlink:type="simple" xlink:href="https://app.pluralsight.com/course-player?clipId=39a09f8a-9580-48ec-87bf-071a2472c4d8&amp;startTime=213.84499999999994" office:target-frame-name="psplayer" xlink:show="replace" text:style-name="Internet_20_link" text:visited-style-name="Visited_20_Internet_20_Link"><text:span text:style-name="T15">properties file.</text:span></text:a><text:span text:style-name="T18"> </text:span><text:a xlink:type="simple" xlink:href="https://app.pluralsight.com/course-player?clipId=39a09f8a-9580-48ec-87bf-071a2472c4d8&amp;startTime=215.045" office:target-frame-name="psplayer" xlink:show="replace" text:style-name="Internet_20_link" text:visited-style-name="Visited_20_Internet_20_Link"><text:span text:style-name="T15">In the application.</text:span></text:a><text:span text:style-name="T18"> </text:span><text:a xlink:type="simple" xlink:href="https://app.pluralsight.com/course-player?clipId=39a09f8a-9580-48ec-87bf-071a2472c4d8&amp;startTime=215.94500000000002" office:target-frame-name="psplayer" xlink:show="replace" text:style-name="Internet_20_link" text:visited-style-name="Visited_20_Internet_20_Link"><text:span text:style-name="T15">properties, we're going to set two properties.</text:span></text:a><text:span text:style-name="T18"> </text:span><text:a xlink:type="simple" xlink:href="https://app.pluralsight.com/course-player?clipId=39a09f8a-9580-48ec-87bf-071a2472c4d8&amp;startTime=218.045" office:target-frame-name="psplayer" xlink:show="replace" text:style-name="Internet_20_link" text:visited-style-name="Visited_20_Internet_20_Link"><text:span text:style-name="T15">The first one is the spring.</text:span></text:a><text:span text:style-name="T18"> </text:span><text:a xlink:type="simple" xlink:href="https://app.pluralsight.com/course-player?clipId=39a09f8a-9580-48ec-87bf-071a2472c4d8&amp;startTime=221.045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39a09f8a-9580-48ec-87bf-071a2472c4d8&amp;startTime=221.545" office:target-frame-name="psplayer" xlink:show="replace" text:style-name="Internet_20_link" text:visited-style-name="Visited_20_Internet_20_Link"><text:span text:style-name="T15">name property, and we're going to set that to time-service.</text:span></text:a><text:span text:style-name="T18"> </text:span><text:a xlink:type="simple" xlink:href="https://app.pluralsight.com/course-player?clipId=39a09f8a-9580-48ec-87bf-071a2472c4d8&amp;startTime=225.96807692307692" office:target-frame-name="psplayer" xlink:show="replace" text:style-name="Internet_20_link" text:visited-style-name="Visited_20_Internet_20_Link"><text:span text:style-name="T15">And the second property we'll set is to configure the</text:span></text:a><text:span text:style-name="T18"> </text:span><text:a xlink:type="simple" xlink:href="https://app.pluralsight.com/course-player?clipId=39a09f8a-9580-48ec-87bf-071a2472c4d8&amp;startTime=230.045" office:target-frame-name="psplayer" xlink:show="replace" text:style-name="Internet_20_link" text:visited-style-name="Visited_20_Internet_20_Link"><text:span text:style-name="T15">location of the Service Discovery Server,</text:span></text:a><text:span text:style-name="T18"> </text:span><text:a xlink:type="simple" xlink:href="https://app.pluralsight.com/course-player?clipId=39a09f8a-9580-48ec-87bf-071a2472c4d8&amp;startTime=233.045" office:target-frame-name="psplayer" xlink:show="replace" text:style-name="Internet_20_link" text:visited-style-name="Visited_20_Internet_20_Link"><text:span text:style-name="T15">so eureka.</text:span></text:a><text:span text:style-name="T18"> </text:span><text:a xlink:type="simple" xlink:href="https://app.pluralsight.com/course-player?clipId=39a09f8a-9580-48ec-87bf-071a2472c4d8&amp;startTime=234.6813636363636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39a09f8a-9580-48ec-87bf-071a2472c4d8&amp;startTime=235.49954545454543" office:target-frame-name="psplayer" xlink:show="replace" text:style-name="Internet_20_link" text:visited-style-name="Visited_20_Internet_20_Link"><text:span text:style-name="T15">service-url.</text:span></text:a><text:span text:style-name="T18"> </text:span><text:a xlink:type="simple" xlink:href="https://app.pluralsight.com/course-player?clipId=39a09f8a-9580-48ec-87bf-071a2472c4d8&amp;startTime=236.31772727272724" office:target-frame-name="psplayer" xlink:show="replace" text:style-name="Internet_20_link" text:visited-style-name="Visited_20_Internet_20_Link"><text:span text:style-name="T15">defaultZone.</text:span></text:a><text:span text:style-name="T18"> </text:span><text:a xlink:type="simple" xlink:href="https://app.pluralsight.com/course-player?clipId=39a09f8a-9580-48ec-87bf-071a2472c4d8&amp;startTime=237.13590909090905" office:target-frame-name="psplayer" xlink:show="replace" text:style-name="Internet_20_link" text:visited-style-name="Visited_20_Internet_20_Link"><text:span text:style-name="T15">And then we'll set that to localhost:8761/eureka.</text:span></text:a><text:span text:style-name="T18"> </text:span><text:a xlink:type="simple" xlink:href="https://app.pluralsight.com/course-player?clipId=39a09f8a-9580-48ec-87bf-071a2472c4d8&amp;startTime=242.64499999999998" office:target-frame-name="psplayer" xlink:show="replace" text:style-name="Internet_20_link" text:visited-style-name="Visited_20_Internet_20_Link"><text:span text:style-name="T15">We now have everything we need to start the ribbon time-service,</text:span></text:a><text:span text:style-name="T18"> </text:span><text:a xlink:type="simple" xlink:href="https://app.pluralsight.com/course-player?clipId=39a09f8a-9580-48ec-87bf-071a2472c4d8&amp;startTime=248.81423076923076" office:target-frame-name="psplayer" xlink:show="replace" text:style-name="Internet_20_link" text:visited-style-name="Visited_20_Internet_20_Link"><text:span text:style-name="T15">so we can go ahead and close this and minimize this.</text:span></text:a><text:span text:style-name="T18"> </text:span><text:a xlink:type="simple" xlink:href="https://app.pluralsight.com/course-player?clipId=39a09f8a-9580-48ec-87bf-071a2472c4d8&amp;startTime=253.045" office:target-frame-name="psplayer" xlink:show="replace" text:style-name="Internet_20_link" text:visited-style-name="Visited_20_Internet_20_Link"><text:span text:style-name="T15">And the first thing we'll want to do is start the discovery server.</text:span></text:a><text:span text:style-name="T18"> </text:span><text:a xlink:type="simple" xlink:href="https://app.pluralsight.com/course-player?clipId=39a09f8a-9580-48ec-87bf-071a2472c4d8&amp;startTime=257.045" office:target-frame-name="psplayer" xlink:show="replace" text:style-name="Internet_20_link" text:visited-style-name="Visited_20_Internet_20_Link"><text:span text:style-name="T15">So expand the discovery-server project and navigate</text:span></text:a><text:span text:style-name="T18"> </text:span><text:a xlink:type="simple" xlink:href="https://app.pluralsight.com/course-player?clipId=39a09f8a-9580-48ec-87bf-071a2472c4d8&amp;startTime=259.3783333333332" office:target-frame-name="psplayer" xlink:show="replace" text:style-name="Internet_20_link" text:visited-style-name="Visited_20_Internet_20_Link"><text:span text:style-name="T15">to the main application class.</text:span></text:a><text:span text:style-name="T18"> </text:span><text:a xlink:type="simple" xlink:href="https://app.pluralsight.com/course-player?clipId=39a09f8a-9580-48ec-87bf-071a2472c4d8&amp;startTime=261.045" office:target-frame-name="psplayer" xlink:show="replace" text:style-name="Internet_20_link" text:visited-style-name="Visited_20_Internet_20_Link"><text:span text:style-name="T15">Right-click on the main application class, and go Run As, Spring Boot App.</text:span></text:a><text:span text:style-name="T18"> </text:span><text:a xlink:type="simple" xlink:href="https://app.pluralsight.com/course-player?clipId=39a09f8a-9580-48ec-87bf-071a2472c4d8&amp;startTime=268.045" office:target-frame-name="psplayer" xlink:show="replace" text:style-name="Internet_20_link" text:visited-style-name="Visited_20_Internet_20_Link"><text:span text:style-name="T15">Go ahead and minimize the discovery-server and expand the ribbon-time-service,</text:span></text:a><text:span text:style-name="T18"> </text:span><text:a xlink:type="simple" xlink:href="https://app.pluralsight.com/course-player?clipId=39a09f8a-9580-48ec-87bf-071a2472c4d8&amp;startTime=271.545" office:target-frame-name="psplayer" xlink:show="replace" text:style-name="Internet_20_link" text:visited-style-name="Visited_20_Internet_20_Link"><text:span text:style-name="T15">and navigate to the main application class,</text:span></text:a><text:span text:style-name="T18"> </text:span><text:a xlink:type="simple" xlink:href="https://app.pluralsight.com/course-player?clipId=39a09f8a-9580-48ec-87bf-071a2472c4d8&amp;startTime=275.045" office:target-frame-name="psplayer" xlink:show="replace" text:style-name="Internet_20_link" text:visited-style-name="Visited_20_Internet_20_Link"><text:span text:style-name="T15">right-click on it, and go to Run As, and then choose Run Configurations.</text:span></text:a><text:span text:style-name="T18"> </text:span><text:a xlink:type="simple" xlink:href="https://app.pluralsight.com/course-player?clipId=39a09f8a-9580-48ec-87bf-071a2472c4d8&amp;startTime=281.045" office:target-frame-name="psplayer" xlink:show="replace" text:style-name="Internet_20_link" text:visited-style-name="Visited_20_Internet_20_Link"><text:span text:style-name="T15">Since we're starting up two instances of the ribbon-time-service,</text:span></text:a><text:span text:style-name="T18"> </text:span><text:a xlink:type="simple" xlink:href="https://app.pluralsight.com/course-player?clipId=39a09f8a-9580-48ec-87bf-071a2472c4d8&amp;startTime=284.045" office:target-frame-name="psplayer" xlink:show="replace" text:style-name="Internet_20_link" text:visited-style-name="Visited_20_Internet_20_Link"><text:span text:style-name="T15">we need to configure two different run </text:span></text:a><text:soft-page-break/><text:a xlink:type="simple" xlink:href="https://app.pluralsight.com/course-player?clipId=39a09f8a-9580-48ec-87bf-071a2472c4d8&amp;startTime=284.045" office:target-frame-name="psplayer" xlink:show="replace" text:style-name="Internet_20_link" text:visited-style-name="Visited_20_Internet_20_Link"><text:span text:style-name="T15">configurations.</text:span></text:a><text:span text:style-name="T18"> </text:span><text:a xlink:type="simple" xlink:href="https://app.pluralsight.com/course-player?clipId=39a09f8a-9580-48ec-87bf-071a2472c4d8&amp;startTime=288.045" office:target-frame-name="psplayer" xlink:show="replace" text:style-name="Internet_20_link" text:visited-style-name="Visited_20_Internet_20_Link"><text:span text:style-name="T15">So if you come up here to the New launch configuration button,</text:span></text:a><text:span text:style-name="T18"> </text:span><text:a xlink:type="simple" xlink:href="https://app.pluralsight.com/course-player?clipId=39a09f8a-9580-48ec-87bf-071a2472c4d8&amp;startTime=291.045" office:target-frame-name="psplayer" xlink:show="replace" text:style-name="Internet_20_link" text:visited-style-name="Visited_20_Internet_20_Link"><text:span text:style-name="T15">click that, and it'll create a new run configuration for you.</text:span></text:a><text:span text:style-name="T18"> </text:span><text:a xlink:type="simple" xlink:href="https://app.pluralsight.com/course-player?clipId=39a09f8a-9580-48ec-87bf-071a2472c4d8&amp;startTime=295.045" office:target-frame-name="psplayer" xlink:show="replace" text:style-name="Internet_20_link" text:visited-style-name="Visited_20_Internet_20_Link"><text:span text:style-name="T15">We'll rename this to ribbon-time-service-1.</text:span></text:a><text:span text:style-name="T18"> </text:span><text:a xlink:type="simple" xlink:href="https://app.pluralsight.com/course-player?clipId=39a09f8a-9580-48ec-87bf-071a2472c4d8&amp;startTime=302.045" office:target-frame-name="psplayer" xlink:show="replace" text:style-name="Internet_20_link" text:visited-style-name="Visited_20_Internet_20_Link"><text:span text:style-name="T15">And then for the Project, we'll make sure that we choose the ribbon-time-service,</text:span></text:a><text:span text:style-name="T18"> </text:span><text:a xlink:type="simple" xlink:href="https://app.pluralsight.com/course-player?clipId=39a09f8a-9580-48ec-87bf-071a2472c4d8&amp;startTime=306.045" office:target-frame-name="psplayer" xlink:show="replace" text:style-name="Internet_20_link" text:visited-style-name="Visited_20_Internet_20_Link"><text:span text:style-name="T15">and for the Main type, hit Search and locate the RibbonTimeServiceApplication.</text:span></text:a><text:span text:style-name="T18"> </text:span><text:a xlink:type="simple" xlink:href="https://app.pluralsight.com/course-player?clipId=39a09f8a-9580-48ec-87bf-071a2472c4d8&amp;startTime=312.045" office:target-frame-name="psplayer" xlink:show="replace" text:style-name="Internet_20_link" text:visited-style-name="Visited_20_Internet_20_Link"><text:span text:style-name="T15">In the Override properties section, we'll set the server.</text:span></text:a><text:span text:style-name="T18"> </text:span><text:a xlink:type="simple" xlink:href="https://app.pluralsight.com/course-player?clipId=39a09f8a-9580-48ec-87bf-071a2472c4d8&amp;startTime=316.545" office:target-frame-name="psplayer" xlink:show="replace" text:style-name="Internet_20_link" text:visited-style-name="Visited_20_Internet_20_Link"><text:span text:style-name="T15">port, and we'll set that to 4444.</text:span></text:a><text:span text:style-name="T18"> </text:span><text:a xlink:type="simple" xlink:href="https://app.pluralsight.com/course-player?clipId=39a09f8a-9580-48ec-87bf-071a2472c4d8&amp;startTime=319.6164285714287" office:target-frame-name="psplayer" xlink:show="replace" text:style-name="Internet_20_link" text:visited-style-name="Visited_20_Internet_20_Link"><text:span text:style-name="T15">And click Apply,</text:span></text:a><text:span text:style-name="T18"> </text:span><text:a xlink:type="simple" xlink:href="https://app.pluralsight.com/course-player?clipId=39a09f8a-9580-48ec-87bf-071a2472c4d8&amp;startTime=320.902142857143" office:target-frame-name="psplayer" xlink:show="replace" text:style-name="Internet_20_link" text:visited-style-name="Visited_20_Internet_20_Link"><text:span text:style-name="T15">and then we're going to duplicate this configuration and</text:span></text:a><text:span text:style-name="T18"> </text:span><text:a xlink:type="simple" xlink:href="https://app.pluralsight.com/course-player?clipId=39a09f8a-9580-48ec-87bf-071a2472c4d8&amp;startTime=324.7592857142858" office:target-frame-name="psplayer" xlink:show="replace" text:style-name="Internet_20_link" text:visited-style-name="Visited_20_Internet_20_Link"><text:span text:style-name="T15">change the server port from all 4s to all 5s.</text:span></text:a><text:span text:style-name="T18"> </text:span><text:a xlink:type="simple" xlink:href="https://app.pluralsight.com/course-player?clipId=39a09f8a-9580-48ec-87bf-071a2472c4d8&amp;startTime=329.045" office:target-frame-name="psplayer" xlink:show="replace" text:style-name="Internet_20_link" text:visited-style-name="Visited_20_Internet_20_Link"><text:span text:style-name="T15">So come up here to the Duplicate configuration button,</text:span></text:a><text:span text:style-name="T18"> </text:span><text:a xlink:type="simple" xlink:href="https://app.pluralsight.com/course-player?clipId=39a09f8a-9580-48ec-87bf-071a2472c4d8&amp;startTime=333.13590909090897" office:target-frame-name="psplayer" xlink:show="replace" text:style-name="Internet_20_link" text:visited-style-name="Visited_20_Internet_20_Link"><text:span text:style-name="T15">click that, change the name from ribbon-time-service-1 to -2,</text:span></text:a><text:span text:style-name="T18"> </text:span><text:a xlink:type="simple" xlink:href="https://app.pluralsight.com/course-player?clipId=39a09f8a-9580-48ec-87bf-071a2472c4d8&amp;startTime=338.4995454545454" office:target-frame-name="psplayer" xlink:show="replace" text:style-name="Internet_20_link" text:visited-style-name="Visited_20_Internet_20_Link"><text:span text:style-name="T15">and change the port from all 4s to all 5s.</text:span></text:a><text:span text:style-name="T18"> </text:span><text:a xlink:type="simple" xlink:href="https://app.pluralsight.com/course-player?clipId=39a09f8a-9580-48ec-87bf-071a2472c4d8&amp;startTime=343.22681818181826" office:target-frame-name="psplayer" xlink:show="replace" text:style-name="Internet_20_link" text:visited-style-name="Visited_20_Internet_20_Link"><text:span text:style-name="T15">Once you've got everything configured,</text:span></text:a><text:span text:style-name="T18"> </text:span><text:a xlink:type="simple" xlink:href="https://app.pluralsight.com/course-player?clipId=39a09f8a-9580-48ec-87bf-071a2472c4d8&amp;startTime=345.045" office:target-frame-name="psplayer" xlink:show="replace" text:style-name="Internet_20_link" text:visited-style-name="Visited_20_Internet_20_Link"><text:span text:style-name="T15">you can highlight the ribbon-time-service-1 and click Run.</text:span></text:a><text:span text:style-name="T18"> </text:span><text:a xlink:type="simple" xlink:href="https://app.pluralsight.com/course-player?clipId=39a09f8a-9580-48ec-87bf-071a2472c4d8&amp;startTime=351.045" office:target-frame-name="psplayer" xlink:show="replace" text:style-name="Internet_20_link" text:visited-style-name="Visited_20_Internet_20_Link"><text:span text:style-name="T15">And then for the second instance, right-click on the main application class,</text:span></text:a><text:span text:style-name="T18"> </text:span><text:a xlink:type="simple" xlink:href="https://app.pluralsight.com/course-player?clipId=39a09f8a-9580-48ec-87bf-071a2472c4d8&amp;startTime=354.545" office:target-frame-name="psplayer" xlink:show="replace" text:style-name="Internet_20_link" text:visited-style-name="Visited_20_Internet_20_Link"><text:span text:style-name="T15">go to Run As, locate Run Configurations,</text:span></text:a><text:span text:style-name="T18"> </text:span><text:a xlink:type="simple" xlink:href="https://app.pluralsight.com/course-player?clipId=39a09f8a-9580-48ec-87bf-071a2472c4d8&amp;startTime=358.045" office:target-frame-name="psplayer" xlink:show="replace" text:style-name="Internet_20_link" text:visited-style-name="Visited_20_Internet_20_Link"><text:span text:style-name="T15">highlight the ribbon-time-service-2, and click Run.</text:span></text:a><text:span text:style-name="T18"> </text:span><text:a xlink:type="simple" xlink:href="https://app.pluralsight.com/course-player?clipId=39a09f8a-9580-48ec-87bf-071a2472c4d8&amp;startTime=365.045" office:target-frame-name="psplayer" xlink:show="replace" text:style-name="Internet_20_link" text:visited-style-name="Visited_20_Internet_20_Link"><text:span text:style-name="T15">Just to make sure everything's running correctly,</text:span></text:a><text:span text:style-name="T18"> </text:span><text:a xlink:type="simple" xlink:href="https://app.pluralsight.com/course-player?clipId=39a09f8a-9580-48ec-87bf-071a2472c4d8&amp;startTime=366.9540909090908" office:target-frame-name="psplayer" xlink:show="replace" text:style-name="Internet_20_link" text:visited-style-name="Visited_20_Internet_20_Link"><text:span text:style-name="T15">open up a browser and visit localhost:4444.</text:span></text:a><text:span text:style-name="T18"> </text:span><text:a xlink:type="simple" xlink:href="https://app.pluralsight.com/course-player?clipId=39a09f8a-9580-48ec-87bf-071a2472c4d8&amp;startTime=369.7592857142857" office:target-frame-name="psplayer" xlink:show="replace" text:style-name="Internet_20_link" text:visited-style-name="Visited_20_Internet_20_Link"><text:span text:style-name="T15">And do the same, but change those 4s to all 5s.</text:span></text:a><text:span text:style-name="T18"> </text:span><text:a xlink:type="simple" xlink:href="https://app.pluralsight.com/course-player?clipId=39a09f8a-9580-48ec-87bf-071a2472c4d8&amp;startTime=376.045" office:target-frame-name="psplayer" xlink:show="replace" text:style-name="Internet_20_link" text:visited-style-name="Visited_20_Internet_20_Link"><text:span text:style-name="T15">You should get a response from each of the services with the</text:span></text:a><text:span text:style-name="T18"> </text:span><text:a xlink:type="simple" xlink:href="https://app.pluralsight.com/course-player?clipId=39a09f8a-9580-48ec-87bf-071a2472c4d8&amp;startTime=379.73730769230787" office:target-frame-name="psplayer" xlink:show="replace" text:style-name="Internet_20_link" text:visited-style-name="Visited_20_Internet_20_Link"><text:span text:style-name="T15">current time and then the current time and answered by service</text:span></text:a><text:span text:style-name="T18"> </text:span><text:a xlink:type="simple" xlink:href="https://app.pluralsight.com/course-player?clipId=39a09f8a-9580-48ec-87bf-071a2472c4d8&amp;startTime=384.2116666666669" office:target-frame-name="psplayer" xlink:show="replace" text:style-name="Internet_20_link" text:visited-style-name="Visited_20_Internet_20_Link"><text:span text:style-name="T15">and whatever the respective port is.</text:span></text:a><text:span text:style-name="T18"> </text:span><text:a xlink:type="simple" xlink:href="https://app.pluralsight.com/course-player?clipId=39a09f8a-9580-48ec-87bf-071a2472c4d8&amp;startTime=386.2757692307693" office:target-frame-name="psplayer" xlink:show="replace" text:style-name="Internet_20_link" text:visited-style-name="Visited_20_Internet_20_Link"><text:span text:style-name="T15">We can also quickly check that each of the services registered</text:span></text:a><text:span text:style-name="T18"> </text:span><text:a xlink:type="simple" xlink:href="https://app.pluralsight.com/course-player?clipId=39a09f8a-9580-48ec-87bf-071a2472c4d8&amp;startTime=390.045" office:target-frame-name="psplayer" xlink:show="replace" text:style-name="Internet_20_link" text:visited-style-name="Visited_20_Internet_20_Link"><text:span text:style-name="T15">itself with the Service Discovery Server.</text:span></text:a><text:span text:style-name="T18"> </text:span><text:a xlink:type="simple" xlink:href="https://app.pluralsight.com/course-player?clipId=39a09f8a-9580-48ec-87bf-071a2472c4d8&amp;startTime=393.045" office:target-frame-name="psplayer" xlink:show="replace" text:style-name="Internet_20_link" text:visited-style-name="Visited_20_Internet_20_Link"><text:span text:style-name="T15">So open up a new tab and visit localhost:8761.</text:span></text:a><text:span text:style-name="T18"> </text:span><text:a xlink:type="simple" xlink:href="https://app.pluralsight.com/course-player?clipId=39a09f8a-9580-48ec-87bf-071a2472c4d8&amp;startTime=398.045" office:target-frame-name="psplayer" xlink:show="replace" text:style-name="Internet_20_link" text:visited-style-name="Visited_20_Internet_20_Link"><text:span text:style-name="T15">If you scroll down under the heading Instances currently registered with Eureka,</text:span></text:a><text:span text:style-name="T18"> </text:span><text:a xlink:type="simple" xlink:href="https://app.pluralsight.com/course-player?clipId=39a09f8a-9580-48ec-87bf-071a2472c4d8&amp;startTime=403.045" office:target-frame-name="psplayer" xlink:show="replace" text:style-name="Internet_20_link" text:visited-style-name="Visited_20_Internet_20_Link"><text:span text:style-name="T15">you'll see the application TIME-SERVICE,</text:span></text:a><text:span text:style-name="T18"> </text:span><text:a xlink:type="simple" xlink:href="https://app.pluralsight.com/course-player?clipId=39a09f8a-9580-48ec-87bf-071a2472c4d8&amp;startTime=405.545" office:target-frame-name="psplayer" xlink:show="replace" text:style-name="Internet_20_link" text:visited-style-name="Visited_20_Internet_20_Link"><text:span text:style-name="T15">and you'll see that there are two instances.</text:span></text:a><text:span text:style-name="T18"> </text:span><text:a xlink:type="simple" xlink:href="https://app.pluralsight.com/course-player?clipId=39a09f8a-9580-48ec-87bf-071a2472c4d8&amp;startTime=408.92" office:target-frame-name="psplayer" xlink:show="replace" text:style-name="Internet_20_link" text:visited-style-name="Visited_20_Internet_20_Link"><text:span text:style-name="T15">They're both UP.</text:span></text:a><text:span text:style-name="T18"> </text:span><text:a xlink:type="simple" xlink:href="https://app.pluralsight.com/course-player?clipId=39a09f8a-9580-48ec-87bf-071a2472c4d8&amp;startTime=410.045" office:target-frame-name="psplayer" xlink:show="replace" text:style-name="Internet_20_link" text:visited-style-name="Visited_20_Internet_20_Link"><text:span text:style-name="T15">One of them is running on all 5s and another is running on all 4s.</text:span></text:a><text:span text:style-name="T18"> </text:span><text:a xlink:type="simple" xlink:href="https://app.pluralsight.com/course-player?clipId=39a09f8a-9580-48ec-87bf-071a2472c4d8&amp;startTime=414.045" office:target-frame-name="psplayer" xlink:show="replace" text:style-name="Internet_20_link" text:visited-style-name="Visited_20_Internet_20_Link"><text:span text:style-name="T15">And we're back within the IDE,</text:span></text:a><text:span text:style-name="T18"> </text:span><text:a xlink:type="simple" xlink:href="https://app.pluralsight.com/course-player?clipId=39a09f8a-9580-48ec-87bf-071a2472c4d8&amp;startTime=416.0449999999999" office:target-frame-name="psplayer" xlink:show="replace" text:style-name="Internet_20_link" text:visited-style-name="Visited_20_Internet_20_Link"><text:span text:style-name="T15">and so far all we've done is we've set up multiple instances</text:span></text:a><text:span text:style-name="T18"> </text:span><text:a xlink:type="simple" xlink:href="https://app.pluralsight.com/course-player?clipId=39a09f8a-9580-48ec-87bf-071a2472c4d8&amp;startTime=420.40863636363633" office:target-frame-name="psplayer" xlink:show="replace" text:style-name="Internet_20_link" text:visited-style-name="Visited_20_Internet_20_Link"><text:span text:style-name="T15">of the ribbon-time-service and had each of them register with</text:span></text:a><text:span text:style-name="T18"> </text:span><text:a xlink:type="simple" xlink:href="https://app.pluralsight.com/course-player?clipId=39a09f8a-9580-48ec-87bf-071a2472c4d8&amp;startTime=424.71166666666664" office:target-frame-name="psplayer" xlink:show="replace" text:style-name="Internet_20_link" text:visited-style-name="Visited_20_Internet_20_Link"><text:span text:style-name="T15">the Service Discovery Server.</text:span></text:a><text:span text:style-name="T18"> </text:span><text:a xlink:type="simple" xlink:href="https://app.pluralsight.com/course-player?clipId=39a09f8a-9580-48ec-87bf-071a2472c4d8&amp;startTime=426.045" office:target-frame-name="psplayer" xlink:show="replace" text:style-name="Internet_20_link" text:visited-style-name="Visited_20_Internet_20_Link"><text:span text:style-name="T15">We're now ready to start developing the piece where we'll</text:span></text:a><text:span text:style-name="T18"> </text:span><text:a xlink:type="simple" xlink:href="https://app.pluralsight.com/course-player?clipId=39a09f8a-9580-48ec-87bf-071a2472c4d8&amp;startTime=428.545" office:target-frame-name="psplayer" xlink:show="replace" text:style-name="Internet_20_link" text:visited-style-name="Visited_20_Internet_20_Link"><text:span text:style-name="T15">use Ribbon to load balance between each of the instances</text:span></text:a><text:span text:style-name="T18"> </text:span><text:a xlink:type="simple" xlink:href="https://app.pluralsight.com/course-player?clipId=39a09f8a-9580-48ec-87bf-071a2472c4d8&amp;startTime=433.4086363636365" office:target-frame-name="psplayer" xlink:show="replace" text:style-name="Internet_20_link" text:visited-style-name="Visited_20_Internet_20_Link"><text:span text:style-name="T15">of the ribbon-time-service.</text:span></text:a><text:span text:style-name="T18"> </text:span><text:a xlink:type="simple" xlink:href="https://app.pluralsight.com/course-player?clipId=39a09f8a-9580-48ec-87bf-071a2472c4d8&amp;startTime=435.045" office:target-frame-name="psplayer" xlink:show="replace" text:style-name="Internet_20_link" text:visited-style-name="Visited_20_Internet_20_Link"><text:span text:style-name="T15">In the Package Explorer under the ribbon-time-app,</text:span></text:a><text:span text:style-name="T18"> </text:span><text:a xlink:type="simple" xlink:href="https://app.pluralsight.com/course-player?clipId=39a09f8a-9580-48ec-87bf-071a2472c4d8&amp;startTime=437.84499999999986" office:target-frame-name="psplayer" xlink:show="replace" text:style-name="Internet_20_link" text:visited-style-name="Visited_20_Internet_20_Link"><text:span text:style-name="T15">expand it and navigate to the main application class.</text:span></text:a><text:span text:style-name="T18"> </text:span><text:a xlink:type="simple" xlink:href="https://app.pluralsight.com/course-player?clipId=39a09f8a-9580-48ec-87bf-071a2472c4d8&amp;startTime=441.54500000000013" office:target-frame-name="psplayer" xlink:show="replace" text:style-name="Internet_20_link" text:visited-style-name="Visited_20_Internet_20_Link"><text:span text:style-name="T15">Go ahead and expand the main application class just</text:span></text:a><text:span text:style-name="T18"> </text:span><text:a xlink:type="simple" xlink:href="https://app.pluralsight.com/course-player?clipId=39a09f8a-9580-48ec-87bf-071a2472c4d8&amp;startTime=444.8631818181818" office:target-frame-name="psplayer" xlink:show="replace" text:style-name="Internet_20_link" text:visited-style-name="Visited_20_Internet_20_Link"><text:span text:style-name="T15">to give us a little bit more room.</text:span></text:a><text:span text:style-name="T18"> </text:span><text:a xlink:type="simple" xlink:href="https://app.pluralsight.com/course-player?clipId=39a09f8a-9580-48ec-87bf-071a2472c4d8&amp;startTime=447.045" office:target-frame-name="psplayer" xlink:show="replace" text:style-name="Internet_20_link" text:visited-style-name="Visited_20_Internet_20_Link"><text:span text:style-name="T15">Just like we did with the ribbon-time-service,</text:span></text:a><text:span text:style-name="T18"> </text:span><text:a xlink:type="simple" xlink:href="https://app.pluralsight.com/course-player?clipId=39a09f8a-9580-48ec-87bf-071a2472c4d8&amp;startTime=448.44499999999994" office:target-frame-name="psplayer" xlink:show="replace" text:style-name="Internet_20_link" text:visited-style-name="Visited_20_Internet_20_Link"><text:span text:style-name="T15">we'll add two annotations: first, the @RestController annotation,</text:span></text:a><text:span text:style-name="T18"> </text:span><text:a xlink:type="simple" xlink:href="https://app.pluralsight.com/course-player?clipId=39a09f8a-9580-48ec-87bf-071a2472c4d8&amp;startTime=453.3307142857142" office:target-frame-name="psplayer" xlink:show="replace" text:style-name="Internet_20_link" text:visited-style-name="Visited_20_Internet_20_Link"><text:span text:style-name="T15">and second, the @EnableDiscoveryClient annotation.</text:span></text:a><text:span text:style-name="T18"> </text:span><text:a xlink:type="simple" xlink:href="https://app.pluralsight.com/course-player?clipId=39a09f8a-9580-48ec-87bf-071a2472c4d8&amp;startTime=456.7592857142857" office:target-frame-name="psplayer" xlink:show="replace" text:style-name="Internet_20_link" text:visited-style-name="Visited_20_Internet_20_Link"><text:span text:style-name="T15">Next we'll inject a RestTemplate, so private RestTemplate,</text:span></text:a><text:span text:style-name="T18"> </text:span><text:a xlink:type="simple" xlink:href="https://app.pluralsight.com/course-player?clipId=39a09f8a-9580-48ec-87bf-071a2472c4d8&amp;startTime=461.3783333333333" office:target-frame-name="psplayer" xlink:show="replace" text:style-name="Internet_20_link" text:visited-style-name="Visited_20_Internet_20_Link"><text:span text:style-name="T15">and make sure you annotate it with @Inject.</text:span></text:a><text:span text:style-name="T18"> </text:span><text:a xlink:type="simple" xlink:href="https://app.pluralsight.com/course-player?clipId=39a09f8a-9580-48ec-87bf-071a2472c4d8&amp;startTime=466.045" office:target-frame-name="psplayer" xlink:show="replace" text:style-name="Internet_20_link" text:visited-style-name="Visited_20_Internet_20_Link"><text:span text:style-name="T15">And there's nothing right now that's providing this RestTemplate,</text:span></text:a><text:span text:style-name="T18"> </text:span><text:a xlink:type="simple" xlink:href="https://app.pluralsight.com/course-player?clipId=39a09f8a-9580-48ec-87bf-071a2472c4d8&amp;startTime=469.045" office:target-frame-name="psplayer" xlink:show="replace" text:style-name="Internet_20_link" text:visited-style-name="Visited_20_Internet_20_Link"><text:span text:style-name="T15">so we're going to create a method that will return that new</text:span></text:a><text:span text:style-name="T18"> </text:span><text:a xlink:type="simple" xlink:href="https://app.pluralsight.com/course-player?clipId=39a09f8a-9580-48ec-87bf-071a2472c4d8&amp;startTime=472.045" office:target-frame-name="psplayer" xlink:show="replace" text:style-name="Internet_20_link" text:visited-style-name="Visited_20_Internet_20_Link"><text:span text:style-name="T15">RestTemplate as a load balance RestTemplate.</text:span></text:a><text:span text:style-name="T18"> </text:span><text:a xlink:type="simple" xlink:href="https://app.pluralsight.com/course-player?clipId=39a09f8a-9580-48ec-87bf-071a2472c4d8&amp;startTime=475.045" office:target-frame-name="psplayer" xlink:show="replace" text:style-name="Internet_20_link" text:visited-style-name="Visited_20_Internet_20_Link"><text:span text:style-name="T15">So if you come down here below the main, do public RestTemplate.</text:span></text:a><text:span text:style-name="T18"> </text:span><text:a xlink:type="simple" xlink:href="https://app.pluralsight.com/course-player?clipId=39a09f8a-9580-48ec-87bf-071a2472c4d8&amp;startTime=482.045" office:target-frame-name="psplayer" xlink:show="replace" text:style-name="Internet_20_link" text:visited-style-name="Visited_20_Internet_20_Link"><text:span text:style-name="T15">Then within the body of the method, you're going to return new RestTemplate.</text:span></text:a><text:span text:style-name="T18"> </text:span><text:a xlink:type="simple" xlink:href="https://app.pluralsight.com/course-player?clipId=39a09f8a-9580-48ec-87bf-071a2472c4d8&amp;startTime=487.045" office:target-frame-name="psplayer" xlink:show="replace" text:style-name="Internet_20_link" text:visited-style-name="Visited_20_Internet_20_Link"><text:span text:style-name="T15">And then annotate this with @Bean and @LoadBalanced.</text:span></text:a><text:span text:style-name="T18"> </text:span><text:a xlink:type="simple" xlink:href="https://app.pluralsight.com/course-player?clipId=39a09f8a-9580-48ec-87bf-071a2472c4d8&amp;startTime=495.045" office:target-frame-name="psplayer" xlink:show="replace" text:style-name="Internet_20_link" text:visited-style-name="Visited_20_Internet_20_Link"><text:span text:style-name="T15">Now we need one more method, and that's the RequestMapping method,</text:span></text:a><text:span text:style-name="T18"> </text:span><text:a xlink:type="simple" xlink:href="https://app.pluralsight.com/course-player?clipId=39a09f8a-9580-48ec-87bf-071a2472c4d8&amp;startTime=499.045" office:target-frame-name="psplayer" xlink:show="replace" text:style-name="Internet_20_link" text:visited-style-name="Visited_20_Internet_20_Link"><text:span text:style-name="T15">to actually handle the request for our ribbon-time-app.</text:span></text:a><text:span text:style-name="T18"> </text:span><text:a xlink:type="simple" xlink:href="https://app.pluralsight.com/course-player?clipId=39a09f8a-9580-48ec-87bf-071a2472c4d8&amp;startTime=503.045" office:target-frame-name="psplayer" xlink:show="replace" text:style-name="Internet_20_link" text:visited-style-name="Visited_20_Internet_20_Link"><text:span text:style-name="T15">So come up here and do public String getTime,</text:span></text:a><text:span text:style-name="T18"> </text:span><text:a xlink:type="simple" xlink:href="https://app.pluralsight.com/course-player?clipId=39a09f8a-9580-48ec-87bf-071a2472c4d8&amp;startTime=507.89115384615394" office:target-frame-name="psplayer" xlink:show="replace" text:style-name="Internet_20_link" text:visited-style-name="Visited_20_Internet_20_Link"><text:span text:style-name="T15">and we'll annotate this with the shortcut mapping again,</text:span></text:a><text:span text:style-name="T18"> </text:span><text:a xlink:type="simple" xlink:href="https://app.pluralsight.com/course-player?clipId=39a09f8a-9580-48ec-87bf-071a2472c4d8&amp;startTime=512.9021428571428" office:target-frame-name="psplayer" xlink:show="replace" text:style-name="Internet_20_link" text:visited-style-name="Visited_20_Internet_20_Link"><text:span text:style-name="T15">so @GetMapping.</text:span></text:a><text:span text:style-name="T18"> </text:span><text:a xlink:type="simple" xlink:href="https://app.pluralsight.com/course-player?clipId=39a09f8a-9580-48ec-87bf-071a2472c4d8&amp;startTime=514.045" office:target-frame-name="psplayer" xlink:show="replace" text:style-name="Internet_20_link" text:visited-style-name="Visited_20_Internet_20_Link"><text:span text:style-name="T15">And then within the body of the method,</text:span></text:a><text:span text:style-name="T18"> </text:span><text:a xlink:type="simple" xlink:href="https://app.pluralsight.com/course-player?clipId=39a09f8a-9580-48ec-87bf-071a2472c4d8&amp;startTime=515.2757692307695" office:target-frame-name="psplayer" xlink:show="replace" text:style-name="Internet_20_link" text:visited-style-name="Visited_20_Internet_20_Link"><text:span text:style-name="T15">we're going to use the RestTemplate to call our</text:span></text:a><text:span text:style-name="T18"> </text:span><text:a xlink:type="simple" xlink:href="https://app.pluralsight.com/course-player?clipId=39a09f8a-9580-48ec-87bf-071a2472c4d8&amp;startTime=518.2672222222221" office:target-frame-name="psplayer" xlink:show="replace" text:style-name="Internet_20_link" text:visited-style-name="Visited_20_Internet_20_Link"><text:span text:style-name="T15">time-service and return the result.</text:span></text:a><text:span text:style-name="T18"> </text:span><text:a xlink:type="simple" xlink:href="https://app.pluralsight.com/course-player?clipId=39a09f8a-9580-48ec-87bf-071a2472c4d8&amp;startTime=521.045" office:target-frame-name="psplayer" xlink:show="replace" text:style-name="Internet_20_link" text:visited-style-name="Visited_20_Internet_20_Link"><text:span text:style-name="T15">So we'll say return restTemplate.</text:span></text:a><text:span text:style-name="T18"> </text:span><text:a xlink:type="simple" xlink:href="https://app.pluralsight.com/course-player?clipId=39a09f8a-9580-48ec-87bf-071a2472c4d8&amp;startTime=526.045" office:target-frame-name="psplayer" xlink:show="replace" text:style-name="Internet_20_link" text:visited-style-name="Visited_20_Internet_20_Link"><text:span text:style-name="T15">getForEntity.</text:span></text:a><text:span text:style-name="T18"> </text:span><text:a xlink:type="simple" xlink:href="https://app.pluralsight.com/course-player?clipId=39a09f8a-9580-48ec-87bf-071a2472c4d8&amp;startTime=527.045" office:target-frame-name="psplayer" xlink:show="replace" text:style-name="Internet_20_link" text:visited-style-name="Visited_20_Internet_20_Link"><text:span text:style-name="T15">And then we'll say http://, and remember we use a logical identifier here,</text:span></text:a><text:span text:style-name="T18"> </text:span><text:a xlink:type="simple" xlink:href="https://app.pluralsight.com/course-player?clipId=39a09f8a-9580-48ec-87bf-071a2472c4d8&amp;startTime=533.545" office:target-frame-name="psplayer" xlink:show="replace" text:style-name="Internet_20_link" text:visited-style-name="Visited_20_Internet_20_Link"><text:span text:style-name="T15">so we'll say time-service.</text:span></text:a><text:span text:style-name="T18"> </text:span><text:a xlink:type="simple" xlink:href="https://app.pluralsight.com/course-player?clipId=39a09f8a-9580-48ec-87bf-071a2472c4d8&amp;startTime=535.545" office:target-frame-name="psplayer" xlink:show="replace" text:style-name="Internet_20_link" text:visited-style-name="Visited_20_Internet_20_Link"><text:span text:style-name="T15">And we'll say that the return type is a string and then make</text:span></text:a><text:span text:style-name="T18"> </text:span><text:a xlink:type="simple" xlink:href="https://app.pluralsight.com/course-player?clipId=39a09f8a-9580-48ec-87bf-071a2472c4d8&amp;startTime=541.1878571428573" office:target-frame-name="psplayer" xlink:show="replace" text:style-name="Internet_20_link" text:visited-style-name="Visited_20_Internet_20_Link"><text:span text:style-name="T15">sure that we call getBody on the response.</text:span></text:a><text:span text:style-name="T18"> </text:span><text:a xlink:type="simple" xlink:href="https://app.pluralsight.com/course-player?clipId=39a09f8a-9580-48ec-87bf-071a2472c4d8&amp;startTime=544.045" office:target-frame-name="psplayer" xlink:show="replace" text:style-name="Internet_20_link" text:visited-style-name="Visited_20_Internet_20_Link"><text:span text:style-name="T15">We're now ready to start up our ribbon-time-app and give it a run.</text:span></text:a><text:span text:style-name="T18"> </text:span><text:a xlink:type="simple" xlink:href="https://app.pluralsight.com/course-player?clipId=39a09f8a-9580-48ec-87bf-071a2472c4d8&amp;startTime=548.045" office:target-frame-name="psplayer" xlink:show="replace" text:style-name="Internet_20_link" text:visited-style-name="Visited_20_Internet_20_Link"><text:span text:style-name="T15">So let's unmaximize this and right-click on the main application class,</text:span></text:a><text:span text:style-name="T18"> </text:span><text:a xlink:type="simple" xlink:href="https://app.pluralsight.com/course-player?clipId=39a09f8a-9580-48ec-87bf-071a2472c4d8&amp;startTime=551.645" office:target-frame-name="psplayer" xlink:show="replace" text:style-name="Internet_20_link" text:visited-style-name="Visited_20_Internet_20_Link"><text:span text:style-name="T15">go to Run As, and choose Spring Boot App.</text:span></text:a><text:span text:style-name="T18"> </text:span><text:a xlink:type="simple" xlink:href="https://app.pluralsight.com/course-player?clipId=39a09f8a-9580-48ec-87bf-071a2472c4d8&amp;startTime=557.045" office:target-frame-name="psplayer" xlink:show="replace" text:style-name="Internet_20_link" text:visited-style-name="Visited_20_Internet_20_Link"><text:span text:style-name="T15">Next, fire up a browser and visit localhost:8080.</text:span></text:a><text:span text:style-name="T18"> </text:span><text:a xlink:type="simple" xlink:href="https://app.pluralsight.com/course-player?clipId=39a09f8a-9580-48ec-87bf-071a2472c4d8&amp;startTime=561.045" office:target-frame-name="psplayer" xlink:show="replace" text:style-name="Internet_20_link" text:visited-style-name="Visited_20_Internet_20_Link"><text:span text:style-name="T15">And you can see the response from the service running with the port on all 4s.</text:span></text:a><text:span text:style-name="T18"> </text:span><text:a xlink:type="simple" xlink:href="https://app.pluralsight.com/course-player?clipId=39a09f8a-9580-48ec-87bf-071a2472c4d8&amp;startTime=566.045" office:target-frame-name="psplayer" xlink:show="replace" text:style-name="Internet_20_link" text:visited-style-name="Visited_20_Internet_20_Link"><text:span text:style-name="T15">And if we refresh that, we'll see the one running on the port with all 5s.</text:span></text:a><text:span text:style-name="T18"> </text:span><text:a xlink:type="simple" xlink:href="https://app.pluralsight.com/course-player?clipId=39a09f8a-9580-48ec-87bf-071a2472c4d8&amp;startTime=570.045" office:target-frame-name="psplayer" xlink:show="replace" text:style-name="Internet_20_link" text:visited-style-name="Visited_20_Internet_20_Link"><text:span text:style-name="T15">And we can continue to refresh that,</text:span></text:a><text:span text:style-name="T18"> </text:span><text:a xlink:type="simple" xlink:href="https://app.pluralsight.com/course-player?clipId=39a09f8a-9580-48ec-87bf-071a2472c4d8&amp;startTime=572.1988461538458" office:target-frame-name="psplayer" xlink:show="replace" text:style-name="Internet_20_link" text:visited-style-name="Visited_20_Internet_20_Link"><text:span text:style-name="T15">and we'll see that it alternates between each of the instances in a round-robin fashion.</text:span></text:a></text:p>
      <text:h text:style-name="P3" text:outline-level="3"><text:soft-page-break/><text:a xlink:type="simple" xlink:href="https://app.pluralsight.com/course-player?clipId=e13928aa-a97b-477a-9557-d3a0d709b30d" office:target-frame-name="psplayer" xlink:show="replace" text:style-name="Internet_20_link" text:visited-style-name="Visited_20_Internet_20_Link"><text:span text:style-name="T15">Using the @RibbonClient Annotation</text:span></text:a></text:h>
      <text:p text:style-name="P5"><text:a xlink:type="simple" xlink:href="https://app.pluralsight.com/course-player?clipId=e13928aa-a97b-477a-9557-d3a0d709b30d&amp;startTime=1.812" office:target-frame-name="psplayer" xlink:show="replace" text:style-name="Internet_20_link" text:visited-style-name="Visited_20_Internet_20_Link"><text:span text:style-name="T15">Now let's take a look at the other annotation, the @RibbonClient annotation.</text:span></text:a><text:span text:style-name="T18"> </text:span><text:a xlink:type="simple" xlink:href="https://app.pluralsight.com/course-player?clipId=e13928aa-a97b-477a-9557-d3a0d709b30d&amp;startTime=6.812" office:target-frame-name="psplayer" xlink:show="replace" text:style-name="Internet_20_link" text:visited-style-name="Visited_20_Internet_20_Link"><text:span text:style-name="T15">First we'll see how to use this annotation along with the</text:span></text:a><text:span text:style-name="T18"> </text:span><text:a xlink:type="simple" xlink:href="https://app.pluralsight.com/course-player?clipId=e13928aa-a97b-477a-9557-d3a0d709b30d&amp;startTime=9.812" office:target-frame-name="psplayer" xlink:show="replace" text:style-name="Internet_20_link" text:visited-style-name="Visited_20_Internet_20_Link"><text:span text:style-name="T15">@LoadBalanced annotation to achieve client-side load</text:span></text:a><text:span text:style-name="T18"> </text:span><text:a xlink:type="simple" xlink:href="https://app.pluralsight.com/course-player?clipId=e13928aa-a97b-477a-9557-d3a0d709b30d&amp;startTime=14.612000000000004" office:target-frame-name="psplayer" xlink:show="replace" text:style-name="Internet_20_link" text:visited-style-name="Visited_20_Internet_20_Link"><text:span text:style-name="T15">balancing without service discovery.</text:span></text:a><text:span text:style-name="T18"> </text:span><text:a xlink:type="simple" xlink:href="https://app.pluralsight.com/course-player?clipId=e13928aa-a97b-477a-9557-d3a0d709b30d&amp;startTime=17.812" office:target-frame-name="psplayer" xlink:show="replace" text:style-name="Internet_20_link" text:visited-style-name="Visited_20_Internet_20_Link"><text:span text:style-name="T15">In your @Configuration class,</text:span></text:a><text:span text:style-name="T18"> </text:span><text:a xlink:type="simple" xlink:href="https://app.pluralsight.com/course-player?clipId=e13928aa-a97b-477a-9557-d3a0d709b30d&amp;startTime=20.03422222222223" office:target-frame-name="psplayer" xlink:show="replace" text:style-name="Internet_20_link" text:visited-style-name="Visited_20_Internet_20_Link"><text:span text:style-name="T15">define the @RibbonClient annotation and set the name</text:span></text:a><text:span text:style-name="T18"> </text:span><text:a xlink:type="simple" xlink:href="https://app.pluralsight.com/course-player?clipId=e13928aa-a97b-477a-9557-d3a0d709b30d&amp;startTime=23.937" office:target-frame-name="psplayer" xlink:show="replace" text:style-name="Internet_20_link" text:visited-style-name="Visited_20_Internet_20_Link"><text:span text:style-name="T15">element to a meaningful value.</text:span></text:a><text:span text:style-name="T18"> </text:span><text:a xlink:type="simple" xlink:href="https://app.pluralsight.com/course-player?clipId=e13928aa-a97b-477a-9557-d3a0d709b30d&amp;startTime=25.812" office:target-frame-name="psplayer" xlink:show="replace" text:style-name="Internet_20_link" text:visited-style-name="Visited_20_Internet_20_Link"><text:span text:style-name="T15">You'll actually refer to this value in the configuration,</text:span></text:a><text:span text:style-name="T18"> </text:span><text:a xlink:type="simple" xlink:href="https://app.pluralsight.com/course-player?clipId=e13928aa-a97b-477a-9557-d3a0d709b30d&amp;startTime=28.81199999999999" office:target-frame-name="psplayer" xlink:show="replace" text:style-name="Internet_20_link" text:visited-style-name="Visited_20_Internet_20_Link"><text:span text:style-name="T15">as well as the URL of the RestTemplate.</text:span></text:a><text:span text:style-name="T18"> </text:span><text:a xlink:type="simple" xlink:href="https://app.pluralsight.com/course-player?clipId=e13928aa-a97b-477a-9557-d3a0d709b30d&amp;startTime=32.08472727272727" office:target-frame-name="psplayer" xlink:show="replace" text:style-name="Internet_20_link" text:visited-style-name="Visited_20_Internet_20_Link"><text:span text:style-name="T15">Then, in your application.</text:span></text:a><text:span text:style-name="T18"> </text:span><text:a xlink:type="simple" xlink:href="https://app.pluralsight.com/course-player?clipId=e13928aa-a97b-477a-9557-d3a0d709b30d&amp;startTime=33.902909090909084" office:target-frame-name="psplayer" xlink:show="replace" text:style-name="Internet_20_link" text:visited-style-name="Visited_20_Internet_20_Link"><text:span text:style-name="T15">properties or your application.</text:span></text:a><text:span text:style-name="T18"> </text:span><text:a xlink:type="simple" xlink:href="https://app.pluralsight.com/course-player?clipId=e13928aa-a97b-477a-9557-d3a0d709b30d&amp;startTime=36.24057142857143" office:target-frame-name="psplayer" xlink:show="replace" text:style-name="Internet_20_link" text:visited-style-name="Visited_20_Internet_20_Link"><text:span text:style-name="T15">yml, define two new properties.</text:span></text:a><text:span text:style-name="T18"> </text:span><text:a xlink:type="simple" xlink:href="https://app.pluralsight.com/course-player?clipId=e13928aa-a97b-477a-9557-d3a0d709b30d&amp;startTime=39.812" office:target-frame-name="psplayer" xlink:show="replace" text:style-name="Internet_20_link" text:visited-style-name="Visited_20_Internet_20_Link"><text:span text:style-name="T15">And remember the name element that we set on the @RibbonClient annotation.</text:span></text:a><text:span text:style-name="T18"> </text:span><text:a xlink:type="simple" xlink:href="https://app.pluralsight.com/course-player?clipId=e13928aa-a97b-477a-9557-d3a0d709b30d&amp;startTime=44.812" office:target-frame-name="psplayer" xlink:show="replace" text:style-name="Internet_20_link" text:visited-style-name="Visited_20_Internet_20_Link"><text:span text:style-name="T15">You'll prefix each of your properties with that value.</text:span></text:a><text:span text:style-name="T18"> </text:span><text:a xlink:type="simple" xlink:href="https://app.pluralsight.com/course-player?clipId=e13928aa-a97b-477a-9557-d3a0d709b30d&amp;startTime=48.812" office:target-frame-name="psplayer" xlink:show="replace" text:style-name="Internet_20_link" text:visited-style-name="Visited_20_Internet_20_Link"><text:span text:style-name="T15">So the first property, the ribbon_client_name.</text:span></text:a><text:span text:style-name="T18"> </text:span><text:a xlink:type="simple" xlink:href="https://app.pluralsight.com/course-player?clipId=e13928aa-a97b-477a-9557-d3a0d709b30d&amp;startTime=54.14533333333331" office:target-frame-name="psplayer" xlink:show="replace" text:style-name="Internet_20_link" text:visited-style-name="Visited_20_Internet_20_Link"><text:span text:style-name="T15">ribbon.</text:span></text:a><text:span text:style-name="T18"> </text:span><text:a xlink:type="simple" xlink:href="https://app.pluralsight.com/course-player?clipId=e13928aa-a97b-477a-9557-d3a0d709b30d&amp;startTime=55.0342222222222" office:target-frame-name="psplayer" xlink:show="replace" text:style-name="Internet_20_link" text:visited-style-name="Visited_20_Internet_20_Link"><text:span text:style-name="T15">eureka.</text:span></text:a><text:span text:style-name="T18"> </text:span><text:a xlink:type="simple" xlink:href="https://app.pluralsight.com/course-player?clipId=e13928aa-a97b-477a-9557-d3a0d709b30d&amp;startTime=55.92311111111108" office:target-frame-name="psplayer" xlink:show="replace" text:style-name="Internet_20_link" text:visited-style-name="Visited_20_Internet_20_Link"><text:span text:style-name="T15">enabled=false, tells Ribbon to disable service discovery support.</text:span></text:a><text:span text:style-name="T18"> </text:span><text:a xlink:type="simple" xlink:href="https://app.pluralsight.com/course-player?clipId=e13928aa-a97b-477a-9557-d3a0d709b30d&amp;startTime=60.812" office:target-frame-name="psplayer" xlink:show="replace" text:style-name="Internet_20_link" text:visited-style-name="Visited_20_Internet_20_Link"><text:span text:style-name="T15">The next property, the ribbon_client_name.</text:span></text:a><text:span text:style-name="T18"> </text:span><text:a xlink:type="simple" xlink:href="https://app.pluralsight.com/course-player?clipId=e13928aa-a97b-477a-9557-d3a0d709b30d&amp;startTime=63.669142857142845" office:target-frame-name="psplayer" xlink:show="replace" text:style-name="Internet_20_link" text:visited-style-name="Visited_20_Internet_20_Link"><text:span text:style-name="T15">ribbon.</text:span></text:a><text:span text:style-name="T18"> </text:span><text:a xlink:type="simple" xlink:href="https://app.pluralsight.com/course-player?clipId=e13928aa-a97b-477a-9557-d3a0d709b30d&amp;startTime=64.24057142857141" office:target-frame-name="psplayer" xlink:show="replace" text:style-name="Internet_20_link" text:visited-style-name="Visited_20_Internet_20_Link"><text:span text:style-name="T15">listOfServers,</text:span></text:a><text:span text:style-name="T18"> </text:span><text:a xlink:type="simple" xlink:href="https://app.pluralsight.com/course-player?clipId=e13928aa-a97b-477a-9557-d3a0d709b30d&amp;startTime=64.812" office:target-frame-name="psplayer" xlink:show="replace" text:style-name="Internet_20_link" text:visited-style-name="Visited_20_Internet_20_Link"><text:span text:style-name="T15">is a comma-separated list of URLs that Ribbon should</text:span></text:a><text:span text:style-name="T18"> </text:span><text:a xlink:type="simple" xlink:href="https://app.pluralsight.com/course-player?clipId=e13928aa-a97b-477a-9557-d3a0d709b30d&amp;startTime=69.312" office:target-frame-name="psplayer" xlink:show="replace" text:style-name="Internet_20_link" text:visited-style-name="Visited_20_Internet_20_Link"><text:span text:style-name="T15">use to distribute the requests among.</text:span></text:a><text:span text:style-name="T18"> </text:span><text:a xlink:type="simple" xlink:href="https://app.pluralsight.com/course-player?clipId=e13928aa-a97b-477a-9557-d3a0d709b30d&amp;startTime=71.96584615384616" office:target-frame-name="psplayer" xlink:show="replace" text:style-name="Internet_20_link" text:visited-style-name="Visited_20_Internet_20_Link"><text:span text:style-name="T15">And in this case, we've set the different URLs to two different addresses,</text:span></text:a><text:span text:style-name="T18"> </text:span><text:a xlink:type="simple" xlink:href="https://app.pluralsight.com/course-player?clipId=e13928aa-a97b-477a-9557-d3a0d709b30d&amp;startTime=76.90290909090908" office:target-frame-name="psplayer" xlink:show="replace" text:style-name="Internet_20_link" text:visited-style-name="Visited_20_Internet_20_Link"><text:span text:style-name="T15">one running on port 9000 and the other running on port 9001.</text:span></text:a><text:span text:style-name="T18"> </text:span><text:a xlink:type="simple" xlink:href="https://app.pluralsight.com/course-player?clipId=e13928aa-a97b-477a-9557-d3a0d709b30d&amp;startTime=82.03422222222223" office:target-frame-name="psplayer" xlink:show="replace" text:style-name="Internet_20_link" text:visited-style-name="Visited_20_Internet_20_Link"><text:span text:style-name="T15">Once you have everything configured,</text:span></text:a><text:span text:style-name="T18"> </text:span><text:a xlink:type="simple" xlink:href="https://app.pluralsight.com/course-player?clipId=e13928aa-a97b-477a-9557-d3a0d709b30d&amp;startTime=84.812" office:target-frame-name="psplayer" xlink:show="replace" text:style-name="Internet_20_link" text:visited-style-name="Visited_20_Internet_20_Link"><text:span text:style-name="T15">you can use the RestTemplate just like you did with service discovery.</text:span></text:a><text:span text:style-name="T18"> </text:span><text:a xlink:type="simple" xlink:href="https://app.pluralsight.com/course-player?clipId=e13928aa-a97b-477a-9557-d3a0d709b30d&amp;startTime=87.812" office:target-frame-name="psplayer" xlink:show="replace" text:style-name="Internet_20_link" text:visited-style-name="Visited_20_Internet_20_Link"><text:span text:style-name="T15">Except this time instead of calling the service name,</text:span></text:a><text:span text:style-name="T18"> </text:span><text:a xlink:type="simple" xlink:href="https://app.pluralsight.com/course-player?clipId=e13928aa-a97b-477a-9557-d3a0d709b30d&amp;startTime=91.56200000000004" office:target-frame-name="psplayer" xlink:show="replace" text:style-name="Internet_20_link" text:visited-style-name="Visited_20_Internet_20_Link"><text:span text:style-name="T15">you use the value of the name element that you set up in the @RibbonClient annotation.</text:span></text:a></text:p>
      <text:h text:style-name="P3" text:outline-level="3"><text:a xlink:type="simple" xlink:href="https://app.pluralsight.com/course-player?clipId=c609cb95-27a3-4afc-a23c-7da8237bc739" office:target-frame-name="psplayer" xlink:show="replace" text:style-name="Internet_20_link" text:visited-style-name="Visited_20_Internet_20_Link"><text:span text:style-name="T15">Demo: Load Balancing Using Ribbon Without Service Discovery</text:span></text:a></text:h>
      <text:p text:style-name="P5"><text:a xlink:type="simple" xlink:href="https://app.pluralsight.com/course-player?clipId=c609cb95-27a3-4afc-a23c-7da8237bc739&amp;startTime=2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c609cb95-27a3-4afc-a23c-7da8237bc739&amp;startTime=3.0714285714285716" office:target-frame-name="psplayer" xlink:show="replace" text:style-name="Internet_20_link" text:visited-style-name="Visited_20_Internet_20_Link"><text:span text:style-name="T15">we'll learn how to utilize the Ribbon client without service discovery.</text:span></text:a><text:span text:style-name="T18"> </text:span><text:a xlink:type="simple" xlink:href="https://app.pluralsight.com/course-player?clipId=c609cb95-27a3-4afc-a23c-7da8237bc739&amp;startTime=7" office:target-frame-name="psplayer" xlink:show="replace" text:style-name="Internet_20_link" text:visited-style-name="Visited_20_Internet_20_Link"><text:span text:style-name="T15">Now,</text:span></text:a><text:span text:style-name="T18"> </text:span><text:a xlink:type="simple" xlink:href="https://app.pluralsight.com/course-player?clipId=c609cb95-27a3-4afc-a23c-7da8237bc739&amp;startTime=7.189692307692308" office:target-frame-name="psplayer" xlink:show="replace" text:style-name="Internet_20_link" text:visited-style-name="Visited_20_Internet_20_Link"><text:span text:style-name="T15">we're going to build on the previous demo that we did utilizing service</text:span></text:a><text:span text:style-name="T18"> </text:span><text:a xlink:type="simple" xlink:href="https://app.pluralsight.com/course-player?clipId=c609cb95-27a3-4afc-a23c-7da8237bc739&amp;startTime=9.843833333333333" office:target-frame-name="psplayer" xlink:show="replace" text:style-name="Internet_20_link" text:visited-style-name="Visited_20_Internet_20_Link"><text:span text:style-name="T15">discovery as each of the demos share a lot in common.</text:span></text:a><text:span text:style-name="T18"> </text:span><text:a xlink:type="simple" xlink:href="https://app.pluralsight.com/course-player?clipId=c609cb95-27a3-4afc-a23c-7da8237bc739&amp;startTime=14" office:target-frame-name="psplayer" xlink:show="replace" text:style-name="Internet_20_link" text:visited-style-name="Visited_20_Internet_20_Link"><text:span text:style-name="T15">The first thing we'll do is expand the ribbon-time-service</text:span></text:a><text:span text:style-name="T18"> </text:span><text:a xlink:type="simple" xlink:href="https://app.pluralsight.com/course-player?clipId=c609cb95-27a3-4afc-a23c-7da8237bc739&amp;startTime=17.3495" office:target-frame-name="psplayer" xlink:show="replace" text:style-name="Internet_20_link" text:visited-style-name="Visited_20_Internet_20_Link"><text:span text:style-name="T15">and open up the main application class.</text:span></text:a><text:span text:style-name="T18"> </text:span><text:a xlink:type="simple" xlink:href="https://app.pluralsight.com/course-player?clipId=c609cb95-27a3-4afc-a23c-7da8237bc739&amp;startTime=20.243777777777773" office:target-frame-name="psplayer" xlink:show="replace" text:style-name="Internet_20_link" text:visited-style-name="Visited_20_Internet_20_Link"><text:span text:style-name="T15">In the main application class, remove the @EnableDiscoveryClient annotation.</text:span></text:a><text:span text:style-name="T18"> </text:span><text:a xlink:type="simple" xlink:href="https://app.pluralsight.com/course-player?clipId=c609cb95-27a3-4afc-a23c-7da8237bc739&amp;startTime=25.466" office:target-frame-name="psplayer" xlink:show="replace" text:style-name="Internet_20_link" text:visited-style-name="Visited_20_Internet_20_Link"><text:span text:style-name="T15">Go ahead and close that, and open up the src/main/resources application.</text:span></text:a><text:span text:style-name="T18"> </text:span><text:a xlink:type="simple" xlink:href="https://app.pluralsight.com/course-player?clipId=c609cb95-27a3-4afc-a23c-7da8237bc739&amp;startTime=29.966" office:target-frame-name="psplayer" xlink:show="replace" text:style-name="Internet_20_link" text:visited-style-name="Visited_20_Internet_20_Link"><text:span text:style-name="T15">properties,</text:span></text:a><text:span text:style-name="T18"> </text:span><text:a xlink:type="simple" xlink:href="https://app.pluralsight.com/course-player?clipId=c609cb95-27a3-4afc-a23c-7da8237bc739&amp;startTime=30.466" office:target-frame-name="psplayer" xlink:show="replace" text:style-name="Internet_20_link" text:visited-style-name="Visited_20_Internet_20_Link"><text:span text:style-name="T15">and delete the property that sets the location of the Service Discovery Server.</text:span></text:a><text:span text:style-name="T18"> </text:span><text:a xlink:type="simple" xlink:href="https://app.pluralsight.com/course-player?clipId=c609cb95-27a3-4afc-a23c-7da8237bc739&amp;startTime=35.96599999999999" office:target-frame-name="psplayer" xlink:show="replace" text:style-name="Internet_20_link" text:visited-style-name="Visited_20_Internet_20_Link"><text:span text:style-name="T15">Once you've got the property deleted, go ahead and close that.</text:span></text:a><text:span text:style-name="T18"> </text:span><text:a xlink:type="simple" xlink:href="https://app.pluralsight.com/course-player?clipId=c609cb95-27a3-4afc-a23c-7da8237bc739&amp;startTime=39.18028571428571" office:target-frame-name="psplayer" xlink:show="replace" text:style-name="Internet_20_link" text:visited-style-name="Visited_20_Internet_20_Link"><text:span text:style-name="T15">And we're now ready to start up the</text:span></text:a><text:span text:style-name="T18"> </text:span><text:a xlink:type="simple" xlink:href="https://app.pluralsight.com/course-player?clipId=c609cb95-27a3-4afc-a23c-7da8237bc739&amp;startTime=41.466" office:target-frame-name="psplayer" xlink:show="replace" text:style-name="Internet_20_link" text:visited-style-name="Visited_20_Internet_20_Link"><text:span text:style-name="T15">ribbon-time-service without service discovery.</text:span></text:a><text:span text:style-name="T18"> </text:span><text:a xlink:type="simple" xlink:href="https://app.pluralsight.com/course-player?clipId=c609cb95-27a3-4afc-a23c-7da8237bc739&amp;startTime=44.466" office:target-frame-name="psplayer" xlink:show="replace" text:style-name="Internet_20_link" text:visited-style-name="Visited_20_Internet_20_Link"><text:span text:style-name="T15">If you come up here to the green Play button and</text:span></text:a><text:span text:style-name="T18"> </text:span><text:a xlink:type="simple" xlink:href="https://app.pluralsight.com/course-player?clipId=c609cb95-27a3-4afc-a23c-7da8237bc739&amp;startTime=47.60885714285713" office:target-frame-name="psplayer" xlink:show="replace" text:style-name="Internet_20_link" text:visited-style-name="Visited_20_Internet_20_Link"><text:span text:style-name="T15">click the little drop-down caret,</text:span></text:a><text:span text:style-name="T18"> </text:span><text:a xlink:type="simple" xlink:href="https://app.pluralsight.com/course-player?clipId=c609cb95-27a3-4afc-a23c-7da8237bc739&amp;startTime=49.13266666666667" office:target-frame-name="psplayer" xlink:show="replace" text:style-name="Internet_20_link" text:visited-style-name="Visited_20_Internet_20_Link"><text:span text:style-name="T15">you'll see that we have all of our run</text:span></text:a><text:span text:style-name="T18"> </text:span><text:a xlink:type="simple" xlink:href="https://app.pluralsight.com/course-player?clipId=c609cb95-27a3-4afc-a23c-7da8237bc739&amp;startTime=52.132666666666694" office:target-frame-name="psplayer" xlink:show="replace" text:style-name="Internet_20_link" text:visited-style-name="Visited_20_Internet_20_Link"><text:span text:style-name="T15">configurations that we've use in the past.</text:span></text:a><text:span text:style-name="T18"> </text:span><text:a xlink:type="simple" xlink:href="https://app.pluralsight.com/course-player?clipId=c609cb95-27a3-4afc-a23c-7da8237bc739&amp;startTime=54.18028571428571" office:target-frame-name="psplayer" xlink:show="replace" text:style-name="Internet_20_link" text:visited-style-name="Visited_20_Internet_20_Link"><text:span text:style-name="T15">So we'll want to use each of these</text:span></text:a><text:span text:style-name="T18"> </text:span><text:a xlink:type="simple" xlink:href="https://app.pluralsight.com/course-player?clipId=c609cb95-27a3-4afc-a23c-7da8237bc739&amp;startTime=56.466" office:target-frame-name="psplayer" xlink:show="replace" text:style-name="Internet_20_link" text:visited-style-name="Visited_20_Internet_20_Link"><text:span text:style-name="T15">ribbon-time-services to start each of the instances.</text:span></text:a><text:span text:style-name="T18"> </text:span><text:a xlink:type="simple" xlink:href="https://app.pluralsight.com/course-player?clipId=c609cb95-27a3-4afc-a23c-7da8237bc739&amp;startTime=60.466" office:target-frame-name="psplayer" xlink:show="replace" text:style-name="Internet_20_link" text:visited-style-name="Visited_20_Internet_20_Link"><text:span text:style-name="T15">So we'll start ribbon-time-service-1, and then we'll start ribbon-time-service-2.</text:span></text:a><text:span text:style-name="T18"> </text:span><text:a xlink:type="simple" xlink:href="https://app.pluralsight.com/course-player?clipId=c609cb95-27a3-4afc-a23c-7da8237bc739&amp;startTime=68.466" office:target-frame-name="psplayer" xlink:show="replace" text:style-name="Internet_20_link" text:visited-style-name="Visited_20_Internet_20_Link"><text:span text:style-name="T15">Just to make sure that our ribbon-time-service instances started up correctly,</text:span></text:a><text:span text:style-name="T18"> </text:span><text:a xlink:type="simple" xlink:href="https://app.pluralsight.com/course-player?clipId=c609cb95-27a3-4afc-a23c-7da8237bc739&amp;startTime=72.966" office:target-frame-name="psplayer" xlink:show="replace" text:style-name="Internet_20_link" text:visited-style-name="Visited_20_Internet_20_Link"><text:span text:style-name="T15">let's do a quick sanity check.</text:span></text:a><text:span text:style-name="T18"> </text:span><text:a xlink:type="simple" xlink:href="https://app.pluralsight.com/course-player?clipId=c609cb95-27a3-4afc-a23c-7da8237bc739&amp;startTime=75.966" office:target-frame-name="psplayer" xlink:show="replace" text:style-name="Internet_20_link" text:visited-style-name="Visited_20_Internet_20_Link"><text:span text:style-name="T15">So visit localhost:4444, and it's running there.</text:span></text:a><text:span text:style-name="T18"> </text:span><text:a xlink:type="simple" xlink:href="https://app.pluralsight.com/course-player?clipId=c609cb95-27a3-4afc-a23c-7da8237bc739&amp;startTime=79.00446153846154" office:target-frame-name="psplayer" xlink:show="replace" text:style-name="Internet_20_link" text:visited-style-name="Visited_20_Internet_20_Link"><text:span text:style-name="T15">And then open up a New Tab and visit localhost:5555, and it's running there.</text:span></text:a><text:span text:style-name="T18"> </text:span><text:a xlink:type="simple" xlink:href="https://app.pluralsight.com/course-player?clipId=c609cb95-27a3-4afc-a23c-7da8237bc739&amp;startTime=85.24377777777778" office:target-frame-name="psplayer" xlink:show="replace" text:style-name="Internet_20_link" text:visited-style-name="Visited_20_Internet_20_Link"><text:span text:style-name="T15">So everything with our ribbon-time-service is good to go.</text:span></text:a><text:span text:style-name="T18"> </text:span><text:a xlink:type="simple" xlink:href="https://app.pluralsight.com/course-player?clipId=c609cb95-27a3-4afc-a23c-7da8237bc739&amp;startTime=90.466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c609cb95-27a3-4afc-a23c-7da8237bc739&amp;startTime=91.01145454545454" office:target-frame-name="psplayer" xlink:show="replace" text:style-name="Internet_20_link" text:visited-style-name="Visited_20_Internet_20_Link"><text:span text:style-name="T15">we'll minimize the ribbon-time-service project and open up the ribbon-time-app.</text:span></text:a><text:span text:style-name="T18"> </text:span><text:a xlink:type="simple" xlink:href="https://app.pluralsight.com/course-player?clipId=c609cb95-27a3-4afc-a23c-7da8237bc739&amp;startTime=96.466" office:target-frame-name="psplayer" xlink:show="replace" text:style-name="Internet_20_link" text:visited-style-name="Visited_20_Internet_20_Link"><text:span text:style-name="T15">And once you've opened it, navigate to the main application class.</text:span></text:a><text:span text:style-name="T18"> </text:span><text:a xlink:type="simple" xlink:href="https://app.pluralsight.com/course-player?clipId=c609cb95-27a3-4afc-a23c-7da8237bc739&amp;startTime=100.466" office:target-frame-name="psplayer" xlink:show="replace" text:style-name="Internet_20_link" text:visited-style-name="Visited_20_Internet_20_Link"><text:span text:style-name="T15">And just like we did with the ribbon-time-service,</text:span></text:a><text:span text:style-name="T18"> </text:span><text:a xlink:type="simple" xlink:href="https://app.pluralsight.com/course-player?clipId=c609cb95-27a3-4afc-a23c-7da8237bc739&amp;startTime=101.92054545454549" office:target-frame-name="psplayer" xlink:show="replace" text:style-name="Internet_20_link" text:visited-style-name="Visited_20_Internet_20_Link"><text:span text:style-name="T15">we'll want to delete this @EnableDiscoveryClient.</text:span></text:a><text:span text:style-name="T18"> </text:span><text:a xlink:type="simple" xlink:href="https://app.pluralsight.com/course-player?clipId=c609cb95-27a3-4afc-a23c-7da8237bc739&amp;startTime=103.966" office:target-frame-name="psplayer" xlink:show="replace" text:style-name="Internet_20_link" text:visited-style-name="Visited_20_Internet_20_Link"><text:span text:style-name="T15">Now we're going to add a new annotation,</text:span></text:a><text:span text:style-name="T18"> </text:span><text:a xlink:type="simple" xlink:href="https://app.pluralsight.com/course-player?clipId=c609cb95-27a3-4afc-a23c-7da8237bc739&amp;startTime=107.966" office:target-frame-name="psplayer" xlink:show="replace" text:style-name="Internet_20_link" text:visited-style-name="Visited_20_Internet_20_Link"><text:span text:style-name="T15">the @RibbonClient annotation,</text:span></text:a><text:span text:style-name="T18"> </text:span><text:a xlink:type="simple" xlink:href="https://app.pluralsight.com/course-player?clipId=c609cb95-27a3-4afc-a23c-7da8237bc739&amp;startTime=109.466" office:target-frame-name="psplayer" xlink:show="replace" text:style-name="Internet_20_link" text:visited-style-name="Visited_20_Internet_20_Link"><text:span text:style-name="T15">and we're going to set the name element to the time-service string.</text:span></text:a><text:span text:style-name="T18"> </text:span><text:a xlink:type="simple" xlink:href="https://app.pluralsight.com/course-player?clipId=c609cb95-27a3-4afc-a23c-7da8237bc739&amp;startTime=115.73872727272727" office:target-frame-name="psplayer" xlink:show="replace" text:style-name="Internet_20_link" text:visited-style-name="Visited_20_Internet_20_Link"><text:span text:style-name="T15">And this is the same time-service that we used when</text:span></text:a><text:span text:style-name="T18"> </text:span><text:a xlink:type="simple" xlink:href="https://app.pluralsight.com/course-player?clipId=c609cb95-27a3-4afc-a23c-7da8237bc739&amp;startTime=120.46600000000002" office:target-frame-name="psplayer" xlink:show="replace" text:style-name="Internet_20_link" text:visited-style-name="Visited_20_Internet_20_Link"><text:span text:style-name="T15">we were using service discovery,</text:span></text:a><text:span text:style-name="T18"> </text:span><text:a xlink:type="simple" xlink:href="https://app.pluralsight.com/course-player?clipId=c609cb95-27a3-4afc-a23c-7da8237bc739&amp;startTime=122.466" office:target-frame-name="psplayer" xlink:show="replace" text:style-name="Internet_20_link" text:visited-style-name="Visited_20_Internet_20_Link"><text:span text:style-name="T15">and we'll use it in pretty much the same fashion.</text:span></text:a><text:span text:style-name="T18"> </text:span><text:a xlink:type="simple" xlink:href="https://app.pluralsight.com/course-player?clipId=c609cb95-27a3-4afc-a23c-7da8237bc739&amp;startTime=125.466" office:target-frame-name="psplayer" xlink:show="replace" text:style-name="Internet_20_link" text:visited-style-name="Visited_20_Internet_20_Link"><text:span text:style-name="T15">We'll refer to it in the RestTemplate URL as a logical service identifier,</text:span></text:a><text:span text:style-name="T18"> </text:span><text:a xlink:type="simple" xlink:href="https://app.pluralsight.com/course-player?clipId=c609cb95-27a3-4afc-a23c-7da8237bc739&amp;startTime=131.02155555555555" office:target-frame-name="psplayer" xlink:show="replace" text:style-name="Internet_20_link" text:visited-style-name="Visited_20_Internet_20_Link"><text:span text:style-name="T15">and then configure what those particular instances are that</text:span></text:a><text:span text:style-name="T18"> </text:span><text:a xlink:type="simple" xlink:href="https://app.pluralsight.com/course-player?clipId=c609cb95-27a3-4afc-a23c-7da8237bc739&amp;startTime=135.966" office:target-frame-name="psplayer" xlink:show="replace" text:style-name="Internet_20_link" text:visited-style-name="Visited_20_Internet_20_Link"><text:span text:style-name="T15">represent that service within configuration.</text:span></text:a><text:span text:style-name="T18"> </text:span><text:a xlink:type="simple" xlink:href="https://app.pluralsight.com/course-player?clipId=c609cb95-27a3-4afc-a23c-7da8237bc739&amp;startTime=138.466" office:target-frame-name="psplayer" xlink:show="replace" text:style-name="Internet_20_link" text:visited-style-name="Visited_20_Internet_20_Link"><text:span text:style-name="T15">Let's go ahead and close this and open up our</text:span></text:a><text:span text:style-name="T18"> </text:span><text:a xlink:type="simple" xlink:href="https://app.pluralsight.com/course-player?clipId=c609cb95-27a3-4afc-a23c-7da8237bc739&amp;startTime=142.63266666666658" office:target-frame-name="psplayer" xlink:show="replace" text:style-name="Internet_20_link" text:visited-style-name="Visited_20_Internet_20_Link"><text:span text:style-name="T15">src/main/resources and our application.</text:span></text:a><text:span text:style-name="T18"> </text:span><text:a xlink:type="simple" xlink:href="https://app.pluralsight.com/course-player?clipId=c609cb95-27a3-4afc-a23c-7da8237bc739&amp;startTime=144.60885714285718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c609cb95-27a3-4afc-a23c-7da8237bc739&amp;startTime=145.18028571428576" office:target-frame-name="psplayer" xlink:show="replace" text:style-name="Internet_20_link" text:visited-style-name="Visited_20_Internet_20_Link"><text:span text:style-name="T15">In our application.</text:span></text:a><text:span text:style-name="T18"> </text:span><text:a xlink:type="simple" xlink:href="https://app.pluralsight.com/course-player?clipId=c609cb95-27a3-4afc-a23c-7da8237bc739&amp;startTime=146.8945714285715" office:target-frame-name="psplayer" xlink:show="replace" text:style-name="Internet_20_link" text:visited-style-name="Visited_20_Internet_20_Link"><text:span text:style-name="T15">properties,</text:span></text:a><text:span text:style-name="T18"> </text:span><text:a xlink:type="simple" xlink:href="https://app.pluralsight.com/course-player?clipId=c609cb95-27a3-4afc-a23c-7da8237bc739&amp;startTime=147.466" office:target-frame-name="psplayer" xlink:show="replace" text:style-name="Internet_20_link" text:visited-style-name="Visited_20_Internet_20_Link"><text:span text:style-name="T15">we'll prefix all of the properties that we're setting up to configure</text:span></text:a><text:span text:style-name="T18"> </text:span><text:a xlink:type="simple" xlink:href="https://app.pluralsight.com/course-player?clipId=c609cb95-27a3-4afc-a23c-7da8237bc739&amp;startTime=150.466" office:target-frame-name="psplayer" xlink:show="replace" text:style-name="Internet_20_link" text:visited-style-name="Visited_20_Internet_20_Link"><text:span text:style-name="T15">our Ribbon client with the name of the Ribbon client.</text:span></text:a><text:span text:style-name="T18"> </text:span><text:a xlink:type="simple" xlink:href="https://app.pluralsight.com/course-player?clipId=c609cb95-27a3-4afc-a23c-7da8237bc739&amp;startTime=154.466" office:target-frame-name="psplayer" xlink:show="replace" text:style-name="Internet_20_link" text:visited-style-name="Visited_20_Internet_20_Link"><text:span text:style-name="T15">In our case, we use time-service.</text:span></text:a><text:span text:style-name="T18"> </text:span><text:a xlink:type="simple" xlink:href="https://app.pluralsight.com/course-player?clipId=c609cb95-27a3-4afc-a23c-7da8237bc739&amp;startTime=156.46600000000007" office:target-frame-name="psplayer" xlink:show="replace" text:style-name="Internet_20_link" text:visited-style-name="Visited_20_Internet_20_Link"><text:span text:style-name="T15">So we'll say time-service-ribbon-eureka-enabled=false.</text:span></text:a><text:span text:style-name="T18"> </text:span><text:a xlink:type="simple" xlink:href="https://app.pluralsight.com/course-player?clipId=c609cb95-27a3-4afc-a23c-7da8237bc739&amp;startTime=164.466" office:target-frame-name="psplayer" xlink:show="replace" text:style-name="Internet_20_link" text:visited-style-name="Visited_20_Internet_20_Link"><text:span text:style-name="T15">And this is the </text:span></text:a><text:soft-page-break/><text:a xlink:type="simple" xlink:href="https://app.pluralsight.com/course-player?clipId=c609cb95-27a3-4afc-a23c-7da8237bc739&amp;startTime=164.466" office:target-frame-name="psplayer" xlink:show="replace" text:style-name="Internet_20_link" text:visited-style-name="Visited_20_Internet_20_Link"><text:span text:style-name="T15">property that'll tell Ribbon not to use service discovery.</text:span></text:a><text:span text:style-name="T18"> </text:span><text:a xlink:type="simple" xlink:href="https://app.pluralsight.com/course-player?clipId=c609cb95-27a3-4afc-a23c-7da8237bc739&amp;startTime=169.466" office:target-frame-name="psplayer" xlink:show="replace" text:style-name="Internet_20_link" text:visited-style-name="Visited_20_Internet_20_Link"><text:span text:style-name="T15">So we have one more property to set, so we'll say time-service.</text:span></text:a><text:span text:style-name="T18"> </text:span><text:a xlink:type="simple" xlink:href="https://app.pluralsight.com/course-player?clipId=c609cb95-27a3-4afc-a23c-7da8237bc739&amp;startTime=178.89457142857134" office:target-frame-name="psplayer" xlink:show="replace" text:style-name="Internet_20_link" text:visited-style-name="Visited_20_Internet_20_Link"><text:span text:style-name="T15">ribbon.</text:span></text:a><text:span text:style-name="T18"> </text:span><text:a xlink:type="simple" xlink:href="https://app.pluralsight.com/course-player?clipId=c609cb95-27a3-4afc-a23c-7da8237bc739&amp;startTime=179.68028571428562" office:target-frame-name="psplayer" xlink:show="replace" text:style-name="Internet_20_link" text:visited-style-name="Visited_20_Internet_20_Link"><text:span text:style-name="T15">listOfServers.</text:span></text:a><text:span text:style-name="T18"> </text:span><text:a xlink:type="simple" xlink:href="https://app.pluralsight.com/course-player?clipId=c609cb95-27a3-4afc-a23c-7da8237bc739&amp;startTime=180.466" office:target-frame-name="psplayer" xlink:show="replace" text:style-name="Internet_20_link" text:visited-style-name="Visited_20_Internet_20_Link"><text:span text:style-name="T15">And we'll set this to a comma-separated list of the location of</text:span></text:a><text:span text:style-name="T18"> </text:span><text:a xlink:type="simple" xlink:href="https://app.pluralsight.com/course-player?clipId=c609cb95-27a3-4afc-a23c-7da8237bc739&amp;startTime=183.89457142857134" office:target-frame-name="psplayer" xlink:show="replace" text:style-name="Internet_20_link" text:visited-style-name="Visited_20_Internet_20_Link"><text:span text:style-name="T15">all of the instances of our time-service.</text:span></text:a><text:span text:style-name="T18"> </text:span><text:a xlink:type="simple" xlink:href="https://app.pluralsight.com/course-player?clipId=c609cb95-27a3-4afc-a23c-7da8237bc739&amp;startTime=189.466" office:target-frame-name="psplayer" xlink:show="replace" text:style-name="Internet_20_link" text:visited-style-name="Visited_20_Internet_20_Link"><text:span text:style-name="T15">So we have http://localhost:4444,</text:span></text:a><text:span text:style-name="T18"> </text:span><text:a xlink:type="simple" xlink:href="https://app.pluralsight.com/course-player?clipId=c609cb95-27a3-4afc-a23c-7da8237bc739&amp;startTime=193.466" office:target-frame-name="psplayer" xlink:show="replace" text:style-name="Internet_20_link" text:visited-style-name="Visited_20_Internet_20_Link"><text:span text:style-name="T15">and then we have that exact same one except for it's all 5s.</text:span></text:a><text:span text:style-name="T18"> </text:span><text:a xlink:type="simple" xlink:href="https://app.pluralsight.com/course-player?clipId=c609cb95-27a3-4afc-a23c-7da8237bc739&amp;startTime=197.466" office:target-frame-name="psplayer" xlink:show="replace" text:style-name="Internet_20_link" text:visited-style-name="Visited_20_Internet_20_Link"><text:span text:style-name="T15">And that's all the configuration we need to get set up,</text:span></text:a><text:span text:style-name="T18"> </text:span><text:a xlink:type="simple" xlink:href="https://app.pluralsight.com/course-player?clipId=c609cb95-27a3-4afc-a23c-7da8237bc739&amp;startTime=200.3993333333335" office:target-frame-name="psplayer" xlink:show="replace" text:style-name="Internet_20_link" text:visited-style-name="Visited_20_Internet_20_Link"><text:span text:style-name="T15">so we can go ahead and close this.</text:span></text:a><text:span text:style-name="T18"> </text:span><text:a xlink:type="simple" xlink:href="https://app.pluralsight.com/course-player?clipId=c609cb95-27a3-4afc-a23c-7da8237bc739&amp;startTime=202.3890769230769" office:target-frame-name="psplayer" xlink:show="replace" text:style-name="Internet_20_link" text:visited-style-name="Visited_20_Internet_20_Link"><text:span text:style-name="T15">And we can go over to our main application class,</text:span></text:a><text:span text:style-name="T18"> </text:span><text:a xlink:type="simple" xlink:href="https://app.pluralsight.com/course-player?clipId=c609cb95-27a3-4afc-a23c-7da8237bc739&amp;startTime=205.00446153846156" office:target-frame-name="psplayer" xlink:show="replace" text:style-name="Internet_20_link" text:visited-style-name="Visited_20_Internet_20_Link"><text:span text:style-name="T15">right-click on it, go to Run As, and choose Spring Boot App.</text:span></text:a><text:span text:style-name="T18"> </text:span><text:a xlink:type="simple" xlink:href="https://app.pluralsight.com/course-player?clipId=c609cb95-27a3-4afc-a23c-7da8237bc739&amp;startTime=211.466" office:target-frame-name="psplayer" xlink:show="replace" text:style-name="Internet_20_link" text:visited-style-name="Visited_20_Internet_20_Link"><text:span text:style-name="T15">Next, go ahead and fire up a browser and visit localhost:8080.</text:span></text:a><text:span text:style-name="T18"> </text:span><text:a xlink:type="simple" xlink:href="https://app.pluralsight.com/course-player?clipId=c609cb95-27a3-4afc-a23c-7da8237bc739&amp;startTime=215.466" office:target-frame-name="psplayer" xlink:show="replace" text:style-name="Internet_20_link" text:visited-style-name="Visited_20_Internet_20_Link"><text:span text:style-name="T15">And you can see that we got a response from the</text:span></text:a><text:span text:style-name="T18"> </text:span><text:a xlink:type="simple" xlink:href="https://app.pluralsight.com/course-player?clipId=c609cb95-27a3-4afc-a23c-7da8237bc739&amp;startTime=218.05760000000006" office:target-frame-name="psplayer" xlink:show="replace" text:style-name="Internet_20_link" text:visited-style-name="Visited_20_Internet_20_Link"><text:span text:style-name="T15">service running on the port with all 4s.</text:span></text:a><text:span text:style-name="T18"> </text:span><text:a xlink:type="simple" xlink:href="https://app.pluralsight.com/course-player?clipId=c609cb95-27a3-4afc-a23c-7da8237bc739&amp;startTime=220.06666666666672" office:target-frame-name="psplayer" xlink:show="replace" text:style-name="Internet_20_link" text:visited-style-name="Visited_20_Internet_20_Link"><text:span text:style-name="T15">And if we refresh that, we'll see that we get a response from the one on all 5s.</text:span></text:a><text:span text:style-name="T18"> </text:span><text:a xlink:type="simple" xlink:href="https://app.pluralsight.com/course-player?clipId=c609cb95-27a3-4afc-a23c-7da8237bc739&amp;startTime=225.23299999999992" office:target-frame-name="psplayer" xlink:show="replace" text:style-name="Internet_20_link" text:visited-style-name="Visited_20_Internet_20_Link"><text:span text:style-name="T15">And we can continue to refresh that and see that it round-robins between each of the instances of the time-service.</text:span></text:a></text:p>
      <text:h text:style-name="P3" text:outline-level="3"><text:a xlink:type="simple" xlink:href="https://app.pluralsight.com/course-player?clipId=5c7da83f-bd6c-4fe9-b1c8-6c866c3506c3" office:target-frame-name="psplayer" xlink:show="replace" text:style-name="Internet_20_link" text:visited-style-name="Visited_20_Internet_20_Link"><text:span text:style-name="T15">Customizing Your RibbonClient Configuration: Introduction</text:span></text:a></text:h>
      <text:p text:style-name="P5"><text:a xlink:type="simple" xlink:href="https://app.pluralsight.com/course-player?clipId=5c7da83f-bd6c-4fe9-b1c8-6c866c3506c3&amp;startTime=1" office:target-frame-name="psplayer" xlink:show="replace" text:style-name="Internet_20_link" text:visited-style-name="Visited_20_Internet_20_Link"><text:span text:style-name="T15">In this last section,</text:span></text:a><text:span text:style-name="T18"> </text:span><text:a xlink:type="simple" xlink:href="https://app.pluralsight.com/course-player?clipId=5c7da83f-bd6c-4fe9-b1c8-6c866c3506c3&amp;startTime=2.4421818181818185" office:target-frame-name="psplayer" xlink:show="replace" text:style-name="Internet_20_link" text:visited-style-name="Visited_20_Internet_20_Link"><text:span text:style-name="T15">we'll learn how to customize an individual Ribbon</text:span></text:a><text:span text:style-name="T18"> </text:span><text:a xlink:type="simple" xlink:href="https://app.pluralsight.com/course-player?clipId=5c7da83f-bd6c-4fe9-b1c8-6c866c3506c3&amp;startTime=5.766" office:target-frame-name="psplayer" xlink:show="replace" text:style-name="Internet_20_link" text:visited-style-name="Visited_20_Internet_20_Link"><text:span text:style-name="T15">client using declarative configuration.</text:span></text:a><text:span text:style-name="T18"> </text:span><text:a xlink:type="simple" xlink:href="https://app.pluralsight.com/course-player?clipId=5c7da83f-bd6c-4fe9-b1c8-6c866c3506c3&amp;startTime=8.966" office:target-frame-name="psplayer" xlink:show="replace" text:style-name="Internet_20_link" text:visited-style-name="Visited_20_Internet_20_Link"><text:span text:style-name="T15">And what this will allow us to do is define custom configuration that applies to</text:span></text:a><text:span text:style-name="T18"> </text:span><text:a xlink:type="simple" xlink:href="https://app.pluralsight.com/course-player?clipId=5c7da83f-bd6c-4fe9-b1c8-6c866c3506c3&amp;startTime=13.799333333333331" office:target-frame-name="psplayer" xlink:show="replace" text:style-name="Internet_20_link" text:visited-style-name="Visited_20_Internet_20_Link"><text:span text:style-name="T15">a specific Ribbon client instead of to all Ribbon clients.</text:span></text:a><text:span text:style-name="T18"> </text:span><text:a xlink:type="simple" xlink:href="https://app.pluralsight.com/course-player?clipId=5c7da83f-bd6c-4fe9-b1c8-6c866c3506c3&amp;startTime=17.966" office:target-frame-name="psplayer" xlink:show="replace" text:style-name="Internet_20_link" text:visited-style-name="Visited_20_Internet_20_Link"><text:span text:style-name="T15">And what that buys us is it allows us to define different client-side</text:span></text:a><text:span text:style-name="T18"> </text:span><text:a xlink:type="simple" xlink:href="https://app.pluralsight.com/course-player?clipId=5c7da83f-bd6c-4fe9-b1c8-6c866c3506c3&amp;startTime=22.966" office:target-frame-name="psplayer" xlink:show="replace" text:style-name="Internet_20_link" text:visited-style-name="Visited_20_Internet_20_Link"><text:span text:style-name="T15">load balancing behavior for different services.</text:span></text:a><text:span text:style-name="T18"> </text:span><text:a xlink:type="simple" xlink:href="https://app.pluralsight.com/course-player?clipId=5c7da83f-bd6c-4fe9-b1c8-6c866c3506c3&amp;startTime=26.966" office:target-frame-name="psplayer" xlink:show="replace" text:style-name="Internet_20_link" text:visited-style-name="Visited_20_Internet_20_Link"><text:span text:style-name="T15">In your @Configuration class,</text:span></text:a><text:span text:style-name="T18"> </text:span><text:a xlink:type="simple" xlink:href="https://app.pluralsight.com/course-player?clipId=5c7da83f-bd6c-4fe9-b1c8-6c866c3506c3&amp;startTime=29.18822222222223" office:target-frame-name="psplayer" xlink:show="replace" text:style-name="Internet_20_link" text:visited-style-name="Visited_20_Internet_20_Link"><text:span text:style-name="T15">define the @RibbonClient annotation and set the name element just like</text:span></text:a><text:span text:style-name="T18"> </text:span><text:a xlink:type="simple" xlink:href="https://app.pluralsight.com/course-player?clipId=5c7da83f-bd6c-4fe9-b1c8-6c866c3506c3&amp;startTime=33.966000000000015" office:target-frame-name="psplayer" xlink:show="replace" text:style-name="Internet_20_link" text:visited-style-name="Visited_20_Internet_20_Link"><text:span text:style-name="T15">we did when we configured the previous Ribbon client.</text:span></text:a><text:span text:style-name="T18"> </text:span><text:a xlink:type="simple" xlink:href="https://app.pluralsight.com/course-player?clipId=5c7da83f-bd6c-4fe9-b1c8-6c866c3506c3&amp;startTime=36.966" office:target-frame-name="psplayer" xlink:show="replace" text:style-name="Internet_20_link" text:visited-style-name="Visited_20_Internet_20_Link"><text:span text:style-name="T15">This time though, you'll define an additional configuration element,</text:span></text:a><text:span text:style-name="T18"> </text:span><text:a xlink:type="simple" xlink:href="https://app.pluralsight.com/course-player?clipId=5c7da83f-bd6c-4fe9-b1c8-6c866c3506c3&amp;startTime=39.966" office:target-frame-name="psplayer" xlink:show="replace" text:style-name="Internet_20_link" text:visited-style-name="Visited_20_Internet_20_Link"><text:span text:style-name="T15">and you'll set that to another @Configuration class.</text:span></text:a><text:span text:style-name="T18"> </text:span><text:a xlink:type="simple" xlink:href="https://app.pluralsight.com/course-player?clipId=5c7da83f-bd6c-4fe9-b1c8-6c866c3506c3&amp;startTime=44.966" office:target-frame-name="psplayer" xlink:show="replace" text:style-name="Internet_20_link" text:visited-style-name="Visited_20_Internet_20_Link"><text:span text:style-name="T15">This additional @Configuration class will contain all of the</text:span></text:a><text:span text:style-name="T18"> </text:span><text:a xlink:type="simple" xlink:href="https://app.pluralsight.com/course-player?clipId=5c7da83f-bd6c-4fe9-b1c8-6c866c3506c3&amp;startTime=48.56599999999999" office:target-frame-name="psplayer" xlink:show="replace" text:style-name="Internet_20_link" text:visited-style-name="Visited_20_Internet_20_Link"><text:span text:style-name="T15">custom configuration for a specific Ribbon client.</text:span></text:a><text:span text:style-name="T18"> </text:span><text:a xlink:type="simple" xlink:href="https://app.pluralsight.com/course-player?clipId=5c7da83f-bd6c-4fe9-b1c8-6c866c3506c3&amp;startTime=51.966" office:target-frame-name="psplayer" xlink:show="replace" text:style-name="Internet_20_link" text:visited-style-name="Visited_20_Internet_20_Link"><text:span text:style-name="T15">And that configuration is defined by methods that are</text:span></text:a><text:span text:style-name="T18"> </text:span><text:a xlink:type="simple" xlink:href="https://app.pluralsight.com/course-player?clipId=5c7da83f-bd6c-4fe9-b1c8-6c866c3506c3&amp;startTime=55.2387272727273" office:target-frame-name="psplayer" xlink:show="replace" text:style-name="Internet_20_link" text:visited-style-name="Visited_20_Internet_20_Link"><text:span text:style-name="T15">annotated with the @Bean annotation.</text:span></text:a><text:span text:style-name="T18"> </text:span><text:a xlink:type="simple" xlink:href="https://app.pluralsight.com/course-player?clipId=5c7da83f-bd6c-4fe9-b1c8-6c866c3506c3&amp;startTime=57.35061538461538" office:target-frame-name="psplayer" xlink:show="replace" text:style-name="Internet_20_link" text:visited-style-name="Visited_20_Internet_20_Link"><text:span text:style-name="T15">So this configuration is just like any other @Configuration class.</text:span></text:a><text:span text:style-name="T18"> </text:span><text:a xlink:type="simple" xlink:href="https://app.pluralsight.com/course-player?clipId=5c7da83f-bd6c-4fe9-b1c8-6c866c3506c3&amp;startTime=61.966" office:target-frame-name="psplayer" xlink:show="replace" text:style-name="Internet_20_link" text:visited-style-name="Visited_20_Internet_20_Link"><text:span text:style-name="T15">There's nothing special about it.</text:span></text:a><text:span text:style-name="T18"> </text:span><text:a xlink:type="simple" xlink:href="https://app.pluralsight.com/course-player?clipId=5c7da83f-bd6c-4fe9-b1c8-6c866c3506c3&amp;startTime=63.46599999999999" office:target-frame-name="psplayer" xlink:show="replace" text:style-name="Internet_20_link" text:visited-style-name="Visited_20_Internet_20_Link"><text:span text:style-name="T15">You would just configure your @Beans just like you do normally.</text:span></text:a><text:span text:style-name="T18"> </text:span><text:a xlink:type="simple" xlink:href="https://app.pluralsight.com/course-player?clipId=5c7da83f-bd6c-4fe9-b1c8-6c866c3506c3&amp;startTime=67.14781818181815" office:target-frame-name="psplayer" xlink:show="replace" text:style-name="Internet_20_link" text:visited-style-name="Visited_20_Internet_20_Link"><text:span text:style-name="T15">But since this configuration only pertains to a specific Ribbon client,</text:span></text:a><text:span text:style-name="T18"> </text:span><text:a xlink:type="simple" xlink:href="https://app.pluralsight.com/course-player?clipId=5c7da83f-bd6c-4fe9-b1c8-6c866c3506c3&amp;startTime=71.46600000000002" office:target-frame-name="psplayer" xlink:show="replace" text:style-name="Internet_20_link" text:visited-style-name="Visited_20_Internet_20_Link"><text:span text:style-name="T15">it shouldn't be subject to any sort of component scanning.</text:span></text:a><text:span text:style-name="T18"> </text:span><text:a xlink:type="simple" xlink:href="https://app.pluralsight.com/course-player?clipId=5c7da83f-bd6c-4fe9-b1c8-6c866c3506c3&amp;startTime=75.42054545454543" office:target-frame-name="psplayer" xlink:show="replace" text:style-name="Internet_20_link" text:visited-style-name="Visited_20_Internet_20_Link"><text:span text:style-name="T15">If it were,</text:span></text:a><text:span text:style-name="T18"> </text:span><text:a xlink:type="simple" xlink:href="https://app.pluralsight.com/course-player?clipId=5c7da83f-bd6c-4fe9-b1c8-6c866c3506c3&amp;startTime=76.51145454545451" office:target-frame-name="psplayer" xlink:show="replace" text:style-name="Internet_20_link" text:visited-style-name="Visited_20_Internet_20_Link"><text:span text:style-name="T15">the configuration that was defined in that @Configuration</text:span></text:a><text:span text:style-name="T18"> </text:span><text:a xlink:type="simple" xlink:href="https://app.pluralsight.com/course-player?clipId=5c7da83f-bd6c-4fe9-b1c8-6c866c3506c3&amp;startTime=79.42054545454543" office:target-frame-name="psplayer" xlink:show="replace" text:style-name="Internet_20_link" text:visited-style-name="Visited_20_Internet_20_Link"><text:span text:style-name="T15">class would end up applying to all Ribbon clients instead of</text:span></text:a><text:span text:style-name="T18"> </text:span><text:a xlink:type="simple" xlink:href="https://app.pluralsight.com/course-player?clipId=5c7da83f-bd6c-4fe9-b1c8-6c866c3506c3&amp;startTime=83.74377777777777" office:target-frame-name="psplayer" xlink:show="replace" text:style-name="Internet_20_link" text:visited-style-name="Visited_20_Internet_20_Link"><text:span text:style-name="T15">just a specific Ribbon client.</text:span></text:a><text:span text:style-name="T18"> </text:span><text:a xlink:type="simple" xlink:href="https://app.pluralsight.com/course-player?clipId=5c7da83f-bd6c-4fe9-b1c8-6c866c3506c3&amp;startTime=85.966" office:target-frame-name="psplayer" xlink:show="replace" text:style-name="Internet_20_link" text:visited-style-name="Visited_20_Internet_20_Link"><text:span text:style-name="T15">There are a number of different classes that are</text:span></text:a><text:span text:style-name="T18"> </text:span><text:a xlink:type="simple" xlink:href="https://app.pluralsight.com/course-player?clipId=5c7da83f-bd6c-4fe9-b1c8-6c866c3506c3&amp;startTime=87.89457142857137" office:target-frame-name="psplayer" xlink:show="replace" text:style-name="Internet_20_link" text:visited-style-name="Visited_20_Internet_20_Link"><text:span text:style-name="T15">needed to set up a Ribbon client,</text:span></text:a><text:span text:style-name="T18"> </text:span><text:a xlink:type="simple" xlink:href="https://app.pluralsight.com/course-player?clipId=5c7da83f-bd6c-4fe9-b1c8-6c866c3506c3&amp;startTime=89.966" office:target-frame-name="psplayer" xlink:show="replace" text:style-name="Internet_20_link" text:visited-style-name="Visited_20_Internet_20_Link"><text:span text:style-name="T15">and by default Spring Cloud defines those as @Beans and then allows you</text:span></text:a><text:span text:style-name="T18"> </text:span><text:a xlink:type="simple" xlink:href="https://app.pluralsight.com/course-player?clipId=5c7da83f-bd6c-4fe9-b1c8-6c866c3506c3&amp;startTime=96.32963636363635" office:target-frame-name="psplayer" xlink:show="replace" text:style-name="Internet_20_link" text:visited-style-name="Visited_20_Internet_20_Link"><text:span text:style-name="T15">to override any of them for custom configuration.</text:span></text:a><text:span text:style-name="T18"> </text:span><text:a xlink:type="simple" xlink:href="https://app.pluralsight.com/course-player?clipId=5c7da83f-bd6c-4fe9-b1c8-6c866c3506c3&amp;startTime=99.966" office:target-frame-name="psplayer" xlink:show="replace" text:style-name="Internet_20_link" text:visited-style-name="Visited_20_Internet_20_Link"><text:span text:style-name="T15">Let's take a look at the Spring Cloud documentation to</text:span></text:a><text:span text:style-name="T18"> </text:span><text:a xlink:type="simple" xlink:href="https://app.pluralsight.com/course-player?clipId=5c7da83f-bd6c-4fe9-b1c8-6c866c3506c3&amp;startTime=103.04292307692306" office:target-frame-name="psplayer" xlink:show="replace" text:style-name="Internet_20_link" text:visited-style-name="Visited_20_Internet_20_Link"><text:span text:style-name="T15">see what @Beans you can override.</text:span></text:a><text:span text:style-name="T18"> </text:span><text:a xlink:type="simple" xlink:href="https://app.pluralsight.com/course-player?clipId=5c7da83f-bd6c-4fe9-b1c8-6c866c3506c3&amp;startTime=105.966" office:target-frame-name="psplayer" xlink:show="replace" text:style-name="Internet_20_link" text:visited-style-name="Visited_20_Internet_20_Link"><text:span text:style-name="T15">I've loaded up the Spring Cloud documentation,</text:span></text:a><text:span text:style-name="T18"> </text:span><text:a xlink:type="simple" xlink:href="https://app.pluralsight.com/course-player?clipId=5c7da83f-bd6c-4fe9-b1c8-6c866c3506c3&amp;startTime=107.716" office:target-frame-name="psplayer" xlink:show="replace" text:style-name="Internet_20_link" text:visited-style-name="Visited_20_Internet_20_Link"><text:span text:style-name="T15">and we're looking at a number of different beans that are</text:span></text:a><text:span text:style-name="T18"> </text:span><text:a xlink:type="simple" xlink:href="https://app.pluralsight.com/course-player?clipId=5c7da83f-bd6c-4fe9-b1c8-6c866c3506c3&amp;startTime=110.81215384615383" office:target-frame-name="psplayer" xlink:show="replace" text:style-name="Internet_20_link" text:visited-style-name="Visited_20_Internet_20_Link"><text:span text:style-name="T15">required to set up a Ribbon client.</text:span></text:a><text:span text:style-name="T18"> </text:span><text:a xlink:type="simple" xlink:href="https://app.pluralsight.com/course-player?clipId=5c7da83f-bd6c-4fe9-b1c8-6c866c3506c3&amp;startTime=112.966" office:target-frame-name="psplayer" xlink:show="replace" text:style-name="Internet_20_link" text:visited-style-name="Visited_20_Internet_20_Link"><text:span text:style-name="T15">And for the most part,</text:span></text:a><text:span text:style-name="T18"> </text:span><text:a xlink:type="simple" xlink:href="https://app.pluralsight.com/course-player?clipId=5c7da83f-bd6c-4fe9-b1c8-6c866c3506c3&amp;startTime=114.50446153846153" office:target-frame-name="psplayer" xlink:show="replace" text:style-name="Internet_20_link" text:visited-style-name="Visited_20_Internet_20_Link"><text:span text:style-name="T15">you typically won't need to override any of these with</text:span></text:a><text:span text:style-name="T18"> </text:span><text:a xlink:type="simple" xlink:href="https://app.pluralsight.com/course-player?clipId=5c7da83f-bd6c-4fe9-b1c8-6c866c3506c3&amp;startTime=117.63266666666665" office:target-frame-name="psplayer" xlink:show="replace" text:style-name="Internet_20_link" text:visited-style-name="Visited_20_Internet_20_Link"><text:span text:style-name="T15">the exception of two of the beans.</text:span></text:a><text:span text:style-name="T18"> </text:span><text:a xlink:type="simple" xlink:href="https://app.pluralsight.com/course-player?clipId=5c7da83f-bd6c-4fe9-b1c8-6c866c3506c3&amp;startTime=119.966" office:target-frame-name="psplayer" xlink:show="replace" text:style-name="Internet_20_link" text:visited-style-name="Visited_20_Internet_20_Link"><text:span text:style-name="T15">That's the IRule bean and the IPing bean.</text:span></text:a><text:span text:style-name="T18"> </text:span><text:a xlink:type="simple" xlink:href="https://app.pluralsight.com/course-player?clipId=5c7da83f-bd6c-4fe9-b1c8-6c866c3506c3&amp;startTime=123.04292307692309" office:target-frame-name="psplayer" xlink:show="replace" text:style-name="Internet_20_link" text:visited-style-name="Visited_20_Internet_20_Link"><text:span text:style-name="T15">The IRule bean controls the load balancing algorithm,</text:span></text:a><text:span text:style-name="T18"> </text:span><text:a xlink:type="simple" xlink:href="https://app.pluralsight.com/course-player?clipId=5c7da83f-bd6c-4fe9-b1c8-6c866c3506c3&amp;startTime=126.466" office:target-frame-name="psplayer" xlink:show="replace" text:style-name="Internet_20_link" text:visited-style-name="Visited_20_Internet_20_Link"><text:span text:style-name="T15">and the IPing bean controls the availability checks on the</text:span></text:a><text:span text:style-name="T18"> </text:span><text:a xlink:type="simple" xlink:href="https://app.pluralsight.com/course-player?clipId=5c7da83f-bd6c-4fe9-b1c8-6c866c3506c3&amp;startTime=130.97733333333335" office:target-frame-name="psplayer" xlink:show="replace" text:style-name="Internet_20_link" text:visited-style-name="Visited_20_Internet_20_Link"><text:span text:style-name="T15">instances that are being load balanced. Let's take a look at each of these beans in a bit more detail.</text:span></text:a></text:p>
      <text:h text:style-name="P3" text:outline-level="3"><text:a xlink:type="simple" xlink:href="https://app.pluralsight.com/course-player?clipId=5341b0c0-2c8b-4a4b-8da2-992d762fb3e4" office:target-frame-name="psplayer" xlink:show="replace" text:style-name="Internet_20_link" text:visited-style-name="Visited_20_Internet_20_Link"><text:span text:style-name="T15">Customizing Your RibbonClient Configuration: The IRule Bean</text:span></text:a></text:h>
      <text:p text:style-name="P5"><text:a xlink:type="simple" xlink:href="https://app.pluralsight.com/course-player?clipId=5341b0c0-2c8b-4a4b-8da2-992d762fb3e4&amp;startTime=2.029" office:target-frame-name="psplayer" xlink:show="replace" text:style-name="Internet_20_link" text:visited-style-name="Visited_20_Internet_20_Link"><text:span text:style-name="T15">As I mentioned,</text:span></text:a><text:span text:style-name="T18"> </text:span><text:a xlink:type="simple" xlink:href="https://app.pluralsight.com/course-player?clipId=5341b0c0-2c8b-4a4b-8da2-992d762fb3e4&amp;startTime=2.9520769230769224" office:target-frame-name="psplayer" xlink:show="replace" text:style-name="Internet_20_link" text:visited-style-name="Visited_20_Internet_20_Link"><text:span text:style-name="T15">the IRule bean is used to control the load balancing strategy</text:span></text:a><text:span text:style-name="T18"> </text:span><text:a xlink:type="simple" xlink:href="https://app.pluralsight.com/course-player?clipId=5341b0c0-2c8b-4a4b-8da2-992d762fb3e4&amp;startTime=6.429" office:target-frame-name="psplayer" xlink:show="replace" text:style-name="Internet_20_link" text:visited-style-name="Visited_20_Internet_20_Link"><text:span text:style-name="T15">that's used to balance the distribution of workload between the</text:span></text:a><text:span text:style-name="T18"> </text:span><text:a xlink:type="simple" xlink:href="https://app.pluralsight.com/course-player?clipId=5341b0c0-2c8b-4a4b-8da2-992d762fb3e4&amp;startTime=10.600428571428571" office:target-frame-name="psplayer" xlink:show="replace" text:style-name="Internet_20_link" text:visited-style-name="Visited_20_Internet_20_Link"><text:span text:style-name="T15">instances that are being load balanced.</text:span></text:a><text:span text:style-name="T18"> </text:span><text:a xlink:type="simple" xlink:href="https://app.pluralsight.com/course-player?clipId=5341b0c0-2c8b-4a4b-8da2-992d762fb3e4&amp;startTime=14.029" office:target-frame-name="psplayer" xlink:show="replace" text:style-name="Internet_20_link" text:visited-style-name="Visited_20_Internet_20_Link"><text:span text:style-name="T15">You can choose to create your own custom IRule implementation,</text:span></text:a><text:span text:style-name="T18"> </text:span><text:a xlink:type="simple" xlink:href="https://app.pluralsight.com/course-player?clipId=5341b0c0-2c8b-4a4b-8da2-992d762fb3e4&amp;startTime=17.029" office:target-frame-name="psplayer" xlink:show="replace" text:style-name="Internet_20_link" text:visited-style-name="Visited_20_Internet_20_Link"><text:span text:style-name="T15">or you can choose from one of the several different defaults.</text:span></text:a><text:span text:style-name="T18"> </text:span><text:a xlink:type="simple" xlink:href="https://app.pluralsight.com/course-player?clipId=5341b0c0-2c8b-4a4b-8da2-992d762fb3e4&amp;startTime=20.029" office:target-frame-name="psplayer" xlink:show="replace" text:style-name="Internet_20_link" text:visited-style-name="Visited_20_Internet_20_Link"><text:span text:style-name="T15">Let's talk about a few of our available options.</text:span></text:a><text:span text:style-name="T18"> </text:span><text:a xlink:type="simple" xlink:href="https://app.pluralsight.com/course-player?clipId=5341b0c0-2c8b-4a4b-8da2-992d762fb3e4&amp;startTime=23.029" office:target-frame-name="psplayer" xlink:show="replace" text:style-name="Internet_20_link" text:visited-style-name="Visited_20_Internet_20_Link"><text:span text:style-name="T15">There's the RoundRobinRule implementation,</text:span></text:a><text:span text:style-name="T18"> </text:span><text:a xlink:type="simple" xlink:href="https://app.pluralsight.com/course-player?clipId=5341b0c0-2c8b-4a4b-8da2-992d762fb3e4&amp;startTime=24.80677777777777" office:target-frame-name="psplayer" xlink:show="replace" text:style-name="Internet_20_link" text:visited-style-name="Visited_20_Internet_20_Link"><text:span text:style-name="T15">which is just like it sounds,</text:span></text:a><text:span text:style-name="T18"> </text:span><text:a xlink:type="simple" xlink:href="https://app.pluralsight.com/course-player?clipId=5341b0c0-2c8b-4a4b-8da2-992d762fb3e4&amp;startTime=27.529" office:target-frame-name="psplayer" xlink:show="replace" text:style-name="Internet_20_link" text:visited-style-name="Visited_20_Internet_20_Link"><text:span text:style-name="T15">an implementation of the round-robin balancing algorithm,</text:span></text:a><text:span text:style-name="T18"> </text:span><text:a xlink:type="simple" xlink:href="https://app.pluralsight.com/course-player?clipId=5341b0c0-2c8b-4a4b-8da2-992d762fb3e4&amp;startTime=31.029" office:target-frame-name="psplayer" xlink:show="replace" text:style-name="Internet_20_link" text:visited-style-name="Visited_20_Internet_20_Link"><text:span text:style-name="T15">which distributes the workload evenly among all instances.</text:span></text:a><text:span text:style-name="T18"> </text:span><text:a xlink:type="simple" xlink:href="https://app.pluralsight.com/course-player?clipId=5341b0c0-2c8b-4a4b-8da2-992d762fb3e4&amp;startTime=36.029" office:target-frame-name="psplayer" xlink:show="replace" text:style-name="Internet_20_link" text:visited-style-name="Visited_20_Internet_20_Link"><text:span text:style-name="T15">There's the ResponseTimeWeightedRule implementation,</text:span></text:a><text:span text:style-name="T18"> </text:span><text:a xlink:type="simple" xlink:href="https://app.pluralsight.com/course-player?clipId=5341b0c0-2c8b-4a4b-8da2-992d762fb3e4&amp;startTime=38.029" office:target-frame-name="psplayer" xlink:show="replace" text:style-name="Internet_20_link" text:visited-style-name="Visited_20_Internet_20_Link"><text:span text:style-name="T15">which is also a round-robin algorithm,</text:span></text:a><text:span text:style-name="T18"> </text:span><text:a xlink:type="simple" xlink:href="https://app.pluralsight.com/course-player?clipId=5341b0c0-2c8b-4a4b-8da2-992d762fb3e4&amp;startTime=40.829" office:target-frame-name="psplayer" xlink:show="replace" text:style-name="Internet_20_link" text:visited-style-name="Visited_20_Internet_20_Link"><text:span text:style-name="T15">but it </text:span></text:a><text:soft-page-break/><text:a xlink:type="simple" xlink:href="https://app.pluralsight.com/course-player?clipId=5341b0c0-2c8b-4a4b-8da2-992d762fb3e4&amp;startTime=40.829" office:target-frame-name="psplayer" xlink:show="replace" text:style-name="Internet_20_link" text:visited-style-name="Visited_20_Internet_20_Link"><text:span text:style-name="T15">dynamically assigns weights based on the average</text:span></text:a><text:span text:style-name="T18"> </text:span><text:a xlink:type="simple" xlink:href="https://app.pluralsight.com/course-player?clipId=5341b0c0-2c8b-4a4b-8da2-992d762fb3e4&amp;startTime=44.529" office:target-frame-name="psplayer" xlink:show="replace" text:style-name="Internet_20_link" text:visited-style-name="Visited_20_Internet_20_Link"><text:span text:style-name="T15">response time from each of the instances.</text:span></text:a><text:span text:style-name="T18"> </text:span><text:a xlink:type="simple" xlink:href="https://app.pluralsight.com/course-player?clipId=5341b0c0-2c8b-4a4b-8da2-992d762fb3e4&amp;startTime=48.029" office:target-frame-name="psplayer" xlink:show="replace" text:style-name="Internet_20_link" text:visited-style-name="Visited_20_Internet_20_Link"><text:span text:style-name="T15">There's the RandomRule implementation,</text:span></text:a><text:span text:style-name="T18"> </text:span><text:a xlink:type="simple" xlink:href="https://app.pluralsight.com/course-player?clipId=5341b0c0-2c8b-4a4b-8da2-992d762fb3e4&amp;startTime=49.362333333333346" office:target-frame-name="psplayer" xlink:show="replace" text:style-name="Internet_20_link" text:visited-style-name="Visited_20_Internet_20_Link"><text:span text:style-name="T15">which simply picks an instance to send traffic to at random.</text:span></text:a><text:span text:style-name="T18"> </text:span><text:a xlink:type="simple" xlink:href="https://app.pluralsight.com/course-player?clipId=5341b0c0-2c8b-4a4b-8da2-992d762fb3e4&amp;startTime=54.029" office:target-frame-name="psplayer" xlink:show="replace" text:style-name="Internet_20_link" text:visited-style-name="Visited_20_Internet_20_Link"><text:span text:style-name="T15">And there's the ZoneAvoidanceRule,</text:span></text:a><text:span text:style-name="T18"> </text:span><text:a xlink:type="simple" xlink:href="https://app.pluralsight.com/course-player?clipId=5341b0c0-2c8b-4a4b-8da2-992d762fb3e4&amp;startTime=56.029" office:target-frame-name="psplayer" xlink:show="replace" text:style-name="Internet_20_link" text:visited-style-name="Visited_20_Internet_20_Link"><text:span text:style-name="T15">which is also a round-robin algorithm implementation; however,</text:span></text:a><text:span text:style-name="T18"> </text:span><text:a xlink:type="simple" xlink:href="https://app.pluralsight.com/course-player?clipId=5341b0c0-2c8b-4a4b-8da2-992d762fb3e4&amp;startTime=59.33669230769231" office:target-frame-name="psplayer" xlink:show="replace" text:style-name="Internet_20_link" text:visited-style-name="Visited_20_Internet_20_Link"><text:span text:style-name="T15">it filters out servers to send traffic to based on</text:span></text:a><text:span text:style-name="T18"> </text:span><text:a xlink:type="simple" xlink:href="https://app.pluralsight.com/course-player?clipId=5341b0c0-2c8b-4a4b-8da2-992d762fb3e4&amp;startTime=62.413615384615376" office:target-frame-name="psplayer" xlink:show="replace" text:style-name="Internet_20_link" text:visited-style-name="Visited_20_Internet_20_Link"><text:span text:style-name="T15">the AWS zone and availability.</text:span></text:a><text:span text:style-name="T18"> </text:span><text:a xlink:type="simple" xlink:href="https://app.pluralsight.com/course-player?clipId=5341b0c0-2c8b-4a4b-8da2-992d762fb3e4&amp;startTime=66.029" office:target-frame-name="psplayer" xlink:show="replace" text:style-name="Internet_20_link" text:visited-style-name="Visited_20_Internet_20_Link"><text:span text:style-name="T15">Let's look at an example to make this a bit more concrete.</text:span></text:a><text:span text:style-name="T18"> </text:span><text:a xlink:type="simple" xlink:href="https://app.pluralsight.com/course-player?clipId=5341b0c0-2c8b-4a4b-8da2-992d762fb3e4&amp;startTime=69.029" office:target-frame-name="psplayer" xlink:show="replace" text:style-name="Internet_20_link" text:visited-style-name="Visited_20_Internet_20_Link"><text:span text:style-name="T15">If, for instance,</text:span></text:a><text:span text:style-name="T18"> </text:span><text:a xlink:type="simple" xlink:href="https://app.pluralsight.com/course-player?clipId=5341b0c0-2c8b-4a4b-8da2-992d762fb3e4&amp;startTime=69.95207692307692" office:target-frame-name="psplayer" xlink:show="replace" text:style-name="Internet_20_link" text:visited-style-name="Visited_20_Internet_20_Link"><text:span text:style-name="T15">we wanted to override the default IRule to use the</text:span></text:a><text:span text:style-name="T18"> </text:span><text:a xlink:type="simple" xlink:href="https://app.pluralsight.com/course-player?clipId=5341b0c0-2c8b-4a4b-8da2-992d762fb3e4&amp;startTime=73.029" office:target-frame-name="psplayer" xlink:show="replace" text:style-name="Internet_20_link" text:visited-style-name="Visited_20_Internet_20_Link"><text:span text:style-name="T15">RoundRobinRule implementation,</text:span></text:a><text:span text:style-name="T18"> </text:span><text:a xlink:type="simple" xlink:href="https://app.pluralsight.com/course-player?clipId=5341b0c0-2c8b-4a4b-8da2-992d762fb3e4&amp;startTime=74.14011111111111" office:target-frame-name="psplayer" xlink:show="replace" text:style-name="Internet_20_link" text:visited-style-name="Visited_20_Internet_20_Link"><text:span text:style-name="T15">we'd define a new method annotated with the @Bean annotation, and we'd return a new RoundRobinRule.</text:span></text:a></text:p>
      <text:h text:style-name="P3" text:outline-level="3"><text:a xlink:type="simple" xlink:href="https://app.pluralsight.com/course-player?clipId=0b1291ca-81fb-41e1-aac2-197746742e82" office:target-frame-name="psplayer" xlink:show="replace" text:style-name="Internet_20_link" text:visited-style-name="Visited_20_Internet_20_Link"><text:span text:style-name="T15">Customizing Your RibbonClient Configuration: The IPing Bean</text:span></text:a></text:h>
      <text:p text:style-name="P5"><text:a xlink:type="simple" xlink:href="https://app.pluralsight.com/course-player?clipId=0b1291ca-81fb-41e1-aac2-197746742e82&amp;startTime=2.229" office:target-frame-name="psplayer" xlink:show="replace" text:style-name="Internet_20_link" text:visited-style-name="Visited_20_Internet_20_Link"><text:span text:style-name="T15">The IPing bean is responsible for choosing the strategy to</text:span></text:a><text:span text:style-name="T18"> </text:span><text:a xlink:type="simple" xlink:href="https://app.pluralsight.com/course-player?clipId=0b1291ca-81fb-41e1-aac2-197746742e82&amp;startTime=5.562333333333333" office:target-frame-name="psplayer" xlink:show="replace" text:style-name="Internet_20_link" text:visited-style-name="Visited_20_Internet_20_Link"><text:span text:style-name="T15">check the liveliness or the availability of a given</text:span></text:a><text:span text:style-name="T18"> </text:span><text:a xlink:type="simple" xlink:href="https://app.pluralsight.com/course-player?clipId=0b1291ca-81fb-41e1-aac2-197746742e82&amp;startTime=10.312333333333335" office:target-frame-name="psplayer" xlink:show="replace" text:style-name="Internet_20_link" text:visited-style-name="Visited_20_Internet_20_Link"><text:span text:style-name="T15">instance that's being load balanced.</text:span></text:a><text:span text:style-name="T18"> </text:span><text:a xlink:type="simple" xlink:href="https://app.pluralsight.com/course-player?clipId=0b1291ca-81fb-41e1-aac2-197746742e82&amp;startTime=13.229" office:target-frame-name="psplayer" xlink:show="replace" text:style-name="Internet_20_link" text:visited-style-name="Visited_20_Internet_20_Link"><text:span text:style-name="T15">Just like the IRule bean,</text:span></text:a><text:span text:style-name="T18"> </text:span><text:a xlink:type="simple" xlink:href="https://app.pluralsight.com/course-player?clipId=0b1291ca-81fb-41e1-aac2-197746742e82&amp;startTime=14.767461538461541" office:target-frame-name="psplayer" xlink:show="replace" text:style-name="Internet_20_link" text:visited-style-name="Visited_20_Internet_20_Link"><text:span text:style-name="T15">you can also implement your own custom IPing implementations,</text:span></text:a><text:span text:style-name="T18"> </text:span><text:a xlink:type="simple" xlink:href="https://app.pluralsight.com/course-player?clipId=0b1291ca-81fb-41e1-aac2-197746742e82&amp;startTime=17.645666666666667" office:target-frame-name="psplayer" xlink:show="replace" text:style-name="Internet_20_link" text:visited-style-name="Visited_20_Internet_20_Link"><text:span text:style-name="T15">or you can choose from one of the several different defaults.</text:span></text:a><text:span text:style-name="T18"> </text:span><text:a xlink:type="simple" xlink:href="https://app.pluralsight.com/course-player?clipId=0b1291ca-81fb-41e1-aac2-197746742e82&amp;startTime=22.229" office:target-frame-name="psplayer" xlink:show="replace" text:style-name="Internet_20_link" text:visited-style-name="Visited_20_Internet_20_Link"><text:span text:style-name="T15">Let's take a look at what's available.</text:span></text:a><text:span text:style-name="T18"> </text:span><text:a xlink:type="simple" xlink:href="https://app.pluralsight.com/course-player?clipId=0b1291ca-81fb-41e1-aac2-197746742e82&amp;startTime=25.02899999999999" office:target-frame-name="psplayer" xlink:show="replace" text:style-name="Internet_20_link" text:visited-style-name="Visited_20_Internet_20_Link"><text:span text:style-name="T15">There's the DummyPing implementation, which is just as dumb as it sounds.</text:span></text:a><text:span text:style-name="T18"> </text:span><text:a xlink:type="simple" xlink:href="https://app.pluralsight.com/course-player?clipId=0b1291ca-81fb-41e1-aac2-197746742e82&amp;startTime=29.229" office:target-frame-name="psplayer" xlink:show="replace" text:style-name="Internet_20_link" text:visited-style-name="Visited_20_Internet_20_Link"><text:span text:style-name="T15">It's simply always returning true when it's asked</text:span></text:a><text:span text:style-name="T18"> </text:span><text:a xlink:type="simple" xlink:href="https://app.pluralsight.com/course-player?clipId=0b1291ca-81fb-41e1-aac2-197746742e82&amp;startTime=32.138090909090906" office:target-frame-name="psplayer" xlink:show="replace" text:style-name="Internet_20_link" text:visited-style-name="Visited_20_Internet_20_Link"><text:span text:style-name="T15">about the liveliness of a service.</text:span></text:a><text:span text:style-name="T18"> </text:span><text:a xlink:type="simple" xlink:href="https://app.pluralsight.com/course-player?clipId=0b1291ca-81fb-41e1-aac2-197746742e82&amp;startTime=34.08614285714285" office:target-frame-name="psplayer" xlink:show="replace" text:style-name="Internet_20_link" text:visited-style-name="Visited_20_Internet_20_Link"><text:span text:style-name="T15">You'd use this if you simply don't care to check the</text:span></text:a><text:span text:style-name="T18"> </text:span><text:a xlink:type="simple" xlink:href="https://app.pluralsight.com/course-player?clipId=0b1291ca-81fb-41e1-aac2-197746742e82&amp;startTime=37.229" office:target-frame-name="psplayer" xlink:show="replace" text:style-name="Internet_20_link" text:visited-style-name="Visited_20_Internet_20_Link"><text:span text:style-name="T15">liveliness or the availability and you always want to send</text:span></text:a><text:span text:style-name="T18"> </text:span><text:a xlink:type="simple" xlink:href="https://app.pluralsight.com/course-player?clipId=0b1291ca-81fb-41e1-aac2-197746742e82&amp;startTime=40.562333333333356" office:target-frame-name="psplayer" xlink:show="replace" text:style-name="Internet_20_link" text:visited-style-name="Visited_20_Internet_20_Link"><text:span text:style-name="T15">traffic to all of the instances regardless.</text:span></text:a><text:span text:style-name="T18"> </text:span><text:a xlink:type="simple" xlink:href="https://app.pluralsight.com/course-player?clipId=0b1291ca-81fb-41e1-aac2-197746742e82&amp;startTime=44.006777777777785" office:target-frame-name="psplayer" xlink:show="replace" text:style-name="Internet_20_link" text:visited-style-name="Visited_20_Internet_20_Link"><text:span text:style-name="T15">There's the PingUrl implementation,</text:span></text:a><text:span text:style-name="T18"> </text:span><text:a xlink:type="simple" xlink:href="https://app.pluralsight.com/course-player?clipId=0b1291ca-81fb-41e1-aac2-197746742e82&amp;startTime=46.229" office:target-frame-name="psplayer" xlink:show="replace" text:style-name="Internet_20_link" text:visited-style-name="Visited_20_Internet_20_Link"><text:span text:style-name="T15">which is an implementation that allows you to set an</text:span></text:a><text:span text:style-name="T18"> </text:span><text:a xlink:type="simple" xlink:href="https://app.pluralsight.com/course-player?clipId=0b1291ca-81fb-41e1-aac2-197746742e82&amp;startTime=50.39566666666664" office:target-frame-name="psplayer" xlink:show="replace" text:style-name="Internet_20_link" text:visited-style-name="Visited_20_Internet_20_Link"><text:span text:style-name="T15">expected response and then makes an actual HTTP call to</text:span></text:a><text:span text:style-name="T18"> </text:span><text:a xlink:type="simple" xlink:href="https://app.pluralsight.com/course-player?clipId=0b1291ca-81fb-41e1-aac2-197746742e82&amp;startTime=54.657571428571444" office:target-frame-name="psplayer" xlink:show="replace" text:style-name="Internet_20_link" text:visited-style-name="Visited_20_Internet_20_Link"><text:span text:style-name="T15">the service and checks the result.</text:span></text:a><text:span text:style-name="T18"> </text:span><text:a xlink:type="simple" xlink:href="https://app.pluralsight.com/course-player?clipId=0b1291ca-81fb-41e1-aac2-197746742e82&amp;startTime=57.229" office:target-frame-name="psplayer" xlink:show="replace" text:style-name="Internet_20_link" text:visited-style-name="Visited_20_Internet_20_Link"><text:span text:style-name="T15">So you'd typically point this at something like the service's health check URL.</text:span></text:a><text:span text:style-name="T18"> </text:span><text:a xlink:type="simple" xlink:href="https://app.pluralsight.com/course-player?clipId=0b1291ca-81fb-41e1-aac2-197746742e82&amp;startTime=61.229" office:target-frame-name="psplayer" xlink:show="replace" text:style-name="Internet_20_link" text:visited-style-name="Visited_20_Internet_20_Link"><text:span text:style-name="T15">And then there's the DiscoveryPing implementation,</text:span></text:a><text:span text:style-name="T18"> </text:span><text:a xlink:type="simple" xlink:href="https://app.pluralsight.com/course-player?clipId=0b1291ca-81fb-41e1-aac2-197746742e82&amp;startTime=63.895666666666656" office:target-frame-name="psplayer" xlink:show="replace" text:style-name="Internet_20_link" text:visited-style-name="Visited_20_Internet_20_Link"><text:span text:style-name="T15">which would be something that would be automatically configured for you if</text:span></text:a><text:span text:style-name="T18"> </text:span><text:a xlink:type="simple" xlink:href="https://app.pluralsight.com/course-player?clipId=0b1291ca-81fb-41e1-aac2-197746742e82&amp;startTime=67.6835454545454" office:target-frame-name="psplayer" xlink:show="replace" text:style-name="Internet_20_link" text:visited-style-name="Visited_20_Internet_20_Link"><text:span text:style-name="T15">you were using something like Eureka service discovery.</text:span></text:a><text:span text:style-name="T18"> </text:span><text:a xlink:type="simple" xlink:href="https://app.pluralsight.com/course-player?clipId=0b1291ca-81fb-41e1-aac2-197746742e82&amp;startTime=71.229" office:target-frame-name="psplayer" xlink:show="replace" text:style-name="Internet_20_link" text:visited-style-name="Visited_20_Internet_20_Link"><text:span text:style-name="T15">And what this would do is it would just consult with the discovery client</text:span></text:a><text:span text:style-name="T18"> </text:span><text:a xlink:type="simple" xlink:href="https://app.pluralsight.com/course-player?clipId=0b1291ca-81fb-41e1-aac2-197746742e82&amp;startTime=74.89566666666667" office:target-frame-name="psplayer" xlink:show="replace" text:style-name="Internet_20_link" text:visited-style-name="Visited_20_Internet_20_Link"><text:span text:style-name="T15">to determine the liveliness of any particular instance.</text:span></text:a><text:span text:style-name="T18"> </text:span><text:a xlink:type="simple" xlink:href="https://app.pluralsight.com/course-player?clipId=0b1291ca-81fb-41e1-aac2-197746742e82&amp;startTime=80.229" office:target-frame-name="psplayer" xlink:show="replace" text:style-name="Internet_20_link" text:visited-style-name="Visited_20_Internet_20_Link"><text:span text:style-name="T15">Again, let's look at an example to make this a bit more concrete.</text:span></text:a><text:span text:style-name="T18"> </text:span><text:a xlink:type="simple" xlink:href="https://app.pluralsight.com/course-player?clipId=0b1291ca-81fb-41e1-aac2-197746742e82&amp;startTime=84.229" office:target-frame-name="psplayer" xlink:show="replace" text:style-name="Internet_20_link" text:visited-style-name="Visited_20_Internet_20_Link"><text:span text:style-name="T15">So just like we did with the IRule implementation,</text:span></text:a><text:span text:style-name="T18"> </text:span><text:a xlink:type="simple" xlink:href="https://app.pluralsight.com/course-player?clipId=0b1291ca-81fb-41e1-aac2-197746742e82&amp;startTime=86.99823076923076" office:target-frame-name="psplayer" xlink:show="replace" text:style-name="Internet_20_link" text:visited-style-name="Visited_20_Internet_20_Link"><text:span text:style-name="T15">you would define a new method annotated with the @Bean annotation,</text:span></text:a><text:span text:style-name="T18"> </text:span><text:a xlink:type="simple" xlink:href="https://app.pluralsight.com/course-player?clipId=0b1291ca-81fb-41e1-aac2-197746742e82&amp;startTime=91.41081818181817" office:target-frame-name="psplayer" xlink:show="replace" text:style-name="Internet_20_link" text:visited-style-name="Visited_20_Internet_20_Link"><text:span text:style-name="T15">and then you return the implementation of your choice.</text:span></text:a><text:span text:style-name="T18"> </text:span><text:a xlink:type="simple" xlink:href="https://app.pluralsight.com/course-player?clipId=0b1291ca-81fb-41e1-aac2-197746742e82&amp;startTime=94.89566666666664" office:target-frame-name="psplayer" xlink:show="replace" text:style-name="Internet_20_link" text:visited-style-name="Visited_20_Internet_20_Link"><text:span text:style-name="T15">So in this case, we're going to return a PingUrl.</text:span></text:a><text:span text:style-name="T18"> </text:span><text:a xlink:type="simple" xlink:href="https://app.pluralsight.com/course-player?clipId=0b1291ca-81fb-41e1-aac2-197746742e82&amp;startTime=98.729" office:target-frame-name="psplayer" xlink:show="replace" text:style-name="Internet_20_link" text:visited-style-name="Visited_20_Internet_20_Link"><text:span text:style-name="T15">So we create a new instance of the PingUrl, we set the expected content to true, and then return that instance.</text:span></text:a></text:p>
      <text:h text:style-name="P3" text:outline-level="3"><text:a xlink:type="simple" xlink:href="https://app.pluralsight.com/course-player?clipId=8acfa832-e345-487a-a43b-d70888a04449" office:target-frame-name="psplayer" xlink:show="replace" text:style-name="Internet_20_link" text:visited-style-name="Visited_20_Internet_20_Link"><text:span text:style-name="T15">Demo: Customizing the RibbonClient Load Balancing Strategy</text:span></text:a></text:h>
      <text:p text:style-name="P5"><text:a xlink:type="simple" xlink:href="https://app.pluralsight.com/course-player?clipId=8acfa832-e345-487a-a43b-d70888a04449&amp;startTime=2.129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8acfa832-e345-487a-a43b-d70888a04449&amp;startTime=2.879" office:target-frame-name="psplayer" xlink:show="replace" text:style-name="Internet_20_link" text:visited-style-name="Visited_20_Internet_20_Link"><text:span text:style-name="T15">we'll learn how to customize our Ribbon client that we're</text:span></text:a><text:span text:style-name="T18"> </text:span><text:a xlink:type="simple" xlink:href="https://app.pluralsight.com/course-player?clipId=8acfa832-e345-487a-a43b-d70888a04449&amp;startTime=5.629" office:target-frame-name="psplayer" xlink:show="replace" text:style-name="Internet_20_link" text:visited-style-name="Visited_20_Internet_20_Link"><text:span text:style-name="T15">using to call the ribbon-time-service.</text:span></text:a><text:span text:style-name="T18"> </text:span><text:a xlink:type="simple" xlink:href="https://app.pluralsight.com/course-player?clipId=8acfa832-e345-487a-a43b-d70888a04449&amp;startTime=8.129" office:target-frame-name="psplayer" xlink:show="replace" text:style-name="Internet_20_link" text:visited-style-name="Visited_20_Internet_20_Link"><text:span text:style-name="T15">And again, we're going to be building on the previous demo.</text:span></text:a><text:span text:style-name="T18"> </text:span><text:a xlink:type="simple" xlink:href="https://app.pluralsight.com/course-player?clipId=8acfa832-e345-487a-a43b-d70888a04449&amp;startTime=12.129" office:target-frame-name="psplayer" xlink:show="replace" text:style-name="Internet_20_link" text:visited-style-name="Visited_20_Internet_20_Link"><text:span text:style-name="T15">So make sure that you've completed the demo where you set up a</text:span></text:a><text:span text:style-name="T18"> </text:span><text:a xlink:type="simple" xlink:href="https://app.pluralsight.com/course-player?clipId=8acfa832-e345-487a-a43b-d70888a04449&amp;startTime=14.914714285714275" office:target-frame-name="psplayer" xlink:show="replace" text:style-name="Internet_20_link" text:visited-style-name="Visited_20_Internet_20_Link"><text:span text:style-name="T15">Ribbon client without using service discovery.</text:span></text:a><text:span text:style-name="T18"> </text:span><text:a xlink:type="simple" xlink:href="https://app.pluralsight.com/course-player?clipId=8acfa832-e345-487a-a43b-d70888a04449&amp;startTime=16.947181818181818" office:target-frame-name="psplayer" xlink:show="replace" text:style-name="Internet_20_link" text:visited-style-name="Visited_20_Internet_20_Link"><text:span text:style-name="T15">The first thing we'll do is we'll come up here to the green Play button and</text:span></text:a><text:span text:style-name="T18"> </text:span><text:a xlink:type="simple" xlink:href="https://app.pluralsight.com/course-player?clipId=8acfa832-e345-487a-a43b-d70888a04449&amp;startTime=21.98614285714285" office:target-frame-name="psplayer" xlink:show="replace" text:style-name="Internet_20_link" text:visited-style-name="Visited_20_Internet_20_Link"><text:span text:style-name="T15">start each of the instances of the ribbon-time-service.</text:span></text:a><text:span text:style-name="T18"> </text:span><text:a xlink:type="simple" xlink:href="https://app.pluralsight.com/course-player?clipId=8acfa832-e345-487a-a43b-d70888a04449&amp;startTime=25.314500000000006" office:target-frame-name="psplayer" xlink:show="replace" text:style-name="Internet_20_link" text:visited-style-name="Visited_20_Internet_20_Link"><text:span text:style-name="T15">To speed things up,</text:span></text:a><text:span text:style-name="T18"> </text:span><text:a xlink:type="simple" xlink:href="https://app.pluralsight.com/course-player?clipId=8acfa832-e345-487a-a43b-d70888a04449&amp;startTime=27.5" office:target-frame-name="psplayer" xlink:show="replace" text:style-name="Internet_20_link" text:visited-style-name="Visited_20_Internet_20_Link"><text:span text:style-name="T15">I fast forwarded to the point where both of the</text:span></text:a><text:span text:style-name="T18"> </text:span><text:a xlink:type="simple" xlink:href="https://app.pluralsight.com/course-player?clipId=8acfa832-e345-487a-a43b-d70888a04449&amp;startTime=30.799090909090907" office:target-frame-name="psplayer" xlink:show="replace" text:style-name="Internet_20_link" text:visited-style-name="Visited_20_Internet_20_Link"><text:span text:style-name="T15">ribbon-time-service instances are started.</text:span></text:a><text:span text:style-name="T18"> </text:span><text:a xlink:type="simple" xlink:href="https://app.pluralsight.com/course-player?clipId=8acfa832-e345-487a-a43b-d70888a04449&amp;startTime=32.329" office:target-frame-name="psplayer" xlink:show="replace" text:style-name="Internet_20_link" text:visited-style-name="Visited_20_Internet_20_Link"><text:span text:style-name="T15">Now remember, in order to create custom configuration for a Ribbon client,</text:span></text:a><text:span text:style-name="T18"> </text:span><text:a xlink:type="simple" xlink:href="https://app.pluralsight.com/course-player?clipId=8acfa832-e345-487a-a43b-d70888a04449&amp;startTime=37.4366923076923" office:target-frame-name="psplayer" xlink:show="replace" text:style-name="Internet_20_link" text:visited-style-name="Visited_20_Internet_20_Link"><text:span text:style-name="T15">we need to create our own @Configuration class.</text:span></text:a><text:span text:style-name="T18"> </text:span><text:a xlink:type="simple" xlink:href="https://app.pluralsight.com/course-player?clipId=8acfa832-e345-487a-a43b-d70888a04449&amp;startTime=41.129" office:target-frame-name="psplayer" xlink:show="replace" text:style-name="Internet_20_link" text:visited-style-name="Visited_20_Internet_20_Link"><text:span text:style-name="T15">Let's open the ribbon-time-app project and create a new package.</text:span></text:a><text:span text:style-name="T18"> </text:span><text:a xlink:type="simple" xlink:href="https://app.pluralsight.com/course-player?clipId=8acfa832-e345-487a-a43b-d70888a04449&amp;startTime=46.129" office:target-frame-name="psplayer" xlink:show="replace" text:style-name="Internet_20_link" text:visited-style-name="Visited_20_Internet_20_Link"><text:span text:style-name="T15">So right-click, New, and come here to Package.</text:span></text:a><text:span text:style-name="T18"> </text:span><text:a xlink:type="simple" xlink:href="https://app.pluralsight.com/course-player?clipId=8acfa832-e345-487a-a43b-d70888a04449&amp;startTime=50.129" office:target-frame-name="psplayer" xlink:show="replace" text:style-name="Internet_20_link" text:visited-style-name="Visited_20_Internet_20_Link"><text:span text:style-name="T15">And we're actually going to rename this from io.</text:span></text:a><text:span text:style-name="T18"> </text:span><text:a xlink:type="simple" xlink:href="https://app.pluralsight.com/course-player?clipId=8acfa832-e345-487a-a43b-d70888a04449&amp;startTime=53.87899999999998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8acfa832-e345-487a-a43b-d70888a04449&amp;startTime=54.29566666666664" office:target-frame-name="psplayer" xlink:show="replace" text:style-name="Internet_20_link" text:visited-style-name="Visited_20_Internet_20_Link"><text:span text:style-name="T15">dustin to io.</text:span></text:a><text:span text:style-name="T18"> </text:span><text:a xlink:type="simple" xlink:href="https://app.pluralsight.com/course-player?clipId=8acfa832-e345-487a-a43b-d70888a04449&amp;startTime=55.71233333333333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8acfa832-e345-487a-a43b-d70888a04449&amp;startTime=56.29566666666667" office:target-frame-name="psplayer" xlink:show="replace" text:style-name="Internet_20_link" text:visited-style-name="Visited_20_Internet_20_Link"><text:span text:style-name="T15">config.</text:span></text:a><text:span text:style-name="T18"> </text:span><text:a xlink:type="simple" xlink:href="https://app.pluralsight.com/course-player?clipId=8acfa832-e345-487a-a43b-d70888a04449&amp;startTime=56.879000000000005" office:target-frame-name="psplayer" xlink:show="replace" text:style-name="Internet_20_link" text:visited-style-name="Visited_20_Internet_20_Link"><text:span text:style-name="T15">dustin.</text:span></text:a><text:span text:style-name="T18"> </text:span><text:a xlink:type="simple" xlink:href="https://app.pluralsight.com/course-player?clipId=8acfa832-e345-487a-a43b-d70888a04449&amp;startTime=57.46233333333334" office:target-frame-name="psplayer" xlink:show="replace" text:style-name="Internet_20_link" text:visited-style-name="Visited_20_Internet_20_Link"><text:span text:style-name="T15">Remember that we want to have a different package name so that the</text:span></text:a><text:span text:style-name="T18"> </text:span><text:a xlink:type="simple" xlink:href="https://app.pluralsight.com/course-player?clipId=8acfa832-e345-487a-a43b-d70888a04449&amp;startTime=64.629" office:target-frame-name="psplayer" xlink:show="replace" text:style-name="Internet_20_link" text:visited-style-name="Visited_20_Internet_20_Link"><text:span text:style-name="T15">@Configuration class isn't subject to component scanning; otherwise,</text:span></text:a><text:span text:style-name="T18"> </text:span><text:a xlink:type="simple" xlink:href="https://app.pluralsight.com/course-player?clipId=8acfa832-e345-487a-a43b-d70888a04449&amp;startTime=68.37900000000002" office:target-frame-name="psplayer" xlink:show="replace" text:style-name="Internet_20_link" text:visited-style-name="Visited_20_Internet_20_Link"><text:span text:style-name="T15">it would apply to all of our Ribbon clients.</text:span></text:a><text:span text:style-name="T18"> </text:span><text:a xlink:type="simple" xlink:href="https://app.pluralsight.com/course-player?clipId=8acfa832-e345-487a-a43b-d70888a04449&amp;startTime=72.129" office:target-frame-name="psplayer" xlink:show="replace" text:style-name="Internet_20_link" text:visited-style-name="Visited_20_Internet_20_Link"><text:span text:style-name="T15">In the new package, right-click and go to New and choose Class.</text:span></text:a><text:span text:style-name="T18"> </text:span><text:a xlink:type="simple" xlink:href="https://app.pluralsight.com/course-player?clipId=8acfa832-e345-487a-a43b-d70888a04449&amp;startTime=77.129" office:target-frame-name="psplayer" xlink:show="replace" text:style-name="Internet_20_link" text:visited-style-name="Visited_20_Internet_20_Link"><text:span text:style-name="T15">And we'll call this our RibbonTimeConfig class.</text:span></text:a><text:span text:style-name="T18"> </text:span><text:a xlink:type="simple" xlink:href="https://app.pluralsight.com/course-player?clipId=8acfa832-e345-487a-a43b-d70888a04449&amp;startTime=82.129" office:target-frame-name="psplayer" xlink:show="replace" text:style-name="Internet_20_link" text:visited-style-name="Visited_20_Internet_20_Link"><text:span text:style-name="T15">Go ahead and click Finish.</text:span></text:a><text:span text:style-name="T18"> </text:span><text:a xlink:type="simple" xlink:href="https://app.pluralsight.com/course-player?clipId=8acfa832-e345-487a-a43b-d70888a04449&amp;startTime=83.379" office:target-frame-name="psplayer" xlink:show="replace" text:style-name="Internet_20_link" text:visited-style-name="Visited_20_Internet_20_Link"><text:span text:style-name="T15">Then we're going to annotate this class, of course, with @Configuration.</text:span></text:a><text:span text:style-name="T18"> </text:span><text:a xlink:type="simple" xlink:href="https://app.pluralsight.com/course-player?clipId=8acfa832-e345-487a-a43b-d70888a04449&amp;startTime=86.90677777777778" office:target-frame-name="psplayer" xlink:show="replace" text:style-name="Internet_20_link" text:visited-style-name="Visited_20_Internet_20_Link"><text:span text:style-name="T15">And then for this demo, we're going to </text:span></text:a><text:soft-page-break/><text:a xlink:type="simple" xlink:href="https://app.pluralsight.com/course-player?clipId=8acfa832-e345-487a-a43b-d70888a04449&amp;startTime=86.90677777777778" office:target-frame-name="psplayer" xlink:show="replace" text:style-name="Internet_20_link" text:visited-style-name="Visited_20_Internet_20_Link"><text:span text:style-name="T15">customize the load balancing strategy.</text:span></text:a><text:span text:style-name="T18"> </text:span><text:a xlink:type="simple" xlink:href="https://app.pluralsight.com/course-player?clipId=8acfa832-e345-487a-a43b-d70888a04449&amp;startTime=93.129" office:target-frame-name="psplayer" xlink:show="replace" text:style-name="Internet_20_link" text:visited-style-name="Visited_20_Internet_20_Link"><text:span text:style-name="T15">So we'll come down here and we'll define a new IRule.</text:span></text:a><text:span text:style-name="T18"> </text:span><text:a xlink:type="simple" xlink:href="https://app.pluralsight.com/course-player?clipId=8acfa832-e345-487a-a43b-d70888a04449&amp;startTime=97.129" office:target-frame-name="psplayer" xlink:show="replace" text:style-name="Internet_20_link" text:visited-style-name="Visited_20_Internet_20_Link"><text:span text:style-name="T15">So we'll say public IRule, and we'll call this ribbonRule.</text:span></text:a><text:span text:style-name="T18"> </text:span><text:a xlink:type="simple" xlink:href="https://app.pluralsight.com/course-player?clipId=8acfa832-e345-487a-a43b-d70888a04449&amp;startTime=101.129" office:target-frame-name="psplayer" xlink:show="replace" text:style-name="Internet_20_link" text:visited-style-name="Visited_20_Internet_20_Link"><text:span text:style-name="T15">And then in the body of the method, we'll say return new RandomRule.</text:span></text:a><text:span text:style-name="T18"> </text:span><text:a xlink:type="simple" xlink:href="https://app.pluralsight.com/course-player?clipId=8acfa832-e345-487a-a43b-d70888a04449&amp;startTime=107.129" office:target-frame-name="psplayer" xlink:show="replace" text:style-name="Internet_20_link" text:visited-style-name="Visited_20_Internet_20_Link"><text:span text:style-name="T15">And what this will do is it'll pick a random instance to send</text:span></text:a><text:span text:style-name="T18"> </text:span><text:a xlink:type="simple" xlink:href="https://app.pluralsight.com/course-player?clipId=8acfa832-e345-487a-a43b-d70888a04449&amp;startTime=111.7718571428572" office:target-frame-name="psplayer" xlink:show="replace" text:style-name="Internet_20_link" text:visited-style-name="Visited_20_Internet_20_Link"><text:span text:style-name="T15">traffic to as opposed to what we were using before where we were</text:span></text:a><text:span text:style-name="T18"> </text:span><text:a xlink:type="simple" xlink:href="https://app.pluralsight.com/course-player?clipId=8acfa832-e345-487a-a43b-d70888a04449&amp;startTime=115.82130769230768" office:target-frame-name="psplayer" xlink:show="replace" text:style-name="Internet_20_link" text:visited-style-name="Visited_20_Internet_20_Link"><text:span text:style-name="T15">evenly balancing between each of the instances.</text:span></text:a><text:span text:style-name="T18"> </text:span><text:a xlink:type="simple" xlink:href="https://app.pluralsight.com/course-player?clipId=8acfa832-e345-487a-a43b-d70888a04449&amp;startTime=118.12899999999998" office:target-frame-name="psplayer" xlink:show="replace" text:style-name="Internet_20_link" text:visited-style-name="Visited_20_Internet_20_Link"><text:span text:style-name="T15">And last,</text:span></text:a><text:span text:style-name="T18"> </text:span><text:a xlink:type="simple" xlink:href="https://app.pluralsight.com/course-player?clipId=8acfa832-e345-487a-a43b-d70888a04449&amp;startTime=118.79566666666663" office:target-frame-name="psplayer" xlink:show="replace" text:style-name="Internet_20_link" text:visited-style-name="Visited_20_Internet_20_Link"><text:span text:style-name="T15">make sure that we don't forget to add the @Bean annotation to our method.</text:span></text:a><text:span text:style-name="T18"> </text:span><text:a xlink:type="simple" xlink:href="https://app.pluralsight.com/course-player?clipId=8acfa832-e345-487a-a43b-d70888a04449&amp;startTime=125.129" office:target-frame-name="psplayer" xlink:show="replace" text:style-name="Internet_20_link" text:visited-style-name="Visited_20_Internet_20_Link"><text:span text:style-name="T15">We're done with our custom configuration, so we can go ahead and close that.</text:span></text:a><text:span text:style-name="T18"> </text:span><text:a xlink:type="simple" xlink:href="https://app.pluralsight.com/course-player?clipId=8acfa832-e345-487a-a43b-d70888a04449&amp;startTime=129.129" office:target-frame-name="psplayer" xlink:show="replace" text:style-name="Internet_20_link" text:visited-style-name="Visited_20_Internet_20_Link"><text:span text:style-name="T15">And then we can open up the main RibbonTimeApplication.</text:span></text:a><text:span text:style-name="T18"> </text:span><text:a xlink:type="simple" xlink:href="https://app.pluralsight.com/course-player?clipId=8acfa832-e345-487a-a43b-d70888a04449&amp;startTime=133.129" office:target-frame-name="psplayer" xlink:show="replace" text:style-name="Internet_20_link" text:visited-style-name="Visited_20_Internet_20_Link"><text:span text:style-name="T15">And on the RibbonClient annotation, add a new configuration element,</text:span></text:a><text:span text:style-name="T18"> </text:span><text:a xlink:type="simple" xlink:href="https://app.pluralsight.com/course-player?clipId=8acfa832-e345-487a-a43b-d70888a04449&amp;startTime=138.129" office:target-frame-name="psplayer" xlink:show="replace" text:style-name="Internet_20_link" text:visited-style-name="Visited_20_Internet_20_Link"><text:span text:style-name="T15">and set it to the custom configuration class that we set up,</text:span></text:a><text:span text:style-name="T18"> </text:span><text:a xlink:type="simple" xlink:href="https://app.pluralsight.com/course-player?clipId=8acfa832-e345-487a-a43b-d70888a04449&amp;startTime=146.92899999999983" office:target-frame-name="psplayer" xlink:show="replace" text:style-name="Internet_20_link" text:visited-style-name="Visited_20_Internet_20_Link"><text:span text:style-name="T15">the RibbonTimeConfig class.</text:span></text:a><text:span text:style-name="T18"> </text:span><text:a xlink:type="simple" xlink:href="https://app.pluralsight.com/course-player?clipId=8acfa832-e345-487a-a43b-d70888a04449&amp;startTime=149.129" office:target-frame-name="psplayer" xlink:show="replace" text:style-name="Internet_20_link" text:visited-style-name="Visited_20_Internet_20_Link"><text:span text:style-name="T15">We're now ready to start up our application and try</text:span></text:a><text:span text:style-name="T18"> </text:span><text:a xlink:type="simple" xlink:href="https://app.pluralsight.com/course-player?clipId=8acfa832-e345-487a-a43b-d70888a04449&amp;startTime=151.98614285714277" office:target-frame-name="psplayer" xlink:show="replace" text:style-name="Internet_20_link" text:visited-style-name="Visited_20_Internet_20_Link"><text:span text:style-name="T15">out our custom configuration.</text:span></text:a><text:span text:style-name="T18"> </text:span><text:a xlink:type="simple" xlink:href="https://app.pluralsight.com/course-player?clipId=8acfa832-e345-487a-a43b-d70888a04449&amp;startTime=153.129" office:target-frame-name="psplayer" xlink:show="replace" text:style-name="Internet_20_link" text:visited-style-name="Visited_20_Internet_20_Link"><text:span text:style-name="T15">So go ahead and close this and right-click on the main application class,</text:span></text:a><text:span text:style-name="T18"> </text:span><text:a xlink:type="simple" xlink:href="https://app.pluralsight.com/course-player?clipId=8acfa832-e345-487a-a43b-d70888a04449&amp;startTime=157.629" office:target-frame-name="psplayer" xlink:show="replace" text:style-name="Internet_20_link" text:visited-style-name="Visited_20_Internet_20_Link"><text:span text:style-name="T15">go to Run As, and choose Spring Boot App.</text:span></text:a><text:span text:style-name="T18"> </text:span><text:a xlink:type="simple" xlink:href="https://app.pluralsight.com/course-player?clipId=8acfa832-e345-487a-a43b-d70888a04449&amp;startTime=162.129" office:target-frame-name="psplayer" xlink:show="replace" text:style-name="Internet_20_link" text:visited-style-name="Visited_20_Internet_20_Link"><text:span text:style-name="T15">Go ahead and fire up a browser and visit localhost:8080.</text:span></text:a><text:span text:style-name="T18"> </text:span><text:a xlink:type="simple" xlink:href="https://app.pluralsight.com/course-player?clipId=8acfa832-e345-487a-a43b-d70888a04449&amp;startTime=167.129" office:target-frame-name="psplayer" xlink:show="replace" text:style-name="Internet_20_link" text:visited-style-name="Visited_20_Internet_20_Link"><text:span text:style-name="T15">And, as you can see,</text:span></text:a><text:span text:style-name="T18"> </text:span><text:a xlink:type="simple" xlink:href="https://app.pluralsight.com/course-player?clipId=8acfa832-e345-487a-a43b-d70888a04449&amp;startTime=168.55757142857138" office:target-frame-name="psplayer" xlink:show="replace" text:style-name="Internet_20_link" text:visited-style-name="Visited_20_Internet_20_Link"><text:span text:style-name="T15">we got a response from the instance running with the port that's all 5s.</text:span></text:a><text:span text:style-name="T18"> </text:span><text:a xlink:type="simple" xlink:href="https://app.pluralsight.com/course-player?clipId=8acfa832-e345-487a-a43b-d70888a04449&amp;startTime=172.4623333333334" office:target-frame-name="psplayer" xlink:show="replace" text:style-name="Internet_20_link" text:visited-style-name="Visited_20_Internet_20_Link"><text:span text:style-name="T15">And if we refresh that, we'll see that we get an instance with all 4s.</text:span></text:a><text:span text:style-name="T18"> </text:span><text:a xlink:type="simple" xlink:href="https://app.pluralsight.com/course-player?clipId=8acfa832-e345-487a-a43b-d70888a04449&amp;startTime=177.21233333333328" office:target-frame-name="psplayer" xlink:show="replace" text:style-name="Internet_20_link" text:visited-style-name="Visited_20_Internet_20_Link"><text:span text:style-name="T15">But if we continue to refresh it,</text:span></text:a><text:span text:style-name="T18"> </text:span><text:a xlink:type="simple" xlink:href="https://app.pluralsight.com/course-player?clipId=8acfa832-e345-487a-a43b-d70888a04449&amp;startTime=180.129" office:target-frame-name="psplayer" xlink:show="replace" text:style-name="Internet_20_link" text:visited-style-name="Visited_20_Internet_20_Link"><text:span text:style-name="T15">we'll see that it doesn't evenly balance between each of the instances like it did before and instead picks them at a random interval.</text:span></text:a></text:p>
      <text:h text:style-name="P3" text:outline-level="3"><text:a xlink:type="simple" xlink:href="https://app.pluralsight.com/course-player?clipId=cd0fe638-9046-4652-b811-cc1bc09df752" office:target-frame-name="psplayer" xlink:show="replace" text:style-name="Internet_20_link" text:visited-style-name="Visited_20_Internet_20_Link"><text:span text:style-name="T15">Summary</text:span></text:a></text:h>
      <text:p text:style-name="P5"><text:a xlink:type="simple" xlink:href="https://app.pluralsight.com/course-player?clipId=cd0fe638-9046-4652-b811-cc1bc09df752&amp;startTime=0.996" office:target-frame-name="psplayer" xlink:show="replace" text:style-name="Internet_20_link" text:visited-style-name="Visited_20_Internet_20_Link"><text:span text:style-name="T15">We're at the end of this module, so let's quickly go over what we learned.</text:span></text:a><text:span text:style-name="T18"> </text:span><text:a xlink:type="simple" xlink:href="https://app.pluralsight.com/course-player?clipId=cd0fe638-9046-4652-b811-cc1bc09df752&amp;startTime=4.996" office:target-frame-name="psplayer" xlink:show="replace" text:style-name="Internet_20_link" text:visited-style-name="Visited_20_Internet_20_Link"><text:span text:style-name="T15">We first talked about what is load balancing and what are the differences</text:span></text:a><text:span text:style-name="T18"> </text:span><text:a xlink:type="simple" xlink:href="https://app.pluralsight.com/course-player?clipId=cd0fe638-9046-4652-b811-cc1bc09df752&amp;startTime=8.662666666666667" office:target-frame-name="psplayer" xlink:show="replace" text:style-name="Internet_20_link" text:visited-style-name="Visited_20_Internet_20_Link"><text:span text:style-name="T15">between client-side load balancing and server-side load balancing.</text:span></text:a><text:span text:style-name="T18"> </text:span><text:a xlink:type="simple" xlink:href="https://app.pluralsight.com/course-player?clipId=cd0fe638-9046-4652-b811-cc1bc09df752&amp;startTime=13.996" office:target-frame-name="psplayer" xlink:show="replace" text:style-name="Internet_20_link" text:visited-style-name="Visited_20_Internet_20_Link"><text:span text:style-name="T15">Then we introduced the Netflix Ribbon project and learned how to use the</text:span></text:a><text:span text:style-name="T18"> </text:span><text:a xlink:type="simple" xlink:href="https://app.pluralsight.com/course-player?clipId=cd0fe638-9046-4652-b811-cc1bc09df752&amp;startTime=17.551555555555556" office:target-frame-name="psplayer" xlink:show="replace" text:style-name="Internet_20_link" text:visited-style-name="Visited_20_Internet_20_Link"><text:span text:style-name="T15">@LoadBalanced and the @RibbonClient annotations to set up client-side load</text:span></text:a><text:span text:style-name="T18"> </text:span><text:a xlink:type="simple" xlink:href="https://app.pluralsight.com/course-player?clipId=cd0fe638-9046-4652-b811-cc1bc09df752&amp;startTime=22.996" office:target-frame-name="psplayer" xlink:show="replace" text:style-name="Internet_20_link" text:visited-style-name="Visited_20_Internet_20_Link"><text:span text:style-name="T15">balancing with and without service discovery.</text:span></text:a><text:span text:style-name="T18"> </text:span><text:a xlink:type="simple" xlink:href="https://app.pluralsight.com/course-player?clipId=cd0fe638-9046-4652-b811-cc1bc09df752&amp;startTime=25.996" office:target-frame-name="psplayer" xlink:show="replace" text:style-name="Internet_20_link" text:visited-style-name="Visited_20_Internet_20_Link"><text:span text:style-name="T15">In the last section,</text:span></text:a><text:span text:style-name="T18"> </text:span><text:a xlink:type="simple" xlink:href="https://app.pluralsight.com/course-player?clipId=cd0fe638-9046-4652-b811-cc1bc09df752&amp;startTime=27.164000000000005" office:target-frame-name="psplayer" xlink:show="replace" text:style-name="Internet_20_link" text:visited-style-name="Visited_20_Internet_20_Link"><text:span text:style-name="T15">we saw how we could use the @RibbonClient annotation with a</text:span></text:a><text:span text:style-name="T18"> </text:span><text:a xlink:type="simple" xlink:href="https://app.pluralsight.com/course-player?clipId=cd0fe638-9046-4652-b811-cc1bc09df752&amp;startTime=30.8488" office:target-frame-name="psplayer" xlink:show="replace" text:style-name="Internet_20_link" text:visited-style-name="Visited_20_Internet_20_Link"><text:span text:style-name="T15">separate @Configuration class to set up custom configuration for a specific Ribbon client.</text:span></text:a></text:p>
      <text:h text:style-name="P1" text:outline-level="2"><text:a xlink:type="simple" xlink:href="https://app.pluralsight.com/course-player?clipId=7bc9bd75-b0a8-4223-8261-3520b7b15647" office:target-frame-name="psplayer" xlink:show="replace" text:style-name="Internet_20_link" text:visited-style-name="Visited_20_Internet_20_Link"><text:span text:style-name="T15">Creating Self-healing Services with Circuit Breaker</text:span></text:a></text:h>
      <text:h text:style-name="P3" text:outline-level="3"><text:a xlink:type="simple" xlink:href="https://app.pluralsight.com/course-player?clipId=7bc9bd75-b0a8-4223-8261-3520b7b15647" office:target-frame-name="psplayer" xlink:show="replace" text:style-name="Internet_20_link" text:visited-style-name="Visited_20_Internet_20_Link"><text:span text:style-name="T15">Introduction</text:span></text:a></text:h>
      <text:p text:style-name="P5"><text:a xlink:type="simple" xlink:href="https://app.pluralsight.com/course-player?clipId=7bc9bd75-b0a8-4223-8261-3520b7b15647&amp;startTime=0" office:target-frame-name="psplayer" xlink:show="replace" text:style-name="Internet_20_link" text:visited-style-name="Visited_20_Internet_20_Link"><text:span text:style-name="T15">Hi, I'm Dustin Schultz,</text:span></text:a><text:span text:style-name="T18"> </text:span><text:a xlink:type="simple" xlink:href="https://app.pluralsight.com/course-player?clipId=7bc9bd75-b0a8-4223-8261-3520b7b15647&amp;startTime=1.5384615384615385" office:target-frame-name="psplayer" xlink:show="replace" text:style-name="Internet_20_link" text:visited-style-name="Visited_20_Internet_20_Link"><text:span text:style-name="T15">and in this module we'll learn how to develop services in a cloud-native</text:span></text:a><text:span text:style-name="T18"> </text:span><text:a xlink:type="simple" xlink:href="https://app.pluralsight.com/course-player?clipId=7bc9bd75-b0a8-4223-8261-3520b7b15647&amp;startTime=6.600000000000001" office:target-frame-name="psplayer" xlink:show="replace" text:style-name="Internet_20_link" text:visited-style-name="Visited_20_Internet_20_Link"><text:span text:style-name="T15">architecture that are both fault tolerant and self-healing.</text:span></text:a><text:span text:style-name="T18"> </text:span><text:a xlink:type="simple" xlink:href="https://app.pluralsight.com/course-player?clipId=7bc9bd75-b0a8-4223-8261-3520b7b15647&amp;startTime=11" office:target-frame-name="psplayer" xlink:show="replace" text:style-name="Internet_20_link" text:visited-style-name="Visited_20_Internet_20_Link"><text:span text:style-name="T15">We'll begin the module with a short section on failures in</text:span></text:a><text:span text:style-name="T18"> </text:span><text:a xlink:type="simple" xlink:href="https://app.pluralsight.com/course-player?clipId=7bc9bd75-b0a8-4223-8261-3520b7b15647&amp;startTime=14.666666666666673" office:target-frame-name="psplayer" xlink:show="replace" text:style-name="Internet_20_link" text:visited-style-name="Visited_20_Internet_20_Link"><text:span text:style-name="T15">a cloud-native or distributed system.</text:span></text:a><text:span text:style-name="T18"> </text:span><text:a xlink:type="simple" xlink:href="https://app.pluralsight.com/course-player?clipId=7bc9bd75-b0a8-4223-8261-3520b7b15647&amp;startTime=16.599999999999998" office:target-frame-name="psplayer" xlink:show="replace" text:style-name="Internet_20_link" text:visited-style-name="Visited_20_Internet_20_Link"><text:span text:style-name="T15">We'll look at why failures are more prevalent and understand a</text:span></text:a><text:span text:style-name="T18"> </text:span><text:a xlink:type="simple" xlink:href="https://app.pluralsight.com/course-player?clipId=7bc9bd75-b0a8-4223-8261-3520b7b15647&amp;startTime=21.272727272727266" office:target-frame-name="psplayer" xlink:show="replace" text:style-name="Internet_20_link" text:visited-style-name="Visited_20_Internet_20_Link"><text:span text:style-name="T15">common side effect called cascading failures.</text:span></text:a><text:span text:style-name="T18"> </text:span><text:a xlink:type="simple" xlink:href="https://app.pluralsight.com/course-player?clipId=7bc9bd75-b0a8-4223-8261-3520b7b15647&amp;startTime=24" office:target-frame-name="psplayer" xlink:show="replace" text:style-name="Internet_20_link" text:visited-style-name="Visited_20_Internet_20_Link"><text:span text:style-name="T15">Then we'll introduce and understand the Circuit Breaker pattern and learn</text:span></text:a><text:span text:style-name="T18"> </text:span><text:a xlink:type="simple" xlink:href="https://app.pluralsight.com/course-player?clipId=7bc9bd75-b0a8-4223-8261-3520b7b15647&amp;startTime=28.3" office:target-frame-name="psplayer" xlink:show="replace" text:style-name="Internet_20_link" text:visited-style-name="Visited_20_Internet_20_Link"><text:span text:style-name="T15">how it can help us build more fault-tolerant services.</text:span></text:a><text:span text:style-name="T18"> </text:span><text:a xlink:type="simple" xlink:href="https://app.pluralsight.com/course-player?clipId=7bc9bd75-b0a8-4223-8261-3520b7b15647&amp;startTime=31" office:target-frame-name="psplayer" xlink:show="replace" text:style-name="Internet_20_link" text:visited-style-name="Visited_20_Internet_20_Link"><text:span text:style-name="T15">Next, we'll dive into Netflix Hystrix, which is a fault-tolerance library that,</text:span></text:a><text:span text:style-name="T18"> </text:span><text:a xlink:type="simple" xlink:href="https://app.pluralsight.com/course-player?clipId=7bc9bd75-b0a8-4223-8261-3520b7b15647&amp;startTime=35.8" office:target-frame-name="psplayer" xlink:show="replace" text:style-name="Internet_20_link" text:visited-style-name="Visited_20_Internet_20_Link"><text:span text:style-name="T15">among other things, implements the Circuit Breaker pattern.</text:span></text:a><text:span text:style-name="T18"> </text:span><text:a xlink:type="simple" xlink:href="https://app.pluralsight.com/course-player?clipId=7bc9bd75-b0a8-4223-8261-3520b7b15647&amp;startTime=39" office:target-frame-name="psplayer" xlink:show="replace" text:style-name="Internet_20_link" text:visited-style-name="Visited_20_Internet_20_Link"><text:span text:style-name="T15">We'll see how Spring Cloud makes it easy to get started</text:span></text:a><text:span text:style-name="T18"> </text:span><text:a xlink:type="simple" xlink:href="https://app.pluralsight.com/course-player?clipId=7bc9bd75-b0a8-4223-8261-3520b7b15647&amp;startTime=41.53846153846157" office:target-frame-name="psplayer" xlink:show="replace" text:style-name="Internet_20_link" text:visited-style-name="Visited_20_Internet_20_Link"><text:span text:style-name="T15">with the @EnableCircuitBreaker annotation,</text:span></text:a><text:span text:style-name="T18"> </text:span><text:a xlink:type="simple" xlink:href="https://app.pluralsight.com/course-player?clipId=7bc9bd75-b0a8-4223-8261-3520b7b15647&amp;startTime=42.888888888888886" office:target-frame-name="psplayer" xlink:show="replace" text:style-name="Internet_20_link" text:visited-style-name="Visited_20_Internet_20_Link"><text:span text:style-name="T15">and then we'll understand how to use the @HystrixCommand annotation to</text:span></text:a><text:span text:style-name="T18"> </text:span><text:a xlink:type="simple" xlink:href="https://app.pluralsight.com/course-player?clipId=7bc9bd75-b0a8-4223-8261-3520b7b15647&amp;startTime=48.5" office:target-frame-name="psplayer" xlink:show="replace" text:style-name="Internet_20_link" text:visited-style-name="Visited_20_Internet_20_Link"><text:span text:style-name="T15">implement the Circuit Breaker pattern in our own services.</text:span></text:a><text:span text:style-name="T18"> </text:span><text:a xlink:type="simple" xlink:href="https://app.pluralsight.com/course-player?clipId=7bc9bd75-b0a8-4223-8261-3520b7b15647&amp;startTime=52.66666666666668" office:target-frame-name="psplayer" xlink:show="replace" text:style-name="Internet_20_link" text:visited-style-name="Visited_20_Internet_20_Link"><text:span text:style-name="T15">We'll finish the module out by looking at one of the really nice</text:span></text:a><text:span text:style-name="T18"> </text:span><text:a xlink:type="simple" xlink:href="https://app.pluralsight.com/course-player?clipId=7bc9bd75-b0a8-4223-8261-3520b7b15647&amp;startTime=57.30769230769232" office:target-frame-name="psplayer" xlink:show="replace" text:style-name="Internet_20_link" text:visited-style-name="Visited_20_Internet_20_Link"><text:span text:style-name="T15">features of Hystrix called the Hystrix Dashboard.</text:span></text:a><text:span text:style-name="T18"> </text:span><text:a xlink:type="simple" xlink:href="https://app.pluralsight.com/course-player?clipId=7bc9bd75-b0a8-4223-8261-3520b7b15647&amp;startTime=60" office:target-frame-name="psplayer" xlink:show="replace" text:style-name="Internet_20_link" text:visited-style-name="Visited_20_Internet_20_Link"><text:span text:style-name="T15">We'll see how to enable it, how metrics are collected,</text:span></text:a><text:span text:style-name="T18"> </text:span><text:a xlink:type="simple" xlink:href="https://app.pluralsight.com/course-player?clipId=7bc9bd75-b0a8-4223-8261-3520b7b15647&amp;startTime=63" office:target-frame-name="psplayer" xlink:show="replace" text:style-name="Internet_20_link" text:visited-style-name="Visited_20_Internet_20_Link"><text:span text:style-name="T15">how to interpret those results,</text:span></text:a><text:span text:style-name="T18"> </text:span><text:a xlink:type="simple" xlink:href="https://app.pluralsight.com/course-player?clipId=7bc9bd75-b0a8-4223-8261-3520b7b15647&amp;startTime=64.81818181818181" office:target-frame-name="psplayer" xlink:show="replace" text:style-name="Internet_20_link" text:visited-style-name="Visited_20_Internet_20_Link"><text:span text:style-name="T15">and how to aggregate those results using another project from Netflix called Turbine.</text:span></text:a></text:p>
      <text:h text:style-name="P3" text:outline-level="3"><text:soft-page-break/><text:a xlink:type="simple" xlink:href="https://app.pluralsight.com/course-player?clipId=18d34885-51c5-41d3-80ee-ad0872719f7a" office:target-frame-name="psplayer" xlink:show="replace" text:style-name="Internet_20_link" text:visited-style-name="Visited_20_Internet_20_Link"><text:span text:style-name="T15">Cascading Failures and Resource Overloading</text:span></text:a></text:h>
      <text:p text:style-name="P5"><text:a xlink:type="simple" xlink:href="https://app.pluralsight.com/course-player?clipId=18d34885-51c5-41d3-80ee-ad0872719f7a&amp;startTime=2.167" office:target-frame-name="psplayer" xlink:show="replace" text:style-name="Internet_20_link" text:visited-style-name="Visited_20_Internet_20_Link"><text:span text:style-name="T15">In a distributed system, if there's anything that we can be 100% sure about,</text:span></text:a><text:span text:style-name="T18"> </text:span><text:a xlink:type="simple" xlink:href="https://app.pluralsight.com/course-player?clipId=18d34885-51c5-41d3-80ee-ad0872719f7a&amp;startTime=7.167" office:target-frame-name="psplayer" xlink:show="replace" text:style-name="Internet_20_link" text:visited-style-name="Visited_20_Internet_20_Link"><text:span text:style-name="T15">that's that failure is inevitable.</text:span></text:a><text:span text:style-name="T18"> </text:span><text:a xlink:type="simple" xlink:href="https://app.pluralsight.com/course-player?clipId=18d34885-51c5-41d3-80ee-ad0872719f7a&amp;startTime=10.167" office:target-frame-name="psplayer" xlink:show="replace" text:style-name="Internet_20_link" text:visited-style-name="Visited_20_Internet_20_Link"><text:span text:style-name="T15">But why though?</text:span></text:a><text:span text:style-name="T18"> </text:span><text:a xlink:type="simple" xlink:href="https://app.pluralsight.com/course-player?clipId=18d34885-51c5-41d3-80ee-ad0872719f7a&amp;startTime=11.167" office:target-frame-name="psplayer" xlink:show="replace" text:style-name="Internet_20_link" text:visited-style-name="Visited_20_Internet_20_Link"><text:span text:style-name="T15">Well, failure can happen at many different levels in a system.</text:span></text:a><text:span text:style-name="T18"> </text:span><text:a xlink:type="simple" xlink:href="https://app.pluralsight.com/course-player?clipId=18d34885-51c5-41d3-80ee-ad0872719f7a&amp;startTime=14.167" office:target-frame-name="psplayer" xlink:show="replace" text:style-name="Internet_20_link" text:visited-style-name="Visited_20_Internet_20_Link"><text:span text:style-name="T15">Hardware can fail, networks can fail, and software can definitely fail.</text:span></text:a><text:span text:style-name="T18"> </text:span><text:a xlink:type="simple" xlink:href="https://app.pluralsight.com/course-player?clipId=18d34885-51c5-41d3-80ee-ad0872719f7a&amp;startTime=19.167" office:target-frame-name="psplayer" xlink:show="replace" text:style-name="Internet_20_link" text:visited-style-name="Visited_20_Internet_20_Link"><text:span text:style-name="T15">And a distributed system is no different in that sense,</text:span></text:a><text:span text:style-name="T18"> </text:span><text:a xlink:type="simple" xlink:href="https://app.pluralsight.com/course-player?clipId=18d34885-51c5-41d3-80ee-ad0872719f7a&amp;startTime=23.167" office:target-frame-name="psplayer" xlink:show="replace" text:style-name="Internet_20_link" text:visited-style-name="Visited_20_Internet_20_Link"><text:span text:style-name="T15">but the likelihood for failure is just simply much greater.</text:span></text:a><text:span text:style-name="T18"> </text:span><text:a xlink:type="simple" xlink:href="https://app.pluralsight.com/course-player?clipId=18d34885-51c5-41d3-80ee-ad0872719f7a&amp;startTime=27.167" office:target-frame-name="psplayer" xlink:show="replace" text:style-name="Internet_20_link" text:visited-style-name="Visited_20_Internet_20_Link"><text:span text:style-name="T15">You have more hardware, you have more network, and you have more software.</text:span></text:a><text:span text:style-name="T18"> </text:span><text:a xlink:type="simple" xlink:href="https://app.pluralsight.com/course-player?clipId=18d34885-51c5-41d3-80ee-ad0872719f7a&amp;startTime=31.167" office:target-frame-name="psplayer" xlink:show="replace" text:style-name="Internet_20_link" text:visited-style-name="Visited_20_Internet_20_Link"><text:span text:style-name="T15">And with these increased numbers comes that increased probability for failure.</text:span></text:a><text:span text:style-name="T18"> </text:span><text:a xlink:type="simple" xlink:href="https://app.pluralsight.com/course-player?clipId=18d34885-51c5-41d3-80ee-ad0872719f7a&amp;startTime=36.167" office:target-frame-name="psplayer" xlink:show="replace" text:style-name="Internet_20_link" text:visited-style-name="Visited_20_Internet_20_Link"><text:span text:style-name="T15">Adding to that chance of failure is the way in which</text:span></text:a><text:span text:style-name="T18"> </text:span><text:a xlink:type="simple" xlink:href="https://app.pluralsight.com/course-player?clipId=18d34885-51c5-41d3-80ee-ad0872719f7a&amp;startTime=38.917" office:target-frame-name="psplayer" xlink:show="replace" text:style-name="Internet_20_link" text:visited-style-name="Visited_20_Internet_20_Link"><text:span text:style-name="T15">processes communicate in a distributed system.</text:span></text:a><text:span text:style-name="T18"> </text:span><text:a xlink:type="simple" xlink:href="https://app.pluralsight.com/course-player?clipId=18d34885-51c5-41d3-80ee-ad0872719f7a&amp;startTime=41.389222222222216" office:target-frame-name="psplayer" xlink:show="replace" text:style-name="Internet_20_link" text:visited-style-name="Visited_20_Internet_20_Link"><text:span text:style-name="T15">Process communication that was once within a</text:span></text:a><text:span text:style-name="T18"> </text:span><text:a xlink:type="simple" xlink:href="https://app.pluralsight.com/course-player?clipId=18d34885-51c5-41d3-80ee-ad0872719f7a&amp;startTime=44.367" office:target-frame-name="psplayer" xlink:show="replace" text:style-name="Internet_20_link" text:visited-style-name="Visited_20_Internet_20_Link"><text:span text:style-name="T15">process is now done across a network.</text:span></text:a><text:span text:style-name="T18"> </text:span><text:a xlink:type="simple" xlink:href="https://app.pluralsight.com/course-player?clipId=18d34885-51c5-41d3-80ee-ad0872719f7a&amp;startTime=47.167" office:target-frame-name="psplayer" xlink:show="replace" text:style-name="Internet_20_link" text:visited-style-name="Visited_20_Internet_20_Link"><text:span text:style-name="T15">And even as resilient as our networks are today,</text:span></text:a><text:span text:style-name="T18"> </text:span><text:a xlink:type="simple" xlink:href="https://app.pluralsight.com/course-player?clipId=18d34885-51c5-41d3-80ee-ad0872719f7a&amp;startTime=49.93623076923076" office:target-frame-name="psplayer" xlink:show="replace" text:style-name="Internet_20_link" text:visited-style-name="Visited_20_Internet_20_Link"><text:span text:style-name="T15">there's still a much more likely chance of a communication</text:span></text:a><text:span text:style-name="T18"> </text:span><text:a xlink:type="simple" xlink:href="https://app.pluralsight.com/course-player?clipId=18d34885-51c5-41d3-80ee-ad0872719f7a&amp;startTime=53.3488181818182" office:target-frame-name="psplayer" xlink:show="replace" text:style-name="Internet_20_link" text:visited-style-name="Visited_20_Internet_20_Link"><text:span text:style-name="T15">failure across a network versus within a process.</text:span></text:a><text:span text:style-name="T18"> </text:span><text:a xlink:type="simple" xlink:href="https://app.pluralsight.com/course-player?clipId=18d34885-51c5-41d3-80ee-ad0872719f7a&amp;startTime=58.167" office:target-frame-name="psplayer" xlink:show="replace" text:style-name="Internet_20_link" text:visited-style-name="Visited_20_Internet_20_Link"><text:span text:style-name="T15">A particularly bad side effect of failures in a distributed</text:span></text:a><text:span text:style-name="T18"> </text:span><text:a xlink:type="simple" xlink:href="https://app.pluralsight.com/course-player?clipId=18d34885-51c5-41d3-80ee-ad0872719f7a&amp;startTime=61.50033333333336" office:target-frame-name="psplayer" xlink:show="replace" text:style-name="Internet_20_link" text:visited-style-name="Visited_20_Internet_20_Link"><text:span text:style-name="T15">system is something called a cascading failure.</text:span></text:a><text:span text:style-name="T18"> </text:span><text:a xlink:type="simple" xlink:href="https://app.pluralsight.com/course-player?clipId=18d34885-51c5-41d3-80ee-ad0872719f7a&amp;startTime=64.167" office:target-frame-name="psplayer" xlink:show="replace" text:style-name="Internet_20_link" text:visited-style-name="Visited_20_Internet_20_Link"><text:span text:style-name="T15">A cascading failure is a failure in a system in which a</text:span></text:a><text:span text:style-name="T18"> </text:span><text:a xlink:type="simple" xlink:href="https://app.pluralsight.com/course-player?clipId=18d34885-51c5-41d3-80ee-ad0872719f7a&amp;startTime=68.85930769230771" office:target-frame-name="psplayer" xlink:show="replace" text:style-name="Internet_20_link" text:visited-style-name="Visited_20_Internet_20_Link"><text:span text:style-name="T15">failure in one system can cascade, almost like dominos,</text:span></text:a><text:span text:style-name="T18"> </text:span><text:a xlink:type="simple" xlink:href="https://app.pluralsight.com/course-player?clipId=18d34885-51c5-41d3-80ee-ad0872719f7a&amp;startTime=72.36700000000002" office:target-frame-name="psplayer" xlink:show="replace" text:style-name="Internet_20_link" text:visited-style-name="Visited_20_Internet_20_Link"><text:span text:style-name="T15">to other parts of the system causing them to fail as well.</text:span></text:a><text:span text:style-name="T18"> </text:span><text:a xlink:type="simple" xlink:href="https://app.pluralsight.com/course-player?clipId=18d34885-51c5-41d3-80ee-ad0872719f7a&amp;startTime=77.167" office:target-frame-name="psplayer" xlink:show="replace" text:style-name="Internet_20_link" text:visited-style-name="Visited_20_Internet_20_Link"><text:span text:style-name="T15">To make this a bit more concrete, imagine that you have three services,</text:span></text:a><text:span text:style-name="T18"> </text:span><text:a xlink:type="simple" xlink:href="https://app.pluralsight.com/course-player?clipId=18d34885-51c5-41d3-80ee-ad0872719f7a&amp;startTime=80.792" office:target-frame-name="psplayer" xlink:show="replace" text:style-name="Internet_20_link" text:visited-style-name="Visited_20_Internet_20_Link"><text:span text:style-name="T15">Service A, Service B, and Service C.</text:span></text:a><text:span text:style-name="T18"> </text:span><text:a xlink:type="simple" xlink:href="https://app.pluralsight.com/course-player?clipId=18d34885-51c5-41d3-80ee-ad0872719f7a&amp;startTime=85.167" office:target-frame-name="psplayer" xlink:show="replace" text:style-name="Internet_20_link" text:visited-style-name="Visited_20_Internet_20_Link"><text:span text:style-name="T15">Service A calls Service B, and Service B calls Service C.</text:span></text:a><text:span text:style-name="T18"> </text:span><text:a xlink:type="simple" xlink:href="https://app.pluralsight.com/course-player?clipId=18d34885-51c5-41d3-80ee-ad0872719f7a&amp;startTime=90.167" office:target-frame-name="psplayer" xlink:show="replace" text:style-name="Internet_20_link" text:visited-style-name="Visited_20_Internet_20_Link"><text:span text:style-name="T15">And imagine that Service C runs out of memory and is very</text:span></text:a><text:span text:style-name="T18"> </text:span><text:a xlink:type="simple" xlink:href="https://app.pluralsight.com/course-player?clipId=18d34885-51c5-41d3-80ee-ad0872719f7a&amp;startTime=93.5955714285715" office:target-frame-name="psplayer" xlink:show="replace" text:style-name="Internet_20_link" text:visited-style-name="Visited_20_Internet_20_Link"><text:span text:style-name="T15">slow to serve requests to Service B.</text:span></text:a><text:span text:style-name="T18"> </text:span><text:a xlink:type="simple" xlink:href="https://app.pluralsight.com/course-player?clipId=18d34885-51c5-41d3-80ee-ad0872719f7a&amp;startTime=95.70546153846153" office:target-frame-name="psplayer" xlink:show="replace" text:style-name="Internet_20_link" text:visited-style-name="Visited_20_Internet_20_Link"><text:span text:style-name="T15">And even though Service B may have a timeout set up for calling Service C,</text:span></text:a><text:span text:style-name="T18"> </text:span><text:a xlink:type="simple" xlink:href="https://app.pluralsight.com/course-player?clipId=18d34885-51c5-41d3-80ee-ad0872719f7a&amp;startTime=101.0836666666667" office:target-frame-name="psplayer" xlink:show="replace" text:style-name="Internet_20_link" text:visited-style-name="Visited_20_Internet_20_Link"><text:span text:style-name="T15">if enough requests stack up against Service B,</text:span></text:a><text:span text:style-name="T18"> </text:span><text:a xlink:type="simple" xlink:href="https://app.pluralsight.com/course-player?clipId=18d34885-51c5-41d3-80ee-ad0872719f7a&amp;startTime=104.23842857142859" office:target-frame-name="psplayer" xlink:show="replace" text:style-name="Internet_20_link" text:visited-style-name="Visited_20_Internet_20_Link"><text:span text:style-name="T15">which require the use of Service C at a fast enough rate,</text:span></text:a><text:span text:style-name="T18"> </text:span><text:a xlink:type="simple" xlink:href="https://app.pluralsight.com/course-player?clipId=18d34885-51c5-41d3-80ee-ad0872719f7a&amp;startTime=108.53063636363636" office:target-frame-name="psplayer" xlink:show="replace" text:style-name="Internet_20_link" text:visited-style-name="Visited_20_Internet_20_Link"><text:span text:style-name="T15">resources at Service B will be entirely consumed</text:span></text:a><text:span text:style-name="T18"> </text:span><text:a xlink:type="simple" xlink:href="https://app.pluralsight.com/course-player?clipId=18d34885-51c5-41d3-80ee-ad0872719f7a&amp;startTime=111.43972727272724" office:target-frame-name="psplayer" xlink:show="replace" text:style-name="Internet_20_link" text:visited-style-name="Visited_20_Internet_20_Link"><text:span text:style-name="T15">before that timeout is ever reached, which in turn will cause Service B to fail.</text:span></text:a><text:span text:style-name="T18"> </text:span><text:a xlink:type="simple" xlink:href="https://app.pluralsight.com/course-player?clipId=18d34885-51c5-41d3-80ee-ad0872719f7a&amp;startTime=117.167" office:target-frame-name="psplayer" xlink:show="replace" text:style-name="Internet_20_link" text:visited-style-name="Visited_20_Internet_20_Link"><text:span text:style-name="T15">This same problem can happen all the way up the chain.</text:span></text:a><text:span text:style-name="T18"> </text:span><text:a xlink:type="simple" xlink:href="https://app.pluralsight.com/course-player?clipId=18d34885-51c5-41d3-80ee-ad0872719f7a&amp;startTime=121.167" office:target-frame-name="psplayer" xlink:show="replace" text:style-name="Internet_20_link" text:visited-style-name="Visited_20_Internet_20_Link"><text:span text:style-name="T15">There are multiple issues at play here.</text:span></text:a><text:span text:style-name="T18"> </text:span><text:a xlink:type="simple" xlink:href="https://app.pluralsight.com/course-player?clipId=18d34885-51c5-41d3-80ee-ad0872719f7a&amp;startTime=123.66700000000003" office:target-frame-name="psplayer" xlink:show="replace" text:style-name="Internet_20_link" text:visited-style-name="Visited_20_Internet_20_Link"><text:span text:style-name="T15">First, we have a fault tolerance problem.</text:span></text:a><text:span text:style-name="T18"> </text:span><text:a xlink:type="simple" xlink:href="https://app.pluralsight.com/course-player?clipId=18d34885-51c5-41d3-80ee-ad0872719f7a&amp;startTime=126.167" office:target-frame-name="psplayer" xlink:show="replace" text:style-name="Internet_20_link" text:visited-style-name="Visited_20_Internet_20_Link"><text:span text:style-name="T15">Calling services are unaware that the service that they're calling is likely</text:span></text:a><text:span text:style-name="T18"> </text:span><text:a xlink:type="simple" xlink:href="https://app.pluralsight.com/course-player?clipId=18d34885-51c5-41d3-80ee-ad0872719f7a&amp;startTime=130.50033333333334" office:target-frame-name="psplayer" xlink:show="replace" text:style-name="Internet_20_link" text:visited-style-name="Visited_20_Internet_20_Link"><text:span text:style-name="T15">to fail and yet they still attempt to call the service.</text:span></text:a><text:span text:style-name="T18"> </text:span><text:a xlink:type="simple" xlink:href="https://app.pluralsight.com/course-player?clipId=18d34885-51c5-41d3-80ee-ad0872719f7a&amp;startTime=134.167" office:target-frame-name="psplayer" xlink:show="replace" text:style-name="Internet_20_link" text:visited-style-name="Visited_20_Internet_20_Link"><text:span text:style-name="T15">And second, we have a resource overloading problem.</text:span></text:a><text:span text:style-name="T18"> </text:span><text:a xlink:type="simple" xlink:href="https://app.pluralsight.com/course-player?clipId=18d34885-51c5-41d3-80ee-ad0872719f7a&amp;startTime=137.167" office:target-frame-name="psplayer" xlink:show="replace" text:style-name="Internet_20_link" text:visited-style-name="Visited_20_Internet_20_Link"><text:span text:style-name="T15">Calling services are allowed to invoke dependent services with pretty much unconstrained resources.</text:span></text:a></text:p>
      <text:h text:style-name="P3" text:outline-level="3"><text:a xlink:type="simple" xlink:href="https://app.pluralsight.com/course-player?clipId=665770a5-8f28-4667-a9ff-9fe8ddb56879" office:target-frame-name="psplayer" xlink:show="replace" text:style-name="Internet_20_link" text:visited-style-name="Visited_20_Internet_20_Link"><text:span text:style-name="T15">Embracing Failure with the Circuit Breaker Pattern</text:span></text:a></text:h>
      <text:p text:style-name="P5"><text:a xlink:type="simple" xlink:href="https://app.pluralsight.com/course-player?clipId=665770a5-8f28-4667-a9ff-9fe8ddb56879&amp;startTime=1.787" office:target-frame-name="psplayer" xlink:show="replace" text:style-name="Internet_20_link" text:visited-style-name="Visited_20_Internet_20_Link"><text:span text:style-name="T15">So how do we solve this problem of cascading failures and</text:span></text:a><text:span text:style-name="T18"> </text:span><text:a xlink:type="simple" xlink:href="https://app.pluralsight.com/course-player?clipId=665770a5-8f28-4667-a9ff-9fe8ddb56879&amp;startTime=6.0177692307692325" office:target-frame-name="psplayer" xlink:show="replace" text:style-name="Internet_20_link" text:visited-style-name="Visited_20_Internet_20_Link"><text:span text:style-name="T15">failures in general in a distributed system?</text:span></text:a><text:span text:style-name="T18"> </text:span><text:a xlink:type="simple" xlink:href="https://app.pluralsight.com/course-player?clipId=665770a5-8f28-4667-a9ff-9fe8ddb56879&amp;startTime=8.787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665770a5-8f28-4667-a9ff-9fe8ddb56879&amp;startTime=9.120333333333335" office:target-frame-name="psplayer" xlink:show="replace" text:style-name="Internet_20_link" text:visited-style-name="Visited_20_Internet_20_Link"><text:span text:style-name="T15">we have to learn to embrace and tolerate failures</text:span></text:a><text:span text:style-name="T18"> </text:span><text:a xlink:type="simple" xlink:href="https://app.pluralsight.com/course-player?clipId=665770a5-8f28-4667-a9ff-9fe8ddb56879&amp;startTime=12.12033333333334" office:target-frame-name="psplayer" xlink:show="replace" text:style-name="Internet_20_link" text:visited-style-name="Visited_20_Internet_20_Link"><text:span text:style-name="T15">and degrade gracefully when we do.</text:span></text:a><text:span text:style-name="T18"> </text:span><text:a xlink:type="simple" xlink:href="https://app.pluralsight.com/course-player?clipId=665770a5-8f28-4667-a9ff-9fe8ddb56879&amp;startTime=14.120333333333337" office:target-frame-name="psplayer" xlink:show="replace" text:style-name="Internet_20_link" text:visited-style-name="Visited_20_Internet_20_Link"><text:span text:style-name="T15">So in the event that a downstream dependent service is failing,</text:span></text:a><text:span text:style-name="T18"> </text:span><text:a xlink:type="simple" xlink:href="https://app.pluralsight.com/course-player?clipId=665770a5-8f28-4667-a9ff-9fe8ddb56879&amp;startTime=18.037000000000003" office:target-frame-name="psplayer" xlink:show="replace" text:style-name="Internet_20_link" text:visited-style-name="Visited_20_Internet_20_Link"><text:span text:style-name="T15">it's actually better for the caller not to attempt to</text:span></text:a><text:span text:style-name="T18"> </text:span><text:a xlink:type="simple" xlink:href="https://app.pluralsight.com/course-player?clipId=665770a5-8f28-4667-a9ff-9fe8ddb56879&amp;startTime=22.094692307692306" office:target-frame-name="psplayer" xlink:show="replace" text:style-name="Internet_20_link" text:visited-style-name="Visited_20_Internet_20_Link"><text:span text:style-name="T15">make a call to the dependent service, which is likely to fail.</text:span></text:a><text:span text:style-name="T18"> </text:span><text:a xlink:type="simple" xlink:href="https://app.pluralsight.com/course-player?clipId=665770a5-8f28-4667-a9ff-9fe8ddb56879&amp;startTime=25.787" office:target-frame-name="psplayer" xlink:show="replace" text:style-name="Internet_20_link" text:visited-style-name="Visited_20_Internet_20_Link"><text:span text:style-name="T15">And instead, the caller should fail fast or degrade gracefully,</text:span></text:a><text:span text:style-name="T18"> </text:span><text:a xlink:type="simple" xlink:href="https://app.pluralsight.com/course-player?clipId=665770a5-8f28-4667-a9ff-9fe8ddb56879&amp;startTime=29.787" office:target-frame-name="psplayer" xlink:show="replace" text:style-name="Internet_20_link" text:visited-style-name="Visited_20_Internet_20_Link"><text:span text:style-name="T15">perhaps by returning old data or empty results,</text:span></text:a><text:span text:style-name="T18"> </text:span><text:a xlink:type="simple" xlink:href="https://app.pluralsight.com/course-player?clipId=665770a5-8f28-4667-a9ff-9fe8ddb56879&amp;startTime=33.120333333333335" office:target-frame-name="psplayer" xlink:show="replace" text:style-name="Internet_20_link" text:visited-style-name="Visited_20_Internet_20_Link"><text:span text:style-name="T15">and allow the failing service to recover.</text:span></text:a><text:span text:style-name="T18"> </text:span><text:a xlink:type="simple" xlink:href="https://app.pluralsight.com/course-player?clipId=665770a5-8f28-4667-a9ff-9fe8ddb56879&amp;startTime=36.287" office:target-frame-name="psplayer" xlink:show="replace" text:style-name="Internet_20_link" text:visited-style-name="Visited_20_Internet_20_Link"><text:span text:style-name="T15">And then periodically check if the service has recovered.</text:span></text:a><text:span text:style-name="T18"> </text:span><text:a xlink:type="simple" xlink:href="https://app.pluralsight.com/course-player?clipId=665770a5-8f28-4667-a9ff-9fe8ddb56879&amp;startTime=40.787" office:target-frame-name="psplayer" xlink:show="replace" text:style-name="Internet_20_link" text:visited-style-name="Visited_20_Internet_20_Link"><text:span text:style-name="T15">And, in turn,</text:span></text:a><text:span text:style-name="T18"> </text:span><text:a xlink:type="simple" xlink:href="https://app.pluralsight.com/course-player?clipId=665770a5-8f28-4667-a9ff-9fe8ddb56879&amp;startTime=41.71007692307692" office:target-frame-name="psplayer" xlink:show="replace" text:style-name="Internet_20_link" text:visited-style-name="Visited_20_Internet_20_Link"><text:span text:style-name="T15">what this does is it relieves pressure from any upstream</text:span></text:a><text:span text:style-name="T18"> </text:span><text:a xlink:type="simple" xlink:href="https://app.pluralsight.com/course-player?clipId=665770a5-8f28-4667-a9ff-9fe8ddb56879&amp;startTime=44.787" office:target-frame-name="psplayer" xlink:show="replace" text:style-name="Internet_20_link" text:visited-style-name="Visited_20_Internet_20_Link"><text:span text:style-name="T15">services that are waiting for a response.</text:span></text:a><text:span text:style-name="T18"> </text:span><text:a xlink:type="simple" xlink:href="https://app.pluralsight.com/course-player?clipId=665770a5-8f28-4667-a9ff-9fe8ddb56879&amp;startTime=47.47930769230771" office:target-frame-name="psplayer" xlink:show="replace" text:style-name="Internet_20_link" text:visited-style-name="Visited_20_Internet_20_Link"><text:span text:style-name="T15">And the other thing that we need to do is we need to</text:span></text:a><text:span text:style-name="T18"> </text:span><text:a xlink:type="simple" xlink:href="https://app.pluralsight.com/course-player?clipId=665770a5-8f28-4667-a9ff-9fe8ddb56879&amp;startTime=51.40238461538463" office:target-frame-name="psplayer" xlink:show="replace" text:style-name="Internet_20_link" text:visited-style-name="Visited_20_Internet_20_Link"><text:span text:style-name="T15">limit the resources that are consumed.</text:span></text:a><text:span text:style-name="T18"> </text:span><text:a xlink:type="simple" xlink:href="https://app.pluralsight.com/course-player?clipId=665770a5-8f28-4667-a9ff-9fe8ddb56879&amp;startTime=52.787" office:target-frame-name="psplayer" xlink:show="replace" text:style-name="Internet_20_link" text:visited-style-name="Visited_20_Internet_20_Link"><text:span text:style-name="T15">So clients should put limits on the number of resources</text:span></text:a><text:span text:style-name="T18"> </text:span><text:a xlink:type="simple" xlink:href="https://app.pluralsight.com/course-player?clipId=665770a5-8f28-4667-a9ff-9fe8ddb56879&amp;startTime=56.95366666666664" office:target-frame-name="psplayer" xlink:show="replace" text:style-name="Internet_20_link" text:visited-style-name="Visited_20_Internet_20_Link"><text:span text:style-name="T15">allowed to call a dependent service.</text:span></text:a><text:span text:style-name="T18"> </text:span><text:a xlink:type="simple" xlink:href="https://app.pluralsight.com/course-player?clipId=665770a5-8f28-4667-a9ff-9fe8ddb56879&amp;startTime=59.12033333333334" office:target-frame-name="psplayer" xlink:show="replace" text:style-name="Internet_20_link" text:visited-style-name="Visited_20_Internet_20_Link"><text:span text:style-name="T15">And what this does is it prevents those requests from stacking up unconstrained,</text:span></text:a><text:span text:style-name="T18"> </text:span><text:a xlink:type="simple" xlink:href="https://app.pluralsight.com/course-player?clipId=665770a5-8f28-4667-a9ff-9fe8ddb56879&amp;startTime=63.78699999999999" office:target-frame-name="psplayer" xlink:show="replace" text:style-name="Internet_20_link" text:visited-style-name="Visited_20_Internet_20_Link"><text:span text:style-name="T15">which could cause the client to fail itself.</text:span></text:a><text:span text:style-name="T18"> </text:span><text:a xlink:type="simple" xlink:href="https://app.pluralsight.com/course-player?clipId=665770a5-8f28-4667-a9ff-9fe8ddb56879&amp;startTime=68.787" office:target-frame-name="psplayer" xlink:show="replace" text:style-name="Internet_20_link" text:visited-style-name="Visited_20_Internet_20_Link"><text:span text:style-name="T15">The first strategy for fault tolerance is actually a well-known pattern,</text:span></text:a><text:span text:style-name="T18"> </text:span><text:a xlink:type="simple" xlink:href="https://app.pluralsight.com/course-player?clipId=665770a5-8f28-4667-a9ff-9fe8ddb56879&amp;startTime=72.18700000000001" office:target-frame-name="psplayer" xlink:show="replace" text:style-name="Internet_20_link" text:visited-style-name="Visited_20_Internet_20_Link"><text:span text:style-name="T15">so much so that it has its own name.</text:span></text:a><text:span text:style-name="T18"> </text:span><text:a xlink:type="simple" xlink:href="https://app.pluralsight.com/course-player?clipId=665770a5-8f28-4667-a9ff-9fe8ddb56879&amp;startTime=75.787" office:target-frame-name="psplayer" xlink:show="replace" text:style-name="Internet_20_link" text:visited-style-name="Visited_20_Internet_20_Link"><text:span text:style-name="T15">And it's called the Circuit Breaker pattern.</text:span></text:a><text:span text:style-name="T18"> </text:span><text:a xlink:type="simple" xlink:href="https://app.pluralsight.com/course-player?clipId=665770a5-8f28-4667-a9ff-9fe8ddb56879&amp;startTime=77.787" office:target-frame-name="psplayer" xlink:show="replace" text:style-name="Internet_20_link" text:visited-style-name="Visited_20_Internet_20_Link"><text:span text:style-name="T15">And the Circuit Breaker pattern is a design pattern in modern software</text:span></text:a><text:span text:style-name="T18"> </text:span><text:a xlink:type="simple" xlink:href="https://app.pluralsight.com/course-player?clipId=665770a5-8f28-4667-a9ff-9fe8ddb56879&amp;startTime=82.787" office:target-frame-name="psplayer" xlink:show="replace" text:style-name="Internet_20_link" text:visited-style-name="Visited_20_Internet_20_Link"><text:span text:style-name="T15">used to detect failures and encapsulate the logic of preventing those</text:span></text:a><text:span text:style-name="T18"> </text:span><text:a xlink:type="simple" xlink:href="https://app.pluralsight.com/course-player?clipId=665770a5-8f28-4667-a9ff-9fe8ddb56879&amp;startTime=87.787" office:target-frame-name="psplayer" xlink:show="replace" text:style-name="Internet_20_link" text:visited-style-name="Visited_20_Internet_20_Link"><text:span text:style-name="T15">failures from reoccurring constantly.</text:span></text:a><text:span text:style-name="T18"> </text:span><text:a xlink:type="simple" xlink:href="https://app.pluralsight.com/course-player?clipId=665770a5-8f28-4667-a9ff-9fe8ddb56879&amp;startTime=89.56477777777778" office:target-frame-name="psplayer" xlink:show="replace" text:style-name="Internet_20_link" text:visited-style-name="Visited_20_Internet_20_Link"><text:span text:style-name="T15">The name Circuit Breaker comes from the idea that the pattern shares a lot</text:span></text:a><text:span text:style-name="T18"> </text:span><text:a xlink:type="simple" xlink:href="https://app.pluralsight.com/course-player?clipId=665770a5-8f28-4667-a9ff-9fe8ddb56879&amp;startTime=94.35842857142863" office:target-frame-name="psplayer" xlink:show="replace" text:style-name="Internet_20_link" text:visited-style-name="Visited_20_Internet_20_Link"><text:span text:style-name="T15">of similarities with how a real circuit breaker works.</text:span></text:a><text:span text:style-name="T18"> </text:span><text:a xlink:type="simple" xlink:href="https://app.pluralsight.com/course-player?clipId=665770a5-8f28-4667-a9ff-9fe8ddb56879&amp;startTime=97.01776923076923" office:target-frame-name="psplayer" xlink:show="replace" text:style-name="Internet_20_link" text:visited-style-name="Visited_20_Internet_20_Link"><text:span text:style-name="T15">And you may or may not be familiar with what a circuit breaker is,</text:span></text:a><text:span text:style-name="T18"> </text:span><text:a xlink:type="simple" xlink:href="https://app.pluralsight.com/course-player?clipId=665770a5-8f28-4667-a9ff-9fe8ddb56879&amp;startTime=101.28699999999999" office:target-frame-name="psplayer" xlink:show="replace" text:style-name="Internet_20_link" text:visited-style-name="Visited_20_Internet_20_Link"><text:span text:style-name="T15">so let me quickly explain.</text:span></text:a><text:span text:style-name="T18"> </text:span><text:a xlink:type="simple" xlink:href="https://app.pluralsight.com/course-player?clipId=665770a5-8f28-4667-a9ff-9fe8ddb56879&amp;startTime=102.787" office:target-frame-name="psplayer" xlink:show="replace" text:style-name="Internet_20_link" text:visited-style-name="Visited_20_Internet_20_Link"><text:span text:style-name="T15">A circuit breaker is a switch that prevents too much</text:span></text:a><text:span text:style-name="T18"> </text:span><text:a xlink:type="simple" xlink:href="https://app.pluralsight.com/course-player?clipId=665770a5-8f28-4667-a9ff-9fe8ddb56879&amp;startTime=106.12033333333329" office:target-frame-name="psplayer" xlink:show="replace" text:style-name="Internet_20_link" text:visited-style-name="Visited_20_Internet_20_Link"><text:span text:style-name="T15">current from flowing through a circuit.</text:span></text:a><text:span text:style-name="T18"> </text:span><text:a xlink:type="simple" xlink:href="https://app.pluralsight.com/course-player?clipId=665770a5-8f28-4667-a9ff-9fe8ddb56879&amp;startTime=108.12033333333332" office:target-frame-name="psplayer" xlink:show="replace" text:style-name="Internet_20_link" text:visited-style-name="Visited_20_Internet_20_Link"><text:span text:style-name="T15">And if too much </text:span></text:a><text:soft-page-break/><text:a xlink:type="simple" xlink:href="https://app.pluralsight.com/course-player?clipId=665770a5-8f28-4667-a9ff-9fe8ddb56879&amp;startTime=108.12033333333332" office:target-frame-name="psplayer" xlink:show="replace" text:style-name="Internet_20_link" text:visited-style-name="Visited_20_Internet_20_Link"><text:span text:style-name="T15">current flows through a circuit,</text:span></text:a><text:span text:style-name="T18"> </text:span><text:a xlink:type="simple" xlink:href="https://app.pluralsight.com/course-player?clipId=665770a5-8f28-4667-a9ff-9fe8ddb56879&amp;startTime=111.15063636363637" office:target-frame-name="psplayer" xlink:show="replace" text:style-name="Internet_20_link" text:visited-style-name="Visited_20_Internet_20_Link"><text:span text:style-name="T15">it could cause damage or even start things on fire.</text:span></text:a><text:span text:style-name="T18"> </text:span><text:a xlink:type="simple" xlink:href="https://app.pluralsight.com/course-player?clipId=665770a5-8f28-4667-a9ff-9fe8ddb56879&amp;startTime=114.787" office:target-frame-name="psplayer" xlink:show="replace" text:style-name="Internet_20_link" text:visited-style-name="Visited_20_Internet_20_Link"><text:span text:style-name="T15">And what the circuit breaker does is it prevents that by</text:span></text:a><text:span text:style-name="T18"> </text:span><text:a xlink:type="simple" xlink:href="https://app.pluralsight.com/course-player?clipId=665770a5-8f28-4667-a9ff-9fe8ddb56879&amp;startTime=118.17161538461538" office:target-frame-name="psplayer" xlink:show="replace" text:style-name="Internet_20_link" text:visited-style-name="Visited_20_Internet_20_Link"><text:span text:style-name="T15">opening the circuit when it detects that there's too much</text:span></text:a><text:span text:style-name="T18"> </text:span><text:a xlink:type="simple" xlink:href="https://app.pluralsight.com/course-player?clipId=665770a5-8f28-4667-a9ff-9fe8ddb56879&amp;startTime=121.45366666666663" office:target-frame-name="psplayer" xlink:show="replace" text:style-name="Internet_20_link" text:visited-style-name="Visited_20_Internet_20_Link"><text:span text:style-name="T15">current flowing through it.</text:span></text:a><text:span text:style-name="T18"> </text:span><text:a xlink:type="simple" xlink:href="https://app.pluralsight.com/course-player?clipId=665770a5-8f28-4667-a9ff-9fe8ddb56879&amp;startTime=122.787" office:target-frame-name="psplayer" xlink:show="replace" text:style-name="Internet_20_link" text:visited-style-name="Visited_20_Internet_20_Link"><text:span text:style-name="T15">In the picture on the left,</text:span></text:a><text:span text:style-name="T18"> </text:span><text:a xlink:type="simple" xlink:href="https://app.pluralsight.com/course-player?clipId=665770a5-8f28-4667-a9ff-9fe8ddb56879&amp;startTime=124.07271428571426" office:target-frame-name="psplayer" xlink:show="replace" text:style-name="Internet_20_link" text:visited-style-name="Visited_20_Internet_20_Link"><text:span text:style-name="T15">we have a circuit panel that has four circuit breakers on it.</text:span></text:a><text:span text:style-name="T18"> </text:span><text:a xlink:type="simple" xlink:href="https://app.pluralsight.com/course-player?clipId=665770a5-8f28-4667-a9ff-9fe8ddb56879&amp;startTime=127.12033333333332" office:target-frame-name="psplayer" xlink:show="replace" text:style-name="Internet_20_link" text:visited-style-name="Visited_20_Internet_20_Link"><text:span text:style-name="T15">And you most likely have something like this in your residence to</text:span></text:a><text:span text:style-name="T18"> </text:span><text:a xlink:type="simple" xlink:href="https://app.pluralsight.com/course-player?clipId=665770a5-8f28-4667-a9ff-9fe8ddb56879&amp;startTime=131.38700000000003" office:target-frame-name="psplayer" xlink:show="replace" text:style-name="Internet_20_link" text:visited-style-name="Visited_20_Internet_20_Link"><text:span text:style-name="T15">prevent your circuits from becoming overloaded.</text:span></text:a><text:span text:style-name="T18"> </text:span><text:a xlink:type="simple" xlink:href="https://app.pluralsight.com/course-player?clipId=665770a5-8f28-4667-a9ff-9fe8ddb56879&amp;startTime=133.787" office:target-frame-name="psplayer" xlink:show="replace" text:style-name="Internet_20_link" text:visited-style-name="Visited_20_Internet_20_Link"><text:span text:style-name="T15">And, if you notice, all of the switches are flipped down in the picture,</text:span></text:a><text:span text:style-name="T18"> </text:span><text:a xlink:type="simple" xlink:href="https://app.pluralsight.com/course-player?clipId=665770a5-8f28-4667-a9ff-9fe8ddb56879&amp;startTime=137.23144444444446" office:target-frame-name="psplayer" xlink:show="replace" text:style-name="Internet_20_link" text:visited-style-name="Visited_20_Internet_20_Link"><text:span text:style-name="T15">and thus all of the circuits are closed.</text:span></text:a><text:span text:style-name="T18"> </text:span><text:a xlink:type="simple" xlink:href="https://app.pluralsight.com/course-player?clipId=665770a5-8f28-4667-a9ff-9fe8ddb56879&amp;startTime=140.787" office:target-frame-name="psplayer" xlink:show="replace" text:style-name="Internet_20_link" text:visited-style-name="Visited_20_Internet_20_Link"><text:span text:style-name="T15">Suppose you accidently overload the rightmost circuit by</text:span></text:a><text:span text:style-name="T18"> </text:span><text:a xlink:type="simple" xlink:href="https://app.pluralsight.com/course-player?clipId=665770a5-8f28-4667-a9ff-9fe8ddb56879&amp;startTime=143.696090909091" office:target-frame-name="psplayer" xlink:show="replace" text:style-name="Internet_20_link" text:visited-style-name="Visited_20_Internet_20_Link"><text:span text:style-name="T15">plugging in a device that consumes a lot of power.</text:span></text:a><text:span text:style-name="T18"> </text:span><text:a xlink:type="simple" xlink:href="https://app.pluralsight.com/course-player?clipId=665770a5-8f28-4667-a9ff-9fe8ddb56879&amp;startTime=147.1203333333334" office:target-frame-name="psplayer" xlink:show="replace" text:style-name="Internet_20_link" text:visited-style-name="Visited_20_Internet_20_Link"><text:span text:style-name="T15">And the circuit breaker would detect this and break the circuit,</text:span></text:a><text:span text:style-name="T18"> </text:span><text:a xlink:type="simple" xlink:href="https://app.pluralsight.com/course-player?clipId=665770a5-8f28-4667-a9ff-9fe8ddb56879&amp;startTime=151.28699999999995" office:target-frame-name="psplayer" xlink:show="replace" text:style-name="Internet_20_link" text:visited-style-name="Visited_20_Internet_20_Link"><text:span text:style-name="T15">or open it, and prevent any additional current from flowing through it.</text:span></text:a><text:span text:style-name="T18"> </text:span><text:a xlink:type="simple" xlink:href="https://app.pluralsight.com/course-player?clipId=665770a5-8f28-4667-a9ff-9fe8ddb56879&amp;startTime=155.787" office:target-frame-name="psplayer" xlink:show="replace" text:style-name="Internet_20_link" text:visited-style-name="Visited_20_Internet_20_Link"><text:span text:style-name="T15">And you can see in the picture that the rightmost switch is</text:span></text:a><text:span text:style-name="T18"> </text:span><text:a xlink:type="simple" xlink:href="https://app.pluralsight.com/course-player?clipId=665770a5-8f28-4667-a9ff-9fe8ddb56879&amp;startTime=160.07271428571434" office:target-frame-name="psplayer" xlink:show="replace" text:style-name="Internet_20_link" text:visited-style-name="Visited_20_Internet_20_Link"><text:span text:style-name="T15">flipped up indicating that the circuit has been broken and there</text:span></text:a><text:span text:style-name="T18"> </text:span><text:a xlink:type="simple" xlink:href="https://app.pluralsight.com/course-player?clipId=665770a5-8f28-4667-a9ff-9fe8ddb56879&amp;startTime=163.037" office:target-frame-name="psplayer" xlink:show="replace" text:style-name="Internet_20_link" text:visited-style-name="Visited_20_Internet_20_Link"><text:span text:style-name="T15">is no more current flowing through it.</text:span></text:a><text:span text:style-name="T18"> </text:span><text:a xlink:type="simple" xlink:href="https://app.pluralsight.com/course-player?clipId=665770a5-8f28-4667-a9ff-9fe8ddb56879&amp;startTime=165.0177692307693" office:target-frame-name="psplayer" xlink:show="replace" text:style-name="Internet_20_link" text:visited-style-name="Visited_20_Internet_20_Link"><text:span text:style-name="T15">By now,</text:span></text:a><text:span text:style-name="T18"> </text:span><text:a xlink:type="simple" xlink:href="https://app.pluralsight.com/course-player?clipId=665770a5-8f28-4667-a9ff-9fe8ddb56879&amp;startTime=165.63315384615393" office:target-frame-name="psplayer" xlink:show="replace" text:style-name="Internet_20_link" text:visited-style-name="Visited_20_Internet_20_Link"><text:span text:style-name="T15">I'm sure you can see the common theme between a real circuit</text:span></text:a><text:span text:style-name="T18"> </text:span><text:a xlink:type="simple" xlink:href="https://app.pluralsight.com/course-player?clipId=665770a5-8f28-4667-a9ff-9fe8ddb56879&amp;startTime=170.05972727272734" office:target-frame-name="psplayer" xlink:show="replace" text:style-name="Internet_20_link" text:visited-style-name="Visited_20_Internet_20_Link"><text:span text:style-name="T15">breaker and the Circuit Breaker pattern.</text:span></text:a><text:span text:style-name="T18"> </text:span><text:a xlink:type="simple" xlink:href="https://app.pluralsight.com/course-player?clipId=665770a5-8f28-4667-a9ff-9fe8ddb56879&amp;startTime=172.787" office:target-frame-name="psplayer" xlink:show="replace" text:style-name="Internet_20_link" text:visited-style-name="Visited_20_Internet_20_Link"><text:span text:style-name="T15">Both are meant to detect and prevent failures that might damage other components.</text:span></text:a></text:p>
      <text:h text:style-name="P3" text:outline-level="3"><text:a xlink:type="simple" xlink:href="https://app.pluralsight.com/course-player?clipId=2ed100b6-3074-48f3-af45-d71e655ece82" office:target-frame-name="psplayer" xlink:show="replace" text:style-name="Internet_20_link" text:visited-style-name="Visited_20_Internet_20_Link"><text:span text:style-name="T15">Fault Tolerance with Netflix Hystrix and Spring Cloud</text:span></text:a></text:h>
      <text:p text:style-name="P5"><text:a xlink:type="simple" xlink:href="https://app.pluralsight.com/course-player?clipId=2ed100b6-3074-48f3-af45-d71e655ece82&amp;startTime=1.287" office:target-frame-name="psplayer" xlink:show="replace" text:style-name="Internet_20_link" text:visited-style-name="Visited_20_Internet_20_Link"><text:span text:style-name="T15">Spring Cloud implements fault tolerance with the help of a</text:span></text:a><text:span text:style-name="T18"> </text:span><text:a xlink:type="simple" xlink:href="https://app.pluralsight.com/course-player?clipId=2ed100b6-3074-48f3-af45-d71e655ece82&amp;startTime=4.014272727272726" office:target-frame-name="psplayer" xlink:show="replace" text:style-name="Internet_20_link" text:visited-style-name="Visited_20_Internet_20_Link"><text:span text:style-name="T15">library from Netflix called Netflix Hystrix.</text:span></text:a><text:span text:style-name="T18"> </text:span><text:a xlink:type="simple" xlink:href="https://app.pluralsight.com/course-player?clipId=2ed100b6-3074-48f3-af45-d71e655ece82&amp;startTime=8.287" office:target-frame-name="psplayer" xlink:show="replace" text:style-name="Internet_20_link" text:visited-style-name="Visited_20_Internet_20_Link"><text:span text:style-name="T15">Hystrix is a latency and fault-tolerance library,</text:span></text:a><text:span text:style-name="T18"> </text:span><text:a xlink:type="simple" xlink:href="https://app.pluralsight.com/course-player?clipId=2ed100b6-3074-48f3-af45-d71e655ece82&amp;startTime=11.468818181818186" office:target-frame-name="psplayer" xlink:show="replace" text:style-name="Internet_20_link" text:visited-style-name="Visited_20_Internet_20_Link"><text:span text:style-name="T15">and it was designed to stop cascading failures and</text:span></text:a><text:span text:style-name="T18"> </text:span><text:a xlink:type="simple" xlink:href="https://app.pluralsight.com/course-player?clipId=2ed100b6-3074-48f3-af45-d71e655ece82&amp;startTime=16.287" office:target-frame-name="psplayer" xlink:show="replace" text:style-name="Internet_20_link" text:visited-style-name="Visited_20_Internet_20_Link"><text:span text:style-name="T15">enable resiliency in distributed systems.</text:span></text:a><text:span text:style-name="T18"> </text:span><text:a xlink:type="simple" xlink:href="https://app.pluralsight.com/course-player?clipId=2ed100b6-3074-48f3-af45-d71e655ece82&amp;startTime=19.287" office:target-frame-name="psplayer" xlink:show="replace" text:style-name="Internet_20_link" text:visited-style-name="Visited_20_Internet_20_Link"><text:span text:style-name="T15">It's a concrete implementation of the Circuit Breaker pattern,</text:span></text:a><text:span text:style-name="T18"> </text:span><text:a xlink:type="simple" xlink:href="https://app.pluralsight.com/course-player?clipId=2ed100b6-3074-48f3-af45-d71e655ece82&amp;startTime=23.287" office:target-frame-name="psplayer" xlink:show="replace" text:style-name="Internet_20_link" text:visited-style-name="Visited_20_Internet_20_Link"><text:span text:style-name="T15">and it allows you to easily wrap calls and automatically watches</text:span></text:a><text:span text:style-name="T18"> </text:span><text:a xlink:type="simple" xlink:href="https://app.pluralsight.com/course-player?clipId=2ed100b6-3074-48f3-af45-d71e655ece82&amp;startTime=26.953666666666653" office:target-frame-name="psplayer" xlink:show="replace" text:style-name="Internet_20_link" text:visited-style-name="Visited_20_Internet_20_Link"><text:span text:style-name="T15">them for failures that meet a certain volume and air-percentage</text:span></text:a><text:span text:style-name="T18"> </text:span><text:a xlink:type="simple" xlink:href="https://app.pluralsight.com/course-player?clipId=2ed100b6-3074-48f3-af45-d71e655ece82&amp;startTime=31.787" office:target-frame-name="psplayer" xlink:show="replace" text:style-name="Internet_20_link" text:visited-style-name="Visited_20_Internet_20_Link"><text:span text:style-name="T15">threshold within a given rolling window.</text:span></text:a><text:span text:style-name="T18"> </text:span><text:a xlink:type="simple" xlink:href="https://app.pluralsight.com/course-player?clipId=2ed100b6-3074-48f3-af45-d71e655ece82&amp;startTime=33.95366666666668" office:target-frame-name="psplayer" xlink:show="replace" text:style-name="Internet_20_link" text:visited-style-name="Visited_20_Internet_20_Link"><text:span text:style-name="T15">The default for the rolling window is 10 seconds,</text:span></text:a><text:span text:style-name="T18"> </text:span><text:a xlink:type="simple" xlink:href="https://app.pluralsight.com/course-player?clipId=2ed100b6-3074-48f3-af45-d71e655ece82&amp;startTime=37.287" office:target-frame-name="psplayer" xlink:show="replace" text:style-name="Internet_20_link" text:visited-style-name="Visited_20_Internet_20_Link"><text:span text:style-name="T15">and the request volume must be at least 20 requests.</text:span></text:a><text:span text:style-name="T18"> </text:span><text:a xlink:type="simple" xlink:href="https://app.pluralsight.com/course-player?clipId=2ed100b6-3074-48f3-af45-d71e655ece82&amp;startTime=42.287" office:target-frame-name="psplayer" xlink:show="replace" text:style-name="Internet_20_link" text:visited-style-name="Visited_20_Internet_20_Link"><text:span text:style-name="T15">And if 50% or more of the requests are errors,</text:span></text:a><text:span text:style-name="T18"> </text:span><text:a xlink:type="simple" xlink:href="https://app.pluralsight.com/course-player?clipId=2ed100b6-3074-48f3-af45-d71e655ece82&amp;startTime=45.85842857142854" office:target-frame-name="psplayer" xlink:show="replace" text:style-name="Internet_20_link" text:visited-style-name="Visited_20_Internet_20_Link"><text:span text:style-name="T15">then the circuit will be tripped and no requests will be allowed through.</text:span></text:a><text:span text:style-name="T18"> </text:span><text:a xlink:type="simple" xlink:href="https://app.pluralsight.com/course-player?clipId=2ed100b6-3074-48f3-af45-d71e655ece82&amp;startTime=50.287" office:target-frame-name="psplayer" xlink:show="replace" text:style-name="Internet_20_link" text:visited-style-name="Visited_20_Internet_20_Link"><text:span text:style-name="T15">So if for instance you had a thousand requests in a 10 second window,</text:span></text:a><text:span text:style-name="T18"> </text:span><text:a xlink:type="simple" xlink:href="https://app.pluralsight.com/course-player?clipId=2ed100b6-3074-48f3-af45-d71e655ece82&amp;startTime=55.287" office:target-frame-name="psplayer" xlink:show="replace" text:style-name="Internet_20_link" text:visited-style-name="Visited_20_Internet_20_Link"><text:span text:style-name="T15">if 500 of them were errors, then the circuit would be tripped.</text:span></text:a><text:span text:style-name="T18"> </text:span><text:a xlink:type="simple" xlink:href="https://app.pluralsight.com/course-player?clipId=2ed100b6-3074-48f3-af45-d71e655ece82&amp;startTime=60.287" office:target-frame-name="psplayer" xlink:show="replace" text:style-name="Internet_20_link" text:visited-style-name="Visited_20_Internet_20_Link"><text:span text:style-name="T15">Hystrix will periodically recheck if the circuit should be closed,</text:span></text:a><text:span text:style-name="T18"> </text:span><text:a xlink:type="simple" xlink:href="https://app.pluralsight.com/course-player?clipId=2ed100b6-3074-48f3-af45-d71e655ece82&amp;startTime=63.287" office:target-frame-name="psplayer" xlink:show="replace" text:style-name="Internet_20_link" text:visited-style-name="Visited_20_Internet_20_Link"><text:span text:style-name="T15">and it does that by allowing a single request through every 5 seconds.</text:span></text:a><text:span text:style-name="T18"> </text:span><text:a xlink:type="simple" xlink:href="https://app.pluralsight.com/course-player?clipId=2ed100b6-3074-48f3-af45-d71e655ece82&amp;startTime=68.287" office:target-frame-name="psplayer" xlink:show="replace" text:style-name="Internet_20_link" text:visited-style-name="Visited_20_Internet_20_Link"><text:span text:style-name="T15">That's the default.</text:span></text:a><text:span text:style-name="T18"> </text:span><text:a xlink:type="simple" xlink:href="https://app.pluralsight.com/course-player?clipId=2ed100b6-3074-48f3-af45-d71e655ece82&amp;startTime=69.28699999999999" office:target-frame-name="psplayer" xlink:show="replace" text:style-name="Internet_20_link" text:visited-style-name="Visited_20_Internet_20_Link"><text:span text:style-name="T15">And if that request succeeds, then it will close the circuit,</text:span></text:a><text:span text:style-name="T18"> </text:span><text:a xlink:type="simple" xlink:href="https://app.pluralsight.com/course-player?clipId=2ed100b6-3074-48f3-af45-d71e655ece82&amp;startTime=73.01427272727273" office:target-frame-name="psplayer" xlink:show="replace" text:style-name="Internet_20_link" text:visited-style-name="Visited_20_Internet_20_Link"><text:span text:style-name="T15">and if it fails, then it will remain open.</text:span></text:a><text:span text:style-name="T18"> </text:span><text:a xlink:type="simple" xlink:href="https://app.pluralsight.com/course-player?clipId=2ed100b6-3074-48f3-af45-d71e655ece82&amp;startTime=76.287" office:target-frame-name="psplayer" xlink:show="replace" text:style-name="Internet_20_link" text:visited-style-name="Visited_20_Internet_20_Link"><text:span text:style-name="T15">Any requests that are short-circuited or timed-out or rejected or failed will be</text:span></text:a><text:span text:style-name="T18"> </text:span><text:a xlink:type="simple" xlink:href="https://app.pluralsight.com/course-player?clipId=2ed100b6-3074-48f3-af45-d71e655ece82&amp;startTime=83.44084615384617" office:target-frame-name="psplayer" xlink:show="replace" text:style-name="Internet_20_link" text:visited-style-name="Visited_20_Internet_20_Link"><text:span text:style-name="T15">given a chance to execute what's called a fallback method.</text:span></text:a><text:span text:style-name="T18"> </text:span><text:a xlink:type="simple" xlink:href="https://app.pluralsight.com/course-player?clipId=2ed100b6-3074-48f3-af45-d71e655ece82&amp;startTime=87.287" office:target-frame-name="psplayer" xlink:show="replace" text:style-name="Internet_20_link" text:visited-style-name="Visited_20_Internet_20_Link"><text:span text:style-name="T15">And, as I mentioned before,</text:span></text:a><text:span text:style-name="T18"> </text:span><text:a xlink:type="simple" xlink:href="https://app.pluralsight.com/course-player?clipId=2ed100b6-3074-48f3-af45-d71e655ece82&amp;startTime=88.65063636363634" office:target-frame-name="psplayer" xlink:show="replace" text:style-name="Internet_20_link" text:visited-style-name="Visited_20_Internet_20_Link"><text:span text:style-name="T15">a fallback might be something like returning cache data,</text:span></text:a><text:span text:style-name="T18"> </text:span><text:a xlink:type="simple" xlink:href="https://app.pluralsight.com/course-player?clipId=2ed100b6-3074-48f3-af45-d71e655ece82&amp;startTime=91.67161538461541" office:target-frame-name="psplayer" xlink:show="replace" text:style-name="Internet_20_link" text:visited-style-name="Visited_20_Internet_20_Link"><text:span text:style-name="T15">a default value, or just something like an empty response.</text:span></text:a><text:span text:style-name="T18"> </text:span><text:a xlink:type="simple" xlink:href="https://app.pluralsight.com/course-player?clipId=2ed100b6-3074-48f3-af45-d71e655ece82&amp;startTime=96.287" office:target-frame-name="psplayer" xlink:show="replace" text:style-name="Internet_20_link" text:visited-style-name="Visited_20_Internet_20_Link"><text:span text:style-name="T15">In addition to the Circuit Breaker pattern,</text:span></text:a><text:span text:style-name="T18"> </text:span><text:a xlink:type="simple" xlink:href="https://app.pluralsight.com/course-player?clipId=2ed100b6-3074-48f3-af45-d71e655ece82&amp;startTime=98.38699999999999" office:target-frame-name="psplayer" xlink:show="replace" text:style-name="Internet_20_link" text:visited-style-name="Visited_20_Internet_20_Link"><text:span text:style-name="T15">Hystrix also has additional functionality that</text:span></text:a><text:span text:style-name="T18"> </text:span><text:a xlink:type="simple" xlink:href="https://app.pluralsight.com/course-player?clipId=2ed100b6-3074-48f3-af45-d71e655ece82&amp;startTime=101.162" office:target-frame-name="psplayer" xlink:show="replace" text:style-name="Internet_20_link" text:visited-style-name="Visited_20_Internet_20_Link"><text:span text:style-name="T15">protects services from being overloaded.</text:span></text:a><text:span text:style-name="T18"> </text:span><text:a xlink:type="simple" xlink:href="https://app.pluralsight.com/course-player?clipId=2ed100b6-3074-48f3-af45-d71e655ece82&amp;startTime=104.287" office:target-frame-name="psplayer" xlink:show="replace" text:style-name="Internet_20_link" text:visited-style-name="Visited_20_Internet_20_Link"><text:span text:style-name="T15">All Hystrix wrap calls are bounded either by a thread pool or a semaphore.</text:span></text:a><text:span text:style-name="T18"> </text:span><text:a xlink:type="simple" xlink:href="https://app.pluralsight.com/course-player?clipId=2ed100b6-3074-48f3-af45-d71e655ece82&amp;startTime=110.287" office:target-frame-name="psplayer" xlink:show="replace" text:style-name="Internet_20_link" text:visited-style-name="Visited_20_Internet_20_Link"><text:span text:style-name="T15">And what this does is it constrains the resource usage,</text:span></text:a><text:span text:style-name="T18"> </text:span><text:a xlink:type="simple" xlink:href="https://app.pluralsight.com/course-player?clipId=2ed100b6-3074-48f3-af45-d71e655ece82&amp;startTime=113.36392307692307" office:target-frame-name="psplayer" xlink:show="replace" text:style-name="Internet_20_link" text:visited-style-name="Visited_20_Internet_20_Link"><text:span text:style-name="T15">like we talked about earlier,</text:span></text:a><text:span text:style-name="T18"> </text:span><text:a xlink:type="simple" xlink:href="https://app.pluralsight.com/course-player?clipId=2ed100b6-3074-48f3-af45-d71e655ece82&amp;startTime=115.08700000000002" office:target-frame-name="psplayer" xlink:show="replace" text:style-name="Internet_20_link" text:visited-style-name="Visited_20_Internet_20_Link"><text:span text:style-name="T15">so that requests don't stack up and consume all of the valuable resources.</text:span></text:a><text:span text:style-name="T18"> </text:span><text:a xlink:type="simple" xlink:href="https://app.pluralsight.com/course-player?clipId=2ed100b6-3074-48f3-af45-d71e655ece82&amp;startTime=120.287" office:target-frame-name="psplayer" xlink:show="replace" text:style-name="Internet_20_link" text:visited-style-name="Visited_20_Internet_20_Link"><text:span text:style-name="T15">And in the event that all of the available resources are consumed,</text:span></text:a><text:span text:style-name="T18"> </text:span><text:a xlink:type="simple" xlink:href="https://app.pluralsight.com/course-player?clipId=2ed100b6-3074-48f3-af45-d71e655ece82&amp;startTime=125.287" office:target-frame-name="psplayer" xlink:show="replace" text:style-name="Internet_20_link" text:visited-style-name="Visited_20_Internet_20_Link"><text:span text:style-name="T15">any new requests will fail immediately and execute the fallback method, if one is available.</text:span></text:a></text:p>
      <text:h text:style-name="P3" text:outline-level="3"><text:a xlink:type="simple" xlink:href="https://app.pluralsight.com/course-player?clipId=c175fa45-12b8-4eab-a558-e35d0563b80a" office:target-frame-name="psplayer" xlink:show="replace" text:style-name="Internet_20_link" text:visited-style-name="Visited_20_Internet_20_Link"><text:span text:style-name="T15">Using Spring Cloud and Netflix Hystrix</text:span></text:a></text:h>
      <text:p text:style-name="P5"><text:a xlink:type="simple" xlink:href="https://app.pluralsight.com/course-player?clipId=c175fa45-12b8-4eab-a558-e35d0563b80a&amp;startTime=1.387" office:target-frame-name="psplayer" xlink:show="replace" text:style-name="Internet_20_link" text:visited-style-name="Visited_20_Internet_20_Link"><text:span text:style-name="T15">Using Spring Cloud and Netflix Hystrix is extremely easy.</text:span></text:a><text:span text:style-name="T18"> </text:span><text:a xlink:type="simple" xlink:href="https://app.pluralsight.com/course-player?clipId=c175fa45-12b8-4eab-a558-e35d0563b80a&amp;startTime=6.387" office:target-frame-name="psplayer" xlink:show="replace" text:style-name="Internet_20_link" text:visited-style-name="Visited_20_Internet_20_Link"><text:span text:style-name="T15">And before we dive in, just a quick note.</text:span></text:a><text:span text:style-name="T18"> </text:span><text:a xlink:type="simple" xlink:href="https://app.pluralsight.com/course-player?clipId=c175fa45-12b8-4eab-a558-e35d0563b80a&amp;startTime=8.958428571428573" office:target-frame-name="psplayer" xlink:show="replace" text:style-name="Internet_20_link" text:visited-style-name="Visited_20_Internet_20_Link"><text:span text:style-name="T15">I'll explain all the steps necessary to get going and then walk you through</text:span></text:a><text:span text:style-name="T18"> </text:span><text:a xlink:type="simple" xlink:href="https://app.pluralsight.com/course-player?clipId=c175fa45-12b8-4eab-a558-e35d0563b80a&amp;startTime=12.958428571428579" office:target-frame-name="psplayer" xlink:show="replace" text:style-name="Internet_20_link" text:visited-style-name="Visited_20_Internet_20_Link"><text:span text:style-name="T15">a demo at the end where you can kind of follow along.</text:span></text:a><text:span text:style-name="T18"> </text:span><text:a xlink:type="simple" xlink:href="https://app.pluralsight.com/course-player?clipId=c175fa45-12b8-4eab-a558-e35d0563b80a&amp;startTime=16.296090909090914" office:target-frame-name="psplayer" xlink:show="replace" text:style-name="Internet_20_link" text:visited-style-name="Visited_20_Internet_20_Link"><text:span text:style-name="T15">I'll follow that pattern throughout the remainder of this module,</text:span></text:a><text:span text:style-name="T18"> </text:span><text:a xlink:type="simple" xlink:href="https://app.pluralsight.com/course-player?clipId=c175fa45-12b8-4eab-a558-e35d0563b80a&amp;startTime=19.386999999999993" office:target-frame-name="psplayer" xlink:show="replace" text:style-name="Internet_20_link" text:visited-style-name="Visited_20_Internet_20_Link"><text:span text:style-name="T15">so just keep that in mind.</text:span></text:a><text:span text:style-name="T18"> </text:span><text:a xlink:type="simple" xlink:href="https://app.pluralsight.com/course-player?clipId=c175fa45-12b8-4eab-a558-e35d0563b80a&amp;startTime=21.387" office:target-frame-name="psplayer" xlink:show="replace" text:style-name="Internet_20_link" text:visited-style-name="Visited_20_Internet_20_Link"><text:span text:style-name="T15">Just like you use all of the other Spring Cloud projects,</text:span></text:a><text:span text:style-name="T18"> </text:span><text:a xlink:type="simple" xlink:href="https://app.pluralsight.com/course-player?clipId=c175fa45-12b8-4eab-a558-e35d0563b80a&amp;startTime=24.529857142857132" office:target-frame-name="psplayer" xlink:show="replace" text:style-name="Internet_20_link" text:visited-style-name="Visited_20_Internet_20_Link"><text:span text:style-name="T15">you start by including a dependency in the</text:span></text:a><text:span text:style-name="T18"> </text:span><text:a xlink:type="simple" xlink:href="https://app.pluralsight.com/course-player?clipId=c175fa45-12b8-4eab-a558-e35d0563b80a&amp;startTime=27.609222222222215" office:target-frame-name="psplayer" xlink:show="replace" text:style-name="Internet_20_link" text:visited-style-name="Visited_20_Internet_20_Link"><text:span text:style-name="T15">dependencyManagement section of your pom.</text:span></text:a><text:span text:style-name="T18"> </text:span><text:a xlink:type="simple" xlink:href="https://app.pluralsight.com/course-player?clipId=c175fa45-12b8-4eab-a558-e35d0563b80a&amp;startTime=29.887" office:target-frame-name="psplayer" xlink:show="replace" text:style-name="Internet_20_link" text:visited-style-name="Visited_20_Internet_20_Link"><text:span text:style-name="T15">xml on spring-cloud-dependencies.</text:span></text:a><text:span text:style-name="T18"> </text:span><text:a xlink:type="simple" xlink:href="https://app.pluralsight.com/course-player?clipId=c175fa45-12b8-4eab-a558-e35d0563b80a&amp;startTime=31.387" office:target-frame-name="psplayer" xlink:show="replace" text:style-name="Internet_20_link" text:visited-style-name="Visited_20_Internet_20_Link"><text:span text:style-name="T15">And, as always, make sure that it's of type pom and </text:span></text:a><text:soft-page-break/><text:a xlink:type="simple" xlink:href="https://app.pluralsight.com/course-player?clipId=c175fa45-12b8-4eab-a558-e35d0563b80a&amp;startTime=31.387" office:target-frame-name="psplayer" xlink:show="replace" text:style-name="Internet_20_link" text:visited-style-name="Visited_20_Internet_20_Link"><text:span text:style-name="T15">has a scope of import.</text:span></text:a><text:span text:style-name="T18"> </text:span><text:a xlink:type="simple" xlink:href="https://app.pluralsight.com/course-player?clipId=c175fa45-12b8-4eab-a558-e35d0563b80a&amp;startTime=38.387" office:target-frame-name="psplayer" xlink:show="replace" text:style-name="Internet_20_link" text:visited-style-name="Visited_20_Internet_20_Link"><text:span text:style-name="T15">Then, still within your pom.</text:span></text:a><text:span text:style-name="T18"> </text:span><text:a xlink:type="simple" xlink:href="https://app.pluralsight.com/course-player?clipId=c175fa45-12b8-4eab-a558-e35d0563b80a&amp;startTime=40.38699999999999" office:target-frame-name="psplayer" xlink:show="replace" text:style-name="Internet_20_link" text:visited-style-name="Visited_20_Internet_20_Link"><text:span text:style-name="T15">xml, within the dependency section,</text:span></text:a><text:span text:style-name="T18"> </text:span><text:a xlink:type="simple" xlink:href="https://app.pluralsight.com/course-player?clipId=c175fa45-12b8-4eab-a558-e35d0563b80a&amp;startTime=42.387" office:target-frame-name="psplayer" xlink:show="replace" text:style-name="Internet_20_link" text:visited-style-name="Visited_20_Internet_20_Link"><text:span text:style-name="T15">define a new dependency on spring-cloud-starter-hystrix.</text:span></text:a><text:span text:style-name="T18"> </text:span><text:a xlink:type="simple" xlink:href="https://app.pluralsight.com/course-player?clipId=c175fa45-12b8-4eab-a558-e35d0563b80a&amp;startTime=46.387" office:target-frame-name="psplayer" xlink:show="replace" text:style-name="Internet_20_link" text:visited-style-name="Visited_20_Internet_20_Link"><text:span text:style-name="T15">And if you'd like to be able to consume metrics for your Hystrix calls,</text:span></text:a><text:span text:style-name="T18"> </text:span><text:a xlink:type="simple" xlink:href="https://app.pluralsight.com/course-player?clipId=c175fa45-12b8-4eab-a558-e35d0563b80a&amp;startTime=50.841545454545454" office:target-frame-name="psplayer" xlink:show="replace" text:style-name="Internet_20_link" text:visited-style-name="Visited_20_Internet_20_Link"><text:span text:style-name="T15">you'll also need to include a dependency on the spring-boot-actuator.</text:span></text:a><text:span text:style-name="T18"> </text:span><text:a xlink:type="simple" xlink:href="https://app.pluralsight.com/course-player?clipId=c175fa45-12b8-4eab-a558-e35d0563b80a&amp;startTime=55.387" office:target-frame-name="psplayer" xlink:show="replace" text:style-name="Internet_20_link" text:visited-style-name="Visited_20_Internet_20_Link"><text:span text:style-name="T15">In your main Application class, you define a new annotation,</text:span></text:a><text:span text:style-name="T18"> </text:span><text:a xlink:type="simple" xlink:href="https://app.pluralsight.com/course-player?clipId=c175fa45-12b8-4eab-a558-e35d0563b80a&amp;startTime=59.387" office:target-frame-name="psplayer" xlink:show="replace" text:style-name="Internet_20_link" text:visited-style-name="Visited_20_Internet_20_Link"><text:span text:style-name="T15">and that's the @EnableCircuitBreaker annotation.</text:span></text:a><text:span text:style-name="T18"> </text:span><text:a xlink:type="simple" xlink:href="https://app.pluralsight.com/course-player?clipId=c175fa45-12b8-4eab-a558-e35d0563b80a&amp;startTime=63.387" office:target-frame-name="psplayer" xlink:show="replace" text:style-name="Internet_20_link" text:visited-style-name="Visited_20_Internet_20_Link"><text:span text:style-name="T15">And then in either your @Component or your @Service class,</text:span></text:a><text:span text:style-name="T18"> </text:span><text:a xlink:type="simple" xlink:href="https://app.pluralsight.com/course-player?clipId=c175fa45-12b8-4eab-a558-e35d0563b80a&amp;startTime=67.387" office:target-frame-name="psplayer" xlink:show="replace" text:style-name="Internet_20_link" text:visited-style-name="Visited_20_Internet_20_Link"><text:span text:style-name="T15">locate the method that you want to wrap with Hystrix,</text:span></text:a><text:span text:style-name="T18"> </text:span><text:a xlink:type="simple" xlink:href="https://app.pluralsight.com/course-player?clipId=c175fa45-12b8-4eab-a558-e35d0563b80a&amp;startTime=70.24414285714292" office:target-frame-name="psplayer" xlink:show="replace" text:style-name="Internet_20_link" text:visited-style-name="Visited_20_Internet_20_Link"><text:span text:style-name="T15">in our case this will be a method called doSomething,</text:span></text:a><text:span text:style-name="T18"> </text:span><text:a xlink:type="simple" xlink:href="https://app.pluralsight.com/course-player?clipId=c175fa45-12b8-4eab-a558-e35d0563b80a&amp;startTime=74.1562307692308" office:target-frame-name="psplayer" xlink:show="replace" text:style-name="Internet_20_link" text:visited-style-name="Visited_20_Internet_20_Link"><text:span text:style-name="T15">and annotate that method with the @HystrixCommand.</text:span></text:a><text:span text:style-name="T18"> </text:span><text:a xlink:type="simple" xlink:href="https://app.pluralsight.com/course-player?clipId=c175fa45-12b8-4eab-a558-e35d0563b80a&amp;startTime=77.387" office:target-frame-name="psplayer" xlink:show="replace" text:style-name="Internet_20_link" text:visited-style-name="Visited_20_Internet_20_Link"><text:span text:style-name="T15">Then, on the @HystrixCommand annotation,</text:span></text:a><text:span text:style-name="T18"> </text:span><text:a xlink:type="simple" xlink:href="https://app.pluralsight.com/course-player?clipId=c175fa45-12b8-4eab-a558-e35d0563b80a&amp;startTime=79.887" office:target-frame-name="psplayer" xlink:show="replace" text:style-name="Internet_20_link" text:visited-style-name="Visited_20_Internet_20_Link"><text:span text:style-name="T15">define a new attribute called fallbackMethod,</text:span></text:a><text:span text:style-name="T18"> </text:span><text:a xlink:type="simple" xlink:href="https://app.pluralsight.com/course-player?clipId=c175fa45-12b8-4eab-a558-e35d0563b80a&amp;startTime=82.6946923076923" office:target-frame-name="psplayer" xlink:show="replace" text:style-name="Internet_20_link" text:visited-style-name="Visited_20_Internet_20_Link"><text:span text:style-name="T15">and set that to the name of the method that you want to</text:span></text:a><text:span text:style-name="T18"> </text:span><text:a xlink:type="simple" xlink:href="https://app.pluralsight.com/course-player?clipId=c175fa45-12b8-4eab-a558-e35d0563b80a&amp;startTime=86.787" office:target-frame-name="psplayer" xlink:show="replace" text:style-name="Internet_20_link" text:visited-style-name="Visited_20_Internet_20_Link"><text:span text:style-name="T15">fall back to in the event of a failure.</text:span></text:a><text:span text:style-name="T18"> </text:span><text:a xlink:type="simple" xlink:href="https://app.pluralsight.com/course-player?clipId=c175fa45-12b8-4eab-a558-e35d0563b80a&amp;startTime=90.387" office:target-frame-name="psplayer" xlink:show="replace" text:style-name="Internet_20_link" text:visited-style-name="Visited_20_Internet_20_Link"><text:span text:style-name="T15">In terms of code, that's all there is to it.</text:span></text:a><text:span text:style-name="T18"> </text:span><text:a xlink:type="simple" xlink:href="https://app.pluralsight.com/course-player?clipId=c175fa45-12b8-4eab-a558-e35d0563b80a&amp;startTime=92.387" office:target-frame-name="psplayer" xlink:show="replace" text:style-name="Internet_20_link" text:visited-style-name="Visited_20_Internet_20_Link"><text:span text:style-name="T15">But there's a gotcha that you have to look out for,</text:span></text:a><text:span text:style-name="T18"> </text:span><text:a xlink:type="simple" xlink:href="https://app.pluralsight.com/course-player?clipId=c175fa45-12b8-4eab-a558-e35d0563b80a&amp;startTime=95.387" office:target-frame-name="psplayer" xlink:show="replace" text:style-name="Internet_20_link" text:visited-style-name="Visited_20_Internet_20_Link"><text:span text:style-name="T15">and that's around the Hystrix timeout.</text:span></text:a><text:span text:style-name="T18"> </text:span><text:a xlink:type="simple" xlink:href="https://app.pluralsight.com/course-player?clipId=c175fa45-12b8-4eab-a558-e35d0563b80a&amp;startTime=97.23315384615384" office:target-frame-name="psplayer" xlink:show="replace" text:style-name="Internet_20_link" text:visited-style-name="Visited_20_Internet_20_Link"><text:span text:style-name="T15">And you need to make sure that your Hystrix timeouts</text:span></text:a><text:span text:style-name="T18"> </text:span><text:a xlink:type="simple" xlink:href="https://app.pluralsight.com/course-player?clipId=c175fa45-12b8-4eab-a558-e35d0563b80a&amp;startTime=101.02336363636364" office:target-frame-name="psplayer" xlink:show="replace" text:style-name="Internet_20_link" text:visited-style-name="Visited_20_Internet_20_Link"><text:span text:style-name="T15">encompass the caller timeouts plus any of the retries and</text:span></text:a><text:span text:style-name="T18"> </text:span><text:a xlink:type="simple" xlink:href="https://app.pluralsight.com/course-player?clipId=c175fa45-12b8-4eab-a558-e35d0563b80a&amp;startTime=106.05366666666666" office:target-frame-name="psplayer" xlink:show="replace" text:style-name="Internet_20_link" text:visited-style-name="Visited_20_Internet_20_Link"><text:span text:style-name="T15">then a little bit of a buffer.</text:span></text:a><text:span text:style-name="T18"> </text:span><text:a xlink:type="simple" xlink:href="https://app.pluralsight.com/course-player?clipId=c175fa45-12b8-4eab-a558-e35d0563b80a&amp;startTime=108.387" office:target-frame-name="psplayer" xlink:show="replace" text:style-name="Internet_20_link" text:visited-style-name="Visited_20_Internet_20_Link"><text:span text:style-name="T15">And the default timeout is set to 1000ms or a second,</text:span></text:a><text:span text:style-name="T18"> </text:span><text:a xlink:type="simple" xlink:href="https://app.pluralsight.com/course-player?clipId=c175fa45-12b8-4eab-a558-e35d0563b80a&amp;startTime=112.78700000000006" office:target-frame-name="psplayer" xlink:show="replace" text:style-name="Internet_20_link" text:visited-style-name="Visited_20_Internet_20_Link"><text:span text:style-name="T15">and if you need to change it, you can use this big, long property to set the timeout in milliseconds.</text:span></text:a></text:p>
      <text:h text:style-name="P3" text:outline-level="3"><text:a xlink:type="simple" xlink:href="https://app.pluralsight.com/course-player?clipId=ce14ae16-212a-4f4e-b16e-0f1737921b63" office:target-frame-name="psplayer" xlink:show="replace" text:style-name="Internet_20_link" text:visited-style-name="Visited_20_Internet_20_Link"><text:span text:style-name="T15">Demo: Implementing Fault Tolerance with Netflix Hystrix</text:span></text:a></text:h>
      <text:p text:style-name="P5"><text:a xlink:type="simple" xlink:href="https://app.pluralsight.com/course-player?clipId=ce14ae16-212a-4f4e-b16e-0f1737921b63&amp;startTime=1.214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ce14ae16-212a-4f4e-b16e-0f1737921b63&amp;startTime=2.214" office:target-frame-name="psplayer" xlink:show="replace" text:style-name="Internet_20_link" text:visited-style-name="Visited_20_Internet_20_Link"><text:span text:style-name="T15">we'll build a simple weather service that returns a random weather condition,</text:span></text:a><text:span text:style-name="T18"> </text:span><text:a xlink:type="simple" xlink:href="https://app.pluralsight.com/course-player?clipId=ce14ae16-212a-4f4e-b16e-0f1737921b63&amp;startTime=6.032181818181818" office:target-frame-name="psplayer" xlink:show="replace" text:style-name="Internet_20_link" text:visited-style-name="Visited_20_Internet_20_Link"><text:span text:style-name="T15">and then we'll use that in another app called the</text:span></text:a><text:span text:style-name="T18"> </text:span><text:a xlink:type="simple" xlink:href="https://app.pluralsight.com/course-player?clipId=ce14ae16-212a-4f4e-b16e-0f1737921b63&amp;startTime=9.214" office:target-frame-name="psplayer" xlink:show="replace" text:style-name="Internet_20_link" text:visited-style-name="Visited_20_Internet_20_Link"><text:span text:style-name="T15">weather app that consumes that service.</text:span></text:a><text:span text:style-name="T18"> </text:span><text:a xlink:type="simple" xlink:href="https://app.pluralsight.com/course-player?clipId=ce14ae16-212a-4f4e-b16e-0f1737921b63&amp;startTime=12.214" office:target-frame-name="psplayer" xlink:show="replace" text:style-name="Internet_20_link" text:visited-style-name="Visited_20_Internet_20_Link"><text:span text:style-name="T15">And in the weather app we'll protect our call to the weather</text:span></text:a><text:span text:style-name="T18"> </text:span><text:a xlink:type="simple" xlink:href="https://app.pluralsight.com/course-player?clipId=ce14ae16-212a-4f4e-b16e-0f1737921b63&amp;startTime=14.98323076923076" office:target-frame-name="psplayer" xlink:show="replace" text:style-name="Internet_20_link" text:visited-style-name="Visited_20_Internet_20_Link"><text:span text:style-name="T15">service with Hystrix and implement a fallback for when the</text:span></text:a><text:span text:style-name="T18"> </text:span><text:a xlink:type="simple" xlink:href="https://app.pluralsight.com/course-player?clipId=ce14ae16-212a-4f4e-b16e-0f1737921b63&amp;startTime=18.213999999999995" office:target-frame-name="psplayer" xlink:show="replace" text:style-name="Internet_20_link" text:visited-style-name="Visited_20_Internet_20_Link"><text:span text:style-name="T15">weather service is down or not responding.</text:span></text:a><text:span text:style-name="T18"> </text:span><text:a xlink:type="simple" xlink:href="https://app.pluralsight.com/course-player?clipId=ce14ae16-212a-4f4e-b16e-0f1737921b63&amp;startTime=20.668545454545452" office:target-frame-name="psplayer" xlink:show="replace" text:style-name="Internet_20_link" text:visited-style-name="Visited_20_Internet_20_Link"><text:span text:style-name="T15">We'll be using service discovery to locate the</text:span></text:a><text:span text:style-name="T18"> </text:span><text:a xlink:type="simple" xlink:href="https://app.pluralsight.com/course-player?clipId=ce14ae16-212a-4f4e-b16e-0f1737921b63&amp;startTime=23.521692307692305" office:target-frame-name="psplayer" xlink:show="replace" text:style-name="Internet_20_link" text:visited-style-name="Visited_20_Internet_20_Link"><text:span text:style-name="T15">weather service from our weather app,</text:span></text:a><text:span text:style-name="T18"> </text:span><text:a xlink:type="simple" xlink:href="https://app.pluralsight.com/course-player?clipId=ce14ae16-212a-4f4e-b16e-0f1737921b63&amp;startTime=25.367846153846145" office:target-frame-name="psplayer" xlink:show="replace" text:style-name="Internet_20_link" text:visited-style-name="Visited_20_Internet_20_Link"><text:span text:style-name="T15">so make sure that you have the Service Discovery Server set up within your IDE.</text:span></text:a><text:span text:style-name="T18"> </text:span><text:a xlink:type="simple" xlink:href="https://app.pluralsight.com/course-player?clipId=ce14ae16-212a-4f4e-b16e-0f1737921b63&amp;startTime=30.214" office:target-frame-name="psplayer" xlink:show="replace" text:style-name="Internet_20_link" text:visited-style-name="Visited_20_Internet_20_Link"><text:span text:style-name="T15">And if you've been following along throughout the course,</text:span></text:a><text:span text:style-name="T18"> </text:span><text:a xlink:type="simple" xlink:href="https://app.pluralsight.com/course-player?clipId=ce14ae16-212a-4f4e-b16e-0f1737921b63&amp;startTime=32.214" office:target-frame-name="psplayer" xlink:show="replace" text:style-name="Internet_20_link" text:visited-style-name="Visited_20_Internet_20_Link"><text:span text:style-name="T15">you should already have this set up.</text:span></text:a><text:span text:style-name="T18"> </text:span><text:a xlink:type="simple" xlink:href="https://app.pluralsight.com/course-player?clipId=ce14ae16-212a-4f4e-b16e-0f1737921b63&amp;startTime=34.54733333333335" office:target-frame-name="psplayer" xlink:show="replace" text:style-name="Internet_20_link" text:visited-style-name="Visited_20_Internet_20_Link"><text:span text:style-name="T15">If not, you'll need to grab the project from github.</text:span></text:a><text:span text:style-name="T18"> </text:span><text:a xlink:type="simple" xlink:href="https://app.pluralsight.com/course-player?clipId=ce14ae16-212a-4f4e-b16e-0f1737921b63&amp;startTime=42.325111111111084" office:target-frame-name="psplayer" xlink:show="replace" text:style-name="Internet_20_link" text:visited-style-name="Visited_20_Internet_20_Link"><text:span text:style-name="T15">com/dustinschultz/scf-discovery-server, and then import that into your IDE.</text:span></text:a><text:span text:style-name="T18"> </text:span><text:a xlink:type="simple" xlink:href="https://app.pluralsight.com/course-player?clipId=ce14ae16-212a-4f4e-b16e-0f1737921b63&amp;startTime=45.214" office:target-frame-name="psplayer" xlink:show="replace" text:style-name="Internet_20_link" text:visited-style-name="Visited_20_Internet_20_Link"><text:span text:style-name="T15">We're ready to get started.</text:span></text:a><text:span text:style-name="T18"> </text:span><text:a xlink:type="simple" xlink:href="https://app.pluralsight.com/course-player?clipId=ce14ae16-212a-4f4e-b16e-0f1737921b63&amp;startTime=46.285428571428575" office:target-frame-name="psplayer" xlink:show="replace" text:style-name="Internet_20_link" text:visited-style-name="Visited_20_Internet_20_Link"><text:span text:style-name="T15">Go ahead and open up a browser and head over to start.</text:span></text:a><text:span text:style-name="T18"> </text:span><text:a xlink:type="simple" xlink:href="https://app.pluralsight.com/course-player?clipId=ce14ae16-212a-4f4e-b16e-0f1737921b63&amp;startTime=49.59861538461538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ce14ae16-212a-4f4e-b16e-0f1737921b63&amp;startTime=50.06015384615384" office:target-frame-name="psplayer" xlink:show="replace" text:style-name="Internet_20_link" text:visited-style-name="Visited_20_Internet_20_Link"><text:span text:style-name="T15">io.</text:span></text:a><text:span text:style-name="T18"> </text:span><text:a xlink:type="simple" xlink:href="https://app.pluralsight.com/course-player?clipId=ce14ae16-212a-4f4e-b16e-0f1737921b63&amp;startTime=50.5216923076923" office:target-frame-name="psplayer" xlink:show="replace" text:style-name="Internet_20_link" text:visited-style-name="Visited_20_Internet_20_Link"><text:span text:style-name="T15">In the Group section, change the group to io.</text:span></text:a><text:span text:style-name="T18"> </text:span><text:a xlink:type="simple" xlink:href="https://app.pluralsight.com/course-player?clipId=ce14ae16-212a-4f4e-b16e-0f1737921b63&amp;startTime=54.78542857142857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ce14ae16-212a-4f4e-b16e-0f1737921b63&amp;startTime=55.35685714285714" office:target-frame-name="psplayer" xlink:show="replace" text:style-name="Internet_20_link" text:visited-style-name="Visited_20_Internet_20_Link"><text:span text:style-name="T15">dustin, and then for the name of the artifact, name it weather-service.</text:span></text:a><text:span text:style-name="T18"> </text:span><text:a xlink:type="simple" xlink:href="https://app.pluralsight.com/course-player?clipId=ce14ae16-212a-4f4e-b16e-0f1737921b63&amp;startTime=62.214" office:target-frame-name="psplayer" xlink:show="replace" text:style-name="Internet_20_link" text:visited-style-name="Visited_20_Internet_20_Link"><text:span text:style-name="T15">In the Dependencies section,</text:span></text:a><text:span text:style-name="T18"> </text:span><text:a xlink:type="simple" xlink:href="https://app.pluralsight.com/course-player?clipId=ce14ae16-212a-4f4e-b16e-0f1737921b63&amp;startTime=63.752461538461546" office:target-frame-name="psplayer" xlink:show="replace" text:style-name="Internet_20_link" text:visited-style-name="Visited_20_Internet_20_Link"><text:span text:style-name="T15">add the Web dependency and the Eureka Discovery dependency.</text:span></text:a><text:span text:style-name="T18"> </text:span><text:a xlink:type="simple" xlink:href="https://app.pluralsight.com/course-player?clipId=ce14ae16-212a-4f4e-b16e-0f1737921b63&amp;startTime=67.214" office:target-frame-name="psplayer" xlink:show="replace" text:style-name="Internet_20_link" text:visited-style-name="Visited_20_Internet_20_Link"><text:span text:style-name="T15">Once you have everything filled out,</text:span></text:a><text:span text:style-name="T18"> </text:span><text:a xlink:type="simple" xlink:href="https://app.pluralsight.com/course-player?clipId=ce14ae16-212a-4f4e-b16e-0f1737921b63&amp;startTime=68.21400000000003" office:target-frame-name="psplayer" xlink:show="replace" text:style-name="Internet_20_link" text:visited-style-name="Visited_20_Internet_20_Link"><text:span text:style-name="T15">go ahead and click the Generate Project button,</text:span></text:a><text:span text:style-name="T18"> </text:span><text:a xlink:type="simple" xlink:href="https://app.pluralsight.com/course-player?clipId=ce14ae16-212a-4f4e-b16e-0f1737921b63&amp;startTime=69.88066666666666" office:target-frame-name="psplayer" xlink:show="replace" text:style-name="Internet_20_link" text:visited-style-name="Visited_20_Internet_20_Link"><text:span text:style-name="T15">and it'll create and download a zip file for you.</text:span></text:a><text:span text:style-name="T18"> </text:span><text:a xlink:type="simple" xlink:href="https://app.pluralsight.com/course-player?clipId=ce14ae16-212a-4f4e-b16e-0f1737921b63&amp;startTime=73.214" office:target-frame-name="psplayer" xlink:show="replace" text:style-name="Internet_20_link" text:visited-style-name="Visited_20_Internet_20_Link"><text:span text:style-name="T15">We're also going to use this page to generate the weather app project,</text:span></text:a><text:span text:style-name="T18"> </text:span><text:a xlink:type="simple" xlink:href="https://app.pluralsight.com/course-player?clipId=ce14ae16-212a-4f4e-b16e-0f1737921b63&amp;startTime=76.214" office:target-frame-name="psplayer" xlink:show="replace" text:style-name="Internet_20_link" text:visited-style-name="Visited_20_Internet_20_Link"><text:span text:style-name="T15">so still on this page change the name of the artifact</text:span></text:a><text:span text:style-name="T18"> </text:span><text:a xlink:type="simple" xlink:href="https://app.pluralsight.com/course-player?clipId=ce14ae16-212a-4f4e-b16e-0f1737921b63&amp;startTime=79.88066666666661" office:target-frame-name="psplayer" xlink:show="replace" text:style-name="Internet_20_link" text:visited-style-name="Visited_20_Internet_20_Link"><text:span text:style-name="T15">from weather-service to weather-app.</text:span></text:a><text:span text:style-name="T18"> </text:span><text:a xlink:type="simple" xlink:href="https://app.pluralsight.com/course-player?clipId=ce14ae16-212a-4f4e-b16e-0f1737921b63&amp;startTime=81.714" office:target-frame-name="psplayer" xlink:show="replace" text:style-name="Internet_20_link" text:visited-style-name="Visited_20_Internet_20_Link"><text:span text:style-name="T15">Then in the Dependencies section,</text:span></text:a><text:span text:style-name="T18"> </text:span><text:a xlink:type="simple" xlink:href="https://app.pluralsight.com/course-player?clipId=ce14ae16-212a-4f4e-b16e-0f1737921b63&amp;startTime=84.214" office:target-frame-name="psplayer" xlink:show="replace" text:style-name="Internet_20_link" text:visited-style-name="Visited_20_Internet_20_Link"><text:span text:style-name="T15">add the Hystrix dependency and the Actuator dependency.</text:span></text:a><text:span text:style-name="T18"> </text:span><text:a xlink:type="simple" xlink:href="https://app.pluralsight.com/course-player?clipId=ce14ae16-212a-4f4e-b16e-0f1737921b63&amp;startTime=89.214" office:target-frame-name="psplayer" xlink:show="replace" text:style-name="Internet_20_link" text:visited-style-name="Visited_20_Internet_20_Link"><text:span text:style-name="T15">Again, once you have everything filled out,</text:span></text:a><text:span text:style-name="T18"> </text:span><text:a xlink:type="simple" xlink:href="https://app.pluralsight.com/course-player?clipId=ce14ae16-212a-4f4e-b16e-0f1737921b63&amp;startTime=90.3806666666667" office:target-frame-name="psplayer" xlink:show="replace" text:style-name="Internet_20_link" text:visited-style-name="Visited_20_Internet_20_Link"><text:span text:style-name="T15">go ahead and click the Generate Project button,</text:span></text:a><text:span text:style-name="T18"> </text:span><text:a xlink:type="simple" xlink:href="https://app.pluralsight.com/course-player?clipId=ce14ae16-212a-4f4e-b16e-0f1737921b63&amp;startTime=92.13707692307692" office:target-frame-name="psplayer" xlink:show="replace" text:style-name="Internet_20_link" text:visited-style-name="Visited_20_Internet_20_Link"><text:span text:style-name="T15">and it'll create and download that zip file for you.</text:span></text:a><text:span text:style-name="T18"> </text:span><text:a xlink:type="simple" xlink:href="https://app.pluralsight.com/course-player?clipId=ce14ae16-212a-4f4e-b16e-0f1737921b63&amp;startTime=95.214" office:target-frame-name="psplayer" xlink:show="replace" text:style-name="Internet_20_link" text:visited-style-name="Visited_20_Internet_20_Link"><text:span text:style-name="T15">Go ahead and unzip both of those zip files and head back to your IDE.</text:span></text:a><text:span text:style-name="T18"> </text:span><text:a xlink:type="simple" xlink:href="https://app.pluralsight.com/course-player?clipId=ce14ae16-212a-4f4e-b16e-0f1737921b63&amp;startTime=100.214" office:target-frame-name="psplayer" xlink:show="replace" text:style-name="Internet_20_link" text:visited-style-name="Visited_20_Internet_20_Link"><text:span text:style-name="T15">Back within your IDE, right-click on the empty space and choose Import,</text:span></text:a><text:span text:style-name="T18"> </text:span><text:a xlink:type="simple" xlink:href="https://app.pluralsight.com/course-player?clipId=ce14ae16-212a-4f4e-b16e-0f1737921b63&amp;startTime=103.714" office:target-frame-name="psplayer" xlink:show="replace" text:style-name="Internet_20_link" text:visited-style-name="Visited_20_Internet_20_Link"><text:span text:style-name="T15">choose Existing Maven Projects, click Next,</text:span></text:a><text:span text:style-name="T18"> </text:span><text:a xlink:type="simple" xlink:href="https://app.pluralsight.com/course-player?clipId=ce14ae16-212a-4f4e-b16e-0f1737921b63&amp;startTime=106.714" office:target-frame-name="psplayer" xlink:show="replace" text:style-name="Internet_20_link" text:visited-style-name="Visited_20_Internet_20_Link"><text:span text:style-name="T15">browse to the location of your downloaded zip file,</text:span></text:a><text:span text:style-name="T18"> </text:span><text:a xlink:type="simple" xlink:href="https://app.pluralsight.com/course-player?clipId=ce14ae16-212a-4f4e-b16e-0f1737921b63&amp;startTime=110.88066666666666" office:target-frame-name="psplayer" xlink:show="replace" text:style-name="Internet_20_link" text:visited-style-name="Visited_20_Internet_20_Link"><text:span text:style-name="T15">and click Finish.</text:span></text:a><text:span text:style-name="T18"> </text:span><text:a xlink:type="simple" xlink:href="https://app.pluralsight.com/course-player?clipId=ce14ae16-212a-4f4e-b16e-0f1737921b63&amp;startTime=112.214" office:target-frame-name="psplayer" xlink:show="replace" text:style-name="Internet_20_link" text:visited-style-name="Visited_20_Internet_20_Link"><text:span text:style-name="T15">Once you have the weather service imported,</text:span></text:a><text:span text:style-name="T18"> </text:span><text:a xlink:type="simple" xlink:href="https://app.pluralsight.com/course-player?clipId=ce14ae16-212a-4f4e-b16e-0f1737921b63&amp;startTime=113.48672727272731" office:target-frame-name="psplayer" xlink:show="replace" text:style-name="Internet_20_link" text:visited-style-name="Visited_20_Internet_20_Link"><text:span text:style-name="T15">repeat the same process for the weather app.</text:span></text:a><text:span text:style-name="T18"> </text:span><text:a xlink:type="simple" xlink:href="https://app.pluralsight.com/course-player?clipId=ce14ae16-212a-4f4e-b16e-0f1737921b63&amp;startTime=115.1370769230769" office:target-frame-name="psplayer" xlink:show="replace" text:style-name="Internet_20_link" text:visited-style-name="Visited_20_Internet_20_Link"><text:span text:style-name="T15">I've fast forwarded to the point where I have both</text:span></text:a><text:span text:style-name="T18"> </text:span><text:a xlink:type="simple" xlink:href="https://app.pluralsight.com/course-player?clipId=ce14ae16-212a-4f4e-b16e-0f1737921b63&amp;startTime=117.57763636363636" office:target-frame-name="psplayer" xlink:show="replace" text:style-name="Internet_20_link" text:visited-style-name="Visited_20_Internet_20_Link"><text:span text:style-name="T15">projects imported into the IDE.</text:span></text:a><text:span text:style-name="T18"> </text:span><text:a xlink:type="simple" xlink:href="https://app.pluralsight.com/course-player?clipId=ce14ae16-212a-4f4e-b16e-0f1737921b63&amp;startTime=119.39581818181816" office:target-frame-name="psplayer" xlink:show="replace" text:style-name="Internet_20_link" text:visited-style-name="Visited_20_Internet_20_Link"><text:span text:style-name="T15">We'll start by developing the weather service first,</text:span></text:a><text:span text:style-name="T18"> </text:span><text:a xlink:type="simple" xlink:href="https://app.pluralsight.com/course-player?clipId=ce14ae16-212a-4f4e-b16e-0f1737921b63&amp;startTime=122.30490909090908" office:target-frame-name="psplayer" xlink:show="replace" text:style-name="Internet_20_link" text:visited-style-name="Visited_20_Internet_20_Link"><text:span text:style-name="T15">so go ahead and expand the weather-service and</text:span></text:a><text:span text:style-name="T18"> </text:span><text:a xlink:type="simple" xlink:href="https://app.pluralsight.com/course-player?clipId=ce14ae16-212a-4f4e-b16e-0f1737921b63&amp;startTime=125.214" office:target-frame-name="psplayer" xlink:show="replace" text:style-name="Internet_20_link" text:visited-style-name="Visited_20_Internet_20_Link"><text:span text:style-name="T15">navigate to the main application class.</text:span></text:a><text:span text:style-name="T18"> </text:span><text:a xlink:type="simple" xlink:href="https://app.pluralsight.com/course-player?clipId=ce14ae16-212a-4f4e-b16e-0f1737921b63&amp;startTime=127.01399999999998" office:target-frame-name="psplayer" xlink:show="replace" text:style-name="Internet_20_link" text:visited-style-name="Visited_20_Internet_20_Link"><text:span text:style-name="T15">In the main application class, define two new annotations,</text:span></text:a><text:span text:style-name="T18"> </text:span><text:a xlink:type="simple" xlink:href="https://app.pluralsight.com/course-player?clipId=ce14ae16-212a-4f4e-b16e-0f1737921b63&amp;startTime=130.9917777777777" office:target-frame-name="psplayer" xlink:show="replace" text:style-name="Internet_20_link" text:visited-style-name="Visited_20_Internet_20_Link"><text:span text:style-name="T15">the @RestController annotation and the @EnableDiscoveryClient annotation.</text:span></text:a><text:span text:style-name="T18"> </text:span><text:a xlink:type="simple" xlink:href="https://app.pluralsight.com/course-player?clipId=ce14ae16-212a-4f4e-b16e-0f1737921b63&amp;startTime=134.714" office:target-frame-name="psplayer" xlink:show="replace" text:style-name="Internet_20_link" text:visited-style-name="Visited_20_Internet_20_Link"><text:span text:style-name="T15">Then, at the top of the class, define a new string array,</text:span></text:a><text:span text:style-name="T18"> </text:span><text:a xlink:type="simple" xlink:href="https://app.pluralsight.com/course-player?clipId=ce14ae16-212a-4f4e-b16e-0f1737921b63&amp;startTime=139.8806666666667" office:target-frame-name="psplayer" xlink:show="replace" text:style-name="Internet_20_link" text:visited-style-name="Visited_20_Internet_20_Link"><text:span text:style-name="T15">so private String array.</text:span></text:a><text:span text:style-name="T18"> </text:span><text:a xlink:type="simple" xlink:href="https://app.pluralsight.com/course-player?clipId=ce14ae16-212a-4f4e-b16e-0f1737921b63&amp;startTime=141.214" office:target-frame-name="psplayer" xlink:show="replace" text:style-name="Internet_20_link" text:visited-style-name="Visited_20_Internet_20_Link"><text:span text:style-name="T15">Go ahead and call it weather,</text:span></text:a><text:span text:style-name="T18"> </text:span><text:a xlink:type="simple" xlink:href="https://app.pluralsight.com/course-player?clipId=ce14ae16-212a-4f4e-b16e-0f1737921b63&amp;startTime=142.97870588235287" office:target-frame-name="psplayer" xlink:show="replace" text:style-name="Internet_20_link" text:visited-style-name="Visited_20_Internet_20_Link"><text:span text:style-name="T15">and then we're going to set that to four different values.</text:span></text:a><text:span text:style-name="T18"> </text:span><text:a xlink:type="simple" xlink:href="https://app.pluralsight.com/course-player?clipId=ce14ae16-212a-4f4e-b16e-0f1737921b63&amp;startTime=146.214" office:target-frame-name="psplayer" xlink:show="replace" text:style-name="Internet_20_link" text:visited-style-name="Visited_20_Internet_20_Link"><text:span text:style-name="T15">We're going to say sunny, cloudy, rainy, and windy.</text:span></text:a><text:span text:style-name="T18"> </text:span><text:a xlink:type="simple" xlink:href="https://app.pluralsight.com/course-player?clipId=ce14ae16-212a-4f4e-b16e-0f1737921b63&amp;startTime=150.214" office:target-frame-name="psplayer" xlink:show="replace" text:style-name="Internet_20_link" text:visited-style-name="Visited_20_Internet_20_Link"><text:span text:style-name="T15">Next, we'll go ahead and define a getWeather method.</text:span></text:a><text:span text:style-name="T18"> </text:span><text:a xlink:type="simple" xlink:href="https://app.pluralsight.com/course-player?clipId=ce14ae16-212a-4f4e-b16e-0f1737921b63&amp;startTime=153.214" office:target-frame-name="psplayer" xlink:show="replace" text:style-name="Internet_20_link" text:visited-style-name="Visited_20_Internet_20_Link"><text:span text:style-name="T15">So come to the bottom here and type public String getWeather.</text:span></text:a><text:span text:style-name="T18"> </text:span><text:a xlink:type="simple" xlink:href="https://app.pluralsight.com/course-player?clipId=ce14ae16-212a-4f4e-b16e-0f1737921b63&amp;startTime=158.214" office:target-frame-name="psplayer" xlink:show="replace" text:style-name="Internet_20_link" text:visited-style-name="Visited_20_Internet_20_Link"><text:span text:style-name="T15">And this will be our handler method,</text:span></text:a><text:span text:style-name="T18"> </text:span><text:a xlink:type="simple" xlink:href="https://app.pluralsight.com/course-player?clipId=ce14ae16-212a-4f4e-b16e-0f1737921b63&amp;startTime=159.82938461538458" office:target-frame-name="psplayer" xlink:show="replace" text:style-name="Internet_20_link" text:visited-style-name="Visited_20_Internet_20_Link"><text:span text:style-name="T15">so let's go ahead and annotate this with @GetMapping.</text:span></text:a><text:span text:style-name="T18"> </text:span><text:a xlink:type="simple" xlink:href="https://app.pluralsight.com/course-player?clipId=ce14ae16-212a-4f4e-b16e-0f1737921b63&amp;startTime=163.01399999999998" office:target-frame-name="psplayer" xlink:show="replace" text:style-name="Internet_20_link" text:visited-style-name="Visited_20_Internet_20_Link"><text:span text:style-name="T15">And we'll set the URL </text:span></text:a><text:soft-page-break/><text:a xlink:type="simple" xlink:href="https://app.pluralsight.com/course-player?clipId=ce14ae16-212a-4f4e-b16e-0f1737921b63&amp;startTime=163.01399999999998" office:target-frame-name="psplayer" xlink:show="replace" text:style-name="Internet_20_link" text:visited-style-name="Visited_20_Internet_20_Link"><text:span text:style-name="T15">to /weather.</text:span></text:a><text:span text:style-name="T18"> </text:span><text:a xlink:type="simple" xlink:href="https://app.pluralsight.com/course-player?clipId=ce14ae16-212a-4f4e-b16e-0f1737921b63&amp;startTime=167.214" office:target-frame-name="psplayer" xlink:show="replace" text:style-name="Internet_20_link" text:visited-style-name="Visited_20_Internet_20_Link"><text:span text:style-name="T15">In the body of the method, we'll choose a random number before 0 and 4 exclusive,</text:span></text:a><text:span text:style-name="T18"> </text:span><text:a xlink:type="simple" xlink:href="https://app.pluralsight.com/course-player?clipId=ce14ae16-212a-4f4e-b16e-0f1737921b63&amp;startTime=171.54733333333334" office:target-frame-name="psplayer" xlink:show="replace" text:style-name="Internet_20_link" text:visited-style-name="Visited_20_Internet_20_Link"><text:span text:style-name="T15">and then we'll use that to pick a random weather value.</text:span></text:a><text:span text:style-name="T18"> </text:span><text:a xlink:type="simple" xlink:href="https://app.pluralsight.com/course-player?clipId=ce14ae16-212a-4f4e-b16e-0f1737921b63&amp;startTime=175.214" office:target-frame-name="psplayer" xlink:show="replace" text:style-name="Internet_20_link" text:visited-style-name="Visited_20_Internet_20_Link"><text:span text:style-name="T15">So we'll say int rand = ThreadLocalRandom.</text:span></text:a><text:span text:style-name="T18"> </text:span><text:a xlink:type="simple" xlink:href="https://app.pluralsight.com/course-player?clipId=ce14ae16-212a-4f4e-b16e-0f1737921b63&amp;startTime=180.9412727272727" office:target-frame-name="psplayer" xlink:show="replace" text:style-name="Internet_20_link" text:visited-style-name="Visited_20_Internet_20_Link"><text:span text:style-name="T15">current.</text:span></text:a><text:span text:style-name="T18"> </text:span><text:a xlink:type="simple" xlink:href="https://app.pluralsight.com/course-player?clipId=ce14ae16-212a-4f4e-b16e-0f1737921b63&amp;startTime=181.7594545454545" office:target-frame-name="psplayer" xlink:show="replace" text:style-name="Internet_20_link" text:visited-style-name="Visited_20_Internet_20_Link"><text:span text:style-name="T15">nextInt and give that a bound from 0 to 4.</text:span></text:a><text:span text:style-name="T18"> </text:span><text:a xlink:type="simple" xlink:href="https://app.pluralsight.com/course-player?clipId=ce14ae16-212a-4f4e-b16e-0f1737921b63&amp;startTime=187.48066666666668" office:target-frame-name="psplayer" xlink:show="replace" text:style-name="Internet_20_link" text:visited-style-name="Visited_20_Internet_20_Link"><text:span text:style-name="T15">And then next, we'll return weather of rand to pick a random weather value.</text:span></text:a><text:span text:style-name="T18"> </text:span><text:a xlink:type="simple" xlink:href="https://app.pluralsight.com/course-player?clipId=ce14ae16-212a-4f4e-b16e-0f1737921b63&amp;startTime=192.92828571428566" office:target-frame-name="psplayer" xlink:show="replace" text:style-name="Internet_20_link" text:visited-style-name="Visited_20_Internet_20_Link"><text:span text:style-name="T15">And that's all we have for the coding part of our weather service.</text:span></text:a><text:span text:style-name="T18"> </text:span><text:a xlink:type="simple" xlink:href="https://app.pluralsight.com/course-player?clipId=ce14ae16-212a-4f4e-b16e-0f1737921b63&amp;startTime=196.04733333333328" office:target-frame-name="psplayer" xlink:show="replace" text:style-name="Internet_20_link" text:visited-style-name="Visited_20_Internet_20_Link"><text:span text:style-name="T15">Next, we have a little bit of configuration to do.</text:span></text:a><text:span text:style-name="T18"> </text:span><text:a xlink:type="simple" xlink:href="https://app.pluralsight.com/course-player?clipId=ce14ae16-212a-4f4e-b16e-0f1737921b63&amp;startTime=198.8503636363636" office:target-frame-name="psplayer" xlink:show="replace" text:style-name="Internet_20_link" text:visited-style-name="Visited_20_Internet_20_Link"><text:span text:style-name="T15">So go ahead and navigate to the src/main/resources and open up the application.</text:span></text:a><text:span text:style-name="T18"> </text:span><text:a xlink:type="simple" xlink:href="https://app.pluralsight.com/course-player?clipId=ce14ae16-212a-4f4e-b16e-0f1737921b63&amp;startTime=205.21400000000003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ce14ae16-212a-4f4e-b16e-0f1737921b63&amp;startTime=205.61400000000003" office:target-frame-name="psplayer" xlink:show="replace" text:style-name="Internet_20_link" text:visited-style-name="Visited_20_Internet_20_Link"><text:span text:style-name="T15">In the application.</text:span></text:a><text:span text:style-name="T18"> </text:span><text:a xlink:type="simple" xlink:href="https://app.pluralsight.com/course-player?clipId=ce14ae16-212a-4f4e-b16e-0f1737921b63&amp;startTime=206.81400000000005" office:target-frame-name="psplayer" xlink:show="replace" text:style-name="Internet_20_link" text:visited-style-name="Visited_20_Internet_20_Link"><text:span text:style-name="T15">properties, first we're going to set the server.</text:span></text:a><text:span text:style-name="T18"> </text:span><text:a xlink:type="simple" xlink:href="https://app.pluralsight.com/course-player?clipId=ce14ae16-212a-4f4e-b16e-0f1737921b63&amp;startTime=209.839" office:target-frame-name="psplayer" xlink:show="replace" text:style-name="Internet_20_link" text:visited-style-name="Visited_20_Internet_20_Link"><text:span text:style-name="T15">port, and we're going to set that to 9000.</text:span></text:a><text:span text:style-name="T18"> </text:span><text:a xlink:type="simple" xlink:href="https://app.pluralsight.com/course-player?clipId=ce14ae16-212a-4f4e-b16e-0f1737921b63&amp;startTime=213.214" office:target-frame-name="psplayer" xlink:show="replace" text:style-name="Internet_20_link" text:visited-style-name="Visited_20_Internet_20_Link"><text:span text:style-name="T15">And then we're going to set the spring.</text:span></text:a><text:span text:style-name="T18"> </text:span><text:a xlink:type="simple" xlink:href="https://app.pluralsight.com/course-player?clipId=ce14ae16-212a-4f4e-b16e-0f1737921b63&amp;startTime=217.57763636363626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ce14ae16-212a-4f4e-b16e-0f1737921b63&amp;startTime=218.1230909090908" office:target-frame-name="psplayer" xlink:show="replace" text:style-name="Internet_20_link" text:visited-style-name="Visited_20_Internet_20_Link"><text:span text:style-name="T15">name property, and we're going to set that to weather-service.</text:span></text:a><text:span text:style-name="T18"> </text:span><text:a xlink:type="simple" xlink:href="https://app.pluralsight.com/course-player?clipId=ce14ae16-212a-4f4e-b16e-0f1737921b63&amp;startTime=222.214" office:target-frame-name="psplayer" xlink:show="replace" text:style-name="Internet_20_link" text:visited-style-name="Visited_20_Internet_20_Link"><text:span text:style-name="T15">And the last property we're going to set is the</text:span></text:a><text:span text:style-name="T18"> </text:span><text:a xlink:type="simple" xlink:href="https://app.pluralsight.com/course-player?clipId=ce14ae16-212a-4f4e-b16e-0f1737921b63&amp;startTime=224.52169230769226" office:target-frame-name="psplayer" xlink:show="replace" text:style-name="Internet_20_link" text:visited-style-name="Visited_20_Internet_20_Link"><text:span text:style-name="T15">location of the Service Discovery Server.</text:span></text:a><text:span text:style-name="T18"> </text:span><text:a xlink:type="simple" xlink:href="https://app.pluralsight.com/course-player?clipId=ce14ae16-212a-4f4e-b16e-0f1737921b63&amp;startTime=226.714" office:target-frame-name="psplayer" xlink:show="replace" text:style-name="Internet_20_link" text:visited-style-name="Visited_20_Internet_20_Link"><text:span text:style-name="T15">So set that long eureka.</text:span></text:a><text:span text:style-name="T18"> </text:span><text:a xlink:type="simple" xlink:href="https://app.pluralsight.com/course-player?clipId=ce14ae16-212a-4f4e-b16e-0f1737921b63&amp;startTime=229.214" office:target-frame-name="psplayer" xlink:show="replace" text:style-name="Internet_20_link" text:visited-style-name="Visited_20_Internet_20_Link"><text:span text:style-name="T15">client property equal to localhost:8761/eureka.</text:span></text:a><text:span text:style-name="T18"> </text:span><text:a xlink:type="simple" xlink:href="https://app.pluralsight.com/course-player?clipId=ce14ae16-212a-4f4e-b16e-0f1737921b63&amp;startTime=231.88066666666663" office:target-frame-name="psplayer" xlink:show="replace" text:style-name="Internet_20_link" text:visited-style-name="Visited_20_Internet_20_Link"><text:span text:style-name="T15">We're now finished with the weather service,</text:span></text:a><text:span text:style-name="T18"> </text:span><text:a xlink:type="simple" xlink:href="https://app.pluralsight.com/course-player?clipId=ce14ae16-212a-4f4e-b16e-0f1737921b63&amp;startTime=235.52169230769232" office:target-frame-name="psplayer" xlink:show="replace" text:style-name="Internet_20_link" text:visited-style-name="Visited_20_Internet_20_Link"><text:span text:style-name="T15">so let's quickly start it up and make sure that everything works.</text:span></text:a><text:span text:style-name="T18"> </text:span><text:a xlink:type="simple" xlink:href="https://app.pluralsight.com/course-player?clipId=ce14ae16-212a-4f4e-b16e-0f1737921b63&amp;startTime=239.214" office:target-frame-name="psplayer" xlink:show="replace" text:style-name="Internet_20_link" text:visited-style-name="Visited_20_Internet_20_Link"><text:span text:style-name="T15">So go ahead and close both of those files and open up the discovery-server.</text:span></text:a><text:span text:style-name="T18"> </text:span><text:a xlink:type="simple" xlink:href="https://app.pluralsight.com/course-player?clipId=ce14ae16-212a-4f4e-b16e-0f1737921b63&amp;startTime=245.214" office:target-frame-name="psplayer" xlink:show="replace" text:style-name="Internet_20_link" text:visited-style-name="Visited_20_Internet_20_Link"><text:span text:style-name="T15">Navigate to that main application class,</text:span></text:a><text:span text:style-name="T18"> </text:span><text:a xlink:type="simple" xlink:href="https://app.pluralsight.com/course-player?clipId=ce14ae16-212a-4f4e-b16e-0f1737921b63&amp;startTime=247.21400000000006" office:target-frame-name="psplayer" xlink:show="replace" text:style-name="Internet_20_link" text:visited-style-name="Visited_20_Internet_20_Link"><text:span text:style-name="T15">right-click on it, go to Run As, choose Spring Boot App.</text:span></text:a><text:span text:style-name="T18"> </text:span><text:a xlink:type="simple" xlink:href="https://app.pluralsight.com/course-player?clipId=ce14ae16-212a-4f4e-b16e-0f1737921b63&amp;startTime=251.48672727272734" office:target-frame-name="psplayer" xlink:show="replace" text:style-name="Internet_20_link" text:visited-style-name="Visited_20_Internet_20_Link"><text:span text:style-name="T15">Once the Service Discovery Server is started,</text:span></text:a><text:span text:style-name="T18"> </text:span><text:a xlink:type="simple" xlink:href="https://app.pluralsight.com/course-player?clipId=ce14ae16-212a-4f4e-b16e-0f1737921b63&amp;startTime=254.65844444444446" office:target-frame-name="psplayer" xlink:show="replace" text:style-name="Internet_20_link" text:visited-style-name="Visited_20_Internet_20_Link"><text:span text:style-name="T15">navigate to the main application class of the weather-service,</text:span></text:a><text:span text:style-name="T18"> </text:span><text:a xlink:type="simple" xlink:href="https://app.pluralsight.com/course-player?clipId=ce14ae16-212a-4f4e-b16e-0f1737921b63&amp;startTime=258.76955555555554" office:target-frame-name="psplayer" xlink:show="replace" text:style-name="Internet_20_link" text:visited-style-name="Visited_20_Internet_20_Link"><text:span text:style-name="T15">right-click on it, Run As, Spring Boot App.</text:span></text:a><text:span text:style-name="T18"> </text:span><text:a xlink:type="simple" xlink:href="https://app.pluralsight.com/course-player?clipId=ce14ae16-212a-4f4e-b16e-0f1737921b63&amp;startTime=263.214" office:target-frame-name="psplayer" xlink:show="replace" text:style-name="Internet_20_link" text:visited-style-name="Visited_20_Internet_20_Link"><text:span text:style-name="T15">Next, open up a web browser and visit localhost:9000/weather.</text:span></text:a><text:span text:style-name="T18"> </text:span><text:a xlink:type="simple" xlink:href="https://app.pluralsight.com/course-player?clipId=ce14ae16-212a-4f4e-b16e-0f1737921b63&amp;startTime=269.214" office:target-frame-name="psplayer" xlink:show="replace" text:style-name="Internet_20_link" text:visited-style-name="Visited_20_Internet_20_Link"><text:span text:style-name="T15">And just make sure that you get a response here.</text:span></text:a><text:span text:style-name="T18"> </text:span><text:a xlink:type="simple" xlink:href="https://app.pluralsight.com/course-player?clipId=ce14ae16-212a-4f4e-b16e-0f1737921b63&amp;startTime=272.214" office:target-frame-name="psplayer" xlink:show="replace" text:style-name="Internet_20_link" text:visited-style-name="Visited_20_Internet_20_Link"><text:span text:style-name="T15">You can refresh it a few times to see that you get various responses.</text:span></text:a><text:span text:style-name="T18"> </text:span><text:a xlink:type="simple" xlink:href="https://app.pluralsight.com/course-player?clipId=ce14ae16-212a-4f4e-b16e-0f1737921b63&amp;startTime=277.214" office:target-frame-name="psplayer" xlink:show="replace" text:style-name="Internet_20_link" text:visited-style-name="Visited_20_Internet_20_Link"><text:span text:style-name="T15">And now that we have our weather service working,</text:span></text:a><text:span text:style-name="T18"> </text:span><text:a xlink:type="simple" xlink:href="https://app.pluralsight.com/course-player?clipId=ce14ae16-212a-4f4e-b16e-0f1737921b63&amp;startTime=279.29092307692304" office:target-frame-name="psplayer" xlink:show="replace" text:style-name="Internet_20_link" text:visited-style-name="Visited_20_Internet_20_Link"><text:span text:style-name="T15">let's head back to the IDE and utilize it within our weather app.</text:span></text:a><text:span text:style-name="T18"> </text:span><text:a xlink:type="simple" xlink:href="https://app.pluralsight.com/course-player?clipId=ce14ae16-212a-4f4e-b16e-0f1737921b63&amp;startTime=283.214" office:target-frame-name="psplayer" xlink:show="replace" text:style-name="Internet_20_link" text:visited-style-name="Visited_20_Internet_20_Link"><text:span text:style-name="T15">Back within your IDE,</text:span></text:a><text:span text:style-name="T18"> </text:span><text:a xlink:type="simple" xlink:href="https://app.pluralsight.com/course-player?clipId=ce14ae16-212a-4f4e-b16e-0f1737921b63&amp;startTime=284.9282857142858" office:target-frame-name="psplayer" xlink:show="replace" text:style-name="Internet_20_link" text:visited-style-name="Visited_20_Internet_20_Link"><text:span text:style-name="T15">expand the weather-app and navigate to the main application class.</text:span></text:a><text:span text:style-name="T18"> </text:span><text:a xlink:type="simple" xlink:href="https://app.pluralsight.com/course-player?clipId=ce14ae16-212a-4f4e-b16e-0f1737921b63&amp;startTime=289.214" office:target-frame-name="psplayer" xlink:show="replace" text:style-name="Internet_20_link" text:visited-style-name="Visited_20_Internet_20_Link"><text:span text:style-name="T15">Within the main application class, we're going to define three new annotations.</text:span></text:a><text:span text:style-name="T18"> </text:span><text:a xlink:type="simple" xlink:href="https://app.pluralsight.com/course-player?clipId=ce14ae16-212a-4f4e-b16e-0f1737921b63&amp;startTime=292.214" office:target-frame-name="psplayer" xlink:show="replace" text:style-name="Internet_20_link" text:visited-style-name="Visited_20_Internet_20_Link"><text:span text:style-name="T15">The first one is the @EnableCircuitBreaker annotation,</text:span></text:a><text:span text:style-name="T18"> </text:span><text:a xlink:type="simple" xlink:href="https://app.pluralsight.com/course-player?clipId=ce14ae16-212a-4f4e-b16e-0f1737921b63&amp;startTime=295.3958181818181" office:target-frame-name="psplayer" xlink:show="replace" text:style-name="Internet_20_link" text:visited-style-name="Visited_20_Internet_20_Link"><text:span text:style-name="T15">the next one is the @EnableDiscoveryClient annotation,</text:span></text:a><text:span text:style-name="T18"> </text:span><text:a xlink:type="simple" xlink:href="https://app.pluralsight.com/course-player?clipId=ce14ae16-212a-4f4e-b16e-0f1737921b63&amp;startTime=299.66854545454544" office:target-frame-name="psplayer" xlink:show="replace" text:style-name="Internet_20_link" text:visited-style-name="Visited_20_Internet_20_Link"><text:span text:style-name="T15">and the last one is the @RestController annotation.</text:span></text:a><text:span text:style-name="T18"> </text:span><text:a xlink:type="simple" xlink:href="https://app.pluralsight.com/course-player?clipId=ce14ae16-212a-4f4e-b16e-0f1737921b63&amp;startTime=306.214" office:target-frame-name="psplayer" xlink:show="replace" text:style-name="Internet_20_link" text:visited-style-name="Visited_20_Internet_20_Link"><text:span text:style-name="T15">Next, we'll define a RestTemplate so that we can call our weather service,</text:span></text:a><text:span text:style-name="T18"> </text:span><text:a xlink:type="simple" xlink:href="https://app.pluralsight.com/course-player?clipId=ce14ae16-212a-4f4e-b16e-0f1737921b63&amp;startTime=309.75246153846155" office:target-frame-name="psplayer" xlink:show="replace" text:style-name="Internet_20_link" text:visited-style-name="Visited_20_Internet_20_Link"><text:span text:style-name="T15">so come down here and say public RestTempate and call it restTemplate.</text:span></text:a><text:span text:style-name="T18"> </text:span><text:a xlink:type="simple" xlink:href="https://app.pluralsight.com/course-player?clipId=ce14ae16-212a-4f4e-b16e-0f1737921b63&amp;startTime=316.214" office:target-frame-name="psplayer" xlink:show="replace" text:style-name="Internet_20_link" text:visited-style-name="Visited_20_Internet_20_Link"><text:span text:style-name="T15">Annotate it with the @Bean annotation and the @LoadBalanced annotation.</text:span></text:a><text:span text:style-name="T18"> </text:span><text:a xlink:type="simple" xlink:href="https://app.pluralsight.com/course-player?clipId=ce14ae16-212a-4f4e-b16e-0f1737921b63&amp;startTime=322.214" office:target-frame-name="psplayer" xlink:show="replace" text:style-name="Internet_20_link" text:visited-style-name="Visited_20_Internet_20_Link"><text:span text:style-name="T15">And then, in the body of the method, return a new RestTemplate.</text:span></text:a><text:span text:style-name="T18"> </text:span><text:a xlink:type="simple" xlink:href="https://app.pluralsight.com/course-player?clipId=ce14ae16-212a-4f4e-b16e-0f1737921b63&amp;startTime=326.214" office:target-frame-name="psplayer" xlink:show="replace" text:style-name="Internet_20_link" text:visited-style-name="Visited_20_Internet_20_Link"><text:span text:style-name="T15">Now remember a Hystrix command can only be defined in</text:span></text:a><text:span text:style-name="T18"> </text:span><text:a xlink:type="simple" xlink:href="https://app.pluralsight.com/course-player?clipId=ce14ae16-212a-4f4e-b16e-0f1737921b63&amp;startTime=329.2909230769232" office:target-frame-name="psplayer" xlink:show="replace" text:style-name="Internet_20_link" text:visited-style-name="Visited_20_Internet_20_Link"><text:span text:style-name="T15">an @Component or an @Service class, so let's go up here and create a new class.</text:span></text:a><text:span text:style-name="T18"> </text:span><text:a xlink:type="simple" xlink:href="https://app.pluralsight.com/course-player?clipId=ce14ae16-212a-4f4e-b16e-0f1737921b63&amp;startTime=335.214" office:target-frame-name="psplayer" xlink:show="replace" text:style-name="Internet_20_link" text:visited-style-name="Visited_20_Internet_20_Link"><text:span text:style-name="T15">So right-click, go to New, choose Class, and we'll call this the WeatherService.</text:span></text:a><text:span text:style-name="T18"> </text:span><text:a xlink:type="simple" xlink:href="https://app.pluralsight.com/course-player?clipId=ce14ae16-212a-4f4e-b16e-0f1737921b63&amp;startTime=342.214" office:target-frame-name="psplayer" xlink:show="replace" text:style-name="Internet_20_link" text:visited-style-name="Visited_20_Internet_20_Link"><text:span text:style-name="T15">At the top of the class, go ahead and annotate it with @Service.</text:span></text:a><text:span text:style-name="T18"> </text:span><text:a xlink:type="simple" xlink:href="https://app.pluralsight.com/course-player?clipId=ce14ae16-212a-4f4e-b16e-0f1737921b63&amp;startTime=347.214" office:target-frame-name="psplayer" xlink:show="replace" text:style-name="Internet_20_link" text:visited-style-name="Visited_20_Internet_20_Link"><text:span text:style-name="T15">And then next we'll need our RestTemplate, so private RestTemplate restTemplate.</text:span></text:a><text:span text:style-name="T18"> </text:span><text:a xlink:type="simple" xlink:href="https://app.pluralsight.com/course-player?clipId=ce14ae16-212a-4f4e-b16e-0f1737921b63&amp;startTime=353.214" office:target-frame-name="psplayer" xlink:show="replace" text:style-name="Internet_20_link" text:visited-style-name="Visited_20_Internet_20_Link"><text:span text:style-name="T15">And make sure that we @Inject that.</text:span></text:a><text:span text:style-name="T18"> </text:span><text:a xlink:type="simple" xlink:href="https://app.pluralsight.com/course-player?clipId=ce14ae16-212a-4f4e-b16e-0f1737921b63&amp;startTime=355.21399999999994" office:target-frame-name="psplayer" xlink:show="replace" text:style-name="Internet_20_link" text:visited-style-name="Visited_20_Internet_20_Link"><text:span text:style-name="T15">And next, we're going to need a method to call our weather service,</text:span></text:a><text:span text:style-name="T18"> </text:span><text:a xlink:type="simple" xlink:href="https://app.pluralsight.com/course-player?clipId=ce14ae16-212a-4f4e-b16e-0f1737921b63&amp;startTime=360.41400000000016" office:target-frame-name="psplayer" xlink:show="replace" text:style-name="Internet_20_link" text:visited-style-name="Visited_20_Internet_20_Link"><text:span text:style-name="T15">so come below this and type public String getWeather.</text:span></text:a><text:span text:style-name="T18"> </text:span><text:a xlink:type="simple" xlink:href="https://app.pluralsight.com/course-player?clipId=ce14ae16-212a-4f4e-b16e-0f1737921b63&amp;startTime=365.214" office:target-frame-name="psplayer" xlink:show="replace" text:style-name="Internet_20_link" text:visited-style-name="Visited_20_Internet_20_Link"><text:span text:style-name="T15">Then, in the body of the method, we'll return restTemplate.</text:span></text:a><text:span text:style-name="T18"> </text:span><text:a xlink:type="simple" xlink:href="https://app.pluralsight.com/course-player?clipId=ce14ae16-212a-4f4e-b16e-0f1737921b63&amp;startTime=370.6685454545456" office:target-frame-name="psplayer" xlink:show="replace" text:style-name="Internet_20_link" text:visited-style-name="Visited_20_Internet_20_Link"><text:span text:style-name="T15">getForEntity.</text:span></text:a><text:span text:style-name="T18"> </text:span><text:a xlink:type="simple" xlink:href="https://app.pluralsight.com/course-player?clipId=ce14ae16-212a-4f4e-b16e-0f1737921b63&amp;startTime=371.214" office:target-frame-name="psplayer" xlink:show="replace" text:style-name="Internet_20_link" text:visited-style-name="Visited_20_Internet_20_Link"><text:span text:style-name="T15">And the URL we'll use is http://weather-service/weather.</text:span></text:a><text:span text:style-name="T18"> </text:span><text:a xlink:type="simple" xlink:href="https://app.pluralsight.com/course-player?clipId=ce14ae16-212a-4f4e-b16e-0f1737921b63&amp;startTime=380.214" office:target-frame-name="psplayer" xlink:show="replace" text:style-name="Internet_20_link" text:visited-style-name="Visited_20_Internet_20_Link"><text:span text:style-name="T15">And then the response type will be a string, so we'll say String.</text:span></text:a><text:span text:style-name="T18"> </text:span><text:a xlink:type="simple" xlink:href="https://app.pluralsight.com/course-player?clipId=ce14ae16-212a-4f4e-b16e-0f1737921b63&amp;startTime=384.8568571428568" office:target-frame-name="psplayer" xlink:show="replace" text:style-name="Internet_20_link" text:visited-style-name="Visited_20_Internet_20_Link"><text:span text:style-name="T15">class.</text:span></text:a><text:span text:style-name="T18"> </text:span><text:a xlink:type="simple" xlink:href="https://app.pluralsight.com/course-player?clipId=ce14ae16-212a-4f4e-b16e-0f1737921b63&amp;startTime=385.214" office:target-frame-name="psplayer" xlink:show="replace" text:style-name="Internet_20_link" text:visited-style-name="Visited_20_Internet_20_Link"><text:span text:style-name="T15">And then we'll make sure we call a.</text:span></text:a><text:span text:style-name="T18"> </text:span><text:a xlink:type="simple" xlink:href="https://app.pluralsight.com/course-player?clipId=ce14ae16-212a-4f4e-b16e-0f1737921b63&amp;startTime=388.07114285714266" office:target-frame-name="psplayer" xlink:show="replace" text:style-name="Internet_20_link" text:visited-style-name="Visited_20_Internet_20_Link"><text:span text:style-name="T15">getBody to get the response body.</text:span></text:a><text:span text:style-name="T18"> </text:span><text:a xlink:type="simple" xlink:href="https://app.pluralsight.com/course-player?clipId=ce14ae16-212a-4f4e-b16e-0f1737921b63&amp;startTime=390.214" office:target-frame-name="psplayer" xlink:show="replace" text:style-name="Internet_20_link" text:visited-style-name="Visited_20_Internet_20_Link"><text:span text:style-name="T15">This is the method we'll want to annotate with our Hystrix command.</text:span></text:a><text:span text:style-name="T18"> </text:span><text:a xlink:type="simple" xlink:href="https://app.pluralsight.com/course-player?clipId=ce14ae16-212a-4f4e-b16e-0f1737921b63&amp;startTime=393.214" office:target-frame-name="psplayer" xlink:show="replace" text:style-name="Internet_20_link" text:visited-style-name="Visited_20_Internet_20_Link"><text:span text:style-name="T15">So come up to the top of the method and type @HystrixCommand,</text:span></text:a><text:span text:style-name="T18"> </text:span><text:a xlink:type="simple" xlink:href="https://app.pluralsight.com/course-player?clipId=ce14ae16-212a-4f4e-b16e-0f1737921b63&amp;startTime=398.214" office:target-frame-name="psplayer" xlink:show="replace" text:style-name="Internet_20_link" text:visited-style-name="Visited_20_Internet_20_Link"><text:span text:style-name="T15">and we'll use a fallbackMethod called unknown.</text:span></text:a><text:span text:style-name="T18"> </text:span><text:a xlink:type="simple" xlink:href="https://app.pluralsight.com/course-player?clipId=ce14ae16-212a-4f4e-b16e-0f1737921b63&amp;startTime=404.214" office:target-frame-name="psplayer" xlink:show="replace" text:style-name="Internet_20_link" text:visited-style-name="Visited_20_Internet_20_Link"><text:span text:style-name="T15">And then we'll want to make sure that we define that method,</text:span></text:a><text:span text:style-name="T18"> </text:span><text:a xlink:type="simple" xlink:href="https://app.pluralsight.com/course-player?clipId=ce14ae16-212a-4f4e-b16e-0f1737921b63&amp;startTime=406.214" office:target-frame-name="psplayer" xlink:show="replace" text:style-name="Internet_20_link" text:visited-style-name="Visited_20_Internet_20_Link"><text:span text:style-name="T15">so come below the getWeather method and define a new method,</text:span></text:a><text:span text:style-name="T18"> </text:span><text:a xlink:type="simple" xlink:href="https://app.pluralsight.com/course-player?clipId=ce14ae16-212a-4f4e-b16e-0f1737921b63&amp;startTime=410.214" office:target-frame-name="psplayer" xlink:show="replace" text:style-name="Internet_20_link" text:visited-style-name="Visited_20_Internet_20_Link"><text:span text:style-name="T15">public String unknown.</text:span></text:a><text:span text:style-name="T18"> </text:span><text:a xlink:type="simple" xlink:href="https://app.pluralsight.com/course-player?clipId=ce14ae16-212a-4f4e-b16e-0f1737921b63&amp;startTime=411.5776363636363" office:target-frame-name="psplayer" xlink:show="replace" text:style-name="Internet_20_link" text:visited-style-name="Visited_20_Internet_20_Link"><text:span text:style-name="T15">And this will be a real simple method.</text:span></text:a><text:span text:style-name="T18"> </text:span><text:a xlink:type="simple" xlink:href="https://app.pluralsight.com/course-player?clipId=ce14ae16-212a-4f4e-b16e-0f1737921b63&amp;startTime=415.214" office:target-frame-name="psplayer" xlink:show="replace" text:style-name="Internet_20_link" text:visited-style-name="Visited_20_Internet_20_Link"><text:span text:style-name="T15">It will just return the string unknown.</text:span></text:a><text:span text:style-name="T18"> </text:span><text:a xlink:type="simple" xlink:href="https://app.pluralsight.com/course-player?clipId=ce14ae16-212a-4f4e-b16e-0f1737921b63&amp;startTime=417.9063076923075" office:target-frame-name="psplayer" xlink:show="replace" text:style-name="Internet_20_link" text:visited-style-name="Visited_20_Internet_20_Link"><text:span text:style-name="T15">And just to be crystal clear,</text:span></text:a><text:span text:style-name="T18"> </text:span><text:a xlink:type="simple" xlink:href="https://app.pluralsight.com/course-player?clipId=ce14ae16-212a-4f4e-b16e-0f1737921b63&amp;startTime=420.214" office:target-frame-name="psplayer" xlink:show="replace" text:style-name="Internet_20_link" text:visited-style-name="Visited_20_Internet_20_Link"><text:span text:style-name="T15">we're going to use this WeatherService in our main</text:span></text:a><text:span text:style-name="T18"> </text:span><text:a xlink:type="simple" xlink:href="https://app.pluralsight.com/course-player?clipId=ce14ae16-212a-4f4e-b16e-0f1737921b63&amp;startTime=423.48672727272736" office:target-frame-name="psplayer" xlink:show="replace" text:style-name="Internet_20_link" text:visited-style-name="Visited_20_Internet_20_Link"><text:span text:style-name="T15">application class to get the actual weather.</text:span></text:a><text:span text:style-name="T18"> </text:span><text:a xlink:type="simple" xlink:href="https://app.pluralsight.com/course-player?clipId=ce14ae16-212a-4f4e-b16e-0f1737921b63&amp;startTime=425.464" office:target-frame-name="psplayer" xlink:show="replace" text:style-name="Internet_20_link" text:visited-style-name="Visited_20_Internet_20_Link"><text:span text:style-name="T15">And if there's a problem getting the weather,</text:span></text:a><text:span text:style-name="T18"> </text:span><text:a xlink:type="simple" xlink:href="https://app.pluralsight.com/course-player?clipId=ce14ae16-212a-4f4e-b16e-0f1737921b63&amp;startTime=427.714" office:target-frame-name="psplayer" xlink:show="replace" text:style-name="Internet_20_link" text:visited-style-name="Visited_20_Internet_20_Link"><text:span text:style-name="T15">or the WeatherService is down,</text:span></text:a><text:span text:style-name="T18"> </text:span><text:a xlink:type="simple" xlink:href="https://app.pluralsight.com/course-player?clipId=ce14ae16-212a-4f4e-b16e-0f1737921b63&amp;startTime=430.214" office:target-frame-name="psplayer" xlink:show="replace" text:style-name="Internet_20_link" text:visited-style-name="Visited_20_Internet_20_Link"><text:span text:style-name="T15">it'll call that fallbackMethod and just return unknown for the weather.</text:span></text:a><text:span text:style-name="T18"> </text:span><text:a xlink:type="simple" xlink:href="https://app.pluralsight.com/course-player?clipId=ce14ae16-212a-4f4e-b16e-0f1737921b63&amp;startTime=434.36784615384624" office:target-frame-name="psplayer" xlink:show="replace" text:style-name="Internet_20_link" text:visited-style-name="Visited_20_Internet_20_Link"><text:span text:style-name="T15">Let's head back to the main application class and use the WeatherService.</text:span></text:a><text:span text:style-name="T18"> </text:span><text:a xlink:type="simple" xlink:href="https://app.pluralsight.com/course-player?clipId=ce14ae16-212a-4f4e-b16e-0f1737921b63&amp;startTime=439.214" office:target-frame-name="psplayer" xlink:show="replace" text:style-name="Internet_20_link" text:visited-style-name="Visited_20_Internet_20_Link"><text:span text:style-name="T15">So back within the main application class,</text:span></text:a><text:span text:style-name="T18"> </text:span><text:a xlink:type="simple" xlink:href="https://app.pluralsight.com/course-player?clipId=ce14ae16-212a-4f4e-b16e-0f1737921b63&amp;startTime=441.12309090909076" office:target-frame-name="psplayer" xlink:show="replace" text:style-name="Internet_20_link" text:visited-style-name="Visited_20_Internet_20_Link"><text:span text:style-name="T15">define a new instance variable, private WeatherService,</text:span></text:a><text:span text:style-name="T18"> </text:span><text:a xlink:type="simple" xlink:href="https://app.pluralsight.com/course-player?clipId=ce14ae16-212a-4f4e-b16e-0f1737921b63&amp;startTime=445.214" office:target-frame-name="psplayer" xlink:show="replace" text:style-name="Internet_20_link" text:visited-style-name="Visited_20_Internet_20_Link"><text:span text:style-name="T15">and we'll call that weatherService.</text:span></text:a><text:span text:style-name="T18"> </text:span><text:a xlink:type="simple" xlink:href="https://app.pluralsight.com/course-player?clipId=ce14ae16-212a-4f4e-b16e-0f1737921b63&amp;startTime=450.214" office:target-frame-name="psplayer" xlink:show="replace" text:style-name="Internet_20_link" text:visited-style-name="Visited_20_Internet_20_Link"><text:span text:style-name="T15">And then don't forget to add the @Inject annotation.</text:span></text:a><text:span text:style-name="T18"> </text:span><text:a xlink:type="simple" xlink:href="https://app.pluralsight.com/course-player?clipId=ce14ae16-212a-4f4e-b16e-0f1737921b63&amp;startTime=454.214" office:target-frame-name="psplayer" xlink:show="replace" text:style-name="Internet_20_link" text:visited-style-name="Visited_20_Internet_20_Link"><text:span text:style-name="T15">Then we'll add a new method called getWeather.</text:span></text:a><text:span text:style-name="T18"> </text:span><text:a xlink:type="simple" xlink:href="https://app.pluralsight.com/course-player?clipId=ce14ae16-212a-4f4e-b16e-0f1737921b63&amp;startTime=456.214" office:target-frame-name="psplayer" xlink:show="replace" text:style-name="Internet_20_link" text:visited-style-name="Visited_20_Internet_20_Link"><text:span text:style-name="T15">So come below the main method here and do public String getWeather.</text:span></text:a><text:span text:style-name="T18"> </text:span><text:a xlink:type="simple" xlink:href="https://app.pluralsight.com/course-player?clipId=ce14ae16-212a-4f4e-b16e-0f1737921b63&amp;startTime=463.214" office:target-frame-name="psplayer" xlink:show="replace" text:style-name="Internet_20_link" text:visited-style-name="Visited_20_Internet_20_Link"><text:span text:style-name="T15">And then we're going to return a string here that says the current weather is,</text:span></text:a><text:span text:style-name="T18"> </text:span><text:a xlink:type="simple" xlink:href="https://app.pluralsight.com/course-player?clipId=ce14ae16-212a-4f4e-b16e-0f1737921b63&amp;startTime=468.214" office:target-frame-name="psplayer" xlink:show="replace" text:style-name="Internet_20_link" text:visited-style-name="Visited_20_Internet_20_Link"><text:span text:style-name="T15">and then we'll call the weatherService and get the weather.</text:span></text:a><text:span text:style-name="T18"> </text:span><text:a xlink:type="simple" xlink:href="https://app.pluralsight.com/course-player?clipId=ce14ae16-212a-4f4e-b16e-0f1737921b63&amp;startTime=473.214" office:target-frame-name="psplayer" xlink:show="replace" text:style-name="Internet_20_link" text:visited-style-name="Visited_20_Internet_20_Link"><text:span text:style-name="T15">And this is our handler method, so </text:span></text:a><text:soft-page-break/><text:a xlink:type="simple" xlink:href="https://app.pluralsight.com/course-player?clipId=ce14ae16-212a-4f4e-b16e-0f1737921b63&amp;startTime=473.214" office:target-frame-name="psplayer" xlink:show="replace" text:style-name="Internet_20_link" text:visited-style-name="Visited_20_Internet_20_Link"><text:span text:style-name="T15">we'll need the @GetMapping.</text:span></text:a><text:span text:style-name="T18"> </text:span><text:a xlink:type="simple" xlink:href="https://app.pluralsight.com/course-player?clipId=ce14ae16-212a-4f4e-b16e-0f1737921b63&amp;startTime=477.214" office:target-frame-name="psplayer" xlink:show="replace" text:style-name="Internet_20_link" text:visited-style-name="Visited_20_Internet_20_Link"><text:span text:style-name="T15">So define an @GetMapping on the top of this method,</text:span></text:a><text:span text:style-name="T18"> </text:span><text:a xlink:type="simple" xlink:href="https://app.pluralsight.com/course-player?clipId=ce14ae16-212a-4f4e-b16e-0f1737921b63&amp;startTime=480.7854285714283" office:target-frame-name="psplayer" xlink:show="replace" text:style-name="Internet_20_link" text:visited-style-name="Visited_20_Internet_20_Link"><text:span text:style-name="T15">and then we'll say the URL is /current/weather.</text:span></text:a><text:span text:style-name="T18"> </text:span><text:a xlink:type="simple" xlink:href="https://app.pluralsight.com/course-player?clipId=ce14ae16-212a-4f4e-b16e-0f1737921b63&amp;startTime=484.214" office:target-frame-name="psplayer" xlink:show="replace" text:style-name="Internet_20_link" text:visited-style-name="Visited_20_Internet_20_Link"><text:span text:style-name="T15">And that's all we need for the code portion of our weather app,</text:span></text:a><text:span text:style-name="T18"> </text:span><text:a xlink:type="simple" xlink:href="https://app.pluralsight.com/course-player?clipId=ce14ae16-212a-4f4e-b16e-0f1737921b63&amp;startTime=489.6425714285714" office:target-frame-name="psplayer" xlink:show="replace" text:style-name="Internet_20_link" text:visited-style-name="Visited_20_Internet_20_Link"><text:span text:style-name="T15">so go ahead and close both of these files and navigate to</text:span></text:a><text:span text:style-name="T18"> </text:span><text:a xlink:type="simple" xlink:href="https://app.pluralsight.com/course-player?clipId=ce14ae16-212a-4f4e-b16e-0f1737921b63&amp;startTime=494.31399999999996" office:target-frame-name="psplayer" xlink:show="replace" text:style-name="Internet_20_link" text:visited-style-name="Visited_20_Internet_20_Link"><text:span text:style-name="T15">src/main/resources and open up that application.</text:span></text:a><text:span text:style-name="T18"> </text:span><text:a xlink:type="simple" xlink:href="https://app.pluralsight.com/course-player?clipId=ce14ae16-212a-4f4e-b16e-0f1737921b63&amp;startTime=498.5139999999999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ce14ae16-212a-4f4e-b16e-0f1737921b63&amp;startTime=499.214" office:target-frame-name="psplayer" xlink:show="replace" text:style-name="Internet_20_link" text:visited-style-name="Visited_20_Internet_20_Link"><text:span text:style-name="T15">The properties for the weather app are very similar to</text:span></text:a><text:span text:style-name="T18"> </text:span><text:a xlink:type="simple" xlink:href="https://app.pluralsight.com/course-player?clipId=ce14ae16-212a-4f4e-b16e-0f1737921b63&amp;startTime=501.3568571428572" office:target-frame-name="psplayer" xlink:show="replace" text:style-name="Internet_20_link" text:visited-style-name="Visited_20_Internet_20_Link"><text:span text:style-name="T15">the ones in the weather service, so I've just copied and pasted those over here.</text:span></text:a><text:span text:style-name="T18"> </text:span><text:a xlink:type="simple" xlink:href="https://app.pluralsight.com/course-player?clipId=ce14ae16-212a-4f4e-b16e-0f1737921b63&amp;startTime=506.214" office:target-frame-name="psplayer" xlink:show="replace" text:style-name="Internet_20_link" text:visited-style-name="Visited_20_Internet_20_Link"><text:span text:style-name="T15">And then we're just going to change some of those values.</text:span></text:a><text:span text:style-name="T18"> </text:span><text:a xlink:type="simple" xlink:href="https://app.pluralsight.com/course-player?clipId=ce14ae16-212a-4f4e-b16e-0f1737921b63&amp;startTime=508.214" office:target-frame-name="psplayer" xlink:show="replace" text:style-name="Internet_20_link" text:visited-style-name="Visited_20_Internet_20_Link"><text:span text:style-name="T15">So for the server.</text:span></text:a><text:span text:style-name="T18"> </text:span><text:a xlink:type="simple" xlink:href="https://app.pluralsight.com/course-player?clipId=ce14ae16-212a-4f4e-b16e-0f1737921b63&amp;startTime=510.0601538461538" office:target-frame-name="psplayer" xlink:show="replace" text:style-name="Internet_20_link" text:visited-style-name="Visited_20_Internet_20_Link"><text:span text:style-name="T15">port, we'll change that to 8000, and for the spring.</text:span></text:a><text:span text:style-name="T18"> </text:span><text:a xlink:type="simple" xlink:href="https://app.pluralsight.com/course-player?clipId=ce14ae16-212a-4f4e-b16e-0f1737921b63&amp;startTime=514.839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ce14ae16-212a-4f4e-b16e-0f1737921b63&amp;startTime=515.464" office:target-frame-name="psplayer" xlink:show="replace" text:style-name="Internet_20_link" text:visited-style-name="Visited_20_Internet_20_Link"><text:span text:style-name="T15">name, we'll change that to weather-app.</text:span></text:a><text:span text:style-name="T18"> </text:span><text:a xlink:type="simple" xlink:href="https://app.pluralsight.com/course-player?clipId=ce14ae16-212a-4f4e-b16e-0f1737921b63&amp;startTime=519.214" office:target-frame-name="psplayer" xlink:show="replace" text:style-name="Internet_20_link" text:visited-style-name="Visited_20_Internet_20_Link"><text:span text:style-name="T15">We're ready to start our weather app,</text:span></text:a><text:span text:style-name="T18"> </text:span><text:a xlink:type="simple" xlink:href="https://app.pluralsight.com/course-player?clipId=ce14ae16-212a-4f4e-b16e-0f1737921b63&amp;startTime=521.2140000000004" office:target-frame-name="psplayer" xlink:show="replace" text:style-name="Internet_20_link" text:visited-style-name="Visited_20_Internet_20_Link"><text:span text:style-name="T15">so go ahead and close that file and open up the Console.</text:span></text:a><text:span text:style-name="T18"> </text:span><text:a xlink:type="simple" xlink:href="https://app.pluralsight.com/course-player?clipId=ce14ae16-212a-4f4e-b16e-0f1737921b63&amp;startTime=524.464" office:target-frame-name="psplayer" xlink:show="replace" text:style-name="Internet_20_link" text:visited-style-name="Visited_20_Internet_20_Link"><text:span text:style-name="T15">Just go ahead and double-check that your discovery server and</text:span></text:a><text:span text:style-name="T18"> </text:span><text:a xlink:type="simple" xlink:href="https://app.pluralsight.com/course-player?clipId=ce14ae16-212a-4f4e-b16e-0f1737921b63&amp;startTime=527.2140000000002" office:target-frame-name="psplayer" xlink:show="replace" text:style-name="Internet_20_link" text:visited-style-name="Visited_20_Internet_20_Link"><text:span text:style-name="T15">your weather service are still running,</text:span></text:a><text:span text:style-name="T18"> </text:span><text:a xlink:type="simple" xlink:href="https://app.pluralsight.com/course-player?clipId=ce14ae16-212a-4f4e-b16e-0f1737921b63&amp;startTime=529.214" office:target-frame-name="psplayer" xlink:show="replace" text:style-name="Internet_20_link" text:visited-style-name="Visited_20_Internet_20_Link"><text:span text:style-name="T15">and then come over to the main WeatherAppApplication class,</text:span></text:a><text:span text:style-name="T18"> </text:span><text:a xlink:type="simple" xlink:href="https://app.pluralsight.com/course-player?clipId=ce14ae16-212a-4f4e-b16e-0f1737921b63&amp;startTime=533.214" office:target-frame-name="psplayer" xlink:show="replace" text:style-name="Internet_20_link" text:visited-style-name="Visited_20_Internet_20_Link"><text:span text:style-name="T15">right-click on it, go to Run As, and choose Spring Boot App.</text:span></text:a><text:span text:style-name="T18"> </text:span><text:a xlink:type="simple" xlink:href="https://app.pluralsight.com/course-player?clipId=ce14ae16-212a-4f4e-b16e-0f1737921b63&amp;startTime=539.214" office:target-frame-name="psplayer" xlink:show="replace" text:style-name="Internet_20_link" text:visited-style-name="Visited_20_Internet_20_Link"><text:span text:style-name="T15">Next, open up a web browser and visit localhost:8000/current/weather.</text:span></text:a><text:span text:style-name="T18"> </text:span><text:a xlink:type="simple" xlink:href="https://app.pluralsight.com/course-player?clipId=ce14ae16-212a-4f4e-b16e-0f1737921b63&amp;startTime=547.214" office:target-frame-name="psplayer" xlink:show="replace" text:style-name="Internet_20_link" text:visited-style-name="Visited_20_Internet_20_Link"><text:span text:style-name="T15">And you should get a response here.</text:span></text:a><text:span text:style-name="T18"> </text:span><text:a xlink:type="simple" xlink:href="https://app.pluralsight.com/course-player?clipId=ce14ae16-212a-4f4e-b16e-0f1737921b63&amp;startTime=548.7139999999997" office:target-frame-name="psplayer" xlink:show="replace" text:style-name="Internet_20_link" text:visited-style-name="Visited_20_Internet_20_Link"><text:span text:style-name="T15">And you can refresh it a couple times to see the different values.</text:span></text:a><text:span text:style-name="T18"> </text:span><text:a xlink:type="simple" xlink:href="https://app.pluralsight.com/course-player?clipId=ce14ae16-212a-4f4e-b16e-0f1737921b63&amp;startTime=552.0601538461536" office:target-frame-name="psplayer" xlink:show="replace" text:style-name="Internet_20_link" text:visited-style-name="Visited_20_Internet_20_Link"><text:span text:style-name="T15">And next, what we're going to do is we're going to shut down the weather service.</text:span></text:a><text:span text:style-name="T18"> </text:span><text:a xlink:type="simple" xlink:href="https://app.pluralsight.com/course-player?clipId=ce14ae16-212a-4f4e-b16e-0f1737921b63&amp;startTime=557.214" office:target-frame-name="psplayer" xlink:show="replace" text:style-name="Internet_20_link" text:visited-style-name="Visited_20_Internet_20_Link"><text:span text:style-name="T15">And we'll see that Hystrix takes over and recognizes that the weather</text:span></text:a><text:span text:style-name="T18"> </text:span><text:a xlink:type="simple" xlink:href="https://app.pluralsight.com/course-player?clipId=ce14ae16-212a-4f4e-b16e-0f1737921b63&amp;startTime=561.214" office:target-frame-name="psplayer" xlink:show="replace" text:style-name="Internet_20_link" text:visited-style-name="Visited_20_Internet_20_Link"><text:span text:style-name="T15">service is down and returns our fallback method.</text:span></text:a><text:span text:style-name="T18"> </text:span><text:a xlink:type="simple" xlink:href="https://app.pluralsight.com/course-player?clipId=ce14ae16-212a-4f4e-b16e-0f1737921b63&amp;startTime=565.214" office:target-frame-name="psplayer" xlink:show="replace" text:style-name="Internet_20_link" text:visited-style-name="Visited_20_Internet_20_Link"><text:span text:style-name="T15">So we should be able to see the current weather is unknown</text:span></text:a><text:span text:style-name="T18"> </text:span><text:a xlink:type="simple" xlink:href="https://app.pluralsight.com/course-player?clipId=ce14ae16-212a-4f4e-b16e-0f1737921b63&amp;startTime=568.6425714285721" office:target-frame-name="psplayer" xlink:show="replace" text:style-name="Internet_20_link" text:visited-style-name="Visited_20_Internet_20_Link"><text:span text:style-name="T15">after we shut down the weather service.</text:span></text:a><text:span text:style-name="T18"> </text:span><text:a xlink:type="simple" xlink:href="https://app.pluralsight.com/course-player?clipId=ce14ae16-212a-4f4e-b16e-0f1737921b63&amp;startTime=571.214" office:target-frame-name="psplayer" xlink:show="replace" text:style-name="Internet_20_link" text:visited-style-name="Visited_20_Internet_20_Link"><text:span text:style-name="T15">So we're back within the IDE,</text:span></text:a><text:span text:style-name="T18"> </text:span><text:a xlink:type="simple" xlink:href="https://app.pluralsight.com/course-player?clipId=ce14ae16-212a-4f4e-b16e-0f1737921b63&amp;startTime=573.0601538461536" office:target-frame-name="psplayer" xlink:show="replace" text:style-name="Internet_20_link" text:visited-style-name="Visited_20_Internet_20_Link"><text:span text:style-name="T15">and we have the weather service pulled up in the Console.</text:span></text:a><text:span text:style-name="T18"> </text:span><text:a xlink:type="simple" xlink:href="https://app.pluralsight.com/course-player?clipId=ce14ae16-212a-4f4e-b16e-0f1737921b63&amp;startTime=576.4447692307691" office:target-frame-name="psplayer" xlink:show="replace" text:style-name="Internet_20_link" text:visited-style-name="Visited_20_Internet_20_Link"><text:span text:style-name="T15">We'll go ahead and stop the weather service and head back to the browser.</text:span></text:a><text:span text:style-name="T18"> </text:span><text:a xlink:type="simple" xlink:href="https://app.pluralsight.com/course-player?clipId=ce14ae16-212a-4f4e-b16e-0f1737921b63&amp;startTime=581.214" office:target-frame-name="psplayer" xlink:show="replace" text:style-name="Internet_20_link" text:visited-style-name="Visited_20_Internet_20_Link"><text:span text:style-name="T15">Back within the browser, we'll go ahead and refresh the page,</text:span></text:a><text:span text:style-name="T18"> </text:span><text:a xlink:type="simple" xlink:href="https://app.pluralsight.com/course-player?clipId=ce14ae16-212a-4f4e-b16e-0f1737921b63&amp;startTime=584.214" office:target-frame-name="psplayer" xlink:show="replace" text:style-name="Internet_20_link" text:visited-style-name="Visited_20_Internet_20_Link"><text:span text:style-name="T15">and we can see instantly that the current weather is unknown.</text:span></text:a><text:span text:style-name="T18"> </text:span><text:a xlink:type="simple" xlink:href="https://app.pluralsight.com/course-player?clipId=ce14ae16-212a-4f4e-b16e-0f1737921b63&amp;startTime=588.214" office:target-frame-name="psplayer" xlink:show="replace" text:style-name="Internet_20_link" text:visited-style-name="Visited_20_Internet_20_Link"><text:span text:style-name="T15">Hystrix has realized the call to the weather service is failing and it should use its fallback method.</text:span></text:a></text:p>
      <text:h text:style-name="P3" text:outline-level="3"><text:a xlink:type="simple" xlink:href="https://app.pluralsight.com/course-player?clipId=d3eeaaaf-0816-4137-8730-2d7a83c1c7ce" office:target-frame-name="psplayer" xlink:show="replace" text:style-name="Internet_20_link" text:visited-style-name="Visited_20_Internet_20_Link"><text:span text:style-name="T15">Metrics and Insight with the Hystrix Dashboard</text:span></text:a></text:h>
      <text:p text:style-name="P5"><text:a xlink:type="simple" xlink:href="https://app.pluralsight.com/course-player?clipId=d3eeaaaf-0816-4137-8730-2d7a83c1c7ce&amp;startTime=1.414" office:target-frame-name="psplayer" xlink:show="replace" text:style-name="Internet_20_link" text:visited-style-name="Visited_20_Internet_20_Link"><text:span text:style-name="T15">Netflix Hystrix tracks the execution status of protected calls so</text:span></text:a><text:span text:style-name="T18"> </text:span><text:a xlink:type="simple" xlink:href="https://app.pluralsight.com/course-player?clipId=d3eeaaaf-0816-4137-8730-2d7a83c1c7ce&amp;startTime=5.959454545454544" office:target-frame-name="psplayer" xlink:show="replace" text:style-name="Internet_20_link" text:visited-style-name="Visited_20_Internet_20_Link"><text:span text:style-name="T15">that it knows when to trip the circuit breaker.</text:span></text:a><text:span text:style-name="T18"> </text:span><text:a xlink:type="simple" xlink:href="https://app.pluralsight.com/course-player?clipId=d3eeaaaf-0816-4137-8730-2d7a83c1c7ce&amp;startTime=9.414" office:target-frame-name="psplayer" xlink:show="replace" text:style-name="Internet_20_link" text:visited-style-name="Visited_20_Internet_20_Link"><text:span text:style-name="T15">And one of the advantages of this is that we can use those metrics to</text:span></text:a><text:span text:style-name="T18"> </text:span><text:a xlink:type="simple" xlink:href="https://app.pluralsight.com/course-player?clipId=d3eeaaaf-0816-4137-8730-2d7a83c1c7ce&amp;startTime=13.414" office:target-frame-name="psplayer" xlink:show="replace" text:style-name="Internet_20_link" text:visited-style-name="Visited_20_Internet_20_Link"><text:span text:style-name="T15">get insight into how our calls are functioning.</text:span></text:a><text:span text:style-name="T18"> </text:span><text:a xlink:type="simple" xlink:href="https://app.pluralsight.com/course-player?clipId=d3eeaaaf-0816-4137-8730-2d7a83c1c7ce&amp;startTime=17.414" office:target-frame-name="psplayer" xlink:show="replace" text:style-name="Internet_20_link" text:visited-style-name="Visited_20_Internet_20_Link"><text:span text:style-name="T15">Reading those metrics in their raw form wouldn't be very easy or efficient.</text:span></text:a><text:span text:style-name="T18"> </text:span><text:a xlink:type="simple" xlink:href="https://app.pluralsight.com/course-player?clipId=d3eeaaaf-0816-4137-8730-2d7a83c1c7ce&amp;startTime=22.414" office:target-frame-name="psplayer" xlink:show="replace" text:style-name="Internet_20_link" text:visited-style-name="Visited_20_Internet_20_Link"><text:span text:style-name="T15">And that's where the Hystrix Dashboard comes in.</text:span></text:a><text:span text:style-name="T18"> </text:span><text:a xlink:type="simple" xlink:href="https://app.pluralsight.com/course-player?clipId=d3eeaaaf-0816-4137-8730-2d7a83c1c7ce&amp;startTime=25.414" office:target-frame-name="psplayer" xlink:show="replace" text:style-name="Internet_20_link" text:visited-style-name="Visited_20_Internet_20_Link"><text:span text:style-name="T15">And the dashboard is a web application that helps you visualize all of</text:span></text:a><text:span text:style-name="T18"> </text:span><text:a xlink:type="simple" xlink:href="https://app.pluralsight.com/course-player?clipId=d3eeaaaf-0816-4137-8730-2d7a83c1c7ce&amp;startTime=30.414" office:target-frame-name="psplayer" xlink:show="replace" text:style-name="Internet_20_link" text:visited-style-name="Visited_20_Internet_20_Link"><text:span text:style-name="T15">those metrics in a quick and easy-to-use fashion.</text:span></text:a><text:span text:style-name="T18"> </text:span><text:a xlink:type="simple" xlink:href="https://app.pluralsight.com/course-player?clipId=d3eeaaaf-0816-4137-8730-2d7a83c1c7ce&amp;startTime=34.414" office:target-frame-name="psplayer" xlink:show="replace" text:style-name="Internet_20_link" text:visited-style-name="Visited_20_Internet_20_Link"><text:span text:style-name="T15">The dashboard is jam-packed with information.</text:span></text:a><text:span text:style-name="T18"> </text:span><text:a xlink:type="simple" xlink:href="https://app.pluralsight.com/course-player?clipId=d3eeaaaf-0816-4137-8730-2d7a83c1c7ce&amp;startTime=37.414" office:target-frame-name="psplayer" xlink:show="replace" text:style-name="Internet_20_link" text:visited-style-name="Visited_20_Internet_20_Link"><text:span text:style-name="T15">It tracks and displays information about the state of the circuit,</text:span></text:a><text:span text:style-name="T18"> </text:span><text:a xlink:type="simple" xlink:href="https://app.pluralsight.com/course-player?clipId=d3eeaaaf-0816-4137-8730-2d7a83c1c7ce&amp;startTime=40.414" office:target-frame-name="psplayer" xlink:show="replace" text:style-name="Internet_20_link" text:visited-style-name="Visited_20_Internet_20_Link"><text:span text:style-name="T15">whether it's open or closed, the error rate for the call,</text:span></text:a><text:span text:style-name="T18"> </text:span><text:a xlink:type="simple" xlink:href="https://app.pluralsight.com/course-player?clipId=d3eeaaaf-0816-4137-8730-2d7a83c1c7ce&amp;startTime=44.414" office:target-frame-name="psplayer" xlink:show="replace" text:style-name="Internet_20_link" text:visited-style-name="Visited_20_Internet_20_Link"><text:span text:style-name="T15">the traffic volume that it's receiving, how many requests were successful,</text:span></text:a><text:span text:style-name="T18"> </text:span><text:a xlink:type="simple" xlink:href="https://app.pluralsight.com/course-player?clipId=d3eeaaaf-0816-4137-8730-2d7a83c1c7ce&amp;startTime=47.914" office:target-frame-name="psplayer" xlink:show="replace" text:style-name="Internet_20_link" text:visited-style-name="Visited_20_Internet_20_Link"><text:span text:style-name="T15">rejected, or timed out, and the latency percentiles for the call.</text:span></text:a><text:span text:style-name="T18"> </text:span><text:a xlink:type="simple" xlink:href="https://app.pluralsight.com/course-player?clipId=d3eeaaaf-0816-4137-8730-2d7a83c1c7ce&amp;startTime=53.414" office:target-frame-name="psplayer" xlink:show="replace" text:style-name="Internet_20_link" text:visited-style-name="Visited_20_Internet_20_Link"><text:span text:style-name="T15">And you can also use it to track a single server or a cluster of servers.</text:span></text:a><text:span text:style-name="T18"> </text:span><text:a xlink:type="simple" xlink:href="https://app.pluralsight.com/course-player?clipId=d3eeaaaf-0816-4137-8730-2d7a83c1c7ce&amp;startTime=59.414" office:target-frame-name="psplayer" xlink:show="replace" text:style-name="Internet_20_link" text:visited-style-name="Visited_20_Internet_20_Link"><text:span text:style-name="T15">To use it, it's literally as easy as declaring a couple dependencies in your pom. xml and adding a single annotation.</text:span></text:a></text:p>
      <text:h text:style-name="P3" text:outline-level="3"><text:a xlink:type="simple" xlink:href="https://app.pluralsight.com/course-player?clipId=dcc2ed85-9c19-46b8-9ef2-c03470b7f9bb" office:target-frame-name="psplayer" xlink:show="replace" text:style-name="Internet_20_link" text:visited-style-name="Visited_20_Internet_20_Link"><text:span text:style-name="T15">Using Spring Cloud and the Netflix Hystrix Dashboard</text:span></text:a></text:h>
      <text:p text:style-name="P5"><text:a xlink:type="simple" xlink:href="https://app.pluralsight.com/course-player?clipId=dcc2ed85-9c19-46b8-9ef2-c03470b7f9bb&amp;startTime=2.247" office:target-frame-name="psplayer" xlink:show="replace" text:style-name="Internet_20_link" text:visited-style-name="Visited_20_Internet_20_Link"><text:span text:style-name="T15">In order to use the Hystrix Dashboard, you first,</text:span></text:a><text:span text:style-name="T18"> </text:span><text:a xlink:type="simple" xlink:href="https://app.pluralsight.com/course-player?clipId=dcc2ed85-9c19-46b8-9ef2-c03470b7f9bb&amp;startTime=4.701545454545452" office:target-frame-name="psplayer" xlink:show="replace" text:style-name="Internet_20_link" text:visited-style-name="Visited_20_Internet_20_Link"><text:span text:style-name="T15">like always,</text:span></text:a><text:span text:style-name="T18"> </text:span><text:a xlink:type="simple" xlink:href="https://app.pluralsight.com/course-player?clipId=dcc2ed85-9c19-46b8-9ef2-c03470b7f9bb&amp;startTime=5.247" office:target-frame-name="psplayer" xlink:show="replace" text:style-name="Internet_20_link" text:visited-style-name="Visited_20_Internet_20_Link"><text:span text:style-name="T15">declare a new dependency within the dependencyManagement section of your pom.</text:span></text:a><text:span text:style-name="T18"> </text:span><text:a xlink:type="simple" xlink:href="https://app.pluralsight.com/course-player?clipId=dcc2ed85-9c19-46b8-9ef2-c03470b7f9bb&amp;startTime=11.247" office:target-frame-name="psplayer" xlink:show="replace" text:style-name="Internet_20_link" text:visited-style-name="Visited_20_Internet_20_Link"><text:span text:style-name="T15">xml on spring-cloud-dependencies.</text:span></text:a><text:span text:style-name="T18"> </text:span><text:a xlink:type="simple" xlink:href="https://app.pluralsight.com/course-player?clipId=dcc2ed85-9c19-46b8-9ef2-c03470b7f9bb&amp;startTime=14.247" office:target-frame-name="psplayer" xlink:show="replace" text:style-name="Internet_20_link" text:visited-style-name="Visited_20_Internet_20_Link"><text:span text:style-name="T15">And, as always again, make sure that it's of type pom and has a scope of import.</text:span></text:a><text:span text:style-name="T18"> </text:span><text:a xlink:type="simple" xlink:href="https://app.pluralsight.com/course-player?clipId=dcc2ed85-9c19-46b8-9ef2-c03470b7f9bb&amp;startTime=19.247" office:target-frame-name="psplayer" xlink:show="replace" text:style-name="Internet_20_link" text:visited-style-name="Visited_20_Internet_20_Link"><text:span text:style-name="T15">Then, still within your pom.</text:span></text:a><text:span text:style-name="T18"> </text:span><text:a xlink:type="simple" xlink:href="https://app.pluralsight.com/course-player?clipId=dcc2ed85-9c19-46b8-9ef2-c03470b7f9bb&amp;startTime=20.747000000000003" office:target-frame-name="psplayer" xlink:show="replace" text:style-name="Internet_20_link" text:visited-style-name="Visited_20_Internet_20_Link"><text:span text:style-name="T15">xml, in the dependency section,</text:span></text:a><text:span text:style-name="T18"> </text:span><text:a xlink:type="simple" xlink:href="https://app.pluralsight.com/course-player?clipId=dcc2ed85-9c19-46b8-9ef2-c03470b7f9bb&amp;startTime=22.247" office:target-frame-name="psplayer" xlink:show="replace" text:style-name="Internet_20_link" text:visited-style-name="Visited_20_Internet_20_Link"><text:span text:style-name="T15">define a new dependency on spring-cloud-starter-hystrix-dashboard.</text:span></text:a><text:span text:style-name="T18"> </text:span><text:a xlink:type="simple" xlink:href="https://app.pluralsight.com/course-player?clipId=dcc2ed85-9c19-46b8-9ef2-c03470b7f9bb&amp;startTime=29.247" office:target-frame-name="psplayer" xlink:show="replace" text:style-name="Internet_20_link" text:visited-style-name="Visited_20_Internet_20_Link"><text:span text:style-name="T15">And finally, you can probably guess it,</text:span></text:a><text:span text:style-name="T18"> </text:span><text:a xlink:type="simple" xlink:href="https://app.pluralsight.com/course-player?clipId=dcc2ed85-9c19-46b8-9ef2-c03470b7f9bb&amp;startTime=33.06518181818183" office:target-frame-name="psplayer" xlink:show="replace" text:style-name="Internet_20_link" text:visited-style-name="Visited_20_Internet_20_Link"><text:span text:style-name="T15">add the @EnableHystrixDashboard annotation. And that's all you need to get started with the Hystrix Dashboard.</text:span></text:a></text:p>
      <text:h text:style-name="P3" text:outline-level="3"><text:soft-page-break/><text:a xlink:type="simple" xlink:href="https://app.pluralsight.com/course-player?clipId=7264972e-920a-4561-835f-daa38ff59562" office:target-frame-name="psplayer" xlink:show="replace" text:style-name="Internet_20_link" text:visited-style-name="Visited_20_Internet_20_Link"><text:span text:style-name="T15">Reading and Understanding the Hystrix Dashboard</text:span></text:a></text:h>
      <text:p text:style-name="P5"><text:a xlink:type="simple" xlink:href="https://app.pluralsight.com/course-player?clipId=7264972e-920a-4561-835f-daa38ff59562&amp;startTime=2" office:target-frame-name="psplayer" xlink:show="replace" text:style-name="Internet_20_link" text:visited-style-name="Visited_20_Internet_20_Link"><text:span text:style-name="T15">Before we get started with the demo of setting up the Hystrix Dashboard,</text:span></text:a><text:span text:style-name="T18"> </text:span><text:a xlink:type="simple" xlink:href="https://app.pluralsight.com/course-player?clipId=7264972e-920a-4561-835f-daa38ff59562&amp;startTime=5.134545454545454" office:target-frame-name="psplayer" xlink:show="replace" text:style-name="Internet_20_link" text:visited-style-name="Visited_20_Internet_20_Link"><text:span text:style-name="T15">it'll be important to understand how to read the dashboard as it contains</text:span></text:a><text:span text:style-name="T18"> </text:span><text:a xlink:type="simple" xlink:href="https://app.pluralsight.com/course-player?clipId=7264972e-920a-4561-835f-daa38ff59562&amp;startTime=10.751428571428573" office:target-frame-name="psplayer" xlink:show="replace" text:style-name="Internet_20_link" text:visited-style-name="Visited_20_Internet_20_Link"><text:span text:style-name="T15">a lot of information in a very small amount of space.</text:span></text:a><text:span text:style-name="T18"> </text:span><text:a xlink:type="simple" xlink:href="https://app.pluralsight.com/course-player?clipId=7264972e-920a-4561-835f-daa38ff59562&amp;startTime=14.68" office:target-frame-name="psplayer" xlink:show="replace" text:style-name="Internet_20_link" text:visited-style-name="Visited_20_Internet_20_Link"><text:span text:style-name="T15">We'll focus on the top half under the Circuit heading as the bottom half,</text:span></text:a><text:span text:style-name="T18"> </text:span><text:a xlink:type="simple" xlink:href="https://app.pluralsight.com/course-player?clipId=7264972e-920a-4561-835f-daa38ff59562&amp;startTime=18.251428571428573" office:target-frame-name="psplayer" xlink:show="replace" text:style-name="Internet_20_link" text:visited-style-name="Visited_20_Internet_20_Link"><text:span text:style-name="T15">the Thread Pools, is pretty self-explanatory.</text:span></text:a><text:span text:style-name="T18"> </text:span><text:a xlink:type="simple" xlink:href="https://app.pluralsight.com/course-player?clipId=7264972e-920a-4561-835f-daa38ff59562&amp;startTime=21.68" office:target-frame-name="psplayer" xlink:show="replace" text:style-name="Internet_20_link" text:visited-style-name="Visited_20_Internet_20_Link"><text:span text:style-name="T15">The dashboard is quite literally jam-packed with information.</text:span></text:a><text:span text:style-name="T18"> </text:span><text:a xlink:type="simple" xlink:href="https://app.pluralsight.com/course-player?clipId=7264972e-920a-4561-835f-daa38ff59562&amp;startTime=25.68" office:target-frame-name="psplayer" xlink:show="replace" text:style-name="Internet_20_link" text:visited-style-name="Visited_20_Internet_20_Link"><text:span text:style-name="T15">And it can be a little daunting when you see it at first,</text:span></text:a><text:span text:style-name="T18"> </text:span><text:a xlink:type="simple" xlink:href="https://app.pluralsight.com/course-player?clipId=7264972e-920a-4561-835f-daa38ff59562&amp;startTime=27.68" office:target-frame-name="psplayer" xlink:show="replace" text:style-name="Internet_20_link" text:visited-style-name="Visited_20_Internet_20_Link"><text:span text:style-name="T15">so let's break it down by parts.</text:span></text:a><text:span text:style-name="T18"> </text:span><text:a xlink:type="simple" xlink:href="https://app.pluralsight.com/course-player?clipId=7264972e-920a-4561-835f-daa38ff59562&amp;startTime=29.54666666666666" office:target-frame-name="psplayer" xlink:show="replace" text:style-name="Internet_20_link" text:visited-style-name="Visited_20_Internet_20_Link"><text:span text:style-name="T15">At the top right you have the name of the Hystrix call that is being protected,</text:span></text:a><text:span text:style-name="T18"> </text:span><text:a xlink:type="simple" xlink:href="https://app.pluralsight.com/course-player?clipId=7264972e-920a-4561-835f-daa38ff59562&amp;startTime=34.14153846153845" office:target-frame-name="psplayer" xlink:show="replace" text:style-name="Internet_20_link" text:visited-style-name="Visited_20_Internet_20_Link"><text:span text:style-name="T15">and in this picture it's the getCurrentWeather call.</text:span></text:a><text:span text:style-name="T18"> </text:span><text:a xlink:type="simple" xlink:href="https://app.pluralsight.com/course-player?clipId=7264972e-920a-4561-835f-daa38ff59562&amp;startTime=36.68000000000001" office:target-frame-name="psplayer" xlink:show="replace" text:style-name="Internet_20_link" text:visited-style-name="Visited_20_Internet_20_Link"><text:span text:style-name="T15">On the left side, you have a circle that represents both the request volume,</text:span></text:a><text:span text:style-name="T18"> </text:span><text:a xlink:type="simple" xlink:href="https://app.pluralsight.com/course-player?clipId=7264972e-920a-4561-835f-daa38ff59562&amp;startTime=41.603076923076934" office:target-frame-name="psplayer" xlink:show="replace" text:style-name="Internet_20_link" text:visited-style-name="Visited_20_Internet_20_Link"><text:span text:style-name="T15">as well as the health of the call.</text:span></text:a><text:span text:style-name="T18"> </text:span><text:a xlink:type="simple" xlink:href="https://app.pluralsight.com/course-player?clipId=7264972e-920a-4561-835f-daa38ff59562&amp;startTime=44.68" office:target-frame-name="psplayer" xlink:show="replace" text:style-name="Internet_20_link" text:visited-style-name="Visited_20_Internet_20_Link"><text:span text:style-name="T15">And the larger the circle gets, the more the request volume is,</text:span></text:a><text:span text:style-name="T18"> </text:span><text:a xlink:type="simple" xlink:href="https://app.pluralsight.com/course-player?clipId=7264972e-920a-4561-835f-daa38ff59562&amp;startTime=47.68" office:target-frame-name="psplayer" xlink:show="replace" text:style-name="Internet_20_link" text:visited-style-name="Visited_20_Internet_20_Link"><text:span text:style-name="T15">and the more red the circle becomes, the more unhealthy the call is.</text:span></text:a><text:span text:style-name="T18"> </text:span><text:a xlink:type="simple" xlink:href="https://app.pluralsight.com/course-player?clipId=7264972e-920a-4561-835f-daa38ff59562&amp;startTime=52.68" office:target-frame-name="psplayer" xlink:show="replace" text:style-name="Internet_20_link" text:visited-style-name="Visited_20_Internet_20_Link"><text:span text:style-name="T15">Then on top of the circle,</text:span></text:a><text:span text:style-name="T18"> </text:span><text:a xlink:type="simple" xlink:href="https://app.pluralsight.com/course-player?clipId=7264972e-920a-4561-835f-daa38ff59562&amp;startTime=54.680000000000014" office:target-frame-name="psplayer" xlink:show="replace" text:style-name="Internet_20_link" text:visited-style-name="Visited_20_Internet_20_Link"><text:span text:style-name="T15">the line is a depiction of the request rate over the last 2 minutes.</text:span></text:a><text:span text:style-name="T18"> </text:span><text:a xlink:type="simple" xlink:href="https://app.pluralsight.com/course-player?clipId=7264972e-920a-4561-835f-daa38ff59562&amp;startTime=59.10857142857142" office:target-frame-name="psplayer" xlink:show="replace" text:style-name="Internet_20_link" text:visited-style-name="Visited_20_Internet_20_Link"><text:span text:style-name="T15">Back on the right side, beneath the name of the protected call in gray,</text:span></text:a><text:span text:style-name="T18"> </text:span><text:a xlink:type="simple" xlink:href="https://app.pluralsight.com/course-player?clipId=7264972e-920a-4561-835f-daa38ff59562&amp;startTime=63.34666666666668" office:target-frame-name="psplayer" xlink:show="replace" text:style-name="Internet_20_link" text:visited-style-name="Visited_20_Internet_20_Link"><text:span text:style-name="T15">is the error rate of the call.</text:span></text:a><text:span text:style-name="T18"> </text:span><text:a xlink:type="simple" xlink:href="https://app.pluralsight.com/course-player?clipId=7264972e-920a-4561-835f-daa38ff59562&amp;startTime=65.68" office:target-frame-name="psplayer" xlink:show="replace" text:style-name="Internet_20_link" text:visited-style-name="Visited_20_Internet_20_Link"><text:span text:style-name="T15">And below that you have the number that indicates the</text:span></text:a><text:span text:style-name="T18"> </text:span><text:a xlink:type="simple" xlink:href="https://app.pluralsight.com/course-player?clipId=7264972e-920a-4561-835f-daa38ff59562&amp;startTime=68.18" office:target-frame-name="psplayer" xlink:show="replace" text:style-name="Internet_20_link" text:visited-style-name="Visited_20_Internet_20_Link"><text:span text:style-name="T15">request per second at the host level, as well as at the cluster level.</text:span></text:a><text:span text:style-name="T18"> </text:span><text:a xlink:type="simple" xlink:href="https://app.pluralsight.com/course-player?clipId=7264972e-920a-4561-835f-daa38ff59562&amp;startTime=72.68" office:target-frame-name="psplayer" xlink:show="replace" text:style-name="Internet_20_link" text:visited-style-name="Visited_20_Internet_20_Link"><text:span text:style-name="T15">Continuing downward, still on the right side,</text:span></text:a><text:span text:style-name="T18"> </text:span><text:a xlink:type="simple" xlink:href="https://app.pluralsight.com/course-player?clipId=7264972e-920a-4561-835f-daa38ff59562&amp;startTime=74.43" office:target-frame-name="psplayer" xlink:show="replace" text:style-name="Internet_20_link" text:visited-style-name="Visited_20_Internet_20_Link"><text:span text:style-name="T15">you have the state of the circuit for this particular call</text:span></text:a><text:span text:style-name="T18"> </text:span><text:a xlink:type="simple" xlink:href="https://app.pluralsight.com/course-player?clipId=7264972e-920a-4561-835f-daa38ff59562&amp;startTime=77.3163636363636" office:target-frame-name="psplayer" xlink:show="replace" text:style-name="Internet_20_link" text:visited-style-name="Visited_20_Internet_20_Link"><text:span text:style-name="T15">and whether it's open and rejecting traffic or whether it's</text:span></text:a><text:span text:style-name="T18"> </text:span><text:a xlink:type="simple" xlink:href="https://app.pluralsight.com/course-player?clipId=7264972e-920a-4561-835f-daa38ff59562&amp;startTime=81.45777777777779" office:target-frame-name="psplayer" xlink:show="replace" text:style-name="Internet_20_link" text:visited-style-name="Visited_20_Internet_20_Link"><text:span text:style-name="T15">closed and accepting traffic.</text:span></text:a><text:span text:style-name="T18"> </text:span><text:a xlink:type="simple" xlink:href="https://app.pluralsight.com/course-player?clipId=7264972e-920a-4561-835f-daa38ff59562&amp;startTime=83.68" office:target-frame-name="psplayer" xlink:show="replace" text:style-name="Internet_20_link" text:visited-style-name="Visited_20_Internet_20_Link"><text:span text:style-name="T15">And then right below that you have the latency percentiles for this call.</text:span></text:a><text:span text:style-name="T18"> </text:span><text:a xlink:type="simple" xlink:href="https://app.pluralsight.com/course-player?clipId=7264972e-920a-4561-835f-daa38ff59562&amp;startTime=87.68" office:target-frame-name="psplayer" xlink:show="replace" text:style-name="Internet_20_link" text:visited-style-name="Visited_20_Internet_20_Link"><text:span text:style-name="T15">Moving back to the top,</text:span></text:a><text:span text:style-name="T18"> </text:span><text:a xlink:type="simple" xlink:href="https://app.pluralsight.com/course-player?clipId=7264972e-920a-4561-835f-daa38ff59562&amp;startTime=89.21846153846154" office:target-frame-name="psplayer" xlink:show="replace" text:style-name="Internet_20_link" text:visited-style-name="Visited_20_Internet_20_Link"><text:span text:style-name="T15">underneath the name of the protected call are a bunch of</text:span></text:a><text:span text:style-name="T18"> </text:span><text:a xlink:type="simple" xlink:href="https://app.pluralsight.com/course-player?clipId=7264972e-920a-4561-835f-daa38ff59562&amp;startTime=92.67999999999999" office:target-frame-name="psplayer" xlink:show="replace" text:style-name="Internet_20_link" text:visited-style-name="Visited_20_Internet_20_Link"><text:span text:style-name="T15">numbers in columns with different colors.</text:span></text:a><text:span text:style-name="T18"> </text:span><text:a xlink:type="simple" xlink:href="https://app.pluralsight.com/course-player?clipId=7264972e-920a-4561-835f-daa38ff59562&amp;startTime=94.68" office:target-frame-name="psplayer" xlink:show="replace" text:style-name="Internet_20_link" text:visited-style-name="Visited_20_Internet_20_Link"><text:span text:style-name="T15">Let's zoom in on this particular area so we can</text:span></text:a><text:span text:style-name="T18"> </text:span><text:a xlink:type="simple" xlink:href="https://app.pluralsight.com/course-player?clipId=7264972e-920a-4561-835f-daa38ff59562&amp;startTime=98.01333333333329" office:target-frame-name="psplayer" xlink:show="replace" text:style-name="Internet_20_link" text:visited-style-name="Visited_20_Internet_20_Link"><text:span text:style-name="T15">explain each of these individually.</text:span></text:a><text:span text:style-name="T18"> </text:span><text:a xlink:type="simple" xlink:href="https://app.pluralsight.com/course-player?clipId=7264972e-920a-4561-835f-daa38ff59562&amp;startTime=99.68" office:target-frame-name="psplayer" xlink:show="replace" text:style-name="Internet_20_link" text:visited-style-name="Visited_20_Internet_20_Link"><text:span text:style-name="T15">For the numbers, we'll move column by column and row by row.</text:span></text:a><text:span text:style-name="T18"> </text:span><text:a xlink:type="simple" xlink:href="https://app.pluralsight.com/course-player?clipId=7264972e-920a-4561-835f-daa38ff59562&amp;startTime=103.68" office:target-frame-name="psplayer" xlink:show="replace" text:style-name="Internet_20_link" text:visited-style-name="Visited_20_Internet_20_Link"><text:span text:style-name="T15">And, just in case you forget,</text:span></text:a><text:span text:style-name="T18"> </text:span><text:a xlink:type="simple" xlink:href="https://app.pluralsight.com/course-player?clipId=7264972e-920a-4561-835f-daa38ff59562&amp;startTime=104.96571428571426" office:target-frame-name="psplayer" xlink:show="replace" text:style-name="Internet_20_link" text:visited-style-name="Visited_20_Internet_20_Link"><text:span text:style-name="T15">there's a legend at the top of the Hystrix Dashboard that looks just like this.</text:span></text:a><text:span text:style-name="T18"> </text:span><text:a xlink:type="simple" xlink:href="https://app.pluralsight.com/course-player?clipId=7264972e-920a-4561-835f-daa38ff59562&amp;startTime=109.68" office:target-frame-name="psplayer" xlink:show="replace" text:style-name="Internet_20_link" text:visited-style-name="Visited_20_Internet_20_Link"><text:span text:style-name="T15">Starting at the first column in the first row,</text:span></text:a><text:span text:style-name="T18"> </text:span><text:a xlink:type="simple" xlink:href="https://app.pluralsight.com/course-player?clipId=7264972e-920a-4561-835f-daa38ff59562&amp;startTime=111.75692307692304" office:target-frame-name="psplayer" xlink:show="replace" text:style-name="Internet_20_link" text:visited-style-name="Visited_20_Internet_20_Link"><text:span text:style-name="T15">the dark green number represents the number of successful requests.</text:span></text:a><text:span text:style-name="T18"> </text:span><text:a xlink:type="simple" xlink:href="https://app.pluralsight.com/course-player?clipId=7264972e-920a-4561-835f-daa38ff59562&amp;startTime=115.68" office:target-frame-name="psplayer" xlink:show="replace" text:style-name="Internet_20_link" text:visited-style-name="Visited_20_Internet_20_Link"><text:span text:style-name="T15">And right below that,</text:span></text:a><text:span text:style-name="T18"> </text:span><text:a xlink:type="simple" xlink:href="https://app.pluralsight.com/course-player?clipId=7264972e-920a-4561-835f-daa38ff59562&amp;startTime=117.21846153846155" office:target-frame-name="psplayer" xlink:show="replace" text:style-name="Internet_20_link" text:visited-style-name="Visited_20_Internet_20_Link"><text:span text:style-name="T15">the blue number represents the number of short-circuited requests.</text:span></text:a><text:span text:style-name="T18"> </text:span><text:a xlink:type="simple" xlink:href="https://app.pluralsight.com/course-player?clipId=7264972e-920a-4561-835f-daa38ff59562&amp;startTime=120.68" office:target-frame-name="psplayer" xlink:show="replace" text:style-name="Internet_20_link" text:visited-style-name="Visited_20_Internet_20_Link"><text:span text:style-name="T15">And these are the requests that didn't even attempt to</text:span></text:a><text:span text:style-name="T18"> </text:span><text:a xlink:type="simple" xlink:href="https://app.pluralsight.com/course-player?clipId=7264972e-920a-4561-835f-daa38ff59562&amp;startTime=123.18" office:target-frame-name="psplayer" xlink:show="replace" text:style-name="Internet_20_link" text:visited-style-name="Visited_20_Internet_20_Link"><text:span text:style-name="T15">execute because the circuit was open.</text:span></text:a><text:span text:style-name="T18"> </text:span><text:a xlink:type="simple" xlink:href="https://app.pluralsight.com/course-player?clipId=7264972e-920a-4561-835f-daa38ff59562&amp;startTime=124.91076923076923" office:target-frame-name="psplayer" xlink:show="replace" text:style-name="Internet_20_link" text:visited-style-name="Visited_20_Internet_20_Link"><text:span text:style-name="T15">Still in the first column, on the bottom row,</text:span></text:a><text:span text:style-name="T18"> </text:span><text:a xlink:type="simple" xlink:href="https://app.pluralsight.com/course-player?clipId=7264972e-920a-4561-835f-daa38ff59562&amp;startTime=127.68" office:target-frame-name="psplayer" xlink:show="replace" text:style-name="Internet_20_link" text:visited-style-name="Visited_20_Internet_20_Link"><text:span text:style-name="T15">the light green number represents the number of bad requests.</text:span></text:a><text:span text:style-name="T18"> </text:span><text:a xlink:type="simple" xlink:href="https://app.pluralsight.com/course-player?clipId=7264972e-920a-4561-835f-daa38ff59562&amp;startTime=130.68" office:target-frame-name="psplayer" xlink:show="replace" text:style-name="Internet_20_link" text:visited-style-name="Visited_20_Internet_20_Link"><text:span text:style-name="T15">And these requests are errors,</text:span></text:a><text:span text:style-name="T18"> </text:span><text:a xlink:type="simple" xlink:href="https://app.pluralsight.com/course-player?clipId=7264972e-920a-4561-835f-daa38ff59562&amp;startTime=132.8228571428571" office:target-frame-name="psplayer" xlink:show="replace" text:style-name="Internet_20_link" text:visited-style-name="Visited_20_Internet_20_Link"><text:span text:style-name="T15">but they're not necessarily due to an execution failure.</text:span></text:a><text:span text:style-name="T18"> </text:span><text:a xlink:type="simple" xlink:href="https://app.pluralsight.com/course-player?clipId=7264972e-920a-4561-835f-daa38ff59562&amp;startTime=136.68" office:target-frame-name="psplayer" xlink:show="replace" text:style-name="Internet_20_link" text:visited-style-name="Visited_20_Internet_20_Link"><text:span text:style-name="T15">They're due to something like an illegal argument.</text:span></text:a><text:span text:style-name="T18"> </text:span><text:a xlink:type="simple" xlink:href="https://app.pluralsight.com/course-player?clipId=7264972e-920a-4561-835f-daa38ff59562&amp;startTime=139.68" office:target-frame-name="psplayer" xlink:show="replace" text:style-name="Internet_20_link" text:visited-style-name="Visited_20_Internet_20_Link"><text:span text:style-name="T15">Moving on to the second column, the first row,</text:span></text:a><text:span text:style-name="T18"> </text:span><text:a xlink:type="simple" xlink:href="https://app.pluralsight.com/course-player?clipId=7264972e-920a-4561-835f-daa38ff59562&amp;startTime=142.6800000000001" office:target-frame-name="psplayer" xlink:show="replace" text:style-name="Internet_20_link" text:visited-style-name="Visited_20_Internet_20_Link"><text:span text:style-name="T15">the orange number represents the number of timed out requests.</text:span></text:a><text:span text:style-name="T18"> </text:span><text:a xlink:type="simple" xlink:href="https://app.pluralsight.com/course-player?clipId=7264972e-920a-4561-835f-daa38ff59562&amp;startTime=146.68" office:target-frame-name="psplayer" xlink:show="replace" text:style-name="Internet_20_link" text:visited-style-name="Visited_20_Internet_20_Link"><text:span text:style-name="T15">And these are requests where the execution was attempted,</text:span></text:a><text:span text:style-name="T18"> </text:span><text:a xlink:type="simple" xlink:href="https://app.pluralsight.com/course-player?clipId=7264972e-920a-4561-835f-daa38ff59562&amp;startTime=149.68" office:target-frame-name="psplayer" xlink:show="replace" text:style-name="Internet_20_link" text:visited-style-name="Visited_20_Internet_20_Link"><text:span text:style-name="T15">but a response was not received in the allotted amount of time.</text:span></text:a><text:span text:style-name="T18"> </text:span><text:a xlink:type="simple" xlink:href="https://app.pluralsight.com/course-player?clipId=7264972e-920a-4561-835f-daa38ff59562&amp;startTime=153.68" office:target-frame-name="psplayer" xlink:show="replace" text:style-name="Internet_20_link" text:visited-style-name="Visited_20_Internet_20_Link"><text:span text:style-name="T15">Right below the timed out request,</text:span></text:a><text:span text:style-name="T18"> </text:span><text:a xlink:type="simple" xlink:href="https://app.pluralsight.com/course-player?clipId=7264972e-920a-4561-835f-daa38ff59562&amp;startTime=155.3163636363637" office:target-frame-name="psplayer" xlink:show="replace" text:style-name="Internet_20_link" text:visited-style-name="Visited_20_Internet_20_Link"><text:span text:style-name="T15">the purple number represents the number of rejected requests.</text:span></text:a><text:span text:style-name="T18"> </text:span><text:a xlink:type="simple" xlink:href="https://app.pluralsight.com/course-player?clipId=7264972e-920a-4561-835f-daa38ff59562&amp;startTime=158.28000000000003" office:target-frame-name="psplayer" xlink:show="replace" text:style-name="Internet_20_link" text:visited-style-name="Visited_20_Internet_20_Link"><text:span text:style-name="T15">And rejected requests happen when there are no more</text:span></text:a><text:span text:style-name="T18"> </text:span><text:a xlink:type="simple" xlink:href="https://app.pluralsight.com/course-player?clipId=7264972e-920a-4561-835f-daa38ff59562&amp;startTime=161.60307692307697" office:target-frame-name="psplayer" xlink:show="replace" text:style-name="Internet_20_link" text:visited-style-name="Visited_20_Internet_20_Link"><text:span text:style-name="T15">resources to serve a request, either via the thread pool or a semaphore.</text:span></text:a><text:span text:style-name="T18"> </text:span><text:a xlink:type="simple" xlink:href="https://app.pluralsight.com/course-player?clipId=7264972e-920a-4561-835f-daa38ff59562&amp;startTime=165.92999999999998" office:target-frame-name="psplayer" xlink:show="replace" text:style-name="Internet_20_link" text:visited-style-name="Visited_20_Internet_20_Link"><text:span text:style-name="T15">And remember that the request is rejected so that requests don't stack up</text:span></text:a><text:span text:style-name="T18"> </text:span><text:a xlink:type="simple" xlink:href="https://app.pluralsight.com/course-player?clipId=7264972e-920a-4561-835f-daa38ff59562&amp;startTime=171.34666666666664" office:target-frame-name="psplayer" xlink:show="replace" text:style-name="Internet_20_link" text:visited-style-name="Visited_20_Internet_20_Link"><text:span text:style-name="T15">at the caller and consume those valuable resources.</text:span></text:a><text:span text:style-name="T18"> </text:span><text:a xlink:type="simple" xlink:href="https://app.pluralsight.com/course-player?clipId=7264972e-920a-4561-835f-daa38ff59562&amp;startTime=174.68" office:target-frame-name="psplayer" xlink:show="replace" text:style-name="Internet_20_link" text:visited-style-name="Visited_20_Internet_20_Link"><text:span text:style-name="T15">And the last number in the second column,</text:span></text:a><text:span text:style-name="T18"> </text:span><text:a xlink:type="simple" xlink:href="https://app.pluralsight.com/course-player?clipId=7264972e-920a-4561-835f-daa38ff59562&amp;startTime=176.3942857142858" office:target-frame-name="psplayer" xlink:show="replace" text:style-name="Internet_20_link" text:visited-style-name="Visited_20_Internet_20_Link"><text:span text:style-name="T15">the red one, is the number of failed requests.</text:span></text:a><text:span text:style-name="T18"> </text:span><text:a xlink:type="simple" xlink:href="https://app.pluralsight.com/course-player?clipId=7264972e-920a-4561-835f-daa38ff59562&amp;startTime=178.77090909090913" office:target-frame-name="psplayer" xlink:show="replace" text:style-name="Internet_20_link" text:visited-style-name="Visited_20_Internet_20_Link"><text:span text:style-name="T15">And these are requests that failed to execute because they threw an exception.</text:span></text:a><text:span text:style-name="T18"> </text:span><text:a xlink:type="simple" xlink:href="https://app.pluralsight.com/course-player?clipId=7264972e-920a-4561-835f-daa38ff59562&amp;startTime=183.0436363636364" office:target-frame-name="psplayer" xlink:show="replace" text:style-name="Internet_20_link" text:visited-style-name="Visited_20_Internet_20_Link"><text:span text:style-name="T15">Now that we've got a firm understanding of how to read the Hystrix Dashboard,</text:span></text:a><text:span text:style-name="T18"> </text:span><text:a xlink:type="simple" xlink:href="https://app.pluralsight.com/course-player?clipId=7264972e-920a-4561-835f-daa38ff59562&amp;startTime=186.68" office:target-frame-name="psplayer" xlink:show="replace" text:style-name="Internet_20_link" text:visited-style-name="Visited_20_Internet_20_Link"><text:span text:style-name="T15">let's set up and enable our own so that we can visualize some of</text:span></text:a><text:span text:style-name="T18"> </text:span><text:a xlink:type="simple" xlink:href="https://app.pluralsight.com/course-player?clipId=7264972e-920a-4561-835f-daa38ff59562&amp;startTime=190.53714285714278" office:target-frame-name="psplayer" xlink:show="replace" text:style-name="Internet_20_link" text:visited-style-name="Visited_20_Internet_20_Link"><text:span text:style-name="T15">the metrics that are being admitted from the call that we protected with Hystrix in our previous demo.</text:span></text:a></text:p>
      <text:h text:style-name="P3" text:outline-level="3"><text:a xlink:type="simple" xlink:href="https://app.pluralsight.com/course-player?clipId=80e21a90-bf10-432b-a9c3-c8e8f57b3de4" office:target-frame-name="psplayer" xlink:show="replace" text:style-name="Internet_20_link" text:visited-style-name="Visited_20_Internet_20_Link"><text:span text:style-name="T15">Demo: Monitoring Fault Tolerance Metrics with Hystrix Dashboard</text:span></text:a></text:h>
      <text:p text:style-name="P5"><text:a xlink:type="simple" xlink:href="https://app.pluralsight.com/course-player?clipId=80e21a90-bf10-432b-a9c3-c8e8f57b3de4&amp;startTime=1.947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80e21a90-bf10-432b-a9c3-c8e8f57b3de4&amp;startTime=2.8700769230769225" office:target-frame-name="psplayer" xlink:show="replace" text:style-name="Internet_20_link" text:visited-style-name="Visited_20_Internet_20_Link"><text:span text:style-name="T15">we'll utilize the Hystrix Dashboard to view some of the metrics of the</text:span></text:a><text:span text:style-name="T18"> </text:span><text:a xlink:type="simple" xlink:href="https://app.pluralsight.com/course-player?clipId=80e21a90-bf10-432b-a9c3-c8e8f57b3de4&amp;startTime=7.1008461538461525" office:target-frame-name="psplayer" xlink:show="replace" text:style-name="Internet_20_link" text:visited-style-name="Visited_20_Internet_20_Link"><text:span text:style-name="T15">Hystrix-protected call from the weather app to the weather service.</text:span></text:a><text:span text:style-name="T18"> </text:span><text:a xlink:type="simple" xlink:href="https://app.pluralsight.com/course-player?clipId=80e21a90-bf10-432b-a9c3-c8e8f57b3de4&amp;startTime=10.947" office:target-frame-name="psplayer" xlink:show="replace" text:style-name="Internet_20_link" text:visited-style-name="Visited_20_Internet_20_Link"><text:span text:style-name="T15">First things first,</text:span></text:a><text:span text:style-name="T18"> </text:span><text:a xlink:type="simple" xlink:href="https://app.pluralsight.com/course-player?clipId=80e21a90-bf10-432b-a9c3-c8e8f57b3de4&amp;startTime=12.03790909090909" office:target-frame-name="psplayer" xlink:show="replace" text:style-name="Internet_20_link" text:visited-style-name="Visited_20_Internet_20_Link"><text:span text:style-name="T15">if your services and your discovery server aren't already running,</text:span></text:a><text:span text:style-name="T18"> </text:span><text:a xlink:type="simple" xlink:href="https://app.pluralsight.com/course-player?clipId=80e21a90-bf10-432b-a9c3-c8e8f57b3de4&amp;startTime=15.547" office:target-frame-name="psplayer" xlink:show="replace" text:style-name="Internet_20_link" text:visited-style-name="Visited_20_Internet_20_Link"><text:span text:style-name="T15">you'll need to start each of them up.</text:span></text:a><text:span text:style-name="T18"> </text:span><text:a xlink:type="simple" xlink:href="https://app.pluralsight.com/course-player?clipId=80e21a90-bf10-432b-a9c3-c8e8f57b3de4&amp;startTime=17.947" office:target-frame-name="psplayer" xlink:show="replace" text:style-name="Internet_20_link" text:visited-style-name="Visited_20_Internet_20_Link"><text:span text:style-name="T15">And we'll start with the discovery server first.</text:span></text:a><text:span text:style-name="T18"> </text:span><text:a xlink:type="simple" xlink:href="https://app.pluralsight.com/course-player?clipId=80e21a90-bf10-432b-a9c3-c8e8f57b3de4&amp;startTime=20.947" office:target-frame-name="psplayer" xlink:show="replace" text:style-name="Internet_20_link" text:visited-style-name="Visited_20_Internet_20_Link"><text:span text:style-name="T15">So expand the discovery-server project and navigate</text:span></text:a><text:span text:style-name="T18"> </text:span><text:a xlink:type="simple" xlink:href="https://app.pluralsight.com/course-player?clipId=80e21a90-bf10-432b-a9c3-c8e8f57b3de4&amp;startTime=23.863666666666674" office:target-frame-name="psplayer" xlink:show="replace" text:style-name="Internet_20_link" text:visited-style-name="Visited_20_Internet_20_Link"><text:span text:style-name="T15">to the main application class.</text:span></text:a><text:span text:style-name="T18"> </text:span><text:a xlink:type="simple" xlink:href="https://app.pluralsight.com/course-player?clipId=80e21a90-bf10-432b-a9c3-c8e8f57b3de4&amp;startTime=25.947" office:target-frame-name="psplayer" xlink:show="replace" text:style-name="Internet_20_link" text:visited-style-name="Visited_20_Internet_20_Link"><text:span text:style-name="T15">Right-click on it, go to Run As, and choose Spring Boot </text:span></text:a><text:soft-page-break/><text:a xlink:type="simple" xlink:href="https://app.pluralsight.com/course-player?clipId=80e21a90-bf10-432b-a9c3-c8e8f57b3de4&amp;startTime=25.947" office:target-frame-name="psplayer" xlink:show="replace" text:style-name="Internet_20_link" text:visited-style-name="Visited_20_Internet_20_Link"><text:span text:style-name="T15">App.</text:span></text:a><text:span text:style-name="T18"> </text:span><text:a xlink:type="simple" xlink:href="https://app.pluralsight.com/course-player?clipId=80e21a90-bf10-432b-a9c3-c8e8f57b3de4&amp;startTime=32.947" office:target-frame-name="psplayer" xlink:show="replace" text:style-name="Internet_20_link" text:visited-style-name="Visited_20_Internet_20_Link"><text:span text:style-name="T15">Repeat that same process for the weather service and then the weather app.</text:span></text:a><text:span text:style-name="T18"> </text:span><text:a xlink:type="simple" xlink:href="https://app.pluralsight.com/course-player?clipId=80e21a90-bf10-432b-a9c3-c8e8f57b3de4&amp;startTime=36.947" office:target-frame-name="psplayer" xlink:show="replace" text:style-name="Internet_20_link" text:visited-style-name="Visited_20_Internet_20_Link"><text:span text:style-name="T15">I fast forwarded to the point where the weather service and the</text:span></text:a><text:span text:style-name="T18"> </text:span><text:a xlink:type="simple" xlink:href="https://app.pluralsight.com/course-player?clipId=80e21a90-bf10-432b-a9c3-c8e8f57b3de4&amp;startTime=38.947" office:target-frame-name="psplayer" xlink:show="replace" text:style-name="Internet_20_link" text:visited-style-name="Visited_20_Internet_20_Link"><text:span text:style-name="T15">weather app and the discovery server are all running.</text:span></text:a><text:span text:style-name="T18"> </text:span><text:a xlink:type="simple" xlink:href="https://app.pluralsight.com/course-player?clipId=80e21a90-bf10-432b-a9c3-c8e8f57b3de4&amp;startTime=42.947" office:target-frame-name="psplayer" xlink:show="replace" text:style-name="Internet_20_link" text:visited-style-name="Visited_20_Internet_20_Link"><text:span text:style-name="T15">And just to double-check,</text:span></text:a><text:span text:style-name="T18"> </text:span><text:a xlink:type="simple" xlink:href="https://app.pluralsight.com/course-player?clipId=80e21a90-bf10-432b-a9c3-c8e8f57b3de4&amp;startTime=44.17776923076923" office:target-frame-name="psplayer" xlink:show="replace" text:style-name="Internet_20_link" text:visited-style-name="Visited_20_Internet_20_Link"><text:span text:style-name="T15">you can click this little caret and see that each of those services is started.</text:span></text:a><text:span text:style-name="T18"> </text:span><text:a xlink:type="simple" xlink:href="https://app.pluralsight.com/course-player?clipId=80e21a90-bf10-432b-a9c3-c8e8f57b3de4&amp;startTime=48.66128571428571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80e21a90-bf10-432b-a9c3-c8e8f57b3de4&amp;startTime=48.946999999999996" office:target-frame-name="psplayer" xlink:show="replace" text:style-name="Internet_20_link" text:visited-style-name="Visited_20_Internet_20_Link"><text:span text:style-name="T15">go ahead and open up a web browser so we can create and</text:span></text:a><text:span text:style-name="T18"> </text:span><text:a xlink:type="simple" xlink:href="https://app.pluralsight.com/course-player?clipId=80e21a90-bf10-432b-a9c3-c8e8f57b3de4&amp;startTime=53.67427272727272" office:target-frame-name="psplayer" xlink:show="replace" text:style-name="Internet_20_link" text:visited-style-name="Visited_20_Internet_20_Link"><text:span text:style-name="T15">download the Hystrix Dashboard project.</text:span></text:a><text:span text:style-name="T18"> </text:span><text:a xlink:type="simple" xlink:href="https://app.pluralsight.com/course-player?clipId=80e21a90-bf10-432b-a9c3-c8e8f57b3de4&amp;startTime=55.947" office:target-frame-name="psplayer" xlink:show="replace" text:style-name="Internet_20_link" text:visited-style-name="Visited_20_Internet_20_Link"><text:span text:style-name="T15">In your web browser, visit start.</text:span></text:a><text:span text:style-name="T18"> </text:span><text:a xlink:type="simple" xlink:href="https://app.pluralsight.com/course-player?clipId=80e21a90-bf10-432b-a9c3-c8e8f57b3de4&amp;startTime=58.947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80e21a90-bf10-432b-a9c3-c8e8f57b3de4&amp;startTime=59.447" office:target-frame-name="psplayer" xlink:show="replace" text:style-name="Internet_20_link" text:visited-style-name="Visited_20_Internet_20_Link"><text:span text:style-name="T15">io.</text:span></text:a><text:span text:style-name="T18"> </text:span><text:a xlink:type="simple" xlink:href="https://app.pluralsight.com/course-player?clipId=80e21a90-bf10-432b-a9c3-c8e8f57b3de4&amp;startTime=59.947" office:target-frame-name="psplayer" xlink:show="replace" text:style-name="Internet_20_link" text:visited-style-name="Visited_20_Internet_20_Link"><text:span text:style-name="T15">In the Group section, use io.</text:span></text:a><text:span text:style-name="T18"> </text:span><text:a xlink:type="simple" xlink:href="https://app.pluralsight.com/course-player?clipId=80e21a90-bf10-432b-a9c3-c8e8f57b3de4&amp;startTime=62.71623076923076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80e21a90-bf10-432b-a9c3-c8e8f57b3de4&amp;startTime=63.17776923076922" office:target-frame-name="psplayer" xlink:show="replace" text:style-name="Internet_20_link" text:visited-style-name="Visited_20_Internet_20_Link"><text:span text:style-name="T15">dustin, and then for the artifact name we'll say hystrix-dashboard.</text:span></text:a><text:span text:style-name="T18"> </text:span><text:a xlink:type="simple" xlink:href="https://app.pluralsight.com/course-player?clipId=80e21a90-bf10-432b-a9c3-c8e8f57b3de4&amp;startTime=68.16922222222223" office:target-frame-name="psplayer" xlink:show="replace" text:style-name="Internet_20_link" text:visited-style-name="Visited_20_Internet_20_Link"><text:span text:style-name="T15">And then for the dependencies, we'll type Hystrix Dashboard.</text:span></text:a><text:span text:style-name="T18"> </text:span><text:a xlink:type="simple" xlink:href="https://app.pluralsight.com/course-player?clipId=80e21a90-bf10-432b-a9c3-c8e8f57b3de4&amp;startTime=72.947" office:target-frame-name="psplayer" xlink:show="replace" text:style-name="Internet_20_link" text:visited-style-name="Visited_20_Internet_20_Link"><text:span text:style-name="T15">Once you have everything filled out,</text:span></text:a><text:span text:style-name="T18"> </text:span><text:a xlink:type="simple" xlink:href="https://app.pluralsight.com/course-player?clipId=80e21a90-bf10-432b-a9c3-c8e8f57b3de4&amp;startTime=75.947" office:target-frame-name="psplayer" xlink:show="replace" text:style-name="Internet_20_link" text:visited-style-name="Visited_20_Internet_20_Link"><text:span text:style-name="T15">go ahead and click the Generate Project button,</text:span></text:a><text:span text:style-name="T18"> </text:span><text:a xlink:type="simple" xlink:href="https://app.pluralsight.com/course-player?clipId=80e21a90-bf10-432b-a9c3-c8e8f57b3de4&amp;startTime=77.947" office:target-frame-name="psplayer" xlink:show="replace" text:style-name="Internet_20_link" text:visited-style-name="Visited_20_Internet_20_Link"><text:span text:style-name="T15">and that'll create and download that zip file for you.</text:span></text:a><text:span text:style-name="T18"> </text:span><text:a xlink:type="simple" xlink:href="https://app.pluralsight.com/course-player?clipId=80e21a90-bf10-432b-a9c3-c8e8f57b3de4&amp;startTime=80.94699999999997" office:target-frame-name="psplayer" xlink:show="replace" text:style-name="Internet_20_link" text:visited-style-name="Visited_20_Internet_20_Link"><text:span text:style-name="T15">Like always, extract that zip file and head back to your IDE.</text:span></text:a><text:span text:style-name="T18"> </text:span><text:a xlink:type="simple" xlink:href="https://app.pluralsight.com/course-player?clipId=80e21a90-bf10-432b-a9c3-c8e8f57b3de4&amp;startTime=85.947" office:target-frame-name="psplayer" xlink:show="replace" text:style-name="Internet_20_link" text:visited-style-name="Visited_20_Internet_20_Link"><text:span text:style-name="T15">Back within your IDE, right-click on the empty space in the Package Explorer,</text:span></text:a><text:span text:style-name="T18"> </text:span><text:a xlink:type="simple" xlink:href="https://app.pluralsight.com/course-player?clipId=80e21a90-bf10-432b-a9c3-c8e8f57b3de4&amp;startTime=89.547" office:target-frame-name="psplayer" xlink:show="replace" text:style-name="Internet_20_link" text:visited-style-name="Visited_20_Internet_20_Link"><text:span text:style-name="T15">go to Import, choose Existing Maven Projects,</text:span></text:a><text:span text:style-name="T18"> </text:span><text:a xlink:type="simple" xlink:href="https://app.pluralsight.com/course-player?clipId=80e21a90-bf10-432b-a9c3-c8e8f57b3de4&amp;startTime=93.74699999999996" office:target-frame-name="psplayer" xlink:show="replace" text:style-name="Internet_20_link" text:visited-style-name="Visited_20_Internet_20_Link"><text:span text:style-name="T15">click Next, click Browse, locate the downloaded zip file,</text:span></text:a><text:span text:style-name="T18"> </text:span><text:a xlink:type="simple" xlink:href="https://app.pluralsight.com/course-player?clipId=80e21a90-bf10-432b-a9c3-c8e8f57b3de4&amp;startTime=98.17776923076927" office:target-frame-name="psplayer" xlink:show="replace" text:style-name="Internet_20_link" text:visited-style-name="Visited_20_Internet_20_Link"><text:span text:style-name="T15">and click Open, and click Finish.</text:span></text:a><text:span text:style-name="T18"> </text:span><text:a xlink:type="simple" xlink:href="https://app.pluralsight.com/course-player?clipId=80e21a90-bf10-432b-a9c3-c8e8f57b3de4&amp;startTime=100.947" office:target-frame-name="psplayer" xlink:show="replace" text:style-name="Internet_20_link" text:visited-style-name="Visited_20_Internet_20_Link"><text:span text:style-name="T15">Expand the Hystrix Dashboard project and navigate to the main application class.</text:span></text:a><text:span text:style-name="T18"> </text:span><text:a xlink:type="simple" xlink:href="https://app.pluralsight.com/course-player?clipId=80e21a90-bf10-432b-a9c3-c8e8f57b3de4&amp;startTime=105.947" office:target-frame-name="psplayer" xlink:show="replace" text:style-name="Internet_20_link" text:visited-style-name="Visited_20_Internet_20_Link"><text:span text:style-name="T15">Within the main application class, we will quite literally add one annotation,</text:span></text:a><text:span text:style-name="T18"> </text:span><text:a xlink:type="simple" xlink:href="https://app.pluralsight.com/course-player?clipId=80e21a90-bf10-432b-a9c3-c8e8f57b3de4&amp;startTime=109.947" office:target-frame-name="psplayer" xlink:show="replace" text:style-name="Internet_20_link" text:visited-style-name="Visited_20_Internet_20_Link"><text:span text:style-name="T15">and that's the @EnableHystrixDashboard annotation.</text:span></text:a><text:span text:style-name="T18"> </text:span><text:a xlink:type="simple" xlink:href="https://app.pluralsight.com/course-player?clipId=80e21a90-bf10-432b-a9c3-c8e8f57b3de4&amp;startTime=114.947" office:target-frame-name="psplayer" xlink:show="replace" text:style-name="Internet_20_link" text:visited-style-name="Visited_20_Internet_20_Link"><text:span text:style-name="T15">Next, we're ready to start things up and view the dashboard.</text:span></text:a><text:span text:style-name="T18"> </text:span><text:a xlink:type="simple" xlink:href="https://app.pluralsight.com/course-player?clipId=80e21a90-bf10-432b-a9c3-c8e8f57b3de4&amp;startTime=117.947" office:target-frame-name="psplayer" xlink:show="replace" text:style-name="Internet_20_link" text:visited-style-name="Visited_20_Internet_20_Link"><text:span text:style-name="T15">So on the main application class, right-click on it,</text:span></text:a><text:span text:style-name="T18"> </text:span><text:a xlink:type="simple" xlink:href="https://app.pluralsight.com/course-player?clipId=80e21a90-bf10-432b-a9c3-c8e8f57b3de4&amp;startTime=121.40853846153848" office:target-frame-name="psplayer" xlink:show="replace" text:style-name="Internet_20_link" text:visited-style-name="Visited_20_Internet_20_Link"><text:span text:style-name="T15">go to Run As, choose Spring Boot App.</text:span></text:a><text:span text:style-name="T18"> </text:span><text:a xlink:type="simple" xlink:href="https://app.pluralsight.com/course-player?clipId=80e21a90-bf10-432b-a9c3-c8e8f57b3de4&amp;startTime=125.947" office:target-frame-name="psplayer" xlink:show="replace" text:style-name="Internet_20_link" text:visited-style-name="Visited_20_Internet_20_Link"><text:span text:style-name="T15">Next, open up a browser and visit localhost:8080/hystrix.</text:span></text:a><text:span text:style-name="T18"> </text:span><text:a xlink:type="simple" xlink:href="https://app.pluralsight.com/course-player?clipId=80e21a90-bf10-432b-a9c3-c8e8f57b3de4&amp;startTime=131.947" office:target-frame-name="psplayer" xlink:show="replace" text:style-name="Internet_20_link" text:visited-style-name="Visited_20_Internet_20_Link"><text:span text:style-name="T15">This should load up the Hystrix Dashboard.</text:span></text:a><text:span text:style-name="T18"> </text:span><text:a xlink:type="simple" xlink:href="https://app.pluralsight.com/course-player?clipId=80e21a90-bf10-432b-a9c3-c8e8f57b3de4&amp;startTime=133.947" office:target-frame-name="psplayer" xlink:show="replace" text:style-name="Internet_20_link" text:visited-style-name="Visited_20_Internet_20_Link"><text:span text:style-name="T15">And before we view any metrics, we'll need to actually generate some metrics.</text:span></text:a><text:span text:style-name="T18"> </text:span><text:a xlink:type="simple" xlink:href="https://app.pluralsight.com/course-player?clipId=80e21a90-bf10-432b-a9c3-c8e8f57b3de4&amp;startTime=138.947" office:target-frame-name="psplayer" xlink:show="replace" text:style-name="Internet_20_link" text:visited-style-name="Visited_20_Internet_20_Link"><text:span text:style-name="T15">So open up a new tab and visit your weather app at</text:span></text:a><text:span text:style-name="T18"> </text:span><text:a xlink:type="simple" xlink:href="https://app.pluralsight.com/course-player?clipId=80e21a90-bf10-432b-a9c3-c8e8f57b3de4&amp;startTime=147.25469230769215" office:target-frame-name="psplayer" xlink:show="replace" text:style-name="Internet_20_link" text:visited-style-name="Visited_20_Internet_20_Link"><text:span text:style-name="T15">localhost:8000/current/weather.</text:span></text:a><text:span text:style-name="T18"> </text:span><text:a xlink:type="simple" xlink:href="https://app.pluralsight.com/course-player?clipId=80e21a90-bf10-432b-a9c3-c8e8f57b3de4&amp;startTime=147.947" office:target-frame-name="psplayer" xlink:show="replace" text:style-name="Internet_20_link" text:visited-style-name="Visited_20_Internet_20_Link"><text:span text:style-name="T15">And just go ahead and refresh that a few times to get some metrics generated.</text:span></text:a><text:span text:style-name="T18"> </text:span><text:a xlink:type="simple" xlink:href="https://app.pluralsight.com/course-player?clipId=80e21a90-bf10-432b-a9c3-c8e8f57b3de4&amp;startTime=152.947" office:target-frame-name="psplayer" xlink:show="replace" text:style-name="Internet_20_link" text:visited-style-name="Visited_20_Internet_20_Link"><text:span text:style-name="T15">Back at the Hystrix Dashboard,</text:span></text:a><text:span text:style-name="T18"> </text:span><text:a xlink:type="simple" xlink:href="https://app.pluralsight.com/course-player?clipId=80e21a90-bf10-432b-a9c3-c8e8f57b3de4&amp;startTime=154.4854615384616" office:target-frame-name="psplayer" xlink:show="replace" text:style-name="Internet_20_link" text:visited-style-name="Visited_20_Internet_20_Link"><text:span text:style-name="T15">we'll put in the URL to the Hystrix stream of our weather app.</text:span></text:a><text:span text:style-name="T18"> </text:span><text:a xlink:type="simple" xlink:href="https://app.pluralsight.com/course-player?clipId=80e21a90-bf10-432b-a9c3-c8e8f57b3de4&amp;startTime=162.50255555555557" office:target-frame-name="psplayer" xlink:show="replace" text:style-name="Internet_20_link" text:visited-style-name="Visited_20_Internet_20_Link"><text:span text:style-name="T15">So that's http://localhost:8000/hystrix.</text:span></text:a><text:span text:style-name="T18"> </text:span><text:a xlink:type="simple" xlink:href="https://app.pluralsight.com/course-player?clipId=80e21a90-bf10-432b-a9c3-c8e8f57b3de4&amp;startTime=165.83588888888892" office:target-frame-name="psplayer" xlink:show="replace" text:style-name="Internet_20_link" text:visited-style-name="Visited_20_Internet_20_Link"><text:span text:style-name="T15">stream.</text:span></text:a><text:span text:style-name="T18"> </text:span><text:a xlink:type="simple" xlink:href="https://app.pluralsight.com/course-player?clipId=80e21a90-bf10-432b-a9c3-c8e8f57b3de4&amp;startTime=166.947" office:target-frame-name="psplayer" xlink:show="replace" text:style-name="Internet_20_link" text:visited-style-name="Visited_20_Internet_20_Link"><text:span text:style-name="T15">And for the title of our dashboard, we'll say Weather App.</text:span></text:a><text:span text:style-name="T18"> </text:span><text:a xlink:type="simple" xlink:href="https://app.pluralsight.com/course-player?clipId=80e21a90-bf10-432b-a9c3-c8e8f57b3de4&amp;startTime=170.947" office:target-frame-name="psplayer" xlink:show="replace" text:style-name="Internet_20_link" text:visited-style-name="Visited_20_Internet_20_Link"><text:span text:style-name="T15">Next, click the Monitor Stream button,</text:span></text:a><text:span text:style-name="T18"> </text:span><text:a xlink:type="simple" xlink:href="https://app.pluralsight.com/course-player?clipId=80e21a90-bf10-432b-a9c3-c8e8f57b3de4&amp;startTime=173.12881818181825" office:target-frame-name="psplayer" xlink:show="replace" text:style-name="Internet_20_link" text:visited-style-name="Visited_20_Internet_20_Link"><text:span text:style-name="T15">and you should be presented with some metrics.</text:span></text:a><text:span text:style-name="T18"> </text:span><text:a xlink:type="simple" xlink:href="https://app.pluralsight.com/course-player?clipId=80e21a90-bf10-432b-a9c3-c8e8f57b3de4&amp;startTime=175.63930769230768" office:target-frame-name="psplayer" xlink:show="replace" text:style-name="Internet_20_link" text:visited-style-name="Visited_20_Internet_20_Link"><text:span text:style-name="T15">If you don't see metrics right away,</text:span></text:a><text:span text:style-name="T18"> </text:span><text:a xlink:type="simple" xlink:href="https://app.pluralsight.com/course-player?clipId=80e21a90-bf10-432b-a9c3-c8e8f57b3de4&amp;startTime=177.25469230769227" office:target-frame-name="psplayer" xlink:show="replace" text:style-name="Internet_20_link" text:visited-style-name="Visited_20_Internet_20_Link"><text:span text:style-name="T15">you can flip back and forth between your weather app and</text:span></text:a><text:span text:style-name="T18"> </text:span><text:a xlink:type="simple" xlink:href="https://app.pluralsight.com/course-player?clipId=80e21a90-bf10-432b-a9c3-c8e8f57b3de4&amp;startTime=180.61366666666675" office:target-frame-name="psplayer" xlink:show="replace" text:style-name="Internet_20_link" text:visited-style-name="Visited_20_Internet_20_Link"><text:span text:style-name="T15">refreshing it to generate some metrics and back to the dashboard to see the effect of those requests.</text:span></text:a></text:p>
      <text:h text:style-name="P3" text:outline-level="3"><text:a xlink:type="simple" xlink:href="https://app.pluralsight.com/course-player?clipId=68d041ef-56f3-4a13-8dd2-2e6612622a81" office:target-frame-name="psplayer" xlink:show="replace" text:style-name="Internet_20_link" text:visited-style-name="Visited_20_Internet_20_Link"><text:span text:style-name="T15">Aggregating Hystrix Metrics with Netflix Turbine</text:span></text:a></text:h>
      <text:p text:style-name="P5"><text:a xlink:type="simple" xlink:href="https://app.pluralsight.com/course-player?clipId=68d041ef-56f3-4a13-8dd2-2e6612622a81&amp;startTime=2" office:target-frame-name="psplayer" xlink:show="replace" text:style-name="Internet_20_link" text:visited-style-name="Visited_20_Internet_20_Link"><text:span text:style-name="T15">Hystrix metrics are tracked on a service-by-service basis.</text:span></text:a><text:span text:style-name="T18"> </text:span><text:a xlink:type="simple" xlink:href="https://app.pluralsight.com/course-player?clipId=68d041ef-56f3-4a13-8dd2-2e6612622a81&amp;startTime=5.814" office:target-frame-name="psplayer" xlink:show="replace" text:style-name="Internet_20_link" text:visited-style-name="Visited_20_Internet_20_Link"><text:span text:style-name="T15">Now a single Hystrix stream might have metrics on more</text:span></text:a><text:span text:style-name="T18"> </text:span><text:a xlink:type="simple" xlink:href="https://app.pluralsight.com/course-player?clipId=68d041ef-56f3-4a13-8dd2-2e6612622a81&amp;startTime=9.147333333333334" office:target-frame-name="psplayer" xlink:show="replace" text:style-name="Internet_20_link" text:visited-style-name="Visited_20_Internet_20_Link"><text:span text:style-name="T15">than one Hystrix protected call, but those metrics are only for that service.</text:span></text:a><text:span text:style-name="T18"> </text:span><text:a xlink:type="simple" xlink:href="https://app.pluralsight.com/course-player?clipId=68d041ef-56f3-4a13-8dd2-2e6612622a81&amp;startTime=14.814" office:target-frame-name="psplayer" xlink:show="replace" text:style-name="Internet_20_link" text:visited-style-name="Visited_20_Internet_20_Link"><text:span text:style-name="T15">And the implications of this are that every service has its own Hystrix stream</text:span></text:a><text:span text:style-name="T18"> </text:span><text:a xlink:type="simple" xlink:href="https://app.pluralsight.com/course-player?clipId=68d041ef-56f3-4a13-8dd2-2e6612622a81&amp;startTime=18.480666666666664" office:target-frame-name="psplayer" xlink:show="replace" text:style-name="Internet_20_link" text:visited-style-name="Visited_20_Internet_20_Link"><text:span text:style-name="T15">URL that you need to use if you want to consume its metrics.</text:span></text:a><text:span text:style-name="T18"> </text:span><text:a xlink:type="simple" xlink:href="https://app.pluralsight.com/course-player?clipId=68d041ef-56f3-4a13-8dd2-2e6612622a81&amp;startTime=22.814" office:target-frame-name="psplayer" xlink:show="replace" text:style-name="Internet_20_link" text:visited-style-name="Visited_20_Internet_20_Link"><text:span text:style-name="T15">If you wanted to track the metrics for multiple services,</text:span></text:a><text:span text:style-name="T18"> </text:span><text:a xlink:type="simple" xlink:href="https://app.pluralsight.com/course-player?clipId=68d041ef-56f3-4a13-8dd2-2e6612622a81&amp;startTime=26.814" office:target-frame-name="psplayer" xlink:show="replace" text:style-name="Internet_20_link" text:visited-style-name="Visited_20_Internet_20_Link"><text:span text:style-name="T15">you'd have to open up multiple Hystrix Dashboards and track them independently.</text:span></text:a><text:span text:style-name="T18"> </text:span><text:a xlink:type="simple" xlink:href="https://app.pluralsight.com/course-player?clipId=68d041ef-56f3-4a13-8dd2-2e6612622a81&amp;startTime=31.814" office:target-frame-name="psplayer" xlink:show="replace" text:style-name="Internet_20_link" text:visited-style-name="Visited_20_Internet_20_Link"><text:span text:style-name="T15">And I'm sure you can imagine how big of a pain that would be if you had tens</text:span></text:a><text:span text:style-name="T18"> </text:span><text:a xlink:type="simple" xlink:href="https://app.pluralsight.com/course-player?clipId=68d041ef-56f3-4a13-8dd2-2e6612622a81&amp;startTime=36.48066666666667" office:target-frame-name="psplayer" xlink:show="replace" text:style-name="Internet_20_link" text:visited-style-name="Visited_20_Internet_20_Link"><text:span text:style-name="T15">or even hundreds of services that made up your application.</text:span></text:a><text:span text:style-name="T18"> </text:span><text:a xlink:type="simple" xlink:href="https://app.pluralsight.com/course-player?clipId=68d041ef-56f3-4a13-8dd2-2e6612622a81&amp;startTime=39.814" office:target-frame-name="psplayer" xlink:show="replace" text:style-name="Internet_20_link" text:visited-style-name="Visited_20_Internet_20_Link"><text:span text:style-name="T15">To solve this,</text:span></text:a><text:span text:style-name="T18"> </text:span><text:a xlink:type="simple" xlink:href="https://app.pluralsight.com/course-player?clipId=68d041ef-56f3-4a13-8dd2-2e6612622a81&amp;startTime=40.9049090909091" office:target-frame-name="psplayer" xlink:show="replace" text:style-name="Internet_20_link" text:visited-style-name="Visited_20_Internet_20_Link"><text:span text:style-name="T15">Netflix developed a tool called Turbine that</text:span></text:a><text:span text:style-name="T18"> </text:span><text:a xlink:type="simple" xlink:href="https://app.pluralsight.com/course-player?clipId=68d041ef-56f3-4a13-8dd2-2e6612622a81&amp;startTime=43.45036363636367" office:target-frame-name="psplayer" xlink:show="replace" text:style-name="Internet_20_link" text:visited-style-name="Visited_20_Internet_20_Link"><text:span text:style-name="T15">aggregates many Hystrix streams into one.</text:span></text:a><text:span text:style-name="T18"> </text:span><text:a xlink:type="simple" xlink:href="https://app.pluralsight.com/course-player?clipId=68d041ef-56f3-4a13-8dd2-2e6612622a81&amp;startTime=46.814" office:target-frame-name="psplayer" xlink:show="replace" text:style-name="Internet_20_link" text:visited-style-name="Visited_20_Internet_20_Link"><text:span text:style-name="T15">To give you a better understanding of how this might look,</text:span></text:a><text:span text:style-name="T18"> </text:span><text:a xlink:type="simple" xlink:href="https://app.pluralsight.com/course-player?clipId=68d041ef-56f3-4a13-8dd2-2e6612622a81&amp;startTime=49.814" office:target-frame-name="psplayer" xlink:show="replace" text:style-name="Internet_20_link" text:visited-style-name="Visited_20_Internet_20_Link"><text:span text:style-name="T15">let's look at a screenshot from the Hystrix Dashboard.</text:span></text:a><text:span text:style-name="T18"> </text:span><text:a xlink:type="simple" xlink:href="https://app.pluralsight.com/course-player?clipId=68d041ef-56f3-4a13-8dd2-2e6612622a81&amp;startTime=52.814" office:target-frame-name="psplayer" xlink:show="replace" text:style-name="Internet_20_link" text:visited-style-name="Visited_20_Internet_20_Link"><text:span text:style-name="T15">In the screenshot, you can see there are two protected calls,</text:span></text:a><text:span text:style-name="T18"> </text:span><text:a xlink:type="simple" xlink:href="https://app.pluralsight.com/course-player?clipId=68d041ef-56f3-4a13-8dd2-2e6612622a81&amp;startTime=55.814" office:target-frame-name="psplayer" xlink:show="replace" text:style-name="Internet_20_link" text:visited-style-name="Visited_20_Internet_20_Link"><text:span text:style-name="T15">the getCurrentWeather call and the getCurrentDatetime call.</text:span></text:a><text:span text:style-name="T18"> </text:span><text:a xlink:type="simple" xlink:href="https://app.pluralsight.com/course-player?clipId=68d041ef-56f3-4a13-8dd2-2e6612622a81&amp;startTime=59.814" office:target-frame-name="psplayer" xlink:show="replace" text:style-name="Internet_20_link" text:visited-style-name="Visited_20_Internet_20_Link"><text:span text:style-name="T15">And the protected call on the left is from a service located on localhost:8080,</text:span></text:a><text:span text:style-name="T18"> </text:span><text:a xlink:type="simple" xlink:href="https://app.pluralsight.com/course-player?clipId=68d041ef-56f3-4a13-8dd2-2e6612622a81&amp;startTime=64.26854545454546" office:target-frame-name="psplayer" xlink:show="replace" text:style-name="Internet_20_link" text:visited-style-name="Visited_20_Internet_20_Link"><text:span text:style-name="T15">and the one on the right is from another service located on localhost:8181.</text:span></text:a><text:span text:style-name="T18"> </text:span><text:a xlink:type="simple" xlink:href="https://app.pluralsight.com/course-player?clipId=68d041ef-56f3-4a13-8dd2-2e6612622a81&amp;startTime=70.61399999999998" office:target-frame-name="psplayer" xlink:show="replace" text:style-name="Internet_20_link" text:visited-style-name="Visited_20_Internet_20_Link"><text:span text:style-name="T15">And Turbine has brought both of these metrics together from different services, all viewable in the same dashboard.</text:span></text:a></text:p>
      <text:h text:style-name="P3" text:outline-level="3"><text:soft-page-break/><text:a xlink:type="simple" xlink:href="https://app.pluralsight.com/course-player?clipId=21f01985-2c9f-46e9-b958-ef2e37445071" office:target-frame-name="psplayer" xlink:show="replace" text:style-name="Internet_20_link" text:visited-style-name="Visited_20_Internet_20_Link"><text:span text:style-name="T15">Using Spring Cloud and Netflix Turbine</text:span></text:a></text:h>
      <text:p text:style-name="P5"><text:a xlink:type="simple" xlink:href="https://app.pluralsight.com/course-player?clipId=21f01985-2c9f-46e9-b958-ef2e37445071&amp;startTime=1.481" office:target-frame-name="psplayer" xlink:show="replace" text:style-name="Internet_20_link" text:visited-style-name="Visited_20_Internet_20_Link"><text:span text:style-name="T15">So how do we start using Turbine?</text:span></text:a><text:span text:style-name="T18"> </text:span><text:a xlink:type="simple" xlink:href="https://app.pluralsight.com/course-player?clipId=21f01985-2c9f-46e9-b958-ef2e37445071&amp;startTime=3.8143333333333342" office:target-frame-name="psplayer" xlink:show="replace" text:style-name="Internet_20_link" text:visited-style-name="Visited_20_Internet_20_Link"><text:span text:style-name="T15">Well, if you've been following along throughout the course,</text:span></text:a><text:span text:style-name="T18"> </text:span><text:a xlink:type="simple" xlink:href="https://app.pluralsight.com/course-player?clipId=21f01985-2c9f-46e9-b958-ef2e37445071&amp;startTime=6.814333333333332" office:target-frame-name="psplayer" xlink:show="replace" text:style-name="Internet_20_link" text:visited-style-name="Visited_20_Internet_20_Link"><text:span text:style-name="T15">you can probably already guess.</text:span></text:a><text:span text:style-name="T18"> </text:span><text:a xlink:type="simple" xlink:href="https://app.pluralsight.com/course-player?clipId=21f01985-2c9f-46e9-b958-ef2e37445071&amp;startTime=8.481" office:target-frame-name="psplayer" xlink:show="replace" text:style-name="Internet_20_link" text:visited-style-name="Visited_20_Internet_20_Link"><text:span text:style-name="T15">You start by defining a new dependency on spring-cloud-dependencies</text:span></text:a><text:span text:style-name="T18"> </text:span><text:a xlink:type="simple" xlink:href="https://app.pluralsight.com/course-player?clipId=21f01985-2c9f-46e9-b958-ef2e37445071&amp;startTime=12.081000000000003" office:target-frame-name="psplayer" xlink:show="replace" text:style-name="Internet_20_link" text:visited-style-name="Visited_20_Internet_20_Link"><text:span text:style-name="T15">in the dependencyManagement section of your pom.</text:span></text:a><text:span text:style-name="T18"> </text:span><text:a xlink:type="simple" xlink:href="https://app.pluralsight.com/course-player?clipId=21f01985-2c9f-46e9-b958-ef2e37445071&amp;startTime=15.909571428571427" office:target-frame-name="psplayer" xlink:show="replace" text:style-name="Internet_20_link" text:visited-style-name="Visited_20_Internet_20_Link"><text:span text:style-name="T15">xml.</text:span></text:a><text:span text:style-name="T18"> </text:span><text:a xlink:type="simple" xlink:href="https://app.pluralsight.com/course-player?clipId=21f01985-2c9f-46e9-b958-ef2e37445071&amp;startTime=16.481" office:target-frame-name="psplayer" xlink:show="replace" text:style-name="Internet_20_link" text:visited-style-name="Visited_20_Internet_20_Link"><text:span text:style-name="T15">As always, make sure that it's of type pom and has a scope of import.</text:span></text:a><text:span text:style-name="T18"> </text:span><text:a xlink:type="simple" xlink:href="https://app.pluralsight.com/course-player?clipId=21f01985-2c9f-46e9-b958-ef2e37445071&amp;startTime=20.481" office:target-frame-name="psplayer" xlink:show="replace" text:style-name="Internet_20_link" text:visited-style-name="Visited_20_Internet_20_Link"><text:span text:style-name="T15">Then, still within your pom.</text:span></text:a><text:span text:style-name="T18"> </text:span><text:a xlink:type="simple" xlink:href="https://app.pluralsight.com/course-player?clipId=21f01985-2c9f-46e9-b958-ef2e37445071&amp;startTime=22.480999999999995" office:target-frame-name="psplayer" xlink:show="replace" text:style-name="Internet_20_link" text:visited-style-name="Visited_20_Internet_20_Link"><text:span text:style-name="T15">xml, in the dependency section,</text:span></text:a><text:span text:style-name="T18"> </text:span><text:a xlink:type="simple" xlink:href="https://app.pluralsight.com/course-player?clipId=21f01985-2c9f-46e9-b958-ef2e37445071&amp;startTime=24.481" office:target-frame-name="psplayer" xlink:show="replace" text:style-name="Internet_20_link" text:visited-style-name="Visited_20_Internet_20_Link"><text:span text:style-name="T15">define a new dependency on spring-cloud-starter-turbine.</text:span></text:a><text:span text:style-name="T18"> </text:span><text:a xlink:type="simple" xlink:href="https://app.pluralsight.com/course-player?clipId=21f01985-2c9f-46e9-b958-ef2e37445071&amp;startTime=29.481" office:target-frame-name="psplayer" xlink:show="replace" text:style-name="Internet_20_link" text:visited-style-name="Visited_20_Internet_20_Link"><text:span text:style-name="T15">Follow that up by adding a new annotation to your main Application class,</text:span></text:a><text:span text:style-name="T18"> </text:span><text:a xlink:type="simple" xlink:href="https://app.pluralsight.com/course-player?clipId=21f01985-2c9f-46e9-b958-ef2e37445071&amp;startTime=33.935545454545455" office:target-frame-name="psplayer" xlink:show="replace" text:style-name="Internet_20_link" text:visited-style-name="Visited_20_Internet_20_Link"><text:span text:style-name="T15">the @EnableTurbine annotation.</text:span></text:a><text:span text:style-name="T18"> </text:span><text:a xlink:type="simple" xlink:href="https://app.pluralsight.com/course-player?clipId=21f01985-2c9f-46e9-b958-ef2e37445071&amp;startTime=35.299181818181815" office:target-frame-name="psplayer" xlink:show="replace" text:style-name="Internet_20_link" text:visited-style-name="Visited_20_Internet_20_Link"><text:span text:style-name="T15">And last, we have a little bit of configuration to add.</text:span></text:a><text:span text:style-name="T18"> </text:span><text:a xlink:type="simple" xlink:href="https://app.pluralsight.com/course-player?clipId=21f01985-2c9f-46e9-b958-ef2e37445071&amp;startTime=40.080999999999996" office:target-frame-name="psplayer" xlink:show="replace" text:style-name="Internet_20_link" text:visited-style-name="Visited_20_Internet_20_Link"><text:span text:style-name="T15">In your application.</text:span></text:a><text:span text:style-name="T18"> </text:span><text:a xlink:type="simple" xlink:href="https://app.pluralsight.com/course-player?clipId=21f01985-2c9f-46e9-b958-ef2e37445071&amp;startTime=41.28099999999999" office:target-frame-name="psplayer" xlink:show="replace" text:style-name="Internet_20_link" text:visited-style-name="Visited_20_Internet_20_Link"><text:span text:style-name="T15">properties or your application.</text:span></text:a><text:span text:style-name="T18"> </text:span><text:a xlink:type="simple" xlink:href="https://app.pluralsight.com/course-player?clipId=21f01985-2c9f-46e9-b958-ef2e37445071&amp;startTime=42.925444444444445" office:target-frame-name="psplayer" xlink:show="replace" text:style-name="Internet_20_link" text:visited-style-name="Visited_20_Internet_20_Link"><text:span text:style-name="T15">yml, we're going to add two new properties.</text:span></text:a><text:span text:style-name="T18"> </text:span><text:a xlink:type="simple" xlink:href="https://app.pluralsight.com/course-player?clipId=21f01985-2c9f-46e9-b958-ef2e37445071&amp;startTime=46.481" office:target-frame-name="psplayer" xlink:show="replace" text:style-name="Internet_20_link" text:visited-style-name="Visited_20_Internet_20_Link"><text:span text:style-name="T15">The first property is the turbine.</text:span></text:a><text:span text:style-name="T18"> </text:span><text:a xlink:type="simple" xlink:href="https://app.pluralsight.com/course-player?clipId=21f01985-2c9f-46e9-b958-ef2e37445071&amp;startTime=49.20827272727272" office:target-frame-name="psplayer" xlink:show="replace" text:style-name="Internet_20_link" text:visited-style-name="Visited_20_Internet_20_Link"><text:span text:style-name="T15">app-config property, and you set this to a comma-separated list of service IDs.</text:span></text:a><text:span text:style-name="T18"> </text:span><text:a xlink:type="simple" xlink:href="https://app.pluralsight.com/course-player?clipId=21f01985-2c9f-46e9-b958-ef2e37445071&amp;startTime=54.481" office:target-frame-name="psplayer" xlink:show="replace" text:style-name="Internet_20_link" text:visited-style-name="Visited_20_Internet_20_Link"><text:span text:style-name="T15">And these are the same service IDs that you use for service discovery.</text:span></text:a><text:span text:style-name="T18"> </text:span><text:a xlink:type="simple" xlink:href="https://app.pluralsight.com/course-player?clipId=21f01985-2c9f-46e9-b958-ef2e37445071&amp;startTime=59.481" office:target-frame-name="psplayer" xlink:show="replace" text:style-name="Internet_20_link" text:visited-style-name="Visited_20_Internet_20_Link"><text:span text:style-name="T15">The second property, the turbine.</text:span></text:a><text:span text:style-name="T18"> </text:span><text:a xlink:type="simple" xlink:href="https://app.pluralsight.com/course-player?clipId=21f01985-2c9f-46e9-b958-ef2e37445071&amp;startTime=62.33814285714285" office:target-frame-name="psplayer" xlink:show="replace" text:style-name="Internet_20_link" text:visited-style-name="Visited_20_Internet_20_Link"><text:span text:style-name="T15">cluster-name-expression property,</text:span></text:a><text:span text:style-name="T18"> </text:span><text:a xlink:type="simple" xlink:href="https://app.pluralsight.com/course-player?clipId=21f01985-2c9f-46e9-b958-ef2e37445071&amp;startTime=63.481" office:target-frame-name="psplayer" xlink:show="replace" text:style-name="Internet_20_link" text:visited-style-name="Visited_20_Internet_20_Link"><text:span text:style-name="T15">can be a Spring Expression Language value to name your cluster.</text:span></text:a><text:span text:style-name="T18"> </text:span><text:a xlink:type="simple" xlink:href="https://app.pluralsight.com/course-player?clipId=21f01985-2c9f-46e9-b958-ef2e37445071&amp;startTime=68.481" office:target-frame-name="psplayer" xlink:show="replace" text:style-name="Internet_20_link" text:visited-style-name="Visited_20_Internet_20_Link"><text:span text:style-name="T15">And in Turbine,</text:span></text:a><text:span text:style-name="T18"> </text:span><text:a xlink:type="simple" xlink:href="https://app.pluralsight.com/course-player?clipId=21f01985-2c9f-46e9-b958-ef2e37445071&amp;startTime=69.12385714285712" office:target-frame-name="psplayer" xlink:show="replace" text:style-name="Internet_20_link" text:visited-style-name="Visited_20_Internet_20_Link"><text:span text:style-name="T15">a cluster is just a grouping of services that need to be monitored together.</text:span></text:a><text:span text:style-name="T18"> </text:span><text:a xlink:type="simple" xlink:href="https://app.pluralsight.com/course-player?clipId=21f01985-2c9f-46e9-b958-ef2e37445071&amp;startTime=72.84463636363635" office:target-frame-name="psplayer" xlink:show="replace" text:style-name="Internet_20_link" text:visited-style-name="Visited_20_Internet_20_Link"><text:span text:style-name="T15">And for our purposes, to make things easy,</text:span></text:a><text:span text:style-name="T18"> </text:span><text:a xlink:type="simple" xlink:href="https://app.pluralsight.com/course-player?clipId=21f01985-2c9f-46e9-b958-ef2e37445071&amp;startTime=76.481" office:target-frame-name="psplayer" xlink:show="replace" text:style-name="Internet_20_link" text:visited-style-name="Visited_20_Internet_20_Link"><text:span text:style-name="T15">we're going to set that value to default surrounded by single quotes.</text:span></text:a><text:span text:style-name="T18"> </text:span><text:a xlink:type="simple" xlink:href="https://app.pluralsight.com/course-player?clipId=21f01985-2c9f-46e9-b958-ef2e37445071&amp;startTime=81.481" office:target-frame-name="psplayer" xlink:show="replace" text:style-name="Internet_20_link" text:visited-style-name="Visited_20_Internet_20_Link"><text:span text:style-name="T15">And a note here is if you're using YAML instead of properties,</text:span></text:a><text:span text:style-name="T18"> </text:span><text:a xlink:type="simple" xlink:href="https://app.pluralsight.com/course-player?clipId=21f01985-2c9f-46e9-b958-ef2e37445071&amp;startTime=84.481" office:target-frame-name="psplayer" xlink:show="replace" text:style-name="Internet_20_link" text:visited-style-name="Visited_20_Internet_20_Link"><text:span text:style-name="T15">you'll need to escape the single quotes with double quotes.</text:span></text:a><text:span text:style-name="T18"> </text:span><text:a xlink:type="simple" xlink:href="https://app.pluralsight.com/course-player?clipId=21f01985-2c9f-46e9-b958-ef2e37445071&amp;startTime=88.481" office:target-frame-name="psplayer" xlink:show="replace" text:style-name="Internet_20_link" text:visited-style-name="Visited_20_Internet_20_Link"><text:span text:style-name="T15">Once you have everything configured and your Hystrix Dashboard is started up,</text:span></text:a><text:span text:style-name="T18"> </text:span><text:a xlink:type="simple" xlink:href="https://app.pluralsight.com/course-player?clipId=21f01985-2c9f-46e9-b958-ef2e37445071&amp;startTime=92.36988888888888" office:target-frame-name="psplayer" xlink:show="replace" text:style-name="Internet_20_link" text:visited-style-name="Visited_20_Internet_20_Link"><text:span text:style-name="T15">instead of entering the hystrix.</text:span></text:a><text:span text:style-name="T18"> </text:span><text:a xlink:type="simple" xlink:href="https://app.pluralsight.com/course-player?clipId=21f01985-2c9f-46e9-b958-ef2e37445071&amp;startTime=94.5921111111111" office:target-frame-name="psplayer" xlink:show="replace" text:style-name="Internet_20_link" text:visited-style-name="Visited_20_Internet_20_Link"><text:span text:style-name="T15">stream URL, you'd enter the URL of your Turbine server and end it with turbine.</text:span></text:a><text:span text:style-name="T18"> </text:span><text:a xlink:type="simple" xlink:href="https://app.pluralsight.com/course-player?clipId=21f01985-2c9f-46e9-b958-ef2e37445071&amp;startTime=101.05242857142859" office:target-frame-name="psplayer" xlink:show="replace" text:style-name="Internet_20_link" text:visited-style-name="Visited_20_Internet_20_Link"><text:span text:style-name="T15">stream.</text:span></text:a><text:span text:style-name="T18"> </text:span><text:a xlink:type="simple" xlink:href="https://app.pluralsight.com/course-player?clipId=21f01985-2c9f-46e9-b958-ef2e37445071&amp;startTime=101.481" office:target-frame-name="psplayer" xlink:show="replace" text:style-name="Internet_20_link" text:visited-style-name="Visited_20_Internet_20_Link"><text:span text:style-name="T15">Let's apply the stuff we learned by created our own Turbine server,</text:span></text:a><text:span text:style-name="T18"> </text:span><text:a xlink:type="simple" xlink:href="https://app.pluralsight.com/course-player?clipId=21f01985-2c9f-46e9-b958-ef2e37445071&amp;startTime=104.481" office:target-frame-name="psplayer" xlink:show="replace" text:style-name="Internet_20_link" text:visited-style-name="Visited_20_Internet_20_Link"><text:span text:style-name="T15">and we can use it to aggregate the stream of our service we created in the previous demo along with a new service.</text:span></text:a></text:p>
      <text:h text:style-name="P3" text:outline-level="3"><text:a xlink:type="simple" xlink:href="https://app.pluralsight.com/course-player?clipId=10c186c9-b2c3-4e1c-b0e1-b9486b21c250" office:target-frame-name="psplayer" xlink:show="replace" text:style-name="Internet_20_link" text:visited-style-name="Visited_20_Internet_20_Link"><text:span text:style-name="T15">Demo: Aggregating Multiple Hystrix Streams with Turbine</text:span></text:a></text:h>
      <text:p text:style-name="P5"><text:a xlink:type="simple" xlink:href="https://app.pluralsight.com/course-player?clipId=10c186c9-b2c3-4e1c-b0e1-b9486b21c250&amp;startTime=1.214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10c186c9-b2c3-4e1c-b0e1-b9486b21c250&amp;startTime=2.3049090909090912" office:target-frame-name="psplayer" xlink:show="replace" text:style-name="Internet_20_link" text:visited-style-name="Visited_20_Internet_20_Link"><text:span text:style-name="T15">we'll utilize Turbine to combine the Hystrix streams from</text:span></text:a><text:span text:style-name="T18"> </text:span><text:a xlink:type="simple" xlink:href="https://app.pluralsight.com/course-player?clipId=10c186c9-b2c3-4e1c-b0e1-b9486b21c250&amp;startTime=5.486727272727273" office:target-frame-name="psplayer" xlink:show="replace" text:style-name="Internet_20_link" text:visited-style-name="Visited_20_Internet_20_Link"><text:span text:style-name="T15">two different services so that they're both viewable from</text:span></text:a><text:span text:style-name="T18"> </text:span><text:a xlink:type="simple" xlink:href="https://app.pluralsight.com/course-player?clipId=10c186c9-b2c3-4e1c-b0e1-b9486b21c250&amp;startTime=7.941272727272725" office:target-frame-name="psplayer" xlink:show="replace" text:style-name="Internet_20_link" text:visited-style-name="Visited_20_Internet_20_Link"><text:span text:style-name="T15">the same Hystrix Dashboard.</text:span></text:a><text:span text:style-name="T18"> </text:span><text:a xlink:type="simple" xlink:href="https://app.pluralsight.com/course-player?clipId=10c186c9-b2c3-4e1c-b0e1-b9486b21c250&amp;startTime=9.414000000000001" office:target-frame-name="psplayer" xlink:show="replace" text:style-name="Internet_20_link" text:visited-style-name="Visited_20_Internet_20_Link"><text:span text:style-name="T15">We'll continue to utilize the weather app,</text:span></text:a><text:span text:style-name="T18"> </text:span><text:a xlink:type="simple" xlink:href="https://app.pluralsight.com/course-player?clipId=10c186c9-b2c3-4e1c-b0e1-b9486b21c250&amp;startTime=12.214" office:target-frame-name="psplayer" xlink:show="replace" text:style-name="Internet_20_link" text:visited-style-name="Visited_20_Internet_20_Link"><text:span text:style-name="T15">the weather service, and the discovery server from our previous demo,</text:span></text:a><text:span text:style-name="T18"> </text:span><text:a xlink:type="simple" xlink:href="https://app.pluralsight.com/course-player?clipId=10c186c9-b2c3-4e1c-b0e1-b9486b21c250&amp;startTime=16.214" office:target-frame-name="psplayer" xlink:show="replace" text:style-name="Internet_20_link" text:visited-style-name="Visited_20_Internet_20_Link"><text:span text:style-name="T15">and then we'll add two new projects that you can clone from GitHub.</text:span></text:a><text:span text:style-name="T18"> </text:span><text:a xlink:type="simple" xlink:href="https://app.pluralsight.com/course-player?clipId=10c186c9-b2c3-4e1c-b0e1-b9486b21c250&amp;startTime=20.214" office:target-frame-name="psplayer" xlink:show="replace" text:style-name="Internet_20_link" text:visited-style-name="Visited_20_Internet_20_Link"><text:span text:style-name="T15">The first new project is the datetime-service, and you can get that from github.</text:span></text:a><text:span text:style-name="T18"> </text:span><text:a xlink:type="simple" xlink:href="https://app.pluralsight.com/course-player?clipId=10c186c9-b2c3-4e1c-b0e1-b9486b21c250&amp;startTime=29.214" office:target-frame-name="psplayer" xlink:show="replace" text:style-name="Internet_20_link" text:visited-style-name="Visited_20_Internet_20_Link"><text:span text:style-name="T15">com/dustinschultz/scf-hystrix-datetime-service.</text:span></text:a><text:span text:style-name="T18"> </text:span><text:a xlink:type="simple" xlink:href="https://app.pluralsight.com/course-player?clipId=10c186c9-b2c3-4e1c-b0e1-b9486b21c250&amp;startTime=32.214" office:target-frame-name="psplayer" xlink:show="replace" text:style-name="Internet_20_link" text:visited-style-name="Visited_20_Internet_20_Link"><text:span text:style-name="T15">And the second new project is the datetime-app.</text:span></text:a><text:span text:style-name="T18"> </text:span><text:a xlink:type="simple" xlink:href="https://app.pluralsight.com/course-player?clipId=10c186c9-b2c3-4e1c-b0e1-b9486b21c250&amp;startTime=35.214" office:target-frame-name="psplayer" xlink:show="replace" text:style-name="Internet_20_link" text:visited-style-name="Visited_20_Internet_20_Link"><text:span text:style-name="T15">And you can get that, again, at github.</text:span></text:a><text:span text:style-name="T18"> </text:span><text:a xlink:type="simple" xlink:href="https://app.pluralsight.com/course-player?clipId=10c186c9-b2c3-4e1c-b0e1-b9486b21c250&amp;startTime=44.10288888888891" office:target-frame-name="psplayer" xlink:show="replace" text:style-name="Internet_20_link" text:visited-style-name="Visited_20_Internet_20_Link"><text:span text:style-name="T15">com/dustinschultz/scf-hystrix-datetime-app.</text:span></text:a><text:span text:style-name="T18"> </text:span><text:a xlink:type="simple" xlink:href="https://app.pluralsight.com/course-player?clipId=10c186c9-b2c3-4e1c-b0e1-b9486b21c250&amp;startTime=45.214" office:target-frame-name="psplayer" xlink:show="replace" text:style-name="Internet_20_link" text:visited-style-name="Visited_20_Internet_20_Link"><text:span text:style-name="T15">Once you've cloned both of those projects,</text:span></text:a><text:span text:style-name="T18"> </text:span><text:a xlink:type="simple" xlink:href="https://app.pluralsight.com/course-player?clipId=10c186c9-b2c3-4e1c-b0e1-b9486b21c250&amp;startTime=46.964" office:target-frame-name="psplayer" xlink:show="replace" text:style-name="Internet_20_link" text:visited-style-name="Visited_20_Internet_20_Link"><text:span text:style-name="T15">make sure that you import them into your IDE.</text:span></text:a><text:span text:style-name="T18"> </text:span><text:a xlink:type="simple" xlink:href="https://app.pluralsight.com/course-player?clipId=10c186c9-b2c3-4e1c-b0e1-b9486b21c250&amp;startTime=49.444769230769225" office:target-frame-name="psplayer" xlink:show="replace" text:style-name="Internet_20_link" text:visited-style-name="Visited_20_Internet_20_Link"><text:span text:style-name="T15">I fast forwarded to the point where I've imported mine,</text:span></text:a><text:span text:style-name="T18"> </text:span><text:a xlink:type="simple" xlink:href="https://app.pluralsight.com/course-player?clipId=10c186c9-b2c3-4e1c-b0e1-b9486b21c250&amp;startTime=52.513999999999996" office:target-frame-name="psplayer" xlink:show="replace" text:style-name="Internet_20_link" text:visited-style-name="Visited_20_Internet_20_Link"><text:span text:style-name="T15">and your IDE should look pretty similar to this.</text:span></text:a><text:span text:style-name="T18"> </text:span><text:a xlink:type="simple" xlink:href="https://app.pluralsight.com/course-player?clipId=10c186c9-b2c3-4e1c-b0e1-b9486b21c250&amp;startTime=55.214" office:target-frame-name="psplayer" xlink:show="replace" text:style-name="Internet_20_link" text:visited-style-name="Visited_20_Internet_20_Link"><text:span text:style-name="T15">The two new projects, the datetime-app and the datetime-service,</text:span></text:a><text:span text:style-name="T18"> </text:span><text:a xlink:type="simple" xlink:href="https://app.pluralsight.com/course-player?clipId=10c186c9-b2c3-4e1c-b0e1-b9486b21c250&amp;startTime=59.214" office:target-frame-name="psplayer" xlink:show="replace" text:style-name="Internet_20_link" text:visited-style-name="Visited_20_Internet_20_Link"><text:span text:style-name="T15">are literally identical to the weather app and the weather service,</text:span></text:a><text:span text:style-name="T18"> </text:span><text:a xlink:type="simple" xlink:href="https://app.pluralsight.com/course-player?clipId=10c186c9-b2c3-4e1c-b0e1-b9486b21c250&amp;startTime=63.214" office:target-frame-name="psplayer" xlink:show="replace" text:style-name="Internet_20_link" text:visited-style-name="Visited_20_Internet_20_Link"><text:span text:style-name="T15">with the exception that they return the current datetime instead of the weather.</text:span></text:a><text:span text:style-name="T18"> </text:span><text:a xlink:type="simple" xlink:href="https://app.pluralsight.com/course-player?clipId=10c186c9-b2c3-4e1c-b0e1-b9486b21c250&amp;startTime=67.214" office:target-frame-name="psplayer" xlink:show="replace" text:style-name="Internet_20_link" text:visited-style-name="Visited_20_Internet_20_Link"><text:span text:style-name="T15">So feel free to browse around and check out the code for those.</text:span></text:a><text:span text:style-name="T18"> </text:span><text:a xlink:type="simple" xlink:href="https://app.pluralsight.com/course-player?clipId=10c186c9-b2c3-4e1c-b0e1-b9486b21c250&amp;startTime=71.214" office:target-frame-name="psplayer" xlink:show="replace" text:style-name="Internet_20_link" text:visited-style-name="Visited_20_Internet_20_Link"><text:span text:style-name="T15">We'll need to start each of these applications</text:span></text:a><text:span text:style-name="T18"> </text:span><text:a xlink:type="simple" xlink:href="https://app.pluralsight.com/course-player?clipId=10c186c9-b2c3-4e1c-b0e1-b9486b21c250&amp;startTime=73.39581818181813" office:target-frame-name="psplayer" xlink:show="replace" text:style-name="Internet_20_link" text:visited-style-name="Visited_20_Internet_20_Link"><text:span text:style-name="T15">starting with the discovery server first.</text:span></text:a><text:span text:style-name="T18"> </text:span><text:a xlink:type="simple" xlink:href="https://app.pluralsight.com/course-player?clipId=10c186c9-b2c3-4e1c-b0e1-b9486b21c250&amp;startTime=75.30490909090908" office:target-frame-name="psplayer" xlink:show="replace" text:style-name="Internet_20_link" text:visited-style-name="Visited_20_Internet_20_Link"><text:span text:style-name="T15">Again,</text:span></text:a><text:span text:style-name="T18"> </text:span><text:a xlink:type="simple" xlink:href="https://app.pluralsight.com/course-player?clipId=10c186c9-b2c3-4e1c-b0e1-b9486b21c250&amp;startTime=75.66854545454544" office:target-frame-name="psplayer" xlink:show="replace" text:style-name="Internet_20_link" text:visited-style-name="Visited_20_Internet_20_Link"><text:span text:style-name="T15">I've fast forwarded to the point where I have all of the applications started.</text:span></text:a><text:span text:style-name="T18"> </text:span><text:a xlink:type="simple" xlink:href="https://app.pluralsight.com/course-player?clipId=10c186c9-b2c3-4e1c-b0e1-b9486b21c250&amp;startTime=80.36784615384614" office:target-frame-name="psplayer" xlink:show="replace" text:style-name="Internet_20_link" text:visited-style-name="Visited_20_Internet_20_Link"><text:span text:style-name="T15">And feel free to pause the video to give yourself</text:span></text:a><text:span text:style-name="T18"> </text:span><text:a xlink:type="simple" xlink:href="https://app.pluralsight.com/course-player?clipId=10c186c9-b2c3-4e1c-b0e1-b9486b21c250&amp;startTime=83.54733333333331" office:target-frame-name="psplayer" xlink:show="replace" text:style-name="Internet_20_link" text:visited-style-name="Visited_20_Internet_20_Link"><text:span text:style-name="T15">time to get all of yours started up.</text:span></text:a><text:span text:style-name="T18"> </text:span><text:a xlink:type="simple" xlink:href="https://app.pluralsight.com/course-player?clipId=10c186c9-b2c3-4e1c-b0e1-b9486b21c250&amp;startTime=86.214" office:target-frame-name="psplayer" xlink:show="replace" text:style-name="Internet_20_link" text:visited-style-name="Visited_20_Internet_20_Link"><text:span text:style-name="T15">And once they're all started up,</text:span></text:a><text:span text:style-name="T18"> </text:span><text:a xlink:type="simple" xlink:href="https://app.pluralsight.com/course-player?clipId=10c186c9-b2c3-4e1c-b0e1-b9486b21c250&amp;startTime=87.714" office:target-frame-name="psplayer" xlink:show="replace" text:style-name="Internet_20_link" text:visited-style-name="Visited_20_Internet_20_Link"><text:span text:style-name="T15">you can verify by clicking this little caret and making</text:span></text:a><text:span text:style-name="T18"> </text:span><text:a xlink:type="simple" xlink:href="https://app.pluralsight.com/course-player?clipId=10c186c9-b2c3-4e1c-b0e1-b9486b21c250&amp;startTime=90.88066666666668" office:target-frame-name="psplayer" xlink:show="replace" text:style-name="Internet_20_link" text:visited-style-name="Visited_20_Internet_20_Link"><text:span text:style-name="T15">sure that all of the applications show up.</text:span></text:a><text:span text:style-name="T18"> </text:span><text:a xlink:type="simple" xlink:href="https://app.pluralsight.com/course-player?clipId=10c186c9-b2c3-4e1c-b0e1-b9486b21c250&amp;startTime=94.214" office:target-frame-name="psplayer" xlink:show="replace" text:style-name="Internet_20_link" text:visited-style-name="Visited_20_Internet_20_Link"><text:span text:style-name="T15">With all of the applications started,</text:span></text:a><text:span text:style-name="T18"> </text:span><text:a xlink:type="simple" xlink:href="https://app.pluralsight.com/course-player?clipId=10c186c9-b2c3-4e1c-b0e1-b9486b21c250&amp;startTime=95.30490909090912" office:target-frame-name="psplayer" xlink:show="replace" text:style-name="Internet_20_link" text:visited-style-name="Visited_20_Internet_20_Link"><text:span text:style-name="T15">we'll go ahead and start building our Netflix Turbine app.</text:span></text:a><text:span text:style-name="T18"> </text:span><text:a xlink:type="simple" xlink:href="https://app.pluralsight.com/course-player?clipId=10c186c9-b2c3-4e1c-b0e1-b9486b21c250&amp;startTime=99.214" office:target-frame-name="psplayer" xlink:show="replace" text:style-name="Internet_20_link" text:visited-style-name="Visited_20_Internet_20_Link"><text:span text:style-name="T15">Open up a browser and visit start.</text:span></text:a><text:span text:style-name="T18"> </text:span><text:a xlink:type="simple" xlink:href="https://app.pluralsight.com/course-player?clipId=10c186c9-b2c3-4e1c-b0e1-b9486b21c250&amp;startTime=102.3251111111111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10c186c9-b2c3-4e1c-b0e1-b9486b21c250&amp;startTime=102.76955555555554" office:target-frame-name="psplayer" xlink:show="replace" text:style-name="Internet_20_link" text:visited-style-name="Visited_20_Internet_20_Link"><text:span text:style-name="T15">io.</text:span></text:a><text:span text:style-name="T18"> </text:span><text:a xlink:type="simple" xlink:href="https://app.pluralsight.com/course-player?clipId=10c186c9-b2c3-4e1c-b0e1-b9486b21c250&amp;startTime=103.214" office:target-frame-name="psplayer" xlink:show="replace" text:style-name="Internet_20_link" text:visited-style-name="Visited_20_Internet_20_Link"><text:span text:style-name="T15">In the Group use io.</text:span></text:a><text:span text:style-name="T18"> </text:span><text:a xlink:type="simple" xlink:href="https://app.pluralsight.com/course-player?clipId=10c186c9-b2c3-4e1c-b0e1-b9486b21c250&amp;startTime=105.35685714285715" office:target-frame-name="psplayer" xlink:show="replace" text:style-name="Internet_20_link" text:visited-style-name="Visited_20_Internet_20_Link"><text:span text:style-name="T15">schultz.</text:span></text:a><text:span text:style-name="T18"> </text:span><text:a xlink:type="simple" xlink:href="https://app.pluralsight.com/course-player?clipId=10c186c9-b2c3-4e1c-b0e1-b9486b21c250&amp;startTime=105.78542857142858" office:target-frame-name="psplayer" xlink:show="replace" text:style-name="Internet_20_link" text:visited-style-name="Visited_20_Internet_20_Link"><text:span text:style-name="T15">dustin, and for the artifact name you can just call it turbine.</text:span></text:a><text:span text:style-name="T18"> </text:span><text:a xlink:type="simple" xlink:href="https://app.pluralsight.com/course-player?clipId=10c186c9-b2c3-4e1c-b0e1-b9486b21c250&amp;startTime=110.66854545454544" office:target-frame-name="psplayer" xlink:show="replace" text:style-name="Internet_20_link" text:visited-style-name="Visited_20_Internet_20_Link"><text:span text:style-name="T15">And for the dependencies, we'll obviously want to add Turbine.</text:span></text:a><text:span text:style-name="T18"> </text:span><text:a xlink:type="simple" xlink:href="https://app.pluralsight.com/course-player?clipId=10c186c9-b2c3-4e1c-b0e1-b9486b21c250&amp;startTime=114.11399999999999" office:target-frame-name="psplayer" xlink:show="replace" text:style-name="Internet_20_link" text:visited-style-name="Visited_20_Internet_20_Link"><text:span text:style-name="T15">And once you have everything filled out,</text:span></text:a><text:span text:style-name="T18"> </text:span><text:a xlink:type="simple" xlink:href="https://app.pluralsight.com/course-player?clipId=10c186c9-b2c3-4e1c-b0e1-b9486b21c250&amp;startTime=116.214" office:target-frame-name="psplayer" xlink:show="replace" text:style-name="Internet_20_link" text:visited-style-name="Visited_20_Internet_20_Link"><text:span text:style-name="T15">click that Generate Project button,</text:span></text:a><text:span text:style-name="T18"> </text:span><text:a xlink:type="simple" xlink:href="https://app.pluralsight.com/course-player?clipId=10c186c9-b2c3-4e1c-b0e1-b9486b21c250&amp;startTime=118.21400000000003" office:target-frame-name="psplayer" xlink:show="replace" text:style-name="Internet_20_link" text:visited-style-name="Visited_20_Internet_20_Link"><text:span text:style-name="T15">and that'll create and download that zip file for you.</text:span></text:a><text:span text:style-name="T18"> </text:span><text:a xlink:type="simple" xlink:href="https://app.pluralsight.com/course-player?clipId=10c186c9-b2c3-4e1c-b0e1-b9486b21c250&amp;startTime=121.75246153846153" office:target-frame-name="psplayer" xlink:show="replace" text:style-name="Internet_20_link" text:visited-style-name="Visited_20_Internet_20_Link"><text:span text:style-name="T15">And, like always, unzip that zip file and import that into your IDE.</text:span></text:a><text:span text:style-name="T18"> </text:span><text:a xlink:type="simple" xlink:href="https://app.pluralsight.com/course-player?clipId=10c186c9-b2c3-4e1c-b0e1-b9486b21c250&amp;startTime=126.214" office:target-frame-name="psplayer" xlink:show="replace" text:style-name="Internet_20_link" text:visited-style-name="Visited_20_Internet_20_Link"><text:span text:style-name="T15">We're back within the IDE where we've imported the Turbine project.</text:span></text:a><text:span text:style-name="T18"> </text:span><text:a xlink:type="simple" xlink:href="https://app.pluralsight.com/course-player?clipId=10c186c9-b2c3-4e1c-b0e1-b9486b21c250&amp;startTime=130.214" office:target-frame-name="psplayer" xlink:show="replace" text:style-name="Internet_20_link" text:visited-style-name="Visited_20_Internet_20_Link"><text:span text:style-name="T15">Go </text:span></text:a><text:soft-page-break/><text:a xlink:type="simple" xlink:href="https://app.pluralsight.com/course-player?clipId=10c186c9-b2c3-4e1c-b0e1-b9486b21c250&amp;startTime=130.214" office:target-frame-name="psplayer" xlink:show="replace" text:style-name="Internet_20_link" text:visited-style-name="Visited_20_Internet_20_Link"><text:span text:style-name="T15">ahead and expand the project and navigate to the main application class.</text:span></text:a><text:span text:style-name="T18"> </text:span><text:a xlink:type="simple" xlink:href="https://app.pluralsight.com/course-player?clipId=10c186c9-b2c3-4e1c-b0e1-b9486b21c250&amp;startTime=135.214" office:target-frame-name="psplayer" xlink:show="replace" text:style-name="Internet_20_link" text:visited-style-name="Visited_20_Internet_20_Link"><text:span text:style-name="T15">In the main application class, we'll add one new annotation,</text:span></text:a><text:span text:style-name="T18"> </text:span><text:a xlink:type="simple" xlink:href="https://app.pluralsight.com/course-player?clipId=10c186c9-b2c3-4e1c-b0e1-b9486b21c250&amp;startTime=139.214" office:target-frame-name="psplayer" xlink:show="replace" text:style-name="Internet_20_link" text:visited-style-name="Visited_20_Internet_20_Link"><text:span text:style-name="T15">and that's the @EnableTurbine annotation.</text:span></text:a><text:span text:style-name="T18"> </text:span><text:a xlink:type="simple" xlink:href="https://app.pluralsight.com/course-player?clipId=10c186c9-b2c3-4e1c-b0e1-b9486b21c250&amp;startTime=143.214" office:target-frame-name="psplayer" xlink:show="replace" text:style-name="Internet_20_link" text:visited-style-name="Visited_20_Internet_20_Link"><text:span text:style-name="T15">Next, we'll need to configure some properties,</text:span></text:a><text:span text:style-name="T18"> </text:span><text:a xlink:type="simple" xlink:href="https://app.pluralsight.com/course-player?clipId=10c186c9-b2c3-4e1c-b0e1-b9486b21c250&amp;startTime=144.964" office:target-frame-name="psplayer" xlink:show="replace" text:style-name="Internet_20_link" text:visited-style-name="Visited_20_Internet_20_Link"><text:span text:style-name="T15">so go ahead and close that file and navigate to src/main/resources,</text:span></text:a><text:span text:style-name="T18"> </text:span><text:a xlink:type="simple" xlink:href="https://app.pluralsight.com/course-player?clipId=10c186c9-b2c3-4e1c-b0e1-b9486b21c250&amp;startTime=149.964" office:target-frame-name="psplayer" xlink:show="replace" text:style-name="Internet_20_link" text:visited-style-name="Visited_20_Internet_20_Link"><text:span text:style-name="T15">application.</text:span></text:a><text:span text:style-name="T18"> </text:span><text:a xlink:type="simple" xlink:href="https://app.pluralsight.com/course-player?clipId=10c186c9-b2c3-4e1c-b0e1-b9486b21c250&amp;startTime=150.589" office:target-frame-name="psplayer" xlink:show="replace" text:style-name="Internet_20_link" text:visited-style-name="Visited_20_Internet_20_Link"><text:span text:style-name="T15">properties.</text:span></text:a><text:span text:style-name="T18"> </text:span><text:a xlink:type="simple" xlink:href="https://app.pluralsight.com/course-player?clipId=10c186c9-b2c3-4e1c-b0e1-b9486b21c250&amp;startTime=151.214" office:target-frame-name="psplayer" xlink:show="replace" text:style-name="Internet_20_link" text:visited-style-name="Visited_20_Internet_20_Link"><text:span text:style-name="T15">In the application.</text:span></text:a><text:span text:style-name="T18"> </text:span><text:a xlink:type="simple" xlink:href="https://app.pluralsight.com/course-player?clipId=10c186c9-b2c3-4e1c-b0e1-b9486b21c250&amp;startTime=152.11400000000003" office:target-frame-name="psplayer" xlink:show="replace" text:style-name="Internet_20_link" text:visited-style-name="Visited_20_Internet_20_Link"><text:span text:style-name="T15">properties, we have a number of different properties to set,</text:span></text:a><text:span text:style-name="T18"> </text:span><text:a xlink:type="simple" xlink:href="https://app.pluralsight.com/course-player?clipId=10c186c9-b2c3-4e1c-b0e1-b9486b21c250&amp;startTime=155.07114285714283" office:target-frame-name="psplayer" xlink:show="replace" text:style-name="Internet_20_link" text:visited-style-name="Visited_20_Internet_20_Link"><text:span text:style-name="T15">so I'm going to go ahead and paste those in here,</text:span></text:a><text:span text:style-name="T18"> </text:span><text:a xlink:type="simple" xlink:href="https://app.pluralsight.com/course-player?clipId=10c186c9-b2c3-4e1c-b0e1-b9486b21c250&amp;startTime=158.214" office:target-frame-name="psplayer" xlink:show="replace" text:style-name="Internet_20_link" text:visited-style-name="Visited_20_Internet_20_Link"><text:span text:style-name="T15">and then we're going to go through each one of them one by one.</text:span></text:a><text:span text:style-name="T18"> </text:span><text:a xlink:type="simple" xlink:href="https://app.pluralsight.com/course-player?clipId=10c186c9-b2c3-4e1c-b0e1-b9486b21c250&amp;startTime=161.214" office:target-frame-name="psplayer" xlink:show="replace" text:style-name="Internet_20_link" text:visited-style-name="Visited_20_Internet_20_Link"><text:span text:style-name="T15">The first property, the server.</text:span></text:a><text:span text:style-name="T18"> </text:span><text:a xlink:type="simple" xlink:href="https://app.pluralsight.com/course-player?clipId=10c186c9-b2c3-4e1c-b0e1-b9486b21c250&amp;startTime=163.13707692307693" office:target-frame-name="psplayer" xlink:show="replace" text:style-name="Internet_20_link" text:visited-style-name="Visited_20_Internet_20_Link"><text:span text:style-name="T15">port, we're going to set that to 3000.</text:span></text:a><text:span text:style-name="T18"> </text:span><text:a xlink:type="simple" xlink:href="https://app.pluralsight.com/course-player?clipId=10c186c9-b2c3-4e1c-b0e1-b9486b21c250&amp;startTime=166.214" office:target-frame-name="psplayer" xlink:show="replace" text:style-name="Internet_20_link" text:visited-style-name="Visited_20_Internet_20_Link"><text:span text:style-name="T15">The next property, the application.</text:span></text:a><text:span text:style-name="T18"> </text:span><text:a xlink:type="simple" xlink:href="https://app.pluralsight.com/course-player?clipId=10c186c9-b2c3-4e1c-b0e1-b9486b21c250&amp;startTime=168.03218181818187" office:target-frame-name="psplayer" xlink:show="replace" text:style-name="Internet_20_link" text:visited-style-name="Visited_20_Internet_20_Link"><text:span text:style-name="T15">name, we're going to call turbine-aggregator.</text:span></text:a><text:span text:style-name="T18"> </text:span><text:a xlink:type="simple" xlink:href="https://app.pluralsight.com/course-player?clipId=10c186c9-b2c3-4e1c-b0e1-b9486b21c250&amp;startTime=170.214" office:target-frame-name="psplayer" xlink:show="replace" text:style-name="Internet_20_link" text:visited-style-name="Visited_20_Internet_20_Link"><text:span text:style-name="T15">And then the third property, the eureka.</text:span></text:a><text:span text:style-name="T18"> </text:span><text:a xlink:type="simple" xlink:href="https://app.pluralsight.com/course-player?clipId=10c186c9-b2c3-4e1c-b0e1-b9486b21c250&amp;startTime=173.3251111111112" office:target-frame-name="psplayer" xlink:show="replace" text:style-name="Internet_20_link" text:visited-style-name="Visited_20_Internet_20_Link"><text:span text:style-name="T15">client.</text:span></text:a><text:span text:style-name="T18"> </text:span><text:a xlink:type="simple" xlink:href="https://app.pluralsight.com/course-player?clipId=10c186c9-b2c3-4e1c-b0e1-b9486b21c250&amp;startTime=173.76955555555566" office:target-frame-name="psplayer" xlink:show="replace" text:style-name="Internet_20_link" text:visited-style-name="Visited_20_Internet_20_Link"><text:span text:style-name="T15">service-url, set that to localhost:8761/eureka.</text:span></text:a><text:span text:style-name="T18"> </text:span><text:a xlink:type="simple" xlink:href="https://app.pluralsight.com/course-player?clipId=10c186c9-b2c3-4e1c-b0e1-b9486b21c250&amp;startTime=176.39581818181813" office:target-frame-name="psplayer" xlink:show="replace" text:style-name="Internet_20_link" text:visited-style-name="Visited_20_Internet_20_Link"><text:span text:style-name="T15">And then below that, we have the two turbine properties.</text:span></text:a><text:span text:style-name="T18"> </text:span><text:a xlink:type="simple" xlink:href="https://app.pluralsight.com/course-player?clipId=10c186c9-b2c3-4e1c-b0e1-b9486b21c250&amp;startTime=181.339" office:target-frame-name="psplayer" xlink:show="replace" text:style-name="Internet_20_link" text:visited-style-name="Visited_20_Internet_20_Link"><text:span text:style-name="T15">And remember the first one, the turbine.</text:span></text:a><text:span text:style-name="T18"> </text:span><text:a xlink:type="simple" xlink:href="https://app.pluralsight.com/course-player?clipId=10c186c9-b2c3-4e1c-b0e1-b9486b21c250&amp;startTime=184.5473333333333" office:target-frame-name="psplayer" xlink:show="replace" text:style-name="Internet_20_link" text:visited-style-name="Visited_20_Internet_20_Link"><text:span text:style-name="T15">app-config property,</text:span></text:a><text:span text:style-name="T18"> </text:span><text:a xlink:type="simple" xlink:href="https://app.pluralsight.com/course-player?clipId=10c186c9-b2c3-4e1c-b0e1-b9486b21c250&amp;startTime=185.88066666666663" office:target-frame-name="psplayer" xlink:show="replace" text:style-name="Internet_20_link" text:visited-style-name="Visited_20_Internet_20_Link"><text:span text:style-name="T15">sets the applications or services that you want Turbine</text:span></text:a><text:span text:style-name="T18"> </text:span><text:a xlink:type="simple" xlink:href="https://app.pluralsight.com/course-player?clipId=10c186c9-b2c3-4e1c-b0e1-b9486b21c250&amp;startTime=191.214" office:target-frame-name="psplayer" xlink:show="replace" text:style-name="Internet_20_link" text:visited-style-name="Visited_20_Internet_20_Link"><text:span text:style-name="T15">to aggregate together as a stream.</text:span></text:a><text:span text:style-name="T18"> </text:span><text:a xlink:type="simple" xlink:href="https://app.pluralsight.com/course-player?clipId=10c186c9-b2c3-4e1c-b0e1-b9486b21c250&amp;startTime=194.214" office:target-frame-name="psplayer" xlink:show="replace" text:style-name="Internet_20_link" text:visited-style-name="Visited_20_Internet_20_Link"><text:span text:style-name="T15">In our case, we want the weather-app and the datetime-app.</text:span></text:a><text:span text:style-name="T18"> </text:span><text:a xlink:type="simple" xlink:href="https://app.pluralsight.com/course-player?clipId=10c186c9-b2c3-4e1c-b0e1-b9486b21c250&amp;startTime=197.214" office:target-frame-name="psplayer" xlink:show="replace" text:style-name="Internet_20_link" text:visited-style-name="Visited_20_Internet_20_Link"><text:span text:style-name="T15">And then the last property, the turbine.</text:span></text:a><text:span text:style-name="T18"> </text:span><text:a xlink:type="simple" xlink:href="https://app.pluralsight.com/course-player?clipId=10c186c9-b2c3-4e1c-b0e1-b9486b21c250&amp;startTime=200.714" office:target-frame-name="psplayer" xlink:show="replace" text:style-name="Internet_20_link" text:visited-style-name="Visited_20_Internet_20_Link"><text:span text:style-name="T15">cluster-name-expression, we just set that to default surrounded by single quotes.</text:span></text:a><text:span text:style-name="T18"> </text:span><text:a xlink:type="simple" xlink:href="https://app.pluralsight.com/course-player?clipId=10c186c9-b2c3-4e1c-b0e1-b9486b21c250&amp;startTime=205.214" office:target-frame-name="psplayer" xlink:show="replace" text:style-name="Internet_20_link" text:visited-style-name="Visited_20_Internet_20_Link"><text:span text:style-name="T15">And that's all for our properties, so go ahead and close that file,</text:span></text:a><text:span text:style-name="T18"> </text:span><text:a xlink:type="simple" xlink:href="https://app.pluralsight.com/course-player?clipId=10c186c9-b2c3-4e1c-b0e1-b9486b21c250&amp;startTime=208.214" office:target-frame-name="psplayer" xlink:show="replace" text:style-name="Internet_20_link" text:visited-style-name="Visited_20_Internet_20_Link"><text:span text:style-name="T15">and then we're going to go ahead and start the Turbine application.</text:span></text:a><text:span text:style-name="T18"> </text:span><text:a xlink:type="simple" xlink:href="https://app.pluralsight.com/course-player?clipId=10c186c9-b2c3-4e1c-b0e1-b9486b21c250&amp;startTime=212.214" office:target-frame-name="psplayer" xlink:show="replace" text:style-name="Internet_20_link" text:visited-style-name="Visited_20_Internet_20_Link"><text:span text:style-name="T15">So come over to the main application class,</text:span></text:a><text:span text:style-name="T18"> </text:span><text:a xlink:type="simple" xlink:href="https://app.pluralsight.com/course-player?clipId=10c186c9-b2c3-4e1c-b0e1-b9486b21c250&amp;startTime=214.39581818181824" office:target-frame-name="psplayer" xlink:show="replace" text:style-name="Internet_20_link" text:visited-style-name="Visited_20_Internet_20_Link"><text:span text:style-name="T15">right-click on it, go to Run As, and choose Spring Boot App.</text:span></text:a><text:span text:style-name="T18"> </text:span><text:a xlink:type="simple" xlink:href="https://app.pluralsight.com/course-player?clipId=10c186c9-b2c3-4e1c-b0e1-b9486b21c250&amp;startTime=220.214" office:target-frame-name="psplayer" xlink:show="replace" text:style-name="Internet_20_link" text:visited-style-name="Visited_20_Internet_20_Link"><text:span text:style-name="T15">Next, open up a web browser,</text:span></text:a><text:span text:style-name="T18"> </text:span><text:a xlink:type="simple" xlink:href="https://app.pluralsight.com/course-player?clipId=10c186c9-b2c3-4e1c-b0e1-b9486b21c250&amp;startTime=221.92828571428566" office:target-frame-name="psplayer" xlink:show="replace" text:style-name="Internet_20_link" text:visited-style-name="Visited_20_Internet_20_Link"><text:span text:style-name="T15">and we're going to visit the datetime app and the weather app</text:span></text:a><text:span text:style-name="T18"> </text:span><text:a xlink:type="simple" xlink:href="https://app.pluralsight.com/course-player?clipId=10c186c9-b2c3-4e1c-b0e1-b9486b21c250&amp;startTime=226.214" office:target-frame-name="psplayer" xlink:show="replace" text:style-name="Internet_20_link" text:visited-style-name="Visited_20_Internet_20_Link"><text:span text:style-name="T15">to generate some metrics for their Hystrix streams so that</text:span></text:a><text:span text:style-name="T18"> </text:span><text:a xlink:type="simple" xlink:href="https://app.pluralsight.com/course-player?clipId=10c186c9-b2c3-4e1c-b0e1-b9486b21c250&amp;startTime=230.92828571428572" office:target-frame-name="psplayer" xlink:show="replace" text:style-name="Internet_20_link" text:visited-style-name="Visited_20_Internet_20_Link"><text:span text:style-name="T15">Turbine can them collect them.</text:span></text:a><text:span text:style-name="T18"> </text:span><text:a xlink:type="simple" xlink:href="https://app.pluralsight.com/course-player?clipId=10c186c9-b2c3-4e1c-b0e1-b9486b21c250&amp;startTime=232.71400000000003" office:target-frame-name="psplayer" xlink:show="replace" text:style-name="Internet_20_link" text:visited-style-name="Visited_20_Internet_20_Link"><text:span text:style-name="T15">So let's visit the datetime app first.</text:span></text:a><text:span text:style-name="T18"> </text:span><text:a xlink:type="simple" xlink:href="https://app.pluralsight.com/course-player?clipId=10c186c9-b2c3-4e1c-b0e1-b9486b21c250&amp;startTime=235.214" office:target-frame-name="psplayer" xlink:show="replace" text:style-name="Internet_20_link" text:visited-style-name="Visited_20_Internet_20_Link"><text:span text:style-name="T15">So go to localhost:4000/current/datetime.</text:span></text:a><text:span text:style-name="T18"> </text:span><text:a xlink:type="simple" xlink:href="https://app.pluralsight.com/course-player?clipId=10c186c9-b2c3-4e1c-b0e1-b9486b21c250&amp;startTime=241.214" office:target-frame-name="psplayer" xlink:show="replace" text:style-name="Internet_20_link" text:visited-style-name="Visited_20_Internet_20_Link"><text:span text:style-name="T15">And just refresh that a few times to generate some metrics.</text:span></text:a><text:span text:style-name="T18"> </text:span><text:a xlink:type="simple" xlink:href="https://app.pluralsight.com/course-player?clipId=10c186c9-b2c3-4e1c-b0e1-b9486b21c250&amp;startTime=246.214" office:target-frame-name="psplayer" xlink:show="replace" text:style-name="Internet_20_link" text:visited-style-name="Visited_20_Internet_20_Link"><text:span text:style-name="T15">And then we're going to do the same thing for the weather service,</text:span></text:a><text:span text:style-name="T18"> </text:span><text:a xlink:type="simple" xlink:href="https://app.pluralsight.com/course-player?clipId=10c186c9-b2c3-4e1c-b0e1-b9486b21c250&amp;startTime=249.214" office:target-frame-name="psplayer" xlink:show="replace" text:style-name="Internet_20_link" text:visited-style-name="Visited_20_Internet_20_Link"><text:span text:style-name="T15">so go to localhost:8000/current/weather,</text:span></text:a><text:span text:style-name="T18"> </text:span><text:a xlink:type="simple" xlink:href="https://app.pluralsight.com/course-player?clipId=10c186c9-b2c3-4e1c-b0e1-b9486b21c250&amp;startTime=252.41400000000004" office:target-frame-name="psplayer" xlink:show="replace" text:style-name="Internet_20_link" text:visited-style-name="Visited_20_Internet_20_Link"><text:span text:style-name="T15">and then also refresh that a few times to generate some metrics.</text:span></text:a><text:span text:style-name="T18"> </text:span><text:a xlink:type="simple" xlink:href="https://app.pluralsight.com/course-player?clipId=10c186c9-b2c3-4e1c-b0e1-b9486b21c250&amp;startTime=259.356857142857" office:target-frame-name="psplayer" xlink:show="replace" text:style-name="Internet_20_link" text:visited-style-name="Visited_20_Internet_20_Link"><text:span text:style-name="T15">Next, open up a New Tab and visit localhost:8080/hystrix.</text:span></text:a><text:span text:style-name="T18"> </text:span><text:a xlink:type="simple" xlink:href="https://app.pluralsight.com/course-player?clipId=10c186c9-b2c3-4e1c-b0e1-b9486b21c250&amp;startTime=262.99177777777777" office:target-frame-name="psplayer" xlink:show="replace" text:style-name="Internet_20_link" text:visited-style-name="Visited_20_Internet_20_Link"><text:span text:style-name="T15">And this time, instead of putting in the hystrix.</text:span></text:a><text:span text:style-name="T18"> </text:span><text:a xlink:type="simple" xlink:href="https://app.pluralsight.com/course-player?clipId=10c186c9-b2c3-4e1c-b0e1-b9486b21c250&amp;startTime=269.76955555555554" office:target-frame-name="psplayer" xlink:show="replace" text:style-name="Internet_20_link" text:visited-style-name="Visited_20_Internet_20_Link"><text:span text:style-name="T15">stream URL, we'll use the turbine.</text:span></text:a><text:span text:style-name="T18"> </text:span><text:a xlink:type="simple" xlink:href="https://app.pluralsight.com/course-player?clipId=10c186c9-b2c3-4e1c-b0e1-b9486b21c250&amp;startTime=273.1028888888888" office:target-frame-name="psplayer" xlink:show="replace" text:style-name="Internet_20_link" text:visited-style-name="Visited_20_Internet_20_Link"><text:span text:style-name="T15">stream URL.</text:span></text:a><text:span text:style-name="T18"> </text:span><text:a xlink:type="simple" xlink:href="https://app.pluralsight.com/course-player?clipId=10c186c9-b2c3-4e1c-b0e1-b9486b21c250&amp;startTime=274.214" office:target-frame-name="psplayer" xlink:show="replace" text:style-name="Internet_20_link" text:visited-style-name="Visited_20_Internet_20_Link"><text:span text:style-name="T15">So go ahead and type http://localhost:3000/turbine.</text:span></text:a><text:span text:style-name="T18"> </text:span><text:a xlink:type="simple" xlink:href="https://app.pluralsight.com/course-player?clipId=10c186c9-b2c3-4e1c-b0e1-b9486b21c250&amp;startTime=282.78542857142867" office:target-frame-name="psplayer" xlink:show="replace" text:style-name="Internet_20_link" text:visited-style-name="Visited_20_Internet_20_Link"><text:span text:style-name="T15">stream.</text:span></text:a><text:span text:style-name="T18"> </text:span><text:a xlink:type="simple" xlink:href="https://app.pluralsight.com/course-player?clipId=10c186c9-b2c3-4e1c-b0e1-b9486b21c250&amp;startTime=284.214" office:target-frame-name="psplayer" xlink:show="replace" text:style-name="Internet_20_link" text:visited-style-name="Visited_20_Internet_20_Link"><text:span text:style-name="T15">And then in the Title textbox just type Turbine.</text:span></text:a><text:span text:style-name="T18"> </text:span><text:a xlink:type="simple" xlink:href="https://app.pluralsight.com/course-player?clipId=10c186c9-b2c3-4e1c-b0e1-b9486b21c250&amp;startTime=288.214" office:target-frame-name="psplayer" xlink:show="replace" text:style-name="Internet_20_link" text:visited-style-name="Visited_20_Internet_20_Link"><text:span text:style-name="T15">After that, click the Monitor Stream button,</text:span></text:a><text:span text:style-name="T18"> </text:span><text:a xlink:type="simple" xlink:href="https://app.pluralsight.com/course-player?clipId=10c186c9-b2c3-4e1c-b0e1-b9486b21c250&amp;startTime=290.12309090909076" office:target-frame-name="psplayer" xlink:show="replace" text:style-name="Internet_20_link" text:visited-style-name="Visited_20_Internet_20_Link"><text:span text:style-name="T15">and you should see metrics from the datetime app,</text:span></text:a><text:span text:style-name="T18"> </text:span><text:a xlink:type="simple" xlink:href="https://app.pluralsight.com/course-player?clipId=10c186c9-b2c3-4e1c-b0e1-b9486b21c250&amp;startTime=293.9917777777777" office:target-frame-name="psplayer" xlink:show="replace" text:style-name="Internet_20_link" text:visited-style-name="Visited_20_Internet_20_Link"><text:span text:style-name="T15">that's the getCurrentDateTime call,</text:span></text:a><text:span text:style-name="T18"> </text:span><text:a xlink:type="simple" xlink:href="https://app.pluralsight.com/course-player?clipId=10c186c9-b2c3-4e1c-b0e1-b9486b21c250&amp;startTime=296.214" office:target-frame-name="psplayer" xlink:show="replace" text:style-name="Internet_20_link" text:visited-style-name="Visited_20_Internet_20_Link"><text:span text:style-name="T15">and you should also see metrics from the weather app,</text:span></text:a><text:span text:style-name="T18"> </text:span><text:a xlink:type="simple" xlink:href="https://app.pluralsight.com/course-player?clipId=10c186c9-b2c3-4e1c-b0e1-b9486b21c250&amp;startTime=299.54733333333314" office:target-frame-name="psplayer" xlink:show="replace" text:style-name="Internet_20_link" text:visited-style-name="Visited_20_Internet_20_Link"><text:span text:style-name="T15">and that's the getWeather call.</text:span></text:a><text:span text:style-name="T18"> </text:span><text:a xlink:type="simple" xlink:href="https://app.pluralsight.com/course-player?clipId=10c186c9-b2c3-4e1c-b0e1-b9486b21c250&amp;startTime=301.214" office:target-frame-name="psplayer" xlink:show="replace" text:style-name="Internet_20_link" text:visited-style-name="Visited_20_Internet_20_Link"><text:span text:style-name="T15">And if you don't,</text:span></text:a><text:span text:style-name="T18"> </text:span><text:a xlink:type="simple" xlink:href="https://app.pluralsight.com/course-player?clipId=10c186c9-b2c3-4e1c-b0e1-b9486b21c250&amp;startTime=302.0711428571429" office:target-frame-name="psplayer" xlink:show="replace" text:style-name="Internet_20_link" text:visited-style-name="Visited_20_Internet_20_Link"><text:span text:style-name="T15">just go back to those services and refresh them a few times to generate some metrics.</text:span></text:a></text:p>
      <text:h text:style-name="P3" text:outline-level="3"><text:a xlink:type="simple" xlink:href="https://app.pluralsight.com/course-player?clipId=751869f5-dce1-443b-a5e2-0f170f00c359" office:target-frame-name="psplayer" xlink:show="replace" text:style-name="Internet_20_link" text:visited-style-name="Visited_20_Internet_20_Link"><text:span text:style-name="T15">Summary</text:span></text:a></text:h>
      <text:p text:style-name="P5"><text:a xlink:type="simple" xlink:href="https://app.pluralsight.com/course-player?clipId=751869f5-dce1-443b-a5e2-0f170f00c359&amp;startTime=2" office:target-frame-name="psplayer" xlink:show="replace" text:style-name="Internet_20_link" text:visited-style-name="Visited_20_Internet_20_Link"><text:span text:style-name="T15">We're at the end of this module so, like always,</text:span></text:a><text:span text:style-name="T18"> </text:span><text:a xlink:type="simple" xlink:href="https://app.pluralsight.com/course-player?clipId=751869f5-dce1-443b-a5e2-0f170f00c359&amp;startTime=4.831333333333333" office:target-frame-name="psplayer" xlink:show="replace" text:style-name="Internet_20_link" text:visited-style-name="Visited_20_Internet_20_Link"><text:span text:style-name="T15">let's do a recap of what we learned.</text:span></text:a><text:span text:style-name="T18"> </text:span><text:a xlink:type="simple" xlink:href="https://app.pluralsight.com/course-player?clipId=751869f5-dce1-443b-a5e2-0f170f00c359&amp;startTime=7.246999999999999" office:target-frame-name="psplayer" xlink:show="replace" text:style-name="Internet_20_link" text:visited-style-name="Visited_20_Internet_20_Link"><text:span text:style-name="T15">First, we saw that failures in a distributed system are pretty much inevitable.</text:span></text:a><text:span text:style-name="T18"> </text:span><text:a xlink:type="simple" xlink:href="https://app.pluralsight.com/course-player?clipId=751869f5-dce1-443b-a5e2-0f170f00c359&amp;startTime=11.913666666666664" office:target-frame-name="psplayer" xlink:show="replace" text:style-name="Internet_20_link" text:visited-style-name="Visited_20_Internet_20_Link"><text:span text:style-name="T15">And we have to learn to embrace failures and make</text:span></text:a><text:span text:style-name="T18"> </text:span><text:a xlink:type="simple" xlink:href="https://app.pluralsight.com/course-player?clipId=751869f5-dce1-443b-a5e2-0f170f00c359&amp;startTime=16.247" office:target-frame-name="psplayer" xlink:show="replace" text:style-name="Internet_20_link" text:visited-style-name="Visited_20_Internet_20_Link"><text:span text:style-name="T15">handling failures a requirement.</text:span></text:a><text:span text:style-name="T18"> </text:span><text:a xlink:type="simple" xlink:href="https://app.pluralsight.com/course-player?clipId=751869f5-dce1-443b-a5e2-0f170f00c359&amp;startTime=18.247" office:target-frame-name="psplayer" xlink:show="replace" text:style-name="Internet_20_link" text:visited-style-name="Visited_20_Internet_20_Link"><text:span text:style-name="T15">Then we introduced Netflix Hystrix,</text:span></text:a><text:span text:style-name="T18"> </text:span><text:a xlink:type="simple" xlink:href="https://app.pluralsight.com/course-player?clipId=751869f5-dce1-443b-a5e2-0f170f00c359&amp;startTime=20.547" office:target-frame-name="psplayer" xlink:show="replace" text:style-name="Internet_20_link" text:visited-style-name="Visited_20_Internet_20_Link"><text:span text:style-name="T15">which is an implementation of the Circuit Breaker pattern,</text:span></text:a><text:span text:style-name="T18"> </text:span><text:a xlink:type="simple" xlink:href="https://app.pluralsight.com/course-player?clipId=751869f5-dce1-443b-a5e2-0f170f00c359&amp;startTime=23.247" office:target-frame-name="psplayer" xlink:show="replace" text:style-name="Internet_20_link" text:visited-style-name="Visited_20_Internet_20_Link"><text:span text:style-name="T15">among other fault-tolerance patterns.</text:span></text:a><text:span text:style-name="T18"> </text:span><text:a xlink:type="simple" xlink:href="https://app.pluralsight.com/course-player?clipId=751869f5-dce1-443b-a5e2-0f170f00c359&amp;startTime=24.701545454545453" office:target-frame-name="psplayer" xlink:show="replace" text:style-name="Internet_20_link" text:visited-style-name="Visited_20_Internet_20_Link"><text:span text:style-name="T15">And we saw how to use the @EnableCircuitBreaker annotation and the</text:span></text:a><text:span text:style-name="T18"> </text:span><text:a xlink:type="simple" xlink:href="https://app.pluralsight.com/course-player?clipId=751869f5-dce1-443b-a5e2-0f170f00c359&amp;startTime=30.67557142857143" office:target-frame-name="psplayer" xlink:show="replace" text:style-name="Internet_20_link" text:visited-style-name="Visited_20_Internet_20_Link"><text:span text:style-name="T15">@HystrixCommand annotation to protect a call that might fail.</text:span></text:a><text:span text:style-name="T18"> </text:span><text:a xlink:type="simple" xlink:href="https://app.pluralsight.com/course-player?clipId=751869f5-dce1-443b-a5e2-0f170f00c359&amp;startTime=35.09315384615384" office:target-frame-name="psplayer" xlink:show="replace" text:style-name="Internet_20_link" text:visited-style-name="Visited_20_Internet_20_Link"><text:span text:style-name="T15">We concluded the module by looking at how we can visualize and monitor</text:span></text:a><text:span text:style-name="T18"> </text:span><text:a xlink:type="simple" xlink:href="https://app.pluralsight.com/course-player?clipId=751869f5-dce1-443b-a5e2-0f170f00c359&amp;startTime=39.83954545454546" office:target-frame-name="psplayer" xlink:show="replace" text:style-name="Internet_20_link" text:visited-style-name="Visited_20_Internet_20_Link"><text:span text:style-name="T15">our Hystrix-protected calls with the Hystrix Dashboard and how we can monitor several streams at once with Turbine.</text:span></text:a></text:p>
      <text:h text:style-name="P1" text:outline-level="2"><text:soft-page-break/><text:a xlink:type="simple" xlink:href="https://app.pluralsight.com/course-player?clipId=14a01e2f-1c69-4037-8c8d-76252b903f36" office:target-frame-name="psplayer" xlink:show="replace" text:style-name="Internet_20_link" text:visited-style-name="Visited_20_Internet_20_Link"><text:span text:style-name="T15">Bringing It All Together and Where to Go Next</text:span></text:a></text:h>
      <text:h text:style-name="P3" text:outline-level="3"><text:a xlink:type="simple" xlink:href="https://app.pluralsight.com/course-player?clipId=14a01e2f-1c69-4037-8c8d-76252b903f36" office:target-frame-name="psplayer" xlink:show="replace" text:style-name="Internet_20_link" text:visited-style-name="Visited_20_Internet_20_Link"><text:span text:style-name="T15">Introduction</text:span></text:a></text:h>
      <text:p text:style-name="P5"><text:a xlink:type="simple" xlink:href="https://app.pluralsight.com/course-player?clipId=14a01e2f-1c69-4037-8c8d-76252b903f36&amp;startTime=0" office:target-frame-name="psplayer" xlink:show="replace" text:style-name="Internet_20_link" text:visited-style-name="Visited_20_Internet_20_Link"><text:span text:style-name="T15">Hi, my name's Dustin Schultz,</text:span></text:a><text:span text:style-name="T18"> </text:span><text:a xlink:type="simple" xlink:href="https://app.pluralsight.com/course-player?clipId=14a01e2f-1c69-4037-8c8d-76252b903f36&amp;startTime=1.9230769230769231" office:target-frame-name="psplayer" xlink:show="replace" text:style-name="Internet_20_link" text:visited-style-name="Visited_20_Internet_20_Link"><text:span text:style-name="T15">and in this last module we'll take a holistic approach to see how each of</text:span></text:a><text:span text:style-name="T18"> </text:span><text:a xlink:type="simple" xlink:href="https://app.pluralsight.com/course-player?clipId=14a01e2f-1c69-4037-8c8d-76252b903f36&amp;startTime=7.545454545454543" office:target-frame-name="psplayer" xlink:show="replace" text:style-name="Internet_20_link" text:visited-style-name="Visited_20_Internet_20_Link"><text:span text:style-name="T15">the individual ideas and technologies all fit together and where you can</text:span></text:a><text:span text:style-name="T18"> </text:span><text:a xlink:type="simple" xlink:href="https://app.pluralsight.com/course-player?clipId=14a01e2f-1c69-4037-8c8d-76252b903f36&amp;startTime=12.333333333333329" office:target-frame-name="psplayer" xlink:show="replace" text:style-name="Internet_20_link" text:visited-style-name="Visited_20_Internet_20_Link"><text:span text:style-name="T15">go next after you've completed the course.</text:span></text:a><text:span text:style-name="T18"> </text:span><text:a xlink:type="simple" xlink:href="https://app.pluralsight.com/course-player?clipId=14a01e2f-1c69-4037-8c8d-76252b903f36&amp;startTime=16" office:target-frame-name="psplayer" xlink:show="replace" text:style-name="Internet_20_link" text:visited-style-name="Visited_20_Internet_20_Link"><text:span text:style-name="T15">We'll begin with a section on how it all fits together.</text:span></text:a><text:span text:style-name="T18"> </text:span><text:a xlink:type="simple" xlink:href="https://app.pluralsight.com/course-player?clipId=14a01e2f-1c69-4037-8c8d-76252b903f36&amp;startTime=20" office:target-frame-name="psplayer" xlink:show="replace" text:style-name="Internet_20_link" text:visited-style-name="Visited_20_Internet_20_Link"><text:span text:style-name="T15">We've learned a lot throughout the course covering new ideas</text:span></text:a><text:span text:style-name="T18"> </text:span><text:a xlink:type="simple" xlink:href="https://app.pluralsight.com/course-player?clipId=14a01e2f-1c69-4037-8c8d-76252b903f36&amp;startTime=22.727272727272734" office:target-frame-name="psplayer" xlink:show="replace" text:style-name="Internet_20_link" text:visited-style-name="Visited_20_Internet_20_Link"><text:span text:style-name="T15">and technologies in every single module.</text:span></text:a><text:span text:style-name="T18"> </text:span><text:a xlink:type="simple" xlink:href="https://app.pluralsight.com/course-player?clipId=14a01e2f-1c69-4037-8c8d-76252b903f36&amp;startTime=24.818181818181817" office:target-frame-name="psplayer" xlink:show="replace" text:style-name="Internet_20_link" text:visited-style-name="Visited_20_Internet_20_Link"><text:span text:style-name="T15">And while many of those ideas are useful by themselves,</text:span></text:a><text:span text:style-name="T18"> </text:span><text:a xlink:type="simple" xlink:href="https://app.pluralsight.com/course-player?clipId=14a01e2f-1c69-4037-8c8d-76252b903f36&amp;startTime=28.818181818181813" office:target-frame-name="psplayer" xlink:show="replace" text:style-name="Internet_20_link" text:visited-style-name="Visited_20_Internet_20_Link"><text:span text:style-name="T15">the real advantage comes from using them together as a whole.</text:span></text:a><text:span text:style-name="T18"> </text:span><text:a xlink:type="simple" xlink:href="https://app.pluralsight.com/course-player?clipId=14a01e2f-1c69-4037-8c8d-76252b903f36&amp;startTime=33.230769230769226" office:target-frame-name="psplayer" xlink:show="replace" text:style-name="Internet_20_link" text:visited-style-name="Visited_20_Internet_20_Link"><text:span text:style-name="T15">And we'll see how each of the main topics,</text:span></text:a><text:span text:style-name="T18"> </text:span><text:a xlink:type="simple" xlink:href="https://app.pluralsight.com/course-player?clipId=14a01e2f-1c69-4037-8c8d-76252b903f36&amp;startTime=36" office:target-frame-name="psplayer" xlink:show="replace" text:style-name="Internet_20_link" text:visited-style-name="Visited_20_Internet_20_Link"><text:span text:style-name="T15">service discovery, distributed configuration,</text:span></text:a><text:span text:style-name="T18"> </text:span><text:a xlink:type="simple" xlink:href="https://app.pluralsight.com/course-player?clipId=14a01e2f-1c69-4037-8c8d-76252b903f36&amp;startTime=38.66666666666666" office:target-frame-name="psplayer" xlink:show="replace" text:style-name="Internet_20_link" text:visited-style-name="Visited_20_Internet_20_Link"><text:span text:style-name="T15">client-side load balancing, gateway and routing,</text:span></text:a><text:span text:style-name="T18"> </text:span><text:a xlink:type="simple" xlink:href="https://app.pluralsight.com/course-player?clipId=14a01e2f-1c69-4037-8c8d-76252b903f36&amp;startTime=41.77777777777777" office:target-frame-name="psplayer" xlink:show="replace" text:style-name="Internet_20_link" text:visited-style-name="Visited_20_Internet_20_Link"><text:span text:style-name="T15">and fault tolerance and circuit breaker,</text:span></text:a><text:span text:style-name="T18"> </text:span><text:a xlink:type="simple" xlink:href="https://app.pluralsight.com/course-player?clipId=14a01e2f-1c69-4037-8c8d-76252b903f36&amp;startTime=44.44444444444444" office:target-frame-name="psplayer" xlink:show="replace" text:style-name="Internet_20_link" text:visited-style-name="Visited_20_Internet_20_Link"><text:span text:style-name="T15">all fit together to form a cloud-native system.</text:span></text:a><text:span text:style-name="T18"> </text:span><text:a xlink:type="simple" xlink:href="https://app.pluralsight.com/course-player?clipId=14a01e2f-1c69-4037-8c8d-76252b903f36&amp;startTime=48" office:target-frame-name="psplayer" xlink:show="replace" text:style-name="Internet_20_link" text:visited-style-name="Visited_20_Internet_20_Link"><text:span text:style-name="T15">And then, like I mentioned,</text:span></text:a><text:span text:style-name="T18"> </text:span><text:a xlink:type="simple" xlink:href="https://app.pluralsight.com/course-player?clipId=14a01e2f-1c69-4037-8c8d-76252b903f36&amp;startTime=49.36363636363637" office:target-frame-name="psplayer" xlink:show="replace" text:style-name="Internet_20_link" text:visited-style-name="Visited_20_Internet_20_Link"><text:span text:style-name="T15">we'll finish by briefly discussing where you can go next to learn about</text:span></text:a><text:span text:style-name="T18"> </text:span><text:a xlink:type="simple" xlink:href="https://app.pluralsight.com/course-player?clipId=14a01e2f-1c69-4037-8c8d-76252b903f36&amp;startTime=53.91666666666665" office:target-frame-name="psplayer" xlink:show="replace" text:style-name="Internet_20_link" text:visited-style-name="Visited_20_Internet_20_Link"><text:span text:style-name="T15">what additional Spring Cloud projects are out there.</text:span></text:a><text:span text:style-name="T18"> </text:span><text:a xlink:type="simple" xlink:href="https://app.pluralsight.com/course-player?clipId=14a01e2f-1c69-4037-8c8d-76252b903f36&amp;startTime=56.89999999999999" office:target-frame-name="psplayer" xlink:show="replace" text:style-name="Internet_20_link" text:visited-style-name="Visited_20_Internet_20_Link"><text:span text:style-name="T15">And don't discount the importance of this.</text:span></text:a><text:span text:style-name="T18"> </text:span><text:a xlink:type="simple" xlink:href="https://app.pluralsight.com/course-player?clipId=14a01e2f-1c69-4037-8c8d-76252b903f36&amp;startTime=59" office:target-frame-name="psplayer" xlink:show="replace" text:style-name="Internet_20_link" text:visited-style-name="Visited_20_Internet_20_Link"><text:span text:style-name="T15">It's helpful to know exactly what's out there.</text:span></text:a><text:span text:style-name="T18"> </text:span><text:a xlink:type="simple" xlink:href="https://app.pluralsight.com/course-player?clipId=14a01e2f-1c69-4037-8c8d-76252b903f36&amp;startTime=62" office:target-frame-name="psplayer" xlink:show="replace" text:style-name="Internet_20_link" text:visited-style-name="Visited_20_Internet_20_Link"><text:span text:style-name="T15">It's almost like browsing the tool section at your local hardware store,</text:span></text:a><text:span text:style-name="T18"> </text:span><text:a xlink:type="simple" xlink:href="https://app.pluralsight.com/course-player?clipId=14a01e2f-1c69-4037-8c8d-76252b903f36&amp;startTime=66.26666666666667" office:target-frame-name="psplayer" xlink:show="replace" text:style-name="Internet_20_link" text:visited-style-name="Visited_20_Internet_20_Link"><text:span text:style-name="T15">and if you don't know what tools are out there, when you have a problem, you might end up using the wrong tool for the wrong job.</text:span></text:a></text:p>
      <text:h text:style-name="P3" text:outline-level="3"><text:a xlink:type="simple" xlink:href="https://app.pluralsight.com/course-player?clipId=c78a5c8b-a7d8-47da-b4e9-6475e81b3405" office:target-frame-name="psplayer" xlink:show="replace" text:style-name="Internet_20_link" text:visited-style-name="Visited_20_Internet_20_Link"><text:span text:style-name="T15">How Does It All Fit Together?</text:span></text:a></text:h>
      <text:p text:style-name="P5"><text:a xlink:type="simple" xlink:href="https://app.pluralsight.com/course-player?clipId=c78a5c8b-a7d8-47da-b4e9-6475e81b3405&amp;startTime=2.133" office:target-frame-name="psplayer" xlink:show="replace" text:style-name="Internet_20_link" text:visited-style-name="Visited_20_Internet_20_Link"><text:span text:style-name="T15">The question is how does it all fit together to form a cloud-native system?</text:span></text:a><text:span text:style-name="T18"> </text:span><text:a xlink:type="simple" xlink:href="https://app.pluralsight.com/course-player?clipId=c78a5c8b-a7d8-47da-b4e9-6475e81b3405&amp;startTime=7.133" office:target-frame-name="psplayer" xlink:show="replace" text:style-name="Internet_20_link" text:visited-style-name="Visited_20_Internet_20_Link"><text:span text:style-name="T15">And, to start, let's recap everything that's involved.</text:span></text:a><text:span text:style-name="T18"> </text:span><text:a xlink:type="simple" xlink:href="https://app.pluralsight.com/course-player?clipId=c78a5c8b-a7d8-47da-b4e9-6475e81b3405&amp;startTime=11.133" office:target-frame-name="psplayer" xlink:show="replace" text:style-name="Internet_20_link" text:visited-style-name="Visited_20_Internet_20_Link"><text:span text:style-name="T15">It all starts with one or more application services.</text:span></text:a><text:span text:style-name="T18"> </text:span><text:a xlink:type="simple" xlink:href="https://app.pluralsight.com/course-player?clipId=c78a5c8b-a7d8-47da-b4e9-6475e81b3405&amp;startTime=14.133" office:target-frame-name="psplayer" xlink:show="replace" text:style-name="Internet_20_link" text:visited-style-name="Visited_20_Internet_20_Link"><text:span text:style-name="T15">And in our example here we have two application services,</text:span></text:a><text:span text:style-name="T18"> </text:span><text:a xlink:type="simple" xlink:href="https://app.pluralsight.com/course-player?clipId=c78a5c8b-a7d8-47da-b4e9-6475e81b3405&amp;startTime=18.133" office:target-frame-name="psplayer" xlink:show="replace" text:style-name="Internet_20_link" text:visited-style-name="Visited_20_Internet_20_Link"><text:span text:style-name="T15">application Service A and application Service B,</text:span></text:a><text:span text:style-name="T18"> </text:span><text:a xlink:type="simple" xlink:href="https://app.pluralsight.com/course-player?clipId=c78a5c8b-a7d8-47da-b4e9-6475e81b3405&amp;startTime=21.049666666666674" office:target-frame-name="psplayer" xlink:show="replace" text:style-name="Internet_20_link" text:visited-style-name="Visited_20_Internet_20_Link"><text:span text:style-name="T15">and both of them are running multiple instances.</text:span></text:a><text:span text:style-name="T18"> </text:span><text:a xlink:type="simple" xlink:href="https://app.pluralsight.com/course-player?clipId=c78a5c8b-a7d8-47da-b4e9-6475e81b3405&amp;startTime=24.22390909090909" office:target-frame-name="psplayer" xlink:show="replace" text:style-name="Internet_20_link" text:visited-style-name="Visited_20_Internet_20_Link"><text:span text:style-name="T15">Then, at the heart of everything is the Service Discovery Server.</text:span></text:a><text:span text:style-name="T18"> </text:span><text:a xlink:type="simple" xlink:href="https://app.pluralsight.com/course-player?clipId=c78a5c8b-a7d8-47da-b4e9-6475e81b3405&amp;startTime=28.22390909090909" office:target-frame-name="psplayer" xlink:show="replace" text:style-name="Internet_20_link" text:visited-style-name="Visited_20_Internet_20_Link"><text:span text:style-name="T15">It's the phonebook or the directory of the system allowing</text:span></text:a><text:span text:style-name="T18"> </text:span><text:a xlink:type="simple" xlink:href="https://app.pluralsight.com/course-player?clipId=c78a5c8b-a7d8-47da-b4e9-6475e81b3405&amp;startTime=32.133" office:target-frame-name="psplayer" xlink:show="replace" text:style-name="Internet_20_link" text:visited-style-name="Visited_20_Internet_20_Link"><text:span text:style-name="T15">everyone to register their location, as well as discover the location of others.</text:span></text:a><text:span text:style-name="T18"> </text:span><text:a xlink:type="simple" xlink:href="https://app.pluralsight.com/course-player?clipId=c78a5c8b-a7d8-47da-b4e9-6475e81b3405&amp;startTime=37.63299999999999" office:target-frame-name="psplayer" xlink:show="replace" text:style-name="Internet_20_link" text:visited-style-name="Visited_20_Internet_20_Link"><text:span text:style-name="T15">And remember that we utilized Netflix Eureka throughout the</text:span></text:a><text:span text:style-name="T18"> </text:span><text:a xlink:type="simple" xlink:href="https://app.pluralsight.com/course-player?clipId=c78a5c8b-a7d8-47da-b4e9-6475e81b3405&amp;startTime=41.133" office:target-frame-name="psplayer" xlink:show="replace" text:style-name="Internet_20_link" text:visited-style-name="Visited_20_Internet_20_Link"><text:span text:style-name="T15">course for our service discovery needs.</text:span></text:a><text:span text:style-name="T18"> </text:span><text:a xlink:type="simple" xlink:href="https://app.pluralsight.com/course-player?clipId=c78a5c8b-a7d8-47da-b4e9-6475e81b3405&amp;startTime=44.133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c78a5c8b-a7d8-47da-b4e9-6475e81b3405&amp;startTime=44.56157142857143" office:target-frame-name="psplayer" xlink:show="replace" text:style-name="Internet_20_link" text:visited-style-name="Visited_20_Internet_20_Link"><text:span text:style-name="T15">we have the Config Server to handle our dynamic and</text:span></text:a><text:span text:style-name="T18"> </text:span><text:a xlink:type="simple" xlink:href="https://app.pluralsight.com/course-player?clipId=c78a5c8b-a7d8-47da-b4e9-6475e81b3405&amp;startTime=48.84728571428574" office:target-frame-name="psplayer" xlink:show="replace" text:style-name="Internet_20_link" text:visited-style-name="Visited_20_Internet_20_Link"><text:span text:style-name="T15">distributed configuration needs.</text:span></text:a><text:span text:style-name="T18"> </text:span><text:a xlink:type="simple" xlink:href="https://app.pluralsight.com/course-player?clipId=c78a5c8b-a7d8-47da-b4e9-6475e81b3405&amp;startTime=50.133" office:target-frame-name="psplayer" xlink:show="replace" text:style-name="Internet_20_link" text:visited-style-name="Visited_20_Internet_20_Link"><text:span text:style-name="T15">And remember that we use the Spring Cloud Config Server for this.</text:span></text:a><text:span text:style-name="T18"> </text:span><text:a xlink:type="simple" xlink:href="https://app.pluralsight.com/course-player?clipId=c78a5c8b-a7d8-47da-b4e9-6475e81b3405&amp;startTime=55.133" office:target-frame-name="psplayer" xlink:show="replace" text:style-name="Internet_20_link" text:visited-style-name="Visited_20_Internet_20_Link"><text:span text:style-name="T15">After that, we have the gateway, or the front door,</text:span></text:a><text:span text:style-name="T18"> </text:span><text:a xlink:type="simple" xlink:href="https://app.pluralsight.com/course-player?clipId=c78a5c8b-a7d8-47da-b4e9-6475e81b3405&amp;startTime=57.44069230769234" office:target-frame-name="psplayer" xlink:show="replace" text:style-name="Internet_20_link" text:visited-style-name="Visited_20_Internet_20_Link"><text:span text:style-name="T15">of the system,</text:span></text:a><text:span text:style-name="T18"> </text:span><text:a xlink:type="simple" xlink:href="https://app.pluralsight.com/course-player?clipId=c78a5c8b-a7d8-47da-b4e9-6475e81b3405&amp;startTime=58.133" office:target-frame-name="psplayer" xlink:show="replace" text:style-name="Internet_20_link" text:visited-style-name="Visited_20_Internet_20_Link"><text:span text:style-name="T15">and it's responsible for receiving and routing requests to back-end services.</text:span></text:a><text:span text:style-name="T18"> </text:span><text:a xlink:type="simple" xlink:href="https://app.pluralsight.com/course-player?clipId=c78a5c8b-a7d8-47da-b4e9-6475e81b3405&amp;startTime=64.133" office:target-frame-name="psplayer" xlink:show="replace" text:style-name="Internet_20_link" text:visited-style-name="Visited_20_Internet_20_Link"><text:span text:style-name="T15">And we use Netflix Zuul for this.</text:span></text:a><text:span text:style-name="T18"> </text:span><text:a xlink:type="simple" xlink:href="https://app.pluralsight.com/course-player?clipId=c78a5c8b-a7d8-47da-b4e9-6475e81b3405&amp;startTime=66.28684615384614" office:target-frame-name="psplayer" xlink:show="replace" text:style-name="Internet_20_link" text:visited-style-name="Visited_20_Internet_20_Link"><text:span text:style-name="T15">Then we have a client-side load balancer to distribute requests among the</text:span></text:a><text:span text:style-name="T18"> </text:span><text:a xlink:type="simple" xlink:href="https://app.pluralsight.com/course-player?clipId=c78a5c8b-a7d8-47da-b4e9-6475e81b3405&amp;startTime=71.133" office:target-frame-name="psplayer" xlink:show="replace" text:style-name="Internet_20_link" text:visited-style-name="Visited_20_Internet_20_Link"><text:span text:style-name="T15">multiple instances that we run for high availability purposes.</text:span></text:a><text:span text:style-name="T18"> </text:span><text:a xlink:type="simple" xlink:href="https://app.pluralsight.com/course-player?clipId=c78a5c8b-a7d8-47da-b4e9-6475e81b3405&amp;startTime=75.27585714285715" office:target-frame-name="psplayer" xlink:show="replace" text:style-name="Internet_20_link" text:visited-style-name="Visited_20_Internet_20_Link"><text:span text:style-name="T15">And remember in our case we used Netflix Ribbon.</text:span></text:a><text:span text:style-name="T18"> </text:span><text:a xlink:type="simple" xlink:href="https://app.pluralsight.com/course-player?clipId=c78a5c8b-a7d8-47da-b4e9-6475e81b3405&amp;startTime=79.133" office:target-frame-name="psplayer" xlink:show="replace" text:style-name="Internet_20_link" text:visited-style-name="Visited_20_Internet_20_Link"><text:span text:style-name="T15">And last,</text:span></text:a><text:span text:style-name="T18"> </text:span><text:a xlink:type="simple" xlink:href="https://app.pluralsight.com/course-player?clipId=c78a5c8b-a7d8-47da-b4e9-6475e81b3405&amp;startTime=79.74838461538461" office:target-frame-name="psplayer" xlink:show="replace" text:style-name="Internet_20_link" text:visited-style-name="Visited_20_Internet_20_Link"><text:span text:style-name="T15">we have fault tolerance to be able to tolerate and measure failures and</text:span></text:a><text:span text:style-name="T18"> </text:span><text:a xlink:type="simple" xlink:href="https://app.pluralsight.com/course-player?clipId=c78a5c8b-a7d8-47da-b4e9-6475e81b3405&amp;startTime=84.22390909090909" office:target-frame-name="psplayer" xlink:show="replace" text:style-name="Internet_20_link" text:visited-style-name="Visited_20_Internet_20_Link"><text:span text:style-name="T15">prevent them from causing cascading failures to other systems. And we use Netflix Hystrix for this.</text:span></text:a></text:p>
      <text:h text:style-name="P3" text:outline-level="3"><text:a xlink:type="simple" xlink:href="https://app.pluralsight.com/course-player?clipId=6e53a4c4-528a-4a16-8deb-8f00ea19ca88" office:target-frame-name="psplayer" xlink:show="replace" text:style-name="Internet_20_link" text:visited-style-name="Visited_20_Internet_20_Link"><text:span text:style-name="T15">Putting It All Together: On Startup</text:span></text:a></text:h>
      <text:p text:style-name="P5"><text:a xlink:type="simple" xlink:href="https://app.pluralsight.com/course-player?clipId=6e53a4c4-528a-4a16-8deb-8f00ea19ca88&amp;startTime=1.666" office:target-frame-name="psplayer" xlink:show="replace" text:style-name="Internet_20_link" text:visited-style-name="Visited_20_Internet_20_Link"><text:span text:style-name="T15">Now that we've recapped all of the pieces involved,</text:span></text:a><text:span text:style-name="T18"> </text:span><text:a xlink:type="simple" xlink:href="https://app.pluralsight.com/course-player?clipId=6e53a4c4-528a-4a16-8deb-8f00ea19ca88&amp;startTime=3.916" office:target-frame-name="psplayer" xlink:show="replace" text:style-name="Internet_20_link" text:visited-style-name="Visited_20_Internet_20_Link"><text:span text:style-name="T15">let's take a moment to look at how they all interact with each other,</text:span></text:a><text:span text:style-name="T18"> </text:span><text:a xlink:type="simple" xlink:href="https://app.pluralsight.com/course-player?clipId=6e53a4c4-528a-4a16-8deb-8f00ea19ca88&amp;startTime=8.666" office:target-frame-name="psplayer" xlink:show="replace" text:style-name="Internet_20_link" text:visited-style-name="Visited_20_Internet_20_Link"><text:span text:style-name="T15">specifically on startup.</text:span></text:a><text:span text:style-name="T18"> </text:span><text:a xlink:type="simple" xlink:href="https://app.pluralsight.com/course-player?clipId=6e53a4c4-528a-4a16-8deb-8f00ea19ca88&amp;startTime=11.666" office:target-frame-name="psplayer" xlink:show="replace" text:style-name="Internet_20_link" text:visited-style-name="Visited_20_Internet_20_Link"><text:span text:style-name="T15">It all starts with the Service Discovery Server.</text:span></text:a><text:span text:style-name="T18"> </text:span><text:a xlink:type="simple" xlink:href="https://app.pluralsight.com/course-player?clipId=6e53a4c4-528a-4a16-8deb-8f00ea19ca88&amp;startTime=13.666" office:target-frame-name="psplayer" xlink:show="replace" text:style-name="Internet_20_link" text:visited-style-name="Visited_20_Internet_20_Link"><text:span text:style-name="T15">Each and every instance of every piece of the system registers itself</text:span></text:a><text:span text:style-name="T18"> </text:span><text:a xlink:type="simple" xlink:href="https://app.pluralsight.com/course-player?clipId=6e53a4c4-528a-4a16-8deb-8f00ea19ca88&amp;startTime=18.666" office:target-frame-name="psplayer" xlink:show="replace" text:style-name="Internet_20_link" text:visited-style-name="Visited_20_Internet_20_Link"><text:span text:style-name="T15">with the Service Discovery Server upon startup.</text:span></text:a><text:span text:style-name="T18"> </text:span><text:a xlink:type="simple" xlink:href="https://app.pluralsight.com/course-player?clipId=6e53a4c4-528a-4a16-8deb-8f00ea19ca88&amp;startTime=21.666" office:target-frame-name="psplayer" xlink:show="replace" text:style-name="Internet_20_link" text:visited-style-name="Visited_20_Internet_20_Link"><text:span text:style-name="T15">And then it also receives a reply with the location</text:span></text:a><text:span text:style-name="T18"> </text:span><text:a xlink:type="simple" xlink:href="https://app.pluralsight.com/course-player?clipId=6e53a4c4-528a-4a16-8deb-8f00ea19ca88&amp;startTime=25.95171428571427" office:target-frame-name="psplayer" xlink:show="replace" text:style-name="Internet_20_link" text:visited-style-name="Visited_20_Internet_20_Link"><text:span text:style-name="T15">of other registered services.</text:span></text:a><text:span text:style-name="T18"> </text:span><text:a xlink:type="simple" xlink:href="https://app.pluralsight.com/course-player?clipId=6e53a4c4-528a-4a16-8deb-8f00ea19ca88&amp;startTime=27.666" office:target-frame-name="psplayer" xlink:show="replace" text:style-name="Internet_20_link" text:visited-style-name="Visited_20_Internet_20_Link"><text:span text:style-name="T15">For application services,</text:span></text:a><text:span text:style-name="T18"> </text:span><text:a xlink:type="simple" xlink:href="https://app.pluralsight.com/course-player?clipId=6e53a4c4-528a-4a16-8deb-8f00ea19ca88&amp;startTime=28.865999999999996" office:target-frame-name="psplayer" xlink:show="replace" text:style-name="Internet_20_link" text:visited-style-name="Visited_20_Internet_20_Link"><text:span text:style-name="T15">this reply is very important because it tells them where the</text:span></text:a><text:span text:style-name="T18"> </text:span><text:a xlink:type="simple" xlink:href="https://app.pluralsight.com/course-player?clipId=6e53a4c4-528a-4a16-8deb-8f00ea19ca88&amp;startTime=33.12054545454545" office:target-frame-name="psplayer" xlink:show="replace" text:style-name="Internet_20_link" text:visited-style-name="Visited_20_Internet_20_Link"><text:span text:style-name="T15">location of the Configuration Server is at.</text:span></text:a><text:span text:style-name="T18"> </text:span><text:a xlink:type="simple" xlink:href="https://app.pluralsight.com/course-player?clipId=6e53a4c4-528a-4a16-8deb-8f00ea19ca88&amp;startTime=35.666" office:target-frame-name="psplayer" xlink:show="replace" text:style-name="Internet_20_link" text:visited-style-name="Visited_20_Internet_20_Link"><text:span text:style-name="T15">And once they know the location of the Configuration Server,</text:span></text:a><text:span text:style-name="T18"> </text:span><text:a xlink:type="simple" xlink:href="https://app.pluralsight.com/course-player?clipId=6e53a4c4-528a-4a16-8deb-8f00ea19ca88&amp;startTime=39.666" office:target-frame-name="psplayer" xlink:show="replace" text:style-name="Internet_20_link" text:visited-style-name="Visited_20_Internet_20_Link"><text:span text:style-name="T15">they can make a request to retrieve any configuration that will ultimately be used to bootstrap their startup process.</text:span></text:a></text:p>
      <text:h text:style-name="P3" text:outline-level="3"><text:soft-page-break/><text:a xlink:type="simple" xlink:href="https://app.pluralsight.com/course-player?clipId=63fee92f-9bf8-4bd2-a249-3b727ad039cf" office:target-frame-name="psplayer" xlink:show="replace" text:style-name="Internet_20_link" text:visited-style-name="Visited_20_Internet_20_Link"><text:span text:style-name="T15">Putting It All Together: On Request</text:span></text:a></text:h>
      <text:p text:style-name="P5"><text:a xlink:type="simple" xlink:href="https://app.pluralsight.com/course-player?clipId=63fee92f-9bf8-4bd2-a249-3b727ad039cf&amp;startTime=2.299" office:target-frame-name="psplayer" xlink:show="replace" text:style-name="Internet_20_link" text:visited-style-name="Visited_20_Internet_20_Link"><text:span text:style-name="T15">Now that we have all of our application and their supporting services started,</text:span></text:a><text:span text:style-name="T18"> </text:span><text:a xlink:type="simple" xlink:href="https://app.pluralsight.com/course-player?clipId=63fee92f-9bf8-4bd2-a249-3b727ad039cf&amp;startTime=5.727571428571429" office:target-frame-name="psplayer" xlink:show="replace" text:style-name="Internet_20_link" text:visited-style-name="Visited_20_Internet_20_Link"><text:span text:style-name="T15">let's look at how they all interact with each other during a request.</text:span></text:a><text:span text:style-name="T18"> </text:span><text:a xlink:type="simple" xlink:href="https://app.pluralsight.com/course-player?clipId=63fee92f-9bf8-4bd2-a249-3b727ad039cf&amp;startTime=11.299" office:target-frame-name="psplayer" xlink:show="replace" text:style-name="Internet_20_link" text:visited-style-name="Visited_20_Internet_20_Link"><text:span text:style-name="T15">The request for a given path begins at the gateway server,</text:span></text:a><text:span text:style-name="T18"> </text:span><text:a xlink:type="simple" xlink:href="https://app.pluralsight.com/course-player?clipId=63fee92f-9bf8-4bd2-a249-3b727ad039cf&amp;startTime=14.299" office:target-frame-name="psplayer" xlink:show="replace" text:style-name="Internet_20_link" text:visited-style-name="Visited_20_Internet_20_Link"><text:span text:style-name="T15">Netflix Zuul in our case.</text:span></text:a><text:span text:style-name="T18"> </text:span><text:a xlink:type="simple" xlink:href="https://app.pluralsight.com/course-player?clipId=63fee92f-9bf8-4bd2-a249-3b727ad039cf&amp;startTime=16.084714285714288" office:target-frame-name="psplayer" xlink:show="replace" text:style-name="Internet_20_link" text:visited-style-name="Visited_20_Internet_20_Link"><text:span text:style-name="T15">And Zuul will match the path to a given service ID,</text:span></text:a><text:span text:style-name="T18"> </text:span><text:a xlink:type="simple" xlink:href="https://app.pluralsight.com/course-player?clipId=63fee92f-9bf8-4bd2-a249-3b727ad039cf&amp;startTime=20.187888888888885" office:target-frame-name="psplayer" xlink:show="replace" text:style-name="Internet_20_link" text:visited-style-name="Visited_20_Internet_20_Link"><text:span text:style-name="T15">and then it will use service discovery,</text:span></text:a><text:span text:style-name="T18"> </text:span><text:a xlink:type="simple" xlink:href="https://app.pluralsight.com/course-player?clipId=63fee92f-9bf8-4bd2-a249-3b727ad039cf&amp;startTime=23.299" office:target-frame-name="psplayer" xlink:show="replace" text:style-name="Internet_20_link" text:visited-style-name="Visited_20_Internet_20_Link"><text:span text:style-name="T15">either by requesting it from the Service Discovery</text:span></text:a><text:span text:style-name="T18"> </text:span><text:a xlink:type="simple" xlink:href="https://app.pluralsight.com/course-player?clipId=63fee92f-9bf8-4bd2-a249-3b727ad039cf&amp;startTime=25.299" office:target-frame-name="psplayer" xlink:show="replace" text:style-name="Internet_20_link" text:visited-style-name="Visited_20_Internet_20_Link"><text:span text:style-name="T15">Server or via a previously cached result,</text:span></text:a><text:span text:style-name="T18"> </text:span><text:a xlink:type="simple" xlink:href="https://app.pluralsight.com/course-player?clipId=63fee92f-9bf8-4bd2-a249-3b727ad039cf&amp;startTime=27.799" office:target-frame-name="psplayer" xlink:show="replace" text:style-name="Internet_20_link" text:visited-style-name="Visited_20_Internet_20_Link"><text:span text:style-name="T15">to locate the service that will handle that path.</text:span></text:a><text:span text:style-name="T18"> </text:span><text:a xlink:type="simple" xlink:href="https://app.pluralsight.com/course-player?clipId=63fee92f-9bf8-4bd2-a249-3b727ad039cf&amp;startTime=32.299" office:target-frame-name="psplayer" xlink:show="replace" text:style-name="Internet_20_link" text:visited-style-name="Visited_20_Internet_20_Link"><text:span text:style-name="T15">Once the service is located,</text:span></text:a><text:span text:style-name="T18"> </text:span><text:a xlink:type="simple" xlink:href="https://app.pluralsight.com/course-player?clipId=63fee92f-9bf8-4bd2-a249-3b727ad039cf&amp;startTime=34.117181818181834" office:target-frame-name="psplayer" xlink:show="replace" text:style-name="Internet_20_link" text:visited-style-name="Visited_20_Internet_20_Link"><text:span text:style-name="T15">it'll make a Hystrix-protected call to the service using</text:span></text:a><text:span text:style-name="T18"> </text:span><text:a xlink:type="simple" xlink:href="https://app.pluralsight.com/course-player?clipId=63fee92f-9bf8-4bd2-a249-3b727ad039cf&amp;startTime=37.66263636363636" office:target-frame-name="psplayer" xlink:show="replace" text:style-name="Internet_20_link" text:visited-style-name="Visited_20_Internet_20_Link"><text:span text:style-name="T15">Ribbon to handle the client-side load balancing of which</text:span></text:a><text:span text:style-name="T18"> </text:span><text:a xlink:type="simple" xlink:href="https://app.pluralsight.com/course-player?clipId=63fee92f-9bf8-4bd2-a249-3b727ad039cf&amp;startTime=41.674" office:target-frame-name="psplayer" xlink:show="replace" text:style-name="Internet_20_link" text:visited-style-name="Visited_20_Internet_20_Link"><text:span text:style-name="T15">instances it should send the traffic to.</text:span></text:a><text:span text:style-name="T18"> </text:span><text:a xlink:type="simple" xlink:href="https://app.pluralsight.com/course-player?clipId=63fee92f-9bf8-4bd2-a249-3b727ad039cf&amp;startTime=44.299" office:target-frame-name="psplayer" xlink:show="replace" text:style-name="Internet_20_link" text:visited-style-name="Visited_20_Internet_20_Link"><text:span text:style-name="T15">In our example, the request was sent to Service A.</text:span></text:a><text:span text:style-name="T18"> </text:span><text:a xlink:type="simple" xlink:href="https://app.pluralsight.com/course-player?clipId=63fee92f-9bf8-4bd2-a249-3b727ad039cf&amp;startTime=47.299" office:target-frame-name="psplayer" xlink:show="replace" text:style-name="Internet_20_link" text:visited-style-name="Visited_20_Internet_20_Link"><text:span text:style-name="T15">Now, suppose that Service A also depends on Service B to fulfill the request.</text:span></text:a><text:span text:style-name="T18"> </text:span><text:a xlink:type="simple" xlink:href="https://app.pluralsight.com/course-player?clipId=63fee92f-9bf8-4bd2-a249-3b727ad039cf&amp;startTime=53.299" office:target-frame-name="psplayer" xlink:show="replace" text:style-name="Internet_20_link" text:visited-style-name="Visited_20_Internet_20_Link"><text:span text:style-name="T15">Upon receiving the request,</text:span></text:a><text:span text:style-name="T18"> </text:span><text:a xlink:type="simple" xlink:href="https://app.pluralsight.com/course-player?clipId=63fee92f-9bf8-4bd2-a249-3b727ad039cf&amp;startTime=55.299" office:target-frame-name="psplayer" xlink:show="replace" text:style-name="Internet_20_link" text:visited-style-name="Visited_20_Internet_20_Link"><text:span text:style-name="T15">Service A will utilize service discovery to locate Service B.</text:span></text:a><text:span text:style-name="T18"> </text:span><text:a xlink:type="simple" xlink:href="https://app.pluralsight.com/course-player?clipId=63fee92f-9bf8-4bd2-a249-3b727ad039cf&amp;startTime=59.83746153846155" office:target-frame-name="psplayer" xlink:show="replace" text:style-name="Internet_20_link" text:visited-style-name="Visited_20_Internet_20_Link"><text:span text:style-name="T15">And it'll do that either via a previously cached result or by</text:span></text:a><text:span text:style-name="T18"> </text:span><text:a xlink:type="simple" xlink:href="https://app.pluralsight.com/course-player?clipId=63fee92f-9bf8-4bd2-a249-3b727ad039cf&amp;startTime=64.49900000000001" office:target-frame-name="psplayer" xlink:show="replace" text:style-name="Internet_20_link" text:visited-style-name="Visited_20_Internet_20_Link"><text:span text:style-name="T15">requesting it from the Service Discovery Server.</text:span></text:a><text:span text:style-name="T18"> </text:span><text:a xlink:type="simple" xlink:href="https://app.pluralsight.com/course-player?clipId=63fee92f-9bf8-4bd2-a249-3b727ad039cf&amp;startTime=67.299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63fee92f-9bf8-4bd2-a249-3b727ad039cf&amp;startTime=67.799" office:target-frame-name="psplayer" xlink:show="replace" text:style-name="Internet_20_link" text:visited-style-name="Visited_20_Internet_20_Link"><text:span text:style-name="T15">it'll make a Hystrix-protected call using Ribbon for client-side load</text:span></text:a><text:span text:style-name="T18"> </text:span><text:a xlink:type="simple" xlink:href="https://app.pluralsight.com/course-player?clipId=63fee92f-9bf8-4bd2-a249-3b727ad039cf&amp;startTime=72.69900000000001" office:target-frame-name="psplayer" xlink:show="replace" text:style-name="Internet_20_link" text:visited-style-name="Visited_20_Internet_20_Link"><text:span text:style-name="T15">balancing to one of the instances of Service B.</text:span></text:a><text:span text:style-name="T18"> </text:span><text:a xlink:type="simple" xlink:href="https://app.pluralsight.com/course-player?clipId=63fee92f-9bf8-4bd2-a249-3b727ad039cf&amp;startTime=76.299" office:target-frame-name="psplayer" xlink:show="replace" text:style-name="Internet_20_link" text:visited-style-name="Visited_20_Internet_20_Link"><text:span text:style-name="T15">Service B will respond to Service A,</text:span></text:a><text:span text:style-name="T18"> </text:span><text:a xlink:type="simple" xlink:href="https://app.pluralsight.com/course-player?clipId=63fee92f-9bf8-4bd2-a249-3b727ad039cf&amp;startTime=78.45284615384615" office:target-frame-name="psplayer" xlink:show="replace" text:style-name="Internet_20_link" text:visited-style-name="Visited_20_Internet_20_Link"><text:span text:style-name="T15">and then Service A will respond to the gateway, and finally, the gateway will respond to the original request.</text:span></text:a></text:p>
      <text:h text:style-name="P3" text:outline-level="3"><text:a xlink:type="simple" xlink:href="https://app.pluralsight.com/course-player?clipId=aea6762f-73d1-4133-be6e-55b34a2a8cae" office:target-frame-name="psplayer" xlink:show="replace" text:style-name="Internet_20_link" text:visited-style-name="Visited_20_Internet_20_Link"><text:span text:style-name="T15">Where to Go Next</text:span></text:a></text:h>
      <text:p text:style-name="P5"><text:a xlink:type="simple" xlink:href="https://app.pluralsight.com/course-player?clipId=aea6762f-73d1-4133-be6e-55b34a2a8cae&amp;startTime=1.899" office:target-frame-name="psplayer" xlink:show="replace" text:style-name="Internet_20_link" text:visited-style-name="Visited_20_Internet_20_Link"><text:span text:style-name="T15">Throughout the course,</text:span></text:a><text:span text:style-name="T18"> </text:span><text:a xlink:type="simple" xlink:href="https://app.pluralsight.com/course-player?clipId=aea6762f-73d1-4133-be6e-55b34a2a8cae&amp;startTime=2.7989999999999995" office:target-frame-name="psplayer" xlink:show="replace" text:style-name="Internet_20_link" text:visited-style-name="Visited_20_Internet_20_Link"><text:span text:style-name="T15">we've covered the core fundamentals of Spring Cloud and</text:span></text:a><text:span text:style-name="T18"> </text:span><text:a xlink:type="simple" xlink:href="https://app.pluralsight.com/course-player?clipId=aea6762f-73d1-4133-be6e-55b34a2a8cae&amp;startTime=5.699" office:target-frame-name="psplayer" xlink:show="replace" text:style-name="Internet_20_link" text:visited-style-name="Visited_20_Internet_20_Link"><text:span text:style-name="T15">given you a good foundation to build upon.</text:span></text:a><text:span text:style-name="T18"> </text:span><text:a xlink:type="simple" xlink:href="https://app.pluralsight.com/course-player?clipId=aea6762f-73d1-4133-be6e-55b34a2a8cae&amp;startTime=8.899" office:target-frame-name="psplayer" xlink:show="replace" text:style-name="Internet_20_link" text:visited-style-name="Visited_20_Internet_20_Link"><text:span text:style-name="T15">And remember that Spring Cloud is a conglomerate of projects,</text:span></text:a><text:span text:style-name="T18"> </text:span><text:a xlink:type="simple" xlink:href="https://app.pluralsight.com/course-player?clipId=aea6762f-73d1-4133-be6e-55b34a2a8cae&amp;startTime=12.899" office:target-frame-name="psplayer" xlink:show="replace" text:style-name="Internet_20_link" text:visited-style-name="Visited_20_Internet_20_Link"><text:span text:style-name="T15">and while the fundamentals that we covered was a lot of information to learn,</text:span></text:a><text:span text:style-name="T18"> </text:span><text:a xlink:type="simple" xlink:href="https://app.pluralsight.com/course-player?clipId=aea6762f-73d1-4133-be6e-55b34a2a8cae&amp;startTime=17.899" office:target-frame-name="psplayer" xlink:show="replace" text:style-name="Internet_20_link" text:visited-style-name="Visited_20_Internet_20_Link"><text:span text:style-name="T15">they only represent two of the many pieces of Spring Cloud.</text:span></text:a><text:span text:style-name="T18"> </text:span><text:a xlink:type="simple" xlink:href="https://app.pluralsight.com/course-player?clipId=aea6762f-73d1-4133-be6e-55b34a2a8cae&amp;startTime=22.899" office:target-frame-name="psplayer" xlink:show="replace" text:style-name="Internet_20_link" text:visited-style-name="Visited_20_Internet_20_Link"><text:span text:style-name="T15">And that's the Spring Cloud Config project and the Spring Cloud Netflix project.</text:span></text:a><text:span text:style-name="T18"> </text:span><text:a xlink:type="simple" xlink:href="https://app.pluralsight.com/course-player?clipId=aea6762f-73d1-4133-be6e-55b34a2a8cae&amp;startTime=27.899" office:target-frame-name="psplayer" xlink:show="replace" text:style-name="Internet_20_link" text:visited-style-name="Visited_20_Internet_20_Link"><text:span text:style-name="T15">There are a whole bunch of other projects like Spring Cloud Bus,</text:span></text:a><text:span text:style-name="T18"> </text:span><text:a xlink:type="simple" xlink:href="https://app.pluralsight.com/course-player?clipId=aea6762f-73d1-4133-be6e-55b34a2a8cae&amp;startTime=31.899" office:target-frame-name="psplayer" xlink:show="replace" text:style-name="Internet_20_link" text:visited-style-name="Visited_20_Internet_20_Link"><text:span text:style-name="T15">Spring Cloud Cluster,</text:span></text:a><text:span text:style-name="T18"> </text:span><text:a xlink:type="simple" xlink:href="https://app.pluralsight.com/course-player?clipId=aea6762f-73d1-4133-be6e-55b34a2a8cae&amp;startTime=33.148999999999994" office:target-frame-name="psplayer" xlink:show="replace" text:style-name="Internet_20_link" text:visited-style-name="Visited_20_Internet_20_Link"><text:span text:style-name="T15">and Spring Cloud Stream that all help you solve problems in the cloud.</text:span></text:a><text:span text:style-name="T18"> </text:span><text:a xlink:type="simple" xlink:href="https://app.pluralsight.com/course-player?clipId=aea6762f-73d1-4133-be6e-55b34a2a8cae&amp;startTime=38.899" office:target-frame-name="psplayer" xlink:show="replace" text:style-name="Internet_20_link" text:visited-style-name="Visited_20_Internet_20_Link"><text:span text:style-name="T15">To get the best idea of what's available with Spring Cloud,</text:span></text:a><text:span text:style-name="T18"> </text:span><text:a xlink:type="simple" xlink:href="https://app.pluralsight.com/course-player?clipId=aea6762f-73d1-4133-be6e-55b34a2a8cae&amp;startTime=41.899" office:target-frame-name="psplayer" xlink:show="replace" text:style-name="Internet_20_link" text:visited-style-name="Visited_20_Internet_20_Link"><text:span text:style-name="T15">visit the documentation page at http://projects.</text:span></text:a><text:span text:style-name="T18"> </text:span><text:a xlink:type="simple" xlink:href="https://app.pluralsight.com/course-player?clipId=aea6762f-73d1-4133-be6e-55b34a2a8cae&amp;startTime=49.399" office:target-frame-name="psplayer" xlink:show="replace" text:style-name="Internet_20_link" text:visited-style-name="Visited_20_Internet_20_Link"><text:span text:style-name="T15">spring.</text:span></text:a><text:span text:style-name="T18"> </text:span><text:a xlink:type="simple" xlink:href="https://app.pluralsight.com/course-player?clipId=aea6762f-73d1-4133-be6e-55b34a2a8cae&amp;startTime=50.649" office:target-frame-name="psplayer" xlink:show="replace" text:style-name="Internet_20_link" text:visited-style-name="Visited_20_Internet_20_Link"><text:span text:style-name="T15">io/spring-cloud,</text:span></text:a><text:span text:style-name="T18"> </text:span><text:a xlink:type="simple" xlink:href="https://app.pluralsight.com/course-player?clipId=aea6762f-73d1-4133-be6e-55b34a2a8cae&amp;startTime=51.899" office:target-frame-name="psplayer" xlink:show="replace" text:style-name="Internet_20_link" text:visited-style-name="Visited_20_Internet_20_Link"><text:span text:style-name="T15">and then scroll down to the section with the heading Main Projects.</text:span></text:a><text:span text:style-name="T18"> </text:span><text:a xlink:type="simple" xlink:href="https://app.pluralsight.com/course-player?clipId=aea6762f-73d1-4133-be6e-55b34a2a8cae&amp;startTime=56.899" office:target-frame-name="psplayer" xlink:show="replace" text:style-name="Internet_20_link" text:visited-style-name="Visited_20_Internet_20_Link"><text:span text:style-name="T15">Here you'll find all of the Spring Cloud projects that</text:span></text:a><text:span text:style-name="T18"> </text:span><text:a xlink:type="simple" xlink:href="https://app.pluralsight.com/course-player?clipId=aea6762f-73d1-4133-be6e-55b34a2a8cae&amp;startTime=59.97592307692307" office:target-frame-name="psplayer" xlink:show="replace" text:style-name="Internet_20_link" text:visited-style-name="Visited_20_Internet_20_Link"><text:span text:style-name="T15">sit under the Spring Cloud umbrella.</text:span></text:a><text:span text:style-name="T18"> </text:span><text:a xlink:type="simple" xlink:href="https://app.pluralsight.com/course-player?clipId=aea6762f-73d1-4133-be6e-55b34a2a8cae&amp;startTime=61.71718181818182" office:target-frame-name="psplayer" xlink:show="replace" text:style-name="Internet_20_link" text:visited-style-name="Visited_20_Internet_20_Link"><text:span text:style-name="T15">And I encourage you to check them out,</text:span></text:a><text:span text:style-name="T18"> </text:span><text:a xlink:type="simple" xlink:href="https://app.pluralsight.com/course-player?clipId=aea6762f-73d1-4133-be6e-55b34a2a8cae&amp;startTime=63.899" office:target-frame-name="psplayer" xlink:show="replace" text:style-name="Internet_20_link" text:visited-style-name="Visited_20_Internet_20_Link"><text:span text:style-name="T15">if only so that you're familiar with them and you know that they exist because,</text:span></text:a><text:span text:style-name="T18"> </text:span><text:a xlink:type="simple" xlink:href="https://app.pluralsight.com/course-player?clipId=aea6762f-73d1-4133-be6e-55b34a2a8cae&amp;startTime=68.23233333333333" office:target-frame-name="psplayer" xlink:show="replace" text:style-name="Internet_20_link" text:visited-style-name="Visited_20_Internet_20_Link"><text:span text:style-name="T15">like I mentioned before,</text:span></text:a><text:span text:style-name="T18"> </text:span><text:a xlink:type="simple" xlink:href="https://app.pluralsight.com/course-player?clipId=aea6762f-73d1-4133-be6e-55b34a2a8cae&amp;startTime=69.56566666666664" office:target-frame-name="psplayer" xlink:show="replace" text:style-name="Internet_20_link" text:visited-style-name="Visited_20_Internet_20_Link"><text:span text:style-name="T15">it can be really helpful to know what tools exist so that</text:span></text:a><text:span text:style-name="T18"> </text:span><text:a xlink:type="simple" xlink:href="https://app.pluralsight.com/course-player?clipId=aea6762f-73d1-4133-be6e-55b34a2a8cae&amp;startTime=73.6847142857143" office:target-frame-name="psplayer" xlink:show="replace" text:style-name="Internet_20_link" text:visited-style-name="Visited_20_Internet_20_Link"><text:span text:style-name="T15">you use the right tool for the right job.</text:span></text:a><text:span text:style-name="T18"> </text:span><text:a xlink:type="simple" xlink:href="https://app.pluralsight.com/course-player?clipId=aea6762f-73d1-4133-be6e-55b34a2a8cae&amp;startTime=76.899" office:target-frame-name="psplayer" xlink:show="replace" text:style-name="Internet_20_link" text:visited-style-name="Visited_20_Internet_20_Link"><text:span text:style-name="T15">I hope you've enjoyed the course and will find Spring Cloud</text:span></text:a><text:span text:style-name="T18"> </text:span><text:a xlink:type="simple" xlink:href="https://app.pluralsight.com/course-player?clipId=aea6762f-73d1-4133-be6e-55b34a2a8cae&amp;startTime=79.43746153846149" office:target-frame-name="psplayer" xlink:show="replace" text:style-name="Internet_20_link" text:visited-style-name="Visited_20_Internet_20_Link"><text:span text:style-name="T15">useful in your work and personal projects, and thank you for watching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3:11:36.540755393</dc:date>
    <meta:editing-duration>PT4H54M2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50" meta:paragraph-count="155" meta:word-count="31409" meta:character-count="187592" meta:non-whitespace-character-count="156338"/>
  </office:meta>
</office:document-meta>
</file>